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5.4" calcext:value-type="float">
            <text:p>5.4</text:p>
          </table:table-cell>
          <table:table-cell office:value-type="float" office:value="0.07353959" calcext:value-type="float">
            <text:p>0.07353959</text:p>
          </table:table-cell>
          <table:table-cell office:value-type="float" office:value="0" calcext:value-type="float">
            <text:p>0</text:p>
          </table:table-cell>
          <table:table-cell office:value-type="float" office:value="1115.978" calcext:value-type="float">
            <text:p>1115.978</text:p>
          </table:table-cell>
          <table:table-cell office:value-type="float" office:value="0.2286007" calcext:value-type="float">
            <text:p>0.2286007</text:p>
          </table:table-cell>
          <table:table-cell office:value-type="float" office:value="0" calcext:value-type="float">
            <text:p>0</text:p>
          </table:table-cell>
          <table:table-cell office:value-type="float" office:value="0.556989" calcext:value-type="float">
            <text:p>0.556989</text:p>
          </table:table-cell>
          <table:table-cell office:value-type="float" office:value="0.3118784" calcext:value-type="float">
            <text:p>0.3118784</text:p>
          </table:table-cell>
          <table:table-cell office:value-type="float" office:value="0.2713973" calcext:value-type="float">
            <text:p>0.2713973</text:p>
          </table:table-cell>
          <table:table-cell office:value-type="float" office:value="0.3011406" calcext:value-type="float">
            <text:p>0.3011406</text:p>
          </table:table-cell>
          <table:table-cell office:value-type="float" office:value="0.3112224" calcext:value-type="float">
            <text:p>0.3112224</text:p>
          </table:table-cell>
          <table:table-cell office:value-type="float" office:value="0.2756648" calcext:value-type="float">
            <text:p>0.2756648</text:p>
          </table:table-cell>
          <table:table-cell office:value-type="float" office:value="0.2835888" calcext:value-type="float">
            <text:p>0.2835888</text:p>
          </table:table-cell>
          <table:table-cell office:value-type="float" office:value="0.3642927" calcext:value-type="float">
            <text:p>0.3642927</text:p>
          </table:table-cell>
          <table:table-cell office:value-type="float" office:value="0.3610275" calcext:value-type="float">
            <text:p>0.3610275</text:p>
          </table:table-cell>
          <table:table-cell office:value-type="float" office:value="0.3738905" calcext:value-type="float">
            <text:p>0.3738905</text:p>
          </table:table-cell>
          <table:table-cell office:value-type="float" office:value="0.3913532" calcext:value-type="float">
            <text:p>0.3913532</text:p>
          </table:table-cell>
          <table:table-cell office:value-type="float" office:value="0.4029372" calcext:value-type="float">
            <text:p>0.4029372</text:p>
          </table:table-cell>
          <table:table-cell office:value-type="float" office:value="0.4623638" calcext:value-type="float">
            <text:p>0.4623638</text:p>
          </table:table-cell>
          <table:table-cell office:value-type="float" office:value="0.0008237242" calcext:value-type="float">
            <text:p>0.0008237242</text:p>
          </table:table-cell>
          <table:table-cell office:value-type="float" office:value="0.04693604" calcext:value-type="float">
            <text:p>0.04693604</text:p>
          </table:table-cell>
          <table:table-cell office:value-type="float" office:value="0.1937644" calcext:value-type="float">
            <text:p>0.1937644</text:p>
          </table:table-cell>
          <table:table-cell office:value-type="float" office:value="0.1782731" calcext:value-type="float">
            <text:p>0.1782731</text:p>
          </table:table-cell>
          <table:table-cell office:value-type="float" office:value="0.1629613" calcext:value-type="float">
            <text:p>0.1629613</text:p>
          </table:table-cell>
          <table:table-cell office:value-type="float" office:value="0.08012194" calcext:value-type="float">
            <text:p>0.0801219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071003" calcext:value-type="float">
            <text:p>-0.0008071003</text:p>
          </table:table-cell>
          <table:table-cell office:value-type="float" office:value="-0.03301502" calcext:value-type="float">
            <text:p>-0.03301502</text:p>
          </table:table-cell>
          <table:table-cell office:value-type="float" office:value="-0.07733715" calcext:value-type="float">
            <text:p>-0.07733715</text:p>
          </table:table-cell>
          <table:table-cell office:value-type="float" office:value="-0.03615502" calcext:value-type="float">
            <text:p>-0.03615502</text:p>
          </table:table-cell>
          <table:table-cell office:value-type="float" office:value="-0.02797824" calcext:value-type="float">
            <text:p>-0.02797824</text:p>
          </table:table-cell>
          <table:table-cell office:value-type="float" office:value="-0.0276232" calcext:value-type="float">
            <text:p>-0.0276232</text:p>
          </table:table-cell>
          <table:table-cell office:value-type="float" office:value="-0.0224834" calcext:value-type="float">
            <text:p>-0.0224834</text:p>
          </table:table-cell>
          <table:table-cell office:value-type="float" office:value="-0.02133344" calcext:value-type="float">
            <text:p>-0.02133344</text:p>
          </table:table-cell>
          <table:table-cell office:value-type="float" office:value="-0.01627507" calcext:value-type="float">
            <text:p>-0.01627507</text:p>
          </table:table-cell>
          <table:table-cell office:value-type="float" office:value="-0.01175523" calcext:value-type="float">
            <text:p>-0.0117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7798328" calcext:value-type="float">
            <text:p>0.000779832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8203603" calcext:value-type="float">
            <text:p>0.0008203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10" calcext:value-type="float">
            <text:p>10</text:p>
          </table:table-cell>
          <table:table-cell office:value-type="float" office:value="0.1906365" calcext:value-type="float">
            <text:p>0.1906365</text:p>
          </table:table-cell>
          <table:table-cell office:value-type="float" office:value="0" calcext:value-type="float">
            <text:p>0</text:p>
          </table:table-cell>
          <table:table-cell office:value-type="float" office:value="1119.358" calcext:value-type="float">
            <text:p>1119.358</text:p>
          </table:table-cell>
          <table:table-cell office:value-type="float" office:value="1.332054" calcext:value-type="float">
            <text:p>1.332054</text:p>
          </table:table-cell>
          <table:table-cell office:value-type="float" office:value="0" calcext:value-type="float">
            <text:p>0</text:p>
          </table:table-cell>
          <table:table-cell office:value-type="float" office:value="0.2924335" calcext:value-type="float">
            <text:p>0.2924335</text:p>
          </table:table-cell>
          <table:table-cell office:value-type="float" office:value="0.3168606" calcext:value-type="float">
            <text:p>0.3168606</text:p>
          </table:table-cell>
          <table:table-cell office:value-type="float" office:value="0.3136148" calcext:value-type="float">
            <text:p>0.3136148</text:p>
          </table:table-cell>
          <table:table-cell office:value-type="float" office:value="0.3151509" calcext:value-type="float">
            <text:p>0.3151509</text:p>
          </table:table-cell>
          <table:table-cell office:value-type="float" office:value="0.3220215" calcext:value-type="float">
            <text:p>0.3220215</text:p>
          </table:table-cell>
          <table:table-cell office:value-type="float" office:value="0.2847892" calcext:value-type="float">
            <text:p>0.2847892</text:p>
          </table:table-cell>
          <table:table-cell office:value-type="float" office:value="0.2926302" calcext:value-type="float">
            <text:p>0.2926302</text:p>
          </table:table-cell>
          <table:table-cell office:value-type="float" office:value="0.367808" calcext:value-type="float">
            <text:p>0.367808</text:p>
          </table:table-cell>
          <table:table-cell office:value-type="float" office:value="0.3611981" calcext:value-type="float">
            <text:p>0.3611981</text:p>
          </table:table-cell>
          <table:table-cell office:value-type="float" office:value="0.3737525" calcext:value-type="float">
            <text:p>0.3737525</text:p>
          </table:table-cell>
          <table:table-cell office:value-type="float" office:value="0.3912871" calcext:value-type="float">
            <text:p>0.3912871</text:p>
          </table:table-cell>
          <table:table-cell office:value-type="float" office:value="0.4027987" calcext:value-type="float">
            <text:p>0.4027987</text:p>
          </table:table-cell>
          <table:table-cell office:value-type="float" office:value="0.4623581" calcext:value-type="float">
            <text:p>0.4623581</text:p>
          </table:table-cell>
          <table:table-cell office:value-type="float" office:value="0" calcext:value-type="float">
            <text:p>0</text:p>
          </table:table-cell>
          <table:table-cell office:value-type="float" office:value="0.2246094" calcext:value-type="float">
            <text:p>0.2246094</text:p>
          </table:table-cell>
          <table:table-cell office:value-type="float" office:value="0.2239883" calcext:value-type="float">
            <text:p>0.2239883</text:p>
          </table:table-cell>
          <table:table-cell office:value-type="float" office:value="0.180437" calcext:value-type="float">
            <text:p>0.180437</text:p>
          </table:table-cell>
          <table:table-cell office:value-type="float" office:value="0.1598576" calcext:value-type="float">
            <text:p>0.1598576</text:p>
          </table:table-cell>
          <table:table-cell office:value-type="float" office:value="0.05578027" calcext:value-type="float">
            <text:p>0.05578027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3774" calcext:value-type="float">
            <text:p>-0.0403774</text:p>
          </table:table-cell>
          <table:table-cell office:value-type="float" office:value="-0.02442735" calcext:value-type="float">
            <text:p>-0.02442735</text:p>
          </table:table-cell>
          <table:table-cell office:value-type="float" office:value="-0.02663469" calcext:value-type="float">
            <text:p>-0.02663469</text:p>
          </table:table-cell>
          <table:table-cell office:value-type="float" office:value="-0.02594538" calcext:value-type="float">
            <text:p>-0.02594538</text:p>
          </table:table-cell>
          <table:table-cell office:value-type="float" office:value="-0.02273179" calcext:value-type="float">
            <text:p>-0.02273179</text:p>
          </table:table-cell>
          <table:table-cell office:value-type="float" office:value="-0.02160938" calcext:value-type="float">
            <text:p>-0.02160938</text:p>
          </table:table-cell>
          <table:table-cell office:value-type="float" office:value="-0.01540855" calcext:value-type="float">
            <text:p>-0.01540855</text:p>
          </table:table-cell>
          <table:table-cell office:value-type="float" office:value="-0.01733845" calcext:value-type="float">
            <text:p>-0.01733845</text:p>
          </table:table-cell>
          <table:table-cell office:value-type="float" office:value="-0.016152" calcext:value-type="float">
            <text:p>-0.016152</text:p>
          </table:table-cell>
          <table:table-cell office:value-type="float" office:value="-0.01183001" calcext:value-type="float">
            <text:p>-0.01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71741" calcext:value-type="float">
            <text:p>-0.1371741</text:p>
          </table:table-cell>
          <table:table-cell office:value-type="float" office:value="0.0004853097" calcext:value-type="float">
            <text:p>0.000485309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8858" calcext:value-type="float">
            <text:p>-2.228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10" calcext:value-type="float">
            <text:p>10</text:p>
          </table:table-cell>
          <table:table-cell office:value-type="float" office:value="0.243497" calcext:value-type="float">
            <text:p>0.243497</text:p>
          </table:table-cell>
          <table:table-cell office:value-type="float" office:value="0" calcext:value-type="float">
            <text:p>0</text:p>
          </table:table-cell>
          <table:table-cell office:value-type="float" office:value="1119.357" calcext:value-type="float">
            <text:p>1119.357</text:p>
          </table:table-cell>
          <table:table-cell office:value-type="float" office:value="1.280594" calcext:value-type="float">
            <text:p>1.280594</text:p>
          </table:table-cell>
          <table:table-cell office:value-type="float" office:value="0" calcext:value-type="float">
            <text:p>0</text:p>
          </table:table-cell>
          <table:table-cell office:value-type="float" office:value="0.3076659" calcext:value-type="float">
            <text:p>0.3076659</text:p>
          </table:table-cell>
          <table:table-cell office:value-type="float" office:value="0.3191626" calcext:value-type="float">
            <text:p>0.3191626</text:p>
          </table:table-cell>
          <table:table-cell office:value-type="float" office:value="0.3204155" calcext:value-type="float">
            <text:p>0.3204155</text:p>
          </table:table-cell>
          <table:table-cell office:value-type="float" office:value="0.323061" calcext:value-type="float">
            <text:p>0.323061</text:p>
          </table:table-cell>
          <table:table-cell office:value-type="float" office:value="0.3281986" calcext:value-type="float">
            <text:p>0.3281986</text:p>
          </table:table-cell>
          <table:table-cell office:value-type="float" office:value="0.2874796" calcext:value-type="float">
            <text:p>0.2874796</text:p>
          </table:table-cell>
          <table:table-cell office:value-type="float" office:value="0.286958" calcext:value-type="float">
            <text:p>0.286958</text:p>
          </table:table-cell>
          <table:table-cell office:value-type="float" office:value="0.3680241" calcext:value-type="float">
            <text:p>0.3680241</text:p>
          </table:table-cell>
          <table:table-cell office:value-type="float" office:value="0.3615337" calcext:value-type="float">
            <text:p>0.3615337</text:p>
          </table:table-cell>
          <table:table-cell office:value-type="float" office:value="0.3736556" calcext:value-type="float">
            <text:p>0.3736556</text:p>
          </table:table-cell>
          <table:table-cell office:value-type="float" office:value="0.3912073" calcext:value-type="float">
            <text:p>0.3912073</text:p>
          </table:table-cell>
          <table:table-cell office:value-type="float" office:value="0.4027015" calcext:value-type="float">
            <text:p>0.4027015</text:p>
          </table:table-cell>
          <table:table-cell office:value-type="float" office:value="0.4623683" calcext:value-type="float">
            <text:p>0.4623683</text:p>
          </table:table-cell>
          <table:table-cell office:value-type="float" office:value="0" calcext:value-type="float">
            <text:p>0</text:p>
          </table:table-cell>
          <table:table-cell office:value-type="float" office:value="0.1817272" calcext:value-type="float">
            <text:p>0.1817272</text:p>
          </table:table-cell>
          <table:table-cell office:value-type="float" office:value="0.2248762" calcext:value-type="float">
            <text:p>0.2248762</text:p>
          </table:table-cell>
          <table:table-cell office:value-type="float" office:value="0.1801964" calcext:value-type="float">
            <text:p>0.1801964</text:p>
          </table:table-cell>
          <table:table-cell office:value-type="float" office:value="0.1559937" calcext:value-type="float">
            <text:p>0.1559937</text:p>
          </table:table-cell>
          <table:table-cell office:value-type="float" office:value="0.03135163" calcext:value-type="float">
            <text:p>0.03135163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78887" calcext:value-type="float">
            <text:p>-0.02978887</text:p>
          </table:table-cell>
          <table:table-cell office:value-type="float" office:value="-0.02365974" calcext:value-type="float">
            <text:p>-0.02365974</text:p>
          </table:table-cell>
          <table:table-cell office:value-type="float" office:value="-0.02336086" calcext:value-type="float">
            <text:p>-0.02336086</text:p>
          </table:table-cell>
          <table:table-cell office:value-type="float" office:value="-0.02228849" calcext:value-type="float">
            <text:p>-0.02228849</text:p>
          </table:table-cell>
          <table:table-cell office:value-type="float" office:value="-0.02023902" calcext:value-type="float">
            <text:p>-0.02023902</text:p>
          </table:table-cell>
          <table:table-cell office:value-type="float" office:value="-0.02011321" calcext:value-type="float">
            <text:p>-0.02011321</text:p>
          </table:table-cell>
          <table:table-cell office:value-type="float" office:value="-0.01820421" calcext:value-type="float">
            <text:p>-0.01820421</text:p>
          </table:table-cell>
          <table:table-cell office:value-type="float" office:value="-0.01710745" calcext:value-type="float">
            <text:p>-0.01710745</text:p>
          </table:table-cell>
          <table:table-cell office:value-type="float" office:value="-0.01590415" calcext:value-type="float">
            <text:p>-0.01590415</text:p>
          </table:table-cell>
          <table:table-cell office:value-type="float" office:value="-0.01188276" calcext:value-type="float">
            <text:p>-0.0118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1035" calcext:value-type="float">
            <text:p>-0.1161035</text:p>
          </table:table-cell>
          <table:table-cell office:value-type="float" office:value="0.0003786928" calcext:value-type="float">
            <text:p>0.00037869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5482" calcext:value-type="float">
            <text:p>-2.225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10" calcext:value-type="float">
            <text:p>10</text:p>
          </table:table-cell>
          <table:table-cell office:value-type="float" office:value="0.467805" calcext:value-type="float">
            <text:p>0.467805</text:p>
          </table:table-cell>
          <table:table-cell office:value-type="float" office:value="0" calcext:value-type="float">
            <text:p>0</text:p>
          </table:table-cell>
          <table:table-cell office:value-type="float" office:value="1119.167" calcext:value-type="float">
            <text:p>1119.167</text:p>
          </table:table-cell>
          <table:table-cell office:value-type="float" office:value="1.245556" calcext:value-type="float">
            <text:p>1.245556</text:p>
          </table:table-cell>
          <table:table-cell office:value-type="float" office:value="0" calcext:value-type="float">
            <text:p>0</text:p>
          </table:table-cell>
          <table:table-cell office:value-type="float" office:value="0.3454949" calcext:value-type="float">
            <text:p>0.3454949</text:p>
          </table:table-cell>
          <table:table-cell office:value-type="float" office:value="0.3533155" calcext:value-type="float">
            <text:p>0.3533155</text:p>
          </table:table-cell>
          <table:table-cell office:value-type="float" office:value="0.3569824" calcext:value-type="float">
            <text:p>0.3569824</text:p>
          </table:table-cell>
          <table:table-cell office:value-type="float" office:value="0.3487667" calcext:value-type="float">
            <text:p>0.3487667</text:p>
          </table:table-cell>
          <table:table-cell office:value-type="float" office:value="0.3447143" calcext:value-type="float">
            <text:p>0.3447143</text:p>
          </table:table-cell>
          <table:table-cell office:value-type="float" office:value="0.2900386" calcext:value-type="float">
            <text:p>0.2900386</text:p>
          </table:table-cell>
          <table:table-cell office:value-type="float" office:value="0.2862931" calcext:value-type="float">
            <text:p>0.2862931</text:p>
          </table:table-cell>
          <table:table-cell office:value-type="float" office:value="0.3678222" calcext:value-type="float">
            <text:p>0.3678222</text:p>
          </table:table-cell>
          <table:table-cell office:value-type="float" office:value="0.3617865" calcext:value-type="float">
            <text:p>0.3617865</text:p>
          </table:table-cell>
          <table:table-cell office:value-type="float" office:value="0.3735926" calcext:value-type="float">
            <text:p>0.3735926</text:p>
          </table:table-cell>
          <table:table-cell office:value-type="float" office:value="0.3911294" calcext:value-type="float">
            <text:p>0.3911294</text:p>
          </table:table-cell>
          <table:table-cell office:value-type="float" office:value="0.4026694" calcext:value-type="float">
            <text:p>0.4026694</text:p>
          </table:table-cell>
          <table:table-cell office:value-type="float" office:value="0.4623624" calcext:value-type="float">
            <text:p>0.4623624</text:p>
          </table:table-cell>
          <table:table-cell office:value-type="float" office:value="0" calcext:value-type="float">
            <text:p>0</text:p>
          </table:table-cell>
          <table:table-cell office:value-type="float" office:value="0.07724039" calcext:value-type="float">
            <text:p>0.07724039</text:p>
          </table:table-cell>
          <table:table-cell office:value-type="float" office:value="0.1349633" calcext:value-type="float">
            <text:p>0.1349633</text:p>
          </table:table-cell>
          <table:table-cell office:value-type="float" office:value="0.1670692" calcext:value-type="float">
            <text:p>0.1670692</text:p>
          </table:table-cell>
          <table:table-cell office:value-type="float" office:value="0.1504602" calcext:value-type="float">
            <text:p>0.1504602</text:p>
          </table:table-cell>
          <table:table-cell office:value-type="float" office:value="0.006777224" calcext:value-type="float">
            <text:p>0.00677722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43666" calcext:value-type="float">
            <text:p>-0.01443666</text:p>
          </table:table-cell>
          <table:table-cell office:value-type="float" office:value="-0.01264966" calcext:value-type="float">
            <text:p>-0.01264966</text:p>
          </table:table-cell>
          <table:table-cell office:value-type="float" office:value="-0.0119629" calcext:value-type="float">
            <text:p>-0.0119629</text:p>
          </table:table-cell>
          <table:table-cell office:value-type="float" office:value="-0.01398458" calcext:value-type="float">
            <text:p>-0.01398458</text:p>
          </table:table-cell>
          <table:table-cell office:value-type="float" office:value="-0.01507241" calcext:value-type="float">
            <text:p>-0.01507241</text:p>
          </table:table-cell>
          <table:table-cell office:value-type="float" office:value="-0.01883248" calcext:value-type="float">
            <text:p>-0.01883248</text:p>
          </table:table-cell>
          <table:table-cell office:value-type="float" office:value="-0.01857594" calcext:value-type="float">
            <text:p>-0.01857594</text:p>
          </table:table-cell>
          <table:table-cell office:value-type="float" office:value="-0.01731155" calcext:value-type="float">
            <text:p>-0.01731155</text:p>
          </table:table-cell>
          <table:table-cell office:value-type="float" office:value="-0.01571978" calcext:value-type="float">
            <text:p>-0.01571978</text:p>
          </table:table-cell>
          <table:table-cell office:value-type="float" office:value="-0.01191728" calcext:value-type="float">
            <text:p>-0.0119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4743" calcext:value-type="float">
            <text:p>-0.0224743</text:p>
          </table:table-cell>
          <table:table-cell office:value-type="float" office:value="-0.0001263731" calcext:value-type="float">
            <text:p>-0.000126373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9122" calcext:value-type="float">
            <text:p>-2.219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10" calcext:value-type="float">
            <text:p>10</text:p>
          </table:table-cell>
          <table:table-cell office:value-type="float" office:value="0.7123753" calcext:value-type="float">
            <text:p>0.7123753</text:p>
          </table:table-cell>
          <table:table-cell office:value-type="float" office:value="0" calcext:value-type="float">
            <text:p>0</text:p>
          </table:table-cell>
          <table:table-cell office:value-type="float" office:value="1118.949" calcext:value-type="float">
            <text:p>1118.949</text:p>
          </table:table-cell>
          <table:table-cell office:value-type="float" office:value="1.219672" calcext:value-type="float">
            <text:p>1.219672</text:p>
          </table:table-cell>
          <table:table-cell office:value-type="float" office:value="0" calcext:value-type="float">
            <text:p>0</text:p>
          </table:table-cell>
          <table:table-cell office:value-type="float" office:value="0.2896014" calcext:value-type="float">
            <text:p>0.2896014</text:p>
          </table:table-cell>
          <table:table-cell office:value-type="float" office:value="0.323635" calcext:value-type="float">
            <text:p>0.323635</text:p>
          </table:table-cell>
          <table:table-cell office:value-type="float" office:value="0.3415532" calcext:value-type="float">
            <text:p>0.3415532</text:p>
          </table:table-cell>
          <table:table-cell office:value-type="float" office:value="0.3471474" calcext:value-type="float">
            <text:p>0.3471474</text:p>
          </table:table-cell>
          <table:table-cell office:value-type="float" office:value="0.3459545" calcext:value-type="float">
            <text:p>0.3459545</text:p>
          </table:table-cell>
          <table:table-cell office:value-type="float" office:value="0.2949058" calcext:value-type="float">
            <text:p>0.2949058</text:p>
          </table:table-cell>
          <table:table-cell office:value-type="float" office:value="0.2880802" calcext:value-type="float">
            <text:p>0.2880802</text:p>
          </table:table-cell>
          <table:table-cell office:value-type="float" office:value="0.3678521" calcext:value-type="float">
            <text:p>0.3678521</text:p>
          </table:table-cell>
          <table:table-cell office:value-type="float" office:value="0.3619722" calcext:value-type="float">
            <text:p>0.3619722</text:p>
          </table:table-cell>
          <table:table-cell office:value-type="float" office:value="0.3735519" calcext:value-type="float">
            <text:p>0.3735519</text:p>
          </table:table-cell>
          <table:table-cell office:value-type="float" office:value="0.3910615" calcext:value-type="float">
            <text:p>0.3910615</text:p>
          </table:table-cell>
          <table:table-cell office:value-type="float" office:value="0.4026619" calcext:value-type="float">
            <text:p>0.4026619</text:p>
          </table:table-cell>
          <table:table-cell office:value-type="float" office:value="0.4623539" calcext:value-type="float">
            <text:p>0.4623539</text:p>
          </table:table-cell>
          <table:table-cell office:value-type="float" office:value="0" calcext:value-type="float">
            <text:p>0</text:p>
          </table:table-cell>
          <table:table-cell office:value-type="float" office:value="0.2199259" calcext:value-type="float">
            <text:p>0.2199259</text:p>
          </table:table-cell>
          <table:table-cell office:value-type="float" office:value="0.1584669" calcext:value-type="float">
            <text:p>0.1584669</text:p>
          </table:table-cell>
          <table:table-cell office:value-type="float" office:value="0.1692461" calcext:value-type="float">
            <text:p>0.1692461</text:p>
          </table:table-cell>
          <table:table-cell office:value-type="float" office:value="0.1407325" calcext:value-type="float">
            <text:p>0.1407325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55187" calcext:value-type="float">
            <text:p>-0.04355187</text:p>
          </table:table-cell>
          <table:table-cell office:value-type="float" office:value="-0.02154955" calcext:value-type="float">
            <text:p>-0.02154955</text:p>
          </table:table-cell>
          <table:table-cell office:value-type="float" office:value="-0.01570202" calcext:value-type="float">
            <text:p>-0.01570202</text:p>
          </table:table-cell>
          <table:table-cell office:value-type="float" office:value="-0.01432559" calcext:value-type="float">
            <text:p>-0.01432559</text:p>
          </table:table-cell>
          <table:table-cell office:value-type="float" office:value="-0.01465416" calcext:value-type="float">
            <text:p>-0.01465416</text:p>
          </table:table-cell>
          <table:table-cell office:value-type="float" office:value="-0.01659229" calcext:value-type="float">
            <text:p>-0.01659229</text:p>
          </table:table-cell>
          <table:table-cell office:value-type="float" office:value="-0.01764005" calcext:value-type="float">
            <text:p>-0.01764005</text:p>
          </table:table-cell>
          <table:table-cell office:value-type="float" office:value="-0.01728509" calcext:value-type="float">
            <text:p>-0.01728509</text:p>
          </table:table-cell>
          <table:table-cell office:value-type="float" office:value="-0.01558593" calcext:value-type="float">
            <text:p>-0.01558593</text:p>
          </table:table-cell>
          <table:table-cell office:value-type="float" office:value="-0.01193959" calcext:value-type="float">
            <text:p>-0.0119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63247" calcext:value-type="float">
            <text:p>-0.05963247</text:p>
          </table:table-cell>
          <table:table-cell office:value-type="float" office:value="0.00001640839" calcext:value-type="float">
            <text:p>1.64083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9198" calcext:value-type="float">
            <text:p>-2.219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10" calcext:value-type="float">
            <text:p>10</text:p>
          </table:table-cell>
          <table:table-cell office:value-type="float" office:value="1.024973" calcext:value-type="float">
            <text:p>1.024973</text:p>
          </table:table-cell>
          <table:table-cell office:value-type="float" office:value="0" calcext:value-type="float">
            <text:p>0</text:p>
          </table:table-cell>
          <table:table-cell office:value-type="float" office:value="1118.66" calcext:value-type="float">
            <text:p>1118.66</text:p>
          </table:table-cell>
          <table:table-cell office:value-type="float" office:value="1.195297" calcext:value-type="float">
            <text:p>1.195297</text:p>
          </table:table-cell>
          <table:table-cell office:value-type="float" office:value="0" calcext:value-type="float">
            <text:p>0</text:p>
          </table:table-cell>
          <table:table-cell office:value-type="float" office:value="0.3224369" calcext:value-type="float">
            <text:p>0.3224369</text:p>
          </table:table-cell>
          <table:table-cell office:value-type="float" office:value="0.3368415" calcext:value-type="float">
            <text:p>0.3368415</text:p>
          </table:table-cell>
          <table:table-cell office:value-type="float" office:value="0.3451709" calcext:value-type="float">
            <text:p>0.3451709</text:p>
          </table:table-cell>
          <table:table-cell office:value-type="float" office:value="0.346005" calcext:value-type="float">
            <text:p>0.346005</text:p>
          </table:table-cell>
          <table:table-cell office:value-type="float" office:value="0.344013" calcext:value-type="float">
            <text:p>0.344013</text:p>
          </table:table-cell>
          <table:table-cell office:value-type="float" office:value="0.2960006" calcext:value-type="float">
            <text:p>0.2960006</text:p>
          </table:table-cell>
          <table:table-cell office:value-type="float" office:value="0.2896783" calcext:value-type="float">
            <text:p>0.2896783</text:p>
          </table:table-cell>
          <table:table-cell office:value-type="float" office:value="0.3681564" calcext:value-type="float">
            <text:p>0.3681564</text:p>
          </table:table-cell>
          <table:table-cell office:value-type="float" office:value="0.3621466" calcext:value-type="float">
            <text:p>0.3621466</text:p>
          </table:table-cell>
          <table:table-cell office:value-type="float" office:value="0.3735276" calcext:value-type="float">
            <text:p>0.3735276</text:p>
          </table:table-cell>
          <table:table-cell office:value-type="float" office:value="0.3910041" calcext:value-type="float">
            <text:p>0.3910041</text:p>
          </table:table-cell>
          <table:table-cell office:value-type="float" office:value="0.4026543" calcext:value-type="float">
            <text:p>0.4026543</text:p>
          </table:table-cell>
          <table:table-cell office:value-type="float" office:value="0.4623589" calcext:value-type="float">
            <text:p>0.4623589</text:p>
          </table:table-cell>
          <table:table-cell office:value-type="float" office:value="0" calcext:value-type="float">
            <text:p>0</text:p>
          </table:table-cell>
          <table:table-cell office:value-type="float" office:value="0.08315852" calcext:value-type="float">
            <text:p>0.08315852</text:p>
          </table:table-cell>
          <table:table-cell office:value-type="float" office:value="0.1671652" calcext:value-type="float">
            <text:p>0.1671652</text:p>
          </table:table-cell>
          <table:table-cell office:value-type="float" office:value="0.1691802" calcext:value-type="float">
            <text:p>0.1691802</text:p>
          </table:table-cell>
          <table:table-cell office:value-type="float" office:value="0.1266968" calcext:value-type="float">
            <text:p>0.1266968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68296" calcext:value-type="float">
            <text:p>-0.02168296</text:p>
          </table:table-cell>
          <table:table-cell office:value-type="float" office:value="-0.01688955" calcext:value-type="float">
            <text:p>-0.01688955</text:p>
          </table:table-cell>
          <table:table-cell office:value-type="float" office:value="-0.01473537" calcext:value-type="float">
            <text:p>-0.01473537</text:p>
          </table:table-cell>
          <table:table-cell office:value-type="float" office:value="-0.01464469" calcext:value-type="float">
            <text:p>-0.01464469</text:p>
          </table:table-cell>
          <table:table-cell office:value-type="float" office:value="-0.01518986" calcext:value-type="float">
            <text:p>-0.01518986</text:p>
          </table:table-cell>
          <table:table-cell office:value-type="float" office:value="-0.01613032" calcext:value-type="float">
            <text:p>-0.01613032</text:p>
          </table:table-cell>
          <table:table-cell office:value-type="float" office:value="-0.01683758" calcext:value-type="float">
            <text:p>-0.01683758</text:p>
          </table:table-cell>
          <table:table-cell office:value-type="float" office:value="-0.01698054" calcext:value-type="float">
            <text:p>-0.01698054</text:p>
          </table:table-cell>
          <table:table-cell office:value-type="float" office:value="-0.01546171" calcext:value-type="float">
            <text:p>-0.01546171</text:p>
          </table:table-cell>
          <table:table-cell office:value-type="float" office:value="-0.01195295" calcext:value-type="float">
            <text:p>-0.01195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36067" calcext:value-type="float">
            <text:p>-0.07536067</text:p>
          </table:table-cell>
          <table:table-cell office:value-type="float" office:value="-0.0001216775" calcext:value-type="float">
            <text:p>-0.000121677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69" calcext:value-type="float">
            <text:p>-2.2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10" calcext:value-type="float">
            <text:p>10</text:p>
          </table:table-cell>
          <table:table-cell office:value-type="float" office:value="1.092056" calcext:value-type="float">
            <text:p>1.092056</text:p>
          </table:table-cell>
          <table:table-cell office:value-type="float" office:value="0" calcext:value-type="float">
            <text:p>0</text:p>
          </table:table-cell>
          <table:table-cell office:value-type="float" office:value="1118.609" calcext:value-type="float">
            <text:p>1118.609</text:p>
          </table:table-cell>
          <table:table-cell office:value-type="float" office:value="1.179095" calcext:value-type="float">
            <text:p>1.179095</text:p>
          </table:table-cell>
          <table:table-cell office:value-type="float" office:value="0" calcext:value-type="float">
            <text:p>0</text:p>
          </table:table-cell>
          <table:table-cell office:value-type="float" office:value="0.3525984" calcext:value-type="float">
            <text:p>0.3525984</text:p>
          </table:table-cell>
          <table:table-cell office:value-type="float" office:value="0.3578818" calcext:value-type="float">
            <text:p>0.3578818</text:p>
          </table:table-cell>
          <table:table-cell office:value-type="float" office:value="0.3596026" calcext:value-type="float">
            <text:p>0.3596026</text:p>
          </table:table-cell>
          <table:table-cell office:value-type="float" office:value="0.3557944" calcext:value-type="float">
            <text:p>0.3557944</text:p>
          </table:table-cell>
          <table:table-cell office:value-type="float" office:value="0.3516653" calcext:value-type="float">
            <text:p>0.3516653</text:p>
          </table:table-cell>
          <table:table-cell office:value-type="float" office:value="0.297711" calcext:value-type="float">
            <text:p>0.297711</text:p>
          </table:table-cell>
          <table:table-cell office:value-type="float" office:value="0.2906089" calcext:value-type="float">
            <text:p>0.2906089</text:p>
          </table:table-cell>
          <table:table-cell office:value-type="float" office:value="0.3685433" calcext:value-type="float">
            <text:p>0.3685433</text:p>
          </table:table-cell>
          <table:table-cell office:value-type="float" office:value="0.3623414" calcext:value-type="float">
            <text:p>0.3623414</text:p>
          </table:table-cell>
          <table:table-cell office:value-type="float" office:value="0.3735181" calcext:value-type="float">
            <text:p>0.3735181</text:p>
          </table:table-cell>
          <table:table-cell office:value-type="float" office:value="0.3909583" calcext:value-type="float">
            <text:p>0.3909583</text:p>
          </table:table-cell>
          <table:table-cell office:value-type="float" office:value="0.4026676" calcext:value-type="float">
            <text:p>0.4026676</text:p>
          </table:table-cell>
          <table:table-cell office:value-type="float" office:value="0.4623661" calcext:value-type="float">
            <text:p>0.4623661</text:p>
          </table:table-cell>
          <table:table-cell office:value-type="float" office:value="0" calcext:value-type="float">
            <text:p>0</text:p>
          </table:table-cell>
          <table:table-cell office:value-type="float" office:value="0.03246516" calcext:value-type="float">
            <text:p>0.03246516</text:p>
          </table:table-cell>
          <table:table-cell office:value-type="float" office:value="0.1255234" calcext:value-type="float">
            <text:p>0.1255234</text:p>
          </table:table-cell>
          <table:table-cell office:value-type="float" office:value="0.1616035" calcext:value-type="float">
            <text:p>0.1616035</text:p>
          </table:table-cell>
          <table:table-cell office:value-type="float" office:value="0.1114013" calcext:value-type="float">
            <text:p>0.1114013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7541" calcext:value-type="float">
            <text:p>-0.0127541</text:p>
          </table:table-cell>
          <table:table-cell office:value-type="float" office:value="-0.01171898" calcext:value-type="float">
            <text:p>-0.01171898</text:p>
          </table:table-cell>
          <table:table-cell office:value-type="float" office:value="-0.01148075" calcext:value-type="float">
            <text:p>-0.01148075</text:p>
          </table:table-cell>
          <table:table-cell office:value-type="float" office:value="-0.0123656" calcext:value-type="float">
            <text:p>-0.0123656</text:p>
          </table:table-cell>
          <table:table-cell office:value-type="float" office:value="-0.01331698" calcext:value-type="float">
            <text:p>-0.01331698</text:p>
          </table:table-cell>
          <table:table-cell office:value-type="float" office:value="-0.0154551" calcext:value-type="float">
            <text:p>-0.0154551</text:p>
          </table:table-cell>
          <table:table-cell office:value-type="float" office:value="-0.01639078" calcext:value-type="float">
            <text:p>-0.01639078</text:p>
          </table:table-cell>
          <table:table-cell office:value-type="float" office:value="-0.01660049" calcext:value-type="float">
            <text:p>-0.01660049</text:p>
          </table:table-cell>
          <table:table-cell office:value-type="float" office:value="-0.01532437" calcext:value-type="float">
            <text:p>-0.01532437</text:p>
          </table:table-cell>
          <table:table-cell office:value-type="float" office:value="-0.01195824" calcext:value-type="float">
            <text:p>-0.0119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9016" calcext:value-type="float">
            <text:p>-0.01469016</text:p>
          </table:table-cell>
          <table:table-cell office:value-type="float" office:value="-0.0003870971" calcext:value-type="float">
            <text:p>-0.000387097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384" calcext:value-type="float">
            <text:p>-2.21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10" calcext:value-type="float">
            <text:p>10</text:p>
          </table:table-cell>
          <table:table-cell office:value-type="float" office:value="1.230148" calcext:value-type="float">
            <text:p>1.230148</text:p>
          </table:table-cell>
          <table:table-cell office:value-type="float" office:value="0" calcext:value-type="float">
            <text:p>0</text:p>
          </table:table-cell>
          <table:table-cell office:value-type="float" office:value="1118.483" calcext:value-type="float">
            <text:p>1118.483</text:p>
          </table:table-cell>
          <table:table-cell office:value-type="float" office:value="1.167838" calcext:value-type="float">
            <text:p>1.167838</text:p>
          </table:table-cell>
          <table:table-cell office:value-type="float" office:value="0" calcext:value-type="float">
            <text:p>0</text:p>
          </table:table-cell>
          <table:table-cell office:value-type="float" office:value="0.3250934" calcext:value-type="float">
            <text:p>0.3250934</text:p>
          </table:table-cell>
          <table:table-cell office:value-type="float" office:value="0.3356084" calcext:value-type="float">
            <text:p>0.3356084</text:p>
          </table:table-cell>
          <table:table-cell office:value-type="float" office:value="0.3464166" calcext:value-type="float">
            <text:p>0.3464166</text:p>
          </table:table-cell>
          <table:table-cell office:value-type="float" office:value="0.3518572" calcext:value-type="float">
            <text:p>0.3518572</text:p>
          </table:table-cell>
          <table:table-cell office:value-type="float" office:value="0.3513574" calcext:value-type="float">
            <text:p>0.3513574</text:p>
          </table:table-cell>
          <table:table-cell office:value-type="float" office:value="0.3006343" calcext:value-type="float">
            <text:p>0.3006343</text:p>
          </table:table-cell>
          <table:table-cell office:value-type="float" office:value="0.2924401" calcext:value-type="float">
            <text:p>0.2924401</text:p>
          </table:table-cell>
          <table:table-cell office:value-type="float" office:value="0.3690741" calcext:value-type="float">
            <text:p>0.3690741</text:p>
          </table:table-cell>
          <table:table-cell office:value-type="float" office:value="0.362579" calcext:value-type="float">
            <text:p>0.362579</text:p>
          </table:table-cell>
          <table:table-cell office:value-type="float" office:value="0.3735246" calcext:value-type="float">
            <text:p>0.3735246</text:p>
          </table:table-cell>
          <table:table-cell office:value-type="float" office:value="0.3909251" calcext:value-type="float">
            <text:p>0.3909251</text:p>
          </table:table-cell>
          <table:table-cell office:value-type="float" office:value="0.4026856" calcext:value-type="float">
            <text:p>0.4026856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1536366" calcext:value-type="float">
            <text:p>0.1536366</text:p>
          </table:table-cell>
          <table:table-cell office:value-type="float" office:value="0.1455542" calcext:value-type="float">
            <text:p>0.1455542</text:p>
          </table:table-cell>
          <table:table-cell office:value-type="float" office:value="0.1627242" calcext:value-type="float">
            <text:p>0.1627242</text:p>
          </table:table-cell>
          <table:table-cell office:value-type="float" office:value="0.0972657" calcext:value-type="float">
            <text:p>0.0972657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97383" calcext:value-type="float">
            <text:p>-0.02097383</text:p>
          </table:table-cell>
          <table:table-cell office:value-type="float" office:value="-0.01742054" calcext:value-type="float">
            <text:p>-0.01742054</text:p>
          </table:table-cell>
          <table:table-cell office:value-type="float" office:value="-0.01444723" calcext:value-type="float">
            <text:p>-0.01444723</text:p>
          </table:table-cell>
          <table:table-cell office:value-type="float" office:value="-0.01319621" calcext:value-type="float">
            <text:p>-0.01319621</text:p>
          </table:table-cell>
          <table:table-cell office:value-type="float" office:value="-0.01332672" calcext:value-type="float">
            <text:p>-0.01332672</text:p>
          </table:table-cell>
          <table:table-cell office:value-type="float" office:value="-0.01434369" calcext:value-type="float">
            <text:p>-0.01434369</text:p>
          </table:table-cell>
          <table:table-cell office:value-type="float" office:value="-0.01555585" calcext:value-type="float">
            <text:p>-0.01555585</text:p>
          </table:table-cell>
          <table:table-cell office:value-type="float" office:value="-0.01609406" calcext:value-type="float">
            <text:p>-0.01609406</text:p>
          </table:table-cell>
          <table:table-cell office:value-type="float" office:value="-0.01515855" calcext:value-type="float">
            <text:p>-0.01515855</text:p>
          </table:table-cell>
          <table:table-cell office:value-type="float" office:value="-0.01195477" calcext:value-type="float">
            <text:p>-0.01195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21105" calcext:value-type="float">
            <text:p>-0.03921105</text:p>
          </table:table-cell>
          <table:table-cell office:value-type="float" office:value="-0.0002782322" calcext:value-type="float">
            <text:p>-0.000278232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4331" calcext:value-type="float">
            <text:p>-2.214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10" calcext:value-type="float">
            <text:p>10</text:p>
          </table:table-cell>
          <table:table-cell office:value-type="float" office:value="1.471068" calcext:value-type="float">
            <text:p>1.471068</text:p>
          </table:table-cell>
          <table:table-cell office:value-type="float" office:value="0" calcext:value-type="float">
            <text:p>0</text:p>
          </table:table-cell>
          <table:table-cell office:value-type="float" office:value="1116.908" calcext:value-type="float">
            <text:p>1116.908</text:p>
          </table:table-cell>
          <table:table-cell office:value-type="float" office:value="2.501675" calcext:value-type="float">
            <text:p>2.501675</text:p>
          </table:table-cell>
          <table:table-cell office:value-type="float" office:value="0" calcext:value-type="float">
            <text:p>0</text:p>
          </table:table-cell>
          <table:table-cell office:value-type="float" office:value="0.1823336" calcext:value-type="float">
            <text:p>0.1823336</text:p>
          </table:table-cell>
          <table:table-cell office:value-type="float" office:value="0.3030236" calcext:value-type="float">
            <text:p>0.3030236</text:p>
          </table:table-cell>
          <table:table-cell office:value-type="float" office:value="0.3299882" calcext:value-type="float">
            <text:p>0.3299882</text:p>
          </table:table-cell>
          <table:table-cell office:value-type="float" office:value="0.3426332" calcext:value-type="float">
            <text:p>0.3426332</text:p>
          </table:table-cell>
          <table:table-cell office:value-type="float" office:value="0.3449766" calcext:value-type="float">
            <text:p>0.3449766</text:p>
          </table:table-cell>
          <table:table-cell office:value-type="float" office:value="0.3001689" calcext:value-type="float">
            <text:p>0.3001689</text:p>
          </table:table-cell>
          <table:table-cell office:value-type="float" office:value="0.2935883" calcext:value-type="float">
            <text:p>0.2935883</text:p>
          </table:table-cell>
          <table:table-cell office:value-type="float" office:value="0.3696572" calcext:value-type="float">
            <text:p>0.3696572</text:p>
          </table:table-cell>
          <table:table-cell office:value-type="float" office:value="0.3628536" calcext:value-type="float">
            <text:p>0.3628536</text:p>
          </table:table-cell>
          <table:table-cell office:value-type="float" office:value="0.3735478" calcext:value-type="float">
            <text:p>0.3735478</text:p>
          </table:table-cell>
          <table:table-cell office:value-type="float" office:value="0.3909025" calcext:value-type="float">
            <text:p>0.3909025</text:p>
          </table:table-cell>
          <table:table-cell office:value-type="float" office:value="0.4026557" calcext:value-type="float">
            <text:p>0.4026557</text:p>
          </table:table-cell>
          <table:table-cell office:value-type="float" office:value="0.4623383" calcext:value-type="float">
            <text:p>0.4623383</text:p>
          </table:table-cell>
          <table:table-cell office:value-type="float" office:value="0" calcext:value-type="float">
            <text:p>0</text:p>
          </table:table-cell>
          <table:table-cell office:value-type="float" office:value="0.4180759" calcext:value-type="float">
            <text:p>0.4180759</text:p>
          </table:table-cell>
          <table:table-cell office:value-type="float" office:value="0.1897983" calcext:value-type="float">
            <text:p>0.1897983</text:p>
          </table:table-cell>
          <table:table-cell office:value-type="float" office:value="0.1675815" calcext:value-type="float">
            <text:p>0.1675815</text:p>
          </table:table-cell>
          <table:table-cell office:value-type="float" office:value="0.08377521" calcext:value-type="float">
            <text:p>0.08377521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4362" calcext:value-type="float">
            <text:p>-1.264362</text:p>
          </table:table-cell>
          <table:table-cell office:value-type="float" office:value="-0.03223772" calcext:value-type="float">
            <text:p>-0.03223772</text:p>
          </table:table-cell>
          <table:table-cell office:value-type="float" office:value="-0.01941752" calcext:value-type="float">
            <text:p>-0.01941752</text:p>
          </table:table-cell>
          <table:table-cell office:value-type="float" office:value="-0.01551819" calcext:value-type="float">
            <text:p>-0.01551819</text:p>
          </table:table-cell>
          <table:table-cell office:value-type="float" office:value="-0.01489078" calcext:value-type="float">
            <text:p>-0.01489078</text:p>
          </table:table-cell>
          <table:table-cell office:value-type="float" office:value="-0.01449965" calcext:value-type="float">
            <text:p>-0.01449965</text:p>
          </table:table-cell>
          <table:table-cell office:value-type="float" office:value="-0.01504596" calcext:value-type="float">
            <text:p>-0.01504596</text:p>
          </table:table-cell>
          <table:table-cell office:value-type="float" office:value="-0.01555345" calcext:value-type="float">
            <text:p>-0.01555345</text:p>
          </table:table-cell>
          <table:table-cell office:value-type="float" office:value="-0.0149692" calcext:value-type="float">
            <text:p>-0.0149692</text:p>
          </table:table-cell>
          <table:table-cell office:value-type="float" office:value="-0.01194221" calcext:value-type="float">
            <text:p>-0.01194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36552" calcext:value-type="float">
            <text:p>-0.01636552</text:p>
          </table:table-cell>
          <table:table-cell office:value-type="float" office:value="0.0000408555" calcext:value-type="float">
            <text:p>4.0855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1007753" calcext:value-type="float">
            <text:p>-1.00775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10" calcext:value-type="float">
            <text:p>10</text:p>
          </table:table-cell>
          <table:table-cell office:value-type="float" office:value="1.867463" calcext:value-type="float">
            <text:p>1.867463</text:p>
          </table:table-cell>
          <table:table-cell office:value-type="float" office:value="0" calcext:value-type="float">
            <text:p>0</text:p>
          </table:table-cell>
          <table:table-cell office:value-type="float" office:value="1116.557" calcext:value-type="float">
            <text:p>1116.557</text:p>
          </table:table-cell>
          <table:table-cell office:value-type="float" office:value="2.455814" calcext:value-type="float">
            <text:p>2.455814</text:p>
          </table:table-cell>
          <table:table-cell office:value-type="float" office:value="0" calcext:value-type="float">
            <text:p>0</text:p>
          </table:table-cell>
          <table:table-cell office:value-type="float" office:value="0.2515748" calcext:value-type="float">
            <text:p>0.2515748</text:p>
          </table:table-cell>
          <table:table-cell office:value-type="float" office:value="0.3050384" calcext:value-type="float">
            <text:p>0.3050384</text:p>
          </table:table-cell>
          <table:table-cell office:value-type="float" office:value="0.3262051" calcext:value-type="float">
            <text:p>0.3262051</text:p>
          </table:table-cell>
          <table:table-cell office:value-type="float" office:value="0.337323" calcext:value-type="float">
            <text:p>0.337323</text:p>
          </table:table-cell>
          <table:table-cell office:value-type="float" office:value="0.3397022" calcext:value-type="float">
            <text:p>0.3397022</text:p>
          </table:table-cell>
          <table:table-cell office:value-type="float" office:value="0.297802" calcext:value-type="float">
            <text:p>0.297802</text:p>
          </table:table-cell>
          <table:table-cell office:value-type="float" office:value="0.293025" calcext:value-type="float">
            <text:p>0.293025</text:p>
          </table:table-cell>
          <table:table-cell office:value-type="float" office:value="0.3700086" calcext:value-type="float">
            <text:p>0.3700086</text:p>
          </table:table-cell>
          <table:table-cell office:value-type="float" office:value="0.3631437" calcext:value-type="float">
            <text:p>0.3631437</text:p>
          </table:table-cell>
          <table:table-cell office:value-type="float" office:value="0.3735875" calcext:value-type="float">
            <text:p>0.3735875</text:p>
          </table:table-cell>
          <table:table-cell office:value-type="float" office:value="0.3908719" calcext:value-type="float">
            <text:p>0.3908719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4623503" calcext:value-type="float">
            <text:p>0.4623503</text:p>
          </table:table-cell>
          <table:table-cell office:value-type="float" office:value="0" calcext:value-type="float">
            <text:p>0</text:p>
          </table:table-cell>
          <table:table-cell office:value-type="float" office:value="0.1990328" calcext:value-type="float">
            <text:p>0.1990328</text:p>
          </table:table-cell>
          <table:table-cell office:value-type="float" office:value="0.2379535" calcext:value-type="float">
            <text:p>0.2379535</text:p>
          </table:table-cell>
          <table:table-cell office:value-type="float" office:value="0.175075" calcext:value-type="float">
            <text:p>0.175075</text:p>
          </table:table-cell>
          <table:table-cell office:value-type="float" office:value="0.07089753" calcext:value-type="float">
            <text:p>0.07089753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96723" calcext:value-type="float">
            <text:p>-0.1196723</text:p>
          </table:table-cell>
          <table:table-cell office:value-type="float" office:value="-0.03094423" calcext:value-type="float">
            <text:p>-0.03094423</text:p>
          </table:table-cell>
          <table:table-cell office:value-type="float" office:value="-0.02087947" calcext:value-type="float">
            <text:p>-0.02087947</text:p>
          </table:table-cell>
          <table:table-cell office:value-type="float" office:value="-0.0170758" calcext:value-type="float">
            <text:p>-0.0170758</text:p>
          </table:table-cell>
          <table:table-cell office:value-type="float" office:value="-0.01637132" calcext:value-type="float">
            <text:p>-0.01637132</text:p>
          </table:table-cell>
          <table:table-cell office:value-type="float" office:value="-0.01539256" calcext:value-type="float">
            <text:p>-0.01539256</text:p>
          </table:table-cell>
          <table:table-cell office:value-type="float" office:value="-0.01528479" calcext:value-type="float">
            <text:p>-0.01528479</text:p>
          </table:table-cell>
          <table:table-cell office:value-type="float" office:value="-0.01523476" calcext:value-type="float">
            <text:p>-0.01523476</text:p>
          </table:table-cell>
          <table:table-cell office:value-type="float" office:value="-0.01477159" calcext:value-type="float">
            <text:p>-0.01477159</text:p>
          </table:table-cell>
          <table:table-cell office:value-type="float" office:value="-0.01192061" calcext:value-type="float">
            <text:p>-0.0119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7295" calcext:value-type="float">
            <text:p>-0.2737295</text:p>
          </table:table-cell>
          <table:table-cell office:value-type="float" office:value="-0.000002490894" calcext:value-type="float">
            <text:p>-2.490894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9665" calcext:value-type="float">
            <text:p>-2.239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10" calcext:value-type="float">
            <text:p>10</text:p>
          </table:table-cell>
          <table:table-cell office:value-type="float" office:value="2.039729" calcext:value-type="float">
            <text:p>2.039729</text:p>
          </table:table-cell>
          <table:table-cell office:value-type="float" office:value="0" calcext:value-type="float">
            <text:p>0</text:p>
          </table:table-cell>
          <table:table-cell office:value-type="float" office:value="1116.471" calcext:value-type="float">
            <text:p>1116.471</text:p>
          </table:table-cell>
          <table:table-cell office:value-type="float" office:value="2.37043" calcext:value-type="float">
            <text:p>2.37043</text:p>
          </table:table-cell>
          <table:table-cell office:value-type="float" office:value="0" calcext:value-type="float">
            <text:p>0</text:p>
          </table:table-cell>
          <table:table-cell office:value-type="float" office:value="0.3553525" calcext:value-type="float">
            <text:p>0.3553525</text:p>
          </table:table-cell>
          <table:table-cell office:value-type="float" office:value="0.3557241" calcext:value-type="float">
            <text:p>0.3557241</text:p>
          </table:table-cell>
          <table:table-cell office:value-type="float" office:value="0.3511492" calcext:value-type="float">
            <text:p>0.3511492</text:p>
          </table:table-cell>
          <table:table-cell office:value-type="float" office:value="0.3457223" calcext:value-type="float">
            <text:p>0.3457223</text:p>
          </table:table-cell>
          <table:table-cell office:value-type="float" office:value="0.3425231" calcext:value-type="float">
            <text:p>0.3425231</text:p>
          </table:table-cell>
          <table:table-cell office:value-type="float" office:value="0.2964168" calcext:value-type="float">
            <text:p>0.2964168</text:p>
          </table:table-cell>
          <table:table-cell office:value-type="float" office:value="0.2921922" calcext:value-type="float">
            <text:p>0.2921922</text:p>
          </table:table-cell>
          <table:table-cell office:value-type="float" office:value="0.3700959" calcext:value-type="float">
            <text:p>0.3700959</text:p>
          </table:table-cell>
          <table:table-cell office:value-type="float" office:value="0.3634098" calcext:value-type="float">
            <text:p>0.3634098</text:p>
          </table:table-cell>
          <table:table-cell office:value-type="float" office:value="0.3736398" calcext:value-type="float">
            <text:p>0.3736398</text:p>
          </table:table-cell>
          <table:table-cell office:value-type="float" office:value="0.3908366" calcext:value-type="float">
            <text:p>0.3908366</text:p>
          </table:table-cell>
          <table:table-cell office:value-type="float" office:value="0.4023297" calcext:value-type="float">
            <text:p>0.402329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0.002227564" calcext:value-type="float">
            <text:p>0.002227564</text:p>
          </table:table-cell>
          <table:table-cell office:value-type="float" office:value="0.1830513" calcext:value-type="float">
            <text:p>0.1830513</text:p>
          </table:table-cell>
          <table:table-cell office:value-type="float" office:value="0.1659367" calcext:value-type="float">
            <text:p>0.1659367</text:p>
          </table:table-cell>
          <table:table-cell office:value-type="float" office:value="0.05594126" calcext:value-type="float">
            <text:p>0.0559412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0335" calcext:value-type="float">
            <text:p>-0.01230335</text:p>
          </table:table-cell>
          <table:table-cell office:value-type="float" office:value="-0.01224637" calcext:value-type="float">
            <text:p>-0.01224637</text:p>
          </table:table-cell>
          <table:table-cell office:value-type="float" office:value="-0.01334989" calcext:value-type="float">
            <text:p>-0.01334989</text:p>
          </table:table-cell>
          <table:table-cell office:value-type="float" office:value="-0.01476614" calcext:value-type="float">
            <text:p>-0.01476614</text:p>
          </table:table-cell>
          <table:table-cell office:value-type="float" office:value="-0.01562537" calcext:value-type="float">
            <text:p>-0.01562537</text:p>
          </table:table-cell>
          <table:table-cell office:value-type="float" office:value="-0.01595904" calcext:value-type="float">
            <text:p>-0.01595904</text:p>
          </table:table-cell>
          <table:table-cell office:value-type="float" office:value="-0.01565492" calcext:value-type="float">
            <text:p>-0.01565492</text:p>
          </table:table-cell>
          <table:table-cell office:value-type="float" office:value="-0.01515544" calcext:value-type="float">
            <text:p>-0.01515544</text:p>
          </table:table-cell>
          <table:table-cell office:value-type="float" office:value="-0.01459258" calcext:value-type="float">
            <text:p>-0.01459258</text:p>
          </table:table-cell>
          <table:table-cell office:value-type="float" office:value="-0.01189213" calcext:value-type="float">
            <text:p>-0.01189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1921" calcext:value-type="float">
            <text:p>-0.01001921</text:p>
          </table:table-cell>
          <table:table-cell office:value-type="float" office:value="-0.0004321095" calcext:value-type="float">
            <text:p>-0.000432109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2815" calcext:value-type="float">
            <text:p>-2.232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2.310486" calcext:value-type="float">
            <text:p>2.310486</text:p>
          </table:table-cell>
          <table:table-cell office:value-type="float" office:value="0" calcext:value-type="float">
            <text:p>0</text:p>
          </table:table-cell>
          <table:table-cell office:value-type="float" office:value="1116.461" calcext:value-type="float">
            <text:p>1116.461</text:p>
          </table:table-cell>
          <table:table-cell office:value-type="float" office:value="2.309627" calcext:value-type="float">
            <text:p>2.309627</text:p>
          </table:table-cell>
          <table:table-cell office:value-type="float" office:value="0" calcext:value-type="float">
            <text:p>0</text:p>
          </table:table-cell>
          <table:table-cell office:value-type="float" office:value="0.3694252" calcext:value-type="float">
            <text:p>0.3694252</text:p>
          </table:table-cell>
          <table:table-cell office:value-type="float" office:value="0.3696596" calcext:value-type="float">
            <text:p>0.3696596</text:p>
          </table:table-cell>
          <table:table-cell office:value-type="float" office:value="0.3720953" calcext:value-type="float">
            <text:p>0.3720953</text:p>
          </table:table-cell>
          <table:table-cell office:value-type="float" office:value="0.3705106" calcext:value-type="float">
            <text:p>0.3705106</text:p>
          </table:table-cell>
          <table:table-cell office:value-type="float" office:value="0.366419" calcext:value-type="float">
            <text:p>0.366419</text:p>
          </table:table-cell>
          <table:table-cell office:value-type="float" office:value="0.3012749" calcext:value-type="float">
            <text:p>0.3012749</text:p>
          </table:table-cell>
          <table:table-cell office:value-type="float" office:value="0.2929985" calcext:value-type="float">
            <text:p>0.2929985</text:p>
          </table:table-cell>
          <table:table-cell office:value-type="float" office:value="0.3701418" calcext:value-type="float">
            <text:p>0.3701418</text:p>
          </table:table-cell>
          <table:table-cell office:value-type="float" office:value="0.3636346" calcext:value-type="float">
            <text:p>0.3636346</text:p>
          </table:table-cell>
          <table:table-cell office:value-type="float" office:value="0.3737001" calcext:value-type="float">
            <text:p>0.3737001</text:p>
          </table:table-cell>
          <table:table-cell office:value-type="float" office:value="0.3908102" calcext:value-type="float">
            <text:p>0.3908102</text:p>
          </table:table-cell>
          <table:table-cell office:value-type="float" office:value="0.4023117" calcext:value-type="float">
            <text:p>0.4023117</text:p>
          </table:table-cell>
          <table:table-cell office:value-type="float" office:value="0.4623665" calcext:value-type="float">
            <text:p>0.4623665</text:p>
          </table:table-cell>
          <table:table-cell office:value-type="float" office:value="0" calcext:value-type="float">
            <text:p>0</text:p>
          </table:table-cell>
          <table:table-cell office:value-type="float" office:value="0.047546" calcext:value-type="float">
            <text:p>0.047546</text:p>
          </table:table-cell>
          <table:table-cell office:value-type="float" office:value="0.08922619" calcext:value-type="float">
            <text:p>0.08922619</text:p>
          </table:table-cell>
          <table:table-cell office:value-type="float" office:value="0.1509773" calcext:value-type="float">
            <text:p>0.1509773</text:p>
          </table:table-cell>
          <table:table-cell office:value-type="float" office:value="0.04023565" calcext:value-type="float">
            <text:p>0.04023565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80607" calcext:value-type="float">
            <text:p>-0.009780607</text:p>
          </table:table-cell>
          <table:table-cell office:value-type="float" office:value="-0.009699225" calcext:value-type="float">
            <text:p>-0.009699225</text:p>
          </table:table-cell>
          <table:table-cell office:value-type="float" office:value="-0.00931547" calcext:value-type="float">
            <text:p>-0.00931547</text:p>
          </table:table-cell>
          <table:table-cell office:value-type="float" office:value="-0.009637067" calcext:value-type="float">
            <text:p>-0.009637067</text:p>
          </table:table-cell>
          <table:table-cell office:value-type="float" office:value="-0.01034406" calcext:value-type="float">
            <text:p>-0.01034406</text:p>
          </table:table-cell>
          <table:table-cell office:value-type="float" office:value="-0.01415216" calcext:value-type="float">
            <text:p>-0.01415216</text:p>
          </table:table-cell>
          <table:table-cell office:value-type="float" office:value="-0.01531471" calcext:value-type="float">
            <text:p>-0.01531471</text:p>
          </table:table-cell>
          <table:table-cell office:value-type="float" office:value="-0.01511662" calcext:value-type="float">
            <text:p>-0.01511662</text:p>
          </table:table-cell>
          <table:table-cell office:value-type="float" office:value="-0.01444301" calcext:value-type="float">
            <text:p>-0.01444301</text:p>
          </table:table-cell>
          <table:table-cell office:value-type="float" office:value="-0.01185938" calcext:value-type="float">
            <text:p>-0.0118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7791" calcext:value-type="float">
            <text:p>-0.01717791</text:p>
          </table:table-cell>
          <table:table-cell office:value-type="float" office:value="-0.0008188939" calcext:value-type="float">
            <text:p>-0.00081889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7173" calcext:value-type="float">
            <text:p>-2.227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2.77485" calcext:value-type="float">
            <text:p>2.77485</text:p>
          </table:table-cell>
          <table:table-cell office:value-type="float" office:value="0" calcext:value-type="float">
            <text:p>0</text:p>
          </table:table-cell>
          <table:table-cell office:value-type="float" office:value="1116.046" calcext:value-type="float">
            <text:p>1116.046</text:p>
          </table:table-cell>
          <table:table-cell office:value-type="float" office:value="2.260334" calcext:value-type="float">
            <text:p>2.260334</text:p>
          </table:table-cell>
          <table:table-cell office:value-type="float" office:value="0" calcext:value-type="float">
            <text:p>0</text:p>
          </table:table-cell>
          <table:table-cell office:value-type="float" office:value="0.3232736" calcext:value-type="float">
            <text:p>0.3232736</text:p>
          </table:table-cell>
          <table:table-cell office:value-type="float" office:value="0.3482431" calcext:value-type="float">
            <text:p>0.3482431</text:p>
          </table:table-cell>
          <table:table-cell office:value-type="float" office:value="0.3688889" calcext:value-type="float">
            <text:p>0.3688889</text:p>
          </table:table-cell>
          <table:table-cell office:value-type="float" office:value="0.376243" calcext:value-type="float">
            <text:p>0.376243</text:p>
          </table:table-cell>
          <table:table-cell office:value-type="float" office:value="0.375806" calcext:value-type="float">
            <text:p>0.375806</text:p>
          </table:table-cell>
          <table:table-cell office:value-type="float" office:value="0.3095699" calcext:value-type="float">
            <text:p>0.3095699</text:p>
          </table:table-cell>
          <table:table-cell office:value-type="float" office:value="0.2974481" calcext:value-type="float">
            <text:p>0.2974481</text:p>
          </table:table-cell>
          <table:table-cell office:value-type="float" office:value="0.3706805" calcext:value-type="float">
            <text:p>0.3706805</text:p>
          </table:table-cell>
          <table:table-cell office:value-type="float" office:value="0.3638556" calcext:value-type="float">
            <text:p>0.3638556</text:p>
          </table:table-cell>
          <table:table-cell office:value-type="float" office:value="0.3737657" calcext:value-type="float">
            <text:p>0.3737657</text:p>
          </table:table-cell>
          <table:table-cell office:value-type="float" office:value="0.3907986" calcext:value-type="float">
            <text:p>0.3907986</text:p>
          </table:table-cell>
          <table:table-cell office:value-type="float" office:value="0.4023328" calcext:value-type="float">
            <text:p>0.4023328</text:p>
          </table:table-cell>
          <table:table-cell office:value-type="float" office:value="0.4623241" calcext:value-type="float">
            <text:p>0.4623241</text:p>
          </table:table-cell>
          <table:table-cell office:value-type="float" office:value="0" calcext:value-type="float">
            <text:p>0</text:p>
          </table:table-cell>
          <table:table-cell office:value-type="float" office:value="0.1831471" calcext:value-type="float">
            <text:p>0.1831471</text:p>
          </table:table-cell>
          <table:table-cell office:value-type="float" office:value="0.05566759" calcext:value-type="float">
            <text:p>0.05566759</text:p>
          </table:table-cell>
          <table:table-cell office:value-type="float" office:value="0.1446278" calcext:value-type="float">
            <text:p>0.1446278</text:p>
          </table:table-cell>
          <table:table-cell office:value-type="float" office:value="0.02573109" calcext:value-type="float">
            <text:p>0.02573109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13733" calcext:value-type="float">
            <text:p>-0.02113733</text:p>
          </table:table-cell>
          <table:table-cell office:value-type="float" office:value="-0.01366179" calcext:value-type="float">
            <text:p>-0.01366179</text:p>
          </table:table-cell>
          <table:table-cell office:value-type="float" office:value="-0.009737061" calcext:value-type="float">
            <text:p>-0.009737061</text:p>
          </table:table-cell>
          <table:table-cell office:value-type="float" office:value="-0.008728021" calcext:value-type="float">
            <text:p>-0.008728021</text:p>
          </table:table-cell>
          <table:table-cell office:value-type="float" office:value="-0.008803764" calcext:value-type="float">
            <text:p>-0.008803764</text:p>
          </table:table-cell>
          <table:table-cell office:value-type="float" office:value="-0.01152696" calcext:value-type="float">
            <text:p>-0.01152696</text:p>
          </table:table-cell>
          <table:table-cell office:value-type="float" office:value="-0.0135118" calcext:value-type="float">
            <text:p>-0.0135118</text:p>
          </table:table-cell>
          <table:table-cell office:value-type="float" office:value="-0.0146554" calcext:value-type="float">
            <text:p>-0.0146554</text:p>
          </table:table-cell>
          <table:table-cell office:value-type="float" office:value="-0.01429816" calcext:value-type="float">
            <text:p>-0.01429816</text:p>
          </table:table-cell>
          <table:table-cell office:value-type="float" office:value="-0.01182382" calcext:value-type="float">
            <text:p>-0.0118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10946" calcext:value-type="float">
            <text:p>-0.04410946</text:p>
          </table:table-cell>
          <table:table-cell office:value-type="float" office:value="-0.0009013411" calcext:value-type="float">
            <text:p>-0.00090134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4686" calcext:value-type="float">
            <text:p>-2.224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3.120723" calcext:value-type="float">
            <text:p>3.120723</text:p>
          </table:table-cell>
          <table:table-cell office:value-type="float" office:value="0" calcext:value-type="float">
            <text:p>0</text:p>
          </table:table-cell>
          <table:table-cell office:value-type="float" office:value="1115.743" calcext:value-type="float">
            <text:p>1115.743</text:p>
          </table:table-cell>
          <table:table-cell office:value-type="float" office:value="2.217767" calcext:value-type="float">
            <text:p>2.217767</text:p>
          </table:table-cell>
          <table:table-cell office:value-type="float" office:value="0" calcext:value-type="float">
            <text:p>0</text:p>
          </table:table-cell>
          <table:table-cell office:value-type="float" office:value="0.3789872" calcext:value-type="float">
            <text:p>0.3789872</text:p>
          </table:table-cell>
          <table:table-cell office:value-type="float" office:value="0.382151" calcext:value-type="float">
            <text:p>0.382151</text:p>
          </table:table-cell>
          <table:table-cell office:value-type="float" office:value="0.3852281" calcext:value-type="float">
            <text:p>0.3852281</text:p>
          </table:table-cell>
          <table:table-cell office:value-type="float" office:value="0.3846387" calcext:value-type="float">
            <text:p>0.3846387</text:p>
          </table:table-cell>
          <table:table-cell office:value-type="float" office:value="0.382169" calcext:value-type="float">
            <text:p>0.382169</text:p>
          </table:table-cell>
          <table:table-cell office:value-type="float" office:value="0.3136283" calcext:value-type="float">
            <text:p>0.3136283</text:p>
          </table:table-cell>
          <table:table-cell office:value-type="float" office:value="0.3018795" calcext:value-type="float">
            <text:p>0.3018795</text:p>
          </table:table-cell>
          <table:table-cell office:value-type="float" office:value="0.3718083" calcext:value-type="float">
            <text:p>0.3718083</text:p>
          </table:table-cell>
          <table:table-cell office:value-type="float" office:value="0.3641532" calcext:value-type="float">
            <text:p>0.3641532</text:p>
          </table:table-cell>
          <table:table-cell office:value-type="float" office:value="0.3738393" calcext:value-type="float">
            <text:p>0.3738393</text:p>
          </table:table-cell>
          <table:table-cell office:value-type="float" office:value="0.3908013" calcext:value-type="float">
            <text:p>0.3908013</text:p>
          </table:table-cell>
          <table:table-cell office:value-type="float" office:value="0.4023667" calcext:value-type="float">
            <text:p>0.4023667</text:p>
          </table:table-cell>
          <table:table-cell office:value-type="float" office:value="0.4623698" calcext:value-type="float">
            <text:p>0.4623698</text:p>
          </table:table-cell>
          <table:table-cell office:value-type="float" office:value="0" calcext:value-type="float">
            <text:p>0</text:p>
          </table:table-cell>
          <table:table-cell office:value-type="float" office:value="0.0211729" calcext:value-type="float">
            <text:p>0.0211729</text:p>
          </table:table-cell>
          <table:table-cell office:value-type="float" office:value="0.002929174" calcext:value-type="float">
            <text:p>0.002929174</text:p>
          </table:table-cell>
          <table:table-cell office:value-type="float" office:value="0.1295597" calcext:value-type="float">
            <text:p>0.1295597</text:p>
          </table:table-cell>
          <table:table-cell office:value-type="float" office:value="0.01043951" calcext:value-type="float">
            <text:p>0.01043951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02614" calcext:value-type="float">
            <text:p>-0.008302614</text:p>
          </table:table-cell>
          <table:table-cell office:value-type="float" office:value="-0.007876602" calcext:value-type="float">
            <text:p>-0.007876602</text:p>
          </table:table-cell>
          <table:table-cell office:value-type="float" office:value="-0.007527519" calcext:value-type="float">
            <text:p>-0.007527519</text:p>
          </table:table-cell>
          <table:table-cell office:value-type="float" office:value="-0.007671647" calcext:value-type="float">
            <text:p>-0.007671647</text:p>
          </table:table-cell>
          <table:table-cell office:value-type="float" office:value="-0.008002453" calcext:value-type="float">
            <text:p>-0.008002453</text:p>
          </table:table-cell>
          <table:table-cell office:value-type="float" office:value="-0.01044447" calcext:value-type="float">
            <text:p>-0.01044447</text:p>
          </table:table-cell>
          <table:table-cell office:value-type="float" office:value="-0.01193035" calcext:value-type="float">
            <text:p>-0.01193035</text:p>
          </table:table-cell>
          <table:table-cell office:value-type="float" office:value="-0.01372725" calcext:value-type="float">
            <text:p>-0.01372725</text:p>
          </table:table-cell>
          <table:table-cell office:value-type="float" office:value="-0.01410586" calcext:value-type="float">
            <text:p>-0.01410586</text:p>
          </table:table-cell>
          <table:table-cell office:value-type="float" office:value="-0.01178414" calcext:value-type="float">
            <text:p>-0.01178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85246" calcext:value-type="float">
            <text:p>-0.01285246</text:p>
          </table:table-cell>
          <table:table-cell office:value-type="float" office:value="-0.001321241" calcext:value-type="float">
            <text:p>-0.0013212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0074" calcext:value-type="float">
            <text:p>-2.22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3.72449" calcext:value-type="float">
            <text:p>3.72449</text:p>
          </table:table-cell>
          <table:table-cell office:value-type="float" office:value="0" calcext:value-type="float">
            <text:p>0</text:p>
          </table:table-cell>
          <table:table-cell office:value-type="float" office:value="1115.166" calcext:value-type="float">
            <text:p>1115.166</text:p>
          </table:table-cell>
          <table:table-cell office:value-type="float" office:value="2.190651" calcext:value-type="float">
            <text:p>2.190651</text:p>
          </table:table-cell>
          <table:table-cell office:value-type="float" office:value="0" calcext:value-type="float">
            <text:p>0</text:p>
          </table:table-cell>
          <table:table-cell office:value-type="float" office:value="0.3937821" calcext:value-type="float">
            <text:p>0.3937821</text:p>
          </table:table-cell>
          <table:table-cell office:value-type="float" office:value="0.3961234" calcext:value-type="float">
            <text:p>0.3961234</text:p>
          </table:table-cell>
          <table:table-cell office:value-type="float" office:value="0.3994884" calcext:value-type="float">
            <text:p>0.3994884</text:p>
          </table:table-cell>
          <table:table-cell office:value-type="float" office:value="0.3991849" calcext:value-type="float">
            <text:p>0.3991849</text:p>
          </table:table-cell>
          <table:table-cell office:value-type="float" office:value="0.3982631" calcext:value-type="float">
            <text:p>0.3982631</text:p>
          </table:table-cell>
          <table:table-cell office:value-type="float" office:value="0.3250272" calcext:value-type="float">
            <text:p>0.3250272</text:p>
          </table:table-cell>
          <table:table-cell office:value-type="float" office:value="0.3086479" calcext:value-type="float">
            <text:p>0.3086479</text:p>
          </table:table-cell>
          <table:table-cell office:value-type="float" office:value="0.3734512" calcext:value-type="float">
            <text:p>0.3734512</text:p>
          </table:table-cell>
          <table:table-cell office:value-type="float" office:value="0.3645799" calcext:value-type="float">
            <text:p>0.3645799</text:p>
          </table:table-cell>
          <table:table-cell office:value-type="float" office:value="0.3739273" calcext:value-type="float">
            <text:p>0.3739273</text:p>
          </table:table-cell>
          <table:table-cell office:value-type="float" office:value="0.3908196" calcext:value-type="float">
            <text:p>0.3908196</text:p>
          </table:table-cell>
          <table:table-cell office:value-type="float" office:value="0.4024344" calcext:value-type="float">
            <text:p>0.4024344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0.0006446675" calcext:value-type="float">
            <text:p>0.0006446675</text:p>
          </table:table-cell>
          <table:table-cell office:value-type="float" office:value="0.0000000000000471722" calcext:value-type="float">
            <text:p>4.71722E-14</text:p>
          </table:table-cell>
          <table:table-cell office:value-type="float" office:value="0.0280406" calcext:value-type="float">
            <text:p>0.0280406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74096" calcext:value-type="float">
            <text:p>-0.006574096</text:p>
          </table:table-cell>
          <table:table-cell office:value-type="float" office:value="-0.00636004" calcext:value-type="float">
            <text:p>-0.00636004</text:p>
          </table:table-cell>
          <table:table-cell office:value-type="float" office:value="-0.006038783" calcext:value-type="float">
            <text:p>-0.006038783</text:p>
          </table:table-cell>
          <table:table-cell office:value-type="float" office:value="-0.00610867" calcext:value-type="float">
            <text:p>-0.00610867</text:p>
          </table:table-cell>
          <table:table-cell office:value-type="float" office:value="-0.006206284" calcext:value-type="float">
            <text:p>-0.006206284</text:p>
          </table:table-cell>
          <table:table-cell office:value-type="float" office:value="-0.007984702" calcext:value-type="float">
            <text:p>-0.007984702</text:p>
          </table:table-cell>
          <table:table-cell office:value-type="float" office:value="-0.009927441" calcext:value-type="float">
            <text:p>-0.009927441</text:p>
          </table:table-cell>
          <table:table-cell office:value-type="float" office:value="-0.0124887" calcext:value-type="float">
            <text:p>-0.0124887</text:p>
          </table:table-cell>
          <table:table-cell office:value-type="float" office:value="-0.01383521" calcext:value-type="float">
            <text:p>-0.01383521</text:p>
          </table:table-cell>
          <table:table-cell office:value-type="float" office:value="-0.01173689" calcext:value-type="float">
            <text:p>-0.0117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52725" calcext:value-type="float">
            <text:p>-0.009752725</text:p>
          </table:table-cell>
          <table:table-cell office:value-type="float" office:value="-0.00179508" calcext:value-type="float">
            <text:p>-0.001795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291" calcext:value-type="float">
            <text:p>-2.215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3.844004" calcext:value-type="float">
            <text:p>3.844004</text:p>
          </table:table-cell>
          <table:table-cell office:value-type="float" office:value="0" calcext:value-type="float">
            <text:p>0</text:p>
          </table:table-cell>
          <table:table-cell office:value-type="float" office:value="1115.064" calcext:value-type="float">
            <text:p>1115.064</text:p>
          </table:table-cell>
          <table:table-cell office:value-type="float" office:value="2.172994" calcext:value-type="float">
            <text:p>2.172994</text:p>
          </table:table-cell>
          <table:table-cell office:value-type="float" office:value="0" calcext:value-type="float">
            <text:p>0</text:p>
          </table:table-cell>
          <table:table-cell office:value-type="float" office:value="0.3557636" calcext:value-type="float">
            <text:p>0.3557636</text:p>
          </table:table-cell>
          <table:table-cell office:value-type="float" office:value="0.3662508" calcext:value-type="float">
            <text:p>0.3662508</text:p>
          </table:table-cell>
          <table:table-cell office:value-type="float" office:value="0.3812122" calcext:value-type="float">
            <text:p>0.3812122</text:p>
          </table:table-cell>
          <table:table-cell office:value-type="float" office:value="0.3891094" calcext:value-type="float">
            <text:p>0.3891094</text:p>
          </table:table-cell>
          <table:table-cell office:value-type="float" office:value="0.3918515" calcext:value-type="float">
            <text:p>0.3918515</text:p>
          </table:table-cell>
          <table:table-cell office:value-type="float" office:value="0.3309197" calcext:value-type="float">
            <text:p>0.3309197</text:p>
          </table:table-cell>
          <table:table-cell office:value-type="float" office:value="0.3183558" calcext:value-type="float">
            <text:p>0.3183558</text:p>
          </table:table-cell>
          <table:table-cell office:value-type="float" office:value="0.3760934" calcext:value-type="float">
            <text:p>0.3760934</text:p>
          </table:table-cell>
          <table:table-cell office:value-type="float" office:value="0.3652973" calcext:value-type="float">
            <text:p>0.3652973</text:p>
          </table:table-cell>
          <table:table-cell office:value-type="float" office:value="0.3740535" calcext:value-type="float">
            <text:p>0.3740535</text:p>
          </table:table-cell>
          <table:table-cell office:value-type="float" office:value="0.3908551" calcext:value-type="float">
            <text:p>0.3908551</text:p>
          </table:table-cell>
          <table:table-cell office:value-type="float" office:value="0.4025113" calcext:value-type="float">
            <text:p>0.4025113</text:p>
          </table:table-cell>
          <table:table-cell office:value-type="float" office:value="0.4623554" calcext:value-type="float">
            <text:p>0.4623554</text:p>
          </table:table-cell>
          <table:table-cell office:value-type="float" office:value="0" calcext:value-type="float">
            <text:p>0</text:p>
          </table:table-cell>
          <table:table-cell office:value-type="float" office:value="0.1359345" calcext:value-type="float">
            <text:p>0.1359345</text:p>
          </table:table-cell>
          <table:table-cell office:value-type="float" office:value="0.02080101" calcext:value-type="float">
            <text:p>0.02080101</text:p>
          </table:table-cell>
          <table:table-cell office:value-type="float" office:value="0.002666549" calcext:value-type="float">
            <text:p>0.002666549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14949" calcext:value-type="float">
            <text:p>-0.01214949</text:p>
          </table:table-cell>
          <table:table-cell office:value-type="float" office:value="-0.0101709" calcext:value-type="float">
            <text:p>-0.0101709</text:p>
          </table:table-cell>
          <table:table-cell office:value-type="float" office:value="-0.00799929" calcext:value-type="float">
            <text:p>-0.00799929</text:p>
          </table:table-cell>
          <table:table-cell office:value-type="float" office:value="-0.007108917" calcext:value-type="float">
            <text:p>-0.007108917</text:p>
          </table:table-cell>
          <table:table-cell office:value-type="float" office:value="-0.006824475" calcext:value-type="float">
            <text:p>-0.006824475</text:p>
          </table:table-cell>
          <table:table-cell office:value-type="float" office:value="-0.006940273" calcext:value-type="float">
            <text:p>-0.006940273</text:p>
          </table:table-cell>
          <table:table-cell office:value-type="float" office:value="-0.007648719" calcext:value-type="float">
            <text:p>-0.007648719</text:p>
          </table:table-cell>
          <table:table-cell office:value-type="float" office:value="-0.01072557" calcext:value-type="float">
            <text:p>-0.01072557</text:p>
          </table:table-cell>
          <table:table-cell office:value-type="float" office:value="-0.01339299" calcext:value-type="float">
            <text:p>-0.01339299</text:p>
          </table:table-cell>
          <table:table-cell office:value-type="float" office:value="-0.01166983" calcext:value-type="float">
            <text:p>-0.0116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11544" calcext:value-type="float">
            <text:p>-0.03311544</text:p>
          </table:table-cell>
          <table:table-cell office:value-type="float" office:value="-0.001721897" calcext:value-type="float">
            <text:p>-0.0017218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525" calcext:value-type="float">
            <text:p>-2.215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4.476672" calcext:value-type="float">
            <text:p>4.476672</text:p>
          </table:table-cell>
          <table:table-cell office:value-type="float" office:value="0" calcext:value-type="float">
            <text:p>0</text:p>
          </table:table-cell>
          <table:table-cell office:value-type="float" office:value="1113.157" calcext:value-type="float">
            <text:p>1113.157</text:p>
          </table:table-cell>
          <table:table-cell office:value-type="float" office:value="3.447526" calcext:value-type="float">
            <text:p>3.447526</text:p>
          </table:table-cell>
          <table:table-cell office:value-type="float" office:value="0" calcext:value-type="float">
            <text:p>0</text:p>
          </table:table-cell>
          <table:table-cell office:value-type="float" office:value="0.2437282" calcext:value-type="float">
            <text:p>0.2437282</text:p>
          </table:table-cell>
          <table:table-cell office:value-type="float" office:value="0.3393889" calcext:value-type="float">
            <text:p>0.3393889</text:p>
          </table:table-cell>
          <table:table-cell office:value-type="float" office:value="0.3653468" calcext:value-type="float">
            <text:p>0.3653468</text:p>
          </table:table-cell>
          <table:table-cell office:value-type="float" office:value="0.3753513" calcext:value-type="float">
            <text:p>0.3753513</text:p>
          </table:table-cell>
          <table:table-cell office:value-type="float" office:value="0.3788061" calcext:value-type="float">
            <text:p>0.3788061</text:p>
          </table:table-cell>
          <table:table-cell office:value-type="float" office:value="0.3245097" calcext:value-type="float">
            <text:p>0.3245097</text:p>
          </table:table-cell>
          <table:table-cell office:value-type="float" office:value="0.3160253" calcext:value-type="float">
            <text:p>0.3160253</text:p>
          </table:table-cell>
          <table:table-cell office:value-type="float" office:value="0.3782915" calcext:value-type="float">
            <text:p>0.3782915</text:p>
          </table:table-cell>
          <table:table-cell office:value-type="float" office:value="0.3664014" calcext:value-type="float">
            <text:p>0.3664014</text:p>
          </table:table-cell>
          <table:table-cell office:value-type="float" office:value="0.374262" calcext:value-type="float">
            <text:p>0.374262</text:p>
          </table:table-cell>
          <table:table-cell office:value-type="float" office:value="0.3909037" calcext:value-type="float">
            <text:p>0.3909037</text:p>
          </table:table-cell>
          <table:table-cell office:value-type="float" office:value="0.402402" calcext:value-type="float">
            <text:p>0.402402</text:p>
          </table:table-cell>
          <table:table-cell office:value-type="float" office:value="0.4622867" calcext:value-type="float">
            <text:p>0.4622867</text:p>
          </table:table-cell>
          <table:table-cell office:value-type="float" office:value="0" calcext:value-type="float">
            <text:p>0</text:p>
          </table:table-cell>
          <table:table-cell office:value-type="float" office:value="0.3566744" calcext:value-type="float">
            <text:p>0.3566744</text:p>
          </table:table-cell>
          <table:table-cell office:value-type="float" office:value="0.05533983" calcext:value-type="float">
            <text:p>0.05533983</text:p>
          </table:table-cell>
          <table:table-cell office:value-type="float" office:value="0.0009660528" calcext:value-type="float">
            <text:p>0.0009660528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52988" calcext:value-type="float">
            <text:p>-0.1252988</text:p>
          </table:table-cell>
          <table:table-cell office:value-type="float" office:value="-0.01623738" calcext:value-type="float">
            <text:p>-0.01623738</text:p>
          </table:table-cell>
          <table:table-cell office:value-type="float" office:value="-0.01036552" calcext:value-type="float">
            <text:p>-0.01036552</text:p>
          </table:table-cell>
          <table:table-cell office:value-type="float" office:value="-0.008862593" calcext:value-type="float">
            <text:p>-0.008862593</text:p>
          </table:table-cell>
          <table:table-cell office:value-type="float" office:value="-0.008400658" calcext:value-type="float">
            <text:p>-0.008400658</text:p>
          </table:table-cell>
          <table:table-cell office:value-type="float" office:value="-0.008043233" calcext:value-type="float">
            <text:p>-0.008043233</text:p>
          </table:table-cell>
          <table:table-cell office:value-type="float" office:value="-0.008114334" calcext:value-type="float">
            <text:p>-0.008114334</text:p>
          </table:table-cell>
          <table:table-cell office:value-type="float" office:value="-0.00945052" calcext:value-type="float">
            <text:p>-0.00945052</text:p>
          </table:table-cell>
          <table:table-cell office:value-type="float" office:value="-0.01273894" calcext:value-type="float">
            <text:p>-0.01273894</text:p>
          </table:table-cell>
          <table:table-cell office:value-type="float" office:value="-0.01155939" calcext:value-type="float">
            <text:p>-0.01155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8733" calcext:value-type="float">
            <text:p>-0.1098733</text:p>
          </table:table-cell>
          <table:table-cell office:value-type="float" office:value="-0.001441623" calcext:value-type="float">
            <text:p>-0.0014416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14966" calcext:value-type="float">
            <text:p>-1.4966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4.673959" calcext:value-type="float">
            <text:p>4.673959</text:p>
          </table:table-cell>
          <table:table-cell office:value-type="float" office:value="0" calcext:value-type="float">
            <text:p>0</text:p>
          </table:table-cell>
          <table:table-cell office:value-type="float" office:value="1112.998" calcext:value-type="float">
            <text:p>1112.998</text:p>
          </table:table-cell>
          <table:table-cell office:value-type="float" office:value="3.409989" calcext:value-type="float">
            <text:p>3.409989</text:p>
          </table:table-cell>
          <table:table-cell office:value-type="float" office:value="0" calcext:value-type="float">
            <text:p>0</text:p>
          </table:table-cell>
          <table:table-cell office:value-type="float" office:value="0.3727375" calcext:value-type="float">
            <text:p>0.3727375</text:p>
          </table:table-cell>
          <table:table-cell office:value-type="float" office:value="0.3758321" calcext:value-type="float">
            <text:p>0.3758321</text:p>
          </table:table-cell>
          <table:table-cell office:value-type="float" office:value="0.3769213" calcext:value-type="float">
            <text:p>0.3769213</text:p>
          </table:table-cell>
          <table:table-cell office:value-type="float" office:value="0.3750404" calcext:value-type="float">
            <text:p>0.3750404</text:p>
          </table:table-cell>
          <table:table-cell office:value-type="float" office:value="0.3745919" calcext:value-type="float">
            <text:p>0.3745919</text:p>
          </table:table-cell>
          <table:table-cell office:value-type="float" office:value="0.3190412" calcext:value-type="float">
            <text:p>0.3190412</text:p>
          </table:table-cell>
          <table:table-cell office:value-type="float" office:value="0.3123773" calcext:value-type="float">
            <text:p>0.3123773</text:p>
          </table:table-cell>
          <table:table-cell office:value-type="float" office:value="0.3788742" calcext:value-type="float">
            <text:p>0.3788742</text:p>
          </table:table-cell>
          <table:table-cell office:value-type="float" office:value="0.3675122" calcext:value-type="float">
            <text:p>0.3675122</text:p>
          </table:table-cell>
          <table:table-cell office:value-type="float" office:value="0.3745272" calcext:value-type="float">
            <text:p>0.3745272</text:p>
          </table:table-cell>
          <table:table-cell office:value-type="float" office:value="0.3909533" calcext:value-type="float">
            <text:p>0.3909533</text:p>
          </table:table-cell>
          <table:table-cell office:value-type="float" office:value="0.4022735" calcext:value-type="float">
            <text:p>0.4022735</text:p>
          </table:table-cell>
          <table:table-cell office:value-type="float" office:value="0.4623684" calcext:value-type="float">
            <text:p>0.4623684</text:p>
          </table:table-cell>
          <table:table-cell office:value-type="float" office:value="0" calcext:value-type="float">
            <text:p>0</text:p>
          </table:table-cell>
          <table:table-cell office:value-type="float" office:value="0.01899507" calcext:value-type="float">
            <text:p>0.01899507</text:p>
          </table:table-cell>
          <table:table-cell office:value-type="float" office:value="0.05292849" calcext:value-type="float">
            <text:p>0.05292849</text:p>
          </table:table-cell>
          <table:table-cell office:value-type="float" office:value="1.963617E-015" calcext:value-type="float">
            <text:p>1.963617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68651" calcext:value-type="float">
            <text:p>-0.009168651</text:p>
          </table:table-cell>
          <table:table-cell office:value-type="float" office:value="-0.008721955" calcext:value-type="float">
            <text:p>-0.008721955</text:p>
          </table:table-cell>
          <table:table-cell office:value-type="float" office:value="-0.008620423" calcext:value-type="float">
            <text:p>-0.008620423</text:p>
          </table:table-cell>
          <table:table-cell office:value-type="float" office:value="-0.008962933" calcext:value-type="float">
            <text:p>-0.008962933</text:p>
          </table:table-cell>
          <table:table-cell office:value-type="float" office:value="-0.009044014" calcext:value-type="float">
            <text:p>-0.009044014</text:p>
          </table:table-cell>
          <table:table-cell office:value-type="float" office:value="-0.009161069" calcext:value-type="float">
            <text:p>-0.009161069</text:p>
          </table:table-cell>
          <table:table-cell office:value-type="float" office:value="-0.008944835" calcext:value-type="float">
            <text:p>-0.008944835</text:p>
          </table:table-cell>
          <table:table-cell office:value-type="float" office:value="-0.00913369" calcext:value-type="float">
            <text:p>-0.00913369</text:p>
          </table:table-cell>
          <table:table-cell office:value-type="float" office:value="-0.01211276" calcext:value-type="float">
            <text:p>-0.01211276</text:p>
          </table:table-cell>
          <table:table-cell office:value-type="float" office:value="-0.0114204" calcext:value-type="float">
            <text:p>-0.011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2921" calcext:value-type="float">
            <text:p>-0.0512921</text:p>
          </table:table-cell>
          <table:table-cell office:value-type="float" office:value="-0.001723498" calcext:value-type="float">
            <text:p>-0.0017234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586" calcext:value-type="float">
            <text:p>-2.2375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4.775782" calcext:value-type="float">
            <text:p>4.775782</text:p>
          </table:table-cell>
          <table:table-cell office:value-type="float" office:value="0" calcext:value-type="float">
            <text:p>0</text:p>
          </table:table-cell>
          <table:table-cell office:value-type="float" office:value="1112.981" calcext:value-type="float">
            <text:p>1112.981</text:p>
          </table:table-cell>
          <table:table-cell office:value-type="float" office:value="3.324537" calcext:value-type="float">
            <text:p>3.324537</text:p>
          </table:table-cell>
          <table:table-cell office:value-type="float" office:value="0" calcext:value-type="float">
            <text:p>0</text:p>
          </table:table-cell>
          <table:table-cell office:value-type="float" office:value="0.3649887" calcext:value-type="float">
            <text:p>0.3649887</text:p>
          </table:table-cell>
          <table:table-cell office:value-type="float" office:value="0.3720582" calcext:value-type="float">
            <text:p>0.3720582</text:p>
          </table:table-cell>
          <table:table-cell office:value-type="float" office:value="0.3792736" calcext:value-type="float">
            <text:p>0.3792736</text:p>
          </table:table-cell>
          <table:table-cell office:value-type="float" office:value="0.3815839" calcext:value-type="float">
            <text:p>0.3815839</text:p>
          </table:table-cell>
          <table:table-cell office:value-type="float" office:value="0.3818951" calcext:value-type="float">
            <text:p>0.3818951</text:p>
          </table:table-cell>
          <table:table-cell office:value-type="float" office:value="0.3216638" calcext:value-type="float">
            <text:p>0.3216638</text:p>
          </table:table-cell>
          <table:table-cell office:value-type="float" office:value="0.3125466" calcext:value-type="float">
            <text:p>0.3125466</text:p>
          </table:table-cell>
          <table:table-cell office:value-type="float" office:value="0.3788612" calcext:value-type="float">
            <text:p>0.3788612</text:p>
          </table:table-cell>
          <table:table-cell office:value-type="float" office:value="0.3684254" calcext:value-type="float">
            <text:p>0.3684254</text:p>
          </table:table-cell>
          <table:table-cell office:value-type="float" office:value="0.3748268" calcext:value-type="float">
            <text:p>0.3748268</text:p>
          </table:table-cell>
          <table:table-cell office:value-type="float" office:value="0.3910175" calcext:value-type="float">
            <text:p>0.3910175</text:p>
          </table:table-cell>
          <table:table-cell office:value-type="float" office:value="0.4022412" calcext:value-type="float">
            <text:p>0.4022412</text:p>
          </table:table-cell>
          <table:table-cell office:value-type="float" office:value="0.46236" calcext:value-type="float">
            <text:p>0.46236</text:p>
          </table:table-cell>
          <table:table-cell office:value-type="float" office:value="0" calcext:value-type="float">
            <text:p>0</text:p>
          </table:table-cell>
          <table:table-cell office:value-type="float" office:value="0.06651291" calcext:value-type="float">
            <text:p>0.06651291</text:p>
          </table:table-cell>
          <table:table-cell office:value-type="float" office:value="0.006120032" calcext:value-type="float">
            <text:p>0.006120032</text:p>
          </table:table-cell>
          <table:table-cell office:value-type="float" office:value="1.963617E-015" calcext:value-type="float">
            <text:p>1.963617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0096" calcext:value-type="float">
            <text:p>-0.01030096</text:p>
          </table:table-cell>
          <table:table-cell office:value-type="float" office:value="-0.009227559" calcext:value-type="float">
            <text:p>-0.009227559</text:p>
          </table:table-cell>
          <table:table-cell office:value-type="float" office:value="-0.008268593" calcext:value-type="float">
            <text:p>-0.008268593</text:p>
          </table:table-cell>
          <table:table-cell office:value-type="float" office:value="-0.008037287" calcext:value-type="float">
            <text:p>-0.008037287</text:p>
          </table:table-cell>
          <table:table-cell office:value-type="float" office:value="-0.008016438" calcext:value-type="float">
            <text:p>-0.008016438</text:p>
          </table:table-cell>
          <table:table-cell office:value-type="float" office:value="-0.008615845" calcext:value-type="float">
            <text:p>-0.008615845</text:p>
          </table:table-cell>
          <table:table-cell office:value-type="float" office:value="-0.008914139" calcext:value-type="float">
            <text:p>-0.008914139</text:p>
          </table:table-cell>
          <table:table-cell office:value-type="float" office:value="-0.009141738" calcext:value-type="float">
            <text:p>-0.009141738</text:p>
          </table:table-cell>
          <table:table-cell office:value-type="float" office:value="-0.01162216" calcext:value-type="float">
            <text:p>-0.01162216</text:p>
          </table:table-cell>
          <table:table-cell office:value-type="float" office:value="-0.0112654" calcext:value-type="float">
            <text:p>-0.0112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0778" calcext:value-type="float">
            <text:p>-0.0200778</text:p>
          </table:table-cell>
          <table:table-cell office:value-type="float" office:value="-0.001835394" calcext:value-type="float">
            <text:p>-0.0018353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685" calcext:value-type="float">
            <text:p>-2.2336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10.4" calcext:value-type="float">
            <text:p>10.4</text:p>
          </table:table-cell>
          <table:table-cell office:value-type="float" office:value="4.978171" calcext:value-type="float">
            <text:p>4.978171</text:p>
          </table:table-cell>
          <table:table-cell office:value-type="float" office:value="0" calcext:value-type="float">
            <text:p>0</text:p>
          </table:table-cell>
          <table:table-cell office:value-type="float" office:value="1112.666" calcext:value-type="float">
            <text:p>1112.666</text:p>
          </table:table-cell>
          <table:table-cell office:value-type="float" office:value="3.637911" calcext:value-type="float">
            <text:p>3.637911</text:p>
          </table:table-cell>
          <table:table-cell office:value-type="float" office:value="1.383745" calcext:value-type="float">
            <text:p>1.383745</text:p>
          </table:table-cell>
          <table:table-cell office:value-type="float" office:value="0.2441861" calcext:value-type="float">
            <text:p>0.2441861</text:p>
          </table:table-cell>
          <table:table-cell office:value-type="float" office:value="0.3387704" calcext:value-type="float">
            <text:p>0.3387704</text:p>
          </table:table-cell>
          <table:table-cell office:value-type="float" office:value="0.3590771" calcext:value-type="float">
            <text:p>0.3590771</text:p>
          </table:table-cell>
          <table:table-cell office:value-type="float" office:value="0.3679566" calcext:value-type="float">
            <text:p>0.3679566</text:p>
          </table:table-cell>
          <table:table-cell office:value-type="float" office:value="0.371524" calcext:value-type="float">
            <text:p>0.371524</text:p>
          </table:table-cell>
          <table:table-cell office:value-type="float" office:value="0.3202017" calcext:value-type="float">
            <text:p>0.3202017</text:p>
          </table:table-cell>
          <table:table-cell office:value-type="float" office:value="0.3132426" calcext:value-type="float">
            <text:p>0.3132426</text:p>
          </table:table-cell>
          <table:table-cell office:value-type="float" office:value="0.3792402" calcext:value-type="float">
            <text:p>0.3792402</text:p>
          </table:table-cell>
          <table:table-cell office:value-type="float" office:value="0.3692004" calcext:value-type="float">
            <text:p>0.3692004</text:p>
          </table:table-cell>
          <table:table-cell office:value-type="float" office:value="0.3751419" calcext:value-type="float">
            <text:p>0.3751419</text:p>
          </table:table-cell>
          <table:table-cell office:value-type="float" office:value="0.3911027" calcext:value-type="float">
            <text:p>0.3911027</text:p>
          </table:table-cell>
          <table:table-cell office:value-type="float" office:value="0.402238" calcext:value-type="float">
            <text:p>0.402238</text:p>
          </table:table-cell>
          <table:table-cell office:value-type="float" office:value="0.4623404" calcext:value-type="float">
            <text:p>0.4623404</text:p>
          </table:table-cell>
          <table:table-cell office:value-type="float" office:value="0.000001078898" calcext:value-type="float">
            <text:p>1.078898E-06</text:p>
          </table:table-cell>
          <table:table-cell office:value-type="float" office:value="0.3562223" calcext:value-type="float">
            <text:p>0.3562223</text:p>
          </table:table-cell>
          <table:table-cell office:value-type="float" office:value="0.03914913" calcext:value-type="float">
            <text:p>0.03914913</text:p>
          </table:table-cell>
          <table:table-cell office:value-type="float" office:value="0.00001035933" calcext:value-type="float">
            <text:p>1.035933E-0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91923" calcext:value-type="float">
            <text:p>-0.1291923</text:p>
          </table:table-cell>
          <table:table-cell office:value-type="float" office:value="-0.01647613" calcext:value-type="float">
            <text:p>-0.01647613</text:p>
          </table:table-cell>
          <table:table-cell office:value-type="float" office:value="-0.01156457" calcext:value-type="float">
            <text:p>-0.01156457</text:p>
          </table:table-cell>
          <table:table-cell office:value-type="float" office:value="-0.0100224" calcext:value-type="float">
            <text:p>-0.0100224</text:p>
          </table:table-cell>
          <table:table-cell office:value-type="float" office:value="-0.009462921" calcext:value-type="float">
            <text:p>-0.009462921</text:p>
          </table:table-cell>
          <table:table-cell office:value-type="float" office:value="-0.008896801" calcext:value-type="float">
            <text:p>-0.008896801</text:p>
          </table:table-cell>
          <table:table-cell office:value-type="float" office:value="-0.008741878" calcext:value-type="float">
            <text:p>-0.008741878</text:p>
          </table:table-cell>
          <table:table-cell office:value-type="float" office:value="-0.008947394" calcext:value-type="float">
            <text:p>-0.008947394</text:p>
          </table:table-cell>
          <table:table-cell office:value-type="float" office:value="-0.01122268" calcext:value-type="float">
            <text:p>-0.01122268</text:p>
          </table:table-cell>
          <table:table-cell office:value-type="float" office:value="-0.01110464" calcext:value-type="float">
            <text:p>-0.0111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496448" calcext:value-type="float">
            <text:p>-0.0014964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0.0000108163" calcext:value-type="float">
            <text:p>-1.08163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5.289671" calcext:value-type="float">
            <text:p>5.289671</text:p>
          </table:table-cell>
          <table:table-cell office:value-type="float" office:value="0" calcext:value-type="float">
            <text:p>0</text:p>
          </table:table-cell>
          <table:table-cell office:value-type="float" office:value="1112.45" calcext:value-type="float">
            <text:p>1112.45</text:p>
          </table:table-cell>
          <table:table-cell office:value-type="float" office:value="3.641418" calcext:value-type="float">
            <text:p>3.641418</text:p>
          </table:table-cell>
          <table:table-cell office:value-type="float" office:value="0" calcext:value-type="float">
            <text:p>0</text:p>
          </table:table-cell>
          <table:table-cell office:value-type="float" office:value="0.3486268" calcext:value-type="float">
            <text:p>0.3486268</text:p>
          </table:table-cell>
          <table:table-cell office:value-type="float" office:value="0.3595708" calcext:value-type="float">
            <text:p>0.3595708</text:p>
          </table:table-cell>
          <table:table-cell office:value-type="float" office:value="0.369339" calcext:value-type="float">
            <text:p>0.369339</text:p>
          </table:table-cell>
          <table:table-cell office:value-type="float" office:value="0.3702881" calcext:value-type="float">
            <text:p>0.3702881</text:p>
          </table:table-cell>
          <table:table-cell office:value-type="float" office:value="0.3702995" calcext:value-type="float">
            <text:p>0.3702995</text:p>
          </table:table-cell>
          <table:table-cell office:value-type="float" office:value="0.3163134" calcext:value-type="float">
            <text:p>0.3163134</text:p>
          </table:table-cell>
          <table:table-cell office:value-type="float" office:value="0.3105509" calcext:value-type="float">
            <text:p>0.3105509</text:p>
          </table:table-cell>
          <table:table-cell office:value-type="float" office:value="0.3789104" calcext:value-type="float">
            <text:p>0.3789104</text:p>
          </table:table-cell>
          <table:table-cell office:value-type="float" office:value="0.3700078" calcext:value-type="float">
            <text:p>0.3700078</text:p>
          </table:table-cell>
          <table:table-cell office:value-type="float" office:value="0.3755176" calcext:value-type="float">
            <text:p>0.3755176</text:p>
          </table:table-cell>
          <table:table-cell office:value-type="float" office:value="0.3912034" calcext:value-type="float">
            <text:p>0.3912034</text:p>
          </table:table-cell>
          <table:table-cell office:value-type="float" office:value="0.4021871" calcext:value-type="float">
            <text:p>0.4021871</text:p>
          </table:table-cell>
          <table:table-cell office:value-type="float" office:value="0.4623552" calcext:value-type="float">
            <text:p>0.4623552</text:p>
          </table:table-cell>
          <table:table-cell office:value-type="float" office:value="0" calcext:value-type="float">
            <text:p>0</text:p>
          </table:table-cell>
          <table:table-cell office:value-type="float" office:value="0.09390865" calcext:value-type="float">
            <text:p>0.09390865</text:p>
          </table:table-cell>
          <table:table-cell office:value-type="float" office:value="0.04016457" calcext:value-type="float">
            <text:p>0.04016457</text:p>
          </table:table-cell>
          <table:table-cell office:value-type="float" office:value="1.931485E-015" calcext:value-type="float">
            <text:p>1.931485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office:value-type="float" office:value="0" calcext:value-type="float">
            <text:p>0</text:p>
          </table:table-cell>
          <table:table-cell office:value-type="float" office:value="0.00002592315" calcext:value-type="float">
            <text:p>2.592315E-05</text:p>
          </table:table-cell>
          <table:table-cell office:value-type="float" office:value="-0.01355889" calcext:value-type="float">
            <text:p>-0.01355889</text:p>
          </table:table-cell>
          <table:table-cell office:value-type="float" office:value="-0.01130458" calcext:value-type="float">
            <text:p>-0.01130458</text:p>
          </table:table-cell>
          <table:table-cell office:value-type="float" office:value="-0.009712091" calcext:value-type="float">
            <text:p>-0.009712091</text:p>
          </table:table-cell>
          <table:table-cell office:value-type="float" office:value="-0.009668449" calcext:value-type="float">
            <text:p>-0.009668449</text:p>
          </table:table-cell>
          <table:table-cell office:value-type="float" office:value="-0.00969278" calcext:value-type="float">
            <text:p>-0.00969278</text:p>
          </table:table-cell>
          <table:table-cell office:value-type="float" office:value="-0.009773288" calcext:value-type="float">
            <text:p>-0.009773288</text:p>
          </table:table-cell>
          <table:table-cell office:value-type="float" office:value="-0.009395411" calcext:value-type="float">
            <text:p>-0.009395411</text:p>
          </table:table-cell>
          <table:table-cell office:value-type="float" office:value="-0.009111774" calcext:value-type="float">
            <text:p>-0.009111774</text:p>
          </table:table-cell>
          <table:table-cell office:value-type="float" office:value="-0.01082272" calcext:value-type="float">
            <text:p>-0.01082272</text:p>
          </table:table-cell>
          <table:table-cell office:value-type="float" office:value="-0.01091652" calcext:value-type="float">
            <text:p>-0.0109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18437" calcext:value-type="float">
            <text:p>-0.02318437</text:p>
          </table:table-cell>
          <table:table-cell office:value-type="float" office:value="-0.001678231" calcext:value-type="float">
            <text:p>-0.0016782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947" calcext:value-type="float">
            <text:p>-2.237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5.736785" calcext:value-type="float">
            <text:p>5.736785</text:p>
          </table:table-cell>
          <table:table-cell office:value-type="float" office:value="0" calcext:value-type="float">
            <text:p>0</text:p>
          </table:table-cell>
          <table:table-cell office:value-type="float" office:value="1111.833" calcext:value-type="float">
            <text:p>1111.833</text:p>
          </table:table-cell>
          <table:table-cell office:value-type="float" office:value="3.811438" calcext:value-type="float">
            <text:p>3.811438</text:p>
          </table:table-cell>
          <table:table-cell office:value-type="float" office:value="0" calcext:value-type="float">
            <text:p>0</text:p>
          </table:table-cell>
          <table:table-cell office:value-type="float" office:value="0.2370112" calcext:value-type="float">
            <text:p>0.2370112</text:p>
          </table:table-cell>
          <table:table-cell office:value-type="float" office:value="0.3258707" calcext:value-type="float">
            <text:p>0.3258707</text:p>
          </table:table-cell>
          <table:table-cell office:value-type="float" office:value="0.3483183" calcext:value-type="float">
            <text:p>0.3483183</text:p>
          </table:table-cell>
          <table:table-cell office:value-type="float" office:value="0.3577633" calcext:value-type="float">
            <text:p>0.3577633</text:p>
          </table:table-cell>
          <table:table-cell office:value-type="float" office:value="0.3618258" calcext:value-type="float">
            <text:p>0.3618258</text:p>
          </table:table-cell>
          <table:table-cell office:value-type="float" office:value="0.3144203" calcext:value-type="float">
            <text:p>0.3144203</text:p>
          </table:table-cell>
          <table:table-cell office:value-type="float" office:value="0.3092261" calcext:value-type="float">
            <text:p>0.3092261</text:p>
          </table:table-cell>
          <table:table-cell office:value-type="float" office:value="0.3783928" calcext:value-type="float">
            <text:p>0.3783928</text:p>
          </table:table-cell>
          <table:table-cell office:value-type="float" office:value="0.3706739" calcext:value-type="float">
            <text:p>0.3706739</text:p>
          </table:table-cell>
          <table:table-cell office:value-type="float" office:value="0.3759298" calcext:value-type="float">
            <text:p>0.3759298</text:p>
          </table:table-cell>
          <table:table-cell office:value-type="float" office:value="0.3913262" calcext:value-type="float">
            <text:p>0.3913262</text:p>
          </table:table-cell>
          <table:table-cell office:value-type="float" office:value="0.4021848" calcext:value-type="float">
            <text:p>0.4021848</text:p>
          </table:table-cell>
          <table:table-cell office:value-type="float" office:value="0.4623429" calcext:value-type="float">
            <text:p>0.4623429</text:p>
          </table:table-cell>
          <table:table-cell office:value-type="float" office:value="0.0000002634031" calcext:value-type="float">
            <text:p>2.634031E-07</text:p>
          </table:table-cell>
          <table:table-cell office:value-type="float" office:value="0.3633967" calcext:value-type="float">
            <text:p>0.3633967</text:p>
          </table:table-cell>
          <table:table-cell office:value-type="float" office:value="0.07670874" calcext:value-type="float">
            <text:p>0.07670874</text:p>
          </table:table-cell>
          <table:table-cell office:value-type="float" office:value="1.922868E-015" calcext:value-type="float">
            <text:p>1.922868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3180826" calcext:value-type="float">
            <text:p>3.180826E-05</text:p>
          </table:table-cell>
          <table:table-cell office:value-type="float" office:value="-0.1780014" calcext:value-type="float">
            <text:p>-0.1780014</text:p>
          </table:table-cell>
          <table:table-cell office:value-type="float" office:value="-0.02096208" calcext:value-type="float">
            <text:p>-0.02096208</text:p>
          </table:table-cell>
          <table:table-cell office:value-type="float" office:value="-0.01394754" calcext:value-type="float">
            <text:p>-0.01394754</text:p>
          </table:table-cell>
          <table:table-cell office:value-type="float" office:value="-0.01190238" calcext:value-type="float">
            <text:p>-0.01190238</text:p>
          </table:table-cell>
          <table:table-cell office:value-type="float" office:value="-0.01112599" calcext:value-type="float">
            <text:p>-0.01112599</text:p>
          </table:table-cell>
          <table:table-cell office:value-type="float" office:value="-0.01020918" calcext:value-type="float">
            <text:p>-0.01020918</text:p>
          </table:table-cell>
          <table:table-cell office:value-type="float" office:value="-0.009736708" calcext:value-type="float">
            <text:p>-0.009736708</text:p>
          </table:table-cell>
          <table:table-cell office:value-type="float" office:value="-0.009385847" calcext:value-type="float">
            <text:p>-0.009385847</text:p>
          </table:table-cell>
          <table:table-cell office:value-type="float" office:value="-0.0105028" calcext:value-type="float">
            <text:p>-0.0105028</text:p>
          </table:table-cell>
          <table:table-cell office:value-type="float" office:value="-0.01071359" calcext:value-type="float">
            <text:p>-0.0107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33954" calcext:value-type="float">
            <text:p>-0.001339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8164368" calcext:value-type="float">
            <text:p>-8.164368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6.021647" calcext:value-type="float">
            <text:p>6.021647</text:p>
          </table:table-cell>
          <table:table-cell office:value-type="float" office:value="0" calcext:value-type="float">
            <text:p>0</text:p>
          </table:table-cell>
          <table:table-cell office:value-type="float" office:value="1111.549" calcext:value-type="float">
            <text:p>1111.549</text:p>
          </table:table-cell>
          <table:table-cell office:value-type="float" office:value="3.810753" calcext:value-type="float">
            <text:p>3.810753</text:p>
          </table:table-cell>
          <table:table-cell office:value-type="float" office:value="0" calcext:value-type="float">
            <text:p>0</text:p>
          </table:table-cell>
          <table:table-cell office:value-type="float" office:value="0.3531443" calcext:value-type="float">
            <text:p>0.3531443</text:p>
          </table:table-cell>
          <table:table-cell office:value-type="float" office:value="0.3587256" calcext:value-type="float">
            <text:p>0.3587256</text:p>
          </table:table-cell>
          <table:table-cell office:value-type="float" office:value="0.3633222" calcext:value-type="float">
            <text:p>0.3633222</text:p>
          </table:table-cell>
          <table:table-cell office:value-type="float" office:value="0.3615621" calcext:value-type="float">
            <text:p>0.3615621</text:p>
          </table:table-cell>
          <table:table-cell office:value-type="float" office:value="0.3609807" calcext:value-type="float">
            <text:p>0.3609807</text:p>
          </table:table-cell>
          <table:table-cell office:value-type="float" office:value="0.3108774" calcext:value-type="float">
            <text:p>0.3108774</text:p>
          </table:table-cell>
          <table:table-cell office:value-type="float" office:value="0.3065569" calcext:value-type="float">
            <text:p>0.3065569</text:p>
          </table:table-cell>
          <table:table-cell office:value-type="float" office:value="0.3777581" calcext:value-type="float">
            <text:p>0.3777581</text:p>
          </table:table-cell>
          <table:table-cell office:value-type="float" office:value="0.3711364" calcext:value-type="float">
            <text:p>0.3711364</text:p>
          </table:table-cell>
          <table:table-cell office:value-type="float" office:value="0.376325" calcext:value-type="float">
            <text:p>0.376325</text:p>
          </table:table-cell>
          <table:table-cell office:value-type="float" office:value="0.3914652" calcext:value-type="float">
            <text:p>0.3914652</text:p>
          </table:table-cell>
          <table:table-cell office:value-type="float" office:value="0.4021771" calcext:value-type="float">
            <text:p>0.4021771</text:p>
          </table:table-cell>
          <table:table-cell office:value-type="float" office:value="0.4623667" calcext:value-type="float">
            <text:p>0.4623667</text:p>
          </table:table-cell>
          <table:table-cell office:value-type="float" office:value="0" calcext:value-type="float">
            <text:p>0</text:p>
          </table:table-cell>
          <table:table-cell office:value-type="float" office:value="0.06672691" calcext:value-type="float">
            <text:p>0.06672691</text:p>
          </table:table-cell>
          <table:table-cell office:value-type="float" office:value="0.05774675" calcext:value-type="float">
            <text:p>0.05774675</text:p>
          </table:table-cell>
          <table:table-cell office:value-type="float" office:value="1.930247E-015" calcext:value-type="float">
            <text:p>1.930247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office:value-type="float" office:value="0" calcext:value-type="float">
            <text:p>0</text:p>
          </table:table-cell>
          <table:table-cell office:value-type="float" office:value="0.0000223791" calcext:value-type="float">
            <text:p>2.23791E-05</text:p>
          </table:table-cell>
          <table:table-cell office:value-type="float" office:value="-0.01278244" calcext:value-type="float">
            <text:p>-0.01278244</text:p>
          </table:table-cell>
          <table:table-cell office:value-type="float" office:value="-0.01160056" calcext:value-type="float">
            <text:p>-0.01160056</text:p>
          </table:table-cell>
          <table:table-cell office:value-type="float" office:value="-0.01076937" calcext:value-type="float">
            <text:p>-0.01076937</text:p>
          </table:table-cell>
          <table:table-cell office:value-type="float" office:value="-0.0112044" calcext:value-type="float">
            <text:p>-0.0112044</text:p>
          </table:table-cell>
          <table:table-cell office:value-type="float" office:value="-0.01133729" calcext:value-type="float">
            <text:p>-0.01133729</text:p>
          </table:table-cell>
          <table:table-cell office:value-type="float" office:value="-0.01113718" calcext:value-type="float">
            <text:p>-0.01113718</text:p>
          </table:table-cell>
          <table:table-cell office:value-type="float" office:value="-0.0104702" calcext:value-type="float">
            <text:p>-0.0104702</text:p>
          </table:table-cell>
          <table:table-cell office:value-type="float" office:value="-0.009730971" calcext:value-type="float">
            <text:p>-0.009730971</text:p>
          </table:table-cell>
          <table:table-cell office:value-type="float" office:value="-0.01028638" calcext:value-type="float">
            <text:p>-0.01028638</text:p>
          </table:table-cell>
          <table:table-cell office:value-type="float" office:value="-0.01052261" calcext:value-type="float">
            <text:p>-0.0105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69441" calcext:value-type="float">
            <text:p>-0.02169441</text:p>
          </table:table-cell>
          <table:table-cell office:value-type="float" office:value="-0.001647369" calcext:value-type="float">
            <text:p>-0.0016473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465" calcext:value-type="float">
            <text:p>-2.2374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6.880061" calcext:value-type="float">
            <text:p>6.880061</text:p>
          </table:table-cell>
          <table:table-cell office:value-type="float" office:value="0" calcext:value-type="float">
            <text:p>0</text:p>
          </table:table-cell>
          <table:table-cell office:value-type="float" office:value="1110.718" calcext:value-type="float">
            <text:p>1110.718</text:p>
          </table:table-cell>
          <table:table-cell office:value-type="float" office:value="3.783798" calcext:value-type="float">
            <text:p>3.783798</text:p>
          </table:table-cell>
          <table:table-cell office:value-type="float" office:value="0" calcext:value-type="float">
            <text:p>0</text:p>
          </table:table-cell>
          <table:table-cell office:value-type="float" office:value="0.3266188" calcext:value-type="float">
            <text:p>0.3266188</text:p>
          </table:table-cell>
          <table:table-cell office:value-type="float" office:value="0.3501598" calcext:value-type="float">
            <text:p>0.3501598</text:p>
          </table:table-cell>
          <table:table-cell office:value-type="float" office:value="0.3653435" calcext:value-type="float">
            <text:p>0.3653435</text:p>
          </table:table-cell>
          <table:table-cell office:value-type="float" office:value="0.3686082" calcext:value-type="float">
            <text:p>0.3686082</text:p>
          </table:table-cell>
          <table:table-cell office:value-type="float" office:value="0.3689775" calcext:value-type="float">
            <text:p>0.3689775</text:p>
          </table:table-cell>
          <table:table-cell office:value-type="float" office:value="0.3131896" calcext:value-type="float">
            <text:p>0.3131896</text:p>
          </table:table-cell>
          <table:table-cell office:value-type="float" office:value="0.3061822" calcext:value-type="float">
            <text:p>0.3061822</text:p>
          </table:table-cell>
          <table:table-cell office:value-type="float" office:value="0.3772097" calcext:value-type="float">
            <text:p>0.3772097</text:p>
          </table:table-cell>
          <table:table-cell office:value-type="float" office:value="0.3714195" calcext:value-type="float">
            <text:p>0.3714195</text:p>
          </table:table-cell>
          <table:table-cell office:value-type="float" office:value="0.3766931" calcext:value-type="float">
            <text:p>0.3766931</text:p>
          </table:table-cell>
          <table:table-cell office:value-type="float" office:value="0.3916187" calcext:value-type="float">
            <text:p>0.3916187</text:p>
          </table:table-cell>
          <table:table-cell office:value-type="float" office:value="0.4022354" calcext:value-type="float">
            <text:p>0.4022354</text:p>
          </table:table-cell>
          <table:table-cell office:value-type="float" office:value="0.4623462" calcext:value-type="float">
            <text:p>0.4623462</text:p>
          </table:table-cell>
          <table:table-cell office:value-type="float" office:value="0" calcext:value-type="float">
            <text:p>0</text:p>
          </table:table-cell>
          <table:table-cell office:value-type="float" office:value="0.1169006" calcext:value-type="float">
            <text:p>0.1169006</text:p>
          </table:table-cell>
          <table:table-cell office:value-type="float" office:value="0.00682737" calcext:value-type="float">
            <text:p>0.00682737</text:p>
          </table:table-cell>
          <table:table-cell office:value-type="float" office:value="1.930247E-015" calcext:value-type="float">
            <text:p>1.930247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9466871" calcext:value-type="float">
            <text:p>9.466871E-06</text:p>
          </table:table-cell>
          <table:table-cell office:value-type="float" office:value="-0.01973671" calcext:value-type="float">
            <text:p>-0.01973671</text:p>
          </table:table-cell>
          <table:table-cell office:value-type="float" office:value="-0.01319373" calcext:value-type="float">
            <text:p>-0.01319373</text:p>
          </table:table-cell>
          <table:table-cell office:value-type="float" office:value="-0.01037379" calcext:value-type="float">
            <text:p>-0.01037379</text:p>
          </table:table-cell>
          <table:table-cell office:value-type="float" office:value="-0.009922808" calcext:value-type="float">
            <text:p>-0.009922808</text:p>
          </table:table-cell>
          <table:table-cell office:value-type="float" office:value="-0.009887776" calcext:value-type="float">
            <text:p>-0.009887776</text:p>
          </table:table-cell>
          <table:table-cell office:value-type="float" office:value="-0.01053713" calcext:value-type="float">
            <text:p>-0.01053713</text:p>
          </table:table-cell>
          <table:table-cell office:value-type="float" office:value="-0.0105872" calcext:value-type="float">
            <text:p>-0.0105872</text:p>
          </table:table-cell>
          <table:table-cell office:value-type="float" office:value="-0.01004373" calcext:value-type="float">
            <text:p>-0.01004373</text:p>
          </table:table-cell>
          <table:table-cell office:value-type="float" office:value="-0.01015612" calcext:value-type="float">
            <text:p>-0.01015612</text:p>
          </table:table-cell>
          <table:table-cell office:value-type="float" office:value="-0.01034788" calcext:value-type="float">
            <text:p>-0.01034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25714" calcext:value-type="float">
            <text:p>-0.04325714</text:p>
          </table:table-cell>
          <table:table-cell office:value-type="float" office:value="-0.001783417" calcext:value-type="float">
            <text:p>-0.00178341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525" calcext:value-type="float">
            <text:p>-2.2335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7.580658" calcext:value-type="float">
            <text:p>7.580658</text:p>
          </table:table-cell>
          <table:table-cell office:value-type="float" office:value="0" calcext:value-type="float">
            <text:p>0</text:p>
          </table:table-cell>
          <table:table-cell office:value-type="float" office:value="1110.057" calcext:value-type="float">
            <text:p>1110.057</text:p>
          </table:table-cell>
          <table:table-cell office:value-type="float" office:value="3.744365" calcext:value-type="float">
            <text:p>3.744365</text:p>
          </table:table-cell>
          <table:table-cell office:value-type="float" office:value="0" calcext:value-type="float">
            <text:p>0</text:p>
          </table:table-cell>
          <table:table-cell office:value-type="float" office:value="0.3510736" calcext:value-type="float">
            <text:p>0.3510736</text:p>
          </table:table-cell>
          <table:table-cell office:value-type="float" office:value="0.3596093" calcext:value-type="float">
            <text:p>0.3596093</text:p>
          </table:table-cell>
          <table:table-cell office:value-type="float" office:value="0.3630072" calcext:value-type="float">
            <text:p>0.3630072</text:p>
          </table:table-cell>
          <table:table-cell office:value-type="float" office:value="0.3633458" calcext:value-type="float">
            <text:p>0.3633458</text:p>
          </table:table-cell>
          <table:table-cell office:value-type="float" office:value="0.363859" calcext:value-type="float">
            <text:p>0.363859</text:p>
          </table:table-cell>
          <table:table-cell office:value-type="float" office:value="0.3124918" calcext:value-type="float">
            <text:p>0.3124918</text:p>
          </table:table-cell>
          <table:table-cell office:value-type="float" office:value="0.3063161" calcext:value-type="float">
            <text:p>0.3063161</text:p>
          </table:table-cell>
          <table:table-cell office:value-type="float" office:value="0.3770841" calcext:value-type="float">
            <text:p>0.3770841</text:p>
          </table:table-cell>
          <table:table-cell office:value-type="float" office:value="0.3716169" calcext:value-type="float">
            <text:p>0.3716169</text:p>
          </table:table-cell>
          <table:table-cell office:value-type="float" office:value="0.3770299" calcext:value-type="float">
            <text:p>0.3770299</text:p>
          </table:table-cell>
          <table:table-cell office:value-type="float" office:value="0.3917837" calcext:value-type="float">
            <text:p>0.3917837</text:p>
          </table:table-cell>
          <table:table-cell office:value-type="float" office:value="0.4023112" calcext:value-type="float">
            <text:p>0.4023112</text:p>
          </table:table-cell>
          <table:table-cell office:value-type="float" office:value="0.4623662" calcext:value-type="float">
            <text:p>0.4623662</text:p>
          </table:table-cell>
          <table:table-cell office:value-type="float" office:value="0" calcext:value-type="float">
            <text:p>0</text:p>
          </table:table-cell>
          <table:table-cell office:value-type="float" office:value="0.03023559" calcext:value-type="float">
            <text:p>0.03023559</text:p>
          </table:table-cell>
          <table:table-cell office:value-type="float" office:value="1.906535E-015" calcext:value-type="float">
            <text:p>1.906535E-15</text:p>
          </table:table-cell>
          <table:table-cell office:value-type="float" office:value="1.911793E-015" calcext:value-type="float">
            <text:p>1.911793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3796067" calcext:value-type="float">
            <text:p>3.796067E-06</text:p>
          </table:table-cell>
          <table:table-cell office:value-type="float" office:value="-0.0130349" calcext:value-type="float">
            <text:p>-0.0130349</text:p>
          </table:table-cell>
          <table:table-cell office:value-type="float" office:value="-0.01141723" calcext:value-type="float">
            <text:p>-0.01141723</text:p>
          </table:table-cell>
          <table:table-cell office:value-type="float" office:value="-0.01085708" calcext:value-type="float">
            <text:p>-0.01085708</text:p>
          </table:table-cell>
          <table:table-cell office:value-type="float" office:value="-0.01086293" calcext:value-type="float">
            <text:p>-0.01086293</text:p>
          </table:table-cell>
          <table:table-cell office:value-type="float" office:value="-0.01078068" calcext:value-type="float">
            <text:p>-0.01078068</text:p>
          </table:table-cell>
          <table:table-cell office:value-type="float" office:value="-0.01070684" calcext:value-type="float">
            <text:p>-0.01070684</text:p>
          </table:table-cell>
          <table:table-cell office:value-type="float" office:value="-0.01054379" calcext:value-type="float">
            <text:p>-0.01054379</text:p>
          </table:table-cell>
          <table:table-cell office:value-type="float" office:value="-0.01011749" calcext:value-type="float">
            <text:p>-0.01011749</text:p>
          </table:table-cell>
          <table:table-cell office:value-type="float" office:value="-0.0100666" calcext:value-type="float">
            <text:p>-0.0100666</text:p>
          </table:table-cell>
          <table:table-cell office:value-type="float" office:value="-0.01019077" calcext:value-type="float">
            <text:p>-0.01019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22361" calcext:value-type="float">
            <text:p>-0.02922361</text:p>
          </table:table-cell>
          <table:table-cell office:value-type="float" office:value="-0.001880297" calcext:value-type="float">
            <text:p>-0.0018802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523" calcext:value-type="float">
            <text:p>-2.2305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8.346096" calcext:value-type="float">
            <text:p>8.346096</text:p>
          </table:table-cell>
          <table:table-cell office:value-type="float" office:value="0" calcext:value-type="float">
            <text:p>0</text:p>
          </table:table-cell>
          <table:table-cell office:value-type="float" office:value="1109.32" calcext:value-type="float">
            <text:p>1109.32</text:p>
          </table:table-cell>
          <table:table-cell office:value-type="float" office:value="3.716371" calcext:value-type="float">
            <text:p>3.716371</text:p>
          </table:table-cell>
          <table:table-cell office:value-type="float" office:value="0" calcext:value-type="float">
            <text:p>0</text:p>
          </table:table-cell>
          <table:table-cell office:value-type="float" office:value="0.3520803" calcext:value-type="float">
            <text:p>0.3520803</text:p>
          </table:table-cell>
          <table:table-cell office:value-type="float" office:value="0.354213" calcext:value-type="float">
            <text:p>0.354213</text:p>
          </table:table-cell>
          <table:table-cell office:value-type="float" office:value="0.3574397" calcext:value-type="float">
            <text:p>0.3574397</text:p>
          </table:table-cell>
          <table:table-cell office:value-type="float" office:value="0.3601048" calcext:value-type="float">
            <text:p>0.3601048</text:p>
          </table:table-cell>
          <table:table-cell office:value-type="float" office:value="0.3617022" calcext:value-type="float">
            <text:p>0.3617022</text:p>
          </table:table-cell>
          <table:table-cell office:value-type="float" office:value="0.3120563" calcext:value-type="float">
            <text:p>0.3120563</text:p>
          </table:table-cell>
          <table:table-cell office:value-type="float" office:value="0.3063375" calcext:value-type="float">
            <text:p>0.3063375</text:p>
          </table:table-cell>
          <table:table-cell office:value-type="float" office:value="0.3769379" calcext:value-type="float">
            <text:p>0.3769379</text:p>
          </table:table-cell>
          <table:table-cell office:value-type="float" office:value="0.3716794" calcext:value-type="float">
            <text:p>0.3716794</text:p>
          </table:table-cell>
          <table:table-cell office:value-type="float" office:value="0.3773344" calcext:value-type="float">
            <text:p>0.3773344</text:p>
          </table:table-cell>
          <table:table-cell office:value-type="float" office:value="0.3919563" calcext:value-type="float">
            <text:p>0.3919563</text:p>
          </table:table-cell>
          <table:table-cell office:value-type="float" office:value="0.4024092" calcext:value-type="float">
            <text:p>0.40240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7334" calcext:value-type="float">
            <text:p>1.027334E-08</text:p>
          </table:table-cell>
          <table:table-cell office:value-type="float" office:value="1.934185E-015" calcext:value-type="float">
            <text:p>1.934185E-15</text:p>
          </table:table-cell>
          <table:table-cell office:value-type="float" office:value="1.911793E-015" calcext:value-type="float">
            <text:p>1.911793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283" calcext:value-type="float">
            <text:p>-0.0131283</text:p>
          </table:table-cell>
          <table:table-cell office:value-type="float" office:value="-0.01263627" calcext:value-type="float">
            <text:p>-0.01263627</text:p>
          </table:table-cell>
          <table:table-cell office:value-type="float" office:value="-0.01195638" calcext:value-type="float">
            <text:p>-0.01195638</text:p>
          </table:table-cell>
          <table:table-cell office:value-type="float" office:value="-0.01146408" calcext:value-type="float">
            <text:p>-0.01146408</text:p>
          </table:table-cell>
          <table:table-cell office:value-type="float" office:value="-0.01116633" calcext:value-type="float">
            <text:p>-0.01116633</text:p>
          </table:table-cell>
          <table:table-cell office:value-type="float" office:value="-0.01081712" calcext:value-type="float">
            <text:p>-0.01081712</text:p>
          </table:table-cell>
          <table:table-cell office:value-type="float" office:value="-0.01053796" calcext:value-type="float">
            <text:p>-0.01053796</text:p>
          </table:table-cell>
          <table:table-cell office:value-type="float" office:value="-0.01020246" calcext:value-type="float">
            <text:p>-0.01020246</text:p>
          </table:table-cell>
          <table:table-cell office:value-type="float" office:value="-0.0100379" calcext:value-type="float">
            <text:p>-0.0100379</text:p>
          </table:table-cell>
          <table:table-cell office:value-type="float" office:value="-0.01005079" calcext:value-type="float">
            <text:p>-0.0100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48269" calcext:value-type="float">
            <text:p>-0.05148269</text:p>
          </table:table-cell>
          <table:table-cell office:value-type="float" office:value="-0.0019088" calcext:value-type="float">
            <text:p>-0.001908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8314" calcext:value-type="float">
            <text:p>-2.2283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9.686459" calcext:value-type="float">
            <text:p>9.686459</text:p>
          </table:table-cell>
          <table:table-cell office:value-type="float" office:value="0" calcext:value-type="float">
            <text:p>0</text:p>
          </table:table-cell>
          <table:table-cell office:value-type="float" office:value="1108.035" calcext:value-type="float">
            <text:p>1108.035</text:p>
          </table:table-cell>
          <table:table-cell office:value-type="float" office:value="3.660468" calcext:value-type="float">
            <text:p>3.660468</text:p>
          </table:table-cell>
          <table:table-cell office:value-type="float" office:value="0" calcext:value-type="float">
            <text:p>0</text:p>
          </table:table-cell>
          <table:table-cell office:value-type="float" office:value="0.3411436" calcext:value-type="float">
            <text:p>0.3411436</text:p>
          </table:table-cell>
          <table:table-cell office:value-type="float" office:value="0.342523" calcext:value-type="float">
            <text:p>0.342523</text:p>
          </table:table-cell>
          <table:table-cell office:value-type="float" office:value="0.3485332" calcext:value-type="float">
            <text:p>0.3485332</text:p>
          </table:table-cell>
          <table:table-cell office:value-type="float" office:value="0.354528" calcext:value-type="float">
            <text:p>0.354528</text:p>
          </table:table-cell>
          <table:table-cell office:value-type="float" office:value="0.3577714" calcext:value-type="float">
            <text:p>0.3577714</text:p>
          </table:table-cell>
          <table:table-cell office:value-type="float" office:value="0.3109303" calcext:value-type="float">
            <text:p>0.3109303</text:p>
          </table:table-cell>
          <table:table-cell office:value-type="float" office:value="0.3058312" calcext:value-type="float">
            <text:p>0.3058312</text:p>
          </table:table-cell>
          <table:table-cell office:value-type="float" office:value="0.3768165" calcext:value-type="float">
            <text:p>0.3768165</text:p>
          </table:table-cell>
          <table:table-cell office:value-type="float" office:value="0.3717256" calcext:value-type="float">
            <text:p>0.3717256</text:p>
          </table:table-cell>
          <table:table-cell office:value-type="float" office:value="0.3776067" calcext:value-type="float">
            <text:p>0.3776067</text:p>
          </table:table-cell>
          <table:table-cell office:value-type="float" office:value="0.3921326" calcext:value-type="float">
            <text:p>0.3921326</text:p>
          </table:table-cell>
          <table:table-cell office:value-type="float" office:value="0.4025154" calcext:value-type="float">
            <text:p>0.40251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62387" calcext:value-type="float">
            <text:p>1.462387E-09</text:p>
          </table:table-cell>
          <table:table-cell office:value-type="float" office:value="1.934178E-015" calcext:value-type="float">
            <text:p>1.934178E-15</text:p>
          </table:table-cell>
          <table:table-cell office:value-type="float" office:value="1.911787E-015" calcext:value-type="float">
            <text:p>1.911787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99679" calcext:value-type="float">
            <text:p>-0.01599679</text:p>
          </table:table-cell>
          <table:table-cell office:value-type="float" office:value="-0.01557645" calcext:value-type="float">
            <text:p>-0.01557645</text:p>
          </table:table-cell>
          <table:table-cell office:value-type="float" office:value="-0.01395607" calcext:value-type="float">
            <text:p>-0.01395607</text:p>
          </table:table-cell>
          <table:table-cell office:value-type="float" office:value="-0.0126004" calcext:value-type="float">
            <text:p>-0.0126004</text:p>
          </table:table-cell>
          <table:table-cell office:value-type="float" office:value="-0.01192621" calcext:value-type="float">
            <text:p>-0.01192621</text:p>
          </table:table-cell>
          <table:table-cell office:value-type="float" office:value="-0.01111079" calcext:value-type="float">
            <text:p>-0.01111079</text:p>
          </table:table-cell>
          <table:table-cell office:value-type="float" office:value="-0.01068309" calcext:value-type="float">
            <text:p>-0.01068309</text:p>
          </table:table-cell>
          <table:table-cell office:value-type="float" office:value="-0.01027356" calcext:value-type="float">
            <text:p>-0.01027356</text:p>
          </table:table-cell>
          <table:table-cell office:value-type="float" office:value="-0.01001713" calcext:value-type="float">
            <text:p>-0.01001713</text:p>
          </table:table-cell>
          <table:table-cell office:value-type="float" office:value="-0.009927385" calcext:value-type="float">
            <text:p>-0.009927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554" calcext:value-type="float">
            <text:p>-0.009734554</text:p>
          </table:table-cell>
          <table:table-cell office:value-type="float" office:value="-0.001909538" calcext:value-type="float">
            <text:p>-0.0019095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361" calcext:value-type="float">
            <text:p>-2.2263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9.615596" calcext:value-type="float">
            <text:p>9.615596</text:p>
          </table:table-cell>
          <table:table-cell office:value-type="float" office:value="0" calcext:value-type="float">
            <text:p>0</text:p>
          </table:table-cell>
          <table:table-cell office:value-type="float" office:value="1131.369" calcext:value-type="float">
            <text:p>1131.369</text:p>
          </table:table-cell>
          <table:table-cell office:value-type="float" office:value="3.797785" calcext:value-type="float">
            <text:p>3.797785</text:p>
          </table:table-cell>
          <table:table-cell office:value-type="float" office:value="0" calcext:value-type="float">
            <text:p>0</text:p>
          </table:table-cell>
          <table:table-cell office:value-type="float" office:value="0.4399963" calcext:value-type="float">
            <text:p>0.4399963</text:p>
          </table:table-cell>
          <table:table-cell office:value-type="float" office:value="0.4451602" calcext:value-type="float">
            <text:p>0.4451602</text:p>
          </table:table-cell>
          <table:table-cell office:value-type="float" office:value="0.454834" calcext:value-type="float">
            <text:p>0.454834</text:p>
          </table:table-cell>
          <table:table-cell office:value-type="float" office:value="0.4663484" calcext:value-type="float">
            <text:p>0.4663484</text:p>
          </table:table-cell>
          <table:table-cell office:value-type="float" office:value="0.4756255" calcext:value-type="float">
            <text:p>0.4756255</text:p>
          </table:table-cell>
          <table:table-cell office:value-type="float" office:value="0.3386434" calcext:value-type="float">
            <text:p>0.3386434</text:p>
          </table:table-cell>
          <table:table-cell office:value-type="float" office:value="0.3143454" calcext:value-type="float">
            <text:p>0.3143454</text:p>
          </table:table-cell>
          <table:table-cell office:value-type="float" office:value="0.3773207" calcext:value-type="float">
            <text:p>0.3773207</text:p>
          </table:table-cell>
          <table:table-cell office:value-type="float" office:value="0.3717257" calcext:value-type="float">
            <text:p>0.3717257</text:p>
          </table:table-cell>
          <table:table-cell office:value-type="float" office:value="0.3778726" calcext:value-type="float">
            <text:p>0.3778726</text:p>
          </table:table-cell>
          <table:table-cell office:value-type="float" office:value="0.3923676" calcext:value-type="float">
            <text:p>0.3923676</text:p>
          </table:table-cell>
          <table:table-cell office:value-type="float" office:value="0.4026235" calcext:value-type="float">
            <text:p>0.40262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381757" calcext:value-type="float">
            <text:p>4.381757E-10</text:p>
          </table:table-cell>
          <table:table-cell office:value-type="float" office:value="1.934165E-015" calcext:value-type="float">
            <text:p>1.934165E-15</text:p>
          </table:table-cell>
          <table:table-cell office:value-type="float" office:value="1.911786E-015" calcext:value-type="float">
            <text:p>1.911786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32952" calcext:value-type="float">
            <text:p>-0.003332952</text:p>
          </table:table-cell>
          <table:table-cell office:value-type="float" office:value="-0.003098813" calcext:value-type="float">
            <text:p>-0.003098813</text:p>
          </table:table-cell>
          <table:table-cell office:value-type="float" office:value="-0.002717091" calcext:value-type="float">
            <text:p>-0.002717091</text:p>
          </table:table-cell>
          <table:table-cell office:value-type="float" office:value="-0.002339592" calcext:value-type="float">
            <text:p>-0.002339592</text:p>
          </table:table-cell>
          <table:table-cell office:value-type="float" office:value="-0.002059254" calcext:value-type="float">
            <text:p>-0.002059254</text:p>
          </table:table-cell>
          <table:table-cell office:value-type="float" office:value="-0.005972525" calcext:value-type="float">
            <text:p>-0.005972525</text:p>
          </table:table-cell>
          <table:table-cell office:value-type="float" office:value="-0.008578078" calcext:value-type="float">
            <text:p>-0.008578078</text:p>
          </table:table-cell>
          <table:table-cell office:value-type="float" office:value="-0.009996004" calcext:value-type="float">
            <text:p>-0.009996004</text:p>
          </table:table-cell>
          <table:table-cell office:value-type="float" office:value="-0.01001748" calcext:value-type="float">
            <text:p>-0.01001748</text:p>
          </table:table-cell>
          <table:table-cell office:value-type="float" office:value="-0.00980862" calcext:value-type="float">
            <text:p>-0.0098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958" calcext:value-type="float">
            <text:p>-0.009734958</text:p>
          </table:table-cell>
          <table:table-cell office:value-type="float" office:value="-0.001909813" calcext:value-type="float">
            <text:p>-0.0019098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4455" calcext:value-type="float">
            <text:p>-2.224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0.23447" calcext:value-type="float">
            <text:p>10.23447</text:p>
          </table:table-cell>
          <table:table-cell office:value-type="float" office:value="0" calcext:value-type="float">
            <text:p>0</text:p>
          </table:table-cell>
          <table:table-cell office:value-type="float" office:value="1130.795" calcext:value-type="float">
            <text:p>1130.795</text:p>
          </table:table-cell>
          <table:table-cell office:value-type="float" office:value="3.752841" calcext:value-type="float">
            <text:p>3.752841</text:p>
          </table:table-cell>
          <table:table-cell office:value-type="float" office:value="0" calcext:value-type="float">
            <text:p>0</text:p>
          </table:table-cell>
          <table:table-cell office:value-type="float" office:value="0.401697" calcext:value-type="float">
            <text:p>0.401697</text:p>
          </table:table-cell>
          <table:table-cell office:value-type="float" office:value="0.4077887" calcext:value-type="float">
            <text:p>0.4077887</text:p>
          </table:table-cell>
          <table:table-cell office:value-type="float" office:value="0.4147982" calcext:value-type="float">
            <text:p>0.4147982</text:p>
          </table:table-cell>
          <table:table-cell office:value-type="float" office:value="0.4217912" calcext:value-type="float">
            <text:p>0.4217912</text:p>
          </table:table-cell>
          <table:table-cell office:value-type="float" office:value="0.4268776" calcext:value-type="float">
            <text:p>0.4268776</text:p>
          </table:table-cell>
          <table:table-cell office:value-type="float" office:value="0.3596559" calcext:value-type="float">
            <text:p>0.3596559</text:p>
          </table:table-cell>
          <table:table-cell office:value-type="float" office:value="0.3505243" calcext:value-type="float">
            <text:p>0.3505243</text:p>
          </table:table-cell>
          <table:table-cell office:value-type="float" office:value="0.3841065" calcext:value-type="float">
            <text:p>0.3841065</text:p>
          </table:table-cell>
          <table:table-cell office:value-type="float" office:value="0.3723557" calcext:value-type="float">
            <text:p>0.3723557</text:p>
          </table:table-cell>
          <table:table-cell office:value-type="float" office:value="0.3781255" calcext:value-type="float">
            <text:p>0.3781255</text:p>
          </table:table-cell>
          <table:table-cell office:value-type="float" office:value="0.3926429" calcext:value-type="float">
            <text:p>0.3926429</text:p>
          </table:table-cell>
          <table:table-cell office:value-type="float" office:value="0.4027584" calcext:value-type="float">
            <text:p>0.4027584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2163259" calcext:value-type="float">
            <text:p>0.02163259</text:p>
          </table:table-cell>
          <table:table-cell office:value-type="float" office:value="1.934156E-015" calcext:value-type="float">
            <text:p>1.934156E-15</text:p>
          </table:table-cell>
          <table:table-cell office:value-type="float" office:value="1.911784E-015" calcext:value-type="float">
            <text:p>1.911784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84101" calcext:value-type="float">
            <text:p>-0.005784101</text:p>
          </table:table-cell>
          <table:table-cell office:value-type="float" office:value="-0.005305971" calcext:value-type="float">
            <text:p>-0.005305971</text:p>
          </table:table-cell>
          <table:table-cell office:value-type="float" office:value="-0.004793876" calcext:value-type="float">
            <text:p>-0.004793876</text:p>
          </table:table-cell>
          <table:table-cell office:value-type="float" office:value="-0.00435728" calcext:value-type="float">
            <text:p>-0.00435728</text:p>
          </table:table-cell>
          <table:table-cell office:value-type="float" office:value="-0.004055045" calcext:value-type="float">
            <text:p>-0.004055045</text:p>
          </table:table-cell>
          <table:table-cell office:value-type="float" office:value="-0.003696464" calcext:value-type="float">
            <text:p>-0.003696464</text:p>
          </table:table-cell>
          <table:table-cell office:value-type="float" office:value="-0.003409056" calcext:value-type="float">
            <text:p>-0.003409056</text:p>
          </table:table-cell>
          <table:table-cell office:value-type="float" office:value="-0.006824567" calcext:value-type="float">
            <text:p>-0.006824567</text:p>
          </table:table-cell>
          <table:table-cell office:value-type="float" office:value="-0.009744772" calcext:value-type="float">
            <text:p>-0.009744772</text:p>
          </table:table-cell>
          <table:table-cell office:value-type="float" office:value="-0.009696838" calcext:value-type="float">
            <text:p>-0.00969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59218" calcext:value-type="float">
            <text:p>-0.01259218</text:p>
          </table:table-cell>
          <table:table-cell office:value-type="float" office:value="-0.001892748" calcext:value-type="float">
            <text:p>-0.0018927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62" calcext:value-type="float">
            <text:p>-2.22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0.49618" calcext:value-type="float">
            <text:p>10.49618</text:p>
          </table:table-cell>
          <table:table-cell office:value-type="float" office:value="0" calcext:value-type="float">
            <text:p>0</text:p>
          </table:table-cell>
          <table:table-cell office:value-type="float" office:value="1130.574" calcext:value-type="float">
            <text:p>1130.574</text:p>
          </table:table-cell>
          <table:table-cell office:value-type="float" office:value="3.712534" calcext:value-type="float">
            <text:p>3.712534</text:p>
          </table:table-cell>
          <table:table-cell office:value-type="float" office:value="0" calcext:value-type="float">
            <text:p>0</text:p>
          </table:table-cell>
          <table:table-cell office:value-type="float" office:value="0.3705279" calcext:value-type="float">
            <text:p>0.3705279</text:p>
          </table:table-cell>
          <table:table-cell office:value-type="float" office:value="0.3843911" calcext:value-type="float">
            <text:p>0.3843911</text:p>
          </table:table-cell>
          <table:table-cell office:value-type="float" office:value="0.398558" calcext:value-type="float">
            <text:p>0.398558</text:p>
          </table:table-cell>
          <table:table-cell office:value-type="float" office:value="0.4083028" calcext:value-type="float">
            <text:p>0.4083028</text:p>
          </table:table-cell>
          <table:table-cell office:value-type="float" office:value="0.4137498" calcext:value-type="float">
            <text:p>0.4137498</text:p>
          </table:table-cell>
          <table:table-cell office:value-type="float" office:value="0.3512249" calcext:value-type="float">
            <text:p>0.3512249</text:p>
          </table:table-cell>
          <table:table-cell office:value-type="float" office:value="0.3423348" calcext:value-type="float">
            <text:p>0.3423348</text:p>
          </table:table-cell>
          <table:table-cell office:value-type="float" office:value="0.3906825" calcext:value-type="float">
            <text:p>0.3906825</text:p>
          </table:table-cell>
          <table:table-cell office:value-type="float" office:value="0.3742053" calcext:value-type="float">
            <text:p>0.3742053</text:p>
          </table:table-cell>
          <table:table-cell office:value-type="float" office:value="0.3784262" calcext:value-type="float">
            <text:p>0.3784262</text:p>
          </table:table-cell>
          <table:table-cell office:value-type="float" office:value="0.3929032" calcext:value-type="float">
            <text:p>0.3929032</text:p>
          </table:table-cell>
          <table:table-cell office:value-type="float" office:value="0.402927" calcext:value-type="float">
            <text:p>0.402927</text:p>
          </table:table-cell>
          <table:table-cell office:value-type="float" office:value="0.4623512" calcext:value-type="float">
            <text:p>0.4623512</text:p>
          </table:table-cell>
          <table:table-cell office:value-type="float" office:value="0" calcext:value-type="float">
            <text:p>0</text:p>
          </table:table-cell>
          <table:table-cell office:value-type="float" office:value="0.1691256" calcext:value-type="float">
            <text:p>0.1691256</text:p>
          </table:table-cell>
          <table:table-cell office:value-type="float" office:value="0.01127151" calcext:value-type="float">
            <text:p>0.01127151</text:p>
          </table:table-cell>
          <table:table-cell office:value-type="float" office:value="1.911784E-015" calcext:value-type="float">
            <text:p>1.911784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64692" calcext:value-type="float">
            <text:p>-0.009364692</text:p>
          </table:table-cell>
          <table:table-cell office:value-type="float" office:value="-0.007565003" calcext:value-type="float">
            <text:p>-0.007565003</text:p>
          </table:table-cell>
          <table:table-cell office:value-type="float" office:value="-0.006086798" calcext:value-type="float">
            <text:p>-0.006086798</text:p>
          </table:table-cell>
          <table:table-cell office:value-type="float" office:value="-0.005299161" calcext:value-type="float">
            <text:p>-0.005299161</text:p>
          </table:table-cell>
          <table:table-cell office:value-type="float" office:value="-0.004898456" calcext:value-type="float">
            <text:p>-0.004898456</text:p>
          </table:table-cell>
          <table:table-cell office:value-type="float" office:value="-0.004418799" calcext:value-type="float">
            <text:p>-0.004418799</text:p>
          </table:table-cell>
          <table:table-cell office:value-type="float" office:value="-0.004144677" calcext:value-type="float">
            <text:p>-0.004144677</text:p>
          </table:table-cell>
          <table:table-cell office:value-type="float" office:value="-0.004718856" calcext:value-type="float">
            <text:p>-0.004718856</text:p>
          </table:table-cell>
          <table:table-cell office:value-type="float" office:value="-0.008981569" calcext:value-type="float">
            <text:p>-0.008981569</text:p>
          </table:table-cell>
          <table:table-cell office:value-type="float" office:value="-0.009567097" calcext:value-type="float">
            <text:p>-0.009567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1582" calcext:value-type="float">
            <text:p>-0.0381582</text:p>
          </table:table-cell>
          <table:table-cell office:value-type="float" office:value="-0.001738812" calcext:value-type="float">
            <text:p>-0.0017388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1793" calcext:value-type="float">
            <text:p>-2.2217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0.94532" calcext:value-type="float">
            <text:p>10.94532</text:p>
          </table:table-cell>
          <table:table-cell office:value-type="float" office:value="0" calcext:value-type="float">
            <text:p>0</text:p>
          </table:table-cell>
          <table:table-cell office:value-type="float" office:value="1129.152" calcext:value-type="float">
            <text:p>1129.152</text:p>
          </table:table-cell>
          <table:table-cell office:value-type="float" office:value="4.684636" calcext:value-type="float">
            <text:p>4.684636</text:p>
          </table:table-cell>
          <table:table-cell office:value-type="float" office:value="0" calcext:value-type="float">
            <text:p>0</text:p>
          </table:table-cell>
          <table:table-cell office:value-type="float" office:value="0.3963394" calcext:value-type="float">
            <text:p>0.3963394</text:p>
          </table:table-cell>
          <table:table-cell office:value-type="float" office:value="0.3986533" calcext:value-type="float">
            <text:p>0.3986533</text:p>
          </table:table-cell>
          <table:table-cell office:value-type="float" office:value="0.4025896" calcext:value-type="float">
            <text:p>0.4025896</text:p>
          </table:table-cell>
          <table:table-cell office:value-type="float" office:value="0.4068483" calcext:value-type="float">
            <text:p>0.4068483</text:p>
          </table:table-cell>
          <table:table-cell office:value-type="float" office:value="0.4099353" calcext:value-type="float">
            <text:p>0.4099353</text:p>
          </table:table-cell>
          <table:table-cell office:value-type="float" office:value="0.3456661" calcext:value-type="float">
            <text:p>0.3456661</text:p>
          </table:table-cell>
          <table:table-cell office:value-type="float" office:value="0.3366843" calcext:value-type="float">
            <text:p>0.3366843</text:p>
          </table:table-cell>
          <table:table-cell office:value-type="float" office:value="0.3917409" calcext:value-type="float">
            <text:p>0.3917409</text:p>
          </table:table-cell>
          <table:table-cell office:value-type="float" office:value="0.3769478" calcext:value-type="float">
            <text:p>0.3769478</text:p>
          </table:table-cell>
          <table:table-cell office:value-type="float" office:value="0.3790228" calcext:value-type="float">
            <text:p>0.3790228</text:p>
          </table:table-cell>
          <table:table-cell office:value-type="float" office:value="0.393169" calcext:value-type="float">
            <text:p>0.393169</text:p>
          </table:table-cell>
          <table:table-cell office:value-type="float" office:value="0.4029505" calcext:value-type="float">
            <text:p>0.40295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037401" calcext:value-type="float">
            <text:p>7.037401E-11</text:p>
          </table:table-cell>
          <table:table-cell office:value-type="float" office:value="1.98568E-015" calcext:value-type="float">
            <text:p>1.98568E-15</text:p>
          </table:table-cell>
          <table:table-cell office:value-type="float" office:value="1.911784E-015" calcext:value-type="float">
            <text:p>1.911784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43381" calcext:value-type="float">
            <text:p>-0.006343381</text:p>
          </table:table-cell>
          <table:table-cell office:value-type="float" office:value="-0.006119194" calcext:value-type="float">
            <text:p>-0.006119194</text:p>
          </table:table-cell>
          <table:table-cell office:value-type="float" office:value="-0.005769832" calcext:value-type="float">
            <text:p>-0.005769832</text:p>
          </table:table-cell>
          <table:table-cell office:value-type="float" office:value="-0.005439094" calcext:value-type="float">
            <text:p>-0.005439094</text:p>
          </table:table-cell>
          <table:table-cell office:value-type="float" office:value="-0.005200033" calcext:value-type="float">
            <text:p>-0.005200033</text:p>
          </table:table-cell>
          <table:table-cell office:value-type="float" office:value="-0.004996625" calcext:value-type="float">
            <text:p>-0.004996625</text:p>
          </table:table-cell>
          <table:table-cell office:value-type="float" office:value="-0.004780021" calcext:value-type="float">
            <text:p>-0.004780021</text:p>
          </table:table-cell>
          <table:table-cell office:value-type="float" office:value="-0.004440677" calcext:value-type="float">
            <text:p>-0.004440677</text:p>
          </table:table-cell>
          <table:table-cell office:value-type="float" office:value="-0.00795221" calcext:value-type="float">
            <text:p>-0.00795221</text:p>
          </table:table-cell>
          <table:table-cell office:value-type="float" office:value="-0.009313338" calcext:value-type="float">
            <text:p>-0.00931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39" calcext:value-type="float">
            <text:p>-0.00973539</text:p>
          </table:table-cell>
          <table:table-cell office:value-type="float" office:value="-0.001910376" calcext:value-type="float">
            <text:p>-0.0019103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167" calcext:value-type="float">
            <text:p>-2.237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1.6613" calcext:value-type="float">
            <text:p>11.6613</text:p>
          </table:table-cell>
          <table:table-cell office:value-type="float" office:value="0" calcext:value-type="float">
            <text:p>0</text:p>
          </table:table-cell>
          <table:table-cell office:value-type="float" office:value="1128.52" calcext:value-type="float">
            <text:p>1128.52</text:p>
          </table:table-cell>
          <table:table-cell office:value-type="float" office:value="4.601411" calcext:value-type="float">
            <text:p>4.601411</text:p>
          </table:table-cell>
          <table:table-cell office:value-type="float" office:value="0" calcext:value-type="float">
            <text:p>0</text:p>
          </table:table-cell>
          <table:table-cell office:value-type="float" office:value="0.3875833" calcext:value-type="float">
            <text:p>0.3875833</text:p>
          </table:table-cell>
          <table:table-cell office:value-type="float" office:value="0.3896101" calcext:value-type="float">
            <text:p>0.3896101</text:p>
          </table:table-cell>
          <table:table-cell office:value-type="float" office:value="0.3936037" calcext:value-type="float">
            <text:p>0.3936037</text:p>
          </table:table-cell>
          <table:table-cell office:value-type="float" office:value="0.398469" calcext:value-type="float">
            <text:p>0.398469</text:p>
          </table:table-cell>
          <table:table-cell office:value-type="float" office:value="0.4021848" calcext:value-type="float">
            <text:p>0.4021848</text:p>
          </table:table-cell>
          <table:table-cell office:value-type="float" office:value="0.3423695" calcext:value-type="float">
            <text:p>0.3423695</text:p>
          </table:table-cell>
          <table:table-cell office:value-type="float" office:value="0.3352198" calcext:value-type="float">
            <text:p>0.3352198</text:p>
          </table:table-cell>
          <table:table-cell office:value-type="float" office:value="0.3914452" calcext:value-type="float">
            <text:p>0.3914452</text:p>
          </table:table-cell>
          <table:table-cell office:value-type="float" office:value="0.3793695" calcext:value-type="float">
            <text:p>0.3793695</text:p>
          </table:table-cell>
          <table:table-cell office:value-type="float" office:value="0.3797805" calcext:value-type="float">
            <text:p>0.3797805</text:p>
          </table:table-cell>
          <table:table-cell office:value-type="float" office:value="0.3934586" calcext:value-type="float">
            <text:p>0.3934586</text:p>
          </table:table-cell>
          <table:table-cell office:value-type="float" office:value="0.4030204" calcext:value-type="float">
            <text:p>0.40302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6241" calcext:value-type="float">
            <text:p>2.306241E-11</text:p>
          </table:table-cell>
          <table:table-cell office:value-type="float" office:value="1.973936E-015" calcext:value-type="float">
            <text:p>1.973936E-15</text:p>
          </table:table-cell>
          <table:table-cell office:value-type="float" office:value="1.911783E-015" calcext:value-type="float">
            <text:p>1.911783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8593" calcext:value-type="float">
            <text:p>-0.00728593</text:p>
          </table:table-cell>
          <table:table-cell office:value-type="float" office:value="-0.007054537" calcext:value-type="float">
            <text:p>-0.007054537</text:p>
          </table:table-cell>
          <table:table-cell office:value-type="float" office:value="-0.006632157" calcext:value-type="float">
            <text:p>-0.006632157</text:p>
          </table:table-cell>
          <table:table-cell office:value-type="float" office:value="-0.006178225" calcext:value-type="float">
            <text:p>-0.006178225</text:p>
          </table:table-cell>
          <table:table-cell office:value-type="float" office:value="-0.005841635" calcext:value-type="float">
            <text:p>-0.005841635</text:p>
          </table:table-cell>
          <table:table-cell office:value-type="float" office:value="-0.005365332" calcext:value-type="float">
            <text:p>-0.005365332</text:p>
          </table:table-cell>
          <table:table-cell office:value-type="float" office:value="-0.004951598" calcext:value-type="float">
            <text:p>-0.004951598</text:p>
          </table:table-cell>
          <table:table-cell office:value-type="float" office:value="-0.004509924" calcext:value-type="float">
            <text:p>-0.004509924</text:p>
          </table:table-cell>
          <table:table-cell office:value-type="float" office:value="-0.0071501" calcext:value-type="float">
            <text:p>-0.0071501</text:p>
          </table:table-cell>
          <table:table-cell office:value-type="float" office:value="-0.009001652" calcext:value-type="float">
            <text:p>-0.00900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242" calcext:value-type="float">
            <text:p>-0.009735242</text:p>
          </table:table-cell>
          <table:table-cell office:value-type="float" office:value="-0.001910625" calcext:value-type="float">
            <text:p>-0.0019106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926" calcext:value-type="float">
            <text:p>-2.2329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2.68547" calcext:value-type="float">
            <text:p>12.68547</text:p>
          </table:table-cell>
          <table:table-cell office:value-type="float" office:value="0" calcext:value-type="float">
            <text:p>0</text:p>
          </table:table-cell>
          <table:table-cell office:value-type="float" office:value="1127.565" calcext:value-type="float">
            <text:p>1127.565</text:p>
          </table:table-cell>
          <table:table-cell office:value-type="float" office:value="4.531752" calcext:value-type="float">
            <text:p>4.531752</text:p>
          </table:table-cell>
          <table:table-cell office:value-type="float" office:value="0" calcext:value-type="float">
            <text:p>0</text:p>
          </table:table-cell>
          <table:table-cell office:value-type="float" office:value="0.3671277" calcext:value-type="float">
            <text:p>0.3671277</text:p>
          </table:table-cell>
          <table:table-cell office:value-type="float" office:value="0.3764957" calcext:value-type="float">
            <text:p>0.3764957</text:p>
          </table:table-cell>
          <table:table-cell office:value-type="float" office:value="0.384539" calcext:value-type="float">
            <text:p>0.384539</text:p>
          </table:table-cell>
          <table:table-cell office:value-type="float" office:value="0.3909454" calcext:value-type="float">
            <text:p>0.3909454</text:p>
          </table:table-cell>
          <table:table-cell office:value-type="float" office:value="0.3950928" calcext:value-type="float">
            <text:p>0.3950928</text:p>
          </table:table-cell>
          <table:table-cell office:value-type="float" office:value="0.337959" calcext:value-type="float">
            <text:p>0.337959</text:p>
          </table:table-cell>
          <table:table-cell office:value-type="float" office:value="0.331307" calcext:value-type="float">
            <text:p>0.331307</text:p>
          </table:table-cell>
          <table:table-cell office:value-type="float" office:value="0.390148" calcext:value-type="float">
            <text:p>0.390148</text:p>
          </table:table-cell>
          <table:table-cell office:value-type="float" office:value="0.3815528" calcext:value-type="float">
            <text:p>0.3815528</text:p>
          </table:table-cell>
          <table:table-cell office:value-type="float" office:value="0.380714" calcext:value-type="float">
            <text:p>0.380714</text:p>
          </table:table-cell>
          <table:table-cell office:value-type="float" office:value="0.3937993" calcext:value-type="float">
            <text:p>0.3937993</text:p>
          </table:table-cell>
          <table:table-cell office:value-type="float" office:value="0.4031395" calcext:value-type="float">
            <text:p>0.4031395</text:p>
          </table:table-cell>
          <table:table-cell office:value-type="float" office:value="0.4623663" calcext:value-type="float">
            <text:p>0.4623663</text:p>
          </table:table-cell>
          <table:table-cell office:value-type="float" office:value="0" calcext:value-type="float">
            <text:p>0</text:p>
          </table:table-cell>
          <table:table-cell office:value-type="float" office:value="0.04531746" calcext:value-type="float">
            <text:p>0.04531746</text:p>
          </table:table-cell>
          <table:table-cell office:value-type="float" office:value="1.965133E-015" calcext:value-type="float">
            <text:p>1.965133E-15</text:p>
          </table:table-cell>
          <table:table-cell office:value-type="float" office:value="1.911781E-015" calcext:value-type="float">
            <text:p>1.911781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936" calcext:value-type="float">
            <text:p>-0.0100936</text:p>
          </table:table-cell>
          <table:table-cell office:value-type="float" office:value="-0.008648713" calcext:value-type="float">
            <text:p>-0.008648713</text:p>
          </table:table-cell>
          <table:table-cell office:value-type="float" office:value="-0.007626322" calcext:value-type="float">
            <text:p>-0.007626322</text:p>
          </table:table-cell>
          <table:table-cell office:value-type="float" office:value="-0.006932791" calcext:value-type="float">
            <text:p>-0.006932791</text:p>
          </table:table-cell>
          <table:table-cell office:value-type="float" office:value="-0.006507068" calcext:value-type="float">
            <text:p>-0.006507068</text:p>
          </table:table-cell>
          <table:table-cell office:value-type="float" office:value="-0.005915634" calcext:value-type="float">
            <text:p>-0.005915634</text:p>
          </table:table-cell>
          <table:table-cell office:value-type="float" office:value="-0.005462507" calcext:value-type="float">
            <text:p>-0.005462507</text:p>
          </table:table-cell>
          <table:table-cell office:value-type="float" office:value="-0.004845383" calcext:value-type="float">
            <text:p>-0.004845383</text:p>
          </table:table-cell>
          <table:table-cell office:value-type="float" office:value="-0.006496731" calcext:value-type="float">
            <text:p>-0.006496731</text:p>
          </table:table-cell>
          <table:table-cell office:value-type="float" office:value="-0.008631446" calcext:value-type="float">
            <text:p>-0.00863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62754" calcext:value-type="float">
            <text:p>-0.01662754</text:p>
          </table:table-cell>
          <table:table-cell office:value-type="float" office:value="-0.001874653" calcext:value-type="float">
            <text:p>-0.0018746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9327" calcext:value-type="float">
            <text:p>-2.2293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3.68709" calcext:value-type="float">
            <text:p>13.68709</text:p>
          </table:table-cell>
          <table:table-cell office:value-type="float" office:value="0" calcext:value-type="float">
            <text:p>0</text:p>
          </table:table-cell>
          <table:table-cell office:value-type="float" office:value="1126.622" calcext:value-type="float">
            <text:p>1126.622</text:p>
          </table:table-cell>
          <table:table-cell office:value-type="float" office:value="4.473345" calcext:value-type="float">
            <text:p>4.473345</text:p>
          </table:table-cell>
          <table:table-cell office:value-type="float" office:value="0" calcext:value-type="float">
            <text:p>0</text:p>
          </table:table-cell>
          <table:table-cell office:value-type="float" office:value="0.3319667" calcext:value-type="float">
            <text:p>0.3319667</text:p>
          </table:table-cell>
          <table:table-cell office:value-type="float" office:value="0.3597266" calcext:value-type="float">
            <text:p>0.3597266</text:p>
          </table:table-cell>
          <table:table-cell office:value-type="float" office:value="0.3757075" calcext:value-type="float">
            <text:p>0.3757075</text:p>
          </table:table-cell>
          <table:table-cell office:value-type="float" office:value="0.3841856" calcext:value-type="float">
            <text:p>0.3841856</text:p>
          </table:table-cell>
          <table:table-cell office:value-type="float" office:value="0.3885236" calcext:value-type="float">
            <text:p>0.3885236</text:p>
          </table:table-cell>
          <table:table-cell office:value-type="float" office:value="0.3334409" calcext:value-type="float">
            <text:p>0.3334409</text:p>
          </table:table-cell>
          <table:table-cell office:value-type="float" office:value="0.3277684" calcext:value-type="float">
            <text:p>0.3277684</text:p>
          </table:table-cell>
          <table:table-cell office:value-type="float" office:value="0.388575" calcext:value-type="float">
            <text:p>0.388575</text:p>
          </table:table-cell>
          <table:table-cell office:value-type="float" office:value="0.382658" calcext:value-type="float">
            <text:p>0.382658</text:p>
          </table:table-cell>
          <table:table-cell office:value-type="float" office:value="0.3816114" calcext:value-type="float">
            <text:p>0.3816114</text:p>
          </table:table-cell>
          <table:table-cell office:value-type="float" office:value="0.3941845" calcext:value-type="float">
            <text:p>0.3941845</text:p>
          </table:table-cell>
          <table:table-cell office:value-type="float" office:value="0.4032926" calcext:value-type="float">
            <text:p>0.4032926</text:p>
          </table:table-cell>
          <table:table-cell office:value-type="float" office:value="0.4623493" calcext:value-type="float">
            <text:p>0.4623493</text:p>
          </table:table-cell>
          <table:table-cell office:value-type="float" office:value="0" calcext:value-type="float">
            <text:p>0</text:p>
          </table:table-cell>
          <table:table-cell office:value-type="float" office:value="0.1427164" calcext:value-type="float">
            <text:p>0.1427164</text:p>
          </table:table-cell>
          <table:table-cell office:value-type="float" office:value="0.00448996" calcext:value-type="float">
            <text:p>0.00448996</text:p>
          </table:table-cell>
          <table:table-cell office:value-type="float" office:value="1.91178E-015" calcext:value-type="float">
            <text:p>1.91178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6064" calcext:value-type="float">
            <text:p>-0.01786064</text:p>
          </table:table-cell>
          <table:table-cell office:value-type="float" office:value="-0.01128839" calcext:value-type="float">
            <text:p>-0.01128839</text:p>
          </table:table-cell>
          <table:table-cell office:value-type="float" office:value="-0.008754634" calcext:value-type="float">
            <text:p>-0.008754634</text:p>
          </table:table-cell>
          <table:table-cell office:value-type="float" office:value="-0.007701408" calcext:value-type="float">
            <text:p>-0.007701408</text:p>
          </table:table-cell>
          <table:table-cell office:value-type="float" office:value="-0.007205127" calcext:value-type="float">
            <text:p>-0.007205127</text:p>
          </table:table-cell>
          <table:table-cell office:value-type="float" office:value="-0.006551084" calcext:value-type="float">
            <text:p>-0.006551084</text:p>
          </table:table-cell>
          <table:table-cell office:value-type="float" office:value="-0.005977671" calcext:value-type="float">
            <text:p>-0.005977671</text:p>
          </table:table-cell>
          <table:table-cell office:value-type="float" office:value="-0.005286421" calcext:value-type="float">
            <text:p>-0.005286421</text:p>
          </table:table-cell>
          <table:table-cell office:value-type="float" office:value="-0.006189117" calcext:value-type="float">
            <text:p>-0.006189117</text:p>
          </table:table-cell>
          <table:table-cell office:value-type="float" office:value="-0.008290429" calcext:value-type="float">
            <text:p>-0.00829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70339" calcext:value-type="float">
            <text:p>-0.03470339</text:p>
          </table:table-cell>
          <table:table-cell office:value-type="float" office:value="-0.001782579" calcext:value-type="float">
            <text:p>-0.00178257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372" calcext:value-type="float">
            <text:p>-2.226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4.55742" calcext:value-type="float">
            <text:p>14.55742</text:p>
          </table:table-cell>
          <table:table-cell office:value-type="float" office:value="0" calcext:value-type="float">
            <text:p>0</text:p>
          </table:table-cell>
          <table:table-cell office:value-type="float" office:value="1125.802" calcext:value-type="float">
            <text:p>1125.802</text:p>
          </table:table-cell>
          <table:table-cell office:value-type="float" office:value="4.422876" calcext:value-type="float">
            <text:p>4.422876</text:p>
          </table:table-cell>
          <table:table-cell office:value-type="float" office:value="0" calcext:value-type="float">
            <text:p>0</text:p>
          </table:table-cell>
          <table:table-cell office:value-type="float" office:value="0.267103" calcext:value-type="float">
            <text:p>0.267103</text:p>
          </table:table-cell>
          <table:table-cell office:value-type="float" office:value="0.3469769" calcext:value-type="float">
            <text:p>0.3469769</text:p>
          </table:table-cell>
          <table:table-cell office:value-type="float" office:value="0.3692921" calcext:value-type="float">
            <text:p>0.3692921</text:p>
          </table:table-cell>
          <table:table-cell office:value-type="float" office:value="0.3783583" calcext:value-type="float">
            <text:p>0.3783583</text:p>
          </table:table-cell>
          <table:table-cell office:value-type="float" office:value="0.382173" calcext:value-type="float">
            <text:p>0.382173</text:p>
          </table:table-cell>
          <table:table-cell office:value-type="float" office:value="0.3281665" calcext:value-type="float">
            <text:p>0.3281665</text:p>
          </table:table-cell>
          <table:table-cell office:value-type="float" office:value="0.3228951" calcext:value-type="float">
            <text:p>0.3228951</text:p>
          </table:table-cell>
          <table:table-cell office:value-type="float" office:value="0.3865062" calcext:value-type="float">
            <text:p>0.3865062</text:p>
          </table:table-cell>
          <table:table-cell office:value-type="float" office:value="0.3833292" calcext:value-type="float">
            <text:p>0.3833292</text:p>
          </table:table-cell>
          <table:table-cell office:value-type="float" office:value="0.3826858" calcext:value-type="float">
            <text:p>0.3826858</text:p>
          </table:table-cell>
          <table:table-cell office:value-type="float" office:value="0.3947021" calcext:value-type="float">
            <text:p>0.3947021</text:p>
          </table:table-cell>
          <table:table-cell office:value-type="float" office:value="0.4034612" calcext:value-type="float">
            <text:p>0.4034612</text:p>
          </table:table-cell>
          <table:table-cell office:value-type="float" office:value="0.4623239" calcext:value-type="float">
            <text:p>0.4623239</text:p>
          </table:table-cell>
          <table:table-cell office:value-type="float" office:value="0" calcext:value-type="float">
            <text:p>0</text:p>
          </table:table-cell>
          <table:table-cell office:value-type="float" office:value="0.2284366" calcext:value-type="float">
            <text:p>0.2284366</text:p>
          </table:table-cell>
          <table:table-cell office:value-type="float" office:value="0.02279896" calcext:value-type="float">
            <text:p>0.02279896</text:p>
          </table:table-cell>
          <table:table-cell office:value-type="float" office:value="1.91178E-015" calcext:value-type="float">
            <text:p>1.91178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38005" calcext:value-type="float">
            <text:p>-0.06738005</text:p>
          </table:table-cell>
          <table:table-cell office:value-type="float" office:value="-0.01411586" calcext:value-type="float">
            <text:p>-0.01411586</text:p>
          </table:table-cell>
          <table:table-cell office:value-type="float" office:value="-0.009721084" calcext:value-type="float">
            <text:p>-0.009721084</text:p>
          </table:table-cell>
          <table:table-cell office:value-type="float" office:value="-0.00844808" calcext:value-type="float">
            <text:p>-0.00844808</text:p>
          </table:table-cell>
          <table:table-cell office:value-type="float" office:value="-0.007966463" calcext:value-type="float">
            <text:p>-0.007966463</text:p>
          </table:table-cell>
          <table:table-cell office:value-type="float" office:value="-0.007393976" calcext:value-type="float">
            <text:p>-0.007393976</text:p>
          </table:table-cell>
          <table:table-cell office:value-type="float" office:value="-0.006776706" calcext:value-type="float">
            <text:p>-0.006776706</text:p>
          </table:table-cell>
          <table:table-cell office:value-type="float" office:value="-0.005930344" calcext:value-type="float">
            <text:p>-0.005930344</text:p>
          </table:table-cell>
          <table:table-cell office:value-type="float" office:value="-0.006009268" calcext:value-type="float">
            <text:p>-0.006009268</text:p>
          </table:table-cell>
          <table:table-cell office:value-type="float" office:value="-0.007902586" calcext:value-type="float">
            <text:p>-0.00790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18577" calcext:value-type="float">
            <text:p>-0.06118577</text:p>
          </table:table-cell>
          <table:table-cell office:value-type="float" office:value="-0.001655533" calcext:value-type="float">
            <text:p>-0.0016555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3709" calcext:value-type="float">
            <text:p>-2.2237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5.18125" calcext:value-type="float">
            <text:p>15.18125</text:p>
          </table:table-cell>
          <table:table-cell office:value-type="float" office:value="0" calcext:value-type="float">
            <text:p>0</text:p>
          </table:table-cell>
          <table:table-cell office:value-type="float" office:value="1125.222" calcext:value-type="float">
            <text:p>1125.222</text:p>
          </table:table-cell>
          <table:table-cell office:value-type="float" office:value="4.379834" calcext:value-type="float">
            <text:p>4.379834</text:p>
          </table:table-cell>
          <table:table-cell office:value-type="float" office:value="0" calcext:value-type="float">
            <text:p>0</text:p>
          </table:table-cell>
          <table:table-cell office:value-type="float" office:value="0.2516401" calcext:value-type="float">
            <text:p>0.2516401</text:p>
          </table:table-cell>
          <table:table-cell office:value-type="float" office:value="0.3329023" calcext:value-type="float">
            <text:p>0.3329023</text:p>
          </table:table-cell>
          <table:table-cell office:value-type="float" office:value="0.3560708" calcext:value-type="float">
            <text:p>0.3560708</text:p>
          </table:table-cell>
          <table:table-cell office:value-type="float" office:value="0.3657951" calcext:value-type="float">
            <text:p>0.3657951</text:p>
          </table:table-cell>
          <table:table-cell office:value-type="float" office:value="0.370752" calcext:value-type="float">
            <text:p>0.370752</text:p>
          </table:table-cell>
          <table:table-cell office:value-type="float" office:value="0.3224214" calcext:value-type="float">
            <text:p>0.3224214</text:p>
          </table:table-cell>
          <table:table-cell office:value-type="float" office:value="0.3188751" calcext:value-type="float">
            <text:p>0.3188751</text:p>
          </table:table-cell>
          <table:table-cell office:value-type="float" office:value="0.3847635" calcext:value-type="float">
            <text:p>0.3847635</text:p>
          </table:table-cell>
          <table:table-cell office:value-type="float" office:value="0.3829667" calcext:value-type="float">
            <text:p>0.3829667</text:p>
          </table:table-cell>
          <table:table-cell office:value-type="float" office:value="0.3838134" calcext:value-type="float">
            <text:p>0.3838134</text:p>
          </table:table-cell>
          <table:table-cell office:value-type="float" office:value="0.3954157" calcext:value-type="float">
            <text:p>0.3954157</text:p>
          </table:table-cell>
          <table:table-cell office:value-type="float" office:value="0.4036666" calcext:value-type="float">
            <text:p>0.4036666</text:p>
          </table:table-cell>
          <table:table-cell office:value-type="float" office:value="0.4623333" calcext:value-type="float">
            <text:p>0.4623333</text:p>
          </table:table-cell>
          <table:table-cell office:value-type="float" office:value="0" calcext:value-type="float">
            <text:p>0</text:p>
          </table:table-cell>
          <table:table-cell office:value-type="float" office:value="0.267773" calcext:value-type="float">
            <text:p>0.267773</text:p>
          </table:table-cell>
          <table:table-cell office:value-type="float" office:value="0.07395438" calcext:value-type="float">
            <text:p>0.07395438</text:p>
          </table:table-cell>
          <table:table-cell office:value-type="float" office:value="1.930499E-015" calcext:value-type="float">
            <text:p>1.930499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3155" calcext:value-type="float">
            <text:p>-0.1093155</text:p>
          </table:table-cell>
          <table:table-cell office:value-type="float" office:value="-0.01823261" calcext:value-type="float">
            <text:p>-0.01823261</text:p>
          </table:table-cell>
          <table:table-cell office:value-type="float" office:value="-0.01217755" calcext:value-type="float">
            <text:p>-0.01217755</text:p>
          </table:table-cell>
          <table:table-cell office:value-type="float" office:value="-0.01039743" calcext:value-type="float">
            <text:p>-0.01039743</text:p>
          </table:table-cell>
          <table:table-cell office:value-type="float" office:value="-0.009593282" calcext:value-type="float">
            <text:p>-0.009593282</text:p>
          </table:table-cell>
          <table:table-cell office:value-type="float" office:value="-0.008443617" calcext:value-type="float">
            <text:p>-0.008443617</text:p>
          </table:table-cell>
          <table:table-cell office:value-type="float" office:value="-0.007523601" calcext:value-type="float">
            <text:p>-0.007523601</text:p>
          </table:table-cell>
          <table:table-cell office:value-type="float" office:value="-0.006539748" calcext:value-type="float">
            <text:p>-0.006539748</text:p>
          </table:table-cell>
          <table:table-cell office:value-type="float" office:value="-0.006102744" calcext:value-type="float">
            <text:p>-0.006102744</text:p>
          </table:table-cell>
          <table:table-cell office:value-type="float" office:value="-0.00751372" calcext:value-type="float">
            <text:p>-0.00751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85603" calcext:value-type="float">
            <text:p>-0.7285603</text:p>
          </table:table-cell>
          <table:table-cell office:value-type="float" office:value="-0.001460454" calcext:value-type="float">
            <text:p>-0.0014604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1855" calcext:value-type="float">
            <text:p>-2.2218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5.58556" calcext:value-type="float">
            <text:p>15.58556</text:p>
          </table:table-cell>
          <table:table-cell office:value-type="float" office:value="0" calcext:value-type="float">
            <text:p>0</text:p>
          </table:table-cell>
          <table:table-cell office:value-type="float" office:value="1124.852" calcext:value-type="float">
            <text:p>1124.852</text:p>
          </table:table-cell>
          <table:table-cell office:value-type="float" office:value="4.345701" calcext:value-type="float">
            <text:p>4.345701</text:p>
          </table:table-cell>
          <table:table-cell office:value-type="float" office:value="0" calcext:value-type="float">
            <text:p>0</text:p>
          </table:table-cell>
          <table:table-cell office:value-type="float" office:value="0.3416677" calcext:value-type="float">
            <text:p>0.3416677</text:p>
          </table:table-cell>
          <table:table-cell office:value-type="float" office:value="0.3523735" calcext:value-type="float">
            <text:p>0.3523735</text:p>
          </table:table-cell>
          <table:table-cell office:value-type="float" office:value="0.3598324" calcext:value-type="float">
            <text:p>0.3598324</text:p>
          </table:table-cell>
          <table:table-cell office:value-type="float" office:value="0.3627736" calcext:value-type="float">
            <text:p>0.3627736</text:p>
          </table:table-cell>
          <table:table-cell office:value-type="float" office:value="0.3654317" calcext:value-type="float">
            <text:p>0.3654317</text:p>
          </table:table-cell>
          <table:table-cell office:value-type="float" office:value="0.3175785" calcext:value-type="float">
            <text:p>0.3175785</text:p>
          </table:table-cell>
          <table:table-cell office:value-type="float" office:value="0.3148138" calcext:value-type="float">
            <text:p>0.3148138</text:p>
          </table:table-cell>
          <table:table-cell office:value-type="float" office:value="0.3833729" calcext:value-type="float">
            <text:p>0.3833729</text:p>
          </table:table-cell>
          <table:table-cell office:value-type="float" office:value="0.3822969" calcext:value-type="float">
            <text:p>0.3822969</text:p>
          </table:table-cell>
          <table:table-cell office:value-type="float" office:value="0.3844943" calcext:value-type="float">
            <text:p>0.3844943</text:p>
          </table:table-cell>
          <table:table-cell office:value-type="float" office:value="0.3960873" calcext:value-type="float">
            <text:p>0.3960873</text:p>
          </table:table-cell>
          <table:table-cell office:value-type="float" office:value="0.403903" calcext:value-type="float">
            <text:p>0.403903</text:p>
          </table:table-cell>
          <table:table-cell office:value-type="float" office:value="0.4623618" calcext:value-type="float">
            <text:p>0.4623618</text:p>
          </table:table-cell>
          <table:table-cell office:value-type="float" office:value="0" calcext:value-type="float">
            <text:p>0</text:p>
          </table:table-cell>
          <table:table-cell office:value-type="float" office:value="0.06872765" calcext:value-type="float">
            <text:p>0.06872765</text:p>
          </table:table-cell>
          <table:table-cell office:value-type="float" office:value="0.08705898" calcext:value-type="float">
            <text:p>0.08705898</text:p>
          </table:table-cell>
          <table:table-cell office:value-type="float" office:value="1.910394E-015" calcext:value-type="float">
            <text:p>1.910394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1856" calcext:value-type="float">
            <text:p>-0.01541856</text:p>
          </table:table-cell>
          <table:table-cell office:value-type="float" office:value="-0.01288908" calcext:value-type="float">
            <text:p>-0.01288908</text:p>
          </table:table-cell>
          <table:table-cell office:value-type="float" office:value="-0.01144931" calcext:value-type="float">
            <text:p>-0.01144931</text:p>
          </table:table-cell>
          <table:table-cell office:value-type="float" office:value="-0.01096782" calcext:value-type="float">
            <text:p>-0.01096782</text:p>
          </table:table-cell>
          <table:table-cell office:value-type="float" office:value="-0.01050081" calcext:value-type="float">
            <text:p>-0.01050081</text:p>
          </table:table-cell>
          <table:table-cell office:value-type="float" office:value="-0.009472659" calcext:value-type="float">
            <text:p>-0.009472659</text:p>
          </table:table-cell>
          <table:table-cell office:value-type="float" office:value="-0.008378181" calcext:value-type="float">
            <text:p>-0.008378181</text:p>
          </table:table-cell>
          <table:table-cell office:value-type="float" office:value="-0.007072644" calcext:value-type="float">
            <text:p>-0.007072644</text:p>
          </table:table-cell>
          <table:table-cell office:value-type="float" office:value="-0.00628265" calcext:value-type="float">
            <text:p>-0.00628265</text:p>
          </table:table-cell>
          <table:table-cell office:value-type="float" office:value="-0.007287834" calcext:value-type="float">
            <text:p>-0.007287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00647" calcext:value-type="float">
            <text:p>-0.0900647</text:p>
          </table:table-cell>
          <table:table-cell office:value-type="float" office:value="-0.001577847" calcext:value-type="float">
            <text:p>-0.00157784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132" calcext:value-type="float">
            <text:p>-2.2171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6.06356" calcext:value-type="float">
            <text:p>16.06356</text:p>
          </table:table-cell>
          <table:table-cell office:value-type="float" office:value="0" calcext:value-type="float">
            <text:p>0</text:p>
          </table:table-cell>
          <table:table-cell office:value-type="float" office:value="1124.39" calcext:value-type="float">
            <text:p>1124.39</text:p>
          </table:table-cell>
          <table:table-cell office:value-type="float" office:value="4.329381" calcext:value-type="float">
            <text:p>4.329381</text:p>
          </table:table-cell>
          <table:table-cell office:value-type="float" office:value="0" calcext:value-type="float">
            <text:p>0</text:p>
          </table:table-cell>
          <table:table-cell office:value-type="float" office:value="0.3453816" calcext:value-type="float">
            <text:p>0.3453816</text:p>
          </table:table-cell>
          <table:table-cell office:value-type="float" office:value="0.362749" calcext:value-type="float">
            <text:p>0.362749</text:p>
          </table:table-cell>
          <table:table-cell office:value-type="float" office:value="0.3738588" calcext:value-type="float">
            <text:p>0.3738588</text:p>
          </table:table-cell>
          <table:table-cell office:value-type="float" office:value="0.3754814" calcext:value-type="float">
            <text:p>0.3754814</text:p>
          </table:table-cell>
          <table:table-cell office:value-type="float" office:value="0.3753657" calcext:value-type="float">
            <text:p>0.3753657</text:p>
          </table:table-cell>
          <table:table-cell office:value-type="float" office:value="0.3178559" calcext:value-type="float">
            <text:p>0.3178559</text:p>
          </table:table-cell>
          <table:table-cell office:value-type="float" office:value="0.3127296" calcext:value-type="float">
            <text:p>0.3127296</text:p>
          </table:table-cell>
          <table:table-cell office:value-type="float" office:value="0.3820736" calcext:value-type="float">
            <text:p>0.3820736</text:p>
          </table:table-cell>
          <table:table-cell office:value-type="float" office:value="0.3815568" calcext:value-type="float">
            <text:p>0.3815568</text:p>
          </table:table-cell>
          <table:table-cell office:value-type="float" office:value="0.3849835" calcext:value-type="float">
            <text:p>0.3849835</text:p>
          </table:table-cell>
          <table:table-cell office:value-type="float" office:value="0.3966873" calcext:value-type="float">
            <text:p>0.3966873</text:p>
          </table:table-cell>
          <table:table-cell office:value-type="float" office:value="0.4041827" calcext:value-type="float">
            <text:p>0.4041827</text:p>
          </table:table-cell>
          <table:table-cell office:value-type="float" office:value="0.4623465" calcext:value-type="float">
            <text:p>0.4623465</text:p>
          </table:table-cell>
          <table:table-cell office:value-type="float" office:value="0" calcext:value-type="float">
            <text:p>0</text:p>
          </table:table-cell>
          <table:table-cell office:value-type="float" office:value="0.1004869" calcext:value-type="float">
            <text:p>0.1004869</text:p>
          </table:table-cell>
          <table:table-cell office:value-type="float" office:value="0.01045775" calcext:value-type="float">
            <text:p>0.01045775</text:p>
          </table:table-cell>
          <table:table-cell office:value-type="float" office:value="1.910394E-015" calcext:value-type="float">
            <text:p>1.910394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99081" calcext:value-type="float">
            <text:p>-0.01399081</text:p>
          </table:table-cell>
          <table:table-cell office:value-type="float" office:value="-0.01066126" calcext:value-type="float">
            <text:p>-0.01066126</text:p>
          </table:table-cell>
          <table:table-cell office:value-type="float" office:value="-0.009001493" calcext:value-type="float">
            <text:p>-0.009001493</text:p>
          </table:table-cell>
          <table:table-cell office:value-type="float" office:value="-0.008872479" calcext:value-type="float">
            <text:p>-0.008872479</text:p>
          </table:table-cell>
          <table:table-cell office:value-type="float" office:value="-0.008918255" calcext:value-type="float">
            <text:p>-0.008918255</text:p>
          </table:table-cell>
          <table:table-cell office:value-type="float" office:value="-0.009430708" calcext:value-type="float">
            <text:p>-0.009430708</text:p>
          </table:table-cell>
          <table:table-cell office:value-type="float" office:value="-0.008866562" calcext:value-type="float">
            <text:p>-0.008866562</text:p>
          </table:table-cell>
          <table:table-cell office:value-type="float" office:value="-0.007612337" calcext:value-type="float">
            <text:p>-0.007612337</text:p>
          </table:table-cell>
          <table:table-cell office:value-type="float" office:value="-0.006488168" calcext:value-type="float">
            <text:p>-0.006488168</text:p>
          </table:table-cell>
          <table:table-cell office:value-type="float" office:value="-0.007130563" calcext:value-type="float">
            <text:p>-0.00713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9372" calcext:value-type="float">
            <text:p>-0.0259372</text:p>
          </table:table-cell>
          <table:table-cell office:value-type="float" office:value="-0.001797686" calcext:value-type="float">
            <text:p>-0.0017976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331" calcext:value-type="float">
            <text:p>-2.2113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6.88338" calcext:value-type="float">
            <text:p>16.88338</text:p>
          </table:table-cell>
          <table:table-cell office:value-type="float" office:value="0" calcext:value-type="float">
            <text:p>0</text:p>
          </table:table-cell>
          <table:table-cell office:value-type="float" office:value="1123.575" calcext:value-type="float">
            <text:p>1123.575</text:p>
          </table:table-cell>
          <table:table-cell office:value-type="float" office:value="4.324765" calcext:value-type="float">
            <text:p>4.324765</text:p>
          </table:table-cell>
          <table:table-cell office:value-type="float" office:value="0" calcext:value-type="float">
            <text:p>0</text:p>
          </table:table-cell>
          <table:table-cell office:value-type="float" office:value="0.2202283" calcext:value-type="float">
            <text:p>0.2202283</text:p>
          </table:table-cell>
          <table:table-cell office:value-type="float" office:value="0.3361013" calcext:value-type="float">
            <text:p>0.3361013</text:p>
          </table:table-cell>
          <table:table-cell office:value-type="float" office:value="0.3605943" calcext:value-type="float">
            <text:p>0.3605943</text:p>
          </table:table-cell>
          <table:table-cell office:value-type="float" office:value="0.3681542" calcext:value-type="float">
            <text:p>0.3681542</text:p>
          </table:table-cell>
          <table:table-cell office:value-type="float" office:value="0.3706353" calcext:value-type="float">
            <text:p>0.3706353</text:p>
          </table:table-cell>
          <table:table-cell office:value-type="float" office:value="0.3182073" calcext:value-type="float">
            <text:p>0.3182073</text:p>
          </table:table-cell>
          <table:table-cell office:value-type="float" office:value="0.3127673" calcext:value-type="float">
            <text:p>0.3127673</text:p>
          </table:table-cell>
          <table:table-cell office:value-type="float" office:value="0.3814383" calcext:value-type="float">
            <text:p>0.3814383</text:p>
          </table:table-cell>
          <table:table-cell office:value-type="float" office:value="0.3808341" calcext:value-type="float">
            <text:p>0.3808341</text:p>
          </table:table-cell>
          <table:table-cell office:value-type="float" office:value="0.3853527" calcext:value-type="float">
            <text:p>0.3853527</text:p>
          </table:table-cell>
          <table:table-cell office:value-type="float" office:value="0.3972222" calcext:value-type="float">
            <text:p>0.3972222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4623274" calcext:value-type="float">
            <text:p>0.4623274</text:p>
          </table:table-cell>
          <table:table-cell office:value-type="float" office:value="0" calcext:value-type="float">
            <text:p>0</text:p>
          </table:table-cell>
          <table:table-cell office:value-type="float" office:value="0.2622901" calcext:value-type="float">
            <text:p>0.2622901</text:p>
          </table:table-cell>
          <table:table-cell office:value-type="float" office:value="0.03619844" calcext:value-type="float">
            <text:p>0.03619844</text:p>
          </table:table-cell>
          <table:table-cell office:value-type="float" office:value="0.00001493404" calcext:value-type="float">
            <text:p>1.493404E-0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0115" calcext:value-type="float">
            <text:p>-0.260115</text:p>
          </table:table-cell>
          <table:table-cell office:value-type="float" office:value="-0.01713526" calcext:value-type="float">
            <text:p>-0.01713526</text:p>
          </table:table-cell>
          <table:table-cell office:value-type="float" office:value="-0.01122201" calcext:value-type="float">
            <text:p>-0.01122201</text:p>
          </table:table-cell>
          <table:table-cell office:value-type="float" office:value="-0.009983543" calcext:value-type="float">
            <text:p>-0.009983543</text:p>
          </table:table-cell>
          <table:table-cell office:value-type="float" office:value="-0.00961062" calcext:value-type="float">
            <text:p>-0.00961062</text:p>
          </table:table-cell>
          <table:table-cell office:value-type="float" office:value="-0.009337359" calcext:value-type="float">
            <text:p>-0.009337359</text:p>
          </table:table-cell>
          <table:table-cell office:value-type="float" office:value="-0.008855052" calcext:value-type="float">
            <text:p>-0.008855052</text:p>
          </table:table-cell>
          <table:table-cell office:value-type="float" office:value="-0.007893393" calcext:value-type="float">
            <text:p>-0.007893393</text:p>
          </table:table-cell>
          <table:table-cell office:value-type="float" office:value="-0.006696219" calcext:value-type="float">
            <text:p>-0.006696219</text:p>
          </table:table-cell>
          <table:table-cell office:value-type="float" office:value="-0.007014218" calcext:value-type="float">
            <text:p>-0.00701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67873" calcext:value-type="float">
            <text:p>-0.1067873</text:p>
          </table:table-cell>
          <table:table-cell office:value-type="float" office:value="-0.001585918" calcext:value-type="float">
            <text:p>-0.0015859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444" calcext:value-type="float">
            <text:p>-2.209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7.31041" calcext:value-type="float">
            <text:p>17.31041</text:p>
          </table:table-cell>
          <table:table-cell office:value-type="float" office:value="0" calcext:value-type="float">
            <text:p>0</text:p>
          </table:table-cell>
          <table:table-cell office:value-type="float" office:value="1123.146" calcext:value-type="float">
            <text:p>1123.146</text:p>
          </table:table-cell>
          <table:table-cell office:value-type="float" office:value="4.326785" calcext:value-type="float">
            <text:p>4.326785</text:p>
          </table:table-cell>
          <table:table-cell office:value-type="float" office:value="0" calcext:value-type="float">
            <text:p>0</text:p>
          </table:table-cell>
          <table:table-cell office:value-type="float" office:value="0.2990153" calcext:value-type="float">
            <text:p>0.2990153</text:p>
          </table:table-cell>
          <table:table-cell office:value-type="float" office:value="0.331239" calcext:value-type="float">
            <text:p>0.331239</text:p>
          </table:table-cell>
          <table:table-cell office:value-type="float" office:value="0.3497387" calcext:value-type="float">
            <text:p>0.3497387</text:p>
          </table:table-cell>
          <table:table-cell office:value-type="float" office:value="0.3572221" calcext:value-type="float">
            <text:p>0.3572221</text:p>
          </table:table-cell>
          <table:table-cell office:value-type="float" office:value="0.3611283" calcext:value-type="float">
            <text:p>0.3611283</text:p>
          </table:table-cell>
          <table:table-cell office:value-type="float" office:value="0.3147615" calcext:value-type="float">
            <text:p>0.3147615</text:p>
          </table:table-cell>
          <table:table-cell office:value-type="float" office:value="0.3113506" calcext:value-type="float">
            <text:p>0.3113506</text:p>
          </table:table-cell>
          <table:table-cell office:value-type="float" office:value="0.3809107" calcext:value-type="float">
            <text:p>0.3809107</text:p>
          </table:table-cell>
          <table:table-cell office:value-type="float" office:value="0.3800647" calcext:value-type="float">
            <text:p>0.3800647</text:p>
          </table:table-cell>
          <table:table-cell office:value-type="float" office:value="0.3854788" calcext:value-type="float">
            <text:p>0.3854788</text:p>
          </table:table-cell>
          <table:table-cell office:value-type="float" office:value="0.3976915" calcext:value-type="float">
            <text:p>0.3976915</text:p>
          </table:table-cell>
          <table:table-cell office:value-type="float" office:value="0.4048644" calcext:value-type="float">
            <text:p>0.4048644</text:p>
          </table:table-cell>
          <table:table-cell office:value-type="float" office:value="0.4623566" calcext:value-type="float">
            <text:p>0.4623566</text:p>
          </table:table-cell>
          <table:table-cell office:value-type="float" office:value="0" calcext:value-type="float">
            <text:p>0</text:p>
          </table:table-cell>
          <table:table-cell office:value-type="float" office:value="0.1304636" calcext:value-type="float">
            <text:p>0.1304636</text:p>
          </table:table-cell>
          <table:table-cell office:value-type="float" office:value="0.08644389" calcext:value-type="float">
            <text:p>0.08644389</text:p>
          </table:table-cell>
          <table:table-cell office:value-type="float" office:value="1.940437E-015" calcext:value-type="float">
            <text:p>1.940437E-15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69181" calcext:value-type="float">
            <text:p>-0.03469181</text:p>
          </table:table-cell>
          <table:table-cell office:value-type="float" office:value="-0.01881354" calcext:value-type="float">
            <text:p>-0.01881354</text:p>
          </table:table-cell>
          <table:table-cell office:value-type="float" office:value="-0.01359829" calcext:value-type="float">
            <text:p>-0.01359829</text:p>
          </table:table-cell>
          <table:table-cell office:value-type="float" office:value="-0.01202802" calcext:value-type="float">
            <text:p>-0.01202802</text:p>
          </table:table-cell>
          <table:table-cell office:value-type="float" office:value="-0.01126977" calcext:value-type="float">
            <text:p>-0.01126977</text:p>
          </table:table-cell>
          <table:table-cell office:value-type="float" office:value="-0.01012764" calcext:value-type="float">
            <text:p>-0.01012764</text:p>
          </table:table-cell>
          <table:table-cell office:value-type="float" office:value="-0.009193044" calcext:value-type="float">
            <text:p>-0.009193044</text:p>
          </table:table-cell>
          <table:table-cell office:value-type="float" office:value="-0.008132486" calcext:value-type="float">
            <text:p>-0.008132486</text:p>
          </table:table-cell>
          <table:table-cell office:value-type="float" office:value="-0.006924961" calcext:value-type="float">
            <text:p>-0.006924961</text:p>
          </table:table-cell>
          <table:table-cell office:value-type="float" office:value="-0.006974284" calcext:value-type="float">
            <text:p>-0.00697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95727" calcext:value-type="float">
            <text:p>-0.2495727</text:p>
          </table:table-cell>
          <table:table-cell office:value-type="float" office:value="-0.001530735" calcext:value-type="float">
            <text:p>-0.0015307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6248" calcext:value-type="float">
            <text:p>-2.2062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7.7168" calcext:value-type="float">
            <text:p>17.7168</text:p>
          </table:table-cell>
          <table:table-cell office:value-type="float" office:value="0" calcext:value-type="float">
            <text:p>0</text:p>
          </table:table-cell>
          <table:table-cell office:value-type="float" office:value="1122.724" calcext:value-type="float">
            <text:p>1122.724</text:p>
          </table:table-cell>
          <table:table-cell office:value-type="float" office:value="4.342259" calcext:value-type="float">
            <text:p>4.342259</text:p>
          </table:table-cell>
          <table:table-cell office:value-type="float" office:value="0" calcext:value-type="float">
            <text:p>0</text:p>
          </table:table-cell>
          <table:table-cell office:value-type="float" office:value="0.273999" calcext:value-type="float">
            <text:p>0.273999</text:p>
          </table:table-cell>
          <table:table-cell office:value-type="float" office:value="0.3299958" calcext:value-type="float">
            <text:p>0.3299958</text:p>
          </table:table-cell>
          <table:table-cell office:value-type="float" office:value="0.3509858" calcext:value-type="float">
            <text:p>0.3509858</text:p>
          </table:table-cell>
          <table:table-cell office:value-type="float" office:value="0.3566471" calcext:value-type="float">
            <text:p>0.3566471</text:p>
          </table:table-cell>
          <table:table-cell office:value-type="float" office:value="0.359098" calcext:value-type="float">
            <text:p>0.359098</text:p>
          </table:table-cell>
          <table:table-cell office:value-type="float" office:value="0.3119494" calcext:value-type="float">
            <text:p>0.3119494</text:p>
          </table:table-cell>
          <table:table-cell office:value-type="float" office:value="0.3089075" calcext:value-type="float">
            <text:p>0.3089075</text:p>
          </table:table-cell>
          <table:table-cell office:value-type="float" office:value="0.3801403" calcext:value-type="float">
            <text:p>0.3801403</text:p>
          </table:table-cell>
          <table:table-cell office:value-type="float" office:value="0.3793544" calcext:value-type="float">
            <text:p>0.3793544</text:p>
          </table:table-cell>
          <table:table-cell office:value-type="float" office:value="0.3855278" calcext:value-type="float">
            <text:p>0.3855278</text:p>
          </table:table-cell>
          <table:table-cell office:value-type="float" office:value="0.3980922" calcext:value-type="float">
            <text:p>0.3980922</text:p>
          </table:table-cell>
          <table:table-cell office:value-type="float" office:value="0.4052413" calcext:value-type="float">
            <text:p>0.4052413</text:p>
          </table:table-cell>
          <table:table-cell office:value-type="float" office:value="0.4623453" calcext:value-type="float">
            <text:p>0.4623453</text:p>
          </table:table-cell>
          <table:table-cell office:value-type="float" office:value="0" calcext:value-type="float">
            <text:p>0</text:p>
          </table:table-cell>
          <table:table-cell office:value-type="float" office:value="0.1891969" calcext:value-type="float">
            <text:p>0.1891969</text:p>
          </table:table-cell>
          <table:table-cell office:value-type="float" office:value="0.07951056" calcext:value-type="float">
            <text:p>0.07951056</text:p>
          </table:table-cell>
          <table:table-cell office:value-type="float" office:value="1.940437E-015" calcext:value-type="float">
            <text:p>1.940437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71221" calcext:value-type="float">
            <text:p>-0.06171221</text:p>
          </table:table-cell>
          <table:table-cell office:value-type="float" office:value="-0.01915699" calcext:value-type="float">
            <text:p>-0.01915699</text:p>
          </table:table-cell>
          <table:table-cell office:value-type="float" office:value="-0.01327424" calcext:value-type="float">
            <text:p>-0.01327424</text:p>
          </table:table-cell>
          <table:table-cell office:value-type="float" office:value="-0.01214568" calcext:value-type="float">
            <text:p>-0.01214568</text:p>
          </table:table-cell>
          <table:table-cell office:value-type="float" office:value="-0.01167231" calcext:value-type="float">
            <text:p>-0.01167231</text:p>
          </table:table-cell>
          <table:table-cell office:value-type="float" office:value="-0.01084569" calcext:value-type="float">
            <text:p>-0.01084569</text:p>
          </table:table-cell>
          <table:table-cell office:value-type="float" office:value="-0.009821655" calcext:value-type="float">
            <text:p>-0.009821655</text:p>
          </table:table-cell>
          <table:table-cell office:value-type="float" office:value="-0.00849491" calcext:value-type="float">
            <text:p>-0.00849491</text:p>
          </table:table-cell>
          <table:table-cell office:value-type="float" office:value="-0.007143768" calcext:value-type="float">
            <text:p>-0.007143768</text:p>
          </table:table-cell>
          <table:table-cell office:value-type="float" office:value="-0.00695895" calcext:value-type="float">
            <text:p>-0.00695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9848" calcext:value-type="float">
            <text:p>-0.2139848</text:p>
          </table:table-cell>
          <table:table-cell office:value-type="float" office:value="-0.001506031" calcext:value-type="float">
            <text:p>-0.0015060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107" calcext:value-type="float">
            <text:p>-2.2021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8.34385" calcext:value-type="float">
            <text:p>18.34385</text:p>
          </table:table-cell>
          <table:table-cell office:value-type="float" office:value="0" calcext:value-type="float">
            <text:p>0</text:p>
          </table:table-cell>
          <table:table-cell office:value-type="float" office:value="1122.074" calcext:value-type="float">
            <text:p>1122.074</text:p>
          </table:table-cell>
          <table:table-cell office:value-type="float" office:value="4.365493" calcext:value-type="float">
            <text:p>4.365493</text:p>
          </table:table-cell>
          <table:table-cell office:value-type="float" office:value="0" calcext:value-type="float">
            <text:p>0</text:p>
          </table:table-cell>
          <table:table-cell office:value-type="float" office:value="0.1453847" calcext:value-type="float">
            <text:p>0.1453847</text:p>
          </table:table-cell>
          <table:table-cell office:value-type="float" office:value="0.2836832" calcext:value-type="float">
            <text:p>0.2836832</text:p>
          </table:table-cell>
          <table:table-cell office:value-type="float" office:value="0.3323026" calcext:value-type="float">
            <text:p>0.3323026</text:p>
          </table:table-cell>
          <table:table-cell office:value-type="float" office:value="0.3456265" calcext:value-type="float">
            <text:p>0.3456265</text:p>
          </table:table-cell>
          <table:table-cell office:value-type="float" office:value="0.3513673" calcext:value-type="float">
            <text:p>0.3513673</text:p>
          </table:table-cell>
          <table:table-cell office:value-type="float" office:value="0.3092529" calcext:value-type="float">
            <text:p>0.3092529</text:p>
          </table:table-cell>
          <table:table-cell office:value-type="float" office:value="0.307034" calcext:value-type="float">
            <text:p>0.307034</text:p>
          </table:table-cell>
          <table:table-cell office:value-type="float" office:value="0.379313" calcext:value-type="float">
            <text:p>0.379313</text:p>
          </table:table-cell>
          <table:table-cell office:value-type="float" office:value="0.3786482" calcext:value-type="float">
            <text:p>0.3786482</text:p>
          </table:table-cell>
          <table:table-cell office:value-type="float" office:value="0.3855281" calcext:value-type="float">
            <text:p>0.3855281</text:p>
          </table:table-cell>
          <table:table-cell office:value-type="float" office:value="0.3984306" calcext:value-type="float">
            <text:p>0.3984306</text:p>
          </table:table-cell>
          <table:table-cell office:value-type="float" office:value="0.4055635" calcext:value-type="float">
            <text:p>0.4055635</text:p>
          </table:table-cell>
          <table:table-cell office:value-type="float" office:value="0.4623412" calcext:value-type="float">
            <text:p>0.4623412</text:p>
          </table:table-cell>
          <table:table-cell office:value-type="float" office:value="0" calcext:value-type="float">
            <text:p>0</text:p>
          </table:table-cell>
          <table:table-cell office:value-type="float" office:value="0.339332" calcext:value-type="float">
            <text:p>0.339332</text:p>
          </table:table-cell>
          <table:table-cell office:value-type="float" office:value="0.1640256" calcext:value-type="float">
            <text:p>0.1640256</text:p>
          </table:table-cell>
          <table:table-cell office:value-type="float" office:value="0.002070745" calcext:value-type="float">
            <text:p>0.00207074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69815" calcext:value-type="float">
            <text:p>-9.169815</text:p>
          </table:table-cell>
          <table:table-cell office:value-type="float" office:value="-0.05108121" calcext:value-type="float">
            <text:p>-0.05108121</text:p>
          </table:table-cell>
          <table:table-cell office:value-type="float" office:value="-0.01859684" calcext:value-type="float">
            <text:p>-0.01859684</text:p>
          </table:table-cell>
          <table:table-cell office:value-type="float" office:value="-0.01470261" calcext:value-type="float">
            <text:p>-0.01470261</text:p>
          </table:table-cell>
          <table:table-cell office:value-type="float" office:value="-0.01330571" calcext:value-type="float">
            <text:p>-0.01330571</text:p>
          </table:table-cell>
          <table:table-cell office:value-type="float" office:value="-0.01157183" calcext:value-type="float">
            <text:p>-0.01157183</text:p>
          </table:table-cell>
          <table:table-cell office:value-type="float" office:value="-0.01033405" calcext:value-type="float">
            <text:p>-0.01033405</text:p>
          </table:table-cell>
          <table:table-cell office:value-type="float" office:value="-0.008904207" calcext:value-type="float">
            <text:p>-0.008904207</text:p>
          </table:table-cell>
          <table:table-cell office:value-type="float" office:value="-0.007368518" calcext:value-type="float">
            <text:p>-0.007368518</text:p>
          </table:table-cell>
          <table:table-cell office:value-type="float" office:value="-0.006958767" calcext:value-type="float">
            <text:p>-0.006958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17102" calcext:value-type="float">
            <text:p>-5.917102</text:p>
          </table:table-cell>
          <table:table-cell office:value-type="float" office:value="-0.001107269" calcext:value-type="float">
            <text:p>-0.0011072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153" calcext:value-type="float">
            <text:p>-2.2011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8.87092" calcext:value-type="float">
            <text:p>18.87092</text:p>
          </table:table-cell>
          <table:table-cell office:value-type="float" office:value="0" calcext:value-type="float">
            <text:p>0</text:p>
          </table:table-cell>
          <table:table-cell office:value-type="float" office:value="1121.519" calcext:value-type="float">
            <text:p>1121.519</text:p>
          </table:table-cell>
          <table:table-cell office:value-type="float" office:value="4.39336" calcext:value-type="float">
            <text:p>4.39336</text:p>
          </table:table-cell>
          <table:table-cell office:value-type="float" office:value="0" calcext:value-type="float">
            <text:p>0</text:p>
          </table:table-cell>
          <table:table-cell office:value-type="float" office:value="0.1423296" calcext:value-type="float">
            <text:p>0.1423296</text:p>
          </table:table-cell>
          <table:table-cell office:value-type="float" office:value="0.1781361" calcext:value-type="float">
            <text:p>0.1781361</text:p>
          </table:table-cell>
          <table:table-cell office:value-type="float" office:value="0.3270797" calcext:value-type="float">
            <text:p>0.3270797</text:p>
          </table:table-cell>
          <table:table-cell office:value-type="float" office:value="0.340186" calcext:value-type="float">
            <text:p>0.340186</text:p>
          </table:table-cell>
          <table:table-cell office:value-type="float" office:value="0.345902" calcext:value-type="float">
            <text:p>0.345902</text:p>
          </table:table-cell>
          <table:table-cell office:value-type="float" office:value="0.3056026" calcext:value-type="float">
            <text:p>0.3056026</text:p>
          </table:table-cell>
          <table:table-cell office:value-type="float" office:value="0.3044999" calcext:value-type="float">
            <text:p>0.3044999</text:p>
          </table:table-cell>
          <table:table-cell office:value-type="float" office:value="0.3784929" calcext:value-type="float">
            <text:p>0.3784929</text:p>
          </table:table-cell>
          <table:table-cell office:value-type="float" office:value="0.3779918" calcext:value-type="float">
            <text:p>0.3779918</text:p>
          </table:table-cell>
          <table:table-cell office:value-type="float" office:value="0.3853756" calcext:value-type="float">
            <text:p>0.3853756</text:p>
          </table:table-cell>
          <table:table-cell office:value-type="float" office:value="0.3987044" calcext:value-type="float">
            <text:p>0.3987044</text:p>
          </table:table-cell>
          <table:table-cell office:value-type="float" office:value="0.40583" calcext:value-type="float">
            <text:p>0.40583</text:p>
          </table:table-cell>
          <table:table-cell office:value-type="float" office:value="0.4623443" calcext:value-type="float">
            <text:p>0.4623443</text:p>
          </table:table-cell>
          <table:table-cell office:value-type="float" office:value="0" calcext:value-type="float">
            <text:p>0</text:p>
          </table:table-cell>
          <table:table-cell office:value-type="float" office:value="0.2927257" calcext:value-type="float">
            <text:p>0.2927257</text:p>
          </table:table-cell>
          <table:table-cell office:value-type="float" office:value="0.2866838" calcext:value-type="float">
            <text:p>0.2866838</text:p>
          </table:table-cell>
          <table:table-cell office:value-type="float" office:value="0.02152987" calcext:value-type="float">
            <text:p>0.02152987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1275" calcext:value-type="float">
            <text:p>-11.01275</text:p>
          </table:table-cell>
          <table:table-cell office:value-type="float" office:value="-1.813906" calcext:value-type="float">
            <text:p>-1.813906</text:p>
          </table:table-cell>
          <table:table-cell office:value-type="float" office:value="-0.02039606" calcext:value-type="float">
            <text:p>-0.02039606</text:p>
          </table:table-cell>
          <table:table-cell office:value-type="float" office:value="-0.01620616" calcext:value-type="float">
            <text:p>-0.01620616</text:p>
          </table:table-cell>
          <table:table-cell office:value-type="float" office:value="-0.01465662" calcext:value-type="float">
            <text:p>-0.01465662</text:p>
          </table:table-cell>
          <table:table-cell office:value-type="float" office:value="-0.01265854" calcext:value-type="float">
            <text:p>-0.01265854</text:p>
          </table:table-cell>
          <table:table-cell office:value-type="float" office:value="-0.01107542" calcext:value-type="float">
            <text:p>-0.01107542</text:p>
          </table:table-cell>
          <table:table-cell office:value-type="float" office:value="-0.009330203" calcext:value-type="float">
            <text:p>-0.009330203</text:p>
          </table:table-cell>
          <table:table-cell office:value-type="float" office:value="-0.007584352" calcext:value-type="float">
            <text:p>-0.007584352</text:p>
          </table:table-cell>
          <table:table-cell office:value-type="float" office:value="-0.007005407" calcext:value-type="float">
            <text:p>-0.00700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5815" calcext:value-type="float">
            <text:p>-10.55815</text:p>
          </table:table-cell>
          <table:table-cell office:value-type="float" office:value="-0.0006742671" calcext:value-type="float">
            <text:p>-0.00067426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151" calcext:value-type="float">
            <text:p>-2.2001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9.55122" calcext:value-type="float">
            <text:p>19.55122</text:p>
          </table:table-cell>
          <table:table-cell office:value-type="float" office:value="0" calcext:value-type="float">
            <text:p>0</text:p>
          </table:table-cell>
          <table:table-cell office:value-type="float" office:value="1120.783" calcext:value-type="float">
            <text:p>1120.783</text:p>
          </table:table-cell>
          <table:table-cell office:value-type="float" office:value="4.449672" calcext:value-type="float">
            <text:p>4.449672</text:p>
          </table:table-cell>
          <table:table-cell office:value-type="float" office:value="0" calcext:value-type="float">
            <text:p>0</text:p>
          </table:table-cell>
          <table:table-cell office:value-type="float" office:value="0.2882983" calcext:value-type="float">
            <text:p>0.2882983</text:p>
          </table:table-cell>
          <table:table-cell office:value-type="float" office:value="0.3158419" calcext:value-type="float">
            <text:p>0.3158419</text:p>
          </table:table-cell>
          <table:table-cell office:value-type="float" office:value="0.3290769" calcext:value-type="float">
            <text:p>0.3290769</text:p>
          </table:table-cell>
          <table:table-cell office:value-type="float" office:value="0.3345344" calcext:value-type="float">
            <text:p>0.3345344</text:p>
          </table:table-cell>
          <table:table-cell office:value-type="float" office:value="0.3397867" calcext:value-type="float">
            <text:p>0.3397867</text:p>
          </table:table-cell>
          <table:table-cell office:value-type="float" office:value="0.3021047" calcext:value-type="float">
            <text:p>0.3021047</text:p>
          </table:table-cell>
          <table:table-cell office:value-type="float" office:value="0.3022058" calcext:value-type="float">
            <text:p>0.3022058</text:p>
          </table:table-cell>
          <table:table-cell office:value-type="float" office:value="0.3775991" calcext:value-type="float">
            <text:p>0.3775991</text:p>
          </table:table-cell>
          <table:table-cell office:value-type="float" office:value="0.3773212" calcext:value-type="float">
            <text:p>0.3773212</text:p>
          </table:table-cell>
          <table:table-cell office:value-type="float" office:value="0.3851598" calcext:value-type="float">
            <text:p>0.3851598</text:p>
          </table:table-cell>
          <table:table-cell office:value-type="float" office:value="0.3989054" calcext:value-type="float">
            <text:p>0.3989054</text:p>
          </table:table-cell>
          <table:table-cell office:value-type="float" office:value="0.4060827" calcext:value-type="float">
            <text:p>0.4060827</text:p>
          </table:table-cell>
          <table:table-cell office:value-type="float" office:value="0.4623547" calcext:value-type="float">
            <text:p>0.4623547</text:p>
          </table:table-cell>
          <table:table-cell office:value-type="float" office:value="0" calcext:value-type="float">
            <text:p>0</text:p>
          </table:table-cell>
          <table:table-cell office:value-type="float" office:value="0.07242472" calcext:value-type="float">
            <text:p>0.07242472</text:p>
          </table:table-cell>
          <table:table-cell office:value-type="float" office:value="0.1386292" calcext:value-type="float">
            <text:p>0.1386292</text:p>
          </table:table-cell>
          <table:table-cell office:value-type="float" office:value="0.03861269" calcext:value-type="float">
            <text:p>0.03861269</text:p>
          </table:table-cell>
          <table:table-cell office:value-type="float" office:value="9.213064E-016" calcext:value-type="float">
            <text:p>9.213064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7924" calcext:value-type="float">
            <text:p>-0.0447924</text:p>
          </table:table-cell>
          <table:table-cell office:value-type="float" office:value="-0.02503057" calcext:value-type="float">
            <text:p>-0.02503057</text:p>
          </table:table-cell>
          <table:table-cell office:value-type="float" office:value="-0.01981203" calcext:value-type="float">
            <text:p>-0.01981203</text:p>
          </table:table-cell>
          <table:table-cell office:value-type="float" office:value="-0.01799305" calcext:value-type="float">
            <text:p>-0.01799305</text:p>
          </table:table-cell>
          <table:table-cell office:value-type="float" office:value="-0.01635877" calcext:value-type="float">
            <text:p>-0.01635877</text:p>
          </table:table-cell>
          <table:table-cell office:value-type="float" office:value="-0.01380894" calcext:value-type="float">
            <text:p>-0.01380894</text:p>
          </table:table-cell>
          <table:table-cell office:value-type="float" office:value="-0.01179963" calcext:value-type="float">
            <text:p>-0.01179963</text:p>
          </table:table-cell>
          <table:table-cell office:value-type="float" office:value="-0.009818672" calcext:value-type="float">
            <text:p>-0.009818672</text:p>
          </table:table-cell>
          <table:table-cell office:value-type="float" office:value="-0.007811356" calcext:value-type="float">
            <text:p>-0.007811356</text:p>
          </table:table-cell>
          <table:table-cell office:value-type="float" office:value="-0.007072812" calcext:value-type="float">
            <text:p>-0.00707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68955" calcext:value-type="float">
            <text:p>-0.02268955</text:p>
          </table:table-cell>
          <table:table-cell office:value-type="float" office:value="-0.001256062" calcext:value-type="float">
            <text:p>-0.0012560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0311" calcext:value-type="float">
            <text:p>-2.1903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0.44728" calcext:value-type="float">
            <text:p>20.44728</text:p>
          </table:table-cell>
          <table:table-cell office:value-type="float" office:value="0" calcext:value-type="float">
            <text:p>0</text:p>
          </table:table-cell>
          <table:table-cell office:value-type="float" office:value="1113.244" calcext:value-type="float">
            <text:p>1113.244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0" calcext:value-type="float">
            <text:p>0</text:p>
          </table:table-cell>
          <table:table-cell office:value-type="float" office:value="0.3279071" calcext:value-type="float">
            <text:p>0.3279071</text:p>
          </table:table-cell>
          <table:table-cell office:value-type="float" office:value="0.3406757" calcext:value-type="float">
            <text:p>0.3406757</text:p>
          </table:table-cell>
          <table:table-cell office:value-type="float" office:value="0.3452276" calcext:value-type="float">
            <text:p>0.3452276</text:p>
          </table:table-cell>
          <table:table-cell office:value-type="float" office:value="0.3405268" calcext:value-type="float">
            <text:p>0.3405268</text:p>
          </table:table-cell>
          <table:table-cell office:value-type="float" office:value="0.3385242" calcext:value-type="float">
            <text:p>0.3385242</text:p>
          </table:table-cell>
          <table:table-cell office:value-type="float" office:value="0.2959966" calcext:value-type="float">
            <text:p>0.2959966</text:p>
          </table:table-cell>
          <table:table-cell office:value-type="float" office:value="0.2957714" calcext:value-type="float">
            <text:p>0.2957714</text:p>
          </table:table-cell>
          <table:table-cell office:value-type="float" office:value="0.3748318" calcext:value-type="float">
            <text:p>0.3748318</text:p>
          </table:table-cell>
          <table:table-cell office:value-type="float" office:value="0.3747515" calcext:value-type="float">
            <text:p>0.3747515</text:p>
          </table:table-cell>
          <table:table-cell office:value-type="float" office:value="0.3837389" calcext:value-type="float">
            <text:p>0.3837389</text:p>
          </table:table-cell>
          <table:table-cell office:value-type="float" office:value="0.3984648" calcext:value-type="float">
            <text:p>0.3984648</text:p>
          </table:table-cell>
          <table:table-cell office:value-type="float" office:value="0.4061469" calcext:value-type="float">
            <text:p>0.4061469</text:p>
          </table:table-cell>
          <table:table-cell office:value-type="float" office:value="0.4623575" calcext:value-type="float">
            <text:p>0.4623575</text:p>
          </table:table-cell>
          <table:table-cell office:value-type="float" office:value="0" calcext:value-type="float">
            <text:p>0</text:p>
          </table:table-cell>
          <table:table-cell office:value-type="float" office:value="0.04998093" calcext:value-type="float">
            <text:p>0.04998093</text:p>
          </table:table-cell>
          <table:table-cell office:value-type="float" office:value="0.004404636" calcext:value-type="float">
            <text:p>0.004404636</text:p>
          </table:table-cell>
          <table:table-cell office:value-type="float" office:value="2.792386E-015" calcext:value-type="float">
            <text:p>2.792386E-15</text:p>
          </table:table-cell>
          <table:table-cell office:value-type="float" office:value="9.213061E-016" calcext:value-type="float">
            <text:p>9.213061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31561" calcext:value-type="float">
            <text:p>-0.01931561</text:p>
          </table:table-cell>
          <table:table-cell office:value-type="float" office:value="-0.01558769" calcext:value-type="float">
            <text:p>-0.01558769</text:p>
          </table:table-cell>
          <table:table-cell office:value-type="float" office:value="-0.01455033" calcext:value-type="float">
            <text:p>-0.01455033</text:p>
          </table:table-cell>
          <table:table-cell office:value-type="float" office:value="-0.01599923" calcext:value-type="float">
            <text:p>-0.01599923</text:p>
          </table:table-cell>
          <table:table-cell office:value-type="float" office:value="-0.01665001" calcext:value-type="float">
            <text:p>-0.01665001</text:p>
          </table:table-cell>
          <table:table-cell office:value-type="float" office:value="-0.01606283" calcext:value-type="float">
            <text:p>-0.01606283</text:p>
          </table:table-cell>
          <table:table-cell office:value-type="float" office:value="-0.01407724" calcext:value-type="float">
            <text:p>-0.01407724</text:p>
          </table:table-cell>
          <table:table-cell office:value-type="float" office:value="-0.01146606" calcext:value-type="float">
            <text:p>-0.01146606</text:p>
          </table:table-cell>
          <table:table-cell office:value-type="float" office:value="-0.008724667" calcext:value-type="float">
            <text:p>-0.008724667</text:p>
          </table:table-cell>
          <table:table-cell office:value-type="float" office:value="-0.007519555" calcext:value-type="float">
            <text:p>-0.007519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65463" calcext:value-type="float">
            <text:p>-0.01765463</text:p>
          </table:table-cell>
          <table:table-cell office:value-type="float" office:value="-0.001858146" calcext:value-type="float">
            <text:p>-0.0018581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443" calcext:value-type="float">
            <text:p>-2.1814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1.14248" calcext:value-type="float">
            <text:p>21.14248</text:p>
          </table:table-cell>
          <table:table-cell office:value-type="float" office:value="0" calcext:value-type="float">
            <text:p>0</text:p>
          </table:table-cell>
          <table:table-cell office:value-type="float" office:value="1103.386" calcext:value-type="float">
            <text:p>1103.386</text:p>
          </table:table-cell>
          <table:table-cell office:value-type="float" office:value="20.255" calcext:value-type="float">
            <text:p>20.255</text:p>
          </table:table-cell>
          <table:table-cell office:value-type="float" office:value="0" calcext:value-type="float">
            <text:p>0</text:p>
          </table:table-cell>
          <table:table-cell office:value-type="float" office:value="0.2326698" calcext:value-type="float">
            <text:p>0.2326698</text:p>
          </table:table-cell>
          <table:table-cell office:value-type="float" office:value="0.3081109" calcext:value-type="float">
            <text:p>0.3081109</text:p>
          </table:table-cell>
          <table:table-cell office:value-type="float" office:value="0.3223251" calcext:value-type="float">
            <text:p>0.3223251</text:p>
          </table:table-cell>
          <table:table-cell office:value-type="float" office:value="0.3246702" calcext:value-type="float">
            <text:p>0.3246702</text:p>
          </table:table-cell>
          <table:table-cell office:value-type="float" office:value="0.3260501" calcext:value-type="float">
            <text:p>0.3260501</text:p>
          </table:table-cell>
          <table:table-cell office:value-type="float" office:value="0.2881346" calcext:value-type="float">
            <text:p>0.2881346</text:p>
          </table:table-cell>
          <table:table-cell office:value-type="float" office:value="0.2875746" calcext:value-type="float">
            <text:p>0.2875746</text:p>
          </table:table-cell>
          <table:table-cell office:value-type="float" office:value="0.3701774" calcext:value-type="float">
            <text:p>0.3701774</text:p>
          </table:table-cell>
          <table:table-cell office:value-type="float" office:value="0.3693283" calcext:value-type="float">
            <text:p>0.3693283</text:p>
          </table:table-cell>
          <table:table-cell office:value-type="float" office:value="0.3802128" calcext:value-type="float">
            <text:p>0.3802128</text:p>
          </table:table-cell>
          <table:table-cell office:value-type="float" office:value="0.3966642" calcext:value-type="float">
            <text:p>0.3966642</text:p>
          </table:table-cell>
          <table:table-cell office:value-type="float" office:value="0.4057026" calcext:value-type="float">
            <text:p>0.4057026</text:p>
          </table:table-cell>
          <table:table-cell office:value-type="float" office:value="0.4623503" calcext:value-type="float">
            <text:p>0.4623503</text:p>
          </table:table-cell>
          <table:table-cell office:value-type="float" office:value="0" calcext:value-type="float">
            <text:p>0</text:p>
          </table:table-cell>
          <table:table-cell office:value-type="float" office:value="0.1323839" calcext:value-type="float">
            <text:p>0.1323839</text:p>
          </table:table-cell>
          <table:table-cell office:value-type="float" office:value="0.01034745" calcext:value-type="float">
            <text:p>0.01034745</text:p>
          </table:table-cell>
          <table:table-cell office:value-type="float" office:value="1.971522E-015" calcext:value-type="float">
            <text:p>1.971522E-15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70237" calcext:value-type="float">
            <text:p>-0.2070237</text:p>
          </table:table-cell>
          <table:table-cell office:value-type="float" office:value="-0.02920813" calcext:value-type="float">
            <text:p>-0.02920813</text:p>
          </table:table-cell>
          <table:table-cell office:value-type="float" office:value="-0.02246675" calcext:value-type="float">
            <text:p>-0.02246675</text:p>
          </table:table-cell>
          <table:table-cell office:value-type="float" office:value="-0.02156714" calcext:value-type="float">
            <text:p>-0.02156714</text:p>
          </table:table-cell>
          <table:table-cell office:value-type="float" office:value="-0.02102476" calcext:value-type="float">
            <text:p>-0.02102476</text:p>
          </table:table-cell>
          <table:table-cell office:value-type="float" office:value="-0.01973953" calcext:value-type="float">
            <text:p>-0.01973953</text:p>
          </table:table-cell>
          <table:table-cell office:value-type="float" office:value="-0.01786431" calcext:value-type="float">
            <text:p>-0.01786431</text:p>
          </table:table-cell>
          <table:table-cell office:value-type="float" office:value="-0.0150518" calcext:value-type="float">
            <text:p>-0.0150518</text:p>
          </table:table-cell>
          <table:table-cell office:value-type="float" office:value="-0.01112977" calcext:value-type="float">
            <text:p>-0.01112977</text:p>
          </table:table-cell>
          <table:table-cell office:value-type="float" office:value="-0.008810656" calcext:value-type="float">
            <text:p>-0.00881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18168" calcext:value-type="float">
            <text:p>-0.03718168</text:p>
          </table:table-cell>
          <table:table-cell office:value-type="float" office:value="-0.001773351" calcext:value-type="float">
            <text:p>-0.0017733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296" calcext:value-type="float">
            <text:p>-2.1802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1.86696" calcext:value-type="float">
            <text:p>21.86696</text:p>
          </table:table-cell>
          <table:table-cell office:value-type="float" office:value="0" calcext:value-type="float">
            <text:p>0</text:p>
          </table:table-cell>
          <table:table-cell office:value-type="float" office:value="1099.379" calcext:value-type="float">
            <text:p>1099.379</text:p>
          </table:table-cell>
          <table:table-cell office:value-type="float" office:value="23.53806" calcext:value-type="float">
            <text:p>23.53806</text:p>
          </table:table-cell>
          <table:table-cell office:value-type="float" office:value="0" calcext:value-type="float">
            <text:p>0</text:p>
          </table:table-cell>
          <table:table-cell office:value-type="float" office:value="0.1396262" calcext:value-type="float">
            <text:p>0.1396262</text:p>
          </table:table-cell>
          <table:table-cell office:value-type="float" office:value="0.2158069" calcext:value-type="float">
            <text:p>0.2158069</text:p>
          </table:table-cell>
          <table:table-cell office:value-type="float" office:value="0.3072565" calcext:value-type="float">
            <text:p>0.3072565</text:p>
          </table:table-cell>
          <table:table-cell office:value-type="float" office:value="0.3195138" calcext:value-type="float">
            <text:p>0.3195138</text:p>
          </table:table-cell>
          <table:table-cell office:value-type="float" office:value="0.3231669" calcext:value-type="float">
            <text:p>0.3231669</text:p>
          </table:table-cell>
          <table:table-cell office:value-type="float" office:value="0.2863485" calcext:value-type="float">
            <text:p>0.2863485</text:p>
          </table:table-cell>
          <table:table-cell office:value-type="float" office:value="0.2850795" calcext:value-type="float">
            <text:p>0.2850795</text:p>
          </table:table-cell>
          <table:table-cell office:value-type="float" office:value="0.3682521" calcext:value-type="float">
            <text:p>0.3682521</text:p>
          </table:table-cell>
          <table:table-cell office:value-type="float" office:value="0.3661511" calcext:value-type="float">
            <text:p>0.3661511</text:p>
          </table:table-cell>
          <table:table-cell office:value-type="float" office:value="0.3778899" calcext:value-type="float">
            <text:p>0.3778899</text:p>
          </table:table-cell>
          <table:table-cell office:value-type="float" office:value="0.395253" calcext:value-type="float">
            <text:p>0.395253</text:p>
          </table:table-cell>
          <table:table-cell office:value-type="float" office:value="0.4052404" calcext:value-type="float">
            <text:p>0.4052404</text:p>
          </table:table-cell>
          <table:table-cell office:value-type="float" office:value="0.4623189" calcext:value-type="float">
            <text:p>0.4623189</text:p>
          </table:table-cell>
          <table:table-cell office:value-type="float" office:value="0" calcext:value-type="float">
            <text:p>0</text:p>
          </table:table-cell>
          <table:table-cell office:value-type="float" office:value="0.1794756" calcext:value-type="float">
            <text:p>0.1794756</text:p>
          </table:table-cell>
          <table:table-cell office:value-type="float" office:value="0.1279192" calcext:value-type="float">
            <text:p>0.1279192</text:p>
          </table:table-cell>
          <table:table-cell office:value-type="float" office:value="0.006020973" calcext:value-type="float">
            <text:p>0.006020973</text:p>
          </table:table-cell>
          <table:table-cell office:value-type="float" office:value="9.213062E-016" calcext:value-type="float">
            <text:p>9.213062E-16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4054" calcext:value-type="float">
            <text:p>-12.54054</text:p>
          </table:table-cell>
          <table:table-cell office:value-type="float" office:value="-0.4037664" calcext:value-type="float">
            <text:p>-0.4037664</text:p>
          </table:table-cell>
          <table:table-cell office:value-type="float" office:value="-0.03000906" calcext:value-type="float">
            <text:p>-0.03000906</text:p>
          </table:table-cell>
          <table:table-cell office:value-type="float" office:value="-0.02376255" calcext:value-type="float">
            <text:p>-0.02376255</text:p>
          </table:table-cell>
          <table:table-cell office:value-type="float" office:value="-0.0221888" calcext:value-type="float">
            <text:p>-0.0221888</text:p>
          </table:table-cell>
          <table:table-cell office:value-type="float" office:value="-0.02070819" calcext:value-type="float">
            <text:p>-0.02070819</text:p>
          </table:table-cell>
          <table:table-cell office:value-type="float" office:value="-0.01924649" calcext:value-type="float">
            <text:p>-0.01924649</text:p>
          </table:table-cell>
          <table:table-cell office:value-type="float" office:value="-0.01688207" calcext:value-type="float">
            <text:p>-0.01688207</text:p>
          </table:table-cell>
          <table:table-cell office:value-type="float" office:value="-0.01287531" calcext:value-type="float">
            <text:p>-0.01287531</text:p>
          </table:table-cell>
          <table:table-cell office:value-type="float" office:value="-0.009798832" calcext:value-type="float">
            <text:p>-0.00979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7349" calcext:value-type="float">
            <text:p>-11.67349</text:p>
          </table:table-cell>
          <table:table-cell office:value-type="float" office:value="-0.001335425" calcext:value-type="float">
            <text:p>-0.0013354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3161" calcext:value-type="float">
            <text:p>-2.183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2.5655" calcext:value-type="float">
            <text:p>22.5655</text:p>
          </table:table-cell>
          <table:table-cell office:value-type="float" office:value="0" calcext:value-type="float">
            <text:p>0</text:p>
          </table:table-cell>
          <table:table-cell office:value-type="float" office:value="1098.561" calcext:value-type="float">
            <text:p>1098.561</text:p>
          </table:table-cell>
          <table:table-cell office:value-type="float" office:value="23.65749" calcext:value-type="float">
            <text:p>23.65749</text:p>
          </table:table-cell>
          <table:table-cell office:value-type="float" office:value="0" calcext:value-type="float">
            <text:p>0</text:p>
          </table:table-cell>
          <table:table-cell office:value-type="float" office:value="0.1330373" calcext:value-type="float">
            <text:p>0.1330373</text:p>
          </table:table-cell>
          <table:table-cell office:value-type="float" office:value="0.149391" calcext:value-type="float">
            <text:p>0.149391</text:p>
          </table:table-cell>
          <table:table-cell office:value-type="float" office:value="0.2231301" calcext:value-type="float">
            <text:p>0.2231301</text:p>
          </table:table-cell>
          <table:table-cell office:value-type="float" office:value="0.3102416" calcext:value-type="float">
            <text:p>0.3102416</text:p>
          </table:table-cell>
          <table:table-cell office:value-type="float" office:value="0.3177433" calcext:value-type="float">
            <text:p>0.3177433</text:p>
          </table:table-cell>
          <table:table-cell office:value-type="float" office:value="0.2852202" calcext:value-type="float">
            <text:p>0.2852202</text:p>
          </table:table-cell>
          <table:table-cell office:value-type="float" office:value="0.2849953" calcext:value-type="float">
            <text:p>0.2849953</text:p>
          </table:table-cell>
          <table:table-cell office:value-type="float" office:value="0.3682459" calcext:value-type="float">
            <text:p>0.3682459</text:p>
          </table:table-cell>
          <table:table-cell office:value-type="float" office:value="0.3658569" calcext:value-type="float">
            <text:p>0.3658569</text:p>
          </table:table-cell>
          <table:table-cell office:value-type="float" office:value="0.3777125" calcext:value-type="float">
            <text:p>0.3777125</text:p>
          </table:table-cell>
          <table:table-cell office:value-type="float" office:value="0.3950427" calcext:value-type="float">
            <text:p>0.3950427</text:p>
          </table:table-cell>
          <table:table-cell office:value-type="float" office:value="0.4051888" calcext:value-type="float">
            <text:p>0.4051888</text:p>
          </table:table-cell>
          <table:table-cell office:value-type="float" office:value="0.4623441" calcext:value-type="float">
            <text:p>0.4623441</text:p>
          </table:table-cell>
          <table:table-cell office:value-type="float" office:value="0" calcext:value-type="float">
            <text:p>0</text:p>
          </table:table-cell>
          <table:table-cell office:value-type="float" office:value="0.1170833" calcext:value-type="float">
            <text:p>0.1170833</text:p>
          </table:table-cell>
          <table:table-cell office:value-type="float" office:value="0.2021502" calcext:value-type="float">
            <text:p>0.2021502</text:p>
          </table:table-cell>
          <table:table-cell office:value-type="float" office:value="0.109365" calcext:value-type="float">
            <text:p>0.109365</text:p>
          </table:table-cell>
          <table:table-cell office:value-type="float" office:value="0.002880565" calcext:value-type="float">
            <text:p>0.002880565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6152" calcext:value-type="float">
            <text:p>-18.36152</text:p>
          </table:table-cell>
          <table:table-cell office:value-type="float" office:value="-7.510411" calcext:value-type="float">
            <text:p>-7.510411</text:p>
          </table:table-cell>
          <table:table-cell office:value-type="float" office:value="-0.323985" calcext:value-type="float">
            <text:p>-0.323985</text:p>
          </table:table-cell>
          <table:table-cell office:value-type="float" office:value="-0.02839266" calcext:value-type="float">
            <text:p>-0.02839266</text:p>
          </table:table-cell>
          <table:table-cell office:value-type="float" office:value="-0.02459733" calcext:value-type="float">
            <text:p>-0.02459733</text:p>
          </table:table-cell>
          <table:table-cell office:value-type="float" office:value="-0.02132898" calcext:value-type="float">
            <text:p>-0.02132898</text:p>
          </table:table-cell>
          <table:table-cell office:value-type="float" office:value="-0.01929144" calcext:value-type="float">
            <text:p>-0.01929144</text:p>
          </table:table-cell>
          <table:table-cell office:value-type="float" office:value="-0.0168876" calcext:value-type="float">
            <text:p>-0.0168876</text:p>
          </table:table-cell>
          <table:table-cell office:value-type="float" office:value="-0.01304893" calcext:value-type="float">
            <text:p>-0.01304893</text:p>
          </table:table-cell>
          <table:table-cell office:value-type="float" office:value="-0.009878087" calcext:value-type="float">
            <text:p>-0.009878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0463" calcext:value-type="float">
            <text:p>-18.00463</text:p>
          </table:table-cell>
          <table:table-cell office:value-type="float" office:value="-0.0007229211" calcext:value-type="float">
            <text:p>-0.00072292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7726" calcext:value-type="float">
            <text:p>-2.1877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40956" calcext:value-type="float">
            <text:p>23.40956</text:p>
          </table:table-cell>
          <table:table-cell office:value-type="float" office:value="0" calcext:value-type="float">
            <text:p>0</text:p>
          </table:table-cell>
          <table:table-cell office:value-type="float" office:value="1097.617" calcext:value-type="float">
            <text:p>1097.617</text:p>
          </table:table-cell>
          <table:table-cell office:value-type="float" office:value="23.75687" calcext:value-type="float">
            <text:p>23.75687</text:p>
          </table:table-cell>
          <table:table-cell office:value-type="float" office:value="0" calcext:value-type="float">
            <text:p>0</text:p>
          </table:table-cell>
          <table:table-cell office:value-type="float" office:value="0.1324082" calcext:value-type="float">
            <text:p>0.1324082</text:p>
          </table:table-cell>
          <table:table-cell office:value-type="float" office:value="0.1475305" calcext:value-type="float">
            <text:p>0.1475305</text:p>
          </table:table-cell>
          <table:table-cell office:value-type="float" office:value="0.1667611" calcext:value-type="float">
            <text:p>0.1667611</text:p>
          </table:table-cell>
          <table:table-cell office:value-type="float" office:value="0.2700309" calcext:value-type="float">
            <text:p>0.2700309</text:p>
          </table:table-cell>
          <table:table-cell office:value-type="float" office:value="0.3070903" calcext:value-type="float">
            <text:p>0.3070903</text:p>
          </table:table-cell>
          <table:table-cell office:value-type="float" office:value="0.2823687" calcext:value-type="float">
            <text:p>0.2823687</text:p>
          </table:table-cell>
          <table:table-cell office:value-type="float" office:value="0.2842312" calcext:value-type="float">
            <text:p>0.2842312</text:p>
          </table:table-cell>
          <table:table-cell office:value-type="float" office:value="0.368154" calcext:value-type="float">
            <text:p>0.368154</text:p>
          </table:table-cell>
          <table:table-cell office:value-type="float" office:value="0.3656114" calcext:value-type="float">
            <text:p>0.3656114</text:p>
          </table:table-cell>
          <table:table-cell office:value-type="float" office:value="0.3775644" calcext:value-type="float">
            <text:p>0.3775644</text:p>
          </table:table-cell>
          <table:table-cell office:value-type="float" office:value="0.3947925" calcext:value-type="float">
            <text:p>0.3947925</text:p>
          </table:table-cell>
          <table:table-cell office:value-type="float" office:value="0.4051099" calcext:value-type="float">
            <text:p>0.4051099</text:p>
          </table:table-cell>
          <table:table-cell office:value-type="float" office:value="0.4623505" calcext:value-type="float">
            <text:p>0.4623505</text:p>
          </table:table-cell>
          <table:table-cell office:value-type="float" office:value="0" calcext:value-type="float">
            <text:p>0</text:p>
          </table:table-cell>
          <table:table-cell office:value-type="float" office:value="0.02923644" calcext:value-type="float">
            <text:p>0.02923644</text:p>
          </table:table-cell>
          <table:table-cell office:value-type="float" office:value="0.2044036" calcext:value-type="float">
            <text:p>0.2044036</text:p>
          </table:table-cell>
          <table:table-cell office:value-type="float" office:value="0.1724087" calcext:value-type="float">
            <text:p>0.1724087</text:p>
          </table:table-cell>
          <table:table-cell office:value-type="float" office:value="0.0600857" calcext:value-type="float">
            <text:p>0.0600857</text:p>
          </table:table-cell>
          <table:table-cell office:value-type="float" office:value="9.47966E-016" calcext:value-type="float">
            <text:p>9.47966E-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5657" calcext:value-type="float">
            <text:p>-19.05657</text:p>
          </table:table-cell>
          <table:table-cell office:value-type="float" office:value="-8.200996" calcext:value-type="float">
            <text:p>-8.200996</text:p>
          </table:table-cell>
          <table:table-cell office:value-type="float" office:value="-3.151086" calcext:value-type="float">
            <text:p>-3.151086</text:p>
          </table:table-cell>
          <table:table-cell office:value-type="float" office:value="-0.07819298" calcext:value-type="float">
            <text:p>-0.07819298</text:p>
          </table:table-cell>
          <table:table-cell office:value-type="float" office:value="-0.03031183" calcext:value-type="float">
            <text:p>-0.03031183</text:p>
          </table:table-cell>
          <table:table-cell office:value-type="float" office:value="-0.02299612" calcext:value-type="float">
            <text:p>-0.02299612</text:p>
          </table:table-cell>
          <table:table-cell office:value-type="float" office:value="-0.01972408" calcext:value-type="float">
            <text:p>-0.01972408</text:p>
          </table:table-cell>
          <table:table-cell office:value-type="float" office:value="-0.01697749" calcext:value-type="float">
            <text:p>-0.01697749</text:p>
          </table:table-cell>
          <table:table-cell office:value-type="float" office:value="-0.01319547" calcext:value-type="float">
            <text:p>-0.01319547</text:p>
          </table:table-cell>
          <table:table-cell office:value-type="float" office:value="-0.009944507" calcext:value-type="float">
            <text:p>-0.00994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9405" calcext:value-type="float">
            <text:p>-18.69405</text:p>
          </table:table-cell>
          <table:table-cell office:value-type="float" office:value="-0.0003050216" calcext:value-type="float">
            <text:p>-0.000305021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0002" calcext:value-type="float">
            <text:p>-2.190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81475" calcext:value-type="float">
            <text:p>23.81475</text:p>
          </table:table-cell>
          <table:table-cell office:value-type="float" office:value="0" calcext:value-type="float">
            <text:p>0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23.84896" calcext:value-type="float">
            <text:p>23.84896</text:p>
          </table:table-cell>
          <table:table-cell office:value-type="float" office:value="0" calcext:value-type="float">
            <text:p>0</text:p>
          </table:table-cell>
          <table:table-cell office:value-type="float" office:value="0.1230022" calcext:value-type="float">
            <text:p>0.1230022</text:p>
          </table:table-cell>
          <table:table-cell office:value-type="float" office:value="0.1614778" calcext:value-type="float">
            <text:p>0.1614778</text:p>
          </table:table-cell>
          <table:table-cell office:value-type="float" office:value="0.1789209" calcext:value-type="float">
            <text:p>0.1789209</text:p>
          </table:table-cell>
          <table:table-cell office:value-type="float" office:value="0.2084449" calcext:value-type="float">
            <text:p>0.2084449</text:p>
          </table:table-cell>
          <table:table-cell office:value-type="float" office:value="0.3025625" calcext:value-type="float">
            <text:p>0.3025625</text:p>
          </table:table-cell>
          <table:table-cell office:value-type="float" office:value="0.2792051" calcext:value-type="float">
            <text:p>0.2792051</text:p>
          </table:table-cell>
          <table:table-cell office:value-type="float" office:value="0.2829347" calcext:value-type="float">
            <text:p>0.2829347</text:p>
          </table:table-cell>
          <table:table-cell office:value-type="float" office:value="0.3679062" calcext:value-type="float">
            <text:p>0.3679062</text:p>
          </table:table-cell>
          <table:table-cell office:value-type="float" office:value="0.3653742" calcext:value-type="float">
            <text:p>0.3653742</text:p>
          </table:table-cell>
          <table:table-cell office:value-type="float" office:value="0.3774064" calcext:value-type="float">
            <text:p>0.3774064</text:p>
          </table:table-cell>
          <table:table-cell office:value-type="float" office:value="0.3945738" calcext:value-type="float">
            <text:p>0.3945738</text:p>
          </table:table-cell>
          <table:table-cell office:value-type="float" office:value="0.4050186" calcext:value-type="float">
            <text:p>0.4050186</text:p>
          </table:table-cell>
          <table:table-cell office:value-type="float" office:value="0.4623524" calcext:value-type="float">
            <text:p>0.46235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45682" calcext:value-type="float">
            <text:p>2.045682E-08</text:p>
          </table:table-cell>
          <table:table-cell office:value-type="float" office:value="0.1883897" calcext:value-type="float">
            <text:p>0.1883897</text:p>
          </table:table-cell>
          <table:table-cell office:value-type="float" office:value="0.1607419" calcext:value-type="float">
            <text:p>0.1607419</text:p>
          </table:table-cell>
          <table:table-cell office:value-type="float" office:value="0.1313774" calcext:value-type="float">
            <text:p>0.1313774</text:p>
          </table:table-cell>
          <table:table-cell office:value-type="float" office:value="0.01384307" calcext:value-type="float">
            <text:p>0.01384307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3071" calcext:value-type="float">
            <text:p>-34.23071</text:p>
          </table:table-cell>
          <table:table-cell office:value-type="float" office:value="-4.038462" calcext:value-type="float">
            <text:p>-4.038462</text:p>
          </table:table-cell>
          <table:table-cell office:value-type="float" office:value="-1.864145" calcext:value-type="float">
            <text:p>-1.864145</text:p>
          </table:table-cell>
          <table:table-cell office:value-type="float" office:value="-0.5808153" calcext:value-type="float">
            <text:p>-0.5808153</text:p>
          </table:table-cell>
          <table:table-cell office:value-type="float" office:value="-0.03322556" calcext:value-type="float">
            <text:p>-0.03322556</text:p>
          </table:table-cell>
          <table:table-cell office:value-type="float" office:value="-0.02504893" calcext:value-type="float">
            <text:p>-0.02504893</text:p>
          </table:table-cell>
          <table:table-cell office:value-type="float" office:value="-0.0204934" calcext:value-type="float">
            <text:p>-0.0204934</text:p>
          </table:table-cell>
          <table:table-cell office:value-type="float" office:value="-0.01722483" calcext:value-type="float">
            <text:p>-0.01722483</text:p>
          </table:table-cell>
          <table:table-cell office:value-type="float" office:value="-0.01333857" calcext:value-type="float">
            <text:p>-0.01333857</text:p>
          </table:table-cell>
          <table:table-cell office:value-type="float" office:value="-0.01001596" calcext:value-type="float">
            <text:p>-0.0100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1878" calcext:value-type="float">
            <text:p>-10.01878</text:p>
          </table:table-cell>
          <table:table-cell office:value-type="float" office:value="-0.0001079684" calcext:value-type="float">
            <text:p>-0.000107968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0146" calcext:value-type="float">
            <text:p>-2.190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87146" calcext:value-type="float">
            <text:p>23.87146</text:p>
          </table:table-cell>
          <table:table-cell office:value-type="float" office:value="0" calcext:value-type="float">
            <text:p>0</text:p>
          </table:table-cell>
          <table:table-cell office:value-type="float" office:value="1096.961" calcext:value-type="float">
            <text:p>1096.961</text:p>
          </table:table-cell>
          <table:table-cell office:value-type="float" office:value="23.95129" calcext:value-type="float">
            <text:p>23.95129</text:p>
          </table:table-cell>
          <table:table-cell office:value-type="float" office:value="0" calcext:value-type="float">
            <text:p>0</text:p>
          </table:table-cell>
          <table:table-cell office:value-type="float" office:value="0.1211156" calcext:value-type="float">
            <text:p>0.1211156</text:p>
          </table:table-cell>
          <table:table-cell office:value-type="float" office:value="0.2368572" calcext:value-type="float">
            <text:p>0.2368572</text:p>
          </table:table-cell>
          <table:table-cell office:value-type="float" office:value="0.1989058" calcext:value-type="float">
            <text:p>0.1989058</text:p>
          </table:table-cell>
          <table:table-cell office:value-type="float" office:value="0.2040709" calcext:value-type="float">
            <text:p>0.2040709</text:p>
          </table:table-cell>
          <table:table-cell office:value-type="float" office:value="0.2953188" calcext:value-type="float">
            <text:p>0.2953188</text:p>
          </table:table-cell>
          <table:table-cell office:value-type="float" office:value="0.2757793" calcext:value-type="float">
            <text:p>0.2757793</text:p>
          </table:table-cell>
          <table:table-cell office:value-type="float" office:value="0.2815083" calcext:value-type="float">
            <text:p>0.2815083</text:p>
          </table:table-cell>
          <table:table-cell office:value-type="float" office:value="0.3675584" calcext:value-type="float">
            <text:p>0.3675584</text:p>
          </table:table-cell>
          <table:table-cell office:value-type="float" office:value="0.3651204" calcext:value-type="float">
            <text:p>0.3651204</text:p>
          </table:table-cell>
          <table:table-cell office:value-type="float" office:value="0.3772402" calcext:value-type="float">
            <text:p>0.3772402</text:p>
          </table:table-cell>
          <table:table-cell office:value-type="float" office:value="0.3943784" calcext:value-type="float">
            <text:p>0.3943784</text:p>
          </table:table-cell>
          <table:table-cell office:value-type="float" office:value="0.4049406" calcext:value-type="float">
            <text:p>0.4049406</text:p>
          </table:table-cell>
          <table:table-cell office:value-type="float" office:value="0.462356" calcext:value-type="float">
            <text:p>0.4623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831" calcext:value-type="float">
            <text:p>1.32831E-08</text:p>
          </table:table-cell>
          <table:table-cell office:value-type="float" office:value="0.1043017" calcext:value-type="float">
            <text:p>0.1043017</text:p>
          </table:table-cell>
          <table:table-cell office:value-type="float" office:value="0.1407886" calcext:value-type="float">
            <text:p>0.1407886</text:p>
          </table:table-cell>
          <table:table-cell office:value-type="float" office:value="0.1381578" calcext:value-type="float">
            <text:p>0.1381578</text:p>
          </table:table-cell>
          <table:table-cell office:value-type="float" office:value="0.03853554" calcext:value-type="float">
            <text:p>0.0385355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88028" calcext:value-type="float">
            <text:p>-38.88028</text:p>
          </table:table-cell>
          <table:table-cell office:value-type="float" office:value="-0.2075486" calcext:value-type="float">
            <text:p>-0.2075486</text:p>
          </table:table-cell>
          <table:table-cell office:value-type="float" office:value="-0.8401272" calcext:value-type="float">
            <text:p>-0.8401272</text:p>
          </table:table-cell>
          <table:table-cell office:value-type="float" office:value="-0.6933132" calcext:value-type="float">
            <text:p>-0.6933132</text:p>
          </table:table-cell>
          <table:table-cell office:value-type="float" office:value="-0.04008843" calcext:value-type="float">
            <text:p>-0.04008843</text:p>
          </table:table-cell>
          <table:table-cell office:value-type="float" office:value="-0.02749259" calcext:value-type="float">
            <text:p>-0.02749259</text:p>
          </table:table-cell>
          <table:table-cell office:value-type="float" office:value="-0.02138024" calcext:value-type="float">
            <text:p>-0.02138024</text:p>
          </table:table-cell>
          <table:table-cell office:value-type="float" office:value="-0.01757961" calcext:value-type="float">
            <text:p>-0.01757961</text:p>
          </table:table-cell>
          <table:table-cell office:value-type="float" office:value="-0.01349344" calcext:value-type="float">
            <text:p>-0.01349344</text:p>
          </table:table-cell>
          <table:table-cell office:value-type="float" office:value="-0.0100916" calcext:value-type="float">
            <text:p>-0.0100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0206" calcext:value-type="float">
            <text:p>-0.1160206</text:p>
          </table:table-cell>
          <table:table-cell office:value-type="float" office:value="-0.0003705578" calcext:value-type="float">
            <text:p>-0.000370557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86416" calcext:value-type="float">
            <text:p>-2.1864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90748" calcext:value-type="float">
            <text:p>23.90748</text:p>
          </table:table-cell>
          <table:table-cell office:value-type="float" office:value="0" calcext:value-type="float">
            <text:p>0</text:p>
          </table:table-cell>
          <table:table-cell office:value-type="float" office:value="1096.176" calcext:value-type="float">
            <text:p>1096.176</text:p>
          </table:table-cell>
          <table:table-cell office:value-type="float" office:value="24.70027" calcext:value-type="float">
            <text:p>24.70027</text:p>
          </table:table-cell>
          <table:table-cell office:value-type="float" office:value="0" calcext:value-type="float">
            <text:p>0</text:p>
          </table:table-cell>
          <table:table-cell office:value-type="float" office:value="0.1220788" calcext:value-type="float">
            <text:p>0.1220788</text:p>
          </table:table-cell>
          <table:table-cell office:value-type="float" office:value="0.2840411" calcext:value-type="float">
            <text:p>0.2840411</text:p>
          </table:table-cell>
          <table:table-cell office:value-type="float" office:value="0.2181538" calcext:value-type="float">
            <text:p>0.2181538</text:p>
          </table:table-cell>
          <table:table-cell office:value-type="float" office:value="0.2189164" calcext:value-type="float">
            <text:p>0.2189164</text:p>
          </table:table-cell>
          <table:table-cell office:value-type="float" office:value="0.2987753" calcext:value-type="float">
            <text:p>0.2987753</text:p>
          </table:table-cell>
          <table:table-cell office:value-type="float" office:value="0.2740159" calcext:value-type="float">
            <text:p>0.2740159</text:p>
          </table:table-cell>
          <table:table-cell office:value-type="float" office:value="0.2801788" calcext:value-type="float">
            <text:p>0.2801788</text:p>
          </table:table-cell>
          <table:table-cell office:value-type="float" office:value="0.3669553" calcext:value-type="float">
            <text:p>0.3669553</text:p>
          </table:table-cell>
          <table:table-cell office:value-type="float" office:value="0.3642773" calcext:value-type="float">
            <text:p>0.3642773</text:p>
          </table:table-cell>
          <table:table-cell office:value-type="float" office:value="0.3764839" calcext:value-type="float">
            <text:p>0.3764839</text:p>
          </table:table-cell>
          <table:table-cell office:value-type="float" office:value="0.393863" calcext:value-type="float">
            <text:p>0.393863</text:p>
          </table:table-cell>
          <table:table-cell office:value-type="float" office:value="0.4047385" calcext:value-type="float">
            <text:p>0.4047385</text:p>
          </table:table-cell>
          <table:table-cell office:value-type="float" office:value="0.4623553" calcext:value-type="float">
            <text:p>0.46235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167572" calcext:value-type="float">
            <text:p>7.167572E-10</text:p>
          </table:table-cell>
          <table:table-cell office:value-type="float" office:value="0.0492148" calcext:value-type="float">
            <text:p>0.0492148</text:p>
          </table:table-cell>
          <table:table-cell office:value-type="float" office:value="0.1221937" calcext:value-type="float">
            <text:p>0.1221937</text:p>
          </table:table-cell>
          <table:table-cell office:value-type="float" office:value="0.1251592" calcext:value-type="float">
            <text:p>0.1251592</text:p>
          </table:table-cell>
          <table:table-cell office:value-type="float" office:value="0.04527319" calcext:value-type="float">
            <text:p>0.04527319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53241" calcext:value-type="float">
            <text:p>-36.53241</text:p>
          </table:table-cell>
          <table:table-cell office:value-type="float" office:value="-0.05174858" calcext:value-type="float">
            <text:p>-0.05174858</text:p>
          </table:table-cell>
          <table:table-cell office:value-type="float" office:value="-0.4114509" calcext:value-type="float">
            <text:p>-0.4114509</text:p>
          </table:table-cell>
          <table:table-cell office:value-type="float" office:value="-0.4033098" calcext:value-type="float">
            <text:p>-0.4033098</text:p>
          </table:table-cell>
          <table:table-cell office:value-type="float" office:value="-0.03667706" calcext:value-type="float">
            <text:p>-0.03667706</text:p>
          </table:table-cell>
          <table:table-cell office:value-type="float" office:value="-0.02887746" calcext:value-type="float">
            <text:p>-0.02887746</text:p>
          </table:table-cell>
          <table:table-cell office:value-type="float" office:value="-0.02224402" calcext:value-type="float">
            <text:p>-0.02224402</text:p>
          </table:table-cell>
          <table:table-cell office:value-type="float" office:value="-0.0182092" calcext:value-type="float">
            <text:p>-0.0182092</text:p>
          </table:table-cell>
          <table:table-cell office:value-type="float" office:value="-0.01401158" calcext:value-type="float">
            <text:p>-0.01401158</text:p>
          </table:table-cell>
          <table:table-cell office:value-type="float" office:value="-0.01043611" calcext:value-type="float">
            <text:p>-0.01043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5485" calcext:value-type="float">
            <text:p>-0.0635485</text:p>
          </table:table-cell>
          <table:table-cell office:value-type="float" office:value="-0.0006571236" calcext:value-type="float">
            <text:p>-0.00065712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3337" calcext:value-type="float">
            <text:p>-2.183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96912" calcext:value-type="float">
            <text:p>23.96912</text:p>
          </table:table-cell>
          <table:table-cell office:value-type="float" office:value="0" calcext:value-type="float">
            <text:p>0</text:p>
          </table:table-cell>
          <table:table-cell office:value-type="float" office:value="1095.215" calcext:value-type="float">
            <text:p>1095.215</text:p>
          </table:table-cell>
          <table:table-cell office:value-type="float" office:value="25.60027" calcext:value-type="float">
            <text:p>25.60027</text:p>
          </table:table-cell>
          <table:table-cell office:value-type="float" office:value="0" calcext:value-type="float">
            <text:p>0</text:p>
          </table:table-cell>
          <table:table-cell office:value-type="float" office:value="0.1200577" calcext:value-type="float">
            <text:p>0.1200577</text:p>
          </table:table-cell>
          <table:table-cell office:value-type="float" office:value="0.3024989" calcext:value-type="float">
            <text:p>0.3024989</text:p>
          </table:table-cell>
          <table:table-cell office:value-type="float" office:value="0.2630163" calcext:value-type="float">
            <text:p>0.2630163</text:p>
          </table:table-cell>
          <table:table-cell office:value-type="float" office:value="0.2382911" calcext:value-type="float">
            <text:p>0.2382911</text:p>
          </table:table-cell>
          <table:table-cell office:value-type="float" office:value="0.3037469" calcext:value-type="float">
            <text:p>0.3037469</text:p>
          </table:table-cell>
          <table:table-cell office:value-type="float" office:value="0.2742392" calcext:value-type="float">
            <text:p>0.2742392</text:p>
          </table:table-cell>
          <table:table-cell office:value-type="float" office:value="0.2791936" calcext:value-type="float">
            <text:p>0.2791936</text:p>
          </table:table-cell>
          <table:table-cell office:value-type="float" office:value="0.3664628" calcext:value-type="float">
            <text:p>0.3664628</text:p>
          </table:table-cell>
          <table:table-cell office:value-type="float" office:value="0.3633561" calcext:value-type="float">
            <text:p>0.3633561</text:p>
          </table:table-cell>
          <table:table-cell office:value-type="float" office:value="0.3755755" calcext:value-type="float">
            <text:p>0.3755755</text:p>
          </table:table-cell>
          <table:table-cell office:value-type="float" office:value="0.3932287" calcext:value-type="float">
            <text:p>0.3932287</text:p>
          </table:table-cell>
          <table:table-cell office:value-type="float" office:value="0.4044901" calcext:value-type="float">
            <text:p>0.4044901</text:p>
          </table:table-cell>
          <table:table-cell office:value-type="float" office:value="0.4623531" calcext:value-type="float">
            <text:p>0.46235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3204" calcext:value-type="float">
            <text:p>1.93204E-09</text:p>
          </table:table-cell>
          <table:table-cell office:value-type="float" office:value="0.01974874" calcext:value-type="float">
            <text:p>0.01974874</text:p>
          </table:table-cell>
          <table:table-cell office:value-type="float" office:value="0.07896201" calcext:value-type="float">
            <text:p>0.07896201</text:p>
          </table:table-cell>
          <table:table-cell office:value-type="float" office:value="0.1101429" calcext:value-type="float">
            <text:p>0.1101429</text:p>
          </table:table-cell>
          <table:table-cell office:value-type="float" office:value="0.0401179" calcext:value-type="float">
            <text:p>0.0401179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68553" calcext:value-type="float">
            <text:p>-41.68553</text:p>
          </table:table-cell>
          <table:table-cell office:value-type="float" office:value="-0.0322979" calcext:value-type="float">
            <text:p>-0.0322979</text:p>
          </table:table-cell>
          <table:table-cell office:value-type="float" office:value="-0.09746115" calcext:value-type="float">
            <text:p>-0.09746115</text:p>
          </table:table-cell>
          <table:table-cell office:value-type="float" office:value="-0.2101151" calcext:value-type="float">
            <text:p>-0.2101151</text:p>
          </table:table-cell>
          <table:table-cell office:value-type="float" office:value="-0.03243662" calcext:value-type="float">
            <text:p>-0.03243662</text:p>
          </table:table-cell>
          <table:table-cell office:value-type="float" office:value="-0.02871098" calcext:value-type="float">
            <text:p>-0.02871098</text:p>
          </table:table-cell>
          <table:table-cell office:value-type="float" office:value="-0.02291488" calcext:value-type="float">
            <text:p>-0.02291488</text:p>
          </table:table-cell>
          <table:table-cell office:value-type="float" office:value="-0.01875022" calcext:value-type="float">
            <text:p>-0.01875022</text:p>
          </table:table-cell>
          <table:table-cell office:value-type="float" office:value="-0.01461798" calcext:value-type="float">
            <text:p>-0.01461798</text:p>
          </table:table-cell>
          <table:table-cell office:value-type="float" office:value="-0.01087875" calcext:value-type="float">
            <text:p>-0.01087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2026" calcext:value-type="float">
            <text:p>-0.0562026</text:p>
          </table:table-cell>
          <table:table-cell office:value-type="float" office:value="-0.0009968866" calcext:value-type="float">
            <text:p>-0.00099688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0693" calcext:value-type="float">
            <text:p>-2.1806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99147" calcext:value-type="float">
            <text:p>23.99147</text:p>
          </table:table-cell>
          <table:table-cell office:value-type="float" office:value="0" calcext:value-type="float">
            <text:p>0</text:p>
          </table:table-cell>
          <table:table-cell office:value-type="float" office:value="1094.102" calcext:value-type="float">
            <text:p>1094.102</text:p>
          </table:table-cell>
          <table:table-cell office:value-type="float" office:value="26.69083" calcext:value-type="float">
            <text:p>26.69083</text:p>
          </table:table-cell>
          <table:table-cell office:value-type="float" office:value="0" calcext:value-type="float">
            <text:p>0</text:p>
          </table:table-cell>
          <table:table-cell office:value-type="float" office:value="0.1232636" calcext:value-type="float">
            <text:p>0.1232636</text:p>
          </table:table-cell>
          <table:table-cell office:value-type="float" office:value="0.294855" calcext:value-type="float">
            <text:p>0.294855</text:p>
          </table:table-cell>
          <table:table-cell office:value-type="float" office:value="0.3044848" calcext:value-type="float">
            <text:p>0.3044848</text:p>
          </table:table-cell>
          <table:table-cell office:value-type="float" office:value="0.2649643" calcext:value-type="float">
            <text:p>0.2649643</text:p>
          </table:table-cell>
          <table:table-cell office:value-type="float" office:value="0.3051308" calcext:value-type="float">
            <text:p>0.3051308</text:p>
          </table:table-cell>
          <table:table-cell office:value-type="float" office:value="0.275016" calcext:value-type="float">
            <text:p>0.275016</text:p>
          </table:table-cell>
          <table:table-cell office:value-type="float" office:value="0.2788073" calcext:value-type="float">
            <text:p>0.2788073</text:p>
          </table:table-cell>
          <table:table-cell office:value-type="float" office:value="0.3660198" calcext:value-type="float">
            <text:p>0.3660198</text:p>
          </table:table-cell>
          <table:table-cell office:value-type="float" office:value="0.3624403" calcext:value-type="float">
            <text:p>0.3624403</text:p>
          </table:table-cell>
          <table:table-cell office:value-type="float" office:value="0.3745174" calcext:value-type="float">
            <text:p>0.3745174</text:p>
          </table:table-cell>
          <table:table-cell office:value-type="float" office:value="0.3924257" calcext:value-type="float">
            <text:p>0.3924257</text:p>
          </table:table-cell>
          <table:table-cell office:value-type="float" office:value="0.4041397" calcext:value-type="float">
            <text:p>0.4041397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769929" calcext:value-type="float">
            <text:p>6.769929E-10</text:p>
          </table:table-cell>
          <table:table-cell office:value-type="float" office:value="0.01882927" calcext:value-type="float">
            <text:p>0.01882927</text:p>
          </table:table-cell>
          <table:table-cell office:value-type="float" office:value="0.03333512" calcext:value-type="float">
            <text:p>0.03333512</text:p>
          </table:table-cell>
          <table:table-cell office:value-type="float" office:value="0.09732234" calcext:value-type="float">
            <text:p>0.09732234</text:p>
          </table:table-cell>
          <table:table-cell office:value-type="float" office:value="0.02779466" calcext:value-type="float">
            <text:p>0.0277946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9773" calcext:value-type="float">
            <text:p>-34.19773</text:p>
          </table:table-cell>
          <table:table-cell office:value-type="float" office:value="-0.03962667" calcext:value-type="float">
            <text:p>-0.03962667</text:p>
          </table:table-cell>
          <table:table-cell office:value-type="float" office:value="-0.03169468" calcext:value-type="float">
            <text:p>-0.03169468</text:p>
          </table:table-cell>
          <table:table-cell office:value-type="float" office:value="-0.09320087" calcext:value-type="float">
            <text:p>-0.09320087</text:p>
          </table:table-cell>
          <table:table-cell office:value-type="float" office:value="-0.03148918" calcext:value-type="float">
            <text:p>-0.03148918</text:p>
          </table:table-cell>
          <table:table-cell office:value-type="float" office:value="-0.02810196" calcext:value-type="float">
            <text:p>-0.02810196</text:p>
          </table:table-cell>
          <table:table-cell office:value-type="float" office:value="-0.02318464" calcext:value-type="float">
            <text:p>-0.02318464</text:p>
          </table:table-cell>
          <table:table-cell office:value-type="float" office:value="-0.01924547" calcext:value-type="float">
            <text:p>-0.01924547</text:p>
          </table:table-cell>
          <table:table-cell office:value-type="float" office:value="-0.01524861" calcext:value-type="float">
            <text:p>-0.01524861</text:p>
          </table:table-cell>
          <table:table-cell office:value-type="float" office:value="-0.01141962" calcext:value-type="float">
            <text:p>-0.0114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61784" calcext:value-type="float">
            <text:p>-0.05661784</text:p>
          </table:table-cell>
          <table:table-cell office:value-type="float" office:value="-0.001263299" calcext:value-type="float">
            <text:p>-0.0012632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9865" calcext:value-type="float">
            <text:p>-2.1798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05772" calcext:value-type="float">
            <text:p>24.05772</text:p>
          </table:table-cell>
          <table:table-cell office:value-type="float" office:value="0" calcext:value-type="float">
            <text:p>0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27.42571" calcext:value-type="float">
            <text:p>27.42571</text:p>
          </table:table-cell>
          <table:table-cell office:value-type="float" office:value="0" calcext:value-type="float">
            <text:p>0</text:p>
          </table:table-cell>
          <table:table-cell office:value-type="float" office:value="0.1218959" calcext:value-type="float">
            <text:p>0.1218959</text:p>
          </table:table-cell>
          <table:table-cell office:value-type="float" office:value="0.315724" calcext:value-type="float">
            <text:p>0.315724</text:p>
          </table:table-cell>
          <table:table-cell office:value-type="float" office:value="0.3219348" calcext:value-type="float">
            <text:p>0.3219348</text:p>
          </table:table-cell>
          <table:table-cell office:value-type="float" office:value="0.3308003" calcext:value-type="float">
            <text:p>0.3308003</text:p>
          </table:table-cell>
          <table:table-cell office:value-type="float" office:value="0.3253092" calcext:value-type="float">
            <text:p>0.3253092</text:p>
          </table:table-cell>
          <table:table-cell office:value-type="float" office:value="0.2761998" calcext:value-type="float">
            <text:p>0.2761998</text:p>
          </table:table-cell>
          <table:table-cell office:value-type="float" office:value="0.2785537" calcext:value-type="float">
            <text:p>0.2785537</text:p>
          </table:table-cell>
          <table:table-cell office:value-type="float" office:value="0.3655986" calcext:value-type="float">
            <text:p>0.3655986</text:p>
          </table:table-cell>
          <table:table-cell office:value-type="float" office:value="0.3619525" calcext:value-type="float">
            <text:p>0.3619525</text:p>
          </table:table-cell>
          <table:table-cell office:value-type="float" office:value="0.3738909" calcext:value-type="float">
            <text:p>0.3738909</text:p>
          </table:table-cell>
          <table:table-cell office:value-type="float" office:value="0.3918687" calcext:value-type="float">
            <text:p>0.3918687</text:p>
          </table:table-cell>
          <table:table-cell office:value-type="float" office:value="0.4038672" calcext:value-type="float">
            <text:p>0.4038672</text:p>
          </table:table-cell>
          <table:table-cell office:value-type="float" office:value="0.462371" calcext:value-type="float">
            <text:p>0.4623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11219" calcext:value-type="float">
            <text:p>2.611219E-10</text:p>
          </table:table-cell>
          <table:table-cell office:value-type="float" office:value="0.002350492" calcext:value-type="float">
            <text:p>0.002350492</text:p>
          </table:table-cell>
          <table:table-cell office:value-type="float" office:value="1.980184E-015" calcext:value-type="float">
            <text:p>1.980184E-15</text:p>
          </table:table-cell>
          <table:table-cell office:value-type="float" office:value="0.03828268" calcext:value-type="float">
            <text:p>0.03828268</text:p>
          </table:table-cell>
          <table:table-cell office:value-type="float" office:value="0.001032834" calcext:value-type="float">
            <text:p>0.00103283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22329" calcext:value-type="float">
            <text:p>-37.22329</text:p>
          </table:table-cell>
          <table:table-cell office:value-type="float" office:value="-0.02513165" calcext:value-type="float">
            <text:p>-0.02513165</text:p>
          </table:table-cell>
          <table:table-cell office:value-type="float" office:value="-0.02272661" calcext:value-type="float">
            <text:p>-0.02272661</text:p>
          </table:table-cell>
          <table:table-cell office:value-type="float" office:value="-0.01919972" calcext:value-type="float">
            <text:p>-0.01919972</text:p>
          </table:table-cell>
          <table:table-cell office:value-type="float" office:value="-0.02147066" calcext:value-type="float">
            <text:p>-0.02147066</text:p>
          </table:table-cell>
          <table:table-cell office:value-type="float" office:value="-0.02724214" calcext:value-type="float">
            <text:p>-0.02724214</text:p>
          </table:table-cell>
          <table:table-cell office:value-type="float" office:value="-0.0233649" calcext:value-type="float">
            <text:p>-0.0233649</text:p>
          </table:table-cell>
          <table:table-cell office:value-type="float" office:value="-0.01973158" calcext:value-type="float">
            <text:p>-0.01973158</text:p>
          </table:table-cell>
          <table:table-cell office:value-type="float" office:value="-0.01559613" calcext:value-type="float">
            <text:p>-0.01559613</text:p>
          </table:table-cell>
          <table:table-cell office:value-type="float" office:value="-0.01175318" calcext:value-type="float">
            <text:p>-0.0117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15425" calcext:value-type="float">
            <text:p>-0.01915425</text:p>
          </table:table-cell>
          <table:table-cell office:value-type="float" office:value="-0.00174995" calcext:value-type="float">
            <text:p>-0.001749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7934" calcext:value-type="float">
            <text:p>-2.1779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11172" calcext:value-type="float">
            <text:p>24.11172</text:p>
          </table:table-cell>
          <table:table-cell office:value-type="float" office:value="0" calcext:value-type="float">
            <text:p>0</text:p>
          </table:table-cell>
          <table:table-cell office:value-type="float" office:value="1092.745" calcext:value-type="float">
            <text:p>1092.745</text:p>
          </table:table-cell>
          <table:table-cell office:value-type="float" office:value="27.92714" calcext:value-type="float">
            <text:p>27.92714</text:p>
          </table:table-cell>
          <table:table-cell office:value-type="float" office:value="0" calcext:value-type="float">
            <text:p>0</text:p>
          </table:table-cell>
          <table:table-cell office:value-type="float" office:value="0.1220104" calcext:value-type="float">
            <text:p>0.1220104</text:p>
          </table:table-cell>
          <table:table-cell office:value-type="float" office:value="0.31133" calcext:value-type="float">
            <text:p>0.31133</text:p>
          </table:table-cell>
          <table:table-cell office:value-type="float" office:value="0.3265289" calcext:value-type="float">
            <text:p>0.3265289</text:p>
          </table:table-cell>
          <table:table-cell office:value-type="float" office:value="0.336016" calcext:value-type="float">
            <text:p>0.336016</text:p>
          </table:table-cell>
          <table:table-cell office:value-type="float" office:value="0.3335847" calcext:value-type="float">
            <text:p>0.3335847</text:p>
          </table:table-cell>
          <table:table-cell office:value-type="float" office:value="0.2811592" calcext:value-type="float">
            <text:p>0.2811592</text:p>
          </table:table-cell>
          <table:table-cell office:value-type="float" office:value="0.2792727" calcext:value-type="float">
            <text:p>0.2792727</text:p>
          </table:table-cell>
          <table:table-cell office:value-type="float" office:value="0.3653561" calcext:value-type="float">
            <text:p>0.3653561</text:p>
          </table:table-cell>
          <table:table-cell office:value-type="float" office:value="0.3616843" calcext:value-type="float">
            <text:p>0.3616843</text:p>
          </table:table-cell>
          <table:table-cell office:value-type="float" office:value="0.3735231" calcext:value-type="float">
            <text:p>0.3735231</text:p>
          </table:table-cell>
          <table:table-cell office:value-type="float" office:value="0.3914763" calcext:value-type="float">
            <text:p>0.3914763</text:p>
          </table:table-cell>
          <table:table-cell office:value-type="float" office:value="0.4036733" calcext:value-type="float">
            <text:p>0.4036733</text:p>
          </table:table-cell>
          <table:table-cell office:value-type="float" office:value="0.4623616" calcext:value-type="float">
            <text:p>0.46236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73663" calcext:value-type="float">
            <text:p>2.373663E-09</text:p>
          </table:table-cell>
          <table:table-cell office:value-type="float" office:value="0.01762277" calcext:value-type="float">
            <text:p>0.01762277</text:p>
          </table:table-cell>
          <table:table-cell office:value-type="float" office:value="0.00136591" calcext:value-type="float">
            <text:p>0.00136591</text:p>
          </table:table-cell>
          <table:table-cell office:value-type="float" office:value="0.002770424" calcext:value-type="float">
            <text:p>0.002770424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0262" calcext:value-type="float">
            <text:p>-36.80262</text:p>
          </table:table-cell>
          <table:table-cell office:value-type="float" office:value="-0.02731932" calcext:value-type="float">
            <text:p>-0.02731932</text:p>
          </table:table-cell>
          <table:table-cell office:value-type="float" office:value="-0.02074196" calcext:value-type="float">
            <text:p>-0.02074196</text:p>
          </table:table-cell>
          <table:table-cell office:value-type="float" office:value="-0.01744841" calcext:value-type="float">
            <text:p>-0.01744841</text:p>
          </table:table-cell>
          <table:table-cell office:value-type="float" office:value="-0.01829691" calcext:value-type="float">
            <text:p>-0.01829691</text:p>
          </table:table-cell>
          <table:table-cell office:value-type="float" office:value="-0.02381324" calcext:value-type="float">
            <text:p>-0.02381324</text:p>
          </table:table-cell>
          <table:table-cell office:value-type="float" office:value="-0.02287429" calcext:value-type="float">
            <text:p>-0.02287429</text:p>
          </table:table-cell>
          <table:table-cell office:value-type="float" office:value="-0.02001944" calcext:value-type="float">
            <text:p>-0.02001944</text:p>
          </table:table-cell>
          <table:table-cell office:value-type="float" office:value="-0.01579069" calcext:value-type="float">
            <text:p>-0.01579069</text:p>
          </table:table-cell>
          <table:table-cell office:value-type="float" office:value="-0.01195395" calcext:value-type="float">
            <text:p>-0.0119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40072" calcext:value-type="float">
            <text:p>-0.0640072</text:p>
          </table:table-cell>
          <table:table-cell office:value-type="float" office:value="-0.001840242" calcext:value-type="float">
            <text:p>-0.00184024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9928" calcext:value-type="float">
            <text:p>-2.1799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17621" calcext:value-type="float">
            <text:p>24.17621</text:p>
          </table:table-cell>
          <table:table-cell office:value-type="float" office:value="0" calcext:value-type="float">
            <text:p>0</text:p>
          </table:table-cell>
          <table:table-cell office:value-type="float" office:value="1092.436" calcext:value-type="float">
            <text:p>1092.436</text:p>
          </table:table-cell>
          <table:table-cell office:value-type="float" office:value="28.17186" calcext:value-type="float">
            <text:p>28.17186</text:p>
          </table:table-cell>
          <table:table-cell office:value-type="float" office:value="0" calcext:value-type="float">
            <text:p>0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3311612" calcext:value-type="float">
            <text:p>0.3311612</text:p>
          </table:table-cell>
          <table:table-cell office:value-type="float" office:value="0.3301263" calcext:value-type="float">
            <text:p>0.3301263</text:p>
          </table:table-cell>
          <table:table-cell office:value-type="float" office:value="0.3286246" calcext:value-type="float">
            <text:p>0.3286246</text:p>
          </table:table-cell>
          <table:table-cell office:value-type="float" office:value="0.3276692" calcext:value-type="float">
            <text:p>0.3276692</text:p>
          </table:table-cell>
          <table:table-cell office:value-type="float" office:value="0.2843933" calcext:value-type="float">
            <text:p>0.2843933</text:p>
          </table:table-cell>
          <table:table-cell office:value-type="float" office:value="0.2807686" calcext:value-type="float">
            <text:p>0.2807686</text:p>
          </table:table-cell>
          <table:table-cell office:value-type="float" office:value="0.3653948" calcext:value-type="float">
            <text:p>0.3653948</text:p>
          </table:table-cell>
          <table:table-cell office:value-type="float" office:value="0.3615215" calcext:value-type="float">
            <text:p>0.3615215</text:p>
          </table:table-cell>
          <table:table-cell office:value-type="float" office:value="0.3734219" calcext:value-type="float">
            <text:p>0.3734219</text:p>
          </table:table-cell>
          <table:table-cell office:value-type="float" office:value="0.3913488" calcext:value-type="float">
            <text:p>0.3913488</text:p>
          </table:table-cell>
          <table:table-cell office:value-type="float" office:value="0.4035738" calcext:value-type="float">
            <text:p>0.40357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075E-015" calcext:value-type="float">
            <text:p>1.936075E-15</text:p>
          </table:table-cell>
          <table:table-cell office:value-type="float" office:value="1.913298E-015" calcext:value-type="float">
            <text:p>1.913298E-15</text:p>
          </table:table-cell>
          <table:table-cell office:value-type="float" office:value="1.984419E-015" calcext:value-type="float">
            <text:p>1.984419E-15</text:p>
          </table:table-cell>
          <table:table-cell office:value-type="float" office:value="9.499535E-016" calcext:value-type="float">
            <text:p>9.499535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7293" calcext:value-type="float">
            <text:p>-42.47293</text:p>
          </table:table-cell>
          <table:table-cell office:value-type="float" office:value="-0.01906816" calcext:value-type="float">
            <text:p>-0.01906816</text:p>
          </table:table-cell>
          <table:table-cell office:value-type="float" office:value="-0.01946522" calcext:value-type="float">
            <text:p>-0.01946522</text:p>
          </table:table-cell>
          <table:table-cell office:value-type="float" office:value="-0.02004978" calcext:value-type="float">
            <text:p>-0.02004978</text:p>
          </table:table-cell>
          <table:table-cell office:value-type="float" office:value="-0.02041239" calcext:value-type="float">
            <text:p>-0.02041239</text:p>
          </table:table-cell>
          <table:table-cell office:value-type="float" office:value="-0.02182021" calcext:value-type="float">
            <text:p>-0.02182021</text:p>
          </table:table-cell>
          <table:table-cell office:value-type="float" office:value="-0.02187347" calcext:value-type="float">
            <text:p>-0.02187347</text:p>
          </table:table-cell>
          <table:table-cell office:value-type="float" office:value="-0.01997691" calcext:value-type="float">
            <text:p>-0.01997691</text:p>
          </table:table-cell>
          <table:table-cell office:value-type="float" office:value="-0.01590978" calcext:value-type="float">
            <text:p>-0.01590978</text:p>
          </table:table-cell>
          <table:table-cell office:value-type="float" office:value="-0.0120109" calcext:value-type="float">
            <text:p>-0.012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1614" calcext:value-type="float">
            <text:p>-0.01471614</text:p>
          </table:table-cell>
          <table:table-cell office:value-type="float" office:value="-0.00191334" calcext:value-type="float">
            <text:p>-0.001913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286" calcext:value-type="float">
            <text:p>-2.182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23431" calcext:value-type="float">
            <text:p>24.23431</text:p>
          </table:table-cell>
          <table:table-cell office:value-type="float" office:value="0" calcext:value-type="float">
            <text:p>0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28.3001" calcext:value-type="float">
            <text:p>28.3001</text:p>
          </table:table-cell>
          <table:table-cell office:value-type="float" office:value="0" calcext:value-type="float">
            <text:p>0</text:p>
          </table:table-cell>
          <table:table-cell office:value-type="float" office:value="0.1191005" calcext:value-type="float">
            <text:p>0.1191005</text:p>
          </table:table-cell>
          <table:table-cell office:value-type="float" office:value="0.327897" calcext:value-type="float">
            <text:p>0.327897</text:p>
          </table:table-cell>
          <table:table-cell office:value-type="float" office:value="0.3284039" calcext:value-type="float">
            <text:p>0.3284039</text:p>
          </table:table-cell>
          <table:table-cell office:value-type="float" office:value="0.3282261" calcext:value-type="float">
            <text:p>0.3282261</text:p>
          </table:table-cell>
          <table:table-cell office:value-type="float" office:value="0.3278584" calcext:value-type="float">
            <text:p>0.3278584</text:p>
          </table:table-cell>
          <table:table-cell office:value-type="float" office:value="0.2855617" calcext:value-type="float">
            <text:p>0.2855617</text:p>
          </table:table-cell>
          <table:table-cell office:value-type="float" office:value="0.2817958" calcext:value-type="float">
            <text:p>0.2817958</text:p>
          </table:table-cell>
          <table:table-cell office:value-type="float" office:value="0.3655866" calcext:value-type="float">
            <text:p>0.3655866</text:p>
          </table:table-cell>
          <table:table-cell office:value-type="float" office:value="0.3614065" calcext:value-type="float">
            <text:p>0.3614065</text:p>
          </table:table-cell>
          <table:table-cell office:value-type="float" office:value="0.3733871" calcext:value-type="float">
            <text:p>0.3733871</text:p>
          </table:table-cell>
          <table:table-cell office:value-type="float" office:value="0.3913096" calcext:value-type="float">
            <text:p>0.3913096</text:p>
          </table:table-cell>
          <table:table-cell office:value-type="float" office:value="0.4035893" calcext:value-type="float">
            <text:p>0.40358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2466E-015" calcext:value-type="float">
            <text:p>1.992466E-15</text:p>
          </table:table-cell>
          <table:table-cell office:value-type="float" office:value="1.936222E-015" calcext:value-type="float">
            <text:p>1.936222E-15</text:p>
          </table:table-cell>
          <table:table-cell office:value-type="float" office:value="1.984414E-015" calcext:value-type="float">
            <text:p>1.984414E-15</text:p>
          </table:table-cell>
          <table:table-cell office:value-type="float" office:value="9.499534E-016" calcext:value-type="float">
            <text:p>9.499534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6805" calcext:value-type="float">
            <text:p>-45.06805</text:p>
          </table:table-cell>
          <table:table-cell office:value-type="float" office:value="-0.0202773" calcext:value-type="float">
            <text:p>-0.0202773</text:p>
          </table:table-cell>
          <table:table-cell office:value-type="float" office:value="-0.02009387" calcext:value-type="float">
            <text:p>-0.02009387</text:p>
          </table:table-cell>
          <table:table-cell office:value-type="float" office:value="-0.02019517" calcext:value-type="float">
            <text:p>-0.02019517</text:p>
          </table:table-cell>
          <table:table-cell office:value-type="float" office:value="-0.02034047" calcext:value-type="float">
            <text:p>-0.02034047</text:p>
          </table:table-cell>
          <table:table-cell office:value-type="float" office:value="-0.02115109" calcext:value-type="float">
            <text:p>-0.02115109</text:p>
          </table:table-cell>
          <table:table-cell office:value-type="float" office:value="-0.02121183" calcext:value-type="float">
            <text:p>-0.02121183</text:p>
          </table:table-cell>
          <table:table-cell office:value-type="float" office:value="-0.01975248" calcext:value-type="float">
            <text:p>-0.01975248</text:p>
          </table:table-cell>
          <table:table-cell office:value-type="float" office:value="-0.01599453" calcext:value-type="float">
            <text:p>-0.01599453</text:p>
          </table:table-cell>
          <table:table-cell office:value-type="float" office:value="-0.01203001" calcext:value-type="float">
            <text:p>-0.012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3775" calcext:value-type="float">
            <text:p>-0.009733775</text:p>
          </table:table-cell>
          <table:table-cell office:value-type="float" office:value="-0.001913639" calcext:value-type="float">
            <text:p>-0.0019136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85" calcext:value-type="float">
            <text:p>-2.184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28918" calcext:value-type="float">
            <text:p>24.28918</text:p>
          </table:table-cell>
          <table:table-cell office:value-type="float" office:value="0" calcext:value-type="float">
            <text:p>0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28.41421" calcext:value-type="float">
            <text:p>28.41421</text:p>
          </table:table-cell>
          <table:table-cell office:value-type="float" office:value="0" calcext:value-type="float">
            <text:p>0</text:p>
          </table:table-cell>
          <table:table-cell office:value-type="float" office:value="0.1190622" calcext:value-type="float">
            <text:p>0.1190622</text:p>
          </table:table-cell>
          <table:table-cell office:value-type="float" office:value="0.3259666" calcext:value-type="float">
            <text:p>0.3259666</text:p>
          </table:table-cell>
          <table:table-cell office:value-type="float" office:value="0.3269726" calcext:value-type="float">
            <text:p>0.3269726</text:p>
          </table:table-cell>
          <table:table-cell office:value-type="float" office:value="0.3275158" calcext:value-type="float">
            <text:p>0.3275158</text:p>
          </table:table-cell>
          <table:table-cell office:value-type="float" office:value="0.3275332" calcext:value-type="float">
            <text:p>0.3275332</text:p>
          </table:table-cell>
          <table:table-cell office:value-type="float" office:value="0.2862644" calcext:value-type="float">
            <text:p>0.2862644</text:p>
          </table:table-cell>
          <table:table-cell office:value-type="float" office:value="0.2825877" calcext:value-type="float">
            <text:p>0.2825877</text:p>
          </table:table-cell>
          <table:table-cell office:value-type="float" office:value="0.3658106" calcext:value-type="float">
            <text:p>0.3658106</text:p>
          </table:table-cell>
          <table:table-cell office:value-type="float" office:value="0.3613442" calcext:value-type="float">
            <text:p>0.3613442</text:p>
          </table:table-cell>
          <table:table-cell office:value-type="float" office:value="0.3733478" calcext:value-type="float">
            <text:p>0.3733478</text:p>
          </table:table-cell>
          <table:table-cell office:value-type="float" office:value="0.3912748" calcext:value-type="float">
            <text:p>0.3912748</text:p>
          </table:table-cell>
          <table:table-cell office:value-type="float" office:value="0.4035804" calcext:value-type="float">
            <text:p>0.40358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2518E-015" calcext:value-type="float">
            <text:p>1.992518E-15</text:p>
          </table:table-cell>
          <table:table-cell office:value-type="float" office:value="1.936216E-015" calcext:value-type="float">
            <text:p>1.936216E-15</text:p>
          </table:table-cell>
          <table:table-cell office:value-type="float" office:value="1.984407E-015" calcext:value-type="float">
            <text:p>1.984407E-15</text:p>
          </table:table-cell>
          <table:table-cell office:value-type="float" office:value="9.499534E-016" calcext:value-type="float">
            <text:p>9.499534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52" calcext:value-type="float">
            <text:p>-45.052</text:p>
          </table:table-cell>
          <table:table-cell office:value-type="float" office:value="-0.02102907" calcext:value-type="float">
            <text:p>-0.02102907</text:p>
          </table:table-cell>
          <table:table-cell office:value-type="float" office:value="-0.02063926" calcext:value-type="float">
            <text:p>-0.02063926</text:p>
          </table:table-cell>
          <table:table-cell office:value-type="float" office:value="-0.02046232" calcext:value-type="float">
            <text:p>-0.02046232</text:p>
          </table:table-cell>
          <table:table-cell office:value-type="float" office:value="-0.0204619" calcext:value-type="float">
            <text:p>-0.0204619</text:p>
          </table:table-cell>
          <table:table-cell office:value-type="float" office:value="-0.0207599" calcext:value-type="float">
            <text:p>-0.0207599</text:p>
          </table:table-cell>
          <table:table-cell office:value-type="float" office:value="-0.02071844" calcext:value-type="float">
            <text:p>-0.02071844</text:p>
          </table:table-cell>
          <table:table-cell office:value-type="float" office:value="-0.01949314" calcext:value-type="float">
            <text:p>-0.01949314</text:p>
          </table:table-cell>
          <table:table-cell office:value-type="float" office:value="-0.01604082" calcext:value-type="float">
            <text:p>-0.01604082</text:p>
          </table:table-cell>
          <table:table-cell office:value-type="float" office:value="-0.0120517" calcext:value-type="float">
            <text:p>-0.0120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2039" calcext:value-type="float">
            <text:p>-0.009732039</text:p>
          </table:table-cell>
          <table:table-cell office:value-type="float" office:value="-0.001913962" calcext:value-type="float">
            <text:p>-0.0019139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966" calcext:value-type="float">
            <text:p>-2.1869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34685" calcext:value-type="float">
            <text:p>24.34685</text:p>
          </table:table-cell>
          <table:table-cell office:value-type="float" office:value="0" calcext:value-type="float">
            <text:p>0</text:p>
          </table:table-cell>
          <table:table-cell office:value-type="float" office:value="1091.921" calcext:value-type="float">
            <text:p>1091.921</text:p>
          </table:table-cell>
          <table:table-cell office:value-type="float" office:value="28.51633" calcext:value-type="float">
            <text:p>28.51633</text:p>
          </table:table-cell>
          <table:table-cell office:value-type="float" office:value="0" calcext:value-type="float">
            <text:p>0</text:p>
          </table:table-cell>
          <table:table-cell office:value-type="float" office:value="0.118333" calcext:value-type="float">
            <text:p>0.118333</text:p>
          </table:table-cell>
          <table:table-cell office:value-type="float" office:value="0.3247515" calcext:value-type="float">
            <text:p>0.3247515</text:p>
          </table:table-cell>
          <table:table-cell office:value-type="float" office:value="0.3258859" calcext:value-type="float">
            <text:p>0.3258859</text:p>
          </table:table-cell>
          <table:table-cell office:value-type="float" office:value="0.326766" calcext:value-type="float">
            <text:p>0.326766</text:p>
          </table:table-cell>
          <table:table-cell office:value-type="float" office:value="0.3271607" calcext:value-type="float">
            <text:p>0.3271607</text:p>
          </table:table-cell>
          <table:table-cell office:value-type="float" office:value="0.2866067" calcext:value-type="float">
            <text:p>0.2866067</text:p>
          </table:table-cell>
          <table:table-cell office:value-type="float" office:value="0.283142" calcext:value-type="float">
            <text:p>0.283142</text:p>
          </table:table-cell>
          <table:table-cell office:value-type="float" office:value="0.3660334" calcext:value-type="float">
            <text:p>0.3660334</text:p>
          </table:table-cell>
          <table:table-cell office:value-type="float" office:value="0.3613262" calcext:value-type="float">
            <text:p>0.3613262</text:p>
          </table:table-cell>
          <table:table-cell office:value-type="float" office:value="0.3733102" calcext:value-type="float">
            <text:p>0.3733102</text:p>
          </table:table-cell>
          <table:table-cell office:value-type="float" office:value="0.3912416" calcext:value-type="float">
            <text:p>0.3912416</text:p>
          </table:table-cell>
          <table:table-cell office:value-type="float" office:value="0.4035573" calcext:value-type="float">
            <text:p>0.40355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2597E-015" calcext:value-type="float">
            <text:p>1.992597E-15</text:p>
          </table:table-cell>
          <table:table-cell office:value-type="float" office:value="1.936208E-015" calcext:value-type="float">
            <text:p>1.936208E-15</text:p>
          </table:table-cell>
          <table:table-cell office:value-type="float" office:value="1.984398E-015" calcext:value-type="float">
            <text:p>1.984398E-15</text:p>
          </table:table-cell>
          <table:table-cell office:value-type="float" office:value="9.499531E-016" calcext:value-type="float">
            <text:p>9.49953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6311" calcext:value-type="float">
            <text:p>-46.76311</text:p>
          </table:table-cell>
          <table:table-cell office:value-type="float" office:value="-0.021517" calcext:value-type="float">
            <text:p>-0.021517</text:p>
          </table:table-cell>
          <table:table-cell office:value-type="float" office:value="-0.0210654" calcext:value-type="float">
            <text:p>-0.0210654</text:p>
          </table:table-cell>
          <table:table-cell office:value-type="float" office:value="-0.02075147" calcext:value-type="float">
            <text:p>-0.02075147</text:p>
          </table:table-cell>
          <table:table-cell office:value-type="float" office:value="-0.02060476" calcext:value-type="float">
            <text:p>-0.02060476</text:p>
          </table:table-cell>
          <table:table-cell office:value-type="float" office:value="-0.02057169" calcext:value-type="float">
            <text:p>-0.02057169</text:p>
          </table:table-cell>
          <table:table-cell office:value-type="float" office:value="-0.02037941" calcext:value-type="float">
            <text:p>-0.02037941</text:p>
          </table:table-cell>
          <table:table-cell office:value-type="float" office:value="-0.01923814" calcext:value-type="float">
            <text:p>-0.01923814</text:p>
          </table:table-cell>
          <table:table-cell office:value-type="float" office:value="-0.01605437" calcext:value-type="float">
            <text:p>-0.01605437</text:p>
          </table:table-cell>
          <table:table-cell office:value-type="float" office:value="-0.01207247" calcext:value-type="float">
            <text:p>-0.01207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271" calcext:value-type="float">
            <text:p>-0.009734271</text:p>
          </table:table-cell>
          <table:table-cell office:value-type="float" office:value="-0.001914454" calcext:value-type="float">
            <text:p>-0.0019144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745" calcext:value-type="float">
            <text:p>-2.1887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41528" calcext:value-type="float">
            <text:p>24.41528</text:p>
          </table:table-cell>
          <table:table-cell office:value-type="float" office:value="0" calcext:value-type="float">
            <text:p>0</text:p>
          </table:table-cell>
          <table:table-cell office:value-type="float" office:value="1091.76" calcext:value-type="float">
            <text:p>1091.76</text:p>
          </table:table-cell>
          <table:table-cell office:value-type="float" office:value="28.60827" calcext:value-type="float">
            <text:p>28.60827</text:p>
          </table:table-cell>
          <table:table-cell office:value-type="float" office:value="0" calcext:value-type="float">
            <text:p>0</text:p>
          </table:table-cell>
          <table:table-cell office:value-type="float" office:value="0.1162473" calcext:value-type="float">
            <text:p>0.1162473</text:p>
          </table:table-cell>
          <table:table-cell office:value-type="float" office:value="0.3238812" calcext:value-type="float">
            <text:p>0.3238812</text:p>
          </table:table-cell>
          <table:table-cell office:value-type="float" office:value="0.3250965" calcext:value-type="float">
            <text:p>0.3250965</text:p>
          </table:table-cell>
          <table:table-cell office:value-type="float" office:value="0.3261836" calcext:value-type="float">
            <text:p>0.3261836</text:p>
          </table:table-cell>
          <table:table-cell office:value-type="float" office:value="0.3268118" calcext:value-type="float">
            <text:p>0.3268118</text:p>
          </table:table-cell>
          <table:table-cell office:value-type="float" office:value="0.2867332" calcext:value-type="float">
            <text:p>0.2867332</text:p>
          </table:table-cell>
          <table:table-cell office:value-type="float" office:value="0.2834745" calcext:value-type="float">
            <text:p>0.2834745</text:p>
          </table:table-cell>
          <table:table-cell office:value-type="float" office:value="0.3662179" calcext:value-type="float">
            <text:p>0.3662179</text:p>
          </table:table-cell>
          <table:table-cell office:value-type="float" office:value="0.3613403" calcext:value-type="float">
            <text:p>0.3613403</text:p>
          </table:table-cell>
          <table:table-cell office:value-type="float" office:value="0.3732764" calcext:value-type="float">
            <text:p>0.3732764</text:p>
          </table:table-cell>
          <table:table-cell office:value-type="float" office:value="0.3912084" calcext:value-type="float">
            <text:p>0.3912084</text:p>
          </table:table-cell>
          <table:table-cell office:value-type="float" office:value="0.4035265" calcext:value-type="float">
            <text:p>0.40352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2657E-015" calcext:value-type="float">
            <text:p>1.992657E-15</text:p>
          </table:table-cell>
          <table:table-cell office:value-type="float" office:value="1.936201E-015" calcext:value-type="float">
            <text:p>1.936201E-15</text:p>
          </table:table-cell>
          <table:table-cell office:value-type="float" office:value="1.984389E-015" calcext:value-type="float">
            <text:p>1.984389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2283" calcext:value-type="float">
            <text:p>-53.32283</text:p>
          </table:table-cell>
          <table:table-cell office:value-type="float" office:value="-0.02187366" calcext:value-type="float">
            <text:p>-0.02187366</text:p>
          </table:table-cell>
          <table:table-cell office:value-type="float" office:value="-0.02138144" calcext:value-type="float">
            <text:p>-0.02138144</text:p>
          </table:table-cell>
          <table:table-cell office:value-type="float" office:value="-0.02097925" calcext:value-type="float">
            <text:p>-0.02097925</text:p>
          </table:table-cell>
          <table:table-cell office:value-type="float" office:value="-0.02073942" calcext:value-type="float">
            <text:p>-0.02073942</text:p>
          </table:table-cell>
          <table:table-cell office:value-type="float" office:value="-0.02050236" calcext:value-type="float">
            <text:p>-0.02050236</text:p>
          </table:table-cell>
          <table:table-cell office:value-type="float" office:value="-0.02017903" calcext:value-type="float">
            <text:p>-0.02017903</text:p>
          </table:table-cell>
          <table:table-cell office:value-type="float" office:value="-0.01902931" calcext:value-type="float">
            <text:p>-0.01902931</text:p>
          </table:table-cell>
          <table:table-cell office:value-type="float" office:value="-0.01604423" calcext:value-type="float">
            <text:p>-0.01604423</text:p>
          </table:table-cell>
          <table:table-cell office:value-type="float" office:value="-0.01209123" calcext:value-type="float">
            <text:p>-0.01209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79961" calcext:value-type="float">
            <text:p>-0.02279961</text:p>
          </table:table-cell>
          <table:table-cell office:value-type="float" office:value="-0.001914773" calcext:value-type="float">
            <text:p>-0.0019147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266" calcext:value-type="float">
            <text:p>-2.1902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42073" calcext:value-type="float">
            <text:p>24.42073</text:p>
          </table:table-cell>
          <table:table-cell office:value-type="float" office:value="0" calcext:value-type="float">
            <text:p>0</text:p>
          </table:table-cell>
          <table:table-cell office:value-type="float" office:value="1091.672" calcext:value-type="float">
            <text:p>1091.672</text:p>
          </table:table-cell>
          <table:table-cell office:value-type="float" office:value="28.69078" calcext:value-type="float">
            <text:p>28.69078</text:p>
          </table:table-cell>
          <table:table-cell office:value-type="float" office:value="0" calcext:value-type="float">
            <text:p>0</text:p>
          </table:table-cell>
          <table:table-cell office:value-type="float" office:value="0.1196404" calcext:value-type="float">
            <text:p>0.1196404</text:p>
          </table:table-cell>
          <table:table-cell office:value-type="float" office:value="0.324142" calcext:value-type="float">
            <text:p>0.324142</text:p>
          </table:table-cell>
          <table:table-cell office:value-type="float" office:value="0.3246584" calcext:value-type="float">
            <text:p>0.3246584</text:p>
          </table:table-cell>
          <table:table-cell office:value-type="float" office:value="0.3253633" calcext:value-type="float">
            <text:p>0.3253633</text:p>
          </table:table-cell>
          <table:table-cell office:value-type="float" office:value="0.3261189" calcext:value-type="float">
            <text:p>0.3261189</text:p>
          </table:table-cell>
          <table:table-cell office:value-type="float" office:value="0.2866617" calcext:value-type="float">
            <text:p>0.2866617</text:p>
          </table:table-cell>
          <table:table-cell office:value-type="float" office:value="0.2836597" calcext:value-type="float">
            <text:p>0.2836597</text:p>
          </table:table-cell>
          <table:table-cell office:value-type="float" office:value="0.3663592" calcext:value-type="float">
            <text:p>0.3663592</text:p>
          </table:table-cell>
          <table:table-cell office:value-type="float" office:value="0.3613737" calcext:value-type="float">
            <text:p>0.3613737</text:p>
          </table:table-cell>
          <table:table-cell office:value-type="float" office:value="0.3732483" calcext:value-type="float">
            <text:p>0.3732483</text:p>
          </table:table-cell>
          <table:table-cell office:value-type="float" office:value="0.3911752" calcext:value-type="float">
            <text:p>0.3911752</text:p>
          </table:table-cell>
          <table:table-cell office:value-type="float" office:value="0.40349" calcext:value-type="float">
            <text:p>0.403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696E-015" calcext:value-type="float">
            <text:p>1.936696E-15</text:p>
          </table:table-cell>
          <table:table-cell office:value-type="float" office:value="1.932961E-015" calcext:value-type="float">
            <text:p>1.932961E-15</text:p>
          </table:table-cell>
          <table:table-cell office:value-type="float" office:value="1.984383E-015" calcext:value-type="float">
            <text:p>1.984383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17502" calcext:value-type="float">
            <text:p>-43.17502</text:p>
          </table:table-cell>
          <table:table-cell office:value-type="float" office:value="-0.02175964" calcext:value-type="float">
            <text:p>-0.02175964</text:p>
          </table:table-cell>
          <table:table-cell office:value-type="float" office:value="-0.02156175" calcext:value-type="float">
            <text:p>-0.02156175</text:p>
          </table:table-cell>
          <table:table-cell office:value-type="float" office:value="-0.02130844" calcext:value-type="float">
            <text:p>-0.02130844</text:p>
          </table:table-cell>
          <table:table-cell office:value-type="float" office:value="-0.02101185" calcext:value-type="float">
            <text:p>-0.02101185</text:p>
          </table:table-cell>
          <table:table-cell office:value-type="float" office:value="-0.02054004" calcext:value-type="float">
            <text:p>-0.02054004</text:p>
          </table:table-cell>
          <table:table-cell office:value-type="float" office:value="-0.02006809" calcext:value-type="float">
            <text:p>-0.02006809</text:p>
          </table:table-cell>
          <table:table-cell office:value-type="float" office:value="-0.01887097" calcext:value-type="float">
            <text:p>-0.01887097</text:p>
          </table:table-cell>
          <table:table-cell office:value-type="float" office:value="-0.01601969" calcext:value-type="float">
            <text:p>-0.01601969</text:p>
          </table:table-cell>
          <table:table-cell office:value-type="float" office:value="-0.01210687" calcext:value-type="float">
            <text:p>-0.012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582" calcext:value-type="float">
            <text:p>-0.009734582</text:p>
          </table:table-cell>
          <table:table-cell office:value-type="float" office:value="-0.001915023" calcext:value-type="float">
            <text:p>-0.0019150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566" calcext:value-type="float">
            <text:p>-2.1915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34.20002" calcext:value-type="float">
            <text:p>34.20002</text:p>
          </table:table-cell>
          <table:table-cell office:value-type="float" office:value="24.57649" calcext:value-type="float">
            <text:p>24.57649</text:p>
          </table:table-cell>
          <table:table-cell office:value-type="float" office:value="0" calcext:value-type="float">
            <text:p>0</text:p>
          </table:table-cell>
          <table:table-cell office:value-type="float" office:value="1091.739" calcext:value-type="float">
            <text:p>1091.739</text:p>
          </table:table-cell>
          <table:table-cell office:value-type="float" office:value="28.76933" calcext:value-type="float">
            <text:p>28.76933</text:p>
          </table:table-cell>
          <table:table-cell office:value-type="float" office:value="0" calcext:value-type="float">
            <text:p>0</text:p>
          </table:table-cell>
          <table:table-cell office:value-type="float" office:value="0.155279" calcext:value-type="float">
            <text:p>0.155279</text:p>
          </table:table-cell>
          <table:table-cell office:value-type="float" office:value="0.3205036" calcext:value-type="float">
            <text:p>0.3205036</text:p>
          </table:table-cell>
          <table:table-cell office:value-type="float" office:value="0.3232023" calcext:value-type="float">
            <text:p>0.3232023</text:p>
          </table:table-cell>
          <table:table-cell office:value-type="float" office:value="0.325011" calcext:value-type="float">
            <text:p>0.325011</text:p>
          </table:table-cell>
          <table:table-cell office:value-type="float" office:value="0.3259871" calcext:value-type="float">
            <text:p>0.3259871</text:p>
          </table:table-cell>
          <table:table-cell office:value-type="float" office:value="0.2866136" calcext:value-type="float">
            <text:p>0.2866136</text:p>
          </table:table-cell>
          <table:table-cell office:value-type="float" office:value="0.2837491" calcext:value-type="float">
            <text:p>0.2837491</text:p>
          </table:table-cell>
          <table:table-cell office:value-type="float" office:value="0.3664593" calcext:value-type="float">
            <text:p>0.3664593</text:p>
          </table:table-cell>
          <table:table-cell office:value-type="float" office:value="0.3614145" calcext:value-type="float">
            <text:p>0.3614145</text:p>
          </table:table-cell>
          <table:table-cell office:value-type="float" office:value="0.3732266" calcext:value-type="float">
            <text:p>0.3732266</text:p>
          </table:table-cell>
          <table:table-cell office:value-type="float" office:value="0.3911438" calcext:value-type="float">
            <text:p>0.3911438</text:p>
          </table:table-cell>
          <table:table-cell office:value-type="float" office:value="0.4034545" calcext:value-type="float">
            <text:p>0.40345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732E-015" calcext:value-type="float">
            <text:p>1.936732E-15</text:p>
          </table:table-cell>
          <table:table-cell office:value-type="float" office:value="1.93295E-015" calcext:value-type="float">
            <text:p>1.93295E-15</text:p>
          </table:table-cell>
          <table:table-cell office:value-type="float" office:value="1.98438E-015" calcext:value-type="float">
            <text:p>1.98438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73942" calcext:value-type="float">
            <text:p>-5.773942</text:p>
          </table:table-cell>
          <table:table-cell office:value-type="float" office:value="-0.02331811" calcext:value-type="float">
            <text:p>-0.02331811</text:p>
          </table:table-cell>
          <table:table-cell office:value-type="float" office:value="-0.02215488" calcext:value-type="float">
            <text:p>-0.02215488</text:p>
          </table:table-cell>
          <table:table-cell office:value-type="float" office:value="-0.02144383" calcext:value-type="float">
            <text:p>-0.02144383</text:p>
          </table:table-cell>
          <table:table-cell office:value-type="float" office:value="-0.02106073" calcext:value-type="float">
            <text:p>-0.02106073</text:p>
          </table:table-cell>
          <table:table-cell office:value-type="float" office:value="-0.02056636" calcext:value-type="float">
            <text:p>-0.02056636</text:p>
          </table:table-cell>
          <table:table-cell office:value-type="float" office:value="-0.02001484" calcext:value-type="float">
            <text:p>-0.02001484</text:p>
          </table:table-cell>
          <table:table-cell office:value-type="float" office:value="-0.01875945" calcext:value-type="float">
            <text:p>-0.01875945</text:p>
          </table:table-cell>
          <table:table-cell office:value-type="float" office:value="-0.01598963" calcext:value-type="float">
            <text:p>-0.01598963</text:p>
          </table:table-cell>
          <table:table-cell office:value-type="float" office:value="-0.01211899" calcext:value-type="float">
            <text:p>-0.0121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176" calcext:value-type="float">
            <text:p>-0.009735176</text:p>
          </table:table-cell>
          <table:table-cell office:value-type="float" office:value="-0.001915191" calcext:value-type="float">
            <text:p>-0.0019151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726" calcext:value-type="float">
            <text:p>-2.1927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26.50944" calcext:value-type="float">
            <text:p>26.50944</text:p>
          </table:table-cell>
          <table:table-cell office:value-type="float" office:value="0" calcext:value-type="float">
            <text:p>0</text:p>
          </table:table-cell>
          <table:table-cell office:value-type="float" office:value="1091.024" calcext:value-type="float">
            <text:p>1091.024</text:p>
          </table:table-cell>
          <table:table-cell office:value-type="float" office:value="28.85129" calcext:value-type="float">
            <text:p>28.85129</text:p>
          </table:table-cell>
          <table:table-cell office:value-type="float" office:value="0" calcext:value-type="float">
            <text:p>0</text:p>
          </table:table-cell>
          <table:table-cell office:value-type="float" office:value="0.1607649" calcext:value-type="float">
            <text:p>0.1607649</text:p>
          </table:table-cell>
          <table:table-cell office:value-type="float" office:value="0.3126239" calcext:value-type="float">
            <text:p>0.3126239</text:p>
          </table:table-cell>
          <table:table-cell office:value-type="float" office:value="0.3184393" calcext:value-type="float">
            <text:p>0.3184393</text:p>
          </table:table-cell>
          <table:table-cell office:value-type="float" office:value="0.3228046" calcext:value-type="float">
            <text:p>0.3228046</text:p>
          </table:table-cell>
          <table:table-cell office:value-type="float" office:value="0.3247585" calcext:value-type="float">
            <text:p>0.3247585</text:p>
          </table:table-cell>
          <table:table-cell office:value-type="float" office:value="0.2863985" calcext:value-type="float">
            <text:p>0.2863985</text:p>
          </table:table-cell>
          <table:table-cell office:value-type="float" office:value="0.2837756" calcext:value-type="float">
            <text:p>0.2837756</text:p>
          </table:table-cell>
          <table:table-cell office:value-type="float" office:value="0.3665285" calcext:value-type="float">
            <text:p>0.3665285</text:p>
          </table:table-cell>
          <table:table-cell office:value-type="float" office:value="0.3614552" calcext:value-type="float">
            <text:p>0.3614552</text:p>
          </table:table-cell>
          <table:table-cell office:value-type="float" office:value="0.3732105" calcext:value-type="float">
            <text:p>0.3732105</text:p>
          </table:table-cell>
          <table:table-cell office:value-type="float" office:value="0.3911157" calcext:value-type="float">
            <text:p>0.3911157</text:p>
          </table:table-cell>
          <table:table-cell office:value-type="float" office:value="0.4034185" calcext:value-type="float">
            <text:p>0.40341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845E-015" calcext:value-type="float">
            <text:p>1.917845E-15</text:p>
          </table:table-cell>
          <table:table-cell office:value-type="float" office:value="1.932943E-015" calcext:value-type="float">
            <text:p>1.932943E-15</text:p>
          </table:table-cell>
          <table:table-cell office:value-type="float" office:value="1.984373E-015" calcext:value-type="float">
            <text:p>1.984373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36885" calcext:value-type="float">
            <text:p>-4.336885</text:p>
          </table:table-cell>
          <table:table-cell office:value-type="float" office:value="-0.02718974" calcext:value-type="float">
            <text:p>-0.02718974</text:p>
          </table:table-cell>
          <table:table-cell office:value-type="float" office:value="-0.02425634" calcext:value-type="float">
            <text:p>-0.02425634</text:p>
          </table:table-cell>
          <table:table-cell office:value-type="float" office:value="-0.02234497" calcext:value-type="float">
            <text:p>-0.02234497</text:p>
          </table:table-cell>
          <table:table-cell office:value-type="float" office:value="-0.02154581" calcext:value-type="float">
            <text:p>-0.02154581</text:p>
          </table:table-cell>
          <table:table-cell office:value-type="float" office:value="-0.02068126" calcext:value-type="float">
            <text:p>-0.02068126</text:p>
          </table:table-cell>
          <table:table-cell office:value-type="float" office:value="-0.01999639" calcext:value-type="float">
            <text:p>-0.01999639</text:p>
          </table:table-cell>
          <table:table-cell office:value-type="float" office:value="-0.01868285" calcext:value-type="float">
            <text:p>-0.01868285</text:p>
          </table:table-cell>
          <table:table-cell office:value-type="float" office:value="-0.0159597" calcext:value-type="float">
            <text:p>-0.0159597</text:p>
          </table:table-cell>
          <table:table-cell office:value-type="float" office:value="-0.01212794" calcext:value-type="float">
            <text:p>-0.01212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4792" calcext:value-type="float">
            <text:p>-0.01114792</text:p>
          </table:table-cell>
          <table:table-cell office:value-type="float" office:value="-0.001915568" calcext:value-type="float">
            <text:p>-0.0019155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745" calcext:value-type="float">
            <text:p>-2.1937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27.05376" calcext:value-type="float">
            <text:p>27.05376</text:p>
          </table:table-cell>
          <table:table-cell office:value-type="float" office:value="0" calcext:value-type="float">
            <text:p>0</text:p>
          </table:table-cell>
          <table:table-cell office:value-type="float" office:value="1090.417" calcext:value-type="float">
            <text:p>1090.417</text:p>
          </table:table-cell>
          <table:table-cell office:value-type="float" office:value="28.91393" calcext:value-type="float">
            <text:p>28.91393</text:p>
          </table:table-cell>
          <table:table-cell office:value-type="float" office:value="0" calcext:value-type="float">
            <text:p>0</text:p>
          </table:table-cell>
          <table:table-cell office:value-type="float" office:value="0.1206976" calcext:value-type="float">
            <text:p>0.1206976</text:p>
          </table:table-cell>
          <table:table-cell office:value-type="float" office:value="0.3148141" calcext:value-type="float">
            <text:p>0.3148141</text:p>
          </table:table-cell>
          <table:table-cell office:value-type="float" office:value="0.3176064" calcext:value-type="float">
            <text:p>0.3176064</text:p>
          </table:table-cell>
          <table:table-cell office:value-type="float" office:value="0.3210538" calcext:value-type="float">
            <text:p>0.3210538</text:p>
          </table:table-cell>
          <table:table-cell office:value-type="float" office:value="0.3230845" calcext:value-type="float">
            <text:p>0.3230845</text:p>
          </table:table-cell>
          <table:table-cell office:value-type="float" office:value="0.2858447" calcext:value-type="float">
            <text:p>0.2858447</text:p>
          </table:table-cell>
          <table:table-cell office:value-type="float" office:value="0.2836455" calcext:value-type="float">
            <text:p>0.2836455</text:p>
          </table:table-cell>
          <table:table-cell office:value-type="float" office:value="0.3665632" calcext:value-type="float">
            <text:p>0.3665632</text:p>
          </table:table-cell>
          <table:table-cell office:value-type="float" office:value="0.3614956" calcext:value-type="float">
            <text:p>0.3614956</text:p>
          </table:table-cell>
          <table:table-cell office:value-type="float" office:value="0.373198" calcext:value-type="float">
            <text:p>0.373198</text:p>
          </table:table-cell>
          <table:table-cell office:value-type="float" office:value="0.3910879" calcext:value-type="float">
            <text:p>0.3910879</text:p>
          </table:table-cell>
          <table:table-cell office:value-type="float" office:value="0.4033829" calcext:value-type="float">
            <text:p>0.40338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E-015" calcext:value-type="float">
            <text:p>1.9891E-15</text:p>
          </table:table-cell>
          <table:table-cell office:value-type="float" office:value="1.918803E-015" calcext:value-type="float">
            <text:p>1.918803E-15</text:p>
          </table:table-cell>
          <table:table-cell office:value-type="float" office:value="1.984367E-015" calcext:value-type="float">
            <text:p>1.984367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40959" calcext:value-type="float">
            <text:p>-40.40959</text:p>
          </table:table-cell>
          <table:table-cell office:value-type="float" office:value="-0.02603877" calcext:value-type="float">
            <text:p>-0.02603877</text:p>
          </table:table-cell>
          <table:table-cell office:value-type="float" office:value="-0.02466571" calcext:value-type="float">
            <text:p>-0.02466571</text:p>
          </table:table-cell>
          <table:table-cell office:value-type="float" office:value="-0.02310864" calcext:value-type="float">
            <text:p>-0.02310864</text:p>
          </table:table-cell>
          <table:table-cell office:value-type="float" office:value="-0.02223863" calcext:value-type="float">
            <text:p>-0.02223863</text:p>
          </table:table-cell>
          <table:table-cell office:value-type="float" office:value="-0.02098515" calcext:value-type="float">
            <text:p>-0.02098515</text:p>
          </table:table-cell>
          <table:table-cell office:value-type="float" office:value="-0.0200724" calcext:value-type="float">
            <text:p>-0.0200724</text:p>
          </table:table-cell>
          <table:table-cell office:value-type="float" office:value="-0.01864421" calcext:value-type="float">
            <text:p>-0.01864421</text:p>
          </table:table-cell>
          <table:table-cell office:value-type="float" office:value="-0.01593007" calcext:value-type="float">
            <text:p>-0.01593007</text:p>
          </table:table-cell>
          <table:table-cell office:value-type="float" office:value="-0.01213493" calcext:value-type="float">
            <text:p>-0.0121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223" calcext:value-type="float">
            <text:p>-0.009735223</text:p>
          </table:table-cell>
          <table:table-cell office:value-type="float" office:value="-0.001915858" calcext:value-type="float">
            <text:p>-0.0019158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654" calcext:value-type="float">
            <text:p>-2.1946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27.11674" calcext:value-type="float">
            <text:p>27.11674</text:p>
          </table:table-cell>
          <table:table-cell office:value-type="float" office:value="0" calcext:value-type="float">
            <text:p>0</text:p>
          </table:table-cell>
          <table:table-cell office:value-type="float" office:value="1090.297" calcext:value-type="float">
            <text:p>1090.297</text:p>
          </table:table-cell>
          <table:table-cell office:value-type="float" office:value="28.97123" calcext:value-type="float">
            <text:p>28.97123</text:p>
          </table:table-cell>
          <table:table-cell office:value-type="float" office:value="0" calcext:value-type="float">
            <text:p>0</text:p>
          </table:table-cell>
          <table:table-cell office:value-type="float" office:value="0.1212884" calcext:value-type="float">
            <text:p>0.1212884</text:p>
          </table:table-cell>
          <table:table-cell office:value-type="float" office:value="0.3157162" calcext:value-type="float">
            <text:p>0.3157162</text:p>
          </table:table-cell>
          <table:table-cell office:value-type="float" office:value="0.3178845" calcext:value-type="float">
            <text:p>0.3178845</text:p>
          </table:table-cell>
          <table:table-cell office:value-type="float" office:value="0.3204889" calcext:value-type="float">
            <text:p>0.3204889</text:p>
          </table:table-cell>
          <table:table-cell office:value-type="float" office:value="0.3222754" calcext:value-type="float">
            <text:p>0.3222754</text:p>
          </table:table-cell>
          <table:table-cell office:value-type="float" office:value="0.285316" calcext:value-type="float">
            <text:p>0.285316</text:p>
          </table:table-cell>
          <table:table-cell office:value-type="float" office:value="0.2834275" calcext:value-type="float">
            <text:p>0.2834275</text:p>
          </table:table-cell>
          <table:table-cell office:value-type="float" office:value="0.3665584" calcext:value-type="float">
            <text:p>0.3665584</text:p>
          </table:table-cell>
          <table:table-cell office:value-type="float" office:value="0.36153" calcext:value-type="float">
            <text:p>0.36153</text:p>
          </table:table-cell>
          <table:table-cell office:value-type="float" office:value="0.3731882" calcext:value-type="float">
            <text:p>0.3731882</text:p>
          </table:table-cell>
          <table:table-cell office:value-type="float" office:value="0.3910623" calcext:value-type="float">
            <text:p>0.3910623</text:p>
          </table:table-cell>
          <table:table-cell office:value-type="float" office:value="0.4033482" calcext:value-type="float">
            <text:p>0.40334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49E-015" calcext:value-type="float">
            <text:p>1.989149E-15</text:p>
          </table:table-cell>
          <table:table-cell office:value-type="float" office:value="1.918795E-015" calcext:value-type="float">
            <text:p>1.918795E-15</text:p>
          </table:table-cell>
          <table:table-cell office:value-type="float" office:value="1.984361E-015" calcext:value-type="float">
            <text:p>1.984361E-15</text:p>
          </table:table-cell>
          <table:table-cell office:value-type="float" office:value="9.499525E-016" calcext:value-type="float">
            <text:p>9.499525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5912" calcext:value-type="float">
            <text:p>-38.65912</text:p>
          </table:table-cell>
          <table:table-cell office:value-type="float" office:value="-0.02558091" calcext:value-type="float">
            <text:p>-0.02558091</text:p>
          </table:table-cell>
          <table:table-cell office:value-type="float" office:value="-0.02453286" calcext:value-type="float">
            <text:p>-0.02453286</text:p>
          </table:table-cell>
          <table:table-cell office:value-type="float" office:value="-0.0233616" calcext:value-type="float">
            <text:p>-0.0233616</text:p>
          </table:table-cell>
          <table:table-cell office:value-type="float" office:value="-0.02258514" calcext:value-type="float">
            <text:p>-0.02258514</text:p>
          </table:table-cell>
          <table:table-cell office:value-type="float" office:value="-0.02128113" calcext:value-type="float">
            <text:p>-0.02128113</text:p>
          </table:table-cell>
          <table:table-cell office:value-type="float" office:value="-0.02020177" calcext:value-type="float">
            <text:p>-0.02020177</text:p>
          </table:table-cell>
          <table:table-cell office:value-type="float" office:value="-0.01864911" calcext:value-type="float">
            <text:p>-0.01864911</text:p>
          </table:table-cell>
          <table:table-cell office:value-type="float" office:value="-0.01590483" calcext:value-type="float">
            <text:p>-0.01590483</text:p>
          </table:table-cell>
          <table:table-cell office:value-type="float" office:value="-0.01214036" calcext:value-type="float">
            <text:p>-0.0121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531" calcext:value-type="float">
            <text:p>-0.009734531</text:p>
          </table:table-cell>
          <table:table-cell office:value-type="float" office:value="-0.001916121" calcext:value-type="float">
            <text:p>-0.0019161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469" calcext:value-type="float">
            <text:p>-2.1954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27.18385" calcext:value-type="float">
            <text:p>27.18385</text:p>
          </table:table-cell>
          <table:table-cell office:value-type="float" office:value="0" calcext:value-type="float">
            <text:p>0</text:p>
          </table:table-cell>
          <table:table-cell office:value-type="float" office:value="1092.158" calcext:value-type="float">
            <text:p>1092.158</text:p>
          </table:table-cell>
          <table:table-cell office:value-type="float" office:value="29.04332" calcext:value-type="float">
            <text:p>29.04332</text:p>
          </table:table-cell>
          <table:table-cell office:value-type="float" office:value="0" calcext:value-type="float">
            <text:p>0</text:p>
          </table:table-cell>
          <table:table-cell office:value-type="float" office:value="0.3224501" calcext:value-type="float">
            <text:p>0.3224501</text:p>
          </table:table-cell>
          <table:table-cell office:value-type="float" office:value="0.316974" calcext:value-type="float">
            <text:p>0.316974</text:p>
          </table:table-cell>
          <table:table-cell office:value-type="float" office:value="0.3171128" calcext:value-type="float">
            <text:p>0.3171128</text:p>
          </table:table-cell>
          <table:table-cell office:value-type="float" office:value="0.3198966" calcext:value-type="float">
            <text:p>0.3198966</text:p>
          </table:table-cell>
          <table:table-cell office:value-type="float" office:value="0.3217337" calcext:value-type="float">
            <text:p>0.3217337</text:p>
          </table:table-cell>
          <table:table-cell office:value-type="float" office:value="0.2849042" calcext:value-type="float">
            <text:p>0.2849042</text:p>
          </table:table-cell>
          <table:table-cell office:value-type="float" office:value="0.2832008" calcext:value-type="float">
            <text:p>0.2832008</text:p>
          </table:table-cell>
          <table:table-cell office:value-type="float" office:value="0.3665244" calcext:value-type="float">
            <text:p>0.3665244</text:p>
          </table:table-cell>
          <table:table-cell office:value-type="float" office:value="0.3615547" calcext:value-type="float">
            <text:p>0.3615547</text:p>
          </table:table-cell>
          <table:table-cell office:value-type="float" office:value="0.373181" calcext:value-type="float">
            <text:p>0.373181</text:p>
          </table:table-cell>
          <table:table-cell office:value-type="float" office:value="0.3910368" calcext:value-type="float">
            <text:p>0.3910368</text:p>
          </table:table-cell>
          <table:table-cell office:value-type="float" office:value="0.4033163" calcext:value-type="float">
            <text:p>0.40331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83E-015" calcext:value-type="float">
            <text:p>1.989183E-15</text:p>
          </table:table-cell>
          <table:table-cell office:value-type="float" office:value="1.918784E-015" calcext:value-type="float">
            <text:p>1.918784E-15</text:p>
          </table:table-cell>
          <table:table-cell office:value-type="float" office:value="1.984358E-015" calcext:value-type="float">
            <text:p>1.984358E-15</text:p>
          </table:table-cell>
          <table:table-cell office:value-type="float" office:value="9.499529E-016" calcext:value-type="float">
            <text:p>9.49952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25282" calcext:value-type="float">
            <text:p>-0.02225282</text:p>
          </table:table-cell>
          <table:table-cell office:value-type="float" office:value="-0.02504446" calcext:value-type="float">
            <text:p>-0.02504446</text:p>
          </table:table-cell>
          <table:table-cell office:value-type="float" office:value="-0.02491478" calcext:value-type="float">
            <text:p>-0.02491478</text:p>
          </table:table-cell>
          <table:table-cell office:value-type="float" office:value="-0.02362605" calcext:value-type="float">
            <text:p>-0.02362605</text:p>
          </table:table-cell>
          <table:table-cell office:value-type="float" office:value="-0.02281716" calcext:value-type="float">
            <text:p>-0.02281716</text:p>
          </table:table-cell>
          <table:table-cell office:value-type="float" office:value="-0.02151501" calcext:value-type="float">
            <text:p>-0.02151501</text:p>
          </table:table-cell>
          <table:table-cell office:value-type="float" office:value="-0.02033991" calcext:value-type="float">
            <text:p>-0.02033991</text:p>
          </table:table-cell>
          <table:table-cell office:value-type="float" office:value="-0.01868623" calcext:value-type="float">
            <text:p>-0.01868623</text:p>
          </table:table-cell>
          <table:table-cell office:value-type="float" office:value="-0.01588675" calcext:value-type="float">
            <text:p>-0.01588675</text:p>
          </table:table-cell>
          <table:table-cell office:value-type="float" office:value="-0.01214439" calcext:value-type="float">
            <text:p>-0.0121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506" calcext:value-type="float">
            <text:p>-0.009735506</text:p>
          </table:table-cell>
          <table:table-cell office:value-type="float" office:value="-0.001916306" calcext:value-type="float">
            <text:p>-0.0019163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205" calcext:value-type="float">
            <text:p>-2.1962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28.97439" calcext:value-type="float">
            <text:p>28.97439</text:p>
          </table:table-cell>
          <table:table-cell office:value-type="float" office:value="0" calcext:value-type="float">
            <text:p>0</text:p>
          </table:table-cell>
          <table:table-cell office:value-type="float" office:value="1090.32" calcext:value-type="float">
            <text:p>1090.32</text:p>
          </table:table-cell>
          <table:table-cell office:value-type="float" office:value="29.09119" calcext:value-type="float">
            <text:p>29.09119</text:p>
          </table:table-cell>
          <table:table-cell office:value-type="float" office:value="0" calcext:value-type="float">
            <text:p>0</text:p>
          </table:table-cell>
          <table:table-cell office:value-type="float" office:value="0.1928916" calcext:value-type="float">
            <text:p>0.1928916</text:p>
          </table:table-cell>
          <table:table-cell office:value-type="float" office:value="0.3093313" calcext:value-type="float">
            <text:p>0.3093313</text:p>
          </table:table-cell>
          <table:table-cell office:value-type="float" office:value="0.3155043" calcext:value-type="float">
            <text:p>0.3155043</text:p>
          </table:table-cell>
          <table:table-cell office:value-type="float" office:value="0.3193101" calcext:value-type="float">
            <text:p>0.3193101</text:p>
          </table:table-cell>
          <table:table-cell office:value-type="float" office:value="0.321241" calcext:value-type="float">
            <text:p>0.321241</text:p>
          </table:table-cell>
          <table:table-cell office:value-type="float" office:value="0.2845518" calcext:value-type="float">
            <text:p>0.2845518</text:p>
          </table:table-cell>
          <table:table-cell office:value-type="float" office:value="0.2829813" calcext:value-type="float">
            <text:p>0.2829813</text:p>
          </table:table-cell>
          <table:table-cell office:value-type="float" office:value="0.3664735" calcext:value-type="float">
            <text:p>0.3664735</text:p>
          </table:table-cell>
          <table:table-cell office:value-type="float" office:value="0.361568" calcext:value-type="float">
            <text:p>0.361568</text:p>
          </table:table-cell>
          <table:table-cell office:value-type="float" office:value="0.3731739" calcext:value-type="float">
            <text:p>0.3731739</text:p>
          </table:table-cell>
          <table:table-cell office:value-type="float" office:value="0.3910135" calcext:value-type="float">
            <text:p>0.3910135</text:p>
          </table:table-cell>
          <table:table-cell office:value-type="float" office:value="0.4032857" calcext:value-type="float">
            <text:p>0.40328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617E-015" calcext:value-type="float">
            <text:p>1.941617E-15</text:p>
          </table:table-cell>
          <table:table-cell office:value-type="float" office:value="1.918779E-015" calcext:value-type="float">
            <text:p>1.918779E-15</text:p>
          </table:table-cell>
          <table:table-cell office:value-type="float" office:value="1.984353E-015" calcext:value-type="float">
            <text:p>1.984353E-15</text:p>
          </table:table-cell>
          <table:table-cell office:value-type="float" office:value="9.499525E-016" calcext:value-type="float">
            <text:p>9.499525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2461" calcext:value-type="float">
            <text:p>-1.082461</text:p>
          </table:table-cell>
          <table:table-cell office:value-type="float" office:value="-0.02897735" calcext:value-type="float">
            <text:p>-0.02897735</text:p>
          </table:table-cell>
          <table:table-cell office:value-type="float" office:value="-0.02567166" calcext:value-type="float">
            <text:p>-0.02567166</text:p>
          </table:table-cell>
          <table:table-cell office:value-type="float" office:value="-0.02388645" calcext:value-type="float">
            <text:p>-0.02388645</text:p>
          </table:table-cell>
          <table:table-cell office:value-type="float" office:value="-0.02303012" calcext:value-type="float">
            <text:p>-0.02303012</text:p>
          </table:table-cell>
          <table:table-cell office:value-type="float" office:value="-0.02171738" calcext:value-type="float">
            <text:p>-0.02171738</text:p>
          </table:table-cell>
          <table:table-cell office:value-type="float" office:value="-0.02047249" calcext:value-type="float">
            <text:p>-0.02047249</text:p>
          </table:table-cell>
          <table:table-cell office:value-type="float" office:value="-0.01874218" calcext:value-type="float">
            <text:p>-0.01874218</text:p>
          </table:table-cell>
          <table:table-cell office:value-type="float" office:value="-0.01587687" calcext:value-type="float">
            <text:p>-0.01587687</text:p>
          </table:table-cell>
          <table:table-cell office:value-type="float" office:value="-0.01214833" calcext:value-type="float">
            <text:p>-0.01214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363" calcext:value-type="float">
            <text:p>-0.009735363</text:p>
          </table:table-cell>
          <table:table-cell office:value-type="float" office:value="-0.00191666" calcext:value-type="float">
            <text:p>-0.001916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864" calcext:value-type="float">
            <text:p>-2.1968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29.87159" calcext:value-type="float">
            <text:p>29.87159</text:p>
          </table:table-cell>
          <table:table-cell office:value-type="float" office:value="0" calcext:value-type="float">
            <text:p>0</text:p>
          </table:table-cell>
          <table:table-cell office:value-type="float" office:value="1089.378" calcext:value-type="float">
            <text:p>1089.378</text:p>
          </table:table-cell>
          <table:table-cell office:value-type="float" office:value="29.13518" calcext:value-type="float">
            <text:p>29.13518</text:p>
          </table:table-cell>
          <table:table-cell office:value-type="float" office:value="0" calcext:value-type="float">
            <text:p>0</text:p>
          </table:table-cell>
          <table:table-cell office:value-type="float" office:value="0.1231491" calcext:value-type="float">
            <text:p>0.1231491</text:p>
          </table:table-cell>
          <table:table-cell office:value-type="float" office:value="0.3107569" calcext:value-type="float">
            <text:p>0.3107569</text:p>
          </table:table-cell>
          <table:table-cell office:value-type="float" office:value="0.3140344" calcext:value-type="float">
            <text:p>0.3140344</text:p>
          </table:table-cell>
          <table:table-cell office:value-type="float" office:value="0.3178267" calcext:value-type="float">
            <text:p>0.3178267</text:p>
          </table:table-cell>
          <table:table-cell office:value-type="float" office:value="0.3201987" calcext:value-type="float">
            <text:p>0.3201987</text:p>
          </table:table-cell>
          <table:table-cell office:value-type="float" office:value="0.284126" calcext:value-type="float">
            <text:p>0.284126</text:p>
          </table:table-cell>
          <table:table-cell office:value-type="float" office:value="0.2827529" calcext:value-type="float">
            <text:p>0.2827529</text:p>
          </table:table-cell>
          <table:table-cell office:value-type="float" office:value="0.3664126" calcext:value-type="float">
            <text:p>0.3664126</text:p>
          </table:table-cell>
          <table:table-cell office:value-type="float" office:value="0.3615701" calcext:value-type="float">
            <text:p>0.3615701</text:p>
          </table:table-cell>
          <table:table-cell office:value-type="float" office:value="0.3731667" calcext:value-type="float">
            <text:p>0.3731667</text:p>
          </table:table-cell>
          <table:table-cell office:value-type="float" office:value="0.3909905" calcext:value-type="float">
            <text:p>0.3909905</text:p>
          </table:table-cell>
          <table:table-cell office:value-type="float" office:value="0.4032571" calcext:value-type="float">
            <text:p>0.40325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916E-015" calcext:value-type="float">
            <text:p>1.977916E-15</text:p>
          </table:table-cell>
          <table:table-cell office:value-type="float" office:value="1.918769E-015" calcext:value-type="float">
            <text:p>1.918769E-15</text:p>
          </table:table-cell>
          <table:table-cell office:value-type="float" office:value="1.984346E-015" calcext:value-type="float">
            <text:p>1.984346E-15</text:p>
          </table:table-cell>
          <table:table-cell office:value-type="float" office:value="9.499522E-016" calcext:value-type="float">
            <text:p>9.499522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5131" calcext:value-type="float">
            <text:p>-34.85131</text:p>
          </table:table-cell>
          <table:table-cell office:value-type="float" office:value="-0.02819724" calcext:value-type="float">
            <text:p>-0.02819724</text:p>
          </table:table-cell>
          <table:table-cell office:value-type="float" office:value="-0.02643274" calcext:value-type="float">
            <text:p>-0.02643274</text:p>
          </table:table-cell>
          <table:table-cell office:value-type="float" office:value="-0.02457885" calcext:value-type="float">
            <text:p>-0.02457885</text:p>
          </table:table-cell>
          <table:table-cell office:value-type="float" office:value="-0.02349149" calcext:value-type="float">
            <text:p>-0.02349149</text:p>
          </table:table-cell>
          <table:table-cell office:value-type="float" office:value="-0.02196367" calcext:value-type="float">
            <text:p>-0.02196367</text:p>
          </table:table-cell>
          <table:table-cell office:value-type="float" office:value="-0.02061114" calcext:value-type="float">
            <text:p>-0.02061114</text:p>
          </table:table-cell>
          <table:table-cell office:value-type="float" office:value="-0.01880951" calcext:value-type="float">
            <text:p>-0.01880951</text:p>
          </table:table-cell>
          <table:table-cell office:value-type="float" office:value="-0.01587527" calcext:value-type="float">
            <text:p>-0.01587527</text:p>
          </table:table-cell>
          <table:table-cell office:value-type="float" office:value="-0.01215238" calcext:value-type="float">
            <text:p>-0.0121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2322" calcext:value-type="float">
            <text:p>-0.009732322</text:p>
          </table:table-cell>
          <table:table-cell office:value-type="float" office:value="-0.001917076" calcext:value-type="float">
            <text:p>-0.0019170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64" calcext:value-type="float">
            <text:p>-2.197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29.97832" calcext:value-type="float">
            <text:p>29.97832</text:p>
          </table:table-cell>
          <table:table-cell office:value-type="float" office:value="0" calcext:value-type="float">
            <text:p>0</text:p>
          </table:table-cell>
          <table:table-cell office:value-type="float" office:value="1089.231" calcext:value-type="float">
            <text:p>1089.231</text:p>
          </table:table-cell>
          <table:table-cell office:value-type="float" office:value="29.17558" calcext:value-type="float">
            <text:p>29.17558</text:p>
          </table:table-cell>
          <table:table-cell office:value-type="float" office:value="0" calcext:value-type="float">
            <text:p>0</text:p>
          </table:table-cell>
          <table:table-cell office:value-type="float" office:value="0.1189454" calcext:value-type="float">
            <text:p>0.1189454</text:p>
          </table:table-cell>
          <table:table-cell office:value-type="float" office:value="0.3121122" calcext:value-type="float">
            <text:p>0.3121122</text:p>
          </table:table-cell>
          <table:table-cell office:value-type="float" office:value="0.3144059" calcext:value-type="float">
            <text:p>0.3144059</text:p>
          </table:table-cell>
          <table:table-cell office:value-type="float" office:value="0.3173352" calcext:value-type="float">
            <text:p>0.3173352</text:p>
          </table:table-cell>
          <table:table-cell office:value-type="float" office:value="0.3195038" calcext:value-type="float">
            <text:p>0.3195038</text:p>
          </table:table-cell>
          <table:table-cell office:value-type="float" office:value="0.2836543" calcext:value-type="float">
            <text:p>0.2836543</text:p>
          </table:table-cell>
          <table:table-cell office:value-type="float" office:value="0.2824844" calcext:value-type="float">
            <text:p>0.2824844</text:p>
          </table:table-cell>
          <table:table-cell office:value-type="float" office:value="0.36634" calcext:value-type="float">
            <text:p>0.36634</text:p>
          </table:table-cell>
          <table:table-cell office:value-type="float" office:value="0.3615614" calcext:value-type="float">
            <text:p>0.3615614</text:p>
          </table:table-cell>
          <table:table-cell office:value-type="float" office:value="0.3731596" calcext:value-type="float">
            <text:p>0.3731596</text:p>
          </table:table-cell>
          <table:table-cell office:value-type="float" office:value="0.3909695" calcext:value-type="float">
            <text:p>0.3909695</text:p>
          </table:table-cell>
          <table:table-cell office:value-type="float" office:value="0.4032314" calcext:value-type="float">
            <text:p>0.40323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61E-015" calcext:value-type="float">
            <text:p>1.976661E-15</text:p>
          </table:table-cell>
          <table:table-cell office:value-type="float" office:value="1.918762E-015" calcext:value-type="float">
            <text:p>1.918762E-15</text:p>
          </table:table-cell>
          <table:table-cell office:value-type="float" office:value="1.984336E-015" calcext:value-type="float">
            <text:p>1.984336E-15</text:p>
          </table:table-cell>
          <table:table-cell office:value-type="float" office:value="9.499509E-016" calcext:value-type="float">
            <text:p>9.499509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13261" calcext:value-type="float">
            <text:p>-45.13261</text:p>
          </table:table-cell>
          <table:table-cell office:value-type="float" office:value="-0.02745134" calcext:value-type="float">
            <text:p>-0.02745134</text:p>
          </table:table-cell>
          <table:table-cell office:value-type="float" office:value="-0.02624337" calcext:value-type="float">
            <text:p>-0.02624337</text:p>
          </table:table-cell>
          <table:table-cell office:value-type="float" office:value="-0.02481591" calcext:value-type="float">
            <text:p>-0.02481591</text:p>
          </table:table-cell>
          <table:table-cell office:value-type="float" office:value="-0.0238077" calcext:value-type="float">
            <text:p>-0.0238077</text:p>
          </table:table-cell>
          <table:table-cell office:value-type="float" office:value="-0.02224135" calcext:value-type="float">
            <text:p>-0.02224135</text:p>
          </table:table-cell>
          <table:table-cell office:value-type="float" office:value="-0.02077554" calcext:value-type="float">
            <text:p>-0.02077554</text:p>
          </table:table-cell>
          <table:table-cell office:value-type="float" office:value="-0.01889" calcext:value-type="float">
            <text:p>-0.01889</text:p>
          </table:table-cell>
          <table:table-cell office:value-type="float" office:value="-0.01588156" calcext:value-type="float">
            <text:p>-0.01588156</text:p>
          </table:table-cell>
          <table:table-cell office:value-type="float" office:value="-0.0121563" calcext:value-type="float">
            <text:p>-0.012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4842" calcext:value-type="float">
            <text:p>-0.009734842</text:p>
          </table:table-cell>
          <table:table-cell office:value-type="float" office:value="-0.001917498" calcext:value-type="float">
            <text:p>-0.0019174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014" calcext:value-type="float">
            <text:p>-2.1980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40.20006" calcext:value-type="float">
            <text:p>40.20006</text:p>
          </table:table-cell>
          <table:table-cell office:value-type="float" office:value="30.16179" calcext:value-type="float">
            <text:p>30.16179</text:p>
          </table:table-cell>
          <table:table-cell office:value-type="float" office:value="0" calcext:value-type="float">
            <text:p>0</text:p>
          </table:table-cell>
          <table:table-cell office:value-type="float" office:value="1091.683" calcext:value-type="float">
            <text:p>1091.683</text:p>
          </table:table-cell>
          <table:table-cell office:value-type="float" office:value="29.23959" calcext:value-type="float">
            <text:p>29.23959</text:p>
          </table:table-cell>
          <table:table-cell office:value-type="float" office:value="0" calcext:value-type="float">
            <text:p>0</text:p>
          </table:table-cell>
          <table:table-cell office:value-type="float" office:value="0.3218665" calcext:value-type="float">
            <text:p>0.3218665</text:p>
          </table:table-cell>
          <table:table-cell office:value-type="float" office:value="0.3201444" calcext:value-type="float">
            <text:p>0.3201444</text:p>
          </table:table-cell>
          <table:table-cell office:value-type="float" office:value="0.3180338" calcext:value-type="float">
            <text:p>0.3180338</text:p>
          </table:table-cell>
          <table:table-cell office:value-type="float" office:value="0.3181759" calcext:value-type="float">
            <text:p>0.3181759</text:p>
          </table:table-cell>
          <table:table-cell office:value-type="float" office:value="0.3195565" calcext:value-type="float">
            <text:p>0.3195565</text:p>
          </table:table-cell>
          <table:table-cell office:value-type="float" office:value="0.2833114" calcext:value-type="float">
            <text:p>0.2833114</text:p>
          </table:table-cell>
          <table:table-cell office:value-type="float" office:value="0.2822152" calcext:value-type="float">
            <text:p>0.2822152</text:p>
          </table:table-cell>
          <table:table-cell office:value-type="float" office:value="0.366256" calcext:value-type="float">
            <text:p>0.366256</text:p>
          </table:table-cell>
          <table:table-cell office:value-type="float" office:value="0.3615419" calcext:value-type="float">
            <text:p>0.3615419</text:p>
          </table:table-cell>
          <table:table-cell office:value-type="float" office:value="0.3731524" calcext:value-type="float">
            <text:p>0.3731524</text:p>
          </table:table-cell>
          <table:table-cell office:value-type="float" office:value="0.390949" calcext:value-type="float">
            <text:p>0.390949</text:p>
          </table:table-cell>
          <table:table-cell office:value-type="float" office:value="0.4032062" calcext:value-type="float">
            <text:p>0.40320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5404042" calcext:value-type="float">
            <text:p>5.404042E-05</text:p>
          </table:table-cell>
          <table:table-cell office:value-type="float" office:value="1.918759E-015" calcext:value-type="float">
            <text:p>1.918759E-15</text:p>
          </table:table-cell>
          <table:table-cell office:value-type="float" office:value="1.984326E-015" calcext:value-type="float">
            <text:p>1.984326E-15</text:p>
          </table:table-cell>
          <table:table-cell office:value-type="float" office:value="9.499512E-016" calcext:value-type="float">
            <text:p>9.499512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9507" calcext:value-type="float">
            <text:p>-0.02259507</text:p>
          </table:table-cell>
          <table:table-cell office:value-type="float" office:value="-0.02350219" calcext:value-type="float">
            <text:p>-0.02350219</text:p>
          </table:table-cell>
          <table:table-cell office:value-type="float" office:value="-0.02447683" calcext:value-type="float">
            <text:p>-0.02447683</text:p>
          </table:table-cell>
          <table:table-cell office:value-type="float" office:value="-0.02442854" calcext:value-type="float">
            <text:p>-0.02442854</text:p>
          </table:table-cell>
          <table:table-cell office:value-type="float" office:value="-0.02379025" calcext:value-type="float">
            <text:p>-0.02379025</text:p>
          </table:table-cell>
          <table:table-cell office:value-type="float" office:value="-0.02244708" calcext:value-type="float">
            <text:p>-0.02244708</text:p>
          </table:table-cell>
          <table:table-cell office:value-type="float" office:value="-0.02094228" calcext:value-type="float">
            <text:p>-0.02094228</text:p>
          </table:table-cell>
          <table:table-cell office:value-type="float" office:value="-0.01898385" calcext:value-type="float">
            <text:p>-0.01898385</text:p>
          </table:table-cell>
          <table:table-cell office:value-type="float" office:value="-0.01589573" calcext:value-type="float">
            <text:p>-0.01589573</text:p>
          </table:table-cell>
          <table:table-cell office:value-type="float" office:value="-0.01216029" calcext:value-type="float">
            <text:p>-0.0121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27525" calcext:value-type="float">
            <text:p>-0.009727525</text:p>
          </table:table-cell>
          <table:table-cell office:value-type="float" office:value="-0.001917675" calcext:value-type="float">
            <text:p>-0.0019176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513" calcext:value-type="float">
            <text:p>-2.1985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41.10006" calcext:value-type="float">
            <text:p>41.10006</text:p>
          </table:table-cell>
          <table:table-cell office:value-type="float" office:value="31.56729" calcext:value-type="float">
            <text:p>31.56729</text:p>
          </table:table-cell>
          <table:table-cell office:value-type="float" office:value="0" calcext:value-type="float">
            <text:p>0</text:p>
          </table:table-cell>
          <table:table-cell office:value-type="float" office:value="1091.135" calcext:value-type="float">
            <text:p>1091.135</text:p>
          </table:table-cell>
          <table:table-cell office:value-type="float" office:value="29.2821" calcext:value-type="float">
            <text:p>29.2821</text:p>
          </table:table-cell>
          <table:table-cell office:value-type="float" office:value="0" calcext:value-type="float">
            <text:p>0</text:p>
          </table:table-cell>
          <table:table-cell office:value-type="float" office:value="0.2222065" calcext:value-type="float">
            <text:p>0.2222065</text:p>
          </table:table-cell>
          <table:table-cell office:value-type="float" office:value="0.3060181" calcext:value-type="float">
            <text:p>0.3060181</text:p>
          </table:table-cell>
          <table:table-cell office:value-type="float" office:value="0.3174559" calcext:value-type="float">
            <text:p>0.3174559</text:p>
          </table:table-cell>
          <table:table-cell office:value-type="float" office:value="0.3201531" calcext:value-type="float">
            <text:p>0.3201531</text:p>
          </table:table-cell>
          <table:table-cell office:value-type="float" office:value="0.3210782" calcext:value-type="float">
            <text:p>0.3210782</text:p>
          </table:table-cell>
          <table:table-cell office:value-type="float" office:value="0.2834011" calcext:value-type="float">
            <text:p>0.2834011</text:p>
          </table:table-cell>
          <table:table-cell office:value-type="float" office:value="0.2820604" calcext:value-type="float">
            <text:p>0.2820604</text:p>
          </table:table-cell>
          <table:table-cell office:value-type="float" office:value="0.3661826" calcext:value-type="float">
            <text:p>0.3661826</text:p>
          </table:table-cell>
          <table:table-cell office:value-type="float" office:value="0.3615131" calcext:value-type="float">
            <text:p>0.3615131</text:p>
          </table:table-cell>
          <table:table-cell office:value-type="float" office:value="0.3731432" calcext:value-type="float">
            <text:p>0.3731432</text:p>
          </table:table-cell>
          <table:table-cell office:value-type="float" office:value="0.3909297" calcext:value-type="float">
            <text:p>0.3909297</text:p>
          </table:table-cell>
          <table:table-cell office:value-type="float" office:value="0.4031829" calcext:value-type="float">
            <text:p>0.4031829</text:p>
          </table:table-cell>
          <table:table-cell office:value-type="float" office:value="0.4623556" calcext:value-type="float">
            <text:p>0.4623556</text:p>
          </table:table-cell>
          <table:table-cell office:value-type="float" office:value="0" calcext:value-type="float">
            <text:p>0</text:p>
          </table:table-cell>
          <table:table-cell office:value-type="float" office:value="0.102604" calcext:value-type="float">
            <text:p>0.102604</text:p>
          </table:table-cell>
          <table:table-cell office:value-type="float" office:value="0.0006446702" calcext:value-type="float">
            <text:p>0.0006446702</text:p>
          </table:table-cell>
          <table:table-cell office:value-type="float" office:value="1.984321E-015" calcext:value-type="float">
            <text:p>1.984321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59966" calcext:value-type="float">
            <text:p>-0.2859966</text:p>
          </table:table-cell>
          <table:table-cell office:value-type="float" office:value="-0.03076135" calcext:value-type="float">
            <text:p>-0.03076135</text:p>
          </table:table-cell>
          <table:table-cell office:value-type="float" office:value="-0.02468282" calcext:value-type="float">
            <text:p>-0.02468282</text:p>
          </table:table-cell>
          <table:table-cell office:value-type="float" office:value="-0.02350382" calcext:value-type="float">
            <text:p>-0.02350382</text:p>
          </table:table-cell>
          <table:table-cell office:value-type="float" office:value="-0.02310705" calcext:value-type="float">
            <text:p>-0.02310705</text:p>
          </table:table-cell>
          <table:table-cell office:value-type="float" office:value="-0.02239638" calcext:value-type="float">
            <text:p>-0.02239638</text:p>
          </table:table-cell>
          <table:table-cell office:value-type="float" office:value="-0.02103885" calcext:value-type="float">
            <text:p>-0.02103885</text:p>
          </table:table-cell>
          <table:table-cell office:value-type="float" office:value="-0.01906655" calcext:value-type="float">
            <text:p>-0.01906655</text:p>
          </table:table-cell>
          <table:table-cell office:value-type="float" office:value="-0.0159167" calcext:value-type="float">
            <text:p>-0.0159167</text:p>
          </table:table-cell>
          <table:table-cell office:value-type="float" office:value="-0.0121655" calcext:value-type="float">
            <text:p>-0.012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96962" calcext:value-type="float">
            <text:p>-0.03096962</text:p>
          </table:table-cell>
          <table:table-cell office:value-type="float" office:value="-0.001833856" calcext:value-type="float">
            <text:p>-0.0018338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52" calcext:value-type="float">
            <text:p>-2.199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41.10006" calcext:value-type="float">
            <text:p>41.10006</text:p>
          </table:table-cell>
          <table:table-cell office:value-type="float" office:value="33.50382" calcext:value-type="float">
            <text:p>33.50382</text:p>
          </table:table-cell>
          <table:table-cell office:value-type="float" office:value="0" calcext:value-type="float">
            <text:p>0</text:p>
          </table:table-cell>
          <table:table-cell office:value-type="float" office:value="1089.17" calcext:value-type="float">
            <text:p>1089.17</text:p>
          </table:table-cell>
          <table:table-cell office:value-type="float" office:value="29.31071" calcext:value-type="float">
            <text:p>29.31071</text:p>
          </table:table-cell>
          <table:table-cell office:value-type="float" office:value="0" calcext:value-type="float">
            <text:p>0</text:p>
          </table:table-cell>
          <table:table-cell office:value-type="float" office:value="0.1731126" calcext:value-type="float">
            <text:p>0.1731126</text:p>
          </table:table-cell>
          <table:table-cell office:value-type="float" office:value="0.3065982" calcext:value-type="float">
            <text:p>0.3065982</text:p>
          </table:table-cell>
          <table:table-cell office:value-type="float" office:value="0.3120632" calcext:value-type="float">
            <text:p>0.3120632</text:p>
          </table:table-cell>
          <table:table-cell office:value-type="float" office:value="0.3170501" calcext:value-type="float">
            <text:p>0.3170501</text:p>
          </table:table-cell>
          <table:table-cell office:value-type="float" office:value="0.3194541" calcext:value-type="float">
            <text:p>0.3194541</text:p>
          </table:table-cell>
          <table:table-cell office:value-type="float" office:value="0.2833463" calcext:value-type="float">
            <text:p>0.2833463</text:p>
          </table:table-cell>
          <table:table-cell office:value-type="float" office:value="0.2820169" calcext:value-type="float">
            <text:p>0.2820169</text:p>
          </table:table-cell>
          <table:table-cell office:value-type="float" office:value="0.3661295" calcext:value-type="float">
            <text:p>0.3661295</text:p>
          </table:table-cell>
          <table:table-cell office:value-type="float" office:value="0.3614794" calcext:value-type="float">
            <text:p>0.3614794</text:p>
          </table:table-cell>
          <table:table-cell office:value-type="float" office:value="0.3731323" calcext:value-type="float">
            <text:p>0.3731323</text:p>
          </table:table-cell>
          <table:table-cell office:value-type="float" office:value="0.3909109" calcext:value-type="float">
            <text:p>0.3909109</text:p>
          </table:table-cell>
          <table:table-cell office:value-type="float" office:value="0.4031577" calcext:value-type="float">
            <text:p>0.4031577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131152" calcext:value-type="float">
            <text:p>0.00131152</text:p>
          </table:table-cell>
          <table:table-cell office:value-type="float" office:value="1.952044E-015" calcext:value-type="float">
            <text:p>1.952044E-15</text:p>
          </table:table-cell>
          <table:table-cell office:value-type="float" office:value="1.984317E-015" calcext:value-type="float">
            <text:p>1.984317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8697" calcext:value-type="float">
            <text:p>-2.398697</text:p>
          </table:table-cell>
          <table:table-cell office:value-type="float" office:value="-0.0306043" calcext:value-type="float">
            <text:p>-0.0306043</text:p>
          </table:table-cell>
          <table:table-cell office:value-type="float" office:value="-0.02746375" calcext:value-type="float">
            <text:p>-0.02746375</text:p>
          </table:table-cell>
          <table:table-cell office:value-type="float" office:value="-0.02494523" calcext:value-type="float">
            <text:p>-0.02494523</text:p>
          </table:table-cell>
          <table:table-cell office:value-type="float" office:value="-0.02382473" calcext:value-type="float">
            <text:p>-0.02382473</text:p>
          </table:table-cell>
          <table:table-cell office:value-type="float" office:value="-0.02242484" calcext:value-type="float">
            <text:p>-0.02242484</text:p>
          </table:table-cell>
          <table:table-cell office:value-type="float" office:value="-0.02106579" calcext:value-type="float">
            <text:p>-0.02106579</text:p>
          </table:table-cell>
          <table:table-cell office:value-type="float" office:value="-0.01912649" calcext:value-type="float">
            <text:p>-0.01912649</text:p>
          </table:table-cell>
          <table:table-cell office:value-type="float" office:value="-0.01594141" calcext:value-type="float">
            <text:p>-0.01594141</text:p>
          </table:table-cell>
          <table:table-cell office:value-type="float" office:value="-0.01217142" calcext:value-type="float">
            <text:p>-0.01217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8705" calcext:value-type="float">
            <text:p>-0.01548705</text:p>
          </table:table-cell>
          <table:table-cell office:value-type="float" office:value="-0.00191722" calcext:value-type="float">
            <text:p>-0.001917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277" calcext:value-type="float">
            <text:p>-2.1992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41.80006" calcext:value-type="float">
            <text:p>41.80006</text:p>
          </table:table-cell>
          <table:table-cell office:value-type="float" office:value="34.30536" calcext:value-type="float">
            <text:p>34.30536</text:p>
          </table:table-cell>
          <table:table-cell office:value-type="float" office:value="0" calcext:value-type="float">
            <text:p>0</text:p>
          </table:table-cell>
          <table:table-cell office:value-type="float" office:value="1089.032" calcext:value-type="float">
            <text:p>1089.032</text:p>
          </table:table-cell>
          <table:table-cell office:value-type="float" office:value="29.34649" calcext:value-type="float">
            <text:p>29.34649</text:p>
          </table:table-cell>
          <table:table-cell office:value-type="float" office:value="0" calcext:value-type="float">
            <text:p>0</text:p>
          </table:table-cell>
          <table:table-cell office:value-type="float" office:value="0.1825744" calcext:value-type="float">
            <text:p>0.1825744</text:p>
          </table:table-cell>
          <table:table-cell office:value-type="float" office:value="0.3078082" calcext:value-type="float">
            <text:p>0.3078082</text:p>
          </table:table-cell>
          <table:table-cell office:value-type="float" office:value="0.3113686" calcext:value-type="float">
            <text:p>0.3113686</text:p>
          </table:table-cell>
          <table:table-cell office:value-type="float" office:value="0.3155488" calcext:value-type="float">
            <text:p>0.3155488</text:p>
          </table:table-cell>
          <table:table-cell office:value-type="float" office:value="0.3181418" calcext:value-type="float">
            <text:p>0.3181418</text:p>
          </table:table-cell>
          <table:table-cell office:value-type="float" office:value="0.2828749" calcext:value-type="float">
            <text:p>0.2828749</text:p>
          </table:table-cell>
          <table:table-cell office:value-type="float" office:value="0.2818544" calcext:value-type="float">
            <text:p>0.2818544</text:p>
          </table:table-cell>
          <table:table-cell office:value-type="float" office:value="0.3660807" calcext:value-type="float">
            <text:p>0.3660807</text:p>
          </table:table-cell>
          <table:table-cell office:value-type="float" office:value="0.3614437" calcext:value-type="float">
            <text:p>0.3614437</text:p>
          </table:table-cell>
          <table:table-cell office:value-type="float" office:value="0.3731193" calcext:value-type="float">
            <text:p>0.3731193</text:p>
          </table:table-cell>
          <table:table-cell office:value-type="float" office:value="0.390893" calcext:value-type="float">
            <text:p>0.390893</text:p>
          </table:table-cell>
          <table:table-cell office:value-type="float" office:value="0.4031395" calcext:value-type="float">
            <text:p>0.4031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5382E-015" calcext:value-type="float">
            <text:p>1.955382E-15</text:p>
          </table:table-cell>
          <table:table-cell office:value-type="float" office:value="1.918812E-015" calcext:value-type="float">
            <text:p>1.918812E-15</text:p>
          </table:table-cell>
          <table:table-cell office:value-type="float" office:value="1.98431E-015" calcext:value-type="float">
            <text:p>1.98431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42614" calcext:value-type="float">
            <text:p>-1.642614</text:p>
          </table:table-cell>
          <table:table-cell office:value-type="float" office:value="-0.02984738" calcext:value-type="float">
            <text:p>-0.02984738</text:p>
          </table:table-cell>
          <table:table-cell office:value-type="float" office:value="-0.02784896" calcext:value-type="float">
            <text:p>-0.02784896</text:p>
          </table:table-cell>
          <table:table-cell office:value-type="float" office:value="-0.02568305" calcext:value-type="float">
            <text:p>-0.02568305</text:p>
          </table:table-cell>
          <table:table-cell office:value-type="float" office:value="-0.0244337" calcext:value-type="float">
            <text:p>-0.0244337</text:p>
          </table:table-cell>
          <table:table-cell office:value-type="float" office:value="-0.0227079" calcext:value-type="float">
            <text:p>-0.0227079</text:p>
          </table:table-cell>
          <table:table-cell office:value-type="float" office:value="-0.021168" calcext:value-type="float">
            <text:p>-0.021168</text:p>
          </table:table-cell>
          <table:table-cell office:value-type="float" office:value="-0.01918149" calcext:value-type="float">
            <text:p>-0.01918149</text:p>
          </table:table-cell>
          <table:table-cell office:value-type="float" office:value="-0.01596759" calcext:value-type="float">
            <text:p>-0.01596759</text:p>
          </table:table-cell>
          <table:table-cell office:value-type="float" office:value="-0.01217875" calcext:value-type="float">
            <text:p>-0.01217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1992" calcext:value-type="float">
            <text:p>-0.009731992</text:p>
          </table:table-cell>
          <table:table-cell office:value-type="float" office:value="-0.001918567" calcext:value-type="float">
            <text:p>-0.00191856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677" calcext:value-type="float">
            <text:p>-2.1996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4.90415" calcext:value-type="float">
            <text:p>34.90415</text:p>
          </table:table-cell>
          <table:table-cell office:value-type="float" office:value="0" calcext:value-type="float">
            <text:p>0</text:p>
          </table:table-cell>
          <table:table-cell office:value-type="float" office:value="1088.505" calcext:value-type="float">
            <text:p>1088.505</text:p>
          </table:table-cell>
          <table:table-cell office:value-type="float" office:value="29.37444" calcext:value-type="float">
            <text:p>29.37444</text:p>
          </table:table-cell>
          <table:table-cell office:value-type="float" office:value="0" calcext:value-type="float">
            <text:p>0</text:p>
          </table:table-cell>
          <table:table-cell office:value-type="float" office:value="0.1654729" calcext:value-type="float">
            <text:p>0.1654729</text:p>
          </table:table-cell>
          <table:table-cell office:value-type="float" office:value="0.3043784" calcext:value-type="float">
            <text:p>0.3043784</text:p>
          </table:table-cell>
          <table:table-cell office:value-type="float" office:value="0.3103741" calcext:value-type="float">
            <text:p>0.3103741</text:p>
          </table:table-cell>
          <table:table-cell office:value-type="float" office:value="0.3147272" calcext:value-type="float">
            <text:p>0.3147272</text:p>
          </table:table-cell>
          <table:table-cell office:value-type="float" office:value="0.3173145" calcext:value-type="float">
            <text:p>0.3173145</text:p>
          </table:table-cell>
          <table:table-cell office:value-type="float" office:value="0.2823679" calcext:value-type="float">
            <text:p>0.2823679</text:p>
          </table:table-cell>
          <table:table-cell office:value-type="float" office:value="0.2815966" calcext:value-type="float">
            <text:p>0.2815966</text:p>
          </table:table-cell>
          <table:table-cell office:value-type="float" office:value="0.3660172" calcext:value-type="float">
            <text:p>0.3660172</text:p>
          </table:table-cell>
          <table:table-cell office:value-type="float" office:value="0.361405" calcext:value-type="float">
            <text:p>0.361405</text:p>
          </table:table-cell>
          <table:table-cell office:value-type="float" office:value="0.373105" calcext:value-type="float">
            <text:p>0.373105</text:p>
          </table:table-cell>
          <table:table-cell office:value-type="float" office:value="0.3908751" calcext:value-type="float">
            <text:p>0.3908751</text:p>
          </table:table-cell>
          <table:table-cell office:value-type="float" office:value="0.4031218" calcext:value-type="float">
            <text:p>0.4031218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2691415" calcext:value-type="float">
            <text:p>0.002691415</text:p>
          </table:table-cell>
          <table:table-cell office:value-type="float" office:value="0.0001386772" calcext:value-type="float">
            <text:p>0.0001386772</text:p>
          </table:table-cell>
          <table:table-cell office:value-type="float" office:value="1.984303E-015" calcext:value-type="float">
            <text:p>1.984303E-15</text:p>
          </table:table-cell>
          <table:table-cell office:value-type="float" office:value="9.499508E-016" calcext:value-type="float">
            <text:p>9.499508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20851" calcext:value-type="float">
            <text:p>-3.420851</text:p>
          </table:table-cell>
          <table:table-cell office:value-type="float" office:value="-0.03191774" calcext:value-type="float">
            <text:p>-0.03191774</text:p>
          </table:table-cell>
          <table:table-cell office:value-type="float" office:value="-0.02838951" calcext:value-type="float">
            <text:p>-0.02838951</text:p>
          </table:table-cell>
          <table:table-cell office:value-type="float" office:value="-0.02609392" calcext:value-type="float">
            <text:p>-0.02609392</text:p>
          </table:table-cell>
          <table:table-cell office:value-type="float" office:value="-0.02482578" calcext:value-type="float">
            <text:p>-0.02482578</text:p>
          </table:table-cell>
          <table:table-cell office:value-type="float" office:value="-0.02301782" calcext:value-type="float">
            <text:p>-0.02301782</text:p>
          </table:table-cell>
          <table:table-cell office:value-type="float" office:value="-0.02133039" calcext:value-type="float">
            <text:p>-0.02133039</text:p>
          </table:table-cell>
          <table:table-cell office:value-type="float" office:value="-0.01925343" calcext:value-type="float">
            <text:p>-0.01925343</text:p>
          </table:table-cell>
          <table:table-cell office:value-type="float" office:value="-0.01599598" calcext:value-type="float">
            <text:p>-0.01599598</text:p>
          </table:table-cell>
          <table:table-cell office:value-type="float" office:value="-0.01218674" calcext:value-type="float">
            <text:p>-0.0121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98681" calcext:value-type="float">
            <text:p>-0.03498681</text:p>
          </table:table-cell>
          <table:table-cell office:value-type="float" office:value="-0.0019162" calcext:value-type="float">
            <text:p>-0.00191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053" calcext:value-type="float">
            <text:p>-2.2000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5.5563" calcext:value-type="float">
            <text:p>35.5563</text:p>
          </table:table-cell>
          <table:table-cell office:value-type="float" office:value="0" calcext:value-type="float">
            <text:p>0</text:p>
          </table:table-cell>
          <table:table-cell office:value-type="float" office:value="1087.828" calcext:value-type="float">
            <text:p>1087.828</text:p>
          </table:table-cell>
          <table:table-cell office:value-type="float" office:value="29.39961" calcext:value-type="float">
            <text:p>29.39961</text:p>
          </table:table-cell>
          <table:table-cell office:value-type="float" office:value="0" calcext:value-type="float">
            <text:p>0</text:p>
          </table:table-cell>
          <table:table-cell office:value-type="float" office:value="0.1216048" calcext:value-type="float">
            <text:p>0.1216048</text:p>
          </table:table-cell>
          <table:table-cell office:value-type="float" office:value="0.3066826" calcext:value-type="float">
            <text:p>0.3066826</text:p>
          </table:table-cell>
          <table:table-cell office:value-type="float" office:value="0.3093218" calcext:value-type="float">
            <text:p>0.3093218</text:p>
          </table:table-cell>
          <table:table-cell office:value-type="float" office:value="0.3133621" calcext:value-type="float">
            <text:p>0.3133621</text:p>
          </table:table-cell>
          <table:table-cell office:value-type="float" office:value="0.316144" calcext:value-type="float">
            <text:p>0.316144</text:p>
          </table:table-cell>
          <table:table-cell office:value-type="float" office:value="0.2818176" calcext:value-type="float">
            <text:p>0.2818176</text:p>
          </table:table-cell>
          <table:table-cell office:value-type="float" office:value="0.2812966" calcext:value-type="float">
            <text:p>0.2812966</text:p>
          </table:table-cell>
          <table:table-cell office:value-type="float" office:value="0.3659357" calcext:value-type="float">
            <text:p>0.3659357</text:p>
          </table:table-cell>
          <table:table-cell office:value-type="float" office:value="0.3613613" calcext:value-type="float">
            <text:p>0.3613613</text:p>
          </table:table-cell>
          <table:table-cell office:value-type="float" office:value="0.3730883" calcext:value-type="float">
            <text:p>0.3730883</text:p>
          </table:table-cell>
          <table:table-cell office:value-type="float" office:value="0.3908572" calcext:value-type="float">
            <text:p>0.3908572</text:p>
          </table:table-cell>
          <table:table-cell office:value-type="float" office:value="0.4031055" calcext:value-type="float">
            <text:p>0.40310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892E-015" calcext:value-type="float">
            <text:p>1.934892E-15</text:p>
          </table:table-cell>
          <table:table-cell office:value-type="float" office:value="1.983214E-015" calcext:value-type="float">
            <text:p>1.983214E-15</text:p>
          </table:table-cell>
          <table:table-cell office:value-type="float" office:value="1.984299E-015" calcext:value-type="float">
            <text:p>1.984299E-15</text:p>
          </table:table-cell>
          <table:table-cell office:value-type="float" office:value="9.499508E-016" calcext:value-type="float">
            <text:p>9.499508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2301" calcext:value-type="float">
            <text:p>-38.32301</text:p>
          </table:table-cell>
          <table:table-cell office:value-type="float" office:value="-0.03056272" calcext:value-type="float">
            <text:p>-0.03056272</text:p>
          </table:table-cell>
          <table:table-cell office:value-type="float" office:value="-0.02900178" calcext:value-type="float">
            <text:p>-0.02900178</text:p>
          </table:table-cell>
          <table:table-cell office:value-type="float" office:value="-0.02679899" calcext:value-type="float">
            <text:p>-0.02679899</text:p>
          </table:table-cell>
          <table:table-cell office:value-type="float" office:value="-0.02539191" calcext:value-type="float">
            <text:p>-0.02539191</text:p>
          </table:table-cell>
          <table:table-cell office:value-type="float" office:value="-0.02335887" calcext:value-type="float">
            <text:p>-0.02335887</text:p>
          </table:table-cell>
          <table:table-cell office:value-type="float" office:value="-0.02152135" calcext:value-type="float">
            <text:p>-0.02152135</text:p>
          </table:table-cell>
          <table:table-cell office:value-type="float" office:value="-0.01934586" calcext:value-type="float">
            <text:p>-0.01934586</text:p>
          </table:table-cell>
          <table:table-cell office:value-type="float" office:value="-0.01602815" calcext:value-type="float">
            <text:p>-0.01602815</text:p>
          </table:table-cell>
          <table:table-cell office:value-type="float" office:value="-0.01219605" calcext:value-type="float">
            <text:p>-0.012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743" calcext:value-type="float">
            <text:p>-0.009735743</text:p>
          </table:table-cell>
          <table:table-cell office:value-type="float" office:value="-0.001918968" calcext:value-type="float">
            <text:p>-0.0019189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384" calcext:value-type="float">
            <text:p>-2.2003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5.53448" calcext:value-type="float">
            <text:p>35.53448</text:p>
          </table:table-cell>
          <table:table-cell office:value-type="float" office:value="0" calcext:value-type="float">
            <text:p>0</text:p>
          </table:table-cell>
          <table:table-cell office:value-type="float" office:value="1087.826" calcext:value-type="float">
            <text:p>1087.826</text:p>
          </table:table-cell>
          <table:table-cell office:value-type="float" office:value="29.42411" calcext:value-type="float">
            <text:p>29.42411</text:p>
          </table:table-cell>
          <table:table-cell office:value-type="float" office:value="0" calcext:value-type="float">
            <text:p>0</text:p>
          </table:table-cell>
          <table:table-cell office:value-type="float" office:value="0.1370696" calcext:value-type="float">
            <text:p>0.1370696</text:p>
          </table:table-cell>
          <table:table-cell office:value-type="float" office:value="0.3065646" calcext:value-type="float">
            <text:p>0.3065646</text:p>
          </table:table-cell>
          <table:table-cell office:value-type="float" office:value="0.3097486" calcext:value-type="float">
            <text:p>0.3097486</text:p>
          </table:table-cell>
          <table:table-cell office:value-type="float" office:value="0.3132023" calcext:value-type="float">
            <text:p>0.3132023</text:p>
          </table:table-cell>
          <table:table-cell office:value-type="float" office:value="0.315662" calcext:value-type="float">
            <text:p>0.315662</text:p>
          </table:table-cell>
          <table:table-cell office:value-type="float" office:value="0.2812971" calcext:value-type="float">
            <text:p>0.2812971</text:p>
          </table:table-cell>
          <table:table-cell office:value-type="float" office:value="0.2809584" calcext:value-type="float">
            <text:p>0.2809584</text:p>
          </table:table-cell>
          <table:table-cell office:value-type="float" office:value="0.365837" calcext:value-type="float">
            <text:p>0.365837</text:p>
          </table:table-cell>
          <table:table-cell office:value-type="float" office:value="0.3613104" calcext:value-type="float">
            <text:p>0.3613104</text:p>
          </table:table-cell>
          <table:table-cell office:value-type="float" office:value="0.3730705" calcext:value-type="float">
            <text:p>0.3730705</text:p>
          </table:table-cell>
          <table:table-cell office:value-type="float" office:value="0.3908396" calcext:value-type="float">
            <text:p>0.3908396</text:p>
          </table:table-cell>
          <table:table-cell office:value-type="float" office:value="0.4030912" calcext:value-type="float">
            <text:p>0.40309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19E-015" calcext:value-type="float">
            <text:p>1.934919E-15</text:p>
          </table:table-cell>
          <table:table-cell office:value-type="float" office:value="1.983203E-015" calcext:value-type="float">
            <text:p>1.983203E-15</text:p>
          </table:table-cell>
          <table:table-cell office:value-type="float" office:value="1.984299E-015" calcext:value-type="float">
            <text:p>1.984299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4739" calcext:value-type="float">
            <text:p>-15.04739</text:p>
          </table:table-cell>
          <table:table-cell office:value-type="float" office:value="-0.03063248" calcext:value-type="float">
            <text:p>-0.03063248</text:p>
          </table:table-cell>
          <table:table-cell office:value-type="float" office:value="-0.02875049" calcext:value-type="float">
            <text:p>-0.02875049</text:p>
          </table:table-cell>
          <table:table-cell office:value-type="float" office:value="-0.02688364" calcext:value-type="float">
            <text:p>-0.02688364</text:p>
          </table:table-cell>
          <table:table-cell office:value-type="float" office:value="-0.02563202" calcext:value-type="float">
            <text:p>-0.02563202</text:p>
          </table:table-cell>
          <table:table-cell office:value-type="float" office:value="-0.02368842" calcext:value-type="float">
            <text:p>-0.02368842</text:p>
          </table:table-cell>
          <table:table-cell office:value-type="float" office:value="-0.02173917" calcext:value-type="float">
            <text:p>-0.02173917</text:p>
          </table:table-cell>
          <table:table-cell office:value-type="float" office:value="-0.01945872" calcext:value-type="float">
            <text:p>-0.01945872</text:p>
          </table:table-cell>
          <table:table-cell office:value-type="float" office:value="-0.01606568" calcext:value-type="float">
            <text:p>-0.01606568</text:p>
          </table:table-cell>
          <table:table-cell office:value-type="float" office:value="-0.012206" calcext:value-type="float">
            <text:p>-0.01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506" calcext:value-type="float">
            <text:p>-0.009735506</text:p>
          </table:table-cell>
          <table:table-cell office:value-type="float" office:value="-0.001919073" calcext:value-type="float">
            <text:p>-0.0019190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732" calcext:value-type="float">
            <text:p>-2.2007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44.70006" calcext:value-type="float">
            <text:p>44.70006</text:p>
          </table:table-cell>
          <table:table-cell office:value-type="float" office:value="35.96434" calcext:value-type="float">
            <text:p>35.96434</text:p>
          </table:table-cell>
          <table:table-cell office:value-type="float" office:value="0" calcext:value-type="float">
            <text:p>0</text:p>
          </table:table-cell>
          <table:table-cell office:value-type="float" office:value="1090.159" calcext:value-type="float">
            <text:p>1090.159</text:p>
          </table:table-cell>
          <table:table-cell office:value-type="float" office:value="29.46166" calcext:value-type="float">
            <text:p>29.46166</text:p>
          </table:table-cell>
          <table:table-cell office:value-type="float" office:value="9.323215" calcext:value-type="float">
            <text:p>9.323215</text:p>
          </table:table-cell>
          <table:table-cell office:value-type="float" office:value="0.2756816" calcext:value-type="float">
            <text:p>0.2756816</text:p>
          </table:table-cell>
          <table:table-cell office:value-type="float" office:value="0.2960702" calcext:value-type="float">
            <text:p>0.2960702</text:p>
          </table:table-cell>
          <table:table-cell office:value-type="float" office:value="0.3074736" calcext:value-type="float">
            <text:p>0.3074736</text:p>
          </table:table-cell>
          <table:table-cell office:value-type="float" office:value="0.3125534" calcext:value-type="float">
            <text:p>0.3125534</text:p>
          </table:table-cell>
          <table:table-cell office:value-type="float" office:value="0.3151098" calcext:value-type="float">
            <text:p>0.3151098</text:p>
          </table:table-cell>
          <table:table-cell office:value-type="float" office:value="0.2809679" calcext:value-type="float">
            <text:p>0.2809679</text:p>
          </table:table-cell>
          <table:table-cell office:value-type="float" office:value="0.2807703" calcext:value-type="float">
            <text:p>0.2807703</text:p>
          </table:table-cell>
          <table:table-cell office:value-type="float" office:value="0.3657381" calcext:value-type="float">
            <text:p>0.3657381</text:p>
          </table:table-cell>
          <table:table-cell office:value-type="float" office:value="0.3612519" calcext:value-type="float">
            <text:p>0.3612519</text:p>
          </table:table-cell>
          <table:table-cell office:value-type="float" office:value="0.3730495" calcext:value-type="float">
            <text:p>0.3730495</text:p>
          </table:table-cell>
          <table:table-cell office:value-type="float" office:value="0.3908224" calcext:value-type="float">
            <text:p>0.3908224</text:p>
          </table:table-cell>
          <table:table-cell office:value-type="float" office:value="0.4030765" calcext:value-type="float">
            <text:p>0.4030765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2814948" calcext:value-type="float">
            <text:p>0.02814948</text:p>
          </table:table-cell>
          <table:table-cell office:value-type="float" office:value="1.983194E-015" calcext:value-type="float">
            <text:p>1.983194E-15</text:p>
          </table:table-cell>
          <table:table-cell office:value-type="float" office:value="1.984299E-015" calcext:value-type="float">
            <text:p>1.984299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92379" calcext:value-type="float">
            <text:p>-0.06692379</text:p>
          </table:table-cell>
          <table:table-cell office:value-type="float" office:value="-0.03913907" calcext:value-type="float">
            <text:p>-0.03913907</text:p>
          </table:table-cell>
          <table:table-cell office:value-type="float" office:value="-0.03003149" calcext:value-type="float">
            <text:p>-0.03003149</text:p>
          </table:table-cell>
          <table:table-cell office:value-type="float" office:value="-0.02721705" calcext:value-type="float">
            <text:p>-0.02721705</text:p>
          </table:table-cell>
          <table:table-cell office:value-type="float" office:value="-0.02590691" calcext:value-type="float">
            <text:p>-0.02590691</text:p>
          </table:table-cell>
          <table:table-cell office:value-type="float" office:value="-0.02389974" calcext:value-type="float">
            <text:p>-0.02389974</text:p>
          </table:table-cell>
          <table:table-cell office:value-type="float" office:value="-0.02186229" calcext:value-type="float">
            <text:p>-0.02186229</text:p>
          </table:table-cell>
          <table:table-cell office:value-type="float" office:value="-0.01957284" calcext:value-type="float">
            <text:p>-0.01957284</text:p>
          </table:table-cell>
          <table:table-cell office:value-type="float" office:value="-0.01610894" calcext:value-type="float">
            <text:p>-0.01610894</text:p>
          </table:table-cell>
          <table:table-cell office:value-type="float" office:value="-0.01221782" calcext:value-type="float">
            <text:p>-0.0122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4165" calcext:value-type="float">
            <text:p>-0.01524165</text:p>
          </table:table-cell>
          <table:table-cell office:value-type="float" office:value="-0.001896705" calcext:value-type="float">
            <text:p>-0.0018967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218" calcext:value-type="float">
            <text:p>-2.201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48.80007" calcext:value-type="float">
            <text:p>48.80007</text:p>
          </table:table-cell>
          <table:table-cell office:value-type="float" office:value="36.32504" calcext:value-type="float">
            <text:p>36.32504</text:p>
          </table:table-cell>
          <table:table-cell office:value-type="float" office:value="0" calcext:value-type="float">
            <text:p>0</text:p>
          </table:table-cell>
          <table:table-cell office:value-type="float" office:value="1093.84" calcext:value-type="float">
            <text:p>1093.84</text:p>
          </table:table-cell>
          <table:table-cell office:value-type="float" office:value="29.51992" calcext:value-type="float">
            <text:p>29.51992</text:p>
          </table:table-cell>
          <table:table-cell office:value-type="float" office:value="12.22008" calcext:value-type="float">
            <text:p>12.22008</text:p>
          </table:table-cell>
          <table:table-cell office:value-type="float" office:value="0.3268251" calcext:value-type="float">
            <text:p>0.3268251</text:p>
          </table:table-cell>
          <table:table-cell office:value-type="float" office:value="0.3364563" calcext:value-type="float">
            <text:p>0.3364563</text:p>
          </table:table-cell>
          <table:table-cell office:value-type="float" office:value="0.324782" calcext:value-type="float">
            <text:p>0.324782</text:p>
          </table:table-cell>
          <table:table-cell office:value-type="float" office:value="0.3151065" calcext:value-type="float">
            <text:p>0.3151065</text:p>
          </table:table-cell>
          <table:table-cell office:value-type="float" office:value="0.3150511" calcext:value-type="float">
            <text:p>0.3150511</text:p>
          </table:table-cell>
          <table:table-cell office:value-type="float" office:value="0.2806256" calcext:value-type="float">
            <text:p>0.2806256</text:p>
          </table:table-cell>
          <table:table-cell office:value-type="float" office:value="0.2805463" calcext:value-type="float">
            <text:p>0.2805463</text:p>
          </table:table-cell>
          <table:table-cell office:value-type="float" office:value="0.3656456" calcext:value-type="float">
            <text:p>0.3656456</text:p>
          </table:table-cell>
          <table:table-cell office:value-type="float" office:value="0.3611879" calcext:value-type="float">
            <text:p>0.3611879</text:p>
          </table:table-cell>
          <table:table-cell office:value-type="float" office:value="0.3730265" calcext:value-type="float">
            <text:p>0.3730265</text:p>
          </table:table-cell>
          <table:table-cell office:value-type="float" office:value="0.3908045" calcext:value-type="float">
            <text:p>0.3908045</text:p>
          </table:table-cell>
          <table:table-cell office:value-type="float" office:value="0.4030599" calcext:value-type="float">
            <text:p>0.4030599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5055646" calcext:value-type="float">
            <text:p>0.05055646</text:p>
          </table:table-cell>
          <table:table-cell office:value-type="float" office:value="1.98319E-015" calcext:value-type="float">
            <text:p>1.98319E-15</text:p>
          </table:table-cell>
          <table:table-cell office:value-type="float" office:value="1.984299E-015" calcext:value-type="float">
            <text:p>1.984299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8921" calcext:value-type="float">
            <text:p>-0.02028921</text:p>
          </table:table-cell>
          <table:table-cell office:value-type="float" office:value="-0.01705693" calcext:value-type="float">
            <text:p>-0.01705693</text:p>
          </table:table-cell>
          <table:table-cell office:value-type="float" office:value="-0.02157256" calcext:value-type="float">
            <text:p>-0.02157256</text:p>
          </table:table-cell>
          <table:table-cell office:value-type="float" office:value="-0.02598292" calcext:value-type="float">
            <text:p>-0.02598292</text:p>
          </table:table-cell>
          <table:table-cell office:value-type="float" office:value="-0.02596448" calcext:value-type="float">
            <text:p>-0.02596448</text:p>
          </table:table-cell>
          <table:table-cell office:value-type="float" office:value="-0.02412198" calcext:value-type="float">
            <text:p>-0.02412198</text:p>
          </table:table-cell>
          <table:table-cell office:value-type="float" office:value="-0.02200875" calcext:value-type="float">
            <text:p>-0.02200875</text:p>
          </table:table-cell>
          <table:table-cell office:value-type="float" office:value="-0.01968007" calcext:value-type="float">
            <text:p>-0.01968007</text:p>
          </table:table-cell>
          <table:table-cell office:value-type="float" office:value="-0.01615639" calcext:value-type="float">
            <text:p>-0.01615639</text:p>
          </table:table-cell>
          <table:table-cell office:value-type="float" office:value="-0.01223062" calcext:value-type="float">
            <text:p>-0.0122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1342" calcext:value-type="float">
            <text:p>-0.0181342</text:p>
          </table:table-cell>
          <table:table-cell office:value-type="float" office:value="-0.001878927" calcext:value-type="float">
            <text:p>-0.0018789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652" calcext:value-type="float">
            <text:p>-2.2016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36.83331" calcext:value-type="float">
            <text:p>36.83331</text:p>
          </table:table-cell>
          <table:table-cell office:value-type="float" office:value="0" calcext:value-type="float">
            <text:p>0</text:p>
          </table:table-cell>
          <table:table-cell office:value-type="float" office:value="1095.291" calcext:value-type="float">
            <text:p>1095.291</text:p>
          </table:table-cell>
          <table:table-cell office:value-type="float" office:value="29.56101" calcext:value-type="float">
            <text:p>29.56101</text:p>
          </table:table-cell>
          <table:table-cell office:value-type="float" office:value="12.23056" calcext:value-type="float">
            <text:p>12.23056</text:p>
          </table:table-cell>
          <table:table-cell office:value-type="float" office:value="0.3208644" calcext:value-type="float">
            <text:p>0.3208644</text:p>
          </table:table-cell>
          <table:table-cell office:value-type="float" office:value="0.3377885" calcext:value-type="float">
            <text:p>0.3377885</text:p>
          </table:table-cell>
          <table:table-cell office:value-type="float" office:value="0.336611" calcext:value-type="float">
            <text:p>0.336611</text:p>
          </table:table-cell>
          <table:table-cell office:value-type="float" office:value="0.3256631" calcext:value-type="float">
            <text:p>0.3256631</text:p>
          </table:table-cell>
          <table:table-cell office:value-type="float" office:value="0.3216884" calcext:value-type="float">
            <text:p>0.3216884</text:p>
          </table:table-cell>
          <table:table-cell office:value-type="float" office:value="0.2813154" calcext:value-type="float">
            <text:p>0.2813154</text:p>
          </table:table-cell>
          <table:table-cell office:value-type="float" office:value="0.2804635" calcext:value-type="float">
            <text:p>0.2804635</text:p>
          </table:table-cell>
          <table:table-cell office:value-type="float" office:value="0.3655595" calcext:value-type="float">
            <text:p>0.3655595</text:p>
          </table:table-cell>
          <table:table-cell office:value-type="float" office:value="0.3611196" calcext:value-type="float">
            <text:p>0.3611196</text:p>
          </table:table-cell>
          <table:table-cell office:value-type="float" office:value="0.3730015" calcext:value-type="float">
            <text:p>0.3730015</text:p>
          </table:table-cell>
          <table:table-cell office:value-type="float" office:value="0.3907866" calcext:value-type="float">
            <text:p>0.3907866</text:p>
          </table:table-cell>
          <table:table-cell office:value-type="float" office:value="0.4030423" calcext:value-type="float">
            <text:p>0.4030423</text:p>
          </table:table-cell>
          <table:table-cell office:value-type="float" office:value="0.462363" calcext:value-type="float">
            <text:p>0.462363</text:p>
          </table:table-cell>
          <table:table-cell office:value-type="float" office:value="0" calcext:value-type="float">
            <text:p>0</text:p>
          </table:table-cell>
          <table:table-cell office:value-type="float" office:value="0.06928181" calcext:value-type="float">
            <text:p>0.06928181</text:p>
          </table:table-cell>
          <table:table-cell office:value-type="float" office:value="1.960621E-015" calcext:value-type="float">
            <text:p>1.960621E-15</text:p>
          </table:table-cell>
          <table:table-cell office:value-type="float" office:value="1.984299E-015" calcext:value-type="float">
            <text:p>1.984299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40647" calcext:value-type="float">
            <text:p>-0.02240647</text:p>
          </table:table-cell>
          <table:table-cell office:value-type="float" office:value="-0.01664436" calcext:value-type="float">
            <text:p>-0.01664436</text:p>
          </table:table-cell>
          <table:table-cell office:value-type="float" office:value="-0.01722266" calcext:value-type="float">
            <text:p>-0.01722266</text:p>
          </table:table-cell>
          <table:table-cell office:value-type="float" office:value="-0.02125287" calcext:value-type="float">
            <text:p>-0.02125287</text:p>
          </table:table-cell>
          <table:table-cell office:value-type="float" office:value="-0.02289633" calcext:value-type="float">
            <text:p>-0.02289633</text:p>
          </table:table-cell>
          <table:table-cell office:value-type="float" office:value="-0.0236929" calcext:value-type="float">
            <text:p>-0.0236929</text:p>
          </table:table-cell>
          <table:table-cell office:value-type="float" office:value="-0.02206473" calcext:value-type="float">
            <text:p>-0.02206473</text:p>
          </table:table-cell>
          <table:table-cell office:value-type="float" office:value="-0.01978081" calcext:value-type="float">
            <text:p>-0.01978081</text:p>
          </table:table-cell>
          <table:table-cell office:value-type="float" office:value="-0.01620721" calcext:value-type="float">
            <text:p>-0.01620721</text:p>
          </table:table-cell>
          <table:table-cell office:value-type="float" office:value="-0.01224464" calcext:value-type="float">
            <text:p>-0.0122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32875" calcext:value-type="float">
            <text:p>-0.02132875</text:p>
          </table:table-cell>
          <table:table-cell office:value-type="float" office:value="-0.001864111" calcext:value-type="float">
            <text:p>-0.0018641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006" calcext:value-type="float">
            <text:p>-2.202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37.93073" calcext:value-type="float">
            <text:p>37.93073</text:p>
          </table:table-cell>
          <table:table-cell office:value-type="float" office:value="0" calcext:value-type="float">
            <text:p>0</text:p>
          </table:table-cell>
          <table:table-cell office:value-type="float" office:value="1094.156" calcext:value-type="float">
            <text:p>1094.156</text:p>
          </table:table-cell>
          <table:table-cell office:value-type="float" office:value="29.59746" calcext:value-type="float">
            <text:p>29.59746</text:p>
          </table:table-cell>
          <table:table-cell office:value-type="float" office:value="0.9818988" calcext:value-type="float">
            <text:p>0.9818988</text:p>
          </table:table-cell>
          <table:table-cell office:value-type="float" office:value="0.2885753" calcext:value-type="float">
            <text:p>0.2885753</text:p>
          </table:table-cell>
          <table:table-cell office:value-type="float" office:value="0.3298782" calcext:value-type="float">
            <text:p>0.3298782</text:p>
          </table:table-cell>
          <table:table-cell office:value-type="float" office:value="0.3367423" calcext:value-type="float">
            <text:p>0.3367423</text:p>
          </table:table-cell>
          <table:table-cell office:value-type="float" office:value="0.3310062" calcext:value-type="float">
            <text:p>0.3310062</text:p>
          </table:table-cell>
          <table:table-cell office:value-type="float" office:value="0.3276402" calcext:value-type="float">
            <text:p>0.3276402</text:p>
          </table:table-cell>
          <table:table-cell office:value-type="float" office:value="0.2835852" calcext:value-type="float">
            <text:p>0.2835852</text:p>
          </table:table-cell>
          <table:table-cell office:value-type="float" office:value="0.2809259" calcext:value-type="float">
            <text:p>0.2809259</text:p>
          </table:table-cell>
          <table:table-cell office:value-type="float" office:value="0.3655313" calcext:value-type="float">
            <text:p>0.3655313</text:p>
          </table:table-cell>
          <table:table-cell office:value-type="float" office:value="0.3610524" calcext:value-type="float">
            <text:p>0.3610524</text:p>
          </table:table-cell>
          <table:table-cell office:value-type="float" office:value="0.3729731" calcext:value-type="float">
            <text:p>0.3729731</text:p>
          </table:table-cell>
          <table:table-cell office:value-type="float" office:value="0.3907688" calcext:value-type="float">
            <text:p>0.3907688</text:p>
          </table:table-cell>
          <table:table-cell office:value-type="float" office:value="0.4030249" calcext:value-type="float">
            <text:p>0.4030249</text:p>
          </table:table-cell>
          <table:table-cell office:value-type="float" office:value="0.4623528" calcext:value-type="float">
            <text:p>0.4623528</text:p>
          </table:table-cell>
          <table:table-cell office:value-type="float" office:value="0" calcext:value-type="float">
            <text:p>0</text:p>
          </table:table-cell>
          <table:table-cell office:value-type="float" office:value="0.1247241" calcext:value-type="float">
            <text:p>0.1247241</text:p>
          </table:table-cell>
          <table:table-cell office:value-type="float" office:value="0.001270048" calcext:value-type="float">
            <text:p>0.001270048</text:p>
          </table:table-cell>
          <table:table-cell office:value-type="float" office:value="1.984298E-015" calcext:value-type="float">
            <text:p>1.984298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24882" calcext:value-type="float">
            <text:p>-0.04324882</text:p>
          </table:table-cell>
          <table:table-cell office:value-type="float" office:value="-0.01911817" calcext:value-type="float">
            <text:p>-0.01911817</text:p>
          </table:table-cell>
          <table:table-cell office:value-type="float" office:value="-0.0171407" calcext:value-type="float">
            <text:p>-0.0171407</text:p>
          </table:table-cell>
          <table:table-cell office:value-type="float" office:value="-0.01920662" calcext:value-type="float">
            <text:p>-0.01920662</text:p>
          </table:table-cell>
          <table:table-cell office:value-type="float" office:value="-0.02046327" calcext:value-type="float">
            <text:p>-0.02046327</text:p>
          </table:table-cell>
          <table:table-cell office:value-type="float" office:value="-0.02229974" calcext:value-type="float">
            <text:p>-0.02229974</text:p>
          </table:table-cell>
          <table:table-cell office:value-type="float" office:value="-0.02176759" calcext:value-type="float">
            <text:p>-0.02176759</text:p>
          </table:table-cell>
          <table:table-cell office:value-type="float" office:value="-0.01981481" calcext:value-type="float">
            <text:p>-0.01981481</text:p>
          </table:table-cell>
          <table:table-cell office:value-type="float" office:value="-0.01625752" calcext:value-type="float">
            <text:p>-0.01625752</text:p>
          </table:table-cell>
          <table:table-cell office:value-type="float" office:value="-0.01226061" calcext:value-type="float">
            <text:p>-0.0122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69029" calcext:value-type="float">
            <text:p>-0.03269029</text:p>
          </table:table-cell>
          <table:table-cell office:value-type="float" office:value="-0.001815889" calcext:value-type="float">
            <text:p>-0.0018158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602" calcext:value-type="float">
            <text:p>-2.2026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39.61253" calcext:value-type="float">
            <text:p>39.61253</text:p>
          </table:table-cell>
          <table:table-cell office:value-type="float" office:value="0" calcext:value-type="float">
            <text:p>0</text:p>
          </table:table-cell>
          <table:table-cell office:value-type="float" office:value="1092.433" calcext:value-type="float">
            <text:p>1092.433</text:p>
          </table:table-cell>
          <table:table-cell office:value-type="float" office:value="29.63908" calcext:value-type="float">
            <text:p>29.63908</text:p>
          </table:table-cell>
          <table:table-cell office:value-type="float" office:value="0" calcext:value-type="float">
            <text:p>0</text:p>
          </table:table-cell>
          <table:table-cell office:value-type="float" office:value="0.2622561" calcext:value-type="float">
            <text:p>0.2622561</text:p>
          </table:table-cell>
          <table:table-cell office:value-type="float" office:value="0.3152587" calcext:value-type="float">
            <text:p>0.3152587</text:p>
          </table:table-cell>
          <table:table-cell office:value-type="float" office:value="0.3264405" calcext:value-type="float">
            <text:p>0.3264405</text:p>
          </table:table-cell>
          <table:table-cell office:value-type="float" office:value="0.3283238" calcext:value-type="float">
            <text:p>0.3283238</text:p>
          </table:table-cell>
          <table:table-cell office:value-type="float" office:value="0.3281033" calcext:value-type="float">
            <text:p>0.3281033</text:p>
          </table:table-cell>
          <table:table-cell office:value-type="float" office:value="0.2854289" calcext:value-type="float">
            <text:p>0.2854289</text:p>
          </table:table-cell>
          <table:table-cell office:value-type="float" office:value="0.281791" calcext:value-type="float">
            <text:p>0.281791</text:p>
          </table:table-cell>
          <table:table-cell office:value-type="float" office:value="0.3656173" calcext:value-type="float">
            <text:p>0.3656173</text:p>
          </table:table-cell>
          <table:table-cell office:value-type="float" office:value="0.3610005" calcext:value-type="float">
            <text:p>0.3610005</text:p>
          </table:table-cell>
          <table:table-cell office:value-type="float" office:value="0.3729444" calcext:value-type="float">
            <text:p>0.3729444</text:p>
          </table:table-cell>
          <table:table-cell office:value-type="float" office:value="0.3907489" calcext:value-type="float">
            <text:p>0.3907489</text:p>
          </table:table-cell>
          <table:table-cell office:value-type="float" office:value="0.403007" calcext:value-type="float">
            <text:p>0.403007</text:p>
          </table:table-cell>
          <table:table-cell office:value-type="float" office:value="0.4623572" calcext:value-type="float">
            <text:p>0.4623572</text:p>
          </table:table-cell>
          <table:table-cell office:value-type="float" office:value="0" calcext:value-type="float">
            <text:p>0</text:p>
          </table:table-cell>
          <table:table-cell office:value-type="float" office:value="0.09550383" calcext:value-type="float">
            <text:p>0.09550383</text:p>
          </table:table-cell>
          <table:table-cell office:value-type="float" office:value="0.0005656292" calcext:value-type="float">
            <text:p>0.0005656292</text:p>
          </table:table-cell>
          <table:table-cell office:value-type="float" office:value="1.984297E-015" calcext:value-type="float">
            <text:p>1.984297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5836109" calcext:value-type="float">
            <text:p>5.836109E-06</text:p>
          </table:table-cell>
          <table:table-cell office:value-type="float" office:value="-0.08802403" calcext:value-type="float">
            <text:p>-0.08802403</text:p>
          </table:table-cell>
          <table:table-cell office:value-type="float" office:value="-0.02549041" calcext:value-type="float">
            <text:p>-0.02549041</text:p>
          </table:table-cell>
          <table:table-cell office:value-type="float" office:value="-0.02079025" calcext:value-type="float">
            <text:p>-0.02079025</text:p>
          </table:table-cell>
          <table:table-cell office:value-type="float" office:value="-0.02014608" calcext:value-type="float">
            <text:p>-0.02014608</text:p>
          </table:table-cell>
          <table:table-cell office:value-type="float" office:value="-0.02024384" calcext:value-type="float">
            <text:p>-0.02024384</text:p>
          </table:table-cell>
          <table:table-cell office:value-type="float" office:value="-0.02122692" calcext:value-type="float">
            <text:p>-0.02122692</text:p>
          </table:table-cell>
          <table:table-cell office:value-type="float" office:value="-0.02121471" calcext:value-type="float">
            <text:p>-0.02121471</text:p>
          </table:table-cell>
          <table:table-cell office:value-type="float" office:value="-0.01971577" calcext:value-type="float">
            <text:p>-0.01971577</text:p>
          </table:table-cell>
          <table:table-cell office:value-type="float" office:value="-0.01629659" calcext:value-type="float">
            <text:p>-0.01629659</text:p>
          </table:table-cell>
          <table:table-cell office:value-type="float" office:value="-0.01227677" calcext:value-type="float">
            <text:p>-0.01227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01872" calcext:value-type="float">
            <text:p>-0.5501872</text:p>
          </table:table-cell>
          <table:table-cell office:value-type="float" office:value="-0.001835712" calcext:value-type="float">
            <text:p>-0.0018357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635" calcext:value-type="float">
            <text:p>-2.2026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0.79206" calcext:value-type="float">
            <text:p>40.79206</text:p>
          </table:table-cell>
          <table:table-cell office:value-type="float" office:value="0" calcext:value-type="float">
            <text:p>0</text:p>
          </table:table-cell>
          <table:table-cell office:value-type="float" office:value="1091.222" calcext:value-type="float">
            <text:p>1091.222</text:p>
          </table:table-cell>
          <table:table-cell office:value-type="float" office:value="29.67092" calcext:value-type="float">
            <text:p>29.67092</text:p>
          </table:table-cell>
          <table:table-cell office:value-type="float" office:value="0" calcext:value-type="float">
            <text:p>0</text:p>
          </table:table-cell>
          <table:table-cell office:value-type="float" office:value="0.2463634" calcext:value-type="float">
            <text:p>0.2463634</text:p>
          </table:table-cell>
          <table:table-cell office:value-type="float" office:value="0.3054409" calcext:value-type="float">
            <text:p>0.3054409</text:p>
          </table:table-cell>
          <table:table-cell office:value-type="float" office:value="0.318392" calcext:value-type="float">
            <text:p>0.318392</text:p>
          </table:table-cell>
          <table:table-cell office:value-type="float" office:value="0.3232967" calcext:value-type="float">
            <text:p>0.3232967</text:p>
          </table:table-cell>
          <table:table-cell office:value-type="float" office:value="0.3249491" calcext:value-type="float">
            <text:p>0.3249491</text:p>
          </table:table-cell>
          <table:table-cell office:value-type="float" office:value="0.285771" calcext:value-type="float">
            <text:p>0.285771</text:p>
          </table:table-cell>
          <table:table-cell office:value-type="float" office:value="0.2824337" calcext:value-type="float">
            <text:p>0.2824337</text:p>
          </table:table-cell>
          <table:table-cell office:value-type="float" office:value="0.3657754" calcext:value-type="float">
            <text:p>0.3657754</text:p>
          </table:table-cell>
          <table:table-cell office:value-type="float" office:value="0.3609767" calcext:value-type="float">
            <text:p>0.3609767</text:p>
          </table:table-cell>
          <table:table-cell office:value-type="float" office:value="0.3729158" calcext:value-type="float">
            <text:p>0.3729158</text:p>
          </table:table-cell>
          <table:table-cell office:value-type="float" office:value="0.3907284" calcext:value-type="float">
            <text:p>0.3907284</text:p>
          </table:table-cell>
          <table:table-cell office:value-type="float" office:value="0.4029914" calcext:value-type="float">
            <text:p>0.4029914</text:p>
          </table:table-cell>
          <table:table-cell office:value-type="float" office:value="0.4623611" calcext:value-type="float">
            <text:p>0.4623611</text:p>
          </table:table-cell>
          <table:table-cell office:value-type="float" office:value="0" calcext:value-type="float">
            <text:p>0</text:p>
          </table:table-cell>
          <table:table-cell office:value-type="float" office:value="0.09379923" calcext:value-type="float">
            <text:p>0.09379923</text:p>
          </table:table-cell>
          <table:table-cell office:value-type="float" office:value="0.001511297" calcext:value-type="float">
            <text:p>0.001511297</text:p>
          </table:table-cell>
          <table:table-cell office:value-type="float" office:value="1.984297E-015" calcext:value-type="float">
            <text:p>1.984297E-15</text:p>
          </table:table-cell>
          <table:table-cell office:value-type="float" office:value="9.499508E-016" calcext:value-type="float">
            <text:p>9.499508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147615" calcext:value-type="float">
            <text:p>1.47615E-06</text:p>
          </table:table-cell>
          <table:table-cell office:value-type="float" office:value="-0.1464856" calcext:value-type="float">
            <text:p>-0.1464856</text:p>
          </table:table-cell>
          <table:table-cell office:value-type="float" office:value="-0.03105315" calcext:value-type="float">
            <text:p>-0.03105315</text:p>
          </table:table-cell>
          <table:table-cell office:value-type="float" office:value="-0.02425481" calcext:value-type="float">
            <text:p>-0.02425481</text:p>
          </table:table-cell>
          <table:table-cell office:value-type="float" office:value="-0.0221329" calcext:value-type="float">
            <text:p>-0.0221329</text:p>
          </table:table-cell>
          <table:table-cell office:value-type="float" office:value="-0.02146554" calcext:value-type="float">
            <text:p>-0.02146554</text:p>
          </table:table-cell>
          <table:table-cell office:value-type="float" office:value="-0.0210277" calcext:value-type="float">
            <text:p>-0.0210277</text:p>
          </table:table-cell>
          <table:table-cell office:value-type="float" office:value="-0.02081123" calcext:value-type="float">
            <text:p>-0.02081123</text:p>
          </table:table-cell>
          <table:table-cell office:value-type="float" office:value="-0.01953291" calcext:value-type="float">
            <text:p>-0.01953291</text:p>
          </table:table-cell>
          <table:table-cell office:value-type="float" office:value="-0.01631474" calcext:value-type="float">
            <text:p>-0.01631474</text:p>
          </table:table-cell>
          <table:table-cell office:value-type="float" office:value="-0.01229289" calcext:value-type="float">
            <text:p>-0.0122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0605" calcext:value-type="float">
            <text:p>-2.480605</text:p>
          </table:table-cell>
          <table:table-cell office:value-type="float" office:value="-0.00183861" calcext:value-type="float">
            <text:p>-0.0018386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926" calcext:value-type="float">
            <text:p>-2.2029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1.94558" calcext:value-type="float">
            <text:p>41.94558</text:p>
          </table:table-cell>
          <table:table-cell office:value-type="float" office:value="0" calcext:value-type="float">
            <text:p>0</text:p>
          </table:table-cell>
          <table:table-cell office:value-type="float" office:value="1090.047" calcext:value-type="float">
            <text:p>1090.047</text:p>
          </table:table-cell>
          <table:table-cell office:value-type="float" office:value="29.69263" calcext:value-type="float">
            <text:p>29.69263</text:p>
          </table:table-cell>
          <table:table-cell office:value-type="float" office:value="0" calcext:value-type="float">
            <text:p>0</text:p>
          </table:table-cell>
          <table:table-cell office:value-type="float" office:value="0.2562254" calcext:value-type="float">
            <text:p>0.2562254</text:p>
          </table:table-cell>
          <table:table-cell office:value-type="float" office:value="0.2987311" calcext:value-type="float">
            <text:p>0.2987311</text:p>
          </table:table-cell>
          <table:table-cell office:value-type="float" office:value="0.3128667" calcext:value-type="float">
            <text:p>0.3128667</text:p>
          </table:table-cell>
          <table:table-cell office:value-type="float" office:value="0.3191918" calcext:value-type="float">
            <text:p>0.3191918</text:p>
          </table:table-cell>
          <table:table-cell office:value-type="float" office:value="0.3218543" calcext:value-type="float">
            <text:p>0.3218543</text:p>
          </table:table-cell>
          <table:table-cell office:value-type="float" office:value="0.2851641" calcext:value-type="float">
            <text:p>0.2851641</text:p>
          </table:table-cell>
          <table:table-cell office:value-type="float" office:value="0.2826121" calcext:value-type="float">
            <text:p>0.2826121</text:p>
          </table:table-cell>
          <table:table-cell office:value-type="float" office:value="0.3659208" calcext:value-type="float">
            <text:p>0.3659208</text:p>
          </table:table-cell>
          <table:table-cell office:value-type="float" office:value="0.3609802" calcext:value-type="float">
            <text:p>0.3609802</text:p>
          </table:table-cell>
          <table:table-cell office:value-type="float" office:value="0.3728887" calcext:value-type="float">
            <text:p>0.3728887</text:p>
          </table:table-cell>
          <table:table-cell office:value-type="float" office:value="0.390708" calcext:value-type="float">
            <text:p>0.390708</text:p>
          </table:table-cell>
          <table:table-cell office:value-type="float" office:value="0.4029786" calcext:value-type="float">
            <text:p>0.4029786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5828863" calcext:value-type="float">
            <text:p>0.05828863</text:p>
          </table:table-cell>
          <table:table-cell office:value-type="float" office:value="1.973763E-015" calcext:value-type="float">
            <text:p>1.973763E-15</text:p>
          </table:table-cell>
          <table:table-cell office:value-type="float" office:value="1.984296E-015" calcext:value-type="float">
            <text:p>1.984296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86202" calcext:value-type="float">
            <text:p>-0.1086202</text:p>
          </table:table-cell>
          <table:table-cell office:value-type="float" office:value="-0.0364882" calcext:value-type="float">
            <text:p>-0.0364882</text:p>
          </table:table-cell>
          <table:table-cell office:value-type="float" office:value="-0.02700722" calcext:value-type="float">
            <text:p>-0.02700722</text:p>
          </table:table-cell>
          <table:table-cell office:value-type="float" office:value="-0.02392975" calcext:value-type="float">
            <text:p>-0.02392975</text:p>
          </table:table-cell>
          <table:table-cell office:value-type="float" office:value="-0.02275475" calcext:value-type="float">
            <text:p>-0.02275475</text:p>
          </table:table-cell>
          <table:table-cell office:value-type="float" office:value="-0.02136449" calcext:value-type="float">
            <text:p>-0.02136449</text:p>
          </table:table-cell>
          <table:table-cell office:value-type="float" office:value="-0.02069863" calcext:value-type="float">
            <text:p>-0.02069863</text:p>
          </table:table-cell>
          <table:table-cell office:value-type="float" office:value="-0.01936521" calcext:value-type="float">
            <text:p>-0.01936521</text:p>
          </table:table-cell>
          <table:table-cell office:value-type="float" office:value="-0.01631226" calcext:value-type="float">
            <text:p>-0.01631226</text:p>
          </table:table-cell>
          <table:table-cell office:value-type="float" office:value="-0.01230818" calcext:value-type="float">
            <text:p>-0.01230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46926" calcext:value-type="float">
            <text:p>-0.03746926</text:p>
          </table:table-cell>
          <table:table-cell office:value-type="float" office:value="-0.00187365" calcext:value-type="float">
            <text:p>-0.001873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926" calcext:value-type="float">
            <text:p>-2.2029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51.70007" calcext:value-type="float">
            <text:p>51.70007</text:p>
          </table:table-cell>
          <table:table-cell office:value-type="float" office:value="43.65271" calcext:value-type="float">
            <text:p>43.65271</text:p>
          </table:table-cell>
          <table:table-cell office:value-type="float" office:value="0" calcext:value-type="float">
            <text:p>0</text:p>
          </table:table-cell>
          <table:table-cell office:value-type="float" office:value="1089.213" calcext:value-type="float">
            <text:p>1089.213</text:p>
          </table:table-cell>
          <table:table-cell office:value-type="float" office:value="29.71902" calcext:value-type="float">
            <text:p>29.71902</text:p>
          </table:table-cell>
          <table:table-cell office:value-type="float" office:value="0" calcext:value-type="float">
            <text:p>0</text:p>
          </table:table-cell>
          <table:table-cell office:value-type="float" office:value="0.2908113" calcext:value-type="float">
            <text:p>0.2908113</text:p>
          </table:table-cell>
          <table:table-cell office:value-type="float" office:value="0.2977478" calcext:value-type="float">
            <text:p>0.2977478</text:p>
          </table:table-cell>
          <table:table-cell office:value-type="float" office:value="0.3082354" calcext:value-type="float">
            <text:p>0.3082354</text:p>
          </table:table-cell>
          <table:table-cell office:value-type="float" office:value="0.3157685" calcext:value-type="float">
            <text:p>0.3157685</text:p>
          </table:table-cell>
          <table:table-cell office:value-type="float" office:value="0.3192281" calcext:value-type="float">
            <text:p>0.3192281</text:p>
          </table:table-cell>
          <table:table-cell office:value-type="float" office:value="0.2841684" calcext:value-type="float">
            <text:p>0.2841684</text:p>
          </table:table-cell>
          <table:table-cell office:value-type="float" office:value="0.2824277" calcext:value-type="float">
            <text:p>0.2824277</text:p>
          </table:table-cell>
          <table:table-cell office:value-type="float" office:value="0.3659957" calcext:value-type="float">
            <text:p>0.3659957</text:p>
          </table:table-cell>
          <table:table-cell office:value-type="float" office:value="0.3609986" calcext:value-type="float">
            <text:p>0.3609986</text:p>
          </table:table-cell>
          <table:table-cell office:value-type="float" office:value="0.372865" calcext:value-type="float">
            <text:p>0.372865</text:p>
          </table:table-cell>
          <table:table-cell office:value-type="float" office:value="0.3906887" calcext:value-type="float">
            <text:p>0.3906887</text:p>
          </table:table-cell>
          <table:table-cell office:value-type="float" office:value="0.4029669" calcext:value-type="float">
            <text:p>0.40296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561E-015" calcext:value-type="float">
            <text:p>1.965561E-15</text:p>
          </table:table-cell>
          <table:table-cell office:value-type="float" office:value="1.958396E-015" calcext:value-type="float">
            <text:p>1.958396E-15</text:p>
          </table:table-cell>
          <table:table-cell office:value-type="float" office:value="1.984292E-015" calcext:value-type="float">
            <text:p>1.984292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8234" calcext:value-type="float">
            <text:p>-0.0458234</text:p>
          </table:table-cell>
          <table:table-cell office:value-type="float" office:value="-0.03761582" calcext:value-type="float">
            <text:p>-0.03761582</text:p>
          </table:table-cell>
          <table:table-cell office:value-type="float" office:value="-0.02960854" calcext:value-type="float">
            <text:p>-0.02960854</text:p>
          </table:table-cell>
          <table:table-cell office:value-type="float" office:value="-0.02556304" calcext:value-type="float">
            <text:p>-0.02556304</text:p>
          </table:table-cell>
          <table:table-cell office:value-type="float" office:value="-0.02392301" calcext:value-type="float">
            <text:p>-0.02392301</text:p>
          </table:table-cell>
          <table:table-cell office:value-type="float" office:value="-0.02193507" calcext:value-type="float">
            <text:p>-0.02193507</text:p>
          </table:table-cell>
          <table:table-cell office:value-type="float" office:value="-0.02080866" calcext:value-type="float">
            <text:p>-0.02080866</text:p>
          </table:table-cell>
          <table:table-cell office:value-type="float" office:value="-0.01927899" calcext:value-type="float">
            <text:p>-0.01927899</text:p>
          </table:table-cell>
          <table:table-cell office:value-type="float" office:value="-0.01629849" calcext:value-type="float">
            <text:p>-0.01629849</text:p>
          </table:table-cell>
          <table:table-cell office:value-type="float" office:value="-0.01232158" calcext:value-type="float">
            <text:p>-0.0123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3723" calcext:value-type="float">
            <text:p>-0.009733723</text:p>
          </table:table-cell>
          <table:table-cell office:value-type="float" office:value="-0.001920566" calcext:value-type="float">
            <text:p>-0.0019205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904" calcext:value-type="float">
            <text:p>-2.2029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53.20008" calcext:value-type="float">
            <text:p>53.20008</text:p>
          </table:table-cell>
          <table:table-cell office:value-type="float" office:value="44.0081" calcext:value-type="float">
            <text:p>44.0081</text:p>
          </table:table-cell>
          <table:table-cell office:value-type="float" office:value="0" calcext:value-type="float">
            <text:p>0</text:p>
          </table:table-cell>
          <table:table-cell office:value-type="float" office:value="1090.326" calcext:value-type="float">
            <text:p>1090.326</text:p>
          </table:table-cell>
          <table:table-cell office:value-type="float" office:value="29.75112" calcext:value-type="float">
            <text:p>29.75112</text:p>
          </table:table-cell>
          <table:table-cell office:value-type="float" office:value="0" calcext:value-type="float">
            <text:p>0</text:p>
          </table:table-cell>
          <table:table-cell office:value-type="float" office:value="0.3170191" calcext:value-type="float">
            <text:p>0.3170191</text:p>
          </table:table-cell>
          <table:table-cell office:value-type="float" office:value="0.3167205" calcext:value-type="float">
            <text:p>0.3167205</text:p>
          </table:table-cell>
          <table:table-cell office:value-type="float" office:value="0.3145241" calcext:value-type="float">
            <text:p>0.3145241</text:p>
          </table:table-cell>
          <table:table-cell office:value-type="float" office:value="0.3153785" calcext:value-type="float">
            <text:p>0.3153785</text:p>
          </table:table-cell>
          <table:table-cell office:value-type="float" office:value="0.317751" calcext:value-type="float">
            <text:p>0.317751</text:p>
          </table:table-cell>
          <table:table-cell office:value-type="float" office:value="0.2831234" calcext:value-type="float">
            <text:p>0.2831234</text:p>
          </table:table-cell>
          <table:table-cell office:value-type="float" office:value="0.2820418" calcext:value-type="float">
            <text:p>0.2820418</text:p>
          </table:table-cell>
          <table:table-cell office:value-type="float" office:value="0.3659921" calcext:value-type="float">
            <text:p>0.3659921</text:p>
          </table:table-cell>
          <table:table-cell office:value-type="float" office:value="0.3610174" calcext:value-type="float">
            <text:p>0.3610174</text:p>
          </table:table-cell>
          <table:table-cell office:value-type="float" office:value="0.372845" calcext:value-type="float">
            <text:p>0.372845</text:p>
          </table:table-cell>
          <table:table-cell office:value-type="float" office:value="0.3906708" calcext:value-type="float">
            <text:p>0.3906708</text:p>
          </table:table-cell>
          <table:table-cell office:value-type="float" office:value="0.4029559" calcext:value-type="float">
            <text:p>0.4029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595E-015" calcext:value-type="float">
            <text:p>1.965595E-15</text:p>
          </table:table-cell>
          <table:table-cell office:value-type="float" office:value="1.958382E-015" calcext:value-type="float">
            <text:p>1.958382E-15</text:p>
          </table:table-cell>
          <table:table-cell office:value-type="float" office:value="1.984291E-015" calcext:value-type="float">
            <text:p>1.984291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95681" calcext:value-type="float">
            <text:p>-0.02495681</text:p>
          </table:table-cell>
          <table:table-cell office:value-type="float" office:value="-0.02507377" calcext:value-type="float">
            <text:p>-0.02507377</text:p>
          </table:table-cell>
          <table:table-cell office:value-type="float" office:value="-0.02620119" calcext:value-type="float">
            <text:p>-0.02620119</text:p>
          </table:table-cell>
          <table:table-cell office:value-type="float" office:value="-0.02578487" calcext:value-type="float">
            <text:p>-0.02578487</text:p>
          </table:table-cell>
          <table:table-cell office:value-type="float" office:value="-0.02462522" calcext:value-type="float">
            <text:p>-0.02462522</text:p>
          </table:table-cell>
          <table:table-cell office:value-type="float" office:value="-0.02255564" calcext:value-type="float">
            <text:p>-0.02255564</text:p>
          </table:table-cell>
          <table:table-cell office:value-type="float" office:value="-0.02104921" calcext:value-type="float">
            <text:p>-0.02104921</text:p>
          </table:table-cell>
          <table:table-cell office:value-type="float" office:value="-0.01928226" calcext:value-type="float">
            <text:p>-0.01928226</text:p>
          </table:table-cell>
          <table:table-cell office:value-type="float" office:value="-0.01628438" calcext:value-type="float">
            <text:p>-0.01628438</text:p>
          </table:table-cell>
          <table:table-cell office:value-type="float" office:value="-0.01233293" calcext:value-type="float">
            <text:p>-0.0123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719" calcext:value-type="float">
            <text:p>-0.009735719</text:p>
          </table:table-cell>
          <table:table-cell office:value-type="float" office:value="-0.001920818" calcext:value-type="float">
            <text:p>-0.0019208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218" calcext:value-type="float">
            <text:p>-2.203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53.20008" calcext:value-type="float">
            <text:p>53.20008</text:p>
          </table:table-cell>
          <table:table-cell office:value-type="float" office:value="44.71308" calcext:value-type="float">
            <text:p>44.71308</text:p>
          </table:table-cell>
          <table:table-cell office:value-type="float" office:value="0" calcext:value-type="float">
            <text:p>0</text:p>
          </table:table-cell>
          <table:table-cell office:value-type="float" office:value="1089.604" calcext:value-type="float">
            <text:p>1089.604</text:p>
          </table:table-cell>
          <table:table-cell office:value-type="float" office:value="29.76755" calcext:value-type="float">
            <text:p>29.76755</text:p>
          </table:table-cell>
          <table:table-cell office:value-type="float" office:value="0" calcext:value-type="float">
            <text:p>0</text:p>
          </table:table-cell>
          <table:table-cell office:value-type="float" office:value="0.3024215" calcext:value-type="float">
            <text:p>0.3024215</text:p>
          </table:table-cell>
          <table:table-cell office:value-type="float" office:value="0.3052579" calcext:value-type="float">
            <text:p>0.3052579</text:p>
          </table:table-cell>
          <table:table-cell office:value-type="float" office:value="0.3130176" calcext:value-type="float">
            <text:p>0.3130176</text:p>
          </table:table-cell>
          <table:table-cell office:value-type="float" office:value="0.3164496" calcext:value-type="float">
            <text:p>0.3164496</text:p>
          </table:table-cell>
          <table:table-cell office:value-type="float" office:value="0.3184187" calcext:value-type="float">
            <text:p>0.3184187</text:p>
          </table:table-cell>
          <table:table-cell office:value-type="float" office:value="0.2826454" calcext:value-type="float">
            <text:p>0.2826454</text:p>
          </table:table-cell>
          <table:table-cell office:value-type="float" office:value="0.28167" calcext:value-type="float">
            <text:p>0.28167</text:p>
          </table:table-cell>
          <table:table-cell office:value-type="float" office:value="0.3659368" calcext:value-type="float">
            <text:p>0.3659368</text:p>
          </table:table-cell>
          <table:table-cell office:value-type="float" office:value="0.3610265" calcext:value-type="float">
            <text:p>0.3610265</text:p>
          </table:table-cell>
          <table:table-cell office:value-type="float" office:value="0.3728271" calcext:value-type="float">
            <text:p>0.3728271</text:p>
          </table:table-cell>
          <table:table-cell office:value-type="float" office:value="0.3906529" calcext:value-type="float">
            <text:p>0.3906529</text:p>
          </table:table-cell>
          <table:table-cell office:value-type="float" office:value="0.4029455" calcext:value-type="float">
            <text:p>0.40294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312E-015" calcext:value-type="float">
            <text:p>1.978312E-15</text:p>
          </table:table-cell>
          <table:table-cell office:value-type="float" office:value="1.958373E-015" calcext:value-type="float">
            <text:p>1.958373E-15</text:p>
          </table:table-cell>
          <table:table-cell office:value-type="float" office:value="1.984289E-015" calcext:value-type="float">
            <text:p>1.984289E-15</text:p>
          </table:table-cell>
          <table:table-cell office:value-type="float" office:value="9.499507E-016" calcext:value-type="float">
            <text:p>9.499507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57838" calcext:value-type="float">
            <text:p>-0.03357838</text:p>
          </table:table-cell>
          <table:table-cell office:value-type="float" office:value="-0.03147498" calcext:value-type="float">
            <text:p>-0.03147498</text:p>
          </table:table-cell>
          <table:table-cell office:value-type="float" office:value="-0.02693583" calcext:value-type="float">
            <text:p>-0.02693583</text:p>
          </table:table-cell>
          <table:table-cell office:value-type="float" office:value="-0.02523724" calcext:value-type="float">
            <text:p>-0.02523724</text:p>
          </table:table-cell>
          <table:table-cell office:value-type="float" office:value="-0.02430817" calcext:value-type="float">
            <text:p>-0.02430817</text:p>
          </table:table-cell>
          <table:table-cell office:value-type="float" office:value="-0.02284926" calcext:value-type="float">
            <text:p>-0.02284926</text:p>
          </table:table-cell>
          <table:table-cell office:value-type="float" office:value="-0.02128379" calcext:value-type="float">
            <text:p>-0.02128379</text:p>
          </table:table-cell>
          <table:table-cell office:value-type="float" office:value="-0.01934488" calcext:value-type="float">
            <text:p>-0.01934488</text:p>
          </table:table-cell>
          <table:table-cell office:value-type="float" office:value="-0.01627742" calcext:value-type="float">
            <text:p>-0.01627742</text:p>
          </table:table-cell>
          <table:table-cell office:value-type="float" office:value="-0.01234305" calcext:value-type="float">
            <text:p>-0.01234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565" calcext:value-type="float">
            <text:p>-0.00973565</text:p>
          </table:table-cell>
          <table:table-cell office:value-type="float" office:value="-0.00192107" calcext:value-type="float">
            <text:p>-0.001921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516" calcext:value-type="float">
            <text:p>-2.2035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54.00008" calcext:value-type="float">
            <text:p>54.00008</text:p>
          </table:table-cell>
          <table:table-cell office:value-type="float" office:value="46.6613" calcext:value-type="float">
            <text:p>46.6613</text:p>
          </table:table-cell>
          <table:table-cell office:value-type="float" office:value="0" calcext:value-type="float">
            <text:p>0</text:p>
          </table:table-cell>
          <table:table-cell office:value-type="float" office:value="1088.433" calcext:value-type="float">
            <text:p>1088.433</text:p>
          </table:table-cell>
          <table:table-cell office:value-type="float" office:value="29.7911" calcext:value-type="float">
            <text:p>29.7911</text:p>
          </table:table-cell>
          <table:table-cell office:value-type="float" office:value="0" calcext:value-type="float">
            <text:p>0</text:p>
          </table:table-cell>
          <table:table-cell office:value-type="float" office:value="0.1976381" calcext:value-type="float">
            <text:p>0.1976381</text:p>
          </table:table-cell>
          <table:table-cell office:value-type="float" office:value="0.3072312" calcext:value-type="float">
            <text:p>0.3072312</text:p>
          </table:table-cell>
          <table:table-cell office:value-type="float" office:value="0.3121527" calcext:value-type="float">
            <text:p>0.3121527</text:p>
          </table:table-cell>
          <table:table-cell office:value-type="float" office:value="0.3155769" calcext:value-type="float">
            <text:p>0.3155769</text:p>
          </table:table-cell>
          <table:table-cell office:value-type="float" office:value="0.3177891" calcext:value-type="float">
            <text:p>0.3177891</text:p>
          </table:table-cell>
          <table:table-cell office:value-type="float" office:value="0.2823416" calcext:value-type="float">
            <text:p>0.2823416</text:p>
          </table:table-cell>
          <table:table-cell office:value-type="float" office:value="0.2814137" calcext:value-type="float">
            <text:p>0.2814137</text:p>
          </table:table-cell>
          <table:table-cell office:value-type="float" office:value="0.3658622" calcext:value-type="float">
            <text:p>0.3658622</text:p>
          </table:table-cell>
          <table:table-cell office:value-type="float" office:value="0.3610225" calcext:value-type="float">
            <text:p>0.3610225</text:p>
          </table:table-cell>
          <table:table-cell office:value-type="float" office:value="0.3728127" calcext:value-type="float">
            <text:p>0.3728127</text:p>
          </table:table-cell>
          <table:table-cell office:value-type="float" office:value="0.3906368" calcext:value-type="float">
            <text:p>0.3906368</text:p>
          </table:table-cell>
          <table:table-cell office:value-type="float" office:value="0.4029345" calcext:value-type="float">
            <text:p>0.40293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228E-015" calcext:value-type="float">
            <text:p>1.934228E-15</text:p>
          </table:table-cell>
          <table:table-cell office:value-type="float" office:value="1.958367E-015" calcext:value-type="float">
            <text:p>1.958367E-15</text:p>
          </table:table-cell>
          <table:table-cell office:value-type="float" office:value="1.984284E-015" calcext:value-type="float">
            <text:p>1.984284E-15</text:p>
          </table:table-cell>
          <table:table-cell office:value-type="float" office:value="9.499511E-016" calcext:value-type="float">
            <text:p>9.499511E-16</text:p>
          </table:table-cell>
          <table:table-cell office:value-type="float" office:value="1.000884E-015" calcext:value-type="float">
            <text:p>1.000884E-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34035" calcext:value-type="float">
            <text:p>-0.8934035</text:p>
          </table:table-cell>
          <table:table-cell office:value-type="float" office:value="-0.03020294" calcext:value-type="float">
            <text:p>-0.03020294</text:p>
          </table:table-cell>
          <table:table-cell office:value-type="float" office:value="-0.0274106" calcext:value-type="float">
            <text:p>-0.0274106</text:p>
          </table:table-cell>
          <table:table-cell office:value-type="float" office:value="-0.02567066" calcext:value-type="float">
            <text:p>-0.02567066</text:p>
          </table:table-cell>
          <table:table-cell office:value-type="float" office:value="-0.02460175" calcext:value-type="float">
            <text:p>-0.02460175</text:p>
          </table:table-cell>
          <table:table-cell office:value-type="float" office:value="-0.02303508" calcext:value-type="float">
            <text:p>-0.02303508</text:p>
          </table:table-cell>
          <table:table-cell office:value-type="float" office:value="-0.02144705" calcext:value-type="float">
            <text:p>-0.02144705</text:p>
          </table:table-cell>
          <table:table-cell office:value-type="float" office:value="-0.01943018" calcext:value-type="float">
            <text:p>-0.01943018</text:p>
          </table:table-cell>
          <table:table-cell office:value-type="float" office:value="-0.01628033" calcext:value-type="float">
            <text:p>-0.01628033</text:p>
          </table:table-cell>
          <table:table-cell office:value-type="float" office:value="-0.01235124" calcext:value-type="float">
            <text:p>-0.01235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29329" calcext:value-type="float">
            <text:p>-0.009729329</text:p>
          </table:table-cell>
          <table:table-cell office:value-type="float" office:value="-0.001921487" calcext:value-type="float">
            <text:p>-0.0019214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801" calcext:value-type="float">
            <text:p>-2.2038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124.1001" calcext:value-type="float">
            <text:p>124.1001</text:p>
          </table:table-cell>
          <table:table-cell office:value-type="float" office:value="47.22778" calcext:value-type="float">
            <text:p>47.2277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3.494" calcext:value-type="float">
            <text:p>1133.494</text:p>
          </table:table-cell>
          <table:table-cell office:value-type="float" office:value="31.18763" calcext:value-type="float">
            <text:p>31.18763</text:p>
          </table:table-cell>
          <table:table-cell office:value-type="float" office:value="0" calcext:value-type="float">
            <text:p>0</text:p>
          </table:table-cell>
          <table:table-cell office:value-type="float" office:value="0.4580808" calcext:value-type="float">
            <text:p>0.4580808</text:p>
          </table:table-cell>
          <table:table-cell office:value-type="float" office:value="0.4651396" calcext:value-type="float">
            <text:p>0.4651396</text:p>
          </table:table-cell>
          <table:table-cell office:value-type="float" office:value="0.4790775" calcext:value-type="float">
            <text:p>0.4790775</text:p>
          </table:table-cell>
          <table:table-cell office:value-type="float" office:value="0.4967833" calcext:value-type="float">
            <text:p>0.4967833</text:p>
          </table:table-cell>
          <table:table-cell office:value-type="float" office:value="0.5131963" calcext:value-type="float">
            <text:p>0.5131963</text:p>
          </table:table-cell>
          <table:table-cell office:value-type="float" office:value="0.3704155" calcext:value-type="float">
            <text:p>0.3704155</text:p>
          </table:table-cell>
          <table:table-cell office:value-type="float" office:value="0.3397975" calcext:value-type="float">
            <text:p>0.3397975</text:p>
          </table:table-cell>
          <table:table-cell office:value-type="float" office:value="0.3697607" calcext:value-type="float">
            <text:p>0.3697607</text:p>
          </table:table-cell>
          <table:table-cell office:value-type="float" office:value="0.3611969" calcext:value-type="float">
            <text:p>0.3611969</text:p>
          </table:table-cell>
          <table:table-cell office:value-type="float" office:value="0.3728166" calcext:value-type="float">
            <text:p>0.3728166</text:p>
          </table:table-cell>
          <table:table-cell office:value-type="float" office:value="0.3906339" calcext:value-type="float">
            <text:p>0.3906339</text:p>
          </table:table-cell>
          <table:table-cell office:value-type="float" office:value="0.4028402" calcext:value-type="float">
            <text:p>0.402840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403E-015" calcext:value-type="float">
            <text:p>1.922403E-15</text:p>
          </table:table-cell>
          <table:table-cell office:value-type="float" office:value="1.95857E-015" calcext:value-type="float">
            <text:p>1.95857E-15</text:p>
          </table:table-cell>
          <table:table-cell office:value-type="float" office:value="1.976733E-015" calcext:value-type="float">
            <text:p>1.976733E-15</text:p>
          </table:table-cell>
          <table:table-cell office:value-type="float" office:value="9.503583E-016" calcext:value-type="float">
            <text:p>9.503583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01388" calcext:value-type="float">
            <text:p>-0.002601388</text:p>
          </table:table-cell>
          <table:table-cell office:value-type="float" office:value="-0.002360748" calcext:value-type="float">
            <text:p>-0.002360748</text:p>
          </table:table-cell>
          <table:table-cell office:value-type="float" office:value="-0.001956607" calcext:value-type="float">
            <text:p>-0.001956607</text:p>
          </table:table-cell>
          <table:table-cell office:value-type="float" office:value="-0.001562224" calcext:value-type="float">
            <text:p>-0.001562224</text:p>
          </table:table-cell>
          <table:table-cell office:value-type="float" office:value="-0.001277692" calcext:value-type="float">
            <text:p>-0.001277692</text:p>
          </table:table-cell>
          <table:table-cell office:value-type="float" office:value="-0.003096703" calcext:value-type="float">
            <text:p>-0.003096703</text:p>
          </table:table-cell>
          <table:table-cell office:value-type="float" office:value="-0.004537388" calcext:value-type="float">
            <text:p>-0.004537388</text:p>
          </table:table-cell>
          <table:table-cell office:value-type="float" office:value="-0.01553161" calcext:value-type="float">
            <text:p>-0.01553161</text:p>
          </table:table-cell>
          <table:table-cell office:value-type="float" office:value="-0.01615494" calcext:value-type="float">
            <text:p>-0.01615494</text:p>
          </table:table-cell>
          <table:table-cell office:value-type="float" office:value="-0.01234915" calcext:value-type="float">
            <text:p>-0.0123491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1491" calcext:value-type="float">
            <text:p>-0.009731491</text:p>
          </table:table-cell>
          <table:table-cell office:value-type="float" office:value="-0.001922115" calcext:value-type="float">
            <text:p>-0.0019221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7026" calcext:value-type="float">
            <text:p>-2.2270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24.1001" calcext:value-type="float">
            <text:p>124.1001</text:p>
          </table:table-cell>
          <table:table-cell office:value-type="float" office:value="48.63633" calcext:value-type="float">
            <text:p>48.6363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2.138" calcext:value-type="float">
            <text:p>1132.138</text:p>
          </table:table-cell>
          <table:table-cell office:value-type="float" office:value="31.13522" calcext:value-type="float">
            <text:p>31.13522</text:p>
          </table:table-cell>
          <table:table-cell office:value-type="float" office:value="0" calcext:value-type="float">
            <text:p>0</text:p>
          </table:table-cell>
          <table:table-cell office:value-type="float" office:value="0.420507" calcext:value-type="float">
            <text:p>0.420507</text:p>
          </table:table-cell>
          <table:table-cell office:value-type="float" office:value="0.4245976" calcext:value-type="float">
            <text:p>0.4245976</text:p>
          </table:table-cell>
          <table:table-cell office:value-type="float" office:value="0.4326232" calcext:value-type="float">
            <text:p>0.4326232</text:p>
          </table:table-cell>
          <table:table-cell office:value-type="float" office:value="0.4430431" calcext:value-type="float">
            <text:p>0.4430431</text:p>
          </table:table-cell>
          <table:table-cell office:value-type="float" office:value="0.4522634" calcext:value-type="float">
            <text:p>0.4522634</text:p>
          </table:table-cell>
          <table:table-cell office:value-type="float" office:value="0.3839912" calcext:value-type="float">
            <text:p>0.3839912</text:p>
          </table:table-cell>
          <table:table-cell office:value-type="float" office:value="0.3858869" calcext:value-type="float">
            <text:p>0.3858869</text:p>
          </table:table-cell>
          <table:table-cell office:value-type="float" office:value="0.3799087" calcext:value-type="float">
            <text:p>0.3799087</text:p>
          </table:table-cell>
          <table:table-cell office:value-type="float" office:value="0.3624146" calcext:value-type="float">
            <text:p>0.3624146</text:p>
          </table:table-cell>
          <table:table-cell office:value-type="float" office:value="0.3728486" calcext:value-type="float">
            <text:p>0.3728486</text:p>
          </table:table-cell>
          <table:table-cell office:value-type="float" office:value="0.3906012" calcext:value-type="float">
            <text:p>0.3906012</text:p>
          </table:table-cell>
          <table:table-cell office:value-type="float" office:value="0.4026834" calcext:value-type="float">
            <text:p>0.402683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471E-015" calcext:value-type="float">
            <text:p>1.922471E-15</text:p>
          </table:table-cell>
          <table:table-cell office:value-type="float" office:value="1.958569E-015" calcext:value-type="float">
            <text:p>1.958569E-15</text:p>
          </table:table-cell>
          <table:table-cell office:value-type="float" office:value="1.976722E-015" calcext:value-type="float">
            <text:p>1.976722E-15</text:p>
          </table:table-cell>
          <table:table-cell office:value-type="float" office:value="9.50357E-016" calcext:value-type="float">
            <text:p>9.50357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24099" calcext:value-type="float">
            <text:p>-0.004424099</text:p>
          </table:table-cell>
          <table:table-cell office:value-type="float" office:value="-0.004165179" calcext:value-type="float">
            <text:p>-0.004165179</text:p>
          </table:table-cell>
          <table:table-cell office:value-type="float" office:value="-0.003717914" calcext:value-type="float">
            <text:p>-0.003717914</text:p>
          </table:table-cell>
          <table:table-cell office:value-type="float" office:value="-0.003232881" calcext:value-type="float">
            <text:p>-0.003232881</text:p>
          </table:table-cell>
          <table:table-cell office:value-type="float" office:value="-0.002854142" calcext:value-type="float">
            <text:p>-0.002854142</text:p>
          </table:table-cell>
          <table:table-cell office:value-type="float" office:value="-0.002252805" calcext:value-type="float">
            <text:p>-0.002252805</text:p>
          </table:table-cell>
          <table:table-cell office:value-type="float" office:value="-0.001517979" calcext:value-type="float">
            <text:p>-0.001517979</text:p>
          </table:table-cell>
          <table:table-cell office:value-type="float" office:value="-0.008667147" calcext:value-type="float">
            <text:p>-0.008667147</text:p>
          </table:table-cell>
          <table:table-cell office:value-type="float" office:value="-0.01528471" calcext:value-type="float">
            <text:p>-0.01528471</text:p>
          </table:table-cell>
          <table:table-cell office:value-type="float" office:value="-0.01233152" calcext:value-type="float">
            <text:p>-0.0123315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3775" calcext:value-type="float">
            <text:p>-0.009733775</text:p>
          </table:table-cell>
          <table:table-cell office:value-type="float" office:value="-0.001922616" calcext:value-type="float">
            <text:p>-0.0019226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4647" calcext:value-type="float">
            <text:p>-2.224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132.0001" calcext:value-type="float">
            <text:p>132.0001</text:p>
          </table:table-cell>
          <table:table-cell office:value-type="float" office:value="51.54498" calcext:value-type="float">
            <text:p>51.5449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7.104" calcext:value-type="float">
            <text:p>1137.104</text:p>
          </table:table-cell>
          <table:table-cell office:value-type="float" office:value="31.16085" calcext:value-type="float">
            <text:p>31.16085</text:p>
          </table:table-cell>
          <table:table-cell office:value-type="float" office:value="0" calcext:value-type="float">
            <text:p>0</text:p>
          </table:table-cell>
          <table:table-cell office:value-type="float" office:value="0.4708268" calcext:value-type="float">
            <text:p>0.4708268</text:p>
          </table:table-cell>
          <table:table-cell office:value-type="float" office:value="0.4668356" calcext:value-type="float">
            <text:p>0.4668356</text:p>
          </table:table-cell>
          <table:table-cell office:value-type="float" office:value="0.4641952" calcext:value-type="float">
            <text:p>0.4641952</text:p>
          </table:table-cell>
          <table:table-cell office:value-type="float" office:value="0.4538526" calcext:value-type="float">
            <text:p>0.4538526</text:p>
          </table:table-cell>
          <table:table-cell office:value-type="float" office:value="0.4506445" calcext:value-type="float">
            <text:p>0.4506445</text:p>
          </table:table-cell>
          <table:table-cell office:value-type="float" office:value="0.3682491" calcext:value-type="float">
            <text:p>0.3682491</text:p>
          </table:table-cell>
          <table:table-cell office:value-type="float" office:value="0.3608209" calcext:value-type="float">
            <text:p>0.3608209</text:p>
          </table:table-cell>
          <table:table-cell office:value-type="float" office:value="0.3931737" calcext:value-type="float">
            <text:p>0.3931737</text:p>
          </table:table-cell>
          <table:table-cell office:value-type="float" office:value="0.3646837" calcext:value-type="float">
            <text:p>0.3646837</text:p>
          </table:table-cell>
          <table:table-cell office:value-type="float" office:value="0.372991" calcext:value-type="float">
            <text:p>0.372991</text:p>
          </table:table-cell>
          <table:table-cell office:value-type="float" office:value="0.3905708" calcext:value-type="float">
            <text:p>0.3905708</text:p>
          </table:table-cell>
          <table:table-cell office:value-type="float" office:value="0.4025841" calcext:value-type="float">
            <text:p>0.402584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225E-015" calcext:value-type="float">
            <text:p>1.939225E-15</text:p>
          </table:table-cell>
          <table:table-cell office:value-type="float" office:value="1.958562E-015" calcext:value-type="float">
            <text:p>1.958562E-15</text:p>
          </table:table-cell>
          <table:table-cell office:value-type="float" office:value="1.976712E-015" calcext:value-type="float">
            <text:p>1.976712E-15</text:p>
          </table:table-cell>
          <table:table-cell office:value-type="float" office:value="9.503544E-016" calcext:value-type="float">
            <text:p>9.503544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36162" calcext:value-type="float">
            <text:p>-0.002136162</text:p>
          </table:table-cell>
          <table:table-cell office:value-type="float" office:value="-0.00223507" calcext:value-type="float">
            <text:p>-0.00223507</text:p>
          </table:table-cell>
          <table:table-cell office:value-type="float" office:value="-0.002381666" calcext:value-type="float">
            <text:p>-0.002381666</text:p>
          </table:table-cell>
          <table:table-cell office:value-type="float" office:value="-0.002935193" calcext:value-type="float">
            <text:p>-0.002935193</text:p>
          </table:table-cell>
          <table:table-cell office:value-type="float" office:value="-0.003114093" calcext:value-type="float">
            <text:p>-0.003114093</text:p>
          </table:table-cell>
          <table:table-cell office:value-type="float" office:value="-0.003133006" calcext:value-type="float">
            <text:p>-0.003133006</text:p>
          </table:table-cell>
          <table:table-cell office:value-type="float" office:value="-0.002667192" calcext:value-type="float">
            <text:p>-0.002667192</text:p>
          </table:table-cell>
          <table:table-cell office:value-type="float" office:value="-0.004132507" calcext:value-type="float">
            <text:p>-0.004132507</text:p>
          </table:table-cell>
          <table:table-cell office:value-type="float" office:value="-0.01378341" calcext:value-type="float">
            <text:p>-0.01378341</text:p>
          </table:table-cell>
          <table:table-cell office:value-type="float" office:value="-0.01225199" calcext:value-type="float">
            <text:p>-0.0122519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357" calcext:value-type="float">
            <text:p>-0.009729357</text:p>
          </table:table-cell>
          <table:table-cell office:value-type="float" office:value="-0.001923267" calcext:value-type="float">
            <text:p>-0.00192326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813" calcext:value-type="float">
            <text:p>-2.2228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51.89109" calcext:value-type="float">
            <text:p>51.8910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4.521" calcext:value-type="float">
            <text:p>1144.521</text:p>
          </table:table-cell>
          <table:table-cell office:value-type="float" office:value="31.19818" calcext:value-type="float">
            <text:p>31.19818</text:p>
          </table:table-cell>
          <table:table-cell office:value-type="float" office:value="0" calcext:value-type="float">
            <text:p>0</text:p>
          </table:table-cell>
          <table:table-cell office:value-type="float" office:value="0.4306414" calcext:value-type="float">
            <text:p>0.4306414</text:p>
          </table:table-cell>
          <table:table-cell office:value-type="float" office:value="0.4349019" calcext:value-type="float">
            <text:p>0.4349019</text:p>
          </table:table-cell>
          <table:table-cell office:value-type="float" office:value="0.4426771" calcext:value-type="float">
            <text:p>0.4426771</text:p>
          </table:table-cell>
          <table:table-cell office:value-type="float" office:value="0.4517426" calcext:value-type="float">
            <text:p>0.4517426</text:p>
          </table:table-cell>
          <table:table-cell office:value-type="float" office:value="0.4594001" calcext:value-type="float">
            <text:p>0.4594001</text:p>
          </table:table-cell>
          <table:table-cell office:value-type="float" office:value="0.3837055" calcext:value-type="float">
            <text:p>0.3837055</text:p>
          </table:table-cell>
          <table:table-cell office:value-type="float" office:value="0.3732714" calcext:value-type="float">
            <text:p>0.3732714</text:p>
          </table:table-cell>
          <table:table-cell office:value-type="float" office:value="0.4164661" calcext:value-type="float">
            <text:p>0.4164661</text:p>
          </table:table-cell>
          <table:table-cell office:value-type="float" office:value="0.3701818" calcext:value-type="float">
            <text:p>0.3701818</text:p>
          </table:table-cell>
          <table:table-cell office:value-type="float" office:value="0.3733601" calcext:value-type="float">
            <text:p>0.3733601</text:p>
          </table:table-cell>
          <table:table-cell office:value-type="float" office:value="0.3905652" calcext:value-type="float">
            <text:p>0.3905652</text:p>
          </table:table-cell>
          <table:table-cell office:value-type="float" office:value="0.4025266" calcext:value-type="float">
            <text:p>0.402526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3E-015" calcext:value-type="float">
            <text:p>1.9393E-15</text:p>
          </table:table-cell>
          <table:table-cell office:value-type="float" office:value="1.958562E-015" calcext:value-type="float">
            <text:p>1.958562E-15</text:p>
          </table:table-cell>
          <table:table-cell office:value-type="float" office:value="1.976702E-015" calcext:value-type="float">
            <text:p>1.976702E-15</text:p>
          </table:table-cell>
          <table:table-cell office:value-type="float" office:value="9.503519E-016" calcext:value-type="float">
            <text:p>9.503519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03939" calcext:value-type="float">
            <text:p>-0.003803939</text:p>
          </table:table-cell>
          <table:table-cell office:value-type="float" office:value="-0.003577232" calcext:value-type="float">
            <text:p>-0.003577232</text:p>
          </table:table-cell>
          <table:table-cell office:value-type="float" office:value="-0.003213978" calcext:value-type="float">
            <text:p>-0.003213978</text:p>
          </table:table-cell>
          <table:table-cell office:value-type="float" office:value="-0.002859275" calcext:value-type="float">
            <text:p>-0.002859275</text:p>
          </table:table-cell>
          <table:table-cell office:value-type="float" office:value="-0.002585397" calcext:value-type="float">
            <text:p>-0.002585397</text:p>
          </table:table-cell>
          <table:table-cell office:value-type="float" office:value="-0.002261466" calcext:value-type="float">
            <text:p>-0.002261466</text:p>
          </table:table-cell>
          <table:table-cell office:value-type="float" office:value="-0.002003592" calcext:value-type="float">
            <text:p>-0.002003592</text:p>
          </table:table-cell>
          <table:table-cell office:value-type="float" office:value="-0.001183423" calcext:value-type="float">
            <text:p>-0.001183423</text:p>
          </table:table-cell>
          <table:table-cell office:value-type="float" office:value="-0.01088855" calcext:value-type="float">
            <text:p>-0.01088855</text:p>
          </table:table-cell>
          <table:table-cell office:value-type="float" office:value="-0.01204973" calcext:value-type="float">
            <text:p>-0.01204973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3083" calcext:value-type="float">
            <text:p>-0.009733083</text:p>
          </table:table-cell>
          <table:table-cell office:value-type="float" office:value="-0.001923798" calcext:value-type="float">
            <text:p>-0.0019237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1391" calcext:value-type="float">
            <text:p>-2.2213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54.95669" calcext:value-type="float">
            <text:p>54.9566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1.491" calcext:value-type="float">
            <text:p>1141.491</text:p>
          </table:table-cell>
          <table:table-cell office:value-type="float" office:value="31.16173" calcext:value-type="float">
            <text:p>31.16173</text:p>
          </table:table-cell>
          <table:table-cell office:value-type="float" office:value="0" calcext:value-type="float">
            <text:p>0</text:p>
          </table:table-cell>
          <table:table-cell office:value-type="float" office:value="0.4018674" calcext:value-type="float">
            <text:p>0.4018674</text:p>
          </table:table-cell>
          <table:table-cell office:value-type="float" office:value="0.4056561" calcext:value-type="float">
            <text:p>0.4056561</text:p>
          </table:table-cell>
          <table:table-cell office:value-type="float" office:value="0.4124162" calcext:value-type="float">
            <text:p>0.4124162</text:p>
          </table:table-cell>
          <table:table-cell office:value-type="float" office:value="0.4209826" calcext:value-type="float">
            <text:p>0.4209826</text:p>
          </table:table-cell>
          <table:table-cell office:value-type="float" office:value="0.4280159" calcext:value-type="float">
            <text:p>0.4280159</text:p>
          </table:table-cell>
          <table:table-cell office:value-type="float" office:value="0.3645369" calcext:value-type="float">
            <text:p>0.3645369</text:p>
          </table:table-cell>
          <table:table-cell office:value-type="float" office:value="0.3614959" calcext:value-type="float">
            <text:p>0.3614959</text:p>
          </table:table-cell>
          <table:table-cell office:value-type="float" office:value="0.4147862" calcext:value-type="float">
            <text:p>0.4147862</text:p>
          </table:table-cell>
          <table:table-cell office:value-type="float" office:value="0.3848541" calcext:value-type="float">
            <text:p>0.3848541</text:p>
          </table:table-cell>
          <table:table-cell office:value-type="float" office:value="0.3749735" calcext:value-type="float">
            <text:p>0.3749735</text:p>
          </table:table-cell>
          <table:table-cell office:value-type="float" office:value="0.3906788" calcext:value-type="float">
            <text:p>0.3906788</text:p>
          </table:table-cell>
          <table:table-cell office:value-type="float" office:value="0.4025021" calcext:value-type="float">
            <text:p>0.402502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385E-015" calcext:value-type="float">
            <text:p>1.939385E-15</text:p>
          </table:table-cell>
          <table:table-cell office:value-type="float" office:value="1.958556E-015" calcext:value-type="float">
            <text:p>1.958556E-15</text:p>
          </table:table-cell>
          <table:table-cell office:value-type="float" office:value="1.976692E-015" calcext:value-type="float">
            <text:p>1.976692E-15</text:p>
          </table:table-cell>
          <table:table-cell office:value-type="float" office:value="9.503486E-016" calcext:value-type="float">
            <text:p>9.503486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46844" calcext:value-type="float">
            <text:p>-0.005846844</text:p>
          </table:table-cell>
          <table:table-cell office:value-type="float" office:value="-0.005515461" calcext:value-type="float">
            <text:p>-0.005515461</text:p>
          </table:table-cell>
          <table:table-cell office:value-type="float" office:value="-0.004985708" calcext:value-type="float">
            <text:p>-0.004985708</text:p>
          </table:table-cell>
          <table:table-cell office:value-type="float" office:value="-0.00441641" calcext:value-type="float">
            <text:p>-0.00441641</text:p>
          </table:table-cell>
          <table:table-cell office:value-type="float" office:value="-0.003995057" calcext:value-type="float">
            <text:p>-0.003995057</text:p>
          </table:table-cell>
          <table:table-cell office:value-type="float" office:value="-0.003336321" calcext:value-type="float">
            <text:p>-0.003336321</text:p>
          </table:table-cell>
          <table:table-cell office:value-type="float" office:value="-0.002627712" calcext:value-type="float">
            <text:p>-0.002627712</text:p>
          </table:table-cell>
          <table:table-cell office:value-type="float" office:value="-0.001286363" calcext:value-type="float">
            <text:p>-0.001286363</text:p>
          </table:table-cell>
          <table:table-cell office:value-type="float" office:value="-0.005645793" calcext:value-type="float">
            <text:p>-0.005645793</text:p>
          </table:table-cell>
          <table:table-cell office:value-type="float" office:value="-0.01119918" calcext:value-type="float">
            <text:p>-0.0111991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4485" calcext:value-type="float">
            <text:p>-0.009734485</text:p>
          </table:table-cell>
          <table:table-cell office:value-type="float" office:value="-0.001924421" calcext:value-type="float">
            <text:p>-0.0019244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0248" calcext:value-type="float">
            <text:p>-2.2202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57.98475" calcext:value-type="float">
            <text:p>57.98475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496" calcext:value-type="float">
            <text:p>1138.496</text:p>
          </table:table-cell>
          <table:table-cell office:value-type="float" office:value="31.12859" calcext:value-type="float">
            <text:p>31.12859</text:p>
          </table:table-cell>
          <table:table-cell office:value-type="float" office:value="0" calcext:value-type="float">
            <text:p>0</text:p>
          </table:table-cell>
          <table:table-cell office:value-type="float" office:value="0.3866057" calcext:value-type="float">
            <text:p>0.3866057</text:p>
          </table:table-cell>
          <table:table-cell office:value-type="float" office:value="0.3903287" calcext:value-type="float">
            <text:p>0.3903287</text:p>
          </table:table-cell>
          <table:table-cell office:value-type="float" office:value="0.3973603" calcext:value-type="float">
            <text:p>0.3973603</text:p>
          </table:table-cell>
          <table:table-cell office:value-type="float" office:value="0.4061871" calcext:value-type="float">
            <text:p>0.4061871</text:p>
          </table:table-cell>
          <table:table-cell office:value-type="float" office:value="0.4131708" calcext:value-type="float">
            <text:p>0.4131708</text:p>
          </table:table-cell>
          <table:table-cell office:value-type="float" office:value="0.3544326" calcext:value-type="float">
            <text:p>0.3544326</text:p>
          </table:table-cell>
          <table:table-cell office:value-type="float" office:value="0.3510514" calcext:value-type="float">
            <text:p>0.3510514</text:p>
          </table:table-cell>
          <table:table-cell office:value-type="float" office:value="0.4047878" calcext:value-type="float">
            <text:p>0.4047878</text:p>
          </table:table-cell>
          <table:table-cell office:value-type="float" office:value="0.3935483" calcext:value-type="float">
            <text:p>0.3935483</text:p>
          </table:table-cell>
          <table:table-cell office:value-type="float" office:value="0.3770701" calcext:value-type="float">
            <text:p>0.3770701</text:p>
          </table:table-cell>
          <table:table-cell office:value-type="float" office:value="0.3909938" calcext:value-type="float">
            <text:p>0.3909938</text:p>
          </table:table-cell>
          <table:table-cell office:value-type="float" office:value="0.4025168" calcext:value-type="float">
            <text:p>0.402516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2985E-015" calcext:value-type="float">
            <text:p>1.872985E-15</text:p>
          </table:table-cell>
          <table:table-cell office:value-type="float" office:value="1.958549E-015" calcext:value-type="float">
            <text:p>1.958549E-15</text:p>
          </table:table-cell>
          <table:table-cell office:value-type="float" office:value="1.976684E-015" calcext:value-type="float">
            <text:p>1.976684E-15</text:p>
          </table:table-cell>
          <table:table-cell office:value-type="float" office:value="9.503449E-016" calcext:value-type="float">
            <text:p>9.503449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4074" calcext:value-type="float">
            <text:p>-0.00744074</text:p>
          </table:table-cell>
          <table:table-cell office:value-type="float" office:value="-0.006998984" calcext:value-type="float">
            <text:p>-0.006998984</text:p>
          </table:table-cell>
          <table:table-cell office:value-type="float" office:value="-0.006263034" calcext:value-type="float">
            <text:p>-0.006263034</text:p>
          </table:table-cell>
          <table:table-cell office:value-type="float" office:value="-0.005494236" calcext:value-type="float">
            <text:p>-0.005494236</text:p>
          </table:table-cell>
          <table:table-cell office:value-type="float" office:value="-0.00495284" calcext:value-type="float">
            <text:p>-0.00495284</text:p>
          </table:table-cell>
          <table:table-cell office:value-type="float" office:value="-0.004123439" calcext:value-type="float">
            <text:p>-0.004123439</text:p>
          </table:table-cell>
          <table:table-cell office:value-type="float" office:value="-0.003355145" calcext:value-type="float">
            <text:p>-0.003355145</text:p>
          </table:table-cell>
          <table:table-cell office:value-type="float" office:value="-0.00217362" calcext:value-type="float">
            <text:p>-0.00217362</text:p>
          </table:table-cell>
          <table:table-cell office:value-type="float" office:value="-0.003896781" calcext:value-type="float">
            <text:p>-0.003896781</text:p>
          </table:table-cell>
          <table:table-cell office:value-type="float" office:value="-0.01018148" calcext:value-type="float">
            <text:p>-0.0101814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1589" calcext:value-type="float">
            <text:p>-0.009731589</text:p>
          </table:table-cell>
          <table:table-cell office:value-type="float" office:value="-0.00192506" calcext:value-type="float">
            <text:p>-0.001925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9269" calcext:value-type="float">
            <text:p>-2.2192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61.57074" calcext:value-type="float">
            <text:p>61.57074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4.941" calcext:value-type="float">
            <text:p>1134.941</text:p>
          </table:table-cell>
          <table:table-cell office:value-type="float" office:value="31.09843" calcext:value-type="float">
            <text:p>31.09843</text:p>
          </table:table-cell>
          <table:table-cell office:value-type="float" office:value="0" calcext:value-type="float">
            <text:p>0</text:p>
          </table:table-cell>
          <table:table-cell office:value-type="float" office:value="0.1469983" calcext:value-type="float">
            <text:p>0.1469983</text:p>
          </table:table-cell>
          <table:table-cell office:value-type="float" office:value="0.3893492" calcext:value-type="float">
            <text:p>0.3893492</text:p>
          </table:table-cell>
          <table:table-cell office:value-type="float" office:value="0.3939562" calcext:value-type="float">
            <text:p>0.3939562</text:p>
          </table:table-cell>
          <table:table-cell office:value-type="float" office:value="0.3998688" calcext:value-type="float">
            <text:p>0.3998688</text:p>
          </table:table-cell>
          <table:table-cell office:value-type="float" office:value="0.404683" calcext:value-type="float">
            <text:p>0.404683</text:p>
          </table:table-cell>
          <table:table-cell office:value-type="float" office:value="0.3459496" calcext:value-type="float">
            <text:p>0.3459496</text:p>
          </table:table-cell>
          <table:table-cell office:value-type="float" office:value="0.3406394" calcext:value-type="float">
            <text:p>0.3406394</text:p>
          </table:table-cell>
          <table:table-cell office:value-type="float" office:value="0.3962958" calcext:value-type="float">
            <text:p>0.3962958</text:p>
          </table:table-cell>
          <table:table-cell office:value-type="float" office:value="0.3991537" calcext:value-type="float">
            <text:p>0.3991537</text:p>
          </table:table-cell>
          <table:table-cell office:value-type="float" office:value="0.379924" calcext:value-type="float">
            <text:p>0.379924</text:p>
          </table:table-cell>
          <table:table-cell office:value-type="float" office:value="0.3916103" calcext:value-type="float">
            <text:p>0.3916103</text:p>
          </table:table-cell>
          <table:table-cell office:value-type="float" office:value="0.4025816" calcext:value-type="float">
            <text:p>0.402581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3098E-015" calcext:value-type="float">
            <text:p>1.873098E-15</text:p>
          </table:table-cell>
          <table:table-cell office:value-type="float" office:value="1.958538E-015" calcext:value-type="float">
            <text:p>1.958538E-15</text:p>
          </table:table-cell>
          <table:table-cell office:value-type="float" office:value="1.976674E-015" calcext:value-type="float">
            <text:p>1.976674E-15</text:p>
          </table:table-cell>
          <table:table-cell office:value-type="float" office:value="9.503413E-016" calcext:value-type="float">
            <text:p>9.503413E-16</text:p>
          </table:table-cell>
          <table:table-cell office:value-type="float" office:value="1.012265E-015" calcext:value-type="float">
            <text:p>1.0122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1323" calcext:value-type="float">
            <text:p>-8.61323</text:p>
          </table:table-cell>
          <table:table-cell office:value-type="float" office:value="-0.00708835" calcext:value-type="float">
            <text:p>-0.00708835</text:p>
          </table:table-cell>
          <table:table-cell office:value-type="float" office:value="-0.006600267" calcext:value-type="float">
            <text:p>-0.006600267</text:p>
          </table:table-cell>
          <table:table-cell office:value-type="float" office:value="-0.00605017" calcext:value-type="float">
            <text:p>-0.00605017</text:p>
          </table:table-cell>
          <table:table-cell office:value-type="float" office:value="-0.005627913" calcext:value-type="float">
            <text:p>-0.005627913</text:p>
          </table:table-cell>
          <table:table-cell office:value-type="float" office:value="-0.004958353" calcext:value-type="float">
            <text:p>-0.004958353</text:p>
          </table:table-cell>
          <table:table-cell office:value-type="float" office:value="-0.004323746" calcext:value-type="float">
            <text:p>-0.004323746</text:p>
          </table:table-cell>
          <table:table-cell office:value-type="float" office:value="-0.003449467" calcext:value-type="float">
            <text:p>-0.003449467</text:p>
          </table:table-cell>
          <table:table-cell office:value-type="float" office:value="-0.003070766" calcext:value-type="float">
            <text:p>-0.003070766</text:p>
          </table:table-cell>
          <table:table-cell office:value-type="float" office:value="-0.008952251" calcext:value-type="float">
            <text:p>-0.008952251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7196" calcext:value-type="float">
            <text:p>-0.009727196</text:p>
          </table:table-cell>
          <table:table-cell office:value-type="float" office:value="-0.001925872" calcext:value-type="float">
            <text:p>-0.0019258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338" calcext:value-type="float">
            <text:p>-2.2183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156.3001" calcext:value-type="float">
            <text:p>156.3001</text:p>
          </table:table-cell>
          <table:table-cell office:value-type="float" office:value="62.44505" calcext:value-type="float">
            <text:p>62.44505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50.474" calcext:value-type="float">
            <text:p>1150.474</text:p>
          </table:table-cell>
          <table:table-cell office:value-type="float" office:value="31.19067" calcext:value-type="float">
            <text:p>31.19067</text:p>
          </table:table-cell>
          <table:table-cell office:value-type="float" office:value="0" calcext:value-type="float">
            <text:p>0</text:p>
          </table:table-cell>
          <table:table-cell office:value-type="float" office:value="0.4380129" calcext:value-type="float">
            <text:p>0.4380129</text:p>
          </table:table-cell>
          <table:table-cell office:value-type="float" office:value="0.4431919" calcext:value-type="float">
            <text:p>0.4431919</text:p>
          </table:table-cell>
          <table:table-cell office:value-type="float" office:value="0.451482" calcext:value-type="float">
            <text:p>0.451482</text:p>
          </table:table-cell>
          <table:table-cell office:value-type="float" office:value="0.4598738" calcext:value-type="float">
            <text:p>0.4598738</text:p>
          </table:table-cell>
          <table:table-cell office:value-type="float" office:value="0.4650743" calcext:value-type="float">
            <text:p>0.4650743</text:p>
          </table:table-cell>
          <table:table-cell office:value-type="float" office:value="0.362317" calcext:value-type="float">
            <text:p>0.362317</text:p>
          </table:table-cell>
          <table:table-cell office:value-type="float" office:value="0.342385" calcext:value-type="float">
            <text:p>0.342385</text:p>
          </table:table-cell>
          <table:table-cell office:value-type="float" office:value="0.3934666" calcext:value-type="float">
            <text:p>0.3934666</text:p>
          </table:table-cell>
          <table:table-cell office:value-type="float" office:value="0.399792" calcext:value-type="float">
            <text:p>0.399792</text:p>
          </table:table-cell>
          <table:table-cell office:value-type="float" office:value="0.3827776" calcext:value-type="float">
            <text:p>0.3827776</text:p>
          </table:table-cell>
          <table:table-cell office:value-type="float" office:value="0.3924972" calcext:value-type="float">
            <text:p>0.3924972</text:p>
          </table:table-cell>
          <table:table-cell office:value-type="float" office:value="0.4027107" calcext:value-type="float">
            <text:p>0.402710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3256E-015" calcext:value-type="float">
            <text:p>1.873256E-15</text:p>
          </table:table-cell>
          <table:table-cell office:value-type="float" office:value="1.95852E-015" calcext:value-type="float">
            <text:p>1.95852E-15</text:p>
          </table:table-cell>
          <table:table-cell office:value-type="float" office:value="1.976661E-015" calcext:value-type="float">
            <text:p>1.976661E-15</text:p>
          </table:table-cell>
          <table:table-cell office:value-type="float" office:value="9.503385E-016" calcext:value-type="float">
            <text:p>9.503385E-16</text:p>
          </table:table-cell>
          <table:table-cell office:value-type="float" office:value="1.012261E-015" calcext:value-type="float">
            <text:p>1.01226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08182" calcext:value-type="float">
            <text:p>-0.003408182</text:p>
          </table:table-cell>
          <table:table-cell office:value-type="float" office:value="-0.00316787" calcext:value-type="float">
            <text:p>-0.00316787</text:p>
          </table:table-cell>
          <table:table-cell office:value-type="float" office:value="-0.002827742" calcext:value-type="float">
            <text:p>-0.002827742</text:p>
          </table:table-cell>
          <table:table-cell office:value-type="float" office:value="-0.002542326" calcext:value-type="float">
            <text:p>-0.002542326</text:p>
          </table:table-cell>
          <table:table-cell office:value-type="float" office:value="-0.002363017" calcext:value-type="float">
            <text:p>-0.002363017</text:p>
          </table:table-cell>
          <table:table-cell office:value-type="float" office:value="-0.003587962" calcext:value-type="float">
            <text:p>-0.003587962</text:p>
          </table:table-cell>
          <table:table-cell office:value-type="float" office:value="-0.004219194" calcext:value-type="float">
            <text:p>-0.004219194</text:p>
          </table:table-cell>
          <table:table-cell office:value-type="float" office:value="-0.004040918" calcext:value-type="float">
            <text:p>-0.004040918</text:p>
          </table:table-cell>
          <table:table-cell office:value-type="float" office:value="-0.002984978" calcext:value-type="float">
            <text:p>-0.002984978</text:p>
          </table:table-cell>
          <table:table-cell office:value-type="float" office:value="-0.007878596" calcext:value-type="float">
            <text:p>-0.00787859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8457" calcext:value-type="float">
            <text:p>-0.009728457</text:p>
          </table:table-cell>
          <table:table-cell office:value-type="float" office:value="-0.00192689" calcext:value-type="float">
            <text:p>-0.001926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328" calcext:value-type="float">
            <text:p>-2.2173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3.46876" calcext:value-type="float">
            <text:p>63.4687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9.673" calcext:value-type="float">
            <text:p>1149.673</text:p>
          </table:table-cell>
          <table:table-cell office:value-type="float" office:value="31.16855" calcext:value-type="float">
            <text:p>31.16855</text:p>
          </table:table-cell>
          <table:table-cell office:value-type="float" office:value="0" calcext:value-type="float">
            <text:p>0</text:p>
          </table:table-cell>
          <table:table-cell office:value-type="float" office:value="0.4084651" calcext:value-type="float">
            <text:p>0.4084651</text:p>
          </table:table-cell>
          <table:table-cell office:value-type="float" office:value="0.4121919" calcext:value-type="float">
            <text:p>0.4121919</text:p>
          </table:table-cell>
          <table:table-cell office:value-type="float" office:value="0.4184177" calcext:value-type="float">
            <text:p>0.4184177</text:p>
          </table:table-cell>
          <table:table-cell office:value-type="float" office:value="0.4257335" calcext:value-type="float">
            <text:p>0.4257335</text:p>
          </table:table-cell>
          <table:table-cell office:value-type="float" office:value="0.4314624" calcext:value-type="float">
            <text:p>0.4314624</text:p>
          </table:table-cell>
          <table:table-cell office:value-type="float" office:value="0.3640966" calcext:value-type="float">
            <text:p>0.3640966</text:p>
          </table:table-cell>
          <table:table-cell office:value-type="float" office:value="0.3552492" calcext:value-type="float">
            <text:p>0.3552492</text:p>
          </table:table-cell>
          <table:table-cell office:value-type="float" office:value="0.3997104" calcext:value-type="float">
            <text:p>0.3997104</text:p>
          </table:table-cell>
          <table:table-cell office:value-type="float" office:value="0.402085" calcext:value-type="float">
            <text:p>0.402085</text:p>
          </table:table-cell>
          <table:table-cell office:value-type="float" office:value="0.3857864" calcext:value-type="float">
            <text:p>0.3857864</text:p>
          </table:table-cell>
          <table:table-cell office:value-type="float" office:value="0.3938911" calcext:value-type="float">
            <text:p>0.3938911</text:p>
          </table:table-cell>
          <table:table-cell office:value-type="float" office:value="0.40299" calcext:value-type="float">
            <text:p>0.4029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3358E-015" calcext:value-type="float">
            <text:p>1.873358E-15</text:p>
          </table:table-cell>
          <table:table-cell office:value-type="float" office:value="1.958511E-015" calcext:value-type="float">
            <text:p>1.958511E-15</text:p>
          </table:table-cell>
          <table:table-cell office:value-type="float" office:value="1.976654E-015" calcext:value-type="float">
            <text:p>1.976654E-15</text:p>
          </table:table-cell>
          <table:table-cell office:value-type="float" office:value="9.503337E-016" calcext:value-type="float">
            <text:p>9.503337E-16</text:p>
          </table:table-cell>
          <table:table-cell office:value-type="float" office:value="1.01226E-015" calcext:value-type="float">
            <text:p>1.01226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80377" calcext:value-type="float">
            <text:p>-0.005280377</text:p>
          </table:table-cell>
          <table:table-cell office:value-type="float" office:value="-0.004990174" calcext:value-type="float">
            <text:p>-0.004990174</text:p>
          </table:table-cell>
          <table:table-cell office:value-type="float" office:value="-0.004556572" calcext:value-type="float">
            <text:p>-0.004556572</text:p>
          </table:table-cell>
          <table:table-cell office:value-type="float" office:value="-0.004119406" calcext:value-type="float">
            <text:p>-0.004119406</text:p>
          </table:table-cell>
          <table:table-cell office:value-type="float" office:value="-0.003800436" calcext:value-type="float">
            <text:p>-0.003800436</text:p>
          </table:table-cell>
          <table:table-cell office:value-type="float" office:value="-0.003365058" calcext:value-type="float">
            <text:p>-0.003365058</text:p>
          </table:table-cell>
          <table:table-cell office:value-type="float" office:value="-0.003039052" calcext:value-type="float">
            <text:p>-0.003039052</text:p>
          </table:table-cell>
          <table:table-cell office:value-type="float" office:value="-0.002874643" calcext:value-type="float">
            <text:p>-0.002874643</text:p>
          </table:table-cell>
          <table:table-cell office:value-type="float" office:value="-0.002723493" calcext:value-type="float">
            <text:p>-0.002723493</text:p>
          </table:table-cell>
          <table:table-cell office:value-type="float" office:value="-0.006888904" calcext:value-type="float">
            <text:p>-0.006888904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4318" calcext:value-type="float">
            <text:p>-0.009734318</text:p>
          </table:table-cell>
          <table:table-cell office:value-type="float" office:value="-0.001927525" calcext:value-type="float">
            <text:p>-0.0019275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604" calcext:value-type="float">
            <text:p>-2.216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6.84097" calcext:value-type="float">
            <text:p>66.8409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6.32" calcext:value-type="float">
            <text:p>1146.32</text:p>
          </table:table-cell>
          <table:table-cell office:value-type="float" office:value="31.14965" calcext:value-type="float">
            <text:p>31.14965</text:p>
          </table:table-cell>
          <table:table-cell office:value-type="float" office:value="0" calcext:value-type="float">
            <text:p>0</text:p>
          </table:table-cell>
          <table:table-cell office:value-type="float" office:value="0.1727361" calcext:value-type="float">
            <text:p>0.1727361</text:p>
          </table:table-cell>
          <table:table-cell office:value-type="float" office:value="0.4010247" calcext:value-type="float">
            <text:p>0.4010247</text:p>
          </table:table-cell>
          <table:table-cell office:value-type="float" office:value="0.4060744" calcext:value-type="float">
            <text:p>0.4060744</text:p>
          </table:table-cell>
          <table:table-cell office:value-type="float" office:value="0.412178" calcext:value-type="float">
            <text:p>0.412178</text:p>
          </table:table-cell>
          <table:table-cell office:value-type="float" office:value="0.4170522" calcext:value-type="float">
            <text:p>0.4170522</text:p>
          </table:table-cell>
          <table:table-cell office:value-type="float" office:value="0.3538175" calcext:value-type="float">
            <text:p>0.3538175</text:p>
          </table:table-cell>
          <table:table-cell office:value-type="float" office:value="0.346812" calcext:value-type="float">
            <text:p>0.346812</text:p>
          </table:table-cell>
          <table:table-cell office:value-type="float" office:value="0.3975914" calcext:value-type="float">
            <text:p>0.3975914</text:p>
          </table:table-cell>
          <table:table-cell office:value-type="float" office:value="0.4054193" calcext:value-type="float">
            <text:p>0.4054193</text:p>
          </table:table-cell>
          <table:table-cell office:value-type="float" office:value="0.3894837" calcext:value-type="float">
            <text:p>0.3894837</text:p>
          </table:table-cell>
          <table:table-cell office:value-type="float" office:value="0.3956225" calcext:value-type="float">
            <text:p>0.3956225</text:p>
          </table:table-cell>
          <table:table-cell office:value-type="float" office:value="0.4033696" calcext:value-type="float">
            <text:p>0.403369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39E-015" calcext:value-type="float">
            <text:p>1.91039E-15</text:p>
          </table:table-cell>
          <table:table-cell office:value-type="float" office:value="1.958504E-015" calcext:value-type="float">
            <text:p>1.958504E-15</text:p>
          </table:table-cell>
          <table:table-cell office:value-type="float" office:value="1.976645E-015" calcext:value-type="float">
            <text:p>1.976645E-15</text:p>
          </table:table-cell>
          <table:table-cell office:value-type="float" office:value="9.503303E-016" calcext:value-type="float">
            <text:p>9.503303E-16</text:p>
          </table:table-cell>
          <table:table-cell office:value-type="float" office:value="1.01226E-015" calcext:value-type="float">
            <text:p>1.01226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65532" calcext:value-type="float">
            <text:p>-2.465532</text:p>
          </table:table-cell>
          <table:table-cell office:value-type="float" office:value="-0.005909181" calcext:value-type="float">
            <text:p>-0.005909181</text:p>
          </table:table-cell>
          <table:table-cell office:value-type="float" office:value="-0.005478341" calcext:value-type="float">
            <text:p>-0.005478341</text:p>
          </table:table-cell>
          <table:table-cell office:value-type="float" office:value="-0.005024615" calcext:value-type="float">
            <text:p>-0.005024615</text:p>
          </table:table-cell>
          <table:table-cell office:value-type="float" office:value="-0.004681304" calcext:value-type="float">
            <text:p>-0.004681304</text:p>
          </table:table-cell>
          <table:table-cell office:value-type="float" office:value="-0.004183671" calcext:value-type="float">
            <text:p>-0.004183671</text:p>
          </table:table-cell>
          <table:table-cell office:value-type="float" office:value="-0.003722311" calcext:value-type="float">
            <text:p>-0.003722311</text:p>
          </table:table-cell>
          <table:table-cell office:value-type="float" office:value="-0.003217198" calcext:value-type="float">
            <text:p>-0.003217198</text:p>
          </table:table-cell>
          <table:table-cell office:value-type="float" office:value="-0.002368647" calcext:value-type="float">
            <text:p>-0.002368647</text:p>
          </table:table-cell>
          <table:table-cell office:value-type="float" office:value="-0.005854365" calcext:value-type="float">
            <text:p>-0.00585436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4582" calcext:value-type="float">
            <text:p>-0.009734582</text:p>
          </table:table-cell>
          <table:table-cell office:value-type="float" office:value="-0.00192811" calcext:value-type="float">
            <text:p>-0.001928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4234" calcext:value-type="float">
            <text:p>-2.2142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44799" calcext:value-type="float">
            <text:p>67.4479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5.725" calcext:value-type="float">
            <text:p>1145.725</text:p>
          </table:table-cell>
          <table:table-cell office:value-type="float" office:value="31.13724" calcext:value-type="float">
            <text:p>31.13724</text:p>
          </table:table-cell>
          <table:table-cell office:value-type="float" office:value="0" calcext:value-type="float">
            <text:p>0</text:p>
          </table:table-cell>
          <table:table-cell office:value-type="float" office:value="0.1142377" calcext:value-type="float">
            <text:p>0.1142377</text:p>
          </table:table-cell>
          <table:table-cell office:value-type="float" office:value="0.397127" calcext:value-type="float">
            <text:p>0.397127</text:p>
          </table:table-cell>
          <table:table-cell office:value-type="float" office:value="0.4016411" calcext:value-type="float">
            <text:p>0.4016411</text:p>
          </table:table-cell>
          <table:table-cell office:value-type="float" office:value="0.4069196" calcext:value-type="float">
            <text:p>0.4069196</text:p>
          </table:table-cell>
          <table:table-cell office:value-type="float" office:value="0.411052" calcext:value-type="float">
            <text:p>0.411052</text:p>
          </table:table-cell>
          <table:table-cell office:value-type="float" office:value="0.3487148" calcext:value-type="float">
            <text:p>0.3487148</text:p>
          </table:table-cell>
          <table:table-cell office:value-type="float" office:value="0.3411912" calcext:value-type="float">
            <text:p>0.3411912</text:p>
          </table:table-cell>
          <table:table-cell office:value-type="float" office:value="0.3952805" calcext:value-type="float">
            <text:p>0.3952805</text:p>
          </table:table-cell>
          <table:table-cell office:value-type="float" office:value="0.4043256" calcext:value-type="float">
            <text:p>0.4043256</text:p>
          </table:table-cell>
          <table:table-cell office:value-type="float" office:value="0.3936372" calcext:value-type="float">
            <text:p>0.3936372</text:p>
          </table:table-cell>
          <table:table-cell office:value-type="float" office:value="0.3978948" calcext:value-type="float">
            <text:p>0.3978948</text:p>
          </table:table-cell>
          <table:table-cell office:value-type="float" office:value="0.4038973" calcext:value-type="float">
            <text:p>0.403897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497E-015" calcext:value-type="float">
            <text:p>1.910497E-15</text:p>
          </table:table-cell>
          <table:table-cell office:value-type="float" office:value="1.958494E-015" calcext:value-type="float">
            <text:p>1.958494E-15</text:p>
          </table:table-cell>
          <table:table-cell office:value-type="float" office:value="1.976635E-015" calcext:value-type="float">
            <text:p>1.976635E-15</text:p>
          </table:table-cell>
          <table:table-cell office:value-type="float" office:value="9.503265E-016" calcext:value-type="float">
            <text:p>9.503265E-16</text:p>
          </table:table-cell>
          <table:table-cell office:value-type="float" office:value="1.012259E-015" calcext:value-type="float">
            <text:p>1.01225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8832" calcext:value-type="float">
            <text:p>-61.68832</text:p>
          </table:table-cell>
          <table:table-cell office:value-type="float" office:value="-0.006272359" calcext:value-type="float">
            <text:p>-0.006272359</text:p>
          </table:table-cell>
          <table:table-cell office:value-type="float" office:value="-0.005858514" calcext:value-type="float">
            <text:p>-0.005858514</text:p>
          </table:table-cell>
          <table:table-cell office:value-type="float" office:value="-0.005434495" calcext:value-type="float">
            <text:p>-0.005434495</text:p>
          </table:table-cell>
          <table:table-cell office:value-type="float" office:value="-0.005114821" calcext:value-type="float">
            <text:p>-0.005114821</text:p>
          </table:table-cell>
          <table:table-cell office:value-type="float" office:value="-0.004670746" calcext:value-type="float">
            <text:p>-0.004670746</text:p>
          </table:table-cell>
          <table:table-cell office:value-type="float" office:value="-0.00427065" calcext:value-type="float">
            <text:p>-0.00427065</text:p>
          </table:table-cell>
          <table:table-cell office:value-type="float" office:value="-0.003653234" calcext:value-type="float">
            <text:p>-0.003653234</text:p>
          </table:table-cell>
          <table:table-cell office:value-type="float" office:value="-0.002473859" calcext:value-type="float">
            <text:p>-0.002473859</text:p>
          </table:table-cell>
          <table:table-cell office:value-type="float" office:value="-0.004881946" calcext:value-type="float">
            <text:p>-0.00488194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663" calcext:value-type="float">
            <text:p>-0.009729663</text:p>
          </table:table-cell>
          <table:table-cell office:value-type="float" office:value="-0.001928786" calcext:value-type="float">
            <text:p>-0.0019287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781" calcext:value-type="float">
            <text:p>-2.211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49873" calcext:value-type="float">
            <text:p>67.4987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5.678" calcext:value-type="float">
            <text:p>1145.678</text:p>
          </table:table-cell>
          <table:table-cell office:value-type="float" office:value="31.13372" calcext:value-type="float">
            <text:p>31.13372</text:p>
          </table:table-cell>
          <table:table-cell office:value-type="float" office:value="0" calcext:value-type="float">
            <text:p>0</text:p>
          </table:table-cell>
          <table:table-cell office:value-type="float" office:value="0.1094169" calcext:value-type="float">
            <text:p>0.1094169</text:p>
          </table:table-cell>
          <table:table-cell office:value-type="float" office:value="0.3932565" calcext:value-type="float">
            <text:p>0.3932565</text:p>
          </table:table-cell>
          <table:table-cell office:value-type="float" office:value="0.397492" calcext:value-type="float">
            <text:p>0.397492</text:p>
          </table:table-cell>
          <table:table-cell office:value-type="float" office:value="0.4024971" calcext:value-type="float">
            <text:p>0.4024971</text:p>
          </table:table-cell>
          <table:table-cell office:value-type="float" office:value="0.4063675" calcext:value-type="float">
            <text:p>0.4063675</text:p>
          </table:table-cell>
          <table:table-cell office:value-type="float" office:value="0.3453255" calcext:value-type="float">
            <text:p>0.3453255</text:p>
          </table:table-cell>
          <table:table-cell office:value-type="float" office:value="0.3383566" calcext:value-type="float">
            <text:p>0.3383566</text:p>
          </table:table-cell>
          <table:table-cell office:value-type="float" office:value="0.3936279" calcext:value-type="float">
            <text:p>0.3936279</text:p>
          </table:table-cell>
          <table:table-cell office:value-type="float" office:value="0.4009512" calcext:value-type="float">
            <text:p>0.4009512</text:p>
          </table:table-cell>
          <table:table-cell office:value-type="float" office:value="0.3972516" calcext:value-type="float">
            <text:p>0.3972516</text:p>
          </table:table-cell>
          <table:table-cell office:value-type="float" office:value="0.4008528" calcext:value-type="float">
            <text:p>0.4008528</text:p>
          </table:table-cell>
          <table:table-cell office:value-type="float" office:value="0.4047094" calcext:value-type="float">
            <text:p>0.404709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669E-015" calcext:value-type="float">
            <text:p>1.910669E-15</text:p>
          </table:table-cell>
          <table:table-cell office:value-type="float" office:value="1.958475E-015" calcext:value-type="float">
            <text:p>1.958475E-15</text:p>
          </table:table-cell>
          <table:table-cell office:value-type="float" office:value="1.976622E-015" calcext:value-type="float">
            <text:p>1.976622E-15</text:p>
          </table:table-cell>
          <table:table-cell office:value-type="float" office:value="9.503236E-016" calcext:value-type="float">
            <text:p>9.503236E-16</text:p>
          </table:table-cell>
          <table:table-cell office:value-type="float" office:value="1.012254E-015" calcext:value-type="float">
            <text:p>1.01225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52227" calcext:value-type="float">
            <text:p>-84.52227</text:p>
          </table:table-cell>
          <table:table-cell office:value-type="float" office:value="-0.006661057" calcext:value-type="float">
            <text:p>-0.006661057</text:p>
          </table:table-cell>
          <table:table-cell office:value-type="float" office:value="-0.006243992" calcext:value-type="float">
            <text:p>-0.006243992</text:p>
          </table:table-cell>
          <table:table-cell office:value-type="float" office:value="-0.005810737" calcext:value-type="float">
            <text:p>-0.005810737</text:p>
          </table:table-cell>
          <table:table-cell office:value-type="float" office:value="-0.00548679" calcext:value-type="float">
            <text:p>-0.00548679</text:p>
          </table:table-cell>
          <table:table-cell office:value-type="float" office:value="-0.005030244" calcext:value-type="float">
            <text:p>-0.005030244</text:p>
          </table:table-cell>
          <table:table-cell office:value-type="float" office:value="-0.004581349" calcext:value-type="float">
            <text:p>-0.004581349</text:p>
          </table:table-cell>
          <table:table-cell office:value-type="float" office:value="-0.003998647" calcext:value-type="float">
            <text:p>-0.003998647</text:p>
          </table:table-cell>
          <table:table-cell office:value-type="float" office:value="-0.002840844" calcext:value-type="float">
            <text:p>-0.002840844</text:p>
          </table:table-cell>
          <table:table-cell office:value-type="float" office:value="-0.004175762" calcext:value-type="float">
            <text:p>-0.00417576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4033" calcext:value-type="float">
            <text:p>-0.009724033</text:p>
          </table:table-cell>
          <table:table-cell office:value-type="float" office:value="-0.001929822" calcext:value-type="float">
            <text:p>-0.0019298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8282" calcext:value-type="float">
            <text:p>-2.2082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46521" calcext:value-type="float">
            <text:p>67.4652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5.703" calcext:value-type="float">
            <text:p>1145.703</text:p>
          </table:table-cell>
          <table:table-cell office:value-type="float" office:value="31.14248" calcext:value-type="float">
            <text:p>31.14248</text:p>
          </table:table-cell>
          <table:table-cell office:value-type="float" office:value="0" calcext:value-type="float">
            <text:p>0</text:p>
          </table:table-cell>
          <table:table-cell office:value-type="float" office:value="0.1131249" calcext:value-type="float">
            <text:p>0.1131249</text:p>
          </table:table-cell>
          <table:table-cell office:value-type="float" office:value="0.3902219" calcext:value-type="float">
            <text:p>0.3902219</text:p>
          </table:table-cell>
          <table:table-cell office:value-type="float" office:value="0.3942178" calcext:value-type="float">
            <text:p>0.3942178</text:p>
          </table:table-cell>
          <table:table-cell office:value-type="float" office:value="0.3989139" calcext:value-type="float">
            <text:p>0.3989139</text:p>
          </table:table-cell>
          <table:table-cell office:value-type="float" office:value="0.4025493" calcext:value-type="float">
            <text:p>0.4025493</text:p>
          </table:table-cell>
          <table:table-cell office:value-type="float" office:value="0.3425405" calcext:value-type="float">
            <text:p>0.3425405</text:p>
          </table:table-cell>
          <table:table-cell office:value-type="float" office:value="0.3357966" calcext:value-type="float">
            <text:p>0.3357966</text:p>
          </table:table-cell>
          <table:table-cell office:value-type="float" office:value="0.3923919" calcext:value-type="float">
            <text:p>0.3923919</text:p>
          </table:table-cell>
          <table:table-cell office:value-type="float" office:value="0.397523" calcext:value-type="float">
            <text:p>0.397523</text:p>
          </table:table-cell>
          <table:table-cell office:value-type="float" office:value="0.3993121" calcext:value-type="float">
            <text:p>0.3993121</text:p>
          </table:table-cell>
          <table:table-cell office:value-type="float" office:value="0.4042317" calcext:value-type="float">
            <text:p>0.4042317</text:p>
          </table:table-cell>
          <table:table-cell office:value-type="float" office:value="0.4058174" calcext:value-type="float">
            <text:p>0.405817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862E-015" calcext:value-type="float">
            <text:p>1.910862E-15</text:p>
          </table:table-cell>
          <table:table-cell office:value-type="float" office:value="1.958456E-015" calcext:value-type="float">
            <text:p>1.958456E-15</text:p>
          </table:table-cell>
          <table:table-cell office:value-type="float" office:value="1.976605E-015" calcext:value-type="float">
            <text:p>1.976605E-15</text:p>
          </table:table-cell>
          <table:table-cell office:value-type="float" office:value="9.503233E-016" calcext:value-type="float">
            <text:p>9.503233E-16</text:p>
          </table:table-cell>
          <table:table-cell office:value-type="float" office:value="1.012244E-015" calcext:value-type="float">
            <text:p>1.01224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57645" calcext:value-type="float">
            <text:p>-66.57645</text:p>
          </table:table-cell>
          <table:table-cell office:value-type="float" office:value="-0.006985064" calcext:value-type="float">
            <text:p>-0.006985064</text:p>
          </table:table-cell>
          <table:table-cell office:value-type="float" office:value="-0.006568528" calcext:value-type="float">
            <text:p>-0.006568528</text:p>
          </table:table-cell>
          <table:table-cell office:value-type="float" office:value="-0.006137001" calcext:value-type="float">
            <text:p>-0.006137001</text:p>
          </table:table-cell>
          <table:table-cell office:value-type="float" office:value="-0.00581228" calcext:value-type="float">
            <text:p>-0.00581228</text:p>
          </table:table-cell>
          <table:table-cell office:value-type="float" office:value="-0.005347359" calcext:value-type="float">
            <text:p>-0.005347359</text:p>
          </table:table-cell>
          <table:table-cell office:value-type="float" office:value="-0.004881853" calcext:value-type="float">
            <text:p>-0.004881853</text:p>
          </table:table-cell>
          <table:table-cell office:value-type="float" office:value="-0.004280509" calcext:value-type="float">
            <text:p>-0.004280509</text:p>
          </table:table-cell>
          <table:table-cell office:value-type="float" office:value="-0.003279535" calcext:value-type="float">
            <text:p>-0.003279535</text:p>
          </table:table-cell>
          <table:table-cell office:value-type="float" office:value="-0.003817749" calcext:value-type="float">
            <text:p>-0.00381774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6602" calcext:value-type="float">
            <text:p>-0.009726602</text:p>
          </table:table-cell>
          <table:table-cell office:value-type="float" office:value="-0.001930924" calcext:value-type="float">
            <text:p>-0.0019309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452" calcext:value-type="float">
            <text:p>-2.2034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50346" calcext:value-type="float">
            <text:p>67.5034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5.635" calcext:value-type="float">
            <text:p>1145.635</text:p>
          </table:table-cell>
          <table:table-cell office:value-type="float" office:value="31.17205" calcext:value-type="float">
            <text:p>31.17205</text:p>
          </table:table-cell>
          <table:table-cell office:value-type="float" office:value="0" calcext:value-type="float">
            <text:p>0</text:p>
          </table:table-cell>
          <table:table-cell office:value-type="float" office:value="0.109611" calcext:value-type="float">
            <text:p>0.109611</text:p>
          </table:table-cell>
          <table:table-cell office:value-type="float" office:value="0.3875908" calcext:value-type="float">
            <text:p>0.3875908</text:p>
          </table:table-cell>
          <table:table-cell office:value-type="float" office:value="0.3913954" calcext:value-type="float">
            <text:p>0.3913954</text:p>
          </table:table-cell>
          <table:table-cell office:value-type="float" office:value="0.3958606" calcext:value-type="float">
            <text:p>0.3958606</text:p>
          </table:table-cell>
          <table:table-cell office:value-type="float" office:value="0.3992727" calcext:value-type="float">
            <text:p>0.3992727</text:p>
          </table:table-cell>
          <table:table-cell office:value-type="float" office:value="0.339968" calcext:value-type="float">
            <text:p>0.339968</text:p>
          </table:table-cell>
          <table:table-cell office:value-type="float" office:value="0.3329223" calcext:value-type="float">
            <text:p>0.3329223</text:p>
          </table:table-cell>
          <table:table-cell office:value-type="float" office:value="0.391166" calcext:value-type="float">
            <text:p>0.391166</text:p>
          </table:table-cell>
          <table:table-cell office:value-type="float" office:value="0.3953007" calcext:value-type="float">
            <text:p>0.3953007</text:p>
          </table:table-cell>
          <table:table-cell office:value-type="float" office:value="0.4001609" calcext:value-type="float">
            <text:p>0.4001609</text:p>
          </table:table-cell>
          <table:table-cell office:value-type="float" office:value="0.4067781" calcext:value-type="float">
            <text:p>0.4067781</text:p>
          </table:table-cell>
          <table:table-cell office:value-type="float" office:value="0.4070861" calcext:value-type="float">
            <text:p>0.40708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07E-015" calcext:value-type="float">
            <text:p>1.91107E-15</text:p>
          </table:table-cell>
          <table:table-cell office:value-type="float" office:value="1.958435E-015" calcext:value-type="float">
            <text:p>1.958435E-15</text:p>
          </table:table-cell>
          <table:table-cell office:value-type="float" office:value="1.976587E-015" calcext:value-type="float">
            <text:p>1.976587E-15</text:p>
          </table:table-cell>
          <table:table-cell office:value-type="float" office:value="9.50325E-016" calcext:value-type="float">
            <text:p>9.50325E-16</text:p>
          </table:table-cell>
          <table:table-cell office:value-type="float" office:value="1.01223E-015" calcext:value-type="float">
            <text:p>1.0122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44408" calcext:value-type="float">
            <text:p>-84.44408</text:p>
          </table:table-cell>
          <table:table-cell office:value-type="float" office:value="-0.007280971" calcext:value-type="float">
            <text:p>-0.007280971</text:p>
          </table:table-cell>
          <table:table-cell office:value-type="float" office:value="-0.006864233" calcext:value-type="float">
            <text:p>-0.006864233</text:p>
          </table:table-cell>
          <table:table-cell office:value-type="float" office:value="-0.006432083" calcext:value-type="float">
            <text:p>-0.006432083</text:p>
          </table:table-cell>
          <table:table-cell office:value-type="float" office:value="-0.006109803" calcext:value-type="float">
            <text:p>-0.006109803</text:p>
          </table:table-cell>
          <table:table-cell office:value-type="float" office:value="-0.005661105" calcext:value-type="float">
            <text:p>-0.005661105</text:p>
          </table:table-cell>
          <table:table-cell office:value-type="float" office:value="-0.005246835" calcext:value-type="float">
            <text:p>-0.005246835</text:p>
          </table:table-cell>
          <table:table-cell office:value-type="float" office:value="-0.004580941" calcext:value-type="float">
            <text:p>-0.004580941</text:p>
          </table:table-cell>
          <table:table-cell office:value-type="float" office:value="-0.003601253" calcext:value-type="float">
            <text:p>-0.003601253</text:p>
          </table:table-cell>
          <table:table-cell office:value-type="float" office:value="-0.003678522" calcext:value-type="float">
            <text:p>-0.00367852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5507" calcext:value-type="float">
            <text:p>-0.009725507</text:p>
          </table:table-cell>
          <table:table-cell office:value-type="float" office:value="-0.001932097" calcext:value-type="float">
            <text:p>-0.0019320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589" calcext:value-type="float">
            <text:p>-2.1955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49908" calcext:value-type="float">
            <text:p>67.4990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5.551" calcext:value-type="float">
            <text:p>1145.551</text:p>
          </table:table-cell>
          <table:table-cell office:value-type="float" office:value="31.26038" calcext:value-type="float">
            <text:p>31.26038</text:p>
          </table:table-cell>
          <table:table-cell office:value-type="float" office:value="0" calcext:value-type="float">
            <text:p>0</text:p>
          </table:table-cell>
          <table:table-cell office:value-type="float" office:value="0.1102804" calcext:value-type="float">
            <text:p>0.1102804</text:p>
          </table:table-cell>
          <table:table-cell office:value-type="float" office:value="0.385043" calcext:value-type="float">
            <text:p>0.385043</text:p>
          </table:table-cell>
          <table:table-cell office:value-type="float" office:value="0.388646" calcext:value-type="float">
            <text:p>0.388646</text:p>
          </table:table-cell>
          <table:table-cell office:value-type="float" office:value="0.3928306" calcext:value-type="float">
            <text:p>0.3928306</text:p>
          </table:table-cell>
          <table:table-cell office:value-type="float" office:value="0.39602" calcext:value-type="float">
            <text:p>0.39602</text:p>
          </table:table-cell>
          <table:table-cell office:value-type="float" office:value="0.3375475" calcext:value-type="float">
            <text:p>0.3375475</text:p>
          </table:table-cell>
          <table:table-cell office:value-type="float" office:value="0.3307356" calcext:value-type="float">
            <text:p>0.3307356</text:p>
          </table:table-cell>
          <table:table-cell office:value-type="float" office:value="0.3901388" calcext:value-type="float">
            <text:p>0.3901388</text:p>
          </table:table-cell>
          <table:table-cell office:value-type="float" office:value="0.3936374" calcext:value-type="float">
            <text:p>0.3936374</text:p>
          </table:table-cell>
          <table:table-cell office:value-type="float" office:value="0.3997927" calcext:value-type="float">
            <text:p>0.3997927</text:p>
          </table:table-cell>
          <table:table-cell office:value-type="float" office:value="0.408753" calcext:value-type="float">
            <text:p>0.408753</text:p>
          </table:table-cell>
          <table:table-cell office:value-type="float" office:value="0.4086577" calcext:value-type="float">
            <text:p>0.40865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1319E-015" calcext:value-type="float">
            <text:p>1.911319E-15</text:p>
          </table:table-cell>
          <table:table-cell office:value-type="float" office:value="1.958411E-015" calcext:value-type="float">
            <text:p>1.958411E-15</text:p>
          </table:table-cell>
          <table:table-cell office:value-type="float" office:value="1.976563E-015" calcext:value-type="float">
            <text:p>1.976563E-15</text:p>
          </table:table-cell>
          <table:table-cell office:value-type="float" office:value="9.503277E-016" calcext:value-type="float">
            <text:p>9.503277E-16</text:p>
          </table:table-cell>
          <table:table-cell office:value-type="float" office:value="1.012215E-015" calcext:value-type="float">
            <text:p>1.01221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52086" calcext:value-type="float">
            <text:p>-81.52086</text:p>
          </table:table-cell>
          <table:table-cell office:value-type="float" office:value="-0.007581163" calcext:value-type="float">
            <text:p>-0.007581163</text:p>
          </table:table-cell>
          <table:table-cell office:value-type="float" office:value="-0.007166948" calcext:value-type="float">
            <text:p>-0.007166948</text:p>
          </table:table-cell>
          <table:table-cell office:value-type="float" office:value="-0.006741071" calcext:value-type="float">
            <text:p>-0.006741071</text:p>
          </table:table-cell>
          <table:table-cell office:value-type="float" office:value="-0.006422585" calcext:value-type="float">
            <text:p>-0.006422585</text:p>
          </table:table-cell>
          <table:table-cell office:value-type="float" office:value="-0.005975209" calcext:value-type="float">
            <text:p>-0.005975209</text:p>
          </table:table-cell>
          <table:table-cell office:value-type="float" office:value="-0.005544548" calcext:value-type="float">
            <text:p>-0.005544548</text:p>
          </table:table-cell>
          <table:table-cell office:value-type="float" office:value="-0.004848322" calcext:value-type="float">
            <text:p>-0.004848322</text:p>
          </table:table-cell>
          <table:table-cell office:value-type="float" office:value="-0.003863203" calcext:value-type="float">
            <text:p>-0.003863203</text:p>
          </table:table-cell>
          <table:table-cell office:value-type="float" office:value="-0.003737215" calcext:value-type="float">
            <text:p>-0.00373721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2466" calcext:value-type="float">
            <text:p>-0.009722466</text:p>
          </table:table-cell>
          <table:table-cell office:value-type="float" office:value="-0.001933441" calcext:value-type="float">
            <text:p>-0.00193344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38" calcext:value-type="float">
            <text:p>-2.184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67.54942" calcext:value-type="float">
            <text:p>67.54942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21.773" calcext:value-type="float">
            <text:p>1121.773</text:p>
          </table:table-cell>
          <table:table-cell office:value-type="float" office:value="54.98849" calcext:value-type="float">
            <text:p>54.98849</text:p>
          </table:table-cell>
          <table:table-cell office:value-type="float" office:value="0" calcext:value-type="float">
            <text:p>0</text:p>
          </table:table-cell>
          <table:table-cell office:value-type="float" office:value="0.1053564" calcext:value-type="float">
            <text:p>0.1053564</text:p>
          </table:table-cell>
          <table:table-cell office:value-type="float" office:value="0.3279652" calcext:value-type="float">
            <text:p>0.3279652</text:p>
          </table:table-cell>
          <table:table-cell office:value-type="float" office:value="0.3298283" calcext:value-type="float">
            <text:p>0.3298283</text:p>
          </table:table-cell>
          <table:table-cell office:value-type="float" office:value="0.3331101" calcext:value-type="float">
            <text:p>0.3331101</text:p>
          </table:table-cell>
          <table:table-cell office:value-type="float" office:value="0.3374389" calcext:value-type="float">
            <text:p>0.3374389</text:p>
          </table:table-cell>
          <table:table-cell office:value-type="float" office:value="0.3017255" calcext:value-type="float">
            <text:p>0.3017255</text:p>
          </table:table-cell>
          <table:table-cell office:value-type="float" office:value="0.3038622" calcext:value-type="float">
            <text:p>0.3038622</text:p>
          </table:table-cell>
          <table:table-cell office:value-type="float" office:value="0.3799673" calcext:value-type="float">
            <text:p>0.3799673</text:p>
          </table:table-cell>
          <table:table-cell office:value-type="float" office:value="0.3835984" calcext:value-type="float">
            <text:p>0.3835984</text:p>
          </table:table-cell>
          <table:table-cell office:value-type="float" office:value="0.3932553" calcext:value-type="float">
            <text:p>0.3932553</text:p>
          </table:table-cell>
          <table:table-cell office:value-type="float" office:value="0.4066198" calcext:value-type="float">
            <text:p>0.4066198</text:p>
          </table:table-cell>
          <table:table-cell office:value-type="float" office:value="0.4088968" calcext:value-type="float">
            <text:p>0.408896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16E-015" calcext:value-type="float">
            <text:p>1.9116E-15</text:p>
          </table:table-cell>
          <table:table-cell office:value-type="float" office:value="1.958384E-015" calcext:value-type="float">
            <text:p>1.958384E-15</text:p>
          </table:table-cell>
          <table:table-cell office:value-type="float" office:value="1.976538E-015" calcext:value-type="float">
            <text:p>1.976538E-15</text:p>
          </table:table-cell>
          <table:table-cell office:value-type="float" office:value="9.503279E-016" calcext:value-type="float">
            <text:p>9.503279E-16</text:p>
          </table:table-cell>
          <table:table-cell office:value-type="float" office:value="1.012198E-015" calcext:value-type="float">
            <text:p>1.012198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6437" calcext:value-type="float">
            <text:p>-114.6437</text:p>
          </table:table-cell>
          <table:table-cell office:value-type="float" office:value="-0.02017547" calcext:value-type="float">
            <text:p>-0.02017547</text:p>
          </table:table-cell>
          <table:table-cell office:value-type="float" office:value="-0.01948472" calcext:value-type="float">
            <text:p>-0.01948472</text:p>
          </table:table-cell>
          <table:table-cell office:value-type="float" office:value="-0.01836388" calcext:value-type="float">
            <text:p>-0.01836388</text:p>
          </table:table-cell>
          <table:table-cell office:value-type="float" office:value="-0.01696759" calcext:value-type="float">
            <text:p>-0.01696759</text:p>
          </table:table-cell>
          <table:table-cell office:value-type="float" office:value="-0.01385296" calcext:value-type="float">
            <text:p>-0.01385296</text:p>
          </table:table-cell>
          <table:table-cell office:value-type="float" office:value="-0.01120238" calcext:value-type="float">
            <text:p>-0.01120238</text:p>
          </table:table-cell>
          <table:table-cell office:value-type="float" office:value="-0.008530732" calcext:value-type="float">
            <text:p>-0.008530732</text:p>
          </table:table-cell>
          <table:table-cell office:value-type="float" office:value="-0.005910365" calcext:value-type="float">
            <text:p>-0.005910365</text:p>
          </table:table-cell>
          <table:table-cell office:value-type="float" office:value="-0.004939397" calcext:value-type="float">
            <text:p>-0.004939397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375" calcext:value-type="float">
            <text:p>-0.00972375</text:p>
          </table:table-cell>
          <table:table-cell office:value-type="float" office:value="-0.001934921" calcext:value-type="float">
            <text:p>-0.0019349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2779" calcext:value-type="float">
            <text:p>-2.1727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8.51177" calcext:value-type="float">
            <text:p>68.5117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10.555" calcext:value-type="float">
            <text:p>1110.555</text:p>
          </table:table-cell>
          <table:table-cell office:value-type="float" office:value="67.04443" calcext:value-type="float">
            <text:p>67.04443</text:p>
          </table:table-cell>
          <table:table-cell office:value-type="float" office:value="0" calcext:value-type="float">
            <text:p>0</text:p>
          </table:table-cell>
          <table:table-cell office:value-type="float" office:value="0.192551" calcext:value-type="float">
            <text:p>0.192551</text:p>
          </table:table-cell>
          <table:table-cell office:value-type="float" office:value="0.3211355" calcext:value-type="float">
            <text:p>0.3211355</text:p>
          </table:table-cell>
          <table:table-cell office:value-type="float" office:value="0.3226955" calcext:value-type="float">
            <text:p>0.3226955</text:p>
          </table:table-cell>
          <table:table-cell office:value-type="float" office:value="0.3243521" calcext:value-type="float">
            <text:p>0.3243521</text:p>
          </table:table-cell>
          <table:table-cell office:value-type="float" office:value="0.326044" calcext:value-type="float">
            <text:p>0.326044</text:p>
          </table:table-cell>
          <table:table-cell office:value-type="float" office:value="0.2888089" calcext:value-type="float">
            <text:p>0.2888089</text:p>
          </table:table-cell>
          <table:table-cell office:value-type="float" office:value="0.2897375" calcext:value-type="float">
            <text:p>0.2897375</text:p>
          </table:table-cell>
          <table:table-cell office:value-type="float" office:value="0.3723333" calcext:value-type="float">
            <text:p>0.3723333</text:p>
          </table:table-cell>
          <table:table-cell office:value-type="float" office:value="0.3745437" calcext:value-type="float">
            <text:p>0.3745437</text:p>
          </table:table-cell>
          <table:table-cell office:value-type="float" office:value="0.3865987" calcext:value-type="float">
            <text:p>0.3865987</text:p>
          </table:table-cell>
          <table:table-cell office:value-type="float" office:value="0.4028009" calcext:value-type="float">
            <text:p>0.4028009</text:p>
          </table:table-cell>
          <table:table-cell office:value-type="float" office:value="0.4082269" calcext:value-type="float">
            <text:p>0.408226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1827E-015" calcext:value-type="float">
            <text:p>1.911827E-15</text:p>
          </table:table-cell>
          <table:table-cell office:value-type="float" office:value="1.958363E-015" calcext:value-type="float">
            <text:p>1.958363E-15</text:p>
          </table:table-cell>
          <table:table-cell office:value-type="float" office:value="1.976515E-015" calcext:value-type="float">
            <text:p>1.976515E-15</text:p>
          </table:table-cell>
          <table:table-cell office:value-type="float" office:value="9.503316E-016" calcext:value-type="float">
            <text:p>9.503316E-16</text:p>
          </table:table-cell>
          <table:table-cell office:value-type="float" office:value="1.012181E-015" calcext:value-type="float">
            <text:p>1.01218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4301" calcext:value-type="float">
            <text:p>-1.044301</text:p>
          </table:table-cell>
          <table:table-cell office:value-type="float" office:value="-0.02304413" calcext:value-type="float">
            <text:p>-0.02304413</text:p>
          </table:table-cell>
          <table:table-cell office:value-type="float" office:value="-0.02237221" calcext:value-type="float">
            <text:p>-0.02237221</text:p>
          </table:table-cell>
          <table:table-cell office:value-type="float" office:value="-0.0217082" calcext:value-type="float">
            <text:p>-0.0217082</text:p>
          </table:table-cell>
          <table:table-cell office:value-type="float" office:value="-0.02103121" calcext:value-type="float">
            <text:p>-0.02103121</text:p>
          </table:table-cell>
          <table:table-cell office:value-type="float" office:value="-0.01938981" calcext:value-type="float">
            <text:p>-0.01938981</text:p>
          </table:table-cell>
          <table:table-cell office:value-type="float" office:value="-0.01676299" calcext:value-type="float">
            <text:p>-0.01676299</text:p>
          </table:table-cell>
          <table:table-cell office:value-type="float" office:value="-0.01326553" calcext:value-type="float">
            <text:p>-0.01326553</text:p>
          </table:table-cell>
          <table:table-cell office:value-type="float" office:value="-0.008805234" calcext:value-type="float">
            <text:p>-0.008805234</text:p>
          </table:table-cell>
          <table:table-cell office:value-type="float" office:value="-0.006619127" calcext:value-type="float">
            <text:p>-0.006619127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7715" calcext:value-type="float">
            <text:p>-0.009727715</text:p>
          </table:table-cell>
          <table:table-cell office:value-type="float" office:value="-0.001936083" calcext:value-type="float">
            <text:p>-0.0019360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4226" calcext:value-type="float">
            <text:p>-2.1642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24654" calcext:value-type="float">
            <text:p>69.24654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03.492" calcext:value-type="float">
            <text:p>1103.492</text:p>
          </table:table-cell>
          <table:table-cell office:value-type="float" office:value="73.37231" calcext:value-type="float">
            <text:p>73.37231</text:p>
          </table:table-cell>
          <table:table-cell office:value-type="float" office:value="0" calcext:value-type="float">
            <text:p>0</text:p>
          </table:table-cell>
          <table:table-cell office:value-type="float" office:value="0.1236041" calcext:value-type="float">
            <text:p>0.1236041</text:p>
          </table:table-cell>
          <table:table-cell office:value-type="float" office:value="0.3209966" calcext:value-type="float">
            <text:p>0.3209966</text:p>
          </table:table-cell>
          <table:table-cell office:value-type="float" office:value="0.3222984" calcext:value-type="float">
            <text:p>0.3222984</text:p>
          </table:table-cell>
          <table:table-cell office:value-type="float" office:value="0.3238422" calcext:value-type="float">
            <text:p>0.3238422</text:p>
          </table:table-cell>
          <table:table-cell office:value-type="float" office:value="0.3249554" calcext:value-type="float">
            <text:p>0.3249554</text:p>
          </table:table-cell>
          <table:table-cell office:value-type="float" office:value="0.2865764" calcext:value-type="float">
            <text:p>0.2865764</text:p>
          </table:table-cell>
          <table:table-cell office:value-type="float" office:value="0.2855494" calcext:value-type="float">
            <text:p>0.2855494</text:p>
          </table:table-cell>
          <table:table-cell office:value-type="float" office:value="0.368944" calcext:value-type="float">
            <text:p>0.368944</text:p>
          </table:table-cell>
          <table:table-cell office:value-type="float" office:value="0.3687253" calcext:value-type="float">
            <text:p>0.3687253</text:p>
          </table:table-cell>
          <table:table-cell office:value-type="float" office:value="0.3817393" calcext:value-type="float">
            <text:p>0.3817393</text:p>
          </table:table-cell>
          <table:table-cell office:value-type="float" office:value="0.3993703" calcext:value-type="float">
            <text:p>0.3993703</text:p>
          </table:table-cell>
          <table:table-cell office:value-type="float" office:value="0.4072755" calcext:value-type="float">
            <text:p>0.40727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993E-015" calcext:value-type="float">
            <text:p>1.911993E-15</text:p>
          </table:table-cell>
          <table:table-cell office:value-type="float" office:value="1.958352E-015" calcext:value-type="float">
            <text:p>1.958352E-15</text:p>
          </table:table-cell>
          <table:table-cell office:value-type="float" office:value="1.976496E-015" calcext:value-type="float">
            <text:p>1.976496E-15</text:p>
          </table:table-cell>
          <table:table-cell office:value-type="float" office:value="9.50335E-016" calcext:value-type="float">
            <text:p>9.50335E-16</text:p>
          </table:table-cell>
          <table:table-cell office:value-type="float" office:value="1.012165E-015" calcext:value-type="float">
            <text:p>1.01216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55203" calcext:value-type="float">
            <text:p>-33.55203</text:p>
          </table:table-cell>
          <table:table-cell office:value-type="float" office:value="-0.023112" calcext:value-type="float">
            <text:p>-0.023112</text:p>
          </table:table-cell>
          <table:table-cell office:value-type="float" office:value="-0.02254648" calcext:value-type="float">
            <text:p>-0.02254648</text:p>
          </table:table-cell>
          <table:table-cell office:value-type="float" office:value="-0.02192396" calcext:value-type="float">
            <text:p>-0.02192396</text:p>
          </table:table-cell>
          <table:table-cell office:value-type="float" office:value="-0.02147422" calcext:value-type="float">
            <text:p>-0.02147422</text:p>
          </table:table-cell>
          <table:table-cell office:value-type="float" office:value="-0.02058242" calcext:value-type="float">
            <text:p>-0.02058242</text:p>
          </table:table-cell>
          <table:table-cell office:value-type="float" office:value="-0.01896841" calcext:value-type="float">
            <text:p>-0.01896841</text:p>
          </table:table-cell>
          <table:table-cell office:value-type="float" office:value="-0.01619035" calcext:value-type="float">
            <text:p>-0.01619035</text:p>
          </table:table-cell>
          <table:table-cell office:value-type="float" office:value="-0.01143793" calcext:value-type="float">
            <text:p>-0.01143793</text:p>
          </table:table-cell>
          <table:table-cell office:value-type="float" office:value="-0.008224418" calcext:value-type="float">
            <text:p>-0.00822441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473" calcext:value-type="float">
            <text:p>-0.009729473</text:p>
          </table:table-cell>
          <table:table-cell office:value-type="float" office:value="-0.001936891" calcext:value-type="float">
            <text:p>-0.0019368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59214" calcext:value-type="float">
            <text:p>-2.1592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28259" calcext:value-type="float">
            <text:p>69.2825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9.543" calcext:value-type="float">
            <text:p>1099.543</text:p>
          </table:table-cell>
          <table:table-cell office:value-type="float" office:value="77.28529" calcext:value-type="float">
            <text:p>77.28529</text:p>
          </table:table-cell>
          <table:table-cell office:value-type="float" office:value="0" calcext:value-type="float">
            <text:p>0</text:p>
          </table:table-cell>
          <table:table-cell office:value-type="float" office:value="0.1216872" calcext:value-type="float">
            <text:p>0.1216872</text:p>
          </table:table-cell>
          <table:table-cell office:value-type="float" office:value="0.3210643" calcext:value-type="float">
            <text:p>0.3210643</text:p>
          </table:table-cell>
          <table:table-cell office:value-type="float" office:value="0.3222656" calcext:value-type="float">
            <text:p>0.3222656</text:p>
          </table:table-cell>
          <table:table-cell office:value-type="float" office:value="0.3237048" calcext:value-type="float">
            <text:p>0.3237048</text:p>
          </table:table-cell>
          <table:table-cell office:value-type="float" office:value="0.3248099" calcext:value-type="float">
            <text:p>0.3248099</text:p>
          </table:table-cell>
          <table:table-cell office:value-type="float" office:value="0.2861233" calcext:value-type="float">
            <text:p>0.2861233</text:p>
          </table:table-cell>
          <table:table-cell office:value-type="float" office:value="0.2842713" calcext:value-type="float">
            <text:p>0.2842713</text:p>
          </table:table-cell>
          <table:table-cell office:value-type="float" office:value="0.3675909" calcext:value-type="float">
            <text:p>0.3675909</text:p>
          </table:table-cell>
          <table:table-cell office:value-type="float" office:value="0.3653691" calcext:value-type="float">
            <text:p>0.3653691</text:p>
          </table:table-cell>
          <table:table-cell office:value-type="float" office:value="0.378424" calcext:value-type="float">
            <text:p>0.378424</text:p>
          </table:table-cell>
          <table:table-cell office:value-type="float" office:value="0.3967105" calcext:value-type="float">
            <text:p>0.3967105</text:p>
          </table:table-cell>
          <table:table-cell office:value-type="float" office:value="0.4063863" calcext:value-type="float">
            <text:p>0.406386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2142E-015" calcext:value-type="float">
            <text:p>1.912142E-15</text:p>
          </table:table-cell>
          <table:table-cell office:value-type="float" office:value="1.95834E-015" calcext:value-type="float">
            <text:p>1.95834E-15</text:p>
          </table:table-cell>
          <table:table-cell office:value-type="float" office:value="1.976483E-015" calcext:value-type="float">
            <text:p>1.976483E-15</text:p>
          </table:table-cell>
          <table:table-cell office:value-type="float" office:value="9.503361E-016" calcext:value-type="float">
            <text:p>9.503361E-16</text:p>
          </table:table-cell>
          <table:table-cell office:value-type="float" office:value="1.012152E-015" calcext:value-type="float">
            <text:p>1.012152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7719" calcext:value-type="float">
            <text:p>-37.97719</text:p>
          </table:table-cell>
          <table:table-cell office:value-type="float" office:value="-0.02308083" calcext:value-type="float">
            <text:p>-0.02308083</text:p>
          </table:table-cell>
          <table:table-cell office:value-type="float" office:value="-0.02256066" calcext:value-type="float">
            <text:p>-0.02256066</text:p>
          </table:table-cell>
          <table:table-cell office:value-type="float" office:value="-0.02198142" calcext:value-type="float">
            <text:p>-0.02198142</text:p>
          </table:table-cell>
          <table:table-cell office:value-type="float" office:value="-0.0215341" calcext:value-type="float">
            <text:p>-0.0215341</text:p>
          </table:table-cell>
          <table:table-cell office:value-type="float" office:value="-0.02083355" calcext:value-type="float">
            <text:p>-0.02083355</text:p>
          </table:table-cell>
          <table:table-cell office:value-type="float" office:value="-0.01970292" calcext:value-type="float">
            <text:p>-0.01970292</text:p>
          </table:table-cell>
          <table:table-cell office:value-type="float" office:value="-0.01754144" calcext:value-type="float">
            <text:p>-0.01754144</text:p>
          </table:table-cell>
          <table:table-cell office:value-type="float" office:value="-0.01332781" calcext:value-type="float">
            <text:p>-0.01332781</text:p>
          </table:table-cell>
          <table:table-cell office:value-type="float" office:value="-0.009553822" calcext:value-type="float">
            <text:p>-0.00955382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093" calcext:value-type="float">
            <text:p>-0.009729093</text:p>
          </table:table-cell>
          <table:table-cell office:value-type="float" office:value="-0.00193749" calcext:value-type="float">
            <text:p>-0.001937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57665" calcext:value-type="float">
            <text:p>-2.1576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34966" calcext:value-type="float">
            <text:p>69.3496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6.97" calcext:value-type="float">
            <text:p>1096.97</text:p>
          </table:table-cell>
          <table:table-cell office:value-type="float" office:value="79.79108" calcext:value-type="float">
            <text:p>79.79108</text:p>
          </table:table-cell>
          <table:table-cell office:value-type="float" office:value="0" calcext:value-type="float">
            <text:p>0</text:p>
          </table:table-cell>
          <table:table-cell office:value-type="float" office:value="0.1166752" calcext:value-type="float">
            <text:p>0.1166752</text:p>
          </table:table-cell>
          <table:table-cell office:value-type="float" office:value="0.3210456" calcext:value-type="float">
            <text:p>0.3210456</text:p>
          </table:table-cell>
          <table:table-cell office:value-type="float" office:value="0.3222169" calcext:value-type="float">
            <text:p>0.3222169</text:p>
          </table:table-cell>
          <table:table-cell office:value-type="float" office:value="0.3236167" calcext:value-type="float">
            <text:p>0.3236167</text:p>
          </table:table-cell>
          <table:table-cell office:value-type="float" office:value="0.3246848" calcext:value-type="float">
            <text:p>0.3246848</text:p>
          </table:table-cell>
          <table:table-cell office:value-type="float" office:value="0.28602" calcext:value-type="float">
            <text:p>0.28602</text:p>
          </table:table-cell>
          <table:table-cell office:value-type="float" office:value="0.2838576" calcext:value-type="float">
            <text:p>0.2838576</text:p>
          </table:table-cell>
          <table:table-cell office:value-type="float" office:value="0.3670309" calcext:value-type="float">
            <text:p>0.3670309</text:p>
          </table:table-cell>
          <table:table-cell office:value-type="float" office:value="0.3635733" calcext:value-type="float">
            <text:p>0.3635733</text:p>
          </table:table-cell>
          <table:table-cell office:value-type="float" office:value="0.3763061" calcext:value-type="float">
            <text:p>0.3763061</text:p>
          </table:table-cell>
          <table:table-cell office:value-type="float" office:value="0.3948793" calcext:value-type="float">
            <text:p>0.3948793</text:p>
          </table:table-cell>
          <table:table-cell office:value-type="float" office:value="0.4056789" calcext:value-type="float">
            <text:p>0.405678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2284E-015" calcext:value-type="float">
            <text:p>1.912284E-15</text:p>
          </table:table-cell>
          <table:table-cell office:value-type="float" office:value="1.958329E-015" calcext:value-type="float">
            <text:p>1.958329E-15</text:p>
          </table:table-cell>
          <table:table-cell office:value-type="float" office:value="1.976471E-015" calcext:value-type="float">
            <text:p>1.976471E-15</text:p>
          </table:table-cell>
          <table:table-cell office:value-type="float" office:value="9.503387E-016" calcext:value-type="float">
            <text:p>9.503387E-16</text:p>
          </table:table-cell>
          <table:table-cell office:value-type="float" office:value="1.012136E-015" calcext:value-type="float">
            <text:p>1.012136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34975" calcext:value-type="float">
            <text:p>-52.34975</text:p>
          </table:table-cell>
          <table:table-cell office:value-type="float" office:value="-0.0230899" calcext:value-type="float">
            <text:p>-0.0230899</text:p>
          </table:table-cell>
          <table:table-cell office:value-type="float" office:value="-0.02258155" calcext:value-type="float">
            <text:p>-0.02258155</text:p>
          </table:table-cell>
          <table:table-cell office:value-type="float" office:value="-0.02201792" calcext:value-type="float">
            <text:p>-0.02201792</text:p>
          </table:table-cell>
          <table:table-cell office:value-type="float" office:value="-0.02158508" calcext:value-type="float">
            <text:p>-0.02158508</text:p>
          </table:table-cell>
          <table:table-cell office:value-type="float" office:value="-0.02089192" calcext:value-type="float">
            <text:p>-0.02089192</text:p>
          </table:table-cell>
          <table:table-cell office:value-type="float" office:value="-0.01994739" calcext:value-type="float">
            <text:p>-0.01994739</text:p>
          </table:table-cell>
          <table:table-cell office:value-type="float" office:value="-0.01813391" calcext:value-type="float">
            <text:p>-0.01813391</text:p>
          </table:table-cell>
          <table:table-cell office:value-type="float" office:value="-0.01447347" calcext:value-type="float">
            <text:p>-0.01447347</text:p>
          </table:table-cell>
          <table:table-cell office:value-type="float" office:value="-0.0105215" calcext:value-type="float">
            <text:p>-0.010521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2039" calcext:value-type="float">
            <text:p>-0.009732039</text:p>
          </table:table-cell>
          <table:table-cell office:value-type="float" office:value="-0.00193796" calcext:value-type="float">
            <text:p>-0.001937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59727" calcext:value-type="float">
            <text:p>-2.1597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39402" calcext:value-type="float">
            <text:p>69.39402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5.28" calcext:value-type="float">
            <text:p>1095.28</text:p>
          </table:table-cell>
          <table:table-cell office:value-type="float" office:value="81.43695" calcext:value-type="float">
            <text:p>81.43695</text:p>
          </table:table-cell>
          <table:table-cell office:value-type="float" office:value="0" calcext:value-type="float">
            <text:p>0</text:p>
          </table:table-cell>
          <table:table-cell office:value-type="float" office:value="0.1129977" calcext:value-type="float">
            <text:p>0.1129977</text:p>
          </table:table-cell>
          <table:table-cell office:value-type="float" office:value="0.3211076" calcext:value-type="float">
            <text:p>0.3211076</text:p>
          </table:table-cell>
          <table:table-cell office:value-type="float" office:value="0.3222267" calcext:value-type="float">
            <text:p>0.3222267</text:p>
          </table:table-cell>
          <table:table-cell office:value-type="float" office:value="0.3235834" calcext:value-type="float">
            <text:p>0.3235834</text:p>
          </table:table-cell>
          <table:table-cell office:value-type="float" office:value="0.3246472" calcext:value-type="float">
            <text:p>0.3246472</text:p>
          </table:table-cell>
          <table:table-cell office:value-type="float" office:value="0.2860002" calcext:value-type="float">
            <text:p>0.2860002</text:p>
          </table:table-cell>
          <table:table-cell office:value-type="float" office:value="0.2837109" calcext:value-type="float">
            <text:p>0.2837109</text:p>
          </table:table-cell>
          <table:table-cell office:value-type="float" office:value="0.3668025" calcext:value-type="float">
            <text:p>0.3668025</text:p>
          </table:table-cell>
          <table:table-cell office:value-type="float" office:value="0.3626429" calcext:value-type="float">
            <text:p>0.3626429</text:p>
          </table:table-cell>
          <table:table-cell office:value-type="float" office:value="0.3749915" calcext:value-type="float">
            <text:p>0.3749915</text:p>
          </table:table-cell>
          <table:table-cell office:value-type="float" office:value="0.3935447" calcext:value-type="float">
            <text:p>0.3935447</text:p>
          </table:table-cell>
          <table:table-cell office:value-type="float" office:value="0.4050915" calcext:value-type="float">
            <text:p>0.40509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245E-015" calcext:value-type="float">
            <text:p>1.91245E-15</text:p>
          </table:table-cell>
          <table:table-cell office:value-type="float" office:value="1.958312E-015" calcext:value-type="float">
            <text:p>1.958312E-15</text:p>
          </table:table-cell>
          <table:table-cell office:value-type="float" office:value="1.976459E-015" calcext:value-type="float">
            <text:p>1.976459E-15</text:p>
          </table:table-cell>
          <table:table-cell office:value-type="float" office:value="9.503398E-016" calcext:value-type="float">
            <text:p>9.503398E-16</text:p>
          </table:table-cell>
          <table:table-cell office:value-type="float" office:value="1.012123E-015" calcext:value-type="float">
            <text:p>1.01212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14016" calcext:value-type="float">
            <text:p>-67.14016</text:p>
          </table:table-cell>
          <table:table-cell office:value-type="float" office:value="-0.02306267" calcext:value-type="float">
            <text:p>-0.02306267</text:p>
          </table:table-cell>
          <table:table-cell office:value-type="float" office:value="-0.02257747" calcext:value-type="float">
            <text:p>-0.02257747</text:p>
          </table:table-cell>
          <table:table-cell office:value-type="float" office:value="-0.02203203" calcext:value-type="float">
            <text:p>-0.02203203</text:p>
          </table:table-cell>
          <table:table-cell office:value-type="float" office:value="-0.02160049" calcext:value-type="float">
            <text:p>-0.02160049</text:p>
          </table:table-cell>
          <table:table-cell office:value-type="float" office:value="-0.0209024" calcext:value-type="float">
            <text:p>-0.0209024</text:p>
          </table:table-cell>
          <table:table-cell office:value-type="float" office:value="-0.02003474" calcext:value-type="float">
            <text:p>-0.02003474</text:p>
          </table:table-cell>
          <table:table-cell office:value-type="float" office:value="-0.0183817" calcext:value-type="float">
            <text:p>-0.0183817</text:p>
          </table:table-cell>
          <table:table-cell office:value-type="float" office:value="-0.01510779" calcext:value-type="float">
            <text:p>-0.01510779</text:p>
          </table:table-cell>
          <table:table-cell office:value-type="float" office:value="-0.01117409" calcext:value-type="float">
            <text:p>-0.0111740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1255" calcext:value-type="float">
            <text:p>-0.009731255</text:p>
          </table:table-cell>
          <table:table-cell office:value-type="float" office:value="-0.001938682" calcext:value-type="float">
            <text:p>-0.0019386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2643" calcext:value-type="float">
            <text:p>-2.1626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39445" calcext:value-type="float">
            <text:p>69.39445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4.166" calcext:value-type="float">
            <text:p>1094.166</text:p>
          </table:table-cell>
          <table:table-cell office:value-type="float" office:value="82.55095" calcext:value-type="float">
            <text:p>82.55095</text:p>
          </table:table-cell>
          <table:table-cell office:value-type="float" office:value="0" calcext:value-type="float">
            <text:p>0</text:p>
          </table:table-cell>
          <table:table-cell office:value-type="float" office:value="0.1137324" calcext:value-type="float">
            <text:p>0.1137324</text:p>
          </table:table-cell>
          <table:table-cell office:value-type="float" office:value="0.3211181" calcext:value-type="float">
            <text:p>0.3211181</text:p>
          </table:table-cell>
          <table:table-cell office:value-type="float" office:value="0.3222298" calcext:value-type="float">
            <text:p>0.3222298</text:p>
          </table:table-cell>
          <table:table-cell office:value-type="float" office:value="0.3235678" calcext:value-type="float">
            <text:p>0.3235678</text:p>
          </table:table-cell>
          <table:table-cell office:value-type="float" office:value="0.3246125" calcext:value-type="float">
            <text:p>0.3246125</text:p>
          </table:table-cell>
          <table:table-cell office:value-type="float" office:value="0.2859734" calcext:value-type="float">
            <text:p>0.2859734</text:p>
          </table:table-cell>
          <table:table-cell office:value-type="float" office:value="0.2837199" calcext:value-type="float">
            <text:p>0.2837199</text:p>
          </table:table-cell>
          <table:table-cell office:value-type="float" office:value="0.3667067" calcext:value-type="float">
            <text:p>0.3667067</text:p>
          </table:table-cell>
          <table:table-cell office:value-type="float" office:value="0.3621705" calcext:value-type="float">
            <text:p>0.3621705</text:p>
          </table:table-cell>
          <table:table-cell office:value-type="float" office:value="0.374197" calcext:value-type="float">
            <text:p>0.374197</text:p>
          </table:table-cell>
          <table:table-cell office:value-type="float" office:value="0.3926114" calcext:value-type="float">
            <text:p>0.3926114</text:p>
          </table:table-cell>
          <table:table-cell office:value-type="float" office:value="0.4046159" calcext:value-type="float">
            <text:p>0.40461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629E-015" calcext:value-type="float">
            <text:p>1.912629E-15</text:p>
          </table:table-cell>
          <table:table-cell office:value-type="float" office:value="1.958293E-015" calcext:value-type="float">
            <text:p>1.958293E-15</text:p>
          </table:table-cell>
          <table:table-cell office:value-type="float" office:value="1.976442E-015" calcext:value-type="float">
            <text:p>1.976442E-15</text:p>
          </table:table-cell>
          <table:table-cell office:value-type="float" office:value="9.50345E-016" calcext:value-type="float">
            <text:p>9.50345E-16</text:p>
          </table:table-cell>
          <table:table-cell office:value-type="float" office:value="1.012106E-015" calcext:value-type="float">
            <text:p>1.012106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4277" calcext:value-type="float">
            <text:p>-63.74277</text:p>
          </table:table-cell>
          <table:table-cell office:value-type="float" office:value="-0.02305807" calcext:value-type="float">
            <text:p>-0.02305807</text:p>
          </table:table-cell>
          <table:table-cell office:value-type="float" office:value="-0.02257605" calcext:value-type="float">
            <text:p>-0.02257605</text:p>
          </table:table-cell>
          <table:table-cell office:value-type="float" office:value="-0.02203849" calcext:value-type="float">
            <text:p>-0.02203849</text:p>
          </table:table-cell>
          <table:table-cell office:value-type="float" office:value="-0.02161449" calcext:value-type="float">
            <text:p>-0.02161449</text:p>
          </table:table-cell>
          <table:table-cell office:value-type="float" office:value="-0.02091732" calcext:value-type="float">
            <text:p>-0.02091732</text:p>
          </table:table-cell>
          <table:table-cell office:value-type="float" office:value="-0.02002986" calcext:value-type="float">
            <text:p>-0.02002986</text:p>
          </table:table-cell>
          <table:table-cell office:value-type="float" office:value="-0.01848665" calcext:value-type="float">
            <text:p>-0.01848665</text:p>
          </table:table-cell>
          <table:table-cell office:value-type="float" office:value="-0.01544114" calcext:value-type="float">
            <text:p>-0.01544114</text:p>
          </table:table-cell>
          <table:table-cell office:value-type="float" office:value="-0.01158921" calcext:value-type="float">
            <text:p>-0.01158921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1687" calcext:value-type="float">
            <text:p>-0.009731687</text:p>
          </table:table-cell>
          <table:table-cell office:value-type="float" office:value="-0.001939445" calcext:value-type="float">
            <text:p>-0.0019394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6077" calcext:value-type="float">
            <text:p>-2.1660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42161" calcext:value-type="float">
            <text:p>69.4216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3.35" calcext:value-type="float">
            <text:p>1093.35</text:p>
          </table:table-cell>
          <table:table-cell office:value-type="float" office:value="83.33892" calcext:value-type="float">
            <text:p>83.33892</text:p>
          </table:table-cell>
          <table:table-cell office:value-type="float" office:value="0" calcext:value-type="float">
            <text:p>0</text:p>
          </table:table-cell>
          <table:table-cell office:value-type="float" office:value="0.1116316" calcext:value-type="float">
            <text:p>0.1116316</text:p>
          </table:table-cell>
          <table:table-cell office:value-type="float" office:value="0.32113" calcext:value-type="float">
            <text:p>0.32113</text:p>
          </table:table-cell>
          <table:table-cell office:value-type="float" office:value="0.3222278" calcext:value-type="float">
            <text:p>0.3222278</text:p>
          </table:table-cell>
          <table:table-cell office:value-type="float" office:value="0.3235523" calcext:value-type="float">
            <text:p>0.3235523</text:p>
          </table:table-cell>
          <table:table-cell office:value-type="float" office:value="0.3245882" calcext:value-type="float">
            <text:p>0.3245882</text:p>
          </table:table-cell>
          <table:table-cell office:value-type="float" office:value="0.2859522" calcext:value-type="float">
            <text:p>0.2859522</text:p>
          </table:table-cell>
          <table:table-cell office:value-type="float" office:value="0.2836818" calcext:value-type="float">
            <text:p>0.2836818</text:p>
          </table:table-cell>
          <table:table-cell office:value-type="float" office:value="0.3666673" calcext:value-type="float">
            <text:p>0.3666673</text:p>
          </table:table-cell>
          <table:table-cell office:value-type="float" office:value="0.3619306" calcext:value-type="float">
            <text:p>0.3619306</text:p>
          </table:table-cell>
          <table:table-cell office:value-type="float" office:value="0.3737251" calcext:value-type="float">
            <text:p>0.3737251</text:p>
          </table:table-cell>
          <table:table-cell office:value-type="float" office:value="0.3919914" calcext:value-type="float">
            <text:p>0.3919914</text:p>
          </table:table-cell>
          <table:table-cell office:value-type="float" office:value="0.4042291" calcext:value-type="float">
            <text:p>0.404229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2821E-015" calcext:value-type="float">
            <text:p>1.912821E-15</text:p>
          </table:table-cell>
          <table:table-cell office:value-type="float" office:value="1.958273E-015" calcext:value-type="float">
            <text:p>1.958273E-15</text:p>
          </table:table-cell>
          <table:table-cell office:value-type="float" office:value="1.976425E-015" calcext:value-type="float">
            <text:p>1.976425E-15</text:p>
          </table:table-cell>
          <table:table-cell office:value-type="float" office:value="9.503483E-016" calcext:value-type="float">
            <text:p>9.503483E-16</text:p>
          </table:table-cell>
          <table:table-cell office:value-type="float" office:value="1.01209E-015" calcext:value-type="float">
            <text:p>1.0120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1798" calcext:value-type="float">
            <text:p>-74.1798</text:p>
          </table:table-cell>
          <table:table-cell office:value-type="float" office:value="-0.02305271" calcext:value-type="float">
            <text:p>-0.02305271</text:p>
          </table:table-cell>
          <table:table-cell office:value-type="float" office:value="-0.02257694" calcext:value-type="float">
            <text:p>-0.02257694</text:p>
          </table:table-cell>
          <table:table-cell office:value-type="float" office:value="-0.02204499" calcext:value-type="float">
            <text:p>-0.02204499</text:p>
          </table:table-cell>
          <table:table-cell office:value-type="float" office:value="-0.02162444" calcext:value-type="float">
            <text:p>-0.02162444</text:p>
          </table:table-cell>
          <table:table-cell office:value-type="float" office:value="-0.02092901" calcext:value-type="float">
            <text:p>-0.02092901</text:p>
          </table:table-cell>
          <table:table-cell office:value-type="float" office:value="-0.02005233" calcext:value-type="float">
            <text:p>-0.02005233</text:p>
          </table:table-cell>
          <table:table-cell office:value-type="float" office:value="-0.01853055" calcext:value-type="float">
            <text:p>-0.01853055</text:p>
          </table:table-cell>
          <table:table-cell office:value-type="float" office:value="-0.01561332" calcext:value-type="float">
            <text:p>-0.01561332</text:p>
          </table:table-cell>
          <table:table-cell office:value-type="float" office:value="-0.01184355" calcext:value-type="float">
            <text:p>-0.0118435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756" calcext:value-type="float">
            <text:p>-0.009729756</text:p>
          </table:table-cell>
          <table:table-cell office:value-type="float" office:value="-0.001940264" calcext:value-type="float">
            <text:p>-0.0019402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9771" calcext:value-type="float">
            <text:p>-2.1697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43501" calcext:value-type="float">
            <text:p>69.4350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2.768" calcext:value-type="float">
            <text:p>1092.768</text:p>
          </table:table-cell>
          <table:table-cell office:value-type="float" office:value="83.90799" calcext:value-type="float">
            <text:p>83.90799</text:p>
          </table:table-cell>
          <table:table-cell office:value-type="float" office:value="0" calcext:value-type="float">
            <text:p>0</text:p>
          </table:table-cell>
          <table:table-cell office:value-type="float" office:value="0.1109048" calcext:value-type="float">
            <text:p>0.1109048</text:p>
          </table:table-cell>
          <table:table-cell office:value-type="float" office:value="0.3211297" calcext:value-type="float">
            <text:p>0.3211297</text:p>
          </table:table-cell>
          <table:table-cell office:value-type="float" office:value="0.3222254" calcext:value-type="float">
            <text:p>0.3222254</text:p>
          </table:table-cell>
          <table:table-cell office:value-type="float" office:value="0.3235409" calcext:value-type="float">
            <text:p>0.3235409</text:p>
          </table:table-cell>
          <table:table-cell office:value-type="float" office:value="0.3245699" calcext:value-type="float">
            <text:p>0.3245699</text:p>
          </table:table-cell>
          <table:table-cell office:value-type="float" office:value="0.2859301" calcext:value-type="float">
            <text:p>0.2859301</text:p>
          </table:table-cell>
          <table:table-cell office:value-type="float" office:value="0.2836624" calcext:value-type="float">
            <text:p>0.2836624</text:p>
          </table:table-cell>
          <table:table-cell office:value-type="float" office:value="0.3666754" calcext:value-type="float">
            <text:p>0.3666754</text:p>
          </table:table-cell>
          <table:table-cell office:value-type="float" office:value="0.36181" calcext:value-type="float">
            <text:p>0.36181</text:p>
          </table:table-cell>
          <table:table-cell office:value-type="float" office:value="0.3734472" calcext:value-type="float">
            <text:p>0.3734472</text:p>
          </table:table-cell>
          <table:table-cell office:value-type="float" office:value="0.391564" calcext:value-type="float">
            <text:p>0.391564</text:p>
          </table:table-cell>
          <table:table-cell office:value-type="float" office:value="0.4039376" calcext:value-type="float">
            <text:p>0.40393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026E-015" calcext:value-type="float">
            <text:p>1.913026E-15</text:p>
          </table:table-cell>
          <table:table-cell office:value-type="float" office:value="1.958254E-015" calcext:value-type="float">
            <text:p>1.958254E-15</text:p>
          </table:table-cell>
          <table:table-cell office:value-type="float" office:value="1.976403E-015" calcext:value-type="float">
            <text:p>1.976403E-15</text:p>
          </table:table-cell>
          <table:table-cell office:value-type="float" office:value="9.503551E-016" calcext:value-type="float">
            <text:p>9.503551E-16</text:p>
          </table:table-cell>
          <table:table-cell office:value-type="float" office:value="1.012072E-015" calcext:value-type="float">
            <text:p>1.012072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39508" calcext:value-type="float">
            <text:p>-77.39508</text:p>
          </table:table-cell>
          <table:table-cell office:value-type="float" office:value="-0.02305268" calcext:value-type="float">
            <text:p>-0.02305268</text:p>
          </table:table-cell>
          <table:table-cell office:value-type="float" office:value="-0.02257798" calcext:value-type="float">
            <text:p>-0.02257798</text:p>
          </table:table-cell>
          <table:table-cell office:value-type="float" office:value="-0.02204973" calcext:value-type="float">
            <text:p>-0.02204973</text:p>
          </table:table-cell>
          <table:table-cell office:value-type="float" office:value="-0.02163199" calcext:value-type="float">
            <text:p>-0.02163199</text:p>
          </table:table-cell>
          <table:table-cell office:value-type="float" office:value="-0.02094126" calcext:value-type="float">
            <text:p>-0.02094126</text:p>
          </table:table-cell>
          <table:table-cell office:value-type="float" office:value="-0.02006394" calcext:value-type="float">
            <text:p>-0.02006394</text:p>
          </table:table-cell>
          <table:table-cell office:value-type="float" office:value="-0.01852144" calcext:value-type="float">
            <text:p>-0.01852144</text:p>
          </table:table-cell>
          <table:table-cell office:value-type="float" office:value="-0.01570073" calcext:value-type="float">
            <text:p>-0.01570073</text:p>
          </table:table-cell>
          <table:table-cell office:value-type="float" office:value="-0.01199606" calcext:value-type="float">
            <text:p>-0.0119960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8949" calcext:value-type="float">
            <text:p>-0.009728949</text:p>
          </table:table-cell>
          <table:table-cell office:value-type="float" office:value="-0.001941038" calcext:value-type="float">
            <text:p>-0.0019410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3511" calcext:value-type="float">
            <text:p>-2.1735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69.46022" calcext:value-type="float">
            <text:p>69.46022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2.326" calcext:value-type="float">
            <text:p>1092.326</text:p>
          </table:table-cell>
          <table:table-cell office:value-type="float" office:value="84.32512" calcext:value-type="float">
            <text:p>84.32512</text:p>
          </table:table-cell>
          <table:table-cell office:value-type="float" office:value="0" calcext:value-type="float">
            <text:p>0</text:p>
          </table:table-cell>
          <table:table-cell office:value-type="float" office:value="0.1089391" calcext:value-type="float">
            <text:p>0.1089391</text:p>
          </table:table-cell>
          <table:table-cell office:value-type="float" office:value="0.3211353" calcext:value-type="float">
            <text:p>0.3211353</text:p>
          </table:table-cell>
          <table:table-cell office:value-type="float" office:value="0.3222208" calcext:value-type="float">
            <text:p>0.3222208</text:p>
          </table:table-cell>
          <table:table-cell office:value-type="float" office:value="0.3235297" calcext:value-type="float">
            <text:p>0.3235297</text:p>
          </table:table-cell>
          <table:table-cell office:value-type="float" office:value="0.3245537" calcext:value-type="float">
            <text:p>0.3245537</text:p>
          </table:table-cell>
          <table:table-cell office:value-type="float" office:value="0.2859133" calcext:value-type="float">
            <text:p>0.2859133</text:p>
          </table:table-cell>
          <table:table-cell office:value-type="float" office:value="0.2836504" calcext:value-type="float">
            <text:p>0.2836504</text:p>
          </table:table-cell>
          <table:table-cell office:value-type="float" office:value="0.3666708" calcext:value-type="float">
            <text:p>0.3666708</text:p>
          </table:table-cell>
          <table:table-cell office:value-type="float" office:value="0.3617963" calcext:value-type="float">
            <text:p>0.3617963</text:p>
          </table:table-cell>
          <table:table-cell office:value-type="float" office:value="0.3732848" calcext:value-type="float">
            <text:p>0.3732848</text:p>
          </table:table-cell>
          <table:table-cell office:value-type="float" office:value="0.3912722" calcext:value-type="float">
            <text:p>0.3912722</text:p>
          </table:table-cell>
          <table:table-cell office:value-type="float" office:value="0.4037164" calcext:value-type="float">
            <text:p>0.40371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242E-015" calcext:value-type="float">
            <text:p>1.913242E-15</text:p>
          </table:table-cell>
          <table:table-cell office:value-type="float" office:value="1.958236E-015" calcext:value-type="float">
            <text:p>1.958236E-15</text:p>
          </table:table-cell>
          <table:table-cell office:value-type="float" office:value="1.97638E-015" calcext:value-type="float">
            <text:p>1.97638E-15</text:p>
          </table:table-cell>
          <table:table-cell office:value-type="float" office:value="9.503606E-016" calcext:value-type="float">
            <text:p>9.503606E-16</text:p>
          </table:table-cell>
          <table:table-cell office:value-type="float" office:value="1.012054E-015" calcext:value-type="float">
            <text:p>1.01205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1346" calcext:value-type="float">
            <text:p>-89.1346</text:p>
          </table:table-cell>
          <table:table-cell office:value-type="float" office:value="-0.02304989" calcext:value-type="float">
            <text:p>-0.02304989</text:p>
          </table:table-cell>
          <table:table-cell office:value-type="float" office:value="-0.02257999" calcext:value-type="float">
            <text:p>-0.02257999</text:p>
          </table:table-cell>
          <table:table-cell office:value-type="float" office:value="-0.02205442" calcext:value-type="float">
            <text:p>-0.02205442</text:p>
          </table:table-cell>
          <table:table-cell office:value-type="float" office:value="-0.02163861" calcext:value-type="float">
            <text:p>-0.02163861</text:p>
          </table:table-cell>
          <table:table-cell office:value-type="float" office:value="-0.02095059" calcext:value-type="float">
            <text:p>-0.02095059</text:p>
          </table:table-cell>
          <table:table-cell office:value-type="float" office:value="-0.0200711" calcext:value-type="float">
            <text:p>-0.0200711</text:p>
          </table:table-cell>
          <table:table-cell office:value-type="float" office:value="-0.01852641" calcext:value-type="float">
            <text:p>-0.01852641</text:p>
          </table:table-cell>
          <table:table-cell office:value-type="float" office:value="-0.01571129" calcext:value-type="float">
            <text:p>-0.01571129</text:p>
          </table:table-cell>
          <table:table-cell office:value-type="float" office:value="-0.01208616" calcext:value-type="float">
            <text:p>-0.0120861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8355" calcext:value-type="float">
            <text:p>-0.009728355</text:p>
          </table:table-cell>
          <table:table-cell office:value-type="float" office:value="-0.001941943" calcext:value-type="float">
            <text:p>-0.0019419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7114" calcext:value-type="float">
            <text:p>-2.177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167.0001" calcext:value-type="float">
            <text:p>167.0001</text:p>
          </table:table-cell>
          <table:table-cell office:value-type="float" office:value="71.00093" calcext:value-type="float">
            <text:p>71.0009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84.69066" calcext:value-type="float">
            <text:p>84.69066</text:p>
          </table:table-cell>
          <table:table-cell office:value-type="float" office:value="0" calcext:value-type="float">
            <text:p>0</text:p>
          </table:table-cell>
          <table:table-cell office:value-type="float" office:value="0.4643145" calcext:value-type="float">
            <text:p>0.4643145</text:p>
          </table:table-cell>
          <table:table-cell office:value-type="float" office:value="0.4028673" calcext:value-type="float">
            <text:p>0.4028673</text:p>
          </table:table-cell>
          <table:table-cell office:value-type="float" office:value="0.327333" calcext:value-type="float">
            <text:p>0.327333</text:p>
          </table:table-cell>
          <table:table-cell office:value-type="float" office:value="0.3235704" calcext:value-type="float">
            <text:p>0.3235704</text:p>
          </table:table-cell>
          <table:table-cell office:value-type="float" office:value="0.3244818" calcext:value-type="float">
            <text:p>0.3244818</text:p>
          </table:table-cell>
          <table:table-cell office:value-type="float" office:value="0.2858932" calcext:value-type="float">
            <text:p>0.2858932</text:p>
          </table:table-cell>
          <table:table-cell office:value-type="float" office:value="0.2836398" calcext:value-type="float">
            <text:p>0.2836398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0.3617969" calcext:value-type="float">
            <text:p>0.3617969</text:p>
          </table:table-cell>
          <table:table-cell office:value-type="float" office:value="0.3732521" calcext:value-type="float">
            <text:p>0.3732521</text:p>
          </table:table-cell>
          <table:table-cell office:value-type="float" office:value="0.3911524" calcext:value-type="float">
            <text:p>0.3911524</text:p>
          </table:table-cell>
          <table:table-cell office:value-type="float" office:value="0.4035497" calcext:value-type="float">
            <text:p>0.403549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42E-015" calcext:value-type="float">
            <text:p>1.91342E-15</text:p>
          </table:table-cell>
          <table:table-cell office:value-type="float" office:value="1.958222E-015" calcext:value-type="float">
            <text:p>1.958222E-15</text:p>
          </table:table-cell>
          <table:table-cell office:value-type="float" office:value="1.976362E-015" calcext:value-type="float">
            <text:p>1.976362E-15</text:p>
          </table:table-cell>
          <table:table-cell office:value-type="float" office:value="9.503641E-016" calcext:value-type="float">
            <text:p>9.503641E-16</text:p>
          </table:table-cell>
          <table:table-cell office:value-type="float" office:value="1.012038E-015" calcext:value-type="float">
            <text:p>1.012038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31947" calcext:value-type="float">
            <text:p>-0.001431947</text:p>
          </table:table-cell>
          <table:table-cell office:value-type="float" office:value="-0.006867887" calcext:value-type="float">
            <text:p>-0.006867887</text:p>
          </table:table-cell>
          <table:table-cell office:value-type="float" office:value="-0.02100421" calcext:value-type="float">
            <text:p>-0.02100421</text:p>
          </table:table-cell>
          <table:table-cell office:value-type="float" office:value="-0.0220671" calcext:value-type="float">
            <text:p>-0.0220671</text:p>
          </table:table-cell>
          <table:table-cell office:value-type="float" office:value="-0.02166901" calcext:value-type="float">
            <text:p>-0.02166901</text:p>
          </table:table-cell>
          <table:table-cell office:value-type="float" office:value="-0.02096165" calcext:value-type="float">
            <text:p>-0.02096165</text:p>
          </table:table-cell>
          <table:table-cell office:value-type="float" office:value="-0.02007906" calcext:value-type="float">
            <text:p>-0.02007906</text:p>
          </table:table-cell>
          <table:table-cell office:value-type="float" office:value="-0.01853057" calcext:value-type="float">
            <text:p>-0.01853057</text:p>
          </table:table-cell>
          <table:table-cell office:value-type="float" office:value="-0.01571085" calcext:value-type="float">
            <text:p>-0.01571085</text:p>
          </table:table-cell>
          <table:table-cell office:value-type="float" office:value="-0.01210507" calcext:value-type="float">
            <text:p>-0.01210507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828" calcext:value-type="float">
            <text:p>-0.009730828</text:p>
          </table:table-cell>
          <table:table-cell office:value-type="float" office:value="-0.001942675" calcext:value-type="float">
            <text:p>-0.0019426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49" calcext:value-type="float">
            <text:p>-2.1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169.9" calcext:value-type="float">
            <text:p>169.9</text:p>
          </table:table-cell>
          <table:table-cell office:value-type="float" office:value="71.77749" calcext:value-type="float">
            <text:p>71.7774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01.048" calcext:value-type="float">
            <text:p>1101.048</text:p>
          </table:table-cell>
          <table:table-cell office:value-type="float" office:value="84.88593" calcext:value-type="float">
            <text:p>84.88593</text:p>
          </table:table-cell>
          <table:table-cell office:value-type="float" office:value="0" calcext:value-type="float">
            <text:p>0</text:p>
          </table:table-cell>
          <table:table-cell office:value-type="float" office:value="0.363023" calcext:value-type="float">
            <text:p>0.363023</text:p>
          </table:table-cell>
          <table:table-cell office:value-type="float" office:value="0.3638208" calcext:value-type="float">
            <text:p>0.3638208</text:p>
          </table:table-cell>
          <table:table-cell office:value-type="float" office:value="0.3621718" calcext:value-type="float">
            <text:p>0.3621718</text:p>
          </table:table-cell>
          <table:table-cell office:value-type="float" office:value="0.3564899" calcext:value-type="float">
            <text:p>0.3564899</text:p>
          </table:table-cell>
          <table:table-cell office:value-type="float" office:value="0.3520663" calcext:value-type="float">
            <text:p>0.3520663</text:p>
          </table:table-cell>
          <table:table-cell office:value-type="float" office:value="0.2899694" calcext:value-type="float">
            <text:p>0.2899694</text:p>
          </table:table-cell>
          <table:table-cell office:value-type="float" office:value="0.2842523" calcext:value-type="float">
            <text:p>0.2842523</text:p>
          </table:table-cell>
          <table:table-cell office:value-type="float" office:value="0.3666872" calcext:value-type="float">
            <text:p>0.3666872</text:p>
          </table:table-cell>
          <table:table-cell office:value-type="float" office:value="0.3617975" calcext:value-type="float">
            <text:p>0.3617975</text:p>
          </table:table-cell>
          <table:table-cell office:value-type="float" office:value="0.3732593" calcext:value-type="float">
            <text:p>0.3732593</text:p>
          </table:table-cell>
          <table:table-cell office:value-type="float" office:value="0.3911313" calcext:value-type="float">
            <text:p>0.3911313</text:p>
          </table:table-cell>
          <table:table-cell office:value-type="float" office:value="0.4035109" calcext:value-type="float">
            <text:p>0.403510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517E-015" calcext:value-type="float">
            <text:p>1.913517E-15</text:p>
          </table:table-cell>
          <table:table-cell office:value-type="float" office:value="1.958217E-015" calcext:value-type="float">
            <text:p>1.958217E-15</text:p>
          </table:table-cell>
          <table:table-cell office:value-type="float" office:value="1.976354E-015" calcext:value-type="float">
            <text:p>1.976354E-15</text:p>
          </table:table-cell>
          <table:table-cell office:value-type="float" office:value="9.503655E-016" calcext:value-type="float">
            <text:p>9.503655E-16</text:p>
          </table:table-cell>
          <table:table-cell office:value-type="float" office:value="1.012024E-015" calcext:value-type="float">
            <text:p>1.01202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4304" calcext:value-type="float">
            <text:p>-0.01084304</text:p>
          </table:table-cell>
          <table:table-cell office:value-type="float" office:value="-0.01069122" calcext:value-type="float">
            <text:p>-0.01069122</text:p>
          </table:table-cell>
          <table:table-cell office:value-type="float" office:value="-0.01101314" calcext:value-type="float">
            <text:p>-0.01101314</text:p>
          </table:table-cell>
          <table:table-cell office:value-type="float" office:value="-0.01221157" calcext:value-type="float">
            <text:p>-0.01221157</text:p>
          </table:table-cell>
          <table:table-cell office:value-type="float" office:value="-0.0132123" calcext:value-type="float">
            <text:p>-0.0132123</text:p>
          </table:table-cell>
          <table:table-cell office:value-type="float" office:value="-0.0188769" calcext:value-type="float">
            <text:p>-0.0188769</text:p>
          </table:table-cell>
          <table:table-cell office:value-type="float" office:value="-0.01973122" calcext:value-type="float">
            <text:p>-0.01973122</text:p>
          </table:table-cell>
          <table:table-cell office:value-type="float" office:value="-0.01850979" calcext:value-type="float">
            <text:p>-0.01850979</text:p>
          </table:table-cell>
          <table:table-cell office:value-type="float" office:value="-0.01571042" calcext:value-type="float">
            <text:p>-0.01571042</text:p>
          </table:table-cell>
          <table:table-cell office:value-type="float" office:value="-0.01210105" calcext:value-type="float">
            <text:p>-0.0121010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4699" calcext:value-type="float">
            <text:p>-0.009734699</text:p>
          </table:table-cell>
          <table:table-cell office:value-type="float" office:value="-0.001943201" calcext:value-type="float">
            <text:p>-0.00194320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516" calcext:value-type="float">
            <text:p>-2.1835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169.9" calcext:value-type="float">
            <text:p>169.9</text:p>
          </table:table-cell>
          <table:table-cell office:value-type="float" office:value="74.55751" calcext:value-type="float">
            <text:p>74.5575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8.147" calcext:value-type="float">
            <text:p>1098.147</text:p>
          </table:table-cell>
          <table:table-cell office:value-type="float" office:value="85.00687" calcext:value-type="float">
            <text:p>85.00687</text:p>
          </table:table-cell>
          <table:table-cell office:value-type="float" office:value="0" calcext:value-type="float">
            <text:p>0</text:p>
          </table:table-cell>
          <table:table-cell office:value-type="float" office:value="0.1164027" calcext:value-type="float">
            <text:p>0.1164027</text:p>
          </table:table-cell>
          <table:table-cell office:value-type="float" office:value="0.3510213" calcext:value-type="float">
            <text:p>0.3510213</text:p>
          </table:table-cell>
          <table:table-cell office:value-type="float" office:value="0.3521437" calcext:value-type="float">
            <text:p>0.3521437</text:p>
          </table:table-cell>
          <table:table-cell office:value-type="float" office:value="0.3520558" calcext:value-type="float">
            <text:p>0.3520558</text:p>
          </table:table-cell>
          <table:table-cell office:value-type="float" office:value="0.3506202" calcext:value-type="float">
            <text:p>0.3506202</text:p>
          </table:table-cell>
          <table:table-cell office:value-type="float" office:value="0.2965361" calcext:value-type="float">
            <text:p>0.2965361</text:p>
          </table:table-cell>
          <table:table-cell office:value-type="float" office:value="0.2874603" calcext:value-type="float">
            <text:p>0.2874603</text:p>
          </table:table-cell>
          <table:table-cell office:value-type="float" office:value="0.3670077" calcext:value-type="float">
            <text:p>0.3670077</text:p>
          </table:table-cell>
          <table:table-cell office:value-type="float" office:value="0.3618197" calcext:value-type="float">
            <text:p>0.3618197</text:p>
          </table:table-cell>
          <table:table-cell office:value-type="float" office:value="0.3732665" calcext:value-type="float">
            <text:p>0.3732665</text:p>
          </table:table-cell>
          <table:table-cell office:value-type="float" office:value="0.3911166" calcext:value-type="float">
            <text:p>0.3911166</text:p>
          </table:table-cell>
          <table:table-cell office:value-type="float" office:value="0.4035164" calcext:value-type="float">
            <text:p>0.403516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629E-015" calcext:value-type="float">
            <text:p>1.913629E-15</text:p>
          </table:table-cell>
          <table:table-cell office:value-type="float" office:value="1.958207E-015" calcext:value-type="float">
            <text:p>1.958207E-15</text:p>
          </table:table-cell>
          <table:table-cell office:value-type="float" office:value="1.976347E-015" calcext:value-type="float">
            <text:p>1.976347E-15</text:p>
          </table:table-cell>
          <table:table-cell office:value-type="float" office:value="9.503618E-016" calcext:value-type="float">
            <text:p>9.503618E-16</text:p>
          </table:table-cell>
          <table:table-cell office:value-type="float" office:value="1.012019E-015" calcext:value-type="float">
            <text:p>1.01201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62079" calcext:value-type="float">
            <text:p>-53.62079</text:p>
          </table:table-cell>
          <table:table-cell office:value-type="float" office:value="-0.01335618" calcext:value-type="float">
            <text:p>-0.01335618</text:p>
          </table:table-cell>
          <table:table-cell office:value-type="float" office:value="-0.01310142" calcext:value-type="float">
            <text:p>-0.01310142</text:p>
          </table:table-cell>
          <table:table-cell office:value-type="float" office:value="-0.01315376" calcext:value-type="float">
            <text:p>-0.01315376</text:p>
          </table:table-cell>
          <table:table-cell office:value-type="float" office:value="-0.01349713" calcext:value-type="float">
            <text:p>-0.01349713</text:p>
          </table:table-cell>
          <table:table-cell office:value-type="float" office:value="-0.01592039" calcext:value-type="float">
            <text:p>-0.01592039</text:p>
          </table:table-cell>
          <table:table-cell office:value-type="float" office:value="-0.01797147" calcext:value-type="float">
            <text:p>-0.01797147</text:p>
          </table:table-cell>
          <table:table-cell office:value-type="float" office:value="-0.01816891" calcext:value-type="float">
            <text:p>-0.01816891</text:p>
          </table:table-cell>
          <table:table-cell office:value-type="float" office:value="-0.01569476" calcext:value-type="float">
            <text:p>-0.01569476</text:p>
          </table:table-cell>
          <table:table-cell office:value-type="float" office:value="-0.01209708" calcext:value-type="float">
            <text:p>-0.0120970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2373" calcext:value-type="float">
            <text:p>-0.009732373</text:p>
          </table:table-cell>
          <table:table-cell office:value-type="float" office:value="-0.001943706" calcext:value-type="float">
            <text:p>-0.0019437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002" calcext:value-type="float">
            <text:p>-2.1860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170.5" calcext:value-type="float">
            <text:p>170.5</text:p>
          </table:table-cell>
          <table:table-cell office:value-type="float" office:value="75.19553" calcext:value-type="float">
            <text:p>75.1955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7.996" calcext:value-type="float">
            <text:p>1097.996</text:p>
          </table:table-cell>
          <table:table-cell office:value-type="float" office:value="85.11985" calcext:value-type="float">
            <text:p>85.11985</text:p>
          </table:table-cell>
          <table:table-cell office:value-type="float" office:value="0" calcext:value-type="float">
            <text:p>0</text:p>
          </table:table-cell>
          <table:table-cell office:value-type="float" office:value="0.1136131" calcext:value-type="float">
            <text:p>0.1136131</text:p>
          </table:table-cell>
          <table:table-cell office:value-type="float" office:value="0.3470597" calcext:value-type="float">
            <text:p>0.3470597</text:p>
          </table:table-cell>
          <table:table-cell office:value-type="float" office:value="0.3481903" calcext:value-type="float">
            <text:p>0.3481903</text:p>
          </table:table-cell>
          <table:table-cell office:value-type="float" office:value="0.3487369" calcext:value-type="float">
            <text:p>0.3487369</text:p>
          </table:table-cell>
          <table:table-cell office:value-type="float" office:value="0.3483237" calcext:value-type="float">
            <text:p>0.3483237</text:p>
          </table:table-cell>
          <table:table-cell office:value-type="float" office:value="0.2985258" calcext:value-type="float">
            <text:p>0.2985258</text:p>
          </table:table-cell>
          <table:table-cell office:value-type="float" office:value="0.2901241" calcext:value-type="float">
            <text:p>0.2901241</text:p>
          </table:table-cell>
          <table:table-cell office:value-type="float" office:value="0.3676683" calcext:value-type="float">
            <text:p>0.3676683</text:p>
          </table:table-cell>
          <table:table-cell office:value-type="float" office:value="0.3619133" calcext:value-type="float">
            <text:p>0.3619133</text:p>
          </table:table-cell>
          <table:table-cell office:value-type="float" office:value="0.3732751" calcext:value-type="float">
            <text:p>0.3732751</text:p>
          </table:table-cell>
          <table:table-cell office:value-type="float" office:value="0.3911058" calcext:value-type="float">
            <text:p>0.3911058</text:p>
          </table:table-cell>
          <table:table-cell office:value-type="float" office:value="0.403503" calcext:value-type="float">
            <text:p>0.40350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765E-015" calcext:value-type="float">
            <text:p>1.913765E-15</text:p>
          </table:table-cell>
          <table:table-cell office:value-type="float" office:value="1.958196E-015" calcext:value-type="float">
            <text:p>1.958196E-15</text:p>
          </table:table-cell>
          <table:table-cell office:value-type="float" office:value="1.976336E-015" calcext:value-type="float">
            <text:p>1.976336E-15</text:p>
          </table:table-cell>
          <table:table-cell office:value-type="float" office:value="9.503621E-016" calcext:value-type="float">
            <text:p>9.503621E-16</text:p>
          </table:table-cell>
          <table:table-cell office:value-type="float" office:value="1.012007E-015" calcext:value-type="float">
            <text:p>1.012007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7458" calcext:value-type="float">
            <text:p>-64.7458</text:p>
          </table:table-cell>
          <table:table-cell office:value-type="float" office:value="-0.01432117" calcext:value-type="float">
            <text:p>-0.01432117</text:p>
          </table:table-cell>
          <table:table-cell office:value-type="float" office:value="-0.01404516" calcext:value-type="float">
            <text:p>-0.01404516</text:p>
          </table:table-cell>
          <table:table-cell office:value-type="float" office:value="-0.01394386" calcext:value-type="float">
            <text:p>-0.01394386</text:p>
          </table:table-cell>
          <table:table-cell office:value-type="float" office:value="-0.01405249" calcext:value-type="float">
            <text:p>-0.01405249</text:p>
          </table:table-cell>
          <table:table-cell office:value-type="float" office:value="-0.01512493" calcext:value-type="float">
            <text:p>-0.01512493</text:p>
          </table:table-cell>
          <table:table-cell office:value-type="float" office:value="-0.01662582" calcext:value-type="float">
            <text:p>-0.01662582</text:p>
          </table:table-cell>
          <table:table-cell office:value-type="float" office:value="-0.01747794" calcext:value-type="float">
            <text:p>-0.01747794</text:p>
          </table:table-cell>
          <table:table-cell office:value-type="float" office:value="-0.01562804" calcext:value-type="float">
            <text:p>-0.01562804</text:p>
          </table:table-cell>
          <table:table-cell office:value-type="float" office:value="-0.01209232" calcext:value-type="float">
            <text:p>-0.0120923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8406" calcext:value-type="float">
            <text:p>-0.009728406</text:p>
          </table:table-cell>
          <table:table-cell office:value-type="float" office:value="-0.001944205" calcext:value-type="float">
            <text:p>-0.0019442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06" calcext:value-type="float">
            <text:p>-2.188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206.9999" calcext:value-type="float">
            <text:p>206.9999</text:p>
          </table:table-cell>
          <table:table-cell office:value-type="float" office:value="75.68521" calcext:value-type="float">
            <text:p>75.6852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3.548" calcext:value-type="float">
            <text:p>1133.548</text:p>
          </table:table-cell>
          <table:table-cell office:value-type="float" office:value="85.57903" calcext:value-type="float">
            <text:p>85.57903</text:p>
          </table:table-cell>
          <table:table-cell office:value-type="float" office:value="0" calcext:value-type="float">
            <text:p>0</text:p>
          </table:table-cell>
          <table:table-cell office:value-type="float" office:value="0.4566602" calcext:value-type="float">
            <text:p>0.4566602</text:p>
          </table:table-cell>
          <table:table-cell office:value-type="float" office:value="0.4630378" calcext:value-type="float">
            <text:p>0.4630378</text:p>
          </table:table-cell>
          <table:table-cell office:value-type="float" office:value="0.4766143" calcext:value-type="float">
            <text:p>0.4766143</text:p>
          </table:table-cell>
          <table:table-cell office:value-type="float" office:value="0.4944133" calcext:value-type="float">
            <text:p>0.4944133</text:p>
          </table:table-cell>
          <table:table-cell office:value-type="float" office:value="0.5099644" calcext:value-type="float">
            <text:p>0.5099644</text:p>
          </table:table-cell>
          <table:table-cell office:value-type="float" office:value="0.3735254" calcext:value-type="float">
            <text:p>0.3735254</text:p>
          </table:table-cell>
          <table:table-cell office:value-type="float" office:value="0.3072132" calcext:value-type="float">
            <text:p>0.3072132</text:p>
          </table:table-cell>
          <table:table-cell office:value-type="float" office:value="0.3687666" calcext:value-type="float">
            <text:p>0.3687666</text:p>
          </table:table-cell>
          <table:table-cell office:value-type="float" office:value="0.3620918" calcext:value-type="float">
            <text:p>0.3620918</text:p>
          </table:table-cell>
          <table:table-cell office:value-type="float" office:value="0.3732924" calcext:value-type="float">
            <text:p>0.3732924</text:p>
          </table:table-cell>
          <table:table-cell office:value-type="float" office:value="0.391097" calcext:value-type="float">
            <text:p>0.391097</text:p>
          </table:table-cell>
          <table:table-cell office:value-type="float" office:value="0.4034792" calcext:value-type="float">
            <text:p>0.403479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874E-015" calcext:value-type="float">
            <text:p>1.913874E-15</text:p>
          </table:table-cell>
          <table:table-cell office:value-type="float" office:value="1.958184E-015" calcext:value-type="float">
            <text:p>1.958184E-15</text:p>
          </table:table-cell>
          <table:table-cell office:value-type="float" office:value="1.976329E-015" calcext:value-type="float">
            <text:p>1.976329E-15</text:p>
          </table:table-cell>
          <table:table-cell office:value-type="float" office:value="9.503614E-016" calcext:value-type="float">
            <text:p>9.503614E-16</text:p>
          </table:table-cell>
          <table:table-cell office:value-type="float" office:value="1.011998E-015" calcext:value-type="float">
            <text:p>1.011998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47918" calcext:value-type="float">
            <text:p>-0.002647918</text:p>
          </table:table-cell>
          <table:table-cell office:value-type="float" office:value="-0.002429489" calcext:value-type="float">
            <text:p>-0.002429489</text:p>
          </table:table-cell>
          <table:table-cell office:value-type="float" office:value="-0.002033227" calcext:value-type="float">
            <text:p>-0.002033227</text:p>
          </table:table-cell>
          <table:table-cell office:value-type="float" office:value="-0.001609526" calcext:value-type="float">
            <text:p>-0.001609526</text:p>
          </table:table-cell>
          <table:table-cell office:value-type="float" office:value="-0.001290126" calcext:value-type="float">
            <text:p>-0.001290126</text:p>
          </table:table-cell>
          <table:table-cell office:value-type="float" office:value="-0.002946296" calcext:value-type="float">
            <text:p>-0.002946296</text:p>
          </table:table-cell>
          <table:table-cell office:value-type="float" office:value="-0.01053463" calcext:value-type="float">
            <text:p>-0.01053463</text:p>
          </table:table-cell>
          <table:table-cell office:value-type="float" office:value="-0.01642203" calcext:value-type="float">
            <text:p>-0.01642203</text:p>
          </table:table-cell>
          <table:table-cell office:value-type="float" office:value="-0.01550162" calcext:value-type="float">
            <text:p>-0.01550162</text:p>
          </table:table-cell>
          <table:table-cell office:value-type="float" office:value="-0.01208282" calcext:value-type="float">
            <text:p>-0.0120828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1659" calcext:value-type="float">
            <text:p>-0.009731659</text:p>
          </table:table-cell>
          <table:table-cell office:value-type="float" office:value="-0.001944822" calcext:value-type="float">
            <text:p>-0.0019448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9792" calcext:value-type="float">
            <text:p>-2.1897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214.5999" calcext:value-type="float">
            <text:p>214.5999</text:p>
          </table:table-cell>
          <table:table-cell office:value-type="float" office:value="76.58137" calcext:value-type="float">
            <text:p>76.5813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0.091" calcext:value-type="float">
            <text:p>1140.091</text:p>
          </table:table-cell>
          <table:table-cell office:value-type="float" office:value="85.74014" calcext:value-type="float">
            <text:p>85.74014</text:p>
          </table:table-cell>
          <table:table-cell office:value-type="float" office:value="0" calcext:value-type="float">
            <text:p>0</text:p>
          </table:table-cell>
          <table:table-cell office:value-type="float" office:value="0.433604" calcext:value-type="float">
            <text:p>0.433604</text:p>
          </table:table-cell>
          <table:table-cell office:value-type="float" office:value="0.4385626" calcext:value-type="float">
            <text:p>0.4385626</text:p>
          </table:table-cell>
          <table:table-cell office:value-type="float" office:value="0.4484413" calcext:value-type="float">
            <text:p>0.4484413</text:p>
          </table:table-cell>
          <table:table-cell office:value-type="float" office:value="0.4615766" calcext:value-type="float">
            <text:p>0.4615766</text:p>
          </table:table-cell>
          <table:table-cell office:value-type="float" office:value="0.4737609" calcext:value-type="float">
            <text:p>0.4737609</text:p>
          </table:table-cell>
          <table:table-cell office:value-type="float" office:value="0.4034042" calcext:value-type="float">
            <text:p>0.4034042</text:p>
          </table:table-cell>
          <table:table-cell office:value-type="float" office:value="0.3924495" calcext:value-type="float">
            <text:p>0.3924495</text:p>
          </table:table-cell>
          <table:table-cell office:value-type="float" office:value="0.3800054" calcext:value-type="float">
            <text:p>0.3800054</text:p>
          </table:table-cell>
          <table:table-cell office:value-type="float" office:value="0.3630144" calcext:value-type="float">
            <text:p>0.3630144</text:p>
          </table:table-cell>
          <table:table-cell office:value-type="float" office:value="0.3733407" calcext:value-type="float">
            <text:p>0.3733407</text:p>
          </table:table-cell>
          <table:table-cell office:value-type="float" office:value="0.391091" calcext:value-type="float">
            <text:p>0.391091</text:p>
          </table:table-cell>
          <table:table-cell office:value-type="float" office:value="0.4034506" calcext:value-type="float">
            <text:p>0.40345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981E-015" calcext:value-type="float">
            <text:p>1.913981E-15</text:p>
          </table:table-cell>
          <table:table-cell office:value-type="float" office:value="1.958174E-015" calcext:value-type="float">
            <text:p>1.958174E-15</text:p>
          </table:table-cell>
          <table:table-cell office:value-type="float" office:value="1.976322E-015" calcext:value-type="float">
            <text:p>1.976322E-15</text:p>
          </table:table-cell>
          <table:table-cell office:value-type="float" office:value="9.503582E-016" calcext:value-type="float">
            <text:p>9.503582E-16</text:p>
          </table:table-cell>
          <table:table-cell office:value-type="float" office:value="1.011993E-015" calcext:value-type="float">
            <text:p>1.01199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63896" calcext:value-type="float">
            <text:p>-0.003663896</text:p>
          </table:table-cell>
          <table:table-cell office:value-type="float" office:value="-0.0034142" calcext:value-type="float">
            <text:p>-0.0034142</text:p>
          </table:table-cell>
          <table:table-cell office:value-type="float" office:value="-0.00298226" calcext:value-type="float">
            <text:p>-0.00298226</text:p>
          </table:table-cell>
          <table:table-cell office:value-type="float" office:value="-0.002514912" calcext:value-type="float">
            <text:p>-0.002514912</text:p>
          </table:table-cell>
          <table:table-cell office:value-type="float" office:value="-0.002147638" calcext:value-type="float">
            <text:p>-0.002147638</text:p>
          </table:table-cell>
          <table:table-cell office:value-type="float" office:value="-0.001550172" calcext:value-type="float">
            <text:p>-0.001550172</text:p>
          </table:table-cell>
          <table:table-cell office:value-type="float" office:value="-0.001324015" calcext:value-type="float">
            <text:p>-0.001324015</text:p>
          </table:table-cell>
          <table:table-cell office:value-type="float" office:value="-0.008636576" calcext:value-type="float">
            <text:p>-0.008636576</text:p>
          </table:table-cell>
          <table:table-cell office:value-type="float" office:value="-0.01486951" calcext:value-type="float">
            <text:p>-0.01486951</text:p>
          </table:table-cell>
          <table:table-cell office:value-type="float" office:value="-0.01205649" calcext:value-type="float">
            <text:p>-0.0120564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943" calcext:value-type="float">
            <text:p>-0.009730943</text:p>
          </table:table-cell>
          <table:table-cell office:value-type="float" office:value="-0.001945436" calcext:value-type="float">
            <text:p>-0.0019454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272" calcext:value-type="float">
            <text:p>-2.1912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218.5999" calcext:value-type="float">
            <text:p>218.5999</text:p>
          </table:table-cell>
          <table:table-cell office:value-type="float" office:value="77.2399" calcext:value-type="float">
            <text:p>77.239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3.316" calcext:value-type="float">
            <text:p>1143.316</text:p>
          </table:table-cell>
          <table:table-cell office:value-type="float" office:value="85.8568" calcext:value-type="float">
            <text:p>85.8568</text:p>
          </table:table-cell>
          <table:table-cell office:value-type="float" office:value="0" calcext:value-type="float">
            <text:p>0</text:p>
          </table:table-cell>
          <table:table-cell office:value-type="float" office:value="0.4298724" calcext:value-type="float">
            <text:p>0.4298724</text:p>
          </table:table-cell>
          <table:table-cell office:value-type="float" office:value="0.4343586" calcext:value-type="float">
            <text:p>0.4343586</text:p>
          </table:table-cell>
          <table:table-cell office:value-type="float" office:value="0.4431228" calcext:value-type="float">
            <text:p>0.4431228</text:p>
          </table:table-cell>
          <table:table-cell office:value-type="float" office:value="0.4541758" calcext:value-type="float">
            <text:p>0.4541758</text:p>
          </table:table-cell>
          <table:table-cell office:value-type="float" office:value="0.46389" calcext:value-type="float">
            <text:p>0.46389</text:p>
          </table:table-cell>
          <table:table-cell office:value-type="float" office:value="0.3918285" calcext:value-type="float">
            <text:p>0.3918285</text:p>
          </table:table-cell>
          <table:table-cell office:value-type="float" office:value="0.3905334" calcext:value-type="float">
            <text:p>0.3905334</text:p>
          </table:table-cell>
          <table:table-cell office:value-type="float" office:value="0.4002406" calcext:value-type="float">
            <text:p>0.4002406</text:p>
          </table:table-cell>
          <table:table-cell office:value-type="float" office:value="0.3654519" calcext:value-type="float">
            <text:p>0.3654519</text:p>
          </table:table-cell>
          <table:table-cell office:value-type="float" office:value="0.3735089" calcext:value-type="float">
            <text:p>0.3735089</text:p>
          </table:table-cell>
          <table:table-cell office:value-type="float" office:value="0.3910963" calcext:value-type="float">
            <text:p>0.3910963</text:p>
          </table:table-cell>
          <table:table-cell office:value-type="float" office:value="0.4034208" calcext:value-type="float">
            <text:p>0.403420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081E-015" calcext:value-type="float">
            <text:p>1.914081E-15</text:p>
          </table:table-cell>
          <table:table-cell office:value-type="float" office:value="1.958166E-015" calcext:value-type="float">
            <text:p>1.958166E-15</text:p>
          </table:table-cell>
          <table:table-cell office:value-type="float" office:value="1.976316E-015" calcext:value-type="float">
            <text:p>1.976316E-15</text:p>
          </table:table-cell>
          <table:table-cell office:value-type="float" office:value="9.503537E-016" calcext:value-type="float">
            <text:p>9.503537E-16</text:p>
          </table:table-cell>
          <table:table-cell office:value-type="float" office:value="1.011989E-015" calcext:value-type="float">
            <text:p>1.01198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5893" calcext:value-type="float">
            <text:p>-0.00385893</text:p>
          </table:table-cell>
          <table:table-cell office:value-type="float" office:value="-0.003617523" calcext:value-type="float">
            <text:p>-0.003617523</text:p>
          </table:table-cell>
          <table:table-cell office:value-type="float" office:value="-0.003203888" calcext:value-type="float">
            <text:p>-0.003203888</text:p>
          </table:table-cell>
          <table:table-cell office:value-type="float" office:value="-0.002771117" calcext:value-type="float">
            <text:p>-0.002771117</text:p>
          </table:table-cell>
          <table:table-cell office:value-type="float" office:value="-0.002436792" calcext:value-type="float">
            <text:p>-0.002436792</text:p>
          </table:table-cell>
          <table:table-cell office:value-type="float" office:value="-0.001924962" calcext:value-type="float">
            <text:p>-0.001924962</text:p>
          </table:table-cell>
          <table:table-cell office:value-type="float" office:value="-0.001366755" calcext:value-type="float">
            <text:p>-0.001366755</text:p>
          </table:table-cell>
          <table:table-cell office:value-type="float" office:value="-0.00285204" calcext:value-type="float">
            <text:p>-0.00285204</text:p>
          </table:table-cell>
          <table:table-cell office:value-type="float" office:value="-0.01331856" calcext:value-type="float">
            <text:p>-0.01331856</text:p>
          </table:table-cell>
          <table:table-cell office:value-type="float" office:value="-0.01196516" calcext:value-type="float">
            <text:p>-0.0119651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2113" calcext:value-type="float">
            <text:p>-0.009732113</text:p>
          </table:table-cell>
          <table:table-cell office:value-type="float" office:value="-0.001946011" calcext:value-type="float">
            <text:p>-0.0019460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547" calcext:value-type="float">
            <text:p>-2.1925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218.5999" calcext:value-type="float">
            <text:p>218.5999</text:p>
          </table:table-cell>
          <table:table-cell office:value-type="float" office:value="80.38808" calcext:value-type="float">
            <text:p>80.3880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0.098" calcext:value-type="float">
            <text:p>1140.098</text:p>
          </table:table-cell>
          <table:table-cell office:value-type="float" office:value="85.92618" calcext:value-type="float">
            <text:p>85.92618</text:p>
          </table:table-cell>
          <table:table-cell office:value-type="float" office:value="0" calcext:value-type="float">
            <text:p>0</text:p>
          </table:table-cell>
          <table:table-cell office:value-type="float" office:value="0.2712095" calcext:value-type="float">
            <text:p>0.2712095</text:p>
          </table:table-cell>
          <table:table-cell office:value-type="float" office:value="0.4132423" calcext:value-type="float">
            <text:p>0.4132423</text:p>
          </table:table-cell>
          <table:table-cell office:value-type="float" office:value="0.4199632" calcext:value-type="float">
            <text:p>0.4199632</text:p>
          </table:table-cell>
          <table:table-cell office:value-type="float" office:value="0.4280322" calcext:value-type="float">
            <text:p>0.4280322</text:p>
          </table:table-cell>
          <table:table-cell office:value-type="float" office:value="0.4346935" calcext:value-type="float">
            <text:p>0.4346935</text:p>
          </table:table-cell>
          <table:table-cell office:value-type="float" office:value="0.3680437" calcext:value-type="float">
            <text:p>0.3680437</text:p>
          </table:table-cell>
          <table:table-cell office:value-type="float" office:value="0.3633374" calcext:value-type="float">
            <text:p>0.3633374</text:p>
          </table:table-cell>
          <table:table-cell office:value-type="float" office:value="0.4161065" calcext:value-type="float">
            <text:p>0.4161065</text:p>
          </table:table-cell>
          <table:table-cell office:value-type="float" office:value="0.3740587" calcext:value-type="float">
            <text:p>0.3740587</text:p>
          </table:table-cell>
          <table:table-cell office:value-type="float" office:value="0.3741145" calcext:value-type="float">
            <text:p>0.3741145</text:p>
          </table:table-cell>
          <table:table-cell office:value-type="float" office:value="0.3911406" calcext:value-type="float">
            <text:p>0.3911406</text:p>
          </table:table-cell>
          <table:table-cell office:value-type="float" office:value="0.4033931" calcext:value-type="float">
            <text:p>0.403393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4204E-015" calcext:value-type="float">
            <text:p>1.914204E-15</text:p>
          </table:table-cell>
          <table:table-cell office:value-type="float" office:value="1.958156E-015" calcext:value-type="float">
            <text:p>1.958156E-15</text:p>
          </table:table-cell>
          <table:table-cell office:value-type="float" office:value="1.976307E-015" calcext:value-type="float">
            <text:p>1.976307E-15</text:p>
          </table:table-cell>
          <table:table-cell office:value-type="float" office:value="9.503504E-016" calcext:value-type="float">
            <text:p>9.503504E-16</text:p>
          </table:table-cell>
          <table:table-cell office:value-type="float" office:value="1.011984E-015" calcext:value-type="float">
            <text:p>1.01198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56665" calcext:value-type="float">
            <text:p>-0.07756665</text:p>
          </table:table-cell>
          <table:table-cell office:value-type="float" office:value="-0.004914337" calcext:value-type="float">
            <text:p>-0.004914337</text:p>
          </table:table-cell>
          <table:table-cell office:value-type="float" office:value="-0.004456681" calcext:value-type="float">
            <text:p>-0.004456681</text:p>
          </table:table-cell>
          <table:table-cell office:value-type="float" office:value="-0.003987979" calcext:value-type="float">
            <text:p>-0.003987979</text:p>
          </table:table-cell>
          <table:table-cell office:value-type="float" office:value="-0.003633458" calcext:value-type="float">
            <text:p>-0.003633458</text:p>
          </table:table-cell>
          <table:table-cell office:value-type="float" office:value="-0.003104752" calcext:value-type="float">
            <text:p>-0.003104752</text:p>
          </table:table-cell>
          <table:table-cell office:value-type="float" office:value="-0.002521802" calcext:value-type="float">
            <text:p>-0.002521802</text:p>
          </table:table-cell>
          <table:table-cell office:value-type="float" office:value="-0.001206114" calcext:value-type="float">
            <text:p>-0.001206114</text:p>
          </table:table-cell>
          <table:table-cell office:value-type="float" office:value="-0.009052366" calcext:value-type="float">
            <text:p>-0.009052366</text:p>
          </table:table-cell>
          <table:table-cell office:value-type="float" office:value="-0.01164266" calcext:value-type="float">
            <text:p>-0.0116426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563" calcext:value-type="float">
            <text:p>-0.009730563</text:p>
          </table:table-cell>
          <table:table-cell office:value-type="float" office:value="-0.001946772" calcext:value-type="float">
            <text:p>-0.0019467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65" calcext:value-type="float">
            <text:p>-2.193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219.2999" calcext:value-type="float">
            <text:p>219.2999</text:p>
          </table:table-cell>
          <table:table-cell office:value-type="float" office:value="82.17167" calcext:value-type="float">
            <text:p>82.1716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945" calcext:value-type="float">
            <text:p>1138.945</text:p>
          </table:table-cell>
          <table:table-cell office:value-type="float" office:value="85.99624" calcext:value-type="float">
            <text:p>85.99624</text:p>
          </table:table-cell>
          <table:table-cell office:value-type="float" office:value="0" calcext:value-type="float">
            <text:p>0</text:p>
          </table:table-cell>
          <table:table-cell office:value-type="float" office:value="0.1785748" calcext:value-type="float">
            <text:p>0.1785748</text:p>
          </table:table-cell>
          <table:table-cell office:value-type="float" office:value="0.4088808" calcext:value-type="float">
            <text:p>0.4088808</text:p>
          </table:table-cell>
          <table:table-cell office:value-type="float" office:value="0.4146971" calcext:value-type="float">
            <text:p>0.4146971</text:p>
          </table:table-cell>
          <table:table-cell office:value-type="float" office:value="0.4219629" calcext:value-type="float">
            <text:p>0.4219629</text:p>
          </table:table-cell>
          <table:table-cell office:value-type="float" office:value="0.4280876" calcext:value-type="float">
            <text:p>0.4280876</text:p>
          </table:table-cell>
          <table:table-cell office:value-type="float" office:value="0.3632221" calcext:value-type="float">
            <text:p>0.3632221</text:p>
          </table:table-cell>
          <table:table-cell office:value-type="float" office:value="0.3594171" calcext:value-type="float">
            <text:p>0.3594171</text:p>
          </table:table-cell>
          <table:table-cell office:value-type="float" office:value="0.4129792" calcext:value-type="float">
            <text:p>0.4129792</text:p>
          </table:table-cell>
          <table:table-cell office:value-type="float" office:value="0.3793369" calcext:value-type="float">
            <text:p>0.3793369</text:p>
          </table:table-cell>
          <table:table-cell office:value-type="float" office:value="0.3753366" calcext:value-type="float">
            <text:p>0.3753366</text:p>
          </table:table-cell>
          <table:table-cell office:value-type="float" office:value="0.3912924" calcext:value-type="float">
            <text:p>0.3912924</text:p>
          </table:table-cell>
          <table:table-cell office:value-type="float" office:value="0.4033763" calcext:value-type="float">
            <text:p>0.403376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363E-015" calcext:value-type="float">
            <text:p>1.914363E-15</text:p>
          </table:table-cell>
          <table:table-cell office:value-type="float" office:value="1.958139E-015" calcext:value-type="float">
            <text:p>1.958139E-15</text:p>
          </table:table-cell>
          <table:table-cell office:value-type="float" office:value="1.976295E-015" calcext:value-type="float">
            <text:p>1.976295E-15</text:p>
          </table:table-cell>
          <table:table-cell office:value-type="float" office:value="9.503519E-016" calcext:value-type="float">
            <text:p>9.503519E-16</text:p>
          </table:table-cell>
          <table:table-cell office:value-type="float" office:value="1.011972E-015" calcext:value-type="float">
            <text:p>1.011972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38316" calcext:value-type="float">
            <text:p>-4.038316</text:p>
          </table:table-cell>
          <table:table-cell office:value-type="float" office:value="-0.005247116" calcext:value-type="float">
            <text:p>-0.005247116</text:p>
          </table:table-cell>
          <table:table-cell office:value-type="float" office:value="-0.004818037" calcext:value-type="float">
            <text:p>-0.004818037</text:p>
          </table:table-cell>
          <table:table-cell office:value-type="float" office:value="-0.004355369" calcext:value-type="float">
            <text:p>-0.004355369</text:p>
          </table:table-cell>
          <table:table-cell office:value-type="float" office:value="-0.003993478" calcext:value-type="float">
            <text:p>-0.003993478</text:p>
          </table:table-cell>
          <table:table-cell office:value-type="float" office:value="-0.003433596" calcext:value-type="float">
            <text:p>-0.003433596</text:p>
          </table:table-cell>
          <table:table-cell office:value-type="float" office:value="-0.002761099" calcext:value-type="float">
            <text:p>-0.002761099</text:p>
          </table:table-cell>
          <table:table-cell office:value-type="float" office:value="-0.001415035" calcext:value-type="float">
            <text:p>-0.001415035</text:p>
          </table:table-cell>
          <table:table-cell office:value-type="float" office:value="-0.007173865" calcext:value-type="float">
            <text:p>-0.007173865</text:p>
          </table:table-cell>
          <table:table-cell office:value-type="float" office:value="-0.01101246" calcext:value-type="float">
            <text:p>-0.0110124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5697" calcext:value-type="float">
            <text:p>-0.009725697</text:p>
          </table:table-cell>
          <table:table-cell office:value-type="float" office:value="-0.001947672" calcext:value-type="float">
            <text:p>-0.0019476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6" calcext:value-type="float">
            <text:p>-2.19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82.93967" calcext:value-type="float">
            <text:p>82.9396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218" calcext:value-type="float">
            <text:p>1138.218</text:p>
          </table:table-cell>
          <table:table-cell office:value-type="float" office:value="86.05455" calcext:value-type="float">
            <text:p>86.05455</text:p>
          </table:table-cell>
          <table:table-cell office:value-type="float" office:value="0" calcext:value-type="float">
            <text:p>0</text:p>
          </table:table-cell>
          <table:table-cell office:value-type="float" office:value="0.1133893" calcext:value-type="float">
            <text:p>0.1133893</text:p>
          </table:table-cell>
          <table:table-cell office:value-type="float" office:value="0.4056492" calcext:value-type="float">
            <text:p>0.4056492</text:p>
          </table:table-cell>
          <table:table-cell office:value-type="float" office:value="0.41107" calcext:value-type="float">
            <text:p>0.41107</text:p>
          </table:table-cell>
          <table:table-cell office:value-type="float" office:value="0.4177551" calcext:value-type="float">
            <text:p>0.4177551</text:p>
          </table:table-cell>
          <table:table-cell office:value-type="float" office:value="0.4232819" calcext:value-type="float">
            <text:p>0.4232819</text:p>
          </table:table-cell>
          <table:table-cell office:value-type="float" office:value="0.359055" calcext:value-type="float">
            <text:p>0.359055</text:p>
          </table:table-cell>
          <table:table-cell office:value-type="float" office:value="0.3540525" calcext:value-type="float">
            <text:p>0.3540525</text:p>
          </table:table-cell>
          <table:table-cell office:value-type="float" office:value="0.4070184" calcext:value-type="float">
            <text:p>0.4070184</text:p>
          </table:table-cell>
          <table:table-cell office:value-type="float" office:value="0.3858622" calcext:value-type="float">
            <text:p>0.3858622</text:p>
          </table:table-cell>
          <table:table-cell office:value-type="float" office:value="0.3768877" calcext:value-type="float">
            <text:p>0.3768877</text:p>
          </table:table-cell>
          <table:table-cell office:value-type="float" office:value="0.3915702" calcext:value-type="float">
            <text:p>0.3915702</text:p>
          </table:table-cell>
          <table:table-cell office:value-type="float" office:value="0.40338" calcext:value-type="float">
            <text:p>0.4033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519E-015" calcext:value-type="float">
            <text:p>1.914519E-15</text:p>
          </table:table-cell>
          <table:table-cell office:value-type="float" office:value="1.958126E-015" calcext:value-type="float">
            <text:p>1.958126E-15</text:p>
          </table:table-cell>
          <table:table-cell office:value-type="float" office:value="1.976279E-015" calcext:value-type="float">
            <text:p>1.976279E-15</text:p>
          </table:table-cell>
          <table:table-cell office:value-type="float" office:value="9.503534E-016" calcext:value-type="float">
            <text:p>9.503534E-16</text:p>
          </table:table-cell>
          <table:table-cell office:value-type="float" office:value="1.011959E-015" calcext:value-type="float">
            <text:p>1.01195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25317" calcext:value-type="float">
            <text:p>-65.25317</text:p>
          </table:table-cell>
          <table:table-cell office:value-type="float" office:value="-0.005508927" calcext:value-type="float">
            <text:p>-0.005508927</text:p>
          </table:table-cell>
          <table:table-cell office:value-type="float" office:value="-0.005084112" calcext:value-type="float">
            <text:p>-0.005084112</text:p>
          </table:table-cell>
          <table:table-cell office:value-type="float" office:value="-0.004629823" calcext:value-type="float">
            <text:p>-0.004629823</text:p>
          </table:table-cell>
          <table:table-cell office:value-type="float" office:value="-0.004277816" calcext:value-type="float">
            <text:p>-0.004277816</text:p>
          </table:table-cell>
          <table:table-cell office:value-type="float" office:value="-0.003746004" calcext:value-type="float">
            <text:p>-0.003746004</text:p>
          </table:table-cell>
          <table:table-cell office:value-type="float" office:value="-0.003133671" calcext:value-type="float">
            <text:p>-0.003133671</text:p>
          </table:table-cell>
          <table:table-cell office:value-type="float" office:value="-0.001936386" calcext:value-type="float">
            <text:p>-0.001936386</text:p>
          </table:table-cell>
          <table:table-cell office:value-type="float" office:value="-0.005401679" calcext:value-type="float">
            <text:p>-0.005401679</text:p>
          </table:table-cell>
          <table:table-cell office:value-type="float" office:value="-0.01026349" calcext:value-type="float">
            <text:p>-0.0102634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923" calcext:value-type="float">
            <text:p>-0.009729923</text:p>
          </table:table-cell>
          <table:table-cell office:value-type="float" office:value="-0.001948451" calcext:value-type="float">
            <text:p>-0.0019484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393" calcext:value-type="float">
            <text:p>-2.1953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82.93649" calcext:value-type="float">
            <text:p>82.9364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169" calcext:value-type="float">
            <text:p>1138.169</text:p>
          </table:table-cell>
          <table:table-cell office:value-type="float" office:value="86.10756" calcext:value-type="float">
            <text:p>86.10756</text:p>
          </table:table-cell>
          <table:table-cell office:value-type="float" office:value="0" calcext:value-type="float">
            <text:p>0</text:p>
          </table:table-cell>
          <table:table-cell office:value-type="float" office:value="0.114039" calcext:value-type="float">
            <text:p>0.114039</text:p>
          </table:table-cell>
          <table:table-cell office:value-type="float" office:value="0.4020355" calcext:value-type="float">
            <text:p>0.4020355</text:p>
          </table:table-cell>
          <table:table-cell office:value-type="float" office:value="0.4070407" calcext:value-type="float">
            <text:p>0.4070407</text:p>
          </table:table-cell>
          <table:table-cell office:value-type="float" office:value="0.4130824" calcext:value-type="float">
            <text:p>0.4130824</text:p>
          </table:table-cell>
          <table:table-cell office:value-type="float" office:value="0.4179614" calcext:value-type="float">
            <text:p>0.4179614</text:p>
          </table:table-cell>
          <table:table-cell office:value-type="float" office:value="0.3544821" calcext:value-type="float">
            <text:p>0.3544821</text:p>
          </table:table-cell>
          <table:table-cell office:value-type="float" office:value="0.3481477" calcext:value-type="float">
            <text:p>0.3481477</text:p>
          </table:table-cell>
          <table:table-cell office:value-type="float" office:value="0.4006827" calcext:value-type="float">
            <text:p>0.4006827</text:p>
          </table:table-cell>
          <table:table-cell office:value-type="float" office:value="0.3921852" calcext:value-type="float">
            <text:p>0.3921852</text:p>
          </table:table-cell>
          <table:table-cell office:value-type="float" office:value="0.3790603" calcext:value-type="float">
            <text:p>0.3790603</text:p>
          </table:table-cell>
          <table:table-cell office:value-type="float" office:value="0.3920537" calcext:value-type="float">
            <text:p>0.3920537</text:p>
          </table:table-cell>
          <table:table-cell office:value-type="float" office:value="0.4034145" calcext:value-type="float">
            <text:p>0.403414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67E-015" calcext:value-type="float">
            <text:p>1.91467E-15</text:p>
          </table:table-cell>
          <table:table-cell office:value-type="float" office:value="1.958113E-015" calcext:value-type="float">
            <text:p>1.958113E-15</text:p>
          </table:table-cell>
          <table:table-cell office:value-type="float" office:value="1.976267E-015" calcext:value-type="float">
            <text:p>1.976267E-15</text:p>
          </table:table-cell>
          <table:table-cell office:value-type="float" office:value="9.503564E-016" calcext:value-type="float">
            <text:p>9.503564E-16</text:p>
          </table:table-cell>
          <table:table-cell office:value-type="float" office:value="1.011943E-015" calcext:value-type="float">
            <text:p>1.01194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30906" calcext:value-type="float">
            <text:p>-62.30906</text:p>
          </table:table-cell>
          <table:table-cell office:value-type="float" office:value="-0.005819046" calcext:value-type="float">
            <text:p>-0.005819046</text:p>
          </table:table-cell>
          <table:table-cell office:value-type="float" office:value="-0.005399629" calcext:value-type="float">
            <text:p>-0.005399629</text:p>
          </table:table-cell>
          <table:table-cell office:value-type="float" office:value="-0.004958585" calcext:value-type="float">
            <text:p>-0.004958585</text:p>
          </table:table-cell>
          <table:table-cell office:value-type="float" office:value="-0.004620812" calcext:value-type="float">
            <text:p>-0.004620812</text:p>
          </table:table-cell>
          <table:table-cell office:value-type="float" office:value="-0.004127135" calcext:value-type="float">
            <text:p>-0.004127135</text:p>
          </table:table-cell>
          <table:table-cell office:value-type="float" office:value="-0.003604081" calcext:value-type="float">
            <text:p>-0.003604081</text:p>
          </table:table-cell>
          <table:table-cell office:value-type="float" office:value="-0.002714954" calcext:value-type="float">
            <text:p>-0.002714954</text:p>
          </table:table-cell>
          <table:table-cell office:value-type="float" office:value="-0.004123344" calcext:value-type="float">
            <text:p>-0.004123344</text:p>
          </table:table-cell>
          <table:table-cell office:value-type="float" office:value="-0.009306422" calcext:value-type="float">
            <text:p>-0.00930642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09" calcext:value-type="float">
            <text:p>-0.00973009</text:p>
          </table:table-cell>
          <table:table-cell office:value-type="float" office:value="-0.001949084" calcext:value-type="float">
            <text:p>-0.0019490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1" calcext:value-type="float">
            <text:p>-2.196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82.94109" calcext:value-type="float">
            <text:p>82.9410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115" calcext:value-type="float">
            <text:p>1138.115</text:p>
          </table:table-cell>
          <table:table-cell office:value-type="float" office:value="86.15736" calcext:value-type="float">
            <text:p>86.15736</text:p>
          </table:table-cell>
          <table:table-cell office:value-type="float" office:value="0" calcext:value-type="float">
            <text:p>0</text:p>
          </table:table-cell>
          <table:table-cell office:value-type="float" office:value="0.1139131" calcext:value-type="float">
            <text:p>0.1139131</text:p>
          </table:table-cell>
          <table:table-cell office:value-type="float" office:value="0.3980402" calcext:value-type="float">
            <text:p>0.3980402</text:p>
          </table:table-cell>
          <table:table-cell office:value-type="float" office:value="0.4026871" calcext:value-type="float">
            <text:p>0.4026871</text:p>
          </table:table-cell>
          <table:table-cell office:value-type="float" office:value="0.4082258" calcext:value-type="float">
            <text:p>0.4082258</text:p>
          </table:table-cell>
          <table:table-cell office:value-type="float" office:value="0.4125583" calcext:value-type="float">
            <text:p>0.4125583</text:p>
          </table:table-cell>
          <table:table-cell office:value-type="float" office:value="0.3500527" calcext:value-type="float">
            <text:p>0.3500527</text:p>
          </table:table-cell>
          <table:table-cell office:value-type="float" office:value="0.3428654" calcext:value-type="float">
            <text:p>0.3428654</text:p>
          </table:table-cell>
          <table:table-cell office:value-type="float" office:value="0.3962538" calcext:value-type="float">
            <text:p>0.3962538</text:p>
          </table:table-cell>
          <table:table-cell office:value-type="float" office:value="0.3963746" calcext:value-type="float">
            <text:p>0.3963746</text:p>
          </table:table-cell>
          <table:table-cell office:value-type="float" office:value="0.3815466" calcext:value-type="float">
            <text:p>0.3815466</text:p>
          </table:table-cell>
          <table:table-cell office:value-type="float" office:value="0.3927992" calcext:value-type="float">
            <text:p>0.3927992</text:p>
          </table:table-cell>
          <table:table-cell office:value-type="float" office:value="0.403511" calcext:value-type="float">
            <text:p>0.40351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824E-015" calcext:value-type="float">
            <text:p>1.914824E-15</text:p>
          </table:table-cell>
          <table:table-cell office:value-type="float" office:value="1.958099E-015" calcext:value-type="float">
            <text:p>1.958099E-15</text:p>
          </table:table-cell>
          <table:table-cell office:value-type="float" office:value="1.976254E-015" calcext:value-type="float">
            <text:p>1.976254E-15</text:p>
          </table:table-cell>
          <table:table-cell office:value-type="float" office:value="9.503577E-016" calcext:value-type="float">
            <text:p>9.503577E-16</text:p>
          </table:table-cell>
          <table:table-cell office:value-type="float" office:value="1.011928E-015" calcext:value-type="float">
            <text:p>1.011928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3651" calcext:value-type="float">
            <text:p>-62.83651</text:p>
          </table:table-cell>
          <table:table-cell office:value-type="float" office:value="-0.006185995" calcext:value-type="float">
            <text:p>-0.006185995</text:p>
          </table:table-cell>
          <table:table-cell office:value-type="float" office:value="-0.005767126" calcext:value-type="float">
            <text:p>-0.005767126</text:p>
          </table:table-cell>
          <table:table-cell office:value-type="float" office:value="-0.005330063" calcext:value-type="float">
            <text:p>-0.005330063</text:p>
          </table:table-cell>
          <table:table-cell office:value-type="float" office:value="-0.005002787" calcext:value-type="float">
            <text:p>-0.005002787</text:p>
          </table:table-cell>
          <table:table-cell office:value-type="float" office:value="-0.004537998" calcext:value-type="float">
            <text:p>-0.004537998</text:p>
          </table:table-cell>
          <table:table-cell office:value-type="float" office:value="-0.004098047" calcext:value-type="float">
            <text:p>-0.004098047</text:p>
          </table:table-cell>
          <table:table-cell office:value-type="float" office:value="-0.003457885" calcext:value-type="float">
            <text:p>-0.003457885</text:p>
          </table:table-cell>
          <table:table-cell office:value-type="float" office:value="-0.003451365" calcext:value-type="float">
            <text:p>-0.003451365</text:p>
          </table:table-cell>
          <table:table-cell office:value-type="float" office:value="-0.008320579" calcext:value-type="float">
            <text:p>-0.00832057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563" calcext:value-type="float">
            <text:p>-0.009730563</text:p>
          </table:table-cell>
          <table:table-cell office:value-type="float" office:value="-0.001949608" calcext:value-type="float">
            <text:p>-0.0019496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399" calcext:value-type="float">
            <text:p>-2.1963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82.91533" calcext:value-type="float">
            <text:p>82.9153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092" calcext:value-type="float">
            <text:p>1138.092</text:p>
          </table:table-cell>
          <table:table-cell office:value-type="float" office:value="86.20567" calcext:value-type="float">
            <text:p>86.20567</text:p>
          </table:table-cell>
          <table:table-cell office:value-type="float" office:value="0" calcext:value-type="float">
            <text:p>0</text:p>
          </table:table-cell>
          <table:table-cell office:value-type="float" office:value="0.1168233" calcext:value-type="float">
            <text:p>0.1168233</text:p>
          </table:table-cell>
          <table:table-cell office:value-type="float" office:value="0.3941984" calcext:value-type="float">
            <text:p>0.3941984</text:p>
          </table:table-cell>
          <table:table-cell office:value-type="float" office:value="0.3984784" calcext:value-type="float">
            <text:p>0.3984784</text:p>
          </table:table-cell>
          <table:table-cell office:value-type="float" office:value="0.4035761" calcext:value-type="float">
            <text:p>0.4035761</text:p>
          </table:table-cell>
          <table:table-cell office:value-type="float" office:value="0.4075837" calcext:value-type="float">
            <text:p>0.4075837</text:p>
          </table:table-cell>
          <table:table-cell office:value-type="float" office:value="0.3461295" calcext:value-type="float">
            <text:p>0.3461295</text:p>
          </table:table-cell>
          <table:table-cell office:value-type="float" office:value="0.3390046" calcext:value-type="float">
            <text:p>0.3390046</text:p>
          </table:table-cell>
          <table:table-cell office:value-type="float" office:value="0.3936302" calcext:value-type="float">
            <text:p>0.3936302</text:p>
          </table:table-cell>
          <table:table-cell office:value-type="float" office:value="0.3976912" calcext:value-type="float">
            <text:p>0.3976912</text:p>
          </table:table-cell>
          <table:table-cell office:value-type="float" office:value="0.3844216" calcext:value-type="float">
            <text:p>0.3844216</text:p>
          </table:table-cell>
          <table:table-cell office:value-type="float" office:value="0.3939512" calcext:value-type="float">
            <text:p>0.3939512</text:p>
          </table:table-cell>
          <table:table-cell office:value-type="float" office:value="0.4037114" calcext:value-type="float">
            <text:p>0.403711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995E-015" calcext:value-type="float">
            <text:p>1.914995E-15</text:p>
          </table:table-cell>
          <table:table-cell office:value-type="float" office:value="1.958081E-015" calcext:value-type="float">
            <text:p>1.958081E-15</text:p>
          </table:table-cell>
          <table:table-cell office:value-type="float" office:value="1.976241E-015" calcext:value-type="float">
            <text:p>1.976241E-15</text:p>
          </table:table-cell>
          <table:table-cell office:value-type="float" office:value="9.503586E-016" calcext:value-type="float">
            <text:p>9.503586E-16</text:p>
          </table:table-cell>
          <table:table-cell office:value-type="float" office:value="1.011915E-015" calcext:value-type="float">
            <text:p>1.01191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87803" calcext:value-type="float">
            <text:p>-51.87803</text:p>
          </table:table-cell>
          <table:table-cell office:value-type="float" office:value="-0.006564624" calcext:value-type="float">
            <text:p>-0.006564624</text:p>
          </table:table-cell>
          <table:table-cell office:value-type="float" office:value="-0.006150398" calcext:value-type="float">
            <text:p>-0.006150398</text:p>
          </table:table-cell>
          <table:table-cell office:value-type="float" office:value="-0.005716731" calcext:value-type="float">
            <text:p>-0.005716731</text:p>
          </table:table-cell>
          <table:table-cell office:value-type="float" office:value="-0.005387986" calcext:value-type="float">
            <text:p>-0.005387986</text:p>
          </table:table-cell>
          <table:table-cell office:value-type="float" office:value="-0.004942867" calcext:value-type="float">
            <text:p>-0.004942867</text:p>
          </table:table-cell>
          <table:table-cell office:value-type="float" office:value="-0.004507794" calcext:value-type="float">
            <text:p>-0.004507794</text:p>
          </table:table-cell>
          <table:table-cell office:value-type="float" office:value="-0.003998081" calcext:value-type="float">
            <text:p>-0.003998081</text:p>
          </table:table-cell>
          <table:table-cell office:value-type="float" office:value="-0.003260027" calcext:value-type="float">
            <text:p>-0.003260027</text:p>
          </table:table-cell>
          <table:table-cell office:value-type="float" office:value="-0.007319237" calcext:value-type="float">
            <text:p>-0.007319237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951" calcext:value-type="float">
            <text:p>-0.009729951</text:p>
          </table:table-cell>
          <table:table-cell office:value-type="float" office:value="-0.001950339" calcext:value-type="float">
            <text:p>-0.0019503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416" calcext:value-type="float">
            <text:p>-2.1964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82.87966" calcext:value-type="float">
            <text:p>82.8796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078" calcext:value-type="float">
            <text:p>1138.078</text:p>
          </table:table-cell>
          <table:table-cell office:value-type="float" office:value="86.25549" calcext:value-type="float">
            <text:p>86.25549</text:p>
          </table:table-cell>
          <table:table-cell office:value-type="float" office:value="0" calcext:value-type="float">
            <text:p>0</text:p>
          </table:table-cell>
          <table:table-cell office:value-type="float" office:value="0.1209966" calcext:value-type="float">
            <text:p>0.1209966</text:p>
          </table:table-cell>
          <table:table-cell office:value-type="float" office:value="0.3909876" calcext:value-type="float">
            <text:p>0.3909876</text:p>
          </table:table-cell>
          <table:table-cell office:value-type="float" office:value="0.3950207" calcext:value-type="float">
            <text:p>0.3950207</text:p>
          </table:table-cell>
          <table:table-cell office:value-type="float" office:value="0.3997208" calcext:value-type="float">
            <text:p>0.3997208</text:p>
          </table:table-cell>
          <table:table-cell office:value-type="float" office:value="0.4033994" calcext:value-type="float">
            <text:p>0.4033994</text:p>
          </table:table-cell>
          <table:table-cell office:value-type="float" office:value="0.3430912" calcext:value-type="float">
            <text:p>0.3430912</text:p>
          </table:table-cell>
          <table:table-cell office:value-type="float" office:value="0.336078" calcext:value-type="float">
            <text:p>0.336078</text:p>
          </table:table-cell>
          <table:table-cell office:value-type="float" office:value="0.3922722" calcext:value-type="float">
            <text:p>0.3922722</text:p>
          </table:table-cell>
          <table:table-cell office:value-type="float" office:value="0.3971929" calcext:value-type="float">
            <text:p>0.3971929</text:p>
          </table:table-cell>
          <table:table-cell office:value-type="float" office:value="0.3870499" calcext:value-type="float">
            <text:p>0.3870499</text:p>
          </table:table-cell>
          <table:table-cell office:value-type="float" office:value="0.3952878" calcext:value-type="float">
            <text:p>0.3952878</text:p>
          </table:table-cell>
          <table:table-cell office:value-type="float" office:value="0.4039983" calcext:value-type="float">
            <text:p>0.403998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5154E-015" calcext:value-type="float">
            <text:p>1.915154E-15</text:p>
          </table:table-cell>
          <table:table-cell office:value-type="float" office:value="1.958068E-015" calcext:value-type="float">
            <text:p>1.958068E-15</text:p>
          </table:table-cell>
          <table:table-cell office:value-type="float" office:value="1.976225E-015" calcext:value-type="float">
            <text:p>1.976225E-15</text:p>
          </table:table-cell>
          <table:table-cell office:value-type="float" office:value="9.503632E-016" calcext:value-type="float">
            <text:p>9.503632E-16</text:p>
          </table:table-cell>
          <table:table-cell office:value-type="float" office:value="1.011897E-015" calcext:value-type="float">
            <text:p>1.011897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5472" calcext:value-type="float">
            <text:p>-39.5472</text:p>
          </table:table-cell>
          <table:table-cell office:value-type="float" office:value="-0.006902066" calcext:value-type="float">
            <text:p>-0.006902066</text:p>
          </table:table-cell>
          <table:table-cell office:value-type="float" office:value="-0.006487599" calcext:value-type="float">
            <text:p>-0.006487599</text:p>
          </table:table-cell>
          <table:table-cell office:value-type="float" office:value="-0.006061779" calcext:value-type="float">
            <text:p>-0.006061779</text:p>
          </table:table-cell>
          <table:table-cell office:value-type="float" office:value="-0.005738011" calcext:value-type="float">
            <text:p>-0.005738011</text:p>
          </table:table-cell>
          <table:table-cell office:value-type="float" office:value="-0.005282838" calcext:value-type="float">
            <text:p>-0.005282838</text:p>
          </table:table-cell>
          <table:table-cell office:value-type="float" office:value="-0.004847763" calcext:value-type="float">
            <text:p>-0.004847763</text:p>
          </table:table-cell>
          <table:table-cell office:value-type="float" office:value="-0.004309496" calcext:value-type="float">
            <text:p>-0.004309496</text:p>
          </table:table-cell>
          <table:table-cell office:value-type="float" office:value="-0.003326168" calcext:value-type="float">
            <text:p>-0.003326168</text:p>
          </table:table-cell>
          <table:table-cell office:value-type="float" office:value="-0.006515438" calcext:value-type="float">
            <text:p>-0.00651543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023" calcext:value-type="float">
            <text:p>-0.009729023</text:p>
          </table:table-cell>
          <table:table-cell office:value-type="float" office:value="-0.001950928" calcext:value-type="float">
            <text:p>-0.0019509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957" calcext:value-type="float">
            <text:p>-2.1959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225.7" calcext:value-type="float">
            <text:p>225.7</text:p>
          </table:table-cell>
          <table:table-cell office:value-type="float" office:value="83.34488" calcext:value-type="float">
            <text:p>83.3448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3.795" calcext:value-type="float">
            <text:p>1143.795</text:p>
          </table:table-cell>
          <table:table-cell office:value-type="float" office:value="86.3728" calcext:value-type="float">
            <text:p>86.3728</text:p>
          </table:table-cell>
          <table:table-cell office:value-type="float" office:value="0" calcext:value-type="float">
            <text:p>0</text:p>
          </table:table-cell>
          <table:table-cell office:value-type="float" office:value="0.4097105" calcext:value-type="float">
            <text:p>0.4097105</text:p>
          </table:table-cell>
          <table:table-cell office:value-type="float" office:value="0.4118771" calcext:value-type="float">
            <text:p>0.4118771</text:p>
          </table:table-cell>
          <table:table-cell office:value-type="float" office:value="0.4119124" calcext:value-type="float">
            <text:p>0.4119124</text:p>
          </table:table-cell>
          <table:table-cell office:value-type="float" office:value="0.4085138" calcext:value-type="float">
            <text:p>0.4085138</text:p>
          </table:table-cell>
          <table:table-cell office:value-type="float" office:value="0.4079177" calcext:value-type="float">
            <text:p>0.4079177</text:p>
          </table:table-cell>
          <table:table-cell office:value-type="float" office:value="0.3412726" calcext:value-type="float">
            <text:p>0.3412726</text:p>
          </table:table-cell>
          <table:table-cell office:value-type="float" office:value="0.3333029" calcext:value-type="float">
            <text:p>0.3333029</text:p>
          </table:table-cell>
          <table:table-cell office:value-type="float" office:value="0.3912341" calcext:value-type="float">
            <text:p>0.3912341</text:p>
          </table:table-cell>
          <table:table-cell office:value-type="float" office:value="0.395496" calcext:value-type="float">
            <text:p>0.395496</text:p>
          </table:table-cell>
          <table:table-cell office:value-type="float" office:value="0.3897672" calcext:value-type="float">
            <text:p>0.3897672</text:p>
          </table:table-cell>
          <table:table-cell office:value-type="float" office:value="0.3969814" calcext:value-type="float">
            <text:p>0.3969814</text:p>
          </table:table-cell>
          <table:table-cell office:value-type="float" office:value="0.4043715" calcext:value-type="float">
            <text:p>0.40437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5363E-015" calcext:value-type="float">
            <text:p>1.915363E-15</text:p>
          </table:table-cell>
          <table:table-cell office:value-type="float" office:value="1.958049E-015" calcext:value-type="float">
            <text:p>1.958049E-15</text:p>
          </table:table-cell>
          <table:table-cell office:value-type="float" office:value="1.976205E-015" calcext:value-type="float">
            <text:p>1.976205E-15</text:p>
          </table:table-cell>
          <table:table-cell office:value-type="float" office:value="9.50368E-016" calcext:value-type="float">
            <text:p>9.50368E-16</text:p>
          </table:table-cell>
          <table:table-cell office:value-type="float" office:value="1.011879E-015" calcext:value-type="float">
            <text:p>1.01187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93855" calcext:value-type="float">
            <text:p>-0.005093855</text:p>
          </table:table-cell>
          <table:table-cell office:value-type="float" office:value="-0.004948121" calcext:value-type="float">
            <text:p>-0.004948121</text:p>
          </table:table-cell>
          <table:table-cell office:value-type="float" office:value="-0.004998143" calcext:value-type="float">
            <text:p>-0.004998143</text:p>
          </table:table-cell>
          <table:table-cell office:value-type="float" office:value="-0.00534719" calcext:value-type="float">
            <text:p>-0.00534719</text:p>
          </table:table-cell>
          <table:table-cell office:value-type="float" office:value="-0.005411377" calcext:value-type="float">
            <text:p>-0.005411377</text:p>
          </table:table-cell>
          <table:table-cell office:value-type="float" office:value="-0.005517242" calcext:value-type="float">
            <text:p>-0.005517242</text:p>
          </table:table-cell>
          <table:table-cell office:value-type="float" office:value="-0.005199829" calcext:value-type="float">
            <text:p>-0.005199829</text:p>
          </table:table-cell>
          <table:table-cell office:value-type="float" office:value="-0.004564339" calcext:value-type="float">
            <text:p>-0.004564339</text:p>
          </table:table-cell>
          <table:table-cell office:value-type="float" office:value="-0.003572393" calcext:value-type="float">
            <text:p>-0.003572393</text:p>
          </table:table-cell>
          <table:table-cell office:value-type="float" office:value="-0.005777238" calcext:value-type="float">
            <text:p>-0.00577723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7075" calcext:value-type="float">
            <text:p>-0.009727075</text:p>
          </table:table-cell>
          <table:table-cell office:value-type="float" office:value="-0.001951955" calcext:value-type="float">
            <text:p>-0.0019519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944" calcext:value-type="float">
            <text:p>-2.1949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225.7" calcext:value-type="float">
            <text:p>225.7</text:p>
          </table:table-cell>
          <table:table-cell office:value-type="float" office:value="86.86065" calcext:value-type="float">
            <text:p>86.86065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0.217" calcext:value-type="float">
            <text:p>1140.217</text:p>
          </table:table-cell>
          <table:table-cell office:value-type="float" office:value="86.43568" calcext:value-type="float">
            <text:p>86.43568</text:p>
          </table:table-cell>
          <table:table-cell office:value-type="float" office:value="0" calcext:value-type="float">
            <text:p>0</text:p>
          </table:table-cell>
          <table:table-cell office:value-type="float" office:value="0.1112254" calcext:value-type="float">
            <text:p>0.1112254</text:p>
          </table:table-cell>
          <table:table-cell office:value-type="float" office:value="0.3921054" calcext:value-type="float">
            <text:p>0.3921054</text:p>
          </table:table-cell>
          <table:table-cell office:value-type="float" office:value="0.3961465" calcext:value-type="float">
            <text:p>0.3961465</text:p>
          </table:table-cell>
          <table:table-cell office:value-type="float" office:value="0.4007417" calcext:value-type="float">
            <text:p>0.4007417</text:p>
          </table:table-cell>
          <table:table-cell office:value-type="float" office:value="0.4042228" calcext:value-type="float">
            <text:p>0.4042228</text:p>
          </table:table-cell>
          <table:table-cell office:value-type="float" office:value="0.3431843" calcext:value-type="float">
            <text:p>0.3431843</text:p>
          </table:table-cell>
          <table:table-cell office:value-type="float" office:value="0.3353826" calcext:value-type="float">
            <text:p>0.3353826</text:p>
          </table:table-cell>
          <table:table-cell office:value-type="float" office:value="0.391378" calcext:value-type="float">
            <text:p>0.391378</text:p>
          </table:table-cell>
          <table:table-cell office:value-type="float" office:value="0.3942927" calcext:value-type="float">
            <text:p>0.3942927</text:p>
          </table:table-cell>
          <table:table-cell office:value-type="float" office:value="0.3914762" calcext:value-type="float">
            <text:p>0.3914762</text:p>
          </table:table-cell>
          <table:table-cell office:value-type="float" office:value="0.3987995" calcext:value-type="float">
            <text:p>0.3987995</text:p>
          </table:table-cell>
          <table:table-cell office:value-type="float" office:value="0.4049538" calcext:value-type="float">
            <text:p>0.404953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5572E-015" calcext:value-type="float">
            <text:p>1.915572E-15</text:p>
          </table:table-cell>
          <table:table-cell office:value-type="float" office:value="1.958032E-015" calcext:value-type="float">
            <text:p>1.958032E-15</text:p>
          </table:table-cell>
          <table:table-cell office:value-type="float" office:value="1.976184E-015" calcext:value-type="float">
            <text:p>1.976184E-15</text:p>
          </table:table-cell>
          <table:table-cell office:value-type="float" office:value="9.503718E-016" calcext:value-type="float">
            <text:p>9.503718E-16</text:p>
          </table:table-cell>
          <table:table-cell office:value-type="float" office:value="1.011862E-015" calcext:value-type="float">
            <text:p>1.011862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18217" calcext:value-type="float">
            <text:p>-76.18217</text:p>
          </table:table-cell>
          <table:table-cell office:value-type="float" office:value="-0.006781878" calcext:value-type="float">
            <text:p>-0.006781878</text:p>
          </table:table-cell>
          <table:table-cell office:value-type="float" office:value="-0.006374659" calcext:value-type="float">
            <text:p>-0.006374659</text:p>
          </table:table-cell>
          <table:table-cell office:value-type="float" office:value="-0.005966639" calcext:value-type="float">
            <text:p>-0.005966639</text:p>
          </table:table-cell>
          <table:table-cell office:value-type="float" office:value="-0.005665937" calcext:value-type="float">
            <text:p>-0.005665937</text:p>
          </table:table-cell>
          <table:table-cell office:value-type="float" office:value="-0.005271826" calcext:value-type="float">
            <text:p>-0.005271826</text:p>
          </table:table-cell>
          <table:table-cell office:value-type="float" office:value="-0.004933825" calcext:value-type="float">
            <text:p>-0.004933825</text:p>
          </table:table-cell>
          <table:table-cell office:value-type="float" office:value="-0.004530154" calcext:value-type="float">
            <text:p>-0.004530154</text:p>
          </table:table-cell>
          <table:table-cell office:value-type="float" office:value="-0.003757173" calcext:value-type="float">
            <text:p>-0.003757173</text:p>
          </table:table-cell>
          <table:table-cell office:value-type="float" office:value="-0.005360419" calcext:value-type="float">
            <text:p>-0.00536041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7576" calcext:value-type="float">
            <text:p>-0.009727576</text:p>
          </table:table-cell>
          <table:table-cell office:value-type="float" office:value="-0.001953068" calcext:value-type="float">
            <text:p>-0.0019530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229" calcext:value-type="float">
            <text:p>-2.1932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225.8" calcext:value-type="float">
            <text:p>225.8</text:p>
          </table:table-cell>
          <table:table-cell office:value-type="float" office:value="86.86076" calcext:value-type="float">
            <text:p>86.8607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40.239" calcext:value-type="float">
            <text:p>1140.239</text:p>
          </table:table-cell>
          <table:table-cell office:value-type="float" office:value="86.51306" calcext:value-type="float">
            <text:p>86.51306</text:p>
          </table:table-cell>
          <table:table-cell office:value-type="float" office:value="0" calcext:value-type="float">
            <text:p>0</text:p>
          </table:table-cell>
          <table:table-cell office:value-type="float" office:value="0.1213601" calcext:value-type="float">
            <text:p>0.1213601</text:p>
          </table:table-cell>
          <table:table-cell office:value-type="float" office:value="0.3885309" calcext:value-type="float">
            <text:p>0.3885309</text:p>
          </table:table-cell>
          <table:table-cell office:value-type="float" office:value="0.3923678" calcext:value-type="float">
            <text:p>0.3923678</text:p>
          </table:table-cell>
          <table:table-cell office:value-type="float" office:value="0.3968352" calcext:value-type="float">
            <text:p>0.3968352</text:p>
          </table:table-cell>
          <table:table-cell office:value-type="float" office:value="0.4002012" calcext:value-type="float">
            <text:p>0.4002012</text:p>
          </table:table-cell>
          <table:table-cell office:value-type="float" office:value="0.3404011" calcext:value-type="float">
            <text:p>0.3404011</text:p>
          </table:table-cell>
          <table:table-cell office:value-type="float" office:value="0.3328121" calcext:value-type="float">
            <text:p>0.3328121</text:p>
          </table:table-cell>
          <table:table-cell office:value-type="float" office:value="0.3906047" calcext:value-type="float">
            <text:p>0.3906047</text:p>
          </table:table-cell>
          <table:table-cell office:value-type="float" office:value="0.3928116" calcext:value-type="float">
            <text:p>0.3928116</text:p>
          </table:table-cell>
          <table:table-cell office:value-type="float" office:value="0.3932542" calcext:value-type="float">
            <text:p>0.3932542</text:p>
          </table:table-cell>
          <table:table-cell office:value-type="float" office:value="0.4009118" calcext:value-type="float">
            <text:p>0.4009118</text:p>
          </table:table-cell>
          <table:table-cell office:value-type="float" office:value="0.4056303" calcext:value-type="float">
            <text:p>0.405630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5782E-015" calcext:value-type="float">
            <text:p>1.915782E-15</text:p>
          </table:table-cell>
          <table:table-cell office:value-type="float" office:value="1.958014E-015" calcext:value-type="float">
            <text:p>1.958014E-15</text:p>
          </table:table-cell>
          <table:table-cell office:value-type="float" office:value="1.976162E-015" calcext:value-type="float">
            <text:p>1.976162E-15</text:p>
          </table:table-cell>
          <table:table-cell office:value-type="float" office:value="9.503747E-016" calcext:value-type="float">
            <text:p>9.503747E-16</text:p>
          </table:table-cell>
          <table:table-cell office:value-type="float" office:value="1.011845E-015" calcext:value-type="float">
            <text:p>1.011845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1559" calcext:value-type="float">
            <text:p>-44.01559</text:p>
          </table:table-cell>
          <table:table-cell office:value-type="float" office:value="-0.007174166" calcext:value-type="float">
            <text:p>-0.007174166</text:p>
          </table:table-cell>
          <table:table-cell office:value-type="float" office:value="-0.006761271" calcext:value-type="float">
            <text:p>-0.006761271</text:p>
          </table:table-cell>
          <table:table-cell office:value-type="float" office:value="-0.006336075" calcext:value-type="float">
            <text:p>-0.006336075</text:p>
          </table:table-cell>
          <table:table-cell office:value-type="float" office:value="-0.006023353" calcext:value-type="float">
            <text:p>-0.006023353</text:p>
          </table:table-cell>
          <table:table-cell office:value-type="float" office:value="-0.005606584" calcext:value-type="float">
            <text:p>-0.005606584</text:p>
          </table:table-cell>
          <table:table-cell office:value-type="float" office:value="-0.005261156" calcext:value-type="float">
            <text:p>-0.005261156</text:p>
          </table:table-cell>
          <table:table-cell office:value-type="float" office:value="-0.004725163" calcext:value-type="float">
            <text:p>-0.004725163</text:p>
          </table:table-cell>
          <table:table-cell office:value-type="float" office:value="-0.004001154" calcext:value-type="float">
            <text:p>-0.004001154</text:p>
          </table:table-cell>
          <table:table-cell office:value-type="float" office:value="-0.004959342" calcext:value-type="float">
            <text:p>-0.00495934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877" calcext:value-type="float">
            <text:p>-0.009729877</text:p>
          </table:table-cell>
          <table:table-cell office:value-type="float" office:value="-0.001953911" calcext:value-type="float">
            <text:p>-0.0019539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639" calcext:value-type="float">
            <text:p>-2.1906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6355" calcext:value-type="float">
            <text:p>87.26355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38.883" calcext:value-type="float">
            <text:p>1138.883</text:p>
          </table:table-cell>
          <table:table-cell office:value-type="float" office:value="86.6112" calcext:value-type="float">
            <text:p>86.6112</text:p>
          </table:table-cell>
          <table:table-cell office:value-type="float" office:value="0" calcext:value-type="float">
            <text:p>0</text:p>
          </table:table-cell>
          <table:table-cell office:value-type="float" office:value="0.1118385" calcext:value-type="float">
            <text:p>0.1118385</text:p>
          </table:table-cell>
          <table:table-cell office:value-type="float" office:value="0.3855757" calcext:value-type="float">
            <text:p>0.3855757</text:p>
          </table:table-cell>
          <table:table-cell office:value-type="float" office:value="0.3891988" calcext:value-type="float">
            <text:p>0.3891988</text:p>
          </table:table-cell>
          <table:table-cell office:value-type="float" office:value="0.3933983" calcext:value-type="float">
            <text:p>0.3933983</text:p>
          </table:table-cell>
          <table:table-cell office:value-type="float" office:value="0.3966132" calcext:value-type="float">
            <text:p>0.3966132</text:p>
          </table:table-cell>
          <table:table-cell office:value-type="float" office:value="0.3379943" calcext:value-type="float">
            <text:p>0.3379943</text:p>
          </table:table-cell>
          <table:table-cell office:value-type="float" office:value="0.3313653" calcext:value-type="float">
            <text:p>0.3313653</text:p>
          </table:table-cell>
          <table:table-cell office:value-type="float" office:value="0.3896973" calcext:value-type="float">
            <text:p>0.3896973</text:p>
          </table:table-cell>
          <table:table-cell office:value-type="float" office:value="0.3914931" calcext:value-type="float">
            <text:p>0.3914931</text:p>
          </table:table-cell>
          <table:table-cell office:value-type="float" office:value="0.3942974" calcext:value-type="float">
            <text:p>0.3942974</text:p>
          </table:table-cell>
          <table:table-cell office:value-type="float" office:value="0.4028291" calcext:value-type="float">
            <text:p>0.4028291</text:p>
          </table:table-cell>
          <table:table-cell office:value-type="float" office:value="0.4064381" calcext:value-type="float">
            <text:p>0.406438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5981E-015" calcext:value-type="float">
            <text:p>1.915981E-15</text:p>
          </table:table-cell>
          <table:table-cell office:value-type="float" office:value="1.957999E-015" calcext:value-type="float">
            <text:p>1.957999E-15</text:p>
          </table:table-cell>
          <table:table-cell office:value-type="float" office:value="1.976143E-015" calcext:value-type="float">
            <text:p>1.976143E-15</text:p>
          </table:table-cell>
          <table:table-cell office:value-type="float" office:value="9.503754E-016" calcext:value-type="float">
            <text:p>9.503754E-16</text:p>
          </table:table-cell>
          <table:table-cell office:value-type="float" office:value="1.011831E-015" calcext:value-type="float">
            <text:p>1.01183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56021" calcext:value-type="float">
            <text:p>-72.56021</text:p>
          </table:table-cell>
          <table:table-cell office:value-type="float" office:value="-0.007518092" calcext:value-type="float">
            <text:p>-0.007518092</text:p>
          </table:table-cell>
          <table:table-cell office:value-type="float" office:value="-0.007105595" calcext:value-type="float">
            <text:p>-0.007105595</text:p>
          </table:table-cell>
          <table:table-cell office:value-type="float" office:value="-0.006682382" calcext:value-type="float">
            <text:p>-0.006682382</text:p>
          </table:table-cell>
          <table:table-cell office:value-type="float" office:value="-0.006364879" calcext:value-type="float">
            <text:p>-0.006364879</text:p>
          </table:table-cell>
          <table:table-cell office:value-type="float" office:value="-0.005916616" calcext:value-type="float">
            <text:p>-0.005916616</text:p>
          </table:table-cell>
          <table:table-cell office:value-type="float" office:value="-0.005458234" calcext:value-type="float">
            <text:p>-0.005458234</text:p>
          </table:table-cell>
          <table:table-cell office:value-type="float" office:value="-0.004970589" calcext:value-type="float">
            <text:p>-0.004970589</text:p>
          </table:table-cell>
          <table:table-cell office:value-type="float" office:value="-0.004230722" calcext:value-type="float">
            <text:p>-0.004230722</text:p>
          </table:table-cell>
          <table:table-cell office:value-type="float" office:value="-0.004736714" calcext:value-type="float">
            <text:p>-0.004736714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758" calcext:value-type="float">
            <text:p>-0.009730758</text:p>
          </table:table-cell>
          <table:table-cell office:value-type="float" office:value="-0.001954731" calcext:value-type="float">
            <text:p>-0.0019547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236" calcext:value-type="float">
            <text:p>-2.1872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8062" calcext:value-type="float">
            <text:p>87.28062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29.425" calcext:value-type="float">
            <text:p>1129.425</text:p>
          </table:table-cell>
          <table:table-cell office:value-type="float" office:value="96.05208" calcext:value-type="float">
            <text:p>96.05208</text:p>
          </table:table-cell>
          <table:table-cell office:value-type="float" office:value="0" calcext:value-type="float">
            <text:p>0</text:p>
          </table:table-cell>
          <table:table-cell office:value-type="float" office:value="0.1102572" calcext:value-type="float">
            <text:p>0.1102572</text:p>
          </table:table-cell>
          <table:table-cell office:value-type="float" office:value="0.3556274" calcext:value-type="float">
            <text:p>0.3556274</text:p>
          </table:table-cell>
          <table:table-cell office:value-type="float" office:value="0.3585958" calcext:value-type="float">
            <text:p>0.3585958</text:p>
          </table:table-cell>
          <table:table-cell office:value-type="float" office:value="0.3629815" calcext:value-type="float">
            <text:p>0.3629815</text:p>
          </table:table-cell>
          <table:table-cell office:value-type="float" office:value="0.3676363" calcext:value-type="float">
            <text:p>0.3676363</text:p>
          </table:table-cell>
          <table:table-cell office:value-type="float" office:value="0.3228173" calcext:value-type="float">
            <text:p>0.3228173</text:p>
          </table:table-cell>
          <table:table-cell office:value-type="float" office:value="0.320263" calcext:value-type="float">
            <text:p>0.320263</text:p>
          </table:table-cell>
          <table:table-cell office:value-type="float" office:value="0.3859448" calcext:value-type="float">
            <text:p>0.3859448</text:p>
          </table:table-cell>
          <table:table-cell office:value-type="float" office:value="0.3876712" calcext:value-type="float">
            <text:p>0.3876712</text:p>
          </table:table-cell>
          <table:table-cell office:value-type="float" office:value="0.3927791" calcext:value-type="float">
            <text:p>0.3927791</text:p>
          </table:table-cell>
          <table:table-cell office:value-type="float" office:value="0.4032465" calcext:value-type="float">
            <text:p>0.4032465</text:p>
          </table:table-cell>
          <table:table-cell office:value-type="float" office:value="0.4071037" calcext:value-type="float">
            <text:p>0.407103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6206E-015" calcext:value-type="float">
            <text:p>1.916206E-15</text:p>
          </table:table-cell>
          <table:table-cell office:value-type="float" office:value="1.957981E-015" calcext:value-type="float">
            <text:p>1.957981E-15</text:p>
          </table:table-cell>
          <table:table-cell office:value-type="float" office:value="1.97612E-015" calcext:value-type="float">
            <text:p>1.97612E-15</text:p>
          </table:table-cell>
          <table:table-cell office:value-type="float" office:value="9.503799E-016" calcext:value-type="float">
            <text:p>9.503799E-16</text:p>
          </table:table-cell>
          <table:table-cell office:value-type="float" office:value="1.011811E-015" calcext:value-type="float">
            <text:p>1.01181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01936" calcext:value-type="float">
            <text:p>-81.01936</text:p>
          </table:table-cell>
          <table:table-cell office:value-type="float" office:value="-0.01214409" calcext:value-type="float">
            <text:p>-0.01214409</text:p>
          </table:table-cell>
          <table:table-cell office:value-type="float" office:value="-0.01154411" calcext:value-type="float">
            <text:p>-0.01154411</text:p>
          </table:table-cell>
          <table:table-cell office:value-type="float" office:value="-0.01075414" calcext:value-type="float">
            <text:p>-0.01075414</text:p>
          </table:table-cell>
          <table:table-cell office:value-type="float" office:value="-0.0099571" calcext:value-type="float">
            <text:p>-0.0099571</text:p>
          </table:table-cell>
          <table:table-cell office:value-type="float" office:value="-0.008270754" calcext:value-type="float">
            <text:p>-0.008270754</text:p>
          </table:table-cell>
          <table:table-cell office:value-type="float" office:value="-0.00718947" calcext:value-type="float">
            <text:p>-0.00718947</text:p>
          </table:table-cell>
          <table:table-cell office:value-type="float" office:value="-0.006080405" calcext:value-type="float">
            <text:p>-0.006080405</text:p>
          </table:table-cell>
          <table:table-cell office:value-type="float" office:value="-0.004958166" calcext:value-type="float">
            <text:p>-0.004958166</text:p>
          </table:table-cell>
          <table:table-cell office:value-type="float" office:value="-0.005044916" calcext:value-type="float">
            <text:p>-0.00504491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807" calcext:value-type="float">
            <text:p>-0.009729807</text:p>
          </table:table-cell>
          <table:table-cell office:value-type="float" office:value="-0.001955572" calcext:value-type="float">
            <text:p>-0.0019555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051" calcext:value-type="float">
            <text:p>-2.1800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543" calcext:value-type="float">
            <text:p>87.254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09.875" calcext:value-type="float">
            <text:p>1109.875</text:p>
          </table:table-cell>
          <table:table-cell office:value-type="float" office:value="115.629" calcext:value-type="float">
            <text:p>115.629</text:p>
          </table:table-cell>
          <table:table-cell office:value-type="float" office:value="0" calcext:value-type="float">
            <text:p>0</text:p>
          </table:table-cell>
          <table:table-cell office:value-type="float" office:value="0.1131834" calcext:value-type="float">
            <text:p>0.1131834</text:p>
          </table:table-cell>
          <table:table-cell office:value-type="float" office:value="0.322842" calcext:value-type="float">
            <text:p>0.322842</text:p>
          </table:table-cell>
          <table:table-cell office:value-type="float" office:value="0.3241976" calcext:value-type="float">
            <text:p>0.3241976</text:p>
          </table:table-cell>
          <table:table-cell office:value-type="float" office:value="0.3263241" calcext:value-type="float">
            <text:p>0.3263241</text:p>
          </table:table-cell>
          <table:table-cell office:value-type="float" office:value="0.3290064" calcext:value-type="float">
            <text:p>0.3290064</text:p>
          </table:table-cell>
          <table:table-cell office:value-type="float" office:value="0.2931089" calcext:value-type="float">
            <text:p>0.2931089</text:p>
          </table:table-cell>
          <table:table-cell office:value-type="float" office:value="0.2951013" calcext:value-type="float">
            <text:p>0.2951013</text:p>
          </table:table-cell>
          <table:table-cell office:value-type="float" office:value="0.3754666" calcext:value-type="float">
            <text:p>0.3754666</text:p>
          </table:table-cell>
          <table:table-cell office:value-type="float" office:value="0.3775714" calcext:value-type="float">
            <text:p>0.3775714</text:p>
          </table:table-cell>
          <table:table-cell office:value-type="float" office:value="0.3866979" calcext:value-type="float">
            <text:p>0.3866979</text:p>
          </table:table-cell>
          <table:table-cell office:value-type="float" office:value="0.4007204" calcext:value-type="float">
            <text:p>0.4007204</text:p>
          </table:table-cell>
          <table:table-cell office:value-type="float" office:value="0.4067557" calcext:value-type="float">
            <text:p>0.40675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435E-015" calcext:value-type="float">
            <text:p>1.916435E-15</text:p>
          </table:table-cell>
          <table:table-cell office:value-type="float" office:value="1.957962E-015" calcext:value-type="float">
            <text:p>1.957962E-15</text:p>
          </table:table-cell>
          <table:table-cell office:value-type="float" office:value="1.976097E-015" calcext:value-type="float">
            <text:p>1.976097E-15</text:p>
          </table:table-cell>
          <table:table-cell office:value-type="float" office:value="9.503839E-016" calcext:value-type="float">
            <text:p>9.503839E-16</text:p>
          </table:table-cell>
          <table:table-cell office:value-type="float" office:value="1.011793E-015" calcext:value-type="float">
            <text:p>1.01179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5487" calcext:value-type="float">
            <text:p>-66.15487</text:p>
          </table:table-cell>
          <table:table-cell office:value-type="float" office:value="-0.02229309" calcext:value-type="float">
            <text:p>-0.02229309</text:p>
          </table:table-cell>
          <table:table-cell office:value-type="float" office:value="-0.02172673" calcext:value-type="float">
            <text:p>-0.02172673</text:p>
          </table:table-cell>
          <table:table-cell office:value-type="float" office:value="-0.02089776" calcext:value-type="float">
            <text:p>-0.02089776</text:p>
          </table:table-cell>
          <table:table-cell office:value-type="float" office:value="-0.01987384" calcext:value-type="float">
            <text:p>-0.01987384</text:p>
          </table:table-cell>
          <table:table-cell office:value-type="float" office:value="-0.01730544" calcext:value-type="float">
            <text:p>-0.01730544</text:p>
          </table:table-cell>
          <table:table-cell office:value-type="float" office:value="-0.01434996" calcext:value-type="float">
            <text:p>-0.01434996</text:p>
          </table:table-cell>
          <table:table-cell office:value-type="float" office:value="-0.01105225" calcext:value-type="float">
            <text:p>-0.01105225</text:p>
          </table:table-cell>
          <table:table-cell office:value-type="float" office:value="-0.007698207" calcext:value-type="float">
            <text:p>-0.007698207</text:p>
          </table:table-cell>
          <table:table-cell office:value-type="float" office:value="-0.006590634" calcext:value-type="float">
            <text:p>-0.006590634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617" calcext:value-type="float">
            <text:p>-0.009729617</text:p>
          </table:table-cell>
          <table:table-cell office:value-type="float" office:value="-0.001956477" calcext:value-type="float">
            <text:p>-0.0019564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3899" calcext:value-type="float">
            <text:p>-2.1738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054" calcext:value-type="float">
            <text:p>87.2054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102.169" calcext:value-type="float">
            <text:p>1102.169</text:p>
          </table:table-cell>
          <table:table-cell office:value-type="float" office:value="123.3836" calcext:value-type="float">
            <text:p>123.3836</text:p>
          </table:table-cell>
          <table:table-cell office:value-type="float" office:value="0" calcext:value-type="float">
            <text:p>0</text:p>
          </table:table-cell>
          <table:table-cell office:value-type="float" office:value="0.118832" calcext:value-type="float">
            <text:p>0.118832</text:p>
          </table:table-cell>
          <table:table-cell office:value-type="float" office:value="0.3217012" calcext:value-type="float">
            <text:p>0.3217012</text:p>
          </table:table-cell>
          <table:table-cell office:value-type="float" office:value="0.3227642" calcext:value-type="float">
            <text:p>0.3227642</text:p>
          </table:table-cell>
          <table:table-cell office:value-type="float" office:value="0.3239856" calcext:value-type="float">
            <text:p>0.3239856</text:p>
          </table:table-cell>
          <table:table-cell office:value-type="float" office:value="0.325287" calcext:value-type="float">
            <text:p>0.325287</text:p>
          </table:table-cell>
          <table:table-cell office:value-type="float" office:value="0.2873018" calcext:value-type="float">
            <text:p>0.2873018</text:p>
          </table:table-cell>
          <table:table-cell office:value-type="float" office:value="0.2870094" calcext:value-type="float">
            <text:p>0.2870094</text:p>
          </table:table-cell>
          <table:table-cell office:value-type="float" office:value="0.3701907" calcext:value-type="float">
            <text:p>0.3701907</text:p>
          </table:table-cell>
          <table:table-cell office:value-type="float" office:value="0.3705735" calcext:value-type="float">
            <text:p>0.3705735</text:p>
          </table:table-cell>
          <table:table-cell office:value-type="float" office:value="0.3819271" calcext:value-type="float">
            <text:p>0.3819271</text:p>
          </table:table-cell>
          <table:table-cell office:value-type="float" office:value="0.3981747" calcext:value-type="float">
            <text:p>0.3981747</text:p>
          </table:table-cell>
          <table:table-cell office:value-type="float" office:value="0.4062539" calcext:value-type="float">
            <text:p>0.406253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6613E-015" calcext:value-type="float">
            <text:p>1.916613E-15</text:p>
          </table:table-cell>
          <table:table-cell office:value-type="float" office:value="1.957949E-015" calcext:value-type="float">
            <text:p>1.957949E-15</text:p>
          </table:table-cell>
          <table:table-cell office:value-type="float" office:value="1.976078E-015" calcext:value-type="float">
            <text:p>1.976078E-15</text:p>
          </table:table-cell>
          <table:table-cell office:value-type="float" office:value="9.503866E-016" calcext:value-type="float">
            <text:p>9.503866E-16</text:p>
          </table:table-cell>
          <table:table-cell office:value-type="float" office:value="1.011777E-015" calcext:value-type="float">
            <text:p>1.011777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43364" calcext:value-type="float">
            <text:p>-45.43364</text:p>
          </table:table-cell>
          <table:table-cell office:value-type="float" office:value="-0.02280313" calcext:value-type="float">
            <text:p>-0.02280313</text:p>
          </table:table-cell>
          <table:table-cell office:value-type="float" office:value="-0.02234837" calcext:value-type="float">
            <text:p>-0.02234837</text:p>
          </table:table-cell>
          <table:table-cell office:value-type="float" office:value="-0.02186422" calcext:value-type="float">
            <text:p>-0.02186422</text:p>
          </table:table-cell>
          <table:table-cell office:value-type="float" office:value="-0.02133905" calcext:value-type="float">
            <text:p>-0.02133905</text:p>
          </table:table-cell>
          <table:table-cell office:value-type="float" office:value="-0.02018658" calcext:value-type="float">
            <text:p>-0.02018658</text:p>
          </table:table-cell>
          <table:table-cell office:value-type="float" office:value="-0.01816647" calcext:value-type="float">
            <text:p>-0.01816647</text:p>
          </table:table-cell>
          <table:table-cell office:value-type="float" office:value="-0.0150418" calcext:value-type="float">
            <text:p>-0.0150418</text:p>
          </table:table-cell>
          <table:table-cell office:value-type="float" office:value="-0.01052049" calcext:value-type="float">
            <text:p>-0.01052049</text:p>
          </table:table-cell>
          <table:table-cell office:value-type="float" office:value="-0.008155615" calcext:value-type="float">
            <text:p>-0.008155615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9594" calcext:value-type="float">
            <text:p>-0.009729594</text:p>
          </table:table-cell>
          <table:table-cell office:value-type="float" office:value="-0.001957037" calcext:value-type="float">
            <text:p>-0.00195703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1254" calcext:value-type="float">
            <text:p>-2.1712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4366" calcext:value-type="float">
            <text:p>87.24366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7.817" calcext:value-type="float">
            <text:p>1097.817</text:p>
          </table:table-cell>
          <table:table-cell office:value-type="float" office:value="127.698" calcext:value-type="float">
            <text:p>127.698</text:p>
          </table:table-cell>
          <table:table-cell office:value-type="float" office:value="0" calcext:value-type="float">
            <text:p>0</text:p>
          </table:table-cell>
          <table:table-cell office:value-type="float" office:value="0.1157363" calcext:value-type="float">
            <text:p>0.1157363</text:p>
          </table:table-cell>
          <table:table-cell office:value-type="float" office:value="0.3216237" calcext:value-type="float">
            <text:p>0.3216237</text:p>
          </table:table-cell>
          <table:table-cell office:value-type="float" office:value="0.3227099" calcext:value-type="float">
            <text:p>0.3227099</text:p>
          </table:table-cell>
          <table:table-cell office:value-type="float" office:value="0.3239736" calcext:value-type="float">
            <text:p>0.3239736</text:p>
          </table:table-cell>
          <table:table-cell office:value-type="float" office:value="0.3248966" calcext:value-type="float">
            <text:p>0.3248966</text:p>
          </table:table-cell>
          <table:table-cell office:value-type="float" office:value="0.2862834" calcext:value-type="float">
            <text:p>0.2862834</text:p>
          </table:table-cell>
          <table:table-cell office:value-type="float" office:value="0.2847086" calcext:value-type="float">
            <text:p>0.2847086</text:p>
          </table:table-cell>
          <table:table-cell office:value-type="float" office:value="0.3680461" calcext:value-type="float">
            <text:p>0.3680461</text:p>
          </table:table-cell>
          <table:table-cell office:value-type="float" office:value="0.3663562" calcext:value-type="float">
            <text:p>0.3663562</text:p>
          </table:table-cell>
          <table:table-cell office:value-type="float" office:value="0.378597" calcext:value-type="float">
            <text:p>0.378597</text:p>
          </table:table-cell>
          <table:table-cell office:value-type="float" office:value="0.3960912" calcext:value-type="float">
            <text:p>0.3960912</text:p>
          </table:table-cell>
          <table:table-cell office:value-type="float" office:value="0.4056928" calcext:value-type="float">
            <text:p>0.405692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6803E-015" calcext:value-type="float">
            <text:p>1.916803E-15</text:p>
          </table:table-cell>
          <table:table-cell office:value-type="float" office:value="1.957934E-015" calcext:value-type="float">
            <text:p>1.957934E-15</text:p>
          </table:table-cell>
          <table:table-cell office:value-type="float" office:value="1.976059E-015" calcext:value-type="float">
            <text:p>1.976059E-15</text:p>
          </table:table-cell>
          <table:table-cell office:value-type="float" office:value="9.503902E-016" calcext:value-type="float">
            <text:p>9.503902E-16</text:p>
          </table:table-cell>
          <table:table-cell office:value-type="float" office:value="1.011761E-015" calcext:value-type="float">
            <text:p>1.01176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80106" calcext:value-type="float">
            <text:p>-55.80106</text:p>
          </table:table-cell>
          <table:table-cell office:value-type="float" office:value="-0.02283672" calcext:value-type="float">
            <text:p>-0.02283672</text:p>
          </table:table-cell>
          <table:table-cell office:value-type="float" office:value="-0.02237148" calcext:value-type="float">
            <text:p>-0.02237148</text:p>
          </table:table-cell>
          <table:table-cell office:value-type="float" office:value="-0.0218704" calcext:value-type="float">
            <text:p>-0.0218704</text:p>
          </table:table-cell>
          <table:table-cell office:value-type="float" office:value="-0.02149944" calcext:value-type="float">
            <text:p>-0.02149944</text:p>
          </table:table-cell>
          <table:table-cell office:value-type="float" office:value="-0.0207446" calcext:value-type="float">
            <text:p>-0.0207446</text:p>
          </table:table-cell>
          <table:table-cell office:value-type="float" office:value="-0.01944906" calcext:value-type="float">
            <text:p>-0.01944906</text:p>
          </table:table-cell>
          <table:table-cell office:value-type="float" office:value="-0.0170741" calcext:value-type="float">
            <text:p>-0.0170741</text:p>
          </table:table-cell>
          <table:table-cell office:value-type="float" office:value="-0.01273941" calcext:value-type="float">
            <text:p>-0.01273941</text:p>
          </table:table-cell>
          <table:table-cell office:value-type="float" office:value="-0.009479242" calcext:value-type="float">
            <text:p>-0.00947924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30021" calcext:value-type="float">
            <text:p>-0.009730021</text:p>
          </table:table-cell>
          <table:table-cell office:value-type="float" office:value="-0.001957674" calcext:value-type="float">
            <text:p>-0.0019576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1123" calcext:value-type="float">
            <text:p>-2.1711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28573" calcext:value-type="float">
            <text:p>87.28573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5.157" calcext:value-type="float">
            <text:p>1095.157</text:p>
          </table:table-cell>
          <table:table-cell office:value-type="float" office:value="130.316" calcext:value-type="float">
            <text:p>130.316</text:p>
          </table:table-cell>
          <table:table-cell office:value-type="float" office:value="0" calcext:value-type="float">
            <text:p>0</text:p>
          </table:table-cell>
          <table:table-cell office:value-type="float" office:value="0.1120253" calcext:value-type="float">
            <text:p>0.1120253</text:p>
          </table:table-cell>
          <table:table-cell office:value-type="float" office:value="0.3215955" calcext:value-type="float">
            <text:p>0.3215955</text:p>
          </table:table-cell>
          <table:table-cell office:value-type="float" office:value="0.3226702" calcext:value-type="float">
            <text:p>0.3226702</text:p>
          </table:table-cell>
          <table:table-cell office:value-type="float" office:value="0.3239502" calcext:value-type="float">
            <text:p>0.3239502</text:p>
          </table:table-cell>
          <table:table-cell office:value-type="float" office:value="0.3249266" calcext:value-type="float">
            <text:p>0.3249266</text:p>
          </table:table-cell>
          <table:table-cell office:value-type="float" office:value="0.2860635" calcext:value-type="float">
            <text:p>0.2860635</text:p>
          </table:table-cell>
          <table:table-cell office:value-type="float" office:value="0.2840013" calcext:value-type="float">
            <text:p>0.2840013</text:p>
          </table:table-cell>
          <table:table-cell office:value-type="float" office:value="0.3672053" calcext:value-type="float">
            <text:p>0.3672053</text:p>
          </table:table-cell>
          <table:table-cell office:value-type="float" office:value="0.3640629" calcext:value-type="float">
            <text:p>0.3640629</text:p>
          </table:table-cell>
          <table:table-cell office:value-type="float" office:value="0.376421" calcext:value-type="float">
            <text:p>0.376421</text:p>
          </table:table-cell>
          <table:table-cell office:value-type="float" office:value="0.3944687" calcext:value-type="float">
            <text:p>0.3944687</text:p>
          </table:table-cell>
          <table:table-cell office:value-type="float" office:value="0.4051481" calcext:value-type="float">
            <text:p>0.405148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7017E-015" calcext:value-type="float">
            <text:p>1.917017E-15</text:p>
          </table:table-cell>
          <table:table-cell office:value-type="float" office:value="1.957917E-015" calcext:value-type="float">
            <text:p>1.957917E-15</text:p>
          </table:table-cell>
          <table:table-cell office:value-type="float" office:value="1.976037E-015" calcext:value-type="float">
            <text:p>1.976037E-15</text:p>
          </table:table-cell>
          <table:table-cell office:value-type="float" office:value="9.50395E-016" calcext:value-type="float">
            <text:p>9.50395E-16</text:p>
          </table:table-cell>
          <table:table-cell office:value-type="float" office:value="1.01174E-015" calcext:value-type="float">
            <text:p>1.01174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57079" calcext:value-type="float">
            <text:p>-71.57079</text:p>
          </table:table-cell>
          <table:table-cell office:value-type="float" office:value="-0.02284971" calcext:value-type="float">
            <text:p>-0.02284971</text:p>
          </table:table-cell>
          <table:table-cell office:value-type="float" office:value="-0.0223885" calcext:value-type="float">
            <text:p>-0.0223885</text:p>
          </table:table-cell>
          <table:table-cell office:value-type="float" office:value="-0.02188032" calcext:value-type="float">
            <text:p>-0.02188032</text:p>
          </table:table-cell>
          <table:table-cell office:value-type="float" office:value="-0.02148747" calcext:value-type="float">
            <text:p>-0.02148747</text:p>
          </table:table-cell>
          <table:table-cell office:value-type="float" office:value="-0.02086717" calcext:value-type="float">
            <text:p>-0.02086717</text:p>
          </table:table-cell>
          <table:table-cell office:value-type="float" office:value="-0.01986369" calcext:value-type="float">
            <text:p>-0.01986369</text:p>
          </table:table-cell>
          <table:table-cell office:value-type="float" office:value="-0.01794717" calcext:value-type="float">
            <text:p>-0.01794717</text:p>
          </table:table-cell>
          <table:table-cell office:value-type="float" office:value="-0.01415102" calcext:value-type="float">
            <text:p>-0.01415102</text:p>
          </table:table-cell>
          <table:table-cell office:value-type="float" office:value="-0.01046652" calcext:value-type="float">
            <text:p>-0.01046652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862" calcext:value-type="float">
            <text:p>-0.00972862</text:p>
          </table:table-cell>
          <table:table-cell office:value-type="float" office:value="-0.001958515" calcext:value-type="float">
            <text:p>-0.0019585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2062" calcext:value-type="float">
            <text:p>-2.1720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34967" calcext:value-type="float">
            <text:p>87.34967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3.452" calcext:value-type="float">
            <text:p>1093.452</text:p>
          </table:table-cell>
          <table:table-cell office:value-type="float" office:value="131.9566" calcext:value-type="float">
            <text:p>131.9566</text:p>
          </table:table-cell>
          <table:table-cell office:value-type="float" office:value="0" calcext:value-type="float">
            <text:p>0</text:p>
          </table:table-cell>
          <table:table-cell office:value-type="float" office:value="0.1058887" calcext:value-type="float">
            <text:p>0.1058887</text:p>
          </table:table-cell>
          <table:table-cell office:value-type="float" office:value="0.3215901" calcext:value-type="float">
            <text:p>0.3215901</text:p>
          </table:table-cell>
          <table:table-cell office:value-type="float" office:value="0.3226501" calcext:value-type="float">
            <text:p>0.3226501</text:p>
          </table:table-cell>
          <table:table-cell office:value-type="float" office:value="0.3239152" calcext:value-type="float">
            <text:p>0.3239152</text:p>
          </table:table-cell>
          <table:table-cell office:value-type="float" office:value="0.3248962" calcext:value-type="float">
            <text:p>0.3248962</text:p>
          </table:table-cell>
          <table:table-cell office:value-type="float" office:value="0.2860876" calcext:value-type="float">
            <text:p>0.2860876</text:p>
          </table:table-cell>
          <table:table-cell office:value-type="float" office:value="0.2837756" calcext:value-type="float">
            <text:p>0.2837756</text:p>
          </table:table-cell>
          <table:table-cell office:value-type="float" office:value="0.3668698" calcext:value-type="float">
            <text:p>0.3668698</text:p>
          </table:table-cell>
          <table:table-cell office:value-type="float" office:value="0.3628773" calcext:value-type="float">
            <text:p>0.3628773</text:p>
          </table:table-cell>
          <table:table-cell office:value-type="float" office:value="0.3750586" calcext:value-type="float">
            <text:p>0.3750586</text:p>
          </table:table-cell>
          <table:table-cell office:value-type="float" office:value="0.3932682" calcext:value-type="float">
            <text:p>0.3932682</text:p>
          </table:table-cell>
          <table:table-cell office:value-type="float" office:value="0.4046815" calcext:value-type="float">
            <text:p>0.40468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7267E-015" calcext:value-type="float">
            <text:p>1.917267E-15</text:p>
          </table:table-cell>
          <table:table-cell office:value-type="float" office:value="1.957894E-015" calcext:value-type="float">
            <text:p>1.957894E-15</text:p>
          </table:table-cell>
          <table:table-cell office:value-type="float" office:value="1.976012E-015" calcext:value-type="float">
            <text:p>1.976012E-15</text:p>
          </table:table-cell>
          <table:table-cell office:value-type="float" office:value="9.503987E-016" calcext:value-type="float">
            <text:p>9.503987E-16</text:p>
          </table:table-cell>
          <table:table-cell office:value-type="float" office:value="1.011723E-015" calcext:value-type="float">
            <text:p>1.01172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5E-016" calcext:value-type="float">
            <text:p>9.697555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6628" calcext:value-type="float">
            <text:p>-110.6628</text:p>
          </table:table-cell>
          <table:table-cell office:value-type="float" office:value="-0.02285211" calcext:value-type="float">
            <text:p>-0.02285211</text:p>
          </table:table-cell>
          <table:table-cell office:value-type="float" office:value="-0.02239709" calcext:value-type="float">
            <text:p>-0.02239709</text:p>
          </table:table-cell>
          <table:table-cell office:value-type="float" office:value="-0.02189481" calcext:value-type="float">
            <text:p>-0.02189481</text:p>
          </table:table-cell>
          <table:table-cell office:value-type="float" office:value="-0.02150021" calcext:value-type="float">
            <text:p>-0.02150021</text:p>
          </table:table-cell>
          <table:table-cell office:value-type="float" office:value="-0.02085468" calcext:value-type="float">
            <text:p>-0.02085468</text:p>
          </table:table-cell>
          <table:table-cell office:value-type="float" office:value="-0.01999801" calcext:value-type="float">
            <text:p>-0.01999801</text:p>
          </table:table-cell>
          <table:table-cell office:value-type="float" office:value="-0.01830843" calcext:value-type="float">
            <text:p>-0.01830843</text:p>
          </table:table-cell>
          <table:table-cell office:value-type="float" office:value="-0.01494518" calcext:value-type="float">
            <text:p>-0.01494518</text:p>
          </table:table-cell>
          <table:table-cell office:value-type="float" office:value="-0.01113976" calcext:value-type="float">
            <text:p>-0.01113976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6982" calcext:value-type="float">
            <text:p>-0.009726982</text:p>
          </table:table-cell>
          <table:table-cell office:value-type="float" office:value="-0.001959426" calcext:value-type="float">
            <text:p>-0.0019594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3794" calcext:value-type="float">
            <text:p>-2.1737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32339" calcext:value-type="float">
            <text:p>87.3233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2.414" calcext:value-type="float">
            <text:p>1092.414</text:p>
          </table:table-cell>
          <table:table-cell office:value-type="float" office:value="133.0211" calcext:value-type="float">
            <text:p>133.0211</text:p>
          </table:table-cell>
          <table:table-cell office:value-type="float" office:value="0" calcext:value-type="float">
            <text:p>0</text:p>
          </table:table-cell>
          <table:table-cell office:value-type="float" office:value="0.1087443" calcext:value-type="float">
            <text:p>0.1087443</text:p>
          </table:table-cell>
          <table:table-cell office:value-type="float" office:value="0.321573" calcext:value-type="float">
            <text:p>0.321573</text:p>
          </table:table-cell>
          <table:table-cell office:value-type="float" office:value="0.3226335" calcext:value-type="float">
            <text:p>0.3226335</text:p>
          </table:table-cell>
          <table:table-cell office:value-type="float" office:value="0.3239026" calcext:value-type="float">
            <text:p>0.3239026</text:p>
          </table:table-cell>
          <table:table-cell office:value-type="float" office:value="0.324888" calcext:value-type="float">
            <text:p>0.324888</text:p>
          </table:table-cell>
          <table:table-cell office:value-type="float" office:value="0.2860852" calcext:value-type="float">
            <text:p>0.2860852</text:p>
          </table:table-cell>
          <table:table-cell office:value-type="float" office:value="0.2837674" calcext:value-type="float">
            <text:p>0.2837674</text:p>
          </table:table-cell>
          <table:table-cell office:value-type="float" office:value="0.3667346" calcext:value-type="float">
            <text:p>0.3667346</text:p>
          </table:table-cell>
          <table:table-cell office:value-type="float" office:value="0.362279" calcext:value-type="float">
            <text:p>0.362279</text:p>
          </table:table-cell>
          <table:table-cell office:value-type="float" office:value="0.3742314" calcext:value-type="float">
            <text:p>0.3742314</text:p>
          </table:table-cell>
          <table:table-cell office:value-type="float" office:value="0.3924285" calcext:value-type="float">
            <text:p>0.3924285</text:p>
          </table:table-cell>
          <table:table-cell office:value-type="float" office:value="0.4042909" calcext:value-type="float">
            <text:p>0.404290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7529E-015" calcext:value-type="float">
            <text:p>1.917529E-15</text:p>
          </table:table-cell>
          <table:table-cell office:value-type="float" office:value="1.957869E-015" calcext:value-type="float">
            <text:p>1.957869E-15</text:p>
          </table:table-cell>
          <table:table-cell office:value-type="float" office:value="1.975987E-015" calcext:value-type="float">
            <text:p>1.975987E-15</text:p>
          </table:table-cell>
          <table:table-cell office:value-type="float" office:value="9.504029E-016" calcext:value-type="float">
            <text:p>9.504029E-16</text:p>
          </table:table-cell>
          <table:table-cell office:value-type="float" office:value="1.011703E-015" calcext:value-type="float">
            <text:p>1.011703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80295" calcext:value-type="float">
            <text:p>-90.80295</text:p>
          </table:table-cell>
          <table:table-cell office:value-type="float" office:value="-0.0228591" calcext:value-type="float">
            <text:p>-0.0228591</text:p>
          </table:table-cell>
          <table:table-cell office:value-type="float" office:value="-0.02240421" calcext:value-type="float">
            <text:p>-0.02240421</text:p>
          </table:table-cell>
          <table:table-cell office:value-type="float" office:value="-0.0219001" calcext:value-type="float">
            <text:p>-0.0219001</text:p>
          </table:table-cell>
          <table:table-cell office:value-type="float" office:value="-0.0215035" calcext:value-type="float">
            <text:p>-0.0215035</text:p>
          </table:table-cell>
          <table:table-cell office:value-type="float" office:value="-0.02085599" calcext:value-type="float">
            <text:p>-0.02085599</text:p>
          </table:table-cell>
          <table:table-cell office:value-type="float" office:value="-0.02000372" calcext:value-type="float">
            <text:p>-0.02000372</text:p>
          </table:table-cell>
          <table:table-cell office:value-type="float" office:value="-0.0184562" calcext:value-type="float">
            <text:p>-0.0184562</text:p>
          </table:table-cell>
          <table:table-cell office:value-type="float" office:value="-0.01536389" calcext:value-type="float">
            <text:p>-0.01536389</text:p>
          </table:table-cell>
          <table:table-cell office:value-type="float" office:value="-0.01157091" calcext:value-type="float">
            <text:p>-0.01157091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4153" calcext:value-type="float">
            <text:p>-0.009724153</text:p>
          </table:table-cell>
          <table:table-cell office:value-type="float" office:value="-0.001960465" calcext:value-type="float">
            <text:p>-0.0019604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605" calcext:value-type="float">
            <text:p>-2.176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87.36191" calcext:value-type="float">
            <text:p>87.36191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1.653" calcext:value-type="float">
            <text:p>1091.653</text:p>
          </table:table-cell>
          <table:table-cell office:value-type="float" office:value="133.7436" calcext:value-type="float">
            <text:p>133.7436</text:p>
          </table:table-cell>
          <table:table-cell office:value-type="float" office:value="0" calcext:value-type="float">
            <text:p>0</text:p>
          </table:table-cell>
          <table:table-cell office:value-type="float" office:value="0.1049762" calcext:value-type="float">
            <text:p>0.1049762</text:p>
          </table:table-cell>
          <table:table-cell office:value-type="float" office:value="0.3215709" calcext:value-type="float">
            <text:p>0.3215709</text:p>
          </table:table-cell>
          <table:table-cell office:value-type="float" office:value="0.3226283" calcext:value-type="float">
            <text:p>0.3226283</text:p>
          </table:table-cell>
          <table:table-cell office:value-type="float" office:value="0.3238981" calcext:value-type="float">
            <text:p>0.3238981</text:p>
          </table:table-cell>
          <table:table-cell office:value-type="float" office:value="0.3248858" calcext:value-type="float">
            <text:p>0.3248858</text:p>
          </table:table-cell>
          <table:table-cell office:value-type="float" office:value="0.2860867" calcext:value-type="float">
            <text:p>0.2860867</text:p>
          </table:table-cell>
          <table:table-cell office:value-type="float" office:value="0.2837561" calcext:value-type="float">
            <text:p>0.2837561</text:p>
          </table:table-cell>
          <table:table-cell office:value-type="float" office:value="0.3666787" calcext:value-type="float">
            <text:p>0.3666787</text:p>
          </table:table-cell>
          <table:table-cell office:value-type="float" office:value="0.3619804" calcext:value-type="float">
            <text:p>0.3619804</text:p>
          </table:table-cell>
          <table:table-cell office:value-type="float" office:value="0.3737413" calcext:value-type="float">
            <text:p>0.3737413</text:p>
          </table:table-cell>
          <table:table-cell office:value-type="float" office:value="0.391863" calcext:value-type="float">
            <text:p>0.391863</text:p>
          </table:table-cell>
          <table:table-cell office:value-type="float" office:value="0.4039707" calcext:value-type="float">
            <text:p>0.40397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847E-015" calcext:value-type="float">
            <text:p>1.917847E-15</text:p>
          </table:table-cell>
          <table:table-cell office:value-type="float" office:value="1.957839E-015" calcext:value-type="float">
            <text:p>1.957839E-15</text:p>
          </table:table-cell>
          <table:table-cell office:value-type="float" office:value="1.975959E-015" calcext:value-type="float">
            <text:p>1.975959E-15</text:p>
          </table:table-cell>
          <table:table-cell office:value-type="float" office:value="9.503994E-016" calcext:value-type="float">
            <text:p>9.503994E-16</text:p>
          </table:table-cell>
          <table:table-cell office:value-type="float" office:value="1.011689E-015" calcext:value-type="float">
            <text:p>1.011689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4E-038" calcext:value-type="float">
            <text:p>1.58322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4218" calcext:value-type="float">
            <text:p>-117.4218</text:p>
          </table:table-cell>
          <table:table-cell office:value-type="float" office:value="-0.02286044" calcext:value-type="float">
            <text:p>-0.02286044</text:p>
          </table:table-cell>
          <table:table-cell office:value-type="float" office:value="-0.02240644" calcext:value-type="float">
            <text:p>-0.02240644</text:p>
          </table:table-cell>
          <table:table-cell office:value-type="float" office:value="-0.02190192" calcext:value-type="float">
            <text:p>-0.02190192</text:p>
          </table:table-cell>
          <table:table-cell office:value-type="float" office:value="-0.02150438" calcext:value-type="float">
            <text:p>-0.02150438</text:p>
          </table:table-cell>
          <table:table-cell office:value-type="float" office:value="-0.02085505" calcext:value-type="float">
            <text:p>-0.02085505</text:p>
          </table:table-cell>
          <table:table-cell office:value-type="float" office:value="-0.02001012" calcext:value-type="float">
            <text:p>-0.02001012</text:p>
          </table:table-cell>
          <table:table-cell office:value-type="float" office:value="-0.0185175" calcext:value-type="float">
            <text:p>-0.0185175</text:p>
          </table:table-cell>
          <table:table-cell office:value-type="float" office:value="-0.01557746" calcext:value-type="float">
            <text:p>-0.01557746</text:p>
          </table:table-cell>
          <table:table-cell office:value-type="float" office:value="-0.01183473" calcext:value-type="float">
            <text:p>-0.01183473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337" calcext:value-type="float">
            <text:p>-0.00972337</text:p>
          </table:table-cell>
          <table:table-cell office:value-type="float" office:value="-0.001961713" calcext:value-type="float">
            <text:p>-0.0019617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862" calcext:value-type="float">
            <text:p>-2.178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226.2" calcext:value-type="float">
            <text:p>226.2</text:p>
          </table:table-cell>
          <table:table-cell office:value-type="float" office:value="87.54609" calcext:value-type="float">
            <text:p>87.5460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1.066" calcext:value-type="float">
            <text:p>1091.066</text:p>
          </table:table-cell>
          <table:table-cell office:value-type="float" office:value="134.2463" calcext:value-type="float">
            <text:p>134.2463</text:p>
          </table:table-cell>
          <table:table-cell office:value-type="float" office:value="0" calcext:value-type="float">
            <text:p>0</text:p>
          </table:table-cell>
          <table:table-cell office:value-type="float" office:value="0.1137861" calcext:value-type="float">
            <text:p>0.1137861</text:p>
          </table:table-cell>
          <table:table-cell office:value-type="float" office:value="0.3198535" calcext:value-type="float">
            <text:p>0.3198535</text:p>
          </table:table-cell>
          <table:table-cell office:value-type="float" office:value="0.3216873" calcext:value-type="float">
            <text:p>0.3216873</text:p>
          </table:table-cell>
          <table:table-cell office:value-type="float" office:value="0.3234311" calcext:value-type="float">
            <text:p>0.3234311</text:p>
          </table:table-cell>
          <table:table-cell office:value-type="float" office:value="0.3245303" calcext:value-type="float">
            <text:p>0.3245303</text:p>
          </table:table-cell>
          <table:table-cell office:value-type="float" office:value="0.2859291" calcext:value-type="float">
            <text:p>0.2859291</text:p>
          </table:table-cell>
          <table:table-cell office:value-type="float" office:value="0.2836151" calcext:value-type="float">
            <text:p>0.2836151</text:p>
          </table:table-cell>
          <table:table-cell office:value-type="float" office:value="0.3666467" calcext:value-type="float">
            <text:p>0.3666467</text:p>
          </table:table-cell>
          <table:table-cell office:value-type="float" office:value="0.361825" calcext:value-type="float">
            <text:p>0.361825</text:p>
          </table:table-cell>
          <table:table-cell office:value-type="float" office:value="0.3734529" calcext:value-type="float">
            <text:p>0.3734529</text:p>
          </table:table-cell>
          <table:table-cell office:value-type="float" office:value="0.3914702" calcext:value-type="float">
            <text:p>0.3914702</text:p>
          </table:table-cell>
          <table:table-cell office:value-type="float" office:value="0.4037287" calcext:value-type="float">
            <text:p>0.403728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8095E-015" calcext:value-type="float">
            <text:p>1.918095E-15</text:p>
          </table:table-cell>
          <table:table-cell office:value-type="float" office:value="1.957818E-015" calcext:value-type="float">
            <text:p>1.957818E-15</text:p>
          </table:table-cell>
          <table:table-cell office:value-type="float" office:value="1.975935E-015" calcext:value-type="float">
            <text:p>1.975935E-15</text:p>
          </table:table-cell>
          <table:table-cell office:value-type="float" office:value="9.504003E-016" calcext:value-type="float">
            <text:p>9.504003E-16</text:p>
          </table:table-cell>
          <table:table-cell office:value-type="float" office:value="1.01167E-015" calcext:value-type="float">
            <text:p>1.01167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7E-016" calcext:value-type="float">
            <text:p>9.697557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7E-028" calcext:value-type="float">
            <text:p>1.097597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91824" calcext:value-type="float">
            <text:p>-63.91824</text:p>
          </table:table-cell>
          <table:table-cell office:value-type="float" office:value="-0.02362963" calcext:value-type="float">
            <text:p>-0.02362963</text:p>
          </table:table-cell>
          <table:table-cell office:value-type="float" office:value="-0.02280769" calcext:value-type="float">
            <text:p>-0.02280769</text:p>
          </table:table-cell>
          <table:table-cell office:value-type="float" office:value="-0.02209356" calcext:value-type="float">
            <text:p>-0.02209356</text:p>
          </table:table-cell>
          <table:table-cell office:value-type="float" office:value="-0.02164778" calcext:value-type="float">
            <text:p>-0.02164778</text:p>
          </table:table-cell>
          <table:table-cell office:value-type="float" office:value="-0.02094175" calcext:value-type="float">
            <text:p>-0.02094175</text:p>
          </table:table-cell>
          <table:table-cell office:value-type="float" office:value="-0.02009391" calcext:value-type="float">
            <text:p>-0.02009391</text:p>
          </table:table-cell>
          <table:table-cell office:value-type="float" office:value="-0.01855302" calcext:value-type="float">
            <text:p>-0.01855302</text:p>
          </table:table-cell>
          <table:table-cell office:value-type="float" office:value="-0.01568982" calcext:value-type="float">
            <text:p>-0.01568982</text:p>
          </table:table-cell>
          <table:table-cell office:value-type="float" office:value="-0.01199294" calcext:value-type="float">
            <text:p>-0.01199294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6908" calcext:value-type="float">
            <text:p>-0.009726908</text:p>
          </table:table-cell>
          <table:table-cell office:value-type="float" office:value="-0.00196248" calcext:value-type="float">
            <text:p>-0.001962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3" calcext:value-type="float">
            <text:p>-2.18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226.3" calcext:value-type="float">
            <text:p>226.3</text:p>
          </table:table-cell>
          <table:table-cell office:value-type="float" office:value="88.06578" calcext:value-type="float">
            <text:p>88.06578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90.458" calcext:value-type="float">
            <text:p>1090.458</text:p>
          </table:table-cell>
          <table:table-cell office:value-type="float" office:value="134.4347" calcext:value-type="float">
            <text:p>134.4347</text:p>
          </table:table-cell>
          <table:table-cell office:value-type="float" office:value="0" calcext:value-type="float">
            <text:p>0</text:p>
          </table:table-cell>
          <table:table-cell office:value-type="float" office:value="0.1079143" calcext:value-type="float">
            <text:p>0.1079143</text:p>
          </table:table-cell>
          <table:table-cell office:value-type="float" office:value="0.3173619" calcext:value-type="float">
            <text:p>0.3173619</text:p>
          </table:table-cell>
          <table:table-cell office:value-type="float" office:value="0.3198878" calcext:value-type="float">
            <text:p>0.3198878</text:p>
          </table:table-cell>
          <table:table-cell office:value-type="float" office:value="0.3222129" calcext:value-type="float">
            <text:p>0.3222129</text:p>
          </table:table-cell>
          <table:table-cell office:value-type="float" office:value="0.3235934" calcext:value-type="float">
            <text:p>0.3235934</text:p>
          </table:table-cell>
          <table:table-cell office:value-type="float" office:value="0.2855515" calcext:value-type="float">
            <text:p>0.2855515</text:p>
          </table:table-cell>
          <table:table-cell office:value-type="float" office:value="0.2833602" calcext:value-type="float">
            <text:p>0.2833602</text:p>
          </table:table-cell>
          <table:table-cell office:value-type="float" office:value="0.3665669" calcext:value-type="float">
            <text:p>0.3665669</text:p>
          </table:table-cell>
          <table:table-cell office:value-type="float" office:value="0.3617861" calcext:value-type="float">
            <text:p>0.3617861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3913754" calcext:value-type="float">
            <text:p>0.3913754</text:p>
          </table:table-cell>
          <table:table-cell office:value-type="float" office:value="0.4036833" calcext:value-type="float">
            <text:p>0.403683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8342E-015" calcext:value-type="float">
            <text:p>1.918342E-15</text:p>
          </table:table-cell>
          <table:table-cell office:value-type="float" office:value="1.957796E-015" calcext:value-type="float">
            <text:p>1.957796E-15</text:p>
          </table:table-cell>
          <table:table-cell office:value-type="float" office:value="1.975912E-015" calcext:value-type="float">
            <text:p>1.975912E-15</text:p>
          </table:table-cell>
          <table:table-cell office:value-type="float" office:value="9.504036E-016" calcext:value-type="float">
            <text:p>9.504036E-16</text:p>
          </table:table-cell>
          <table:table-cell office:value-type="float" office:value="1.011651E-015" calcext:value-type="float">
            <text:p>1.01165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77016" calcext:value-type="float">
            <text:p>-94.77016</text:p>
          </table:table-cell>
          <table:table-cell office:value-type="float" office:value="-0.02479452" calcext:value-type="float">
            <text:p>-0.02479452</text:p>
          </table:table-cell>
          <table:table-cell office:value-type="float" office:value="-0.02360416" calcext:value-type="float">
            <text:p>-0.02360416</text:p>
          </table:table-cell>
          <table:table-cell office:value-type="float" office:value="-0.02260648" calcext:value-type="float">
            <text:p>-0.02260648</text:p>
          </table:table-cell>
          <table:table-cell office:value-type="float" office:value="-0.02203144" calcext:value-type="float">
            <text:p>-0.02203144</text:p>
          </table:table-cell>
          <table:table-cell office:value-type="float" office:value="-0.02115103" calcext:value-type="float">
            <text:p>-0.02115103</text:p>
          </table:table-cell>
          <table:table-cell office:value-type="float" office:value="-0.02024577" calcext:value-type="float">
            <text:p>-0.02024577</text:p>
          </table:table-cell>
          <table:table-cell office:value-type="float" office:value="-0.01864037" calcext:value-type="float">
            <text:p>-0.01864037</text:p>
          </table:table-cell>
          <table:table-cell office:value-type="float" office:value="-0.01571871" calcext:value-type="float">
            <text:p>-0.01571871</text:p>
          </table:table-cell>
          <table:table-cell office:value-type="float" office:value="-0.01201778" calcext:value-type="float">
            <text:p>-0.01201778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6885" calcext:value-type="float">
            <text:p>-0.009726885</text:p>
          </table:table-cell>
          <table:table-cell office:value-type="float" office:value="-0.001963259" calcext:value-type="float">
            <text:p>-0.0019632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817" calcext:value-type="float">
            <text:p>-2.1838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226.3" calcext:value-type="float">
            <text:p>226.3</text:p>
          </table:table-cell>
          <table:table-cell office:value-type="float" office:value="88.61929" calcext:value-type="float">
            <text:p>88.61929</text:p>
          </table:table-cell>
          <table:table-cell office:value-type="float" office:value="23.07618" calcext:value-type="float">
            <text:p>23.07618</text:p>
          </table:table-cell>
          <table:table-cell office:value-type="float" office:value="1089.784" calcext:value-type="float">
            <text:p>1089.784</text:p>
          </table:table-cell>
          <table:table-cell office:value-type="float" office:value="134.5549" calcext:value-type="float">
            <text:p>134.5549</text:p>
          </table:table-cell>
          <table:table-cell office:value-type="float" office:value="0" calcext:value-type="float">
            <text:p>0</text:p>
          </table:table-cell>
          <table:table-cell office:value-type="float" office:value="0.1094044" calcext:value-type="float">
            <text:p>0.1094044</text:p>
          </table:table-cell>
          <table:table-cell office:value-type="float" office:value="0.3137883" calcext:value-type="float">
            <text:p>0.3137883</text:p>
          </table:table-cell>
          <table:table-cell office:value-type="float" office:value="0.3172518" calcext:value-type="float">
            <text:p>0.3172518</text:p>
          </table:table-cell>
          <table:table-cell office:value-type="float" office:value="0.3203439" calcext:value-type="float">
            <text:p>0.3203439</text:p>
          </table:table-cell>
          <table:table-cell office:value-type="float" office:value="0.3220098" calcext:value-type="float">
            <text:p>0.3220098</text:p>
          </table:table-cell>
          <table:table-cell office:value-type="float" office:value="0.2848473" calcext:value-type="float">
            <text:p>0.2848473</text:p>
          </table:table-cell>
          <table:table-cell office:value-type="float" office:value="0.2828987" calcext:value-type="float">
            <text:p>0.2828987</text:p>
          </table:table-cell>
          <table:table-cell office:value-type="float" office:value="0.3664301" calcext:value-type="float">
            <text:p>0.3664301</text:p>
          </table:table-cell>
          <table:table-cell office:value-type="float" office:value="0.3617364" calcext:value-type="float">
            <text:p>0.3617364</text:p>
          </table:table-cell>
          <table:table-cell office:value-type="float" office:value="0.3734027" calcext:value-type="float">
            <text:p>0.3734027</text:p>
          </table:table-cell>
          <table:table-cell office:value-type="float" office:value="0.3913398" calcext:value-type="float">
            <text:p>0.3913398</text:p>
          </table:table-cell>
          <table:table-cell office:value-type="float" office:value="0.4036599" calcext:value-type="float">
            <text:p>0.403659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8625E-015" calcext:value-type="float">
            <text:p>1.918625E-15</text:p>
          </table:table-cell>
          <table:table-cell office:value-type="float" office:value="1.957771E-015" calcext:value-type="float">
            <text:p>1.957771E-15</text:p>
          </table:table-cell>
          <table:table-cell office:value-type="float" office:value="1.975883E-015" calcext:value-type="float">
            <text:p>1.975883E-15</text:p>
          </table:table-cell>
          <table:table-cell office:value-type="float" office:value="9.504071E-016" calcext:value-type="float">
            <text:p>9.504071E-16</text:p>
          </table:table-cell>
          <table:table-cell office:value-type="float" office:value="1.011631E-015" calcext:value-type="float">
            <text:p>1.011631E-15</text:p>
          </table:table-cell>
          <table:table-cell office:value-type="float" office:value="1.939255E-015" calcext:value-type="float">
            <text:p>1.939255E-15</text:p>
          </table:table-cell>
          <table:table-cell office:value-type="float" office:value="1.837915E-015" calcext:value-type="float">
            <text:p>1.837915E-15</text:p>
          </table:table-cell>
          <table:table-cell office:value-type="float" office:value="9.697556E-016" calcext:value-type="float">
            <text:p>9.697556E-16</text:p>
          </table:table-cell>
          <table:table-cell office:value-type="float" office:value="4.932047E-024" calcext:value-type="float">
            <text:p>4.932047E-24</text:p>
          </table:table-cell>
          <table:table-cell office:value-type="float" office:value="1.097596E-028" calcext:value-type="float">
            <text:p>1.097596E-28</text:p>
          </table:table-cell>
          <table:table-cell office:value-type="float" office:value="1.964716E-033" calcext:value-type="float">
            <text:p>1.964716E-33</text:p>
          </table:table-cell>
          <table:table-cell office:value-type="float" office:value="1.583223E-038" calcext:value-type="float">
            <text:p>1.58322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74656" calcext:value-type="float">
            <text:p>-85.74656</text:p>
          </table:table-cell>
          <table:table-cell office:value-type="float" office:value="-0.02658135" calcext:value-type="float">
            <text:p>-0.02658135</text:p>
          </table:table-cell>
          <table:table-cell office:value-type="float" office:value="-0.02482878" calcext:value-type="float">
            <text:p>-0.02482878</text:p>
          </table:table-cell>
          <table:table-cell office:value-type="float" office:value="-0.02342246" calcext:value-type="float">
            <text:p>-0.02342246</text:p>
          </table:table-cell>
          <table:table-cell office:value-type="float" office:value="-0.0226999" calcext:value-type="float">
            <text:p>-0.0226999</text:p>
          </table:table-cell>
          <table:table-cell office:value-type="float" office:value="-0.02154815" calcext:value-type="float">
            <text:p>-0.02154815</text:p>
          </table:table-cell>
          <table:table-cell office:value-type="float" office:value="-0.02052409" calcext:value-type="float">
            <text:p>-0.02052409</text:p>
          </table:table-cell>
          <table:table-cell office:value-type="float" office:value="-0.01879087" calcext:value-type="float">
            <text:p>-0.01879087</text:p>
          </table:table-cell>
          <table:table-cell office:value-type="float" office:value="-0.01575449" calcext:value-type="float">
            <text:p>-0.01575449</text:p>
          </table:table-cell>
          <table:table-cell office:value-type="float" office:value="-0.01202169" calcext:value-type="float">
            <text:p>-0.01202169</text:p>
          </table:table-cell>
          <table:table-cell office:value-type="float" office:value="0" calcext:value-type="float">
            <text:p>0</text:p>
          </table:table-cell>
          <table:table-cell office:value-type="float" office:value="0.3777324" calcext:value-type="float">
            <text:p>0.3777324</text:p>
          </table:table-cell>
          <table:table-cell office:value-type="float" office:value="-0.009722345" calcext:value-type="float">
            <text:p>-0.009722345</text:p>
          </table:table-cell>
          <table:table-cell office:value-type="float" office:value="-0.001964238" calcext:value-type="float">
            <text:p>-0.0019642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929" calcext:value-type="float">
            <text:p>-2.1859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243.4" calcext:value-type="float">
            <text:p>243.4</text:p>
          </table:table-cell>
          <table:table-cell office:value-type="float" office:value="89.70947" calcext:value-type="float">
            <text:p>89.7094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102.46" calcext:value-type="float">
            <text:p>1102.46</text:p>
          </table:table-cell>
          <table:table-cell office:value-type="float" office:value="135.4776" calcext:value-type="float">
            <text:p>135.4776</text:p>
          </table:table-cell>
          <table:table-cell office:value-type="float" office:value="0" calcext:value-type="float">
            <text:p>0</text:p>
          </table:table-cell>
          <table:table-cell office:value-type="float" office:value="0.4667393" calcext:value-type="float">
            <text:p>0.4667393</text:p>
          </table:table-cell>
          <table:table-cell office:value-type="float" office:value="0.4745592" calcext:value-type="float">
            <text:p>0.4745592</text:p>
          </table:table-cell>
          <table:table-cell office:value-type="float" office:value="0.3347616" calcext:value-type="float">
            <text:p>0.3347616</text:p>
          </table:table-cell>
          <table:table-cell office:value-type="float" office:value="0.3279123" calcext:value-type="float">
            <text:p>0.3279123</text:p>
          </table:table-cell>
          <table:table-cell office:value-type="float" office:value="0.3232524" calcext:value-type="float">
            <text:p>0.3232524</text:p>
          </table:table-cell>
          <table:table-cell office:value-type="float" office:value="0.2853494" calcext:value-type="float">
            <text:p>0.2853494</text:p>
          </table:table-cell>
          <table:table-cell office:value-type="float" office:value="0.3092853" calcext:value-type="float">
            <text:p>0.3092853</text:p>
          </table:table-cell>
          <table:table-cell office:value-type="float" office:value="0.3668217" calcext:value-type="float">
            <text:p>0.3668217</text:p>
          </table:table-cell>
          <table:table-cell office:value-type="float" office:value="0.3616676" calcext:value-type="float">
            <text:p>0.3616676</text:p>
          </table:table-cell>
          <table:table-cell office:value-type="float" office:value="0.3733907" calcext:value-type="float">
            <text:p>0.3733907</text:p>
          </table:table-cell>
          <table:table-cell office:value-type="float" office:value="0.3913085" calcext:value-type="float">
            <text:p>0.3913085</text:p>
          </table:table-cell>
          <table:table-cell office:value-type="float" office:value="0.403618" calcext:value-type="float">
            <text:p>0.4036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365E-015" calcext:value-type="float">
            <text:p>1.921365E-15</text:p>
          </table:table-cell>
          <table:table-cell office:value-type="float" office:value="1.957749E-015" calcext:value-type="float">
            <text:p>1.957749E-15</text:p>
          </table:table-cell>
          <table:table-cell office:value-type="float" office:value="1.9756E-015" calcext:value-type="float">
            <text:p>1.9756E-15</text:p>
          </table:table-cell>
          <table:table-cell office:value-type="float" office:value="9.504195E-016" calcext:value-type="float">
            <text:p>9.504195E-16</text:p>
          </table:table-cell>
          <table:table-cell office:value-type="float" office:value="1.011996E-015" calcext:value-type="float">
            <text:p>1.011996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72907" calcext:value-type="float">
            <text:p>-0.002272907</text:p>
          </table:table-cell>
          <table:table-cell office:value-type="float" office:value="-0.002043518" calcext:value-type="float">
            <text:p>-0.002043518</text:p>
          </table:table-cell>
          <table:table-cell office:value-type="float" office:value="-0.01853119" calcext:value-type="float">
            <text:p>-0.01853119</text:p>
          </table:table-cell>
          <table:table-cell office:value-type="float" office:value="-0.02032334" calcext:value-type="float">
            <text:p>-0.02032334</text:p>
          </table:table-cell>
          <table:table-cell office:value-type="float" office:value="-0.0222651" calcext:value-type="float">
            <text:p>-0.0222651</text:p>
          </table:table-cell>
          <table:table-cell office:value-type="float" office:value="-0.02133318" calcext:value-type="float">
            <text:p>-0.02133318</text:p>
          </table:table-cell>
          <table:table-cell office:value-type="float" office:value="-0.009635362" calcext:value-type="float">
            <text:p>-0.009635362</text:p>
          </table:table-cell>
          <table:table-cell office:value-type="float" office:value="-0.01841717" calcext:value-type="float">
            <text:p>-0.01841717</text:p>
          </table:table-cell>
          <table:table-cell office:value-type="float" office:value="-0.01580503" calcext:value-type="float">
            <text:p>-0.01580503</text:p>
          </table:table-cell>
          <table:table-cell office:value-type="float" office:value="-0.01202829" calcext:value-type="float">
            <text:p>-0.0120282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679741" calcext:value-type="float">
            <text:p>-0.009679741</text:p>
          </table:table-cell>
          <table:table-cell office:value-type="float" office:value="-0.001965515" calcext:value-type="float">
            <text:p>-0.0019655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536" calcext:value-type="float">
            <text:p>-2.1975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243.5" calcext:value-type="float">
            <text:p>243.5</text:p>
          </table:table-cell>
          <table:table-cell office:value-type="float" office:value="94.16365" calcext:value-type="float">
            <text:p>94.1636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8.063" calcext:value-type="float">
            <text:p>1098.063</text:p>
          </table:table-cell>
          <table:table-cell office:value-type="float" office:value="135.5209" calcext:value-type="float">
            <text:p>135.5209</text:p>
          </table:table-cell>
          <table:table-cell office:value-type="float" office:value="0" calcext:value-type="float">
            <text:p>0</text:p>
          </table:table-cell>
          <table:table-cell office:value-type="float" office:value="0.1103707" calcext:value-type="float">
            <text:p>0.1103707</text:p>
          </table:table-cell>
          <table:table-cell office:value-type="float" office:value="0.3569711" calcext:value-type="float">
            <text:p>0.3569711</text:p>
          </table:table-cell>
          <table:table-cell office:value-type="float" office:value="0.357574" calcext:value-type="float">
            <text:p>0.357574</text:p>
          </table:table-cell>
          <table:table-cell office:value-type="float" office:value="0.356295" calcext:value-type="float">
            <text:p>0.356295</text:p>
          </table:table-cell>
          <table:table-cell office:value-type="float" office:value="0.3539878" calcext:value-type="float">
            <text:p>0.3539878</text:p>
          </table:table-cell>
          <table:table-cell office:value-type="float" office:value="0.2963986" calcext:value-type="float">
            <text:p>0.2963986</text:p>
          </table:table-cell>
          <table:table-cell office:value-type="float" office:value="0.2924732" calcext:value-type="float">
            <text:p>0.2924732</text:p>
          </table:table-cell>
          <table:table-cell office:value-type="float" office:value="0.3686729" calcext:value-type="float">
            <text:p>0.3686729</text:p>
          </table:table-cell>
          <table:table-cell office:value-type="float" office:value="0.3618531" calcext:value-type="float">
            <text:p>0.3618531</text:p>
          </table:table-cell>
          <table:table-cell office:value-type="float" office:value="0.3733814" calcext:value-type="float">
            <text:p>0.3733814</text:p>
          </table:table-cell>
          <table:table-cell office:value-type="float" office:value="0.3912737" calcext:value-type="float">
            <text:p>0.3912737</text:p>
          </table:table-cell>
          <table:table-cell office:value-type="float" office:value="0.4035176" calcext:value-type="float">
            <text:p>0.40351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651E-015" calcext:value-type="float">
            <text:p>1.921651E-15</text:p>
          </table:table-cell>
          <table:table-cell office:value-type="float" office:value="1.957724E-015" calcext:value-type="float">
            <text:p>1.957724E-15</text:p>
          </table:table-cell>
          <table:table-cell office:value-type="float" office:value="1.975573E-015" calcext:value-type="float">
            <text:p>1.975573E-15</text:p>
          </table:table-cell>
          <table:table-cell office:value-type="float" office:value="9.504162E-016" calcext:value-type="float">
            <text:p>9.504162E-16</text:p>
          </table:table-cell>
          <table:table-cell office:value-type="float" office:value="1.011981E-015" calcext:value-type="float">
            <text:p>1.01198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66017" calcext:value-type="float">
            <text:p>-80.66017</text:p>
          </table:table-cell>
          <table:table-cell office:value-type="float" office:value="-0.01204079" calcext:value-type="float">
            <text:p>-0.01204079</text:p>
          </table:table-cell>
          <table:table-cell office:value-type="float" office:value="-0.0119241" calcext:value-type="float">
            <text:p>-0.0119241</text:p>
          </table:table-cell>
          <table:table-cell office:value-type="float" office:value="-0.01223035" calcext:value-type="float">
            <text:p>-0.01223035</text:p>
          </table:table-cell>
          <table:table-cell office:value-type="float" office:value="-0.01273882" calcext:value-type="float">
            <text:p>-0.01273882</text:p>
          </table:table-cell>
          <table:table-cell office:value-type="float" office:value="-0.01600055" calcext:value-type="float">
            <text:p>-0.01600055</text:p>
          </table:table-cell>
          <table:table-cell office:value-type="float" office:value="-0.0155162" calcext:value-type="float">
            <text:p>-0.0155162</text:p>
          </table:table-cell>
          <table:table-cell office:value-type="float" office:value="-0.01647886" calcext:value-type="float">
            <text:p>-0.01647886</text:p>
          </table:table-cell>
          <table:table-cell office:value-type="float" office:value="-0.01567295" calcext:value-type="float">
            <text:p>-0.01567295</text:p>
          </table:table-cell>
          <table:table-cell office:value-type="float" office:value="-0.01203354" calcext:value-type="float">
            <text:p>-0.0120335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94" calcext:value-type="float">
            <text:p>-0.00972394</text:p>
          </table:table-cell>
          <table:table-cell office:value-type="float" office:value="-0.00196682" calcext:value-type="float">
            <text:p>-0.001966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21" calcext:value-type="float">
            <text:p>-2.1974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243.5" calcext:value-type="float">
            <text:p>243.5</text:p>
          </table:table-cell>
          <table:table-cell office:value-type="float" office:value="95.03837" calcext:value-type="float">
            <text:p>95.0383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7.146" calcext:value-type="float">
            <text:p>1097.146</text:p>
          </table:table-cell>
          <table:table-cell office:value-type="float" office:value="135.5633" calcext:value-type="float">
            <text:p>135.5633</text:p>
          </table:table-cell>
          <table:table-cell office:value-type="float" office:value="0" calcext:value-type="float">
            <text:p>0</text:p>
          </table:table-cell>
          <table:table-cell office:value-type="float" office:value="0.115249" calcext:value-type="float">
            <text:p>0.115249</text:p>
          </table:table-cell>
          <table:table-cell office:value-type="float" office:value="0.3460256" calcext:value-type="float">
            <text:p>0.3460256</text:p>
          </table:table-cell>
          <table:table-cell office:value-type="float" office:value="0.3480333" calcext:value-type="float">
            <text:p>0.3480333</text:p>
          </table:table-cell>
          <table:table-cell office:value-type="float" office:value="0.3495358" calcext:value-type="float">
            <text:p>0.3495358</text:p>
          </table:table-cell>
          <table:table-cell office:value-type="float" office:value="0.3497502" calcext:value-type="float">
            <text:p>0.3497502</text:p>
          </table:table-cell>
          <table:table-cell office:value-type="float" office:value="0.2996424" calcext:value-type="float">
            <text:p>0.2996424</text:p>
          </table:table-cell>
          <table:table-cell office:value-type="float" office:value="0.2918796" calcext:value-type="float">
            <text:p>0.2918796</text:p>
          </table:table-cell>
          <table:table-cell office:value-type="float" office:value="0.3689787" calcext:value-type="float">
            <text:p>0.3689787</text:p>
          </table:table-cell>
          <table:table-cell office:value-type="float" office:value="0.3621251" calcext:value-type="float">
            <text:p>0.3621251</text:p>
          </table:table-cell>
          <table:table-cell office:value-type="float" office:value="0.3733911" calcext:value-type="float">
            <text:p>0.3733911</text:p>
          </table:table-cell>
          <table:table-cell office:value-type="float" office:value="0.391238" calcext:value-type="float">
            <text:p>0.391238</text:p>
          </table:table-cell>
          <table:table-cell office:value-type="float" office:value="0.403444" calcext:value-type="float">
            <text:p>0.40344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968E-015" calcext:value-type="float">
            <text:p>1.921968E-15</text:p>
          </table:table-cell>
          <table:table-cell office:value-type="float" office:value="1.957697E-015" calcext:value-type="float">
            <text:p>1.957697E-15</text:p>
          </table:table-cell>
          <table:table-cell office:value-type="float" office:value="1.975543E-015" calcext:value-type="float">
            <text:p>1.975543E-15</text:p>
          </table:table-cell>
          <table:table-cell office:value-type="float" office:value="9.50412E-016" calcext:value-type="float">
            <text:p>9.50412E-16</text:p>
          </table:table-cell>
          <table:table-cell office:value-type="float" office:value="1.011968E-015" calcext:value-type="float">
            <text:p>1.01196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98531" calcext:value-type="float">
            <text:p>-57.98531</text:p>
          </table:table-cell>
          <table:table-cell office:value-type="float" office:value="-0.01459548" calcext:value-type="float">
            <text:p>-0.01459548</text:p>
          </table:table-cell>
          <table:table-cell office:value-type="float" office:value="-0.01408383" calcext:value-type="float">
            <text:p>-0.01408383</text:p>
          </table:table-cell>
          <table:table-cell office:value-type="float" office:value="-0.01374653" calcext:value-type="float">
            <text:p>-0.01374653</text:p>
          </table:table-cell>
          <table:table-cell office:value-type="float" office:value="-0.01370502" calcext:value-type="float">
            <text:p>-0.01370502</text:p>
          </table:table-cell>
          <table:table-cell office:value-type="float" office:value="-0.01470513" calcext:value-type="float">
            <text:p>-0.01470513</text:p>
          </table:table-cell>
          <table:table-cell office:value-type="float" office:value="-0.01580433" calcext:value-type="float">
            <text:p>-0.01580433</text:p>
          </table:table-cell>
          <table:table-cell office:value-type="float" office:value="-0.01618336" calcext:value-type="float">
            <text:p>-0.01618336</text:p>
          </table:table-cell>
          <table:table-cell office:value-type="float" office:value="-0.01547831" calcext:value-type="float">
            <text:p>-0.01547831</text:p>
          </table:table-cell>
          <table:table-cell office:value-type="float" office:value="-0.01202829" calcext:value-type="float">
            <text:p>-0.0120282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986" calcext:value-type="float">
            <text:p>-0.009723986</text:p>
          </table:table-cell>
          <table:table-cell office:value-type="float" office:value="-0.001967987" calcext:value-type="float">
            <text:p>-0.0019679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501" calcext:value-type="float">
            <text:p>-2.19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246.0444" calcext:value-type="float">
            <text:p>246.0444</text:p>
          </table:table-cell>
          <table:table-cell office:value-type="float" office:value="96.26917" calcext:value-type="float">
            <text:p>96.2691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8.394" calcext:value-type="float">
            <text:p>1098.394</text:p>
          </table:table-cell>
          <table:table-cell office:value-type="float" office:value="135.6283" calcext:value-type="float">
            <text:p>135.6283</text:p>
          </table:table-cell>
          <table:table-cell office:value-type="float" office:value="0" calcext:value-type="float">
            <text:p>0</text:p>
          </table:table-cell>
          <table:table-cell office:value-type="float" office:value="0.3268027" calcext:value-type="float">
            <text:p>0.3268027</text:p>
          </table:table-cell>
          <table:table-cell office:value-type="float" office:value="0.3387291" calcext:value-type="float">
            <text:p>0.3387291</text:p>
          </table:table-cell>
          <table:table-cell office:value-type="float" office:value="0.3421458" calcext:value-type="float">
            <text:p>0.3421458</text:p>
          </table:table-cell>
          <table:table-cell office:value-type="float" office:value="0.3444512" calcext:value-type="float">
            <text:p>0.3444512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0.2989389" calcext:value-type="float">
            <text:p>0.2989389</text:p>
          </table:table-cell>
          <table:table-cell office:value-type="float" office:value="0.2920833" calcext:value-type="float">
            <text:p>0.2920833</text:p>
          </table:table-cell>
          <table:table-cell office:value-type="float" office:value="0.3691988" calcext:value-type="float">
            <text:p>0.3691988</text:p>
          </table:table-cell>
          <table:table-cell office:value-type="float" office:value="0.3623891" calcext:value-type="float">
            <text:p>0.3623891</text:p>
          </table:table-cell>
          <table:table-cell office:value-type="float" office:value="0.3734183" calcext:value-type="float">
            <text:p>0.3734183</text:p>
          </table:table-cell>
          <table:table-cell office:value-type="float" office:value="0.3912058" calcext:value-type="float">
            <text:p>0.3912058</text:p>
          </table:table-cell>
          <table:table-cell office:value-type="float" office:value="0.4033875" calcext:value-type="float">
            <text:p>0.40338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254E-015" calcext:value-type="float">
            <text:p>1.922254E-15</text:p>
          </table:table-cell>
          <table:table-cell office:value-type="float" office:value="1.957674E-015" calcext:value-type="float">
            <text:p>1.957674E-15</text:p>
          </table:table-cell>
          <table:table-cell office:value-type="float" office:value="1.975515E-015" calcext:value-type="float">
            <text:p>1.975515E-15</text:p>
          </table:table-cell>
          <table:table-cell office:value-type="float" office:value="9.504113E-016" calcext:value-type="float">
            <text:p>9.504113E-16</text:p>
          </table:table-cell>
          <table:table-cell office:value-type="float" office:value="1.01195E-015" calcext:value-type="float">
            <text:p>1.0119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32762" calcext:value-type="float">
            <text:p>-0.02432762</text:p>
          </table:table-cell>
          <table:table-cell office:value-type="float" office:value="-0.01657454" calcext:value-type="float">
            <text:p>-0.01657454</text:p>
          </table:table-cell>
          <table:table-cell office:value-type="float" office:value="-0.01563063" calcext:value-type="float">
            <text:p>-0.01563063</text:p>
          </table:table-cell>
          <table:table-cell office:value-type="float" office:value="-0.01503585" calcext:value-type="float">
            <text:p>-0.01503585</text:p>
          </table:table-cell>
          <table:table-cell office:value-type="float" office:value="-0.01480876" calcext:value-type="float">
            <text:p>-0.01480876</text:p>
          </table:table-cell>
          <table:table-cell office:value-type="float" office:value="-0.01496207" calcext:value-type="float">
            <text:p>-0.01496207</text:p>
          </table:table-cell>
          <table:table-cell office:value-type="float" office:value="-0.01570927" calcext:value-type="float">
            <text:p>-0.01570927</text:p>
          </table:table-cell>
          <table:table-cell office:value-type="float" office:value="-0.01597566" calcext:value-type="float">
            <text:p>-0.01597566</text:p>
          </table:table-cell>
          <table:table-cell office:value-type="float" office:value="-0.01529175" calcext:value-type="float">
            <text:p>-0.01529175</text:p>
          </table:table-cell>
          <table:table-cell office:value-type="float" office:value="-0.01201347" calcext:value-type="float">
            <text:p>-0.01201347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406" calcext:value-type="float">
            <text:p>-0.00972406</text:p>
          </table:table-cell>
          <table:table-cell office:value-type="float" office:value="-0.001969052" calcext:value-type="float">
            <text:p>-0.0019690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693" calcext:value-type="float">
            <text:p>-2.1976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247.3779" calcext:value-type="float">
            <text:p>247.3779</text:p>
          </table:table-cell>
          <table:table-cell office:value-type="float" office:value="100.467" calcext:value-type="float">
            <text:p>100.46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5.478" calcext:value-type="float">
            <text:p>1095.478</text:p>
          </table:table-cell>
          <table:table-cell office:value-type="float" office:value="135.6802" calcext:value-type="float">
            <text:p>135.6802</text:p>
          </table:table-cell>
          <table:table-cell office:value-type="float" office:value="0" calcext:value-type="float">
            <text:p>0</text:p>
          </table:table-cell>
          <table:table-cell office:value-type="float" office:value="0.1122333" calcext:value-type="float">
            <text:p>0.1122333</text:p>
          </table:table-cell>
          <table:table-cell office:value-type="float" office:value="0.3356846" calcext:value-type="float">
            <text:p>0.3356846</text:p>
          </table:table-cell>
          <table:table-cell office:value-type="float" office:value="0.3385298" calcext:value-type="float">
            <text:p>0.3385298</text:p>
          </table:table-cell>
          <table:table-cell office:value-type="float" office:value="0.3410692" calcext:value-type="float">
            <text:p>0.3410692</text:p>
          </table:table-cell>
          <table:table-cell office:value-type="float" office:value="0.3420779" calcext:value-type="float">
            <text:p>0.3420779</text:p>
          </table:table-cell>
          <table:table-cell office:value-type="float" office:value="0.2973191" calcext:value-type="float">
            <text:p>0.2973191</text:p>
          </table:table-cell>
          <table:table-cell office:value-type="float" office:value="0.291433" calcext:value-type="float">
            <text:p>0.291433</text:p>
          </table:table-cell>
          <table:table-cell office:value-type="float" office:value="0.3692091" calcext:value-type="float">
            <text:p>0.3692091</text:p>
          </table:table-cell>
          <table:table-cell office:value-type="float" office:value="0.362579" calcext:value-type="float">
            <text:p>0.362579</text:p>
          </table:table-cell>
          <table:table-cell office:value-type="float" office:value="0.3734488" calcext:value-type="float">
            <text:p>0.3734488</text:p>
          </table:table-cell>
          <table:table-cell office:value-type="float" office:value="0.3911796" calcext:value-type="float">
            <text:p>0.3911796</text:p>
          </table:table-cell>
          <table:table-cell office:value-type="float" office:value="0.4033431" calcext:value-type="float">
            <text:p>0.40334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534E-015" calcext:value-type="float">
            <text:p>1.922534E-15</text:p>
          </table:table-cell>
          <table:table-cell office:value-type="float" office:value="1.957649E-015" calcext:value-type="float">
            <text:p>1.957649E-15</text:p>
          </table:table-cell>
          <table:table-cell office:value-type="float" office:value="1.97549E-015" calcext:value-type="float">
            <text:p>1.97549E-15</text:p>
          </table:table-cell>
          <table:table-cell office:value-type="float" office:value="9.504096E-016" calcext:value-type="float">
            <text:p>9.504096E-16</text:p>
          </table:table-cell>
          <table:table-cell office:value-type="float" office:value="1.011933E-015" calcext:value-type="float">
            <text:p>1.011933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5593" calcext:value-type="float">
            <text:p>-69.55593</text:p>
          </table:table-cell>
          <table:table-cell office:value-type="float" office:value="-0.01758589" calcext:value-type="float">
            <text:p>-0.01758589</text:p>
          </table:table-cell>
          <table:table-cell office:value-type="float" office:value="-0.01668686" calcext:value-type="float">
            <text:p>-0.01668686</text:p>
          </table:table-cell>
          <table:table-cell office:value-type="float" office:value="-0.01596956" calcext:value-type="float">
            <text:p>-0.01596956</text:p>
          </table:table-cell>
          <table:table-cell office:value-type="float" office:value="-0.01569373" calcext:value-type="float">
            <text:p>-0.01569373</text:p>
          </table:table-cell>
          <table:table-cell office:value-type="float" office:value="-0.01558804" calcext:value-type="float">
            <text:p>-0.01558804</text:p>
          </table:table-cell>
          <table:table-cell office:value-type="float" office:value="-0.01600324" calcext:value-type="float">
            <text:p>-0.01600324</text:p>
          </table:table-cell>
          <table:table-cell office:value-type="float" office:value="-0.01596475" calcext:value-type="float">
            <text:p>-0.01596475</text:p>
          </table:table-cell>
          <table:table-cell office:value-type="float" office:value="-0.01515885" calcext:value-type="float">
            <text:p>-0.01515885</text:p>
          </table:table-cell>
          <table:table-cell office:value-type="float" office:value="-0.01199667" calcext:value-type="float">
            <text:p>-0.01199667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0518" calcext:value-type="float">
            <text:p>-0.009720518</text:p>
          </table:table-cell>
          <table:table-cell office:value-type="float" office:value="-0.001970374" calcext:value-type="float">
            <text:p>-0.0019703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946" calcext:value-type="float">
            <text:p>-2.1979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247.5049" calcext:value-type="float">
            <text:p>247.5049</text:p>
          </table:table-cell>
          <table:table-cell office:value-type="float" office:value="101.8652" calcext:value-type="float">
            <text:p>101.8652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4.168" calcext:value-type="float">
            <text:p>1094.168</text:p>
          </table:table-cell>
          <table:table-cell office:value-type="float" office:value="135.7187" calcext:value-type="float">
            <text:p>135.7187</text:p>
          </table:table-cell>
          <table:table-cell office:value-type="float" office:value="0" calcext:value-type="float">
            <text:p>0</text:p>
          </table:table-cell>
          <table:table-cell office:value-type="float" office:value="0.1180095" calcext:value-type="float">
            <text:p>0.1180095</text:p>
          </table:table-cell>
          <table:table-cell office:value-type="float" office:value="0.3281842" calcext:value-type="float">
            <text:p>0.3281842</text:p>
          </table:table-cell>
          <table:table-cell office:value-type="float" office:value="0.3318817" calcext:value-type="float">
            <text:p>0.3318817</text:p>
          </table:table-cell>
          <table:table-cell office:value-type="float" office:value="0.33548" calcext:value-type="float">
            <text:p>0.33548</text:p>
          </table:table-cell>
          <table:table-cell office:value-type="float" office:value="0.3372199" calcext:value-type="float">
            <text:p>0.3372199</text:p>
          </table:table-cell>
          <table:table-cell office:value-type="float" office:value="0.2951027" calcext:value-type="float">
            <text:p>0.2951027</text:p>
          </table:table-cell>
          <table:table-cell office:value-type="float" office:value="0.2902137" calcext:value-type="float">
            <text:p>0.2902137</text:p>
          </table:table-cell>
          <table:table-cell office:value-type="float" office:value="0.3689884" calcext:value-type="float">
            <text:p>0.3689884</text:p>
          </table:table-cell>
          <table:table-cell office:value-type="float" office:value="0.3627076" calcext:value-type="float">
            <text:p>0.3627076</text:p>
          </table:table-cell>
          <table:table-cell office:value-type="float" office:value="0.3734752" calcext:value-type="float">
            <text:p>0.3734752</text:p>
          </table:table-cell>
          <table:table-cell office:value-type="float" office:value="0.3911589" calcext:value-type="float">
            <text:p>0.3911589</text:p>
          </table:table-cell>
          <table:table-cell office:value-type="float" office:value="0.4033079" calcext:value-type="float">
            <text:p>0.403307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862E-015" calcext:value-type="float">
            <text:p>1.922862E-15</text:p>
          </table:table-cell>
          <table:table-cell office:value-type="float" office:value="1.957623E-015" calcext:value-type="float">
            <text:p>1.957623E-15</text:p>
          </table:table-cell>
          <table:table-cell office:value-type="float" office:value="1.975461E-015" calcext:value-type="float">
            <text:p>1.975461E-15</text:p>
          </table:table-cell>
          <table:table-cell office:value-type="float" office:value="9.504055E-016" calcext:value-type="float">
            <text:p>9.504055E-16</text:p>
          </table:table-cell>
          <table:table-cell office:value-type="float" office:value="1.011915E-015" calcext:value-type="float">
            <text:p>1.01191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09037" calcext:value-type="float">
            <text:p>-51.09037</text:p>
          </table:table-cell>
          <table:table-cell office:value-type="float" office:value="-0.020205" calcext:value-type="float">
            <text:p>-0.020205</text:p>
          </table:table-cell>
          <table:table-cell office:value-type="float" office:value="-0.01884214" calcext:value-type="float">
            <text:p>-0.01884214</text:p>
          </table:table-cell>
          <table:table-cell office:value-type="float" office:value="-0.0176645" calcext:value-type="float">
            <text:p>-0.0176645</text:p>
          </table:table-cell>
          <table:table-cell office:value-type="float" office:value="-0.01712471" calcext:value-type="float">
            <text:p>-0.01712471</text:p>
          </table:table-cell>
          <table:table-cell office:value-type="float" office:value="-0.01649292" calcext:value-type="float">
            <text:p>-0.01649292</text:p>
          </table:table-cell>
          <table:table-cell office:value-type="float" office:value="-0.01657319" calcext:value-type="float">
            <text:p>-0.01657319</text:p>
          </table:table-cell>
          <table:table-cell office:value-type="float" office:value="-0.01617063" calcext:value-type="float">
            <text:p>-0.01617063</text:p>
          </table:table-cell>
          <table:table-cell office:value-type="float" office:value="-0.01506935" calcext:value-type="float">
            <text:p>-0.01506935</text:p>
          </table:table-cell>
          <table:table-cell office:value-type="float" office:value="-0.0119822" calcext:value-type="float">
            <text:p>-0.011982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19476" calcext:value-type="float">
            <text:p>-0.009719476</text:p>
          </table:table-cell>
          <table:table-cell office:value-type="float" office:value="-0.001971571" calcext:value-type="float">
            <text:p>-0.0019715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233" calcext:value-type="float">
            <text:p>-2.1982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03.7164" calcext:value-type="float">
            <text:p>103.7164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2.659" calcext:value-type="float">
            <text:p>1092.659</text:p>
          </table:table-cell>
          <table:table-cell office:value-type="float" office:value="135.7577" calcext:value-type="float">
            <text:p>135.7577</text:p>
          </table:table-cell>
          <table:table-cell office:value-type="float" office:value="0" calcext:value-type="float">
            <text:p>0</text:p>
          </table:table-cell>
          <table:table-cell office:value-type="float" office:value="0.1119959" calcext:value-type="float">
            <text:p>0.1119959</text:p>
          </table:table-cell>
          <table:table-cell office:value-type="float" office:value="0.3215604" calcext:value-type="float">
            <text:p>0.3215604</text:p>
          </table:table-cell>
          <table:table-cell office:value-type="float" office:value="0.3259335" calcext:value-type="float">
            <text:p>0.3259335</text:p>
          </table:table-cell>
          <table:table-cell office:value-type="float" office:value="0.3301687" calcext:value-type="float">
            <text:p>0.3301687</text:p>
          </table:table-cell>
          <table:table-cell office:value-type="float" office:value="0.3323935" calcext:value-type="float">
            <text:p>0.3323935</text:p>
          </table:table-cell>
          <table:table-cell office:value-type="float" office:value="0.2924752" calcext:value-type="float">
            <text:p>0.2924752</text:p>
          </table:table-cell>
          <table:table-cell office:value-type="float" office:value="0.2886306" calcext:value-type="float">
            <text:p>0.2886306</text:p>
          </table:table-cell>
          <table:table-cell office:value-type="float" office:value="0.3685971" calcext:value-type="float">
            <text:p>0.3685971</text:p>
          </table:table-cell>
          <table:table-cell office:value-type="float" office:value="0.3627701" calcext:value-type="float">
            <text:p>0.3627701</text:p>
          </table:table-cell>
          <table:table-cell office:value-type="float" office:value="0.3734984" calcext:value-type="float">
            <text:p>0.3734984</text:p>
          </table:table-cell>
          <table:table-cell office:value-type="float" office:value="0.391143" calcext:value-type="float">
            <text:p>0.391143</text:p>
          </table:table-cell>
          <table:table-cell office:value-type="float" office:value="0.4032786" calcext:value-type="float">
            <text:p>0.403278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186E-015" calcext:value-type="float">
            <text:p>1.923186E-15</text:p>
          </table:table-cell>
          <table:table-cell office:value-type="float" office:value="1.957597E-015" calcext:value-type="float">
            <text:p>1.957597E-15</text:p>
          </table:table-cell>
          <table:table-cell office:value-type="float" office:value="1.975428E-015" calcext:value-type="float">
            <text:p>1.975428E-15</text:p>
          </table:table-cell>
          <table:table-cell office:value-type="float" office:value="9.50402E-016" calcext:value-type="float">
            <text:p>9.50402E-16</text:p>
          </table:table-cell>
          <table:table-cell office:value-type="float" office:value="1.011901E-015" calcext:value-type="float">
            <text:p>1.01190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31858" calcext:value-type="float">
            <text:p>-70.31858</text:p>
          </table:table-cell>
          <table:table-cell office:value-type="float" office:value="-0.02289664" calcext:value-type="float">
            <text:p>-0.02289664</text:p>
          </table:table-cell>
          <table:table-cell office:value-type="float" office:value="-0.02104716" calcext:value-type="float">
            <text:p>-0.02104716</text:p>
          </table:table-cell>
          <table:table-cell office:value-type="float" office:value="-0.01947331" calcext:value-type="float">
            <text:p>-0.01947331</text:p>
          </table:table-cell>
          <table:table-cell office:value-type="float" office:value="-0.01870082" calcext:value-type="float">
            <text:p>-0.01870082</text:p>
          </table:table-cell>
          <table:table-cell office:value-type="float" office:value="-0.01764406" calcext:value-type="float">
            <text:p>-0.01764406</text:p>
          </table:table-cell>
          <table:table-cell office:value-type="float" office:value="-0.01734955" calcext:value-type="float">
            <text:p>-0.01734955</text:p>
          </table:table-cell>
          <table:table-cell office:value-type="float" office:value="-0.01654462" calcext:value-type="float">
            <text:p>-0.01654462</text:p>
          </table:table-cell>
          <table:table-cell office:value-type="float" office:value="-0.01502573" calcext:value-type="float">
            <text:p>-0.01502573</text:p>
          </table:table-cell>
          <table:table-cell office:value-type="float" office:value="-0.01196955" calcext:value-type="float">
            <text:p>-0.0119695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1279" calcext:value-type="float">
            <text:p>-0.009721279</text:p>
          </table:table-cell>
          <table:table-cell office:value-type="float" office:value="-0.001972683" calcext:value-type="float">
            <text:p>-0.0019726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541" calcext:value-type="float">
            <text:p>-2.1985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05.1935" calcext:value-type="float">
            <text:p>105.193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91.148" calcext:value-type="float">
            <text:p>1091.148</text:p>
          </table:table-cell>
          <table:table-cell office:value-type="float" office:value="135.7919" calcext:value-type="float">
            <text:p>135.7919</text:p>
          </table:table-cell>
          <table:table-cell office:value-type="float" office:value="0" calcext:value-type="float">
            <text:p>0</text:p>
          </table:table-cell>
          <table:table-cell office:value-type="float" office:value="0.1124774" calcext:value-type="float">
            <text:p>0.1124774</text:p>
          </table:table-cell>
          <table:table-cell office:value-type="float" office:value="0.3149841" calcext:value-type="float">
            <text:p>0.3149841</text:p>
          </table:table-cell>
          <table:table-cell office:value-type="float" office:value="0.3202452" calcext:value-type="float">
            <text:p>0.3202452</text:p>
          </table:table-cell>
          <table:table-cell office:value-type="float" office:value="0.3249033" calcext:value-type="float">
            <text:p>0.3249033</text:p>
          </table:table-cell>
          <table:table-cell office:value-type="float" office:value="0.3273835" calcext:value-type="float">
            <text:p>0.3273835</text:p>
          </table:table-cell>
          <table:table-cell office:value-type="float" office:value="0.2896815" calcext:value-type="float">
            <text:p>0.2896815</text:p>
          </table:table-cell>
          <table:table-cell office:value-type="float" office:value="0.2868488" calcext:value-type="float">
            <text:p>0.2868488</text:p>
          </table:table-cell>
          <table:table-cell office:value-type="float" office:value="0.3680678" calcext:value-type="float">
            <text:p>0.3680678</text:p>
          </table:table-cell>
          <table:table-cell office:value-type="float" office:value="0.3627248" calcext:value-type="float">
            <text:p>0.3627248</text:p>
          </table:table-cell>
          <table:table-cell office:value-type="float" office:value="0.3735149" calcext:value-type="float">
            <text:p>0.3735149</text:p>
          </table:table-cell>
          <table:table-cell office:value-type="float" office:value="0.3911301" calcext:value-type="float">
            <text:p>0.3911301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503E-015" calcext:value-type="float">
            <text:p>1.923503E-15</text:p>
          </table:table-cell>
          <table:table-cell office:value-type="float" office:value="1.957573E-015" calcext:value-type="float">
            <text:p>1.957573E-15</text:p>
          </table:table-cell>
          <table:table-cell office:value-type="float" office:value="1.975395E-015" calcext:value-type="float">
            <text:p>1.975395E-15</text:p>
          </table:table-cell>
          <table:table-cell office:value-type="float" office:value="9.50404E-016" calcext:value-type="float">
            <text:p>9.50404E-16</text:p>
          </table:table-cell>
          <table:table-cell office:value-type="float" office:value="1.011881E-015" calcext:value-type="float">
            <text:p>1.01188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1392" calcext:value-type="float">
            <text:p>-68.71392</text:p>
          </table:table-cell>
          <table:table-cell office:value-type="float" office:value="-0.02598973" calcext:value-type="float">
            <text:p>-0.02598973</text:p>
          </table:table-cell>
          <table:table-cell office:value-type="float" office:value="-0.02344212" calcext:value-type="float">
            <text:p>-0.02344212</text:p>
          </table:table-cell>
          <table:table-cell office:value-type="float" office:value="-0.02148162" calcext:value-type="float">
            <text:p>-0.02148162</text:p>
          </table:table-cell>
          <table:table-cell office:value-type="float" office:value="-0.02051635" calcext:value-type="float">
            <text:p>-0.02051635</text:p>
          </table:table-cell>
          <table:table-cell office:value-type="float" office:value="-0.01897088" calcext:value-type="float">
            <text:p>-0.01897088</text:p>
          </table:table-cell>
          <table:table-cell office:value-type="float" office:value="-0.01827268" calcext:value-type="float">
            <text:p>-0.01827268</text:p>
          </table:table-cell>
          <table:table-cell office:value-type="float" office:value="-0.0170652" calcext:value-type="float">
            <text:p>-0.0170652</text:p>
          </table:table-cell>
          <table:table-cell office:value-type="float" office:value="-0.01505632" calcext:value-type="float">
            <text:p>-0.01505632</text:p>
          </table:table-cell>
          <table:table-cell office:value-type="float" office:value="-0.01196049" calcext:value-type="float">
            <text:p>-0.0119604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067" calcext:value-type="float">
            <text:p>-0.009722067</text:p>
          </table:table-cell>
          <table:table-cell office:value-type="float" office:value="-0.001973716" calcext:value-type="float">
            <text:p>-0.0019737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833" calcext:value-type="float">
            <text:p>-2.1988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06.8237" calcext:value-type="float">
            <text:p>106.823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9.486" calcext:value-type="float">
            <text:p>1089.486</text:p>
          </table:table-cell>
          <table:table-cell office:value-type="float" office:value="135.824" calcext:value-type="float">
            <text:p>135.824</text:p>
          </table:table-cell>
          <table:table-cell office:value-type="float" office:value="0" calcext:value-type="float">
            <text:p>0</text:p>
          </table:table-cell>
          <table:table-cell office:value-type="float" office:value="0.1137079" calcext:value-type="float">
            <text:p>0.1137079</text:p>
          </table:table-cell>
          <table:table-cell office:value-type="float" office:value="0.3074982" calcext:value-type="float">
            <text:p>0.3074982</text:p>
          </table:table-cell>
          <table:table-cell office:value-type="float" office:value="0.3141928" calcext:value-type="float">
            <text:p>0.3141928</text:p>
          </table:table-cell>
          <table:table-cell office:value-type="float" office:value="0.3195391" calcext:value-type="float">
            <text:p>0.3195391</text:p>
          </table:table-cell>
          <table:table-cell office:value-type="float" office:value="0.3224988" calcext:value-type="float">
            <text:p>0.3224988</text:p>
          </table:table-cell>
          <table:table-cell office:value-type="float" office:value="0.2866999" calcext:value-type="float">
            <text:p>0.2866999</text:p>
          </table:table-cell>
          <table:table-cell office:value-type="float" office:value="0.2847973" calcext:value-type="float">
            <text:p>0.2847973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0.3625814" calcext:value-type="float">
            <text:p>0.3625814</text:p>
          </table:table-cell>
          <table:table-cell office:value-type="float" office:value="0.3735166" calcext:value-type="float">
            <text:p>0.3735166</text:p>
          </table:table-cell>
          <table:table-cell office:value-type="float" office:value="0.3911192" calcext:value-type="float">
            <text:p>0.3911192</text:p>
          </table:table-cell>
          <table:table-cell office:value-type="float" office:value="0.4032349" calcext:value-type="float">
            <text:p>0.403234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817E-015" calcext:value-type="float">
            <text:p>1.923817E-15</text:p>
          </table:table-cell>
          <table:table-cell office:value-type="float" office:value="1.957548E-015" calcext:value-type="float">
            <text:p>1.957548E-15</text:p>
          </table:table-cell>
          <table:table-cell office:value-type="float" office:value="1.975363E-015" calcext:value-type="float">
            <text:p>1.975363E-15</text:p>
          </table:table-cell>
          <table:table-cell office:value-type="float" office:value="9.504048E-016" calcext:value-type="float">
            <text:p>9.504048E-16</text:p>
          </table:table-cell>
          <table:table-cell office:value-type="float" office:value="1.011862E-015" calcext:value-type="float">
            <text:p>1.011862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79713" calcext:value-type="float">
            <text:p>-60.79713</text:p>
          </table:table-cell>
          <table:table-cell office:value-type="float" office:value="-0.03012341" calcext:value-type="float">
            <text:p>-0.03012341</text:p>
          </table:table-cell>
          <table:table-cell office:value-type="float" office:value="-0.02634109" calcext:value-type="float">
            <text:p>-0.02634109</text:p>
          </table:table-cell>
          <table:table-cell office:value-type="float" office:value="-0.02378084" calcext:value-type="float">
            <text:p>-0.02378084</text:p>
          </table:table-cell>
          <table:table-cell office:value-type="float" office:value="-0.02249009" calcext:value-type="float">
            <text:p>-0.02249009</text:p>
          </table:table-cell>
          <table:table-cell office:value-type="float" office:value="-0.02051237" calcext:value-type="float">
            <text:p>-0.02051237</text:p>
          </table:table-cell>
          <table:table-cell office:value-type="float" office:value="-0.0194045" calcext:value-type="float">
            <text:p>-0.0194045</text:p>
          </table:table-cell>
          <table:table-cell office:value-type="float" office:value="-0.01774292" calcext:value-type="float">
            <text:p>-0.01774292</text:p>
          </table:table-cell>
          <table:table-cell office:value-type="float" office:value="-0.01515511" calcext:value-type="float">
            <text:p>-0.01515511</text:p>
          </table:table-cell>
          <table:table-cell office:value-type="float" office:value="-0.01195944" calcext:value-type="float">
            <text:p>-0.0119594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92" calcext:value-type="float">
            <text:p>-0.00972292</text:p>
          </table:table-cell>
          <table:table-cell office:value-type="float" office:value="-0.001974673" calcext:value-type="float">
            <text:p>-0.0019746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114" calcext:value-type="float">
            <text:p>-2.1991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08.5598" calcext:value-type="float">
            <text:p>108.5598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7.719" calcext:value-type="float">
            <text:p>1087.719</text:p>
          </table:table-cell>
          <table:table-cell office:value-type="float" office:value="135.8548" calcext:value-type="float">
            <text:p>135.8548</text:p>
          </table:table-cell>
          <table:table-cell office:value-type="float" office:value="0" calcext:value-type="float">
            <text:p>0</text:p>
          </table:table-cell>
          <table:table-cell office:value-type="float" office:value="0.1125822" calcext:value-type="float">
            <text:p>0.1125822</text:p>
          </table:table-cell>
          <table:table-cell office:value-type="float" office:value="0.3001211" calcext:value-type="float">
            <text:p>0.3001211</text:p>
          </table:table-cell>
          <table:table-cell office:value-type="float" office:value="0.3080554" calcext:value-type="float">
            <text:p>0.3080554</text:p>
          </table:table-cell>
          <table:table-cell office:value-type="float" office:value="0.3140307" calcext:value-type="float">
            <text:p>0.3140307</text:p>
          </table:table-cell>
          <table:table-cell office:value-type="float" office:value="0.3173219" calcext:value-type="float">
            <text:p>0.3173219</text:p>
          </table:table-cell>
          <table:table-cell office:value-type="float" office:value="0.2837039" calcext:value-type="float">
            <text:p>0.2837039</text:p>
          </table:table-cell>
          <table:table-cell office:value-type="float" office:value="0.2826446" calcext:value-type="float">
            <text:p>0.2826446</text:p>
          </table:table-cell>
          <table:table-cell office:value-type="float" office:value="0.3666552" calcext:value-type="float">
            <text:p>0.3666552</text:p>
          </table:table-cell>
          <table:table-cell office:value-type="float" office:value="0.3623435" calcext:value-type="float">
            <text:p>0.3623435</text:p>
          </table:table-cell>
          <table:table-cell office:value-type="float" office:value="0.3735033" calcext:value-type="float">
            <text:p>0.3735033</text:p>
          </table:table-cell>
          <table:table-cell office:value-type="float" office:value="0.3911079" calcext:value-type="float">
            <text:p>0.3911079</text:p>
          </table:table-cell>
          <table:table-cell office:value-type="float" office:value="0.4032173" calcext:value-type="float">
            <text:p>0.403217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111E-015" calcext:value-type="float">
            <text:p>1.924111E-15</text:p>
          </table:table-cell>
          <table:table-cell office:value-type="float" office:value="1.957524E-015" calcext:value-type="float">
            <text:p>1.957524E-15</text:p>
          </table:table-cell>
          <table:table-cell office:value-type="float" office:value="1.975333E-015" calcext:value-type="float">
            <text:p>1.975333E-15</text:p>
          </table:table-cell>
          <table:table-cell office:value-type="float" office:value="9.504035E-016" calcext:value-type="float">
            <text:p>9.504035E-16</text:p>
          </table:table-cell>
          <table:table-cell office:value-type="float" office:value="1.011846E-015" calcext:value-type="float">
            <text:p>1.011846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99789" calcext:value-type="float">
            <text:p>-68.99789</text:p>
          </table:table-cell>
          <table:table-cell office:value-type="float" office:value="-0.03546856" calcext:value-type="float">
            <text:p>-0.03546856</text:p>
          </table:table-cell>
          <table:table-cell office:value-type="float" office:value="-0.02972306" calcext:value-type="float">
            <text:p>-0.02972306</text:p>
          </table:table-cell>
          <table:table-cell office:value-type="float" office:value="-0.02644435" calcext:value-type="float">
            <text:p>-0.02644435</text:p>
          </table:table-cell>
          <table:table-cell office:value-type="float" office:value="-0.02482644" calcext:value-type="float">
            <text:p>-0.02482644</text:p>
          </table:table-cell>
          <table:table-cell office:value-type="float" office:value="-0.02220691" calcext:value-type="float">
            <text:p>-0.02220691</text:p>
          </table:table-cell>
          <table:table-cell office:value-type="float" office:value="-0.0206781" calcext:value-type="float">
            <text:p>-0.0206781</text:p>
          </table:table-cell>
          <table:table-cell office:value-type="float" office:value="-0.01854206" calcext:value-type="float">
            <text:p>-0.01854206</text:p>
          </table:table-cell>
          <table:table-cell office:value-type="float" office:value="-0.0153208" calcext:value-type="float">
            <text:p>-0.0153208</text:p>
          </table:table-cell>
          <table:table-cell office:value-type="float" office:value="-0.01196661" calcext:value-type="float">
            <text:p>-0.0119666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847" calcext:value-type="float">
            <text:p>-0.009723847</text:p>
          </table:table-cell>
          <table:table-cell office:value-type="float" office:value="-0.001975387" calcext:value-type="float">
            <text:p>-0.0019753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39" calcext:value-type="float">
            <text:p>-2.199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249.9814" calcext:value-type="float">
            <text:p>249.9814</text:p>
          </table:table-cell>
          <table:table-cell office:value-type="float" office:value="110.7981" calcext:value-type="float">
            <text:p>110.798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7.528" calcext:value-type="float">
            <text:p>1087.528</text:p>
          </table:table-cell>
          <table:table-cell office:value-type="float" office:value="135.9032" calcext:value-type="float">
            <text:p>135.9032</text:p>
          </table:table-cell>
          <table:table-cell office:value-type="float" office:value="0" calcext:value-type="float">
            <text:p>0</text:p>
          </table:table-cell>
          <table:table-cell office:value-type="float" office:value="0.2945937" calcext:value-type="float">
            <text:p>0.2945937</text:p>
          </table:table-cell>
          <table:table-cell office:value-type="float" office:value="0.2912709" calcext:value-type="float">
            <text:p>0.2912709</text:p>
          </table:table-cell>
          <table:table-cell office:value-type="float" office:value="0.3003694" calcext:value-type="float">
            <text:p>0.3003694</text:p>
          </table:table-cell>
          <table:table-cell office:value-type="float" office:value="0.3075492" calcext:value-type="float">
            <text:p>0.3075492</text:p>
          </table:table-cell>
          <table:table-cell office:value-type="float" office:value="0.3114617" calcext:value-type="float">
            <text:p>0.3114617</text:p>
          </table:table-cell>
          <table:table-cell office:value-type="float" office:value="0.2803741" calcext:value-type="float">
            <text:p>0.2803741</text:p>
          </table:table-cell>
          <table:table-cell office:value-type="float" office:value="0.2802085" calcext:value-type="float">
            <text:p>0.2802085</text:p>
          </table:table-cell>
          <table:table-cell office:value-type="float" office:value="0.3657552" calcext:value-type="float">
            <text:p>0.3657552</text:p>
          </table:table-cell>
          <table:table-cell office:value-type="float" office:value="0.3619708" calcext:value-type="float">
            <text:p>0.3619708</text:p>
          </table:table-cell>
          <table:table-cell office:value-type="float" office:value="0.3734642" calcext:value-type="float">
            <text:p>0.3734642</text:p>
          </table:table-cell>
          <table:table-cell office:value-type="float" office:value="0.3910942" calcext:value-type="float">
            <text:p>0.3910942</text:p>
          </table:table-cell>
          <table:table-cell office:value-type="float" office:value="0.4032026" calcext:value-type="float">
            <text:p>0.40320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409E-015" calcext:value-type="float">
            <text:p>1.924409E-15</text:p>
          </table:table-cell>
          <table:table-cell office:value-type="float" office:value="1.957502E-015" calcext:value-type="float">
            <text:p>1.957502E-15</text:p>
          </table:table-cell>
          <table:table-cell office:value-type="float" office:value="1.975305E-015" calcext:value-type="float">
            <text:p>1.975305E-15</text:p>
          </table:table-cell>
          <table:table-cell office:value-type="float" office:value="9.504004E-016" calcext:value-type="float">
            <text:p>9.504004E-16</text:p>
          </table:table-cell>
          <table:table-cell office:value-type="float" office:value="1.011828E-015" calcext:value-type="float">
            <text:p>1.01182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38678" calcext:value-type="float">
            <text:p>-0.1538678</text:p>
          </table:table-cell>
          <table:table-cell office:value-type="float" office:value="-0.04460926" calcext:value-type="float">
            <text:p>-0.04460926</text:p>
          </table:table-cell>
          <table:table-cell office:value-type="float" office:value="-0.03514076" calcext:value-type="float">
            <text:p>-0.03514076</text:p>
          </table:table-cell>
          <table:table-cell office:value-type="float" office:value="-0.03002994" calcext:value-type="float">
            <text:p>-0.03002994</text:p>
          </table:table-cell>
          <table:table-cell office:value-type="float" office:value="-0.0278172" calcext:value-type="float">
            <text:p>-0.0278172</text:p>
          </table:table-cell>
          <table:table-cell office:value-type="float" office:value="-0.02427832" calcext:value-type="float">
            <text:p>-0.02427832</text:p>
          </table:table-cell>
          <table:table-cell office:value-type="float" office:value="-0.02223066" calcext:value-type="float">
            <text:p>-0.02223066</text:p>
          </table:table-cell>
          <table:table-cell office:value-type="float" office:value="-0.01955325" calcext:value-type="float">
            <text:p>-0.01955325</text:p>
          </table:table-cell>
          <table:table-cell office:value-type="float" office:value="-0.01558458" calcext:value-type="float">
            <text:p>-0.01558458</text:p>
          </table:table-cell>
          <table:table-cell office:value-type="float" office:value="-0.0119879" calcext:value-type="float">
            <text:p>-0.011987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234" calcext:value-type="float">
            <text:p>-0.009722234</text:p>
          </table:table-cell>
          <table:table-cell office:value-type="float" office:value="-0.001976215" calcext:value-type="float">
            <text:p>-0.0019762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642" calcext:value-type="float">
            <text:p>-2.1996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17.1143" calcext:value-type="float">
            <text:p>117.114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7.411" calcext:value-type="float">
            <text:p>1087.411</text:p>
          </table:table-cell>
          <table:table-cell office:value-type="float" office:value="135.9908" calcext:value-type="float">
            <text:p>135.9908</text:p>
          </table:table-cell>
          <table:table-cell office:value-type="float" office:value="0" calcext:value-type="float">
            <text:p>0</text:p>
          </table:table-cell>
          <table:table-cell office:value-type="float" office:value="0.1148568" calcext:value-type="float">
            <text:p>0.1148568</text:p>
          </table:table-cell>
          <table:table-cell office:value-type="float" office:value="0.3243678" calcext:value-type="float">
            <text:p>0.3243678</text:p>
          </table:table-cell>
          <table:table-cell office:value-type="float" office:value="0.3218505" calcext:value-type="float">
            <text:p>0.3218505</text:p>
          </table:table-cell>
          <table:table-cell office:value-type="float" office:value="0.3129888" calcext:value-type="float">
            <text:p>0.3129888</text:p>
          </table:table-cell>
          <table:table-cell office:value-type="float" office:value="0.3107244" calcext:value-type="float">
            <text:p>0.3107244</text:p>
          </table:table-cell>
          <table:table-cell office:value-type="float" office:value="0.2773742" calcext:value-type="float">
            <text:p>0.2773742</text:p>
          </table:table-cell>
          <table:table-cell office:value-type="float" office:value="0.2778442" calcext:value-type="float">
            <text:p>0.2778442</text:p>
          </table:table-cell>
          <table:table-cell office:value-type="float" office:value="0.364816" calcext:value-type="float">
            <text:p>0.364816</text:p>
          </table:table-cell>
          <table:table-cell office:value-type="float" office:value="0.3614925" calcext:value-type="float">
            <text:p>0.3614925</text:p>
          </table:table-cell>
          <table:table-cell office:value-type="float" office:value="0.3733976" calcext:value-type="float">
            <text:p>0.3733976</text:p>
          </table:table-cell>
          <table:table-cell office:value-type="float" office:value="0.3910755" calcext:value-type="float">
            <text:p>0.3910755</text:p>
          </table:table-cell>
          <table:table-cell office:value-type="float" office:value="0.4031885" calcext:value-type="float">
            <text:p>0.403188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667E-015" calcext:value-type="float">
            <text:p>1.924667E-15</text:p>
          </table:table-cell>
          <table:table-cell office:value-type="float" office:value="1.957485E-015" calcext:value-type="float">
            <text:p>1.957485E-15</text:p>
          </table:table-cell>
          <table:table-cell office:value-type="float" office:value="1.975287E-015" calcext:value-type="float">
            <text:p>1.975287E-15</text:p>
          </table:table-cell>
          <table:table-cell office:value-type="float" office:value="9.503936E-016" calcext:value-type="float">
            <text:p>9.503936E-16</text:p>
          </table:table-cell>
          <table:table-cell office:value-type="float" office:value="1.011807E-015" calcext:value-type="float">
            <text:p>1.01180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85349" calcext:value-type="float">
            <text:p>-57.85349</text:p>
          </table:table-cell>
          <table:table-cell office:value-type="float" office:value="-0.02164228" calcext:value-type="float">
            <text:p>-0.02164228</text:p>
          </table:table-cell>
          <table:table-cell office:value-type="float" office:value="-0.02270692" calcext:value-type="float">
            <text:p>-0.02270692</text:p>
          </table:table-cell>
          <table:table-cell office:value-type="float" office:value="-0.02704665" calcext:value-type="float">
            <text:p>-0.02704665</text:p>
          </table:table-cell>
          <table:table-cell office:value-type="float" office:value="-0.02828073" calcext:value-type="float">
            <text:p>-0.02828073</text:p>
          </table:table-cell>
          <table:table-cell office:value-type="float" office:value="-0.02634326" calcext:value-type="float">
            <text:p>-0.02634326</text:p>
          </table:table-cell>
          <table:table-cell office:value-type="float" office:value="-0.02386644" calcext:value-type="float">
            <text:p>-0.02386644</text:p>
          </table:table-cell>
          <table:table-cell office:value-type="float" office:value="-0.02066977" calcext:value-type="float">
            <text:p>-0.02066977</text:p>
          </table:table-cell>
          <table:table-cell office:value-type="float" office:value="-0.01593038" calcext:value-type="float">
            <text:p>-0.01593038</text:p>
          </table:table-cell>
          <table:table-cell office:value-type="float" office:value="-0.01202433" calcext:value-type="float">
            <text:p>-0.0120243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067" calcext:value-type="float">
            <text:p>-0.009722067</text:p>
          </table:table-cell>
          <table:table-cell office:value-type="float" office:value="-0.001977359" calcext:value-type="float">
            <text:p>-0.0019773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875" calcext:value-type="float">
            <text:p>-2.1998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19.4846" calcext:value-type="float">
            <text:p>119.4846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5.015" calcext:value-type="float">
            <text:p>1085.015</text:p>
          </table:table-cell>
          <table:table-cell office:value-type="float" office:value="136.0165" calcext:value-type="float">
            <text:p>136.0165</text:p>
          </table:table-cell>
          <table:table-cell office:value-type="float" office:value="0" calcext:value-type="float">
            <text:p>0</text:p>
          </table:table-cell>
          <table:table-cell office:value-type="float" office:value="0.114031" calcext:value-type="float">
            <text:p>0.114031</text:p>
          </table:table-cell>
          <table:table-cell office:value-type="float" office:value="0.3043179" calcext:value-type="float">
            <text:p>0.3043179</text:p>
          </table:table-cell>
          <table:table-cell office:value-type="float" office:value="0.3091322" calcext:value-type="float">
            <text:p>0.3091322</text:p>
          </table:table-cell>
          <table:table-cell office:value-type="float" office:value="0.3098906" calcext:value-type="float">
            <text:p>0.3098906</text:p>
          </table:table-cell>
          <table:table-cell office:value-type="float" office:value="0.3096515" calcext:value-type="float">
            <text:p>0.3096515</text:p>
          </table:table-cell>
          <table:table-cell office:value-type="float" office:value="0.2756413" calcext:value-type="float">
            <text:p>0.2756413</text:p>
          </table:table-cell>
          <table:table-cell office:value-type="float" office:value="0.2757592" calcext:value-type="float">
            <text:p>0.2757592</text:p>
          </table:table-cell>
          <table:table-cell office:value-type="float" office:value="0.3639389" calcext:value-type="float">
            <text:p>0.3639389</text:p>
          </table:table-cell>
          <table:table-cell office:value-type="float" office:value="0.3609405" calcext:value-type="float">
            <text:p>0.3609405</text:p>
          </table:table-cell>
          <table:table-cell office:value-type="float" office:value="0.3732816" calcext:value-type="float">
            <text:p>0.3732816</text:p>
          </table:table-cell>
          <table:table-cell office:value-type="float" office:value="0.3910477" calcext:value-type="float">
            <text:p>0.3910477</text:p>
          </table:table-cell>
          <table:table-cell office:value-type="float" office:value="0.4031742" calcext:value-type="float">
            <text:p>0.403174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945E-015" calcext:value-type="float">
            <text:p>1.924945E-15</text:p>
          </table:table-cell>
          <table:table-cell office:value-type="float" office:value="1.957462E-015" calcext:value-type="float">
            <text:p>1.957462E-15</text:p>
          </table:table-cell>
          <table:table-cell office:value-type="float" office:value="1.975262E-015" calcext:value-type="float">
            <text:p>1.975262E-15</text:p>
          </table:table-cell>
          <table:table-cell office:value-type="float" office:value="9.503893E-016" calcext:value-type="float">
            <text:p>9.503893E-16</text:p>
          </table:table-cell>
          <table:table-cell office:value-type="float" office:value="1.011793E-015" calcext:value-type="float">
            <text:p>1.011793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3763" calcext:value-type="float">
            <text:p>-61.63763</text:p>
          </table:table-cell>
          <table:table-cell office:value-type="float" office:value="-0.03207383" calcext:value-type="float">
            <text:p>-0.03207383</text:p>
          </table:table-cell>
          <table:table-cell office:value-type="float" office:value="-0.02907697" calcext:value-type="float">
            <text:p>-0.02907697</text:p>
          </table:table-cell>
          <table:table-cell office:value-type="float" office:value="-0.02868006" calcext:value-type="float">
            <text:p>-0.02868006</text:p>
          </table:table-cell>
          <table:table-cell office:value-type="float" office:value="-0.02884139" calcext:value-type="float">
            <text:p>-0.02884139</text:p>
          </table:table-cell>
          <table:table-cell office:value-type="float" office:value="-0.02762177" calcext:value-type="float">
            <text:p>-0.02762177</text:p>
          </table:table-cell>
          <table:table-cell office:value-type="float" office:value="-0.02542369" calcext:value-type="float">
            <text:p>-0.02542369</text:p>
          </table:table-cell>
          <table:table-cell office:value-type="float" office:value="-0.02177403" calcext:value-type="float">
            <text:p>-0.02177403</text:p>
          </table:table-cell>
          <table:table-cell office:value-type="float" office:value="-0.01634018" calcext:value-type="float">
            <text:p>-0.01634018</text:p>
          </table:table-cell>
          <table:table-cell office:value-type="float" office:value="-0.01208824" calcext:value-type="float">
            <text:p>-0.0120882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517" calcext:value-type="float">
            <text:p>-0.009722517</text:p>
          </table:table-cell>
          <table:table-cell office:value-type="float" office:value="-0.001977913" calcext:value-type="float">
            <text:p>-0.0019779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102" calcext:value-type="float">
            <text:p>-2.2001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21.9355" calcext:value-type="float">
            <text:p>121.935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82.539" calcext:value-type="float">
            <text:p>1082.539</text:p>
          </table:table-cell>
          <table:table-cell office:value-type="float" office:value="136.0423" calcext:value-type="float">
            <text:p>136.0423</text:p>
          </table:table-cell>
          <table:table-cell office:value-type="float" office:value="0" calcext:value-type="float">
            <text:p>0</text:p>
          </table:table-cell>
          <table:table-cell office:value-type="float" office:value="0.1149624" calcext:value-type="float">
            <text:p>0.1149624</text:p>
          </table:table-cell>
          <table:table-cell office:value-type="float" office:value="0.2903481" calcext:value-type="float">
            <text:p>0.2903481</text:p>
          </table:table-cell>
          <table:table-cell office:value-type="float" office:value="0.298157" calcext:value-type="float">
            <text:p>0.298157</text:p>
          </table:table-cell>
          <table:table-cell office:value-type="float" office:value="0.3024654" calcext:value-type="float">
            <text:p>0.3024654</text:p>
          </table:table-cell>
          <table:table-cell office:value-type="float" office:value="0.3040998" calcext:value-type="float">
            <text:p>0.3040998</text:p>
          </table:table-cell>
          <table:table-cell office:value-type="float" office:value="0.273331" calcext:value-type="float">
            <text:p>0.273331</text:p>
          </table:table-cell>
          <table:table-cell office:value-type="float" office:value="0.2738107" calcext:value-type="float">
            <text:p>0.2738107</text:p>
          </table:table-cell>
          <table:table-cell office:value-type="float" office:value="0.3630343" calcext:value-type="float">
            <text:p>0.3630343</text:p>
          </table:table-cell>
          <table:table-cell office:value-type="float" office:value="0.3603501" calcext:value-type="float">
            <text:p>0.3603501</text:p>
          </table:table-cell>
          <table:table-cell office:value-type="float" office:value="0.3731484" calcext:value-type="float">
            <text:p>0.3731484</text:p>
          </table:table-cell>
          <table:table-cell office:value-type="float" office:value="0.3910074" calcext:value-type="float">
            <text:p>0.3910074</text:p>
          </table:table-cell>
          <table:table-cell office:value-type="float" office:value="0.4031595" calcext:value-type="float">
            <text:p>0.403159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218E-015" calcext:value-type="float">
            <text:p>1.925218E-15</text:p>
          </table:table-cell>
          <table:table-cell office:value-type="float" office:value="1.95744E-015" calcext:value-type="float">
            <text:p>1.95744E-15</text:p>
          </table:table-cell>
          <table:table-cell office:value-type="float" office:value="1.975238E-015" calcext:value-type="float">
            <text:p>1.975238E-15</text:p>
          </table:table-cell>
          <table:table-cell office:value-type="float" office:value="9.50385E-016" calcext:value-type="float">
            <text:p>9.50385E-16</text:p>
          </table:table-cell>
          <table:table-cell office:value-type="float" office:value="1.011776E-015" calcext:value-type="float">
            <text:p>1.011776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05515" calcext:value-type="float">
            <text:p>-57.05515</text:p>
          </table:table-cell>
          <table:table-cell office:value-type="float" office:value="-0.045757" calcext:value-type="float">
            <text:p>-0.045757</text:p>
          </table:table-cell>
          <table:table-cell office:value-type="float" office:value="-0.03718357" calcext:value-type="float">
            <text:p>-0.03718357</text:p>
          </table:table-cell>
          <table:table-cell office:value-type="float" office:value="-0.03331226" calcext:value-type="float">
            <text:p>-0.03331226</text:p>
          </table:table-cell>
          <table:table-cell office:value-type="float" office:value="-0.03219764" calcext:value-type="float">
            <text:p>-0.03219764</text:p>
          </table:table-cell>
          <table:table-cell office:value-type="float" office:value="-0.0294292" calcext:value-type="float">
            <text:p>-0.0294292</text:p>
          </table:table-cell>
          <table:table-cell office:value-type="float" office:value="-0.02697979" calcext:value-type="float">
            <text:p>-0.02697979</text:p>
          </table:table-cell>
          <table:table-cell office:value-type="float" office:value="-0.02297563" calcext:value-type="float">
            <text:p>-0.02297563</text:p>
          </table:table-cell>
          <table:table-cell office:value-type="float" office:value="-0.01679089" calcext:value-type="float">
            <text:p>-0.01679089</text:p>
          </table:table-cell>
          <table:table-cell office:value-type="float" office:value="-0.01216229" calcext:value-type="float">
            <text:p>-0.0121622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416" calcext:value-type="float">
            <text:p>-0.009723416</text:p>
          </table:table-cell>
          <table:table-cell office:value-type="float" office:value="-0.001978713" calcext:value-type="float">
            <text:p>-0.0019787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325" calcext:value-type="float">
            <text:p>-2.2003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25.0703" calcext:value-type="float">
            <text:p>125.070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79.379" calcext:value-type="float">
            <text:p>1079.379</text:p>
          </table:table-cell>
          <table:table-cell office:value-type="float" office:value="136.0668" calcext:value-type="float">
            <text:p>136.0668</text:p>
          </table:table-cell>
          <table:table-cell office:value-type="float" office:value="0" calcext:value-type="float">
            <text:p>0</text:p>
          </table:table-cell>
          <table:table-cell office:value-type="float" office:value="0.1125587" calcext:value-type="float">
            <text:p>0.1125587</text:p>
          </table:table-cell>
          <table:table-cell office:value-type="float" office:value="0.2728903" calcext:value-type="float">
            <text:p>0.2728903</text:p>
          </table:table-cell>
          <table:table-cell office:value-type="float" office:value="0.2864946" calcext:value-type="float">
            <text:p>0.2864946</text:p>
          </table:table-cell>
          <table:table-cell office:value-type="float" office:value="0.293237" calcext:value-type="float">
            <text:p>0.293237</text:p>
          </table:table-cell>
          <table:table-cell office:value-type="float" office:value="0.2962177" calcext:value-type="float">
            <text:p>0.2962177</text:p>
          </table:table-cell>
          <table:table-cell office:value-type="float" office:value="0.2695392" calcext:value-type="float">
            <text:p>0.2695392</text:p>
          </table:table-cell>
          <table:table-cell office:value-type="float" office:value="0.2711191" calcext:value-type="float">
            <text:p>0.2711191</text:p>
          </table:table-cell>
          <table:table-cell office:value-type="float" office:value="0.3619349" calcext:value-type="float">
            <text:p>0.3619349</text:p>
          </table:table-cell>
          <table:table-cell office:value-type="float" office:value="0.3596123" calcext:value-type="float">
            <text:p>0.3596123</text:p>
          </table:table-cell>
          <table:table-cell office:value-type="float" office:value="0.37297" calcext:value-type="float">
            <text:p>0.37297</text:p>
          </table:table-cell>
          <table:table-cell office:value-type="float" office:value="0.3909481" calcext:value-type="float">
            <text:p>0.3909481</text:p>
          </table:table-cell>
          <table:table-cell office:value-type="float" office:value="0.4031418" calcext:value-type="float">
            <text:p>0.40314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495E-015" calcext:value-type="float">
            <text:p>1.925495E-15</text:p>
          </table:table-cell>
          <table:table-cell office:value-type="float" office:value="1.957416E-015" calcext:value-type="float">
            <text:p>1.957416E-15</text:p>
          </table:table-cell>
          <table:table-cell office:value-type="float" office:value="1.975215E-015" calcext:value-type="float">
            <text:p>1.975215E-15</text:p>
          </table:table-cell>
          <table:table-cell office:value-type="float" office:value="9.503826E-016" calcext:value-type="float">
            <text:p>9.503826E-16</text:p>
          </table:table-cell>
          <table:table-cell office:value-type="float" office:value="1.011759E-015" calcext:value-type="float">
            <text:p>1.011759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9099" calcext:value-type="float">
            <text:p>-68.29099</text:p>
          </table:table-cell>
          <table:table-cell office:value-type="float" office:value="-0.07378051" calcext:value-type="float">
            <text:p>-0.07378051</text:p>
          </table:table-cell>
          <table:table-cell office:value-type="float" office:value="-0.05054994" calcext:value-type="float">
            <text:p>-0.05054994</text:p>
          </table:table-cell>
          <table:table-cell office:value-type="float" office:value="-0.04229362" calcext:value-type="float">
            <text:p>-0.04229362</text:p>
          </table:table-cell>
          <table:table-cell office:value-type="float" office:value="-0.03917249" calcext:value-type="float">
            <text:p>-0.03917249</text:p>
          </table:table-cell>
          <table:table-cell office:value-type="float" office:value="-0.03269469" calcext:value-type="float">
            <text:p>-0.03269469</text:p>
          </table:table-cell>
          <table:table-cell office:value-type="float" office:value="-0.02930687" calcext:value-type="float">
            <text:p>-0.02930687</text:p>
          </table:table-cell>
          <table:table-cell office:value-type="float" office:value="-0.02453155" calcext:value-type="float">
            <text:p>-0.02453155</text:p>
          </table:table-cell>
          <table:table-cell office:value-type="float" office:value="-0.01737222" calcext:value-type="float">
            <text:p>-0.01737222</text:p>
          </table:table-cell>
          <table:table-cell office:value-type="float" office:value="-0.01226202" calcext:value-type="float">
            <text:p>-0.0122620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1659" calcext:value-type="float">
            <text:p>-0.009721659</text:p>
          </table:table-cell>
          <table:table-cell office:value-type="float" office:value="-0.001979851" calcext:value-type="float">
            <text:p>-0.0019798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547" calcext:value-type="float">
            <text:p>-2.2005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28.4549" calcext:value-type="float">
            <text:p>128.4549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75.971" calcext:value-type="float">
            <text:p>1075.971</text:p>
          </table:table-cell>
          <table:table-cell office:value-type="float" office:value="136.0904" calcext:value-type="float">
            <text:p>136.0904</text:p>
          </table:table-cell>
          <table:table-cell office:value-type="float" office:value="0" calcext:value-type="float">
            <text:p>0</text:p>
          </table:table-cell>
          <table:table-cell office:value-type="float" office:value="0.112385" calcext:value-type="float">
            <text:p>0.112385</text:p>
          </table:table-cell>
          <table:table-cell office:value-type="float" office:value="0.2542628" calcext:value-type="float">
            <text:p>0.2542628</text:p>
          </table:table-cell>
          <table:table-cell office:value-type="float" office:value="0.2746483" calcext:value-type="float">
            <text:p>0.2746483</text:p>
          </table:table-cell>
          <table:table-cell office:value-type="float" office:value="0.283675" calcext:value-type="float">
            <text:p>0.283675</text:p>
          </table:table-cell>
          <table:table-cell office:value-type="float" office:value="0.2878929" calcext:value-type="float">
            <text:p>0.2878929</text:p>
          </table:table-cell>
          <table:table-cell office:value-type="float" office:value="0.2649354" calcext:value-type="float">
            <text:p>0.2649354</text:p>
          </table:table-cell>
          <table:table-cell office:value-type="float" office:value="0.2681102" calcext:value-type="float">
            <text:p>0.2681102</text:p>
          </table:table-cell>
          <table:table-cell office:value-type="float" office:value="0.3607947" calcext:value-type="float">
            <text:p>0.3607947</text:p>
          </table:table-cell>
          <table:table-cell office:value-type="float" office:value="0.3587465" calcext:value-type="float">
            <text:p>0.3587465</text:p>
          </table:table-cell>
          <table:table-cell office:value-type="float" office:value="0.3727328" calcext:value-type="float">
            <text:p>0.3727328</text:p>
          </table:table-cell>
          <table:table-cell office:value-type="float" office:value="0.3908696" calcext:value-type="float">
            <text:p>0.3908696</text:p>
          </table:table-cell>
          <table:table-cell office:value-type="float" office:value="0.4031208" calcext:value-type="float">
            <text:p>0.403120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781E-015" calcext:value-type="float">
            <text:p>1.925781E-15</text:p>
          </table:table-cell>
          <table:table-cell office:value-type="float" office:value="1.957391E-015" calcext:value-type="float">
            <text:p>1.957391E-15</text:p>
          </table:table-cell>
          <table:table-cell office:value-type="float" office:value="1.975189E-015" calcext:value-type="float">
            <text:p>1.975189E-15</text:p>
          </table:table-cell>
          <table:table-cell office:value-type="float" office:value="9.503794E-016" calcext:value-type="float">
            <text:p>9.503794E-16</text:p>
          </table:table-cell>
          <table:table-cell office:value-type="float" office:value="1.011744E-015" calcext:value-type="float">
            <text:p>1.01174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3147" calcext:value-type="float">
            <text:p>-70.03147</text:p>
          </table:table-cell>
          <table:table-cell office:value-type="float" office:value="-0.127132" calcext:value-type="float">
            <text:p>-0.127132</text:p>
          </table:table-cell>
          <table:table-cell office:value-type="float" office:value="-0.069986" calcext:value-type="float">
            <text:p>-0.069986</text:p>
          </table:table-cell>
          <table:table-cell office:value-type="float" office:value="-0.05459312" calcext:value-type="float">
            <text:p>-0.05459312</text:p>
          </table:table-cell>
          <table:table-cell office:value-type="float" office:value="-0.04879143" calcext:value-type="float">
            <text:p>-0.04879143</text:p>
          </table:table-cell>
          <table:table-cell office:value-type="float" office:value="-0.03729726" calcext:value-type="float">
            <text:p>-0.03729726</text:p>
          </table:table-cell>
          <table:table-cell office:value-type="float" office:value="-0.03217738" calcext:value-type="float">
            <text:p>-0.03217738</text:p>
          </table:table-cell>
          <table:table-cell office:value-type="float" office:value="-0.02626206" calcext:value-type="float">
            <text:p>-0.02626206</text:p>
          </table:table-cell>
          <table:table-cell office:value-type="float" office:value="-0.01808188" calcext:value-type="float">
            <text:p>-0.01808188</text:p>
          </table:table-cell>
          <table:table-cell office:value-type="float" office:value="-0.01239596" calcext:value-type="float">
            <text:p>-0.01239596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0259" calcext:value-type="float">
            <text:p>-0.009720259</text:p>
          </table:table-cell>
          <table:table-cell office:value-type="float" office:value="-0.001981089" calcext:value-type="float">
            <text:p>-0.0019810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786" calcext:value-type="float">
            <text:p>-2.2007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31.6275" calcext:value-type="float">
            <text:p>131.627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72.775" calcext:value-type="float">
            <text:p>1072.775</text:p>
          </table:table-cell>
          <table:table-cell office:value-type="float" office:value="136.1133" calcext:value-type="float">
            <text:p>136.1133</text:p>
          </table:table-cell>
          <table:table-cell office:value-type="float" office:value="0" calcext:value-type="float">
            <text:p>0</text:p>
          </table:table-cell>
          <table:table-cell office:value-type="float" office:value="0.1145868" calcext:value-type="float">
            <text:p>0.1145868</text:p>
          </table:table-cell>
          <table:table-cell office:value-type="float" office:value="0.2375698" calcext:value-type="float">
            <text:p>0.2375698</text:p>
          </table:table-cell>
          <table:table-cell office:value-type="float" office:value="0.2640567" calcext:value-type="float">
            <text:p>0.2640567</text:p>
          </table:table-cell>
          <table:table-cell office:value-type="float" office:value="0.2748083" calcext:value-type="float">
            <text:p>0.2748083</text:p>
          </table:table-cell>
          <table:table-cell office:value-type="float" office:value="0.2804927" calcext:value-type="float">
            <text:p>0.2804927</text:p>
          </table:table-cell>
          <table:table-cell office:value-type="float" office:value="0.2603098" calcext:value-type="float">
            <text:p>0.2603098</text:p>
          </table:table-cell>
          <table:table-cell office:value-type="float" office:value="0.2652079" calcext:value-type="float">
            <text:p>0.2652079</text:p>
          </table:table-cell>
          <table:table-cell office:value-type="float" office:value="0.3597275" calcext:value-type="float">
            <text:p>0.3597275</text:p>
          </table:table-cell>
          <table:table-cell office:value-type="float" office:value="0.357858" calcext:value-type="float">
            <text:p>0.357858</text:p>
          </table:table-cell>
          <table:table-cell office:value-type="float" office:value="0.3724419" calcext:value-type="float">
            <text:p>0.3724419</text:p>
          </table:table-cell>
          <table:table-cell office:value-type="float" office:value="0.3907726" calcext:value-type="float">
            <text:p>0.3907726</text:p>
          </table:table-cell>
          <table:table-cell office:value-type="float" office:value="0.4030944" calcext:value-type="float">
            <text:p>0.403094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606E-015" calcext:value-type="float">
            <text:p>1.92606E-15</text:p>
          </table:table-cell>
          <table:table-cell office:value-type="float" office:value="1.95737E-015" calcext:value-type="float">
            <text:p>1.95737E-15</text:p>
          </table:table-cell>
          <table:table-cell office:value-type="float" office:value="1.975162E-015" calcext:value-type="float">
            <text:p>1.975162E-15</text:p>
          </table:table-cell>
          <table:table-cell office:value-type="float" office:value="9.503776E-016" calcext:value-type="float">
            <text:p>9.503776E-16</text:p>
          </table:table-cell>
          <table:table-cell office:value-type="float" office:value="1.011728E-015" calcext:value-type="float">
            <text:p>1.01172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7701" calcext:value-type="float">
            <text:p>-59.57701</text:p>
          </table:table-cell>
          <table:table-cell office:value-type="float" office:value="-0.214299" calcext:value-type="float">
            <text:p>-0.214299</text:p>
          </table:table-cell>
          <table:table-cell office:value-type="float" office:value="-0.09475926" calcext:value-type="float">
            <text:p>-0.09475926</text:p>
          </table:table-cell>
          <table:table-cell office:value-type="float" office:value="-0.06972829" calcext:value-type="float">
            <text:p>-0.06972829</text:p>
          </table:table-cell>
          <table:table-cell office:value-type="float" office:value="-0.0596378" calcext:value-type="float">
            <text:p>-0.0596378</text:p>
          </table:table-cell>
          <table:table-cell office:value-type="float" office:value="-0.04268409" calcext:value-type="float">
            <text:p>-0.04268409</text:p>
          </table:table-cell>
          <table:table-cell office:value-type="float" office:value="-0.03490005" calcext:value-type="float">
            <text:p>-0.03490005</text:p>
          </table:table-cell>
          <table:table-cell office:value-type="float" office:value="-0.02799668" calcext:value-type="float">
            <text:p>-0.02799668</text:p>
          </table:table-cell>
          <table:table-cell office:value-type="float" office:value="-0.01884303" calcext:value-type="float">
            <text:p>-0.01884303</text:p>
          </table:table-cell>
          <table:table-cell office:value-type="float" office:value="-0.01256243" calcext:value-type="float">
            <text:p>-0.0125624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1209" calcext:value-type="float">
            <text:p>-0.009721209</text:p>
          </table:table-cell>
          <table:table-cell office:value-type="float" office:value="-0.001982477" calcext:value-type="float">
            <text:p>-0.0019824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046" calcext:value-type="float">
            <text:p>-2.2010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35.5981" calcext:value-type="float">
            <text:p>135.598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68.782" calcext:value-type="float">
            <text:p>1068.782</text:p>
          </table:table-cell>
          <table:table-cell office:value-type="float" office:value="136.1362" calcext:value-type="float">
            <text:p>136.1362</text:p>
          </table:table-cell>
          <table:table-cell office:value-type="float" office:value="0" calcext:value-type="float">
            <text:p>0</text:p>
          </table:table-cell>
          <table:table-cell office:value-type="float" office:value="0.1136481" calcext:value-type="float">
            <text:p>0.1136481</text:p>
          </table:table-cell>
          <table:table-cell office:value-type="float" office:value="0.217052" calcext:value-type="float">
            <text:p>0.217052</text:p>
          </table:table-cell>
          <table:table-cell office:value-type="float" office:value="0.2513696" calcext:value-type="float">
            <text:p>0.2513696</text:p>
          </table:table-cell>
          <table:table-cell office:value-type="float" office:value="0.2640947" calcext:value-type="float">
            <text:p>0.2640947</text:p>
          </table:table-cell>
          <table:table-cell office:value-type="float" office:value="0.2704543" calcext:value-type="float">
            <text:p>0.2704543</text:p>
          </table:table-cell>
          <table:table-cell office:value-type="float" office:value="0.2548017" calcext:value-type="float">
            <text:p>0.2548017</text:p>
          </table:table-cell>
          <table:table-cell office:value-type="float" office:value="0.2609843" calcext:value-type="float">
            <text:p>0.2609843</text:p>
          </table:table-cell>
          <table:table-cell office:value-type="float" office:value="0.3584069" calcext:value-type="float">
            <text:p>0.3584069</text:p>
          </table:table-cell>
          <table:table-cell office:value-type="float" office:value="0.3568322" calcext:value-type="float">
            <text:p>0.3568322</text:p>
          </table:table-cell>
          <table:table-cell office:value-type="float" office:value="0.3720512" calcext:value-type="float">
            <text:p>0.3720512</text:p>
          </table:table-cell>
          <table:table-cell office:value-type="float" office:value="0.3906461" calcext:value-type="float">
            <text:p>0.3906461</text:p>
          </table:table-cell>
          <table:table-cell office:value-type="float" office:value="0.4030628" calcext:value-type="float">
            <text:p>0.403062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353E-015" calcext:value-type="float">
            <text:p>1.926353E-15</text:p>
          </table:table-cell>
          <table:table-cell office:value-type="float" office:value="1.957346E-015" calcext:value-type="float">
            <text:p>1.957346E-15</text:p>
          </table:table-cell>
          <table:table-cell office:value-type="float" office:value="1.975135E-015" calcext:value-type="float">
            <text:p>1.975135E-15</text:p>
          </table:table-cell>
          <table:table-cell office:value-type="float" office:value="9.503727E-016" calcext:value-type="float">
            <text:p>9.503727E-16</text:p>
          </table:table-cell>
          <table:table-cell office:value-type="float" office:value="1.011714E-015" calcext:value-type="float">
            <text:p>1.01171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72107" calcext:value-type="float">
            <text:p>-59.72107</text:p>
          </table:table-cell>
          <table:table-cell office:value-type="float" office:value="-0.4295903" calcext:value-type="float">
            <text:p>-0.4295903</text:p>
          </table:table-cell>
          <table:table-cell office:value-type="float" office:value="-0.1384404" calcext:value-type="float">
            <text:p>-0.1384404</text:p>
          </table:table-cell>
          <table:table-cell office:value-type="float" office:value="-0.09469839" calcext:value-type="float">
            <text:p>-0.09469839</text:p>
          </table:table-cell>
          <table:table-cell office:value-type="float" office:value="-0.07899179" calcext:value-type="float">
            <text:p>-0.07899179</text:p>
          </table:table-cell>
          <table:table-cell office:value-type="float" office:value="-0.05027894" calcext:value-type="float">
            <text:p>-0.05027894</text:p>
          </table:table-cell>
          <table:table-cell office:value-type="float" office:value="-0.03913032" calcext:value-type="float">
            <text:p>-0.03913032</text:p>
          </table:table-cell>
          <table:table-cell office:value-type="float" office:value="-0.03031183" calcext:value-type="float">
            <text:p>-0.03031183</text:p>
          </table:table-cell>
          <table:table-cell office:value-type="float" office:value="-0.01976319" calcext:value-type="float">
            <text:p>-0.01976319</text:p>
          </table:table-cell>
          <table:table-cell office:value-type="float" office:value="-0.01278983" calcext:value-type="float">
            <text:p>-0.0127898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19378" calcext:value-type="float">
            <text:p>-0.009719378</text:p>
          </table:table-cell>
          <table:table-cell office:value-type="float" office:value="-0.001983996" calcext:value-type="float">
            <text:p>-0.0019839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326" calcext:value-type="float">
            <text:p>-2.2013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38.3743" calcext:value-type="float">
            <text:p>138.374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65.984" calcext:value-type="float">
            <text:p>1065.984</text:p>
          </table:table-cell>
          <table:table-cell office:value-type="float" office:value="136.1578" calcext:value-type="float">
            <text:p>136.1578</text:p>
          </table:table-cell>
          <table:table-cell office:value-type="float" office:value="0" calcext:value-type="float">
            <text:p>0</text:p>
          </table:table-cell>
          <table:table-cell office:value-type="float" office:value="0.1145918" calcext:value-type="float">
            <text:p>0.1145918</text:p>
          </table:table-cell>
          <table:table-cell office:value-type="float" office:value="0.2080973" calcext:value-type="float">
            <text:p>0.2080973</text:p>
          </table:table-cell>
          <table:table-cell office:value-type="float" office:value="0.2422267" calcext:value-type="float">
            <text:p>0.2422267</text:p>
          </table:table-cell>
          <table:table-cell office:value-type="float" office:value="0.2561565" calcext:value-type="float">
            <text:p>0.2561565</text:p>
          </table:table-cell>
          <table:table-cell office:value-type="float" office:value="0.2640987" calcext:value-type="float">
            <text:p>0.2640987</text:p>
          </table:table-cell>
          <table:table-cell office:value-type="float" office:value="0.2502742" calcext:value-type="float">
            <text:p>0.2502742</text:p>
          </table:table-cell>
          <table:table-cell office:value-type="float" office:value="0.2580042" calcext:value-type="float">
            <text:p>0.2580042</text:p>
          </table:table-cell>
          <table:table-cell office:value-type="float" office:value="0.3574084" calcext:value-type="float">
            <text:p>0.3574084</text:p>
          </table:table-cell>
          <table:table-cell office:value-type="float" office:value="0.3559234" calcext:value-type="float">
            <text:p>0.3559234</text:p>
          </table:table-cell>
          <table:table-cell office:value-type="float" office:value="0.3716731" calcext:value-type="float">
            <text:p>0.3716731</text:p>
          </table:table-cell>
          <table:table-cell office:value-type="float" office:value="0.3905079" calcext:value-type="float">
            <text:p>0.3905079</text:p>
          </table:table-cell>
          <table:table-cell office:value-type="float" office:value="0.4030218" calcext:value-type="float">
            <text:p>0.40302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591E-015" calcext:value-type="float">
            <text:p>1.926591E-15</text:p>
          </table:table-cell>
          <table:table-cell office:value-type="float" office:value="1.957329E-015" calcext:value-type="float">
            <text:p>1.957329E-15</text:p>
          </table:table-cell>
          <table:table-cell office:value-type="float" office:value="1.975112E-015" calcext:value-type="float">
            <text:p>1.975112E-15</text:p>
          </table:table-cell>
          <table:table-cell office:value-type="float" office:value="9.503712E-016" calcext:value-type="float">
            <text:p>9.503712E-16</text:p>
          </table:table-cell>
          <table:table-cell office:value-type="float" office:value="1.011698E-015" calcext:value-type="float">
            <text:p>1.01169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8063" calcext:value-type="float">
            <text:p>-58.68063</text:p>
          </table:table-cell>
          <table:table-cell office:value-type="float" office:value="-0.5940716" calcext:value-type="float">
            <text:p>-0.5940716</text:p>
          </table:table-cell>
          <table:table-cell office:value-type="float" office:value="-0.1841863" calcext:value-type="float">
            <text:p>-0.1841863</text:p>
          </table:table-cell>
          <table:table-cell office:value-type="float" office:value="-0.1197898" calcext:value-type="float">
            <text:p>-0.1197898</text:p>
          </table:table-cell>
          <table:table-cell office:value-type="float" office:value="-0.09483761" calcext:value-type="float">
            <text:p>-0.09483761</text:p>
          </table:table-cell>
          <table:table-cell office:value-type="float" office:value="-0.05768288" calcext:value-type="float">
            <text:p>-0.05768288</text:p>
          </table:table-cell>
          <table:table-cell office:value-type="float" office:value="-0.04246521" calcext:value-type="float">
            <text:p>-0.04246521</text:p>
          </table:table-cell>
          <table:table-cell office:value-type="float" office:value="-0.03219259" calcext:value-type="float">
            <text:p>-0.03219259</text:p>
          </table:table-cell>
          <table:table-cell office:value-type="float" office:value="-0.02061933" calcext:value-type="float">
            <text:p>-0.02061933</text:p>
          </table:table-cell>
          <table:table-cell office:value-type="float" office:value="-0.0130144" calcext:value-type="float">
            <text:p>-0.013014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6314" calcext:value-type="float">
            <text:p>-0.009726314</text:p>
          </table:table-cell>
          <table:table-cell office:value-type="float" office:value="-0.00198523" calcext:value-type="float">
            <text:p>-0.001985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651" calcext:value-type="float">
            <text:p>-2.2016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41.095" calcext:value-type="float">
            <text:p>141.09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63.243" calcext:value-type="float">
            <text:p>1063.243</text:p>
          </table:table-cell>
          <table:table-cell office:value-type="float" office:value="136.1779" calcext:value-type="float">
            <text:p>136.1779</text:p>
          </table:table-cell>
          <table:table-cell office:value-type="float" office:value="0" calcext:value-type="float">
            <text:p>0</text:p>
          </table:table-cell>
          <table:table-cell office:value-type="float" office:value="0.1148556" calcext:value-type="float">
            <text:p>0.1148556</text:p>
          </table:table-cell>
          <table:table-cell office:value-type="float" office:value="0.2018192" calcext:value-type="float">
            <text:p>0.2018192</text:p>
          </table:table-cell>
          <table:table-cell office:value-type="float" office:value="0.2334195" calcext:value-type="float">
            <text:p>0.2334195</text:p>
          </table:table-cell>
          <table:table-cell office:value-type="float" office:value="0.2483208" calcext:value-type="float">
            <text:p>0.2483208</text:p>
          </table:table-cell>
          <table:table-cell office:value-type="float" office:value="0.2568804" calcext:value-type="float">
            <text:p>0.2568804</text:p>
          </table:table-cell>
          <table:table-cell office:value-type="float" office:value="0.2458061" calcext:value-type="float">
            <text:p>0.2458061</text:p>
          </table:table-cell>
          <table:table-cell office:value-type="float" office:value="0.2549445" calcext:value-type="float">
            <text:p>0.2549445</text:p>
          </table:table-cell>
          <table:table-cell office:value-type="float" office:value="0.3562965" calcext:value-type="float">
            <text:p>0.3562965</text:p>
          </table:table-cell>
          <table:table-cell office:value-type="float" office:value="0.3550237" calcext:value-type="float">
            <text:p>0.3550237</text:p>
          </table:table-cell>
          <table:table-cell office:value-type="float" office:value="0.3712851" calcext:value-type="float">
            <text:p>0.3712851</text:p>
          </table:table-cell>
          <table:table-cell office:value-type="float" office:value="0.3903524" calcext:value-type="float">
            <text:p>0.3903524</text:p>
          </table:table-cell>
          <table:table-cell office:value-type="float" office:value="0.4029677" calcext:value-type="float">
            <text:p>0.40296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783E-015" calcext:value-type="float">
            <text:p>1.926783E-15</text:p>
          </table:table-cell>
          <table:table-cell office:value-type="float" office:value="1.957313E-015" calcext:value-type="float">
            <text:p>1.957313E-15</text:p>
          </table:table-cell>
          <table:table-cell office:value-type="float" office:value="1.975092E-015" calcext:value-type="float">
            <text:p>1.975092E-15</text:p>
          </table:table-cell>
          <table:table-cell office:value-type="float" office:value="9.503749E-016" calcext:value-type="float">
            <text:p>9.503749E-16</text:p>
          </table:table-cell>
          <table:table-cell office:value-type="float" office:value="1.011681E-015" calcext:value-type="float">
            <text:p>1.01168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16598" calcext:value-type="float">
            <text:p>-58.16598</text:p>
          </table:table-cell>
          <table:table-cell office:value-type="float" office:value="-0.7521532" calcext:value-type="float">
            <text:p>-0.7521532</text:p>
          </table:table-cell>
          <table:table-cell office:value-type="float" office:value="-0.2449339" calcext:value-type="float">
            <text:p>-0.2449339</text:p>
          </table:table-cell>
          <table:table-cell office:value-type="float" office:value="-0.1521799" calcext:value-type="float">
            <text:p>-0.1521799</text:p>
          </table:table-cell>
          <table:table-cell office:value-type="float" office:value="-0.1173928" calcext:value-type="float">
            <text:p>-0.1173928</text:p>
          </table:table-cell>
          <table:table-cell office:value-type="float" office:value="-0.06621462" calcext:value-type="float">
            <text:p>-0.06621462</text:p>
          </table:table-cell>
          <table:table-cell office:value-type="float" office:value="-0.04623291" calcext:value-type="float">
            <text:p>-0.04623291</text:p>
          </table:table-cell>
          <table:table-cell office:value-type="float" office:value="-0.03357442" calcext:value-type="float">
            <text:p>-0.03357442</text:p>
          </table:table-cell>
          <table:table-cell office:value-type="float" office:value="-0.02150537" calcext:value-type="float">
            <text:p>-0.02150537</text:p>
          </table:table-cell>
          <table:table-cell office:value-type="float" office:value="-0.01324886" calcext:value-type="float">
            <text:p>-0.01324886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6982" calcext:value-type="float">
            <text:p>-0.009726982</text:p>
          </table:table-cell>
          <table:table-cell office:value-type="float" office:value="-0.001986228" calcext:value-type="float">
            <text:p>-0.0019862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04" calcext:value-type="float">
            <text:p>-2.202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43.9677" calcext:value-type="float">
            <text:p>143.967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60.351" calcext:value-type="float">
            <text:p>1060.351</text:p>
          </table:table-cell>
          <table:table-cell office:value-type="float" office:value="136.1975" calcext:value-type="float">
            <text:p>136.1975</text:p>
          </table:table-cell>
          <table:table-cell office:value-type="float" office:value="0" calcext:value-type="float">
            <text:p>0</text:p>
          </table:table-cell>
          <table:table-cell office:value-type="float" office:value="0.1146789" calcext:value-type="float">
            <text:p>0.1146789</text:p>
          </table:table-cell>
          <table:table-cell office:value-type="float" office:value="0.1968182" calcext:value-type="float">
            <text:p>0.1968182</text:p>
          </table:table-cell>
          <table:table-cell office:value-type="float" office:value="0.224284" calcext:value-type="float">
            <text:p>0.224284</text:p>
          </table:table-cell>
          <table:table-cell office:value-type="float" office:value="0.2398872" calcext:value-type="float">
            <text:p>0.2398872</text:p>
          </table:table-cell>
          <table:table-cell office:value-type="float" office:value="0.2488481" calcext:value-type="float">
            <text:p>0.2488481</text:p>
          </table:table-cell>
          <table:table-cell office:value-type="float" office:value="0.2410495" calcext:value-type="float">
            <text:p>0.2410495</text:p>
          </table:table-cell>
          <table:table-cell office:value-type="float" office:value="0.2517733" calcext:value-type="float">
            <text:p>0.2517733</text:p>
          </table:table-cell>
          <table:table-cell office:value-type="float" office:value="0.3549391" calcext:value-type="float">
            <text:p>0.3549391</text:p>
          </table:table-cell>
          <table:table-cell office:value-type="float" office:value="0.3541314" calcext:value-type="float">
            <text:p>0.3541314</text:p>
          </table:table-cell>
          <table:table-cell office:value-type="float" office:value="0.3708413" calcext:value-type="float">
            <text:p>0.3708413</text:p>
          </table:table-cell>
          <table:table-cell office:value-type="float" office:value="0.3901753" calcext:value-type="float">
            <text:p>0.3901753</text:p>
          </table:table-cell>
          <table:table-cell office:value-type="float" office:value="0.4029037" calcext:value-type="float">
            <text:p>0.402903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957E-015" calcext:value-type="float">
            <text:p>1.926957E-15</text:p>
          </table:table-cell>
          <table:table-cell office:value-type="float" office:value="1.957301E-015" calcext:value-type="float">
            <text:p>1.957301E-15</text:p>
          </table:table-cell>
          <table:table-cell office:value-type="float" office:value="1.975073E-015" calcext:value-type="float">
            <text:p>1.975073E-15</text:p>
          </table:table-cell>
          <table:table-cell office:value-type="float" office:value="9.503792E-016" calcext:value-type="float">
            <text:p>9.503792E-16</text:p>
          </table:table-cell>
          <table:table-cell office:value-type="float" office:value="1.011663E-015" calcext:value-type="float">
            <text:p>1.011663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22824" calcext:value-type="float">
            <text:p>-59.22824</text:p>
          </table:table-cell>
          <table:table-cell office:value-type="float" office:value="-0.9125323" calcext:value-type="float">
            <text:p>-0.9125323</text:p>
          </table:table-cell>
          <table:table-cell office:value-type="float" office:value="-0.3330896" calcext:value-type="float">
            <text:p>-0.3330896</text:p>
          </table:table-cell>
          <table:table-cell office:value-type="float" office:value="-0.1985273" calcext:value-type="float">
            <text:p>-0.1985273</text:p>
          </table:table-cell>
          <table:table-cell office:value-type="float" office:value="-0.1499749" calcext:value-type="float">
            <text:p>-0.1499749</text:p>
          </table:table-cell>
          <table:table-cell office:value-type="float" office:value="-0.07690132" calcext:value-type="float">
            <text:p>-0.07690132</text:p>
          </table:table-cell>
          <table:table-cell office:value-type="float" office:value="-0.05055042" calcext:value-type="float">
            <text:p>-0.05055042</text:p>
          </table:table-cell>
          <table:table-cell office:value-type="float" office:value="-0.03471423" calcext:value-type="float">
            <text:p>-0.03471423</text:p>
          </table:table-cell>
          <table:table-cell office:value-type="float" office:value="-0.02242502" calcext:value-type="float">
            <text:p>-0.02242502</text:p>
          </table:table-cell>
          <table:table-cell office:value-type="float" office:value="-0.01352252" calcext:value-type="float">
            <text:p>-0.0135225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655" calcext:value-type="float">
            <text:p>-0.00972655</text:p>
          </table:table-cell>
          <table:table-cell office:value-type="float" office:value="-0.00198712" calcext:value-type="float">
            <text:p>-0.001987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502" calcext:value-type="float">
            <text:p>-2.2025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47.4533" calcext:value-type="float">
            <text:p>147.453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56.847" calcext:value-type="float">
            <text:p>1056.847</text:p>
          </table:table-cell>
          <table:table-cell office:value-type="float" office:value="136.2151" calcext:value-type="float">
            <text:p>136.2151</text:p>
          </table:table-cell>
          <table:table-cell office:value-type="float" office:value="0" calcext:value-type="float">
            <text:p>0</text:p>
          </table:table-cell>
          <table:table-cell office:value-type="float" office:value="0.112833" calcext:value-type="float">
            <text:p>0.112833</text:p>
          </table:table-cell>
          <table:table-cell office:value-type="float" office:value="0.1909653" calcext:value-type="float">
            <text:p>0.1909653</text:p>
          </table:table-cell>
          <table:table-cell office:value-type="float" office:value="0.2138224" calcext:value-type="float">
            <text:p>0.2138224</text:p>
          </table:table-cell>
          <table:table-cell office:value-type="float" office:value="0.2295358" calcext:value-type="float">
            <text:p>0.2295358</text:p>
          </table:table-cell>
          <table:table-cell office:value-type="float" office:value="0.2380098" calcext:value-type="float">
            <text:p>0.2380098</text:p>
          </table:table-cell>
          <table:table-cell office:value-type="float" office:value="0.2354698" calcext:value-type="float">
            <text:p>0.2354698</text:p>
          </table:table-cell>
          <table:table-cell office:value-type="float" office:value="0.2476926" calcext:value-type="float">
            <text:p>0.2476926</text:p>
          </table:table-cell>
          <table:table-cell office:value-type="float" office:value="0.353152" calcext:value-type="float">
            <text:p>0.353152</text:p>
          </table:table-cell>
          <table:table-cell office:value-type="float" office:value="0.3531737" calcext:value-type="float">
            <text:p>0.3531737</text:p>
          </table:table-cell>
          <table:table-cell office:value-type="float" office:value="0.3703224" calcext:value-type="float">
            <text:p>0.3703224</text:p>
          </table:table-cell>
          <table:table-cell office:value-type="float" office:value="0.3899674" calcext:value-type="float">
            <text:p>0.3899674</text:p>
          </table:table-cell>
          <table:table-cell office:value-type="float" office:value="0.4028279" calcext:value-type="float">
            <text:p>0.402827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137E-015" calcext:value-type="float">
            <text:p>1.927137E-15</text:p>
          </table:table-cell>
          <table:table-cell office:value-type="float" office:value="1.957287E-015" calcext:value-type="float">
            <text:p>1.957287E-15</text:p>
          </table:table-cell>
          <table:table-cell office:value-type="float" office:value="1.975055E-015" calcext:value-type="float">
            <text:p>1.975055E-15</text:p>
          </table:table-cell>
          <table:table-cell office:value-type="float" office:value="9.503828E-016" calcext:value-type="float">
            <text:p>9.503828E-16</text:p>
          </table:table-cell>
          <table:table-cell office:value-type="float" office:value="1.011646E-015" calcext:value-type="float">
            <text:p>1.011646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67417" calcext:value-type="float">
            <text:p>-69.67417</text:p>
          </table:table-cell>
          <table:table-cell office:value-type="float" office:value="-1.15167" calcext:value-type="float">
            <text:p>-1.15167</text:p>
          </table:table-cell>
          <table:table-cell office:value-type="float" office:value="-0.4811662" calcext:value-type="float">
            <text:p>-0.4811662</text:p>
          </table:table-cell>
          <table:table-cell office:value-type="float" office:value="-0.2788097" calcext:value-type="float">
            <text:p>-0.2788097</text:p>
          </table:table-cell>
          <table:table-cell office:value-type="float" office:value="-0.2112796" calcext:value-type="float">
            <text:p>-0.2112796</text:p>
          </table:table-cell>
          <table:table-cell office:value-type="float" office:value="-0.09200457" calcext:value-type="float">
            <text:p>-0.09200457</text:p>
          </table:table-cell>
          <table:table-cell office:value-type="float" office:value="-0.05679017" calcext:value-type="float">
            <text:p>-0.05679017</text:p>
          </table:table-cell>
          <table:table-cell office:value-type="float" office:value="-0.03628351" calcext:value-type="float">
            <text:p>-0.03628351</text:p>
          </table:table-cell>
          <table:table-cell office:value-type="float" office:value="-0.02345716" calcext:value-type="float">
            <text:p>-0.02345716</text:p>
          </table:table-cell>
          <table:table-cell office:value-type="float" office:value="-0.0138501" calcext:value-type="float">
            <text:p>-0.013850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254" calcext:value-type="float">
            <text:p>-0.009723254</text:p>
          </table:table-cell>
          <table:table-cell office:value-type="float" office:value="-0.001988038" calcext:value-type="float">
            <text:p>-0.0019880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052" calcext:value-type="float">
            <text:p>-2.2030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51.4589" calcext:value-type="float">
            <text:p>151.4589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52.825" calcext:value-type="float">
            <text:p>1052.825</text:p>
          </table:table-cell>
          <table:table-cell office:value-type="float" office:value="136.2314" calcext:value-type="float">
            <text:p>136.2314</text:p>
          </table:table-cell>
          <table:table-cell office:value-type="float" office:value="0" calcext:value-type="float">
            <text:p>0</text:p>
          </table:table-cell>
          <table:table-cell office:value-type="float" office:value="0.112913" calcext:value-type="float">
            <text:p>0.112913</text:p>
          </table:table-cell>
          <table:table-cell office:value-type="float" office:value="0.1857629" calcext:value-type="float">
            <text:p>0.1857629</text:p>
          </table:table-cell>
          <table:table-cell office:value-type="float" office:value="0.2028167" calcext:value-type="float">
            <text:p>0.2028167</text:p>
          </table:table-cell>
          <table:table-cell office:value-type="float" office:value="0.2175384" calcext:value-type="float">
            <text:p>0.2175384</text:p>
          </table:table-cell>
          <table:table-cell office:value-type="float" office:value="0.2244362" calcext:value-type="float">
            <text:p>0.2244362</text:p>
          </table:table-cell>
          <table:table-cell office:value-type="float" office:value="0.2288175" calcext:value-type="float">
            <text:p>0.2288175</text:p>
          </table:table-cell>
          <table:table-cell office:value-type="float" office:value="0.2426483" calcext:value-type="float">
            <text:p>0.2426483</text:p>
          </table:table-cell>
          <table:table-cell office:value-type="float" office:value="0.3509511" calcext:value-type="float">
            <text:p>0.3509511</text:p>
          </table:table-cell>
          <table:table-cell office:value-type="float" office:value="0.3520817" calcext:value-type="float">
            <text:p>0.3520817</text:p>
          </table:table-cell>
          <table:table-cell office:value-type="float" office:value="0.3697137" calcext:value-type="float">
            <text:p>0.3697137</text:p>
          </table:table-cell>
          <table:table-cell office:value-type="float" office:value="0.389722" calcext:value-type="float">
            <text:p>0.389722</text:p>
          </table:table-cell>
          <table:table-cell office:value-type="float" office:value="0.4027396" calcext:value-type="float">
            <text:p>0.402739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343E-015" calcext:value-type="float">
            <text:p>1.927343E-15</text:p>
          </table:table-cell>
          <table:table-cell office:value-type="float" office:value="1.957268E-015" calcext:value-type="float">
            <text:p>1.957268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503859E-016" calcext:value-type="float">
            <text:p>9.503859E-16</text:p>
          </table:table-cell>
          <table:table-cell office:value-type="float" office:value="1.011631E-015" calcext:value-type="float">
            <text:p>1.01163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80876" calcext:value-type="float">
            <text:p>-66.80876</text:p>
          </table:table-cell>
          <table:table-cell office:value-type="float" office:value="-1.424962" calcext:value-type="float">
            <text:p>-1.424962</text:p>
          </table:table-cell>
          <table:table-cell office:value-type="float" office:value="-0.7228419" calcext:value-type="float">
            <text:p>-0.7228419</text:p>
          </table:table-cell>
          <table:table-cell office:value-type="float" office:value="-0.4214849" calcext:value-type="float">
            <text:p>-0.4214849</text:p>
          </table:table-cell>
          <table:table-cell office:value-type="float" office:value="-0.3320342" calcext:value-type="float">
            <text:p>-0.3320342</text:p>
          </table:table-cell>
          <table:table-cell office:value-type="float" office:value="-0.1145684" calcext:value-type="float">
            <text:p>-0.1145684</text:p>
          </table:table-cell>
          <table:table-cell office:value-type="float" office:value="-0.06575733" calcext:value-type="float">
            <text:p>-0.06575733</text:p>
          </table:table-cell>
          <table:table-cell office:value-type="float" office:value="-0.03832573" calcext:value-type="float">
            <text:p>-0.03832573</text:p>
          </table:table-cell>
          <table:table-cell office:value-type="float" office:value="-0.02469675" calcext:value-type="float">
            <text:p>-0.02469675</text:p>
          </table:table-cell>
          <table:table-cell office:value-type="float" office:value="-0.01424513" calcext:value-type="float">
            <text:p>-0.0142451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18998" calcext:value-type="float">
            <text:p>-0.009718998</text:p>
          </table:table-cell>
          <table:table-cell office:value-type="float" office:value="-0.00198909" calcext:value-type="float">
            <text:p>-0.001989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704" calcext:value-type="float">
            <text:p>-2.2037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57.8553" calcext:value-type="float">
            <text:p>257.8553</text:p>
          </table:table-cell>
          <table:table-cell office:value-type="float" office:value="155.4935" calcext:value-type="float">
            <text:p>155.493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50.352" calcext:value-type="float">
            <text:p>1050.352</text:p>
          </table:table-cell>
          <table:table-cell office:value-type="float" office:value="136.2572" calcext:value-type="float">
            <text:p>136.2572</text:p>
          </table:table-cell>
          <table:table-cell office:value-type="float" office:value="0" calcext:value-type="float">
            <text:p>0</text:p>
          </table:table-cell>
          <table:table-cell office:value-type="float" office:value="0.2267581" calcext:value-type="float">
            <text:p>0.226758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1940697" calcext:value-type="float">
            <text:p>0.1940697</text:p>
          </table:table-cell>
          <table:table-cell office:value-type="float" office:value="0.2062859" calcext:value-type="float">
            <text:p>0.2062859</text:p>
          </table:table-cell>
          <table:table-cell office:value-type="float" office:value="0.2115437" calcext:value-type="float">
            <text:p>0.2115437</text:p>
          </table:table-cell>
          <table:table-cell office:value-type="float" office:value="0.2216989" calcext:value-type="float">
            <text:p>0.2216989</text:p>
          </table:table-cell>
          <table:table-cell office:value-type="float" office:value="0.2368453" calcext:value-type="float">
            <text:p>0.2368453</text:p>
          </table:table-cell>
          <table:table-cell office:value-type="float" office:value="0.3485392" calcext:value-type="float">
            <text:p>0.3485392</text:p>
          </table:table-cell>
          <table:table-cell office:value-type="float" office:value="0.3509848" calcext:value-type="float">
            <text:p>0.3509848</text:p>
          </table:table-cell>
          <table:table-cell office:value-type="float" office:value="0.3691035" calcext:value-type="float">
            <text:p>0.3691035</text:p>
          </table:table-cell>
          <table:table-cell office:value-type="float" office:value="0.3894419" calcext:value-type="float">
            <text:p>0.3894419</text:p>
          </table:table-cell>
          <table:table-cell office:value-type="float" office:value="0.4026401" calcext:value-type="float">
            <text:p>0.402640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551E-015" calcext:value-type="float">
            <text:p>1.927551E-15</text:p>
          </table:table-cell>
          <table:table-cell office:value-type="float" office:value="1.957248E-015" calcext:value-type="float">
            <text:p>1.957248E-15</text:p>
          </table:table-cell>
          <table:table-cell office:value-type="float" office:value="1.975013E-015" calcext:value-type="float">
            <text:p>1.975013E-15</text:p>
          </table:table-cell>
          <table:table-cell office:value-type="float" office:value="9.503868E-016" calcext:value-type="float">
            <text:p>9.503868E-16</text:p>
          </table:table-cell>
          <table:table-cell office:value-type="float" office:value="1.011618E-015" calcext:value-type="float">
            <text:p>1.01161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80185" calcext:value-type="float">
            <text:p>-0.9580185</text:p>
          </table:table-cell>
          <table:table-cell office:value-type="float" office:value="-1.583531" calcext:value-type="float">
            <text:p>-1.583531</text:p>
          </table:table-cell>
          <table:table-cell office:value-type="float" office:value="-1.015228" calcext:value-type="float">
            <text:p>-1.015228</text:p>
          </table:table-cell>
          <table:table-cell office:value-type="float" office:value="-0.6344309" calcext:value-type="float">
            <text:p>-0.6344309</text:p>
          </table:table-cell>
          <table:table-cell office:value-type="float" office:value="-0.523706" calcext:value-type="float">
            <text:p>-0.523706</text:p>
          </table:table-cell>
          <table:table-cell office:value-type="float" office:value="-0.1459458" calcext:value-type="float">
            <text:p>-0.1459458</text:p>
          </table:table-cell>
          <table:table-cell office:value-type="float" office:value="-0.07812905" calcext:value-type="float">
            <text:p>-0.07812905</text:p>
          </table:table-cell>
          <table:table-cell office:value-type="float" office:value="-0.04071532" calcext:value-type="float">
            <text:p>-0.04071532</text:p>
          </table:table-cell>
          <table:table-cell office:value-type="float" office:value="-0.02601139" calcext:value-type="float">
            <text:p>-0.02601139</text:p>
          </table:table-cell>
          <table:table-cell office:value-type="float" office:value="-0.01465392" calcext:value-type="float">
            <text:p>-0.0146539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19638" calcext:value-type="float">
            <text:p>-0.009719638</text:p>
          </table:table-cell>
          <table:table-cell office:value-type="float" office:value="-0.001990166" calcext:value-type="float">
            <text:p>-0.0019901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4473" calcext:value-type="float">
            <text:p>-2.2044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62.9989" calcext:value-type="float">
            <text:p>262.9989</text:p>
          </table:table-cell>
          <table:table-cell office:value-type="float" office:value="163.2651" calcext:value-type="float">
            <text:p>163.265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47.666" calcext:value-type="float">
            <text:p>1047.666</text:p>
          </table:table-cell>
          <table:table-cell office:value-type="float" office:value="136.3147" calcext:value-type="float">
            <text:p>136.3147</text:p>
          </table:table-cell>
          <table:table-cell office:value-type="float" office:value="0" calcext:value-type="float">
            <text:p>0</text:p>
          </table:table-cell>
          <table:table-cell office:value-type="float" office:value="0.1901074" calcext:value-type="float">
            <text:p>0.1901074</text:p>
          </table:table-cell>
          <table:table-cell office:value-type="float" office:value="0.1963995" calcext:value-type="float">
            <text:p>0.1963995</text:p>
          </table:table-cell>
          <table:table-cell office:value-type="float" office:value="0.1908944" calcext:value-type="float">
            <text:p>0.1908944</text:p>
          </table:table-cell>
          <table:table-cell office:value-type="float" office:value="0.1992936" calcext:value-type="float">
            <text:p>0.1992936</text:p>
          </table:table-cell>
          <table:table-cell office:value-type="float" office:value="0.2040798" calcext:value-type="float">
            <text:p>0.2040798</text:p>
          </table:table-cell>
          <table:table-cell office:value-type="float" office:value="0.2158694" calcext:value-type="float">
            <text:p>0.2158694</text:p>
          </table:table-cell>
          <table:table-cell office:value-type="float" office:value="0.2321799" calcext:value-type="float">
            <text:p>0.2321799</text:p>
          </table:table-cell>
          <table:table-cell office:value-type="float" office:value="0.3464897" calcext:value-type="float">
            <text:p>0.3464897</text:p>
          </table:table-cell>
          <table:table-cell office:value-type="float" office:value="0.3500249" calcext:value-type="float">
            <text:p>0.3500249</text:p>
          </table:table-cell>
          <table:table-cell office:value-type="float" office:value="0.3685736" calcext:value-type="float">
            <text:p>0.3685736</text:p>
          </table:table-cell>
          <table:table-cell office:value-type="float" office:value="0.3891896" calcext:value-type="float">
            <text:p>0.3891896</text:p>
          </table:table-cell>
          <table:table-cell office:value-type="float" office:value="0.4025376" calcext:value-type="float">
            <text:p>0.40253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713E-015" calcext:value-type="float">
            <text:p>1.927713E-15</text:p>
          </table:table-cell>
          <table:table-cell office:value-type="float" office:value="1.957237E-015" calcext:value-type="float">
            <text:p>1.957237E-15</text:p>
          </table:table-cell>
          <table:table-cell office:value-type="float" office:value="1.974995E-015" calcext:value-type="float">
            <text:p>1.974995E-15</text:p>
          </table:table-cell>
          <table:table-cell office:value-type="float" office:value="9.503821E-016" calcext:value-type="float">
            <text:p>9.503821E-16</text:p>
          </table:table-cell>
          <table:table-cell office:value-type="float" office:value="1.011617E-015" calcext:value-type="float">
            <text:p>1.01161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40324" calcext:value-type="float">
            <text:p>-1.240324</text:p>
          </table:table-cell>
          <table:table-cell office:value-type="float" office:value="-0.9268644" calcext:value-type="float">
            <text:p>-0.9268644</text:p>
          </table:table-cell>
          <table:table-cell office:value-type="float" office:value="-1.153234" calcext:value-type="float">
            <text:p>-1.153234</text:p>
          </table:table-cell>
          <table:table-cell office:value-type="float" office:value="-0.8275113" calcext:value-type="float">
            <text:p>-0.8275113</text:p>
          </table:table-cell>
          <table:table-cell office:value-type="float" office:value="-0.6903674" calcext:value-type="float">
            <text:p>-0.6903674</text:p>
          </table:table-cell>
          <table:table-cell office:value-type="float" office:value="-0.1790286" calcext:value-type="float">
            <text:p>-0.1790286</text:p>
          </table:table-cell>
          <table:table-cell office:value-type="float" office:value="-0.09002779" calcext:value-type="float">
            <text:p>-0.09002779</text:p>
          </table:table-cell>
          <table:table-cell office:value-type="float" office:value="-0.04287687" calcext:value-type="float">
            <text:p>-0.04287687</text:p>
          </table:table-cell>
          <table:table-cell office:value-type="float" office:value="-0.02722348" calcext:value-type="float">
            <text:p>-0.02722348</text:p>
          </table:table-cell>
          <table:table-cell office:value-type="float" office:value="-0.01501832" calcext:value-type="float">
            <text:p>-0.0150183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968" calcext:value-type="float">
            <text:p>-0.009723968</text:p>
          </table:table-cell>
          <table:table-cell office:value-type="float" office:value="-0.001991032" calcext:value-type="float">
            <text:p>-0.0019910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5358" calcext:value-type="float">
            <text:p>-2.2053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168.3653" calcext:value-type="float">
            <text:p>168.365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43.692" calcext:value-type="float">
            <text:p>1043.692</text:p>
          </table:table-cell>
          <table:table-cell office:value-type="float" office:value="136.3316" calcext:value-type="float">
            <text:p>136.3316</text:p>
          </table:table-cell>
          <table:table-cell office:value-type="float" office:value="0" calcext:value-type="float">
            <text:p>0</text:p>
          </table:table-cell>
          <table:table-cell office:value-type="float" office:value="0.1143236" calcext:value-type="float">
            <text:p>0.1143236</text:p>
          </table:table-cell>
          <table:table-cell office:value-type="float" office:value="0.1876671" calcext:value-type="float">
            <text:p>0.1876671</text:p>
          </table:table-cell>
          <table:table-cell office:value-type="float" office:value="0.1884369" calcext:value-type="float">
            <text:p>0.1884369</text:p>
          </table:table-cell>
          <table:table-cell office:value-type="float" office:value="0.194216" calcext:value-type="float">
            <text:p>0.194216</text:p>
          </table:table-cell>
          <table:table-cell office:value-type="float" office:value="0.1984246" calcext:value-type="float">
            <text:p>0.1984246</text:p>
          </table:table-cell>
          <table:table-cell office:value-type="float" office:value="0.2101514" calcext:value-type="float">
            <text:p>0.2101514</text:p>
          </table:table-cell>
          <table:table-cell office:value-type="float" office:value="0.2273744" calcext:value-type="float">
            <text:p>0.2273744</text:p>
          </table:table-cell>
          <table:table-cell office:value-type="float" office:value="0.3444432" calcext:value-type="float">
            <text:p>0.3444432</text:p>
          </table:table-cell>
          <table:table-cell office:value-type="float" office:value="0.3490617" calcext:value-type="float">
            <text:p>0.3490617</text:p>
          </table:table-cell>
          <table:table-cell office:value-type="float" office:value="0.3680077" calcext:value-type="float">
            <text:p>0.3680077</text:p>
          </table:table-cell>
          <table:table-cell office:value-type="float" office:value="0.3889813" calcext:value-type="float">
            <text:p>0.3889813</text:p>
          </table:table-cell>
          <table:table-cell office:value-type="float" office:value="0.4024349" calcext:value-type="float">
            <text:p>0.4024349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27848E-015" calcext:value-type="float">
            <text:p>1.927848E-15</text:p>
          </table:table-cell>
          <table:table-cell office:value-type="float" office:value="1.957224E-015" calcext:value-type="float">
            <text:p>1.957224E-15</text:p>
          </table:table-cell>
          <table:table-cell office:value-type="float" office:value="1.974985E-015" calcext:value-type="float">
            <text:p>1.974985E-15</text:p>
          </table:table-cell>
          <table:table-cell office:value-type="float" office:value="9.503758E-016" calcext:value-type="float">
            <text:p>9.503758E-16</text:p>
          </table:table-cell>
          <table:table-cell office:value-type="float" office:value="1.011617E-015" calcext:value-type="float">
            <text:p>1.01161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4292" calcext:value-type="float">
            <text:p>-60.64292</text:p>
          </table:table-cell>
          <table:table-cell office:value-type="float" office:value="-1.316603" calcext:value-type="float">
            <text:p>-1.316603</text:p>
          </table:table-cell>
          <table:table-cell office:value-type="float" office:value="-1.27407" calcext:value-type="float">
            <text:p>-1.27407</text:p>
          </table:table-cell>
          <table:table-cell office:value-type="float" office:value="-1.009511" calcext:value-type="float">
            <text:p>-1.009511</text:p>
          </table:table-cell>
          <table:table-cell office:value-type="float" office:value="-0.8570308" calcext:value-type="float">
            <text:p>-0.8570308</text:p>
          </table:table-cell>
          <table:table-cell office:value-type="float" office:value="-0.2198586" calcext:value-type="float">
            <text:p>-0.2198586</text:p>
          </table:table-cell>
          <table:table-cell office:value-type="float" office:value="-0.1044788" calcext:value-type="float">
            <text:p>-0.1044788</text:p>
          </table:table-cell>
          <table:table-cell office:value-type="float" office:value="-0.04516154" calcext:value-type="float">
            <text:p>-0.04516154</text:p>
          </table:table-cell>
          <table:table-cell office:value-type="float" office:value="-0.02849849" calcext:value-type="float">
            <text:p>-0.02849849</text:p>
          </table:table-cell>
          <table:table-cell office:value-type="float" office:value="-0.01541794" calcext:value-type="float">
            <text:p>-0.0154179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727" calcext:value-type="float">
            <text:p>-0.009723727</text:p>
          </table:table-cell>
          <table:table-cell office:value-type="float" office:value="-0.001991721" calcext:value-type="float">
            <text:p>-0.0019917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6352" calcext:value-type="float">
            <text:p>-2.2063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172.0869" calcext:value-type="float">
            <text:p>172.0869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39.965" calcext:value-type="float">
            <text:p>1039.965</text:p>
          </table:table-cell>
          <table:table-cell office:value-type="float" office:value="136.3374" calcext:value-type="float">
            <text:p>136.3374</text:p>
          </table:table-cell>
          <table:table-cell office:value-type="float" office:value="0" calcext:value-type="float">
            <text:p>0</text:p>
          </table:table-cell>
          <table:table-cell office:value-type="float" office:value="0.1123326" calcext:value-type="float">
            <text:p>0.1123326</text:p>
          </table:table-cell>
          <table:table-cell office:value-type="float" office:value="0.181668" calcext:value-type="float">
            <text:p>0.181668</text:p>
          </table:table-cell>
          <table:table-cell office:value-type="float" office:value="0.1843182" calcext:value-type="float">
            <text:p>0.1843182</text:p>
          </table:table-cell>
          <table:table-cell office:value-type="float" office:value="0.1882372" calcext:value-type="float">
            <text:p>0.1882372</text:p>
          </table:table-cell>
          <table:table-cell office:value-type="float" office:value="0.1910441" calcext:value-type="float">
            <text:p>0.1910441</text:p>
          </table:table-cell>
          <table:table-cell office:value-type="float" office:value="0.2026765" calcext:value-type="float">
            <text:p>0.2026765</text:p>
          </table:table-cell>
          <table:table-cell office:value-type="float" office:value="0.2199072" calcext:value-type="float">
            <text:p>0.2199072</text:p>
          </table:table-cell>
          <table:table-cell office:value-type="float" office:value="0.3418403" calcext:value-type="float">
            <text:p>0.3418403</text:p>
          </table:table-cell>
          <table:table-cell office:value-type="float" office:value="0.3478284" calcext:value-type="float">
            <text:p>0.3478284</text:p>
          </table:table-cell>
          <table:table-cell office:value-type="float" office:value="0.3672925" calcext:value-type="float">
            <text:p>0.3672925</text:p>
          </table:table-cell>
          <table:table-cell office:value-type="float" office:value="0.3887231" calcext:value-type="float">
            <text:p>0.3887231</text:p>
          </table:table-cell>
          <table:table-cell office:value-type="float" office:value="0.4023192" calcext:value-type="float">
            <text:p>0.402319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999E-015" calcext:value-type="float">
            <text:p>1.927999E-15</text:p>
          </table:table-cell>
          <table:table-cell office:value-type="float" office:value="1.957209E-015" calcext:value-type="float">
            <text:p>1.957209E-15</text:p>
          </table:table-cell>
          <table:table-cell office:value-type="float" office:value="1.974972E-015" calcext:value-type="float">
            <text:p>1.974972E-15</text:p>
          </table:table-cell>
          <table:table-cell office:value-type="float" office:value="9.503701E-016" calcext:value-type="float">
            <text:p>9.503701E-16</text:p>
          </table:table-cell>
          <table:table-cell office:value-type="float" office:value="1.011617E-015" calcext:value-type="float">
            <text:p>1.01161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9002" calcext:value-type="float">
            <text:p>-68.79002</text:p>
          </table:table-cell>
          <table:table-cell office:value-type="float" office:value="-1.69233" calcext:value-type="float">
            <text:p>-1.69233</text:p>
          </table:table-cell>
          <table:table-cell office:value-type="float" office:value="-1.510489" calcext:value-type="float">
            <text:p>-1.510489</text:p>
          </table:table-cell>
          <table:table-cell office:value-type="float" office:value="-1.284493" calcext:value-type="float">
            <text:p>-1.284493</text:p>
          </table:table-cell>
          <table:table-cell office:value-type="float" office:value="-1.147837" calcext:value-type="float">
            <text:p>-1.147837</text:p>
          </table:table-cell>
          <table:table-cell office:value-type="float" office:value="-0.2901104" calcext:value-type="float">
            <text:p>-0.2901104</text:p>
          </table:table-cell>
          <table:table-cell office:value-type="float" office:value="-0.1324764" calcext:value-type="float">
            <text:p>-0.1324764</text:p>
          </table:table-cell>
          <table:table-cell office:value-type="float" office:value="-0.04826688" calcext:value-type="float">
            <text:p>-0.04826688</text:p>
          </table:table-cell>
          <table:table-cell office:value-type="float" office:value="-0.0302256" calcext:value-type="float">
            <text:p>-0.0302256</text:p>
          </table:table-cell>
          <table:table-cell office:value-type="float" office:value="-0.01593922" calcext:value-type="float">
            <text:p>-0.0159392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1371" calcext:value-type="float">
            <text:p>-0.009721371</text:p>
          </table:table-cell>
          <table:table-cell office:value-type="float" office:value="-0.001992485" calcext:value-type="float">
            <text:p>-0.0019924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7452" calcext:value-type="float">
            <text:p>-2.2074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175.581" calcext:value-type="float">
            <text:p>175.58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36.468" calcext:value-type="float">
            <text:p>1036.468</text:p>
          </table:table-cell>
          <table:table-cell office:value-type="float" office:value="136.3397" calcext:value-type="float">
            <text:p>136.3397</text:p>
          </table:table-cell>
          <table:table-cell office:value-type="float" office:value="0" calcext:value-type="float">
            <text:p>0</text:p>
          </table:table-cell>
          <table:table-cell office:value-type="float" office:value="0.1118219" calcext:value-type="float">
            <text:p>0.1118219</text:p>
          </table:table-cell>
          <table:table-cell office:value-type="float" office:value="0.1798196" calcext:value-type="float">
            <text:p>0.1798196</text:p>
          </table:table-cell>
          <table:table-cell office:value-type="float" office:value="0.1816266" calcext:value-type="float">
            <text:p>0.1816266</text:p>
          </table:table-cell>
          <table:table-cell office:value-type="float" office:value="0.1840634" calcext:value-type="float">
            <text:p>0.1840634</text:p>
          </table:table-cell>
          <table:table-cell office:value-type="float" office:value="0.186044" calcext:value-type="float">
            <text:p>0.186044</text:p>
          </table:table-cell>
          <table:table-cell office:value-type="float" office:value="0.1951457" calcext:value-type="float">
            <text:p>0.1951457</text:p>
          </table:table-cell>
          <table:table-cell office:value-type="float" office:value="0.2113098" calcext:value-type="float">
            <text:p>0.2113098</text:p>
          </table:table-cell>
          <table:table-cell office:value-type="float" office:value="0.3390685" calcext:value-type="float">
            <text:p>0.3390685</text:p>
          </table:table-cell>
          <table:table-cell office:value-type="float" office:value="0.3465277" calcext:value-type="float">
            <text:p>0.3465277</text:p>
          </table:table-cell>
          <table:table-cell office:value-type="float" office:value="0.3665424" calcext:value-type="float">
            <text:p>0.3665424</text:p>
          </table:table-cell>
          <table:table-cell office:value-type="float" office:value="0.3884234" calcext:value-type="float">
            <text:p>0.3884234</text:p>
          </table:table-cell>
          <table:table-cell office:value-type="float" office:value="0.4021941" calcext:value-type="float">
            <text:p>0.40219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157E-015" calcext:value-type="float">
            <text:p>1.928157E-15</text:p>
          </table:table-cell>
          <table:table-cell office:value-type="float" office:value="1.957194E-015" calcext:value-type="float">
            <text:p>1.957194E-15</text:p>
          </table:table-cell>
          <table:table-cell office:value-type="float" office:value="1.974958E-015" calcext:value-type="float">
            <text:p>1.974958E-15</text:p>
          </table:table-cell>
          <table:table-cell office:value-type="float" office:value="9.503643E-016" calcext:value-type="float">
            <text:p>9.503643E-16</text:p>
          </table:table-cell>
          <table:table-cell office:value-type="float" office:value="1.011616E-015" calcext:value-type="float">
            <text:p>1.011616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68954" calcext:value-type="float">
            <text:p>-73.68954</text:p>
          </table:table-cell>
          <table:table-cell office:value-type="float" office:value="-1.831173" calcext:value-type="float">
            <text:p>-1.831173</text:p>
          </table:table-cell>
          <table:table-cell office:value-type="float" office:value="-1.691883" calcext:value-type="float">
            <text:p>-1.691883</text:p>
          </table:table-cell>
          <table:table-cell office:value-type="float" office:value="-1.52676" calcext:value-type="float">
            <text:p>-1.52676</text:p>
          </table:table-cell>
          <table:table-cell office:value-type="float" office:value="-1.407835" calcext:value-type="float">
            <text:p>-1.407835</text:p>
          </table:table-cell>
          <table:table-cell office:value-type="float" office:value="-0.3877317" calcext:value-type="float">
            <text:p>-0.3877317</text:p>
          </table:table-cell>
          <table:table-cell office:value-type="float" office:value="-0.1759568" calcext:value-type="float">
            <text:p>-0.1759568</text:p>
          </table:table-cell>
          <table:table-cell office:value-type="float" office:value="-0.05183708" calcext:value-type="float">
            <text:p>-0.05183708</text:p>
          </table:table-cell>
          <table:table-cell office:value-type="float" office:value="-0.03216607" calcext:value-type="float">
            <text:p>-0.03216607</text:p>
          </table:table-cell>
          <table:table-cell office:value-type="float" office:value="-0.01650689" calcext:value-type="float">
            <text:p>-0.0165068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0379" calcext:value-type="float">
            <text:p>-0.009720379</text:p>
          </table:table-cell>
          <table:table-cell office:value-type="float" office:value="-0.001993281" calcext:value-type="float">
            <text:p>-0.0019932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8669" calcext:value-type="float">
            <text:p>-2.2086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179.2283" calcext:value-type="float">
            <text:p>179.228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32.822" calcext:value-type="float">
            <text:p>1032.822</text:p>
          </table:table-cell>
          <table:table-cell office:value-type="float" office:value="136.3383" calcext:value-type="float">
            <text:p>136.3383</text:p>
          </table:table-cell>
          <table:table-cell office:value-type="float" office:value="0" calcext:value-type="float">
            <text:p>0</text:p>
          </table:table-cell>
          <table:table-cell office:value-type="float" office:value="0.1119662" calcext:value-type="float">
            <text:p>0.1119662</text:p>
          </table:table-cell>
          <table:table-cell office:value-type="float" office:value="0.1782541" calcext:value-type="float">
            <text:p>0.1782541</text:p>
          </table:table-cell>
          <table:table-cell office:value-type="float" office:value="0.1793881" calcext:value-type="float">
            <text:p>0.1793881</text:p>
          </table:table-cell>
          <table:table-cell office:value-type="float" office:value="0.1808377" calcext:value-type="float">
            <text:p>0.1808377</text:p>
          </table:table-cell>
          <table:table-cell office:value-type="float" office:value="0.1823135" calcext:value-type="float">
            <text:p>0.1823135</text:p>
          </table:table-cell>
          <table:table-cell office:value-type="float" office:value="0.1874482" calcext:value-type="float">
            <text:p>0.1874482</text:p>
          </table:table-cell>
          <table:table-cell office:value-type="float" office:value="0.2013399" calcext:value-type="float">
            <text:p>0.2013399</text:p>
          </table:table-cell>
          <table:table-cell office:value-type="float" office:value="0.3360377" calcext:value-type="float">
            <text:p>0.3360377</text:p>
          </table:table-cell>
          <table:table-cell office:value-type="float" office:value="0.3450716" calcext:value-type="float">
            <text:p>0.3450716</text:p>
          </table:table-cell>
          <table:table-cell office:value-type="float" office:value="0.365738" calcext:value-type="float">
            <text:p>0.365738</text:p>
          </table:table-cell>
          <table:table-cell office:value-type="float" office:value="0.3880822" calcext:value-type="float">
            <text:p>0.3880822</text:p>
          </table:table-cell>
          <table:table-cell office:value-type="float" office:value="0.4020562" calcext:value-type="float">
            <text:p>0.402056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8339E-015" calcext:value-type="float">
            <text:p>1.928339E-15</text:p>
          </table:table-cell>
          <table:table-cell office:value-type="float" office:value="1.957179E-015" calcext:value-type="float">
            <text:p>1.957179E-15</text:p>
          </table:table-cell>
          <table:table-cell office:value-type="float" office:value="1.97494E-015" calcext:value-type="float">
            <text:p>1.97494E-15</text:p>
          </table:table-cell>
          <table:table-cell office:value-type="float" office:value="9.503614E-016" calcext:value-type="float">
            <text:p>9.503614E-16</text:p>
          </table:table-cell>
          <table:table-cell office:value-type="float" office:value="1.01161E-015" calcext:value-type="float">
            <text:p>1.0116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0994" calcext:value-type="float">
            <text:p>-69.20994</text:p>
          </table:table-cell>
          <table:table-cell office:value-type="float" office:value="-1.95909" calcext:value-type="float">
            <text:p>-1.95909</text:p>
          </table:table-cell>
          <table:table-cell office:value-type="float" office:value="-1.861548" calcext:value-type="float">
            <text:p>-1.861548</text:p>
          </table:table-cell>
          <table:table-cell office:value-type="float" office:value="-1.749694" calcext:value-type="float">
            <text:p>-1.749694</text:p>
          </table:table-cell>
          <table:table-cell office:value-type="float" office:value="-1.645518" calcext:value-type="float">
            <text:p>-1.645518</text:p>
          </table:table-cell>
          <table:table-cell office:value-type="float" office:value="-0.527798" calcext:value-type="float">
            <text:p>-0.527798</text:p>
          </table:table-cell>
          <table:table-cell office:value-type="float" office:value="-0.2482297" calcext:value-type="float">
            <text:p>-0.2482297</text:p>
          </table:table-cell>
          <table:table-cell office:value-type="float" office:value="-0.05608114" calcext:value-type="float">
            <text:p>-0.05608114</text:p>
          </table:table-cell>
          <table:table-cell office:value-type="float" office:value="-0.03383363" calcext:value-type="float">
            <text:p>-0.03383363</text:p>
          </table:table-cell>
          <table:table-cell office:value-type="float" office:value="-0.01713874" calcext:value-type="float">
            <text:p>-0.01713874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17955" calcext:value-type="float">
            <text:p>-0.009717955</text:p>
          </table:table-cell>
          <table:table-cell office:value-type="float" office:value="-0.001994212" calcext:value-type="float">
            <text:p>-0.0019942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0016" calcext:value-type="float">
            <text:p>-2.2100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182.4577" calcext:value-type="float">
            <text:p>182.457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29.597" calcext:value-type="float">
            <text:p>1029.597</text:p>
          </table:table-cell>
          <table:table-cell office:value-type="float" office:value="136.3326" calcext:value-type="float">
            <text:p>136.3326</text:p>
          </table:table-cell>
          <table:table-cell office:value-type="float" office:value="0" calcext:value-type="float">
            <text:p>0</text:p>
          </table:table-cell>
          <table:table-cell office:value-type="float" office:value="0.1122637" calcext:value-type="float">
            <text:p>0.1122637</text:p>
          </table:table-cell>
          <table:table-cell office:value-type="float" office:value="0.1782885" calcext:value-type="float">
            <text:p>0.1782885</text:p>
          </table:table-cell>
          <table:table-cell office:value-type="float" office:value="0.1786777" calcext:value-type="float">
            <text:p>0.1786777</text:p>
          </table:table-cell>
          <table:table-cell office:value-type="float" office:value="0.1794768" calcext:value-type="float">
            <text:p>0.1794768</text:p>
          </table:table-cell>
          <table:table-cell office:value-type="float" office:value="0.18067" calcext:value-type="float">
            <text:p>0.18067</text:p>
          </table:table-cell>
          <table:table-cell office:value-type="float" office:value="0.1809622" calcext:value-type="float">
            <text:p>0.1809622</text:p>
          </table:table-cell>
          <table:table-cell office:value-type="float" office:value="0.1917375" calcext:value-type="float">
            <text:p>0.1917375</text:p>
          </table:table-cell>
          <table:table-cell office:value-type="float" office:value="0.3330697" calcext:value-type="float">
            <text:p>0.3330697</text:p>
          </table:table-cell>
          <table:table-cell office:value-type="float" office:value="0.3435727" calcext:value-type="float">
            <text:p>0.3435727</text:p>
          </table:table-cell>
          <table:table-cell office:value-type="float" office:value="0.3649052" calcext:value-type="float">
            <text:p>0.3649052</text:p>
          </table:table-cell>
          <table:table-cell office:value-type="float" office:value="0.387696" calcext:value-type="float">
            <text:p>0.387696</text:p>
          </table:table-cell>
          <table:table-cell office:value-type="float" office:value="0.4019275" calcext:value-type="float">
            <text:p>0.40192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8516E-015" calcext:value-type="float">
            <text:p>1.928516E-15</text:p>
          </table:table-cell>
          <table:table-cell office:value-type="float" office:value="1.957167E-015" calcext:value-type="float">
            <text:p>1.957167E-15</text:p>
          </table:table-cell>
          <table:table-cell office:value-type="float" office:value="1.974921E-015" calcext:value-type="float">
            <text:p>1.974921E-15</text:p>
          </table:table-cell>
          <table:table-cell office:value-type="float" office:value="9.503647E-016" calcext:value-type="float">
            <text:p>9.503647E-16</text:p>
          </table:table-cell>
          <table:table-cell office:value-type="float" office:value="1.011594E-015" calcext:value-type="float">
            <text:p>1.01159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91089" calcext:value-type="float">
            <text:p>-67.91089</text:p>
          </table:table-cell>
          <table:table-cell office:value-type="float" office:value="-1.956096" calcext:value-type="float">
            <text:p>-1.956096</text:p>
          </table:table-cell>
          <table:table-cell office:value-type="float" office:value="-1.919412" calcext:value-type="float">
            <text:p>-1.919412</text:p>
          </table:table-cell>
          <table:table-cell office:value-type="float" office:value="-1.854572" calcext:value-type="float">
            <text:p>-1.854572</text:p>
          </table:table-cell>
          <table:table-cell office:value-type="float" office:value="-1.76433" calcext:value-type="float">
            <text:p>-1.76433</text:p>
          </table:table-cell>
          <table:table-cell office:value-type="float" office:value="-0.6913077" calcext:value-type="float">
            <text:p>-0.6913077</text:p>
          </table:table-cell>
          <table:table-cell office:value-type="float" office:value="-0.3516137" calcext:value-type="float">
            <text:p>-0.3516137</text:p>
          </table:table-cell>
          <table:table-cell office:value-type="float" office:value="-0.06061672" calcext:value-type="float">
            <text:p>-0.06061672</text:p>
          </table:table-cell>
          <table:table-cell office:value-type="float" office:value="-0.03523832" calcext:value-type="float">
            <text:p>-0.03523832</text:p>
          </table:table-cell>
          <table:table-cell office:value-type="float" office:value="-0.01781983" calcext:value-type="float">
            <text:p>-0.0178198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1093" calcext:value-type="float">
            <text:p>-0.009721093</text:p>
          </table:table-cell>
          <table:table-cell office:value-type="float" office:value="-0.001995113" calcext:value-type="float">
            <text:p>-0.0019951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494" calcext:value-type="float">
            <text:p>-2.2114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65.7294" calcext:value-type="float">
            <text:p>265.7294</text:p>
          </table:table-cell>
          <table:table-cell office:value-type="float" office:value="185.702" calcext:value-type="float">
            <text:p>185.702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27.939" calcext:value-type="float">
            <text:p>1027.939</text:p>
          </table:table-cell>
          <table:table-cell office:value-type="float" office:value="136.3339" calcext:value-type="float">
            <text:p>136.3339</text:p>
          </table:table-cell>
          <table:table-cell office:value-type="float" office:value="0" calcext:value-type="float">
            <text:p>0</text:p>
          </table:table-cell>
          <table:table-cell office:value-type="float" office:value="0.2153037" calcext:value-type="float">
            <text:p>0.2153037</text:p>
          </table:table-cell>
          <table:table-cell office:value-type="float" office:value="0.1779984" calcext:value-type="float">
            <text:p>0.1779984</text:p>
          </table:table-cell>
          <table:table-cell office:value-type="float" office:value="0.1782081" calcext:value-type="float">
            <text:p>0.1782081</text:p>
          </table:table-cell>
          <table:table-cell office:value-type="float" office:value="0.1786822" calcext:value-type="float">
            <text:p>0.1786822</text:p>
          </table:table-cell>
          <table:table-cell office:value-type="float" office:value="0.179642" calcext:value-type="float">
            <text:p>0.179642</text:p>
          </table:table-cell>
          <table:table-cell office:value-type="float" office:value="0.1754321" calcext:value-type="float">
            <text:p>0.1754321</text:p>
          </table:table-cell>
          <table:table-cell office:value-type="float" office:value="0.1827945" calcext:value-type="float">
            <text:p>0.1827945</text:p>
          </table:table-cell>
          <table:table-cell office:value-type="float" office:value="0.3300309" calcext:value-type="float">
            <text:p>0.3300309</text:p>
          </table:table-cell>
          <table:table-cell office:value-type="float" office:value="0.34197" calcext:value-type="float">
            <text:p>0.34197</text:p>
          </table:table-cell>
          <table:table-cell office:value-type="float" office:value="0.3640517" calcext:value-type="float">
            <text:p>0.3640517</text:p>
          </table:table-cell>
          <table:table-cell office:value-type="float" office:value="0.3872847" calcext:value-type="float">
            <text:p>0.3872847</text:p>
          </table:table-cell>
          <table:table-cell office:value-type="float" office:value="0.4018072" calcext:value-type="float">
            <text:p>0.40180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68E-015" calcext:value-type="float">
            <text:p>1.92868E-15</text:p>
          </table:table-cell>
          <table:table-cell office:value-type="float" office:value="1.957155E-015" calcext:value-type="float">
            <text:p>1.957155E-15</text:p>
          </table:table-cell>
          <table:table-cell office:value-type="float" office:value="1.974904E-015" calcext:value-type="float">
            <text:p>1.974904E-15</text:p>
          </table:table-cell>
          <table:table-cell office:value-type="float" office:value="9.503681E-016" calcext:value-type="float">
            <text:p>9.503681E-16</text:p>
          </table:table-cell>
          <table:table-cell office:value-type="float" office:value="1.011578E-015" calcext:value-type="float">
            <text:p>1.01157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3706" calcext:value-type="float">
            <text:p>-1.443706</text:p>
          </table:table-cell>
          <table:table-cell office:value-type="float" office:value="-1.982559" calcext:value-type="float">
            <text:p>-1.982559</text:p>
          </table:table-cell>
          <table:table-cell office:value-type="float" office:value="-1.95877" calcext:value-type="float">
            <text:p>-1.95877</text:p>
          </table:table-cell>
          <table:table-cell office:value-type="float" office:value="-1.91912" calcext:value-type="float">
            <text:p>-1.91912</text:p>
          </table:table-cell>
          <table:table-cell office:value-type="float" office:value="-1.843221" calcext:value-type="float">
            <text:p>-1.843221</text:p>
          </table:table-cell>
          <table:table-cell office:value-type="float" office:value="-0.8768806" calcext:value-type="float">
            <text:p>-0.8768806</text:p>
          </table:table-cell>
          <table:table-cell office:value-type="float" office:value="-0.4942078" calcext:value-type="float">
            <text:p>-0.4942078</text:p>
          </table:table-cell>
          <table:table-cell office:value-type="float" office:value="-0.06568813" calcext:value-type="float">
            <text:p>-0.06568813</text:p>
          </table:table-cell>
          <table:table-cell office:value-type="float" office:value="-0.0368101" calcext:value-type="float">
            <text:p>-0.0368101</text:p>
          </table:table-cell>
          <table:table-cell office:value-type="float" office:value="-0.01854847" calcext:value-type="float">
            <text:p>-0.01854847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183" calcext:value-type="float">
            <text:p>-0.009722183</text:p>
          </table:table-cell>
          <table:table-cell office:value-type="float" office:value="-0.001995937" calcext:value-type="float">
            <text:p>-0.00199593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834" calcext:value-type="float">
            <text:p>-2.2128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70.9998" calcext:value-type="float">
            <text:p>270.9998</text:p>
          </table:table-cell>
          <table:table-cell office:value-type="float" office:value="192.4889" calcext:value-type="float">
            <text:p>192.4889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26.391" calcext:value-type="float">
            <text:p>1026.391</text:p>
          </table:table-cell>
          <table:table-cell office:value-type="float" office:value="136.3657" calcext:value-type="float">
            <text:p>136.3657</text:p>
          </table:table-cell>
          <table:table-cell office:value-type="float" office:value="0" calcext:value-type="float">
            <text:p>0</text:p>
          </table:table-cell>
          <table:table-cell office:value-type="float" office:value="0.2320871" calcext:value-type="float">
            <text:p>0.2320871</text:p>
          </table:table-cell>
          <table:table-cell office:value-type="float" office:value="0.187444" calcext:value-type="float">
            <text:p>0.187444</text:p>
          </table:table-cell>
          <table:table-cell office:value-type="float" office:value="0.1799713" calcext:value-type="float">
            <text:p>0.1799713</text:p>
          </table:table-cell>
          <table:table-cell office:value-type="float" office:value="0.1796756" calcext:value-type="float">
            <text:p>0.1796756</text:p>
          </table:table-cell>
          <table:table-cell office:value-type="float" office:value="0.1808595" calcext:value-type="float">
            <text:p>0.1808595</text:p>
          </table:table-cell>
          <table:table-cell office:value-type="float" office:value="0.1722083" calcext:value-type="float">
            <text:p>0.1722083</text:p>
          </table:table-cell>
          <table:table-cell office:value-type="float" office:value="0.1773868" calcext:value-type="float">
            <text:p>0.1773868</text:p>
          </table:table-cell>
          <table:table-cell office:value-type="float" office:value="0.3275696" calcext:value-type="float">
            <text:p>0.3275696</text:p>
          </table:table-cell>
          <table:table-cell office:value-type="float" office:value="0.3405454" calcext:value-type="float">
            <text:p>0.3405454</text:p>
          </table:table-cell>
          <table:table-cell office:value-type="float" office:value="0.3633318" calcext:value-type="float">
            <text:p>0.3633318</text:p>
          </table:table-cell>
          <table:table-cell office:value-type="float" office:value="0.3868989" calcext:value-type="float">
            <text:p>0.3868989</text:p>
          </table:table-cell>
          <table:table-cell office:value-type="float" office:value="0.4016604" calcext:value-type="float">
            <text:p>0.401660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8815E-015" calcext:value-type="float">
            <text:p>1.928815E-15</text:p>
          </table:table-cell>
          <table:table-cell office:value-type="float" office:value="1.957145E-015" calcext:value-type="float">
            <text:p>1.957145E-15</text:p>
          </table:table-cell>
          <table:table-cell office:value-type="float" office:value="1.974893E-015" calcext:value-type="float">
            <text:p>1.974893E-15</text:p>
          </table:table-cell>
          <table:table-cell office:value-type="float" office:value="9.503696E-016" calcext:value-type="float">
            <text:p>9.503696E-16</text:p>
          </table:table-cell>
          <table:table-cell office:value-type="float" office:value="1.011565E-015" calcext:value-type="float">
            <text:p>1.01156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2838" calcext:value-type="float">
            <text:p>-0.272838</text:p>
          </table:table-cell>
          <table:table-cell office:value-type="float" office:value="-1.330338" calcext:value-type="float">
            <text:p>-1.330338</text:p>
          </table:table-cell>
          <table:table-cell office:value-type="float" office:value="-1.815997" calcext:value-type="float">
            <text:p>-1.815997</text:p>
          </table:table-cell>
          <table:table-cell office:value-type="float" office:value="-1.839" calcext:value-type="float">
            <text:p>-1.839</text:p>
          </table:table-cell>
          <table:table-cell office:value-type="float" office:value="-1.749616" calcext:value-type="float">
            <text:p>-1.749616</text:p>
          </table:table-cell>
          <table:table-cell office:value-type="float" office:value="-1.010823" calcext:value-type="float">
            <text:p>-1.010823</text:p>
          </table:table-cell>
          <table:table-cell office:value-type="float" office:value="-0.6125674" calcext:value-type="float">
            <text:p>-0.6125674</text:p>
          </table:table-cell>
          <table:table-cell office:value-type="float" office:value="-0.07014593" calcext:value-type="float">
            <text:p>-0.07014593</text:p>
          </table:table-cell>
          <table:table-cell office:value-type="float" office:value="-0.03827575" calcext:value-type="float">
            <text:p>-0.03827575</text:p>
          </table:table-cell>
          <table:table-cell office:value-type="float" office:value="-0.01918765" calcext:value-type="float">
            <text:p>-0.0191876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5484" calcext:value-type="float">
            <text:p>-0.009725484</text:p>
          </table:table-cell>
          <table:table-cell office:value-type="float" office:value="-0.00199669" calcext:value-type="float">
            <text:p>-0.001996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391" calcext:value-type="float">
            <text:p>-2.213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198.1237" calcext:value-type="float">
            <text:p>198.123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22.285" calcext:value-type="float">
            <text:p>1022.285</text:p>
          </table:table-cell>
          <table:table-cell office:value-type="float" office:value="136.3604" calcext:value-type="float">
            <text:p>136.3604</text:p>
          </table:table-cell>
          <table:table-cell office:value-type="float" office:value="0" calcext:value-type="float">
            <text:p>0</text:p>
          </table:table-cell>
          <table:table-cell office:value-type="float" office:value="0.1158236" calcext:value-type="float">
            <text:p>0.1158236</text:p>
          </table:table-cell>
          <table:table-cell office:value-type="float" office:value="0.1810433" calcext:value-type="float">
            <text:p>0.1810433</text:p>
          </table:table-cell>
          <table:table-cell office:value-type="float" office:value="0.1800294" calcext:value-type="float">
            <text:p>0.1800294</text:p>
          </table:table-cell>
          <table:table-cell office:value-type="float" office:value="0.1798405" calcext:value-type="float">
            <text:p>0.1798405</text:p>
          </table:table-cell>
          <table:table-cell office:value-type="float" office:value="0.1806481" calcext:value-type="float">
            <text:p>0.1806481</text:p>
          </table:table-cell>
          <table:table-cell office:value-type="float" office:value="0.1692925" calcext:value-type="float">
            <text:p>0.1692925</text:p>
          </table:table-cell>
          <table:table-cell office:value-type="float" office:value="0.1723954" calcext:value-type="float">
            <text:p>0.1723954</text:p>
          </table:table-cell>
          <table:table-cell office:value-type="float" office:value="0.3249155" calcext:value-type="float">
            <text:p>0.3249155</text:p>
          </table:table-cell>
          <table:table-cell office:value-type="float" office:value="0.3390258" calcext:value-type="float">
            <text:p>0.3390258</text:p>
          </table:table-cell>
          <table:table-cell office:value-type="float" office:value="0.3625612" calcext:value-type="float">
            <text:p>0.3625612</text:p>
          </table:table-cell>
          <table:table-cell office:value-type="float" office:value="0.3864802" calcext:value-type="float">
            <text:p>0.3864802</text:p>
          </table:table-cell>
          <table:table-cell office:value-type="float" office:value="0.4015022" calcext:value-type="float">
            <text:p>0.40150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8932E-015" calcext:value-type="float">
            <text:p>1.928932E-15</text:p>
          </table:table-cell>
          <table:table-cell office:value-type="float" office:value="1.957131E-015" calcext:value-type="float">
            <text:p>1.957131E-15</text:p>
          </table:table-cell>
          <table:table-cell office:value-type="float" office:value="1.974886E-015" calcext:value-type="float">
            <text:p>1.974886E-15</text:p>
          </table:table-cell>
          <table:table-cell office:value-type="float" office:value="9.503681E-016" calcext:value-type="float">
            <text:p>9.503681E-16</text:p>
          </table:table-cell>
          <table:table-cell office:value-type="float" office:value="1.011557E-015" calcext:value-type="float">
            <text:p>1.01155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9873" calcext:value-type="float">
            <text:p>-53.39873</text:p>
          </table:table-cell>
          <table:table-cell office:value-type="float" office:value="-1.737283" calcext:value-type="float">
            <text:p>-1.737283</text:p>
          </table:table-cell>
          <table:table-cell office:value-type="float" office:value="-1.811086" calcext:value-type="float">
            <text:p>-1.811086</text:p>
          </table:table-cell>
          <table:table-cell office:value-type="float" office:value="-1.825916" calcext:value-type="float">
            <text:p>-1.825916</text:p>
          </table:table-cell>
          <table:table-cell office:value-type="float" office:value="-1.765244" calcext:value-type="float">
            <text:p>-1.765244</text:p>
          </table:table-cell>
          <table:table-cell office:value-type="float" office:value="-1.152098" calcext:value-type="float">
            <text:p>-1.152098</text:p>
          </table:table-cell>
          <table:table-cell office:value-type="float" office:value="-0.7506812" calcext:value-type="float">
            <text:p>-0.7506812</text:p>
          </table:table-cell>
          <table:table-cell office:value-type="float" office:value="-0.07532518" calcext:value-type="float">
            <text:p>-0.07532518</text:p>
          </table:table-cell>
          <table:table-cell office:value-type="float" office:value="-0.03990883" calcext:value-type="float">
            <text:p>-0.03990883</text:p>
          </table:table-cell>
          <table:table-cell office:value-type="float" office:value="-0.01989678" calcext:value-type="float">
            <text:p>-0.01989678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4793" calcext:value-type="float">
            <text:p>-0.009724793</text:p>
          </table:table-cell>
          <table:table-cell office:value-type="float" office:value="-0.001997303" calcext:value-type="float">
            <text:p>-0.00199730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105" calcext:value-type="float">
            <text:p>-2.2151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00.894" calcext:value-type="float">
            <text:p>200.894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19.536" calcext:value-type="float">
            <text:p>1019.536</text:p>
          </table:table-cell>
          <table:table-cell office:value-type="float" office:value="136.3393" calcext:value-type="float">
            <text:p>136.3393</text:p>
          </table:table-cell>
          <table:table-cell office:value-type="float" office:value="0" calcext:value-type="float">
            <text:p>0</text:p>
          </table:table-cell>
          <table:table-cell office:value-type="float" office:value="0.1137061" calcext:value-type="float">
            <text:p>0.1137061</text:p>
          </table:table-cell>
          <table:table-cell office:value-type="float" office:value="0.1792921" calcext:value-type="float">
            <text:p>0.1792921</text:p>
          </table:table-cell>
          <table:table-cell office:value-type="float" office:value="0.1794221" calcext:value-type="float">
            <text:p>0.1794221</text:p>
          </table:table-cell>
          <table:table-cell office:value-type="float" office:value="0.1794542" calcext:value-type="float">
            <text:p>0.1794542</text:p>
          </table:table-cell>
          <table:table-cell office:value-type="float" office:value="0.1798886" calcext:value-type="float">
            <text:p>0.1798886</text:p>
          </table:table-cell>
          <table:table-cell office:value-type="float" office:value="0.166482" calcext:value-type="float">
            <text:p>0.166482</text:p>
          </table:table-cell>
          <table:table-cell office:value-type="float" office:value="0.1672653" calcext:value-type="float">
            <text:p>0.1672653</text:p>
          </table:table-cell>
          <table:table-cell office:value-type="float" office:value="0.321704" calcext:value-type="float">
            <text:p>0.321704</text:p>
          </table:table-cell>
          <table:table-cell office:value-type="float" office:value="0.3372892" calcext:value-type="float">
            <text:p>0.3372892</text:p>
          </table:table-cell>
          <table:table-cell office:value-type="float" office:value="0.3617243" calcext:value-type="float">
            <text:p>0.3617243</text:p>
          </table:table-cell>
          <table:table-cell office:value-type="float" office:value="0.3859454" calcext:value-type="float">
            <text:p>0.3859454</text:p>
          </table:table-cell>
          <table:table-cell office:value-type="float" office:value="0.4013227" calcext:value-type="float">
            <text:p>0.40132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051E-015" calcext:value-type="float">
            <text:p>1.929051E-15</text:p>
          </table:table-cell>
          <table:table-cell office:value-type="float" office:value="1.957116E-015" calcext:value-type="float">
            <text:p>1.957116E-15</text:p>
          </table:table-cell>
          <table:table-cell office:value-type="float" office:value="1.97488E-015" calcext:value-type="float">
            <text:p>1.97488E-15</text:p>
          </table:table-cell>
          <table:table-cell office:value-type="float" office:value="9.503665E-016" calcext:value-type="float">
            <text:p>9.503665E-16</text:p>
          </table:table-cell>
          <table:table-cell office:value-type="float" office:value="1.011548E-015" calcext:value-type="float">
            <text:p>1.01154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60067" calcext:value-type="float">
            <text:p>-62.60067</text:p>
          </table:table-cell>
          <table:table-cell office:value-type="float" office:value="-1.873149" calcext:value-type="float">
            <text:p>-1.873149</text:p>
          </table:table-cell>
          <table:table-cell office:value-type="float" office:value="-1.858904" calcext:value-type="float">
            <text:p>-1.858904</text:p>
          </table:table-cell>
          <table:table-cell office:value-type="float" office:value="-1.856433" calcext:value-type="float">
            <text:p>-1.856433</text:p>
          </table:table-cell>
          <table:table-cell office:value-type="float" office:value="-1.823352" calcext:value-type="float">
            <text:p>-1.823352</text:p>
          </table:table-cell>
          <table:table-cell office:value-type="float" office:value="-1.309781" calcext:value-type="float">
            <text:p>-1.309781</text:p>
          </table:table-cell>
          <table:table-cell office:value-type="float" office:value="-0.9309143" calcext:value-type="float">
            <text:p>-0.9309143</text:p>
          </table:table-cell>
          <table:table-cell office:value-type="float" office:value="-0.08217905" calcext:value-type="float">
            <text:p>-0.08217905</text:p>
          </table:table-cell>
          <table:table-cell office:value-type="float" office:value="-0.04186922" calcext:value-type="float">
            <text:p>-0.04186922</text:p>
          </table:table-cell>
          <table:table-cell office:value-type="float" office:value="-0.02069991" calcext:value-type="float">
            <text:p>-0.0206999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5484" calcext:value-type="float">
            <text:p>-0.009725484</text:p>
          </table:table-cell>
          <table:table-cell office:value-type="float" office:value="-0.001997889" calcext:value-type="float">
            <text:p>-0.0019978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6429" calcext:value-type="float">
            <text:p>-2.2164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03.7594" calcext:value-type="float">
            <text:p>203.7594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16.696" calcext:value-type="float">
            <text:p>1016.696</text:p>
          </table:table-cell>
          <table:table-cell office:value-type="float" office:value="136.3141" calcext:value-type="float">
            <text:p>136.3141</text:p>
          </table:table-cell>
          <table:table-cell office:value-type="float" office:value="0" calcext:value-type="float">
            <text:p>0</text:p>
          </table:table-cell>
          <table:table-cell office:value-type="float" office:value="0.1127492" calcext:value-type="float">
            <text:p>0.1127492</text:p>
          </table:table-cell>
          <table:table-cell office:value-type="float" office:value="0.1782212" calcext:value-type="float">
            <text:p>0.1782212</text:p>
          </table:table-cell>
          <table:table-cell office:value-type="float" office:value="0.1785301" calcext:value-type="float">
            <text:p>0.1785301</text:p>
          </table:table-cell>
          <table:table-cell office:value-type="float" office:value="0.1786869" calcext:value-type="float">
            <text:p>0.1786869</text:p>
          </table:table-cell>
          <table:table-cell office:value-type="float" office:value="0.1788505" calcext:value-type="float">
            <text:p>0.1788505</text:p>
          </table:table-cell>
          <table:table-cell office:value-type="float" office:value="0.1639971" calcext:value-type="float">
            <text:p>0.1639971</text:p>
          </table:table-cell>
          <table:table-cell office:value-type="float" office:value="0.1627931" calcext:value-type="float">
            <text:p>0.1627931</text:p>
          </table:table-cell>
          <table:table-cell office:value-type="float" office:value="0.3182414" calcext:value-type="float">
            <text:p>0.3182414</text:p>
          </table:table-cell>
          <table:table-cell office:value-type="float" office:value="0.3354072" calcext:value-type="float">
            <text:p>0.3354072</text:p>
          </table:table-cell>
          <table:table-cell office:value-type="float" office:value="0.3608698" calcext:value-type="float">
            <text:p>0.3608698</text:p>
          </table:table-cell>
          <table:table-cell office:value-type="float" office:value="0.3852904" calcext:value-type="float">
            <text:p>0.3852904</text:p>
          </table:table-cell>
          <table:table-cell office:value-type="float" office:value="0.4011186" calcext:value-type="float">
            <text:p>0.40111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172E-015" calcext:value-type="float">
            <text:p>1.929172E-15</text:p>
          </table:table-cell>
          <table:table-cell office:value-type="float" office:value="1.957105E-015" calcext:value-type="float">
            <text:p>1.957105E-15</text:p>
          </table:table-cell>
          <table:table-cell office:value-type="float" office:value="1.974872E-015" calcext:value-type="float">
            <text:p>1.974872E-15</text:p>
          </table:table-cell>
          <table:table-cell office:value-type="float" office:value="9.503676E-016" calcext:value-type="float">
            <text:p>9.503676E-16</text:p>
          </table:table-cell>
          <table:table-cell office:value-type="float" office:value="1.011535E-015" calcext:value-type="float">
            <text:p>1.01153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98126" calcext:value-type="float">
            <text:p>-66.98126</text:p>
          </table:table-cell>
          <table:table-cell office:value-type="float" office:value="-1.961992" calcext:value-type="float">
            <text:p>-1.961992</text:p>
          </table:table-cell>
          <table:table-cell office:value-type="float" office:value="-1.93178" calcext:value-type="float">
            <text:p>-1.93178</text:p>
          </table:table-cell>
          <table:table-cell office:value-type="float" office:value="-1.91879" calcext:value-type="float">
            <text:p>-1.91879</text:p>
          </table:table-cell>
          <table:table-cell office:value-type="float" office:value="-1.906564" calcext:value-type="float">
            <text:p>-1.906564</text:p>
          </table:table-cell>
          <table:table-cell office:value-type="float" office:value="-1.469742" calcext:value-type="float">
            <text:p>-1.469742</text:p>
          </table:table-cell>
          <table:table-cell office:value-type="float" office:value="-1.129252" calcext:value-type="float">
            <text:p>-1.129252</text:p>
          </table:table-cell>
          <table:table-cell office:value-type="float" office:value="-0.09035408" calcext:value-type="float">
            <text:p>-0.09035408</text:p>
          </table:table-cell>
          <table:table-cell office:value-type="float" office:value="-0.0441168" calcext:value-type="float">
            <text:p>-0.0441168</text:p>
          </table:table-cell>
          <table:table-cell office:value-type="float" office:value="-0.02155431" calcext:value-type="float">
            <text:p>-0.0215543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4608" calcext:value-type="float">
            <text:p>-0.009724608</text:p>
          </table:table-cell>
          <table:table-cell office:value-type="float" office:value="-0.001998494" calcext:value-type="float">
            <text:p>-0.0019984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904" calcext:value-type="float">
            <text:p>-2.2179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06.7382" calcext:value-type="float">
            <text:p>206.7382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13.747" calcext:value-type="float">
            <text:p>1013.747</text:p>
          </table:table-cell>
          <table:table-cell office:value-type="float" office:value="136.2839" calcext:value-type="float">
            <text:p>136.2839</text:p>
          </table:table-cell>
          <table:table-cell office:value-type="float" office:value="0" calcext:value-type="float">
            <text:p>0</text:p>
          </table:table-cell>
          <table:table-cell office:value-type="float" office:value="0.1121053" calcext:value-type="float">
            <text:p>0.1121053</text:p>
          </table:table-cell>
          <table:table-cell office:value-type="float" office:value="0.1772741" calcext:value-type="float">
            <text:p>0.1772741</text:p>
          </table:table-cell>
          <table:table-cell office:value-type="float" office:value="0.1775624" calcext:value-type="float">
            <text:p>0.1775624</text:p>
          </table:table-cell>
          <table:table-cell office:value-type="float" office:value="0.1777592" calcext:value-type="float">
            <text:p>0.1777592</text:p>
          </table:table-cell>
          <table:table-cell office:value-type="float" office:value="0.1777819" calcext:value-type="float">
            <text:p>0.1777819</text:p>
          </table:table-cell>
          <table:table-cell office:value-type="float" office:value="0.1618662" calcext:value-type="float">
            <text:p>0.1618662</text:p>
          </table:table-cell>
          <table:table-cell office:value-type="float" office:value="0.1590913" calcext:value-type="float">
            <text:p>0.1590913</text:p>
          </table:table-cell>
          <table:table-cell office:value-type="float" office:value="0.3144612" calcext:value-type="float">
            <text:p>0.3144612</text:p>
          </table:table-cell>
          <table:table-cell office:value-type="float" office:value="0.3334099" calcext:value-type="float">
            <text:p>0.3334099</text:p>
          </table:table-cell>
          <table:table-cell office:value-type="float" office:value="0.3599754" calcext:value-type="float">
            <text:p>0.3599754</text:p>
          </table:table-cell>
          <table:table-cell office:value-type="float" office:value="0.3844927" calcext:value-type="float">
            <text:p>0.3844927</text:p>
          </table:table-cell>
          <table:table-cell office:value-type="float" office:value="0.4008805" calcext:value-type="float">
            <text:p>0.400880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301E-015" calcext:value-type="float">
            <text:p>1.929301E-15</text:p>
          </table:table-cell>
          <table:table-cell office:value-type="float" office:value="1.957093E-015" calcext:value-type="float">
            <text:p>1.957093E-15</text:p>
          </table:table-cell>
          <table:table-cell office:value-type="float" office:value="1.974862E-015" calcext:value-type="float">
            <text:p>1.974862E-15</text:p>
          </table:table-cell>
          <table:table-cell office:value-type="float" office:value="9.503668E-016" calcext:value-type="float">
            <text:p>9.503668E-16</text:p>
          </table:table-cell>
          <table:table-cell office:value-type="float" office:value="1.011527E-015" calcext:value-type="float">
            <text:p>1.011527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9534" calcext:value-type="float">
            <text:p>-69.59534</text:p>
          </table:table-cell>
          <table:table-cell office:value-type="float" office:value="-2.044565" calcext:value-type="float">
            <text:p>-2.044565</text:p>
          </table:table-cell>
          <table:table-cell office:value-type="float" office:value="-2.014531" calcext:value-type="float">
            <text:p>-2.014531</text:p>
          </table:table-cell>
          <table:table-cell office:value-type="float" office:value="-1.997395" calcext:value-type="float">
            <text:p>-1.997395</text:p>
          </table:table-cell>
          <table:table-cell office:value-type="float" office:value="-1.996794" calcext:value-type="float">
            <text:p>-1.996794</text:p>
          </table:table-cell>
          <table:table-cell office:value-type="float" office:value="-1.62468" calcext:value-type="float">
            <text:p>-1.62468</text:p>
          </table:table-cell>
          <table:table-cell office:value-type="float" office:value="-1.330532" calcext:value-type="float">
            <text:p>-1.330532</text:p>
          </table:table-cell>
          <table:table-cell office:value-type="float" office:value="-0.1003254" calcext:value-type="float">
            <text:p>-0.1003254</text:p>
          </table:table-cell>
          <table:table-cell office:value-type="float" office:value="-0.04664841" calcext:value-type="float">
            <text:p>-0.04664841</text:p>
          </table:table-cell>
          <table:table-cell office:value-type="float" office:value="-0.02248981" calcext:value-type="float">
            <text:p>-0.0224898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3207" calcext:value-type="float">
            <text:p>-0.009723207</text:p>
          </table:table-cell>
          <table:table-cell office:value-type="float" office:value="-0.001999126" calcext:value-type="float">
            <text:p>-0.0019991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9555" calcext:value-type="float">
            <text:p>-2.2195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09.6118" calcext:value-type="float">
            <text:p>209.6118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10.909" calcext:value-type="float">
            <text:p>1010.909</text:p>
          </table:table-cell>
          <table:table-cell office:value-type="float" office:value="136.2482" calcext:value-type="float">
            <text:p>136.2482</text:p>
          </table:table-cell>
          <table:table-cell office:value-type="float" office:value="0" calcext:value-type="float">
            <text:p>0</text:p>
          </table:table-cell>
          <table:table-cell office:value-type="float" office:value="0.1118765" calcext:value-type="float">
            <text:p>0.1118765</text:p>
          </table:table-cell>
          <table:table-cell office:value-type="float" office:value="0.1770727" calcext:value-type="float">
            <text:p>0.1770727</text:p>
          </table:table-cell>
          <table:table-cell office:value-type="float" office:value="0.177139" calcext:value-type="float">
            <text:p>0.177139</text:p>
          </table:table-cell>
          <table:table-cell office:value-type="float" office:value="0.1772847" calcext:value-type="float">
            <text:p>0.1772847</text:p>
          </table:table-cell>
          <table:table-cell office:value-type="float" office:value="0.1773292" calcext:value-type="float">
            <text:p>0.1773292</text:p>
          </table:table-cell>
          <table:table-cell office:value-type="float" office:value="0.1602723" calcext:value-type="float">
            <text:p>0.1602723</text:p>
          </table:table-cell>
          <table:table-cell office:value-type="float" office:value="0.1564342" calcext:value-type="float">
            <text:p>0.1564342</text:p>
          </table:table-cell>
          <table:table-cell office:value-type="float" office:value="0.3104805" calcext:value-type="float">
            <text:p>0.3104805</text:p>
          </table:table-cell>
          <table:table-cell office:value-type="float" office:value="0.3313168" calcext:value-type="float">
            <text:p>0.3313168</text:p>
          </table:table-cell>
          <table:table-cell office:value-type="float" office:value="0.3590531" calcext:value-type="float">
            <text:p>0.3590531</text:p>
          </table:table-cell>
          <table:table-cell office:value-type="float" office:value="0.3836841" calcext:value-type="float">
            <text:p>0.3836841</text:p>
          </table:table-cell>
          <table:table-cell office:value-type="float" office:value="0.4006069" calcext:value-type="float">
            <text:p>0.400606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43E-015" calcext:value-type="float">
            <text:p>1.92943E-15</text:p>
          </table:table-cell>
          <table:table-cell office:value-type="float" office:value="1.95708E-015" calcext:value-type="float">
            <text:p>1.95708E-15</text:p>
          </table:table-cell>
          <table:table-cell office:value-type="float" office:value="1.974853E-015" calcext:value-type="float">
            <text:p>1.974853E-15</text:p>
          </table:table-cell>
          <table:table-cell office:value-type="float" office:value="9.503667E-016" calcext:value-type="float">
            <text:p>9.503667E-16</text:p>
          </table:table-cell>
          <table:table-cell office:value-type="float" office:value="1.011515E-015" calcext:value-type="float">
            <text:p>1.01151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06577" calcext:value-type="float">
            <text:p>-73.06577</text:p>
          </table:table-cell>
          <table:table-cell office:value-type="float" office:value="-2.062591" calcext:value-type="float">
            <text:p>-2.062591</text:p>
          </table:table-cell>
          <table:table-cell office:value-type="float" office:value="-2.052026" calcext:value-type="float">
            <text:p>-2.052026</text:p>
          </table:table-cell>
          <table:table-cell office:value-type="float" office:value="-2.039022" calcext:value-type="float">
            <text:p>-2.039022</text:p>
          </table:table-cell>
          <table:table-cell office:value-type="float" office:value="-2.036453" calcext:value-type="float">
            <text:p>-2.036453</text:p>
          </table:table-cell>
          <table:table-cell office:value-type="float" office:value="-1.752694" calcext:value-type="float">
            <text:p>-1.752694</text:p>
          </table:table-cell>
          <table:table-cell office:value-type="float" office:value="-1.500204" calcext:value-type="float">
            <text:p>-1.500204</text:p>
          </table:table-cell>
          <table:table-cell office:value-type="float" office:value="-0.1121784" calcext:value-type="float">
            <text:p>-0.1121784</text:p>
          </table:table-cell>
          <table:table-cell office:value-type="float" office:value="-0.04947595" calcext:value-type="float">
            <text:p>-0.04947595</text:p>
          </table:table-cell>
          <table:table-cell office:value-type="float" office:value="-0.02349723" calcext:value-type="float">
            <text:p>-0.02349723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9722252" calcext:value-type="float">
            <text:p>-0.009722252</text:p>
          </table:table-cell>
          <table:table-cell office:value-type="float" office:value="-0.001999765" calcext:value-type="float">
            <text:p>-0.0019997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1429" calcext:value-type="float">
            <text:p>-2.22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12.7671" calcext:value-type="float">
            <text:p>212.767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07.796" calcext:value-type="float">
            <text:p>1007.796</text:p>
          </table:table-cell>
          <table:table-cell office:value-type="float" office:value="136.2061" calcext:value-type="float">
            <text:p>136.2061</text:p>
          </table:table-cell>
          <table:table-cell office:value-type="float" office:value="0" calcext:value-type="float">
            <text:p>0</text:p>
          </table:table-cell>
          <table:table-cell office:value-type="float" office:value="0.111747" calcext:value-type="float">
            <text:p>0.111747</text:p>
          </table:table-cell>
          <table:table-cell office:value-type="float" office:value="0.1761492" calcext:value-type="float">
            <text:p>0.1761492</text:p>
          </table:table-cell>
          <table:table-cell office:value-type="float" office:value="0.1762652" calcext:value-type="float">
            <text:p>0.1762652</text:p>
          </table:table-cell>
          <table:table-cell office:value-type="float" office:value="0.1764267" calcext:value-type="float">
            <text:p>0.1764267</text:p>
          </table:table-cell>
          <table:table-cell office:value-type="float" office:value="0.1763797" calcext:value-type="float">
            <text:p>0.1763797</text:p>
          </table:table-cell>
          <table:table-cell office:value-type="float" office:value="0.1588008" calcext:value-type="float">
            <text:p>0.1588008</text:p>
          </table:table-cell>
          <table:table-cell office:value-type="float" office:value="0.1540948" calcext:value-type="float">
            <text:p>0.1540948</text:p>
          </table:table-cell>
          <table:table-cell office:value-type="float" office:value="0.3061599" calcext:value-type="float">
            <text:p>0.3061599</text:p>
          </table:table-cell>
          <table:table-cell office:value-type="float" office:value="0.3290802" calcext:value-type="float">
            <text:p>0.3290802</text:p>
          </table:table-cell>
          <table:table-cell office:value-type="float" office:value="0.3580162" calcext:value-type="float">
            <text:p>0.3580162</text:p>
          </table:table-cell>
          <table:table-cell office:value-type="float" office:value="0.3827543" calcext:value-type="float">
            <text:p>0.3827543</text:p>
          </table:table-cell>
          <table:table-cell office:value-type="float" office:value="0.4003453" calcext:value-type="float">
            <text:p>0.400345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579E-015" calcext:value-type="float">
            <text:p>1.929579E-15</text:p>
          </table:table-cell>
          <table:table-cell office:value-type="float" office:value="1.957066E-015" calcext:value-type="float">
            <text:p>1.957066E-15</text:p>
          </table:table-cell>
          <table:table-cell office:value-type="float" office:value="1.97484E-015" calcext:value-type="float">
            <text:p>1.97484E-15</text:p>
          </table:table-cell>
          <table:table-cell office:value-type="float" office:value="9.503697E-016" calcext:value-type="float">
            <text:p>9.503697E-16</text:p>
          </table:table-cell>
          <table:table-cell office:value-type="float" office:value="1.011499E-015" calcext:value-type="float">
            <text:p>1.011499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35922" calcext:value-type="float">
            <text:p>-72.35922</text:p>
          </table:table-cell>
          <table:table-cell office:value-type="float" office:value="-2.147685" calcext:value-type="float">
            <text:p>-2.147685</text:p>
          </table:table-cell>
          <table:table-cell office:value-type="float" office:value="-2.131793" calcext:value-type="float">
            <text:p>-2.131793</text:p>
          </table:table-cell>
          <table:table-cell office:value-type="float" office:value="-2.116729" calcext:value-type="float">
            <text:p>-2.116729</text:p>
          </table:table-cell>
          <table:table-cell office:value-type="float" office:value="-2.122522" calcext:value-type="float">
            <text:p>-2.122522</text:p>
          </table:table-cell>
          <table:table-cell office:value-type="float" office:value="-1.881034" calcext:value-type="float">
            <text:p>-1.881034</text:p>
          </table:table-cell>
          <table:table-cell office:value-type="float" office:value="-1.670224" calcext:value-type="float">
            <text:p>-1.670224</text:p>
          </table:table-cell>
          <table:table-cell office:value-type="float" office:value="-0.1268359" calcext:value-type="float">
            <text:p>-0.1268359</text:p>
          </table:table-cell>
          <table:table-cell office:value-type="float" office:value="-0.05270781" calcext:value-type="float">
            <text:p>-0.05270781</text:p>
          </table:table-cell>
          <table:table-cell office:value-type="float" office:value="-0.02468925" calcext:value-type="float">
            <text:p>-0.0246892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45.16135" calcext:value-type="float">
            <text:p>-45.16135</text:p>
          </table:table-cell>
          <table:table-cell office:value-type="float" office:value="-0.001991729" calcext:value-type="float">
            <text:p>-0.0019917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3544" calcext:value-type="float">
            <text:p>-2.2235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274.0477" calcext:value-type="float">
            <text:p>274.0477</text:p>
          </table:table-cell>
          <table:table-cell office:value-type="float" office:value="216.0536" calcext:value-type="float">
            <text:p>216.0536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06.072" calcext:value-type="float">
            <text:p>1006.072</text:p>
          </table:table-cell>
          <table:table-cell office:value-type="float" office:value="136.1669" calcext:value-type="float">
            <text:p>136.1669</text:p>
          </table:table-cell>
          <table:table-cell office:value-type="float" office:value="0" calcext:value-type="float">
            <text:p>0</text:p>
          </table:table-cell>
          <table:table-cell office:value-type="float" office:value="0.200799" calcext:value-type="float">
            <text:p>0.200799</text:p>
          </table:table-cell>
          <table:table-cell office:value-type="float" office:value="0.175747" calcext:value-type="float">
            <text:p>0.175747</text:p>
          </table:table-cell>
          <table:table-cell office:value-type="float" office:value="0.1757253" calcext:value-type="float">
            <text:p>0.1757253</text:p>
          </table:table-cell>
          <table:table-cell office:value-type="float" office:value="0.1758488" calcext:value-type="float">
            <text:p>0.1758488</text:p>
          </table:table-cell>
          <table:table-cell office:value-type="float" office:value="0.1758237" calcext:value-type="float">
            <text:p>0.1758237</text:p>
          </table:table-cell>
          <table:table-cell office:value-type="float" office:value="0.1576768" calcext:value-type="float">
            <text:p>0.1576768</text:p>
          </table:table-cell>
          <table:table-cell office:value-type="float" office:value="0.1524307" calcext:value-type="float">
            <text:p>0.1524307</text:p>
          </table:table-cell>
          <table:table-cell office:value-type="float" office:value="0.3016138" calcext:value-type="float">
            <text:p>0.3016138</text:p>
          </table:table-cell>
          <table:table-cell office:value-type="float" office:value="0.3267474" calcext:value-type="float">
            <text:p>0.3267474</text:p>
          </table:table-cell>
          <table:table-cell office:value-type="float" office:value="0.3569834" calcext:value-type="float">
            <text:p>0.3569834</text:p>
          </table:table-cell>
          <table:table-cell office:value-type="float" office:value="0.3816831" calcext:value-type="float">
            <text:p>0.3816831</text:p>
          </table:table-cell>
          <table:table-cell office:value-type="float" office:value="0.4000637" calcext:value-type="float">
            <text:p>0.400063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743E-015" calcext:value-type="float">
            <text:p>1.929743E-15</text:p>
          </table:table-cell>
          <table:table-cell office:value-type="float" office:value="1.957053E-015" calcext:value-type="float">
            <text:p>1.957053E-15</text:p>
          </table:table-cell>
          <table:table-cell office:value-type="float" office:value="1.974824E-015" calcext:value-type="float">
            <text:p>1.974824E-15</text:p>
          </table:table-cell>
          <table:table-cell office:value-type="float" office:value="9.503723E-016" calcext:value-type="float">
            <text:p>9.503723E-16</text:p>
          </table:table-cell>
          <table:table-cell office:value-type="float" office:value="1.011485E-015" calcext:value-type="float">
            <text:p>1.01148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50725" calcext:value-type="float">
            <text:p>-2.350725</text:p>
          </table:table-cell>
          <table:table-cell office:value-type="float" office:value="-2.187653" calcext:value-type="float">
            <text:p>-2.187653</text:p>
          </table:table-cell>
          <table:table-cell office:value-type="float" office:value="-2.182978" calcext:value-type="float">
            <text:p>-2.182978</text:p>
          </table:table-cell>
          <table:table-cell office:value-type="float" office:value="-2.171087" calcext:value-type="float">
            <text:p>-2.171087</text:p>
          </table:table-cell>
          <table:table-cell office:value-type="float" office:value="-2.174991" calcext:value-type="float">
            <text:p>-2.174991</text:p>
          </table:table-cell>
          <table:table-cell office:value-type="float" office:value="-1.986321" calcext:value-type="float">
            <text:p>-1.986321</text:p>
          </table:table-cell>
          <table:table-cell office:value-type="float" office:value="-1.804472" calcext:value-type="float">
            <text:p>-1.804472</text:p>
          </table:table-cell>
          <table:table-cell office:value-type="float" office:value="-0.1446125" calcext:value-type="float">
            <text:p>-0.1446125</text:p>
          </table:table-cell>
          <table:table-cell office:value-type="float" office:value="-0.05633243" calcext:value-type="float">
            <text:p>-0.05633243</text:p>
          </table:table-cell>
          <table:table-cell office:value-type="float" office:value="-0.02594015" calcext:value-type="float">
            <text:p>-0.0259401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9758.594" calcext:value-type="float">
            <text:p>-9758.594</text:p>
          </table:table-cell>
          <table:table-cell office:value-type="float" office:value="-0.001956427" calcext:value-type="float">
            <text:p>-0.0019564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768" calcext:value-type="float">
            <text:p>-2.2257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278.6196" calcext:value-type="float">
            <text:p>278.6196</text:p>
          </table:table-cell>
          <table:table-cell office:value-type="float" office:value="223.0898" calcext:value-type="float">
            <text:p>223.0898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1003.623" calcext:value-type="float">
            <text:p>1003.623</text:p>
          </table:table-cell>
          <table:table-cell office:value-type="float" office:value="136.1517" calcext:value-type="float">
            <text:p>136.1517</text:p>
          </table:table-cell>
          <table:table-cell office:value-type="float" office:value="0" calcext:value-type="float">
            <text:p>0</text:p>
          </table:table-cell>
          <table:table-cell office:value-type="float" office:value="0.2148849" calcext:value-type="float">
            <text:p>0.2148849</text:p>
          </table:table-cell>
          <table:table-cell office:value-type="float" office:value="0.1799698" calcext:value-type="float">
            <text:p>0.1799698</text:p>
          </table:table-cell>
          <table:table-cell office:value-type="float" office:value="0.1768907" calcext:value-type="float">
            <text:p>0.1768907</text:p>
          </table:table-cell>
          <table:table-cell office:value-type="float" office:value="0.1766649" calcext:value-type="float">
            <text:p>0.1766649</text:p>
          </table:table-cell>
          <table:table-cell office:value-type="float" office:value="0.1768315" calcext:value-type="float">
            <text:p>0.1768315</text:p>
          </table:table-cell>
          <table:table-cell office:value-type="float" office:value="0.1575252" calcext:value-type="float">
            <text:p>0.1575252</text:p>
          </table:table-cell>
          <table:table-cell office:value-type="float" office:value="0.1521935" calcext:value-type="float">
            <text:p>0.1521935</text:p>
          </table:table-cell>
          <table:table-cell office:value-type="float" office:value="0.2978308" calcext:value-type="float">
            <text:p>0.2978308</text:p>
          </table:table-cell>
          <table:table-cell office:value-type="float" office:value="0.3247775" calcext:value-type="float">
            <text:p>0.3247775</text:p>
          </table:table-cell>
          <table:table-cell office:value-type="float" office:value="0.3561349" calcext:value-type="float">
            <text:p>0.3561349</text:p>
          </table:table-cell>
          <table:table-cell office:value-type="float" office:value="0.3807676" calcext:value-type="float">
            <text:p>0.3807676</text:p>
          </table:table-cell>
          <table:table-cell office:value-type="float" office:value="0.3997506" calcext:value-type="float">
            <text:p>0.39975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881E-015" calcext:value-type="float">
            <text:p>1.929881E-15</text:p>
          </table:table-cell>
          <table:table-cell office:value-type="float" office:value="1.957044E-015" calcext:value-type="float">
            <text:p>1.957044E-15</text:p>
          </table:table-cell>
          <table:table-cell office:value-type="float" office:value="1.974811E-015" calcext:value-type="float">
            <text:p>1.974811E-15</text:p>
          </table:table-cell>
          <table:table-cell office:value-type="float" office:value="9.503758E-016" calcext:value-type="float">
            <text:p>9.503758E-16</text:p>
          </table:table-cell>
          <table:table-cell office:value-type="float" office:value="1.011469E-015" calcext:value-type="float">
            <text:p>1.011469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82294" calcext:value-type="float">
            <text:p>-0.4382294</text:p>
          </table:table-cell>
          <table:table-cell office:value-type="float" office:value="-1.821479" calcext:value-type="float">
            <text:p>-1.821479</text:p>
          </table:table-cell>
          <table:table-cell office:value-type="float" office:value="-2.074775" calcext:value-type="float">
            <text:p>-2.074775</text:p>
          </table:table-cell>
          <table:table-cell office:value-type="float" office:value="-2.095111" calcext:value-type="float">
            <text:p>-2.095111</text:p>
          </table:table-cell>
          <table:table-cell office:value-type="float" office:value="-2.081279" calcext:value-type="float">
            <text:p>-2.081279</text:p>
          </table:table-cell>
          <table:table-cell office:value-type="float" office:value="-2.001122" calcext:value-type="float">
            <text:p>-2.001122</text:p>
          </table:table-cell>
          <table:table-cell office:value-type="float" office:value="-1.824973" calcext:value-type="float">
            <text:p>-1.824973</text:p>
          </table:table-cell>
          <table:table-cell office:value-type="float" office:value="-0.1615428" calcext:value-type="float">
            <text:p>-0.1615428</text:p>
          </table:table-cell>
          <table:table-cell office:value-type="float" office:value="-0.05960904" calcext:value-type="float">
            <text:p>-0.05960904</text:p>
          </table:table-cell>
          <table:table-cell office:value-type="float" office:value="-0.02701978" calcext:value-type="float">
            <text:p>-0.02701978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511.89" calcext:value-type="float">
            <text:p>-35511.89</text:p>
          </table:table-cell>
          <table:table-cell office:value-type="float" office:value="-0.001936577" calcext:value-type="float">
            <text:p>-0.0019365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8185" calcext:value-type="float">
            <text:p>-2.2281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278.6196" calcext:value-type="float">
            <text:p>278.6196</text:p>
          </table:table-cell>
          <table:table-cell office:value-type="float" office:value="226.9681" calcext:value-type="float">
            <text:p>226.968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99.8091" calcext:value-type="float">
            <text:p>999.8091</text:p>
          </table:table-cell>
          <table:table-cell office:value-type="float" office:value="136.0867" calcext:value-type="float">
            <text:p>136.0867</text:p>
          </table:table-cell>
          <table:table-cell office:value-type="float" office:value="0" calcext:value-type="float">
            <text:p>0</text:p>
          </table:table-cell>
          <table:table-cell office:value-type="float" office:value="0.113834" calcext:value-type="float">
            <text:p>0.113834</text:p>
          </table:table-cell>
          <table:table-cell office:value-type="float" office:value="0.1771656" calcext:value-type="float">
            <text:p>0.1771656</text:p>
          </table:table-cell>
          <table:table-cell office:value-type="float" office:value="0.1768876" calcext:value-type="float">
            <text:p>0.1768876</text:p>
          </table:table-cell>
          <table:table-cell office:value-type="float" office:value="0.1768126" calcext:value-type="float">
            <text:p>0.1768126</text:p>
          </table:table-cell>
          <table:table-cell office:value-type="float" office:value="0.1768933" calcext:value-type="float">
            <text:p>0.1768933</text:p>
          </table:table-cell>
          <table:table-cell office:value-type="float" office:value="0.1573047" calcext:value-type="float">
            <text:p>0.1573047</text:p>
          </table:table-cell>
          <table:table-cell office:value-type="float" office:value="0.1518029" calcext:value-type="float">
            <text:p>0.1518029</text:p>
          </table:table-cell>
          <table:table-cell office:value-type="float" office:value="0.2935406" calcext:value-type="float">
            <text:p>0.2935406</text:p>
          </table:table-cell>
          <table:table-cell office:value-type="float" office:value="0.3225733" calcext:value-type="float">
            <text:p>0.3225733</text:p>
          </table:table-cell>
          <table:table-cell office:value-type="float" office:value="0.3552529" calcext:value-type="float">
            <text:p>0.3552529</text:p>
          </table:table-cell>
          <table:table-cell office:value-type="float" office:value="0.3797737" calcext:value-type="float">
            <text:p>0.3797737</text:p>
          </table:table-cell>
          <table:table-cell office:value-type="float" office:value="0.3993963" calcext:value-type="float">
            <text:p>0.399396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014E-015" calcext:value-type="float">
            <text:p>1.930014E-15</text:p>
          </table:table-cell>
          <table:table-cell office:value-type="float" office:value="1.957033E-015" calcext:value-type="float">
            <text:p>1.957033E-15</text:p>
          </table:table-cell>
          <table:table-cell office:value-type="float" office:value="1.9748E-015" calcext:value-type="float">
            <text:p>1.9748E-15</text:p>
          </table:table-cell>
          <table:table-cell office:value-type="float" office:value="9.503792E-016" calcext:value-type="float">
            <text:p>9.503792E-16</text:p>
          </table:table-cell>
          <table:table-cell office:value-type="float" office:value="1.011454E-015" calcext:value-type="float">
            <text:p>1.01145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43335" calcext:value-type="float">
            <text:p>-61.43335</text:p>
          </table:table-cell>
          <table:table-cell office:value-type="float" office:value="-2.054571" calcext:value-type="float">
            <text:p>-2.054571</text:p>
          </table:table-cell>
          <table:table-cell office:value-type="float" office:value="-2.074811" calcext:value-type="float">
            <text:p>-2.074811</text:p>
          </table:table-cell>
          <table:table-cell office:value-type="float" office:value="-2.081559" calcext:value-type="float">
            <text:p>-2.081559</text:p>
          </table:table-cell>
          <table:table-cell office:value-type="float" office:value="-2.075532" calcext:value-type="float">
            <text:p>-2.075532</text:p>
          </table:table-cell>
          <table:table-cell office:value-type="float" office:value="-2.022697" calcext:value-type="float">
            <text:p>-2.022697</text:p>
          </table:table-cell>
          <table:table-cell office:value-type="float" office:value="-1.858693" calcext:value-type="float">
            <text:p>-1.858693</text:p>
          </table:table-cell>
          <table:table-cell office:value-type="float" office:value="-0.1834465" calcext:value-type="float">
            <text:p>-0.1834465</text:p>
          </table:table-cell>
          <table:table-cell office:value-type="float" office:value="-0.06352573" calcext:value-type="float">
            <text:p>-0.06352573</text:p>
          </table:table-cell>
          <table:table-cell office:value-type="float" office:value="-0.02819008" calcext:value-type="float">
            <text:p>-0.02819008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507.36" calcext:value-type="float">
            <text:p>-35507.36</text:p>
          </table:table-cell>
          <table:table-cell office:value-type="float" office:value="-0.001937189" calcext:value-type="float">
            <text:p>-0.0019371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871" calcext:value-type="float">
            <text:p>-2.2308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278.6196" calcext:value-type="float">
            <text:p>278.6196</text:p>
          </table:table-cell>
          <table:table-cell office:value-type="float" office:value="229.8093" calcext:value-type="float">
            <text:p>229.809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97.0424" calcext:value-type="float">
            <text:p>997.0424</text:p>
          </table:table-cell>
          <table:table-cell office:value-type="float" office:value="136.0121" calcext:value-type="float">
            <text:p>136.0121</text:p>
          </table:table-cell>
          <table:table-cell office:value-type="float" office:value="0" calcext:value-type="float">
            <text:p>0</text:p>
          </table:table-cell>
          <table:table-cell office:value-type="float" office:value="0.1134213" calcext:value-type="float">
            <text:p>0.1134213</text:p>
          </table:table-cell>
          <table:table-cell office:value-type="float" office:value="0.1769181" calcext:value-type="float">
            <text:p>0.1769181</text:p>
          </table:table-cell>
          <table:table-cell office:value-type="float" office:value="0.1767554" calcext:value-type="float">
            <text:p>0.1767554</text:p>
          </table:table-cell>
          <table:table-cell office:value-type="float" office:value="0.176762" calcext:value-type="float">
            <text:p>0.176762</text:p>
          </table:table-cell>
          <table:table-cell office:value-type="float" office:value="0.1767979" calcext:value-type="float">
            <text:p>0.1767979</text:p>
          </table:table-cell>
          <table:table-cell office:value-type="float" office:value="0.1571083" calcext:value-type="float">
            <text:p>0.1571083</text:p>
          </table:table-cell>
          <table:table-cell office:value-type="float" office:value="0.1514896" calcext:value-type="float">
            <text:p>0.1514896</text:p>
          </table:table-cell>
          <table:table-cell office:value-type="float" office:value="0.2891811" calcext:value-type="float">
            <text:p>0.2891811</text:p>
          </table:table-cell>
          <table:table-cell office:value-type="float" office:value="0.3203366" calcext:value-type="float">
            <text:p>0.3203366</text:p>
          </table:table-cell>
          <table:table-cell office:value-type="float" office:value="0.3542496" calcext:value-type="float">
            <text:p>0.3542496</text:p>
          </table:table-cell>
          <table:table-cell office:value-type="float" office:value="0.3789581" calcext:value-type="float">
            <text:p>0.3789581</text:p>
          </table:table-cell>
          <table:table-cell office:value-type="float" office:value="0.3990011" calcext:value-type="float">
            <text:p>0.39900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151E-015" calcext:value-type="float">
            <text:p>1.930151E-15</text:p>
          </table:table-cell>
          <table:table-cell office:value-type="float" office:value="1.957022E-015" calcext:value-type="float">
            <text:p>1.957022E-15</text:p>
          </table:table-cell>
          <table:table-cell office:value-type="float" office:value="1.974789E-015" calcext:value-type="float">
            <text:p>1.974789E-15</text:p>
          </table:table-cell>
          <table:table-cell office:value-type="float" office:value="9.503816E-016" calcext:value-type="float">
            <text:p>9.503816E-16</text:p>
          </table:table-cell>
          <table:table-cell office:value-type="float" office:value="1.011438E-015" calcext:value-type="float">
            <text:p>1.01143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71025" calcext:value-type="float">
            <text:p>-62.71025</text:p>
          </table:table-cell>
          <table:table-cell office:value-type="float" office:value="-2.077035" calcext:value-type="float">
            <text:p>-2.077035</text:p>
          </table:table-cell>
          <table:table-cell office:value-type="float" office:value="-2.086875" calcext:value-type="float">
            <text:p>-2.086875</text:p>
          </table:table-cell>
          <table:table-cell office:value-type="float" office:value="-2.086184" calcext:value-type="float">
            <text:p>-2.086184</text:p>
          </table:table-cell>
          <table:table-cell office:value-type="float" office:value="-2.084264" calcext:value-type="float">
            <text:p>-2.084264</text:p>
          </table:table-cell>
          <table:table-cell office:value-type="float" office:value="-2.042176" calcext:value-type="float">
            <text:p>-2.042176</text:p>
          </table:table-cell>
          <table:table-cell office:value-type="float" office:value="-1.886287" calcext:value-type="float">
            <text:p>-1.886287</text:p>
          </table:table-cell>
          <table:table-cell office:value-type="float" office:value="-0.209162" calcext:value-type="float">
            <text:p>-0.209162</text:p>
          </table:table-cell>
          <table:table-cell office:value-type="float" office:value="-0.06779308" calcext:value-type="float">
            <text:p>-0.06779308</text:p>
          </table:table-cell>
          <table:table-cell office:value-type="float" office:value="-0.0295872" calcext:value-type="float">
            <text:p>-0.0295872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503.63" calcext:value-type="float">
            <text:p>-35503.63</text:p>
          </table:table-cell>
          <table:table-cell office:value-type="float" office:value="-0.001937767" calcext:value-type="float">
            <text:p>-0.00193776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854" calcext:value-type="float">
            <text:p>-2.2338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278.6196" calcext:value-type="float">
            <text:p>278.6196</text:p>
          </table:table-cell>
          <table:table-cell office:value-type="float" office:value="232.4695" calcext:value-type="float">
            <text:p>232.469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94.4674" calcext:value-type="float">
            <text:p>994.4674</text:p>
          </table:table-cell>
          <table:table-cell office:value-type="float" office:value="135.9268" calcext:value-type="float">
            <text:p>135.9268</text:p>
          </table:table-cell>
          <table:table-cell office:value-type="float" office:value="0" calcext:value-type="float">
            <text:p>0</text:p>
          </table:table-cell>
          <table:table-cell office:value-type="float" office:value="0.1136339" calcext:value-type="float">
            <text:p>0.1136339</text:p>
          </table:table-cell>
          <table:table-cell office:value-type="float" office:value="0.1773557" calcext:value-type="float">
            <text:p>0.1773557</text:p>
          </table:table-cell>
          <table:table-cell office:value-type="float" office:value="0.1770855" calcext:value-type="float">
            <text:p>0.1770855</text:p>
          </table:table-cell>
          <table:table-cell office:value-type="float" office:value="0.1770658" calcext:value-type="float">
            <text:p>0.1770658</text:p>
          </table:table-cell>
          <table:table-cell office:value-type="float" office:value="0.1771542" calcext:value-type="float">
            <text:p>0.1771542</text:p>
          </table:table-cell>
          <table:table-cell office:value-type="float" office:value="0.1571414" calcext:value-type="float">
            <text:p>0.1571414</text:p>
          </table:table-cell>
          <table:table-cell office:value-type="float" office:value="0.1514943" calcext:value-type="float">
            <text:p>0.1514943</text:p>
          </table:table-cell>
          <table:table-cell office:value-type="float" office:value="0.284949" calcext:value-type="float">
            <text:p>0.284949</text:p>
          </table:table-cell>
          <table:table-cell office:value-type="float" office:value="0.3181218" calcext:value-type="float">
            <text:p>0.3181218</text:p>
          </table:table-cell>
          <table:table-cell office:value-type="float" office:value="0.3533304" calcext:value-type="float">
            <text:p>0.3533304</text:p>
          </table:table-cell>
          <table:table-cell office:value-type="float" office:value="0.3781006" calcext:value-type="float">
            <text:p>0.3781006</text:p>
          </table:table-cell>
          <table:table-cell office:value-type="float" office:value="0.3986369" calcext:value-type="float">
            <text:p>0.398636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282E-015" calcext:value-type="float">
            <text:p>1.930282E-15</text:p>
          </table:table-cell>
          <table:table-cell office:value-type="float" office:value="1.957009E-015" calcext:value-type="float">
            <text:p>1.957009E-15</text:p>
          </table:table-cell>
          <table:table-cell office:value-type="float" office:value="1.974779E-015" calcext:value-type="float">
            <text:p>1.974779E-15</text:p>
          </table:table-cell>
          <table:table-cell office:value-type="float" office:value="9.503829E-016" calcext:value-type="float">
            <text:p>9.503829E-16</text:p>
          </table:table-cell>
          <table:table-cell office:value-type="float" office:value="1.011424E-015" calcext:value-type="float">
            <text:p>1.01142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35379" calcext:value-type="float">
            <text:p>-62.35379</text:p>
          </table:table-cell>
          <table:table-cell office:value-type="float" office:value="-2.037779" calcext:value-type="float">
            <text:p>-2.037779</text:p>
          </table:table-cell>
          <table:table-cell office:value-type="float" office:value="-2.057105" calcext:value-type="float">
            <text:p>-2.057105</text:p>
          </table:table-cell>
          <table:table-cell office:value-type="float" office:value="-2.05879" calcext:value-type="float">
            <text:p>-2.05879</text:p>
          </table:table-cell>
          <table:table-cell office:value-type="float" office:value="-2.052164" calcext:value-type="float">
            <text:p>-2.052164</text:p>
          </table:table-cell>
          <table:table-cell office:value-type="float" office:value="-2.038914" calcext:value-type="float">
            <text:p>-2.038914</text:p>
          </table:table-cell>
          <table:table-cell office:value-type="float" office:value="-1.88588" calcext:value-type="float">
            <text:p>-1.88588</text:p>
          </table:table-cell>
          <table:table-cell office:value-type="float" office:value="-0.2380287" calcext:value-type="float">
            <text:p>-0.2380287</text:p>
          </table:table-cell>
          <table:table-cell office:value-type="float" office:value="-0.07233594" calcext:value-type="float">
            <text:p>-0.07233594</text:p>
          </table:table-cell>
          <table:table-cell office:value-type="float" office:value="-0.03093139" calcext:value-type="float">
            <text:p>-0.0309313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501.26" calcext:value-type="float">
            <text:p>-35501.26</text:p>
          </table:table-cell>
          <table:table-cell office:value-type="float" office:value="-0.001938356" calcext:value-type="float">
            <text:p>-0.0019383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159" calcext:value-type="float">
            <text:p>-2.2371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278.6196" calcext:value-type="float">
            <text:p>278.6196</text:p>
          </table:table-cell>
          <table:table-cell office:value-type="float" office:value="235.1187" calcext:value-type="float">
            <text:p>235.118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91.9152" calcext:value-type="float">
            <text:p>991.9152</text:p>
          </table:table-cell>
          <table:table-cell office:value-type="float" office:value="135.8299" calcext:value-type="float">
            <text:p>135.8299</text:p>
          </table:table-cell>
          <table:table-cell office:value-type="float" office:value="0" calcext:value-type="float">
            <text:p>0</text:p>
          </table:table-cell>
          <table:table-cell office:value-type="float" office:value="0.1137461" calcext:value-type="float">
            <text:p>0.1137461</text:p>
          </table:table-cell>
          <table:table-cell office:value-type="float" office:value="0.1776123" calcext:value-type="float">
            <text:p>0.1776123</text:p>
          </table:table-cell>
          <table:table-cell office:value-type="float" office:value="0.1773721" calcext:value-type="float">
            <text:p>0.1773721</text:p>
          </table:table-cell>
          <table:table-cell office:value-type="float" office:value="0.1773492" calcext:value-type="float">
            <text:p>0.1773492</text:p>
          </table:table-cell>
          <table:table-cell office:value-type="float" office:value="0.1774361" calcext:value-type="float">
            <text:p>0.1774361</text:p>
          </table:table-cell>
          <table:table-cell office:value-type="float" office:value="0.1572477" calcext:value-type="float">
            <text:p>0.1572477</text:p>
          </table:table-cell>
          <table:table-cell office:value-type="float" office:value="0.1515798" calcext:value-type="float">
            <text:p>0.1515798</text:p>
          </table:table-cell>
          <table:table-cell office:value-type="float" office:value="0.2808273" calcext:value-type="float">
            <text:p>0.2808273</text:p>
          </table:table-cell>
          <table:table-cell office:value-type="float" office:value="0.3159614" calcext:value-type="float">
            <text:p>0.3159614</text:p>
          </table:table-cell>
          <table:table-cell office:value-type="float" office:value="0.3524015" calcext:value-type="float">
            <text:p>0.3524015</text:p>
          </table:table-cell>
          <table:table-cell office:value-type="float" office:value="0.3771137" calcext:value-type="float">
            <text:p>0.3771137</text:p>
          </table:table-cell>
          <table:table-cell office:value-type="float" office:value="0.3983357" calcext:value-type="float">
            <text:p>0.39833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404E-015" calcext:value-type="float">
            <text:p>1.930404E-15</text:p>
          </table:table-cell>
          <table:table-cell office:value-type="float" office:value="1.956995E-015" calcext:value-type="float">
            <text:p>1.956995E-15</text:p>
          </table:table-cell>
          <table:table-cell office:value-type="float" office:value="1.974772E-015" calcext:value-type="float">
            <text:p>1.974772E-15</text:p>
          </table:table-cell>
          <table:table-cell office:value-type="float" office:value="9.50386E-016" calcext:value-type="float">
            <text:p>9.50386E-16</text:p>
          </table:table-cell>
          <table:table-cell office:value-type="float" office:value="1.01141E-015" calcext:value-type="float">
            <text:p>1.0114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56871" calcext:value-type="float">
            <text:p>-62.56871</text:p>
          </table:table-cell>
          <table:table-cell office:value-type="float" office:value="-2.01518" calcext:value-type="float">
            <text:p>-2.01518</text:p>
          </table:table-cell>
          <table:table-cell office:value-type="float" office:value="-2.031643" calcext:value-type="float">
            <text:p>-2.031643</text:p>
          </table:table-cell>
          <table:table-cell office:value-type="float" office:value="-2.033595" calcext:value-type="float">
            <text:p>-2.033595</text:p>
          </table:table-cell>
          <table:table-cell office:value-type="float" office:value="-2.027192" calcext:value-type="float">
            <text:p>-2.027192</text:p>
          </table:table-cell>
          <table:table-cell office:value-type="float" office:value="-2.028399" calcext:value-type="float">
            <text:p>-2.028399</text:p>
          </table:table-cell>
          <table:table-cell office:value-type="float" office:value="-1.878298" calcext:value-type="float">
            <text:p>-1.878298</text:p>
          </table:table-cell>
          <table:table-cell office:value-type="float" office:value="-0.2704668" calcext:value-type="float">
            <text:p>-0.2704668</text:p>
          </table:table-cell>
          <table:table-cell office:value-type="float" office:value="-0.07709187" calcext:value-type="float">
            <text:p>-0.07709187</text:p>
          </table:table-cell>
          <table:table-cell office:value-type="float" office:value="-0.03235771" calcext:value-type="float">
            <text:p>-0.03235771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9.5" calcext:value-type="float">
            <text:p>-35499.5</text:p>
          </table:table-cell>
          <table:table-cell office:value-type="float" office:value="-0.001938919" calcext:value-type="float">
            <text:p>-0.00193891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0579" calcext:value-type="float">
            <text:p>-2.2405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280.2071" calcext:value-type="float">
            <text:p>280.2071</text:p>
          </table:table-cell>
          <table:table-cell office:value-type="float" office:value="238.0187" calcext:value-type="float">
            <text:p>238.0187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90.6094" calcext:value-type="float">
            <text:p>990.6094</text:p>
          </table:table-cell>
          <table:table-cell office:value-type="float" office:value="135.8229" calcext:value-type="float">
            <text:p>135.8229</text:p>
          </table:table-cell>
          <table:table-cell office:value-type="float" office:value="0" calcext:value-type="float">
            <text:p>0</text:p>
          </table:table-cell>
          <table:table-cell office:value-type="float" office:value="0.2056028" calcext:value-type="float">
            <text:p>0.2056028</text:p>
          </table:table-cell>
          <table:table-cell office:value-type="float" office:value="0.1773733" calcext:value-type="float">
            <text:p>0.1773733</text:p>
          </table:table-cell>
          <table:table-cell office:value-type="float" office:value="0.1772616" calcext:value-type="float">
            <text:p>0.1772616</text:p>
          </table:table-cell>
          <table:table-cell office:value-type="float" office:value="0.1772832" calcext:value-type="float">
            <text:p>0.1772832</text:p>
          </table:table-cell>
          <table:table-cell office:value-type="float" office:value="0.177304" calcext:value-type="float">
            <text:p>0.177304</text:p>
          </table:table-cell>
          <table:table-cell office:value-type="float" office:value="0.1572429" calcext:value-type="float">
            <text:p>0.1572429</text:p>
          </table:table-cell>
          <table:table-cell office:value-type="float" office:value="0.1514947" calcext:value-type="float">
            <text:p>0.1514947</text:p>
          </table:table-cell>
          <table:table-cell office:value-type="float" office:value="0.2766726" calcext:value-type="float">
            <text:p>0.2766726</text:p>
          </table:table-cell>
          <table:table-cell office:value-type="float" office:value="0.313721" calcext:value-type="float">
            <text:p>0.313721</text:p>
          </table:table-cell>
          <table:table-cell office:value-type="float" office:value="0.3515186" calcext:value-type="float">
            <text:p>0.3515186</text:p>
          </table:table-cell>
          <table:table-cell office:value-type="float" office:value="0.3761349" calcext:value-type="float">
            <text:p>0.3761349</text:p>
          </table:table-cell>
          <table:table-cell office:value-type="float" office:value="0.3979528" calcext:value-type="float">
            <text:p>0.397952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523E-015" calcext:value-type="float">
            <text:p>1.930523E-15</text:p>
          </table:table-cell>
          <table:table-cell office:value-type="float" office:value="1.956984E-015" calcext:value-type="float">
            <text:p>1.956984E-15</text:p>
          </table:table-cell>
          <table:table-cell office:value-type="float" office:value="1.974765E-015" calcext:value-type="float">
            <text:p>1.974765E-15</text:p>
          </table:table-cell>
          <table:table-cell office:value-type="float" office:value="9.503853E-016" calcext:value-type="float">
            <text:p>9.503853E-16</text:p>
          </table:table-cell>
          <table:table-cell office:value-type="float" office:value="1.0114E-015" calcext:value-type="float">
            <text:p>1.0114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31316" calcext:value-type="float">
            <text:p>-2.031316</text:p>
          </table:table-cell>
          <table:table-cell office:value-type="float" office:value="-2.037832" calcext:value-type="float">
            <text:p>-2.037832</text:p>
          </table:table-cell>
          <table:table-cell office:value-type="float" office:value="-2.041478" calcext:value-type="float">
            <text:p>-2.041478</text:p>
          </table:table-cell>
          <table:table-cell office:value-type="float" office:value="-2.039474" calcext:value-type="float">
            <text:p>-2.039474</text:p>
          </table:table-cell>
          <table:table-cell office:value-type="float" office:value="-2.03894" calcext:value-type="float">
            <text:p>-2.03894</text:p>
          </table:table-cell>
          <table:table-cell office:value-type="float" office:value="-2.028883" calcext:value-type="float">
            <text:p>-2.028883</text:p>
          </table:table-cell>
          <table:table-cell office:value-type="float" office:value="-1.885526" calcext:value-type="float">
            <text:p>-1.885526</text:p>
          </table:table-cell>
          <table:table-cell office:value-type="float" office:value="-0.3082311" calcext:value-type="float">
            <text:p>-0.3082311</text:p>
          </table:table-cell>
          <table:table-cell office:value-type="float" office:value="-0.08239425" calcext:value-type="float">
            <text:p>-0.08239425</text:p>
          </table:table-cell>
          <table:table-cell office:value-type="float" office:value="-0.03343548" calcext:value-type="float">
            <text:p>-0.03343548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8.01" calcext:value-type="float">
            <text:p>-35498.01</text:p>
          </table:table-cell>
          <table:table-cell office:value-type="float" office:value="-0.001939484" calcext:value-type="float">
            <text:p>-0.0019394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5967" calcext:value-type="float">
            <text:p>-2.2459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285.0966" calcext:value-type="float">
            <text:p>285.0966</text:p>
          </table:table-cell>
          <table:table-cell office:value-type="float" office:value="244.1571" calcext:value-type="float">
            <text:p>244.1571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89.3162" calcext:value-type="float">
            <text:p>989.3162</text:p>
          </table:table-cell>
          <table:table-cell office:value-type="float" office:value="135.867" calcext:value-type="float">
            <text:p>135.867</text:p>
          </table:table-cell>
          <table:table-cell office:value-type="float" office:value="0" calcext:value-type="float">
            <text:p>0</text:p>
          </table:table-cell>
          <table:table-cell office:value-type="float" office:value="0.2897059" calcext:value-type="float">
            <text:p>0.2897059</text:p>
          </table:table-cell>
          <table:table-cell office:value-type="float" office:value="0.1839682" calcext:value-type="float">
            <text:p>0.1839682</text:p>
          </table:table-cell>
          <table:table-cell office:value-type="float" office:value="0.1790078" calcext:value-type="float">
            <text:p>0.1790078</text:p>
          </table:table-cell>
          <table:table-cell office:value-type="float" office:value="0.1785751" calcext:value-type="float">
            <text:p>0.1785751</text:p>
          </table:table-cell>
          <table:table-cell office:value-type="float" office:value="0.1788119" calcext:value-type="float">
            <text:p>0.1788119</text:p>
          </table:table-cell>
          <table:table-cell office:value-type="float" office:value="0.1578363" calcext:value-type="float">
            <text:p>0.1578363</text:p>
          </table:table-cell>
          <table:table-cell office:value-type="float" office:value="0.1522743" calcext:value-type="float">
            <text:p>0.1522743</text:p>
          </table:table-cell>
          <table:table-cell office:value-type="float" office:value="0.2735431" calcext:value-type="float">
            <text:p>0.2735431</text:p>
          </table:table-cell>
          <table:table-cell office:value-type="float" office:value="0.3119251" calcext:value-type="float">
            <text:p>0.3119251</text:p>
          </table:table-cell>
          <table:table-cell office:value-type="float" office:value="0.3508202" calcext:value-type="float">
            <text:p>0.3508202</text:p>
          </table:table-cell>
          <table:table-cell office:value-type="float" office:value="0.3754108" calcext:value-type="float">
            <text:p>0.3754108</text:p>
          </table:table-cell>
          <table:table-cell office:value-type="float" office:value="0.3975648" calcext:value-type="float">
            <text:p>0.397564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633E-015" calcext:value-type="float">
            <text:p>1.930633E-15</text:p>
          </table:table-cell>
          <table:table-cell office:value-type="float" office:value="1.956972E-015" calcext:value-type="float">
            <text:p>1.956972E-15</text:p>
          </table:table-cell>
          <table:table-cell office:value-type="float" office:value="1.974759E-015" calcext:value-type="float">
            <text:p>1.974759E-15</text:p>
          </table:table-cell>
          <table:table-cell office:value-type="float" office:value="9.503839E-016" calcext:value-type="float">
            <text:p>9.503839E-16</text:p>
          </table:table-cell>
          <table:table-cell office:value-type="float" office:value="1.011389E-015" calcext:value-type="float">
            <text:p>1.011389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15377" calcext:value-type="float">
            <text:p>-0.04515377</text:p>
          </table:table-cell>
          <table:table-cell office:value-type="float" office:value="-1.538232" calcext:value-type="float">
            <text:p>-1.538232</text:p>
          </table:table-cell>
          <table:table-cell office:value-type="float" office:value="-1.893214" calcext:value-type="float">
            <text:p>-1.893214</text:p>
          </table:table-cell>
          <table:table-cell office:value-type="float" office:value="-1.928664" calcext:value-type="float">
            <text:p>-1.928664</text:p>
          </table:table-cell>
          <table:table-cell office:value-type="float" office:value="-1.910184" calcext:value-type="float">
            <text:p>-1.910184</text:p>
          </table:table-cell>
          <table:table-cell office:value-type="float" office:value="-1.971271" calcext:value-type="float">
            <text:p>-1.971271</text:p>
          </table:table-cell>
          <table:table-cell office:value-type="float" office:value="-1.818127" calcext:value-type="float">
            <text:p>-1.818127</text:p>
          </table:table-cell>
          <table:table-cell office:value-type="float" office:value="-0.3406188" calcext:value-type="float">
            <text:p>-0.3406188</text:p>
          </table:table-cell>
          <table:table-cell office:value-type="float" office:value="-0.08694" calcext:value-type="float">
            <text:p>-0.08694</text:p>
          </table:table-cell>
          <table:table-cell office:value-type="float" office:value="-0.0340839" calcext:value-type="float">
            <text:p>-0.0340839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7.34" calcext:value-type="float">
            <text:p>-35497.34</text:p>
          </table:table-cell>
          <table:table-cell office:value-type="float" office:value="-0.001940124" calcext:value-type="float">
            <text:p>-0.0019401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2071" calcext:value-type="float">
            <text:p>-2.2520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285.4774" calcext:value-type="float">
            <text:p>285.4774</text:p>
          </table:table-cell>
          <table:table-cell office:value-type="float" office:value="249.2762" calcext:value-type="float">
            <text:p>249.2762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84.5778" calcext:value-type="float">
            <text:p>984.5778</text:p>
          </table:table-cell>
          <table:table-cell office:value-type="float" office:value="135.8674" calcext:value-type="float">
            <text:p>135.8674</text:p>
          </table:table-cell>
          <table:table-cell office:value-type="float" office:value="0" calcext:value-type="float">
            <text:p>0</text:p>
          </table:table-cell>
          <table:table-cell office:value-type="float" office:value="0.1159381" calcext:value-type="float">
            <text:p>0.1159381</text:p>
          </table:table-cell>
          <table:table-cell office:value-type="float" office:value="0.178292" calcext:value-type="float">
            <text:p>0.178292</text:p>
          </table:table-cell>
          <table:table-cell office:value-type="float" office:value="0.1783032" calcext:value-type="float">
            <text:p>0.1783032</text:p>
          </table:table-cell>
          <table:table-cell office:value-type="float" office:value="0.1782192" calcext:value-type="float">
            <text:p>0.1782192</text:p>
          </table:table-cell>
          <table:table-cell office:value-type="float" office:value="0.1781714" calcext:value-type="float">
            <text:p>0.1781714</text:p>
          </table:table-cell>
          <table:table-cell office:value-type="float" office:value="0.1578815" calcext:value-type="float">
            <text:p>0.1578815</text:p>
          </table:table-cell>
          <table:table-cell office:value-type="float" office:value="0.1521735" calcext:value-type="float">
            <text:p>0.1521735</text:p>
          </table:table-cell>
          <table:table-cell office:value-type="float" office:value="0.2699692" calcext:value-type="float">
            <text:p>0.2699692</text:p>
          </table:table-cell>
          <table:table-cell office:value-type="float" office:value="0.3098359" calcext:value-type="float">
            <text:p>0.3098359</text:p>
          </table:table-cell>
          <table:table-cell office:value-type="float" office:value="0.3499422" calcext:value-type="float">
            <text:p>0.3499422</text:p>
          </table:table-cell>
          <table:table-cell office:value-type="float" office:value="0.3746797" calcext:value-type="float">
            <text:p>0.3746797</text:p>
          </table:table-cell>
          <table:table-cell office:value-type="float" office:value="0.3970272" calcext:value-type="float">
            <text:p>0.397027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735E-015" calcext:value-type="float">
            <text:p>1.930735E-15</text:p>
          </table:table-cell>
          <table:table-cell office:value-type="float" office:value="1.956963E-015" calcext:value-type="float">
            <text:p>1.956963E-15</text:p>
          </table:table-cell>
          <table:table-cell office:value-type="float" office:value="1.974752E-015" calcext:value-type="float">
            <text:p>1.974752E-15</text:p>
          </table:table-cell>
          <table:table-cell office:value-type="float" office:value="9.503824E-016" calcext:value-type="float">
            <text:p>9.503824E-16</text:p>
          </table:table-cell>
          <table:table-cell office:value-type="float" office:value="1.011382E-015" calcext:value-type="float">
            <text:p>1.011382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6291" calcext:value-type="float">
            <text:p>-54.56291</text:p>
          </table:table-cell>
          <table:table-cell office:value-type="float" office:value="-1.956279" calcext:value-type="float">
            <text:p>-1.956279</text:p>
          </table:table-cell>
          <table:table-cell office:value-type="float" office:value="-1.951258" calcext:value-type="float">
            <text:p>-1.951258</text:p>
          </table:table-cell>
          <table:table-cell office:value-type="float" office:value="-1.958335" calcext:value-type="float">
            <text:p>-1.958335</text:p>
          </table:table-cell>
          <table:table-cell office:value-type="float" office:value="-1.963614" calcext:value-type="float">
            <text:p>-1.963614</text:p>
          </table:table-cell>
          <table:table-cell office:value-type="float" office:value="-1.966848" calcext:value-type="float">
            <text:p>-1.966848</text:p>
          </table:table-cell>
          <table:table-cell office:value-type="float" office:value="-1.826607" calcext:value-type="float">
            <text:p>-1.826607</text:p>
          </table:table-cell>
          <table:table-cell office:value-type="float" office:value="-0.3822042" calcext:value-type="float">
            <text:p>-0.3822042</text:p>
          </table:table-cell>
          <table:table-cell office:value-type="float" office:value="-0.09256893" calcext:value-type="float">
            <text:p>-0.09256893</text:p>
          </table:table-cell>
          <table:table-cell office:value-type="float" office:value="-0.03491635" calcext:value-type="float">
            <text:p>-0.0349163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6.73" calcext:value-type="float">
            <text:p>-35496.73</text:p>
          </table:table-cell>
          <table:table-cell office:value-type="float" office:value="-0.00194058" calcext:value-type="float">
            <text:p>-0.001940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7956" calcext:value-type="float">
            <text:p>-2.2579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287.7" calcext:value-type="float">
            <text:p>287.7</text:p>
          </table:table-cell>
          <table:table-cell office:value-type="float" office:value="252.6505" calcext:value-type="float">
            <text:p>252.6505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83.4099" calcext:value-type="float">
            <text:p>983.4099</text:p>
          </table:table-cell>
          <table:table-cell office:value-type="float" office:value="135.8835" calcext:value-type="float">
            <text:p>135.8835</text:p>
          </table:table-cell>
          <table:table-cell office:value-type="float" office:value="0" calcext:value-type="float">
            <text:p>0</text:p>
          </table:table-cell>
          <table:table-cell office:value-type="float" office:value="0.263932" calcext:value-type="float">
            <text:p>0.263932</text:p>
          </table:table-cell>
          <table:table-cell office:value-type="float" office:value="0.1770889" calcext:value-type="float">
            <text:p>0.1770889</text:p>
          </table:table-cell>
          <table:table-cell office:value-type="float" office:value="0.1771491" calcext:value-type="float">
            <text:p>0.1771491</text:p>
          </table:table-cell>
          <table:table-cell office:value-type="float" office:value="0.1772559" calcext:value-type="float">
            <text:p>0.1772559</text:p>
          </table:table-cell>
          <table:table-cell office:value-type="float" office:value="0.1771206" calcext:value-type="float">
            <text:p>0.1771206</text:p>
          </table:table-cell>
          <table:table-cell office:value-type="float" office:value="0.1574904" calcext:value-type="float">
            <text:p>0.1574904</text:p>
          </table:table-cell>
          <table:table-cell office:value-type="float" office:value="0.1515339" calcext:value-type="float">
            <text:p>0.1515339</text:p>
          </table:table-cell>
          <table:table-cell office:value-type="float" office:value="0.2658882" calcext:value-type="float">
            <text:p>0.2658882</text:p>
          </table:table-cell>
          <table:table-cell office:value-type="float" office:value="0.307456" calcext:value-type="float">
            <text:p>0.307456</text:p>
          </table:table-cell>
          <table:table-cell office:value-type="float" office:value="0.3488835" calcext:value-type="float">
            <text:p>0.3488835</text:p>
          </table:table-cell>
          <table:table-cell office:value-type="float" office:value="0.3738063" calcext:value-type="float">
            <text:p>0.3738063</text:p>
          </table:table-cell>
          <table:table-cell office:value-type="float" office:value="0.3962892" calcext:value-type="float">
            <text:p>0.396289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858E-015" calcext:value-type="float">
            <text:p>1.930858E-15</text:p>
          </table:table-cell>
          <table:table-cell office:value-type="float" office:value="1.956952E-015" calcext:value-type="float">
            <text:p>1.956952E-15</text:p>
          </table:table-cell>
          <table:table-cell office:value-type="float" office:value="1.974743E-015" calcext:value-type="float">
            <text:p>1.974743E-15</text:p>
          </table:table-cell>
          <table:table-cell office:value-type="float" office:value="9.503838E-016" calcext:value-type="float">
            <text:p>9.503838E-16</text:p>
          </table:table-cell>
          <table:table-cell office:value-type="float" office:value="1.011371E-015" calcext:value-type="float">
            <text:p>1.011371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4E-038" calcext:value-type="float">
            <text:p>1.58317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75535" calcext:value-type="float">
            <text:p>-0.3775535</text:p>
          </table:table-cell>
          <table:table-cell office:value-type="float" office:value="-2.065572" calcext:value-type="float">
            <text:p>-2.065572</text:p>
          </table:table-cell>
          <table:table-cell office:value-type="float" office:value="-2.051558" calcext:value-type="float">
            <text:p>-2.051558</text:p>
          </table:table-cell>
          <table:table-cell office:value-type="float" office:value="-2.041936" calcext:value-type="float">
            <text:p>-2.041936</text:p>
          </table:table-cell>
          <table:table-cell office:value-type="float" office:value="-2.05542" calcext:value-type="float">
            <text:p>-2.05542</text:p>
          </table:table-cell>
          <table:table-cell office:value-type="float" office:value="-2.004577" calcext:value-type="float">
            <text:p>-2.004577</text:p>
          </table:table-cell>
          <table:table-cell office:value-type="float" office:value="-1.88183" calcext:value-type="float">
            <text:p>-1.88183</text:p>
          </table:table-cell>
          <table:table-cell office:value-type="float" office:value="-0.4368159" calcext:value-type="float">
            <text:p>-0.4368159</text:p>
          </table:table-cell>
          <table:table-cell office:value-type="float" office:value="-0.09948586" calcext:value-type="float">
            <text:p>-0.09948586</text:p>
          </table:table-cell>
          <table:table-cell office:value-type="float" office:value="-0.03595177" calcext:value-type="float">
            <text:p>-0.03595177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5.64" calcext:value-type="float">
            <text:p>-35495.64</text:p>
          </table:table-cell>
          <table:table-cell office:value-type="float" office:value="-0.001940944" calcext:value-type="float">
            <text:p>-0.0019409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3101" calcext:value-type="float">
            <text:p>-2.2631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294.3676" calcext:value-type="float">
            <text:p>294.3676</text:p>
          </table:table-cell>
          <table:table-cell office:value-type="float" office:value="258.9389" calcext:value-type="float">
            <text:p>258.9389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83.7263" calcext:value-type="float">
            <text:p>983.7263</text:p>
          </table:table-cell>
          <table:table-cell office:value-type="float" office:value="135.9456" calcext:value-type="float">
            <text:p>135.9456</text:p>
          </table:table-cell>
          <table:table-cell office:value-type="float" office:value="0" calcext:value-type="float">
            <text:p>0</text:p>
          </table:table-cell>
          <table:table-cell office:value-type="float" office:value="0.2793201" calcext:value-type="float">
            <text:p>0.2793201</text:p>
          </table:table-cell>
          <table:table-cell office:value-type="float" office:value="0.2126262" calcext:value-type="float">
            <text:p>0.2126262</text:p>
          </table:table-cell>
          <table:table-cell office:value-type="float" office:value="0.1822937" calcext:value-type="float">
            <text:p>0.1822937</text:p>
          </table:table-cell>
          <table:table-cell office:value-type="float" office:value="0.1802749" calcext:value-type="float">
            <text:p>0.1802749</text:p>
          </table:table-cell>
          <table:table-cell office:value-type="float" office:value="0.1811076" calcext:value-type="float">
            <text:p>0.1811076</text:p>
          </table:table-cell>
          <table:table-cell office:value-type="float" office:value="0.1586214" calcext:value-type="float">
            <text:p>0.1586214</text:p>
          </table:table-cell>
          <table:table-cell office:value-type="float" office:value="0.1533259" calcext:value-type="float">
            <text:p>0.1533259</text:p>
          </table:table-cell>
          <table:table-cell office:value-type="float" office:value="0.2643284" calcext:value-type="float">
            <text:p>0.2643284</text:p>
          </table:table-cell>
          <table:table-cell office:value-type="float" office:value="0.3061883" calcext:value-type="float">
            <text:p>0.3061883</text:p>
          </table:table-cell>
          <table:table-cell office:value-type="float" office:value="0.3483995" calcext:value-type="float">
            <text:p>0.3483995</text:p>
          </table:table-cell>
          <table:table-cell office:value-type="float" office:value="0.373444" calcext:value-type="float">
            <text:p>0.373444</text:p>
          </table:table-cell>
          <table:table-cell office:value-type="float" office:value="0.3958499" calcext:value-type="float">
            <text:p>0.395849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971E-015" calcext:value-type="float">
            <text:p>1.930971E-15</text:p>
          </table:table-cell>
          <table:table-cell office:value-type="float" office:value="1.956937E-015" calcext:value-type="float">
            <text:p>1.956937E-15</text:p>
          </table:table-cell>
          <table:table-cell office:value-type="float" office:value="1.974737E-015" calcext:value-type="float">
            <text:p>1.974737E-15</text:p>
          </table:table-cell>
          <table:table-cell office:value-type="float" office:value="9.50381E-016" calcext:value-type="float">
            <text:p>9.50381E-16</text:p>
          </table:table-cell>
          <table:table-cell office:value-type="float" office:value="1.011365E-015" calcext:value-type="float">
            <text:p>1.01136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7E-016" calcext:value-type="float">
            <text:p>9.697057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7326" calcext:value-type="float">
            <text:p>-0.0597326</text:p>
          </table:table-cell>
          <table:table-cell office:value-type="float" office:value="-0.5025317" calcext:value-type="float">
            <text:p>-0.5025317</text:p>
          </table:table-cell>
          <table:table-cell office:value-type="float" office:value="-1.646733" calcext:value-type="float">
            <text:p>-1.646733</text:p>
          </table:table-cell>
          <table:table-cell office:value-type="float" office:value="-1.793313" calcext:value-type="float">
            <text:p>-1.793313</text:p>
          </table:table-cell>
          <table:table-cell office:value-type="float" office:value="-1.731667" calcext:value-type="float">
            <text:p>-1.731667</text:p>
          </table:table-cell>
          <table:table-cell office:value-type="float" office:value="-1.89795" calcext:value-type="float">
            <text:p>-1.89795</text:p>
          </table:table-cell>
          <table:table-cell office:value-type="float" office:value="-1.731155" calcext:value-type="float">
            <text:p>-1.731155</text:p>
          </table:table-cell>
          <table:table-cell office:value-type="float" office:value="-0.460137" calcext:value-type="float">
            <text:p>-0.460137</text:p>
          </table:table-cell>
          <table:table-cell office:value-type="float" office:value="-0.1034196" calcext:value-type="float">
            <text:p>-0.1034196</text:p>
          </table:table-cell>
          <table:table-cell office:value-type="float" office:value="-0.03643956" calcext:value-type="float">
            <text:p>-0.03643956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5.44" calcext:value-type="float">
            <text:p>-35495.44</text:p>
          </table:table-cell>
          <table:table-cell office:value-type="float" office:value="-0.001941622" calcext:value-type="float">
            <text:p>-0.0019416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8735" calcext:value-type="float">
            <text:p>-2.2687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294.3676" calcext:value-type="float">
            <text:p>294.3676</text:p>
          </table:table-cell>
          <table:table-cell office:value-type="float" office:value="264.1864" calcext:value-type="float">
            <text:p>264.1864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78.4785" calcext:value-type="float">
            <text:p>978.4785</text:p>
          </table:table-cell>
          <table:table-cell office:value-type="float" office:value="135.9456" calcext:value-type="float">
            <text:p>135.9456</text:p>
          </table:table-cell>
          <table:table-cell office:value-type="float" office:value="0" calcext:value-type="float">
            <text:p>0</text:p>
          </table:table-cell>
          <table:table-cell office:value-type="float" office:value="0.1190379" calcext:value-type="float">
            <text:p>0.1190379</text:p>
          </table:table-cell>
          <table:table-cell office:value-type="float" office:value="0.1824589" calcext:value-type="float">
            <text:p>0.1824589</text:p>
          </table:table-cell>
          <table:table-cell office:value-type="float" office:value="0.1811543" calcext:value-type="float">
            <text:p>0.1811543</text:p>
          </table:table-cell>
          <table:table-cell office:value-type="float" office:value="0.180386" calcext:value-type="float">
            <text:p>0.180386</text:p>
          </table:table-cell>
          <table:table-cell office:value-type="float" office:value="0.1804747" calcext:value-type="float">
            <text:p>0.1804747</text:p>
          </table:table-cell>
          <table:table-cell office:value-type="float" office:value="0.1590654" calcext:value-type="float">
            <text:p>0.1590654</text:p>
          </table:table-cell>
          <table:table-cell office:value-type="float" office:value="0.1535641" calcext:value-type="float">
            <text:p>0.1535641</text:p>
          </table:table-cell>
          <table:table-cell office:value-type="float" office:value="0.2614701" calcext:value-type="float">
            <text:p>0.2614701</text:p>
          </table:table-cell>
          <table:table-cell office:value-type="float" office:value="0.3042326" calcext:value-type="float">
            <text:p>0.3042326</text:p>
          </table:table-cell>
          <table:table-cell office:value-type="float" office:value="0.3475643" calcext:value-type="float">
            <text:p>0.3475643</text:p>
          </table:table-cell>
          <table:table-cell office:value-type="float" office:value="0.3725958" calcext:value-type="float">
            <text:p>0.3725958</text:p>
          </table:table-cell>
          <table:table-cell office:value-type="float" office:value="0.3953486" calcext:value-type="float">
            <text:p>0.395348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1068E-015" calcext:value-type="float">
            <text:p>1.931068E-15</text:p>
          </table:table-cell>
          <table:table-cell office:value-type="float" office:value="1.95693E-015" calcext:value-type="float">
            <text:p>1.95693E-15</text:p>
          </table:table-cell>
          <table:table-cell office:value-type="float" office:value="1.97473E-015" calcext:value-type="float">
            <text:p>1.97473E-15</text:p>
          </table:table-cell>
          <table:table-cell office:value-type="float" office:value="9.503759E-016" calcext:value-type="float">
            <text:p>9.503759E-16</text:p>
          </table:table-cell>
          <table:table-cell office:value-type="float" office:value="1.011363E-015" calcext:value-type="float">
            <text:p>1.011363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8E-016" calcext:value-type="float">
            <text:p>9.697058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3E-028" calcext:value-type="float">
            <text:p>1.097563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93109" calcext:value-type="float">
            <text:p>-43.93109</text:p>
          </table:table-cell>
          <table:table-cell office:value-type="float" office:value="-1.636468" calcext:value-type="float">
            <text:p>-1.636468</text:p>
          </table:table-cell>
          <table:table-cell office:value-type="float" office:value="-1.726705" calcext:value-type="float">
            <text:p>-1.726705</text:p>
          </table:table-cell>
          <table:table-cell office:value-type="float" office:value="-1.784205" calcext:value-type="float">
            <text:p>-1.784205</text:p>
          </table:table-cell>
          <table:table-cell office:value-type="float" office:value="-1.778376" calcext:value-type="float">
            <text:p>-1.778376</text:p>
          </table:table-cell>
          <table:table-cell office:value-type="float" office:value="-1.857481" calcext:value-type="float">
            <text:p>-1.857481</text:p>
          </table:table-cell>
          <table:table-cell office:value-type="float" office:value="-1.711837" calcext:value-type="float">
            <text:p>-1.711837</text:p>
          </table:table-cell>
          <table:table-cell office:value-type="float" office:value="-0.5060286" calcext:value-type="float">
            <text:p>-0.5060286</text:p>
          </table:table-cell>
          <table:table-cell office:value-type="float" office:value="-0.109787" calcext:value-type="float">
            <text:p>-0.109787</text:p>
          </table:table-cell>
          <table:table-cell office:value-type="float" office:value="-0.03729076" calcext:value-type="float">
            <text:p>-0.03729076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35495.17" calcext:value-type="float">
            <text:p>-35495.17</text:p>
          </table:table-cell>
          <table:table-cell office:value-type="float" office:value="-0.001942131" calcext:value-type="float">
            <text:p>-0.0019421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74691" calcext:value-type="float">
            <text:p>-2.2746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303.7021" calcext:value-type="float">
            <text:p>303.7021</text:p>
          </table:table-cell>
          <table:table-cell office:value-type="float" office:value="267.8193" calcext:value-type="float">
            <text:p>267.8193</text:p>
          </table:table-cell>
          <table:table-cell office:value-type="float" office:value="25.48734" calcext:value-type="float">
            <text:p>25.48734</text:p>
          </table:table-cell>
          <table:table-cell office:value-type="float" office:value="984.0906" calcext:value-type="float">
            <text:p>984.0906</text:p>
          </table:table-cell>
          <table:table-cell office:value-type="float" office:value="136.0348" calcext:value-type="float">
            <text:p>136.0348</text:p>
          </table:table-cell>
          <table:table-cell office:value-type="float" office:value="0" calcext:value-type="float">
            <text:p>0</text:p>
          </table:table-cell>
          <table:table-cell office:value-type="float" office:value="0.5998152" calcext:value-type="float">
            <text:p>0.5998152</text:p>
          </table:table-cell>
          <table:table-cell office:value-type="float" office:value="0.2145465" calcext:value-type="float">
            <text:p>0.2145465</text:p>
          </table:table-cell>
          <table:table-cell office:value-type="float" office:value="0.1784789" calcext:value-type="float">
            <text:p>0.1784789</text:p>
          </table:table-cell>
          <table:table-cell office:value-type="float" office:value="0.1806455" calcext:value-type="float">
            <text:p>0.1806455</text:p>
          </table:table-cell>
          <table:table-cell office:value-type="float" office:value="0.1782594" calcext:value-type="float">
            <text:p>0.1782594</text:p>
          </table:table-cell>
          <table:table-cell office:value-type="float" office:value="0.1585382" calcext:value-type="float">
            <text:p>0.1585382</text:p>
          </table:table-cell>
          <table:table-cell office:value-type="float" office:value="0.1584215" calcext:value-type="float">
            <text:p>0.1584215</text:p>
          </table:table-cell>
          <table:table-cell office:value-type="float" office:value="0.2579297" calcext:value-type="float">
            <text:p>0.2579297</text:p>
          </table:table-cell>
          <table:table-cell office:value-type="float" office:value="0.3018542" calcext:value-type="float">
            <text:p>0.3018542</text:p>
          </table:table-cell>
          <table:table-cell office:value-type="float" office:value="0.3465238" calcext:value-type="float">
            <text:p>0.3465238</text:p>
          </table:table-cell>
          <table:table-cell office:value-type="float" office:value="0.3715796" calcext:value-type="float">
            <text:p>0.3715796</text:p>
          </table:table-cell>
          <table:table-cell office:value-type="float" office:value="0.3947424" calcext:value-type="float">
            <text:p>0.394742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1655867" calcext:value-type="float">
            <text:p>0.001655867</text:p>
          </table:table-cell>
          <table:table-cell office:value-type="float" office:value="1.93118E-015" calcext:value-type="float">
            <text:p>1.93118E-15</text:p>
          </table:table-cell>
          <table:table-cell office:value-type="float" office:value="1.95692E-015" calcext:value-type="float">
            <text:p>1.95692E-15</text:p>
          </table:table-cell>
          <table:table-cell office:value-type="float" office:value="1.974722E-015" calcext:value-type="float">
            <text:p>1.974722E-15</text:p>
          </table:table-cell>
          <table:table-cell office:value-type="float" office:value="9.503713E-016" calcext:value-type="float">
            <text:p>9.503713E-16</text:p>
          </table:table-cell>
          <table:table-cell office:value-type="float" office:value="1.011362E-015" calcext:value-type="float">
            <text:p>1.011362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837761E-015" calcext:value-type="float">
            <text:p>1.837761E-15</text:p>
          </table:table-cell>
          <table:table-cell office:value-type="float" office:value="9.697059E-016" calcext:value-type="float">
            <text:p>9.697059E-16</text:p>
          </table:table-cell>
          <table:table-cell office:value-type="float" office:value="4.931863E-024" calcext:value-type="float">
            <text:p>4.931863E-24</text:p>
          </table:table-cell>
          <table:table-cell office:value-type="float" office:value="1.097562E-028" calcext:value-type="float">
            <text:p>1.097562E-28</text:p>
          </table:table-cell>
          <table:table-cell office:value-type="float" office:value="1.964629E-033" calcext:value-type="float">
            <text:p>1.964629E-33</text:p>
          </table:table-cell>
          <table:table-cell office:value-type="float" office:value="1.583175E-038" calcext:value-type="float">
            <text:p>1.58317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187303" calcext:value-type="float">
            <text:p>-0.0005187303</text:p>
          </table:table-cell>
          <table:table-cell office:value-type="float" office:value="-1.00711" calcext:value-type="float">
            <text:p>-1.00711</text:p>
          </table:table-cell>
          <table:table-cell office:value-type="float" office:value="-1.93776" calcext:value-type="float">
            <text:p>-1.93776</text:p>
          </table:table-cell>
          <table:table-cell office:value-type="float" office:value="-1.88931" calcext:value-type="float">
            <text:p>-1.88931</text:p>
          </table:table-cell>
          <table:table-cell office:value-type="float" office:value="-1.956523" calcext:value-type="float">
            <text:p>-1.956523</text:p>
          </table:table-cell>
          <table:table-cell office:value-type="float" office:value="-1.905343" calcext:value-type="float">
            <text:p>-1.905343</text:p>
          </table:table-cell>
          <table:table-cell office:value-type="float" office:value="-1.623142" calcext:value-type="float">
            <text:p>-1.623142</text:p>
          </table:table-cell>
          <table:table-cell office:value-type="float" office:value="-0.5702827" calcext:value-type="float">
            <text:p>-0.5702827</text:p>
          </table:table-cell>
          <table:table-cell office:value-type="float" office:value="-0.1181383" calcext:value-type="float">
            <text:p>-0.1181383</text:p>
          </table:table-cell>
          <table:table-cell office:value-type="float" office:value="-0.03838525" calcext:value-type="float">
            <text:p>-0.03838525</text:p>
          </table:table-cell>
          <table:table-cell office:value-type="float" office:value="0" calcext:value-type="float">
            <text:p>0</text:p>
          </table:table-cell>
          <table:table-cell office:value-type="float" office:value="0.3904808" calcext:value-type="float">
            <text:p>0.390480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301313" calcext:value-type="float">
            <text:p>-0.0013013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0.001655873" calcext:value-type="float">
            <text:p>0.0016558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275.4019" calcext:value-type="float">
            <text:p>275.4019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94.463" calcext:value-type="float">
            <text:p>994.463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411821" calcext:value-type="float">
            <text:p>0.411821</text:p>
          </table:table-cell>
          <table:table-cell office:value-type="float" office:value="0.4162047" calcext:value-type="float">
            <text:p>0.4162047</text:p>
          </table:table-cell>
          <table:table-cell office:value-type="float" office:value="0.2124605" calcext:value-type="float">
            <text:p>0.2124605</text:p>
          </table:table-cell>
          <table:table-cell office:value-type="float" office:value="0.2019258" calcext:value-type="float">
            <text:p>0.2019258</text:p>
          </table:table-cell>
          <table:table-cell office:value-type="float" office:value="0.1854928" calcext:value-type="float">
            <text:p>0.1854928</text:p>
          </table:table-cell>
          <table:table-cell office:value-type="float" office:value="0.160457" calcext:value-type="float">
            <text:p>0.160457</text:p>
          </table:table-cell>
          <table:table-cell office:value-type="float" office:value="0.2121695" calcext:value-type="float">
            <text:p>0.2121695</text:p>
          </table:table-cell>
          <table:table-cell office:value-type="float" office:value="0.2579228" calcext:value-type="float">
            <text:p>0.2579228</text:p>
          </table:table-cell>
          <table:table-cell office:value-type="float" office:value="0.3011889" calcext:value-type="float">
            <text:p>0.3011889</text:p>
          </table:table-cell>
          <table:table-cell office:value-type="float" office:value="0.3463859" calcext:value-type="float">
            <text:p>0.3463859</text:p>
          </table:table-cell>
          <table:table-cell office:value-type="float" office:value="0.3715115" calcext:value-type="float">
            <text:p>0.3715115</text:p>
          </table:table-cell>
          <table:table-cell office:value-type="float" office:value="0.3945587" calcext:value-type="float">
            <text:p>0.394558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908E-015" calcext:value-type="float">
            <text:p>1.939908E-15</text:p>
          </table:table-cell>
          <table:table-cell office:value-type="float" office:value="1.956929E-015" calcext:value-type="float">
            <text:p>1.956929E-15</text:p>
          </table:table-cell>
          <table:table-cell office:value-type="float" office:value="1.973814E-015" calcext:value-type="float">
            <text:p>1.973814E-15</text:p>
          </table:table-cell>
          <table:table-cell office:value-type="float" office:value="9.504191E-016" calcext:value-type="float">
            <text:p>9.504191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92055" calcext:value-type="float">
            <text:p>-0.004992055</text:p>
          </table:table-cell>
          <table:table-cell office:value-type="float" office:value="-0.004678849" calcext:value-type="float">
            <text:p>-0.004678849</text:p>
          </table:table-cell>
          <table:table-cell office:value-type="float" office:value="-0.5062916" calcext:value-type="float">
            <text:p>-0.5062916</text:p>
          </table:table-cell>
          <table:table-cell office:value-type="float" office:value="-0.7482896" calcext:value-type="float">
            <text:p>-0.7482896</text:p>
          </table:table-cell>
          <table:table-cell office:value-type="float" office:value="-1.442001" calcext:value-type="float">
            <text:p>-1.442001</text:p>
          </table:table-cell>
          <table:table-cell office:value-type="float" office:value="-1.738651" calcext:value-type="float">
            <text:p>-1.738651</text:p>
          </table:table-cell>
          <table:table-cell office:value-type="float" office:value="-0.1709374" calcext:value-type="float">
            <text:p>-0.1709374</text:p>
          </table:table-cell>
          <table:table-cell office:value-type="float" office:value="-0.5707418" calcext:value-type="float">
            <text:p>-0.5707418</text:p>
          </table:table-cell>
          <table:table-cell office:value-type="float" office:value="-0.1206497" calcext:value-type="float">
            <text:p>-0.1206497</text:p>
          </table:table-cell>
          <table:table-cell office:value-type="float" office:value="-0.03854026" calcext:value-type="float">
            <text:p>-0.03854026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09738022" calcext:value-type="float">
            <text:p>-0.009738022</text:p>
          </table:table-cell>
          <table:table-cell office:value-type="float" office:value="-0.001943264" calcext:value-type="float">
            <text:p>-0.0019432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8621" calcext:value-type="float">
            <text:p>-2.2886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282.6729" calcext:value-type="float">
            <text:p>282.6729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87.1917" calcext:value-type="float">
            <text:p>987.1917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2941638" calcext:value-type="float">
            <text:p>0.2941638</text:p>
          </table:table-cell>
          <table:table-cell office:value-type="float" office:value="0.3054579" calcext:value-type="float">
            <text:p>0.3054579</text:p>
          </table:table-cell>
          <table:table-cell office:value-type="float" office:value="0.2056545" calcext:value-type="float">
            <text:p>0.2056545</text:p>
          </table:table-cell>
          <table:table-cell office:value-type="float" office:value="0.198231" calcext:value-type="float">
            <text:p>0.198231</text:p>
          </table:table-cell>
          <table:table-cell office:value-type="float" office:value="0.189885" calcext:value-type="float">
            <text:p>0.189885</text:p>
          </table:table-cell>
          <table:table-cell office:value-type="float" office:value="0.1622193" calcext:value-type="float">
            <text:p>0.1622193</text:p>
          </table:table-cell>
          <table:table-cell office:value-type="float" office:value="0.2034922" calcext:value-type="float">
            <text:p>0.2034922</text:p>
          </table:table-cell>
          <table:table-cell office:value-type="float" office:value="0.2576825" calcext:value-type="float">
            <text:p>0.2576825</text:p>
          </table:table-cell>
          <table:table-cell office:value-type="float" office:value="0.3003913" calcext:value-type="float">
            <text:p>0.3003913</text:p>
          </table:table-cell>
          <table:table-cell office:value-type="float" office:value="0.3461321" calcext:value-type="float">
            <text:p>0.3461321</text:p>
          </table:table-cell>
          <table:table-cell office:value-type="float" office:value="0.3714195" calcext:value-type="float">
            <text:p>0.3714195</text:p>
          </table:table-cell>
          <table:table-cell office:value-type="float" office:value="0.3943306" calcext:value-type="float">
            <text:p>0.39433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031E-015" calcext:value-type="float">
            <text:p>1.940031E-15</text:p>
          </table:table-cell>
          <table:table-cell office:value-type="float" office:value="1.956914E-015" calcext:value-type="float">
            <text:p>1.956914E-15</text:p>
          </table:table-cell>
          <table:table-cell office:value-type="float" office:value="1.973807E-015" calcext:value-type="float">
            <text:p>1.973807E-15</text:p>
          </table:table-cell>
          <table:table-cell office:value-type="float" office:value="9.504132E-016" calcext:value-type="float">
            <text:p>9.504132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73042" calcext:value-type="float">
            <text:p>-0.04073042</text:p>
          </table:table-cell>
          <table:table-cell office:value-type="float" office:value="-0.031077" calcext:value-type="float">
            <text:p>-0.031077</text:p>
          </table:table-cell>
          <table:table-cell office:value-type="float" office:value="-0.6506137" calcext:value-type="float">
            <text:p>-0.6506137</text:p>
          </table:table-cell>
          <table:table-cell office:value-type="float" office:value="-0.8628246" calcext:value-type="float">
            <text:p>-0.8628246</text:p>
          </table:table-cell>
          <table:table-cell office:value-type="float" office:value="-1.203187" calcext:value-type="float">
            <text:p>-1.203187</text:p>
          </table:table-cell>
          <table:table-cell office:value-type="float" office:value="-1.598954" calcext:value-type="float">
            <text:p>-1.598954</text:p>
          </table:table-cell>
          <table:table-cell office:value-type="float" office:value="-0.2301747" calcext:value-type="float">
            <text:p>-0.2301747</text:p>
          </table:table-cell>
          <table:table-cell office:value-type="float" office:value="-0.5754095" calcext:value-type="float">
            <text:p>-0.5754095</text:p>
          </table:table-cell>
          <table:table-cell office:value-type="float" office:value="-0.1236767" calcext:value-type="float">
            <text:p>-0.1236767</text:p>
          </table:table-cell>
          <table:table-cell office:value-type="float" office:value="-0.0388122" calcext:value-type="float">
            <text:p>-0.038812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09737999" calcext:value-type="float">
            <text:p>-0.009737999</text:p>
          </table:table-cell>
          <table:table-cell office:value-type="float" office:value="-0.00194406" calcext:value-type="float">
            <text:p>-0.001944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5252" calcext:value-type="float">
            <text:p>-2.2952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289.9749" calcext:value-type="float">
            <text:p>289.9749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79.889" calcext:value-type="float">
            <text:p>979.889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1584102" calcext:value-type="float">
            <text:p>0.1584102</text:p>
          </table:table-cell>
          <table:table-cell office:value-type="float" office:value="0.2187275" calcext:value-type="float">
            <text:p>0.2187275</text:p>
          </table:table-cell>
          <table:table-cell office:value-type="float" office:value="0.1976767" calcext:value-type="float">
            <text:p>0.1976767</text:p>
          </table:table-cell>
          <table:table-cell office:value-type="float" office:value="0.1938258" calcext:value-type="float">
            <text:p>0.1938258</text:p>
          </table:table-cell>
          <table:table-cell office:value-type="float" office:value="0.1896338" calcext:value-type="float">
            <text:p>0.1896338</text:p>
          </table:table-cell>
          <table:table-cell office:value-type="float" office:value="0.163605" calcext:value-type="float">
            <text:p>0.163605</text:p>
          </table:table-cell>
          <table:table-cell office:value-type="float" office:value="0.1936172" calcext:value-type="float">
            <text:p>0.1936172</text:p>
          </table:table-cell>
          <table:table-cell office:value-type="float" office:value="0.256963" calcext:value-type="float">
            <text:p>0.256963</text:p>
          </table:table-cell>
          <table:table-cell office:value-type="float" office:value="0.2992844" calcext:value-type="float">
            <text:p>0.2992844</text:p>
          </table:table-cell>
          <table:table-cell office:value-type="float" office:value="0.3456536" calcext:value-type="float">
            <text:p>0.3456536</text:p>
          </table:table-cell>
          <table:table-cell office:value-type="float" office:value="0.3712247" calcext:value-type="float">
            <text:p>0.3712247</text:p>
          </table:table-cell>
          <table:table-cell office:value-type="float" office:value="0.3940148" calcext:value-type="float">
            <text:p>0.394014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144E-015" calcext:value-type="float">
            <text:p>1.940144E-15</text:p>
          </table:table-cell>
          <table:table-cell office:value-type="float" office:value="1.956901E-015" calcext:value-type="float">
            <text:p>1.956901E-15</text:p>
          </table:table-cell>
          <table:table-cell office:value-type="float" office:value="1.973799E-015" calcext:value-type="float">
            <text:p>1.973799E-15</text:p>
          </table:table-cell>
          <table:table-cell office:value-type="float" office:value="9.504083E-016" calcext:value-type="float">
            <text:p>9.504083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27014" calcext:value-type="float">
            <text:p>-4.727014</text:p>
          </table:table-cell>
          <table:table-cell office:value-type="float" office:value="-0.4031951" calcext:value-type="float">
            <text:p>-0.4031951</text:p>
          </table:table-cell>
          <table:table-cell office:value-type="float" office:value="-0.8815556" calcext:value-type="float">
            <text:p>-0.8815556</text:p>
          </table:table-cell>
          <table:table-cell office:value-type="float" office:value="-1.025662" calcext:value-type="float">
            <text:p>-1.025662</text:p>
          </table:table-cell>
          <table:table-cell office:value-type="float" office:value="-1.214748" calcext:value-type="float">
            <text:p>-1.214748</text:p>
          </table:table-cell>
          <table:table-cell office:value-type="float" office:value="-1.49773" calcext:value-type="float">
            <text:p>-1.49773</text:p>
          </table:table-cell>
          <table:table-cell office:value-type="float" office:value="-0.3278871" calcext:value-type="float">
            <text:p>-0.3278871</text:p>
          </table:table-cell>
          <table:table-cell office:value-type="float" office:value="-0.5896505" calcext:value-type="float">
            <text:p>-0.5896505</text:p>
          </table:table-cell>
          <table:table-cell office:value-type="float" office:value="-0.1279968" calcext:value-type="float">
            <text:p>-0.1279968</text:p>
          </table:table-cell>
          <table:table-cell office:value-type="float" office:value="-0.03933076" calcext:value-type="float">
            <text:p>-0.03933076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09737953" calcext:value-type="float">
            <text:p>-0.009737953</text:p>
          </table:table-cell>
          <table:table-cell office:value-type="float" office:value="-0.001944778" calcext:value-type="float">
            <text:p>-0.0019447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1802" calcext:value-type="float">
            <text:p>-2.3018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296.1238" calcext:value-type="float">
            <text:p>296.1238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73.7404" calcext:value-type="float">
            <text:p>973.7404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1165313" calcext:value-type="float">
            <text:p>0.1165313</text:p>
          </table:table-cell>
          <table:table-cell office:value-type="float" office:value="0.1840345" calcext:value-type="float">
            <text:p>0.1840345</text:p>
          </table:table-cell>
          <table:table-cell office:value-type="float" office:value="0.1862488" calcext:value-type="float">
            <text:p>0.1862488</text:p>
          </table:table-cell>
          <table:table-cell office:value-type="float" office:value="0.1860893" calcext:value-type="float">
            <text:p>0.1860893</text:p>
          </table:table-cell>
          <table:table-cell office:value-type="float" office:value="0.1837586" calcext:value-type="float">
            <text:p>0.1837586</text:p>
          </table:table-cell>
          <table:table-cell office:value-type="float" office:value="0.1631145" calcext:value-type="float">
            <text:p>0.1631145</text:p>
          </table:table-cell>
          <table:table-cell office:value-type="float" office:value="0.1801941" calcext:value-type="float">
            <text:p>0.1801941</text:p>
          </table:table-cell>
          <table:table-cell office:value-type="float" office:value="0.2549175" calcext:value-type="float">
            <text:p>0.2549175</text:p>
          </table:table-cell>
          <table:table-cell office:value-type="float" office:value="0.2973831" calcext:value-type="float">
            <text:p>0.2973831</text:p>
          </table:table-cell>
          <table:table-cell office:value-type="float" office:value="0.344801" calcext:value-type="float">
            <text:p>0.344801</text:p>
          </table:table-cell>
          <table:table-cell office:value-type="float" office:value="0.3706139" calcext:value-type="float">
            <text:p>0.3706139</text:p>
          </table:table-cell>
          <table:table-cell office:value-type="float" office:value="0.3935083" calcext:value-type="float">
            <text:p>0.393508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27E-015" calcext:value-type="float">
            <text:p>1.94027E-15</text:p>
          </table:table-cell>
          <table:table-cell office:value-type="float" office:value="1.956886E-015" calcext:value-type="float">
            <text:p>1.956886E-15</text:p>
          </table:table-cell>
          <table:table-cell office:value-type="float" office:value="1.973792E-015" calcext:value-type="float">
            <text:p>1.973792E-15</text:p>
          </table:table-cell>
          <table:table-cell office:value-type="float" office:value="9.504022E-016" calcext:value-type="float">
            <text:p>9.504022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64661" calcext:value-type="float">
            <text:p>-49.64661</text:p>
          </table:table-cell>
          <table:table-cell office:value-type="float" office:value="-1.532219" calcext:value-type="float">
            <text:p>-1.532219</text:p>
          </table:table-cell>
          <table:table-cell office:value-type="float" office:value="-1.394316" calcext:value-type="float">
            <text:p>-1.394316</text:p>
          </table:table-cell>
          <table:table-cell office:value-type="float" office:value="-1.403585" calcext:value-type="float">
            <text:p>-1.403585</text:p>
          </table:table-cell>
          <table:table-cell office:value-type="float" office:value="-1.547979" calcext:value-type="float">
            <text:p>-1.547979</text:p>
          </table:table-cell>
          <table:table-cell office:value-type="float" office:value="-1.532256" calcext:value-type="float">
            <text:p>-1.532256</text:p>
          </table:table-cell>
          <table:table-cell office:value-type="float" office:value="-0.5468708" calcext:value-type="float">
            <text:p>-0.5468708</text:p>
          </table:table-cell>
          <table:table-cell office:value-type="float" office:value="-0.6323488" calcext:value-type="float">
            <text:p>-0.6323488</text:p>
          </table:table-cell>
          <table:table-cell office:value-type="float" office:value="-0.1358282" calcext:value-type="float">
            <text:p>-0.1358282</text:p>
          </table:table-cell>
          <table:table-cell office:value-type="float" office:value="-0.04027676" calcext:value-type="float">
            <text:p>-0.04027676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1029111" calcext:value-type="float">
            <text:p>-0.01029111</text:p>
          </table:table-cell>
          <table:table-cell office:value-type="float" office:value="-0.001945091" calcext:value-type="float">
            <text:p>-0.0019450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8434" calcext:value-type="float">
            <text:p>-2.3084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300.5707" calcext:value-type="float">
            <text:p>300.5707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69.2932" calcext:value-type="float">
            <text:p>969.2932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1133363" calcext:value-type="float">
            <text:p>0.1133363</text:p>
          </table:table-cell>
          <table:table-cell office:value-type="float" office:value="0.1794154" calcext:value-type="float">
            <text:p>0.1794154</text:p>
          </table:table-cell>
          <table:table-cell office:value-type="float" office:value="0.1806381" calcext:value-type="float">
            <text:p>0.1806381</text:p>
          </table:table-cell>
          <table:table-cell office:value-type="float" office:value="0.1811688" calcext:value-type="float">
            <text:p>0.1811688</text:p>
          </table:table-cell>
          <table:table-cell office:value-type="float" office:value="0.1801341" calcext:value-type="float">
            <text:p>0.1801341</text:p>
          </table:table-cell>
          <table:table-cell office:value-type="float" office:value="0.1617148" calcext:value-type="float">
            <text:p>0.1617148</text:p>
          </table:table-cell>
          <table:table-cell office:value-type="float" office:value="0.1687459" calcext:value-type="float">
            <text:p>0.1687459</text:p>
          </table:table-cell>
          <table:table-cell office:value-type="float" office:value="0.2522322" calcext:value-type="float">
            <text:p>0.2522322</text:p>
          </table:table-cell>
          <table:table-cell office:value-type="float" office:value="0.2950608" calcext:value-type="float">
            <text:p>0.2950608</text:p>
          </table:table-cell>
          <table:table-cell office:value-type="float" office:value="0.3437675" calcext:value-type="float">
            <text:p>0.3437675</text:p>
          </table:table-cell>
          <table:table-cell office:value-type="float" office:value="0.3698118" calcext:value-type="float">
            <text:p>0.3698118</text:p>
          </table:table-cell>
          <table:table-cell office:value-type="float" office:value="0.3929244" calcext:value-type="float">
            <text:p>0.392924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0395E-015" calcext:value-type="float">
            <text:p>1.940395E-15</text:p>
          </table:table-cell>
          <table:table-cell office:value-type="float" office:value="1.95687E-015" calcext:value-type="float">
            <text:p>1.95687E-15</text:p>
          </table:table-cell>
          <table:table-cell office:value-type="float" office:value="1.973786E-015" calcext:value-type="float">
            <text:p>1.973786E-15</text:p>
          </table:table-cell>
          <table:table-cell office:value-type="float" office:value="9.503957E-016" calcext:value-type="float">
            <text:p>9.503957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25902" calcext:value-type="float">
            <text:p>-65.25902</text:p>
          </table:table-cell>
          <table:table-cell office:value-type="float" office:value="-1.86482" calcext:value-type="float">
            <text:p>-1.86482</text:p>
          </table:table-cell>
          <table:table-cell office:value-type="float" office:value="-1.765317" calcext:value-type="float">
            <text:p>-1.765317</text:p>
          </table:table-cell>
          <table:table-cell office:value-type="float" office:value="-1.725671" calcext:value-type="float">
            <text:p>-1.725671</text:p>
          </table:table-cell>
          <table:table-cell office:value-type="float" office:value="-1.804909" calcext:value-type="float">
            <text:p>-1.804909</text:p>
          </table:table-cell>
          <table:table-cell office:value-type="float" office:value="-1.636676" calcext:value-type="float">
            <text:p>-1.636676</text:p>
          </table:table-cell>
          <table:table-cell office:value-type="float" office:value="-0.873867" calcext:value-type="float">
            <text:p>-0.873867</text:p>
          </table:table-cell>
          <table:table-cell office:value-type="float" office:value="-0.6937621" calcext:value-type="float">
            <text:p>-0.6937621</text:p>
          </table:table-cell>
          <table:table-cell office:value-type="float" office:value="-0.14614" calcext:value-type="float">
            <text:p>-0.14614</text:p>
          </table:table-cell>
          <table:table-cell office:value-type="float" office:value="-0.04145832" calcext:value-type="float">
            <text:p>-0.0414583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1056417" calcext:value-type="float">
            <text:p>-0.01056417</text:p>
          </table:table-cell>
          <table:table-cell office:value-type="float" office:value="-0.001945546" calcext:value-type="float">
            <text:p>-0.0019455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15496" calcext:value-type="float">
            <text:p>-2.3154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331.7054" calcext:value-type="float">
            <text:p>331.7054</text:p>
          </table:table-cell>
          <table:table-cell office:value-type="float" office:value="304.4457" calcext:value-type="float">
            <text:p>304.4457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65.4178" calcext:value-type="float">
            <text:p>965.4178</text:p>
          </table:table-cell>
          <table:table-cell office:value-type="float" office:value="136.6124" calcext:value-type="float">
            <text:p>136.6124</text:p>
          </table:table-cell>
          <table:table-cell office:value-type="float" office:value="0" calcext:value-type="float">
            <text:p>0</text:p>
          </table:table-cell>
          <table:table-cell office:value-type="float" office:value="0.1145578" calcext:value-type="float">
            <text:p>0.1145578</text:p>
          </table:table-cell>
          <table:table-cell office:value-type="float" office:value="0.1783493" calcext:value-type="float">
            <text:p>0.1783493</text:p>
          </table:table-cell>
          <table:table-cell office:value-type="float" office:value="0.1785805" calcext:value-type="float">
            <text:p>0.1785805</text:p>
          </table:table-cell>
          <table:table-cell office:value-type="float" office:value="0.1789171" calcext:value-type="float">
            <text:p>0.1789171</text:p>
          </table:table-cell>
          <table:table-cell office:value-type="float" office:value="0.1785646" calcext:value-type="float">
            <text:p>0.1785646</text:p>
          </table:table-cell>
          <table:table-cell office:value-type="float" office:value="0.1602843" calcext:value-type="float">
            <text:p>0.1602843</text:p>
          </table:table-cell>
          <table:table-cell office:value-type="float" office:value="0.1608798" calcext:value-type="float">
            <text:p>0.1608798</text:p>
          </table:table-cell>
          <table:table-cell office:value-type="float" office:value="0.2492578" calcext:value-type="float">
            <text:p>0.2492578</text:p>
          </table:table-cell>
          <table:table-cell office:value-type="float" office:value="0.292498" calcext:value-type="float">
            <text:p>0.292498</text:p>
          </table:table-cell>
          <table:table-cell office:value-type="float" office:value="0.3426235" calcext:value-type="float">
            <text:p>0.3426235</text:p>
          </table:table-cell>
          <table:table-cell office:value-type="float" office:value="0.3688565" calcext:value-type="float">
            <text:p>0.3688565</text:p>
          </table:table-cell>
          <table:table-cell office:value-type="float" office:value="0.3922218" calcext:value-type="float">
            <text:p>0.39222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522E-015" calcext:value-type="float">
            <text:p>1.940522E-15</text:p>
          </table:table-cell>
          <table:table-cell office:value-type="float" office:value="1.956854E-015" calcext:value-type="float">
            <text:p>1.956854E-15</text:p>
          </table:table-cell>
          <table:table-cell office:value-type="float" office:value="1.973778E-015" calcext:value-type="float">
            <text:p>1.973778E-15</text:p>
          </table:table-cell>
          <table:table-cell office:value-type="float" office:value="9.503903E-016" calcext:value-type="float">
            <text:p>9.503903E-16</text:p>
          </table:table-cell>
          <table:table-cell office:value-type="float" office:value="1.012724E-015" calcext:value-type="float">
            <text:p>1.01272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8E-016" calcext:value-type="float">
            <text:p>9.695278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50883" calcext:value-type="float">
            <text:p>-60.50883</text:p>
          </table:table-cell>
          <table:table-cell office:value-type="float" office:value="-1.951987" calcext:value-type="float">
            <text:p>-1.951987</text:p>
          </table:table-cell>
          <table:table-cell office:value-type="float" office:value="-1.928363" calcext:value-type="float">
            <text:p>-1.928363</text:p>
          </table:table-cell>
          <table:table-cell office:value-type="float" office:value="-1.900369" calcext:value-type="float">
            <text:p>-1.900369</text:p>
          </table:table-cell>
          <table:table-cell office:value-type="float" office:value="-1.930895" calcext:value-type="float">
            <text:p>-1.930895</text:p>
          </table:table-cell>
          <table:table-cell office:value-type="float" office:value="-1.75191" calcext:value-type="float">
            <text:p>-1.75191</text:p>
          </table:table-cell>
          <table:table-cell office:value-type="float" office:value="-1.228145" calcext:value-type="float">
            <text:p>-1.228145</text:p>
          </table:table-cell>
          <table:table-cell office:value-type="float" office:value="-0.7697796" calcext:value-type="float">
            <text:p>-0.7697796</text:p>
          </table:table-cell>
          <table:table-cell office:value-type="float" office:value="-0.1585458" calcext:value-type="float">
            <text:p>-0.1585458</text:p>
          </table:table-cell>
          <table:table-cell office:value-type="float" office:value="-0.04281254" calcext:value-type="float">
            <text:p>-0.04281254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1050797" calcext:value-type="float">
            <text:p>-0.01050797</text:p>
          </table:table-cell>
          <table:table-cell office:value-type="float" office:value="-0.001946222" calcext:value-type="float">
            <text:p>-0.0019462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2075" calcext:value-type="float">
            <text:p>-2.3220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335.0709" calcext:value-type="float">
            <text:p>335.0709</text:p>
          </table:table-cell>
          <table:table-cell office:value-type="float" office:value="308.7829" calcext:value-type="float">
            <text:p>308.7829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64.4191" calcext:value-type="float">
            <text:p>964.4191</text:p>
          </table:table-cell>
          <table:table-cell office:value-type="float" office:value="136.6393" calcext:value-type="float">
            <text:p>136.6393</text:p>
          </table:table-cell>
          <table:table-cell office:value-type="float" office:value="0" calcext:value-type="float">
            <text:p>0</text:p>
          </table:table-cell>
          <table:table-cell office:value-type="float" office:value="0.367387" calcext:value-type="float">
            <text:p>0.367387</text:p>
          </table:table-cell>
          <table:table-cell office:value-type="float" office:value="0.1763976" calcext:value-type="float">
            <text:p>0.1763976</text:p>
          </table:table-cell>
          <table:table-cell office:value-type="float" office:value="0.1763558" calcext:value-type="float">
            <text:p>0.1763558</text:p>
          </table:table-cell>
          <table:table-cell office:value-type="float" office:value="0.1766228" calcext:value-type="float">
            <text:p>0.1766228</text:p>
          </table:table-cell>
          <table:table-cell office:value-type="float" office:value="0.1764019" calcext:value-type="float">
            <text:p>0.1764019</text:p>
          </table:table-cell>
          <table:table-cell office:value-type="float" office:value="0.1584675" calcext:value-type="float">
            <text:p>0.1584675</text:p>
          </table:table-cell>
          <table:table-cell office:value-type="float" office:value="0.1550567" calcext:value-type="float">
            <text:p>0.1550567</text:p>
          </table:table-cell>
          <table:table-cell office:value-type="float" office:value="0.2459271" calcext:value-type="float">
            <text:p>0.2459271</text:p>
          </table:table-cell>
          <table:table-cell office:value-type="float" office:value="0.2896285" calcext:value-type="float">
            <text:p>0.2896285</text:p>
          </table:table-cell>
          <table:table-cell office:value-type="float" office:value="0.3412786" calcext:value-type="float">
            <text:p>0.3412786</text:p>
          </table:table-cell>
          <table:table-cell office:value-type="float" office:value="0.3675759" calcext:value-type="float">
            <text:p>0.3675759</text:p>
          </table:table-cell>
          <table:table-cell office:value-type="float" office:value="0.3915117" calcext:value-type="float">
            <text:p>0.391511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673E-015" calcext:value-type="float">
            <text:p>1.940673E-15</text:p>
          </table:table-cell>
          <table:table-cell office:value-type="float" office:value="1.956839E-015" calcext:value-type="float">
            <text:p>1.956839E-15</text:p>
          </table:table-cell>
          <table:table-cell office:value-type="float" office:value="1.973768E-015" calcext:value-type="float">
            <text:p>1.973768E-15</text:p>
          </table:table-cell>
          <table:table-cell office:value-type="float" office:value="9.503838E-016" calcext:value-type="float">
            <text:p>9.503838E-16</text:p>
          </table:table-cell>
          <table:table-cell office:value-type="float" office:value="1.012722E-015" calcext:value-type="float">
            <text:p>1.012722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02075" calcext:value-type="float">
            <text:p>-0.03702075</text:p>
          </table:table-cell>
          <table:table-cell office:value-type="float" office:value="-2.130327" calcext:value-type="float">
            <text:p>-2.130327</text:p>
          </table:table-cell>
          <table:table-cell office:value-type="float" office:value="-2.124307" calcext:value-type="float">
            <text:p>-2.124307</text:p>
          </table:table-cell>
          <table:table-cell office:value-type="float" office:value="-2.09935" calcext:value-type="float">
            <text:p>-2.09935</text:p>
          </table:table-cell>
          <table:table-cell office:value-type="float" office:value="-2.121403" calcext:value-type="float">
            <text:p>-2.121403</text:p>
          </table:table-cell>
          <table:table-cell office:value-type="float" office:value="-1.911759" calcext:value-type="float">
            <text:p>-1.911759</text:p>
          </table:table-cell>
          <table:table-cell office:value-type="float" office:value="-1.596851" calcext:value-type="float">
            <text:p>-1.596851</text:p>
          </table:table-cell>
          <table:table-cell office:value-type="float" office:value="-0.8661747" calcext:value-type="float">
            <text:p>-0.8661747</text:p>
          </table:table-cell>
          <table:table-cell office:value-type="float" office:value="-0.1738433" calcext:value-type="float">
            <text:p>-0.1738433</text:p>
          </table:table-cell>
          <table:table-cell office:value-type="float" office:value="-0.0444663" calcext:value-type="float">
            <text:p>-0.0444663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1.542395" calcext:value-type="float">
            <text:p>-1.542395</text:p>
          </table:table-cell>
          <table:table-cell office:value-type="float" office:value="-0.001764814" calcext:value-type="float">
            <text:p>-0.0017648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8006" calcext:value-type="float">
            <text:p>-2.3280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345.1674" calcext:value-type="float">
            <text:p>345.1674</text:p>
          </table:table-cell>
          <table:table-cell office:value-type="float" office:value="316.0622" calcext:value-type="float">
            <text:p>316.0622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67.1113" calcext:value-type="float">
            <text:p>967.1113</text:p>
          </table:table-cell>
          <table:table-cell office:value-type="float" office:value="136.7639" calcext:value-type="float">
            <text:p>136.7639</text:p>
          </table:table-cell>
          <table:table-cell office:value-type="float" office:value="0" calcext:value-type="float">
            <text:p>0</text:p>
          </table:table-cell>
          <table:table-cell office:value-type="float" office:value="0.2644814" calcext:value-type="float">
            <text:p>0.2644814</text:p>
          </table:table-cell>
          <table:table-cell office:value-type="float" office:value="0.2817506" calcext:value-type="float">
            <text:p>0.2817506</text:p>
          </table:table-cell>
          <table:table-cell office:value-type="float" office:value="0.1834976" calcext:value-type="float">
            <text:p>0.1834976</text:p>
          </table:table-cell>
          <table:table-cell office:value-type="float" office:value="0.1808878" calcext:value-type="float">
            <text:p>0.1808878</text:p>
          </table:table-cell>
          <table:table-cell office:value-type="float" office:value="0.1820112" calcext:value-type="float">
            <text:p>0.1820112</text:p>
          </table:table-cell>
          <table:table-cell office:value-type="float" office:value="0.1598993" calcext:value-type="float">
            <text:p>0.1598993</text:p>
          </table:table-cell>
          <table:table-cell office:value-type="float" office:value="0.1566043" calcext:value-type="float">
            <text:p>0.1566043</text:p>
          </table:table-cell>
          <table:table-cell office:value-type="float" office:value="0.2455265" calcext:value-type="float">
            <text:p>0.2455265</text:p>
          </table:table-cell>
          <table:table-cell office:value-type="float" office:value="0.2886083" calcext:value-type="float">
            <text:p>0.2886083</text:p>
          </table:table-cell>
          <table:table-cell office:value-type="float" office:value="0.3408088" calcext:value-type="float">
            <text:p>0.3408088</text:p>
          </table:table-cell>
          <table:table-cell office:value-type="float" office:value="0.3673828" calcext:value-type="float">
            <text:p>0.3673828</text:p>
          </table:table-cell>
          <table:table-cell office:value-type="float" office:value="0.3912289" calcext:value-type="float">
            <text:p>0.391228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801E-015" calcext:value-type="float">
            <text:p>1.940801E-15</text:p>
          </table:table-cell>
          <table:table-cell office:value-type="float" office:value="1.956824E-015" calcext:value-type="float">
            <text:p>1.956824E-15</text:p>
          </table:table-cell>
          <table:table-cell office:value-type="float" office:value="1.973761E-015" calcext:value-type="float">
            <text:p>1.973761E-15</text:p>
          </table:table-cell>
          <table:table-cell office:value-type="float" office:value="9.503791E-016" calcext:value-type="float">
            <text:p>9.503791E-16</text:p>
          </table:table-cell>
          <table:table-cell office:value-type="float" office:value="1.012719E-015" calcext:value-type="float">
            <text:p>1.012719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15621" calcext:value-type="float">
            <text:p>-0.09115621</text:p>
          </table:table-cell>
          <table:table-cell office:value-type="float" office:value="-0.05688412" calcext:value-type="float">
            <text:p>-0.05688412</text:p>
          </table:table-cell>
          <table:table-cell office:value-type="float" office:value="-1.567189" calcext:value-type="float">
            <text:p>-1.567189</text:p>
          </table:table-cell>
          <table:table-cell office:value-type="float" office:value="-1.748512" calcext:value-type="float">
            <text:p>-1.748512</text:p>
          </table:table-cell>
          <table:table-cell office:value-type="float" office:value="-1.668093" calcext:value-type="float">
            <text:p>-1.668093</text:p>
          </table:table-cell>
          <table:table-cell office:value-type="float" office:value="-1.785322" calcext:value-type="float">
            <text:p>-1.785322</text:p>
          </table:table-cell>
          <table:table-cell office:value-type="float" office:value="-1.489033" calcext:value-type="float">
            <text:p>-1.489033</text:p>
          </table:table-cell>
          <table:table-cell office:value-type="float" office:value="-0.8789065" calcext:value-type="float">
            <text:p>-0.8789065</text:p>
          </table:table-cell>
          <table:table-cell office:value-type="float" office:value="-0.1797619" calcext:value-type="float">
            <text:p>-0.1797619</text:p>
          </table:table-cell>
          <table:table-cell office:value-type="float" office:value="-0.0450718" calcext:value-type="float">
            <text:p>-0.0450718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9331482" calcext:value-type="float">
            <text:p>-0.09331482</text:p>
          </table:table-cell>
          <table:table-cell office:value-type="float" office:value="-0.001765635" calcext:value-type="float">
            <text:p>-0.0017656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4265" calcext:value-type="float">
            <text:p>-2.3342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345.1674" calcext:value-type="float">
            <text:p>345.1674</text:p>
          </table:table-cell>
          <table:table-cell office:value-type="float" office:value="321.8951" calcext:value-type="float">
            <text:p>321.8951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61.2777" calcext:value-type="float">
            <text:p>961.2777</text:p>
          </table:table-cell>
          <table:table-cell office:value-type="float" office:value="136.7639" calcext:value-type="float">
            <text:p>136.7639</text:p>
          </table:table-cell>
          <table:table-cell office:value-type="float" office:value="0" calcext:value-type="float">
            <text:p>0</text:p>
          </table:table-cell>
          <table:table-cell office:value-type="float" office:value="0.1314153" calcext:value-type="float">
            <text:p>0.1314153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0.1857483" calcext:value-type="float">
            <text:p>0.1857483</text:p>
          </table:table-cell>
          <table:table-cell office:value-type="float" office:value="0.1835665" calcext:value-type="float">
            <text:p>0.1835665</text:p>
          </table:table-cell>
          <table:table-cell office:value-type="float" office:value="0.184328" calcext:value-type="float">
            <text:p>0.184328</text:p>
          </table:table-cell>
          <table:table-cell office:value-type="float" office:value="0.1610236" calcext:value-type="float">
            <text:p>0.1610236</text:p>
          </table:table-cell>
          <table:table-cell office:value-type="float" office:value="0.1571713" calcext:value-type="float">
            <text:p>0.1571713</text:p>
          </table:table-cell>
          <table:table-cell office:value-type="float" office:value="0.2447425" calcext:value-type="float">
            <text:p>0.2447425</text:p>
          </table:table-cell>
          <table:table-cell office:value-type="float" office:value="0.2871455" calcext:value-type="float">
            <text:p>0.2871455</text:p>
          </table:table-cell>
          <table:table-cell office:value-type="float" office:value="0.3401473" calcext:value-type="float">
            <text:p>0.3401473</text:p>
          </table:table-cell>
          <table:table-cell office:value-type="float" office:value="0.366954" calcext:value-type="float">
            <text:p>0.366954</text:p>
          </table:table-cell>
          <table:table-cell office:value-type="float" office:value="0.3908163" calcext:value-type="float">
            <text:p>0.390816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905E-015" calcext:value-type="float">
            <text:p>1.940905E-15</text:p>
          </table:table-cell>
          <table:table-cell office:value-type="float" office:value="1.956813E-015" calcext:value-type="float">
            <text:p>1.956813E-15</text:p>
          </table:table-cell>
          <table:table-cell office:value-type="float" office:value="1.973755E-015" calcext:value-type="float">
            <text:p>1.973755E-15</text:p>
          </table:table-cell>
          <table:table-cell office:value-type="float" office:value="9.503729E-016" calcext:value-type="float">
            <text:p>9.503729E-16</text:p>
          </table:table-cell>
          <table:table-cell office:value-type="float" office:value="1.012718E-015" calcext:value-type="float">
            <text:p>1.012718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2398" calcext:value-type="float">
            <text:p>-19.92398</text:p>
          </table:table-cell>
          <table:table-cell office:value-type="float" office:value="-0.8253242" calcext:value-type="float">
            <text:p>-0.8253242</text:p>
          </table:table-cell>
          <table:table-cell office:value-type="float" office:value="-1.424038" calcext:value-type="float">
            <text:p>-1.424038</text:p>
          </table:table-cell>
          <table:table-cell office:value-type="float" office:value="-1.559727" calcext:value-type="float">
            <text:p>-1.559727</text:p>
          </table:table-cell>
          <table:table-cell office:value-type="float" office:value="-1.511204" calcext:value-type="float">
            <text:p>-1.511204</text:p>
          </table:table-cell>
          <table:table-cell office:value-type="float" office:value="-1.691451" calcext:value-type="float">
            <text:p>-1.691451</text:p>
          </table:table-cell>
          <table:table-cell office:value-type="float" office:value="-1.450622" calcext:value-type="float">
            <text:p>-1.450622</text:p>
          </table:table-cell>
          <table:table-cell office:value-type="float" office:value="-0.9038368" calcext:value-type="float">
            <text:p>-0.9038368</text:p>
          </table:table-cell>
          <table:table-cell office:value-type="float" office:value="-0.1884434" calcext:value-type="float">
            <text:p>-0.1884434</text:p>
          </table:table-cell>
          <table:table-cell office:value-type="float" office:value="-0.04591804" calcext:value-type="float">
            <text:p>-0.04591804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128722" calcext:value-type="float">
            <text:p>-0.1128722</text:p>
          </table:table-cell>
          <table:table-cell office:value-type="float" office:value="-0.001766254" calcext:value-type="float">
            <text:p>-0.0017662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0455" calcext:value-type="float">
            <text:p>-2.3404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345.1674" calcext:value-type="float">
            <text:p>345.1674</text:p>
          </table:table-cell>
          <table:table-cell office:value-type="float" office:value="325.9325" calcext:value-type="float">
            <text:p>325.9325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57.2397" calcext:value-type="float">
            <text:p>957.2397</text:p>
          </table:table-cell>
          <table:table-cell office:value-type="float" office:value="136.7639" calcext:value-type="float">
            <text:p>136.7639</text:p>
          </table:table-cell>
          <table:table-cell office:value-type="float" office:value="0" calcext:value-type="float">
            <text:p>0</text:p>
          </table:table-cell>
          <table:table-cell office:value-type="float" office:value="0.11506" calcext:value-type="float">
            <text:p>0.11506</text:p>
          </table:table-cell>
          <table:table-cell office:value-type="float" office:value="0.1806985" calcext:value-type="float">
            <text:p>0.1806985</text:p>
          </table:table-cell>
          <table:table-cell office:value-type="float" office:value="0.181288" calcext:value-type="float">
            <text:p>0.181288</text:p>
          </table:table-cell>
          <table:table-cell office:value-type="float" office:value="0.1811129" calcext:value-type="float">
            <text:p>0.1811129</text:p>
          </table:table-cell>
          <table:table-cell office:value-type="float" office:value="0.1808121" calcext:value-type="float">
            <text:p>0.1808121</text:p>
          </table:table-cell>
          <table:table-cell office:value-type="float" office:value="0.1605829" calcext:value-type="float">
            <text:p>0.1605829</text:p>
          </table:table-cell>
          <table:table-cell office:value-type="float" office:value="0.1553308" calcext:value-type="float">
            <text:p>0.1553308</text:p>
          </table:table-cell>
          <table:table-cell office:value-type="float" office:value="0.2429132" calcext:value-type="float">
            <text:p>0.2429132</text:p>
          </table:table-cell>
          <table:table-cell office:value-type="float" office:value="0.2848254" calcext:value-type="float">
            <text:p>0.2848254</text:p>
          </table:table-cell>
          <table:table-cell office:value-type="float" office:value="0.3390444" calcext:value-type="float">
            <text:p>0.3390444</text:p>
          </table:table-cell>
          <table:table-cell office:value-type="float" office:value="0.3660788" calcext:value-type="float">
            <text:p>0.3660788</text:p>
          </table:table-cell>
          <table:table-cell office:value-type="float" office:value="0.3901722" calcext:value-type="float">
            <text:p>0.39017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01E-015" calcext:value-type="float">
            <text:p>1.94101E-15</text:p>
          </table:table-cell>
          <table:table-cell office:value-type="float" office:value="1.956803E-015" calcext:value-type="float">
            <text:p>1.956803E-15</text:p>
          </table:table-cell>
          <table:table-cell office:value-type="float" office:value="1.973748E-015" calcext:value-type="float">
            <text:p>1.973748E-15</text:p>
          </table:table-cell>
          <table:table-cell office:value-type="float" office:value="9.503675E-016" calcext:value-type="float">
            <text:p>9.503675E-16</text:p>
          </table:table-cell>
          <table:table-cell office:value-type="float" office:value="1.012717E-015" calcext:value-type="float">
            <text:p>1.012717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99615" calcext:value-type="float">
            <text:p>-57.99615</text:p>
          </table:table-cell>
          <table:table-cell office:value-type="float" office:value="-1.764131" calcext:value-type="float">
            <text:p>-1.764131</text:p>
          </table:table-cell>
          <table:table-cell office:value-type="float" office:value="-1.716899" calcext:value-type="float">
            <text:p>-1.716899</text:p>
          </table:table-cell>
          <table:table-cell office:value-type="float" office:value="-1.729758" calcext:value-type="float">
            <text:p>-1.729758</text:p>
          </table:table-cell>
          <table:table-cell office:value-type="float" office:value="-1.753101" calcext:value-type="float">
            <text:p>-1.753101</text:p>
          </table:table-cell>
          <table:table-cell office:value-type="float" office:value="-1.727093" calcext:value-type="float">
            <text:p>-1.727093</text:p>
          </table:table-cell>
          <table:table-cell office:value-type="float" office:value="-1.577549" calcext:value-type="float">
            <text:p>-1.577549</text:p>
          </table:table-cell>
          <table:table-cell office:value-type="float" office:value="-0.9652626" calcext:value-type="float">
            <text:p>-0.9652626</text:p>
          </table:table-cell>
          <table:table-cell office:value-type="float" office:value="-0.2032551" calcext:value-type="float">
            <text:p>-0.2032551</text:p>
          </table:table-cell>
          <table:table-cell office:value-type="float" office:value="-0.0473772" calcext:value-type="float">
            <text:p>-0.047377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128034" calcext:value-type="float">
            <text:p>-0.1128034</text:p>
          </table:table-cell>
          <table:table-cell office:value-type="float" office:value="-0.00176683" calcext:value-type="float">
            <text:p>-0.001766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6877" calcext:value-type="float">
            <text:p>-2.3468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345.1674" calcext:value-type="float">
            <text:p>345.1674</text:p>
          </table:table-cell>
          <table:table-cell office:value-type="float" office:value="329.6551" calcext:value-type="float">
            <text:p>329.6551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53.5167" calcext:value-type="float">
            <text:p>953.5167</text:p>
          </table:table-cell>
          <table:table-cell office:value-type="float" office:value="136.7639" calcext:value-type="float">
            <text:p>136.7639</text:p>
          </table:table-cell>
          <table:table-cell office:value-type="float" office:value="0" calcext:value-type="float">
            <text:p>0</text:p>
          </table:table-cell>
          <table:table-cell office:value-type="float" office:value="0.1141473" calcext:value-type="float">
            <text:p>0.1141473</text:p>
          </table:table-cell>
          <table:table-cell office:value-type="float" office:value="0.1777882" calcext:value-type="float">
            <text:p>0.1777882</text:p>
          </table:table-cell>
          <table:table-cell office:value-type="float" office:value="0.1781284" calcext:value-type="float">
            <text:p>0.1781284</text:p>
          </table:table-cell>
          <table:table-cell office:value-type="float" office:value="0.178386" calcext:value-type="float">
            <text:p>0.178386</text:p>
          </table:table-cell>
          <table:table-cell office:value-type="float" office:value="0.1780543" calcext:value-type="float">
            <text:p>0.1780543</text:p>
          </table:table-cell>
          <table:table-cell office:value-type="float" office:value="0.1592533" calcext:value-type="float">
            <text:p>0.1592533</text:p>
          </table:table-cell>
          <table:table-cell office:value-type="float" office:value="0.1529955" calcext:value-type="float">
            <text:p>0.1529955</text:p>
          </table:table-cell>
          <table:table-cell office:value-type="float" office:value="0.2406106" calcext:value-type="float">
            <text:p>0.2406106</text:p>
          </table:table-cell>
          <table:table-cell office:value-type="float" office:value="0.2820761" calcext:value-type="float">
            <text:p>0.2820761</text:p>
          </table:table-cell>
          <table:table-cell office:value-type="float" office:value="0.3377591" calcext:value-type="float">
            <text:p>0.3377591</text:p>
          </table:table-cell>
          <table:table-cell office:value-type="float" office:value="0.3650123" calcext:value-type="float">
            <text:p>0.3650123</text:p>
          </table:table-cell>
          <table:table-cell office:value-type="float" office:value="0.3894139" calcext:value-type="float">
            <text:p>0.38941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126E-015" calcext:value-type="float">
            <text:p>1.941126E-15</text:p>
          </table:table-cell>
          <table:table-cell office:value-type="float" office:value="1.95679E-015" calcext:value-type="float">
            <text:p>1.95679E-15</text:p>
          </table:table-cell>
          <table:table-cell office:value-type="float" office:value="1.973741E-015" calcext:value-type="float">
            <text:p>1.973741E-15</text:p>
          </table:table-cell>
          <table:table-cell office:value-type="float" office:value="9.503634E-016" calcext:value-type="float">
            <text:p>9.503634E-16</text:p>
          </table:table-cell>
          <table:table-cell office:value-type="float" office:value="1.012714E-015" calcext:value-type="float">
            <text:p>1.01271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8E-016" calcext:value-type="float">
            <text:p>9.695278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6881" calcext:value-type="float">
            <text:p>-61.56881</text:p>
          </table:table-cell>
          <table:table-cell office:value-type="float" office:value="-2.000404" calcext:value-type="float">
            <text:p>-2.000404</text:p>
          </table:table-cell>
          <table:table-cell office:value-type="float" office:value="-1.966339" calcext:value-type="float">
            <text:p>-1.966339</text:p>
          </table:table-cell>
          <table:table-cell office:value-type="float" office:value="-1.944364" calcext:value-type="float">
            <text:p>-1.944364</text:p>
          </table:table-cell>
          <table:table-cell office:value-type="float" office:value="-1.973873" calcext:value-type="float">
            <text:p>-1.973873</text:p>
          </table:table-cell>
          <table:table-cell office:value-type="float" office:value="-1.840608" calcext:value-type="float">
            <text:p>-1.840608</text:p>
          </table:table-cell>
          <table:table-cell office:value-type="float" office:value="-1.757414" calcext:value-type="float">
            <text:p>-1.757414</text:p>
          </table:table-cell>
          <table:table-cell office:value-type="float" office:value="-1.049328" calcext:value-type="float">
            <text:p>-1.049328</text:p>
          </table:table-cell>
          <table:table-cell office:value-type="float" office:value="-0.2225299" calcext:value-type="float">
            <text:p>-0.2225299</text:p>
          </table:table-cell>
          <table:table-cell office:value-type="float" office:value="-0.04914381" calcext:value-type="float">
            <text:p>-0.04914381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127095" calcext:value-type="float">
            <text:p>-0.1127095</text:p>
          </table:table-cell>
          <table:table-cell office:value-type="float" office:value="-0.001767448" calcext:value-type="float">
            <text:p>-0.0017674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3817" calcext:value-type="float">
            <text:p>-2.3538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346.247" calcext:value-type="float">
            <text:p>346.247</text:p>
          </table:table-cell>
          <table:table-cell office:value-type="float" office:value="333.2874" calcext:value-type="float">
            <text:p>333.2874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50.9598" calcext:value-type="float">
            <text:p>950.9598</text:p>
          </table:table-cell>
          <table:table-cell office:value-type="float" office:value="136.7673" calcext:value-type="float">
            <text:p>136.7673</text:p>
          </table:table-cell>
          <table:table-cell office:value-type="float" office:value="0" calcext:value-type="float">
            <text:p>0</text:p>
          </table:table-cell>
          <table:table-cell office:value-type="float" office:value="0.1436153" calcext:value-type="float">
            <text:p>0.1436153</text:p>
          </table:table-cell>
          <table:table-cell office:value-type="float" office:value="0.1768309" calcext:value-type="float">
            <text:p>0.1768309</text:p>
          </table:table-cell>
          <table:table-cell office:value-type="float" office:value="0.1767661" calcext:value-type="float">
            <text:p>0.1767661</text:p>
          </table:table-cell>
          <table:table-cell office:value-type="float" office:value="0.1769399" calcext:value-type="float">
            <text:p>0.1769399</text:p>
          </table:table-cell>
          <table:table-cell office:value-type="float" office:value="0.1768111" calcext:value-type="float">
            <text:p>0.1768111</text:p>
          </table:table-cell>
          <table:table-cell office:value-type="float" office:value="0.1580531" calcext:value-type="float">
            <text:p>0.1580531</text:p>
          </table:table-cell>
          <table:table-cell office:value-type="float" office:value="0.1512596" calcext:value-type="float">
            <text:p>0.1512596</text:p>
          </table:table-cell>
          <table:table-cell office:value-type="float" office:value="0.238271" calcext:value-type="float">
            <text:p>0.238271</text:p>
          </table:table-cell>
          <table:table-cell office:value-type="float" office:value="0.2791579" calcext:value-type="float">
            <text:p>0.2791579</text:p>
          </table:table-cell>
          <table:table-cell office:value-type="float" office:value="0.3363285" calcext:value-type="float">
            <text:p>0.3363285</text:p>
          </table:table-cell>
          <table:table-cell office:value-type="float" office:value="0.3638789" calcext:value-type="float">
            <text:p>0.3638789</text:p>
          </table:table-cell>
          <table:table-cell office:value-type="float" office:value="0.388657" calcext:value-type="float">
            <text:p>0.3886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26E-015" calcext:value-type="float">
            <text:p>1.94126E-15</text:p>
          </table:table-cell>
          <table:table-cell office:value-type="float" office:value="1.956776E-015" calcext:value-type="float">
            <text:p>1.956776E-15</text:p>
          </table:table-cell>
          <table:table-cell office:value-type="float" office:value="1.973732E-015" calcext:value-type="float">
            <text:p>1.973732E-15</text:p>
          </table:table-cell>
          <table:table-cell office:value-type="float" office:value="9.503614E-016" calcext:value-type="float">
            <text:p>9.503614E-16</text:p>
          </table:table-cell>
          <table:table-cell office:value-type="float" office:value="1.012707E-015" calcext:value-type="float">
            <text:p>1.012707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6074" calcext:value-type="float">
            <text:p>-21.56074</text:p>
          </table:table-cell>
          <table:table-cell office:value-type="float" office:value="-2.084373" calcext:value-type="float">
            <text:p>-2.084373</text:p>
          </table:table-cell>
          <table:table-cell office:value-type="float" office:value="-2.086433" calcext:value-type="float">
            <text:p>-2.086433</text:p>
          </table:table-cell>
          <table:table-cell office:value-type="float" office:value="-2.070414" calcext:value-type="float">
            <text:p>-2.070414</text:p>
          </table:table-cell>
          <table:table-cell office:value-type="float" office:value="-2.083609" calcext:value-type="float">
            <text:p>-2.083609</text:p>
          </table:table-cell>
          <table:table-cell office:value-type="float" office:value="-1.950484" calcext:value-type="float">
            <text:p>-1.950484</text:p>
          </table:table-cell>
          <table:table-cell office:value-type="float" office:value="-1.906275" calcext:value-type="float">
            <text:p>-1.906275</text:p>
          </table:table-cell>
          <table:table-cell office:value-type="float" office:value="-1.143184" calcext:value-type="float">
            <text:p>-1.143184</text:p>
          </table:table-cell>
          <table:table-cell office:value-type="float" office:value="-0.2452376" calcext:value-type="float">
            <text:p>-0.2452376</text:p>
          </table:table-cell>
          <table:table-cell office:value-type="float" office:value="-0.05119642" calcext:value-type="float">
            <text:p>-0.0511964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194007" calcext:value-type="float">
            <text:p>-0.1194007</text:p>
          </table:table-cell>
          <table:table-cell office:value-type="float" office:value="-0.001764693" calcext:value-type="float">
            <text:p>-0.00176469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1364" calcext:value-type="float">
            <text:p>-2.3613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349.4857" calcext:value-type="float">
            <text:p>349.4857</text:p>
          </table:table-cell>
          <table:table-cell office:value-type="float" office:value="339.2878" calcext:value-type="float">
            <text:p>339.2878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48.1696" calcext:value-type="float">
            <text:p>948.1696</text:p>
          </table:table-cell>
          <table:table-cell office:value-type="float" office:value="136.7951" calcext:value-type="float">
            <text:p>136.7951</text:p>
          </table:table-cell>
          <table:table-cell office:value-type="float" office:value="0" calcext:value-type="float">
            <text:p>0</text:p>
          </table:table-cell>
          <table:table-cell office:value-type="float" office:value="0.1839636" calcext:value-type="float">
            <text:p>0.1839636</text:p>
          </table:table-cell>
          <table:table-cell office:value-type="float" office:value="0.1786673" calcext:value-type="float">
            <text:p>0.1786673</text:p>
          </table:table-cell>
          <table:table-cell office:value-type="float" office:value="0.1773636" calcext:value-type="float">
            <text:p>0.1773636</text:p>
          </table:table-cell>
          <table:table-cell office:value-type="float" office:value="0.1773458" calcext:value-type="float">
            <text:p>0.1773458</text:p>
          </table:table-cell>
          <table:table-cell office:value-type="float" office:value="0.1774264" calcext:value-type="float">
            <text:p>0.1774264</text:p>
          </table:table-cell>
          <table:table-cell office:value-type="float" office:value="0.1578258" calcext:value-type="float">
            <text:p>0.1578258</text:p>
          </table:table-cell>
          <table:table-cell office:value-type="float" office:value="0.1509584" calcext:value-type="float">
            <text:p>0.1509584</text:p>
          </table:table-cell>
          <table:table-cell office:value-type="float" office:value="0.2367134" calcext:value-type="float">
            <text:p>0.2367134</text:p>
          </table:table-cell>
          <table:table-cell office:value-type="float" office:value="0.2766261" calcext:value-type="float">
            <text:p>0.2766261</text:p>
          </table:table-cell>
          <table:table-cell office:value-type="float" office:value="0.3350356" calcext:value-type="float">
            <text:p>0.3350356</text:p>
          </table:table-cell>
          <table:table-cell office:value-type="float" office:value="0.3628515" calcext:value-type="float">
            <text:p>0.3628515</text:p>
          </table:table-cell>
          <table:table-cell office:value-type="float" office:value="0.3881109" calcext:value-type="float">
            <text:p>0.388110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383E-015" calcext:value-type="float">
            <text:p>1.941383E-15</text:p>
          </table:table-cell>
          <table:table-cell office:value-type="float" office:value="1.95676E-015" calcext:value-type="float">
            <text:p>1.95676E-15</text:p>
          </table:table-cell>
          <table:table-cell office:value-type="float" office:value="1.973725E-015" calcext:value-type="float">
            <text:p>1.973725E-15</text:p>
          </table:table-cell>
          <table:table-cell office:value-type="float" office:value="9.503601E-016" calcext:value-type="float">
            <text:p>9.503601E-16</text:p>
          </table:table-cell>
          <table:table-cell office:value-type="float" office:value="1.0127E-015" calcext:value-type="float">
            <text:p>1.0127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392" calcext:value-type="float">
            <text:p>-1.46392</text:p>
          </table:table-cell>
          <table:table-cell office:value-type="float" office:value="-1.926096" calcext:value-type="float">
            <text:p>-1.926096</text:p>
          </table:table-cell>
          <table:table-cell office:value-type="float" office:value="-2.03295" calcext:value-type="float">
            <text:p>-2.03295</text:p>
          </table:table-cell>
          <table:table-cell office:value-type="float" office:value="-2.03427" calcext:value-type="float">
            <text:p>-2.03427</text:p>
          </table:table-cell>
          <table:table-cell office:value-type="float" office:value="-2.0285" calcext:value-type="float">
            <text:p>-2.0285</text:p>
          </table:table-cell>
          <table:table-cell office:value-type="float" office:value="-1.972195" calcext:value-type="float">
            <text:p>-1.972195</text:p>
          </table:table-cell>
          <table:table-cell office:value-type="float" office:value="-1.933492" calcext:value-type="float">
            <text:p>-1.933492</text:p>
          </table:table-cell>
          <table:table-cell office:value-type="float" office:value="-1.210877" calcext:value-type="float">
            <text:p>-1.210877</text:p>
          </table:table-cell>
          <table:table-cell office:value-type="float" office:value="-0.2670452" calcext:value-type="float">
            <text:p>-0.2670452</text:p>
          </table:table-cell>
          <table:table-cell office:value-type="float" office:value="-0.05313532" calcext:value-type="float">
            <text:p>-0.0531353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202102" calcext:value-type="float">
            <text:p>-0.1202102</text:p>
          </table:table-cell>
          <table:table-cell office:value-type="float" office:value="-0.001764941" calcext:value-type="float">
            <text:p>-0.00176494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9306" calcext:value-type="float">
            <text:p>-2.3693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349.4857" calcext:value-type="float">
            <text:p>349.4857</text:p>
          </table:table-cell>
          <table:table-cell office:value-type="float" office:value="343.3992" calcext:value-type="float">
            <text:p>343.3992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44.0578" calcext:value-type="float">
            <text:p>944.0578</text:p>
          </table:table-cell>
          <table:table-cell office:value-type="float" office:value="136.7951" calcext:value-type="float">
            <text:p>136.7951</text:p>
          </table:table-cell>
          <table:table-cell office:value-type="float" office:value="0" calcext:value-type="float">
            <text:p>0</text:p>
          </table:table-cell>
          <table:table-cell office:value-type="float" office:value="0.1147165" calcext:value-type="float">
            <text:p>0.1147165</text:p>
          </table:table-cell>
          <table:table-cell office:value-type="float" office:value="0.1764902" calcext:value-type="float">
            <text:p>0.1764902</text:p>
          </table:table-cell>
          <table:table-cell office:value-type="float" office:value="0.1763552" calcext:value-type="float">
            <text:p>0.1763552</text:p>
          </table:table-cell>
          <table:table-cell office:value-type="float" office:value="0.1764401" calcext:value-type="float">
            <text:p>0.1764401</text:p>
          </table:table-cell>
          <table:table-cell office:value-type="float" office:value="0.1763988" calcext:value-type="float">
            <text:p>0.1763988</text:p>
          </table:table-cell>
          <table:table-cell office:value-type="float" office:value="0.1571163" calcext:value-type="float">
            <text:p>0.1571163</text:p>
          </table:table-cell>
          <table:table-cell office:value-type="float" office:value="0.1500659" calcext:value-type="float">
            <text:p>0.1500659</text:p>
          </table:table-cell>
          <table:table-cell office:value-type="float" office:value="0.2347486" calcext:value-type="float">
            <text:p>0.2347486</text:p>
          </table:table-cell>
          <table:table-cell office:value-type="float" office:value="0.2736977" calcext:value-type="float">
            <text:p>0.2736977</text:p>
          </table:table-cell>
          <table:table-cell office:value-type="float" office:value="0.3335461" calcext:value-type="float">
            <text:p>0.3335461</text:p>
          </table:table-cell>
          <table:table-cell office:value-type="float" office:value="0.3615968" calcext:value-type="float">
            <text:p>0.3615968</text:p>
          </table:table-cell>
          <table:table-cell office:value-type="float" office:value="0.38726" calcext:value-type="float">
            <text:p>0.387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509E-015" calcext:value-type="float">
            <text:p>1.941509E-15</text:p>
          </table:table-cell>
          <table:table-cell office:value-type="float" office:value="1.956746E-015" calcext:value-type="float">
            <text:p>1.956746E-15</text:p>
          </table:table-cell>
          <table:table-cell office:value-type="float" office:value="1.973718E-015" calcext:value-type="float">
            <text:p>1.973718E-15</text:p>
          </table:table-cell>
          <table:table-cell office:value-type="float" office:value="9.503574E-016" calcext:value-type="float">
            <text:p>9.503574E-16</text:p>
          </table:table-cell>
          <table:table-cell office:value-type="float" office:value="1.012693E-015" calcext:value-type="float">
            <text:p>1.012693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46264" calcext:value-type="float">
            <text:p>-58.46264</text:p>
          </table:table-cell>
          <table:table-cell office:value-type="float" office:value="-2.116331" calcext:value-type="float">
            <text:p>-2.116331</text:p>
          </table:table-cell>
          <table:table-cell office:value-type="float" office:value="-2.124133" calcext:value-type="float">
            <text:p>-2.124133</text:p>
          </table:table-cell>
          <table:table-cell office:value-type="float" office:value="-2.116036" calcext:value-type="float">
            <text:p>-2.116036</text:p>
          </table:table-cell>
          <table:table-cell office:value-type="float" office:value="-2.121342" calcext:value-type="float">
            <text:p>-2.121342</text:p>
          </table:table-cell>
          <table:table-cell office:value-type="float" office:value="-2.041413" calcext:value-type="float">
            <text:p>-2.041413</text:p>
          </table:table-cell>
          <table:table-cell office:value-type="float" office:value="-2.016913" calcext:value-type="float">
            <text:p>-2.016913</text:p>
          </table:table-cell>
          <table:table-cell office:value-type="float" office:value="-1.302679" calcext:value-type="float">
            <text:p>-1.302679</text:p>
          </table:table-cell>
          <table:table-cell office:value-type="float" office:value="-0.2949539" calcext:value-type="float">
            <text:p>-0.2949539</text:p>
          </table:table-cell>
          <table:table-cell office:value-type="float" office:value="-0.05546815" calcext:value-type="float">
            <text:p>-0.05546815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615084" calcext:value-type="float">
            <text:p>-0.1615084</text:p>
          </table:table-cell>
          <table:table-cell office:value-type="float" office:value="-0.00174623" calcext:value-type="float">
            <text:p>-0.001746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6028" calcext:value-type="float">
            <text:p>-2.3760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349.4857" calcext:value-type="float">
            <text:p>349.4857</text:p>
          </table:table-cell>
          <table:table-cell office:value-type="float" office:value="346.5574" calcext:value-type="float">
            <text:p>346.5574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40.899" calcext:value-type="float">
            <text:p>940.899</text:p>
          </table:table-cell>
          <table:table-cell office:value-type="float" office:value="136.7951" calcext:value-type="float">
            <text:p>136.7951</text:p>
          </table:table-cell>
          <table:table-cell office:value-type="float" office:value="0" calcext:value-type="float">
            <text:p>0</text:p>
          </table:table-cell>
          <table:table-cell office:value-type="float" office:value="0.1145528" calcext:value-type="float">
            <text:p>0.1145528</text:p>
          </table:table-cell>
          <table:table-cell office:value-type="float" office:value="0.1764615" calcext:value-type="float">
            <text:p>0.1764615</text:p>
          </table:table-cell>
          <table:table-cell office:value-type="float" office:value="0.1761588" calcext:value-type="float">
            <text:p>0.1761588</text:p>
          </table:table-cell>
          <table:table-cell office:value-type="float" office:value="0.1761907" calcext:value-type="float">
            <text:p>0.1761907</text:p>
          </table:table-cell>
          <table:table-cell office:value-type="float" office:value="0.176229" calcext:value-type="float">
            <text:p>0.176229</text:p>
          </table:table-cell>
          <table:table-cell office:value-type="float" office:value="0.1566821" calcext:value-type="float">
            <text:p>0.1566821</text:p>
          </table:table-cell>
          <table:table-cell office:value-type="float" office:value="0.1495796" calcext:value-type="float">
            <text:p>0.1495796</text:p>
          </table:table-cell>
          <table:table-cell office:value-type="float" office:value="0.232991" calcext:value-type="float">
            <text:p>0.232991</text:p>
          </table:table-cell>
          <table:table-cell office:value-type="float" office:value="0.2707457" calcext:value-type="float">
            <text:p>0.2707457</text:p>
          </table:table-cell>
          <table:table-cell office:value-type="float" office:value="0.3320009" calcext:value-type="float">
            <text:p>0.3320009</text:p>
          </table:table-cell>
          <table:table-cell office:value-type="float" office:value="0.3603762" calcext:value-type="float">
            <text:p>0.3603762</text:p>
          </table:table-cell>
          <table:table-cell office:value-type="float" office:value="0.386299" calcext:value-type="float">
            <text:p>0.3862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648E-015" calcext:value-type="float">
            <text:p>1.941648E-15</text:p>
          </table:table-cell>
          <table:table-cell office:value-type="float" office:value="1.956733E-015" calcext:value-type="float">
            <text:p>1.956733E-15</text:p>
          </table:table-cell>
          <table:table-cell office:value-type="float" office:value="1.973707E-015" calcext:value-type="float">
            <text:p>1.973707E-15</text:p>
          </table:table-cell>
          <table:table-cell office:value-type="float" office:value="9.503594E-016" calcext:value-type="float">
            <text:p>9.503594E-16</text:p>
          </table:table-cell>
          <table:table-cell office:value-type="float" office:value="1.012679E-015" calcext:value-type="float">
            <text:p>1.012679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8E-016" calcext:value-type="float">
            <text:p>9.695278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49068" calcext:value-type="float">
            <text:p>-59.49068</text:p>
          </table:table-cell>
          <table:table-cell office:value-type="float" office:value="-2.118859" calcext:value-type="float">
            <text:p>-2.118859</text:p>
          </table:table-cell>
          <table:table-cell office:value-type="float" office:value="-2.142491" calcext:value-type="float">
            <text:p>-2.142491</text:p>
          </table:table-cell>
          <table:table-cell office:value-type="float" office:value="-2.139272" calcext:value-type="float">
            <text:p>-2.139272</text:p>
          </table:table-cell>
          <table:table-cell office:value-type="float" office:value="-2.137145" calcext:value-type="float">
            <text:p>-2.137145</text:p>
          </table:table-cell>
          <table:table-cell office:value-type="float" office:value="-2.085187" calcext:value-type="float">
            <text:p>-2.085187</text:p>
          </table:table-cell>
          <table:table-cell office:value-type="float" office:value="-2.064039" calcext:value-type="float">
            <text:p>-2.064039</text:p>
          </table:table-cell>
          <table:table-cell office:value-type="float" office:value="-1.391423" calcext:value-type="float">
            <text:p>-1.391423</text:p>
          </table:table-cell>
          <table:table-cell office:value-type="float" office:value="-0.326418" calcext:value-type="float">
            <text:p>-0.326418</text:p>
          </table:table-cell>
          <table:table-cell office:value-type="float" office:value="-0.05800872" calcext:value-type="float">
            <text:p>-0.05800872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1723632" calcext:value-type="float">
            <text:p>-0.1723632</text:p>
          </table:table-cell>
          <table:table-cell office:value-type="float" office:value="-0.001742276" calcext:value-type="float">
            <text:p>-0.0017422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2456" calcext:value-type="float">
            <text:p>-2.3824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349.4857" calcext:value-type="float">
            <text:p>349.4857</text:p>
          </table:table-cell>
          <table:table-cell office:value-type="float" office:value="349.8732" calcext:value-type="float">
            <text:p>349.8732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37.5831" calcext:value-type="float">
            <text:p>937.5831</text:p>
          </table:table-cell>
          <table:table-cell office:value-type="float" office:value="136.7951" calcext:value-type="float">
            <text:p>136.7951</text:p>
          </table:table-cell>
          <table:table-cell office:value-type="float" office:value="0" calcext:value-type="float">
            <text:p>0</text:p>
          </table:table-cell>
          <table:table-cell office:value-type="float" office:value="0.1137039" calcext:value-type="float">
            <text:p>0.1137039</text:p>
          </table:table-cell>
          <table:table-cell office:value-type="float" office:value="0.1758568" calcext:value-type="float">
            <text:p>0.1758568</text:p>
          </table:table-cell>
          <table:table-cell office:value-type="float" office:value="0.1755868" calcext:value-type="float">
            <text:p>0.1755868</text:p>
          </table:table-cell>
          <table:table-cell office:value-type="float" office:value="0.1756402" calcext:value-type="float">
            <text:p>0.1756402</text:p>
          </table:table-cell>
          <table:table-cell office:value-type="float" office:value="0.1756455" calcext:value-type="float">
            <text:p>0.1756455</text:p>
          </table:table-cell>
          <table:table-cell office:value-type="float" office:value="0.1561828" calcext:value-type="float">
            <text:p>0.1561828</text:p>
          </table:table-cell>
          <table:table-cell office:value-type="float" office:value="0.1490221" calcext:value-type="float">
            <text:p>0.1490221</text:p>
          </table:table-cell>
          <table:table-cell office:value-type="float" office:value="0.2313181" calcext:value-type="float">
            <text:p>0.2313181</text:p>
          </table:table-cell>
          <table:table-cell office:value-type="float" office:value="0.267757" calcext:value-type="float">
            <text:p>0.267757</text:p>
          </table:table-cell>
          <table:table-cell office:value-type="float" office:value="0.3303783" calcext:value-type="float">
            <text:p>0.3303783</text:p>
          </table:table-cell>
          <table:table-cell office:value-type="float" office:value="0.3591395" calcext:value-type="float">
            <text:p>0.3591395</text:p>
          </table:table-cell>
          <table:table-cell office:value-type="float" office:value="0.3853731" calcext:value-type="float">
            <text:p>0.38537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796E-015" calcext:value-type="float">
            <text:p>1.941796E-15</text:p>
          </table:table-cell>
          <table:table-cell office:value-type="float" office:value="1.95672E-015" calcext:value-type="float">
            <text:p>1.95672E-15</text:p>
          </table:table-cell>
          <table:table-cell office:value-type="float" office:value="1.973693E-015" calcext:value-type="float">
            <text:p>1.973693E-15</text:p>
          </table:table-cell>
          <table:table-cell office:value-type="float" office:value="9.503627E-016" calcext:value-type="float">
            <text:p>9.503627E-16</text:p>
          </table:table-cell>
          <table:table-cell office:value-type="float" office:value="1.012664E-015" calcext:value-type="float">
            <text:p>1.01266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46726" calcext:value-type="float">
            <text:p>-63.46726</text:p>
          </table:table-cell>
          <table:table-cell office:value-type="float" office:value="-2.176289" calcext:value-type="float">
            <text:p>-2.176289</text:p>
          </table:table-cell>
          <table:table-cell office:value-type="float" office:value="-2.19688" calcext:value-type="float">
            <text:p>-2.19688</text:p>
          </table:table-cell>
          <table:table-cell office:value-type="float" office:value="-2.191484" calcext:value-type="float">
            <text:p>-2.191484</text:p>
          </table:table-cell>
          <table:table-cell office:value-type="float" office:value="-2.192506" calcext:value-type="float">
            <text:p>-2.192506</text:p>
          </table:table-cell>
          <table:table-cell office:value-type="float" office:value="-2.136806" calcext:value-type="float">
            <text:p>-2.136806</text:p>
          </table:table-cell>
          <table:table-cell office:value-type="float" office:value="-2.119692" calcext:value-type="float">
            <text:p>-2.119692</text:p>
          </table:table-cell>
          <table:table-cell office:value-type="float" office:value="-1.482187" calcext:value-type="float">
            <text:p>-1.482187</text:p>
          </table:table-cell>
          <table:table-cell office:value-type="float" office:value="-0.3620979" calcext:value-type="float">
            <text:p>-0.3620979</text:p>
          </table:table-cell>
          <table:table-cell office:value-type="float" office:value="-0.06081545" calcext:value-type="float">
            <text:p>-0.06081545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5597904" calcext:value-type="float">
            <text:p>-0.5597904</text:p>
          </table:table-cell>
          <table:table-cell office:value-type="float" office:value="-0.001652137" calcext:value-type="float">
            <text:p>-0.00165213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9555" calcext:value-type="float">
            <text:p>-2.3895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349.4857" calcext:value-type="float">
            <text:p>349.4857</text:p>
          </table:table-cell>
          <table:table-cell office:value-type="float" office:value="353.2688" calcext:value-type="float">
            <text:p>353.2688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34.1878" calcext:value-type="float">
            <text:p>934.1878</text:p>
          </table:table-cell>
          <table:table-cell office:value-type="float" office:value="136.7951" calcext:value-type="float">
            <text:p>136.7951</text:p>
          </table:table-cell>
          <table:table-cell office:value-type="float" office:value="0" calcext:value-type="float">
            <text:p>0</text:p>
          </table:table-cell>
          <table:table-cell office:value-type="float" office:value="0.1133416" calcext:value-type="float">
            <text:p>0.1133416</text:p>
          </table:table-cell>
          <table:table-cell office:value-type="float" office:value="0.1752874" calcext:value-type="float">
            <text:p>0.1752874</text:p>
          </table:table-cell>
          <table:table-cell office:value-type="float" office:value="0.1749942" calcext:value-type="float">
            <text:p>0.1749942</text:p>
          </table:table-cell>
          <table:table-cell office:value-type="float" office:value="0.1750484" calcext:value-type="float">
            <text:p>0.1750484</text:p>
          </table:table-cell>
          <table:table-cell office:value-type="float" office:value="0.1750448" calcext:value-type="float">
            <text:p>0.1750448</text:p>
          </table:table-cell>
          <table:table-cell office:value-type="float" office:value="0.1556487" calcext:value-type="float">
            <text:p>0.1556487</text:p>
          </table:table-cell>
          <table:table-cell office:value-type="float" office:value="0.1484362" calcext:value-type="float">
            <text:p>0.1484362</text:p>
          </table:table-cell>
          <table:table-cell office:value-type="float" office:value="0.2297155" calcext:value-type="float">
            <text:p>0.2297155</text:p>
          </table:table-cell>
          <table:table-cell office:value-type="float" office:value="0.2647178" calcext:value-type="float">
            <text:p>0.2647178</text:p>
          </table:table-cell>
          <table:table-cell office:value-type="float" office:value="0.3286936" calcext:value-type="float">
            <text:p>0.3286936</text:p>
          </table:table-cell>
          <table:table-cell office:value-type="float" office:value="0.3577121" calcext:value-type="float">
            <text:p>0.3577121</text:p>
          </table:table-cell>
          <table:table-cell office:value-type="float" office:value="0.3845457" calcext:value-type="float">
            <text:p>0.38454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96E-015" calcext:value-type="float">
            <text:p>1.94196E-15</text:p>
          </table:table-cell>
          <table:table-cell office:value-type="float" office:value="1.956707E-015" calcext:value-type="float">
            <text:p>1.956707E-15</text:p>
          </table:table-cell>
          <table:table-cell office:value-type="float" office:value="1.973677E-015" calcext:value-type="float">
            <text:p>1.973677E-15</text:p>
          </table:table-cell>
          <table:table-cell office:value-type="float" office:value="9.503679E-016" calcext:value-type="float">
            <text:p>9.503679E-16</text:p>
          </table:table-cell>
          <table:table-cell office:value-type="float" office:value="1.012646E-015" calcext:value-type="float">
            <text:p>1.012646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1344" calcext:value-type="float">
            <text:p>-64.51344</text:p>
          </table:table-cell>
          <table:table-cell office:value-type="float" office:value="-2.231474" calcext:value-type="float">
            <text:p>-2.231474</text:p>
          </table:table-cell>
          <table:table-cell office:value-type="float" office:value="-2.254896" calcext:value-type="float">
            <text:p>-2.254896</text:p>
          </table:table-cell>
          <table:table-cell office:value-type="float" office:value="-2.249247" calcext:value-type="float">
            <text:p>-2.249247</text:p>
          </table:table-cell>
          <table:table-cell office:value-type="float" office:value="-2.251213" calcext:value-type="float">
            <text:p>-2.251213</text:p>
          </table:table-cell>
          <table:table-cell office:value-type="float" office:value="-2.19363" calcext:value-type="float">
            <text:p>-2.19363</text:p>
          </table:table-cell>
          <table:table-cell office:value-type="float" office:value="-2.180042" calcext:value-type="float">
            <text:p>-2.180042</text:p>
          </table:table-cell>
          <table:table-cell office:value-type="float" office:value="-1.575343" calcext:value-type="float">
            <text:p>-1.575343</text:p>
          </table:table-cell>
          <table:table-cell office:value-type="float" office:value="-0.402863" calcext:value-type="float">
            <text:p>-0.402863</text:p>
          </table:table-cell>
          <table:table-cell office:value-type="float" office:value="-0.06388995" calcext:value-type="float">
            <text:p>-0.06388995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2.866387" calcext:value-type="float">
            <text:p>-2.866387</text:p>
          </table:table-cell>
          <table:table-cell office:value-type="float" office:value="-0.001491006" calcext:value-type="float">
            <text:p>-0.0014910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7232" calcext:value-type="float">
            <text:p>-2.3972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349.8032" calcext:value-type="float">
            <text:p>349.8032</text:p>
          </table:table-cell>
          <table:table-cell office:value-type="float" office:value="356.6642" calcext:value-type="float">
            <text:p>356.6642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31.6988" calcext:value-type="float">
            <text:p>931.6988</text:p>
          </table:table-cell>
          <table:table-cell office:value-type="float" office:value="136.2058" calcext:value-type="float">
            <text:p>136.2058</text:p>
          </table:table-cell>
          <table:table-cell office:value-type="float" office:value="0" calcext:value-type="float">
            <text:p>0</text:p>
          </table:table-cell>
          <table:table-cell office:value-type="float" office:value="0.1158747" calcext:value-type="float">
            <text:p>0.1158747</text:p>
          </table:table-cell>
          <table:table-cell office:value-type="float" office:value="0.1750101" calcext:value-type="float">
            <text:p>0.1750101</text:p>
          </table:table-cell>
          <table:table-cell office:value-type="float" office:value="0.1746726" calcext:value-type="float">
            <text:p>0.1746726</text:p>
          </table:table-cell>
          <table:table-cell office:value-type="float" office:value="0.1747036" calcext:value-type="float">
            <text:p>0.1747036</text:p>
          </table:table-cell>
          <table:table-cell office:value-type="float" office:value="0.1747311" calcext:value-type="float">
            <text:p>0.1747311</text:p>
          </table:table-cell>
          <table:table-cell office:value-type="float" office:value="0.1552404" calcext:value-type="float">
            <text:p>0.1552404</text:p>
          </table:table-cell>
          <table:table-cell office:value-type="float" office:value="0.1480089" calcext:value-type="float">
            <text:p>0.1480089</text:p>
          </table:table-cell>
          <table:table-cell office:value-type="float" office:value="0.2282683" calcext:value-type="float">
            <text:p>0.2282683</text:p>
          </table:table-cell>
          <table:table-cell office:value-type="float" office:value="0.2616943" calcext:value-type="float">
            <text:p>0.2616943</text:p>
          </table:table-cell>
          <table:table-cell office:value-type="float" office:value="0.3269489" calcext:value-type="float">
            <text:p>0.3269489</text:p>
          </table:table-cell>
          <table:table-cell office:value-type="float" office:value="0.3563369" calcext:value-type="float">
            <text:p>0.3563369</text:p>
          </table:table-cell>
          <table:table-cell office:value-type="float" office:value="0.3840289" calcext:value-type="float">
            <text:p>0.3840289</text:p>
          </table:table-cell>
          <table:table-cell office:value-type="float" office:value="0.4523078" calcext:value-type="float">
            <text:p>0.4523078</text:p>
          </table:table-cell>
          <table:table-cell office:value-type="float" office:value="0" calcext:value-type="float">
            <text:p>0</text:p>
          </table:table-cell>
          <table:table-cell office:value-type="float" office:value="1.942134E-015" calcext:value-type="float">
            <text:p>1.942134E-15</text:p>
          </table:table-cell>
          <table:table-cell office:value-type="float" office:value="1.956695E-015" calcext:value-type="float">
            <text:p>1.956695E-15</text:p>
          </table:table-cell>
          <table:table-cell office:value-type="float" office:value="1.973658E-015" calcext:value-type="float">
            <text:p>1.973658E-15</text:p>
          </table:table-cell>
          <table:table-cell office:value-type="float" office:value="9.503701E-016" calcext:value-type="float">
            <text:p>9.503701E-16</text:p>
          </table:table-cell>
          <table:table-cell office:value-type="float" office:value="1.012631E-015" calcext:value-type="float">
            <text:p>1.012631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56991" calcext:value-type="float">
            <text:p>-56.56991</text:p>
          </table:table-cell>
          <table:table-cell office:value-type="float" office:value="-2.258569" calcext:value-type="float">
            <text:p>-2.258569</text:p>
          </table:table-cell>
          <table:table-cell office:value-type="float" office:value="-2.287208" calcext:value-type="float">
            <text:p>-2.287208</text:p>
          </table:table-cell>
          <table:table-cell office:value-type="float" office:value="-2.283781" calcext:value-type="float">
            <text:p>-2.283781</text:p>
          </table:table-cell>
          <table:table-cell office:value-type="float" office:value="-2.282674" calcext:value-type="float">
            <text:p>-2.282674</text:p>
          </table:table-cell>
          <table:table-cell office:value-type="float" office:value="-2.238277" calcext:value-type="float">
            <text:p>-2.238277</text:p>
          </table:table-cell>
          <table:table-cell office:value-type="float" office:value="-2.225671" calcext:value-type="float">
            <text:p>-2.225671</text:p>
          </table:table-cell>
          <table:table-cell office:value-type="float" office:value="-1.665127" calcext:value-type="float">
            <text:p>-1.665127</text:p>
          </table:table-cell>
          <table:table-cell office:value-type="float" office:value="-0.4485343" calcext:value-type="float">
            <text:p>-0.4485343</text:p>
          </table:table-cell>
          <table:table-cell office:value-type="float" office:value="-0.0672556" calcext:value-type="float">
            <text:p>-0.0672556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14.66318" calcext:value-type="float">
            <text:p>-14.66318</text:p>
          </table:table-cell>
          <table:table-cell office:value-type="float" office:value="-0.001290693" calcext:value-type="float">
            <text:p>-0.0012906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6997" calcext:value-type="float">
            <text:p>-2.3069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351.2635" calcext:value-type="float">
            <text:p>351.2635</text:p>
          </table:table-cell>
          <table:table-cell office:value-type="float" office:value="360.9234" calcext:value-type="float">
            <text:p>360.9234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9.7503" calcext:value-type="float">
            <text:p>929.7503</text:p>
          </table:table-cell>
          <table:table-cell office:value-type="float" office:value="135.3552" calcext:value-type="float">
            <text:p>135.3552</text:p>
          </table:table-cell>
          <table:table-cell office:value-type="float" office:value="0" calcext:value-type="float">
            <text:p>0</text:p>
          </table:table-cell>
          <table:table-cell office:value-type="float" office:value="0.1169774" calcext:value-type="float">
            <text:p>0.1169774</text:p>
          </table:table-cell>
          <table:table-cell office:value-type="float" office:value="0.1749486" calcext:value-type="float">
            <text:p>0.1749486</text:p>
          </table:table-cell>
          <table:table-cell office:value-type="float" office:value="0.1746573" calcext:value-type="float">
            <text:p>0.1746573</text:p>
          </table:table-cell>
          <table:table-cell office:value-type="float" office:value="0.1746778" calcext:value-type="float">
            <text:p>0.1746778</text:p>
          </table:table-cell>
          <table:table-cell office:value-type="float" office:value="0.1747055" calcext:value-type="float">
            <text:p>0.1747055</text:p>
          </table:table-cell>
          <table:table-cell office:value-type="float" office:value="0.1550801" calcext:value-type="float">
            <text:p>0.1550801</text:p>
          </table:table-cell>
          <table:table-cell office:value-type="float" office:value="0.1478575" calcext:value-type="float">
            <text:p>0.1478575</text:p>
          </table:table-cell>
          <table:table-cell office:value-type="float" office:value="0.2271719" calcext:value-type="float">
            <text:p>0.2271719</text:p>
          </table:table-cell>
          <table:table-cell office:value-type="float" office:value="0.2589413" calcext:value-type="float">
            <text:p>0.2589413</text:p>
          </table:table-cell>
          <table:table-cell office:value-type="float" office:value="0.325289" calcext:value-type="float">
            <text:p>0.325289</text:p>
          </table:table-cell>
          <table:table-cell office:value-type="float" office:value="0.355112" calcext:value-type="float">
            <text:p>0.355112</text:p>
          </table:table-cell>
          <table:table-cell office:value-type="float" office:value="0.3836196" calcext:value-type="float">
            <text:p>0.3836196</text:p>
          </table:table-cell>
          <table:table-cell office:value-type="float" office:value="0.4569375" calcext:value-type="float">
            <text:p>0.4569375</text:p>
          </table:table-cell>
          <table:table-cell office:value-type="float" office:value="0" calcext:value-type="float">
            <text:p>0</text:p>
          </table:table-cell>
          <table:table-cell office:value-type="float" office:value="1.942311E-015" calcext:value-type="float">
            <text:p>1.942311E-15</text:p>
          </table:table-cell>
          <table:table-cell office:value-type="float" office:value="1.956683E-015" calcext:value-type="float">
            <text:p>1.956683E-15</text:p>
          </table:table-cell>
          <table:table-cell office:value-type="float" office:value="1.973639E-015" calcext:value-type="float">
            <text:p>1.973639E-15</text:p>
          </table:table-cell>
          <table:table-cell office:value-type="float" office:value="9.503733E-016" calcext:value-type="float">
            <text:p>9.503733E-16</text:p>
          </table:table-cell>
          <table:table-cell office:value-type="float" office:value="1.012615E-015" calcext:value-type="float">
            <text:p>1.012615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8E-016" calcext:value-type="float">
            <text:p>9.695278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457" calcext:value-type="float">
            <text:p>-53.457</text:p>
          </table:table-cell>
          <table:table-cell office:value-type="float" office:value="-2.264725" calcext:value-type="float">
            <text:p>-2.264725</text:p>
          </table:table-cell>
          <table:table-cell office:value-type="float" office:value="-2.288722" calcext:value-type="float">
            <text:p>-2.288722</text:p>
          </table:table-cell>
          <table:table-cell office:value-type="float" office:value="-2.286364" calcext:value-type="float">
            <text:p>-2.286364</text:p>
          </table:table-cell>
          <table:table-cell office:value-type="float" office:value="-2.285221" calcext:value-type="float">
            <text:p>-2.285221</text:p>
          </table:table-cell>
          <table:table-cell office:value-type="float" office:value="-2.256067" calcext:value-type="float">
            <text:p>-2.256067</text:p>
          </table:table-cell>
          <table:table-cell office:value-type="float" office:value="-2.241958" calcext:value-type="float">
            <text:p>-2.241958</text:p>
          </table:table-cell>
          <table:table-cell office:value-type="float" office:value="-1.736946" calcext:value-type="float">
            <text:p>-1.736946</text:p>
          </table:table-cell>
          <table:table-cell office:value-type="float" office:value="-0.4951485" calcext:value-type="float">
            <text:p>-0.4951485</text:p>
          </table:table-cell>
          <table:table-cell office:value-type="float" office:value="-0.07064059" calcext:value-type="float">
            <text:p>-0.07064059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65.37579" calcext:value-type="float">
            <text:p>-65.37579</text:p>
          </table:table-cell>
          <table:table-cell office:value-type="float" office:value="-0.001082696" calcext:value-type="float">
            <text:p>-0.0010826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2352" calcext:value-type="float">
            <text:p>-2.3423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352.7873" calcext:value-type="float">
            <text:p>352.7873</text:p>
          </table:table-cell>
          <table:table-cell office:value-type="float" office:value="365.7163" calcext:value-type="float">
            <text:p>365.7163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7.2885" calcext:value-type="float">
            <text:p>927.2885</text:p>
          </table:table-cell>
          <table:table-cell office:value-type="float" office:value="134.5478" calcext:value-type="float">
            <text:p>134.5478</text:p>
          </table:table-cell>
          <table:table-cell office:value-type="float" office:value="0" calcext:value-type="float">
            <text:p>0</text:p>
          </table:table-cell>
          <table:table-cell office:value-type="float" office:value="0.1141033" calcext:value-type="float">
            <text:p>0.1141033</text:p>
          </table:table-cell>
          <table:table-cell office:value-type="float" office:value="0.1749336" calcext:value-type="float">
            <text:p>0.1749336</text:p>
          </table:table-cell>
          <table:table-cell office:value-type="float" office:value="0.1746777" calcext:value-type="float">
            <text:p>0.1746777</text:p>
          </table:table-cell>
          <table:table-cell office:value-type="float" office:value="0.1746911" calcext:value-type="float">
            <text:p>0.1746911</text:p>
          </table:table-cell>
          <table:table-cell office:value-type="float" office:value="0.1747196" calcext:value-type="float">
            <text:p>0.1747196</text:p>
          </table:table-cell>
          <table:table-cell office:value-type="float" office:value="0.1550104" calcext:value-type="float">
            <text:p>0.1550104</text:p>
          </table:table-cell>
          <table:table-cell office:value-type="float" office:value="0.1477902" calcext:value-type="float">
            <text:p>0.1477902</text:p>
          </table:table-cell>
          <table:table-cell office:value-type="float" office:value="0.2262556" calcext:value-type="float">
            <text:p>0.2262556</text:p>
          </table:table-cell>
          <table:table-cell office:value-type="float" office:value="0.2563145" calcext:value-type="float">
            <text:p>0.2563145</text:p>
          </table:table-cell>
          <table:table-cell office:value-type="float" office:value="0.3236457" calcext:value-type="float">
            <text:p>0.3236457</text:p>
          </table:table-cell>
          <table:table-cell office:value-type="float" office:value="0.3537813" calcext:value-type="float">
            <text:p>0.3537813</text:p>
          </table:table-cell>
          <table:table-cell office:value-type="float" office:value="0.3830401" calcext:value-type="float">
            <text:p>0.3830401</text:p>
          </table:table-cell>
          <table:table-cell office:value-type="float" office:value="0.4605885" calcext:value-type="float">
            <text:p>0.4605885</text:p>
          </table:table-cell>
          <table:table-cell office:value-type="float" office:value="0" calcext:value-type="float">
            <text:p>0</text:p>
          </table:table-cell>
          <table:table-cell office:value-type="float" office:value="1.942482E-015" calcext:value-type="float">
            <text:p>1.942482E-15</text:p>
          </table:table-cell>
          <table:table-cell office:value-type="float" office:value="1.956672E-015" calcext:value-type="float">
            <text:p>1.956672E-15</text:p>
          </table:table-cell>
          <table:table-cell office:value-type="float" office:value="1.97362E-015" calcext:value-type="float">
            <text:p>1.97362E-15</text:p>
          </table:table-cell>
          <table:table-cell office:value-type="float" office:value="9.503772E-016" calcext:value-type="float">
            <text:p>9.503772E-16</text:p>
          </table:table-cell>
          <table:table-cell office:value-type="float" office:value="1.012598E-015" calcext:value-type="float">
            <text:p>1.012598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97945" calcext:value-type="float">
            <text:p>-57.97945</text:p>
          </table:table-cell>
          <table:table-cell office:value-type="float" office:value="-2.265967" calcext:value-type="float">
            <text:p>-2.265967</text:p>
          </table:table-cell>
          <table:table-cell office:value-type="float" office:value="-2.286614" calcext:value-type="float">
            <text:p>-2.286614</text:p>
          </table:table-cell>
          <table:table-cell office:value-type="float" office:value="-2.284991" calcext:value-type="float">
            <text:p>-2.284991</text:p>
          </table:table-cell>
          <table:table-cell office:value-type="float" office:value="-2.283737" calcext:value-type="float">
            <text:p>-2.283737</text:p>
          </table:table-cell>
          <table:table-cell office:value-type="float" office:value="-2.26385" calcext:value-type="float">
            <text:p>-2.26385</text:p>
          </table:table-cell>
          <table:table-cell office:value-type="float" office:value="-2.249089" calcext:value-type="float">
            <text:p>-2.249089</text:p>
          </table:table-cell>
          <table:table-cell office:value-type="float" office:value="-1.799618" calcext:value-type="float">
            <text:p>-1.799618</text:p>
          </table:table-cell>
          <table:table-cell office:value-type="float" office:value="-0.5446691" calcext:value-type="float">
            <text:p>-0.5446691</text:p>
          </table:table-cell>
          <table:table-cell office:value-type="float" office:value="-0.07417718" calcext:value-type="float">
            <text:p>-0.07417718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41.63866" calcext:value-type="float">
            <text:p>-41.63866</text:p>
          </table:table-cell>
          <table:table-cell office:value-type="float" office:value="-0.0008880636" calcext:value-type="float">
            <text:p>-0.00088806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8184" calcext:value-type="float">
            <text:p>-2.3681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352.7873" calcext:value-type="float">
            <text:p>352.7873</text:p>
          </table:table-cell>
          <table:table-cell office:value-type="float" office:value="367.9703" calcext:value-type="float">
            <text:p>367.9703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5.4012" calcext:value-type="float">
            <text:p>925.4012</text:p>
          </table:table-cell>
          <table:table-cell office:value-type="float" office:value="134.1809" calcext:value-type="float">
            <text:p>134.1809</text:p>
          </table:table-cell>
          <table:table-cell office:value-type="float" office:value="0" calcext:value-type="float">
            <text:p>0</text:p>
          </table:table-cell>
          <table:table-cell office:value-type="float" office:value="0.1153241" calcext:value-type="float">
            <text:p>0.1153241</text:p>
          </table:table-cell>
          <table:table-cell office:value-type="float" office:value="0.1767305" calcext:value-type="float">
            <text:p>0.1767305</text:p>
          </table:table-cell>
          <table:table-cell office:value-type="float" office:value="0.1761715" calcext:value-type="float">
            <text:p>0.1761715</text:p>
          </table:table-cell>
          <table:table-cell office:value-type="float" office:value="0.1760252" calcext:value-type="float">
            <text:p>0.1760252</text:p>
          </table:table-cell>
          <table:table-cell office:value-type="float" office:value="0.1762675" calcext:value-type="float">
            <text:p>0.1762675</text:p>
          </table:table-cell>
          <table:table-cell office:value-type="float" office:value="0.1555929" calcext:value-type="float">
            <text:p>0.1555929</text:p>
          </table:table-cell>
          <table:table-cell office:value-type="float" office:value="0.1484898" calcext:value-type="float">
            <text:p>0.1484898</text:p>
          </table:table-cell>
          <table:table-cell office:value-type="float" office:value="0.2257475" calcext:value-type="float">
            <text:p>0.2257475</text:p>
          </table:table-cell>
          <table:table-cell office:value-type="float" office:value="0.253862" calcext:value-type="float">
            <text:p>0.253862</text:p>
          </table:table-cell>
          <table:table-cell office:value-type="float" office:value="0.321989" calcext:value-type="float">
            <text:p>0.321989</text:p>
          </table:table-cell>
          <table:table-cell office:value-type="float" office:value="0.3524279" calcext:value-type="float">
            <text:p>0.3524279</text:p>
          </table:table-cell>
          <table:table-cell office:value-type="float" office:value="0.3823096" calcext:value-type="float">
            <text:p>0.3823096</text:p>
          </table:table-cell>
          <table:table-cell office:value-type="float" office:value="0.4622731" calcext:value-type="float">
            <text:p>0.4622731</text:p>
          </table:table-cell>
          <table:table-cell office:value-type="float" office:value="0" calcext:value-type="float">
            <text:p>0</text:p>
          </table:table-cell>
          <table:table-cell office:value-type="float" office:value="1.94263E-015" calcext:value-type="float">
            <text:p>1.94263E-15</text:p>
          </table:table-cell>
          <table:table-cell office:value-type="float" office:value="1.956666E-015" calcext:value-type="float">
            <text:p>1.956666E-15</text:p>
          </table:table-cell>
          <table:table-cell office:value-type="float" office:value="1.973602E-015" calcext:value-type="float">
            <text:p>1.973602E-15</text:p>
          </table:table-cell>
          <table:table-cell office:value-type="float" office:value="9.503811E-016" calcext:value-type="float">
            <text:p>9.503811E-16</text:p>
          </table:table-cell>
          <table:table-cell office:value-type="float" office:value="1.012583E-015" calcext:value-type="float">
            <text:p>1.012583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51197" calcext:value-type="float">
            <text:p>-55.51197</text:p>
          </table:table-cell>
          <table:table-cell office:value-type="float" office:value="-2.093654" calcext:value-type="float">
            <text:p>-2.093654</text:p>
          </table:table-cell>
          <table:table-cell office:value-type="float" office:value="-2.141232" calcext:value-type="float">
            <text:p>-2.141232</text:p>
          </table:table-cell>
          <table:table-cell office:value-type="float" office:value="-2.154822" calcext:value-type="float">
            <text:p>-2.154822</text:p>
          </table:table-cell>
          <table:table-cell office:value-type="float" office:value="-2.13339" calcext:value-type="float">
            <text:p>-2.13339</text:p>
          </table:table-cell>
          <table:table-cell office:value-type="float" office:value="-2.199793" calcext:value-type="float">
            <text:p>-2.199793</text:p>
          </table:table-cell>
          <table:table-cell office:value-type="float" office:value="-2.174653" calcext:value-type="float">
            <text:p>-2.174653</text:p>
          </table:table-cell>
          <table:table-cell office:value-type="float" office:value="-1.83548" calcext:value-type="float">
            <text:p>-1.83548</text:p>
          </table:table-cell>
          <table:table-cell office:value-type="float" office:value="-0.5959412" calcext:value-type="float">
            <text:p>-0.5959412</text:p>
          </table:table-cell>
          <table:table-cell office:value-type="float" office:value="-0.07794457" calcext:value-type="float">
            <text:p>-0.07794457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35.28453" calcext:value-type="float">
            <text:p>-35.28453</text:p>
          </table:table-cell>
          <table:table-cell office:value-type="float" office:value="-0.0008884262" calcext:value-type="float">
            <text:p>-0.00088842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3726" calcext:value-type="float">
            <text:p>-2.3837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354.1843" calcext:value-type="float">
            <text:p>354.1843</text:p>
          </table:table-cell>
          <table:table-cell office:value-type="float" office:value="370.7498" calcext:value-type="float">
            <text:p>370.7498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4.0118" calcext:value-type="float">
            <text:p>924.0118</text:p>
          </table:table-cell>
          <table:table-cell office:value-type="float" office:value="134.1873" calcext:value-type="float">
            <text:p>134.1873</text:p>
          </table:table-cell>
          <table:table-cell office:value-type="float" office:value="0" calcext:value-type="float">
            <text:p>0</text:p>
          </table:table-cell>
          <table:table-cell office:value-type="float" office:value="0.1727443" calcext:value-type="float">
            <text:p>0.1727443</text:p>
          </table:table-cell>
          <table:table-cell office:value-type="float" office:value="0.1761593" calcext:value-type="float">
            <text:p>0.1761593</text:p>
          </table:table-cell>
          <table:table-cell office:value-type="float" office:value="0.1759549" calcext:value-type="float">
            <text:p>0.1759549</text:p>
          </table:table-cell>
          <table:table-cell office:value-type="float" office:value="0.1759451" calcext:value-type="float">
            <text:p>0.1759451</text:p>
          </table:table-cell>
          <table:table-cell office:value-type="float" office:value="0.1760003" calcext:value-type="float">
            <text:p>0.1760003</text:p>
          </table:table-cell>
          <table:table-cell office:value-type="float" office:value="0.1557775" calcext:value-type="float">
            <text:p>0.1557775</text:p>
          </table:table-cell>
          <table:table-cell office:value-type="float" office:value="0.148634" calcext:value-type="float">
            <text:p>0.148634</text:p>
          </table:table-cell>
          <table:table-cell office:value-type="float" office:value="0.2252215" calcext:value-type="float">
            <text:p>0.2252215</text:p>
          </table:table-cell>
          <table:table-cell office:value-type="float" office:value="0.2515076" calcext:value-type="float">
            <text:p>0.2515076</text:p>
          </table:table-cell>
          <table:table-cell office:value-type="float" office:value="0.3203428" calcext:value-type="float">
            <text:p>0.3203428</text:p>
          </table:table-cell>
          <table:table-cell office:value-type="float" office:value="0.3510778" calcext:value-type="float">
            <text:p>0.3510778</text:p>
          </table:table-cell>
          <table:table-cell office:value-type="float" office:value="0.3815576" calcext:value-type="float">
            <text:p>0.38155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2764E-015" calcext:value-type="float">
            <text:p>1.942764E-15</text:p>
          </table:table-cell>
          <table:table-cell office:value-type="float" office:value="1.956656E-015" calcext:value-type="float">
            <text:p>1.956656E-15</text:p>
          </table:table-cell>
          <table:table-cell office:value-type="float" office:value="1.97359E-015" calcext:value-type="float">
            <text:p>1.97359E-15</text:p>
          </table:table-cell>
          <table:table-cell office:value-type="float" office:value="9.50382E-016" calcext:value-type="float">
            <text:p>9.50382E-16</text:p>
          </table:table-cell>
          <table:table-cell office:value-type="float" office:value="1.01257E-015" calcext:value-type="float">
            <text:p>1.01257E-15</text:p>
          </table:table-cell>
          <table:table-cell office:value-type="float" office:value="1.939197E-015" calcext:value-type="float">
            <text:p>1.939197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12226" calcext:value-type="float">
            <text:p>-6.612226</text:p>
          </table:table-cell>
          <table:table-cell office:value-type="float" office:value="-2.146402" calcext:value-type="float">
            <text:p>-2.146402</text:p>
          </table:table-cell>
          <table:table-cell office:value-type="float" office:value="-2.161571" calcext:value-type="float">
            <text:p>-2.161571</text:p>
          </table:table-cell>
          <table:table-cell office:value-type="float" office:value="-2.162303" calcext:value-type="float">
            <text:p>-2.162303</text:p>
          </table:table-cell>
          <table:table-cell office:value-type="float" office:value="-2.158491" calcext:value-type="float">
            <text:p>-2.158491</text:p>
          </table:table-cell>
          <table:table-cell office:value-type="float" office:value="-2.179835" calcext:value-type="float">
            <text:p>-2.179835</text:p>
          </table:table-cell>
          <table:table-cell office:value-type="float" office:value="-2.159719" calcext:value-type="float">
            <text:p>-2.159719</text:p>
          </table:table-cell>
          <table:table-cell office:value-type="float" office:value="-1.873392" calcext:value-type="float">
            <text:p>-1.873392</text:p>
          </table:table-cell>
          <table:table-cell office:value-type="float" office:value="-0.6501799" calcext:value-type="float">
            <text:p>-0.6501799</text:p>
          </table:table-cell>
          <table:table-cell office:value-type="float" office:value="-0.08189599" calcext:value-type="float">
            <text:p>-0.08189599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4601198" calcext:value-type="float">
            <text:p>-0.4601198</text:p>
          </table:table-cell>
          <table:table-cell office:value-type="float" office:value="-0.0008834753" calcext:value-type="float">
            <text:p>-0.00088347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291" calcext:value-type="float">
            <text:p>-2.392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360.3439" calcext:value-type="float">
            <text:p>360.3439</text:p>
          </table:table-cell>
          <table:table-cell office:value-type="float" office:value="376.3114" calcext:value-type="float">
            <text:p>376.3114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4.761" calcext:value-type="float">
            <text:p>924.761</text:p>
          </table:table-cell>
          <table:table-cell office:value-type="float" office:value="134.0355" calcext:value-type="float">
            <text:p>134.0355</text:p>
          </table:table-cell>
          <table:table-cell office:value-type="float" office:value="0" calcext:value-type="float">
            <text:p>0</text:p>
          </table:table-cell>
          <table:table-cell office:value-type="float" office:value="0.401082" calcext:value-type="float">
            <text:p>0.401082</text:p>
          </table:table-cell>
          <table:table-cell office:value-type="float" office:value="0.1788829" calcext:value-type="float">
            <text:p>0.1788829</text:p>
          </table:table-cell>
          <table:table-cell office:value-type="float" office:value="0.1769473" calcext:value-type="float">
            <text:p>0.1769473</text:p>
          </table:table-cell>
          <table:table-cell office:value-type="float" office:value="0.1768279" calcext:value-type="float">
            <text:p>0.1768279</text:p>
          </table:table-cell>
          <table:table-cell office:value-type="float" office:value="0.1769769" calcext:value-type="float">
            <text:p>0.1769769</text:p>
          </table:table-cell>
          <table:table-cell office:value-type="float" office:value="0.156322" calcext:value-type="float">
            <text:p>0.156322</text:p>
          </table:table-cell>
          <table:table-cell office:value-type="float" office:value="0.1492146" calcext:value-type="float">
            <text:p>0.1492146</text:p>
          </table:table-cell>
          <table:table-cell office:value-type="float" office:value="0.225045" calcext:value-type="float">
            <text:p>0.225045</text:p>
          </table:table-cell>
          <table:table-cell office:value-type="float" office:value="0.2496939" calcext:value-type="float">
            <text:p>0.2496939</text:p>
          </table:table-cell>
          <table:table-cell office:value-type="float" office:value="0.3189037" calcext:value-type="float">
            <text:p>0.3189037</text:p>
          </table:table-cell>
          <table:table-cell office:value-type="float" office:value="0.3499958" calcext:value-type="float">
            <text:p>0.3499958</text:p>
          </table:table-cell>
          <table:table-cell office:value-type="float" office:value="0.3809856" calcext:value-type="float">
            <text:p>0.3809856</text:p>
          </table:table-cell>
          <table:table-cell office:value-type="float" office:value="0.4561977" calcext:value-type="float">
            <text:p>0.4561977</text:p>
          </table:table-cell>
          <table:table-cell office:value-type="float" office:value="0" calcext:value-type="float">
            <text:p>0</text:p>
          </table:table-cell>
          <table:table-cell office:value-type="float" office:value="1.94289E-015" calcext:value-type="float">
            <text:p>1.94289E-15</text:p>
          </table:table-cell>
          <table:table-cell office:value-type="float" office:value="1.956642E-015" calcext:value-type="float">
            <text:p>1.956642E-15</text:p>
          </table:table-cell>
          <table:table-cell office:value-type="float" office:value="1.973583E-015" calcext:value-type="float">
            <text:p>1.973583E-15</text:p>
          </table:table-cell>
          <table:table-cell office:value-type="float" office:value="9.503854E-016" calcext:value-type="float">
            <text:p>9.503854E-16</text:p>
          </table:table-cell>
          <table:table-cell office:value-type="float" office:value="1.012553E-015" calcext:value-type="float">
            <text:p>1.012553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7E-016" calcext:value-type="float">
            <text:p>9.695277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2999E-038" calcext:value-type="float">
            <text:p>1.582999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5263" calcext:value-type="float">
            <text:p>-0.0105263</text:p>
          </table:table-cell>
          <table:table-cell office:value-type="float" office:value="-1.910713" calcext:value-type="float">
            <text:p>-1.910713</text:p>
          </table:table-cell>
          <table:table-cell office:value-type="float" office:value="-2.070356" calcext:value-type="float">
            <text:p>-2.070356</text:p>
          </table:table-cell>
          <table:table-cell office:value-type="float" office:value="-2.08086" calcext:value-type="float">
            <text:p>-2.08086</text:p>
          </table:table-cell>
          <table:table-cell office:value-type="float" office:value="-2.068795" calcext:value-type="float">
            <text:p>-2.068795</text:p>
          </table:table-cell>
          <table:table-cell office:value-type="float" office:value="-2.12251" calcext:value-type="float">
            <text:p>-2.12251</text:p>
          </table:table-cell>
          <table:table-cell office:value-type="float" office:value="-2.100315" calcext:value-type="float">
            <text:p>-2.100315</text:p>
          </table:table-cell>
          <table:table-cell office:value-type="float" office:value="-1.886376" calcext:value-type="float">
            <text:p>-1.886376</text:p>
          </table:table-cell>
          <table:table-cell office:value-type="float" office:value="-0.6957995" calcext:value-type="float">
            <text:p>-0.6957995</text:p>
          </table:table-cell>
          <table:table-cell office:value-type="float" office:value="-0.08553527" calcext:value-type="float">
            <text:p>-0.08553527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07439928" calcext:value-type="float">
            <text:p>-0.007439928</text:p>
          </table:table-cell>
          <table:table-cell office:value-type="float" office:value="-0.0008749836" calcext:value-type="float">
            <text:p>-0.00087498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2988" calcext:value-type="float">
            <text:p>-2.3429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370.0594" calcext:value-type="float">
            <text:p>370.0594</text:p>
          </table:table-cell>
          <table:table-cell office:value-type="float" office:value="383.5415" calcext:value-type="float">
            <text:p>383.5415</text:p>
          </table:table-cell>
          <table:table-cell office:value-type="float" office:value="34.95781" calcext:value-type="float">
            <text:p>34.95781</text:p>
          </table:table-cell>
          <table:table-cell office:value-type="float" office:value="927.9528" calcext:value-type="float">
            <text:p>927.9528</text:p>
          </table:table-cell>
          <table:table-cell office:value-type="float" office:value="133.3289" calcext:value-type="float">
            <text:p>133.3289</text:p>
          </table:table-cell>
          <table:table-cell office:value-type="float" office:value="0" calcext:value-type="float">
            <text:p>0</text:p>
          </table:table-cell>
          <table:table-cell office:value-type="float" office:value="0.5585971" calcext:value-type="float">
            <text:p>0.5585971</text:p>
          </table:table-cell>
          <table:table-cell office:value-type="float" office:value="0.2057736" calcext:value-type="float">
            <text:p>0.2057736</text:p>
          </table:table-cell>
          <table:table-cell office:value-type="float" office:value="0.182017" calcext:value-type="float">
            <text:p>0.182017</text:p>
          </table:table-cell>
          <table:table-cell office:value-type="float" office:value="0.1803506" calcext:value-type="float">
            <text:p>0.1803506</text:p>
          </table:table-cell>
          <table:table-cell office:value-type="float" office:value="0.1811162" calcext:value-type="float">
            <text:p>0.1811162</text:p>
          </table:table-cell>
          <table:table-cell office:value-type="float" office:value="0.1577422" calcext:value-type="float">
            <text:p>0.1577422</text:p>
          </table:table-cell>
          <table:table-cell office:value-type="float" office:value="0.1509212" calcext:value-type="float">
            <text:p>0.1509212</text:p>
          </table:table-cell>
          <table:table-cell office:value-type="float" office:value="0.2255562" calcext:value-type="float">
            <text:p>0.2255562</text:p>
          </table:table-cell>
          <table:table-cell office:value-type="float" office:value="0.2488451" calcext:value-type="float">
            <text:p>0.2488451</text:p>
          </table:table-cell>
          <table:table-cell office:value-type="float" office:value="0.317975" calcext:value-type="float">
            <text:p>0.317975</text:p>
          </table:table-cell>
          <table:table-cell office:value-type="float" office:value="0.3493858" calcext:value-type="float">
            <text:p>0.3493858</text:p>
          </table:table-cell>
          <table:table-cell office:value-type="float" office:value="0.3810028" calcext:value-type="float">
            <text:p>0.3810028</text:p>
          </table:table-cell>
          <table:table-cell office:value-type="float" office:value="0.4590983" calcext:value-type="float">
            <text:p>0.4590983</text:p>
          </table:table-cell>
          <table:table-cell office:value-type="float" office:value="0.000005949318" calcext:value-type="float">
            <text:p>5.949318E-06</text:p>
          </table:table-cell>
          <table:table-cell office:value-type="float" office:value="1.943012E-015" calcext:value-type="float">
            <text:p>1.943012E-15</text:p>
          </table:table-cell>
          <table:table-cell office:value-type="float" office:value="1.956626E-015" calcext:value-type="float">
            <text:p>1.956626E-15</text:p>
          </table:table-cell>
          <table:table-cell office:value-type="float" office:value="1.973577E-015" calcext:value-type="float">
            <text:p>1.973577E-15</text:p>
          </table:table-cell>
          <table:table-cell office:value-type="float" office:value="9.503842E-016" calcext:value-type="float">
            <text:p>9.503842E-16</text:p>
          </table:table-cell>
          <table:table-cell office:value-type="float" office:value="1.012544E-015" calcext:value-type="float">
            <text:p>1.012544E-15</text:p>
          </table:table-cell>
          <table:table-cell office:value-type="float" office:value="1.939198E-015" calcext:value-type="float">
            <text:p>1.939198E-15</text:p>
          </table:table-cell>
          <table:table-cell office:value-type="float" office:value="1.837214E-015" calcext:value-type="float">
            <text:p>1.837214E-15</text:p>
          </table:table-cell>
          <table:table-cell office:value-type="float" office:value="9.695279E-016" calcext:value-type="float">
            <text:p>9.695279E-16</text:p>
          </table:table-cell>
          <table:table-cell office:value-type="float" office:value="4.931204E-024" calcext:value-type="float">
            <text:p>4.931204E-24</text:p>
          </table:table-cell>
          <table:table-cell office:value-type="float" office:value="1.097441E-028" calcext:value-type="float">
            <text:p>1.097441E-28</text:p>
          </table:table-cell>
          <table:table-cell office:value-type="float" office:value="1.964318E-033" calcext:value-type="float">
            <text:p>1.964318E-33</text:p>
          </table:table-cell>
          <table:table-cell office:value-type="float" office:value="1.583E-038" calcext:value-type="float">
            <text:p>1.583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74963" calcext:value-type="float">
            <text:p>-0.001674963</text:p>
          </table:table-cell>
          <table:table-cell office:value-type="float" office:value="-0.747532" calcext:value-type="float">
            <text:p>-0.747532</text:p>
          </table:table-cell>
          <table:table-cell office:value-type="float" office:value="-1.666097" calcext:value-type="float">
            <text:p>-1.666097</text:p>
          </table:table-cell>
          <table:table-cell office:value-type="float" office:value="-1.787771" calcext:value-type="float">
            <text:p>-1.787771</text:p>
          </table:table-cell>
          <table:table-cell office:value-type="float" office:value="-1.731245" calcext:value-type="float">
            <text:p>-1.731245</text:p>
          </table:table-cell>
          <table:table-cell office:value-type="float" office:value="-1.980722" calcext:value-type="float">
            <text:p>-1.980722</text:p>
          </table:table-cell>
          <table:table-cell office:value-type="float" office:value="-1.936428" calcext:value-type="float">
            <text:p>-1.936428</text:p>
          </table:table-cell>
          <table:table-cell office:value-type="float" office:value="-1.849319" calcext:value-type="float">
            <text:p>-1.849319</text:p>
          </table:table-cell>
          <table:table-cell office:value-type="float" office:value="-0.7184888" calcext:value-type="float">
            <text:p>-0.7184888</text:p>
          </table:table-cell>
          <table:table-cell office:value-type="float" office:value="-0.08798561" calcext:value-type="float">
            <text:p>-0.08798561</text:p>
          </table:table-cell>
          <table:table-cell office:value-type="float" office:value="0" calcext:value-type="float">
            <text:p>0</text:p>
          </table:table-cell>
          <table:table-cell office:value-type="float" office:value="0.4360341" calcext:value-type="float">
            <text:p>0.436034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8524961" calcext:value-type="float">
            <text:p>-0.00085249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2211" calcext:value-type="float">
            <text:p>-2.3622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396.539" calcext:value-type="float">
            <text:p>396.539</text:p>
          </table:table-cell>
          <table:table-cell office:value-type="float" office:value="390.4639" calcext:value-type="float">
            <text:p>390.4639</text:p>
          </table:table-cell>
          <table:table-cell office:value-type="float" office:value="36.35993" calcext:value-type="float">
            <text:p>36.35993</text:p>
          </table:table-cell>
          <table:table-cell office:value-type="float" office:value="946.5628" calcext:value-type="float">
            <text:p>946.5628</text:p>
          </table:table-cell>
          <table:table-cell office:value-type="float" office:value="132.8736" calcext:value-type="float">
            <text:p>132.8736</text:p>
          </table:table-cell>
          <table:table-cell office:value-type="float" office:value="0" calcext:value-type="float">
            <text:p>0</text:p>
          </table:table-cell>
          <table:table-cell office:value-type="float" office:value="0.6002214" calcext:value-type="float">
            <text:p>0.6002214</text:p>
          </table:table-cell>
          <table:table-cell office:value-type="float" office:value="0.416224" calcext:value-type="float">
            <text:p>0.416224</text:p>
          </table:table-cell>
          <table:table-cell office:value-type="float" office:value="0.1888375" calcext:value-type="float">
            <text:p>0.1888375</text:p>
          </table:table-cell>
          <table:table-cell office:value-type="float" office:value="0.1897258" calcext:value-type="float">
            <text:p>0.1897258</text:p>
          </table:table-cell>
          <table:table-cell office:value-type="float" office:value="0.1863115" calcext:value-type="float">
            <text:p>0.1863115</text:p>
          </table:table-cell>
          <table:table-cell office:value-type="float" office:value="0.1597341" calcext:value-type="float">
            <text:p>0.1597341</text:p>
          </table:table-cell>
          <table:table-cell office:value-type="float" office:value="0.1745126" calcext:value-type="float">
            <text:p>0.1745126</text:p>
          </table:table-cell>
          <table:table-cell office:value-type="float" office:value="0.2263446" calcext:value-type="float">
            <text:p>0.2263446</text:p>
          </table:table-cell>
          <table:table-cell office:value-type="float" office:value="0.2486071" calcext:value-type="float">
            <text:p>0.2486071</text:p>
          </table:table-cell>
          <table:table-cell office:value-type="float" office:value="0.3175673" calcext:value-type="float">
            <text:p>0.3175673</text:p>
          </table:table-cell>
          <table:table-cell office:value-type="float" office:value="0.3493092" calcext:value-type="float">
            <text:p>0.3493092</text:p>
          </table:table-cell>
          <table:table-cell office:value-type="float" office:value="0.3812401" calcext:value-type="float">
            <text:p>0.3812401</text:p>
          </table:table-cell>
          <table:table-cell office:value-type="float" office:value="0.4618501" calcext:value-type="float">
            <text:p>0.4618501</text:p>
          </table:table-cell>
          <table:table-cell office:value-type="float" office:value="0.006366139" calcext:value-type="float">
            <text:p>0.006366139</text:p>
          </table:table-cell>
          <table:table-cell office:value-type="float" office:value="1.943535E-015" calcext:value-type="float">
            <text:p>1.943535E-15</text:p>
          </table:table-cell>
          <table:table-cell office:value-type="float" office:value="1.956615E-015" calcext:value-type="float">
            <text:p>1.956615E-15</text:p>
          </table:table-cell>
          <table:table-cell office:value-type="float" office:value="1.973527E-015" calcext:value-type="float">
            <text:p>1.973527E-15</text:p>
          </table:table-cell>
          <table:table-cell office:value-type="float" office:value="9.503835E-016" calcext:value-type="float">
            <text:p>9.503835E-16</text:p>
          </table:table-cell>
          <table:table-cell office:value-type="float" office:value="1.012605E-015" calcext:value-type="float">
            <text:p>1.012605E-15</text:p>
          </table:table-cell>
          <table:table-cell office:value-type="float" office:value="1.939196E-015" calcext:value-type="float">
            <text:p>1.939196E-15</text:p>
          </table:table-cell>
          <table:table-cell office:value-type="float" office:value="1.837188E-015" calcext:value-type="float">
            <text:p>1.837188E-15</text:p>
          </table:table-cell>
          <table:table-cell office:value-type="float" office:value="9.695191E-016" calcext:value-type="float">
            <text:p>9.695191E-16</text:p>
          </table:table-cell>
          <table:table-cell office:value-type="float" office:value="4.931172E-024" calcext:value-type="float">
            <text:p>4.931172E-24</text:p>
          </table:table-cell>
          <table:table-cell office:value-type="float" office:value="1.097435E-028" calcext:value-type="float">
            <text:p>1.097435E-28</text:p>
          </table:table-cell>
          <table:table-cell office:value-type="float" office:value="1.964302E-033" calcext:value-type="float">
            <text:p>1.964302E-33</text:p>
          </table:table-cell>
          <table:table-cell office:value-type="float" office:value="1.582991E-038" calcext:value-type="float">
            <text:p>1.58299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80201" calcext:value-type="float">
            <text:p>-0.0005380201</text:p>
          </table:table-cell>
          <table:table-cell office:value-type="float" office:value="-0.00634891" calcext:value-type="float">
            <text:p>-0.00634891</text:p>
          </table:table-cell>
          <table:table-cell office:value-type="float" office:value="-1.256603" calcext:value-type="float">
            <text:p>-1.256603</text:p>
          </table:table-cell>
          <table:table-cell office:value-type="float" office:value="-1.300343" calcext:value-type="float">
            <text:p>-1.300343</text:p>
          </table:table-cell>
          <table:table-cell office:value-type="float" office:value="-1.39342" calcext:value-type="float">
            <text:p>-1.39342</text:p>
          </table:table-cell>
          <table:table-cell office:value-type="float" office:value="-1.800107" calcext:value-type="float">
            <text:p>-1.800107</text:p>
          </table:table-cell>
          <table:table-cell office:value-type="float" office:value="-0.8042821" calcext:value-type="float">
            <text:p>-0.8042821</text:p>
          </table:table-cell>
          <table:table-cell office:value-type="float" office:value="-1.793913" calcext:value-type="float">
            <text:p>-1.793913</text:p>
          </table:table-cell>
          <table:table-cell office:value-type="float" office:value="-0.725013" calcext:value-type="float">
            <text:p>-0.725013</text:p>
          </table:table-cell>
          <table:table-cell office:value-type="float" office:value="-0.08910087" calcext:value-type="float">
            <text:p>-0.08910087</text:p>
          </table:table-cell>
          <table:table-cell office:value-type="float" office:value="0" calcext:value-type="float">
            <text:p>0</text:p>
          </table:table-cell>
          <table:table-cell office:value-type="float" office:value="0.4382575" calcext:value-type="float">
            <text:p>0.438257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365508" calcext:value-type="float">
            <text:p>0.0043655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6366145" calcext:value-type="float">
            <text:p>0.0063661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443.5924" calcext:value-type="float">
            <text:p>443.5924</text:p>
          </table:table-cell>
          <table:table-cell office:value-type="float" office:value="396.7388" calcext:value-type="float">
            <text:p>396.738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62.9854" calcext:value-type="float">
            <text:p>962.9854</text:p>
          </table:table-cell>
          <table:table-cell office:value-type="float" office:value="133.1303" calcext:value-type="float">
            <text:p>133.1303</text:p>
          </table:table-cell>
          <table:table-cell office:value-type="float" office:value="0" calcext:value-type="float">
            <text:p>0</text:p>
          </table:table-cell>
          <table:table-cell office:value-type="float" office:value="0.464626" calcext:value-type="float">
            <text:p>0.464626</text:p>
          </table:table-cell>
          <table:table-cell office:value-type="float" office:value="0.4574718" calcext:value-type="float">
            <text:p>0.4574718</text:p>
          </table:table-cell>
          <table:table-cell office:value-type="float" office:value="0.4601647" calcext:value-type="float">
            <text:p>0.4601647</text:p>
          </table:table-cell>
          <table:table-cell office:value-type="float" office:value="0.2772874" calcext:value-type="float">
            <text:p>0.2772874</text:p>
          </table:table-cell>
          <table:table-cell office:value-type="float" office:value="0.1967964" calcext:value-type="float">
            <text:p>0.1967964</text:p>
          </table:table-cell>
          <table:table-cell office:value-type="float" office:value="0.1625153" calcext:value-type="float">
            <text:p>0.1625153</text:p>
          </table:table-cell>
          <table:table-cell office:value-type="float" office:value="0.2259618" calcext:value-type="float">
            <text:p>0.2259618</text:p>
          </table:table-cell>
          <table:table-cell office:value-type="float" office:value="0.2275575" calcext:value-type="float">
            <text:p>0.2275575</text:p>
          </table:table-cell>
          <table:table-cell office:value-type="float" office:value="0.248796" calcext:value-type="float">
            <text:p>0.248796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349667" calcext:value-type="float">
            <text:p>0.349667</text:p>
          </table:table-cell>
          <table:table-cell office:value-type="float" office:value="0.3816189" calcext:value-type="float">
            <text:p>0.3816189</text:p>
          </table:table-cell>
          <table:table-cell office:value-type="float" office:value="0.462158" calcext:value-type="float">
            <text:p>0.462158</text:p>
          </table:table-cell>
          <table:table-cell office:value-type="float" office:value="0.000002012704" calcext:value-type="float">
            <text:p>2.012704E-06</text:p>
          </table:table-cell>
          <table:table-cell office:value-type="float" office:value="1.838847E-015" calcext:value-type="float">
            <text:p>1.838847E-15</text:p>
          </table:table-cell>
          <table:table-cell office:value-type="float" office:value="1.956723E-015" calcext:value-type="float">
            <text:p>1.956723E-15</text:p>
          </table:table-cell>
          <table:table-cell office:value-type="float" office:value="1.967043E-015" calcext:value-type="float">
            <text:p>1.967043E-15</text:p>
          </table:table-cell>
          <table:table-cell office:value-type="float" office:value="9.508017E-016" calcext:value-type="float">
            <text:p>9.508017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33708" calcext:value-type="float">
            <text:p>-0.002533708</text:p>
          </table:table-cell>
          <table:table-cell office:value-type="float" office:value="-0.002784674" calcext:value-type="float">
            <text:p>-0.002784674</text:p>
          </table:table-cell>
          <table:table-cell office:value-type="float" office:value="-0.002643509" calcext:value-type="float">
            <text:p>-0.002643509</text:p>
          </table:table-cell>
          <table:table-cell office:value-type="float" office:value="-0.06568923" calcext:value-type="float">
            <text:p>-0.06568923</text:p>
          </table:table-cell>
          <table:table-cell office:value-type="float" office:value="-0.9157209" calcext:value-type="float">
            <text:p>-0.9157209</text:p>
          </table:table-cell>
          <table:table-cell office:value-type="float" office:value="-1.577265" calcext:value-type="float">
            <text:p>-1.577265</text:p>
          </table:table-cell>
          <table:table-cell office:value-type="float" office:value="-0.1091515" calcext:value-type="float">
            <text:p>-0.1091515</text:p>
          </table:table-cell>
          <table:table-cell office:value-type="float" office:value="-1.711918" calcext:value-type="float">
            <text:p>-1.711918</text:p>
          </table:table-cell>
          <table:table-cell office:value-type="float" office:value="-0.71988" calcext:value-type="float">
            <text:p>-0.71988</text:p>
          </table:table-cell>
          <table:table-cell office:value-type="float" office:value="-0.08917664" calcext:value-type="float">
            <text:p>-0.0891766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8588197" calcext:value-type="float">
            <text:p>-0.00085881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2006" calcext:value-type="float">
            <text:p>-2.3920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450.1962" calcext:value-type="float">
            <text:p>450.1962</text:p>
          </table:table-cell>
          <table:table-cell office:value-type="float" office:value="403.1058" calcext:value-type="float">
            <text:p>403.105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63.4083" calcext:value-type="float">
            <text:p>963.4083</text:p>
          </table:table-cell>
          <table:table-cell office:value-type="float" office:value="132.9443" calcext:value-type="float">
            <text:p>132.9443</text:p>
          </table:table-cell>
          <table:table-cell office:value-type="float" office:value="0" calcext:value-type="float">
            <text:p>0</text:p>
          </table:table-cell>
          <table:table-cell office:value-type="float" office:value="0.4145064" calcext:value-type="float">
            <text:p>0.4145064</text:p>
          </table:table-cell>
          <table:table-cell office:value-type="float" office:value="0.4090426" calcext:value-type="float">
            <text:p>0.4090426</text:p>
          </table:table-cell>
          <table:table-cell office:value-type="float" office:value="0.40459" calcext:value-type="float">
            <text:p>0.40459</text:p>
          </table:table-cell>
          <table:table-cell office:value-type="float" office:value="0.3797724" calcext:value-type="float">
            <text:p>0.3797724</text:p>
          </table:table-cell>
          <table:table-cell office:value-type="float" office:value="0.20693" calcext:value-type="float">
            <text:p>0.20693</text:p>
          </table:table-cell>
          <table:table-cell office:value-type="float" office:value="0.1650251" calcext:value-type="float">
            <text:p>0.1650251</text:p>
          </table:table-cell>
          <table:table-cell office:value-type="float" office:value="0.220771" calcext:value-type="float">
            <text:p>0.220771</text:p>
          </table:table-cell>
          <table:table-cell office:value-type="float" office:value="0.2286969" calcext:value-type="float">
            <text:p>0.2286969</text:p>
          </table:table-cell>
          <table:table-cell office:value-type="float" office:value="0.2489258" calcext:value-type="float">
            <text:p>0.2489258</text:p>
          </table:table-cell>
          <table:table-cell office:value-type="float" office:value="0.3174852" calcext:value-type="float">
            <text:p>0.3174852</text:p>
          </table:table-cell>
          <table:table-cell office:value-type="float" office:value="0.3499812" calcext:value-type="float">
            <text:p>0.3499812</text:p>
          </table:table-cell>
          <table:table-cell office:value-type="float" office:value="0.381994" calcext:value-type="float">
            <text:p>0.381994</text:p>
          </table:table-cell>
          <table:table-cell office:value-type="float" office:value="0.4525738" calcext:value-type="float">
            <text:p>0.4525738</text:p>
          </table:table-cell>
          <table:table-cell office:value-type="float" office:value="0" calcext:value-type="float">
            <text:p>0</text:p>
          </table:table-cell>
          <table:table-cell office:value-type="float" office:value="1.838901E-015" calcext:value-type="float">
            <text:p>1.838901E-15</text:p>
          </table:table-cell>
          <table:table-cell office:value-type="float" office:value="1.956719E-015" calcext:value-type="float">
            <text:p>1.956719E-15</text:p>
          </table:table-cell>
          <table:table-cell office:value-type="float" office:value="1.967035E-015" calcext:value-type="float">
            <text:p>1.967035E-15</text:p>
          </table:table-cell>
          <table:table-cell office:value-type="float" office:value="9.508014E-016" calcext:value-type="float">
            <text:p>9.508014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7569" calcext:value-type="float">
            <text:p>-0.00507569</text:p>
          </table:table-cell>
          <table:table-cell office:value-type="float" office:value="-0.005238573" calcext:value-type="float">
            <text:p>-0.005238573</text:p>
          </table:table-cell>
          <table:table-cell office:value-type="float" office:value="-0.00551966" calcext:value-type="float">
            <text:p>-0.00551966</text:p>
          </table:table-cell>
          <table:table-cell office:value-type="float" office:value="-0.008593672" calcext:value-type="float">
            <text:p>-0.008593672</text:p>
          </table:table-cell>
          <table:table-cell office:value-type="float" office:value="-0.6221135" calcext:value-type="float">
            <text:p>-0.6221135</text:p>
          </table:table-cell>
          <table:table-cell office:value-type="float" office:value="-1.40257" calcext:value-type="float">
            <text:p>-1.40257</text:p>
          </table:table-cell>
          <table:table-cell office:value-type="float" office:value="-0.1287918" calcext:value-type="float">
            <text:p>-0.1287918</text:p>
          </table:table-cell>
          <table:table-cell office:value-type="float" office:value="-1.638529" calcext:value-type="float">
            <text:p>-1.638529</text:p>
          </table:table-cell>
          <table:table-cell office:value-type="float" office:value="-0.7163826" calcext:value-type="float">
            <text:p>-0.7163826</text:p>
          </table:table-cell>
          <table:table-cell office:value-type="float" office:value="-0.0893257" calcext:value-type="float">
            <text:p>-0.0893257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4816142" calcext:value-type="float">
            <text:p>-0.004816142</text:p>
          </table:table-cell>
          <table:table-cell office:value-type="float" office:value="-0.0008607967" calcext:value-type="float">
            <text:p>-0.00086079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1148" calcext:value-type="float">
            <text:p>-2.3111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453.1805" calcext:value-type="float">
            <text:p>453.1805</text:p>
          </table:table-cell>
          <table:table-cell office:value-type="float" office:value="410.4475" calcext:value-type="float">
            <text:p>410.447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59.8854" calcext:value-type="float">
            <text:p>959.8854</text:p>
          </table:table-cell>
          <table:table-cell office:value-type="float" office:value="132.1103" calcext:value-type="float">
            <text:p>132.1103</text:p>
          </table:table-cell>
          <table:table-cell office:value-type="float" office:value="0" calcext:value-type="float">
            <text:p>0</text:p>
          </table:table-cell>
          <table:table-cell office:value-type="float" office:value="0.3616888" calcext:value-type="float">
            <text:p>0.3616888</text:p>
          </table:table-cell>
          <table:table-cell office:value-type="float" office:value="0.3651831" calcext:value-type="float">
            <text:p>0.3651831</text:p>
          </table:table-cell>
          <table:table-cell office:value-type="float" office:value="0.3721673" calcext:value-type="float">
            <text:p>0.3721673</text:p>
          </table:table-cell>
          <table:table-cell office:value-type="float" office:value="0.3781403" calcext:value-type="float">
            <text:p>0.3781403</text:p>
          </table:table-cell>
          <table:table-cell office:value-type="float" office:value="0.2133642" calcext:value-type="float">
            <text:p>0.2133642</text:p>
          </table:table-cell>
          <table:table-cell office:value-type="float" office:value="0.1673408" calcext:value-type="float">
            <text:p>0.1673408</text:p>
          </table:table-cell>
          <table:table-cell office:value-type="float" office:value="0.2147502" calcext:value-type="float">
            <text:p>0.2147502</text:p>
          </table:table-cell>
          <table:table-cell office:value-type="float" office:value="0.2297571" calcext:value-type="float">
            <text:p>0.2297571</text:p>
          </table:table-cell>
          <table:table-cell office:value-type="float" office:value="0.2490202" calcext:value-type="float">
            <text:p>0.2490202</text:p>
          </table:table-cell>
          <table:table-cell office:value-type="float" office:value="0.3173819" calcext:value-type="float">
            <text:p>0.3173819</text:p>
          </table:table-cell>
          <table:table-cell office:value-type="float" office:value="0.3504364" calcext:value-type="float">
            <text:p>0.3504364</text:p>
          </table:table-cell>
          <table:table-cell office:value-type="float" office:value="0.3823073" calcext:value-type="float">
            <text:p>0.3823073</text:p>
          </table:table-cell>
          <table:table-cell office:value-type="float" office:value="0.4566272" calcext:value-type="float">
            <text:p>0.4566272</text:p>
          </table:table-cell>
          <table:table-cell office:value-type="float" office:value="0" calcext:value-type="float">
            <text:p>0</text:p>
          </table:table-cell>
          <table:table-cell office:value-type="float" office:value="1.838974E-015" calcext:value-type="float">
            <text:p>1.838974E-15</text:p>
          </table:table-cell>
          <table:table-cell office:value-type="float" office:value="1.956717E-015" calcext:value-type="float">
            <text:p>1.956717E-15</text:p>
          </table:table-cell>
          <table:table-cell office:value-type="float" office:value="1.967022E-015" calcext:value-type="float">
            <text:p>1.967022E-15</text:p>
          </table:table-cell>
          <table:table-cell office:value-type="float" office:value="9.508014E-016" calcext:value-type="float">
            <text:p>9.508014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5126" calcext:value-type="float">
            <text:p>-0.01115126</text:p>
          </table:table-cell>
          <table:table-cell office:value-type="float" office:value="-0.01050081" calcext:value-type="float">
            <text:p>-0.01050081</text:p>
          </table:table-cell>
          <table:table-cell office:value-type="float" office:value="-0.00933136" calcext:value-type="float">
            <text:p>-0.00933136</text:p>
          </table:table-cell>
          <table:table-cell office:value-type="float" office:value="-0.008483539" calcext:value-type="float">
            <text:p>-0.008483539</text:p>
          </table:table-cell>
          <table:table-cell office:value-type="float" office:value="-0.491442" calcext:value-type="float">
            <text:p>-0.491442</text:p>
          </table:table-cell>
          <table:table-cell office:value-type="float" office:value="-1.260429" calcext:value-type="float">
            <text:p>-1.260429</text:p>
          </table:table-cell>
          <table:table-cell office:value-type="float" office:value="-0.1568324" calcext:value-type="float">
            <text:p>-0.1568324</text:p>
          </table:table-cell>
          <table:table-cell office:value-type="float" office:value="-1.573417" calcext:value-type="float">
            <text:p>-1.573417</text:p>
          </table:table-cell>
          <table:table-cell office:value-type="float" office:value="-0.713848" calcext:value-type="float">
            <text:p>-0.713848</text:p>
          </table:table-cell>
          <table:table-cell office:value-type="float" office:value="-0.08960683" calcext:value-type="float">
            <text:p>-0.08960683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112167" calcext:value-type="float">
            <text:p>-0.0112167</text:p>
          </table:table-cell>
          <table:table-cell office:value-type="float" office:value="-0.0008370739" calcext:value-type="float">
            <text:p>-0.00083707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9511" calcext:value-type="float">
            <text:p>-2.3395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454.1328" calcext:value-type="float">
            <text:p>454.1328</text:p>
          </table:table-cell>
          <table:table-cell office:value-type="float" office:value="417.4108" calcext:value-type="float">
            <text:p>417.410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54.6918" calcext:value-type="float">
            <text:p>954.6918</text:p>
          </table:table-cell>
          <table:table-cell office:value-type="float" office:value="131.2931" calcext:value-type="float">
            <text:p>131.2931</text:p>
          </table:table-cell>
          <table:table-cell office:value-type="float" office:value="0" calcext:value-type="float">
            <text:p>0</text:p>
          </table:table-cell>
          <table:table-cell office:value-type="float" office:value="0.3094234" calcext:value-type="float">
            <text:p>0.3094234</text:p>
          </table:table-cell>
          <table:table-cell office:value-type="float" office:value="0.3223666" calcext:value-type="float">
            <text:p>0.3223666</text:p>
          </table:table-cell>
          <table:table-cell office:value-type="float" office:value="0.3364242" calcext:value-type="float">
            <text:p>0.3364242</text:p>
          </table:table-cell>
          <table:table-cell office:value-type="float" office:value="0.3432481" calcext:value-type="float">
            <text:p>0.3432481</text:p>
          </table:table-cell>
          <table:table-cell office:value-type="float" office:value="0.2190382" calcext:value-type="float">
            <text:p>0.2190382</text:p>
          </table:table-cell>
          <table:table-cell office:value-type="float" office:value="0.1695026" calcext:value-type="float">
            <text:p>0.1695026</text:p>
          </table:table-cell>
          <table:table-cell office:value-type="float" office:value="0.2093469" calcext:value-type="float">
            <text:p>0.2093469</text:p>
          </table:table-cell>
          <table:table-cell office:value-type="float" office:value="0.2308318" calcext:value-type="float">
            <text:p>0.2308318</text:p>
          </table:table-cell>
          <table:table-cell office:value-type="float" office:value="0.2491308" calcext:value-type="float">
            <text:p>0.2491308</text:p>
          </table:table-cell>
          <table:table-cell office:value-type="float" office:value="0.3172988" calcext:value-type="float">
            <text:p>0.3172988</text:p>
          </table:table-cell>
          <table:table-cell office:value-type="float" office:value="0.3508905" calcext:value-type="float">
            <text:p>0.3508905</text:p>
          </table:table-cell>
          <table:table-cell office:value-type="float" office:value="0.382513" calcext:value-type="float">
            <text:p>0.382513</text:p>
          </table:table-cell>
          <table:table-cell office:value-type="float" office:value="0.4603655" calcext:value-type="float">
            <text:p>0.4603655</text:p>
          </table:table-cell>
          <table:table-cell office:value-type="float" office:value="0" calcext:value-type="float">
            <text:p>0</text:p>
          </table:table-cell>
          <table:table-cell office:value-type="float" office:value="1.83903E-015" calcext:value-type="float">
            <text:p>1.83903E-15</text:p>
          </table:table-cell>
          <table:table-cell office:value-type="float" office:value="1.956716E-015" calcext:value-type="float">
            <text:p>1.956716E-15</text:p>
          </table:table-cell>
          <table:table-cell office:value-type="float" office:value="1.967011E-015" calcext:value-type="float">
            <text:p>1.967011E-15</text:p>
          </table:table-cell>
          <table:table-cell office:value-type="float" office:value="9.508012E-016" calcext:value-type="float">
            <text:p>9.508012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95696" calcext:value-type="float">
            <text:p>-0.02895696</text:p>
          </table:table-cell>
          <table:table-cell office:value-type="float" office:value="-0.02252048" calcext:value-type="float">
            <text:p>-0.02252048</text:p>
          </table:table-cell>
          <table:table-cell office:value-type="float" office:value="-0.01729365" calcext:value-type="float">
            <text:p>-0.01729365</text:p>
          </table:table-cell>
          <table:table-cell office:value-type="float" office:value="-0.01530476" calcext:value-type="float">
            <text:p>-0.01530476</text:p>
          </table:table-cell>
          <table:table-cell office:value-type="float" office:value="-0.4015903" calcext:value-type="float">
            <text:p>-0.4015903</text:p>
          </table:table-cell>
          <table:table-cell office:value-type="float" office:value="-1.14239" calcext:value-type="float">
            <text:p>-1.14239</text:p>
          </table:table-cell>
          <table:table-cell office:value-type="float" office:value="-0.1880479" calcext:value-type="float">
            <text:p>-0.1880479</text:p>
          </table:table-cell>
          <table:table-cell office:value-type="float" office:value="-1.510301" calcext:value-type="float">
            <text:p>-1.510301</text:p>
          </table:table-cell>
          <table:table-cell office:value-type="float" office:value="-0.7108922" calcext:value-type="float">
            <text:p>-0.7108922</text:p>
          </table:table-cell>
          <table:table-cell office:value-type="float" office:value="-0.08983347" calcext:value-type="float">
            <text:p>-0.08983347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3157692" calcext:value-type="float">
            <text:p>-0.03157692</text:p>
          </table:table-cell>
          <table:table-cell office:value-type="float" office:value="-0.0007501153" calcext:value-type="float">
            <text:p>-0.00075011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5105" calcext:value-type="float">
            <text:p>-2.3651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454.1328" calcext:value-type="float">
            <text:p>454.1328</text:p>
          </table:table-cell>
          <table:table-cell office:value-type="float" office:value="424.0443" calcext:value-type="float">
            <text:p>424.0443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8.4815" calcext:value-type="float">
            <text:p>948.4815</text:p>
          </table:table-cell>
          <table:table-cell office:value-type="float" office:value="130.8698" calcext:value-type="float">
            <text:p>130.8698</text:p>
          </table:table-cell>
          <table:table-cell office:value-type="float" office:value="0" calcext:value-type="float">
            <text:p>0</text:p>
          </table:table-cell>
          <table:table-cell office:value-type="float" office:value="0.2236449" calcext:value-type="float">
            <text:p>0.2236449</text:p>
          </table:table-cell>
          <table:table-cell office:value-type="float" office:value="0.2754446" calcext:value-type="float">
            <text:p>0.2754446</text:p>
          </table:table-cell>
          <table:table-cell office:value-type="float" office:value="0.3001401" calcext:value-type="float">
            <text:p>0.3001401</text:p>
          </table:table-cell>
          <table:table-cell office:value-type="float" office:value="0.307843" calcext:value-type="float">
            <text:p>0.307843</text:p>
          </table:table-cell>
          <table:table-cell office:value-type="float" office:value="0.2214786" calcext:value-type="float">
            <text:p>0.2214786</text:p>
          </table:table-cell>
          <table:table-cell office:value-type="float" office:value="0.1714673" calcext:value-type="float">
            <text:p>0.1714673</text:p>
          </table:table-cell>
          <table:table-cell office:value-type="float" office:value="0.2034602" calcext:value-type="float">
            <text:p>0.2034602</text:p>
          </table:table-cell>
          <table:table-cell office:value-type="float" office:value="0.2318124" calcext:value-type="float">
            <text:p>0.2318124</text:p>
          </table:table-cell>
          <table:table-cell office:value-type="float" office:value="0.2492141" calcext:value-type="float">
            <text:p>0.2492141</text:p>
          </table:table-cell>
          <table:table-cell office:value-type="float" office:value="0.3171548" calcext:value-type="float">
            <text:p>0.3171548</text:p>
          </table:table-cell>
          <table:table-cell office:value-type="float" office:value="0.3512389" calcext:value-type="float">
            <text:p>0.3512389</text:p>
          </table:table-cell>
          <table:table-cell office:value-type="float" office:value="0.3825858" calcext:value-type="float">
            <text:p>0.3825858</text:p>
          </table:table-cell>
          <table:table-cell office:value-type="float" office:value="0.4622479" calcext:value-type="float">
            <text:p>0.4622479</text:p>
          </table:table-cell>
          <table:table-cell office:value-type="float" office:value="0" calcext:value-type="float">
            <text:p>0</text:p>
          </table:table-cell>
          <table:table-cell office:value-type="float" office:value="1.83906E-015" calcext:value-type="float">
            <text:p>1.83906E-15</text:p>
          </table:table-cell>
          <table:table-cell office:value-type="float" office:value="1.956704E-015" calcext:value-type="float">
            <text:p>1.956704E-15</text:p>
          </table:table-cell>
          <table:table-cell office:value-type="float" office:value="1.96701E-015" calcext:value-type="float">
            <text:p>1.96701E-15</text:p>
          </table:table-cell>
          <table:table-cell office:value-type="float" office:value="9.508013E-016" calcext:value-type="float">
            <text:p>9.508013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44257" calcext:value-type="float">
            <text:p>-0.3344257</text:p>
          </table:table-cell>
          <table:table-cell office:value-type="float" office:value="-0.06858579" calcext:value-type="float">
            <text:p>-0.06858579</text:p>
          </table:table-cell>
          <table:table-cell office:value-type="float" office:value="-0.03526268" calcext:value-type="float">
            <text:p>-0.03526268</text:p>
          </table:table-cell>
          <table:table-cell office:value-type="float" office:value="-0.02977887" calcext:value-type="float">
            <text:p>-0.02977887</text:p>
          </table:table-cell>
          <table:table-cell office:value-type="float" office:value="-0.3685082" calcext:value-type="float">
            <text:p>-0.3685082</text:p>
          </table:table-cell>
          <table:table-cell office:value-type="float" office:value="-1.045742" calcext:value-type="float">
            <text:p>-1.045742</text:p>
          </table:table-cell>
          <table:table-cell office:value-type="float" office:value="-0.2304258" calcext:value-type="float">
            <text:p>-0.2304258</text:p>
          </table:table-cell>
          <table:table-cell office:value-type="float" office:value="-1.455148" calcext:value-type="float">
            <text:p>-1.455148</text:p>
          </table:table-cell>
          <table:table-cell office:value-type="float" office:value="-0.708674" calcext:value-type="float">
            <text:p>-0.708674</text:p>
          </table:table-cell>
          <table:table-cell office:value-type="float" office:value="-0.09022778" calcext:value-type="float">
            <text:p>-0.09022778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7076549" calcext:value-type="float">
            <text:p>-0.7076549</text:p>
          </table:table-cell>
          <table:table-cell office:value-type="float" office:value="-0.0006364575" calcext:value-type="float">
            <text:p>-0.00063645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1495" calcext:value-type="float">
            <text:p>-2.3814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457.5619" calcext:value-type="float">
            <text:p>457.5619</text:p>
          </table:table-cell>
          <table:table-cell office:value-type="float" office:value="430.4289" calcext:value-type="float">
            <text:p>430.4289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5.5013" calcext:value-type="float">
            <text:p>945.5013</text:p>
          </table:table-cell>
          <table:table-cell office:value-type="float" office:value="130.8941" calcext:value-type="float">
            <text:p>130.8941</text:p>
          </table:table-cell>
          <table:table-cell office:value-type="float" office:value="0" calcext:value-type="float">
            <text:p>0</text:p>
          </table:table-cell>
          <table:table-cell office:value-type="float" office:value="0.3776353" calcext:value-type="float">
            <text:p>0.3776353</text:p>
          </table:table-cell>
          <table:table-cell office:value-type="float" office:value="0.2367399" calcext:value-type="float">
            <text:p>0.2367399</text:p>
          </table:table-cell>
          <table:table-cell office:value-type="float" office:value="0.2677521" calcext:value-type="float">
            <text:p>0.2677521</text:p>
          </table:table-cell>
          <table:table-cell office:value-type="float" office:value="0.2751959" calcext:value-type="float">
            <text:p>0.2751959</text:p>
          </table:table-cell>
          <table:table-cell office:value-type="float" office:value="0.2206746" calcext:value-type="float">
            <text:p>0.2206746</text:p>
          </table:table-cell>
          <table:table-cell office:value-type="float" office:value="0.1731087" calcext:value-type="float">
            <text:p>0.1731087</text:p>
          </table:table-cell>
          <table:table-cell office:value-type="float" office:value="0.1974859" calcext:value-type="float">
            <text:p>0.1974859</text:p>
          </table:table-cell>
          <table:table-cell office:value-type="float" office:value="0.2327012" calcext:value-type="float">
            <text:p>0.2327012</text:p>
          </table:table-cell>
          <table:table-cell office:value-type="float" office:value="0.2492504" calcext:value-type="float">
            <text:p>0.2492504</text:p>
          </table:table-cell>
          <table:table-cell office:value-type="float" office:value="0.3169463" calcext:value-type="float">
            <text:p>0.3169463</text:p>
          </table:table-cell>
          <table:table-cell office:value-type="float" office:value="0.3514809" calcext:value-type="float">
            <text:p>0.3514809</text:p>
          </table:table-cell>
          <table:table-cell office:value-type="float" office:value="0.3825595" calcext:value-type="float">
            <text:p>0.382559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9062E-015" calcext:value-type="float">
            <text:p>1.839062E-15</text:p>
          </table:table-cell>
          <table:table-cell office:value-type="float" office:value="1.956704E-015" calcext:value-type="float">
            <text:p>1.956704E-15</text:p>
          </table:table-cell>
          <table:table-cell office:value-type="float" office:value="1.96701E-015" calcext:value-type="float">
            <text:p>1.96701E-15</text:p>
          </table:table-cell>
          <table:table-cell office:value-type="float" office:value="9.508014E-016" calcext:value-type="float">
            <text:p>9.508014E-16</text:p>
          </table:table-cell>
          <table:table-cell office:value-type="float" office:value="1.022359E-015" calcext:value-type="float">
            <text:p>1.02235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2775" calcext:value-type="float">
            <text:p>-0.03182775</text:p>
          </table:table-cell>
          <table:table-cell office:value-type="float" office:value="-0.2211041" calcext:value-type="float">
            <text:p>-0.2211041</text:p>
          </table:table-cell>
          <table:table-cell office:value-type="float" office:value="-0.08498802" calcext:value-type="float">
            <text:p>-0.08498802</text:p>
          </table:table-cell>
          <table:table-cell office:value-type="float" office:value="-0.06874037" calcext:value-type="float">
            <text:p>-0.06874037</text:p>
          </table:table-cell>
          <table:table-cell office:value-type="float" office:value="-0.3787865" calcext:value-type="float">
            <text:p>-0.3787865</text:p>
          </table:table-cell>
          <table:table-cell office:value-type="float" office:value="-0.9720146" calcext:value-type="float">
            <text:p>-0.9720146</text:p>
          </table:table-cell>
          <table:table-cell office:value-type="float" office:value="-0.2848711" calcext:value-type="float">
            <text:p>-0.2848711</text:p>
          </table:table-cell>
          <table:table-cell office:value-type="float" office:value="-1.407086" calcext:value-type="float">
            <text:p>-1.407086</text:p>
          </table:table-cell>
          <table:table-cell office:value-type="float" office:value="-0.7077059" calcext:value-type="float">
            <text:p>-0.7077059</text:p>
          </table:table-cell>
          <table:table-cell office:value-type="float" office:value="-0.0908008" calcext:value-type="float">
            <text:p>-0.0908008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3512446" calcext:value-type="float">
            <text:p>-0.003512446</text:p>
          </table:table-cell>
          <table:table-cell office:value-type="float" office:value="-0.0003326914" calcext:value-type="float">
            <text:p>-0.000332691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0436" calcext:value-type="float">
            <text:p>-2.3904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467.8491" calcext:value-type="float">
            <text:p>467.8491</text:p>
          </table:table-cell>
          <table:table-cell office:value-type="float" office:value="436.7019" calcext:value-type="float">
            <text:p>436.7019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9.3443" calcext:value-type="float">
            <text:p>949.3443</text:p>
          </table:table-cell>
          <table:table-cell office:value-type="float" office:value="131.065" calcext:value-type="float">
            <text:p>131.065</text:p>
          </table:table-cell>
          <table:table-cell office:value-type="float" office:value="0" calcext:value-type="float">
            <text:p>0</text:p>
          </table:table-cell>
          <table:table-cell office:value-type="float" office:value="0.3584715" calcext:value-type="float">
            <text:p>0.3584715</text:p>
          </table:table-cell>
          <table:table-cell office:value-type="float" office:value="0.3612182" calcext:value-type="float">
            <text:p>0.3612182</text:p>
          </table:table-cell>
          <table:table-cell office:value-type="float" office:value="0.2735706" calcext:value-type="float">
            <text:p>0.2735706</text:p>
          </table:table-cell>
          <table:table-cell office:value-type="float" office:value="0.2605001" calcext:value-type="float">
            <text:p>0.2605001</text:p>
          </table:table-cell>
          <table:table-cell office:value-type="float" office:value="0.2235898" calcext:value-type="float">
            <text:p>0.2235898</text:p>
          </table:table-cell>
          <table:table-cell office:value-type="float" office:value="0.1749308" calcext:value-type="float">
            <text:p>0.1749308</text:p>
          </table:table-cell>
          <table:table-cell office:value-type="float" office:value="0.1951551" calcext:value-type="float">
            <text:p>0.1951551</text:p>
          </table:table-cell>
          <table:table-cell office:value-type="float" office:value="0.2336162" calcext:value-type="float">
            <text:p>0.2336162</text:p>
          </table:table-cell>
          <table:table-cell office:value-type="float" office:value="0.2494017" calcext:value-type="float">
            <text:p>0.2494017</text:p>
          </table:table-cell>
          <table:table-cell office:value-type="float" office:value="0.3168851" calcext:value-type="float">
            <text:p>0.3168851</text:p>
          </table:table-cell>
          <table:table-cell office:value-type="float" office:value="0.3518876" calcext:value-type="float">
            <text:p>0.3518876</text:p>
          </table:table-cell>
          <table:table-cell office:value-type="float" office:value="0.3826205" calcext:value-type="float">
            <text:p>0.382620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9024E-015" calcext:value-type="float">
            <text:p>1.839024E-15</text:p>
          </table:table-cell>
          <table:table-cell office:value-type="float" office:value="1.95671E-015" calcext:value-type="float">
            <text:p>1.95671E-15</text:p>
          </table:table-cell>
          <table:table-cell office:value-type="float" office:value="1.967009E-015" calcext:value-type="float">
            <text:p>1.967009E-15</text:p>
          </table:table-cell>
          <table:table-cell office:value-type="float" office:value="9.508068E-016" calcext:value-type="float">
            <text:p>9.508068E-16</text:p>
          </table:table-cell>
          <table:table-cell office:value-type="float" office:value="1.022364E-015" calcext:value-type="float">
            <text:p>1.022364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60909" calcext:value-type="float">
            <text:p>-0.01160909</text:p>
          </table:table-cell>
          <table:table-cell office:value-type="float" office:value="-0.0111199" calcext:value-type="float">
            <text:p>-0.0111199</text:p>
          </table:table-cell>
          <table:table-cell office:value-type="float" office:value="-0.07259015" calcext:value-type="float">
            <text:p>-0.07259015</text:p>
          </table:table-cell>
          <table:table-cell office:value-type="float" office:value="-0.1052179" calcext:value-type="float">
            <text:p>-0.1052179</text:p>
          </table:table-cell>
          <table:table-cell office:value-type="float" office:value="-0.3424238" calcext:value-type="float">
            <text:p>-0.3424238</text:p>
          </table:table-cell>
          <table:table-cell office:value-type="float" office:value="-0.8971639" calcext:value-type="float">
            <text:p>-0.8971639</text:p>
          </table:table-cell>
          <table:table-cell office:value-type="float" office:value="-0.3101245" calcext:value-type="float">
            <text:p>-0.3101245</text:p>
          </table:table-cell>
          <table:table-cell office:value-type="float" office:value="-1.359496" calcext:value-type="float">
            <text:p>-1.359496</text:p>
          </table:table-cell>
          <table:table-cell office:value-type="float" office:value="-0.7037137" calcext:value-type="float">
            <text:p>-0.7037137</text:p>
          </table:table-cell>
          <table:table-cell office:value-type="float" office:value="-0.09097131" calcext:value-type="float">
            <text:p>-0.09097131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1178803" calcext:value-type="float">
            <text:p>-0.01178803</text:p>
          </table:table-cell>
          <table:table-cell office:value-type="float" office:value="-0.0001896438" calcext:value-type="float">
            <text:p>-0.00018964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7954" calcext:value-type="float">
            <text:p>-2.39795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467.8491" calcext:value-type="float">
            <text:p>467.8491</text:p>
          </table:table-cell>
          <table:table-cell office:value-type="float" office:value="442.4455" calcext:value-type="float">
            <text:p>442.445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4.3071" calcext:value-type="float">
            <text:p>944.3071</text:p>
          </table:table-cell>
          <table:table-cell office:value-type="float" office:value="130.3581" calcext:value-type="float">
            <text:p>130.3581</text:p>
          </table:table-cell>
          <table:table-cell office:value-type="float" office:value="0" calcext:value-type="float">
            <text:p>0</text:p>
          </table:table-cell>
          <table:table-cell office:value-type="float" office:value="0.2545721" calcext:value-type="float">
            <text:p>0.2545721</text:p>
          </table:table-cell>
          <table:table-cell office:value-type="float" office:value="0.2758823" calcext:value-type="float">
            <text:p>0.2758823</text:p>
          </table:table-cell>
          <table:table-cell office:value-type="float" office:value="0.2658226" calcext:value-type="float">
            <text:p>0.2658226</text:p>
          </table:table-cell>
          <table:table-cell office:value-type="float" office:value="0.2488915" calcext:value-type="float">
            <text:p>0.2488915</text:p>
          </table:table-cell>
          <table:table-cell office:value-type="float" office:value="0.2223161" calcext:value-type="float">
            <text:p>0.2223161</text:p>
          </table:table-cell>
          <table:table-cell office:value-type="float" office:value="0.1764897" calcext:value-type="float">
            <text:p>0.1764897</text:p>
          </table:table-cell>
          <table:table-cell office:value-type="float" office:value="0.1916847" calcext:value-type="float">
            <text:p>0.1916847</text:p>
          </table:table-cell>
          <table:table-cell office:value-type="float" office:value="0.2344766" calcext:value-type="float">
            <text:p>0.2344766</text:p>
          </table:table-cell>
          <table:table-cell office:value-type="float" office:value="0.2495347" calcext:value-type="float">
            <text:p>0.2495347</text:p>
          </table:table-cell>
          <table:table-cell office:value-type="float" office:value="0.3167591" calcext:value-type="float">
            <text:p>0.3167591</text:p>
          </table:table-cell>
          <table:table-cell office:value-type="float" office:value="0.3521966" calcext:value-type="float">
            <text:p>0.3521966</text:p>
          </table:table-cell>
          <table:table-cell office:value-type="float" office:value="0.3829022" calcext:value-type="float">
            <text:p>0.3829022</text:p>
          </table:table-cell>
          <table:table-cell office:value-type="float" office:value="0.4522162" calcext:value-type="float">
            <text:p>0.4522162</text:p>
          </table:table-cell>
          <table:table-cell office:value-type="float" office:value="0" calcext:value-type="float">
            <text:p>0</text:p>
          </table:table-cell>
          <table:table-cell office:value-type="float" office:value="1.838959E-015" calcext:value-type="float">
            <text:p>1.838959E-15</text:p>
          </table:table-cell>
          <table:table-cell office:value-type="float" office:value="1.956711E-015" calcext:value-type="float">
            <text:p>1.956711E-15</text:p>
          </table:table-cell>
          <table:table-cell office:value-type="float" office:value="1.967014E-015" calcext:value-type="float">
            <text:p>1.967014E-15</text:p>
          </table:table-cell>
          <table:table-cell office:value-type="float" office:value="9.508063E-016" calcext:value-type="float">
            <text:p>9.508063E-16</text:p>
          </table:table-cell>
          <table:table-cell office:value-type="float" office:value="1.022379E-015" calcext:value-type="float">
            <text:p>1.02237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6274" calcext:value-type="float">
            <text:p>-0.1236274</text:p>
          </table:table-cell>
          <table:table-cell office:value-type="float" office:value="-0.06724149" calcext:value-type="float">
            <text:p>-0.06724149</text:p>
          </table:table-cell>
          <table:table-cell office:value-type="float" office:value="-0.09000921" calcext:value-type="float">
            <text:p>-0.09000921</text:p>
          </table:table-cell>
          <table:table-cell office:value-type="float" office:value="-0.1495381" calcext:value-type="float">
            <text:p>-0.1495381</text:p>
          </table:table-cell>
          <table:table-cell office:value-type="float" office:value="-0.3573144" calcext:value-type="float">
            <text:p>-0.3573144</text:p>
          </table:table-cell>
          <table:table-cell office:value-type="float" office:value="-0.8381191" calcext:value-type="float">
            <text:p>-0.8381191</text:p>
          </table:table-cell>
          <table:table-cell office:value-type="float" office:value="-0.3524124" calcext:value-type="float">
            <text:p>-0.3524124</text:p>
          </table:table-cell>
          <table:table-cell office:value-type="float" office:value="-1.316354" calcext:value-type="float">
            <text:p>-1.316354</text:p>
          </table:table-cell>
          <table:table-cell office:value-type="float" office:value="-0.7002145" calcext:value-type="float">
            <text:p>-0.7002145</text:p>
          </table:table-cell>
          <table:table-cell office:value-type="float" office:value="-0.09132072" calcext:value-type="float">
            <text:p>-0.09132072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1452053" calcext:value-type="float">
            <text:p>-0.1452053</text:p>
          </table:table-cell>
          <table:table-cell office:value-type="float" office:value="-0.0001473827" calcext:value-type="float">
            <text:p>-0.00014738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3278" calcext:value-type="float">
            <text:p>-2.3032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473.7546" calcext:value-type="float">
            <text:p>473.7546</text:p>
          </table:table-cell>
          <table:table-cell office:value-type="float" office:value="448.1284" calcext:value-type="float">
            <text:p>448.1284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5.326" calcext:value-type="float">
            <text:p>945.326</text:p>
          </table:table-cell>
          <table:table-cell office:value-type="float" office:value="129.5617" calcext:value-type="float">
            <text:p>129.5617</text:p>
          </table:table-cell>
          <table:table-cell office:value-type="float" office:value="0" calcext:value-type="float">
            <text:p>0</text:p>
          </table:table-cell>
          <table:table-cell office:value-type="float" office:value="0.5980039" calcext:value-type="float">
            <text:p>0.5980039</text:p>
          </table:table-cell>
          <table:table-cell office:value-type="float" office:value="0.239161" calcext:value-type="float">
            <text:p>0.239161</text:p>
          </table:table-cell>
          <table:table-cell office:value-type="float" office:value="0.2410135" calcext:value-type="float">
            <text:p>0.2410135</text:p>
          </table:table-cell>
          <table:table-cell office:value-type="float" office:value="0.2343114" calcext:value-type="float">
            <text:p>0.2343114</text:p>
          </table:table-cell>
          <table:table-cell office:value-type="float" office:value="0.2163831" calcext:value-type="float">
            <text:p>0.2163831</text:p>
          </table:table-cell>
          <table:table-cell office:value-type="float" office:value="0.1775319" calcext:value-type="float">
            <text:p>0.1775319</text:p>
          </table:table-cell>
          <table:table-cell office:value-type="float" office:value="0.1878018" calcext:value-type="float">
            <text:p>0.1878018</text:p>
          </table:table-cell>
          <table:table-cell office:value-type="float" office:value="0.2352472" calcext:value-type="float">
            <text:p>0.2352472</text:p>
          </table:table-cell>
          <table:table-cell office:value-type="float" office:value="0.2495852" calcext:value-type="float">
            <text:p>0.2495852</text:p>
          </table:table-cell>
          <table:table-cell office:value-type="float" office:value="0.3165148" calcext:value-type="float">
            <text:p>0.3165148</text:p>
          </table:table-cell>
          <table:table-cell office:value-type="float" office:value="0.3523514" calcext:value-type="float">
            <text:p>0.3523514</text:p>
          </table:table-cell>
          <table:table-cell office:value-type="float" office:value="0.3830704" calcext:value-type="float">
            <text:p>0.3830704</text:p>
          </table:table-cell>
          <table:table-cell office:value-type="float" office:value="0.4571228" calcext:value-type="float">
            <text:p>0.4571228</text:p>
          </table:table-cell>
          <table:table-cell office:value-type="float" office:value="0.00005621868" calcext:value-type="float">
            <text:p>5.621868E-05</text:p>
          </table:table-cell>
          <table:table-cell office:value-type="float" office:value="1.838871E-015" calcext:value-type="float">
            <text:p>1.838871E-15</text:p>
          </table:table-cell>
          <table:table-cell office:value-type="float" office:value="1.956719E-015" calcext:value-type="float">
            <text:p>1.956719E-15</text:p>
          </table:table-cell>
          <table:table-cell office:value-type="float" office:value="1.967015E-015" calcext:value-type="float">
            <text:p>1.967015E-15</text:p>
          </table:table-cell>
          <table:table-cell office:value-type="float" office:value="9.508085E-016" calcext:value-type="float">
            <text:p>9.508085E-16</text:p>
          </table:table-cell>
          <table:table-cell office:value-type="float" office:value="1.022396E-015" calcext:value-type="float">
            <text:p>1.022396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88016" calcext:value-type="float">
            <text:p>-0.001288016</text:p>
          </table:table-cell>
          <table:table-cell office:value-type="float" office:value="-0.2981985" calcext:value-type="float">
            <text:p>-0.2981985</text:p>
          </table:table-cell>
          <table:table-cell office:value-type="float" office:value="-0.1910762" calcext:value-type="float">
            <text:p>-0.1910762</text:p>
          </table:table-cell>
          <table:table-cell office:value-type="float" office:value="-0.237858" calcext:value-type="float">
            <text:p>-0.237858</text:p>
          </table:table-cell>
          <table:table-cell office:value-type="float" office:value="-0.4396686" calcext:value-type="float">
            <text:p>-0.4396686</text:p>
          </table:table-cell>
          <table:table-cell office:value-type="float" office:value="-0.8010159" calcext:value-type="float">
            <text:p>-0.8010159</text:p>
          </table:table-cell>
          <table:table-cell office:value-type="float" office:value="-0.4096645" calcext:value-type="float">
            <text:p>-0.4096645</text:p>
          </table:table-cell>
          <table:table-cell office:value-type="float" office:value="-1.278963" calcext:value-type="float">
            <text:p>-1.278963</text:p>
          </table:table-cell>
          <table:table-cell office:value-type="float" office:value="-0.6988834" calcext:value-type="float">
            <text:p>-0.6988834</text:p>
          </table:table-cell>
          <table:table-cell office:value-type="float" office:value="-0.09199872" calcext:value-type="float">
            <text:p>-0.09199872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01725624" calcext:value-type="float">
            <text:p>-1.72562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8542" calcext:value-type="float">
            <text:p>-2.33854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492.4871" calcext:value-type="float">
            <text:p>492.4871</text:p>
          </table:table-cell>
          <table:table-cell office:value-type="float" office:value="454.0786" calcext:value-type="float">
            <text:p>454.0786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58.4568" calcext:value-type="float">
            <text:p>958.4568</text:p>
          </table:table-cell>
          <table:table-cell office:value-type="float" office:value="129.2134" calcext:value-type="float">
            <text:p>129.2134</text:p>
          </table:table-cell>
          <table:table-cell office:value-type="float" office:value="0" calcext:value-type="float">
            <text:p>0</text:p>
          </table:table-cell>
          <table:table-cell office:value-type="float" office:value="0.4335077" calcext:value-type="float">
            <text:p>0.4335077</text:p>
          </table:table-cell>
          <table:table-cell office:value-type="float" office:value="0.428561" calcext:value-type="float">
            <text:p>0.428561</text:p>
          </table:table-cell>
          <table:table-cell office:value-type="float" office:value="0.2808728" calcext:value-type="float">
            <text:p>0.2808728</text:p>
          </table:table-cell>
          <table:table-cell office:value-type="float" office:value="0.2489219" calcext:value-type="float">
            <text:p>0.2489219</text:p>
          </table:table-cell>
          <table:table-cell office:value-type="float" office:value="0.2200328" calcext:value-type="float">
            <text:p>0.2200328</text:p>
          </table:table-cell>
          <table:table-cell office:value-type="float" office:value="0.1792515" calcext:value-type="float">
            <text:p>0.1792515</text:p>
          </table:table-cell>
          <table:table-cell office:value-type="float" office:value="0.2352456" calcext:value-type="float">
            <text:p>0.2352456</text:p>
          </table:table-cell>
          <table:table-cell office:value-type="float" office:value="0.2362167" calcext:value-type="float">
            <text:p>0.2362167</text:p>
          </table:table-cell>
          <table:table-cell office:value-type="float" office:value="0.2497505" calcext:value-type="float">
            <text:p>0.2497505</text:p>
          </table:table-cell>
          <table:table-cell office:value-type="float" office:value="0.3164791" calcext:value-type="float">
            <text:p>0.3164791</text:p>
          </table:table-cell>
          <table:table-cell office:value-type="float" office:value="0.3527406" calcext:value-type="float">
            <text:p>0.3527406</text:p>
          </table:table-cell>
          <table:table-cell office:value-type="float" office:value="0.3832659" calcext:value-type="float">
            <text:p>0.3832659</text:p>
          </table:table-cell>
          <table:table-cell office:value-type="float" office:value="0.46117" calcext:value-type="float">
            <text:p>0.46117</text:p>
          </table:table-cell>
          <table:table-cell office:value-type="float" office:value="0" calcext:value-type="float">
            <text:p>0</text:p>
          </table:table-cell>
          <table:table-cell office:value-type="float" office:value="1.838763E-015" calcext:value-type="float">
            <text:p>1.838763E-15</text:p>
          </table:table-cell>
          <table:table-cell office:value-type="float" office:value="1.956733E-015" calcext:value-type="float">
            <text:p>1.956733E-15</text:p>
          </table:table-cell>
          <table:table-cell office:value-type="float" office:value="1.967011E-015" calcext:value-type="float">
            <text:p>1.967011E-15</text:p>
          </table:table-cell>
          <table:table-cell office:value-type="float" office:value="9.508152E-016" calcext:value-type="float">
            <text:p>9.508152E-16</text:p>
          </table:table-cell>
          <table:table-cell office:value-type="float" office:value="1.022412E-015" calcext:value-type="float">
            <text:p>1.022412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68551" calcext:value-type="float">
            <text:p>-0.003868551</text:p>
          </table:table-cell>
          <table:table-cell office:value-type="float" office:value="-0.004063591" calcext:value-type="float">
            <text:p>-0.004063591</text:p>
          </table:table-cell>
          <table:table-cell office:value-type="float" office:value="-0.05935222" calcext:value-type="float">
            <text:p>-0.05935222</text:p>
          </table:table-cell>
          <table:table-cell office:value-type="float" office:value="-0.1495209" calcext:value-type="float">
            <text:p>-0.1495209</text:p>
          </table:table-cell>
          <table:table-cell office:value-type="float" office:value="-0.3870865" calcext:value-type="float">
            <text:p>-0.3870865</text:p>
          </table:table-cell>
          <table:table-cell office:value-type="float" office:value="-0.744229" calcext:value-type="float">
            <text:p>-0.744229</text:p>
          </table:table-cell>
          <table:table-cell office:value-type="float" office:value="-0.08192264" calcext:value-type="float">
            <text:p>-0.08192264</text:p>
          </table:table-cell>
          <table:table-cell office:value-type="float" office:value="-1.233768" calcext:value-type="float">
            <text:p>-1.233768</text:p>
          </table:table-cell>
          <table:table-cell office:value-type="float" office:value="-0.6945835" calcext:value-type="float">
            <text:p>-0.6945835</text:p>
          </table:table-cell>
          <table:table-cell office:value-type="float" office:value="-0.09210398" calcext:value-type="float">
            <text:p>-0.09210398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3270025" calcext:value-type="float">
            <text:p>-0.003270025</text:p>
          </table:table-cell>
          <table:table-cell office:value-type="float" office:value="0.0001354981" calcext:value-type="float">
            <text:p>0.000135498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6383" calcext:value-type="float">
            <text:p>-2.3663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496.0432" calcext:value-type="float">
            <text:p>496.0432</text:p>
          </table:table-cell>
          <table:table-cell office:value-type="float" office:value="460.3987" calcext:value-type="float">
            <text:p>460.3987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55.8602" calcext:value-type="float">
            <text:p>955.8602</text:p>
          </table:table-cell>
          <table:table-cell office:value-type="float" office:value="129.0458" calcext:value-type="float">
            <text:p>129.0458</text:p>
          </table:table-cell>
          <table:table-cell office:value-type="float" office:value="0" calcext:value-type="float">
            <text:p>0</text:p>
          </table:table-cell>
          <table:table-cell office:value-type="float" office:value="0.3606705" calcext:value-type="float">
            <text:p>0.3606705</text:p>
          </table:table-cell>
          <table:table-cell office:value-type="float" office:value="0.3592609" calcext:value-type="float">
            <text:p>0.3592609</text:p>
          </table:table-cell>
          <table:table-cell office:value-type="float" office:value="0.3075691" calcext:value-type="float">
            <text:p>0.3075691</text:p>
          </table:table-cell>
          <table:table-cell office:value-type="float" office:value="0.2447928" calcext:value-type="float">
            <text:p>0.2447928</text:p>
          </table:table-cell>
          <table:table-cell office:value-type="float" office:value="0.2207046" calcext:value-type="float">
            <text:p>0.2207046</text:p>
          </table:table-cell>
          <table:table-cell office:value-type="float" office:value="0.1808825" calcext:value-type="float">
            <text:p>0.1808825</text:p>
          </table:table-cell>
          <table:table-cell office:value-type="float" office:value="0.2291311" calcext:value-type="float">
            <text:p>0.2291311</text:p>
          </table:table-cell>
          <table:table-cell office:value-type="float" office:value="0.237146" calcext:value-type="float">
            <text:p>0.237146</text:p>
          </table:table-cell>
          <table:table-cell office:value-type="float" office:value="0.2499159" calcext:value-type="float">
            <text:p>0.2499159</text:p>
          </table:table-cell>
          <table:table-cell office:value-type="float" office:value="0.3164299" calcext:value-type="float">
            <text:p>0.3164299</text:p>
          </table:table-cell>
          <table:table-cell office:value-type="float" office:value="0.3530994" calcext:value-type="float">
            <text:p>0.3530994</text:p>
          </table:table-cell>
          <table:table-cell office:value-type="float" office:value="0.3833711" calcext:value-type="float">
            <text:p>0.383371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8666E-015" calcext:value-type="float">
            <text:p>1.838666E-15</text:p>
          </table:table-cell>
          <table:table-cell office:value-type="float" office:value="1.956743E-015" calcext:value-type="float">
            <text:p>1.956743E-15</text:p>
          </table:table-cell>
          <table:table-cell office:value-type="float" office:value="1.96701E-015" calcext:value-type="float">
            <text:p>1.96701E-15</text:p>
          </table:table-cell>
          <table:table-cell office:value-type="float" office:value="9.508213E-016" calcext:value-type="float">
            <text:p>9.508213E-16</text:p>
          </table:table-cell>
          <table:table-cell office:value-type="float" office:value="1.022428E-015" calcext:value-type="float">
            <text:p>1.022428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29071" calcext:value-type="float">
            <text:p>-0.01129071</text:p>
          </table:table-cell>
          <table:table-cell office:value-type="float" office:value="-0.01145702" calcext:value-type="float">
            <text:p>-0.01145702</text:p>
          </table:table-cell>
          <table:table-cell office:value-type="float" office:value="-0.03034833" calcext:value-type="float">
            <text:p>-0.03034833</text:p>
          </table:table-cell>
          <table:table-cell office:value-type="float" office:value="-0.1701673" calcext:value-type="float">
            <text:p>-0.1701673</text:p>
          </table:table-cell>
          <table:table-cell office:value-type="float" office:value="-0.3779578" calcext:value-type="float">
            <text:p>-0.3779578</text:p>
          </table:table-cell>
          <table:table-cell office:value-type="float" office:value="-0.6942981" calcext:value-type="float">
            <text:p>-0.6942981</text:p>
          </table:table-cell>
          <table:table-cell office:value-type="float" office:value="-0.09883531" calcext:value-type="float">
            <text:p>-0.09883531</text:p>
          </table:table-cell>
          <table:table-cell office:value-type="float" office:value="-1.191995" calcext:value-type="float">
            <text:p>-1.191995</text:p>
          </table:table-cell>
          <table:table-cell office:value-type="float" office:value="-0.6902993" calcext:value-type="float">
            <text:p>-0.6902993</text:p>
          </table:table-cell>
          <table:table-cell office:value-type="float" office:value="-0.09224243" calcext:value-type="float">
            <text:p>-0.09224243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1114854" calcext:value-type="float">
            <text:p>-0.01114854</text:p>
          </table:table-cell>
          <table:table-cell office:value-type="float" office:value="0.0002015966" calcext:value-type="float">
            <text:p>0.000201596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0731" calcext:value-type="float">
            <text:p>-2.3807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66.7631" calcext:value-type="float">
            <text:p>466.7631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51.0117" calcext:value-type="float">
            <text:p>951.0117</text:p>
          </table:table-cell>
          <table:table-cell office:value-type="float" office:value="129.0539" calcext:value-type="float">
            <text:p>129.0539</text:p>
          </table:table-cell>
          <table:table-cell office:value-type="float" office:value="0" calcext:value-type="float">
            <text:p>0</text:p>
          </table:table-cell>
          <table:table-cell office:value-type="float" office:value="0.271515" calcext:value-type="float">
            <text:p>0.271515</text:p>
          </table:table-cell>
          <table:table-cell office:value-type="float" office:value="0.2933207" calcext:value-type="float">
            <text:p>0.2933207</text:p>
          </table:table-cell>
          <table:table-cell office:value-type="float" office:value="0.3029212" calcext:value-type="float">
            <text:p>0.3029212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0.2198405" calcext:value-type="float">
            <text:p>0.2198405</text:p>
          </table:table-cell>
          <table:table-cell office:value-type="float" office:value="0.1822014" calcext:value-type="float">
            <text:p>0.1822014</text:p>
          </table:table-cell>
          <table:table-cell office:value-type="float" office:value="0.2230221" calcext:value-type="float">
            <text:p>0.2230221</text:p>
          </table:table-cell>
          <table:table-cell office:value-type="float" office:value="0.2380199" calcext:value-type="float">
            <text:p>0.2380199</text:p>
          </table:table-cell>
          <table:table-cell office:value-type="float" office:value="0.25007" calcext:value-type="float">
            <text:p>0.25007</text:p>
          </table:table-cell>
          <table:table-cell office:value-type="float" office:value="0.316364" calcext:value-type="float">
            <text:p>0.316364</text:p>
          </table:table-cell>
          <table:table-cell office:value-type="float" office:value="0.3534627" calcext:value-type="float">
            <text:p>0.3534627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8564E-015" calcext:value-type="float">
            <text:p>1.838564E-15</text:p>
          </table:table-cell>
          <table:table-cell office:value-type="float" office:value="1.956758E-015" calcext:value-type="float">
            <text:p>1.956758E-15</text:p>
          </table:table-cell>
          <table:table-cell office:value-type="float" office:value="1.967007E-015" calcext:value-type="float">
            <text:p>1.967007E-15</text:p>
          </table:table-cell>
          <table:table-cell office:value-type="float" office:value="9.508289E-016" calcext:value-type="float">
            <text:p>9.508289E-16</text:p>
          </table:table-cell>
          <table:table-cell office:value-type="float" office:value="1.022444E-015" calcext:value-type="float">
            <text:p>1.022444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4407" calcext:value-type="float">
            <text:p>-0.0754407</text:p>
          </table:table-cell>
          <table:table-cell office:value-type="float" office:value="-0.04207887" calcext:value-type="float">
            <text:p>-0.04207887</text:p>
          </table:table-cell>
          <table:table-cell office:value-type="float" office:value="-0.03283297" calcext:value-type="float">
            <text:p>-0.03283297</text:p>
          </table:table-cell>
          <table:table-cell office:value-type="float" office:value="-0.1941685" calcext:value-type="float">
            <text:p>-0.1941685</text:p>
          </table:table-cell>
          <table:table-cell office:value-type="float" office:value="-0.3894462" calcext:value-type="float">
            <text:p>-0.3894462</text:p>
          </table:table-cell>
          <table:table-cell office:value-type="float" office:value="-0.6566662" calcext:value-type="float">
            <text:p>-0.6566662</text:p>
          </table:table-cell>
          <table:table-cell office:value-type="float" office:value="-0.1198179" calcext:value-type="float">
            <text:p>-0.1198179</text:p>
          </table:table-cell>
          <table:table-cell office:value-type="float" office:value="-1.154143" calcext:value-type="float">
            <text:p>-1.154143</text:p>
          </table:table-cell>
          <table:table-cell office:value-type="float" office:value="-0.6863322" calcext:value-type="float">
            <text:p>-0.6863322</text:p>
          </table:table-cell>
          <table:table-cell office:value-type="float" office:value="-0.09242796" calcext:value-type="float">
            <text:p>-0.09242796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9412963" calcext:value-type="float">
            <text:p>-0.09412963</text:p>
          </table:table-cell>
          <table:table-cell office:value-type="float" office:value="0.0002768636" calcext:value-type="float">
            <text:p>0.000276863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0182" calcext:value-type="float">
            <text:p>-2.390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71.9681" calcext:value-type="float">
            <text:p>471.9681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5.8063" calcext:value-type="float">
            <text:p>945.8063</text:p>
          </table:table-cell>
          <table:table-cell office:value-type="float" office:value="129.0539" calcext:value-type="float">
            <text:p>129.0539</text:p>
          </table:table-cell>
          <table:table-cell office:value-type="float" office:value="0" calcext:value-type="float">
            <text:p>0</text:p>
          </table:table-cell>
          <table:table-cell office:value-type="float" office:value="0.1697378" calcext:value-type="float">
            <text:p>0.1697378</text:p>
          </table:table-cell>
          <table:table-cell office:value-type="float" office:value="0.2518229" calcext:value-type="float">
            <text:p>0.2518229</text:p>
          </table:table-cell>
          <table:table-cell office:value-type="float" office:value="0.2687736" calcext:value-type="float">
            <text:p>0.2687736</text:p>
          </table:table-cell>
          <table:table-cell office:value-type="float" office:value="0.2359031" calcext:value-type="float">
            <text:p>0.2359031</text:p>
          </table:table-cell>
          <table:table-cell office:value-type="float" office:value="0.2187621" calcext:value-type="float">
            <text:p>0.2187621</text:p>
          </table:table-cell>
          <table:table-cell office:value-type="float" office:value="0.1834085" calcext:value-type="float">
            <text:p>0.1834085</text:p>
          </table:table-cell>
          <table:table-cell office:value-type="float" office:value="0.2166689" calcext:value-type="float">
            <text:p>0.2166689</text:p>
          </table:table-cell>
          <table:table-cell office:value-type="float" office:value="0.2388629" calcext:value-type="float">
            <text:p>0.2388629</text:p>
          </table:table-cell>
          <table:table-cell office:value-type="float" office:value="0.2502211" calcext:value-type="float">
            <text:p>0.2502211</text:p>
          </table:table-cell>
          <table:table-cell office:value-type="float" office:value="0.3162632" calcext:value-type="float">
            <text:p>0.3162632</text:p>
          </table:table-cell>
          <table:table-cell office:value-type="float" office:value="0.3537543" calcext:value-type="float">
            <text:p>0.3537543</text:p>
          </table:table-cell>
          <table:table-cell office:value-type="float" office:value="0.3838744" calcext:value-type="float">
            <text:p>0.383874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842E-015" calcext:value-type="float">
            <text:p>1.83842E-15</text:p>
          </table:table-cell>
          <table:table-cell office:value-type="float" office:value="1.956763E-015" calcext:value-type="float">
            <text:p>1.956763E-15</text:p>
          </table:table-cell>
          <table:table-cell office:value-type="float" office:value="1.96701E-015" calcext:value-type="float">
            <text:p>1.96701E-15</text:p>
          </table:table-cell>
          <table:table-cell office:value-type="float" office:value="9.508405E-016" calcext:value-type="float">
            <text:p>9.508405E-16</text:p>
          </table:table-cell>
          <table:table-cell office:value-type="float" office:value="1.02246E-015" calcext:value-type="float">
            <text:p>1.02246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96726" calcext:value-type="float">
            <text:p>-2.796726</text:p>
          </table:table-cell>
          <table:table-cell office:value-type="float" office:value="-0.1365613" calcext:value-type="float">
            <text:p>-0.1365613</text:p>
          </table:table-cell>
          <table:table-cell office:value-type="float" office:value="-0.08238016" calcext:value-type="float">
            <text:p>-0.08238016</text:p>
          </table:table-cell>
          <table:table-cell office:value-type="float" office:value="-0.2260588" calcext:value-type="float">
            <text:p>-0.2260588</text:p>
          </table:table-cell>
          <table:table-cell office:value-type="float" office:value="-0.4043545" calcext:value-type="float">
            <text:p>-0.4043545</text:p>
          </table:table-cell>
          <table:table-cell office:value-type="float" office:value="-0.6242573" calcext:value-type="float">
            <text:p>-0.6242573</text:p>
          </table:table-cell>
          <table:table-cell office:value-type="float" office:value="-0.147187" calcext:value-type="float">
            <text:p>-0.147187</text:p>
          </table:table-cell>
          <table:table-cell office:value-type="float" office:value="-1.118904" calcext:value-type="float">
            <text:p>-1.118904</text:p>
          </table:table-cell>
          <table:table-cell office:value-type="float" office:value="-0.6824645" calcext:value-type="float">
            <text:p>-0.6824645</text:p>
          </table:table-cell>
          <table:table-cell office:value-type="float" office:value="-0.09271108" calcext:value-type="float">
            <text:p>-0.09271108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6.158093" calcext:value-type="float">
            <text:p>-6.158093</text:p>
          </table:table-cell>
          <table:table-cell office:value-type="float" office:value="0.0003850088" calcext:value-type="float">
            <text:p>0.000385008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9116" calcext:value-type="float">
            <text:p>-2.3991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76.6413" calcext:value-type="float">
            <text:p>476.6413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41.9473" calcext:value-type="float">
            <text:p>941.9473</text:p>
          </table:table-cell>
          <table:table-cell office:value-type="float" office:value="128.2397" calcext:value-type="float">
            <text:p>128.2397</text:p>
          </table:table-cell>
          <table:table-cell office:value-type="float" office:value="0" calcext:value-type="float">
            <text:p>0</text:p>
          </table:table-cell>
          <table:table-cell office:value-type="float" office:value="0.1186414" calcext:value-type="float">
            <text:p>0.1186414</text:p>
          </table:table-cell>
          <table:table-cell office:value-type="float" office:value="0.2211041" calcext:value-type="float">
            <text:p>0.2211041</text:p>
          </table:table-cell>
          <table:table-cell office:value-type="float" office:value="0.2398576" calcext:value-type="float">
            <text:p>0.2398576</text:p>
          </table:table-cell>
          <table:table-cell office:value-type="float" office:value="0.2261623" calcext:value-type="float">
            <text:p>0.2261623</text:p>
          </table:table-cell>
          <table:table-cell office:value-type="float" office:value="0.2135757" calcext:value-type="float">
            <text:p>0.2135757</text:p>
          </table:table-cell>
          <table:table-cell office:value-type="float" office:value="0.1836588" calcext:value-type="float">
            <text:p>0.1836588</text:p>
          </table:table-cell>
          <table:table-cell office:value-type="float" office:value="0.208663" calcext:value-type="float">
            <text:p>0.208663</text:p>
          </table:table-cell>
          <table:table-cell office:value-type="float" office:value="0.2396194" calcext:value-type="float">
            <text:p>0.2396194</text:p>
          </table:table-cell>
          <table:table-cell office:value-type="float" office:value="0.2502872" calcext:value-type="float">
            <text:p>0.2502872</text:p>
          </table:table-cell>
          <table:table-cell office:value-type="float" office:value="0.3160291" calcext:value-type="float">
            <text:p>0.3160291</text:p>
          </table:table-cell>
          <table:table-cell office:value-type="float" office:value="0.3538804" calcext:value-type="float">
            <text:p>0.3538804</text:p>
          </table:table-cell>
          <table:table-cell office:value-type="float" office:value="0.3842937" calcext:value-type="float">
            <text:p>0.3842937</text:p>
          </table:table-cell>
          <table:table-cell office:value-type="float" office:value="0.4560761" calcext:value-type="float">
            <text:p>0.4560761</text:p>
          </table:table-cell>
          <table:table-cell office:value-type="float" office:value="0" calcext:value-type="float">
            <text:p>0</text:p>
          </table:table-cell>
          <table:table-cell office:value-type="float" office:value="1.838244E-015" calcext:value-type="float">
            <text:p>1.838244E-15</text:p>
          </table:table-cell>
          <table:table-cell office:value-type="float" office:value="1.956779E-015" calcext:value-type="float">
            <text:p>1.956779E-15</text:p>
          </table:table-cell>
          <table:table-cell office:value-type="float" office:value="1.967011E-015" calcext:value-type="float">
            <text:p>1.967011E-15</text:p>
          </table:table-cell>
          <table:table-cell office:value-type="float" office:value="9.508565E-016" calcext:value-type="float">
            <text:p>9.508565E-16</text:p>
          </table:table-cell>
          <table:table-cell office:value-type="float" office:value="1.022476E-015" calcext:value-type="float">
            <text:p>1.022476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3321" calcext:value-type="float">
            <text:p>-45.3321</text:p>
          </table:table-cell>
          <table:table-cell office:value-type="float" office:value="-0.3723309" calcext:value-type="float">
            <text:p>-0.3723309</text:p>
          </table:table-cell>
          <table:table-cell office:value-type="float" office:value="-0.1982082" calcext:value-type="float">
            <text:p>-0.1982082</text:p>
          </table:table-cell>
          <table:table-cell office:value-type="float" office:value="-0.3125028" calcext:value-type="float">
            <text:p>-0.3125028</text:p>
          </table:table-cell>
          <table:table-cell office:value-type="float" office:value="-0.4861541" calcext:value-type="float">
            <text:p>-0.4861541</text:p>
          </table:table-cell>
          <table:table-cell office:value-type="float" office:value="-0.6176748" calcext:value-type="float">
            <text:p>-0.6176748</text:p>
          </table:table-cell>
          <table:table-cell office:value-type="float" office:value="-0.1923806" calcext:value-type="float">
            <text:p>-0.1923806</text:p>
          </table:table-cell>
          <table:table-cell office:value-type="float" office:value="-1.088261" calcext:value-type="float">
            <text:p>-1.088261</text:p>
          </table:table-cell>
          <table:table-cell office:value-type="float" office:value="-0.6807747" calcext:value-type="float">
            <text:p>-0.6807747</text:p>
          </table:table-cell>
          <table:table-cell office:value-type="float" office:value="-0.09337213" calcext:value-type="float">
            <text:p>-0.09337213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3.77874" calcext:value-type="float">
            <text:p>-33.77874</text:p>
          </table:table-cell>
          <table:table-cell office:value-type="float" office:value="0.0003858334" calcext:value-type="float">
            <text:p>0.000385833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8001" calcext:value-type="float">
            <text:p>-2.338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81.1345" calcext:value-type="float">
            <text:p>481.134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38.2781" calcext:value-type="float">
            <text:p>938.2781</text:p>
          </table:table-cell>
          <table:table-cell office:value-type="float" office:value="127.4154" calcext:value-type="float">
            <text:p>127.4154</text:p>
          </table:table-cell>
          <table:table-cell office:value-type="float" office:value="0" calcext:value-type="float">
            <text:p>0</text:p>
          </table:table-cell>
          <table:table-cell office:value-type="float" office:value="0.1170341" calcext:value-type="float">
            <text:p>0.1170341</text:p>
          </table:table-cell>
          <table:table-cell office:value-type="float" office:value="0.2014957" calcext:value-type="float">
            <text:p>0.2014957</text:p>
          </table:table-cell>
          <table:table-cell office:value-type="float" office:value="0.215657" calcext:value-type="float">
            <text:p>0.215657</text:p>
          </table:table-cell>
          <table:table-cell office:value-type="float" office:value="0.2127063" calcext:value-type="float">
            <text:p>0.2127063</text:p>
          </table:table-cell>
          <table:table-cell office:value-type="float" office:value="0.2045246" calcext:value-type="float">
            <text:p>0.2045246</text:p>
          </table:table-cell>
          <table:table-cell office:value-type="float" office:value="0.1820402" calcext:value-type="float">
            <text:p>0.1820402</text:p>
          </table:table-cell>
          <table:table-cell office:value-type="float" office:value="0.1981465" calcext:value-type="float">
            <text:p>0.1981465</text:p>
          </table:table-cell>
          <table:table-cell office:value-type="float" office:value="0.2402043" calcext:value-type="float">
            <text:p>0.2402043</text:p>
          </table:table-cell>
          <table:table-cell office:value-type="float" office:value="0.2501402" calcext:value-type="float">
            <text:p>0.2501402</text:p>
          </table:table-cell>
          <table:table-cell office:value-type="float" office:value="0.3155713" calcext:value-type="float">
            <text:p>0.3155713</text:p>
          </table:table-cell>
          <table:table-cell office:value-type="float" office:value="0.3537565" calcext:value-type="float">
            <text:p>0.3537565</text:p>
          </table:table-cell>
          <table:table-cell office:value-type="float" office:value="0.3844319" calcext:value-type="float">
            <text:p>0.3844319</text:p>
          </table:table-cell>
          <table:table-cell office:value-type="float" office:value="0.459599" calcext:value-type="float">
            <text:p>0.459599</text:p>
          </table:table-cell>
          <table:table-cell office:value-type="float" office:value="0" calcext:value-type="float">
            <text:p>0</text:p>
          </table:table-cell>
          <table:table-cell office:value-type="float" office:value="1.838056E-015" calcext:value-type="float">
            <text:p>1.838056E-15</text:p>
          </table:table-cell>
          <table:table-cell office:value-type="float" office:value="1.956795E-015" calcext:value-type="float">
            <text:p>1.956795E-15</text:p>
          </table:table-cell>
          <table:table-cell office:value-type="float" office:value="1.967011E-015" calcext:value-type="float">
            <text:p>1.967011E-15</text:p>
          </table:table-cell>
          <table:table-cell office:value-type="float" office:value="9.508728E-016" calcext:value-type="float">
            <text:p>9.508728E-16</text:p>
          </table:table-cell>
          <table:table-cell office:value-type="float" office:value="1.022493E-015" calcext:value-type="float">
            <text:p>1.022493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45284" calcext:value-type="float">
            <text:p>-50.45284</text:p>
          </table:table-cell>
          <table:table-cell office:value-type="float" office:value="-0.761692" calcext:value-type="float">
            <text:p>-0.761692</text:p>
          </table:table-cell>
          <table:table-cell office:value-type="float" office:value="-0.4503331" calcext:value-type="float">
            <text:p>-0.4503331</text:p>
          </table:table-cell>
          <table:table-cell office:value-type="float" office:value="-0.5010375" calcext:value-type="float">
            <text:p>-0.5010375</text:p>
          </table:table-cell>
          <table:table-cell office:value-type="float" office:value="-0.6784162" calcext:value-type="float">
            <text:p>-0.6784162</text:p>
          </table:table-cell>
          <table:table-cell office:value-type="float" office:value="-0.6608465" calcext:value-type="float">
            <text:p>-0.6608465</text:p>
          </table:table-cell>
          <table:table-cell office:value-type="float" office:value="-0.2778845" calcext:value-type="float">
            <text:p>-0.2778845</text:p>
          </table:table-cell>
          <table:table-cell office:value-type="float" office:value="-1.065178" calcext:value-type="float">
            <text:p>-1.065178</text:p>
          </table:table-cell>
          <table:table-cell office:value-type="float" office:value="-0.6845145" calcext:value-type="float">
            <text:p>-0.6845145</text:p>
          </table:table-cell>
          <table:table-cell office:value-type="float" office:value="-0.09468126" calcext:value-type="float">
            <text:p>-0.09468126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8.39075" calcext:value-type="float">
            <text:p>-38.39075</text:p>
          </table:table-cell>
          <table:table-cell office:value-type="float" office:value="0.0003968123" calcext:value-type="float">
            <text:p>0.000396812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2788" calcext:value-type="float">
            <text:p>-2.36278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85.4575" calcext:value-type="float">
            <text:p>485.457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34.5986" calcext:value-type="float">
            <text:p>934.5986</text:p>
          </table:table-cell>
          <table:table-cell office:value-type="float" office:value="126.772" calcext:value-type="float">
            <text:p>126.772</text:p>
          </table:table-cell>
          <table:table-cell office:value-type="float" office:value="0" calcext:value-type="float">
            <text:p>0</text:p>
          </table:table-cell>
          <table:table-cell office:value-type="float" office:value="0.1167989" calcext:value-type="float">
            <text:p>0.1167989</text:p>
          </table:table-cell>
          <table:table-cell office:value-type="float" office:value="0.1921735" calcext:value-type="float">
            <text:p>0.1921735</text:p>
          </table:table-cell>
          <table:table-cell office:value-type="float" office:value="0.1991389" calcext:value-type="float">
            <text:p>0.1991389</text:p>
          </table:table-cell>
          <table:table-cell office:value-type="float" office:value="0.2002102" calcext:value-type="float">
            <text:p>0.2002102</text:p>
          </table:table-cell>
          <table:table-cell office:value-type="float" office:value="0.1957556" calcext:value-type="float">
            <text:p>0.1957556</text:p>
          </table:table-cell>
          <table:table-cell office:value-type="float" office:value="0.1787431" calcext:value-type="float">
            <text:p>0.1787431</text:p>
          </table:table-cell>
          <table:table-cell office:value-type="float" office:value="0.1862247" calcext:value-type="float">
            <text:p>0.1862247</text:p>
          </table:table-cell>
          <table:table-cell office:value-type="float" office:value="0.2403291" calcext:value-type="float">
            <text:p>0.2403291</text:p>
          </table:table-cell>
          <table:table-cell office:value-type="float" office:value="0.2497268" calcext:value-type="float">
            <text:p>0.2497268</text:p>
          </table:table-cell>
          <table:table-cell office:value-type="float" office:value="0.3148678" calcext:value-type="float">
            <text:p>0.3148678</text:p>
          </table:table-cell>
          <table:table-cell office:value-type="float" office:value="0.3533601" calcext:value-type="float">
            <text:p>0.3533601</text:p>
          </table:table-cell>
          <table:table-cell office:value-type="float" office:value="0.3843093" calcext:value-type="float">
            <text:p>0.3843093</text:p>
          </table:table-cell>
          <table:table-cell office:value-type="float" office:value="0.4620424" calcext:value-type="float">
            <text:p>0.4620424</text:p>
          </table:table-cell>
          <table:table-cell office:value-type="float" office:value="0" calcext:value-type="float">
            <text:p>0</text:p>
          </table:table-cell>
          <table:table-cell office:value-type="float" office:value="1.837857E-015" calcext:value-type="float">
            <text:p>1.837857E-15</text:p>
          </table:table-cell>
          <table:table-cell office:value-type="float" office:value="1.95681E-015" calcext:value-type="float">
            <text:p>1.95681E-15</text:p>
          </table:table-cell>
          <table:table-cell office:value-type="float" office:value="1.967013E-015" calcext:value-type="float">
            <text:p>1.967013E-15</text:p>
          </table:table-cell>
          <table:table-cell office:value-type="float" office:value="9.508863E-016" calcext:value-type="float">
            <text:p>9.508863E-16</text:p>
          </table:table-cell>
          <table:table-cell office:value-type="float" office:value="1.022515E-015" calcext:value-type="float">
            <text:p>1.022515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2663" calcext:value-type="float">
            <text:p>-51.2663</text:p>
          </table:table-cell>
          <table:table-cell office:value-type="float" office:value="-1.097543" calcext:value-type="float">
            <text:p>-1.097543</text:p>
          </table:table-cell>
          <table:table-cell office:value-type="float" office:value="-0.832355" calcext:value-type="float">
            <text:p>-0.832355</text:p>
          </table:table-cell>
          <table:table-cell office:value-type="float" office:value="-0.7987418" calcext:value-type="float">
            <text:p>-0.7987418</text:p>
          </table:table-cell>
          <table:table-cell office:value-type="float" office:value="-0.9508818" calcext:value-type="float">
            <text:p>-0.9508818</text:p>
          </table:table-cell>
          <table:table-cell office:value-type="float" office:value="-0.7600445" calcext:value-type="float">
            <text:p>-0.7600445</text:p>
          </table:table-cell>
          <table:table-cell office:value-type="float" office:value="-0.4323368" calcext:value-type="float">
            <text:p>-0.4323368</text:p>
          </table:table-cell>
          <table:table-cell office:value-type="float" office:value="-1.060275" calcext:value-type="float">
            <text:p>-1.060275</text:p>
          </table:table-cell>
          <table:table-cell office:value-type="float" office:value="-0.6951703" calcext:value-type="float">
            <text:p>-0.6951703</text:p>
          </table:table-cell>
          <table:table-cell office:value-type="float" office:value="-0.09673614" calcext:value-type="float">
            <text:p>-0.0967361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8.82013" calcext:value-type="float">
            <text:p>-38.82013</text:p>
          </table:table-cell>
          <table:table-cell office:value-type="float" office:value="0.0004473994" calcext:value-type="float">
            <text:p>0.000447399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079" calcext:value-type="float">
            <text:p>-2.380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89.8886" calcext:value-type="float">
            <text:p>489.8886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30.1671" calcext:value-type="float">
            <text:p>930.1671</text:p>
          </table:table-cell>
          <table:table-cell office:value-type="float" office:value="126.772" calcext:value-type="float">
            <text:p>126.772</text:p>
          </table:table-cell>
          <table:table-cell office:value-type="float" office:value="0" calcext:value-type="float">
            <text:p>0</text:p>
          </table:table-cell>
          <table:table-cell office:value-type="float" office:value="0.1158678" calcext:value-type="float">
            <text:p>0.1158678</text:p>
          </table:table-cell>
          <table:table-cell office:value-type="float" office:value="0.1859533" calcext:value-type="float">
            <text:p>0.1859533</text:p>
          </table:table-cell>
          <table:table-cell office:value-type="float" office:value="0.188802" calcext:value-type="float">
            <text:p>0.188802</text:p>
          </table:table-cell>
          <table:table-cell office:value-type="float" office:value="0.1903373" calcext:value-type="float">
            <text:p>0.1903373</text:p>
          </table:table-cell>
          <table:table-cell office:value-type="float" office:value="0.1882171" calcext:value-type="float">
            <text:p>0.1882171</text:p>
          </table:table-cell>
          <table:table-cell office:value-type="float" office:value="0.1740006" calcext:value-type="float">
            <text:p>0.1740006</text:p>
          </table:table-cell>
          <table:table-cell office:value-type="float" office:value="0.174518" calcext:value-type="float">
            <text:p>0.174518</text:p>
          </table:table-cell>
          <table:table-cell office:value-type="float" office:value="0.2397371" calcext:value-type="float">
            <text:p>0.2397371</text:p>
          </table:table-cell>
          <table:table-cell office:value-type="float" office:value="0.2489212" calcext:value-type="float">
            <text:p>0.2489212</text:p>
          </table:table-cell>
          <table:table-cell office:value-type="float" office:value="0.3138504" calcext:value-type="float">
            <text:p>0.3138504</text:p>
          </table:table-cell>
          <table:table-cell office:value-type="float" office:value="0.3527319" calcext:value-type="float">
            <text:p>0.3527319</text:p>
          </table:table-cell>
          <table:table-cell office:value-type="float" office:value="0.3839591" calcext:value-type="float">
            <text:p>0.383959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7646E-015" calcext:value-type="float">
            <text:p>1.837646E-15</text:p>
          </table:table-cell>
          <table:table-cell office:value-type="float" office:value="1.956822E-015" calcext:value-type="float">
            <text:p>1.956822E-15</text:p>
          </table:table-cell>
          <table:table-cell office:value-type="float" office:value="1.967021E-015" calcext:value-type="float">
            <text:p>1.967021E-15</text:p>
          </table:table-cell>
          <table:table-cell office:value-type="float" office:value="9.50899E-016" calcext:value-type="float">
            <text:p>9.50899E-16</text:p>
          </table:table-cell>
          <table:table-cell office:value-type="float" office:value="1.022537E-015" calcext:value-type="float">
            <text:p>1.022537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6924" calcext:value-type="float">
            <text:p>-54.66924</text:p>
          </table:table-cell>
          <table:table-cell office:value-type="float" office:value="-1.414523" calcext:value-type="float">
            <text:p>-1.414523</text:p>
          </table:table-cell>
          <table:table-cell office:value-type="float" office:value="-1.255496" calcext:value-type="float">
            <text:p>-1.255496</text:p>
          </table:table-cell>
          <table:table-cell office:value-type="float" office:value="-1.179409" calcext:value-type="float">
            <text:p>-1.179409</text:p>
          </table:table-cell>
          <table:table-cell office:value-type="float" office:value="-1.287001" calcext:value-type="float">
            <text:p>-1.287001</text:p>
          </table:table-cell>
          <table:table-cell office:value-type="float" office:value="-0.933762" calcext:value-type="float">
            <text:p>-0.933762</text:p>
          </table:table-cell>
          <table:table-cell office:value-type="float" office:value="-0.6870514" calcext:value-type="float">
            <text:p>-0.6870514</text:p>
          </table:table-cell>
          <table:table-cell office:value-type="float" office:value="-1.083372" calcext:value-type="float">
            <text:p>-1.083372</text:p>
          </table:table-cell>
          <table:table-cell office:value-type="float" office:value="-0.71644" calcext:value-type="float">
            <text:p>-0.71644</text:p>
          </table:table-cell>
          <table:table-cell office:value-type="float" office:value="-0.09979583" calcext:value-type="float">
            <text:p>-0.09979583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43.03363" calcext:value-type="float">
            <text:p>-43.03363</text:p>
          </table:table-cell>
          <table:table-cell office:value-type="float" office:value="0.0005780351" calcext:value-type="float">
            <text:p>0.00057803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2616" calcext:value-type="float">
            <text:p>-2.3926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94.1752" calcext:value-type="float">
            <text:p>494.1752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6.1199" calcext:value-type="float">
            <text:p>926.1199</text:p>
          </table:table-cell>
          <table:table-cell office:value-type="float" office:value="126.5322" calcext:value-type="float">
            <text:p>126.5322</text:p>
          </table:table-cell>
          <table:table-cell office:value-type="float" office:value="0" calcext:value-type="float">
            <text:p>0</text:p>
          </table:table-cell>
          <table:table-cell office:value-type="float" office:value="0.1155629" calcext:value-type="float">
            <text:p>0.1155629</text:p>
          </table:table-cell>
          <table:table-cell office:value-type="float" office:value="0.1819285" calcext:value-type="float">
            <text:p>0.1819285</text:p>
          </table:table-cell>
          <table:table-cell office:value-type="float" office:value="0.1829328" calcext:value-type="float">
            <text:p>0.1829328</text:p>
          </table:table-cell>
          <table:table-cell office:value-type="float" office:value="0.1838741" calcext:value-type="float">
            <text:p>0.1838741</text:p>
          </table:table-cell>
          <table:table-cell office:value-type="float" office:value="0.1830278" calcext:value-type="float">
            <text:p>0.1830278</text:p>
          </table:table-cell>
          <table:table-cell office:value-type="float" office:value="0.1688958" calcext:value-type="float">
            <text:p>0.1688958</text:p>
          </table:table-cell>
          <table:table-cell office:value-type="float" office:value="0.1651263" calcext:value-type="float">
            <text:p>0.1651263</text:p>
          </table:table-cell>
          <table:table-cell office:value-type="float" office:value="0.238475" calcext:value-type="float">
            <text:p>0.238475</text:p>
          </table:table-cell>
          <table:table-cell office:value-type="float" office:value="0.2477138" calcext:value-type="float">
            <text:p>0.2477138</text:p>
          </table:table-cell>
          <table:table-cell office:value-type="float" office:value="0.3125629" calcext:value-type="float">
            <text:p>0.3125629</text:p>
          </table:table-cell>
          <table:table-cell office:value-type="float" office:value="0.3518391" calcext:value-type="float">
            <text:p>0.3518391</text:p>
          </table:table-cell>
          <table:table-cell office:value-type="float" office:value="0.3835948" calcext:value-type="float">
            <text:p>0.3835948</text:p>
          </table:table-cell>
          <table:table-cell office:value-type="float" office:value="0.4506634" calcext:value-type="float">
            <text:p>0.4506634</text:p>
          </table:table-cell>
          <table:table-cell office:value-type="float" office:value="0" calcext:value-type="float">
            <text:p>0</text:p>
          </table:table-cell>
          <table:table-cell office:value-type="float" office:value="1.837436E-015" calcext:value-type="float">
            <text:p>1.837436E-15</text:p>
          </table:table-cell>
          <table:table-cell office:value-type="float" office:value="1.956835E-015" calcext:value-type="float">
            <text:p>1.956835E-15</text:p>
          </table:table-cell>
          <table:table-cell office:value-type="float" office:value="1.967027E-015" calcext:value-type="float">
            <text:p>1.967027E-15</text:p>
          </table:table-cell>
          <table:table-cell office:value-type="float" office:value="9.509162E-016" calcext:value-type="float">
            <text:p>9.509162E-16</text:p>
          </table:table-cell>
          <table:table-cell office:value-type="float" office:value="1.022554E-015" calcext:value-type="float">
            <text:p>1.022554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201" calcext:value-type="float">
            <text:p>-54.6201</text:p>
          </table:table-cell>
          <table:table-cell office:value-type="float" office:value="-1.674639" calcext:value-type="float">
            <text:p>-1.674639</text:p>
          </table:table-cell>
          <table:table-cell office:value-type="float" office:value="-1.601714" calcext:value-type="float">
            <text:p>-1.601714</text:p>
          </table:table-cell>
          <table:table-cell office:value-type="float" office:value="-1.539365" calcext:value-type="float">
            <text:p>-1.539365</text:p>
          </table:table-cell>
          <table:table-cell office:value-type="float" office:value="-1.596528" calcext:value-type="float">
            <text:p>-1.596528</text:p>
          </table:table-cell>
          <table:table-cell office:value-type="float" office:value="-1.172962" calcext:value-type="float">
            <text:p>-1.172962</text:p>
          </table:table-cell>
          <table:table-cell office:value-type="float" office:value="-1.019853" calcext:value-type="float">
            <text:p>-1.019853</text:p>
          </table:table-cell>
          <table:table-cell office:value-type="float" office:value="-1.134634" calcext:value-type="float">
            <text:p>-1.134634</text:p>
          </table:table-cell>
          <table:table-cell office:value-type="float" office:value="-0.7496489" calcext:value-type="float">
            <text:p>-0.7496489</text:p>
          </table:table-cell>
          <table:table-cell office:value-type="float" office:value="-0.1038267" calcext:value-type="float">
            <text:p>-0.1038267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40.12767" calcext:value-type="float">
            <text:p>-40.12767</text:p>
          </table:table-cell>
          <table:table-cell office:value-type="float" office:value="0.0008273805" calcext:value-type="float">
            <text:p>0.00082738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94246" calcext:value-type="float">
            <text:p>-2.2942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497.567" calcext:value-type="float">
            <text:p>497.567</text:p>
          </table:table-cell>
          <table:table-cell office:value-type="float" office:value="497.3508" calcext:value-type="float">
            <text:p>497.350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3.8149" calcext:value-type="float">
            <text:p>923.8149</text:p>
          </table:table-cell>
          <table:table-cell office:value-type="float" office:value="125.6611" calcext:value-type="float">
            <text:p>125.6611</text:p>
          </table:table-cell>
          <table:table-cell office:value-type="float" office:value="0" calcext:value-type="float">
            <text:p>0</text:p>
          </table:table-cell>
          <table:table-cell office:value-type="float" office:value="0.1160803" calcext:value-type="float">
            <text:p>0.1160803</text:p>
          </table:table-cell>
          <table:table-cell office:value-type="float" office:value="0.1814396" calcext:value-type="float">
            <text:p>0.1814396</text:p>
          </table:table-cell>
          <table:table-cell office:value-type="float" office:value="0.1815188" calcext:value-type="float">
            <text:p>0.1815188</text:p>
          </table:table-cell>
          <table:table-cell office:value-type="float" office:value="0.1818568" calcext:value-type="float">
            <text:p>0.1818568</text:p>
          </table:table-cell>
          <table:table-cell office:value-type="float" office:value="0.1817303" calcext:value-type="float">
            <text:p>0.1817303</text:p>
          </table:table-cell>
          <table:table-cell office:value-type="float" office:value="0.1654993" calcext:value-type="float">
            <text:p>0.1654993</text:p>
          </table:table-cell>
          <table:table-cell office:value-type="float" office:value="0.1597271" calcext:value-type="float">
            <text:p>0.1597271</text:p>
          </table:table-cell>
          <table:table-cell office:value-type="float" office:value="0.237182" calcext:value-type="float">
            <text:p>0.237182</text:p>
          </table:table-cell>
          <table:table-cell office:value-type="float" office:value="0.2464142" calcext:value-type="float">
            <text:p>0.2464142</text:p>
          </table:table-cell>
          <table:table-cell office:value-type="float" office:value="0.3111992" calcext:value-type="float">
            <text:p>0.3111992</text:p>
          </table:table-cell>
          <table:table-cell office:value-type="float" office:value="0.3508776" calcext:value-type="float">
            <text:p>0.3508776</text:p>
          </table:table-cell>
          <table:table-cell office:value-type="float" office:value="0.3834849" calcext:value-type="float">
            <text:p>0.3834849</text:p>
          </table:table-cell>
          <table:table-cell office:value-type="float" office:value="0.4551538" calcext:value-type="float">
            <text:p>0.4551538</text:p>
          </table:table-cell>
          <table:table-cell office:value-type="float" office:value="0" calcext:value-type="float">
            <text:p>0</text:p>
          </table:table-cell>
          <table:table-cell office:value-type="float" office:value="1.837203E-015" calcext:value-type="float">
            <text:p>1.837203E-15</text:p>
          </table:table-cell>
          <table:table-cell office:value-type="float" office:value="1.956851E-015" calcext:value-type="float">
            <text:p>1.956851E-15</text:p>
          </table:table-cell>
          <table:table-cell office:value-type="float" office:value="1.967039E-015" calcext:value-type="float">
            <text:p>1.967039E-15</text:p>
          </table:table-cell>
          <table:table-cell office:value-type="float" office:value="9.509304E-016" calcext:value-type="float">
            <text:p>9.509304E-16</text:p>
          </table:table-cell>
          <table:table-cell office:value-type="float" office:value="1.022573E-015" calcext:value-type="float">
            <text:p>1.022573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19753" calcext:value-type="float">
            <text:p>-53.19753</text:p>
          </table:table-cell>
          <table:table-cell office:value-type="float" office:value="-1.709506" calcext:value-type="float">
            <text:p>-1.709506</text:p>
          </table:table-cell>
          <table:table-cell office:value-type="float" office:value="-1.70055" calcext:value-type="float">
            <text:p>-1.70055</text:p>
          </table:table-cell>
          <table:table-cell office:value-type="float" office:value="-1.676158" calcext:value-type="float">
            <text:p>-1.676158</text:p>
          </table:table-cell>
          <table:table-cell office:value-type="float" office:value="-1.686412" calcext:value-type="float">
            <text:p>-1.686412</text:p>
          </table:table-cell>
          <table:table-cell office:value-type="float" office:value="-1.370584" calcext:value-type="float">
            <text:p>-1.370584</text:p>
          </table:table-cell>
          <table:table-cell office:value-type="float" office:value="-1.292705" calcext:value-type="float">
            <text:p>-1.292705</text:p>
          </table:table-cell>
          <table:table-cell office:value-type="float" office:value="-1.190015" calcext:value-type="float">
            <text:p>-1.190015</text:p>
          </table:table-cell>
          <table:table-cell office:value-type="float" office:value="-0.7874244" calcext:value-type="float">
            <text:p>-0.7874244</text:p>
          </table:table-cell>
          <table:table-cell office:value-type="float" office:value="-0.1082996" calcext:value-type="float">
            <text:p>-0.1082996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5.22783" calcext:value-type="float">
            <text:p>-35.22783</text:p>
          </table:table-cell>
          <table:table-cell office:value-type="float" office:value="0.0008282862" calcext:value-type="float">
            <text:p>0.000828286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28664" calcext:value-type="float">
            <text:p>-2.3286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499.5355" calcext:value-type="float">
            <text:p>499.5355</text:p>
          </table:table-cell>
          <table:table-cell office:value-type="float" office:value="500.2858" calcext:value-type="float">
            <text:p>500.285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3.6663" calcext:value-type="float">
            <text:p>923.6663</text:p>
          </table:table-cell>
          <table:table-cell office:value-type="float" office:value="124.8428" calcext:value-type="float">
            <text:p>124.8428</text:p>
          </table:table-cell>
          <table:table-cell office:value-type="float" office:value="0" calcext:value-type="float">
            <text:p>0</text:p>
          </table:table-cell>
          <table:table-cell office:value-type="float" office:value="0.21805" calcext:value-type="float">
            <text:p>0.21805</text:p>
          </table:table-cell>
          <table:table-cell office:value-type="float" office:value="0.1808176" calcext:value-type="float">
            <text:p>0.1808176</text:p>
          </table:table-cell>
          <table:table-cell office:value-type="float" office:value="0.1807412" calcext:value-type="float">
            <text:p>0.1807412</text:p>
          </table:table-cell>
          <table:table-cell office:value-type="float" office:value="0.1808905" calcext:value-type="float">
            <text:p>0.1808905</text:p>
          </table:table-cell>
          <table:table-cell office:value-type="float" office:value="0.1809004" calcext:value-type="float">
            <text:p>0.1809004</text:p>
          </table:table-cell>
          <table:table-cell office:value-type="float" office:value="0.1632494" calcext:value-type="float">
            <text:p>0.1632494</text:p>
          </table:table-cell>
          <table:table-cell office:value-type="float" office:value="0.1565747" calcext:value-type="float">
            <text:p>0.1565747</text:p>
          </table:table-cell>
          <table:table-cell office:value-type="float" office:value="0.2359069" calcext:value-type="float">
            <text:p>0.2359069</text:p>
          </table:table-cell>
          <table:table-cell office:value-type="float" office:value="0.2451156" calcext:value-type="float">
            <text:p>0.2451156</text:p>
          </table:table-cell>
          <table:table-cell office:value-type="float" office:value="0.3097854" calcext:value-type="float">
            <text:p>0.3097854</text:p>
          </table:table-cell>
          <table:table-cell office:value-type="float" office:value="0.3498626" calcext:value-type="float">
            <text:p>0.3498626</text:p>
          </table:table-cell>
          <table:table-cell office:value-type="float" office:value="0.3830466" calcext:value-type="float">
            <text:p>0.3830466</text:p>
          </table:table-cell>
          <table:table-cell office:value-type="float" office:value="0.4593862" calcext:value-type="float">
            <text:p>0.4593862</text:p>
          </table:table-cell>
          <table:table-cell office:value-type="float" office:value="0" calcext:value-type="float">
            <text:p>0</text:p>
          </table:table-cell>
          <table:table-cell office:value-type="float" office:value="1.836937E-015" calcext:value-type="float">
            <text:p>1.836937E-15</text:p>
          </table:table-cell>
          <table:table-cell office:value-type="float" office:value="1.956867E-015" calcext:value-type="float">
            <text:p>1.956867E-15</text:p>
          </table:table-cell>
          <table:table-cell office:value-type="float" office:value="1.967049E-015" calcext:value-type="float">
            <text:p>1.967049E-15</text:p>
          </table:table-cell>
          <table:table-cell office:value-type="float" office:value="9.50946E-016" calcext:value-type="float">
            <text:p>9.50946E-16</text:p>
          </table:table-cell>
          <table:table-cell office:value-type="float" office:value="1.022595E-015" calcext:value-type="float">
            <text:p>1.022595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7685" calcext:value-type="float">
            <text:p>-1.297685</text:p>
          </table:table-cell>
          <table:table-cell office:value-type="float" office:value="-1.757413" calcext:value-type="float">
            <text:p>-1.757413</text:p>
          </table:table-cell>
          <table:table-cell office:value-type="float" office:value="-1.757752" calcext:value-type="float">
            <text:p>-1.757752</text:p>
          </table:table-cell>
          <table:table-cell office:value-type="float" office:value="-1.746449" calcext:value-type="float">
            <text:p>-1.746449</text:p>
          </table:table-cell>
          <table:table-cell office:value-type="float" office:value="-1.746886" calcext:value-type="float">
            <text:p>-1.746886</text:p>
          </table:table-cell>
          <table:table-cell office:value-type="float" office:value="-1.522196" calcext:value-type="float">
            <text:p>-1.522196</text:p>
          </table:table-cell>
          <table:table-cell office:value-type="float" office:value="-1.489959" calcext:value-type="float">
            <text:p>-1.489959</text:p>
          </table:table-cell>
          <table:table-cell office:value-type="float" office:value="-1.247606" calcext:value-type="float">
            <text:p>-1.247606</text:p>
          </table:table-cell>
          <table:table-cell office:value-type="float" office:value="-0.8272914" calcext:value-type="float">
            <text:p>-0.8272914</text:p>
          </table:table-cell>
          <table:table-cell office:value-type="float" office:value="-0.1131604" calcext:value-type="float">
            <text:p>-0.113160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6335031" calcext:value-type="float">
            <text:p>-0.06335031</text:p>
          </table:table-cell>
          <table:table-cell office:value-type="float" office:value="0.0008296745" calcext:value-type="float">
            <text:p>0.00082967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9508" calcext:value-type="float">
            <text:p>-2.3595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05.1967" calcext:value-type="float">
            <text:p>505.1967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5.2393" calcext:value-type="float">
            <text:p>925.2393</text:p>
          </table:table-cell>
          <table:table-cell office:value-type="float" office:value="124.2639" calcext:value-type="float">
            <text:p>124.2639</text:p>
          </table:table-cell>
          <table:table-cell office:value-type="float" office:value="0" calcext:value-type="float">
            <text:p>0</text:p>
          </table:table-cell>
          <table:table-cell office:value-type="float" office:value="0.3025362" calcext:value-type="float">
            <text:p>0.3025362</text:p>
          </table:table-cell>
          <table:table-cell office:value-type="float" office:value="0.1996607" calcext:value-type="float">
            <text:p>0.1996607</text:p>
          </table:table-cell>
          <table:table-cell office:value-type="float" office:value="0.1860182" calcext:value-type="float">
            <text:p>0.1860182</text:p>
          </table:table-cell>
          <table:table-cell office:value-type="float" office:value="0.1844782" calcext:value-type="float">
            <text:p>0.1844782</text:p>
          </table:table-cell>
          <table:table-cell office:value-type="float" office:value="0.1855188" calcext:value-type="float">
            <text:p>0.1855188</text:p>
          </table:table-cell>
          <table:table-cell office:value-type="float" office:value="0.1642517" calcext:value-type="float">
            <text:p>0.1642517</text:p>
          </table:table-cell>
          <table:table-cell office:value-type="float" office:value="0.1578488" calcext:value-type="float">
            <text:p>0.1578488</text:p>
          </table:table-cell>
          <table:table-cell office:value-type="float" office:value="0.2360266" calcext:value-type="float">
            <text:p>0.2360266</text:p>
          </table:table-cell>
          <table:table-cell office:value-type="float" office:value="0.2448616" calcext:value-type="float">
            <text:p>0.2448616</text:p>
          </table:table-cell>
          <table:table-cell office:value-type="float" office:value="0.3090084" calcext:value-type="float">
            <text:p>0.3090084</text:p>
          </table:table-cell>
          <table:table-cell office:value-type="float" office:value="0.3494094" calcext:value-type="float">
            <text:p>0.3494094</text:p>
          </table:table-cell>
          <table:table-cell office:value-type="float" office:value="0.3828753" calcext:value-type="float">
            <text:p>0.3828753</text:p>
          </table:table-cell>
          <table:table-cell office:value-type="float" office:value="0.4620442" calcext:value-type="float">
            <text:p>0.4620442</text:p>
          </table:table-cell>
          <table:table-cell office:value-type="float" office:value="0" calcext:value-type="float">
            <text:p>0</text:p>
          </table:table-cell>
          <table:table-cell office:value-type="float" office:value="1.836655E-015" calcext:value-type="float">
            <text:p>1.836655E-15</text:p>
          </table:table-cell>
          <table:table-cell office:value-type="float" office:value="1.956884E-015" calcext:value-type="float">
            <text:p>1.956884E-15</text:p>
          </table:table-cell>
          <table:table-cell office:value-type="float" office:value="1.967055E-015" calcext:value-type="float">
            <text:p>1.967055E-15</text:p>
          </table:table-cell>
          <table:table-cell office:value-type="float" office:value="9.509677E-016" calcext:value-type="float">
            <text:p>9.509677E-16</text:p>
          </table:table-cell>
          <table:table-cell office:value-type="float" office:value="1.022617E-015" calcext:value-type="float">
            <text:p>1.022617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4296" calcext:value-type="float">
            <text:p>-0.0324296</text:p>
          </table:table-cell>
          <table:table-cell office:value-type="float" office:value="-0.8173237" calcext:value-type="float">
            <text:p>-0.8173237</text:p>
          </table:table-cell>
          <table:table-cell office:value-type="float" office:value="-1.408751" calcext:value-type="float">
            <text:p>-1.408751</text:p>
          </table:table-cell>
          <table:table-cell office:value-type="float" office:value="-1.501738" calcext:value-type="float">
            <text:p>-1.501738</text:p>
          </table:table-cell>
          <table:table-cell office:value-type="float" office:value="-1.438625" calcext:value-type="float">
            <text:p>-1.438625</text:p>
          </table:table-cell>
          <table:table-cell office:value-type="float" office:value="-1.452848" calcext:value-type="float">
            <text:p>-1.452848</text:p>
          </table:table-cell>
          <table:table-cell office:value-type="float" office:value="-1.406901" calcext:value-type="float">
            <text:p>-1.406901</text:p>
          </table:table-cell>
          <table:table-cell office:value-type="float" office:value="-1.242153" calcext:value-type="float">
            <text:p>-1.242153</text:p>
          </table:table-cell>
          <table:table-cell office:value-type="float" office:value="-0.8355135" calcext:value-type="float">
            <text:p>-0.8355135</text:p>
          </table:table-cell>
          <table:table-cell office:value-type="float" office:value="-0.1159516" calcext:value-type="float">
            <text:p>-0.1159516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3092573" calcext:value-type="float">
            <text:p>-0.03092573</text:p>
          </table:table-cell>
          <table:table-cell office:value-type="float" office:value="0.0008307809" calcext:value-type="float">
            <text:p>0.00083078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714" calcext:value-type="float">
            <text:p>-2.3777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08.7135" calcext:value-type="float">
            <text:p>508.713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1.7227" calcext:value-type="float">
            <text:p>921.7227</text:p>
          </table:table-cell>
          <table:table-cell office:value-type="float" office:value="124.2639" calcext:value-type="float">
            <text:p>124.2639</text:p>
          </table:table-cell>
          <table:table-cell office:value-type="float" office:value="0" calcext:value-type="float">
            <text:p>0</text:p>
          </table:table-cell>
          <table:table-cell office:value-type="float" office:value="0.1526063" calcext:value-type="float">
            <text:p>0.1526063</text:p>
          </table:table-cell>
          <table:table-cell office:value-type="float" office:value="0.1869618" calcext:value-type="float">
            <text:p>0.1869618</text:p>
          </table:table-cell>
          <table:table-cell office:value-type="float" office:value="0.1864235" calcext:value-type="float">
            <text:p>0.1864235</text:p>
          </table:table-cell>
          <table:table-cell office:value-type="float" office:value="0.1857233" calcext:value-type="float">
            <text:p>0.1857233</text:p>
          </table:table-cell>
          <table:table-cell office:value-type="float" office:value="0.1861467" calcext:value-type="float">
            <text:p>0.1861467</text:p>
          </table:table-cell>
          <table:table-cell office:value-type="float" office:value="0.1646331" calcext:value-type="float">
            <text:p>0.1646331</text:p>
          </table:table-cell>
          <table:table-cell office:value-type="float" office:value="0.1580816" calcext:value-type="float">
            <text:p>0.1580816</text:p>
          </table:table-cell>
          <table:table-cell office:value-type="float" office:value="0.2358138" calcext:value-type="float">
            <text:p>0.2358138</text:p>
          </table:table-cell>
          <table:table-cell office:value-type="float" office:value="0.2443129" calcext:value-type="float">
            <text:p>0.2443129</text:p>
          </table:table-cell>
          <table:table-cell office:value-type="float" office:value="0.307989" calcext:value-type="float">
            <text:p>0.307989</text:p>
          </table:table-cell>
          <table:table-cell office:value-type="float" office:value="0.3486834" calcext:value-type="float">
            <text:p>0.3486834</text:p>
          </table:table-cell>
          <table:table-cell office:value-type="float" office:value="0.3825051" calcext:value-type="float">
            <text:p>0.3825051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1.836362E-015" calcext:value-type="float">
            <text:p>1.836362E-15</text:p>
          </table:table-cell>
          <table:table-cell office:value-type="float" office:value="1.956907E-015" calcext:value-type="float">
            <text:p>1.956907E-15</text:p>
          </table:table-cell>
          <table:table-cell office:value-type="float" office:value="1.967064E-015" calcext:value-type="float">
            <text:p>1.967064E-15</text:p>
          </table:table-cell>
          <table:table-cell office:value-type="float" office:value="9.509853E-016" calcext:value-type="float">
            <text:p>9.509853E-16</text:p>
          </table:table-cell>
          <table:table-cell office:value-type="float" office:value="1.022638E-015" calcext:value-type="float">
            <text:p>1.022638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44595" calcext:value-type="float">
            <text:p>-6.344595</text:p>
          </table:table-cell>
          <table:table-cell office:value-type="float" office:value="-1.354256" calcext:value-type="float">
            <text:p>-1.354256</text:p>
          </table:table-cell>
          <table:table-cell office:value-type="float" office:value="-1.384194" calcext:value-type="float">
            <text:p>-1.384194</text:p>
          </table:table-cell>
          <table:table-cell office:value-type="float" office:value="-1.425083" calcext:value-type="float">
            <text:p>-1.425083</text:p>
          </table:table-cell>
          <table:table-cell office:value-type="float" office:value="-1.400738" calcext:value-type="float">
            <text:p>-1.400738</text:p>
          </table:table-cell>
          <table:table-cell office:value-type="float" office:value="-1.427011" calcext:value-type="float">
            <text:p>-1.427011</text:p>
          </table:table-cell>
          <table:table-cell office:value-type="float" office:value="-1.391919" calcext:value-type="float">
            <text:p>-1.391919</text:p>
          </table:table-cell>
          <table:table-cell office:value-type="float" office:value="-1.25197" calcext:value-type="float">
            <text:p>-1.25197</text:p>
          </table:table-cell>
          <table:table-cell office:value-type="float" office:value="-0.8531725" calcext:value-type="float">
            <text:p>-0.8531725</text:p>
          </table:table-cell>
          <table:table-cell office:value-type="float" office:value="-0.1196992" calcext:value-type="float">
            <text:p>-0.1196992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9.224384" calcext:value-type="float">
            <text:p>-9.224384</text:p>
          </table:table-cell>
          <table:table-cell office:value-type="float" office:value="0.0008321628" calcext:value-type="float">
            <text:p>0.00083216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8438" calcext:value-type="float">
            <text:p>-2.3884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8.8355" calcext:value-type="float">
            <text:p>918.8355</text:p>
          </table:table-cell>
          <table:table-cell office:value-type="float" office:value="124.2639" calcext:value-type="float">
            <text:p>124.2639</text:p>
          </table:table-cell>
          <table:table-cell office:value-type="float" office:value="0" calcext:value-type="float">
            <text:p>0</text:p>
          </table:table-cell>
          <table:table-cell office:value-type="float" office:value="0.1161198" calcext:value-type="float">
            <text:p>0.1161198</text:p>
          </table:table-cell>
          <table:table-cell office:value-type="float" office:value="0.1828877" calcext:value-type="float">
            <text:p>0.1828877</text:p>
          </table:table-cell>
          <table:table-cell office:value-type="float" office:value="0.1835439" calcext:value-type="float">
            <text:p>0.1835439</text:p>
          </table:table-cell>
          <table:table-cell office:value-type="float" office:value="0.1836664" calcext:value-type="float">
            <text:p>0.1836664</text:p>
          </table:table-cell>
          <table:table-cell office:value-type="float" office:value="0.1834618" calcext:value-type="float">
            <text:p>0.1834618</text:p>
          </table:table-cell>
          <table:table-cell office:value-type="float" office:value="0.1637162" calcext:value-type="float">
            <text:p>0.1637162</text:p>
          </table:table-cell>
          <table:table-cell office:value-type="float" office:value="0.1568169" calcext:value-type="float">
            <text:p>0.1568169</text:p>
          </table:table-cell>
          <table:table-cell office:value-type="float" office:value="0.2351069" calcext:value-type="float">
            <text:p>0.2351069</text:p>
          </table:table-cell>
          <table:table-cell office:value-type="float" office:value="0.2434561" calcext:value-type="float">
            <text:p>0.2434561</text:p>
          </table:table-cell>
          <table:table-cell office:value-type="float" office:value="0.3067506" calcext:value-type="float">
            <text:p>0.3067506</text:p>
          </table:table-cell>
          <table:table-cell office:value-type="float" office:value="0.3477145" calcext:value-type="float">
            <text:p>0.3477145</text:p>
          </table:table-cell>
          <table:table-cell office:value-type="float" office:value="0.3819984" calcext:value-type="float">
            <text:p>0.38199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6076E-015" calcext:value-type="float">
            <text:p>1.836076E-15</text:p>
          </table:table-cell>
          <table:table-cell office:value-type="float" office:value="1.95693E-015" calcext:value-type="float">
            <text:p>1.95693E-15</text:p>
          </table:table-cell>
          <table:table-cell office:value-type="float" office:value="1.967074E-015" calcext:value-type="float">
            <text:p>1.967074E-15</text:p>
          </table:table-cell>
          <table:table-cell office:value-type="float" office:value="9.510005E-016" calcext:value-type="float">
            <text:p>9.510005E-16</text:p>
          </table:table-cell>
          <table:table-cell office:value-type="float" office:value="1.022661E-015" calcext:value-type="float">
            <text:p>1.022661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8522" calcext:value-type="float">
            <text:p>-53.38522</text:p>
          </table:table-cell>
          <table:table-cell office:value-type="float" office:value="-1.607007" calcext:value-type="float">
            <text:p>-1.607007</text:p>
          </table:table-cell>
          <table:table-cell office:value-type="float" office:value="-1.56069" calcext:value-type="float">
            <text:p>-1.56069</text:p>
          </table:table-cell>
          <table:table-cell office:value-type="float" office:value="-1.552724" calcext:value-type="float">
            <text:p>-1.552724</text:p>
          </table:table-cell>
          <table:table-cell office:value-type="float" office:value="-1.566943" calcext:value-type="float">
            <text:p>-1.566943</text:p>
          </table:table-cell>
          <table:table-cell office:value-type="float" office:value="-1.489303" calcext:value-type="float">
            <text:p>-1.489303</text:p>
          </table:table-cell>
          <table:table-cell office:value-type="float" office:value="-1.473895" calcext:value-type="float">
            <text:p>-1.473895</text:p>
          </table:table-cell>
          <table:table-cell office:value-type="float" office:value="-1.285346" calcext:value-type="float">
            <text:p>-1.285346</text:p>
          </table:table-cell>
          <table:table-cell office:value-type="float" office:value="-0.8816034" calcext:value-type="float">
            <text:p>-0.8816034</text:p>
          </table:table-cell>
          <table:table-cell office:value-type="float" office:value="-0.1244409" calcext:value-type="float">
            <text:p>-0.1244409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5.28588" calcext:value-type="float">
            <text:p>-35.28588</text:p>
          </table:table-cell>
          <table:table-cell office:value-type="float" office:value="0.0008518014" calcext:value-type="float">
            <text:p>0.00085180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296" calcext:value-type="float">
            <text:p>-2.3962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13.9515" calcext:value-type="float">
            <text:p>513.951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7.0066" calcext:value-type="float">
            <text:p>917.0066</text:p>
          </table:table-cell>
          <table:table-cell office:value-type="float" office:value="123.7421" calcext:value-type="float">
            <text:p>123.7421</text:p>
          </table:table-cell>
          <table:table-cell office:value-type="float" office:value="0" calcext:value-type="float">
            <text:p>0</text:p>
          </table:table-cell>
          <table:table-cell office:value-type="float" office:value="0.1150252" calcext:value-type="float">
            <text:p>0.1150252</text:p>
          </table:table-cell>
          <table:table-cell office:value-type="float" office:value="0.1817958" calcext:value-type="float">
            <text:p>0.1817958</text:p>
          </table:table-cell>
          <table:table-cell office:value-type="float" office:value="0.182087" calcext:value-type="float">
            <text:p>0.182087</text:p>
          </table:table-cell>
          <table:table-cell office:value-type="float" office:value="0.1822762" calcext:value-type="float">
            <text:p>0.1822762</text:p>
          </table:table-cell>
          <table:table-cell office:value-type="float" office:value="0.1821119" calcext:value-type="float">
            <text:p>0.1821119</text:p>
          </table:table-cell>
          <table:table-cell office:value-type="float" office:value="0.1627558" calcext:value-type="float">
            <text:p>0.1627558</text:p>
          </table:table-cell>
          <table:table-cell office:value-type="float" office:value="0.1556549" calcext:value-type="float">
            <text:p>0.1556549</text:p>
          </table:table-cell>
          <table:table-cell office:value-type="float" office:value="0.2343161" calcext:value-type="float">
            <text:p>0.2343161</text:p>
          </table:table-cell>
          <table:table-cell office:value-type="float" office:value="0.2425279" calcext:value-type="float">
            <text:p>0.2425279</text:p>
          </table:table-cell>
          <table:table-cell office:value-type="float" office:value="0.3054403" calcext:value-type="float">
            <text:p>0.3054403</text:p>
          </table:table-cell>
          <table:table-cell office:value-type="float" office:value="0.3467094" calcext:value-type="float">
            <text:p>0.3467094</text:p>
          </table:table-cell>
          <table:table-cell office:value-type="float" office:value="0.381645" calcext:value-type="float">
            <text:p>0.381645</text:p>
          </table:table-cell>
          <table:table-cell office:value-type="float" office:value="0.4537616" calcext:value-type="float">
            <text:p>0.4537616</text:p>
          </table:table-cell>
          <table:table-cell office:value-type="float" office:value="0" calcext:value-type="float">
            <text:p>0</text:p>
          </table:table-cell>
          <table:table-cell office:value-type="float" office:value="1.83581E-015" calcext:value-type="float">
            <text:p>1.83581E-15</text:p>
          </table:table-cell>
          <table:table-cell office:value-type="float" office:value="1.956946E-015" calcext:value-type="float">
            <text:p>1.956946E-15</text:p>
          </table:table-cell>
          <table:table-cell office:value-type="float" office:value="1.967091E-015" calcext:value-type="float">
            <text:p>1.967091E-15</text:p>
          </table:table-cell>
          <table:table-cell office:value-type="float" office:value="9.510102E-016" calcext:value-type="float">
            <text:p>9.510102E-16</text:p>
          </table:table-cell>
          <table:table-cell office:value-type="float" office:value="1.022681E-015" calcext:value-type="float">
            <text:p>1.022681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85327" calcext:value-type="float">
            <text:p>-57.85327</text:p>
          </table:table-cell>
          <table:table-cell office:value-type="float" office:value="-1.682912" calcext:value-type="float">
            <text:p>-1.682912</text:p>
          </table:table-cell>
          <table:table-cell office:value-type="float" office:value="-1.659645" calcext:value-type="float">
            <text:p>-1.659645</text:p>
          </table:table-cell>
          <table:table-cell office:value-type="float" office:value="-1.646384" calcext:value-type="float">
            <text:p>-1.646384</text:p>
          </table:table-cell>
          <table:table-cell office:value-type="float" office:value="-1.658813" calcext:value-type="float">
            <text:p>-1.658813</text:p>
          </table:table-cell>
          <table:table-cell office:value-type="float" office:value="-1.557955" calcext:value-type="float">
            <text:p>-1.557955</text:p>
          </table:table-cell>
          <table:table-cell office:value-type="float" office:value="-1.554151" calcext:value-type="float">
            <text:p>-1.554151</text:p>
          </table:table-cell>
          <table:table-cell office:value-type="float" office:value="-1.323878" calcext:value-type="float">
            <text:p>-1.323878</text:p>
          </table:table-cell>
          <table:table-cell office:value-type="float" office:value="-0.9136387" calcext:value-type="float">
            <text:p>-0.9136387</text:p>
          </table:table-cell>
          <table:table-cell office:value-type="float" office:value="-0.129684" calcext:value-type="float">
            <text:p>-0.12968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9.95176" calcext:value-type="float">
            <text:p>-39.95176</text:p>
          </table:table-cell>
          <table:table-cell office:value-type="float" office:value="0.0009088619" calcext:value-type="float">
            <text:p>0.00090886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18942" calcext:value-type="float">
            <text:p>-2.3189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16.1266" calcext:value-type="float">
            <text:p>516.1266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5.6733" calcext:value-type="float">
            <text:p>915.6733</text:p>
          </table:table-cell>
          <table:table-cell office:value-type="float" office:value="122.9003" calcext:value-type="float">
            <text:p>122.9003</text:p>
          </table:table-cell>
          <table:table-cell office:value-type="float" office:value="0" calcext:value-type="float">
            <text:p>0</text:p>
          </table:table-cell>
          <table:table-cell office:value-type="float" office:value="0.1151258" calcext:value-type="float">
            <text:p>0.1151258</text:p>
          </table:table-cell>
          <table:table-cell office:value-type="float" office:value="0.1813793" calcext:value-type="float">
            <text:p>0.1813793</text:p>
          </table:table-cell>
          <table:table-cell office:value-type="float" office:value="0.1814666" calcext:value-type="float">
            <text:p>0.1814666</text:p>
          </table:table-cell>
          <table:table-cell office:value-type="float" office:value="0.181592" calcext:value-type="float">
            <text:p>0.181592</text:p>
          </table:table-cell>
          <table:table-cell office:value-type="float" office:value="0.1815331" calcext:value-type="float">
            <text:p>0.1815331</text:p>
          </table:table-cell>
          <table:table-cell office:value-type="float" office:value="0.1620155" calcext:value-type="float">
            <text:p>0.1620155</text:p>
          </table:table-cell>
          <table:table-cell office:value-type="float" office:value="0.1548411" calcext:value-type="float">
            <text:p>0.1548411</text:p>
          </table:table-cell>
          <table:table-cell office:value-type="float" office:value="0.233559" calcext:value-type="float">
            <text:p>0.233559</text:p>
          </table:table-cell>
          <table:table-cell office:value-type="float" office:value="0.2416137" calcext:value-type="float">
            <text:p>0.2416137</text:p>
          </table:table-cell>
          <table:table-cell office:value-type="float" office:value="0.3040786" calcext:value-type="float">
            <text:p>0.3040786</text:p>
          </table:table-cell>
          <table:table-cell office:value-type="float" office:value="0.3457522" calcext:value-type="float">
            <text:p>0.3457522</text:p>
          </table:table-cell>
          <table:table-cell office:value-type="float" office:value="0.3813341" calcext:value-type="float">
            <text:p>0.3813341</text:p>
          </table:table-cell>
          <table:table-cell office:value-type="float" office:value="0.4580059" calcext:value-type="float">
            <text:p>0.4580059</text:p>
          </table:table-cell>
          <table:table-cell office:value-type="float" office:value="0" calcext:value-type="float">
            <text:p>0</text:p>
          </table:table-cell>
          <table:table-cell office:value-type="float" office:value="1.835563E-015" calcext:value-type="float">
            <text:p>1.835563E-15</text:p>
          </table:table-cell>
          <table:table-cell office:value-type="float" office:value="1.956962E-015" calcext:value-type="float">
            <text:p>1.956962E-15</text:p>
          </table:table-cell>
          <table:table-cell office:value-type="float" office:value="1.967107E-015" calcext:value-type="float">
            <text:p>1.967107E-15</text:p>
          </table:table-cell>
          <table:table-cell office:value-type="float" office:value="9.51021E-016" calcext:value-type="float">
            <text:p>9.51021E-16</text:p>
          </table:table-cell>
          <table:table-cell office:value-type="float" office:value="1.022702E-015" calcext:value-type="float">
            <text:p>1.022702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6E-016" calcext:value-type="float">
            <text:p>9.682376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95042" calcext:value-type="float">
            <text:p>-56.95042</text:p>
          </table:table-cell>
          <table:table-cell office:value-type="float" office:value="-1.712835" calcext:value-type="float">
            <text:p>-1.712835</text:p>
          </table:table-cell>
          <table:table-cell office:value-type="float" office:value="-1.703885" calcext:value-type="float">
            <text:p>-1.703885</text:p>
          </table:table-cell>
          <table:table-cell office:value-type="float" office:value="-1.694806" calcext:value-type="float">
            <text:p>-1.694806</text:p>
          </table:table-cell>
          <table:table-cell office:value-type="float" office:value="-1.699988" calcext:value-type="float">
            <text:p>-1.699988</text:p>
          </table:table-cell>
          <table:table-cell office:value-type="float" office:value="-1.61334" calcext:value-type="float">
            <text:p>-1.61334</text:p>
          </table:table-cell>
          <table:table-cell office:value-type="float" office:value="-1.613324" calcext:value-type="float">
            <text:p>-1.613324</text:p>
          </table:table-cell>
          <table:table-cell office:value-type="float" office:value="-1.361985" calcext:value-type="float">
            <text:p>-1.361985</text:p>
          </table:table-cell>
          <table:table-cell office:value-type="float" office:value="-0.946474" calcext:value-type="float">
            <text:p>-0.946474</text:p>
          </table:table-cell>
          <table:table-cell office:value-type="float" office:value="-0.1353962" calcext:value-type="float">
            <text:p>-0.1353962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8.10815" calcext:value-type="float">
            <text:p>-38.10815</text:p>
          </table:table-cell>
          <table:table-cell office:value-type="float" office:value="0.001012311" calcext:value-type="float">
            <text:p>0.0010123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49717" calcext:value-type="float">
            <text:p>-2.3497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505.4406" calcext:value-type="float">
            <text:p>505.4406</text:p>
          </table:table-cell>
          <table:table-cell office:value-type="float" office:value="518.0161" calcext:value-type="float">
            <text:p>518.0161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4.5931" calcext:value-type="float">
            <text:p>914.5931</text:p>
          </table:table-cell>
          <table:table-cell office:value-type="float" office:value="122.0903" calcext:value-type="float">
            <text:p>122.0903</text:p>
          </table:table-cell>
          <table:table-cell office:value-type="float" office:value="0" calcext:value-type="float">
            <text:p>0</text:p>
          </table:table-cell>
          <table:table-cell office:value-type="float" office:value="0.1154193" calcext:value-type="float">
            <text:p>0.1154193</text:p>
          </table:table-cell>
          <table:table-cell office:value-type="float" office:value="0.1816119" calcext:value-type="float">
            <text:p>0.1816119</text:p>
          </table:table-cell>
          <table:table-cell office:value-type="float" office:value="0.1815564" calcext:value-type="float">
            <text:p>0.1815564</text:p>
          </table:table-cell>
          <table:table-cell office:value-type="float" office:value="0.1815955" calcext:value-type="float">
            <text:p>0.1815955</text:p>
          </table:table-cell>
          <table:table-cell office:value-type="float" office:value="0.1816442" calcext:value-type="float">
            <text:p>0.1816442</text:p>
          </table:table-cell>
          <table:table-cell office:value-type="float" office:value="0.1616648" calcext:value-type="float">
            <text:p>0.1616648</text:p>
          </table:table-cell>
          <table:table-cell office:value-type="float" office:value="0.1545085" calcext:value-type="float">
            <text:p>0.1545085</text:p>
          </table:table-cell>
          <table:table-cell office:value-type="float" office:value="0.2329482" calcext:value-type="float">
            <text:p>0.2329482</text:p>
          </table:table-cell>
          <table:table-cell office:value-type="float" office:value="0.240802" calcext:value-type="float">
            <text:p>0.240802</text:p>
          </table:table-cell>
          <table:table-cell office:value-type="float" office:value="0.3027476" calcext:value-type="float">
            <text:p>0.3027476</text:p>
          </table:table-cell>
          <table:table-cell office:value-type="float" office:value="0.3447406" calcext:value-type="float">
            <text:p>0.3447406</text:p>
          </table:table-cell>
          <table:table-cell office:value-type="float" office:value="0.3810322" calcext:value-type="float">
            <text:p>0.3810322</text:p>
          </table:table-cell>
          <table:table-cell office:value-type="float" office:value="0.4612758" calcext:value-type="float">
            <text:p>0.4612758</text:p>
          </table:table-cell>
          <table:table-cell office:value-type="float" office:value="0" calcext:value-type="float">
            <text:p>0</text:p>
          </table:table-cell>
          <table:table-cell office:value-type="float" office:value="1.835332E-015" calcext:value-type="float">
            <text:p>1.835332E-15</text:p>
          </table:table-cell>
          <table:table-cell office:value-type="float" office:value="1.956978E-015" calcext:value-type="float">
            <text:p>1.956978E-15</text:p>
          </table:table-cell>
          <table:table-cell office:value-type="float" office:value="1.967115E-015" calcext:value-type="float">
            <text:p>1.967115E-15</text:p>
          </table:table-cell>
          <table:table-cell office:value-type="float" office:value="9.510395E-016" calcext:value-type="float">
            <text:p>9.510395E-16</text:p>
          </table:table-cell>
          <table:table-cell office:value-type="float" office:value="1.02272E-015" calcext:value-type="float">
            <text:p>1.02272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368" calcext:value-type="float">
            <text:p>-54.7368</text:p>
          </table:table-cell>
          <table:table-cell office:value-type="float" office:value="-1.695834" calcext:value-type="float">
            <text:p>-1.695834</text:p>
          </table:table-cell>
          <table:table-cell office:value-type="float" office:value="-1.697357" calcext:value-type="float">
            <text:p>-1.697357</text:p>
          </table:table-cell>
          <table:table-cell office:value-type="float" office:value="-1.694539" calcext:value-type="float">
            <text:p>-1.694539</text:p>
          </table:table-cell>
          <table:table-cell office:value-type="float" office:value="-1.69191" calcext:value-type="float">
            <text:p>-1.69191</text:p>
          </table:table-cell>
          <table:table-cell office:value-type="float" office:value="-1.640372" calcext:value-type="float">
            <text:p>-1.640372</text:p>
          </table:table-cell>
          <table:table-cell office:value-type="float" office:value="-1.638253" calcext:value-type="float">
            <text:p>-1.638253</text:p>
          </table:table-cell>
          <table:table-cell office:value-type="float" office:value="-1.393625" calcext:value-type="float">
            <text:p>-1.393625</text:p>
          </table:table-cell>
          <table:table-cell office:value-type="float" office:value="-0.9767454" calcext:value-type="float">
            <text:p>-0.9767454</text:p>
          </table:table-cell>
          <table:table-cell office:value-type="float" office:value="-0.1412512" calcext:value-type="float">
            <text:p>-0.1412512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0.58092" calcext:value-type="float">
            <text:p>-30.58092</text:p>
          </table:table-cell>
          <table:table-cell office:value-type="float" office:value="0.001143623" calcext:value-type="float">
            <text:p>0.0011436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2309" calcext:value-type="float">
            <text:p>-2.3723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508.6157" calcext:value-type="float">
            <text:p>508.6157</text:p>
          </table:table-cell>
          <table:table-cell office:value-type="float" office:value="519.4188" calcext:value-type="float">
            <text:p>519.4188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6.527" calcext:value-type="float">
            <text:p>916.527</text:p>
          </table:table-cell>
          <table:table-cell office:value-type="float" office:value="121.9285" calcext:value-type="float">
            <text:p>121.9285</text:p>
          </table:table-cell>
          <table:table-cell office:value-type="float" office:value="0" calcext:value-type="float">
            <text:p>0</text:p>
          </table:table-cell>
          <table:table-cell office:value-type="float" office:value="0.3310893" calcext:value-type="float">
            <text:p>0.3310893</text:p>
          </table:table-cell>
          <table:table-cell office:value-type="float" office:value="0.1831445" calcext:value-type="float">
            <text:p>0.1831445</text:p>
          </table:table-cell>
          <table:table-cell office:value-type="float" office:value="0.1827426" calcext:value-type="float">
            <text:p>0.1827426</text:p>
          </table:table-cell>
          <table:table-cell office:value-type="float" office:value="0.1826282" calcext:value-type="float">
            <text:p>0.1826282</text:p>
          </table:table-cell>
          <table:table-cell office:value-type="float" office:value="0.1828583" calcext:value-type="float">
            <text:p>0.1828583</text:p>
          </table:table-cell>
          <table:table-cell office:value-type="float" office:value="0.1619296" calcext:value-type="float">
            <text:p>0.1619296</text:p>
          </table:table-cell>
          <table:table-cell office:value-type="float" office:value="0.1548847" calcext:value-type="float">
            <text:p>0.1548847</text:p>
          </table:table-cell>
          <table:table-cell office:value-type="float" office:value="0.23265" calcext:value-type="float">
            <text:p>0.23265</text:p>
          </table:table-cell>
          <table:table-cell office:value-type="float" office:value="0.2402227" calcext:value-type="float">
            <text:p>0.2402227</text:p>
          </table:table-cell>
          <table:table-cell office:value-type="float" office:value="0.3015265" calcext:value-type="float">
            <text:p>0.3015265</text:p>
          </table:table-cell>
          <table:table-cell office:value-type="float" office:value="0.343724" calcext:value-type="float">
            <text:p>0.343724</text:p>
          </table:table-cell>
          <table:table-cell office:value-type="float" office:value="0.3807907" calcext:value-type="float">
            <text:p>0.3807907</text:p>
          </table:table-cell>
          <table:table-cell office:value-type="float" office:value="0.4623541" calcext:value-type="float">
            <text:p>0.4623541</text:p>
          </table:table-cell>
          <table:table-cell office:value-type="float" office:value="0" calcext:value-type="float">
            <text:p>0</text:p>
          </table:table-cell>
          <table:table-cell office:value-type="float" office:value="1.835099E-015" calcext:value-type="float">
            <text:p>1.835099E-15</text:p>
          </table:table-cell>
          <table:table-cell office:value-type="float" office:value="1.956995E-015" calcext:value-type="float">
            <text:p>1.956995E-15</text:p>
          </table:table-cell>
          <table:table-cell office:value-type="float" office:value="1.967122E-015" calcext:value-type="float">
            <text:p>1.967122E-15</text:p>
          </table:table-cell>
          <table:table-cell office:value-type="float" office:value="9.510577E-016" calcext:value-type="float">
            <text:p>9.510577E-16</text:p>
          </table:table-cell>
          <table:table-cell office:value-type="float" office:value="1.022736E-015" calcext:value-type="float">
            <text:p>1.022736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903555" calcext:value-type="float">
            <text:p>-0.09903555</text:p>
          </table:table-cell>
          <table:table-cell office:value-type="float" office:value="-1.592438" calcext:value-type="float">
            <text:p>-1.592438</text:p>
          </table:table-cell>
          <table:table-cell office:value-type="float" office:value="-1.614221" calcext:value-type="float">
            <text:p>-1.614221</text:p>
          </table:table-cell>
          <table:table-cell office:value-type="float" office:value="-1.622087" calcext:value-type="float">
            <text:p>-1.622087</text:p>
          </table:table-cell>
          <table:table-cell office:value-type="float" office:value="-1.607119" calcext:value-type="float">
            <text:p>-1.607119</text:p>
          </table:table-cell>
          <table:table-cell office:value-type="float" office:value="-1.619989" calcext:value-type="float">
            <text:p>-1.619989</text:p>
          </table:table-cell>
          <table:table-cell office:value-type="float" office:value="-1.609675" calcext:value-type="float">
            <text:p>-1.609675</text:p>
          </table:table-cell>
          <table:table-cell office:value-type="float" office:value="-1.409379" calcext:value-type="float">
            <text:p>-1.409379</text:p>
          </table:table-cell>
          <table:table-cell office:value-type="float" office:value="-0.9990401" calcext:value-type="float">
            <text:p>-0.9990401</text:p>
          </table:table-cell>
          <table:table-cell office:value-type="float" office:value="-0.1468721" calcext:value-type="float">
            <text:p>-0.1468721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4073068" calcext:value-type="float">
            <text:p>-0.004073068</text:p>
          </table:table-cell>
          <table:table-cell office:value-type="float" office:value="0.00122984" calcext:value-type="float">
            <text:p>0.001229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7662" calcext:value-type="float">
            <text:p>-2.3876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518.1407" calcext:value-type="float">
            <text:p>518.1407</text:p>
          </table:table-cell>
          <table:table-cell office:value-type="float" office:value="522.8754" calcext:value-type="float">
            <text:p>522.8754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2.4343" calcext:value-type="float">
            <text:p>922.4343</text:p>
          </table:table-cell>
          <table:table-cell office:value-type="float" office:value="122.0901" calcext:value-type="float">
            <text:p>122.0901</text:p>
          </table:table-cell>
          <table:table-cell office:value-type="float" office:value="0" calcext:value-type="float">
            <text:p>0</text:p>
          </table:table-cell>
          <table:table-cell office:value-type="float" office:value="0.3118857" calcext:value-type="float">
            <text:p>0.3118857</text:p>
          </table:table-cell>
          <table:table-cell office:value-type="float" office:value="0.3172578" calcext:value-type="float">
            <text:p>0.3172578</text:p>
          </table:table-cell>
          <table:table-cell office:value-type="float" office:value="0.1906625" calcext:value-type="float">
            <text:p>0.1906625</text:p>
          </table:table-cell>
          <table:table-cell office:value-type="float" office:value="0.1876275" calcext:value-type="float">
            <text:p>0.1876275</text:p>
          </table:table-cell>
          <table:table-cell office:value-type="float" office:value="0.1891557" calcext:value-type="float">
            <text:p>0.1891557</text:p>
          </table:table-cell>
          <table:table-cell office:value-type="float" office:value="0.1637678" calcext:value-type="float">
            <text:p>0.1637678</text:p>
          </table:table-cell>
          <table:table-cell office:value-type="float" office:value="0.1576745" calcext:value-type="float">
            <text:p>0.1576745</text:p>
          </table:table-cell>
          <table:table-cell office:value-type="float" office:value="0.2332016" calcext:value-type="float">
            <text:p>0.2332016</text:p>
          </table:table-cell>
          <table:table-cell office:value-type="float" office:value="0.2404308" calcext:value-type="float">
            <text:p>0.2404308</text:p>
          </table:table-cell>
          <table:table-cell office:value-type="float" office:value="0.3014214" calcext:value-type="float">
            <text:p>0.3014214</text:p>
          </table:table-cell>
          <table:table-cell office:value-type="float" office:value="0.3439174" calcext:value-type="float">
            <text:p>0.3439174</text:p>
          </table:table-cell>
          <table:table-cell office:value-type="float" office:value="0.3811176" calcext:value-type="float">
            <text:p>0.38111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4873E-015" calcext:value-type="float">
            <text:p>1.834873E-15</text:p>
          </table:table-cell>
          <table:table-cell office:value-type="float" office:value="1.957008E-015" calcext:value-type="float">
            <text:p>1.957008E-15</text:p>
          </table:table-cell>
          <table:table-cell office:value-type="float" office:value="1.967132E-015" calcext:value-type="float">
            <text:p>1.967132E-15</text:p>
          </table:table-cell>
          <table:table-cell office:value-type="float" office:value="9.510752E-016" calcext:value-type="float">
            <text:p>9.510752E-16</text:p>
          </table:table-cell>
          <table:table-cell office:value-type="float" office:value="1.022753E-015" calcext:value-type="float">
            <text:p>1.022753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31043" calcext:value-type="float">
            <text:p>-0.02731043</text:p>
          </table:table-cell>
          <table:table-cell office:value-type="float" office:value="-0.02462585" calcext:value-type="float">
            <text:p>-0.02462585</text:p>
          </table:table-cell>
          <table:table-cell office:value-type="float" office:value="-1.16653" calcext:value-type="float">
            <text:p>-1.16653</text:p>
          </table:table-cell>
          <table:table-cell office:value-type="float" office:value="-1.319032" calcext:value-type="float">
            <text:p>-1.319032</text:p>
          </table:table-cell>
          <table:table-cell office:value-type="float" office:value="-1.239644" calcext:value-type="float">
            <text:p>-1.239644</text:p>
          </table:table-cell>
          <table:table-cell office:value-type="float" office:value="-1.486598" calcext:value-type="float">
            <text:p>-1.486598</text:p>
          </table:table-cell>
          <table:table-cell office:value-type="float" office:value="-1.418583" calcext:value-type="float">
            <text:p>-1.418583</text:p>
          </table:table-cell>
          <table:table-cell office:value-type="float" office:value="-1.380645" calcext:value-type="float">
            <text:p>-1.380645</text:p>
          </table:table-cell>
          <table:table-cell office:value-type="float" office:value="-0.9910665" calcext:value-type="float">
            <text:p>-0.9910665</text:p>
          </table:table-cell>
          <table:table-cell office:value-type="float" office:value="-0.1474143" calcext:value-type="float">
            <text:p>-0.1474143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2763953" calcext:value-type="float">
            <text:p>-0.02763953</text:p>
          </table:table-cell>
          <table:table-cell office:value-type="float" office:value="0.001230852" calcext:value-type="float">
            <text:p>0.0012308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945" calcext:value-type="float">
            <text:p>-2.3969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518.1407" calcext:value-type="float">
            <text:p>518.1407</text:p>
          </table:table-cell>
          <table:table-cell office:value-type="float" office:value="525.5142" calcext:value-type="float">
            <text:p>525.5142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0.4731" calcext:value-type="float">
            <text:p>920.4731</text:p>
          </table:table-cell>
          <table:table-cell office:value-type="float" office:value="121.4126" calcext:value-type="float">
            <text:p>121.4126</text:p>
          </table:table-cell>
          <table:table-cell office:value-type="float" office:value="0" calcext:value-type="float">
            <text:p>0</text:p>
          </table:table-cell>
          <table:table-cell office:value-type="float" office:value="0.2055885" calcext:value-type="float">
            <text:p>0.2055885</text:p>
          </table:table-cell>
          <table:table-cell office:value-type="float" office:value="0.2611765" calcext:value-type="float">
            <text:p>0.2611765</text:p>
          </table:table-cell>
          <table:table-cell office:value-type="float" office:value="0.1969595" calcext:value-type="float">
            <text:p>0.1969595</text:p>
          </table:table-cell>
          <table:table-cell office:value-type="float" office:value="0.1918927" calcext:value-type="float">
            <text:p>0.1918927</text:p>
          </table:table-cell>
          <table:table-cell office:value-type="float" office:value="0.1937244" calcext:value-type="float">
            <text:p>0.1937244</text:p>
          </table:table-cell>
          <table:table-cell office:value-type="float" office:value="0.1655536" calcext:value-type="float">
            <text:p>0.1655536</text:p>
          </table:table-cell>
          <table:table-cell office:value-type="float" office:value="0.1596187" calcext:value-type="float">
            <text:p>0.1596187</text:p>
          </table:table-cell>
          <table:table-cell office:value-type="float" office:value="0.2337665" calcext:value-type="float">
            <text:p>0.2337665</text:p>
          </table:table-cell>
          <table:table-cell office:value-type="float" office:value="0.2406564" calcext:value-type="float">
            <text:p>0.2406564</text:p>
          </table:table-cell>
          <table:table-cell office:value-type="float" office:value="0.3013438" calcext:value-type="float">
            <text:p>0.3013438</text:p>
          </table:table-cell>
          <table:table-cell office:value-type="float" office:value="0.3441485" calcext:value-type="float">
            <text:p>0.3441485</text:p>
          </table:table-cell>
          <table:table-cell office:value-type="float" office:value="0.3816908" calcext:value-type="float">
            <text:p>0.3816908</text:p>
          </table:table-cell>
          <table:table-cell office:value-type="float" office:value="0.4513164" calcext:value-type="float">
            <text:p>0.4513164</text:p>
          </table:table-cell>
          <table:table-cell office:value-type="float" office:value="0" calcext:value-type="float">
            <text:p>0</text:p>
          </table:table-cell>
          <table:table-cell office:value-type="float" office:value="1.83466E-015" calcext:value-type="float">
            <text:p>1.83466E-15</text:p>
          </table:table-cell>
          <table:table-cell office:value-type="float" office:value="1.957022E-015" calcext:value-type="float">
            <text:p>1.957022E-15</text:p>
          </table:table-cell>
          <table:table-cell office:value-type="float" office:value="1.967139E-015" calcext:value-type="float">
            <text:p>1.967139E-15</text:p>
          </table:table-cell>
          <table:table-cell office:value-type="float" office:value="9.510922E-016" calcext:value-type="float">
            <text:p>9.510922E-16</text:p>
          </table:table-cell>
          <table:table-cell office:value-type="float" office:value="1.022769E-015" calcext:value-type="float">
            <text:p>1.022769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0988" calcext:value-type="float">
            <text:p>-0.640988</text:p>
          </table:table-cell>
          <table:table-cell office:value-type="float" office:value="-0.1022004" calcext:value-type="float">
            <text:p>-0.1022004</text:p>
          </table:table-cell>
          <table:table-cell office:value-type="float" office:value="-0.907565" calcext:value-type="float">
            <text:p>-0.907565</text:p>
          </table:table-cell>
          <table:table-cell office:value-type="float" office:value="-1.10888" calcext:value-type="float">
            <text:p>-1.10888</text:p>
          </table:table-cell>
          <table:table-cell office:value-type="float" office:value="-1.030774" calcext:value-type="float">
            <text:p>-1.030774</text:p>
          </table:table-cell>
          <table:table-cell office:value-type="float" office:value="-1.367985" calcext:value-type="float">
            <text:p>-1.367985</text:p>
          </table:table-cell>
          <table:table-cell office:value-type="float" office:value="-1.299772" calcext:value-type="float">
            <text:p>-1.299772</text:p>
          </table:table-cell>
          <table:table-cell office:value-type="float" office:value="-1.351643" calcext:value-type="float">
            <text:p>-1.351643</text:p>
          </table:table-cell>
          <table:table-cell office:value-type="float" office:value="-0.9824089" calcext:value-type="float">
            <text:p>-0.9824089</text:p>
          </table:table-cell>
          <table:table-cell office:value-type="float" office:value="-0.1477769" calcext:value-type="float">
            <text:p>-0.1477769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1.228305" calcext:value-type="float">
            <text:p>-1.228305</text:p>
          </table:table-cell>
          <table:table-cell office:value-type="float" office:value="0.001231832" calcext:value-type="float">
            <text:p>0.0012318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96231" calcext:value-type="float">
            <text:p>-2.2962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518.1407" calcext:value-type="float">
            <text:p>518.1407</text:p>
          </table:table-cell>
          <table:table-cell office:value-type="float" office:value="527.7455" calcext:value-type="float">
            <text:p>527.7455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9.1028" calcext:value-type="float">
            <text:p>919.1028</text:p>
          </table:table-cell>
          <table:table-cell office:value-type="float" office:value="120.552" calcext:value-type="float">
            <text:p>120.552</text:p>
          </table:table-cell>
          <table:table-cell office:value-type="float" office:value="0" calcext:value-type="float">
            <text:p>0</text:p>
          </table:table-cell>
          <table:table-cell office:value-type="float" office:value="0.1178319" calcext:value-type="float">
            <text:p>0.1178319</text:p>
          </table:table-cell>
          <table:table-cell office:value-type="float" office:value="0.220665" calcext:value-type="float">
            <text:p>0.220665</text:p>
          </table:table-cell>
          <table:table-cell office:value-type="float" office:value="0.2007296" calcext:value-type="float">
            <text:p>0.2007296</text:p>
          </table:table-cell>
          <table:table-cell office:value-type="float" office:value="0.1949098" calcext:value-type="float">
            <text:p>0.1949098</text:p>
          </table:table-cell>
          <table:table-cell office:value-type="float" office:value="0.1963753" calcext:value-type="float">
            <text:p>0.1963753</text:p>
          </table:table-cell>
          <table:table-cell office:value-type="float" office:value="0.1669848" calcext:value-type="float">
            <text:p>0.1669848</text:p>
          </table:table-cell>
          <table:table-cell office:value-type="float" office:value="0.1610738" calcext:value-type="float">
            <text:p>0.1610738</text:p>
          </table:table-cell>
          <table:table-cell office:value-type="float" office:value="0.2342532" calcext:value-type="float">
            <text:p>0.2342532</text:p>
          </table:table-cell>
          <table:table-cell office:value-type="float" office:value="0.2408449" calcext:value-type="float">
            <text:p>0.2408449</text:p>
          </table:table-cell>
          <table:table-cell office:value-type="float" office:value="0.3010766" calcext:value-type="float">
            <text:p>0.3010766</text:p>
          </table:table-cell>
          <table:table-cell office:value-type="float" office:value="0.344226" calcext:value-type="float">
            <text:p>0.344226</text:p>
          </table:table-cell>
          <table:table-cell office:value-type="float" office:value="0.3821104" calcext:value-type="float">
            <text:p>0.3821104</text:p>
          </table:table-cell>
          <table:table-cell office:value-type="float" office:value="0.456386" calcext:value-type="float">
            <text:p>0.456386</text:p>
          </table:table-cell>
          <table:table-cell office:value-type="float" office:value="0" calcext:value-type="float">
            <text:p>0</text:p>
          </table:table-cell>
          <table:table-cell office:value-type="float" office:value="1.834459E-015" calcext:value-type="float">
            <text:p>1.834459E-15</text:p>
          </table:table-cell>
          <table:table-cell office:value-type="float" office:value="1.957038E-015" calcext:value-type="float">
            <text:p>1.957038E-15</text:p>
          </table:table-cell>
          <table:table-cell office:value-type="float" office:value="1.967142E-015" calcext:value-type="float">
            <text:p>1.967142E-15</text:p>
          </table:table-cell>
          <table:table-cell office:value-type="float" office:value="9.511091E-016" calcext:value-type="float">
            <text:p>9.511091E-16</text:p>
          </table:table-cell>
          <table:table-cell office:value-type="float" office:value="1.022785E-015" calcext:value-type="float">
            <text:p>1.022785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5E-016" calcext:value-type="float">
            <text:p>9.682375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36091" calcext:value-type="float">
            <text:p>-47.36091</text:p>
          </table:table-cell>
          <table:table-cell office:value-type="float" office:value="-0.3760273" calcext:value-type="float">
            <text:p>-0.3760273</text:p>
          </table:table-cell>
          <table:table-cell office:value-type="float" office:value="-0.7833571" calcext:value-type="float">
            <text:p>-0.7833571</text:p>
          </table:table-cell>
          <table:table-cell office:value-type="float" office:value="-0.9828262" calcext:value-type="float">
            <text:p>-0.9828262</text:p>
          </table:table-cell>
          <table:table-cell office:value-type="float" office:value="-0.9276277" calcext:value-type="float">
            <text:p>-0.9276277</text:p>
          </table:table-cell>
          <table:table-cell office:value-type="float" office:value="-1.280442" calcext:value-type="float">
            <text:p>-1.280442</text:p>
          </table:table-cell>
          <table:table-cell office:value-type="float" office:value="-1.218085" calcext:value-type="float">
            <text:p>-1.218085</text:p>
          </table:table-cell>
          <table:table-cell office:value-type="float" office:value="-1.327166" calcext:value-type="float">
            <text:p>-1.327166</text:p>
          </table:table-cell>
          <table:table-cell office:value-type="float" office:value="-0.9752284" calcext:value-type="float">
            <text:p>-0.9752284</text:p>
          </table:table-cell>
          <table:table-cell office:value-type="float" office:value="-0.1490334" calcext:value-type="float">
            <text:p>-0.149033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2.73163" calcext:value-type="float">
            <text:p>-32.73163</text:p>
          </table:table-cell>
          <table:table-cell office:value-type="float" office:value="0.001232895" calcext:value-type="float">
            <text:p>0.0012328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3901" calcext:value-type="float">
            <text:p>-2.3339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518.1407" calcext:value-type="float">
            <text:p>518.1407</text:p>
          </table:table-cell>
          <table:table-cell office:value-type="float" office:value="528.8431" calcext:value-type="float">
            <text:p>528.8431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8.8245" calcext:value-type="float">
            <text:p>918.8245</text:p>
          </table:table-cell>
          <table:table-cell office:value-type="float" office:value="119.7328" calcext:value-type="float">
            <text:p>119.7328</text:p>
          </table:table-cell>
          <table:table-cell office:value-type="float" office:value="0" calcext:value-type="float">
            <text:p>0</text:p>
          </table:table-cell>
          <table:table-cell office:value-type="float" office:value="0.1143712" calcext:value-type="float">
            <text:p>0.1143712</text:p>
          </table:table-cell>
          <table:table-cell office:value-type="float" office:value="0.2030445" calcext:value-type="float">
            <text:p>0.2030445</text:p>
          </table:table-cell>
          <table:table-cell office:value-type="float" office:value="0.2000545" calcext:value-type="float">
            <text:p>0.2000545</text:p>
          </table:table-cell>
          <table:table-cell office:value-type="float" office:value="0.1964464" calcext:value-type="float">
            <text:p>0.1964464</text:p>
          </table:table-cell>
          <table:table-cell office:value-type="float" office:value="0.1970776" calcext:value-type="float">
            <text:p>0.1970776</text:p>
          </table:table-cell>
          <table:table-cell office:value-type="float" office:value="0.167984" calcext:value-type="float">
            <text:p>0.167984</text:p>
          </table:table-cell>
          <table:table-cell office:value-type="float" office:value="0.1619908" calcext:value-type="float">
            <text:p>0.1619908</text:p>
          </table:table-cell>
          <table:table-cell office:value-type="float" office:value="0.2346319" calcext:value-type="float">
            <text:p>0.2346319</text:p>
          </table:table-cell>
          <table:table-cell office:value-type="float" office:value="0.2409829" calcext:value-type="float">
            <text:p>0.2409829</text:p>
          </table:table-cell>
          <table:table-cell office:value-type="float" office:value="0.3005527" calcext:value-type="float">
            <text:p>0.3005527</text:p>
          </table:table-cell>
          <table:table-cell office:value-type="float" office:value="0.3440783" calcext:value-type="float">
            <text:p>0.3440783</text:p>
          </table:table-cell>
          <table:table-cell office:value-type="float" office:value="0.3822443" calcext:value-type="float">
            <text:p>0.3822443</text:p>
          </table:table-cell>
          <table:table-cell office:value-type="float" office:value="0.4606173" calcext:value-type="float">
            <text:p>0.4606173</text:p>
          </table:table-cell>
          <table:table-cell office:value-type="float" office:value="0" calcext:value-type="float">
            <text:p>0</text:p>
          </table:table-cell>
          <table:table-cell office:value-type="float" office:value="1.834278E-015" calcext:value-type="float">
            <text:p>1.834278E-15</text:p>
          </table:table-cell>
          <table:table-cell office:value-type="float" office:value="1.957054E-015" calcext:value-type="float">
            <text:p>1.957054E-15</text:p>
          </table:table-cell>
          <table:table-cell office:value-type="float" office:value="1.967143E-015" calcext:value-type="float">
            <text:p>1.967143E-15</text:p>
          </table:table-cell>
          <table:table-cell office:value-type="float" office:value="9.511256E-016" calcext:value-type="float">
            <text:p>9.511256E-16</text:p>
          </table:table-cell>
          <table:table-cell office:value-type="float" office:value="1.0228E-015" calcext:value-type="float">
            <text:p>1.0228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5E-038" calcext:value-type="float">
            <text:p>1.58173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2619" calcext:value-type="float">
            <text:p>-60.2619</text:p>
          </table:table-cell>
          <table:table-cell office:value-type="float" office:value="-0.7164496" calcext:value-type="float">
            <text:p>-0.7164496</text:p>
          </table:table-cell>
          <table:table-cell office:value-type="float" office:value="-0.8033088" calcext:value-type="float">
            <text:p>-0.8033088</text:p>
          </table:table-cell>
          <table:table-cell office:value-type="float" office:value="-0.9246438" calcext:value-type="float">
            <text:p>-0.9246438</text:p>
          </table:table-cell>
          <table:table-cell office:value-type="float" office:value="-0.9019774" calcext:value-type="float">
            <text:p>-0.9019774</text:p>
          </table:table-cell>
          <table:table-cell office:value-type="float" office:value="-1.223008" calcext:value-type="float">
            <text:p>-1.223008</text:p>
          </table:table-cell>
          <table:table-cell office:value-type="float" office:value="-1.169541" calcext:value-type="float">
            <text:p>-1.169541</text:p>
          </table:table-cell>
          <table:table-cell office:value-type="float" office:value="-1.308444" calcext:value-type="float">
            <text:p>-1.308444</text:p>
          </table:table-cell>
          <table:table-cell office:value-type="float" office:value="-0.9699998" calcext:value-type="float">
            <text:p>-0.9699998</text:p>
          </table:table-cell>
          <table:table-cell office:value-type="float" office:value="-0.1515479" calcext:value-type="float">
            <text:p>-0.1515479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9.34029" calcext:value-type="float">
            <text:p>-39.34029</text:p>
          </table:table-cell>
          <table:table-cell office:value-type="float" office:value="0.00123378" calcext:value-type="float">
            <text:p>0.001233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4092" calcext:value-type="float">
            <text:p>-2.3640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518.1407" calcext:value-type="float">
            <text:p>518.1407</text:p>
          </table:table-cell>
          <table:table-cell office:value-type="float" office:value="529.6993" calcext:value-type="float">
            <text:p>529.6993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18.3093" calcext:value-type="float">
            <text:p>918.3093</text:p>
          </table:table-cell>
          <table:table-cell office:value-type="float" office:value="119.3918" calcext:value-type="float">
            <text:p>119.3918</text:p>
          </table:table-cell>
          <table:table-cell office:value-type="float" office:value="0" calcext:value-type="float">
            <text:p>0</text:p>
          </table:table-cell>
          <table:table-cell office:value-type="float" office:value="0.1139709" calcext:value-type="float">
            <text:p>0.1139709</text:p>
          </table:table-cell>
          <table:table-cell office:value-type="float" office:value="0.1978333" calcext:value-type="float">
            <text:p>0.1978333</text:p>
          </table:table-cell>
          <table:table-cell office:value-type="float" office:value="0.1982845" calcext:value-type="float">
            <text:p>0.1982845</text:p>
          </table:table-cell>
          <table:table-cell office:value-type="float" office:value="0.1966735" calcext:value-type="float">
            <text:p>0.1966735</text:p>
          </table:table-cell>
          <table:table-cell office:value-type="float" office:value="0.1966428" calcext:value-type="float">
            <text:p>0.1966428</text:p>
          </table:table-cell>
          <table:table-cell office:value-type="float" office:value="0.1687235" calcext:value-type="float">
            <text:p>0.1687235</text:p>
          </table:table-cell>
          <table:table-cell office:value-type="float" office:value="0.1626146" calcext:value-type="float">
            <text:p>0.1626146</text:p>
          </table:table-cell>
          <table:table-cell office:value-type="float" office:value="0.2349484" calcext:value-type="float">
            <text:p>0.2349484</text:p>
          </table:table-cell>
          <table:table-cell office:value-type="float" office:value="0.2410896" calcext:value-type="float">
            <text:p>0.2410896</text:p>
          </table:table-cell>
          <table:table-cell office:value-type="float" office:value="0.2999115" calcext:value-type="float">
            <text:p>0.2999115</text:p>
          </table:table-cell>
          <table:table-cell office:value-type="float" office:value="0.3437993" calcext:value-type="float">
            <text:p>0.3437993</text:p>
          </table:table-cell>
          <table:table-cell office:value-type="float" office:value="0.3822095" calcext:value-type="float">
            <text:p>0.3822095</text:p>
          </table:table-cell>
          <table:table-cell office:value-type="float" office:value="0.462357" calcext:value-type="float">
            <text:p>0.462357</text:p>
          </table:table-cell>
          <table:table-cell office:value-type="float" office:value="0" calcext:value-type="float">
            <text:p>0</text:p>
          </table:table-cell>
          <table:table-cell office:value-type="float" office:value="1.834115E-015" calcext:value-type="float">
            <text:p>1.834115E-15</text:p>
          </table:table-cell>
          <table:table-cell office:value-type="float" office:value="1.957065E-015" calcext:value-type="float">
            <text:p>1.957065E-15</text:p>
          </table:table-cell>
          <table:table-cell office:value-type="float" office:value="1.967147E-015" calcext:value-type="float">
            <text:p>1.967147E-15</text:p>
          </table:table-cell>
          <table:table-cell office:value-type="float" office:value="9.511383E-016" calcext:value-type="float">
            <text:p>9.511383E-16</text:p>
          </table:table-cell>
          <table:table-cell office:value-type="float" office:value="1.022816E-015" calcext:value-type="float">
            <text:p>1.022816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33892" calcext:value-type="float">
            <text:p>-61.33892</text:p>
          </table:table-cell>
          <table:table-cell office:value-type="float" office:value="-0.8759569" calcext:value-type="float">
            <text:p>-0.8759569</text:p>
          </table:table-cell>
          <table:table-cell office:value-type="float" office:value="-0.8601823" calcext:value-type="float">
            <text:p>-0.8601823</text:p>
          </table:table-cell>
          <table:table-cell office:value-type="float" office:value="-0.9163112" calcext:value-type="float">
            <text:p>-0.9163112</text:p>
          </table:table-cell>
          <table:table-cell office:value-type="float" office:value="-0.9174302" calcext:value-type="float">
            <text:p>-0.9174302</text:p>
          </table:table-cell>
          <table:table-cell office:value-type="float" office:value="-1.182468" calcext:value-type="float">
            <text:p>-1.182468</text:p>
          </table:table-cell>
          <table:table-cell office:value-type="float" office:value="-1.137878" calcext:value-type="float">
            <text:p>-1.137878</text:p>
          </table:table-cell>
          <table:table-cell office:value-type="float" office:value="-1.293057" calcext:value-type="float">
            <text:p>-1.293057</text:p>
          </table:table-cell>
          <table:table-cell office:value-type="float" office:value="-0.9659908" calcext:value-type="float">
            <text:p>-0.9659908</text:p>
          </table:table-cell>
          <table:table-cell office:value-type="float" office:value="-0.1547007" calcext:value-type="float">
            <text:p>-0.1547007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38.94121" calcext:value-type="float">
            <text:p>-38.94121</text:p>
          </table:table-cell>
          <table:table-cell office:value-type="float" office:value="0.001234588" calcext:value-type="float">
            <text:p>0.00123458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1247" calcext:value-type="float">
            <text:p>-2.3812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527.7926" calcext:value-type="float">
            <text:p>527.7926</text:p>
          </table:table-cell>
          <table:table-cell office:value-type="float" office:value="530.3599" calcext:value-type="float">
            <text:p>530.3599</text:p>
          </table:table-cell>
          <table:table-cell office:value-type="float" office:value="60.45925" calcext:value-type="float">
            <text:p>60.45925</text:p>
          </table:table-cell>
          <table:table-cell office:value-type="float" office:value="927.2179" calcext:value-type="float">
            <text:p>927.2179</text:p>
          </table:table-cell>
          <table:table-cell office:value-type="float" office:value="119.4748" calcext:value-type="float">
            <text:p>119.4748</text:p>
          </table:table-cell>
          <table:table-cell office:value-type="float" office:value="0" calcext:value-type="float">
            <text:p>0</text:p>
          </table:table-cell>
          <table:table-cell office:value-type="float" office:value="0.6071638" calcext:value-type="float">
            <text:p>0.6071638</text:p>
          </table:table-cell>
          <table:table-cell office:value-type="float" office:value="0.2314239" calcext:value-type="float">
            <text:p>0.2314239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91068" calcext:value-type="float">
            <text:p>0.1991068</text:p>
          </table:table-cell>
          <table:table-cell office:value-type="float" office:value="0.1968438" calcext:value-type="float">
            <text:p>0.1968438</text:p>
          </table:table-cell>
          <table:table-cell office:value-type="float" office:value="0.1694221" calcext:value-type="float">
            <text:p>0.1694221</text:p>
          </table:table-cell>
          <table:table-cell office:value-type="float" office:value="0.1697678" calcext:value-type="float">
            <text:p>0.1697678</text:p>
          </table:table-cell>
          <table:table-cell office:value-type="float" office:value="0.2352593" calcext:value-type="float">
            <text:p>0.2352593</text:p>
          </table:table-cell>
          <table:table-cell office:value-type="float" office:value="0.241201" calcext:value-type="float">
            <text:p>0.241201</text:p>
          </table:table-cell>
          <table:table-cell office:value-type="float" office:value="0.2992869" calcext:value-type="float">
            <text:p>0.2992869</text:p>
          </table:table-cell>
          <table:table-cell office:value-type="float" office:value="0.3435327" calcext:value-type="float">
            <text:p>0.3435327</text:p>
          </table:table-cell>
          <table:table-cell office:value-type="float" office:value="0.3821231" calcext:value-type="float">
            <text:p>0.38212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1658552" calcext:value-type="float">
            <text:p>0.001658552</text:p>
          </table:table-cell>
          <table:table-cell office:value-type="float" office:value="1.833966E-015" calcext:value-type="float">
            <text:p>1.833966E-15</text:p>
          </table:table-cell>
          <table:table-cell office:value-type="float" office:value="1.957074E-015" calcext:value-type="float">
            <text:p>1.957074E-15</text:p>
          </table:table-cell>
          <table:table-cell office:value-type="float" office:value="1.967154E-015" calcext:value-type="float">
            <text:p>1.967154E-15</text:p>
          </table:table-cell>
          <table:table-cell office:value-type="float" office:value="9.51147E-016" calcext:value-type="float">
            <text:p>9.51147E-16</text:p>
          </table:table-cell>
          <table:table-cell office:value-type="float" office:value="1.022831E-015" calcext:value-type="float">
            <text:p>1.022831E-15</text:p>
          </table:table-cell>
          <table:table-cell office:value-type="float" office:value="1.938869E-015" calcext:value-type="float">
            <text:p>1.938869E-15</text:p>
          </table:table-cell>
          <table:table-cell office:value-type="float" office:value="1.833257E-015" calcext:value-type="float">
            <text:p>1.833257E-15</text:p>
          </table:table-cell>
          <table:table-cell office:value-type="float" office:value="9.682373E-016" calcext:value-type="float">
            <text:p>9.682373E-16</text:p>
          </table:table-cell>
          <table:table-cell office:value-type="float" office:value="4.92643E-024" calcext:value-type="float">
            <text:p>4.92643E-24</text:p>
          </table:table-cell>
          <table:table-cell office:value-type="float" office:value="1.096565E-028" calcext:value-type="float">
            <text:p>1.096565E-28</text:p>
          </table:table-cell>
          <table:table-cell office:value-type="float" office:value="1.962074E-033" calcext:value-type="float">
            <text:p>1.962074E-33</text:p>
          </table:table-cell>
          <table:table-cell office:value-type="float" office:value="1.581734E-038" calcext:value-type="float">
            <text:p>1.58173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060489" calcext:value-type="float">
            <text:p>-0.0005060489</text:p>
          </table:table-cell>
          <table:table-cell office:value-type="float" office:value="-0.5251141" calcext:value-type="float">
            <text:p>-0.5251141</text:p>
          </table:table-cell>
          <table:table-cell office:value-type="float" office:value="-0.8744824" calcext:value-type="float">
            <text:p>-0.8744824</text:p>
          </table:table-cell>
          <table:table-cell office:value-type="float" office:value="-0.8925719" calcext:value-type="float">
            <text:p>-0.8925719</text:p>
          </table:table-cell>
          <table:table-cell office:value-type="float" office:value="-0.910387" calcext:value-type="float">
            <text:p>-0.910387</text:p>
          </table:table-cell>
          <table:table-cell office:value-type="float" office:value="-1.145694" calcext:value-type="float">
            <text:p>-1.145694</text:p>
          </table:table-cell>
          <table:table-cell office:value-type="float" office:value="-0.9800662" calcext:value-type="float">
            <text:p>-0.9800662</text:p>
          </table:table-cell>
          <table:table-cell office:value-type="float" office:value="-1.27818" calcext:value-type="float">
            <text:p>-1.27818</text:p>
          </table:table-cell>
          <table:table-cell office:value-type="float" office:value="-0.9618335" calcext:value-type="float">
            <text:p>-0.9618335</text:p>
          </table:table-cell>
          <table:table-cell office:value-type="float" office:value="-0.1578484" calcext:value-type="float">
            <text:p>-0.1578484</text:p>
          </table:table-cell>
          <table:table-cell office:value-type="float" office:value="0" calcext:value-type="float">
            <text:p>0</text:p>
          </table:table-cell>
          <table:table-cell office:value-type="float" office:value="0.7663656" calcext:value-type="float">
            <text:p>0.766365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83613" calcext:value-type="float">
            <text:p>0.0018361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1658544" calcext:value-type="float">
            <text:p>0.0016585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559.2885" calcext:value-type="float">
            <text:p>559.2885</text:p>
          </table:table-cell>
          <table:table-cell office:value-type="float" office:value="533.1182" calcext:value-type="float">
            <text:p>533.1182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44.8851" calcext:value-type="float">
            <text:p>944.8851</text:p>
          </table:table-cell>
          <table:table-cell office:value-type="float" office:value="120.0122" calcext:value-type="float">
            <text:p>120.0122</text:p>
          </table:table-cell>
          <table:table-cell office:value-type="float" office:value="0" calcext:value-type="float">
            <text:p>0</text:p>
          </table:table-cell>
          <table:table-cell office:value-type="float" office:value="0.4934062" calcext:value-type="float">
            <text:p>0.4934062</text:p>
          </table:table-cell>
          <table:table-cell office:value-type="float" office:value="0.4933249" calcext:value-type="float">
            <text:p>0.4933249</text:p>
          </table:table-cell>
          <table:table-cell office:value-type="float" office:value="0.2745591" calcext:value-type="float">
            <text:p>0.2745591</text:p>
          </table:table-cell>
          <table:table-cell office:value-type="float" office:value="0.2258554" calcext:value-type="float">
            <text:p>0.2258554</text:p>
          </table:table-cell>
          <table:table-cell office:value-type="float" office:value="0.2037479" calcext:value-type="float">
            <text:p>0.2037479</text:p>
          </table:table-cell>
          <table:table-cell office:value-type="float" office:value="0.1714914" calcext:value-type="float">
            <text:p>0.1714914</text:p>
          </table:table-cell>
          <table:table-cell office:value-type="float" office:value="0.2262821" calcext:value-type="float">
            <text:p>0.2262821</text:p>
          </table:table-cell>
          <table:table-cell office:value-type="float" office:value="0.2361939" calcext:value-type="float">
            <text:p>0.2361939</text:p>
          </table:table-cell>
          <table:table-cell office:value-type="float" office:value="0.2414622" calcext:value-type="float">
            <text:p>0.2414622</text:p>
          </table:table-cell>
          <table:table-cell office:value-type="float" office:value="0.2993587" calcext:value-type="float">
            <text:p>0.2993587</text:p>
          </table:table-cell>
          <table:table-cell office:value-type="float" office:value="0.3441044" calcext:value-type="float">
            <text:p>0.3441044</text:p>
          </table:table-cell>
          <table:table-cell office:value-type="float" office:value="0.382443" calcext:value-type="float">
            <text:p>0.38244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4003E-015" calcext:value-type="float">
            <text:p>1.834003E-15</text:p>
          </table:table-cell>
          <table:table-cell office:value-type="float" office:value="1.957079E-015" calcext:value-type="float">
            <text:p>1.957079E-15</text:p>
          </table:table-cell>
          <table:table-cell office:value-type="float" office:value="1.967147E-015" calcext:value-type="float">
            <text:p>1.967147E-15</text:p>
          </table:table-cell>
          <table:table-cell office:value-type="float" office:value="9.511521E-016" calcext:value-type="float">
            <text:p>9.511521E-16</text:p>
          </table:table-cell>
          <table:table-cell office:value-type="float" office:value="1.022877E-015" calcext:value-type="float">
            <text:p>1.022877E-15</text:p>
          </table:table-cell>
          <table:table-cell office:value-type="float" office:value="1.938868E-015" calcext:value-type="float">
            <text:p>1.938868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7E-016" calcext:value-type="float">
            <text:p>9.682337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3E-028" calcext:value-type="float">
            <text:p>1.096563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2E-038" calcext:value-type="float">
            <text:p>1.58173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4036" calcext:value-type="float">
            <text:p>-0.00184036</text:p>
          </table:table-cell>
          <table:table-cell office:value-type="float" office:value="-0.001907702" calcext:value-type="float">
            <text:p>-0.001907702</text:p>
          </table:table-cell>
          <table:table-cell office:value-type="float" office:value="-0.07066964" calcext:value-type="float">
            <text:p>-0.07066964</text:p>
          </table:table-cell>
          <table:table-cell office:value-type="float" office:value="-0.3160956" calcext:value-type="float">
            <text:p>-0.3160956</text:p>
          </table:table-cell>
          <table:table-cell office:value-type="float" office:value="-0.6995226" calcext:value-type="float">
            <text:p>-0.6995226</text:p>
          </table:table-cell>
          <table:table-cell office:value-type="float" office:value="-1.044536" calcext:value-type="float">
            <text:p>-1.044536</text:p>
          </table:table-cell>
          <table:table-cell office:value-type="float" office:value="-0.1080355" calcext:value-type="float">
            <text:p>-0.1080355</text:p>
          </table:table-cell>
          <table:table-cell office:value-type="float" office:value="-1.234767" calcext:value-type="float">
            <text:p>-1.234767</text:p>
          </table:table-cell>
          <table:table-cell office:value-type="float" office:value="-0.9522029" calcext:value-type="float">
            <text:p>-0.9522029</text:p>
          </table:table-cell>
          <table:table-cell office:value-type="float" office:value="-0.1575125" calcext:value-type="float">
            <text:p>-0.1575125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1957402" calcext:value-type="float">
            <text:p>-0.001957402</text:p>
          </table:table-cell>
          <table:table-cell office:value-type="float" office:value="0.001235807" calcext:value-type="float">
            <text:p>0.00123580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7449" calcext:value-type="float">
            <text:p>-2.3974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566.9722" calcext:value-type="float">
            <text:p>566.9722</text:p>
          </table:table-cell>
          <table:table-cell office:value-type="float" office:value="535.6602" calcext:value-type="float">
            <text:p>535.6602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50.5916" calcext:value-type="float">
            <text:p>950.5916</text:p>
          </table:table-cell>
          <table:table-cell office:value-type="float" office:value="119.4476" calcext:value-type="float">
            <text:p>119.4476</text:p>
          </table:table-cell>
          <table:table-cell office:value-type="float" office:value="0" calcext:value-type="float">
            <text:p>0</text:p>
          </table:table-cell>
          <table:table-cell office:value-type="float" office:value="0.4236784" calcext:value-type="float">
            <text:p>0.4236784</text:p>
          </table:table-cell>
          <table:table-cell office:value-type="float" office:value="0.4280767" calcext:value-type="float">
            <text:p>0.4280767</text:p>
          </table:table-cell>
          <table:table-cell office:value-type="float" office:value="0.4367433" calcext:value-type="float">
            <text:p>0.4367433</text:p>
          </table:table-cell>
          <table:table-cell office:value-type="float" office:value="0.2302638" calcext:value-type="float">
            <text:p>0.2302638</text:p>
          </table:table-cell>
          <table:table-cell office:value-type="float" office:value="0.2098562" calcext:value-type="float">
            <text:p>0.2098562</text:p>
          </table:table-cell>
          <table:table-cell office:value-type="float" office:value="0.1735136" calcext:value-type="float">
            <text:p>0.1735136</text:p>
          </table:table-cell>
          <table:table-cell office:value-type="float" office:value="0.2246602" calcext:value-type="float">
            <text:p>0.2246602</text:p>
          </table:table-cell>
          <table:table-cell office:value-type="float" office:value="0.2371292" calcext:value-type="float">
            <text:p>0.2371292</text:p>
          </table:table-cell>
          <table:table-cell office:value-type="float" office:value="0.2417345" calcext:value-type="float">
            <text:p>0.2417345</text:p>
          </table:table-cell>
          <table:table-cell office:value-type="float" office:value="0.2994545" calcext:value-type="float">
            <text:p>0.2994545</text:p>
          </table:table-cell>
          <table:table-cell office:value-type="float" office:value="0.3447137" calcext:value-type="float">
            <text:p>0.3447137</text:p>
          </table:table-cell>
          <table:table-cell office:value-type="float" office:value="0.3829665" calcext:value-type="float">
            <text:p>0.3829665</text:p>
          </table:table-cell>
          <table:table-cell office:value-type="float" office:value="0.4542734" calcext:value-type="float">
            <text:p>0.4542734</text:p>
          </table:table-cell>
          <table:table-cell office:value-type="float" office:value="0" calcext:value-type="float">
            <text:p>0</text:p>
          </table:table-cell>
          <table:table-cell office:value-type="float" office:value="1.833866E-015" calcext:value-type="float">
            <text:p>1.833866E-15</text:p>
          </table:table-cell>
          <table:table-cell office:value-type="float" office:value="1.957083E-015" calcext:value-type="float">
            <text:p>1.957083E-15</text:p>
          </table:table-cell>
          <table:table-cell office:value-type="float" office:value="1.967157E-015" calcext:value-type="float">
            <text:p>1.967157E-15</text:p>
          </table:table-cell>
          <table:table-cell office:value-type="float" office:value="9.511557E-016" calcext:value-type="float">
            <text:p>9.511557E-16</text:p>
          </table:table-cell>
          <table:table-cell office:value-type="float" office:value="1.022893E-015" calcext:value-type="float">
            <text:p>1.022893E-15</text:p>
          </table:table-cell>
          <table:table-cell office:value-type="float" office:value="1.938867E-015" calcext:value-type="float">
            <text:p>1.938867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9E-016" calcext:value-type="float">
            <text:p>9.682339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3E-028" calcext:value-type="float">
            <text:p>1.096563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1E-038" calcext:value-type="float">
            <text:p>1.58173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19086" calcext:value-type="float">
            <text:p>-0.004219086</text:p>
          </table:table-cell>
          <table:table-cell office:value-type="float" office:value="-0.003959705" calcext:value-type="float">
            <text:p>-0.003959705</text:p>
          </table:table-cell>
          <table:table-cell office:value-type="float" office:value="-0.003506181" calcext:value-type="float">
            <text:p>-0.003506181</text:p>
          </table:table-cell>
          <table:table-cell office:value-type="float" office:value="-0.2726052" calcext:value-type="float">
            <text:p>-0.2726052</text:p>
          </table:table-cell>
          <table:table-cell office:value-type="float" office:value="-0.5570308" calcext:value-type="float">
            <text:p>-0.5570308</text:p>
          </table:table-cell>
          <table:table-cell office:value-type="float" office:value="-0.9548605" calcext:value-type="float">
            <text:p>-0.9548605</text:p>
          </table:table-cell>
          <table:table-cell office:value-type="float" office:value="-0.113728" calcext:value-type="float">
            <text:p>-0.113728</text:p>
          </table:table-cell>
          <table:table-cell office:value-type="float" office:value="-1.192699" calcext:value-type="float">
            <text:p>-1.192699</text:p>
          </table:table-cell>
          <table:table-cell office:value-type="float" office:value="-0.9422264" calcext:value-type="float">
            <text:p>-0.9422264</text:p>
          </table:table-cell>
          <table:table-cell office:value-type="float" office:value="-0.1570273" calcext:value-type="float">
            <text:p>-0.1570273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4287425" calcext:value-type="float">
            <text:p>-0.004287425</text:p>
          </table:table-cell>
          <table:table-cell office:value-type="float" office:value="0.001236281" calcext:value-type="float">
            <text:p>0.00123628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22093" calcext:value-type="float">
            <text:p>-2.3220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567.1625" calcext:value-type="float">
            <text:p>567.1625</text:p>
          </table:table-cell>
          <table:table-cell office:value-type="float" office:value="537.4929" calcext:value-type="float">
            <text:p>537.4929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49.7871" calcext:value-type="float">
            <text:p>949.7871</text:p>
          </table:table-cell>
          <table:table-cell office:value-type="float" office:value="118.6107" calcext:value-type="float">
            <text:p>118.6107</text:p>
          </table:table-cell>
          <table:table-cell office:value-type="float" office:value="0" calcext:value-type="float">
            <text:p>0</text:p>
          </table:table-cell>
          <table:table-cell office:value-type="float" office:value="0.40209" calcext:value-type="float">
            <text:p>0.40209</text:p>
          </table:table-cell>
          <table:table-cell office:value-type="float" office:value="0.4056616" calcext:value-type="float">
            <text:p>0.4056616</text:p>
          </table:table-cell>
          <table:table-cell office:value-type="float" office:value="0.4116794" calcext:value-type="float">
            <text:p>0.4116794</text:p>
          </table:table-cell>
          <table:table-cell office:value-type="float" office:value="0.2351578" calcext:value-type="float">
            <text:p>0.2351578</text:p>
          </table:table-cell>
          <table:table-cell office:value-type="float" office:value="0.2152702" calcext:value-type="float">
            <text:p>0.2152702</text:p>
          </table:table-cell>
          <table:table-cell office:value-type="float" office:value="0.1755583" calcext:value-type="float">
            <text:p>0.1755583</text:p>
          </table:table-cell>
          <table:table-cell office:value-type="float" office:value="0.223019" calcext:value-type="float">
            <text:p>0.223019</text:p>
          </table:table-cell>
          <table:table-cell office:value-type="float" office:value="0.238025" calcext:value-type="float">
            <text:p>0.238025</text:p>
          </table:table-cell>
          <table:table-cell office:value-type="float" office:value="0.2420054" calcext:value-type="float">
            <text:p>0.2420054</text:p>
          </table:table-cell>
          <table:table-cell office:value-type="float" office:value="0.2995522" calcext:value-type="float">
            <text:p>0.2995522</text:p>
          </table:table-cell>
          <table:table-cell office:value-type="float" office:value="0.345338" calcext:value-type="float">
            <text:p>0.345338</text:p>
          </table:table-cell>
          <table:table-cell office:value-type="float" office:value="0.3834993" calcext:value-type="float">
            <text:p>0.3834993</text:p>
          </table:table-cell>
          <table:table-cell office:value-type="float" office:value="0.4585296" calcext:value-type="float">
            <text:p>0.4585296</text:p>
          </table:table-cell>
          <table:table-cell office:value-type="float" office:value="0" calcext:value-type="float">
            <text:p>0</text:p>
          </table:table-cell>
          <table:table-cell office:value-type="float" office:value="1.833729E-015" calcext:value-type="float">
            <text:p>1.833729E-15</text:p>
          </table:table-cell>
          <table:table-cell office:value-type="float" office:value="1.957086E-015" calcext:value-type="float">
            <text:p>1.957086E-15</text:p>
          </table:table-cell>
          <table:table-cell office:value-type="float" office:value="1.967168E-015" calcext:value-type="float">
            <text:p>1.967168E-15</text:p>
          </table:table-cell>
          <table:table-cell office:value-type="float" office:value="9.511604E-016" calcext:value-type="float">
            <text:p>9.511604E-16</text:p>
          </table:table-cell>
          <table:table-cell office:value-type="float" office:value="1.022908E-015" calcext:value-type="float">
            <text:p>1.022908E-15</text:p>
          </table:table-cell>
          <table:table-cell office:value-type="float" office:value="1.938867E-015" calcext:value-type="float">
            <text:p>1.938867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9E-016" calcext:value-type="float">
            <text:p>9.682339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3E-028" calcext:value-type="float">
            <text:p>1.096563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2E-038" calcext:value-type="float">
            <text:p>1.58173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98787" calcext:value-type="float">
            <text:p>-0.005798787</text:p>
          </table:table-cell>
          <table:table-cell office:value-type="float" office:value="-0.005500123" calcext:value-type="float">
            <text:p>-0.005500123</text:p>
          </table:table-cell>
          <table:table-cell office:value-type="float" office:value="-0.005031796" calcext:value-type="float">
            <text:p>-0.005031796</text:p>
          </table:table-cell>
          <table:table-cell office:value-type="float" office:value="-0.2319438" calcext:value-type="float">
            <text:p>-0.2319438</text:p>
          </table:table-cell>
          <table:table-cell office:value-type="float" office:value="-0.4577836" calcext:value-type="float">
            <text:p>-0.4577836</text:p>
          </table:table-cell>
          <table:table-cell office:value-type="float" office:value="-0.8728481" calcext:value-type="float">
            <text:p>-0.8728481</text:p>
          </table:table-cell>
          <table:table-cell office:value-type="float" office:value="-0.1198303" calcext:value-type="float">
            <text:p>-0.1198303</text:p>
          </table:table-cell>
          <table:table-cell office:value-type="float" office:value="-1.153895" calcext:value-type="float">
            <text:p>-1.153895</text:p>
          </table:table-cell>
          <table:table-cell office:value-type="float" office:value="-0.9324117" calcext:value-type="float">
            <text:p>-0.9324117</text:p>
          </table:table-cell>
          <table:table-cell office:value-type="float" office:value="-0.1565339" calcext:value-type="float">
            <text:p>-0.1565339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5880956" calcext:value-type="float">
            <text:p>-0.005880956</text:p>
          </table:table-cell>
          <table:table-cell office:value-type="float" office:value="0.001236819" calcext:value-type="float">
            <text:p>0.0012368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1997" calcext:value-type="float">
            <text:p>-2.3519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567.1625" calcext:value-type="float">
            <text:p>567.1625</text:p>
          </table:table-cell>
          <table:table-cell office:value-type="float" office:value="539.235" calcext:value-type="float">
            <text:p>539.235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48.8521" calcext:value-type="float">
            <text:p>948.8521</text:p>
          </table:table-cell>
          <table:table-cell office:value-type="float" office:value="117.8043" calcext:value-type="float">
            <text:p>117.8043</text:p>
          </table:table-cell>
          <table:table-cell office:value-type="float" office:value="0" calcext:value-type="float">
            <text:p>0</text:p>
          </table:table-cell>
          <table:table-cell office:value-type="float" office:value="0.3779853" calcext:value-type="float">
            <text:p>0.3779853</text:p>
          </table:table-cell>
          <table:table-cell office:value-type="float" office:value="0.3813038" calcext:value-type="float">
            <text:p>0.3813038</text:p>
          </table:table-cell>
          <table:table-cell office:value-type="float" office:value="0.3857731" calcext:value-type="float">
            <text:p>0.3857731</text:p>
          </table:table-cell>
          <table:table-cell office:value-type="float" office:value="0.2407652" calcext:value-type="float">
            <text:p>0.2407652</text:p>
          </table:table-cell>
          <table:table-cell office:value-type="float" office:value="0.220538" calcext:value-type="float">
            <text:p>0.220538</text:p>
          </table:table-cell>
          <table:table-cell office:value-type="float" office:value="0.1774417" calcext:value-type="float">
            <text:p>0.1774417</text:p>
          </table:table-cell>
          <table:table-cell office:value-type="float" office:value="0.221381" calcext:value-type="float">
            <text:p>0.221381</text:p>
          </table:table-cell>
          <table:table-cell office:value-type="float" office:value="0.238917" calcext:value-type="float">
            <text:p>0.238917</text:p>
          </table:table-cell>
          <table:table-cell office:value-type="float" office:value="0.2422727" calcext:value-type="float">
            <text:p>0.2422727</text:p>
          </table:table-cell>
          <table:table-cell office:value-type="float" office:value="0.2996536" calcext:value-type="float">
            <text:p>0.2996536</text:p>
          </table:table-cell>
          <table:table-cell office:value-type="float" office:value="0.3461947" calcext:value-type="float">
            <text:p>0.3461947</text:p>
          </table:table-cell>
          <table:table-cell office:value-type="float" office:value="0.3840124" calcext:value-type="float">
            <text:p>0.3840124</text:p>
          </table:table-cell>
          <table:table-cell office:value-type="float" office:value="0.4617165" calcext:value-type="float">
            <text:p>0.4617165</text:p>
          </table:table-cell>
          <table:table-cell office:value-type="float" office:value="0" calcext:value-type="float">
            <text:p>0</text:p>
          </table:table-cell>
          <table:table-cell office:value-type="float" office:value="1.833594E-015" calcext:value-type="float">
            <text:p>1.833594E-15</text:p>
          </table:table-cell>
          <table:table-cell office:value-type="float" office:value="1.957095E-015" calcext:value-type="float">
            <text:p>1.957095E-15</text:p>
          </table:table-cell>
          <table:table-cell office:value-type="float" office:value="1.967176E-015" calcext:value-type="float">
            <text:p>1.967176E-15</text:p>
          </table:table-cell>
          <table:table-cell office:value-type="float" office:value="9.511648E-016" calcext:value-type="float">
            <text:p>9.511648E-16</text:p>
          </table:table-cell>
          <table:table-cell office:value-type="float" office:value="1.022924E-015" calcext:value-type="float">
            <text:p>1.022924E-15</text:p>
          </table:table-cell>
          <table:table-cell office:value-type="float" office:value="1.938868E-015" calcext:value-type="float">
            <text:p>1.938868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9E-016" calcext:value-type="float">
            <text:p>9.682339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3E-028" calcext:value-type="float">
            <text:p>1.096563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1E-038" calcext:value-type="float">
            <text:p>1.58173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65702" calcext:value-type="float">
            <text:p>-0.008465702</text:p>
          </table:table-cell>
          <table:table-cell office:value-type="float" office:value="-0.008035808" calcext:value-type="float">
            <text:p>-0.008035808</text:p>
          </table:table-cell>
          <table:table-cell office:value-type="float" office:value="-0.00748245" calcext:value-type="float">
            <text:p>-0.00748245</text:p>
          </table:table-cell>
          <table:table-cell office:value-type="float" office:value="-0.1935315" calcext:value-type="float">
            <text:p>-0.1935315</text:p>
          </table:table-cell>
          <table:table-cell office:value-type="float" office:value="-0.3800501" calcext:value-type="float">
            <text:p>-0.3800501</text:p>
          </table:table-cell>
          <table:table-cell office:value-type="float" office:value="-0.8043007" calcext:value-type="float">
            <text:p>-0.8043007</text:p>
          </table:table-cell>
          <table:table-cell office:value-type="float" office:value="-0.126287" calcext:value-type="float">
            <text:p>-0.126287</text:p>
          </table:table-cell>
          <table:table-cell office:value-type="float" office:value="-1.116675" calcext:value-type="float">
            <text:p>-1.116675</text:p>
          </table:table-cell>
          <table:table-cell office:value-type="float" office:value="-0.9228402" calcext:value-type="float">
            <text:p>-0.9228402</text:p>
          </table:table-cell>
          <table:table-cell office:value-type="float" office:value="-0.1560238" calcext:value-type="float">
            <text:p>-0.1560238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8575432" calcext:value-type="float">
            <text:p>-0.008575432</text:p>
          </table:table-cell>
          <table:table-cell office:value-type="float" office:value="0.001237294" calcext:value-type="float">
            <text:p>0.00123729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4487" calcext:value-type="float">
            <text:p>-2.3744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567.1625" calcext:value-type="float">
            <text:p>567.1625</text:p>
          </table:table-cell>
          <table:table-cell office:value-type="float" office:value="541.1064" calcext:value-type="float">
            <text:p>541.1064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47.0375" calcext:value-type="float">
            <text:p>947.0375</text:p>
          </table:table-cell>
          <table:table-cell office:value-type="float" office:value="117.7477" calcext:value-type="float">
            <text:p>117.7477</text:p>
          </table:table-cell>
          <table:table-cell office:value-type="float" office:value="0" calcext:value-type="float">
            <text:p>0</text:p>
          </table:table-cell>
          <table:table-cell office:value-type="float" office:value="0.3511742" calcext:value-type="float">
            <text:p>0.3511742</text:p>
          </table:table-cell>
          <table:table-cell office:value-type="float" office:value="0.354825" calcext:value-type="float">
            <text:p>0.354825</text:p>
          </table:table-cell>
          <table:table-cell office:value-type="float" office:value="0.3588324" calcext:value-type="float">
            <text:p>0.3588324</text:p>
          </table:table-cell>
          <table:table-cell office:value-type="float" office:value="0.2474545" calcext:value-type="float">
            <text:p>0.2474545</text:p>
          </table:table-cell>
          <table:table-cell office:value-type="float" office:value="0.2259164" calcext:value-type="float">
            <text:p>0.2259164</text:p>
          </table:table-cell>
          <table:table-cell office:value-type="float" office:value="0.1793006" calcext:value-type="float">
            <text:p>0.1793006</text:p>
          </table:table-cell>
          <table:table-cell office:value-type="float" office:value="0.2196833" calcext:value-type="float">
            <text:p>0.2196833</text:p>
          </table:table-cell>
          <table:table-cell office:value-type="float" office:value="0.239793" calcext:value-type="float">
            <text:p>0.239793</text:p>
          </table:table-cell>
          <table:table-cell office:value-type="float" office:value="0.242536" calcext:value-type="float">
            <text:p>0.242536</text:p>
          </table:table-cell>
          <table:table-cell office:value-type="float" office:value="0.2997558" calcext:value-type="float">
            <text:p>0.2997558</text:p>
          </table:table-cell>
          <table:table-cell office:value-type="float" office:value="0.3470138" calcext:value-type="float">
            <text:p>0.3470138</text:p>
          </table:table-cell>
          <table:table-cell office:value-type="float" office:value="0.3843595" calcext:value-type="float">
            <text:p>0.384359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33474E-015" calcext:value-type="float">
            <text:p>1.833474E-15</text:p>
          </table:table-cell>
          <table:table-cell office:value-type="float" office:value="1.957105E-015" calcext:value-type="float">
            <text:p>1.957105E-15</text:p>
          </table:table-cell>
          <table:table-cell office:value-type="float" office:value="1.96718E-015" calcext:value-type="float">
            <text:p>1.96718E-15</text:p>
          </table:table-cell>
          <table:table-cell office:value-type="float" office:value="9.51169E-016" calcext:value-type="float">
            <text:p>9.51169E-16</text:p>
          </table:table-cell>
          <table:table-cell office:value-type="float" office:value="1.02294E-015" calcext:value-type="float">
            <text:p>1.02294E-15</text:p>
          </table:table-cell>
          <table:table-cell office:value-type="float" office:value="1.938868E-015" calcext:value-type="float">
            <text:p>1.938868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9E-016" calcext:value-type="float">
            <text:p>9.682339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2E-028" calcext:value-type="float">
            <text:p>1.096562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1E-038" calcext:value-type="float">
            <text:p>1.58173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33298" calcext:value-type="float">
            <text:p>-0.01333298</text:p>
          </table:table-cell>
          <table:table-cell office:value-type="float" office:value="-0.01248326" calcext:value-type="float">
            <text:p>-0.01248326</text:p>
          </table:table-cell>
          <table:table-cell office:value-type="float" office:value="-0.01164355" calcext:value-type="float">
            <text:p>-0.01164355</text:p>
          </table:table-cell>
          <table:table-cell office:value-type="float" office:value="-0.1567545" calcext:value-type="float">
            <text:p>-0.1567545</text:p>
          </table:table-cell>
          <table:table-cell office:value-type="float" office:value="-0.3157327" calcext:value-type="float">
            <text:p>-0.3157327</text:p>
          </table:table-cell>
          <table:table-cell office:value-type="float" office:value="-0.7426158" calcext:value-type="float">
            <text:p>-0.7426158</text:p>
          </table:table-cell>
          <table:table-cell office:value-type="float" office:value="-0.1334035" calcext:value-type="float">
            <text:p>-0.1334035</text:p>
          </table:table-cell>
          <table:table-cell office:value-type="float" office:value="-1.081393" calcext:value-type="float">
            <text:p>-1.081393</text:p>
          </table:table-cell>
          <table:table-cell office:value-type="float" office:value="-0.9135195" calcext:value-type="float">
            <text:p>-0.9135195</text:p>
          </table:table-cell>
          <table:table-cell office:value-type="float" office:value="-0.1555109" calcext:value-type="float">
            <text:p>-0.1555109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135739" calcext:value-type="float">
            <text:p>-0.0135739</text:p>
          </table:table-cell>
          <table:table-cell office:value-type="float" office:value="0.001237599" calcext:value-type="float">
            <text:p>0.0012375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8262" calcext:value-type="float">
            <text:p>-2.3882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569.9565" calcext:value-type="float">
            <text:p>569.9565</text:p>
          </table:table-cell>
          <table:table-cell office:value-type="float" office:value="543.1579" calcext:value-type="float">
            <text:p>543.1579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47.757" calcext:value-type="float">
            <text:p>947.757</text:p>
          </table:table-cell>
          <table:table-cell office:value-type="float" office:value="117.7715" calcext:value-type="float">
            <text:p>117.7715</text:p>
          </table:table-cell>
          <table:table-cell office:value-type="float" office:value="0" calcext:value-type="float">
            <text:p>0</text:p>
          </table:table-cell>
          <table:table-cell office:value-type="float" office:value="0.4940968" calcext:value-type="float">
            <text:p>0.4940968</text:p>
          </table:table-cell>
          <table:table-cell office:value-type="float" office:value="0.3333376" calcext:value-type="float">
            <text:p>0.3333376</text:p>
          </table:table-cell>
          <table:table-cell office:value-type="float" office:value="0.332626" calcext:value-type="float">
            <text:p>0.332626</text:p>
          </table:table-cell>
          <table:table-cell office:value-type="float" office:value="0.2553006" calcext:value-type="float">
            <text:p>0.2553006</text:p>
          </table:table-cell>
          <table:table-cell office:value-type="float" office:value="0.2319219" calcext:value-type="float">
            <text:p>0.2319219</text:p>
          </table:table-cell>
          <table:table-cell office:value-type="float" office:value="0.1810896" calcext:value-type="float">
            <text:p>0.1810896</text:p>
          </table:table-cell>
          <table:table-cell office:value-type="float" office:value="0.2180616" calcext:value-type="float">
            <text:p>0.2180616</text:p>
          </table:table-cell>
          <table:table-cell office:value-type="float" office:value="0.2406278" calcext:value-type="float">
            <text:p>0.2406278</text:p>
          </table:table-cell>
          <table:table-cell office:value-type="float" office:value="0.2427965" calcext:value-type="float">
            <text:p>0.2427965</text:p>
          </table:table-cell>
          <table:table-cell office:value-type="float" office:value="0.2998585" calcext:value-type="float">
            <text:p>0.2998585</text:p>
          </table:table-cell>
          <table:table-cell office:value-type="float" office:value="0.3477938" calcext:value-type="float">
            <text:p>0.3477938</text:p>
          </table:table-cell>
          <table:table-cell office:value-type="float" office:value="0.3846298" calcext:value-type="float">
            <text:p>0.384629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376E-015" calcext:value-type="float">
            <text:p>1.833376E-15</text:p>
          </table:table-cell>
          <table:table-cell office:value-type="float" office:value="1.957115E-015" calcext:value-type="float">
            <text:p>1.957115E-15</text:p>
          </table:table-cell>
          <table:table-cell office:value-type="float" office:value="1.96718E-015" calcext:value-type="float">
            <text:p>1.96718E-15</text:p>
          </table:table-cell>
          <table:table-cell office:value-type="float" office:value="9.511734E-016" calcext:value-type="float">
            <text:p>9.511734E-16</text:p>
          </table:table-cell>
          <table:table-cell office:value-type="float" office:value="1.022956E-015" calcext:value-type="float">
            <text:p>1.022956E-15</text:p>
          </table:table-cell>
          <table:table-cell office:value-type="float" office:value="1.938867E-015" calcext:value-type="float">
            <text:p>1.938867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8E-016" calcext:value-type="float">
            <text:p>9.682338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3E-028" calcext:value-type="float">
            <text:p>1.096563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1E-038" calcext:value-type="float">
            <text:p>1.58173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32837" calcext:value-type="float">
            <text:p>-0.003032837</text:p>
          </table:table-cell>
          <table:table-cell office:value-type="float" office:value="-0.01945963" calcext:value-type="float">
            <text:p>-0.01945963</text:p>
          </table:table-cell>
          <table:table-cell office:value-type="float" office:value="-0.01854014" calcext:value-type="float">
            <text:p>-0.01854014</text:p>
          </table:table-cell>
          <table:table-cell office:value-type="float" office:value="-0.1232567" calcext:value-type="float">
            <text:p>-0.1232567</text:p>
          </table:table-cell>
          <table:table-cell office:value-type="float" office:value="-0.2580611" calcext:value-type="float">
            <text:p>-0.2580611</text:p>
          </table:table-cell>
          <table:table-cell office:value-type="float" office:value="-0.688199" calcext:value-type="float">
            <text:p>-0.688199</text:p>
          </table:table-cell>
          <table:table-cell office:value-type="float" office:value="-0.1407071" calcext:value-type="float">
            <text:p>-0.1407071</text:p>
          </table:table-cell>
          <table:table-cell office:value-type="float" office:value="-1.048927" calcext:value-type="float">
            <text:p>-1.048927</text:p>
          </table:table-cell>
          <table:table-cell office:value-type="float" office:value="-0.904398" calcext:value-type="float">
            <text:p>-0.904398</text:p>
          </table:table-cell>
          <table:table-cell office:value-type="float" office:value="-0.1549978" calcext:value-type="float">
            <text:p>-0.1549978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43729" calcext:value-type="float">
            <text:p>0.0012437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513" calcext:value-type="float">
            <text:p>-2.3965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589.0066" calcext:value-type="float">
            <text:p>589.0066</text:p>
          </table:table-cell>
          <table:table-cell office:value-type="float" office:value="545.9326" calcext:value-type="float">
            <text:p>545.9326</text:p>
          </table:table-cell>
          <table:table-cell office:value-type="float" office:value="70.99198" calcext:value-type="float">
            <text:p>70.99198</text:p>
          </table:table-cell>
          <table:table-cell office:value-type="float" office:value="964.3884" calcext:value-type="float">
            <text:p>964.3884</text:p>
          </table:table-cell>
          <table:table-cell office:value-type="float" office:value="117.415" calcext:value-type="float">
            <text:p>117.415</text:p>
          </table:table-cell>
          <table:table-cell office:value-type="float" office:value="0" calcext:value-type="float">
            <text:p>0</text:p>
          </table:table-cell>
          <table:table-cell office:value-type="float" office:value="0.6081187" calcext:value-type="float">
            <text:p>0.6081187</text:p>
          </table:table-cell>
          <table:table-cell office:value-type="float" office:value="0.477724" calcext:value-type="float">
            <text:p>0.477724</text:p>
          </table:table-cell>
          <table:table-cell office:value-type="float" office:value="0.421811" calcext:value-type="float">
            <text:p>0.421811</text:p>
          </table:table-cell>
          <table:table-cell office:value-type="float" office:value="0.2711727" calcext:value-type="float">
            <text:p>0.2711727</text:p>
          </table:table-cell>
          <table:table-cell office:value-type="float" office:value="0.2396765" calcext:value-type="float">
            <text:p>0.2396765</text:p>
          </table:table-cell>
          <table:table-cell office:value-type="float" office:value="0.1827916" calcext:value-type="float">
            <text:p>0.1827916</text:p>
          </table:table-cell>
          <table:table-cell office:value-type="float" office:value="0.2279988" calcext:value-type="float">
            <text:p>0.2279988</text:p>
          </table:table-cell>
          <table:table-cell office:value-type="float" office:value="0.2414385" calcext:value-type="float">
            <text:p>0.2414385</text:p>
          </table:table-cell>
          <table:table-cell office:value-type="float" office:value="0.2430585" calcext:value-type="float">
            <text:p>0.2430585</text:p>
          </table:table-cell>
          <table:table-cell office:value-type="float" office:value="0.2999643" calcext:value-type="float">
            <text:p>0.2999643</text:p>
          </table:table-cell>
          <table:table-cell office:value-type="float" office:value="0.3485569" calcext:value-type="float">
            <text:p>0.3485569</text:p>
          </table:table-cell>
          <table:table-cell office:value-type="float" office:value="0.3849656" calcext:value-type="float">
            <text:p>0.3849656</text:p>
          </table:table-cell>
          <table:table-cell office:value-type="float" office:value="0.4601874" calcext:value-type="float">
            <text:p>0.4601874</text:p>
          </table:table-cell>
          <table:table-cell office:value-type="float" office:value="0.002573018" calcext:value-type="float">
            <text:p>0.002573018</text:p>
          </table:table-cell>
          <table:table-cell office:value-type="float" office:value="1.833293E-015" calcext:value-type="float">
            <text:p>1.833293E-15</text:p>
          </table:table-cell>
          <table:table-cell office:value-type="float" office:value="1.957122E-015" calcext:value-type="float">
            <text:p>1.957122E-15</text:p>
          </table:table-cell>
          <table:table-cell office:value-type="float" office:value="1.967181E-015" calcext:value-type="float">
            <text:p>1.967181E-15</text:p>
          </table:table-cell>
          <table:table-cell office:value-type="float" office:value="9.511756E-016" calcext:value-type="float">
            <text:p>9.511756E-16</text:p>
          </table:table-cell>
          <table:table-cell office:value-type="float" office:value="1.022973E-015" calcext:value-type="float">
            <text:p>1.022973E-15</text:p>
          </table:table-cell>
          <table:table-cell office:value-type="float" office:value="1.938867E-015" calcext:value-type="float">
            <text:p>1.938867E-15</text:p>
          </table:table-cell>
          <table:table-cell office:value-type="float" office:value="1.833246E-015" calcext:value-type="float">
            <text:p>1.833246E-15</text:p>
          </table:table-cell>
          <table:table-cell office:value-type="float" office:value="9.682337E-016" calcext:value-type="float">
            <text:p>9.682337E-16</text:p>
          </table:table-cell>
          <table:table-cell office:value-type="float" office:value="4.926417E-024" calcext:value-type="float">
            <text:p>4.926417E-24</text:p>
          </table:table-cell>
          <table:table-cell office:value-type="float" office:value="1.096562E-028" calcext:value-type="float">
            <text:p>1.096562E-28</text:p>
          </table:table-cell>
          <table:table-cell office:value-type="float" office:value="1.962071E-033" calcext:value-type="float">
            <text:p>1.962071E-33</text:p>
          </table:table-cell>
          <table:table-cell office:value-type="float" office:value="1.581732E-038" calcext:value-type="float">
            <text:p>1.58173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2625733" calcext:value-type="float">
            <text:p>-0.002625733</text:p>
          </table:table-cell>
          <table:table-cell office:value-type="float" office:value="-0.00502577" calcext:value-type="float">
            <text:p>-0.00502577</text:p>
          </table:table-cell>
          <table:table-cell office:value-type="float" office:value="-0.08164808" calcext:value-type="float">
            <text:p>-0.08164808</text:p>
          </table:table-cell>
          <table:table-cell office:value-type="float" office:value="-0.2005103" calcext:value-type="float">
            <text:p>-0.2005103</text:p>
          </table:table-cell>
          <table:table-cell office:value-type="float" office:value="-0.6406051" calcext:value-type="float">
            <text:p>-0.6406051</text:p>
          </table:table-cell>
          <table:table-cell office:value-type="float" office:value="-0.115407" calcext:value-type="float">
            <text:p>-0.115407</text:p>
          </table:table-cell>
          <table:table-cell office:value-type="float" office:value="-1.018439" calcext:value-type="float">
            <text:p>-1.018439</text:p>
          </table:table-cell>
          <table:table-cell office:value-type="float" office:value="-0.8953252" calcext:value-type="float">
            <text:p>-0.8953252</text:p>
          </table:table-cell>
          <table:table-cell office:value-type="float" office:value="-0.1544717" calcext:value-type="float">
            <text:p>-0.1544717</text:p>
          </table:table-cell>
          <table:table-cell office:value-type="float" office:value="0" calcext:value-type="float">
            <text:p>0</text:p>
          </table:table-cell>
          <table:table-cell office:value-type="float" office:value="0.7673157" calcext:value-type="float">
            <text:p>0.76731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919109" calcext:value-type="float">
            <text:p>0.00291910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2573014" calcext:value-type="float">
            <text:p>0.0025730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621.0742" calcext:value-type="float">
            <text:p>621.0742</text:p>
          </table:table-cell>
          <table:table-cell office:value-type="float" office:value="548.7537" calcext:value-type="float">
            <text:p>548.753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88.9642" calcext:value-type="float">
            <text:p>988.9642</text:p>
          </table:table-cell>
          <table:table-cell office:value-type="float" office:value="117.2601" calcext:value-type="float">
            <text:p>117.2601</text:p>
          </table:table-cell>
          <table:table-cell office:value-type="float" office:value="0" calcext:value-type="float">
            <text:p>0</text:p>
          </table:table-cell>
          <table:table-cell office:value-type="float" office:value="0.4495803" calcext:value-type="float">
            <text:p>0.4495803</text:p>
          </table:table-cell>
          <table:table-cell office:value-type="float" office:value="0.4568232" calcext:value-type="float">
            <text:p>0.4568232</text:p>
          </table:table-cell>
          <table:table-cell office:value-type="float" office:value="0.471244" calcext:value-type="float">
            <text:p>0.471244</text:p>
          </table:table-cell>
          <table:table-cell office:value-type="float" office:value="0.491897" calcext:value-type="float">
            <text:p>0.491897</text:p>
          </table:table-cell>
          <table:table-cell office:value-type="float" office:value="0.5135704" calcext:value-type="float">
            <text:p>0.5135704</text:p>
          </table:table-cell>
          <table:table-cell office:value-type="float" office:value="0.2234207" calcext:value-type="float">
            <text:p>0.2234207</text:p>
          </table:table-cell>
          <table:table-cell office:value-type="float" office:value="0.2768994" calcext:value-type="float">
            <text:p>0.2768994</text:p>
          </table:table-cell>
          <table:table-cell office:value-type="float" office:value="0.2422819" calcext:value-type="float">
            <text:p>0.2422819</text:p>
          </table:table-cell>
          <table:table-cell office:value-type="float" office:value="0.2433247" calcext:value-type="float">
            <text:p>0.2433247</text:p>
          </table:table-cell>
          <table:table-cell office:value-type="float" office:value="0.3000746" calcext:value-type="float">
            <text:p>0.3000746</text:p>
          </table:table-cell>
          <table:table-cell office:value-type="float" office:value="0.3493028" calcext:value-type="float">
            <text:p>0.3493028</text:p>
          </table:table-cell>
          <table:table-cell office:value-type="float" office:value="0.3852673" calcext:value-type="float">
            <text:p>0.3852673</text:p>
          </table:table-cell>
          <table:table-cell office:value-type="float" office:value="0.4619935" calcext:value-type="float">
            <text:p>0.4619935</text:p>
          </table:table-cell>
          <table:table-cell office:value-type="float" office:value="0" calcext:value-type="float">
            <text:p>0</text:p>
          </table:table-cell>
          <table:table-cell office:value-type="float" office:value="1.834051E-015" calcext:value-type="float">
            <text:p>1.834051E-15</text:p>
          </table:table-cell>
          <table:table-cell office:value-type="float" office:value="1.957128E-015" calcext:value-type="float">
            <text:p>1.957128E-15</text:p>
          </table:table-cell>
          <table:table-cell office:value-type="float" office:value="1.967096E-015" calcext:value-type="float">
            <text:p>1.967096E-15</text:p>
          </table:table-cell>
          <table:table-cell office:value-type="float" office:value="9.511824E-016" calcext:value-type="float">
            <text:p>9.511824E-16</text:p>
          </table:table-cell>
          <table:table-cell office:value-type="float" office:value="1.023119E-015" calcext:value-type="float">
            <text:p>1.023119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31348" calcext:value-type="float">
            <text:p>-0.002931348</text:p>
          </table:table-cell>
          <table:table-cell office:value-type="float" office:value="-0.002660158" calcext:value-type="float">
            <text:p>-0.002660158</text:p>
          </table:table-cell>
          <table:table-cell office:value-type="float" office:value="-0.002204016" calcext:value-type="float">
            <text:p>-0.002204016</text:p>
          </table:table-cell>
          <table:table-cell office:value-type="float" office:value="-0.001707417" calcext:value-type="float">
            <text:p>-0.001707417</text:p>
          </table:table-cell>
          <table:table-cell office:value-type="float" office:value="-0.00131478" calcext:value-type="float">
            <text:p>-0.00131478</text:p>
          </table:table-cell>
          <table:table-cell office:value-type="float" office:value="-0.1378493" calcext:value-type="float">
            <text:p>-0.1378493</text:p>
          </table:table-cell>
          <table:table-cell office:value-type="float" office:value="-0.02452872" calcext:value-type="float">
            <text:p>-0.02452872</text:p>
          </table:table-cell>
          <table:table-cell office:value-type="float" office:value="-0.9877791" calcext:value-type="float">
            <text:p>-0.9877791</text:p>
          </table:table-cell>
          <table:table-cell office:value-type="float" office:value="-0.8862146" calcext:value-type="float">
            <text:p>-0.8862146</text:p>
          </table:table-cell>
          <table:table-cell office:value-type="float" office:value="-0.1539247" calcext:value-type="float">
            <text:p>-0.153924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302528" calcext:value-type="float">
            <text:p>-0.00302528</text:p>
          </table:table-cell>
          <table:table-cell office:value-type="float" office:value="0.001236983" calcext:value-type="float">
            <text:p>0.0012369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7192" calcext:value-type="float">
            <text:p>-2.3871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621.2644" calcext:value-type="float">
            <text:p>621.2644</text:p>
          </table:table-cell>
          <table:table-cell office:value-type="float" office:value="550.7996" calcext:value-type="float">
            <text:p>550.799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87.1083" calcext:value-type="float">
            <text:p>987.1083</text:p>
          </table:table-cell>
          <table:table-cell office:value-type="float" office:value="117.2603" calcext:value-type="float">
            <text:p>117.2603</text:p>
          </table:table-cell>
          <table:table-cell office:value-type="float" office:value="0" calcext:value-type="float">
            <text:p>0</text:p>
          </table:table-cell>
          <table:table-cell office:value-type="float" office:value="0.441544" calcext:value-type="float">
            <text:p>0.441544</text:p>
          </table:table-cell>
          <table:table-cell office:value-type="float" office:value="0.4478545" calcext:value-type="float">
            <text:p>0.4478545</text:p>
          </table:table-cell>
          <table:table-cell office:value-type="float" office:value="0.4602992" calcext:value-type="float">
            <text:p>0.4602992</text:p>
          </table:table-cell>
          <table:table-cell office:value-type="float" office:value="0.4774798" calcext:value-type="float">
            <text:p>0.4774798</text:p>
          </table:table-cell>
          <table:table-cell office:value-type="float" office:value="0.494551" calcext:value-type="float">
            <text:p>0.494551</text:p>
          </table:table-cell>
          <table:table-cell office:value-type="float" office:value="0.2283121" calcext:value-type="float">
            <text:p>0.2283121</text:p>
          </table:table-cell>
          <table:table-cell office:value-type="float" office:value="0.2726549" calcext:value-type="float">
            <text:p>0.2726549</text:p>
          </table:table-cell>
          <table:table-cell office:value-type="float" office:value="0.2431342" calcext:value-type="float">
            <text:p>0.2431342</text:p>
          </table:table-cell>
          <table:table-cell office:value-type="float" office:value="0.2435901" calcext:value-type="float">
            <text:p>0.2435901</text:p>
          </table:table-cell>
          <table:table-cell office:value-type="float" office:value="0.3001865" calcext:value-type="float">
            <text:p>0.3001865</text:p>
          </table:table-cell>
          <table:table-cell office:value-type="float" office:value="0.350036" calcext:value-type="float">
            <text:p>0.350036</text:p>
          </table:table-cell>
          <table:table-cell office:value-type="float" office:value="0.3854963" calcext:value-type="float">
            <text:p>0.3854963</text:p>
          </table:table-cell>
          <table:table-cell office:value-type="float" office:value="0.462169" calcext:value-type="float">
            <text:p>0.462169</text:p>
          </table:table-cell>
          <table:table-cell office:value-type="float" office:value="0" calcext:value-type="float">
            <text:p>0</text:p>
          </table:table-cell>
          <table:table-cell office:value-type="float" office:value="1.833976E-015" calcext:value-type="float">
            <text:p>1.833976E-15</text:p>
          </table:table-cell>
          <table:table-cell office:value-type="float" office:value="1.95713E-015" calcext:value-type="float">
            <text:p>1.95713E-15</text:p>
          </table:table-cell>
          <table:table-cell office:value-type="float" office:value="1.9671E-015" calcext:value-type="float">
            <text:p>1.9671E-15</text:p>
          </table:table-cell>
          <table:table-cell office:value-type="float" office:value="9.511841E-016" calcext:value-type="float">
            <text:p>9.511841E-16</text:p>
          </table:table-cell>
          <table:table-cell office:value-type="float" office:value="1.023132E-015" calcext:value-type="float">
            <text:p>1.023132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7724" calcext:value-type="float">
            <text:p>-0.00327724</text:p>
          </table:table-cell>
          <table:table-cell office:value-type="float" office:value="-0.003004694" calcext:value-type="float">
            <text:p>-0.003004694</text:p>
          </table:table-cell>
          <table:table-cell office:value-type="float" office:value="-0.002545088" calcext:value-type="float">
            <text:p>-0.002545088</text:p>
          </table:table-cell>
          <table:table-cell office:value-type="float" office:value="-0.002047475" calcext:value-type="float">
            <text:p>-0.002047475</text:p>
          </table:table-cell>
          <table:table-cell office:value-type="float" office:value="-0.001655271" calcext:value-type="float">
            <text:p>-0.001655271</text:p>
          </table:table-cell>
          <table:table-cell office:value-type="float" office:value="-0.1168041" calcext:value-type="float">
            <text:p>-0.1168041</text:p>
          </table:table-cell>
          <table:table-cell office:value-type="float" office:value="-0.02791136" calcext:value-type="float">
            <text:p>-0.02791136</text:p>
          </table:table-cell>
          <table:table-cell office:value-type="float" office:value="-0.9578426" calcext:value-type="float">
            <text:p>-0.9578426</text:p>
          </table:table-cell>
          <table:table-cell office:value-type="float" office:value="-0.8772314" calcext:value-type="float">
            <text:p>-0.8772314</text:p>
          </table:table-cell>
          <table:table-cell office:value-type="float" office:value="-0.1533721" calcext:value-type="float">
            <text:p>-0.153372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3367422" calcext:value-type="float">
            <text:p>-0.003367422</text:p>
          </table:table-cell>
          <table:table-cell office:value-type="float" office:value="0.001236925" calcext:value-type="float">
            <text:p>0.0012369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096" calcext:value-type="float">
            <text:p>-2.3960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621.2644" calcext:value-type="float">
            <text:p>621.2644</text:p>
          </table:table-cell>
          <table:table-cell office:value-type="float" office:value="552.274" calcext:value-type="float">
            <text:p>552.27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86.2466" calcext:value-type="float">
            <text:p>986.2466</text:p>
          </table:table-cell>
          <table:table-cell office:value-type="float" office:value="116.6475" calcext:value-type="float">
            <text:p>116.6475</text:p>
          </table:table-cell>
          <table:table-cell office:value-type="float" office:value="0" calcext:value-type="float">
            <text:p>0</text:p>
          </table:table-cell>
          <table:table-cell office:value-type="float" office:value="0.4341298" calcext:value-type="float">
            <text:p>0.4341298</text:p>
          </table:table-cell>
          <table:table-cell office:value-type="float" office:value="0.4396577" calcext:value-type="float">
            <text:p>0.4396577</text:p>
          </table:table-cell>
          <table:table-cell office:value-type="float" office:value="0.450429" calcext:value-type="float">
            <text:p>0.450429</text:p>
          </table:table-cell>
          <table:table-cell office:value-type="float" office:value="0.4649078" calcext:value-type="float">
            <text:p>0.4649078</text:p>
          </table:table-cell>
          <table:table-cell office:value-type="float" office:value="0.478717" calcext:value-type="float">
            <text:p>0.478717</text:p>
          </table:table-cell>
          <table:table-cell office:value-type="float" office:value="0.2339569" calcext:value-type="float">
            <text:p>0.2339569</text:p>
          </table:table-cell>
          <table:table-cell office:value-type="float" office:value="0.2680997" calcext:value-type="float">
            <text:p>0.2680997</text:p>
          </table:table-cell>
          <table:table-cell office:value-type="float" office:value="0.2439918" calcext:value-type="float">
            <text:p>0.2439918</text:p>
          </table:table-cell>
          <table:table-cell office:value-type="float" office:value="0.2438527" calcext:value-type="float">
            <text:p>0.2438527</text:p>
          </table:table-cell>
          <table:table-cell office:value-type="float" office:value="0.3003021" calcext:value-type="float">
            <text:p>0.3003021</text:p>
          </table:table-cell>
          <table:table-cell office:value-type="float" office:value="0.3509987" calcext:value-type="float">
            <text:p>0.3509987</text:p>
          </table:table-cell>
          <table:table-cell office:value-type="float" office:value="0.3857453" calcext:value-type="float">
            <text:p>0.3857453</text:p>
          </table:table-cell>
          <table:table-cell office:value-type="float" office:value="0.4562306" calcext:value-type="float">
            <text:p>0.4562306</text:p>
          </table:table-cell>
          <table:table-cell office:value-type="float" office:value="0" calcext:value-type="float">
            <text:p>0</text:p>
          </table:table-cell>
          <table:table-cell office:value-type="float" office:value="1.833886E-015" calcext:value-type="float">
            <text:p>1.833886E-15</text:p>
          </table:table-cell>
          <table:table-cell office:value-type="float" office:value="1.957139E-015" calcext:value-type="float">
            <text:p>1.957139E-15</text:p>
          </table:table-cell>
          <table:table-cell office:value-type="float" office:value="1.967101E-015" calcext:value-type="float">
            <text:p>1.967101E-15</text:p>
          </table:table-cell>
          <table:table-cell office:value-type="float" office:value="9.511868E-016" calcext:value-type="float">
            <text:p>9.511868E-16</text:p>
          </table:table-cell>
          <table:table-cell office:value-type="float" office:value="1.023147E-015" calcext:value-type="float">
            <text:p>1.02314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35349" calcext:value-type="float">
            <text:p>-0.003635349</text:p>
          </table:table-cell>
          <table:table-cell office:value-type="float" office:value="-0.003364207" calcext:value-type="float">
            <text:p>-0.003364207</text:p>
          </table:table-cell>
          <table:table-cell office:value-type="float" office:value="-0.002906326" calcext:value-type="float">
            <text:p>-0.002906326</text:p>
          </table:table-cell>
          <table:table-cell office:value-type="float" office:value="-0.002410088" calcext:value-type="float">
            <text:p>-0.002410088</text:p>
          </table:table-cell>
          <table:table-cell office:value-type="float" office:value="-0.002019136" calcext:value-type="float">
            <text:p>-0.002019136</text:p>
          </table:table-cell>
          <table:table-cell office:value-type="float" office:value="-0.09689051" calcext:value-type="float">
            <text:p>-0.09689051</text:p>
          </table:table-cell>
          <table:table-cell office:value-type="float" office:value="-0.03214014" calcext:value-type="float">
            <text:p>-0.03214014</text:p>
          </table:table-cell>
          <table:table-cell office:value-type="float" office:value="-0.9287128" calcext:value-type="float">
            <text:p>-0.9287128</text:p>
          </table:table-cell>
          <table:table-cell office:value-type="float" office:value="-0.868441" calcext:value-type="float">
            <text:p>-0.868441</text:p>
          </table:table-cell>
          <table:table-cell office:value-type="float" office:value="-0.1528035" calcext:value-type="float">
            <text:p>-0.152803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3717093" calcext:value-type="float">
            <text:p>-0.003717093</text:p>
          </table:table-cell>
          <table:table-cell office:value-type="float" office:value="0.001237013" calcext:value-type="float">
            <text:p>0.0012370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9774" calcext:value-type="float">
            <text:p>-2.3397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621.2644" calcext:value-type="float">
            <text:p>621.2644</text:p>
          </table:table-cell>
          <table:table-cell office:value-type="float" office:value="553.6506" calcext:value-type="float">
            <text:p>553.650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85.6948" calcext:value-type="float">
            <text:p>985.6948</text:p>
          </table:table-cell>
          <table:table-cell office:value-type="float" office:value="115.8225" calcext:value-type="float">
            <text:p>115.8225</text:p>
          </table:table-cell>
          <table:table-cell office:value-type="float" office:value="0" calcext:value-type="float">
            <text:p>0</text:p>
          </table:table-cell>
          <table:table-cell office:value-type="float" office:value="0.4260212" calcext:value-type="float">
            <text:p>0.4260212</text:p>
          </table:table-cell>
          <table:table-cell office:value-type="float" office:value="0.4310384" calcext:value-type="float">
            <text:p>0.4310384</text:p>
          </table:table-cell>
          <table:table-cell office:value-type="float" office:value="0.4404143" calcext:value-type="float">
            <text:p>0.4404143</text:p>
          </table:table-cell>
          <table:table-cell office:value-type="float" office:value="0.4525919" calcext:value-type="float">
            <text:p>0.4525919</text:p>
          </table:table-cell>
          <table:table-cell office:value-type="float" office:value="0.4637231" calcext:value-type="float">
            <text:p>0.4637231</text:p>
          </table:table-cell>
          <table:table-cell office:value-type="float" office:value="0.240817" calcext:value-type="float">
            <text:p>0.240817</text:p>
          </table:table-cell>
          <table:table-cell office:value-type="float" office:value="0.2633692" calcext:value-type="float">
            <text:p>0.2633692</text:p>
          </table:table-cell>
          <table:table-cell office:value-type="float" office:value="0.2448167" calcext:value-type="float">
            <text:p>0.2448167</text:p>
          </table:table-cell>
          <table:table-cell office:value-type="float" office:value="0.2441135" calcext:value-type="float">
            <text:p>0.2441135</text:p>
          </table:table-cell>
          <table:table-cell office:value-type="float" office:value="0.3004189" calcext:value-type="float">
            <text:p>0.3004189</text:p>
          </table:table-cell>
          <table:table-cell office:value-type="float" office:value="0.351918" calcext:value-type="float">
            <text:p>0.351918</text:p>
          </table:table-cell>
          <table:table-cell office:value-type="float" office:value="0.3860009" calcext:value-type="float">
            <text:p>0.3860009</text:p>
          </table:table-cell>
          <table:table-cell office:value-type="float" office:value="0.4594712" calcext:value-type="float">
            <text:p>0.4594712</text:p>
          </table:table-cell>
          <table:table-cell office:value-type="float" office:value="0" calcext:value-type="float">
            <text:p>0</text:p>
          </table:table-cell>
          <table:table-cell office:value-type="float" office:value="1.833783E-015" calcext:value-type="float">
            <text:p>1.833783E-15</text:p>
          </table:table-cell>
          <table:table-cell office:value-type="float" office:value="1.957154E-015" calcext:value-type="float">
            <text:p>1.957154E-15</text:p>
          </table:table-cell>
          <table:table-cell office:value-type="float" office:value="1.9671E-015" calcext:value-type="float">
            <text:p>1.9671E-15</text:p>
          </table:table-cell>
          <table:table-cell office:value-type="float" office:value="9.511912E-016" calcext:value-type="float">
            <text:p>9.511912E-16</text:p>
          </table:table-cell>
          <table:table-cell office:value-type="float" office:value="1.023164E-015" calcext:value-type="float">
            <text:p>1.023164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79941" calcext:value-type="float">
            <text:p>-0.004079941</text:p>
          </table:table-cell>
          <table:table-cell office:value-type="float" office:value="-0.003798012" calcext:value-type="float">
            <text:p>-0.003798012</text:p>
          </table:table-cell>
          <table:table-cell office:value-type="float" office:value="-0.003334419" calcext:value-type="float">
            <text:p>-0.003334419</text:p>
          </table:table-cell>
          <table:table-cell office:value-type="float" office:value="-0.002838547" calcext:value-type="float">
            <text:p>-0.002838547</text:p>
          </table:table-cell>
          <table:table-cell office:value-type="float" office:value="-0.002451146" calcext:value-type="float">
            <text:p>-0.002451146</text:p>
          </table:table-cell>
          <table:table-cell office:value-type="float" office:value="-0.07770733" calcext:value-type="float">
            <text:p>-0.07770733</text:p>
          </table:table-cell>
          <table:table-cell office:value-type="float" office:value="-0.036624" calcext:value-type="float">
            <text:p>-0.036624</text:p>
          </table:table-cell>
          <table:table-cell office:value-type="float" office:value="-0.9016213" calcext:value-type="float">
            <text:p>-0.9016213</text:p>
          </table:table-cell>
          <table:table-cell office:value-type="float" office:value="-0.8598059" calcext:value-type="float">
            <text:p>-0.8598059</text:p>
          </table:table-cell>
          <table:table-cell office:value-type="float" office:value="-0.1522311" calcext:value-type="float">
            <text:p>-0.152231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161302" calcext:value-type="float">
            <text:p>-0.004161302</text:p>
          </table:table-cell>
          <table:table-cell office:value-type="float" office:value="0.001237102" calcext:value-type="float">
            <text:p>0.0012371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0414" calcext:value-type="float">
            <text:p>-2.3604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631.4244" calcext:value-type="float">
            <text:p>631.4244</text:p>
          </table:table-cell>
          <table:table-cell office:value-type="float" office:value="555.0744" calcext:value-type="float">
            <text:p>555.074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0403" calcext:value-type="float">
            <text:p>995.0403</text:p>
          </table:table-cell>
          <table:table-cell office:value-type="float" office:value="115.2136" calcext:value-type="float">
            <text:p>115.2136</text:p>
          </table:table-cell>
          <table:table-cell office:value-type="float" office:value="0" calcext:value-type="float">
            <text:p>0</text:p>
          </table:table-cell>
          <table:table-cell office:value-type="float" office:value="0.5447598" calcext:value-type="float">
            <text:p>0.5447598</text:p>
          </table:table-cell>
          <table:table-cell office:value-type="float" office:value="0.5283269" calcext:value-type="float">
            <text:p>0.5283269</text:p>
          </table:table-cell>
          <table:table-cell office:value-type="float" office:value="0.488821" calcext:value-type="float">
            <text:p>0.488821</text:p>
          </table:table-cell>
          <table:table-cell office:value-type="float" office:value="0.4534104" calcext:value-type="float">
            <text:p>0.4534104</text:p>
          </table:table-cell>
          <table:table-cell office:value-type="float" office:value="0.4529619" calcext:value-type="float">
            <text:p>0.4529619</text:p>
          </table:table-cell>
          <table:table-cell office:value-type="float" office:value="0.2485395" calcext:value-type="float">
            <text:p>0.2485395</text:p>
          </table:table-cell>
          <table:table-cell office:value-type="float" office:value="0.2613139" calcext:value-type="float">
            <text:p>0.2613139</text:p>
          </table:table-cell>
          <table:table-cell office:value-type="float" office:value="0.2456112" calcext:value-type="float">
            <text:p>0.2456112</text:p>
          </table:table-cell>
          <table:table-cell office:value-type="float" office:value="0.244373" calcext:value-type="float">
            <text:p>0.244373</text:p>
          </table:table-cell>
          <table:table-cell office:value-type="float" office:value="0.3005368" calcext:value-type="float">
            <text:p>0.3005368</text:p>
          </table:table-cell>
          <table:table-cell office:value-type="float" office:value="0.3527957" calcext:value-type="float">
            <text:p>0.3527957</text:p>
          </table:table-cell>
          <table:table-cell office:value-type="float" office:value="0.3861692" calcext:value-type="float">
            <text:p>0.3861692</text:p>
          </table:table-cell>
          <table:table-cell office:value-type="float" office:value="0.462046" calcext:value-type="float">
            <text:p>0.462046</text:p>
          </table:table-cell>
          <table:table-cell office:value-type="float" office:value="0.00003154879" calcext:value-type="float">
            <text:p>3.154879E-05</text:p>
          </table:table-cell>
          <table:table-cell office:value-type="float" office:value="1.833685E-015" calcext:value-type="float">
            <text:p>1.833685E-15</text:p>
          </table:table-cell>
          <table:table-cell office:value-type="float" office:value="1.957165E-015" calcext:value-type="float">
            <text:p>1.957165E-15</text:p>
          </table:table-cell>
          <table:table-cell office:value-type="float" office:value="1.967101E-015" calcext:value-type="float">
            <text:p>1.967101E-15</text:p>
          </table:table-cell>
          <table:table-cell office:value-type="float" office:value="9.511944E-016" calcext:value-type="float">
            <text:p>9.511944E-16</text:p>
          </table:table-cell>
          <table:table-cell office:value-type="float" office:value="1.02318E-015" calcext:value-type="float">
            <text:p>1.02318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677216" calcext:value-type="float">
            <text:p>-0.0009677216</text:p>
          </table:table-cell>
          <table:table-cell office:value-type="float" office:value="-0.001191688" calcext:value-type="float">
            <text:p>-0.001191688</text:p>
          </table:table-cell>
          <table:table-cell office:value-type="float" office:value="-0.002589263" calcext:value-type="float">
            <text:p>-0.002589263</text:p>
          </table:table-cell>
          <table:table-cell office:value-type="float" office:value="-0.003184973" calcext:value-type="float">
            <text:p>-0.003184973</text:p>
          </table:table-cell>
          <table:table-cell office:value-type="float" office:value="-0.002965224" calcext:value-type="float">
            <text:p>-0.002965224</text:p>
          </table:table-cell>
          <table:table-cell office:value-type="float" office:value="-0.0610381" calcext:value-type="float">
            <text:p>-0.0610381</text:p>
          </table:table-cell>
          <table:table-cell office:value-type="float" office:value="-0.03933857" calcext:value-type="float">
            <text:p>-0.03933857</text:p>
          </table:table-cell>
          <table:table-cell office:value-type="float" office:value="-0.8763573" calcext:value-type="float">
            <text:p>-0.8763573</text:p>
          </table:table-cell>
          <table:table-cell office:value-type="float" office:value="-0.8513106" calcext:value-type="float">
            <text:p>-0.8513106</text:p>
          </table:table-cell>
          <table:table-cell office:value-type="float" office:value="-0.151656" calcext:value-type="float">
            <text:p>-0.15165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82117" calcext:value-type="float">
            <text:p>0.00128211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541" calcext:value-type="float">
            <text:p>-2.3775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661.9043" calcext:value-type="float">
            <text:p>661.9043</text:p>
          </table:table-cell>
          <table:table-cell office:value-type="float" office:value="557.0488" calcext:value-type="float">
            <text:p>557.048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23.308" calcext:value-type="float">
            <text:p>1023.308</text:p>
          </table:table-cell>
          <table:table-cell office:value-type="float" office:value="115.4514" calcext:value-type="float">
            <text:p>115.4514</text:p>
          </table:table-cell>
          <table:table-cell office:value-type="float" office:value="0" calcext:value-type="float">
            <text:p>0</text:p>
          </table:table-cell>
          <table:table-cell office:value-type="float" office:value="0.434793" calcext:value-type="float">
            <text:p>0.434793</text:p>
          </table:table-cell>
          <table:table-cell office:value-type="float" office:value="0.4402346" calcext:value-type="float">
            <text:p>0.4402346</text:p>
          </table:table-cell>
          <table:table-cell office:value-type="float" office:value="0.4508928" calcext:value-type="float">
            <text:p>0.4508928</text:p>
          </table:table-cell>
          <table:table-cell office:value-type="float" office:value="0.4653584" calcext:value-type="float">
            <text:p>0.4653584</text:p>
          </table:table-cell>
          <table:table-cell office:value-type="float" office:value="0.4792149" calcext:value-type="float">
            <text:p>0.4792149</text:p>
          </table:table-cell>
          <table:table-cell office:value-type="float" office:value="0.4099193" calcext:value-type="float">
            <text:p>0.4099193</text:p>
          </table:table-cell>
          <table:table-cell office:value-type="float" office:value="0.3925462" calcext:value-type="float">
            <text:p>0.3925462</text:p>
          </table:table-cell>
          <table:table-cell office:value-type="float" office:value="0.2813519" calcext:value-type="float">
            <text:p>0.2813519</text:p>
          </table:table-cell>
          <table:table-cell office:value-type="float" office:value="0.2446754" calcext:value-type="float">
            <text:p>0.2446754</text:p>
          </table:table-cell>
          <table:table-cell office:value-type="float" office:value="0.3006567" calcext:value-type="float">
            <text:p>0.3006567</text:p>
          </table:table-cell>
          <table:table-cell office:value-type="float" office:value="0.3536336" calcext:value-type="float">
            <text:p>0.3536336</text:p>
          </table:table-cell>
          <table:table-cell office:value-type="float" office:value="0.3862621" calcext:value-type="float">
            <text:p>0.386262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599E-015" calcext:value-type="float">
            <text:p>1.833599E-15</text:p>
          </table:table-cell>
          <table:table-cell office:value-type="float" office:value="1.95717E-015" calcext:value-type="float">
            <text:p>1.95717E-15</text:p>
          </table:table-cell>
          <table:table-cell office:value-type="float" office:value="1.967101E-015" calcext:value-type="float">
            <text:p>1.967101E-15</text:p>
          </table:table-cell>
          <table:table-cell office:value-type="float" office:value="9.511997E-016" calcext:value-type="float">
            <text:p>9.511997E-16</text:p>
          </table:table-cell>
          <table:table-cell office:value-type="float" office:value="1.023194E-015" calcext:value-type="float">
            <text:p>1.023194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02084" calcext:value-type="float">
            <text:p>-0.003602084</text:p>
          </table:table-cell>
          <table:table-cell office:value-type="float" office:value="-0.003338925" calcext:value-type="float">
            <text:p>-0.003338925</text:p>
          </table:table-cell>
          <table:table-cell office:value-type="float" office:value="-0.002888974" calcext:value-type="float">
            <text:p>-0.002888974</text:p>
          </table:table-cell>
          <table:table-cell office:value-type="float" office:value="-0.00239632" calcext:value-type="float">
            <text:p>-0.00239632</text:p>
          </table:table-cell>
          <table:table-cell office:value-type="float" office:value="-0.002006433" calcext:value-type="float">
            <text:p>-0.002006433</text:p>
          </table:table-cell>
          <table:table-cell office:value-type="float" office:value="-0.001373964" calcext:value-type="float">
            <text:p>-0.001373964</text:p>
          </table:table-cell>
          <table:table-cell office:value-type="float" office:value="-0.001324638" calcext:value-type="float">
            <text:p>-0.001324638</text:p>
          </table:table-cell>
          <table:table-cell office:value-type="float" office:value="-0.2667082" calcext:value-type="float">
            <text:p>-0.2667082</text:p>
          </table:table-cell>
          <table:table-cell office:value-type="float" office:value="-0.8415487" calcext:value-type="float">
            <text:p>-0.8415487</text:p>
          </table:table-cell>
          <table:table-cell office:value-type="float" office:value="-0.1510738" calcext:value-type="float">
            <text:p>-0.151073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3679435" calcext:value-type="float">
            <text:p>-0.003679435</text:p>
          </table:table-cell>
          <table:table-cell office:value-type="float" office:value="0.001236568" calcext:value-type="float">
            <text:p>0.00123656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7406" calcext:value-type="float">
            <text:p>-2.3874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661.9043" calcext:value-type="float">
            <text:p>661.9043</text:p>
          </table:table-cell>
          <table:table-cell office:value-type="float" office:value="558.5212" calcext:value-type="float">
            <text:p>558.521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21.835" calcext:value-type="float">
            <text:p>1021.835</text:p>
          </table:table-cell>
          <table:table-cell office:value-type="float" office:value="115.4514" calcext:value-type="float">
            <text:p>115.4514</text:p>
          </table:table-cell>
          <table:table-cell office:value-type="float" office:value="0" calcext:value-type="float">
            <text:p>0</text:p>
          </table:table-cell>
          <table:table-cell office:value-type="float" office:value="0.4282534" calcext:value-type="float">
            <text:p>0.4282534</text:p>
          </table:table-cell>
          <table:table-cell office:value-type="float" office:value="0.4334549" calcext:value-type="float">
            <text:p>0.4334549</text:p>
          </table:table-cell>
          <table:table-cell office:value-type="float" office:value="0.4432773" calcext:value-type="float">
            <text:p>0.4432773</text:p>
          </table:table-cell>
          <table:table-cell office:value-type="float" office:value="0.4563444" calcext:value-type="float">
            <text:p>0.4563444</text:p>
          </table:table-cell>
          <table:table-cell office:value-type="float" office:value="0.4685111" calcext:value-type="float">
            <text:p>0.4685111</text:p>
          </table:table-cell>
          <table:table-cell office:value-type="float" office:value="0.39976" calcext:value-type="float">
            <text:p>0.39976</text:p>
          </table:table-cell>
          <table:table-cell office:value-type="float" office:value="0.392362" calcext:value-type="float">
            <text:p>0.392362</text:p>
          </table:table-cell>
          <table:table-cell office:value-type="float" office:value="0.2853421" calcext:value-type="float">
            <text:p>0.2853421</text:p>
          </table:table-cell>
          <table:table-cell office:value-type="float" office:value="0.2450137" calcext:value-type="float">
            <text:p>0.2450137</text:p>
          </table:table-cell>
          <table:table-cell office:value-type="float" office:value="0.3007713" calcext:value-type="float">
            <text:p>0.3007713</text:p>
          </table:table-cell>
          <table:table-cell office:value-type="float" office:value="0.3544327" calcext:value-type="float">
            <text:p>0.3544327</text:p>
          </table:table-cell>
          <table:table-cell office:value-type="float" office:value="0.386335" calcext:value-type="float">
            <text:p>0.38633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526E-015" calcext:value-type="float">
            <text:p>1.833526E-15</text:p>
          </table:table-cell>
          <table:table-cell office:value-type="float" office:value="1.957174E-015" calcext:value-type="float">
            <text:p>1.957174E-15</text:p>
          </table:table-cell>
          <table:table-cell office:value-type="float" office:value="1.967103E-015" calcext:value-type="float">
            <text:p>1.967103E-15</text:p>
          </table:table-cell>
          <table:table-cell office:value-type="float" office:value="9.512058E-016" calcext:value-type="float">
            <text:p>9.512058E-16</text:p>
          </table:table-cell>
          <table:table-cell office:value-type="float" office:value="1.023203E-015" calcext:value-type="float">
            <text:p>1.023203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9E-016" calcext:value-type="float">
            <text:p>9.682169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5308" calcext:value-type="float">
            <text:p>-0.00395308</text:p>
          </table:table-cell>
          <table:table-cell office:value-type="float" office:value="-0.003672259" calcext:value-type="float">
            <text:p>-0.003672259</text:p>
          </table:table-cell>
          <table:table-cell office:value-type="float" office:value="-0.003206745" calcext:value-type="float">
            <text:p>-0.003206745</text:p>
          </table:table-cell>
          <table:table-cell office:value-type="float" office:value="-0.002700653" calcext:value-type="float">
            <text:p>-0.002700653</text:p>
          </table:table-cell>
          <table:table-cell office:value-type="float" office:value="-0.002303668" calcext:value-type="float">
            <text:p>-0.002303668</text:p>
          </table:table-cell>
          <table:table-cell office:value-type="float" office:value="-0.001664261" calcext:value-type="float">
            <text:p>-0.001664261</text:p>
          </table:table-cell>
          <table:table-cell office:value-type="float" office:value="-0.00132647" calcext:value-type="float">
            <text:p>-0.00132647</text:p>
          </table:table-cell>
          <table:table-cell office:value-type="float" office:value="-0.2354588" calcext:value-type="float">
            <text:p>-0.2354588</text:p>
          </table:table-cell>
          <table:table-cell office:value-type="float" office:value="-0.8307616" calcext:value-type="float">
            <text:p>-0.8307616</text:p>
          </table:table-cell>
          <table:table-cell office:value-type="float" office:value="-0.1505186" calcext:value-type="float">
            <text:p>-0.150518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039845" calcext:value-type="float">
            <text:p>-0.004039845</text:p>
          </table:table-cell>
          <table:table-cell office:value-type="float" office:value="0.001235993" calcext:value-type="float">
            <text:p>0.0012359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3879" calcext:value-type="float">
            <text:p>-2.3938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661.9043" calcext:value-type="float">
            <text:p>661.9043</text:p>
          </table:table-cell>
          <table:table-cell office:value-type="float" office:value="559.8465" calcext:value-type="float">
            <text:p>559.846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20.565" calcext:value-type="float">
            <text:p>1020.565</text:p>
          </table:table-cell>
          <table:table-cell office:value-type="float" office:value="115.3966" calcext:value-type="float">
            <text:p>115.3966</text:p>
          </table:table-cell>
          <table:table-cell office:value-type="float" office:value="0" calcext:value-type="float">
            <text:p>0</text:p>
          </table:table-cell>
          <table:table-cell office:value-type="float" office:value="0.4236805" calcext:value-type="float">
            <text:p>0.4236805</text:p>
          </table:table-cell>
          <table:table-cell office:value-type="float" office:value="0.4283732" calcext:value-type="float">
            <text:p>0.4283732</text:p>
          </table:table-cell>
          <table:table-cell office:value-type="float" office:value="0.4373744" calcext:value-type="float">
            <text:p>0.4373744</text:p>
          </table:table-cell>
          <table:table-cell office:value-type="float" office:value="0.4492566" calcext:value-type="float">
            <text:p>0.4492566</text:p>
          </table:table-cell>
          <table:table-cell office:value-type="float" office:value="0.4601214" calcext:value-type="float">
            <text:p>0.4601214</text:p>
          </table:table-cell>
          <table:table-cell office:value-type="float" office:value="0.3920103" calcext:value-type="float">
            <text:p>0.3920103</text:p>
          </table:table-cell>
          <table:table-cell office:value-type="float" office:value="0.392364" calcext:value-type="float">
            <text:p>0.392364</text:p>
          </table:table-cell>
          <table:table-cell office:value-type="float" office:value="0.2874543" calcext:value-type="float">
            <text:p>0.2874543</text:p>
          </table:table-cell>
          <table:table-cell office:value-type="float" office:value="0.2453677" calcext:value-type="float">
            <text:p>0.2453677</text:p>
          </table:table-cell>
          <table:table-cell office:value-type="float" office:value="0.3008816" calcext:value-type="float">
            <text:p>0.3008816</text:p>
          </table:table-cell>
          <table:table-cell office:value-type="float" office:value="0.3553707" calcext:value-type="float">
            <text:p>0.3553707</text:p>
          </table:table-cell>
          <table:table-cell office:value-type="float" office:value="0.3862919" calcext:value-type="float">
            <text:p>0.3862919</text:p>
          </table:table-cell>
          <table:table-cell office:value-type="float" office:value="0.4557372" calcext:value-type="float">
            <text:p>0.4557372</text:p>
          </table:table-cell>
          <table:table-cell office:value-type="float" office:value="0" calcext:value-type="float">
            <text:p>0</text:p>
          </table:table-cell>
          <table:table-cell office:value-type="float" office:value="1.833454E-015" calcext:value-type="float">
            <text:p>1.833454E-15</text:p>
          </table:table-cell>
          <table:table-cell office:value-type="float" office:value="1.957175E-015" calcext:value-type="float">
            <text:p>1.957175E-15</text:p>
          </table:table-cell>
          <table:table-cell office:value-type="float" office:value="1.967103E-015" calcext:value-type="float">
            <text:p>1.967103E-15</text:p>
          </table:table-cell>
          <table:table-cell office:value-type="float" office:value="9.512136E-016" calcext:value-type="float">
            <text:p>9.512136E-16</text:p>
          </table:table-cell>
          <table:table-cell office:value-type="float" office:value="1.023211E-015" calcext:value-type="float">
            <text:p>1.023211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25601" calcext:value-type="float">
            <text:p>-0.004225601</text:p>
          </table:table-cell>
          <table:table-cell office:value-type="float" office:value="-0.003948944" calcext:value-type="float">
            <text:p>-0.003948944</text:p>
          </table:table-cell>
          <table:table-cell office:value-type="float" office:value="-0.003481687" calcext:value-type="float">
            <text:p>-0.003481687</text:p>
          </table:table-cell>
          <table:table-cell office:value-type="float" office:value="-0.002971863" calcext:value-type="float">
            <text:p>-0.002971863</text:p>
          </table:table-cell>
          <table:table-cell office:value-type="float" office:value="-0.002572407" calcext:value-type="float">
            <text:p>-0.002572407</text:p>
          </table:table-cell>
          <table:table-cell office:value-type="float" office:value="-0.001928175" calcext:value-type="float">
            <text:p>-0.001928175</text:p>
          </table:table-cell>
          <table:table-cell office:value-type="float" office:value="-0.001327945" calcext:value-type="float">
            <text:p>-0.001327945</text:p>
          </table:table-cell>
          <table:table-cell office:value-type="float" office:value="-0.2206763" calcext:value-type="float">
            <text:p>-0.2206763</text:p>
          </table:table-cell>
          <table:table-cell office:value-type="float" office:value="-0.8196238" calcext:value-type="float">
            <text:p>-0.8196238</text:p>
          </table:table-cell>
          <table:table-cell office:value-type="float" office:value="-0.1499873" calcext:value-type="float">
            <text:p>-0.149987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30333" calcext:value-type="float">
            <text:p>-0.00430333</text:p>
          </table:table-cell>
          <table:table-cell office:value-type="float" office:value="0.001235557" calcext:value-type="float">
            <text:p>0.0012355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40181" calcext:value-type="float">
            <text:p>-2.3401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661.9043" calcext:value-type="float">
            <text:p>661.9043</text:p>
          </table:table-cell>
          <table:table-cell office:value-type="float" office:value="561.226" calcext:value-type="float">
            <text:p>561.22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20.016" calcext:value-type="float">
            <text:p>1020.016</text:p>
          </table:table-cell>
          <table:table-cell office:value-type="float" office:value="114.5656" calcext:value-type="float">
            <text:p>114.5656</text:p>
          </table:table-cell>
          <table:table-cell office:value-type="float" office:value="0" calcext:value-type="float">
            <text:p>0</text:p>
          </table:table-cell>
          <table:table-cell office:value-type="float" office:value="0.4186051" calcext:value-type="float">
            <text:p>0.4186051</text:p>
          </table:table-cell>
          <table:table-cell office:value-type="float" office:value="0.423209" calcext:value-type="float">
            <text:p>0.423209</text:p>
          </table:table-cell>
          <table:table-cell office:value-type="float" office:value="0.4317125" calcext:value-type="float">
            <text:p>0.4317125</text:p>
          </table:table-cell>
          <table:table-cell office:value-type="float" office:value="0.4427996" calcext:value-type="float">
            <text:p>0.4427996</text:p>
          </table:table-cell>
          <table:table-cell office:value-type="float" office:value="0.4527697" calcext:value-type="float">
            <text:p>0.4527697</text:p>
          </table:table-cell>
          <table:table-cell office:value-type="float" office:value="0.3857015" calcext:value-type="float">
            <text:p>0.3857015</text:p>
          </table:table-cell>
          <table:table-cell office:value-type="float" office:value="0.3917001" calcext:value-type="float">
            <text:p>0.3917001</text:p>
          </table:table-cell>
          <table:table-cell office:value-type="float" office:value="0.2886669" calcext:value-type="float">
            <text:p>0.2886669</text:p>
          </table:table-cell>
          <table:table-cell office:value-type="float" office:value="0.245717" calcext:value-type="float">
            <text:p>0.245717</text:p>
          </table:table-cell>
          <table:table-cell office:value-type="float" office:value="0.3009941" calcext:value-type="float">
            <text:p>0.3009941</text:p>
          </table:table-cell>
          <table:table-cell office:value-type="float" office:value="0.3563564" calcext:value-type="float">
            <text:p>0.3563564</text:p>
          </table:table-cell>
          <table:table-cell office:value-type="float" office:value="0.3864401" calcext:value-type="float">
            <text:p>0.3864401</text:p>
          </table:table-cell>
          <table:table-cell office:value-type="float" office:value="0.4586167" calcext:value-type="float">
            <text:p>0.4586167</text:p>
          </table:table-cell>
          <table:table-cell office:value-type="float" office:value="0" calcext:value-type="float">
            <text:p>0</text:p>
          </table:table-cell>
          <table:table-cell office:value-type="float" office:value="1.833386E-015" calcext:value-type="float">
            <text:p>1.833386E-15</text:p>
          </table:table-cell>
          <table:table-cell office:value-type="float" office:value="1.957177E-015" calcext:value-type="float">
            <text:p>1.957177E-15</text:p>
          </table:table-cell>
          <table:table-cell office:value-type="float" office:value="1.967106E-015" calcext:value-type="float">
            <text:p>1.967106E-15</text:p>
          </table:table-cell>
          <table:table-cell office:value-type="float" office:value="9.512197E-016" calcext:value-type="float">
            <text:p>9.512197E-16</text:p>
          </table:table-cell>
          <table:table-cell office:value-type="float" office:value="1.023218E-015" calcext:value-type="float">
            <text:p>1.023218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47269" calcext:value-type="float">
            <text:p>-0.004547269</text:p>
          </table:table-cell>
          <table:table-cell office:value-type="float" office:value="-0.004253334" calcext:value-type="float">
            <text:p>-0.004253334</text:p>
          </table:table-cell>
          <table:table-cell office:value-type="float" office:value="-0.003771042" calcext:value-type="float">
            <text:p>-0.003771042</text:p>
          </table:table-cell>
          <table:table-cell office:value-type="float" office:value="-0.003247" calcext:value-type="float">
            <text:p>-0.003247</text:p>
          </table:table-cell>
          <table:table-cell office:value-type="float" office:value="-0.002838623" calcext:value-type="float">
            <text:p>-0.002838623</text:p>
          </table:table-cell>
          <table:table-cell office:value-type="float" office:value="-0.002182151" calcext:value-type="float">
            <text:p>-0.002182151</text:p>
          </table:table-cell>
          <table:table-cell office:value-type="float" office:value="-0.001343645" calcext:value-type="float">
            <text:p>-0.001343645</text:p>
          </table:table-cell>
          <table:table-cell office:value-type="float" office:value="-0.2126392" calcext:value-type="float">
            <text:p>-0.2126392</text:p>
          </table:table-cell>
          <table:table-cell office:value-type="float" office:value="-0.8087978" calcext:value-type="float">
            <text:p>-0.8087978</text:p>
          </table:table-cell>
          <table:table-cell office:value-type="float" office:value="-0.1494475" calcext:value-type="float">
            <text:p>-0.149447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632591" calcext:value-type="float">
            <text:p>-0.004632591</text:p>
          </table:table-cell>
          <table:table-cell office:value-type="float" office:value="0.001234814" calcext:value-type="float">
            <text:p>0.0012348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7017" calcext:value-type="float">
            <text:p>-2.3570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661.9043" calcext:value-type="float">
            <text:p>661.9043</text:p>
          </table:table-cell>
          <table:table-cell office:value-type="float" office:value="562.7852" calcext:value-type="float">
            <text:p>562.785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9.265" calcext:value-type="float">
            <text:p>1019.265</text:p>
          </table:table-cell>
          <table:table-cell office:value-type="float" office:value="113.7583" calcext:value-type="float">
            <text:p>113.7583</text:p>
          </table:table-cell>
          <table:table-cell office:value-type="float" office:value="0" calcext:value-type="float">
            <text:p>0</text:p>
          </table:table-cell>
          <table:table-cell office:value-type="float" office:value="0.4140398" calcext:value-type="float">
            <text:p>0.4140398</text:p>
          </table:table-cell>
          <table:table-cell office:value-type="float" office:value="0.4186272" calcext:value-type="float">
            <text:p>0.4186272</text:p>
          </table:table-cell>
          <table:table-cell office:value-type="float" office:value="0.426801" calcext:value-type="float">
            <text:p>0.426801</text:p>
          </table:table-cell>
          <table:table-cell office:value-type="float" office:value="0.4373643" calcext:value-type="float">
            <text:p>0.4373643</text:p>
          </table:table-cell>
          <table:table-cell office:value-type="float" office:value="0.4468105" calcext:value-type="float">
            <text:p>0.4468105</text:p>
          </table:table-cell>
          <table:table-cell office:value-type="float" office:value="0.3808731" calcext:value-type="float">
            <text:p>0.3808731</text:p>
          </table:table-cell>
          <table:table-cell office:value-type="float" office:value="0.385117" calcext:value-type="float">
            <text:p>0.385117</text:p>
          </table:table-cell>
          <table:table-cell office:value-type="float" office:value="0.289587" calcext:value-type="float">
            <text:p>0.289587</text:p>
          </table:table-cell>
          <table:table-cell office:value-type="float" office:value="0.2460608" calcext:value-type="float">
            <text:p>0.2460608</text:p>
          </table:table-cell>
          <table:table-cell office:value-type="float" office:value="0.301108" calcext:value-type="float">
            <text:p>0.301108</text:p>
          </table:table-cell>
          <table:table-cell office:value-type="float" office:value="0.3572898" calcext:value-type="float">
            <text:p>0.3572898</text:p>
          </table:table-cell>
          <table:table-cell office:value-type="float" office:value="0.3865382" calcext:value-type="float">
            <text:p>0.3865382</text:p>
          </table:table-cell>
          <table:table-cell office:value-type="float" office:value="0.4615331" calcext:value-type="float">
            <text:p>0.4615331</text:p>
          </table:table-cell>
          <table:table-cell office:value-type="float" office:value="0" calcext:value-type="float">
            <text:p>0</text:p>
          </table:table-cell>
          <table:table-cell office:value-type="float" office:value="1.833331E-015" calcext:value-type="float">
            <text:p>1.833331E-15</text:p>
          </table:table-cell>
          <table:table-cell office:value-type="float" office:value="1.95718E-015" calcext:value-type="float">
            <text:p>1.95718E-15</text:p>
          </table:table-cell>
          <table:table-cell office:value-type="float" office:value="1.967108E-015" calcext:value-type="float">
            <text:p>1.967108E-15</text:p>
          </table:table-cell>
          <table:table-cell office:value-type="float" office:value="9.512257E-016" calcext:value-type="float">
            <text:p>9.512257E-16</text:p>
          </table:table-cell>
          <table:table-cell office:value-type="float" office:value="1.023222E-015" calcext:value-type="float">
            <text:p>1.023222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65321" calcext:value-type="float">
            <text:p>-0.004865321</text:p>
          </table:table-cell>
          <table:table-cell office:value-type="float" office:value="-0.00454785" calcext:value-type="float">
            <text:p>-0.00454785</text:p>
          </table:table-cell>
          <table:table-cell office:value-type="float" office:value="-0.004045366" calcext:value-type="float">
            <text:p>-0.004045366</text:p>
          </table:table-cell>
          <table:table-cell office:value-type="float" office:value="-0.00350168" calcext:value-type="float">
            <text:p>-0.00350168</text:p>
          </table:table-cell>
          <table:table-cell office:value-type="float" office:value="-0.003077577" calcext:value-type="float">
            <text:p>-0.003077577</text:p>
          </table:table-cell>
          <table:table-cell office:value-type="float" office:value="-0.002399381" calcext:value-type="float">
            <text:p>-0.002399381</text:p>
          </table:table-cell>
          <table:table-cell office:value-type="float" office:value="-0.001547446" calcext:value-type="float">
            <text:p>-0.001547446</text:p>
          </table:table-cell>
          <table:table-cell office:value-type="float" office:value="-0.2067866" calcext:value-type="float">
            <text:p>-0.2067866</text:p>
          </table:table-cell>
          <table:table-cell office:value-type="float" office:value="-0.7982926" calcext:value-type="float">
            <text:p>-0.7982926</text:p>
          </table:table-cell>
          <table:table-cell office:value-type="float" office:value="-0.148903" calcext:value-type="float">
            <text:p>-0.14890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960458" calcext:value-type="float">
            <text:p>-0.004960458</text:p>
          </table:table-cell>
          <table:table-cell office:value-type="float" office:value="0.001233674" calcext:value-type="float">
            <text:p>0.00123367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4026" calcext:value-type="float">
            <text:p>-2.3740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662.5392" calcext:value-type="float">
            <text:p>662.5392</text:p>
          </table:table-cell>
          <table:table-cell office:value-type="float" office:value="564.5395" calcext:value-type="float">
            <text:p>564.539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8.256" calcext:value-type="float">
            <text:p>1018.256</text:p>
          </table:table-cell>
          <table:table-cell office:value-type="float" office:value="113.6484" calcext:value-type="float">
            <text:p>113.6484</text:p>
          </table:table-cell>
          <table:table-cell office:value-type="float" office:value="0" calcext:value-type="float">
            <text:p>0</text:p>
          </table:table-cell>
          <table:table-cell office:value-type="float" office:value="0.4147125" calcext:value-type="float">
            <text:p>0.4147125</text:p>
          </table:table-cell>
          <table:table-cell office:value-type="float" office:value="0.4148764" calcext:value-type="float">
            <text:p>0.4148764</text:p>
          </table:table-cell>
          <table:table-cell office:value-type="float" office:value="0.4217259" calcext:value-type="float">
            <text:p>0.4217259</text:p>
          </table:table-cell>
          <table:table-cell office:value-type="float" office:value="0.4315526" calcext:value-type="float">
            <text:p>0.4315526</text:p>
          </table:table-cell>
          <table:table-cell office:value-type="float" office:value="0.4403107" calcext:value-type="float">
            <text:p>0.4403107</text:p>
          </table:table-cell>
          <table:table-cell office:value-type="float" office:value="0.3754692" calcext:value-type="float">
            <text:p>0.3754692</text:p>
          </table:table-cell>
          <table:table-cell office:value-type="float" office:value="0.3778671" calcext:value-type="float">
            <text:p>0.3778671</text:p>
          </table:table-cell>
          <table:table-cell office:value-type="float" office:value="0.2905018" calcext:value-type="float">
            <text:p>0.2905018</text:p>
          </table:table-cell>
          <table:table-cell office:value-type="float" office:value="0.2463992" calcext:value-type="float">
            <text:p>0.2463992</text:p>
          </table:table-cell>
          <table:table-cell office:value-type="float" office:value="0.3012229" calcext:value-type="float">
            <text:p>0.3012229</text:p>
          </table:table-cell>
          <table:table-cell office:value-type="float" office:value="0.3581722" calcext:value-type="float">
            <text:p>0.3581722</text:p>
          </table:table-cell>
          <table:table-cell office:value-type="float" office:value="0.3865655" calcext:value-type="float">
            <text:p>0.386565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295E-015" calcext:value-type="float">
            <text:p>1.833295E-15</text:p>
          </table:table-cell>
          <table:table-cell office:value-type="float" office:value="1.957182E-015" calcext:value-type="float">
            <text:p>1.957182E-15</text:p>
          </table:table-cell>
          <table:table-cell office:value-type="float" office:value="1.967109E-015" calcext:value-type="float">
            <text:p>1.967109E-15</text:p>
          </table:table-cell>
          <table:table-cell office:value-type="float" office:value="9.5123E-016" calcext:value-type="float">
            <text:p>9.5123E-16</text:p>
          </table:table-cell>
          <table:table-cell office:value-type="float" office:value="1.023223E-015" calcext:value-type="float">
            <text:p>1.023223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06083" calcext:value-type="float">
            <text:p>-0.005006083</text:p>
          </table:table-cell>
          <table:table-cell office:value-type="float" office:value="-0.004844096" calcext:value-type="float">
            <text:p>-0.004844096</text:p>
          </table:table-cell>
          <table:table-cell office:value-type="float" office:value="-0.004358626" calcext:value-type="float">
            <text:p>-0.004358626</text:p>
          </table:table-cell>
          <table:table-cell office:value-type="float" office:value="-0.003800462" calcext:value-type="float">
            <text:p>-0.003800462</text:p>
          </table:table-cell>
          <table:table-cell office:value-type="float" office:value="-0.00336534" calcext:value-type="float">
            <text:p>-0.00336534</text:p>
          </table:table-cell>
          <table:table-cell office:value-type="float" office:value="-0.002672421" calcext:value-type="float">
            <text:p>-0.002672421</text:p>
          </table:table-cell>
          <table:table-cell office:value-type="float" office:value="-0.001813931" calcext:value-type="float">
            <text:p>-0.001813931</text:p>
          </table:table-cell>
          <table:table-cell office:value-type="float" office:value="-0.2011621" calcext:value-type="float">
            <text:p>-0.2011621</text:p>
          </table:table-cell>
          <table:table-cell office:value-type="float" office:value="-0.7881037" calcext:value-type="float">
            <text:p>-0.7881037</text:p>
          </table:table-cell>
          <table:table-cell office:value-type="float" office:value="-0.1483558" calcext:value-type="float">
            <text:p>-0.148355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5093744" calcext:value-type="float">
            <text:p>-0.005093744</text:p>
          </table:table-cell>
          <table:table-cell office:value-type="float" office:value="0.001232059" calcext:value-type="float">
            <text:p>0.0012320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5949" calcext:value-type="float">
            <text:p>-2.3859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66.7292" calcext:value-type="float">
            <text:p>566.729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7.959" calcext:value-type="float">
            <text:p>1017.959</text:p>
          </table:table-cell>
          <table:table-cell office:value-type="float" office:value="113.6604" calcext:value-type="float">
            <text:p>113.6604</text:p>
          </table:table-cell>
          <table:table-cell office:value-type="float" office:value="0" calcext:value-type="float">
            <text:p>0</text:p>
          </table:table-cell>
          <table:table-cell office:value-type="float" office:value="0.4103132" calcext:value-type="float">
            <text:p>0.4103132</text:p>
          </table:table-cell>
          <table:table-cell office:value-type="float" office:value="0.4145415" calcext:value-type="float">
            <text:p>0.4145415</text:p>
          </table:table-cell>
          <table:table-cell office:value-type="float" office:value="0.4220751" calcext:value-type="float">
            <text:p>0.4220751</text:p>
          </table:table-cell>
          <table:table-cell office:value-type="float" office:value="0.4317307" calcext:value-type="float">
            <text:p>0.4317307</text:p>
          </table:table-cell>
          <table:table-cell office:value-type="float" office:value="0.4401737" calcext:value-type="float">
            <text:p>0.4401737</text:p>
          </table:table-cell>
          <table:table-cell office:value-type="float" office:value="0.3749872" calcext:value-type="float">
            <text:p>0.3749872</text:p>
          </table:table-cell>
          <table:table-cell office:value-type="float" office:value="0.3768434" calcext:value-type="float">
            <text:p>0.3768434</text:p>
          </table:table-cell>
          <table:table-cell office:value-type="float" office:value="0.2916363" calcext:value-type="float">
            <text:p>0.2916363</text:p>
          </table:table-cell>
          <table:table-cell office:value-type="float" office:value="0.2467358" calcext:value-type="float">
            <text:p>0.2467358</text:p>
          </table:table-cell>
          <table:table-cell office:value-type="float" office:value="0.3013678" calcext:value-type="float">
            <text:p>0.3013678</text:p>
          </table:table-cell>
          <table:table-cell office:value-type="float" office:value="0.3589533" calcext:value-type="float">
            <text:p>0.3589533</text:p>
          </table:table-cell>
          <table:table-cell office:value-type="float" office:value="0.3865927" calcext:value-type="float">
            <text:p>0.38659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247E-015" calcext:value-type="float">
            <text:p>1.833247E-15</text:p>
          </table:table-cell>
          <table:table-cell office:value-type="float" office:value="1.957189E-015" calcext:value-type="float">
            <text:p>1.957189E-15</text:p>
          </table:table-cell>
          <table:table-cell office:value-type="float" office:value="1.967112E-015" calcext:value-type="float">
            <text:p>1.967112E-15</text:p>
          </table:table-cell>
          <table:table-cell office:value-type="float" office:value="9.512344E-016" calcext:value-type="float">
            <text:p>9.512344E-16</text:p>
          </table:table-cell>
          <table:table-cell office:value-type="float" office:value="1.023224E-015" calcext:value-type="float">
            <text:p>1.023224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39207" calcext:value-type="float">
            <text:p>-0.005139207</text:p>
          </table:table-cell>
          <table:table-cell office:value-type="float" office:value="-0.004827484" calcext:value-type="float">
            <text:p>-0.004827484</text:p>
          </table:table-cell>
          <table:table-cell office:value-type="float" office:value="-0.004329469" calcext:value-type="float">
            <text:p>-0.004329469</text:p>
          </table:table-cell>
          <table:table-cell office:value-type="float" office:value="-0.003789199" calcext:value-type="float">
            <text:p>-0.003789199</text:p>
          </table:table-cell>
          <table:table-cell office:value-type="float" office:value="-0.003370942" calcext:value-type="float">
            <text:p>-0.003370942</text:p>
          </table:table-cell>
          <table:table-cell office:value-type="float" office:value="-0.002699481" calcext:value-type="float">
            <text:p>-0.002699481</text:p>
          </table:table-cell>
          <table:table-cell office:value-type="float" office:value="-0.001857165" calcext:value-type="float">
            <text:p>-0.001857165</text:p>
          </table:table-cell>
          <table:table-cell office:value-type="float" office:value="-0.1944008" calcext:value-type="float">
            <text:p>-0.1944008</text:p>
          </table:table-cell>
          <table:table-cell office:value-type="float" office:value="-0.7781107" calcext:value-type="float">
            <text:p>-0.7781107</text:p>
          </table:table-cell>
          <table:table-cell office:value-type="float" office:value="-0.1476721" calcext:value-type="float">
            <text:p>-0.147672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5226791" calcext:value-type="float">
            <text:p>-0.005226791</text:p>
          </table:table-cell>
          <table:table-cell office:value-type="float" office:value="0.001231004" calcext:value-type="float">
            <text:p>0.0012310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2211" calcext:value-type="float">
            <text:p>-2.3922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68.0076" calcext:value-type="float">
            <text:p>568.007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6.681" calcext:value-type="float">
            <text:p>1016.681</text:p>
          </table:table-cell>
          <table:table-cell office:value-type="float" office:value="113.6604" calcext:value-type="float">
            <text:p>113.6604</text:p>
          </table:table-cell>
          <table:table-cell office:value-type="float" office:value="0" calcext:value-type="float">
            <text:p>0</text:p>
          </table:table-cell>
          <table:table-cell office:value-type="float" office:value="0.4068423" calcext:value-type="float">
            <text:p>0.4068423</text:p>
          </table:table-cell>
          <table:table-cell office:value-type="float" office:value="0.4106384" calcext:value-type="float">
            <text:p>0.4106384</text:p>
          </table:table-cell>
          <table:table-cell office:value-type="float" office:value="0.417764" calcext:value-type="float">
            <text:p>0.417764</text:p>
          </table:table-cell>
          <table:table-cell office:value-type="float" office:value="0.4269226" calcext:value-type="float">
            <text:p>0.4269226</text:p>
          </table:table-cell>
          <table:table-cell office:value-type="float" office:value="0.4348732" calcext:value-type="float">
            <text:p>0.4348732</text:p>
          </table:table-cell>
          <table:table-cell office:value-type="float" office:value="0.3706264" calcext:value-type="float">
            <text:p>0.3706264</text:p>
          </table:table-cell>
          <table:table-cell office:value-type="float" office:value="0.3713416" calcext:value-type="float">
            <text:p>0.3713416</text:p>
          </table:table-cell>
          <table:table-cell office:value-type="float" office:value="0.2927275" calcext:value-type="float">
            <text:p>0.2927275</text:p>
          </table:table-cell>
          <table:table-cell office:value-type="float" office:value="0.2470686" calcext:value-type="float">
            <text:p>0.2470686</text:p>
          </table:table-cell>
          <table:table-cell office:value-type="float" office:value="0.3015455" calcext:value-type="float">
            <text:p>0.3015455</text:p>
          </table:table-cell>
          <table:table-cell office:value-type="float" office:value="0.3597035" calcext:value-type="float">
            <text:p>0.3597035</text:p>
          </table:table-cell>
          <table:table-cell office:value-type="float" office:value="0.3865742" calcext:value-type="float">
            <text:p>0.386574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33186E-015" calcext:value-type="float">
            <text:p>1.833186E-15</text:p>
          </table:table-cell>
          <table:table-cell office:value-type="float" office:value="1.957189E-015" calcext:value-type="float">
            <text:p>1.957189E-15</text:p>
          </table:table-cell>
          <table:table-cell office:value-type="float" office:value="1.967116E-015" calcext:value-type="float">
            <text:p>1.967116E-15</text:p>
          </table:table-cell>
          <table:table-cell office:value-type="float" office:value="9.512419E-016" calcext:value-type="float">
            <text:p>9.512419E-16</text:p>
          </table:table-cell>
          <table:table-cell office:value-type="float" office:value="1.023225E-015" calcext:value-type="float">
            <text:p>1.023225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25016" calcext:value-type="float">
            <text:p>-0.005425016</text:p>
          </table:table-cell>
          <table:table-cell office:value-type="float" office:value="-0.005118461" calcext:value-type="float">
            <text:p>-0.005118461</text:p>
          </table:table-cell>
          <table:table-cell office:value-type="float" office:value="-0.004611004" calcext:value-type="float">
            <text:p>-0.004611004</text:p>
          </table:table-cell>
          <table:table-cell office:value-type="float" office:value="-0.004057902" calcext:value-type="float">
            <text:p>-0.004057902</text:p>
          </table:table-cell>
          <table:table-cell office:value-type="float" office:value="-0.003630246" calcext:value-type="float">
            <text:p>-0.003630246</text:p>
          </table:table-cell>
          <table:table-cell office:value-type="float" office:value="-0.002948499" calcext:value-type="float">
            <text:p>-0.002948499</text:p>
          </table:table-cell>
          <table:table-cell office:value-type="float" office:value="-0.002100171" calcext:value-type="float">
            <text:p>-0.002100171</text:p>
          </table:table-cell>
          <table:table-cell office:value-type="float" office:value="-0.1881356" calcext:value-type="float">
            <text:p>-0.1881356</text:p>
          </table:table-cell>
          <table:table-cell office:value-type="float" office:value="-0.7683679" calcext:value-type="float">
            <text:p>-0.7683679</text:p>
          </table:table-cell>
          <table:table-cell office:value-type="float" office:value="-0.1468346" calcext:value-type="float">
            <text:p>-0.146834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5507348" calcext:value-type="float">
            <text:p>-0.005507348</text:p>
          </table:table-cell>
          <table:table-cell office:value-type="float" office:value="0.001229969" calcext:value-type="float">
            <text:p>0.0012299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8197" calcext:value-type="float">
            <text:p>-2.3981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69.4582" calcext:value-type="float">
            <text:p>569.458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5.911" calcext:value-type="float">
            <text:p>1015.911</text:p>
          </table:table-cell>
          <table:table-cell office:value-type="float" office:value="112.981" calcext:value-type="float">
            <text:p>112.981</text:p>
          </table:table-cell>
          <table:table-cell office:value-type="float" office:value="0" calcext:value-type="float">
            <text:p>0</text:p>
          </table:table-cell>
          <table:table-cell office:value-type="float" office:value="0.4019138" calcext:value-type="float">
            <text:p>0.4019138</text:p>
          </table:table-cell>
          <table:table-cell office:value-type="float" office:value="0.4058006" calcext:value-type="float">
            <text:p>0.4058006</text:p>
          </table:table-cell>
          <table:table-cell office:value-type="float" office:value="0.4127671" calcext:value-type="float">
            <text:p>0.4127671</text:p>
          </table:table-cell>
          <table:table-cell office:value-type="float" office:value="0.421524" calcext:value-type="float">
            <text:p>0.421524</text:p>
          </table:table-cell>
          <table:table-cell office:value-type="float" office:value="0.4289565" calcext:value-type="float">
            <text:p>0.4289565</text:p>
          </table:table-cell>
          <table:table-cell office:value-type="float" office:value="0.3660327" calcext:value-type="float">
            <text:p>0.3660327</text:p>
          </table:table-cell>
          <table:table-cell office:value-type="float" office:value="0.365835" calcext:value-type="float">
            <text:p>0.365835</text:p>
          </table:table-cell>
          <table:table-cell office:value-type="float" office:value="0.2937778" calcext:value-type="float">
            <text:p>0.2937778</text:p>
          </table:table-cell>
          <table:table-cell office:value-type="float" office:value="0.2473965" calcext:value-type="float">
            <text:p>0.2473965</text:p>
          </table:table-cell>
          <table:table-cell office:value-type="float" office:value="0.3017263" calcext:value-type="float">
            <text:p>0.3017263</text:p>
          </table:table-cell>
          <table:table-cell office:value-type="float" office:value="0.3605708" calcext:value-type="float">
            <text:p>0.3605708</text:p>
          </table:table-cell>
          <table:table-cell office:value-type="float" office:value="0.3868255" calcext:value-type="float">
            <text:p>0.3868255</text:p>
          </table:table-cell>
          <table:table-cell office:value-type="float" office:value="0.4520651" calcext:value-type="float">
            <text:p>0.4520651</text:p>
          </table:table-cell>
          <table:table-cell office:value-type="float" office:value="0" calcext:value-type="float">
            <text:p>0</text:p>
          </table:table-cell>
          <table:table-cell office:value-type="float" office:value="1.833141E-015" calcext:value-type="float">
            <text:p>1.833141E-15</text:p>
          </table:table-cell>
          <table:table-cell office:value-type="float" office:value="1.957193E-015" calcext:value-type="float">
            <text:p>1.957193E-15</text:p>
          </table:table-cell>
          <table:table-cell office:value-type="float" office:value="1.967117E-015" calcext:value-type="float">
            <text:p>1.967117E-15</text:p>
          </table:table-cell>
          <table:table-cell office:value-type="float" office:value="9.512478E-016" calcext:value-type="float">
            <text:p>9.512478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9E-016" calcext:value-type="float">
            <text:p>9.682169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4054" calcext:value-type="float">
            <text:p>-0.00584054</text:p>
          </table:table-cell>
          <table:table-cell office:value-type="float" office:value="-0.005503594" calcext:value-type="float">
            <text:p>-0.005503594</text:p>
          </table:table-cell>
          <table:table-cell office:value-type="float" office:value="-0.004963676" calcext:value-type="float">
            <text:p>-0.004963676</text:p>
          </table:table-cell>
          <table:table-cell office:value-type="float" office:value="-0.004385589" calcext:value-type="float">
            <text:p>-0.004385589</text:p>
          </table:table-cell>
          <table:table-cell office:value-type="float" office:value="-0.003946334" calcext:value-type="float">
            <text:p>-0.003946334</text:p>
          </table:table-cell>
          <table:table-cell office:value-type="float" office:value="-0.003239027" calcext:value-type="float">
            <text:p>-0.003239027</text:p>
          </table:table-cell>
          <table:table-cell office:value-type="float" office:value="-0.002379658" calcext:value-type="float">
            <text:p>-0.002379658</text:p>
          </table:table-cell>
          <table:table-cell office:value-type="float" office:value="-0.1823174" calcext:value-type="float">
            <text:p>-0.1823174</text:p>
          </table:table-cell>
          <table:table-cell office:value-type="float" office:value="-0.7589016" calcext:value-type="float">
            <text:p>-0.7589016</text:p>
          </table:table-cell>
          <table:table-cell office:value-type="float" office:value="-0.1459883" calcext:value-type="float">
            <text:p>-0.145988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5940779" calcext:value-type="float">
            <text:p>-0.005940779</text:p>
          </table:table-cell>
          <table:table-cell office:value-type="float" office:value="0.001227985" calcext:value-type="float">
            <text:p>0.0012279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01998" calcext:value-type="float">
            <text:p>-2.301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71.2022" calcext:value-type="float">
            <text:p>571.202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5.021" calcext:value-type="float">
            <text:p>1015.021</text:p>
          </table:table-cell>
          <table:table-cell office:value-type="float" office:value="112.1268" calcext:value-type="float">
            <text:p>112.1268</text:p>
          </table:table-cell>
          <table:table-cell office:value-type="float" office:value="0" calcext:value-type="float">
            <text:p>0</text:p>
          </table:table-cell>
          <table:table-cell office:value-type="float" office:value="0.3958693" calcext:value-type="float">
            <text:p>0.3958693</text:p>
          </table:table-cell>
          <table:table-cell office:value-type="float" office:value="0.3997998" calcext:value-type="float">
            <text:p>0.3997998</text:p>
          </table:table-cell>
          <table:table-cell office:value-type="float" office:value="0.4066733" calcext:value-type="float">
            <text:p>0.4066733</text:p>
          </table:table-cell>
          <table:table-cell office:value-type="float" office:value="0.4151351" calcext:value-type="float">
            <text:p>0.4151351</text:p>
          </table:table-cell>
          <table:table-cell office:value-type="float" office:value="0.4220696" calcext:value-type="float">
            <text:p>0.4220696</text:p>
          </table:table-cell>
          <table:table-cell office:value-type="float" office:value="0.3608495" calcext:value-type="float">
            <text:p>0.3608495</text:p>
          </table:table-cell>
          <table:table-cell office:value-type="float" office:value="0.3598106" calcext:value-type="float">
            <text:p>0.3598106</text:p>
          </table:table-cell>
          <table:table-cell office:value-type="float" office:value="0.2948071" calcext:value-type="float">
            <text:p>0.2948071</text:p>
          </table:table-cell>
          <table:table-cell office:value-type="float" office:value="0.2477189" calcext:value-type="float">
            <text:p>0.2477189</text:p>
          </table:table-cell>
          <table:table-cell office:value-type="float" office:value="0.3019078" calcext:value-type="float">
            <text:p>0.3019078</text:p>
          </table:table-cell>
          <table:table-cell office:value-type="float" office:value="0.3613692" calcext:value-type="float">
            <text:p>0.3613692</text:p>
          </table:table-cell>
          <table:table-cell office:value-type="float" office:value="0.3870935" calcext:value-type="float">
            <text:p>0.3870935</text:p>
          </table:table-cell>
          <table:table-cell office:value-type="float" office:value="0.4570067" calcext:value-type="float">
            <text:p>0.4570067</text:p>
          </table:table-cell>
          <table:table-cell office:value-type="float" office:value="0" calcext:value-type="float">
            <text:p>0</text:p>
          </table:table-cell>
          <table:table-cell office:value-type="float" office:value="1.833123E-015" calcext:value-type="float">
            <text:p>1.833123E-15</text:p>
          </table:table-cell>
          <table:table-cell office:value-type="float" office:value="1.957198E-015" calcext:value-type="float">
            <text:p>1.957198E-15</text:p>
          </table:table-cell>
          <table:table-cell office:value-type="float" office:value="1.967118E-015" calcext:value-type="float">
            <text:p>1.967118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13169" calcext:value-type="float">
            <text:p>-0.006413169</text:p>
          </table:table-cell>
          <table:table-cell office:value-type="float" office:value="-0.006030458" calcext:value-type="float">
            <text:p>-0.006030458</text:p>
          </table:table-cell>
          <table:table-cell office:value-type="float" office:value="-0.005436516" calcext:value-type="float">
            <text:p>-0.005436516</text:p>
          </table:table-cell>
          <table:table-cell office:value-type="float" office:value="-0.00481291" calcext:value-type="float">
            <text:p>-0.00481291</text:p>
          </table:table-cell>
          <table:table-cell office:value-type="float" office:value="-0.004353859" calcext:value-type="float">
            <text:p>-0.004353859</text:p>
          </table:table-cell>
          <table:table-cell office:value-type="float" office:value="-0.00360715" calcext:value-type="float">
            <text:p>-0.00360715</text:p>
          </table:table-cell>
          <table:table-cell office:value-type="float" office:value="-0.00273387" calcext:value-type="float">
            <text:p>-0.00273387</text:p>
          </table:table-cell>
          <table:table-cell office:value-type="float" office:value="-0.1768267" calcext:value-type="float">
            <text:p>-0.1768267</text:p>
          </table:table-cell>
          <table:table-cell office:value-type="float" office:value="-0.7497191" calcext:value-type="float">
            <text:p>-0.7497191</text:p>
          </table:table-cell>
          <table:table-cell office:value-type="float" office:value="-0.1451435" calcext:value-type="float">
            <text:p>-0.145143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6537235" calcext:value-type="float">
            <text:p>-0.006537235</text:p>
          </table:table-cell>
          <table:table-cell office:value-type="float" office:value="0.001225089" calcext:value-type="float">
            <text:p>0.0012250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6912" calcext:value-type="float">
            <text:p>-2.3369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73.2307" calcext:value-type="float">
            <text:p>573.230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3.806" calcext:value-type="float">
            <text:p>1013.806</text:p>
          </table:table-cell>
          <table:table-cell office:value-type="float" office:value="111.3123" calcext:value-type="float">
            <text:p>111.3123</text:p>
          </table:table-cell>
          <table:table-cell office:value-type="float" office:value="0" calcext:value-type="float">
            <text:p>0</text:p>
          </table:table-cell>
          <table:table-cell office:value-type="float" office:value="0.3884677" calcext:value-type="float">
            <text:p>0.3884677</text:p>
          </table:table-cell>
          <table:table-cell office:value-type="float" office:value="0.3925478" calcext:value-type="float">
            <text:p>0.3925478</text:p>
          </table:table-cell>
          <table:table-cell office:value-type="float" office:value="0.3992323" calcext:value-type="float">
            <text:p>0.3992323</text:p>
          </table:table-cell>
          <table:table-cell office:value-type="float" office:value="0.407471" calcext:value-type="float">
            <text:p>0.407471</text:p>
          </table:table-cell>
          <table:table-cell office:value-type="float" office:value="0.4141776" calcext:value-type="float">
            <text:p>0.4141776</text:p>
          </table:table-cell>
          <table:table-cell office:value-type="float" office:value="0.3549807" calcext:value-type="float">
            <text:p>0.3549807</text:p>
          </table:table-cell>
          <table:table-cell office:value-type="float" office:value="0.3531077" calcext:value-type="float">
            <text:p>0.3531077</text:p>
          </table:table-cell>
          <table:table-cell office:value-type="float" office:value="0.2960888" calcext:value-type="float">
            <text:p>0.2960888</text:p>
          </table:table-cell>
          <table:table-cell office:value-type="float" office:value="0.2480366" calcext:value-type="float">
            <text:p>0.2480366</text:p>
          </table:table-cell>
          <table:table-cell office:value-type="float" office:value="0.3020892" calcext:value-type="float">
            <text:p>0.3020892</text:p>
          </table:table-cell>
          <table:table-cell office:value-type="float" office:value="0.3621008" calcext:value-type="float">
            <text:p>0.3621008</text:p>
          </table:table-cell>
          <table:table-cell office:value-type="float" office:value="0.3872392" calcext:value-type="float">
            <text:p>0.3872392</text:p>
          </table:table-cell>
          <table:table-cell office:value-type="float" office:value="0.4611779" calcext:value-type="float">
            <text:p>0.4611779</text:p>
          </table:table-cell>
          <table:table-cell office:value-type="float" office:value="0" calcext:value-type="float">
            <text:p>0</text:p>
          </table:table-cell>
          <table:table-cell office:value-type="float" office:value="1.833139E-015" calcext:value-type="float">
            <text:p>1.833139E-15</text:p>
          </table:table-cell>
          <table:table-cell office:value-type="float" office:value="1.957191E-015" calcext:value-type="float">
            <text:p>1.957191E-15</text:p>
          </table:table-cell>
          <table:table-cell office:value-type="float" office:value="1.967118E-015" calcext:value-type="float">
            <text:p>1.967118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9004" calcext:value-type="float">
            <text:p>-0.00719004</text:p>
          </table:table-cell>
          <table:table-cell office:value-type="float" office:value="-0.006745122" calcext:value-type="float">
            <text:p>-0.006745122</text:p>
          </table:table-cell>
          <table:table-cell office:value-type="float" office:value="-0.006086607" calcext:value-type="float">
            <text:p>-0.006086607</text:p>
          </table:table-cell>
          <table:table-cell office:value-type="float" office:value="-0.005392232" calcext:value-type="float">
            <text:p>-0.005392232</text:p>
          </table:table-cell>
          <table:table-cell office:value-type="float" office:value="-0.004885309" calcext:value-type="float">
            <text:p>-0.004885309</text:p>
          </table:table-cell>
          <table:table-cell office:value-type="float" office:value="-0.004081503" calcext:value-type="float">
            <text:p>-0.004081503</text:p>
          </table:table-cell>
          <table:table-cell office:value-type="float" office:value="-0.003200241" calcext:value-type="float">
            <text:p>-0.003200241</text:p>
          </table:table-cell>
          <table:table-cell office:value-type="float" office:value="-0.170224" calcext:value-type="float">
            <text:p>-0.170224</text:p>
          </table:table-cell>
          <table:table-cell office:value-type="float" office:value="-0.7407889" calcext:value-type="float">
            <text:p>-0.7407889</text:p>
          </table:table-cell>
          <table:table-cell office:value-type="float" office:value="-0.1443049" calcext:value-type="float">
            <text:p>-0.144304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7344783" calcext:value-type="float">
            <text:p>-0.007344783</text:p>
          </table:table-cell>
          <table:table-cell office:value-type="float" office:value="0.001221123" calcext:value-type="float">
            <text:p>0.0012211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468" calcext:value-type="float">
            <text:p>-2.364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75.364" calcext:value-type="float">
            <text:p>575.36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11.857" calcext:value-type="float">
            <text:p>1011.857</text:p>
          </table:table-cell>
          <table:table-cell office:value-type="float" office:value="111.1284" calcext:value-type="float">
            <text:p>111.1284</text:p>
          </table:table-cell>
          <table:table-cell office:value-type="float" office:value="0" calcext:value-type="float">
            <text:p>0</text:p>
          </table:table-cell>
          <table:table-cell office:value-type="float" office:value="0.3809126" calcext:value-type="float">
            <text:p>0.3809126</text:p>
          </table:table-cell>
          <table:table-cell office:value-type="float" office:value="0.3849861" calcext:value-type="float">
            <text:p>0.3849861</text:p>
          </table:table-cell>
          <table:table-cell office:value-type="float" office:value="0.391586" calcext:value-type="float">
            <text:p>0.391586</text:p>
          </table:table-cell>
          <table:table-cell office:value-type="float" office:value="0.3995875" calcext:value-type="float">
            <text:p>0.3995875</text:p>
          </table:table-cell>
          <table:table-cell office:value-type="float" office:value="0.4058805" calcext:value-type="float">
            <text:p>0.4058805</text:p>
          </table:table-cell>
          <table:table-cell office:value-type="float" office:value="0.3487488" calcext:value-type="float">
            <text:p>0.3487488</text:p>
          </table:table-cell>
          <table:table-cell office:value-type="float" office:value="0.3463124" calcext:value-type="float">
            <text:p>0.3463124</text:p>
          </table:table-cell>
          <table:table-cell office:value-type="float" office:value="0.2973145" calcext:value-type="float">
            <text:p>0.2973145</text:p>
          </table:table-cell>
          <table:table-cell office:value-type="float" office:value="0.2483506" calcext:value-type="float">
            <text:p>0.2483506</text:p>
          </table:table-cell>
          <table:table-cell office:value-type="float" office:value="0.3022718" calcext:value-type="float">
            <text:p>0.3022718</text:p>
          </table:table-cell>
          <table:table-cell office:value-type="float" office:value="0.362773" calcext:value-type="float">
            <text:p>0.362773</text:p>
          </table:table-cell>
          <table:table-cell office:value-type="float" office:value="0.3873118" calcext:value-type="float">
            <text:p>0.38731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173E-015" calcext:value-type="float">
            <text:p>1.833173E-15</text:p>
          </table:table-cell>
          <table:table-cell office:value-type="float" office:value="1.957184E-015" calcext:value-type="float">
            <text:p>1.957184E-15</text:p>
          </table:table-cell>
          <table:table-cell office:value-type="float" office:value="1.967115E-015" calcext:value-type="float">
            <text:p>1.967115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07365" calcext:value-type="float">
            <text:p>-0.008107365</text:p>
          </table:table-cell>
          <table:table-cell office:value-type="float" office:value="-0.007601129" calcext:value-type="float">
            <text:p>-0.007601129</text:p>
          </table:table-cell>
          <table:table-cell office:value-type="float" office:value="-0.006851156" calcext:value-type="float">
            <text:p>-0.006851156</text:p>
          </table:table-cell>
          <table:table-cell office:value-type="float" office:value="-0.006074139" calcext:value-type="float">
            <text:p>-0.006074139</text:p>
          </table:table-cell>
          <table:table-cell office:value-type="float" office:value="-0.005526093" calcext:value-type="float">
            <text:p>-0.005526093</text:p>
          </table:table-cell>
          <table:table-cell office:value-type="float" office:value="-0.004665021" calcext:value-type="float">
            <text:p>-0.004665021</text:p>
          </table:table-cell>
          <table:table-cell office:value-type="float" office:value="-0.003765795" calcext:value-type="float">
            <text:p>-0.003765795</text:p>
          </table:table-cell>
          <table:table-cell office:value-type="float" office:value="-0.1641657" calcext:value-type="float">
            <text:p>-0.1641657</text:p>
          </table:table-cell>
          <table:table-cell office:value-type="float" office:value="-0.7320799" calcext:value-type="float">
            <text:p>-0.7320799</text:p>
          </table:table-cell>
          <table:table-cell office:value-type="float" office:value="-0.1434656" calcext:value-type="float">
            <text:p>-0.143465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8277768" calcext:value-type="float">
            <text:p>-0.008277768</text:p>
          </table:table-cell>
          <table:table-cell office:value-type="float" office:value="0.001216722" calcext:value-type="float">
            <text:p>0.0012167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8088" calcext:value-type="float">
            <text:p>-2.3780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77.5393" calcext:value-type="float">
            <text:p>577.539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9.682" calcext:value-type="float">
            <text:p>1009.682</text:p>
          </table:table-cell>
          <table:table-cell office:value-type="float" office:value="111.1284" calcext:value-type="float">
            <text:p>111.1284</text:p>
          </table:table-cell>
          <table:table-cell office:value-type="float" office:value="0" calcext:value-type="float">
            <text:p>0</text:p>
          </table:table-cell>
          <table:table-cell office:value-type="float" office:value="0.3718222" calcext:value-type="float">
            <text:p>0.3718222</text:p>
          </table:table-cell>
          <table:table-cell office:value-type="float" office:value="0.3767583" calcext:value-type="float">
            <text:p>0.3767583</text:p>
          </table:table-cell>
          <table:table-cell office:value-type="float" office:value="0.3838635" calcext:value-type="float">
            <text:p>0.3838635</text:p>
          </table:table-cell>
          <table:table-cell office:value-type="float" office:value="0.3918968" calcext:value-type="float">
            <text:p>0.3918968</text:p>
          </table:table-cell>
          <table:table-cell office:value-type="float" office:value="0.3977025" calcext:value-type="float">
            <text:p>0.3977025</text:p>
          </table:table-cell>
          <table:table-cell office:value-type="float" office:value="0.3425154" calcext:value-type="float">
            <text:p>0.3425154</text:p>
          </table:table-cell>
          <table:table-cell office:value-type="float" office:value="0.3396128" calcext:value-type="float">
            <text:p>0.3396128</text:p>
          </table:table-cell>
          <table:table-cell office:value-type="float" office:value="0.2984873" calcext:value-type="float">
            <text:p>0.2984873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3024546" calcext:value-type="float">
            <text:p>0.3024546</text:p>
          </table:table-cell>
          <table:table-cell office:value-type="float" office:value="0.3633903" calcext:value-type="float">
            <text:p>0.3633903</text:p>
          </table:table-cell>
          <table:table-cell office:value-type="float" office:value="0.3873601" calcext:value-type="float">
            <text:p>0.387360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22E-015" calcext:value-type="float">
            <text:p>1.83322E-15</text:p>
          </table:table-cell>
          <table:table-cell office:value-type="float" office:value="1.957178E-015" calcext:value-type="float">
            <text:p>1.957178E-15</text:p>
          </table:table-cell>
          <table:table-cell office:value-type="float" office:value="1.96711E-015" calcext:value-type="float">
            <text:p>1.96711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66961" calcext:value-type="float">
            <text:p>-0.009366961</text:p>
          </table:table-cell>
          <table:table-cell office:value-type="float" office:value="-0.008672752" calcext:value-type="float">
            <text:p>-0.008672752</text:p>
          </table:table-cell>
          <table:table-cell office:value-type="float" office:value="-0.007738872" calcext:value-type="float">
            <text:p>-0.007738872</text:p>
          </table:table-cell>
          <table:table-cell office:value-type="float" office:value="-0.006838874" calcext:value-type="float">
            <text:p>-0.006838874</text:p>
          </table:table-cell>
          <table:table-cell office:value-type="float" office:value="-0.006256467" calcext:value-type="float">
            <text:p>-0.006256467</text:p>
          </table:table-cell>
          <table:table-cell office:value-type="float" office:value="-0.00534587" calcext:value-type="float">
            <text:p>-0.00534587</text:p>
          </table:table-cell>
          <table:table-cell office:value-type="float" office:value="-0.004435425" calcext:value-type="float">
            <text:p>-0.004435425</text:p>
          </table:table-cell>
          <table:table-cell office:value-type="float" office:value="-0.1585932" calcext:value-type="float">
            <text:p>-0.1585932</text:p>
          </table:table-cell>
          <table:table-cell office:value-type="float" office:value="-0.7236087" calcext:value-type="float">
            <text:p>-0.7236087</text:p>
          </table:table-cell>
          <table:table-cell office:value-type="float" office:value="-0.1426314" calcext:value-type="float">
            <text:p>-0.142631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9585069" calcext:value-type="float">
            <text:p>-0.009585069</text:p>
          </table:table-cell>
          <table:table-cell office:value-type="float" office:value="0.001211862" calcext:value-type="float">
            <text:p>0.00121186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3947" calcext:value-type="float">
            <text:p>-2.3839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79.1014" calcext:value-type="float">
            <text:p>579.101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8.119" calcext:value-type="float">
            <text:p>1008.119</text:p>
          </table:table-cell>
          <table:table-cell office:value-type="float" office:value="111.1284" calcext:value-type="float">
            <text:p>111.1284</text:p>
          </table:table-cell>
          <table:table-cell office:value-type="float" office:value="0" calcext:value-type="float">
            <text:p>0</text:p>
          </table:table-cell>
          <table:table-cell office:value-type="float" office:value="0.3697377" calcext:value-type="float">
            <text:p>0.3697377</text:p>
          </table:table-cell>
          <table:table-cell office:value-type="float" office:value="0.3730253" calcext:value-type="float">
            <text:p>0.3730253</text:p>
          </table:table-cell>
          <table:table-cell office:value-type="float" office:value="0.3787394" calcext:value-type="float">
            <text:p>0.3787394</text:p>
          </table:table-cell>
          <table:table-cell office:value-type="float" office:value="0.3854846" calcext:value-type="float">
            <text:p>0.3854846</text:p>
          </table:table-cell>
          <table:table-cell office:value-type="float" office:value="0.3905963" calcext:value-type="float">
            <text:p>0.3905963</text:p>
          </table:table-cell>
          <table:table-cell office:value-type="float" office:value="0.3369509" calcext:value-type="float">
            <text:p>0.3369509</text:p>
          </table:table-cell>
          <table:table-cell office:value-type="float" office:value="0.3333367" calcext:value-type="float">
            <text:p>0.3333367</text:p>
          </table:table-cell>
          <table:table-cell office:value-type="float" office:value="0.2997906" calcext:value-type="float">
            <text:p>0.2997906</text:p>
          </table:table-cell>
          <table:table-cell office:value-type="float" office:value="0.2489685" calcext:value-type="float">
            <text:p>0.2489685</text:p>
          </table:table-cell>
          <table:table-cell office:value-type="float" office:value="0.3026383" calcext:value-type="float">
            <text:p>0.3026383</text:p>
          </table:table-cell>
          <table:table-cell office:value-type="float" office:value="0.3639644" calcext:value-type="float">
            <text:p>0.3639644</text:p>
          </table:table-cell>
          <table:table-cell office:value-type="float" office:value="0.3874131" calcext:value-type="float">
            <text:p>0.38741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233E-015" calcext:value-type="float">
            <text:p>1.833233E-15</text:p>
          </table:table-cell>
          <table:table-cell office:value-type="float" office:value="1.957177E-015" calcext:value-type="float">
            <text:p>1.957177E-15</text:p>
          </table:table-cell>
          <table:table-cell office:value-type="float" office:value="1.96711E-015" calcext:value-type="float">
            <text:p>1.96711E-15</text:p>
          </table:table-cell>
          <table:table-cell office:value-type="float" office:value="9.512488E-016" calcext:value-type="float">
            <text:p>9.512488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39848" calcext:value-type="float">
            <text:p>-0.009739848</text:p>
          </table:table-cell>
          <table:table-cell office:value-type="float" office:value="-0.009224616" calcext:value-type="float">
            <text:p>-0.009224616</text:p>
          </table:table-cell>
          <table:table-cell office:value-type="float" office:value="-0.008402129" calcext:value-type="float">
            <text:p>-0.008402129</text:p>
          </table:table-cell>
          <table:table-cell office:value-type="float" office:value="-0.007563243" calcext:value-type="float">
            <text:p>-0.007563243</text:p>
          </table:table-cell>
          <table:table-cell office:value-type="float" office:value="-0.006984198" calcext:value-type="float">
            <text:p>-0.006984198</text:p>
          </table:table-cell>
          <table:table-cell office:value-type="float" office:value="-0.00605187" calcext:value-type="float">
            <text:p>-0.00605187</text:p>
          </table:table-cell>
          <table:table-cell office:value-type="float" office:value="-0.005186583" calcext:value-type="float">
            <text:p>-0.005186583</text:p>
          </table:table-cell>
          <table:table-cell office:value-type="float" office:value="-0.1526633" calcext:value-type="float">
            <text:p>-0.1526633</text:p>
          </table:table-cell>
          <table:table-cell office:value-type="float" office:value="-0.7152733" calcext:value-type="float">
            <text:p>-0.7152733</text:p>
          </table:table-cell>
          <table:table-cell office:value-type="float" office:value="-0.1417982" calcext:value-type="float">
            <text:p>-0.141798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986692" calcext:value-type="float">
            <text:p>-0.00986692</text:p>
          </table:table-cell>
          <table:table-cell office:value-type="float" office:value="0.001208956" calcext:value-type="float">
            <text:p>0.0012089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9534" calcext:value-type="float">
            <text:p>-2.3895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80.5746" calcext:value-type="float">
            <text:p>580.574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6.646" calcext:value-type="float">
            <text:p>1006.646</text:p>
          </table:table-cell>
          <table:table-cell office:value-type="float" office:value="111.1284" calcext:value-type="float">
            <text:p>111.1284</text:p>
          </table:table-cell>
          <table:table-cell office:value-type="float" office:value="0" calcext:value-type="float">
            <text:p>0</text:p>
          </table:table-cell>
          <table:table-cell office:value-type="float" office:value="0.3637529" calcext:value-type="float">
            <text:p>0.3637529</text:p>
          </table:table-cell>
          <table:table-cell office:value-type="float" office:value="0.3673396" calcext:value-type="float">
            <text:p>0.3673396</text:p>
          </table:table-cell>
          <table:table-cell office:value-type="float" office:value="0.3731537" calcext:value-type="float">
            <text:p>0.3731537</text:p>
          </table:table-cell>
          <table:table-cell office:value-type="float" office:value="0.3797304" calcext:value-type="float">
            <text:p>0.3797304</text:p>
          </table:table-cell>
          <table:table-cell office:value-type="float" office:value="0.3844729" calcext:value-type="float">
            <text:p>0.3844729</text:p>
          </table:table-cell>
          <table:table-cell office:value-type="float" office:value="0.3321368" calcext:value-type="float">
            <text:p>0.3321368</text:p>
          </table:table-cell>
          <table:table-cell office:value-type="float" office:value="0.3280726" calcext:value-type="float">
            <text:p>0.3280726</text:p>
          </table:table-cell>
          <table:table-cell office:value-type="float" office:value="0.3012067" calcext:value-type="float">
            <text:p>0.3012067</text:p>
          </table:table-cell>
          <table:table-cell office:value-type="float" office:value="0.2492722" calcext:value-type="float">
            <text:p>0.2492722</text:p>
          </table:table-cell>
          <table:table-cell office:value-type="float" office:value="0.3028239" calcext:value-type="float">
            <text:p>0.3028239</text:p>
          </table:table-cell>
          <table:table-cell office:value-type="float" office:value="0.3646258" calcext:value-type="float">
            <text:p>0.3646258</text:p>
          </table:table-cell>
          <table:table-cell office:value-type="float" office:value="0.3873719" calcext:value-type="float">
            <text:p>0.387371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3232E-015" calcext:value-type="float">
            <text:p>1.833232E-15</text:p>
          </table:table-cell>
          <table:table-cell office:value-type="float" office:value="1.957177E-015" calcext:value-type="float">
            <text:p>1.957177E-15</text:p>
          </table:table-cell>
          <table:table-cell office:value-type="float" office:value="1.96711E-015" calcext:value-type="float">
            <text:p>1.96711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75953" calcext:value-type="float">
            <text:p>-0.01075953</text:p>
          </table:table-cell>
          <table:table-cell office:value-type="float" office:value="-0.01013136" calcext:value-type="float">
            <text:p>-0.01013136</text:p>
          </table:table-cell>
          <table:table-cell office:value-type="float" office:value="-0.009199841" calcext:value-type="float">
            <text:p>-0.009199841</text:p>
          </table:table-cell>
          <table:table-cell office:value-type="float" office:value="-0.008288982" calcext:value-type="float">
            <text:p>-0.008288982</text:p>
          </table:table-cell>
          <table:table-cell office:value-type="float" office:value="-0.007690135" calcext:value-type="float">
            <text:p>-0.007690135</text:p>
          </table:table-cell>
          <table:table-cell office:value-type="float" office:value="-0.006747335" calcext:value-type="float">
            <text:p>-0.006747335</text:p>
          </table:table-cell>
          <table:table-cell office:value-type="float" office:value="-0.005927827" calcext:value-type="float">
            <text:p>-0.005927827</text:p>
          </table:table-cell>
          <table:table-cell office:value-type="float" office:value="-0.1464807" calcext:value-type="float">
            <text:p>-0.1464807</text:p>
          </table:table-cell>
          <table:table-cell office:value-type="float" office:value="-0.7071682" calcext:value-type="float">
            <text:p>-0.7071682</text:p>
          </table:table-cell>
          <table:table-cell office:value-type="float" office:value="-0.1409622" calcext:value-type="float">
            <text:p>-0.140962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092413" calcext:value-type="float">
            <text:p>-0.01092413</text:p>
          </table:table-cell>
          <table:table-cell office:value-type="float" office:value="0.00120523" calcext:value-type="float">
            <text:p>0.001205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4873" calcext:value-type="float">
            <text:p>-2.3948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82.1375" calcext:value-type="float">
            <text:p>582.137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5.111" calcext:value-type="float">
            <text:p>1005.111</text:p>
          </table:table-cell>
          <table:table-cell office:value-type="float" office:value="111.0999" calcext:value-type="float">
            <text:p>111.0999</text:p>
          </table:table-cell>
          <table:table-cell office:value-type="float" office:value="0" calcext:value-type="float">
            <text:p>0</text:p>
          </table:table-cell>
          <table:table-cell office:value-type="float" office:value="0.3564679" calcext:value-type="float">
            <text:p>0.3564679</text:p>
          </table:table-cell>
          <table:table-cell office:value-type="float" office:value="0.3603824" calcext:value-type="float">
            <text:p>0.3603824</text:p>
          </table:table-cell>
          <table:table-cell office:value-type="float" office:value="0.3669021" calcext:value-type="float">
            <text:p>0.3669021</text:p>
          </table:table-cell>
          <table:table-cell office:value-type="float" office:value="0.3735763" calcext:value-type="float">
            <text:p>0.3735763</text:p>
          </table:table-cell>
          <table:table-cell office:value-type="float" office:value="0.3781449" calcext:value-type="float">
            <text:p>0.3781449</text:p>
          </table:table-cell>
          <table:table-cell office:value-type="float" office:value="0.3275023" calcext:value-type="float">
            <text:p>0.3275023</text:p>
          </table:table-cell>
          <table:table-cell office:value-type="float" office:value="0.3233238" calcext:value-type="float">
            <text:p>0.3233238</text:p>
          </table:table-cell>
          <table:table-cell office:value-type="float" office:value="0.3025301" calcext:value-type="float">
            <text:p>0.3025301</text:p>
          </table:table-cell>
          <table:table-cell office:value-type="float" office:value="0.2496062" calcext:value-type="float">
            <text:p>0.2496062</text:p>
          </table:table-cell>
          <table:table-cell office:value-type="float" office:value="0.3029974" calcext:value-type="float">
            <text:p>0.3029974</text:p>
          </table:table-cell>
          <table:table-cell office:value-type="float" office:value="0.3653026" calcext:value-type="float">
            <text:p>0.3653026</text:p>
          </table:table-cell>
          <table:table-cell office:value-type="float" office:value="0.3873091" calcext:value-type="float">
            <text:p>0.3873091</text:p>
          </table:table-cell>
          <table:table-cell office:value-type="float" office:value="0.4556602" calcext:value-type="float">
            <text:p>0.4556602</text:p>
          </table:table-cell>
          <table:table-cell office:value-type="float" office:value="0" calcext:value-type="float">
            <text:p>0</text:p>
          </table:table-cell>
          <table:table-cell office:value-type="float" office:value="1.833238E-015" calcext:value-type="float">
            <text:p>1.833238E-15</text:p>
          </table:table-cell>
          <table:table-cell office:value-type="float" office:value="1.957174E-015" calcext:value-type="float">
            <text:p>1.957174E-15</text:p>
          </table:table-cell>
          <table:table-cell office:value-type="float" office:value="1.96711E-015" calcext:value-type="float">
            <text:p>1.96711E-15</text:p>
          </table:table-cell>
          <table:table-cell office:value-type="float" office:value="9.512488E-016" calcext:value-type="float">
            <text:p>9.512488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1923" calcext:value-type="float">
            <text:p>-0.01221923</text:p>
          </table:table-cell>
          <table:table-cell office:value-type="float" office:value="-0.01139373" calcext:value-type="float">
            <text:p>-0.01139373</text:p>
          </table:table-cell>
          <table:table-cell office:value-type="float" office:value="-0.01019574" calcext:value-type="float">
            <text:p>-0.01019574</text:p>
          </table:table-cell>
          <table:table-cell office:value-type="float" office:value="-0.009156767" calcext:value-type="float">
            <text:p>-0.009156767</text:p>
          </table:table-cell>
          <table:table-cell office:value-type="float" office:value="-0.008508556" calcext:value-type="float">
            <text:p>-0.008508556</text:p>
          </table:table-cell>
          <table:table-cell office:value-type="float" office:value="-0.007503015" calcext:value-type="float">
            <text:p>-0.007503015</text:p>
          </table:table-cell>
          <table:table-cell office:value-type="float" office:value="-0.006698129" calcext:value-type="float">
            <text:p>-0.006698129</text:p>
          </table:table-cell>
          <table:table-cell office:value-type="float" office:value="-0.140953" calcext:value-type="float">
            <text:p>-0.140953</text:p>
          </table:table-cell>
          <table:table-cell office:value-type="float" office:value="-0.6983805" calcext:value-type="float">
            <text:p>-0.6983805</text:p>
          </table:table-cell>
          <table:table-cell office:value-type="float" office:value="-0.1401843" calcext:value-type="float">
            <text:p>-0.140184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245906" calcext:value-type="float">
            <text:p>-0.01245906</text:p>
          </table:table-cell>
          <table:table-cell office:value-type="float" office:value="0.001200587" calcext:value-type="float">
            <text:p>0.0012005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9961" calcext:value-type="float">
            <text:p>-2.3399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83.9587" calcext:value-type="float">
            <text:p>583.958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4.122" calcext:value-type="float">
            <text:p>1004.122</text:p>
          </table:table-cell>
          <table:table-cell office:value-type="float" office:value="110.2682" calcext:value-type="float">
            <text:p>110.2682</text:p>
          </table:table-cell>
          <table:table-cell office:value-type="float" office:value="0" calcext:value-type="float">
            <text:p>0</text:p>
          </table:table-cell>
          <table:table-cell office:value-type="float" office:value="0.3459462" calcext:value-type="float">
            <text:p>0.3459462</text:p>
          </table:table-cell>
          <table:table-cell office:value-type="float" office:value="0.3512977" calcext:value-type="float">
            <text:p>0.3512977</text:p>
          </table:table-cell>
          <table:table-cell office:value-type="float" office:value="0.3591966" calcext:value-type="float">
            <text:p>0.3591966</text:p>
          </table:table-cell>
          <table:table-cell office:value-type="float" office:value="0.3668341" calcext:value-type="float">
            <text:p>0.3668341</text:p>
          </table:table-cell>
          <table:table-cell office:value-type="float" office:value="0.3714336" calcext:value-type="float">
            <text:p>0.3714336</text:p>
          </table:table-cell>
          <table:table-cell office:value-type="float" office:value="0.3227184" calcext:value-type="float">
            <text:p>0.3227184</text:p>
          </table:table-cell>
          <table:table-cell office:value-type="float" office:value="0.3183076" calcext:value-type="float">
            <text:p>0.3183076</text:p>
          </table:table-cell>
          <table:table-cell office:value-type="float" office:value="0.303912" calcext:value-type="float">
            <text:p>0.303912</text:p>
          </table:table-cell>
          <table:table-cell office:value-type="float" office:value="0.2499386" calcext:value-type="float">
            <text:p>0.2499386</text:p>
          </table:table-cell>
          <table:table-cell office:value-type="float" office:value="0.3031691" calcext:value-type="float">
            <text:p>0.3031691</text:p>
          </table:table-cell>
          <table:table-cell office:value-type="float" office:value="0.3659159" calcext:value-type="float">
            <text:p>0.3659159</text:p>
          </table:table-cell>
          <table:table-cell office:value-type="float" office:value="0.3875167" calcext:value-type="float">
            <text:p>0.3875167</text:p>
          </table:table-cell>
          <table:table-cell office:value-type="float" office:value="0.4585398" calcext:value-type="float">
            <text:p>0.4585398</text:p>
          </table:table-cell>
          <table:table-cell office:value-type="float" office:value="0" calcext:value-type="float">
            <text:p>0</text:p>
          </table:table-cell>
          <table:table-cell office:value-type="float" office:value="1.833268E-015" calcext:value-type="float">
            <text:p>1.833268E-15</text:p>
          </table:table-cell>
          <table:table-cell office:value-type="float" office:value="1.957168E-015" calcext:value-type="float">
            <text:p>1.957168E-15</text:p>
          </table:table-cell>
          <table:table-cell office:value-type="float" office:value="1.967107E-015" calcext:value-type="float">
            <text:p>1.967107E-15</text:p>
          </table:table-cell>
          <table:table-cell office:value-type="float" office:value="9.512488E-016" calcext:value-type="float">
            <text:p>9.512488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7E-016" calcext:value-type="float">
            <text:p>9.682167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4E-038" calcext:value-type="float">
            <text:p>1.58171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58502" calcext:value-type="float">
            <text:p>-0.01458502</text:p>
          </table:table-cell>
          <table:table-cell office:value-type="float" office:value="-0.01331748" calcext:value-type="float">
            <text:p>-0.01331748</text:p>
          </table:table-cell>
          <table:table-cell office:value-type="float" office:value="-0.01160828" calcext:value-type="float">
            <text:p>-0.01160828</text:p>
          </table:table-cell>
          <table:table-cell office:value-type="float" office:value="-0.01023185" calcext:value-type="float">
            <text:p>-0.01023185</text:p>
          </table:table-cell>
          <table:table-cell office:value-type="float" office:value="-0.009493677" calcext:value-type="float">
            <text:p>-0.009493677</text:p>
          </table:table-cell>
          <table:table-cell office:value-type="float" office:value="-0.008384303" calcext:value-type="float">
            <text:p>-0.008384303</text:p>
          </table:table-cell>
          <table:table-cell office:value-type="float" office:value="-0.007633536" calcext:value-type="float">
            <text:p>-0.007633536</text:p>
          </table:table-cell>
          <table:table-cell office:value-type="float" office:value="-0.135445" calcext:value-type="float">
            <text:p>-0.135445</text:p>
          </table:table-cell>
          <table:table-cell office:value-type="float" office:value="-0.6897458" calcext:value-type="float">
            <text:p>-0.6897458</text:p>
          </table:table-cell>
          <table:table-cell office:value-type="float" office:value="-0.1394208" calcext:value-type="float">
            <text:p>-0.139420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49425" calcext:value-type="float">
            <text:p>-0.0149425</text:p>
          </table:table-cell>
          <table:table-cell office:value-type="float" office:value="0.001194022" calcext:value-type="float">
            <text:p>0.0011940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5762" calcext:value-type="float">
            <text:p>-2.3557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664.4439" calcext:value-type="float">
            <text:p>664.4439</text:p>
          </table:table-cell>
          <table:table-cell office:value-type="float" office:value="585.5287" calcext:value-type="float">
            <text:p>585.528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36" calcext:value-type="float">
            <text:p>1003.36</text:p>
          </table:table-cell>
          <table:table-cell office:value-type="float" office:value="109.4605" calcext:value-type="float">
            <text:p>109.4605</text:p>
          </table:table-cell>
          <table:table-cell office:value-type="float" office:value="0" calcext:value-type="float">
            <text:p>0</text:p>
          </table:table-cell>
          <table:table-cell office:value-type="float" office:value="0.3398979" calcext:value-type="float">
            <text:p>0.3398979</text:p>
          </table:table-cell>
          <table:table-cell office:value-type="float" office:value="0.3449272" calcext:value-type="float">
            <text:p>0.3449272</text:p>
          </table:table-cell>
          <table:table-cell office:value-type="float" office:value="0.3527078" calcext:value-type="float">
            <text:p>0.3527078</text:p>
          </table:table-cell>
          <table:table-cell office:value-type="float" office:value="0.3602549" calcext:value-type="float">
            <text:p>0.3602549</text:p>
          </table:table-cell>
          <table:table-cell office:value-type="float" office:value="0.3647246" calcext:value-type="float">
            <text:p>0.3647246</text:p>
          </table:table-cell>
          <table:table-cell office:value-type="float" office:value="0.3177238" calcext:value-type="float">
            <text:p>0.3177238</text:p>
          </table:table-cell>
          <table:table-cell office:value-type="float" office:value="0.3132311" calcext:value-type="float">
            <text:p>0.3132311</text:p>
          </table:table-cell>
          <table:table-cell office:value-type="float" office:value="0.3054913" calcext:value-type="float">
            <text:p>0.3054913</text:p>
          </table:table-cell>
          <table:table-cell office:value-type="float" office:value="0.2502681" calcext:value-type="float">
            <text:p>0.2502681</text:p>
          </table:table-cell>
          <table:table-cell office:value-type="float" office:value="0.3033426" calcext:value-type="float">
            <text:p>0.3033426</text:p>
          </table:table-cell>
          <table:table-cell office:value-type="float" office:value="0.366486" calcext:value-type="float">
            <text:p>0.366486</text:p>
          </table:table-cell>
          <table:table-cell office:value-type="float" office:value="0.387675" calcext:value-type="float">
            <text:p>0.387675</text:p>
          </table:table-cell>
          <table:table-cell office:value-type="float" office:value="0.4615074" calcext:value-type="float">
            <text:p>0.4615074</text:p>
          </table:table-cell>
          <table:table-cell office:value-type="float" office:value="0" calcext:value-type="float">
            <text:p>0</text:p>
          </table:table-cell>
          <table:table-cell office:value-type="float" office:value="1.833287E-015" calcext:value-type="float">
            <text:p>1.833287E-15</text:p>
          </table:table-cell>
          <table:table-cell office:value-type="float" office:value="1.957163E-015" calcext:value-type="float">
            <text:p>1.957163E-15</text:p>
          </table:table-cell>
          <table:table-cell office:value-type="float" office:value="1.967107E-015" calcext:value-type="float">
            <text:p>1.967107E-15</text:p>
          </table:table-cell>
          <table:table-cell office:value-type="float" office:value="9.512489E-016" calcext:value-type="float">
            <text:p>9.512489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863E-015" calcext:value-type="float">
            <text:p>1.938863E-15</text:p>
          </table:table-cell>
          <table:table-cell office:value-type="float" office:value="1.833194E-015" calcext:value-type="float">
            <text:p>1.833194E-15</text:p>
          </table:table-cell>
          <table:table-cell office:value-type="float" office:value="9.682168E-016" calcext:value-type="float">
            <text:p>9.682168E-16</text:p>
          </table:table-cell>
          <table:table-cell office:value-type="float" office:value="4.926355E-024" calcext:value-type="float">
            <text:p>4.926355E-24</text:p>
          </table:table-cell>
          <table:table-cell office:value-type="float" office:value="1.096551E-028" calcext:value-type="float">
            <text:p>1.096551E-28</text:p>
          </table:table-cell>
          <table:table-cell office:value-type="float" office:value="1.962042E-033" calcext:value-type="float">
            <text:p>1.962042E-33</text:p>
          </table:table-cell>
          <table:table-cell office:value-type="float" office:value="1.581715E-038" calcext:value-type="float">
            <text:p>1.58171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27645" calcext:value-type="float">
            <text:p>-0.01627645</text:p>
          </table:table-cell>
          <table:table-cell office:value-type="float" office:value="-0.01489859" calcext:value-type="float">
            <text:p>-0.01489859</text:p>
          </table:table-cell>
          <table:table-cell office:value-type="float" office:value="-0.01298045" calcext:value-type="float">
            <text:p>-0.01298045</text:p>
          </table:table-cell>
          <table:table-cell office:value-type="float" office:value="-0.01142868" calcext:value-type="float">
            <text:p>-0.01142868</text:p>
          </table:table-cell>
          <table:table-cell office:value-type="float" office:value="-0.01060868" calcext:value-type="float">
            <text:p>-0.01060868</text:p>
          </table:table-cell>
          <table:table-cell office:value-type="float" office:value="-0.009433344" calcext:value-type="float">
            <text:p>-0.009433344</text:p>
          </table:table-cell>
          <table:table-cell office:value-type="float" office:value="-0.008734807" calcext:value-type="float">
            <text:p>-0.008734807</text:p>
          </table:table-cell>
          <table:table-cell office:value-type="float" office:value="-0.1294237" calcext:value-type="float">
            <text:p>-0.1294237</text:p>
          </table:table-cell>
          <table:table-cell office:value-type="float" office:value="-0.6813052" calcext:value-type="float">
            <text:p>-0.6813052</text:p>
          </table:table-cell>
          <table:table-cell office:value-type="float" office:value="-0.1386529" calcext:value-type="float">
            <text:p>-0.138652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65956" calcext:value-type="float">
            <text:p>-0.0165956</text:p>
          </table:table-cell>
          <table:table-cell office:value-type="float" office:value="0.001189039" calcext:value-type="float">
            <text:p>0.00118903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2177" calcext:value-type="float">
            <text:p>-2.3721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665.3964" calcext:value-type="float">
            <text:p>665.3964</text:p>
          </table:table-cell>
          <table:table-cell office:value-type="float" office:value="586.8796" calcext:value-type="float">
            <text:p>586.879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076" calcext:value-type="float">
            <text:p>1003.076</text:p>
          </table:table-cell>
          <table:table-cell office:value-type="float" office:value="109.3464" calcext:value-type="float">
            <text:p>109.3464</text:p>
          </table:table-cell>
          <table:table-cell office:value-type="float" office:value="0" calcext:value-type="float">
            <text:p>0</text:p>
          </table:table-cell>
          <table:table-cell office:value-type="float" office:value="0.2442085" calcext:value-type="float">
            <text:p>0.2442085</text:p>
          </table:table-cell>
          <table:table-cell office:value-type="float" office:value="0.3431968" calcext:value-type="float">
            <text:p>0.3431968</text:p>
          </table:table-cell>
          <table:table-cell office:value-type="float" office:value="0.3490118" calcext:value-type="float">
            <text:p>0.3490118</text:p>
          </table:table-cell>
          <table:table-cell office:value-type="float" office:value="0.3551385" calcext:value-type="float">
            <text:p>0.3551385</text:p>
          </table:table-cell>
          <table:table-cell office:value-type="float" office:value="0.3590697" calcext:value-type="float">
            <text:p>0.3590697</text:p>
          </table:table-cell>
          <table:table-cell office:value-type="float" office:value="0.313439" calcext:value-type="float">
            <text:p>0.313439</text:p>
          </table:table-cell>
          <table:table-cell office:value-type="float" office:value="0.3088873" calcext:value-type="float">
            <text:p>0.3088873</text:p>
          </table:table-cell>
          <table:table-cell office:value-type="float" office:value="0.3069614" calcext:value-type="float">
            <text:p>0.3069614</text:p>
          </table:table-cell>
          <table:table-cell office:value-type="float" office:value="0.2505307" calcext:value-type="float">
            <text:p>0.2505307</text:p>
          </table:table-cell>
          <table:table-cell office:value-type="float" office:value="0.3035105" calcext:value-type="float">
            <text:p>0.3035105</text:p>
          </table:table-cell>
          <table:table-cell office:value-type="float" office:value="0.3670123" calcext:value-type="float">
            <text:p>0.3670123</text:p>
          </table:table-cell>
          <table:table-cell office:value-type="float" office:value="0.387768" calcext:value-type="float">
            <text:p>0.387768</text:p>
          </table:table-cell>
          <table:table-cell office:value-type="float" office:value="0.4623098" calcext:value-type="float">
            <text:p>0.4623098</text:p>
          </table:table-cell>
          <table:table-cell office:value-type="float" office:value="0" calcext:value-type="float">
            <text:p>0</text:p>
          </table:table-cell>
          <table:table-cell office:value-type="float" office:value="1.805972E-015" calcext:value-type="float">
            <text:p>1.805972E-15</text:p>
          </table:table-cell>
          <table:table-cell office:value-type="float" office:value="1.958344E-015" calcext:value-type="float">
            <text:p>1.958344E-15</text:p>
          </table:table-cell>
          <table:table-cell office:value-type="float" office:value="1.968115E-015" calcext:value-type="float">
            <text:p>1.968115E-15</text:p>
          </table:table-cell>
          <table:table-cell office:value-type="float" office:value="9.534996E-016" calcext:value-type="float">
            <text:p>9.534996E-16</text:p>
          </table:table-cell>
          <table:table-cell office:value-type="float" office:value="1.023748E-015" calcext:value-type="float">
            <text:p>1.02374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67263" calcext:value-type="float">
            <text:p>-0.1967263</text:p>
          </table:table-cell>
          <table:table-cell office:value-type="float" office:value="-0.01534397" calcext:value-type="float">
            <text:p>-0.01534397</text:p>
          </table:table-cell>
          <table:table-cell office:value-type="float" office:value="-0.0138491" calcext:value-type="float">
            <text:p>-0.0138491</text:p>
          </table:table-cell>
          <table:table-cell office:value-type="float" office:value="-0.01247242" calcext:value-type="float">
            <text:p>-0.01247242</text:p>
          </table:table-cell>
          <table:table-cell office:value-type="float" office:value="-0.01166596" calcext:value-type="float">
            <text:p>-0.01166596</text:p>
          </table:table-cell>
          <table:table-cell office:value-type="float" office:value="-0.01045209" calcext:value-type="float">
            <text:p>-0.01045209</text:p>
          </table:table-cell>
          <table:table-cell office:value-type="float" office:value="-0.009817535" calcext:value-type="float">
            <text:p>-0.009817535</text:p>
          </table:table-cell>
          <table:table-cell office:value-type="float" office:value="-0.1240839" calcext:value-type="float">
            <text:p>-0.1240839</text:p>
          </table:table-cell>
          <table:table-cell office:value-type="float" office:value="-0.6746238" calcext:value-type="float">
            <text:p>-0.6746238</text:p>
          </table:table-cell>
          <table:table-cell office:value-type="float" office:value="-0.1379142" calcext:value-type="float">
            <text:p>-0.137914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1142519" calcext:value-type="float">
            <text:p>-0.1142519</text:p>
          </table:table-cell>
          <table:table-cell office:value-type="float" office:value="0.02279463" calcext:value-type="float">
            <text:p>0.0227946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3989" calcext:value-type="float">
            <text:p>-2.3839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668.2538" calcext:value-type="float">
            <text:p>668.2538</text:p>
          </table:table-cell>
          <table:table-cell office:value-type="float" office:value="588.6223" calcext:value-type="float">
            <text:p>588.622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4.188" calcext:value-type="float">
            <text:p>1004.188</text:p>
          </table:table-cell>
          <table:table-cell office:value-type="float" office:value="109.35" calcext:value-type="float">
            <text:p>109.35</text:p>
          </table:table-cell>
          <table:table-cell office:value-type="float" office:value="0" calcext:value-type="float">
            <text:p>0</text:p>
          </table:table-cell>
          <table:table-cell office:value-type="float" office:value="0.3335066" calcext:value-type="float">
            <text:p>0.3335066</text:p>
          </table:table-cell>
          <table:table-cell office:value-type="float" office:value="0.3382037" calcext:value-type="float">
            <text:p>0.3382037</text:p>
          </table:table-cell>
          <table:table-cell office:value-type="float" office:value="0.3465781" calcext:value-type="float">
            <text:p>0.3465781</text:p>
          </table:table-cell>
          <table:table-cell office:value-type="float" office:value="0.353434" calcext:value-type="float">
            <text:p>0.353434</text:p>
          </table:table-cell>
          <table:table-cell office:value-type="float" office:value="0.3568116" calcext:value-type="float">
            <text:p>0.3568116</text:p>
          </table:table-cell>
          <table:table-cell office:value-type="float" office:value="0.3104266" calcext:value-type="float">
            <text:p>0.3104266</text:p>
          </table:table-cell>
          <table:table-cell office:value-type="float" office:value="0.3048938" calcext:value-type="float">
            <text:p>0.3048938</text:p>
          </table:table-cell>
          <table:table-cell office:value-type="float" office:value="0.3085128" calcext:value-type="float">
            <text:p>0.3085128</text:p>
          </table:table-cell>
          <table:table-cell office:value-type="float" office:value="0.2507236" calcext:value-type="float">
            <text:p>0.2507236</text:p>
          </table:table-cell>
          <table:table-cell office:value-type="float" office:value="0.3036713" calcext:value-type="float">
            <text:p>0.3036713</text:p>
          </table:table-cell>
          <table:table-cell office:value-type="float" office:value="0.3674944" calcext:value-type="float">
            <text:p>0.3674944</text:p>
          </table:table-cell>
          <table:table-cell office:value-type="float" office:value="0.3878336" calcext:value-type="float">
            <text:p>0.387833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6159E-015" calcext:value-type="float">
            <text:p>1.806159E-15</text:p>
          </table:table-cell>
          <table:table-cell office:value-type="float" office:value="1.958328E-015" calcext:value-type="float">
            <text:p>1.958328E-15</text:p>
          </table:table-cell>
          <table:table-cell office:value-type="float" office:value="1.968099E-015" calcext:value-type="float">
            <text:p>1.968099E-15</text:p>
          </table:table-cell>
          <table:table-cell office:value-type="float" office:value="9.535003E-016" calcext:value-type="float">
            <text:p>9.535003E-16</text:p>
          </table:table-cell>
          <table:table-cell office:value-type="float" office:value="1.02373E-015" calcext:value-type="float">
            <text:p>1.0237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38287" calcext:value-type="float">
            <text:p>-0.01838287</text:p>
          </table:table-cell>
          <table:table-cell office:value-type="float" office:value="-0.01680991" calcext:value-type="float">
            <text:p>-0.01680991</text:p>
          </table:table-cell>
          <table:table-cell office:value-type="float" office:value="-0.01443918" calcext:value-type="float">
            <text:p>-0.01443918</text:p>
          </table:table-cell>
          <table:table-cell office:value-type="float" office:value="-0.0128377" calcext:value-type="float">
            <text:p>-0.0128377</text:p>
          </table:table-cell>
          <table:table-cell office:value-type="float" office:value="-0.01212266" calcext:value-type="float">
            <text:p>-0.01212266</text:p>
          </table:table-cell>
          <table:table-cell office:value-type="float" office:value="-0.0112448" calcext:value-type="float">
            <text:p>-0.0112448</text:p>
          </table:table-cell>
          <table:table-cell office:value-type="float" office:value="-0.01094927" calcext:value-type="float">
            <text:p>-0.01094927</text:p>
          </table:table-cell>
          <table:table-cell office:value-type="float" office:value="-0.1187311" calcext:value-type="float">
            <text:p>-0.1187311</text:p>
          </table:table-cell>
          <table:table-cell office:value-type="float" office:value="-0.6697885" calcext:value-type="float">
            <text:p>-0.6697885</text:p>
          </table:table-cell>
          <table:table-cell office:value-type="float" office:value="-0.1372111" calcext:value-type="float">
            <text:p>-0.137211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895429" calcext:value-type="float">
            <text:p>-0.01895429</text:p>
          </table:table-cell>
          <table:table-cell office:value-type="float" office:value="0.0227898" calcext:value-type="float">
            <text:p>0.022789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9787" calcext:value-type="float">
            <text:p>-2.3897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668.2538" calcext:value-type="float">
            <text:p>668.2538</text:p>
          </table:table-cell>
          <table:table-cell office:value-type="float" office:value="590.1401" calcext:value-type="float">
            <text:p>590.1401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09.35" calcext:value-type="float">
            <text:p>109.35</text:p>
          </table:table-cell>
          <table:table-cell office:value-type="float" office:value="0" calcext:value-type="float">
            <text:p>0</text:p>
          </table:table-cell>
          <table:table-cell office:value-type="float" office:value="0.3208344" calcext:value-type="float">
            <text:p>0.3208344</text:p>
          </table:table-cell>
          <table:table-cell office:value-type="float" office:value="0.329994" calcext:value-type="float">
            <text:p>0.329994</text:p>
          </table:table-cell>
          <table:table-cell office:value-type="float" office:value="0.3400889" calcext:value-type="float">
            <text:p>0.3400889</text:p>
          </table:table-cell>
          <table:table-cell office:value-type="float" office:value="0.3473684" calcext:value-type="float">
            <text:p>0.3473684</text:p>
          </table:table-cell>
          <table:table-cell office:value-type="float" office:value="0.3510514" calcext:value-type="float">
            <text:p>0.3510514</text:p>
          </table:table-cell>
          <table:table-cell office:value-type="float" office:value="0.3068304" calcext:value-type="float">
            <text:p>0.3068304</text:p>
          </table:table-cell>
          <table:table-cell office:value-type="float" office:value="0.3012718" calcext:value-type="float">
            <text:p>0.3012718</text:p>
          </table:table-cell>
          <table:table-cell office:value-type="float" office:value="0.3102062" calcext:value-type="float">
            <text:p>0.3102062</text:p>
          </table:table-cell>
          <table:table-cell office:value-type="float" office:value="0.2509165" calcext:value-type="float">
            <text:p>0.2509165</text:p>
          </table:table-cell>
          <table:table-cell office:value-type="float" office:value="0.3038322" calcext:value-type="float">
            <text:p>0.3038322</text:p>
          </table:table-cell>
          <table:table-cell office:value-type="float" office:value="0.3679389" calcext:value-type="float">
            <text:p>0.3679389</text:p>
          </table:table-cell>
          <table:table-cell office:value-type="float" office:value="0.3878932" calcext:value-type="float">
            <text:p>0.387893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6331E-015" calcext:value-type="float">
            <text:p>1.806331E-15</text:p>
          </table:table-cell>
          <table:table-cell office:value-type="float" office:value="1.958316E-015" calcext:value-type="float">
            <text:p>1.958316E-15</text:p>
          </table:table-cell>
          <table:table-cell office:value-type="float" office:value="1.968081E-015" calcext:value-type="float">
            <text:p>1.968081E-15</text:p>
          </table:table-cell>
          <table:table-cell office:value-type="float" office:value="9.53503E-016" calcext:value-type="float">
            <text:p>9.53503E-16</text:p>
          </table:table-cell>
          <table:table-cell office:value-type="float" office:value="1.023715E-015" calcext:value-type="float">
            <text:p>1.02371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11528" calcext:value-type="float">
            <text:p>-0.02311528</text:p>
          </table:table-cell>
          <table:table-cell office:value-type="float" office:value="-0.01950853" calcext:value-type="float">
            <text:p>-0.01950853</text:p>
          </table:table-cell>
          <table:table-cell office:value-type="float" office:value="-0.01621219" calcext:value-type="float">
            <text:p>-0.01621219</text:p>
          </table:table-cell>
          <table:table-cell office:value-type="float" office:value="-0.01427151" calcext:value-type="float">
            <text:p>-0.01427151</text:p>
          </table:table-cell>
          <table:table-cell office:value-type="float" office:value="-0.01338943" calcext:value-type="float">
            <text:p>-0.01338943</text:p>
          </table:table-cell>
          <table:table-cell office:value-type="float" office:value="-0.01227772" calcext:value-type="float">
            <text:p>-0.01227772</text:p>
          </table:table-cell>
          <table:table-cell office:value-type="float" office:value="-0.01210262" calcext:value-type="float">
            <text:p>-0.01210262</text:p>
          </table:table-cell>
          <table:table-cell office:value-type="float" office:value="-0.1131632" calcext:value-type="float">
            <text:p>-0.1131632</text:p>
          </table:table-cell>
          <table:table-cell office:value-type="float" office:value="-0.664991" calcext:value-type="float">
            <text:p>-0.664991</text:p>
          </table:table-cell>
          <table:table-cell office:value-type="float" office:value="-0.1365113" calcext:value-type="float">
            <text:p>-0.136511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2540243" calcext:value-type="float">
            <text:p>-0.02540243</text:p>
          </table:table-cell>
          <table:table-cell office:value-type="float" office:value="0.02278564" calcext:value-type="float">
            <text:p>0.02278564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4698" calcext:value-type="float">
            <text:p>-2.3946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668.2538" calcext:value-type="float">
            <text:p>668.2538</text:p>
          </table:table-cell>
          <table:table-cell office:value-type="float" office:value="591.6387" calcext:value-type="float">
            <text:p>591.638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1.172" calcext:value-type="float">
            <text:p>1001.172</text:p>
          </table:table-cell>
          <table:table-cell office:value-type="float" office:value="109.35" calcext:value-type="float">
            <text:p>109.35</text:p>
          </table:table-cell>
          <table:table-cell office:value-type="float" office:value="0" calcext:value-type="float">
            <text:p>0</text:p>
          </table:table-cell>
          <table:table-cell office:value-type="float" office:value="0.3114225" calcext:value-type="float">
            <text:p>0.3114225</text:p>
          </table:table-cell>
          <table:table-cell office:value-type="float" office:value="0.3229088" calcext:value-type="float">
            <text:p>0.3229088</text:p>
          </table:table-cell>
          <table:table-cell office:value-type="float" office:value="0.334156" calcext:value-type="float">
            <text:p>0.334156</text:p>
          </table:table-cell>
          <table:table-cell office:value-type="float" office:value="0.3416828" calcext:value-type="float">
            <text:p>0.3416828</text:p>
          </table:table-cell>
          <table:table-cell office:value-type="float" office:value="0.3454486" calcext:value-type="float">
            <text:p>0.3454486</text:p>
          </table:table-cell>
          <table:table-cell office:value-type="float" office:value="0.3030772" calcext:value-type="float">
            <text:p>0.3030772</text:p>
          </table:table-cell>
          <table:table-cell office:value-type="float" office:value="0.297739" calcext:value-type="float">
            <text:p>0.297739</text:p>
          </table:table-cell>
          <table:table-cell office:value-type="float" office:value="0.3117859" calcext:value-type="float">
            <text:p>0.3117859</text:p>
          </table:table-cell>
          <table:table-cell office:value-type="float" office:value="0.2511085" calcext:value-type="float">
            <text:p>0.2511085</text:p>
          </table:table-cell>
          <table:table-cell office:value-type="float" office:value="0.3039933" calcext:value-type="float">
            <text:p>0.3039933</text:p>
          </table:table-cell>
          <table:table-cell office:value-type="float" office:value="0.3683493" calcext:value-type="float">
            <text:p>0.3683493</text:p>
          </table:table-cell>
          <table:table-cell office:value-type="float" office:value="0.3879464" calcext:value-type="float">
            <text:p>0.387946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6494E-015" calcext:value-type="float">
            <text:p>1.806494E-15</text:p>
          </table:table-cell>
          <table:table-cell office:value-type="float" office:value="1.958307E-015" calcext:value-type="float">
            <text:p>1.958307E-15</text:p>
          </table:table-cell>
          <table:table-cell office:value-type="float" office:value="1.968061E-015" calcext:value-type="float">
            <text:p>1.968061E-15</text:p>
          </table:table-cell>
          <table:table-cell office:value-type="float" office:value="9.535059E-016" calcext:value-type="float">
            <text:p>9.535059E-16</text:p>
          </table:table-cell>
          <table:table-cell office:value-type="float" office:value="1.023699E-015" calcext:value-type="float">
            <text:p>1.02369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86118" calcext:value-type="float">
            <text:p>-0.02786118</text:p>
          </table:table-cell>
          <table:table-cell office:value-type="float" office:value="-0.02228431" calcext:value-type="float">
            <text:p>-0.02228431</text:p>
          </table:table-cell>
          <table:table-cell office:value-type="float" office:value="-0.01805304" calcext:value-type="float">
            <text:p>-0.01805304</text:p>
          </table:table-cell>
          <table:table-cell office:value-type="float" office:value="-0.01578643" calcext:value-type="float">
            <text:p>-0.01578643</text:p>
          </table:table-cell>
          <table:table-cell office:value-type="float" office:value="-0.01477273" calcext:value-type="float">
            <text:p>-0.01477273</text:p>
          </table:table-cell>
          <table:table-cell office:value-type="float" office:value="-0.01347454" calcext:value-type="float">
            <text:p>-0.01347454</text:p>
          </table:table-cell>
          <table:table-cell office:value-type="float" office:value="-0.01335896" calcext:value-type="float">
            <text:p>-0.01335896</text:p>
          </table:table-cell>
          <table:table-cell office:value-type="float" office:value="-0.1082301" calcext:value-type="float">
            <text:p>-0.1082301</text:p>
          </table:table-cell>
          <table:table-cell office:value-type="float" office:value="-0.6602527" calcext:value-type="float">
            <text:p>-0.6602527</text:p>
          </table:table-cell>
          <table:table-cell office:value-type="float" office:value="-0.1358153" calcext:value-type="float">
            <text:p>-0.135815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3106565" calcext:value-type="float">
            <text:p>-0.03106565</text:p>
          </table:table-cell>
          <table:table-cell office:value-type="float" office:value="0.02278081" calcext:value-type="float">
            <text:p>0.02278081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9353" calcext:value-type="float">
            <text:p>-2.39935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668.2538" calcext:value-type="float">
            <text:p>668.2538</text:p>
          </table:table-cell>
          <table:table-cell office:value-type="float" office:value="593.1953" calcext:value-type="float">
            <text:p>593.195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0.354" calcext:value-type="float">
            <text:p>1000.354</text:p>
          </table:table-cell>
          <table:table-cell office:value-type="float" office:value="108.6121" calcext:value-type="float">
            <text:p>108.6121</text:p>
          </table:table-cell>
          <table:table-cell office:value-type="float" office:value="0" calcext:value-type="float">
            <text:p>0</text:p>
          </table:table-cell>
          <table:table-cell office:value-type="float" office:value="0.2997142" calcext:value-type="float">
            <text:p>0.2997142</text:p>
          </table:table-cell>
          <table:table-cell office:value-type="float" office:value="0.3154362" calcext:value-type="float">
            <text:p>0.3154362</text:p>
          </table:table-cell>
          <table:table-cell office:value-type="float" office:value="0.3284781" calcext:value-type="float">
            <text:p>0.3284781</text:p>
          </table:table-cell>
          <table:table-cell office:value-type="float" office:value="0.3363955" calcext:value-type="float">
            <text:p>0.3363955</text:p>
          </table:table-cell>
          <table:table-cell office:value-type="float" office:value="0.3401142" calcext:value-type="float">
            <text:p>0.3401142</text:p>
          </table:table-cell>
          <table:table-cell office:value-type="float" office:value="0.2992415" calcext:value-type="float">
            <text:p>0.2992415</text:p>
          </table:table-cell>
          <table:table-cell office:value-type="float" office:value="0.2933716" calcext:value-type="float">
            <text:p>0.2933716</text:p>
          </table:table-cell>
          <table:table-cell office:value-type="float" office:value="0.3136466" calcext:value-type="float">
            <text:p>0.3136466</text:p>
          </table:table-cell>
          <table:table-cell office:value-type="float" office:value="0.2512992" calcext:value-type="float">
            <text:p>0.2512992</text:p>
          </table:table-cell>
          <table:table-cell office:value-type="float" office:value="0.3041542" calcext:value-type="float">
            <text:p>0.3041542</text:p>
          </table:table-cell>
          <table:table-cell office:value-type="float" office:value="0.3687814" calcext:value-type="float">
            <text:p>0.3687814</text:p>
          </table:table-cell>
          <table:table-cell office:value-type="float" office:value="0.3883544" calcext:value-type="float">
            <text:p>0.3883544</text:p>
          </table:table-cell>
          <table:table-cell office:value-type="float" office:value="0.4593998" calcext:value-type="float">
            <text:p>0.4593998</text:p>
          </table:table-cell>
          <table:table-cell office:value-type="float" office:value="0" calcext:value-type="float">
            <text:p>0</text:p>
          </table:table-cell>
          <table:table-cell office:value-type="float" office:value="1.806658E-015" calcext:value-type="float">
            <text:p>1.806658E-15</text:p>
          </table:table-cell>
          <table:table-cell office:value-type="float" office:value="1.958296E-015" calcext:value-type="float">
            <text:p>1.958296E-15</text:p>
          </table:table-cell>
          <table:table-cell office:value-type="float" office:value="1.968043E-015" calcext:value-type="float">
            <text:p>1.968043E-15</text:p>
          </table:table-cell>
          <table:table-cell office:value-type="float" office:value="9.535099E-016" calcext:value-type="float">
            <text:p>9.535099E-16</text:p>
          </table:table-cell>
          <table:table-cell office:value-type="float" office:value="1.023682E-015" calcext:value-type="float">
            <text:p>1.023682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95914" calcext:value-type="float">
            <text:p>-0.03595914</text:p>
          </table:table-cell>
          <table:table-cell office:value-type="float" office:value="-0.02571222" calcext:value-type="float">
            <text:p>-0.02571222</text:p>
          </table:table-cell>
          <table:table-cell office:value-type="float" office:value="-0.0200443" calcext:value-type="float">
            <text:p>-0.0200443</text:p>
          </table:table-cell>
          <table:table-cell office:value-type="float" office:value="-0.0173636" calcext:value-type="float">
            <text:p>-0.0173636</text:p>
          </table:table-cell>
          <table:table-cell office:value-type="float" office:value="-0.01624607" calcext:value-type="float">
            <text:p>-0.01624607</text:p>
          </table:table-cell>
          <table:table-cell office:value-type="float" office:value="-0.01483501" calcext:value-type="float">
            <text:p>-0.01483501</text:p>
          </table:table-cell>
          <table:table-cell office:value-type="float" office:value="-0.01511538" calcext:value-type="float">
            <text:p>-0.01511538</text:p>
          </table:table-cell>
          <table:table-cell office:value-type="float" office:value="-0.1027384" calcext:value-type="float">
            <text:p>-0.1027384</text:p>
          </table:table-cell>
          <table:table-cell office:value-type="float" office:value="-0.6555839" calcext:value-type="float">
            <text:p>-0.6555839</text:p>
          </table:table-cell>
          <table:table-cell office:value-type="float" office:value="-0.1351237" calcext:value-type="float">
            <text:p>-0.135123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4175796" calcext:value-type="float">
            <text:p>-0.04175796</text:p>
          </table:table-cell>
          <table:table-cell office:value-type="float" office:value="0.02277515" calcext:value-type="float">
            <text:p>0.02277515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65557" calcext:value-type="float">
            <text:p>-2.3655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668.5714" calcext:value-type="float">
            <text:p>668.5714</text:p>
          </table:table-cell>
          <table:table-cell office:value-type="float" office:value="594.8626" calcext:value-type="float">
            <text:p>594.862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9.7632" calcext:value-type="float">
            <text:p>999.7632</text:p>
          </table:table-cell>
          <table:table-cell office:value-type="float" office:value="107.8537" calcext:value-type="float">
            <text:p>107.8537</text:p>
          </table:table-cell>
          <table:table-cell office:value-type="float" office:value="0" calcext:value-type="float">
            <text:p>0</text:p>
          </table:table-cell>
          <table:table-cell office:value-type="float" office:value="0.2912678" calcext:value-type="float">
            <text:p>0.2912678</text:p>
          </table:table-cell>
          <table:table-cell office:value-type="float" office:value="0.30755" calcext:value-type="float">
            <text:p>0.30755</text:p>
          </table:table-cell>
          <table:table-cell office:value-type="float" office:value="0.3226091" calcext:value-type="float">
            <text:p>0.3226091</text:p>
          </table:table-cell>
          <table:table-cell office:value-type="float" office:value="0.3310713" calcext:value-type="float">
            <text:p>0.3310713</text:p>
          </table:table-cell>
          <table:table-cell office:value-type="float" office:value="0.3348679" calcext:value-type="float">
            <text:p>0.3348679</text:p>
          </table:table-cell>
          <table:table-cell office:value-type="float" office:value="0.2953922" calcext:value-type="float">
            <text:p>0.2953922</text:p>
          </table:table-cell>
          <table:table-cell office:value-type="float" office:value="0.2895625" calcext:value-type="float">
            <text:p>0.2895625</text:p>
          </table:table-cell>
          <table:table-cell office:value-type="float" office:value="0.3154321" calcext:value-type="float">
            <text:p>0.3154321</text:p>
          </table:table-cell>
          <table:table-cell office:value-type="float" office:value="0.25149" calcext:value-type="float">
            <text:p>0.25149</text:p>
          </table:table-cell>
          <table:table-cell office:value-type="float" office:value="0.3043163" calcext:value-type="float">
            <text:p>0.3043163</text:p>
          </table:table-cell>
          <table:table-cell office:value-type="float" office:value="0.3693559" calcext:value-type="float">
            <text:p>0.3693559</text:p>
          </table:table-cell>
          <table:table-cell office:value-type="float" office:value="0.3885981" calcext:value-type="float">
            <text:p>0.3885981</text:p>
          </table:table-cell>
          <table:table-cell office:value-type="float" office:value="0.4619439" calcext:value-type="float">
            <text:p>0.4619439</text:p>
          </table:table-cell>
          <table:table-cell office:value-type="float" office:value="0" calcext:value-type="float">
            <text:p>0</text:p>
          </table:table-cell>
          <table:table-cell office:value-type="float" office:value="1.806827E-015" calcext:value-type="float">
            <text:p>1.806827E-15</text:p>
          </table:table-cell>
          <table:table-cell office:value-type="float" office:value="1.958286E-015" calcext:value-type="float">
            <text:p>1.958286E-15</text:p>
          </table:table-cell>
          <table:table-cell office:value-type="float" office:value="1.968025E-015" calcext:value-type="float">
            <text:p>1.968025E-15</text:p>
          </table:table-cell>
          <table:table-cell office:value-type="float" office:value="9.535144E-016" calcext:value-type="float">
            <text:p>9.535144E-16</text:p>
          </table:table-cell>
          <table:table-cell office:value-type="float" office:value="1.023663E-015" calcext:value-type="float">
            <text:p>1.02366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25202" calcext:value-type="float">
            <text:p>-0.04725202</text:p>
          </table:table-cell>
          <table:table-cell office:value-type="float" office:value="-0.0300044" calcext:value-type="float">
            <text:p>-0.0300044</text:p>
          </table:table-cell>
          <table:table-cell office:value-type="float" office:value="-0.02238433" calcext:value-type="float">
            <text:p>-0.02238433</text:p>
          </table:table-cell>
          <table:table-cell office:value-type="float" office:value="-0.01914056" calcext:value-type="float">
            <text:p>-0.01914056</text:p>
          </table:table-cell>
          <table:table-cell office:value-type="float" office:value="-0.01785978" calcext:value-type="float">
            <text:p>-0.01785978</text:p>
          </table:table-cell>
          <table:table-cell office:value-type="float" office:value="-0.01635816" calcext:value-type="float">
            <text:p>-0.01635816</text:p>
          </table:table-cell>
          <table:table-cell office:value-type="float" office:value="-0.0168672" calcext:value-type="float">
            <text:p>-0.0168672</text:p>
          </table:table-cell>
          <table:table-cell office:value-type="float" office:value="-0.09774575" calcext:value-type="float">
            <text:p>-0.09774575</text:p>
          </table:table-cell>
          <table:table-cell office:value-type="float" office:value="-0.6509511" calcext:value-type="float">
            <text:p>-0.6509511</text:p>
          </table:table-cell>
          <table:table-cell office:value-type="float" office:value="-0.1344306" calcext:value-type="float">
            <text:p>-0.134430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4808616" calcext:value-type="float">
            <text:p>-0.04808616</text:p>
          </table:table-cell>
          <table:table-cell office:value-type="float" office:value="0.02276848" calcext:value-type="float">
            <text:p>0.0227684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9945" calcext:value-type="float">
            <text:p>-2.3799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669.5875" calcext:value-type="float">
            <text:p>669.5875</text:p>
          </table:table-cell>
          <table:table-cell office:value-type="float" office:value="596.6836" calcext:value-type="float">
            <text:p>596.683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8.9576" calcext:value-type="float">
            <text:p>998.9576</text:p>
          </table:table-cell>
          <table:table-cell office:value-type="float" office:value="107.855" calcext:value-type="float">
            <text:p>107.855</text:p>
          </table:table-cell>
          <table:table-cell office:value-type="float" office:value="0" calcext:value-type="float">
            <text:p>0</text:p>
          </table:table-cell>
          <table:table-cell office:value-type="float" office:value="0.2870513" calcext:value-type="float">
            <text:p>0.2870513</text:p>
          </table:table-cell>
          <table:table-cell office:value-type="float" office:value="0.3073033" calcext:value-type="float">
            <text:p>0.3073033</text:p>
          </table:table-cell>
          <table:table-cell office:value-type="float" office:value="0.3204057" calcext:value-type="float">
            <text:p>0.3204057</text:p>
          </table:table-cell>
          <table:table-cell office:value-type="float" office:value="0.3275297" calcext:value-type="float">
            <text:p>0.3275297</text:p>
          </table:table-cell>
          <table:table-cell office:value-type="float" office:value="0.3308148" calcext:value-type="float">
            <text:p>0.3308148</text:p>
          </table:table-cell>
          <table:table-cell office:value-type="float" office:value="0.2919649" calcext:value-type="float">
            <text:p>0.2919649</text:p>
          </table:table-cell>
          <table:table-cell office:value-type="float" office:value="0.2854756" calcext:value-type="float">
            <text:p>0.2854756</text:p>
          </table:table-cell>
          <table:table-cell office:value-type="float" office:value="0.3172781" calcext:value-type="float">
            <text:p>0.3172781</text:p>
          </table:table-cell>
          <table:table-cell office:value-type="float" office:value="0.2516807" calcext:value-type="float">
            <text:p>0.2516807</text:p>
          </table:table-cell>
          <table:table-cell office:value-type="float" office:value="0.3044791" calcext:value-type="float">
            <text:p>0.3044791</text:p>
          </table:table-cell>
          <table:table-cell office:value-type="float" office:value="0.3699329" calcext:value-type="float">
            <text:p>0.3699329</text:p>
          </table:table-cell>
          <table:table-cell office:value-type="float" office:value="0.3887189" calcext:value-type="float">
            <text:p>0.38871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07019E-015" calcext:value-type="float">
            <text:p>1.807019E-15</text:p>
          </table:table-cell>
          <table:table-cell office:value-type="float" office:value="1.958268E-015" calcext:value-type="float">
            <text:p>1.958268E-15</text:p>
          </table:table-cell>
          <table:table-cell office:value-type="float" office:value="1.968007E-015" calcext:value-type="float">
            <text:p>1.968007E-15</text:p>
          </table:table-cell>
          <table:table-cell office:value-type="float" office:value="9.535164E-016" calcext:value-type="float">
            <text:p>9.535164E-16</text:p>
          </table:table-cell>
          <table:table-cell office:value-type="float" office:value="1.023646E-015" calcext:value-type="float">
            <text:p>1.02364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85222" calcext:value-type="float">
            <text:p>-0.05085222</text:p>
          </table:table-cell>
          <table:table-cell office:value-type="float" office:value="-0.03013651" calcext:value-type="float">
            <text:p>-0.03013651</text:p>
          </table:table-cell>
          <table:table-cell office:value-type="float" office:value="-0.02334067" calcext:value-type="float">
            <text:p>-0.02334067</text:p>
          </table:table-cell>
          <table:table-cell office:value-type="float" office:value="-0.02044072" calcext:value-type="float">
            <text:p>-0.02044072</text:p>
          </table:table-cell>
          <table:table-cell office:value-type="float" office:value="-0.01924243" calcext:value-type="float">
            <text:p>-0.01924243</text:p>
          </table:table-cell>
          <table:table-cell office:value-type="float" office:value="-0.01786789" calcext:value-type="float">
            <text:p>-0.01786789</text:p>
          </table:table-cell>
          <table:table-cell office:value-type="float" office:value="-0.01899453" calcext:value-type="float">
            <text:p>-0.01899453</text:p>
          </table:table-cell>
          <table:table-cell office:value-type="float" office:value="-0.0928794" calcext:value-type="float">
            <text:p>-0.0928794</text:p>
          </table:table-cell>
          <table:table-cell office:value-type="float" office:value="-0.6463547" calcext:value-type="float">
            <text:p>-0.6463547</text:p>
          </table:table-cell>
          <table:table-cell office:value-type="float" office:value="-0.1337385" calcext:value-type="float">
            <text:p>-0.133738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6070222" calcext:value-type="float">
            <text:p>-0.06070222</text:p>
          </table:table-cell>
          <table:table-cell office:value-type="float" office:value="0.02275888" calcext:value-type="float">
            <text:p>0.0227588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9966" calcext:value-type="float">
            <text:p>-2.38996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670.7303" calcext:value-type="float">
            <text:p>670.7303</text:p>
          </table:table-cell>
          <table:table-cell office:value-type="float" office:value="598.4542" calcext:value-type="float">
            <text:p>598.454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8.3293" calcext:value-type="float">
            <text:p>998.3293</text:p>
          </table:table-cell>
          <table:table-cell office:value-type="float" office:value="107.8564" calcext:value-type="float">
            <text:p>107.8564</text:p>
          </table:table-cell>
          <table:table-cell office:value-type="float" office:value="0" calcext:value-type="float">
            <text:p>0</text:p>
          </table:table-cell>
          <table:table-cell office:value-type="float" office:value="0.2816553" calcext:value-type="float">
            <text:p>0.2816553</text:p>
          </table:table-cell>
          <table:table-cell office:value-type="float" office:value="0.3012244" calcext:value-type="float">
            <text:p>0.3012244</text:p>
          </table:table-cell>
          <table:table-cell office:value-type="float" office:value="0.3153665" calcext:value-type="float">
            <text:p>0.3153665</text:p>
          </table:table-cell>
          <table:table-cell office:value-type="float" office:value="0.3233033" calcext:value-type="float">
            <text:p>0.3233033</text:p>
          </table:table-cell>
          <table:table-cell office:value-type="float" office:value="0.3265669" calcext:value-type="float">
            <text:p>0.3265669</text:p>
          </table:table-cell>
          <table:table-cell office:value-type="float" office:value="0.2886409" calcext:value-type="float">
            <text:p>0.2886409</text:p>
          </table:table-cell>
          <table:table-cell office:value-type="float" office:value="0.2815889" calcext:value-type="float">
            <text:p>0.2815889</text:p>
          </table:table-cell>
          <table:table-cell office:value-type="float" office:value="0.3192101" calcext:value-type="float">
            <text:p>0.3192101</text:p>
          </table:table-cell>
          <table:table-cell office:value-type="float" office:value="0.2518714" calcext:value-type="float">
            <text:p>0.2518714</text:p>
          </table:table-cell>
          <table:table-cell office:value-type="float" office:value="0.3046418" calcext:value-type="float">
            <text:p>0.3046418</text:p>
          </table:table-cell>
          <table:table-cell office:value-type="float" office:value="0.3704555" calcext:value-type="float">
            <text:p>0.3704555</text:p>
          </table:table-cell>
          <table:table-cell office:value-type="float" office:value="0.3888113" calcext:value-type="float">
            <text:p>0.388811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7236E-015" calcext:value-type="float">
            <text:p>1.807236E-15</text:p>
          </table:table-cell>
          <table:table-cell office:value-type="float" office:value="1.958248E-015" calcext:value-type="float">
            <text:p>1.958248E-15</text:p>
          </table:table-cell>
          <table:table-cell office:value-type="float" office:value="1.967991E-015" calcext:value-type="float">
            <text:p>1.967991E-15</text:p>
          </table:table-cell>
          <table:table-cell office:value-type="float" office:value="9.535143E-016" calcext:value-type="float">
            <text:p>9.535143E-16</text:p>
          </table:table-cell>
          <table:table-cell office:value-type="float" office:value="1.02363E-015" calcext:value-type="float">
            <text:p>1.0236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73269" calcext:value-type="float">
            <text:p>-0.06673269</text:p>
          </table:table-cell>
          <table:table-cell office:value-type="float" office:value="-0.0343275" calcext:value-type="float">
            <text:p>-0.0343275</text:p>
          </table:table-cell>
          <table:table-cell office:value-type="float" office:value="-0.02572184" calcext:value-type="float">
            <text:p>-0.02572184</text:p>
          </table:table-cell>
          <table:table-cell office:value-type="float" office:value="-0.0221284" calcext:value-type="float">
            <text:p>-0.0221284</text:p>
          </table:table-cell>
          <table:table-cell office:value-type="float" office:value="-0.02081934" calcext:value-type="float">
            <text:p>-0.02081934</text:p>
          </table:table-cell>
          <table:table-cell office:value-type="float" office:value="-0.01948338" calcext:value-type="float">
            <text:p>-0.01948338</text:p>
          </table:table-cell>
          <table:table-cell office:value-type="float" office:value="-0.02131085" calcext:value-type="float">
            <text:p>-0.02131085</text:p>
          </table:table-cell>
          <table:table-cell office:value-type="float" office:value="-0.08805889" calcext:value-type="float">
            <text:p>-0.08805889</text:p>
          </table:table-cell>
          <table:table-cell office:value-type="float" office:value="-0.6417941" calcext:value-type="float">
            <text:p>-0.6417941</text:p>
          </table:table-cell>
          <table:table-cell office:value-type="float" office:value="-0.1330509" calcext:value-type="float">
            <text:p>-0.133050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4448362" calcext:value-type="float">
            <text:p>-0.04448362</text:p>
          </table:table-cell>
          <table:table-cell office:value-type="float" office:value="0.02274875" calcext:value-type="float">
            <text:p>0.02274875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5571" calcext:value-type="float">
            <text:p>-2.3955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674.5402" calcext:value-type="float">
            <text:p>674.5402</text:p>
          </table:table-cell>
          <table:table-cell office:value-type="float" office:value="600.1786" calcext:value-type="float">
            <text:p>600.178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0.637" calcext:value-type="float">
            <text:p>1000.637</text:p>
          </table:table-cell>
          <table:table-cell office:value-type="float" office:value="107.6341" calcext:value-type="float">
            <text:p>107.6341</text:p>
          </table:table-cell>
          <table:table-cell office:value-type="float" office:value="0" calcext:value-type="float">
            <text:p>0</text:p>
          </table:table-cell>
          <table:table-cell office:value-type="float" office:value="0.3375067" calcext:value-type="float">
            <text:p>0.3375067</text:p>
          </table:table-cell>
          <table:table-cell office:value-type="float" office:value="0.3164614" calcext:value-type="float">
            <text:p>0.3164614</text:p>
          </table:table-cell>
          <table:table-cell office:value-type="float" office:value="0.3223018" calcext:value-type="float">
            <text:p>0.3223018</text:p>
          </table:table-cell>
          <table:table-cell office:value-type="float" office:value="0.324198" calcext:value-type="float">
            <text:p>0.324198</text:p>
          </table:table-cell>
          <table:table-cell office:value-type="float" office:value="0.3250723" calcext:value-type="float">
            <text:p>0.3250723</text:p>
          </table:table-cell>
          <table:table-cell office:value-type="float" office:value="0.285771" calcext:value-type="float">
            <text:p>0.285771</text:p>
          </table:table-cell>
          <table:table-cell office:value-type="float" office:value="0.2783411" calcext:value-type="float">
            <text:p>0.2783411</text:p>
          </table:table-cell>
          <table:table-cell office:value-type="float" office:value="0.320998" calcext:value-type="float">
            <text:p>0.320998</text:p>
          </table:table-cell>
          <table:table-cell office:value-type="float" office:value="0.2520603" calcext:value-type="float">
            <text:p>0.2520603</text:p>
          </table:table-cell>
          <table:table-cell office:value-type="float" office:value="0.3048045" calcext:value-type="float">
            <text:p>0.3048045</text:p>
          </table:table-cell>
          <table:table-cell office:value-type="float" office:value="0.3709308" calcext:value-type="float">
            <text:p>0.3709308</text:p>
          </table:table-cell>
          <table:table-cell office:value-type="float" office:value="0.3890491" calcext:value-type="float">
            <text:p>0.3890491</text:p>
          </table:table-cell>
          <table:table-cell office:value-type="float" office:value="0.4515624" calcext:value-type="float">
            <text:p>0.4515624</text:p>
          </table:table-cell>
          <table:table-cell office:value-type="float" office:value="0" calcext:value-type="float">
            <text:p>0</text:p>
          </table:table-cell>
          <table:table-cell office:value-type="float" office:value="1.807447E-015" calcext:value-type="float">
            <text:p>1.807447E-15</text:p>
          </table:table-cell>
          <table:table-cell office:value-type="float" office:value="1.958227E-015" calcext:value-type="float">
            <text:p>1.958227E-15</text:p>
          </table:table-cell>
          <table:table-cell office:value-type="float" office:value="1.967975E-015" calcext:value-type="float">
            <text:p>1.967975E-15</text:p>
          </table:table-cell>
          <table:table-cell office:value-type="float" office:value="9.535136E-016" calcext:value-type="float">
            <text:p>9.535136E-16</text:p>
          </table:table-cell>
          <table:table-cell office:value-type="float" office:value="1.023611E-015" calcext:value-type="float">
            <text:p>1.02361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6896" calcext:value-type="float">
            <text:p>-0.02216896</text:p>
          </table:table-cell>
          <table:table-cell office:value-type="float" office:value="-0.02541892" calcext:value-type="float">
            <text:p>-0.02541892</text:p>
          </table:table-cell>
          <table:table-cell office:value-type="float" office:value="-0.02251601" calcext:value-type="float">
            <text:p>-0.02251601</text:p>
          </table:table-cell>
          <table:table-cell office:value-type="float" office:value="-0.02177233" calcext:value-type="float">
            <text:p>-0.02177233</text:p>
          </table:table-cell>
          <table:table-cell office:value-type="float" office:value="-0.02142528" calcext:value-type="float">
            <text:p>-0.02142528</text:p>
          </table:table-cell>
          <table:table-cell office:value-type="float" office:value="-0.02101692" calcext:value-type="float">
            <text:p>-0.02101692</text:p>
          </table:table-cell>
          <table:table-cell office:value-type="float" office:value="-0.02347823" calcext:value-type="float">
            <text:p>-0.02347823</text:p>
          </table:table-cell>
          <table:table-cell office:value-type="float" office:value="-0.08385798" calcext:value-type="float">
            <text:p>-0.08385798</text:p>
          </table:table-cell>
          <table:table-cell office:value-type="float" office:value="-0.6373128" calcext:value-type="float">
            <text:p>-0.6373128</text:p>
          </table:table-cell>
          <table:table-cell office:value-type="float" office:value="-0.1323675" calcext:value-type="float">
            <text:p>-0.132367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172672" calcext:value-type="float">
            <text:p>-0.01172672</text:p>
          </table:table-cell>
          <table:table-cell office:value-type="float" office:value="0.02273769" calcext:value-type="float">
            <text:p>0.02273769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01788" calcext:value-type="float">
            <text:p>-2.3017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677.3976" calcext:value-type="float">
            <text:p>677.3976</text:p>
          </table:table-cell>
          <table:table-cell office:value-type="float" office:value="600.7819" calcext:value-type="float">
            <text:p>600.781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752" calcext:value-type="float">
            <text:p>1003.752</text:p>
          </table:table-cell>
          <table:table-cell office:value-type="float" office:value="106.7746" calcext:value-type="float">
            <text:p>106.7746</text:p>
          </table:table-cell>
          <table:table-cell office:value-type="float" office:value="1.569344" calcext:value-type="float">
            <text:p>1.569344</text:p>
          </table:table-cell>
          <table:table-cell office:value-type="float" office:value="0.3377601" calcext:value-type="float">
            <text:p>0.3377601</text:p>
          </table:table-cell>
          <table:table-cell office:value-type="float" office:value="0.3414003" calcext:value-type="float">
            <text:p>0.3414003</text:p>
          </table:table-cell>
          <table:table-cell office:value-type="float" office:value="0.3364729" calcext:value-type="float">
            <text:p>0.3364729</text:p>
          </table:table-cell>
          <table:table-cell office:value-type="float" office:value="0.3295244" calcext:value-type="float">
            <text:p>0.3295244</text:p>
          </table:table-cell>
          <table:table-cell office:value-type="float" office:value="0.3270724" calcext:value-type="float">
            <text:p>0.3270724</text:p>
          </table:table-cell>
          <table:table-cell office:value-type="float" office:value="0.284071" calcext:value-type="float">
            <text:p>0.284071</text:p>
          </table:table-cell>
          <table:table-cell office:value-type="float" office:value="0.2748427" calcext:value-type="float">
            <text:p>0.2748427</text:p>
          </table:table-cell>
          <table:table-cell office:value-type="float" office:value="0.3229759" calcext:value-type="float">
            <text:p>0.3229759</text:p>
          </table:table-cell>
          <table:table-cell office:value-type="float" office:value="0.2522489" calcext:value-type="float">
            <text:p>0.2522489</text:p>
          </table:table-cell>
          <table:table-cell office:value-type="float" office:value="0.3049672" calcext:value-type="float">
            <text:p>0.3049672</text:p>
          </table:table-cell>
          <table:table-cell office:value-type="float" office:value="0.3713875" calcext:value-type="float">
            <text:p>0.3713875</text:p>
          </table:table-cell>
          <table:table-cell office:value-type="float" office:value="0.3896215" calcext:value-type="float">
            <text:p>0.3896215</text:p>
          </table:table-cell>
          <table:table-cell office:value-type="float" office:value="0.4559004" calcext:value-type="float">
            <text:p>0.4559004</text:p>
          </table:table-cell>
          <table:table-cell office:value-type="float" office:value="0" calcext:value-type="float">
            <text:p>0</text:p>
          </table:table-cell>
          <table:table-cell office:value-type="float" office:value="1.807623E-015" calcext:value-type="float">
            <text:p>1.807623E-15</text:p>
          </table:table-cell>
          <table:table-cell office:value-type="float" office:value="1.958213E-015" calcext:value-type="float">
            <text:p>1.958213E-15</text:p>
          </table:table-cell>
          <table:table-cell office:value-type="float" office:value="1.967957E-015" calcext:value-type="float">
            <text:p>1.967957E-15</text:p>
          </table:table-cell>
          <table:table-cell office:value-type="float" office:value="9.535152E-016" calcext:value-type="float">
            <text:p>9.535152E-16</text:p>
          </table:table-cell>
          <table:table-cell office:value-type="float" office:value="1.023595E-015" calcext:value-type="float">
            <text:p>1.02359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66446" calcext:value-type="float">
            <text:p>-0.01666446</text:p>
          </table:table-cell>
          <table:table-cell office:value-type="float" office:value="-0.01574255" calcext:value-type="float">
            <text:p>-0.01574255</text:p>
          </table:table-cell>
          <table:table-cell office:value-type="float" office:value="-0.01732848" calcext:value-type="float">
            <text:p>-0.01732848</text:p>
          </table:table-cell>
          <table:table-cell office:value-type="float" office:value="-0.01975096" calcext:value-type="float">
            <text:p>-0.01975096</text:p>
          </table:table-cell>
          <table:table-cell office:value-type="float" office:value="-0.020663" calcext:value-type="float">
            <text:p>-0.020663</text:p>
          </table:table-cell>
          <table:table-cell office:value-type="float" office:value="-0.02199235" calcext:value-type="float">
            <text:p>-0.02199235</text:p>
          </table:table-cell>
          <table:table-cell office:value-type="float" office:value="-0.02611867" calcext:value-type="float">
            <text:p>-0.02611867</text:p>
          </table:table-cell>
          <table:table-cell office:value-type="float" office:value="-0.07945427" calcext:value-type="float">
            <text:p>-0.07945427</text:p>
          </table:table-cell>
          <table:table-cell office:value-type="float" office:value="-0.632874" calcext:value-type="float">
            <text:p>-0.632874</text:p>
          </table:table-cell>
          <table:table-cell office:value-type="float" office:value="-0.1316876" calcext:value-type="float">
            <text:p>-0.131687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772453" calcext:value-type="float">
            <text:p>-0.01772453</text:p>
          </table:table-cell>
          <table:table-cell office:value-type="float" office:value="0.02273169" calcext:value-type="float">
            <text:p>0.02273169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31577" calcext:value-type="float">
            <text:p>-2.3315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678.0963" calcext:value-type="float">
            <text:p>678.0963</text:p>
          </table:table-cell>
          <table:table-cell office:value-type="float" office:value="602.02" calcext:value-type="float">
            <text:p>602.0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858" calcext:value-type="float">
            <text:p>1003.858</text:p>
          </table:table-cell>
          <table:table-cell office:value-type="float" office:value="106.1298" calcext:value-type="float">
            <text:p>106.1298</text:p>
          </table:table-cell>
          <table:table-cell office:value-type="float" office:value="0" calcext:value-type="float">
            <text:p>0</text:p>
          </table:table-cell>
          <table:table-cell office:value-type="float" office:value="0.3418003" calcext:value-type="float">
            <text:p>0.3418003</text:p>
          </table:table-cell>
          <table:table-cell office:value-type="float" office:value="0.3233255" calcext:value-type="float">
            <text:p>0.3233255</text:p>
          </table:table-cell>
          <table:table-cell office:value-type="float" office:value="0.3277894" calcext:value-type="float">
            <text:p>0.3277894</text:p>
          </table:table-cell>
          <table:table-cell office:value-type="float" office:value="0.329374" calcext:value-type="float">
            <text:p>0.329374</text:p>
          </table:table-cell>
          <table:table-cell office:value-type="float" office:value="0.3286268" calcext:value-type="float">
            <text:p>0.3286268</text:p>
          </table:table-cell>
          <table:table-cell office:value-type="float" office:value="0.2841853" calcext:value-type="float">
            <text:p>0.2841853</text:p>
          </table:table-cell>
          <table:table-cell office:value-type="float" office:value="0.2752307" calcext:value-type="float">
            <text:p>0.2752307</text:p>
          </table:table-cell>
          <table:table-cell office:value-type="float" office:value="0.3247859" calcext:value-type="float">
            <text:p>0.3247859</text:p>
          </table:table-cell>
          <table:table-cell office:value-type="float" office:value="0.2524374" calcext:value-type="float">
            <text:p>0.2524374</text:p>
          </table:table-cell>
          <table:table-cell office:value-type="float" office:value="0.30513" calcext:value-type="float">
            <text:p>0.30513</text:p>
          </table:table-cell>
          <table:table-cell office:value-type="float" office:value="0.3718254" calcext:value-type="float">
            <text:p>0.3718254</text:p>
          </table:table-cell>
          <table:table-cell office:value-type="float" office:value="0.3899472" calcext:value-type="float">
            <text:p>0.3899472</text:p>
          </table:table-cell>
          <table:table-cell office:value-type="float" office:value="0.460128" calcext:value-type="float">
            <text:p>0.460128</text:p>
          </table:table-cell>
          <table:table-cell office:value-type="float" office:value="0" calcext:value-type="float">
            <text:p>0</text:p>
          </table:table-cell>
          <table:table-cell office:value-type="float" office:value="1.807792E-015" calcext:value-type="float">
            <text:p>1.807792E-15</text:p>
          </table:table-cell>
          <table:table-cell office:value-type="float" office:value="1.958203E-015" calcext:value-type="float">
            <text:p>1.958203E-15</text:p>
          </table:table-cell>
          <table:table-cell office:value-type="float" office:value="1.967939E-015" calcext:value-type="float">
            <text:p>1.967939E-15</text:p>
          </table:table-cell>
          <table:table-cell office:value-type="float" office:value="9.535178E-016" calcext:value-type="float">
            <text:p>9.535178E-16</text:p>
          </table:table-cell>
          <table:table-cell office:value-type="float" office:value="1.02358E-015" calcext:value-type="float">
            <text:p>1.0235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46067" calcext:value-type="float">
            <text:p>-0.01846067</text:p>
          </table:table-cell>
          <table:table-cell office:value-type="float" office:value="-0.02232994" calcext:value-type="float">
            <text:p>-0.02232994</text:p>
          </table:table-cell>
          <table:table-cell office:value-type="float" office:value="-0.02030819" calcext:value-type="float">
            <text:p>-0.02030819</text:p>
          </table:table-cell>
          <table:table-cell office:value-type="float" office:value="-0.01975372" calcext:value-type="float">
            <text:p>-0.01975372</text:p>
          </table:table-cell>
          <table:table-cell office:value-type="float" office:value="-0.02004284" calcext:value-type="float">
            <text:p>-0.02004284</text:p>
          </table:table-cell>
          <table:table-cell office:value-type="float" office:value="-0.02192995" calcext:value-type="float">
            <text:p>-0.02192995</text:p>
          </table:table-cell>
          <table:table-cell office:value-type="float" office:value="-0.0258138" calcext:value-type="float">
            <text:p>-0.0258138</text:p>
          </table:table-cell>
          <table:table-cell office:value-type="float" office:value="-0.07565206" calcext:value-type="float">
            <text:p>-0.07565206</text:p>
          </table:table-cell>
          <table:table-cell office:value-type="float" office:value="-0.6284689" calcext:value-type="float">
            <text:p>-0.6284689</text:p>
          </table:table-cell>
          <table:table-cell office:value-type="float" office:value="-0.1310112" calcext:value-type="float">
            <text:p>-0.131011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212674" calcext:value-type="float">
            <text:p>-0.01212674</text:p>
          </table:table-cell>
          <table:table-cell office:value-type="float" office:value="0.02272187" calcext:value-type="float">
            <text:p>0.02272187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5938" calcext:value-type="float">
            <text:p>-2.359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680.4459" calcext:value-type="float">
            <text:p>680.4459</text:p>
          </table:table-cell>
          <table:table-cell office:value-type="float" office:value="603.5683" calcext:value-type="float">
            <text:p>603.568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5.09" calcext:value-type="float">
            <text:p>1005.09</text:p>
          </table:table-cell>
          <table:table-cell office:value-type="float" office:value="105.6994" calcext:value-type="float">
            <text:p>105.6994</text:p>
          </table:table-cell>
          <table:table-cell office:value-type="float" office:value="0" calcext:value-type="float">
            <text:p>0</text:p>
          </table:table-cell>
          <table:table-cell office:value-type="float" office:value="0.3329322" calcext:value-type="float">
            <text:p>0.3329322</text:p>
          </table:table-cell>
          <table:table-cell office:value-type="float" office:value="0.3287044" calcext:value-type="float">
            <text:p>0.3287044</text:p>
          </table:table-cell>
          <table:table-cell office:value-type="float" office:value="0.3330146" calcext:value-type="float">
            <text:p>0.3330146</text:p>
          </table:table-cell>
          <table:table-cell office:value-type="float" office:value="0.3331861" calcext:value-type="float">
            <text:p>0.3331861</text:p>
          </table:table-cell>
          <table:table-cell office:value-type="float" office:value="0.3315914" calcext:value-type="float">
            <text:p>0.3315914</text:p>
          </table:table-cell>
          <table:table-cell office:value-type="float" office:value="0.2840347" calcext:value-type="float">
            <text:p>0.2840347</text:p>
          </table:table-cell>
          <table:table-cell office:value-type="float" office:value="0.2727031" calcext:value-type="float">
            <text:p>0.2727031</text:p>
          </table:table-cell>
          <table:table-cell office:value-type="float" office:value="0.3267845" calcext:value-type="float">
            <text:p>0.3267845</text:p>
          </table:table-cell>
          <table:table-cell office:value-type="float" office:value="0.2526254" calcext:value-type="float">
            <text:p>0.2526254</text:p>
          </table:table-cell>
          <table:table-cell office:value-type="float" office:value="0.3052922" calcext:value-type="float">
            <text:p>0.3052922</text:p>
          </table:table-cell>
          <table:table-cell office:value-type="float" office:value="0.3722354" calcext:value-type="float">
            <text:p>0.3722354</text:p>
          </table:table-cell>
          <table:table-cell office:value-type="float" office:value="0.3901272" calcext:value-type="float">
            <text:p>0.3901272</text:p>
          </table:table-cell>
          <table:table-cell office:value-type="float" office:value="0.4623263" calcext:value-type="float">
            <text:p>0.4623263</text:p>
          </table:table-cell>
          <table:table-cell office:value-type="float" office:value="0" calcext:value-type="float">
            <text:p>0</text:p>
          </table:table-cell>
          <table:table-cell office:value-type="float" office:value="1.80798E-015" calcext:value-type="float">
            <text:p>1.80798E-15</text:p>
          </table:table-cell>
          <table:table-cell office:value-type="float" office:value="1.958187E-015" calcext:value-type="float">
            <text:p>1.958187E-15</text:p>
          </table:table-cell>
          <table:table-cell office:value-type="float" office:value="1.967921E-015" calcext:value-type="float">
            <text:p>1.967921E-15</text:p>
          </table:table-cell>
          <table:table-cell office:value-type="float" office:value="9.535196E-016" calcext:value-type="float">
            <text:p>9.535196E-16</text:p>
          </table:table-cell>
          <table:table-cell office:value-type="float" office:value="1.023564E-015" calcext:value-type="float">
            <text:p>1.02356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49257" calcext:value-type="float">
            <text:p>-0.01949257</text:p>
          </table:table-cell>
          <table:table-cell office:value-type="float" office:value="-0.02006315" calcext:value-type="float">
            <text:p>-0.02006315</text:p>
          </table:table-cell>
          <table:table-cell office:value-type="float" office:value="-0.01842251" calcext:value-type="float">
            <text:p>-0.01842251</text:p>
          </table:table-cell>
          <table:table-cell office:value-type="float" office:value="-0.01841272" calcext:value-type="float">
            <text:p>-0.01841272</text:p>
          </table:table-cell>
          <table:table-cell office:value-type="float" office:value="-0.01897915" calcext:value-type="float">
            <text:p>-0.01897915</text:p>
          </table:table-cell>
          <table:table-cell office:value-type="float" office:value="-0.02202211" calcext:value-type="float">
            <text:p>-0.02202211</text:p>
          </table:table-cell>
          <table:table-cell office:value-type="float" office:value="-0.02789046" calcext:value-type="float">
            <text:p>-0.02789046</text:p>
          </table:table-cell>
          <table:table-cell office:value-type="float" office:value="-0.07169389" calcext:value-type="float">
            <text:p>-0.07169389</text:p>
          </table:table-cell>
          <table:table-cell office:value-type="float" office:value="-0.6241125" calcext:value-type="float">
            <text:p>-0.6241125</text:p>
          </table:table-cell>
          <table:table-cell office:value-type="float" office:value="-0.1303412" calcext:value-type="float">
            <text:p>-0.130341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728901" calcext:value-type="float">
            <text:p>-0.01728901</text:p>
          </table:table-cell>
          <table:table-cell office:value-type="float" office:value="0.02270692" calcext:value-type="float">
            <text:p>0.02270692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5831" calcext:value-type="float">
            <text:p>-2.3758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681.2076" calcext:value-type="float">
            <text:p>681.2076</text:p>
          </table:table-cell>
          <table:table-cell office:value-type="float" office:value="604.5469" calcext:value-type="float">
            <text:p>604.546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4.873" calcext:value-type="float">
            <text:p>1004.873</text:p>
          </table:table-cell>
          <table:table-cell office:value-type="float" office:value="105.7004" calcext:value-type="float">
            <text:p>105.7004</text:p>
          </table:table-cell>
          <table:table-cell office:value-type="float" office:value="0" calcext:value-type="float">
            <text:p>0</text:p>
          </table:table-cell>
          <table:table-cell office:value-type="float" office:value="0.3196422" calcext:value-type="float">
            <text:p>0.3196422</text:p>
          </table:table-cell>
          <table:table-cell office:value-type="float" office:value="0.3265181" calcext:value-type="float">
            <text:p>0.3265181</text:p>
          </table:table-cell>
          <table:table-cell office:value-type="float" office:value="0.3301739" calcext:value-type="float">
            <text:p>0.3301739</text:p>
          </table:table-cell>
          <table:table-cell office:value-type="float" office:value="0.3309928" calcext:value-type="float">
            <text:p>0.3309928</text:p>
          </table:table-cell>
          <table:table-cell office:value-type="float" office:value="0.3299643" calcext:value-type="float">
            <text:p>0.3299643</text:p>
          </table:table-cell>
          <table:table-cell office:value-type="float" office:value="0.2837783" calcext:value-type="float">
            <text:p>0.2837783</text:p>
          </table:table-cell>
          <table:table-cell office:value-type="float" office:value="0.2715888" calcext:value-type="float">
            <text:p>0.2715888</text:p>
          </table:table-cell>
          <table:table-cell office:value-type="float" office:value="0.3285828" calcext:value-type="float">
            <text:p>0.3285828</text:p>
          </table:table-cell>
          <table:table-cell office:value-type="float" office:value="0.2528118" calcext:value-type="float">
            <text:p>0.2528118</text:p>
          </table:table-cell>
          <table:table-cell office:value-type="float" office:value="0.3054531" calcext:value-type="float">
            <text:p>0.3054531</text:p>
          </table:table-cell>
          <table:table-cell office:value-type="float" office:value="0.372614" calcext:value-type="float">
            <text:p>0.372614</text:p>
          </table:table-cell>
          <table:table-cell office:value-type="float" office:value="0.3902184" calcext:value-type="float">
            <text:p>0.390218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8159E-015" calcext:value-type="float">
            <text:p>1.808159E-15</text:p>
          </table:table-cell>
          <table:table-cell office:value-type="float" office:value="1.958173E-015" calcext:value-type="float">
            <text:p>1.958173E-15</text:p>
          </table:table-cell>
          <table:table-cell office:value-type="float" office:value="1.967904E-015" calcext:value-type="float">
            <text:p>1.967904E-15</text:p>
          </table:table-cell>
          <table:table-cell office:value-type="float" office:value="9.535225E-016" calcext:value-type="float">
            <text:p>9.535225E-16</text:p>
          </table:table-cell>
          <table:table-cell office:value-type="float" office:value="1.023545E-015" calcext:value-type="float">
            <text:p>1.02354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44896" calcext:value-type="float">
            <text:p>-0.02344896</text:p>
          </table:table-cell>
          <table:table-cell office:value-type="float" office:value="-0.02075965" calcext:value-type="float">
            <text:p>-0.02075965</text:p>
          </table:table-cell>
          <table:table-cell office:value-type="float" office:value="-0.01942843" calcext:value-type="float">
            <text:p>-0.01942843</text:p>
          </table:table-cell>
          <table:table-cell office:value-type="float" office:value="-0.01917177" calcext:value-type="float">
            <text:p>-0.01917177</text:p>
          </table:table-cell>
          <table:table-cell office:value-type="float" office:value="-0.01955149" calcext:value-type="float">
            <text:p>-0.01955149</text:p>
          </table:table-cell>
          <table:table-cell office:value-type="float" office:value="-0.02216655" calcext:value-type="float">
            <text:p>-0.02216655</text:p>
          </table:table-cell>
          <table:table-cell office:value-type="float" office:value="-0.02887556" calcext:value-type="float">
            <text:p>-0.02887556</text:p>
          </table:table-cell>
          <table:table-cell office:value-type="float" office:value="-0.068322" calcext:value-type="float">
            <text:p>-0.068322</text:p>
          </table:table-cell>
          <table:table-cell office:value-type="float" office:value="-0.6198243" calcext:value-type="float">
            <text:p>-0.6198243</text:p>
          </table:table-cell>
          <table:table-cell office:value-type="float" office:value="-0.1296801" calcext:value-type="float">
            <text:p>-0.129680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2577772" calcext:value-type="float">
            <text:p>-0.02577772</text:p>
          </table:table-cell>
          <table:table-cell office:value-type="float" office:value="0.02269856" calcext:value-type="float">
            <text:p>0.02269856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1091" calcext:value-type="float">
            <text:p>-2.3810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681.2076" calcext:value-type="float">
            <text:p>681.2076</text:p>
          </table:table-cell>
          <table:table-cell office:value-type="float" office:value="605.5579" calcext:value-type="float">
            <text:p>605.557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759" calcext:value-type="float">
            <text:p>1003.759</text:p>
          </table:table-cell>
          <table:table-cell office:value-type="float" office:value="105.8033" calcext:value-type="float">
            <text:p>105.8033</text:p>
          </table:table-cell>
          <table:table-cell office:value-type="float" office:value="0" calcext:value-type="float">
            <text:p>0</text:p>
          </table:table-cell>
          <table:table-cell office:value-type="float" office:value="0.3063297" calcext:value-type="float">
            <text:p>0.3063297</text:p>
          </table:table-cell>
          <table:table-cell office:value-type="float" office:value="0.3158111" calcext:value-type="float">
            <text:p>0.3158111</text:p>
          </table:table-cell>
          <table:table-cell office:value-type="float" office:value="0.3227911" calcext:value-type="float">
            <text:p>0.3227911</text:p>
          </table:table-cell>
          <table:table-cell office:value-type="float" office:value="0.3259114" calcext:value-type="float">
            <text:p>0.3259114</text:p>
          </table:table-cell>
          <table:table-cell office:value-type="float" office:value="0.3259701" calcext:value-type="float">
            <text:p>0.3259701</text:p>
          </table:table-cell>
          <table:table-cell office:value-type="float" office:value="0.2828772" calcext:value-type="float">
            <text:p>0.2828772</text:p>
          </table:table-cell>
          <table:table-cell office:value-type="float" office:value="0.2712467" calcext:value-type="float">
            <text:p>0.2712467</text:p>
          </table:table-cell>
          <table:table-cell office:value-type="float" office:value="0.3304583" calcext:value-type="float">
            <text:p>0.3304583</text:p>
          </table:table-cell>
          <table:table-cell office:value-type="float" office:value="0.2529982" calcext:value-type="float">
            <text:p>0.2529982</text:p>
          </table:table-cell>
          <table:table-cell office:value-type="float" office:value="0.305614" calcext:value-type="float">
            <text:p>0.305614</text:p>
          </table:table-cell>
          <table:table-cell office:value-type="float" office:value="0.3729622" calcext:value-type="float">
            <text:p>0.3729622</text:p>
          </table:table-cell>
          <table:table-cell office:value-type="float" office:value="0.39029" calcext:value-type="float">
            <text:p>0.3902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8323E-015" calcext:value-type="float">
            <text:p>1.808323E-15</text:p>
          </table:table-cell>
          <table:table-cell office:value-type="float" office:value="1.958164E-015" calcext:value-type="float">
            <text:p>1.958164E-15</text:p>
          </table:table-cell>
          <table:table-cell office:value-type="float" office:value="1.967886E-015" calcext:value-type="float">
            <text:p>1.967886E-15</text:p>
          </table:table-cell>
          <table:table-cell office:value-type="float" office:value="9.535244E-016" calcext:value-type="float">
            <text:p>9.535244E-16</text:p>
          </table:table-cell>
          <table:table-cell office:value-type="float" office:value="1.023529E-015" calcext:value-type="float">
            <text:p>1.02352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39273" calcext:value-type="float">
            <text:p>-0.03039273</text:p>
          </table:table-cell>
          <table:table-cell office:value-type="float" office:value="-0.02548707" calcext:value-type="float">
            <text:p>-0.02548707</text:p>
          </table:table-cell>
          <table:table-cell office:value-type="float" office:value="-0.02231179" calcext:value-type="float">
            <text:p>-0.02231179</text:p>
          </table:table-cell>
          <table:table-cell office:value-type="float" office:value="-0.02106654" calcext:value-type="float">
            <text:p>-0.02106654</text:p>
          </table:table-cell>
          <table:table-cell office:value-type="float" office:value="-0.02105211" calcext:value-type="float">
            <text:p>-0.02105211</text:p>
          </table:table-cell>
          <table:table-cell office:value-type="float" office:value="-0.02269991" calcext:value-type="float">
            <text:p>-0.02269991</text:p>
          </table:table-cell>
          <table:table-cell office:value-type="float" office:value="-0.02917161" calcext:value-type="float">
            <text:p>-0.02917161</text:p>
          </table:table-cell>
          <table:table-cell office:value-type="float" office:value="-0.06500088" calcext:value-type="float">
            <text:p>-0.06500088</text:p>
          </table:table-cell>
          <table:table-cell office:value-type="float" office:value="-0.6155697" calcext:value-type="float">
            <text:p>-0.6155697</text:p>
          </table:table-cell>
          <table:table-cell office:value-type="float" office:value="-0.1290231" calcext:value-type="float">
            <text:p>-0.129023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3469476" calcext:value-type="float">
            <text:p>-0.03469476</text:p>
          </table:table-cell>
          <table:table-cell office:value-type="float" office:value="0.02268937" calcext:value-type="float">
            <text:p>0.02268937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5503" calcext:value-type="float">
            <text:p>-2.385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681.2076" calcext:value-type="float">
            <text:p>681.2076</text:p>
          </table:table-cell>
          <table:table-cell office:value-type="float" office:value="606.5803" calcext:value-type="float">
            <text:p>606.580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737" calcext:value-type="float">
            <text:p>1002.737</text:p>
          </table:table-cell>
          <table:table-cell office:value-type="float" office:value="105.8033" calcext:value-type="float">
            <text:p>105.8033</text:p>
          </table:table-cell>
          <table:table-cell office:value-type="float" office:value="0" calcext:value-type="float">
            <text:p>0</text:p>
          </table:table-cell>
          <table:table-cell office:value-type="float" office:value="0.2994617" calcext:value-type="float">
            <text:p>0.2994617</text:p>
          </table:table-cell>
          <table:table-cell office:value-type="float" office:value="0.308483" calcext:value-type="float">
            <text:p>0.308483</text:p>
          </table:table-cell>
          <table:table-cell office:value-type="float" office:value="0.3166707" calcext:value-type="float">
            <text:p>0.3166707</text:p>
          </table:table-cell>
          <table:table-cell office:value-type="float" office:value="0.320898" calcext:value-type="float">
            <text:p>0.320898</text:p>
          </table:table-cell>
          <table:table-cell office:value-type="float" office:value="0.3215877" calcext:value-type="float">
            <text:p>0.3215877</text:p>
          </table:table-cell>
          <table:table-cell office:value-type="float" office:value="0.2809246" calcext:value-type="float">
            <text:p>0.2809246</text:p>
          </table:table-cell>
          <table:table-cell office:value-type="float" office:value="0.2699009" calcext:value-type="float">
            <text:p>0.2699009</text:p>
          </table:table-cell>
          <table:table-cell office:value-type="float" office:value="0.3323082" calcext:value-type="float">
            <text:p>0.3323082</text:p>
          </table:table-cell>
          <table:table-cell office:value-type="float" office:value="0.2531837" calcext:value-type="float">
            <text:p>0.2531837</text:p>
          </table:table-cell>
          <table:table-cell office:value-type="float" office:value="0.305775" calcext:value-type="float">
            <text:p>0.305775</text:p>
          </table:table-cell>
          <table:table-cell office:value-type="float" office:value="0.3732823" calcext:value-type="float">
            <text:p>0.3732823</text:p>
          </table:table-cell>
          <table:table-cell office:value-type="float" office:value="0.3903444" calcext:value-type="float">
            <text:p>0.390344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8487E-015" calcext:value-type="float">
            <text:p>1.808487E-15</text:p>
          </table:table-cell>
          <table:table-cell office:value-type="float" office:value="1.958154E-015" calcext:value-type="float">
            <text:p>1.958154E-15</text:p>
          </table:table-cell>
          <table:table-cell office:value-type="float" office:value="1.967868E-015" calcext:value-type="float">
            <text:p>1.967868E-15</text:p>
          </table:table-cell>
          <table:table-cell office:value-type="float" office:value="9.535287E-016" calcext:value-type="float">
            <text:p>9.535287E-16</text:p>
          </table:table-cell>
          <table:table-cell office:value-type="float" office:value="1.023511E-015" calcext:value-type="float">
            <text:p>1.02351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64911" calcext:value-type="float">
            <text:p>-0.03564911</text:p>
          </table:table-cell>
          <table:table-cell office:value-type="float" office:value="-0.02945874" calcext:value-type="float">
            <text:p>-0.02945874</text:p>
          </table:table-cell>
          <table:table-cell office:value-type="float" office:value="-0.02508865" calcext:value-type="float">
            <text:p>-0.02508865</text:p>
          </table:table-cell>
          <table:table-cell office:value-type="float" office:value="-0.02316037" calcext:value-type="float">
            <text:p>-0.02316037</text:p>
          </table:table-cell>
          <table:table-cell office:value-type="float" office:value="-0.02286736" calcext:value-type="float">
            <text:p>-0.02286736</text:p>
          </table:table-cell>
          <table:table-cell office:value-type="float" office:value="-0.02391538" calcext:value-type="float">
            <text:p>-0.02391538</text:p>
          </table:table-cell>
          <table:table-cell office:value-type="float" office:value="-0.03041364" calcext:value-type="float">
            <text:p>-0.03041364</text:p>
          </table:table-cell>
          <table:table-cell office:value-type="float" office:value="-0.06189167" calcext:value-type="float">
            <text:p>-0.06189167</text:p>
          </table:table-cell>
          <table:table-cell office:value-type="float" office:value="-0.611366" calcext:value-type="float">
            <text:p>-0.611366</text:p>
          </table:table-cell>
          <table:table-cell office:value-type="float" office:value="-0.1283691" calcext:value-type="float">
            <text:p>-0.128369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4127454" calcext:value-type="float">
            <text:p>-0.04127454</text:p>
          </table:table-cell>
          <table:table-cell office:value-type="float" office:value="0.02267854" calcext:value-type="float">
            <text:p>0.02267854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9613" calcext:value-type="float">
            <text:p>-2.3896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681.9062" calcext:value-type="float">
            <text:p>681.9062</text:p>
          </table:table-cell>
          <table:table-cell office:value-type="float" office:value="607.7047" calcext:value-type="float">
            <text:p>607.704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31" calcext:value-type="float">
            <text:p>1002.31</text:p>
          </table:table-cell>
          <table:table-cell office:value-type="float" office:value="105.8042" calcext:value-type="float">
            <text:p>105.8042</text:p>
          </table:table-cell>
          <table:table-cell office:value-type="float" office:value="0" calcext:value-type="float">
            <text:p>0</text:p>
          </table:table-cell>
          <table:table-cell office:value-type="float" office:value="0.3062547" calcext:value-type="float">
            <text:p>0.3062547</text:p>
          </table:table-cell>
          <table:table-cell office:value-type="float" office:value="0.3010533" calcext:value-type="float">
            <text:p>0.3010533</text:p>
          </table:table-cell>
          <table:table-cell office:value-type="float" office:value="0.3109812" calcext:value-type="float">
            <text:p>0.3109812</text:p>
          </table:table-cell>
          <table:table-cell office:value-type="float" office:value="0.3164571" calcext:value-type="float">
            <text:p>0.3164571</text:p>
          </table:table-cell>
          <table:table-cell office:value-type="float" office:value="0.3175816" calcext:value-type="float">
            <text:p>0.3175816</text:p>
          </table:table-cell>
          <table:table-cell office:value-type="float" office:value="0.2787988" calcext:value-type="float">
            <text:p>0.2787988</text:p>
          </table:table-cell>
          <table:table-cell office:value-type="float" office:value="0.2684431" calcext:value-type="float">
            <text:p>0.2684431</text:p>
          </table:table-cell>
          <table:table-cell office:value-type="float" office:value="0.3339542" calcext:value-type="float">
            <text:p>0.3339542</text:p>
          </table:table-cell>
          <table:table-cell office:value-type="float" office:value="0.25337" calcext:value-type="float">
            <text:p>0.25337</text:p>
          </table:table-cell>
          <table:table-cell office:value-type="float" office:value="0.3060104" calcext:value-type="float">
            <text:p>0.3060104</text:p>
          </table:table-cell>
          <table:table-cell office:value-type="float" office:value="0.3734724" calcext:value-type="float">
            <text:p>0.3734724</text:p>
          </table:table-cell>
          <table:table-cell office:value-type="float" office:value="0.3903804" calcext:value-type="float">
            <text:p>0.390380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8655E-015" calcext:value-type="float">
            <text:p>1.808655E-15</text:p>
          </table:table-cell>
          <table:table-cell office:value-type="float" office:value="1.958145E-015" calcext:value-type="float">
            <text:p>1.958145E-15</text:p>
          </table:table-cell>
          <table:table-cell office:value-type="float" office:value="1.967849E-015" calcext:value-type="float">
            <text:p>1.967849E-15</text:p>
          </table:table-cell>
          <table:table-cell office:value-type="float" office:value="9.535317E-016" calcext:value-type="float">
            <text:p>9.535317E-16</text:p>
          </table:table-cell>
          <table:table-cell office:value-type="float" office:value="1.023494E-015" calcext:value-type="float">
            <text:p>1.02349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80736" calcext:value-type="float">
            <text:p>-0.03380736</text:p>
          </table:table-cell>
          <table:table-cell office:value-type="float" office:value="-0.03472751" calcext:value-type="float">
            <text:p>-0.03472751</text:p>
          </table:table-cell>
          <table:table-cell office:value-type="float" office:value="-0.02802991" calcext:value-type="float">
            <text:p>-0.02802991</text:p>
          </table:table-cell>
          <table:table-cell office:value-type="float" office:value="-0.0252177" calcext:value-type="float">
            <text:p>-0.0252177</text:p>
          </table:table-cell>
          <table:table-cell office:value-type="float" office:value="-0.02468372" calcext:value-type="float">
            <text:p>-0.02468372</text:p>
          </table:table-cell>
          <table:table-cell office:value-type="float" office:value="-0.02532835" calcext:value-type="float">
            <text:p>-0.02532835</text:p>
          </table:table-cell>
          <table:table-cell office:value-type="float" office:value="-0.03181612" calcext:value-type="float">
            <text:p>-0.03181612</text:p>
          </table:table-cell>
          <table:table-cell office:value-type="float" office:value="-0.05926872" calcext:value-type="float">
            <text:p>-0.05926872</text:p>
          </table:table-cell>
          <table:table-cell office:value-type="float" office:value="-0.607177" calcext:value-type="float">
            <text:p>-0.607177</text:p>
          </table:table-cell>
          <table:table-cell office:value-type="float" office:value="-0.1274223" calcext:value-type="float">
            <text:p>-0.127422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2510554" calcext:value-type="float">
            <text:p>-0.02510554</text:p>
          </table:table-cell>
          <table:table-cell office:value-type="float" office:value="0.02266467" calcext:value-type="float">
            <text:p>0.02266467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3445" calcext:value-type="float">
            <text:p>-2.3934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08.8128" calcext:value-type="float">
            <text:p>608.812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3.196" calcext:value-type="float">
            <text:p>1003.196</text:p>
          </table:table-cell>
          <table:table-cell office:value-type="float" office:value="105.9052" calcext:value-type="float">
            <text:p>105.9052</text:p>
          </table:table-cell>
          <table:table-cell office:value-type="float" office:value="0" calcext:value-type="float">
            <text:p>0</text:p>
          </table:table-cell>
          <table:table-cell office:value-type="float" office:value="0.3101168" calcext:value-type="float">
            <text:p>0.3101168</text:p>
          </table:table-cell>
          <table:table-cell office:value-type="float" office:value="0.3138289" calcext:value-type="float">
            <text:p>0.3138289</text:p>
          </table:table-cell>
          <table:table-cell office:value-type="float" office:value="0.3166829" calcext:value-type="float">
            <text:p>0.3166829</text:p>
          </table:table-cell>
          <table:table-cell office:value-type="float" office:value="0.3162969" calcext:value-type="float">
            <text:p>0.3162969</text:p>
          </table:table-cell>
          <table:table-cell office:value-type="float" office:value="0.3157941" calcext:value-type="float">
            <text:p>0.3157941</text:p>
          </table:table-cell>
          <table:table-cell office:value-type="float" office:value="0.2772599" calcext:value-type="float">
            <text:p>0.2772599</text:p>
          </table:table-cell>
          <table:table-cell office:value-type="float" office:value="0.2687787" calcext:value-type="float">
            <text:p>0.2687787</text:p>
          </table:table-cell>
          <table:table-cell office:value-type="float" office:value="0.3358361" calcext:value-type="float">
            <text:p>0.3358361</text:p>
          </table:table-cell>
          <table:table-cell office:value-type="float" office:value="0.2535552" calcext:value-type="float">
            <text:p>0.2535552</text:p>
          </table:table-cell>
          <table:table-cell office:value-type="float" office:value="0.3062475" calcext:value-type="float">
            <text:p>0.3062475</text:p>
          </table:table-cell>
          <table:table-cell office:value-type="float" office:value="0.3736549" calcext:value-type="float">
            <text:p>0.3736549</text:p>
          </table:table-cell>
          <table:table-cell office:value-type="float" office:value="0.3903906" calcext:value-type="float">
            <text:p>0.390390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8831E-015" calcext:value-type="float">
            <text:p>1.808831E-15</text:p>
          </table:table-cell>
          <table:table-cell office:value-type="float" office:value="1.958133E-015" calcext:value-type="float">
            <text:p>1.958133E-15</text:p>
          </table:table-cell>
          <table:table-cell office:value-type="float" office:value="1.967832E-015" calcext:value-type="float">
            <text:p>1.967832E-15</text:p>
          </table:table-cell>
          <table:table-cell office:value-type="float" office:value="9.535342E-016" calcext:value-type="float">
            <text:p>9.535342E-16</text:p>
          </table:table-cell>
          <table:table-cell office:value-type="float" office:value="1.023477E-015" calcext:value-type="float">
            <text:p>1.023477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63059" calcext:value-type="float">
            <text:p>-0.02863059</text:p>
          </table:table-cell>
          <table:table-cell office:value-type="float" office:value="-0.02651444" calcext:value-type="float">
            <text:p>-0.02651444</text:p>
          </table:table-cell>
          <table:table-cell office:value-type="float" office:value="-0.02508515" calcext:value-type="float">
            <text:p>-0.02508515</text:p>
          </table:table-cell>
          <table:table-cell office:value-type="float" office:value="-0.02531629" calcext:value-type="float">
            <text:p>-0.02531629</text:p>
          </table:table-cell>
          <table:table-cell office:value-type="float" office:value="-0.02556656" calcext:value-type="float">
            <text:p>-0.02556656</text:p>
          </table:table-cell>
          <table:table-cell office:value-type="float" office:value="-0.02641514" calcext:value-type="float">
            <text:p>-0.02641514</text:p>
          </table:table-cell>
          <table:table-cell office:value-type="float" office:value="-0.03148248" calcext:value-type="float">
            <text:p>-0.03148248</text:p>
          </table:table-cell>
          <table:table-cell office:value-type="float" office:value="-0.05641649" calcext:value-type="float">
            <text:p>-0.05641649</text:p>
          </table:table-cell>
          <table:table-cell office:value-type="float" office:value="-0.6030434" calcext:value-type="float">
            <text:p>-0.6030434</text:p>
          </table:table-cell>
          <table:table-cell office:value-type="float" office:value="-0.1264735" calcext:value-type="float">
            <text:p>-0.126473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2929122" calcext:value-type="float">
            <text:p>-0.02929122</text:p>
          </table:table-cell>
          <table:table-cell office:value-type="float" office:value="0.02264833" calcext:value-type="float">
            <text:p>0.0226483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7032" calcext:value-type="float">
            <text:p>-2.3970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09.8629" calcext:value-type="float">
            <text:p>609.862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277" calcext:value-type="float">
            <text:p>1002.277</text:p>
          </table:table-cell>
          <table:table-cell office:value-type="float" office:value="105.7751" calcext:value-type="float">
            <text:p>105.7751</text:p>
          </table:table-cell>
          <table:table-cell office:value-type="float" office:value="0" calcext:value-type="float">
            <text:p>0</text:p>
          </table:table-cell>
          <table:table-cell office:value-type="float" office:value="0.295417" calcext:value-type="float">
            <text:p>0.295417</text:p>
          </table:table-cell>
          <table:table-cell office:value-type="float" office:value="0.3032726" calcext:value-type="float">
            <text:p>0.3032726</text:p>
          </table:table-cell>
          <table:table-cell office:value-type="float" office:value="0.3120191" calcext:value-type="float">
            <text:p>0.3120191</text:p>
          </table:table-cell>
          <table:table-cell office:value-type="float" office:value="0.3147053" calcext:value-type="float">
            <text:p>0.3147053</text:p>
          </table:table-cell>
          <table:table-cell office:value-type="float" office:value="0.3148116" calcext:value-type="float">
            <text:p>0.3148116</text:p>
          </table:table-cell>
          <table:table-cell office:value-type="float" office:value="0.2759746" calcext:value-type="float">
            <text:p>0.2759746</text:p>
          </table:table-cell>
          <table:table-cell office:value-type="float" office:value="0.2667107" calcext:value-type="float">
            <text:p>0.2667107</text:p>
          </table:table-cell>
          <table:table-cell office:value-type="float" office:value="0.337313" calcext:value-type="float">
            <text:p>0.337313</text:p>
          </table:table-cell>
          <table:table-cell office:value-type="float" office:value="0.2537395" calcext:value-type="float">
            <text:p>0.2537395</text:p>
          </table:table-cell>
          <table:table-cell office:value-type="float" office:value="0.3064847" calcext:value-type="float">
            <text:p>0.3064847</text:p>
          </table:table-cell>
          <table:table-cell office:value-type="float" office:value="0.3739575" calcext:value-type="float">
            <text:p>0.3739575</text:p>
          </table:table-cell>
          <table:table-cell office:value-type="float" office:value="0.3903786" calcext:value-type="float">
            <text:p>0.3903786</text:p>
          </table:table-cell>
          <table:table-cell office:value-type="float" office:value="0.4533816" calcext:value-type="float">
            <text:p>0.4533816</text:p>
          </table:table-cell>
          <table:table-cell office:value-type="float" office:value="0" calcext:value-type="float">
            <text:p>0</text:p>
          </table:table-cell>
          <table:table-cell office:value-type="float" office:value="1.809023E-015" calcext:value-type="float">
            <text:p>1.809023E-15</text:p>
          </table:table-cell>
          <table:table-cell office:value-type="float" office:value="1.958115E-015" calcext:value-type="float">
            <text:p>1.958115E-15</text:p>
          </table:table-cell>
          <table:table-cell office:value-type="float" office:value="1.967814E-015" calcext:value-type="float">
            <text:p>1.967814E-15</text:p>
          </table:table-cell>
          <table:table-cell office:value-type="float" office:value="9.535356E-016" calcext:value-type="float">
            <text:p>9.535356E-16</text:p>
          </table:table-cell>
          <table:table-cell office:value-type="float" office:value="1.02346E-015" calcext:value-type="float">
            <text:p>1.0234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19865" calcext:value-type="float">
            <text:p>-0.04019865</text:p>
          </table:table-cell>
          <table:table-cell office:value-type="float" office:value="-0.03268761" calcext:value-type="float">
            <text:p>-0.03268761</text:p>
          </table:table-cell>
          <table:table-cell office:value-type="float" office:value="-0.02746031" calcext:value-type="float">
            <text:p>-0.02746031</text:p>
          </table:table-cell>
          <table:table-cell office:value-type="float" office:value="-0.02609439" calcext:value-type="float">
            <text:p>-0.02609439</text:p>
          </table:table-cell>
          <table:table-cell office:value-type="float" office:value="-0.02604912" calcext:value-type="float">
            <text:p>-0.02604912</text:p>
          </table:table-cell>
          <table:table-cell office:value-type="float" office:value="-0.02735842" calcext:value-type="float">
            <text:p>-0.02735842</text:p>
          </table:table-cell>
          <table:table-cell office:value-type="float" office:value="-0.0335074" calcext:value-type="float">
            <text:p>-0.0335074</text:p>
          </table:table-cell>
          <table:table-cell office:value-type="float" office:value="-0.05428299" calcext:value-type="float">
            <text:p>-0.05428299</text:p>
          </table:table-cell>
          <table:table-cell office:value-type="float" office:value="-0.598964" calcext:value-type="float">
            <text:p>-0.598964</text:p>
          </table:table-cell>
          <table:table-cell office:value-type="float" office:value="-0.1255323" calcext:value-type="float">
            <text:p>-0.125532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4264982" calcext:value-type="float">
            <text:p>-0.04264982</text:p>
          </table:table-cell>
          <table:table-cell office:value-type="float" office:value="0.02263053" calcext:value-type="float">
            <text:p>0.0226305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18761" calcext:value-type="float">
            <text:p>-2.3187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1.2537" calcext:value-type="float">
            <text:p>611.253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1.736" calcext:value-type="float">
            <text:p>1001.736</text:p>
          </table:table-cell>
          <table:table-cell office:value-type="float" office:value="104.926" calcext:value-type="float">
            <text:p>104.926</text:p>
          </table:table-cell>
          <table:table-cell office:value-type="float" office:value="0" calcext:value-type="float">
            <text:p>0</text:p>
          </table:table-cell>
          <table:table-cell office:value-type="float" office:value="0.2747797" calcext:value-type="float">
            <text:p>0.2747797</text:p>
          </table:table-cell>
          <table:table-cell office:value-type="float" office:value="0.2946146" calcext:value-type="float">
            <text:p>0.2946146</text:p>
          </table:table-cell>
          <table:table-cell office:value-type="float" office:value="0.3063338" calcext:value-type="float">
            <text:p>0.3063338</text:p>
          </table:table-cell>
          <table:table-cell office:value-type="float" office:value="0.3114169" calcext:value-type="float">
            <text:p>0.3114169</text:p>
          </table:table-cell>
          <table:table-cell office:value-type="float" office:value="0.3121756" calcext:value-type="float">
            <text:p>0.3121756</text:p>
          </table:table-cell>
          <table:table-cell office:value-type="float" office:value="0.2745391" calcext:value-type="float">
            <text:p>0.2745391</text:p>
          </table:table-cell>
          <table:table-cell office:value-type="float" office:value="0.265119" calcext:value-type="float">
            <text:p>0.265119</text:p>
          </table:table-cell>
          <table:table-cell office:value-type="float" office:value="0.3386329" calcext:value-type="float">
            <text:p>0.3386329</text:p>
          </table:table-cell>
          <table:table-cell office:value-type="float" office:value="0.2539661" calcext:value-type="float">
            <text:p>0.2539661</text:p>
          </table:table-cell>
          <table:table-cell office:value-type="float" office:value="0.3067049" calcext:value-type="float">
            <text:p>0.3067049</text:p>
          </table:table-cell>
          <table:table-cell office:value-type="float" office:value="0.3742449" calcext:value-type="float">
            <text:p>0.3742449</text:p>
          </table:table-cell>
          <table:table-cell office:value-type="float" office:value="0.3907338" calcext:value-type="float">
            <text:p>0.3907338</text:p>
          </table:table-cell>
          <table:table-cell office:value-type="float" office:value="0.4570717" calcext:value-type="float">
            <text:p>0.4570717</text:p>
          </table:table-cell>
          <table:table-cell office:value-type="float" office:value="0" calcext:value-type="float">
            <text:p>0</text:p>
          </table:table-cell>
          <table:table-cell office:value-type="float" office:value="1.80923E-015" calcext:value-type="float">
            <text:p>1.80923E-15</text:p>
          </table:table-cell>
          <table:table-cell office:value-type="float" office:value="1.958097E-015" calcext:value-type="float">
            <text:p>1.958097E-15</text:p>
          </table:table-cell>
          <table:table-cell office:value-type="float" office:value="1.967796E-015" calcext:value-type="float">
            <text:p>1.967796E-15</text:p>
          </table:table-cell>
          <table:table-cell office:value-type="float" office:value="9.535359E-016" calcext:value-type="float">
            <text:p>9.535359E-16</text:p>
          </table:table-cell>
          <table:table-cell office:value-type="float" office:value="1.023444E-015" calcext:value-type="float">
            <text:p>1.0234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044431" calcext:value-type="float">
            <text:p>-0.07044431</text:p>
          </table:table-cell>
          <table:table-cell office:value-type="float" office:value="-0.04073338" calcext:value-type="float">
            <text:p>-0.04073338</text:p>
          </table:table-cell>
          <table:table-cell office:value-type="float" office:value="-0.03071499" calcext:value-type="float">
            <text:p>-0.03071499</text:p>
          </table:table-cell>
          <table:table-cell office:value-type="float" office:value="-0.02781485" calcext:value-type="float">
            <text:p>-0.02781485</text:p>
          </table:table-cell>
          <table:table-cell office:value-type="float" office:value="-0.02741413" calcext:value-type="float">
            <text:p>-0.02741413</text:p>
          </table:table-cell>
          <table:table-cell office:value-type="float" office:value="-0.02845504" calcext:value-type="float">
            <text:p>-0.02845504</text:p>
          </table:table-cell>
          <table:table-cell office:value-type="float" office:value="-0.03496694" calcext:value-type="float">
            <text:p>-0.03496694</text:p>
          </table:table-cell>
          <table:table-cell office:value-type="float" office:value="-0.052456" calcext:value-type="float">
            <text:p>-0.052456</text:p>
          </table:table-cell>
          <table:table-cell office:value-type="float" office:value="-0.5939963" calcext:value-type="float">
            <text:p>-0.5939963</text:p>
          </table:table-cell>
          <table:table-cell office:value-type="float" office:value="-0.1246647" calcext:value-type="float">
            <text:p>-0.124664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85327" calcext:value-type="float">
            <text:p>-0.085327</text:p>
          </table:table-cell>
          <table:table-cell office:value-type="float" office:value="0.02260659" calcext:value-type="float">
            <text:p>0.02260659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4108" calcext:value-type="float">
            <text:p>-2.341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2.7245" calcext:value-type="float">
            <text:p>612.724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1.08" calcext:value-type="float">
            <text:p>1001.08</text:p>
          </table:table-cell>
          <table:table-cell office:value-type="float" office:value="104.1106" calcext:value-type="float">
            <text:p>104.1106</text:p>
          </table:table-cell>
          <table:table-cell office:value-type="float" office:value="0" calcext:value-type="float">
            <text:p>0</text:p>
          </table:table-cell>
          <table:table-cell office:value-type="float" office:value="0.2501123" calcext:value-type="float">
            <text:p>0.2501123</text:p>
          </table:table-cell>
          <table:table-cell office:value-type="float" office:value="0.2874583" calcext:value-type="float">
            <text:p>0.2874583</text:p>
          </table:table-cell>
          <table:table-cell office:value-type="float" office:value="0.3005701" calcext:value-type="float">
            <text:p>0.3005701</text:p>
          </table:table-cell>
          <table:table-cell office:value-type="float" office:value="0.3071764" calcext:value-type="float">
            <text:p>0.3071764</text:p>
          </table:table-cell>
          <table:table-cell office:value-type="float" office:value="0.3087586" calcext:value-type="float">
            <text:p>0.3087586</text:p>
          </table:table-cell>
          <table:table-cell office:value-type="float" office:value="0.2729524" calcext:value-type="float">
            <text:p>0.2729524</text:p>
          </table:table-cell>
          <table:table-cell office:value-type="float" office:value="0.2638295" calcext:value-type="float">
            <text:p>0.2638295</text:p>
          </table:table-cell>
          <table:table-cell office:value-type="float" office:value="0.3398151" calcext:value-type="float">
            <text:p>0.3398151</text:p>
          </table:table-cell>
          <table:table-cell office:value-type="float" office:value="0.2541937" calcext:value-type="float">
            <text:p>0.2541937</text:p>
          </table:table-cell>
          <table:table-cell office:value-type="float" office:value="0.3069232" calcext:value-type="float">
            <text:p>0.3069232</text:p>
          </table:table-cell>
          <table:table-cell office:value-type="float" office:value="0.3745209" calcext:value-type="float">
            <text:p>0.3745209</text:p>
          </table:table-cell>
          <table:table-cell office:value-type="float" office:value="0.3909144" calcext:value-type="float">
            <text:p>0.3909144</text:p>
          </table:table-cell>
          <table:table-cell office:value-type="float" office:value="0.4608916" calcext:value-type="float">
            <text:p>0.4608916</text:p>
          </table:table-cell>
          <table:table-cell office:value-type="float" office:value="0" calcext:value-type="float">
            <text:p>0</text:p>
          </table:table-cell>
          <table:table-cell office:value-type="float" office:value="1.809451E-015" calcext:value-type="float">
            <text:p>1.809451E-15</text:p>
          </table:table-cell>
          <table:table-cell office:value-type="float" office:value="1.958079E-015" calcext:value-type="float">
            <text:p>1.958079E-15</text:p>
          </table:table-cell>
          <table:table-cell office:value-type="float" office:value="1.967777E-015" calcext:value-type="float">
            <text:p>1.967777E-15</text:p>
          </table:table-cell>
          <table:table-cell office:value-type="float" office:value="9.535344E-016" calcext:value-type="float">
            <text:p>9.535344E-16</text:p>
          </table:table-cell>
          <table:table-cell office:value-type="float" office:value="1.023427E-015" calcext:value-type="float">
            <text:p>1.02342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1764" calcext:value-type="float">
            <text:p>-0.1451764</text:p>
          </table:table-cell>
          <table:table-cell office:value-type="float" office:value="-0.04923517" calcext:value-type="float">
            <text:p>-0.04923517</text:p>
          </table:table-cell>
          <table:table-cell office:value-type="float" office:value="-0.03493948" calcext:value-type="float">
            <text:p>-0.03493948</text:p>
          </table:table-cell>
          <table:table-cell office:value-type="float" office:value="-0.03023865" calcext:value-type="float">
            <text:p>-0.03023865</text:p>
          </table:table-cell>
          <table:table-cell office:value-type="float" office:value="-0.02931341" calcext:value-type="float">
            <text:p>-0.02931341</text:p>
          </table:table-cell>
          <table:table-cell office:value-type="float" office:value="-0.02972859" calcext:value-type="float">
            <text:p>-0.02972859</text:p>
          </table:table-cell>
          <table:table-cell office:value-type="float" office:value="-0.03620911" calcext:value-type="float">
            <text:p>-0.03620911</text:p>
          </table:table-cell>
          <table:table-cell office:value-type="float" office:value="-0.05087282" calcext:value-type="float">
            <text:p>-0.05087282</text:p>
          </table:table-cell>
          <table:table-cell office:value-type="float" office:value="-0.5890441" calcext:value-type="float">
            <text:p>-0.5890441</text:p>
          </table:table-cell>
          <table:table-cell office:value-type="float" office:value="-0.123812" calcext:value-type="float">
            <text:p>-0.12381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2017535" calcext:value-type="float">
            <text:p>-0.2017535</text:p>
          </table:table-cell>
          <table:table-cell office:value-type="float" office:value="0.02258356" calcext:value-type="float">
            <text:p>0.02258356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63961" calcext:value-type="float">
            <text:p>-2.3639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4.3963" calcext:value-type="float">
            <text:p>614.396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9.6778" calcext:value-type="float">
            <text:p>999.6778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2032587" calcext:value-type="float">
            <text:p>0.2032587</text:p>
          </table:table-cell>
          <table:table-cell office:value-type="float" office:value="0.2849132" calcext:value-type="float">
            <text:p>0.2849132</text:p>
          </table:table-cell>
          <table:table-cell office:value-type="float" office:value="0.2962049" calcext:value-type="float">
            <text:p>0.2962049</text:p>
          </table:table-cell>
          <table:table-cell office:value-type="float" office:value="0.3031006" calcext:value-type="float">
            <text:p>0.3031006</text:p>
          </table:table-cell>
          <table:table-cell office:value-type="float" office:value="0.305423" calcext:value-type="float">
            <text:p>0.305423</text:p>
          </table:table-cell>
          <table:table-cell office:value-type="float" office:value="0.2713108" calcext:value-type="float">
            <text:p>0.2713108</text:p>
          </table:table-cell>
          <table:table-cell office:value-type="float" office:value="0.2628449" calcext:value-type="float">
            <text:p>0.2628449</text:p>
          </table:table-cell>
          <table:table-cell office:value-type="float" office:value="0.3407648" calcext:value-type="float">
            <text:p>0.3407648</text:p>
          </table:table-cell>
          <table:table-cell office:value-type="float" office:value="0.2544193" calcext:value-type="float">
            <text:p>0.2544193</text:p>
          </table:table-cell>
          <table:table-cell office:value-type="float" office:value="0.3071398" calcext:value-type="float">
            <text:p>0.3071398</text:p>
          </table:table-cell>
          <table:table-cell office:value-type="float" office:value="0.3747775" calcext:value-type="float">
            <text:p>0.3747775</text:p>
          </table:table-cell>
          <table:table-cell office:value-type="float" office:value="0.3909858" calcext:value-type="float">
            <text:p>0.390985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9694E-015" calcext:value-type="float">
            <text:p>1.809694E-15</text:p>
          </table:table-cell>
          <table:table-cell office:value-type="float" office:value="1.958059E-015" calcext:value-type="float">
            <text:p>1.958059E-15</text:p>
          </table:table-cell>
          <table:table-cell office:value-type="float" office:value="1.967757E-015" calcext:value-type="float">
            <text:p>1.967757E-15</text:p>
          </table:table-cell>
          <table:table-cell office:value-type="float" office:value="9.535338E-016" calcext:value-type="float">
            <text:p>9.535338E-16</text:p>
          </table:table-cell>
          <table:table-cell office:value-type="float" office:value="1.023409E-015" calcext:value-type="float">
            <text:p>1.02340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07602" calcext:value-type="float">
            <text:p>-0.7107602</text:p>
          </table:table-cell>
          <table:table-cell office:value-type="float" office:value="-0.05286022" calcext:value-type="float">
            <text:p>-0.05286022</text:p>
          </table:table-cell>
          <table:table-cell office:value-type="float" office:value="-0.03911756" calcext:value-type="float">
            <text:p>-0.03911756</text:p>
          </table:table-cell>
          <table:table-cell office:value-type="float" office:value="-0.03281232" calcext:value-type="float">
            <text:p>-0.03281232</text:p>
          </table:table-cell>
          <table:table-cell office:value-type="float" office:value="-0.03132451" calcext:value-type="float">
            <text:p>-0.03132451</text:p>
          </table:table-cell>
          <table:table-cell office:value-type="float" office:value="-0.03111465" calcext:value-type="float">
            <text:p>-0.03111465</text:p>
          </table:table-cell>
          <table:table-cell office:value-type="float" office:value="-0.03718614" calcext:value-type="float">
            <text:p>-0.03718614</text:p>
          </table:table-cell>
          <table:table-cell office:value-type="float" office:value="-0.04964085" calcext:value-type="float">
            <text:p>-0.04964085</text:p>
          </table:table-cell>
          <table:table-cell office:value-type="float" office:value="-0.5841801" calcext:value-type="float">
            <text:p>-0.5841801</text:p>
          </table:table-cell>
          <table:table-cell office:value-type="float" office:value="-0.1229721" calcext:value-type="float">
            <text:p>-0.122972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.343494" calcext:value-type="float">
            <text:p>-1.343494</text:p>
          </table:table-cell>
          <table:table-cell office:value-type="float" office:value="0.02256145" calcext:value-type="float">
            <text:p>0.02256145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6205" calcext:value-type="float">
            <text:p>-2.3762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5.4" calcext:value-type="float">
            <text:p>615.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8.6744" calcext:value-type="float">
            <text:p>998.6744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1632995" calcext:value-type="float">
            <text:p>0.1632995</text:p>
          </table:table-cell>
          <table:table-cell office:value-type="float" office:value="0.2863127" calcext:value-type="float">
            <text:p>0.2863127</text:p>
          </table:table-cell>
          <table:table-cell office:value-type="float" office:value="0.2943926" calcext:value-type="float">
            <text:p>0.2943926</text:p>
          </table:table-cell>
          <table:table-cell office:value-type="float" office:value="0.2999561" calcext:value-type="float">
            <text:p>0.2999561</text:p>
          </table:table-cell>
          <table:table-cell office:value-type="float" office:value="0.3020872" calcext:value-type="float">
            <text:p>0.3020872</text:p>
          </table:table-cell>
          <table:table-cell office:value-type="float" office:value="0.2696107" calcext:value-type="float">
            <text:p>0.2696107</text:p>
          </table:table-cell>
          <table:table-cell office:value-type="float" office:value="0.2619638" calcext:value-type="float">
            <text:p>0.2619638</text:p>
          </table:table-cell>
          <table:table-cell office:value-type="float" office:value="0.3415599" calcext:value-type="float">
            <text:p>0.3415599</text:p>
          </table:table-cell>
          <table:table-cell office:value-type="float" office:value="0.2546433" calcext:value-type="float">
            <text:p>0.2546433</text:p>
          </table:table-cell>
          <table:table-cell office:value-type="float" office:value="0.3073555" calcext:value-type="float">
            <text:p>0.3073555</text:p>
          </table:table-cell>
          <table:table-cell office:value-type="float" office:value="0.3750111" calcext:value-type="float">
            <text:p>0.3750111</text:p>
          </table:table-cell>
          <table:table-cell office:value-type="float" office:value="0.3910043" calcext:value-type="float">
            <text:p>0.391004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09944E-015" calcext:value-type="float">
            <text:p>1.809944E-15</text:p>
          </table:table-cell>
          <table:table-cell office:value-type="float" office:value="1.958039E-015" calcext:value-type="float">
            <text:p>1.958039E-15</text:p>
          </table:table-cell>
          <table:table-cell office:value-type="float" office:value="1.967734E-015" calcext:value-type="float">
            <text:p>1.967734E-15</text:p>
          </table:table-cell>
          <table:table-cell office:value-type="float" office:value="9.53534E-016" calcext:value-type="float">
            <text:p>9.53534E-16</text:p>
          </table:table-cell>
          <table:table-cell office:value-type="float" office:value="1.02339E-015" calcext:value-type="float">
            <text:p>1.0233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1509" calcext:value-type="float">
            <text:p>-3.841509</text:p>
          </table:table-cell>
          <table:table-cell office:value-type="float" office:value="-0.05086221" calcext:value-type="float">
            <text:p>-0.05086221</text:p>
          </table:table-cell>
          <table:table-cell office:value-type="float" office:value="-0.04101977" calcext:value-type="float">
            <text:p>-0.04101977</text:p>
          </table:table-cell>
          <table:table-cell office:value-type="float" office:value="-0.03551778" calcext:value-type="float">
            <text:p>-0.03551778</text:p>
          </table:table-cell>
          <table:table-cell office:value-type="float" office:value="-0.03363359" calcext:value-type="float">
            <text:p>-0.03363359</text:p>
          </table:table-cell>
          <table:table-cell office:value-type="float" office:value="-0.03262613" calcext:value-type="float">
            <text:p>-0.03262613</text:p>
          </table:table-cell>
          <table:table-cell office:value-type="float" office:value="-0.03808911" calcext:value-type="float">
            <text:p>-0.03808911</text:p>
          </table:table-cell>
          <table:table-cell office:value-type="float" office:value="-0.04863508" calcext:value-type="float">
            <text:p>-0.04863508</text:p>
          </table:table-cell>
          <table:table-cell office:value-type="float" office:value="-0.5793949" calcext:value-type="float">
            <text:p>-0.5793949</text:p>
          </table:table-cell>
          <table:table-cell office:value-type="float" office:value="-0.1221417" calcext:value-type="float">
            <text:p>-0.122141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6.703798" calcext:value-type="float">
            <text:p>-6.703798</text:p>
          </table:table-cell>
          <table:table-cell office:value-type="float" office:value="0.02255208" calcext:value-type="float">
            <text:p>0.0225520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0082" calcext:value-type="float">
            <text:p>-2.3800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5.8455" calcext:value-type="float">
            <text:p>615.845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8.2296" calcext:value-type="float">
            <text:p>998.2296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1487629" calcext:value-type="float">
            <text:p>0.1487629</text:p>
          </table:table-cell>
          <table:table-cell office:value-type="float" office:value="0.2864599" calcext:value-type="float">
            <text:p>0.2864599</text:p>
          </table:table-cell>
          <table:table-cell office:value-type="float" office:value="0.2930837" calcext:value-type="float">
            <text:p>0.2930837</text:p>
          </table:table-cell>
          <table:table-cell office:value-type="float" office:value="0.2980895" calcext:value-type="float">
            <text:p>0.2980895</text:p>
          </table:table-cell>
          <table:table-cell office:value-type="float" office:value="0.3000196" calcext:value-type="float">
            <text:p>0.3000196</text:p>
          </table:table-cell>
          <table:table-cell office:value-type="float" office:value="0.2679098" calcext:value-type="float">
            <text:p>0.2679098</text:p>
          </table:table-cell>
          <table:table-cell office:value-type="float" office:value="0.2612393" calcext:value-type="float">
            <text:p>0.2612393</text:p>
          </table:table-cell>
          <table:table-cell office:value-type="float" office:value="0.3422273" calcext:value-type="float">
            <text:p>0.3422273</text:p>
          </table:table-cell>
          <table:table-cell office:value-type="float" office:value="0.2548656" calcext:value-type="float">
            <text:p>0.2548656</text:p>
          </table:table-cell>
          <table:table-cell office:value-type="float" office:value="0.30757" calcext:value-type="float">
            <text:p>0.30757</text:p>
          </table:table-cell>
          <table:table-cell office:value-type="float" office:value="0.375223" calcext:value-type="float">
            <text:p>0.375223</text:p>
          </table:table-cell>
          <table:table-cell office:value-type="float" office:value="0.3910129" calcext:value-type="float">
            <text:p>0.391012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10157E-015" calcext:value-type="float">
            <text:p>1.810157E-15</text:p>
          </table:table-cell>
          <table:table-cell office:value-type="float" office:value="1.958021E-015" calcext:value-type="float">
            <text:p>1.958021E-15</text:p>
          </table:table-cell>
          <table:table-cell office:value-type="float" office:value="1.967719E-015" calcext:value-type="float">
            <text:p>1.967719E-15</text:p>
          </table:table-cell>
          <table:table-cell office:value-type="float" office:value="9.535289E-016" calcext:value-type="float">
            <text:p>9.535289E-16</text:p>
          </table:table-cell>
          <table:table-cell office:value-type="float" office:value="1.023375E-015" calcext:value-type="float">
            <text:p>1.02337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91219" calcext:value-type="float">
            <text:p>-7.891219</text:p>
          </table:table-cell>
          <table:table-cell office:value-type="float" office:value="-0.05067102" calcext:value-type="float">
            <text:p>-0.05067102</text:p>
          </table:table-cell>
          <table:table-cell office:value-type="float" office:value="-0.04245947" calcext:value-type="float">
            <text:p>-0.04245947</text:p>
          </table:table-cell>
          <table:table-cell office:value-type="float" office:value="-0.03727315" calcext:value-type="float">
            <text:p>-0.03727315</text:p>
          </table:table-cell>
          <table:table-cell office:value-type="float" office:value="-0.03546619" calcext:value-type="float">
            <text:p>-0.03546619</text:p>
          </table:table-cell>
          <table:table-cell office:value-type="float" office:value="-0.03424239" calcext:value-type="float">
            <text:p>-0.03424239</text:p>
          </table:table-cell>
          <table:table-cell office:value-type="float" office:value="-0.03884891" calcext:value-type="float">
            <text:p>-0.03884891</text:p>
          </table:table-cell>
          <table:table-cell office:value-type="float" office:value="-0.04780813" calcext:value-type="float">
            <text:p>-0.04780813</text:p>
          </table:table-cell>
          <table:table-cell office:value-type="float" office:value="-0.5746875" calcext:value-type="float">
            <text:p>-0.5746875</text:p>
          </table:table-cell>
          <table:table-cell office:value-type="float" office:value="-0.1213223" calcext:value-type="float">
            <text:p>-0.121322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0.53562" calcext:value-type="float">
            <text:p>-10.53562</text:p>
          </table:table-cell>
          <table:table-cell office:value-type="float" office:value="0.02254912" calcext:value-type="float">
            <text:p>0.02254912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374" calcext:value-type="float">
            <text:p>-2.3837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6.12" calcext:value-type="float">
            <text:p>616.1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7.9551" calcext:value-type="float">
            <text:p>997.9551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1426381" calcext:value-type="float">
            <text:p>0.1426381</text:p>
          </table:table-cell>
          <table:table-cell office:value-type="float" office:value="0.2866856" calcext:value-type="float">
            <text:p>0.2866856</text:p>
          </table:table-cell>
          <table:table-cell office:value-type="float" office:value="0.2922466" calcext:value-type="float">
            <text:p>0.2922466</text:p>
          </table:table-cell>
          <table:table-cell office:value-type="float" office:value="0.2965089" calcext:value-type="float">
            <text:p>0.2965089</text:p>
          </table:table-cell>
          <table:table-cell office:value-type="float" office:value="0.2982469" calcext:value-type="float">
            <text:p>0.2982469</text:p>
          </table:table-cell>
          <table:table-cell office:value-type="float" office:value="0.2664843" calcext:value-type="float">
            <text:p>0.2664843</text:p>
          </table:table-cell>
          <table:table-cell office:value-type="float" office:value="0.2602205" calcext:value-type="float">
            <text:p>0.2602205</text:p>
          </table:table-cell>
          <table:table-cell office:value-type="float" office:value="0.3428596" calcext:value-type="float">
            <text:p>0.3428596</text:p>
          </table:table-cell>
          <table:table-cell office:value-type="float" office:value="0.2550864" calcext:value-type="float">
            <text:p>0.2550864</text:p>
          </table:table-cell>
          <table:table-cell office:value-type="float" office:value="0.3077829" calcext:value-type="float">
            <text:p>0.3077829</text:p>
          </table:table-cell>
          <table:table-cell office:value-type="float" office:value="0.3754152" calcext:value-type="float">
            <text:p>0.3754152</text:p>
          </table:table-cell>
          <table:table-cell office:value-type="float" office:value="0.3910131" calcext:value-type="float">
            <text:p>0.391013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10341E-015" calcext:value-type="float">
            <text:p>1.810341E-15</text:p>
          </table:table-cell>
          <table:table-cell office:value-type="float" office:value="1.958006E-015" calcext:value-type="float">
            <text:p>1.958006E-15</text:p>
          </table:table-cell>
          <table:table-cell office:value-type="float" office:value="1.967704E-015" calcext:value-type="float">
            <text:p>1.967704E-15</text:p>
          </table:table-cell>
          <table:table-cell office:value-type="float" office:value="9.535271E-016" calcext:value-type="float">
            <text:p>9.535271E-16</text:p>
          </table:table-cell>
          <table:table-cell office:value-type="float" office:value="1.02336E-015" calcext:value-type="float">
            <text:p>1.0233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1194" calcext:value-type="float">
            <text:p>-10.91194</text:p>
          </table:table-cell>
          <table:table-cell office:value-type="float" office:value="-0.05036191" calcext:value-type="float">
            <text:p>-0.05036191</text:p>
          </table:table-cell>
          <table:table-cell office:value-type="float" office:value="-0.04340767" calcext:value-type="float">
            <text:p>-0.04340767</text:p>
          </table:table-cell>
          <table:table-cell office:value-type="float" office:value="-0.03883365" calcext:value-type="float">
            <text:p>-0.03883365</text:p>
          </table:table-cell>
          <table:table-cell office:value-type="float" office:value="-0.0371238" calcext:value-type="float">
            <text:p>-0.0371238</text:p>
          </table:table-cell>
          <table:table-cell office:value-type="float" office:value="-0.03567332" calcext:value-type="float">
            <text:p>-0.03567332</text:p>
          </table:table-cell>
          <table:table-cell office:value-type="float" office:value="-0.03994141" calcext:value-type="float">
            <text:p>-0.03994141</text:p>
          </table:table-cell>
          <table:table-cell office:value-type="float" office:value="-0.04704031" calcext:value-type="float">
            <text:p>-0.04704031</text:p>
          </table:table-cell>
          <table:table-cell office:value-type="float" office:value="-0.5700543" calcext:value-type="float">
            <text:p>-0.5700543</text:p>
          </table:table-cell>
          <table:table-cell office:value-type="float" office:value="-0.1205149" calcext:value-type="float">
            <text:p>-0.120514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2.90002" calcext:value-type="float">
            <text:p>-12.90002</text:p>
          </table:table-cell>
          <table:table-cell office:value-type="float" office:value="0.02254603" calcext:value-type="float">
            <text:p>0.0225460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7203" calcext:value-type="float">
            <text:p>-2.3872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6.8149" calcext:value-type="float">
            <text:p>616.814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7.2604" calcext:value-type="float">
            <text:p>997.2604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2032778" calcext:value-type="float">
            <text:p>0.2032778</text:p>
          </table:table-cell>
          <table:table-cell office:value-type="float" office:value="0.2742699" calcext:value-type="float">
            <text:p>0.2742699</text:p>
          </table:table-cell>
          <table:table-cell office:value-type="float" office:value="0.2839082" calcext:value-type="float">
            <text:p>0.2839082</text:p>
          </table:table-cell>
          <table:table-cell office:value-type="float" office:value="0.2933401" calcext:value-type="float">
            <text:p>0.2933401</text:p>
          </table:table-cell>
          <table:table-cell office:value-type="float" office:value="0.2963079" calcext:value-type="float">
            <text:p>0.2963079</text:p>
          </table:table-cell>
          <table:table-cell office:value-type="float" office:value="0.2652456" calcext:value-type="float">
            <text:p>0.2652456</text:p>
          </table:table-cell>
          <table:table-cell office:value-type="float" office:value="0.2594414" calcext:value-type="float">
            <text:p>0.2594414</text:p>
          </table:table-cell>
          <table:table-cell office:value-type="float" office:value="0.3433155" calcext:value-type="float">
            <text:p>0.3433155</text:p>
          </table:table-cell>
          <table:table-cell office:value-type="float" office:value="0.2553053" calcext:value-type="float">
            <text:p>0.2553053</text:p>
          </table:table-cell>
          <table:table-cell office:value-type="float" office:value="0.3079945" calcext:value-type="float">
            <text:p>0.3079945</text:p>
          </table:table-cell>
          <table:table-cell office:value-type="float" office:value="0.3755891" calcext:value-type="float">
            <text:p>0.3755891</text:p>
          </table:table-cell>
          <table:table-cell office:value-type="float" office:value="0.3910052" calcext:value-type="float">
            <text:p>0.391005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56968E-015" calcext:value-type="float">
            <text:p>1.856968E-15</text:p>
          </table:table-cell>
          <table:table-cell office:value-type="float" office:value="1.961173E-015" calcext:value-type="float">
            <text:p>1.961173E-15</text:p>
          </table:table-cell>
          <table:table-cell office:value-type="float" office:value="1.955853E-015" calcext:value-type="float">
            <text:p>1.955853E-15</text:p>
          </table:table-cell>
          <table:table-cell office:value-type="float" office:value="9.535289E-016" calcext:value-type="float">
            <text:p>9.535289E-16</text:p>
          </table:table-cell>
          <table:table-cell office:value-type="float" office:value="1.023343E-015" calcext:value-type="float">
            <text:p>1.02334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8863" calcext:value-type="float">
            <text:p>-0.718863</text:p>
          </table:table-cell>
          <table:table-cell office:value-type="float" office:value="-0.07062639" calcext:value-type="float">
            <text:p>-0.07062639</text:p>
          </table:table-cell>
          <table:table-cell office:value-type="float" office:value="-0.05426615" calcext:value-type="float">
            <text:p>-0.05426615</text:p>
          </table:table-cell>
          <table:table-cell office:value-type="float" office:value="-0.04216175" calcext:value-type="float">
            <text:p>-0.04216175</text:p>
          </table:table-cell>
          <table:table-cell office:value-type="float" office:value="-0.03902527" calcext:value-type="float">
            <text:p>-0.03902527</text:p>
          </table:table-cell>
          <table:table-cell office:value-type="float" office:value="-0.03696941" calcext:value-type="float">
            <text:p>-0.03696941</text:p>
          </table:table-cell>
          <table:table-cell office:value-type="float" office:value="-0.04080795" calcext:value-type="float">
            <text:p>-0.04080795</text:p>
          </table:table-cell>
          <table:table-cell office:value-type="float" office:value="-0.04649311" calcext:value-type="float">
            <text:p>-0.04649311</text:p>
          </table:table-cell>
          <table:table-cell office:value-type="float" office:value="-0.5655028" calcext:value-type="float">
            <text:p>-0.5655028</text:p>
          </table:table-cell>
          <table:table-cell office:value-type="float" office:value="-0.1197182" calcext:value-type="float">
            <text:p>-0.119718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.065365" calcext:value-type="float">
            <text:p>-1.065365</text:p>
          </table:table-cell>
          <table:table-cell office:value-type="float" office:value="0.005454495" calcext:value-type="float">
            <text:p>0.00545449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48" calcext:value-type="float">
            <text:p>-2.3904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684.0019" calcext:value-type="float">
            <text:p>684.0019</text:p>
          </table:table-cell>
          <table:table-cell office:value-type="float" office:value="617.7559" calcext:value-type="float">
            <text:p>617.755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6.3194" calcext:value-type="float">
            <text:p>996.3194</text:p>
          </table:table-cell>
          <table:table-cell office:value-type="float" office:value="103.8413" calcext:value-type="float">
            <text:p>103.8413</text:p>
          </table:table-cell>
          <table:table-cell office:value-type="float" office:value="0" calcext:value-type="float">
            <text:p>0</text:p>
          </table:table-cell>
          <table:table-cell office:value-type="float" office:value="0.1781017" calcext:value-type="float">
            <text:p>0.1781017</text:p>
          </table:table-cell>
          <table:table-cell office:value-type="float" office:value="0.2666785" calcext:value-type="float">
            <text:p>0.2666785</text:p>
          </table:table-cell>
          <table:table-cell office:value-type="float" office:value="0.2827549" calcext:value-type="float">
            <text:p>0.2827549</text:p>
          </table:table-cell>
          <table:table-cell office:value-type="float" office:value="0.2907259" calcext:value-type="float">
            <text:p>0.2907259</text:p>
          </table:table-cell>
          <table:table-cell office:value-type="float" office:value="0.2939987" calcext:value-type="float">
            <text:p>0.2939987</text:p>
          </table:table-cell>
          <table:table-cell office:value-type="float" office:value="0.2638977" calcext:value-type="float">
            <text:p>0.2638977</text:p>
          </table:table-cell>
          <table:table-cell office:value-type="float" office:value="0.2588355" calcext:value-type="float">
            <text:p>0.2588355</text:p>
          </table:table-cell>
          <table:table-cell office:value-type="float" office:value="0.3436649" calcext:value-type="float">
            <text:p>0.3436649</text:p>
          </table:table-cell>
          <table:table-cell office:value-type="float" office:value="0.2555223" calcext:value-type="float">
            <text:p>0.2555223</text:p>
          </table:table-cell>
          <table:table-cell office:value-type="float" office:value="0.3082052" calcext:value-type="float">
            <text:p>0.3082052</text:p>
          </table:table-cell>
          <table:table-cell office:value-type="float" office:value="0.3757466" calcext:value-type="float">
            <text:p>0.3757466</text:p>
          </table:table-cell>
          <table:table-cell office:value-type="float" office:value="0.3909898" calcext:value-type="float">
            <text:p>0.390989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57171E-015" calcext:value-type="float">
            <text:p>1.857171E-15</text:p>
          </table:table-cell>
          <table:table-cell office:value-type="float" office:value="1.96116E-015" calcext:value-type="float">
            <text:p>1.96116E-15</text:p>
          </table:table-cell>
          <table:table-cell office:value-type="float" office:value="1.955829E-015" calcext:value-type="float">
            <text:p>1.955829E-15</text:p>
          </table:table-cell>
          <table:table-cell office:value-type="float" office:value="9.535336E-016" calcext:value-type="float">
            <text:p>9.535336E-16</text:p>
          </table:table-cell>
          <table:table-cell office:value-type="float" office:value="1.023325E-015" calcext:value-type="float">
            <text:p>1.02332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5108" calcext:value-type="float">
            <text:p>-1.985108</text:p>
          </table:table-cell>
          <table:table-cell office:value-type="float" office:value="-0.08774997" calcext:value-type="float">
            <text:p>-0.08774997</text:p>
          </table:table-cell>
          <table:table-cell office:value-type="float" office:value="-0.05594648" calcext:value-type="float">
            <text:p>-0.05594648</text:p>
          </table:table-cell>
          <table:table-cell office:value-type="float" office:value="-0.04517921" calcext:value-type="float">
            <text:p>-0.04517921</text:p>
          </table:table-cell>
          <table:table-cell office:value-type="float" office:value="-0.0414527" calcext:value-type="float">
            <text:p>-0.0414527</text:p>
          </table:table-cell>
          <table:table-cell office:value-type="float" office:value="-0.03843939" calcext:value-type="float">
            <text:p>-0.03843939</text:p>
          </table:table-cell>
          <table:table-cell office:value-type="float" office:value="-0.04149429" calcext:value-type="float">
            <text:p>-0.04149429</text:p>
          </table:table-cell>
          <table:table-cell office:value-type="float" office:value="-0.04607924" calcext:value-type="float">
            <text:p>-0.04607924</text:p>
          </table:table-cell>
          <table:table-cell office:value-type="float" office:value="-0.5610301" calcext:value-type="float">
            <text:p>-0.5610301</text:p>
          </table:table-cell>
          <table:table-cell office:value-type="float" office:value="-0.1189311" calcext:value-type="float">
            <text:p>-0.118931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2.100066" calcext:value-type="float">
            <text:p>-2.100066</text:p>
          </table:table-cell>
          <table:table-cell office:value-type="float" office:value="0.005450647" calcext:value-type="float">
            <text:p>0.0054506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586" calcext:value-type="float">
            <text:p>-2.3935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684.0653" calcext:value-type="float">
            <text:p>684.0653</text:p>
          </table:table-cell>
          <table:table-cell office:value-type="float" office:value="618.5773" calcext:value-type="float">
            <text:p>618.577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5613" calcext:value-type="float">
            <text:p>995.5613</text:p>
          </table:table-cell>
          <table:table-cell office:value-type="float" office:value="103.8416" calcext:value-type="float">
            <text:p>103.8416</text:p>
          </table:table-cell>
          <table:table-cell office:value-type="float" office:value="0" calcext:value-type="float">
            <text:p>0</text:p>
          </table:table-cell>
          <table:table-cell office:value-type="float" office:value="0.151045" calcext:value-type="float">
            <text:p>0.151045</text:p>
          </table:table-cell>
          <table:table-cell office:value-type="float" office:value="0.2643463" calcext:value-type="float">
            <text:p>0.2643463</text:p>
          </table:table-cell>
          <table:table-cell office:value-type="float" office:value="0.2802686" calcext:value-type="float">
            <text:p>0.2802686</text:p>
          </table:table-cell>
          <table:table-cell office:value-type="float" office:value="0.2887832" calcext:value-type="float">
            <text:p>0.2887832</text:p>
          </table:table-cell>
          <table:table-cell office:value-type="float" office:value="0.2920124" calcext:value-type="float">
            <text:p>0.2920124</text:p>
          </table:table-cell>
          <table:table-cell office:value-type="float" office:value="0.2625275" calcext:value-type="float">
            <text:p>0.2625275</text:p>
          </table:table-cell>
          <table:table-cell office:value-type="float" office:value="0.2582706" calcext:value-type="float">
            <text:p>0.2582706</text:p>
          </table:table-cell>
          <table:table-cell office:value-type="float" office:value="0.3439358" calcext:value-type="float">
            <text:p>0.3439358</text:p>
          </table:table-cell>
          <table:table-cell office:value-type="float" office:value="0.2557376" calcext:value-type="float">
            <text:p>0.2557376</text:p>
          </table:table-cell>
          <table:table-cell office:value-type="float" office:value="0.3084144" calcext:value-type="float">
            <text:p>0.3084144</text:p>
          </table:table-cell>
          <table:table-cell office:value-type="float" office:value="0.3758888" calcext:value-type="float">
            <text:p>0.3758888</text:p>
          </table:table-cell>
          <table:table-cell office:value-type="float" office:value="0.3909679" calcext:value-type="float">
            <text:p>0.390967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7208E-015" calcext:value-type="float">
            <text:p>1.877208E-15</text:p>
          </table:table-cell>
          <table:table-cell office:value-type="float" office:value="1.961147E-015" calcext:value-type="float">
            <text:p>1.961147E-15</text:p>
          </table:table-cell>
          <table:table-cell office:value-type="float" office:value="1.955806E-015" calcext:value-type="float">
            <text:p>1.955806E-15</text:p>
          </table:table-cell>
          <table:table-cell office:value-type="float" office:value="9.535379E-016" calcext:value-type="float">
            <text:p>9.535379E-16</text:p>
          </table:table-cell>
          <table:table-cell office:value-type="float" office:value="1.023306E-015" calcext:value-type="float">
            <text:p>1.02330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81059" calcext:value-type="float">
            <text:p>-7.481059</text:p>
          </table:table-cell>
          <table:table-cell office:value-type="float" office:value="-0.09395407" calcext:value-type="float">
            <text:p>-0.09395407</text:p>
          </table:table-cell>
          <table:table-cell office:value-type="float" office:value="-0.05987997" calcext:value-type="float">
            <text:p>-0.05987997</text:p>
          </table:table-cell>
          <table:table-cell office:value-type="float" office:value="-0.04758026" calcext:value-type="float">
            <text:p>-0.04758026</text:p>
          </table:table-cell>
          <table:table-cell office:value-type="float" office:value="-0.04367727" calcext:value-type="float">
            <text:p>-0.04367727</text:p>
          </table:table-cell>
          <table:table-cell office:value-type="float" office:value="-0.04000273" calcext:value-type="float">
            <text:p>-0.04000273</text:p>
          </table:table-cell>
          <table:table-cell office:value-type="float" office:value="-0.04214515" calcext:value-type="float">
            <text:p>-0.04214515</text:p>
          </table:table-cell>
          <table:table-cell office:value-type="float" office:value="-0.04576108" calcext:value-type="float">
            <text:p>-0.04576108</text:p>
          </table:table-cell>
          <table:table-cell office:value-type="float" office:value="-0.55663" calcext:value-type="float">
            <text:p>-0.55663</text:p>
          </table:table-cell>
          <table:table-cell office:value-type="float" office:value="-0.1181548" calcext:value-type="float">
            <text:p>-0.118154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773694" calcext:value-type="float">
            <text:p>-4.773694</text:p>
          </table:table-cell>
          <table:table-cell office:value-type="float" office:value="0.005448156" calcext:value-type="float">
            <text:p>0.0054481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539" calcext:value-type="float">
            <text:p>-2.3965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684.2556" calcext:value-type="float">
            <text:p>684.2556</text:p>
          </table:table-cell>
          <table:table-cell office:value-type="float" office:value="619.3506" calcext:value-type="float">
            <text:p>619.350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4.9776" calcext:value-type="float">
            <text:p>994.9776</text:p>
          </table:table-cell>
          <table:table-cell office:value-type="float" office:value="103.8426" calcext:value-type="float">
            <text:p>103.8426</text:p>
          </table:table-cell>
          <table:table-cell office:value-type="float" office:value="0" calcext:value-type="float">
            <text:p>0</text:p>
          </table:table-cell>
          <table:table-cell office:value-type="float" office:value="0.1349418" calcext:value-type="float">
            <text:p>0.1349418</text:p>
          </table:table-cell>
          <table:table-cell office:value-type="float" office:value="0.2621484" calcext:value-type="float">
            <text:p>0.2621484</text:p>
          </table:table-cell>
          <table:table-cell office:value-type="float" office:value="0.2784085" calcext:value-type="float">
            <text:p>0.2784085</text:p>
          </table:table-cell>
          <table:table-cell office:value-type="float" office:value="0.2869864" calcext:value-type="float">
            <text:p>0.2869864</text:p>
          </table:table-cell>
          <table:table-cell office:value-type="float" office:value="0.2904942" calcext:value-type="float">
            <text:p>0.2904942</text:p>
          </table:table-cell>
          <table:table-cell office:value-type="float" office:value="0.2614326" calcext:value-type="float">
            <text:p>0.2614326</text:p>
          </table:table-cell>
          <table:table-cell office:value-type="float" office:value="0.2576469" calcext:value-type="float">
            <text:p>0.2576469</text:p>
          </table:table-cell>
          <table:table-cell office:value-type="float" office:value="0.3441321" calcext:value-type="float">
            <text:p>0.3441321</text:p>
          </table:table-cell>
          <table:table-cell office:value-type="float" office:value="0.2559513" calcext:value-type="float">
            <text:p>0.2559513</text:p>
          </table:table-cell>
          <table:table-cell office:value-type="float" office:value="0.3086219" calcext:value-type="float">
            <text:p>0.3086219</text:p>
          </table:table-cell>
          <table:table-cell office:value-type="float" office:value="0.3760171" calcext:value-type="float">
            <text:p>0.3760171</text:p>
          </table:table-cell>
          <table:table-cell office:value-type="float" office:value="0.3909405" calcext:value-type="float">
            <text:p>0.390940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7466E-015" calcext:value-type="float">
            <text:p>1.877466E-15</text:p>
          </table:table-cell>
          <table:table-cell office:value-type="float" office:value="1.961124E-015" calcext:value-type="float">
            <text:p>1.961124E-15</text:p>
          </table:table-cell>
          <table:table-cell office:value-type="float" office:value="1.955784E-015" calcext:value-type="float">
            <text:p>1.955784E-15</text:p>
          </table:table-cell>
          <table:table-cell office:value-type="float" office:value="9.535369E-016" calcext:value-type="float">
            <text:p>9.535369E-16</text:p>
          </table:table-cell>
          <table:table-cell office:value-type="float" office:value="1.023289E-015" calcext:value-type="float">
            <text:p>1.02328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5852" calcext:value-type="float">
            <text:p>-16.75852</text:p>
          </table:table-cell>
          <table:table-cell office:value-type="float" office:value="-0.1002872" calcext:value-type="float">
            <text:p>-0.1002872</text:p>
          </table:table-cell>
          <table:table-cell office:value-type="float" office:value="-0.06304407" calcext:value-type="float">
            <text:p>-0.06304407</text:p>
          </table:table-cell>
          <table:table-cell office:value-type="float" office:value="-0.04992212" calcext:value-type="float">
            <text:p>-0.04992212</text:p>
          </table:table-cell>
          <table:table-cell office:value-type="float" office:value="-0.04546773" calcext:value-type="float">
            <text:p>-0.04546773</text:p>
          </table:table-cell>
          <table:table-cell office:value-type="float" office:value="-0.04130694" calcext:value-type="float">
            <text:p>-0.04130694</text:p>
          </table:table-cell>
          <table:table-cell office:value-type="float" office:value="-0.04287722" calcext:value-type="float">
            <text:p>-0.04287722</text:p>
          </table:table-cell>
          <table:table-cell office:value-type="float" office:value="-0.04553184" calcext:value-type="float">
            <text:p>-0.04553184</text:p>
          </table:table-cell>
          <table:table-cell office:value-type="float" office:value="-0.5523012" calcext:value-type="float">
            <text:p>-0.5523012</text:p>
          </table:table-cell>
          <table:table-cell office:value-type="float" office:value="-0.1173903" calcext:value-type="float">
            <text:p>-0.117390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9.680379" calcext:value-type="float">
            <text:p>-9.680379</text:p>
          </table:table-cell>
          <table:table-cell office:value-type="float" office:value="0.005444311" calcext:value-type="float">
            <text:p>0.0054443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344" calcext:value-type="float">
            <text:p>-2.3993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684.2556" calcext:value-type="float">
            <text:p>684.2556</text:p>
          </table:table-cell>
          <table:table-cell office:value-type="float" office:value="619.6735" calcext:value-type="float">
            <text:p>619.673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3193" calcext:value-type="float">
            <text:p>995.3193</text:p>
          </table:table-cell>
          <table:table-cell office:value-type="float" office:value="103.1778" calcext:value-type="float">
            <text:p>103.1778</text:p>
          </table:table-cell>
          <table:table-cell office:value-type="float" office:value="0" calcext:value-type="float">
            <text:p>0</text:p>
          </table:table-cell>
          <table:table-cell office:value-type="float" office:value="0.1212505" calcext:value-type="float">
            <text:p>0.1212505</text:p>
          </table:table-cell>
          <table:table-cell office:value-type="float" office:value="0.2643944" calcext:value-type="float">
            <text:p>0.2643944</text:p>
          </table:table-cell>
          <table:table-cell office:value-type="float" office:value="0.2772121" calcext:value-type="float">
            <text:p>0.2772121</text:p>
          </table:table-cell>
          <table:table-cell office:value-type="float" office:value="0.2853701" calcext:value-type="float">
            <text:p>0.2853701</text:p>
          </table:table-cell>
          <table:table-cell office:value-type="float" office:value="0.2889426" calcext:value-type="float">
            <text:p>0.2889426</text:p>
          </table:table-cell>
          <table:table-cell office:value-type="float" office:value="0.2603291" calcext:value-type="float">
            <text:p>0.2603291</text:p>
          </table:table-cell>
          <table:table-cell office:value-type="float" office:value="0.2571085" calcext:value-type="float">
            <text:p>0.2571085</text:p>
          </table:table-cell>
          <table:table-cell office:value-type="float" office:value="0.3442622" calcext:value-type="float">
            <text:p>0.3442622</text:p>
          </table:table-cell>
          <table:table-cell office:value-type="float" office:value="0.2561634" calcext:value-type="float">
            <text:p>0.2561634</text:p>
          </table:table-cell>
          <table:table-cell office:value-type="float" office:value="0.3088284" calcext:value-type="float">
            <text:p>0.3088284</text:p>
          </table:table-cell>
          <table:table-cell office:value-type="float" office:value="0.3761433" calcext:value-type="float">
            <text:p>0.3761433</text:p>
          </table:table-cell>
          <table:table-cell office:value-type="float" office:value="0.3912797" calcext:value-type="float">
            <text:p>0.3912797</text:p>
          </table:table-cell>
          <table:table-cell office:value-type="float" office:value="0.4555295" calcext:value-type="float">
            <text:p>0.4555295</text:p>
          </table:table-cell>
          <table:table-cell office:value-type="float" office:value="0" calcext:value-type="float">
            <text:p>0</text:p>
          </table:table-cell>
          <table:table-cell office:value-type="float" office:value="1.877753E-015" calcext:value-type="float">
            <text:p>1.877753E-15</text:p>
          </table:table-cell>
          <table:table-cell office:value-type="float" office:value="1.9611E-015" calcext:value-type="float">
            <text:p>1.9611E-15</text:p>
          </table:table-cell>
          <table:table-cell office:value-type="float" office:value="1.955759E-015" calcext:value-type="float">
            <text:p>1.955759E-15</text:p>
          </table:table-cell>
          <table:table-cell office:value-type="float" office:value="9.535328E-016" calcext:value-type="float">
            <text:p>9.535328E-16</text:p>
          </table:table-cell>
          <table:table-cell office:value-type="float" office:value="1.023273E-015" calcext:value-type="float">
            <text:p>1.02327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4746" calcext:value-type="float">
            <text:p>-38.4746</text:p>
          </table:table-cell>
          <table:table-cell office:value-type="float" office:value="-0.09398071" calcext:value-type="float">
            <text:p>-0.09398071</text:p>
          </table:table-cell>
          <table:table-cell office:value-type="float" office:value="-0.06516725" calcext:value-type="float">
            <text:p>-0.06516725</text:p>
          </table:table-cell>
          <table:table-cell office:value-type="float" office:value="-0.05214332" calcext:value-type="float">
            <text:p>-0.05214332</text:p>
          </table:table-cell>
          <table:table-cell office:value-type="float" office:value="-0.04738245" calcext:value-type="float">
            <text:p>-0.04738245</text:p>
          </table:table-cell>
          <table:table-cell office:value-type="float" office:value="-0.04266687" calcext:value-type="float">
            <text:p>-0.04266687</text:p>
          </table:table-cell>
          <table:table-cell office:value-type="float" office:value="-0.04352149" calcext:value-type="float">
            <text:p>-0.04352149</text:p>
          </table:table-cell>
          <table:table-cell office:value-type="float" office:value="-0.04538056" calcext:value-type="float">
            <text:p>-0.04538056</text:p>
          </table:table-cell>
          <table:table-cell office:value-type="float" office:value="-0.5480409" calcext:value-type="float">
            <text:p>-0.5480409</text:p>
          </table:table-cell>
          <table:table-cell office:value-type="float" office:value="-0.1166351" calcext:value-type="float">
            <text:p>-0.116635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2.82077" calcext:value-type="float">
            <text:p>-12.82077</text:p>
          </table:table-cell>
          <table:table-cell office:value-type="float" office:value="0.005441217" calcext:value-type="float">
            <text:p>0.0054412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0829" calcext:value-type="float">
            <text:p>-2.3308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684.2556" calcext:value-type="float">
            <text:p>684.2556</text:p>
          </table:table-cell>
          <table:table-cell office:value-type="float" office:value="619.82" calcext:value-type="float">
            <text:p>619.8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6.0002" calcext:value-type="float">
            <text:p>996.0002</text:p>
          </table:table-cell>
          <table:table-cell office:value-type="float" office:value="102.3507" calcext:value-type="float">
            <text:p>102.3507</text:p>
          </table:table-cell>
          <table:table-cell office:value-type="float" office:value="0" calcext:value-type="float">
            <text:p>0</text:p>
          </table:table-cell>
          <table:table-cell office:value-type="float" office:value="0.1187835" calcext:value-type="float">
            <text:p>0.1187835</text:p>
          </table:table-cell>
          <table:table-cell office:value-type="float" office:value="0.2674071" calcext:value-type="float">
            <text:p>0.2674071</text:p>
          </table:table-cell>
          <table:table-cell office:value-type="float" office:value="0.276565" calcext:value-type="float">
            <text:p>0.276565</text:p>
          </table:table-cell>
          <table:table-cell office:value-type="float" office:value="0.2838271" calcext:value-type="float">
            <text:p>0.2838271</text:p>
          </table:table-cell>
          <table:table-cell office:value-type="float" office:value="0.2875757" calcext:value-type="float">
            <text:p>0.2875757</text:p>
          </table:table-cell>
          <table:table-cell office:value-type="float" office:value="0.2593085" calcext:value-type="float">
            <text:p>0.2593085</text:p>
          </table:table-cell>
          <table:table-cell office:value-type="float" office:value="0.2566076" calcext:value-type="float">
            <text:p>0.2566076</text:p>
          </table:table-cell>
          <table:table-cell office:value-type="float" office:value="0.3443358" calcext:value-type="float">
            <text:p>0.3443358</text:p>
          </table:table-cell>
          <table:table-cell office:value-type="float" office:value="0.2563736" calcext:value-type="float">
            <text:p>0.2563736</text:p>
          </table:table-cell>
          <table:table-cell office:value-type="float" office:value="0.3090338" calcext:value-type="float">
            <text:p>0.3090338</text:p>
          </table:table-cell>
          <table:table-cell office:value-type="float" office:value="0.3762833" calcext:value-type="float">
            <text:p>0.3762833</text:p>
          </table:table-cell>
          <table:table-cell office:value-type="float" office:value="0.3915447" calcext:value-type="float">
            <text:p>0.3915447</text:p>
          </table:table-cell>
          <table:table-cell office:value-type="float" office:value="0.4596392" calcext:value-type="float">
            <text:p>0.4596392</text:p>
          </table:table-cell>
          <table:table-cell office:value-type="float" office:value="0" calcext:value-type="float">
            <text:p>0</text:p>
          </table:table-cell>
          <table:table-cell office:value-type="float" office:value="1.878074E-015" calcext:value-type="float">
            <text:p>1.878074E-15</text:p>
          </table:table-cell>
          <table:table-cell office:value-type="float" office:value="1.961073E-015" calcext:value-type="float">
            <text:p>1.961073E-15</text:p>
          </table:table-cell>
          <table:table-cell office:value-type="float" office:value="1.955729E-015" calcext:value-type="float">
            <text:p>1.955729E-15</text:p>
          </table:table-cell>
          <table:table-cell office:value-type="float" office:value="9.535284E-016" calcext:value-type="float">
            <text:p>9.535284E-16</text:p>
          </table:table-cell>
          <table:table-cell office:value-type="float" office:value="1.023258E-015" calcext:value-type="float">
            <text:p>1.02325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25448" calcext:value-type="float">
            <text:p>-45.25448</text:p>
          </table:table-cell>
          <table:table-cell office:value-type="float" office:value="-0.08611701" calcext:value-type="float">
            <text:p>-0.08611701</text:p>
          </table:table-cell>
          <table:table-cell office:value-type="float" office:value="-0.06637792" calcext:value-type="float">
            <text:p>-0.06637792</text:p>
          </table:table-cell>
          <table:table-cell office:value-type="float" office:value="-0.05436983" calcext:value-type="float">
            <text:p>-0.05436983</text:p>
          </table:table-cell>
          <table:table-cell office:value-type="float" office:value="-0.04914598" calcext:value-type="float">
            <text:p>-0.04914598</text:p>
          </table:table-cell>
          <table:table-cell office:value-type="float" office:value="-0.0439711" calcext:value-type="float">
            <text:p>-0.0439711</text:p>
          </table:table-cell>
          <table:table-cell office:value-type="float" office:value="-0.04413067" calcext:value-type="float">
            <text:p>-0.04413067</text:p>
          </table:table-cell>
          <table:table-cell office:value-type="float" office:value="-0.04529489" calcext:value-type="float">
            <text:p>-0.04529489</text:p>
          </table:table-cell>
          <table:table-cell office:value-type="float" office:value="-0.5438554" calcext:value-type="float">
            <text:p>-0.5438554</text:p>
          </table:table-cell>
          <table:table-cell office:value-type="float" office:value="-0.1158895" calcext:value-type="float">
            <text:p>-0.115889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7.6356" calcext:value-type="float">
            <text:p>-17.6356</text:p>
          </table:table-cell>
          <table:table-cell office:value-type="float" office:value="0.005437858" calcext:value-type="float">
            <text:p>0.0054378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5705" calcext:value-type="float">
            <text:p>-2.3557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685.1446" calcext:value-type="float">
            <text:p>685.1446</text:p>
          </table:table-cell>
          <table:table-cell office:value-type="float" office:value="619.9456" calcext:value-type="float">
            <text:p>619.945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7.2922" calcext:value-type="float">
            <text:p>997.2922</text:p>
          </table:table-cell>
          <table:table-cell office:value-type="float" office:value="101.8221" calcext:value-type="float">
            <text:p>101.8221</text:p>
          </table:table-cell>
          <table:table-cell office:value-type="float" office:value="0" calcext:value-type="float">
            <text:p>0</text:p>
          </table:table-cell>
          <table:table-cell office:value-type="float" office:value="0.1660185" calcext:value-type="float">
            <text:p>0.1660185</text:p>
          </table:table-cell>
          <table:table-cell office:value-type="float" office:value="0.2688818" calcext:value-type="float">
            <text:p>0.2688818</text:p>
          </table:table-cell>
          <table:table-cell office:value-type="float" office:value="0.2766224" calcext:value-type="float">
            <text:p>0.2766224</text:p>
          </table:table-cell>
          <table:table-cell office:value-type="float" office:value="0.2828279" calcext:value-type="float">
            <text:p>0.2828279</text:p>
          </table:table-cell>
          <table:table-cell office:value-type="float" office:value="0.286372" calcext:value-type="float">
            <text:p>0.286372</text:p>
          </table:table-cell>
          <table:table-cell office:value-type="float" office:value="0.2583232" calcext:value-type="float">
            <text:p>0.2583232</text:p>
          </table:table-cell>
          <table:table-cell office:value-type="float" office:value="0.2561238" calcext:value-type="float">
            <text:p>0.2561238</text:p>
          </table:table-cell>
          <table:table-cell office:value-type="float" office:value="0.3443597" calcext:value-type="float">
            <text:p>0.3443597</text:p>
          </table:table-cell>
          <table:table-cell office:value-type="float" office:value="0.256582" calcext:value-type="float">
            <text:p>0.256582</text:p>
          </table:table-cell>
          <table:table-cell office:value-type="float" office:value="0.3092376" calcext:value-type="float">
            <text:p>0.3092376</text:p>
          </table:table-cell>
          <table:table-cell office:value-type="float" office:value="0.3764241" calcext:value-type="float">
            <text:p>0.3764241</text:p>
          </table:table-cell>
          <table:table-cell office:value-type="float" office:value="0.3916702" calcext:value-type="float">
            <text:p>0.3916702</text:p>
          </table:table-cell>
          <table:table-cell office:value-type="float" office:value="0.4622388" calcext:value-type="float">
            <text:p>0.4622388</text:p>
          </table:table-cell>
          <table:table-cell office:value-type="float" office:value="0" calcext:value-type="float">
            <text:p>0</text:p>
          </table:table-cell>
          <table:table-cell office:value-type="float" office:value="1.878494E-015" calcext:value-type="float">
            <text:p>1.878494E-15</text:p>
          </table:table-cell>
          <table:table-cell office:value-type="float" office:value="1.961037E-015" calcext:value-type="float">
            <text:p>1.961037E-15</text:p>
          </table:table-cell>
          <table:table-cell office:value-type="float" office:value="1.955689E-015" calcext:value-type="float">
            <text:p>1.955689E-15</text:p>
          </table:table-cell>
          <table:table-cell office:value-type="float" office:value="9.535222E-016" calcext:value-type="float">
            <text:p>9.535222E-16</text:p>
          </table:table-cell>
          <table:table-cell office:value-type="float" office:value="1.023244E-015" calcext:value-type="float">
            <text:p>1.023244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41536" calcext:value-type="float">
            <text:p>-6.041536</text:p>
          </table:table-cell>
          <table:table-cell office:value-type="float" office:value="-0.08229257" calcext:value-type="float">
            <text:p>-0.08229257</text:p>
          </table:table-cell>
          <table:table-cell office:value-type="float" office:value="-0.06627541" calcext:value-type="float">
            <text:p>-0.06627541</text:p>
          </table:table-cell>
          <table:table-cell office:value-type="float" office:value="-0.05587337" calcext:value-type="float">
            <text:p>-0.05587337</text:p>
          </table:table-cell>
          <table:table-cell office:value-type="float" office:value="-0.05076285" calcext:value-type="float">
            <text:p>-0.05076285</text:p>
          </table:table-cell>
          <table:table-cell office:value-type="float" office:value="-0.04527244" calcext:value-type="float">
            <text:p>-0.04527244</text:p>
          </table:table-cell>
          <table:table-cell office:value-type="float" office:value="-0.04472624" calcext:value-type="float">
            <text:p>-0.04472624</text:p>
          </table:table-cell>
          <table:table-cell office:value-type="float" office:value="-0.04526664" calcext:value-type="float">
            <text:p>-0.04526664</text:p>
          </table:table-cell>
          <table:table-cell office:value-type="float" office:value="-0.5397407" calcext:value-type="float">
            <text:p>-0.5397407</text:p>
          </table:table-cell>
          <table:table-cell office:value-type="float" office:value="-0.1151547" calcext:value-type="float">
            <text:p>-0.115154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2230726" calcext:value-type="float">
            <text:p>-0.2230726</text:p>
          </table:table-cell>
          <table:table-cell office:value-type="float" office:value="0.005433035" calcext:value-type="float">
            <text:p>0.0054330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084" calcext:value-type="float">
            <text:p>-2.3720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687.8118" calcext:value-type="float">
            <text:p>687.8118</text:p>
          </table:table-cell>
          <table:table-cell office:value-type="float" office:value="621.2537" calcext:value-type="float">
            <text:p>621.253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8.637" calcext:value-type="float">
            <text:p>998.637</text:p>
          </table:table-cell>
          <table:table-cell office:value-type="float" office:value="101.8364" calcext:value-type="float">
            <text:p>101.8364</text:p>
          </table:table-cell>
          <table:table-cell office:value-type="float" office:value="0" calcext:value-type="float">
            <text:p>0</text:p>
          </table:table-cell>
          <table:table-cell office:value-type="float" office:value="0.2666969" calcext:value-type="float">
            <text:p>0.2666969</text:p>
          </table:table-cell>
          <table:table-cell office:value-type="float" office:value="0.2763133" calcext:value-type="float">
            <text:p>0.2763133</text:p>
          </table:table-cell>
          <table:table-cell office:value-type="float" office:value="0.2789592" calcext:value-type="float">
            <text:p>0.2789592</text:p>
          </table:table-cell>
          <table:table-cell office:value-type="float" office:value="0.2826042" calcext:value-type="float">
            <text:p>0.2826042</text:p>
          </table:table-cell>
          <table:table-cell office:value-type="float" office:value="0.2857566" calcext:value-type="float">
            <text:p>0.2857566</text:p>
          </table:table-cell>
          <table:table-cell office:value-type="float" office:value="0.2575326" calcext:value-type="float">
            <text:p>0.2575326</text:p>
          </table:table-cell>
          <table:table-cell office:value-type="float" office:value="0.2556593" calcext:value-type="float">
            <text:p>0.2556593</text:p>
          </table:table-cell>
          <table:table-cell office:value-type="float" office:value="0.3443386" calcext:value-type="float">
            <text:p>0.3443386</text:p>
          </table:table-cell>
          <table:table-cell office:value-type="float" office:value="0.2567887" calcext:value-type="float">
            <text:p>0.2567887</text:p>
          </table:table-cell>
          <table:table-cell office:value-type="float" office:value="0.3094401" calcext:value-type="float">
            <text:p>0.3094401</text:p>
          </table:table-cell>
          <table:table-cell office:value-type="float" office:value="0.3765583" calcext:value-type="float">
            <text:p>0.3765583</text:p>
          </table:table-cell>
          <table:table-cell office:value-type="float" office:value="0.391712" calcext:value-type="float">
            <text:p>0.39171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8856E-015" calcext:value-type="float">
            <text:p>1.878856E-15</text:p>
          </table:table-cell>
          <table:table-cell office:value-type="float" office:value="1.961007E-015" calcext:value-type="float">
            <text:p>1.961007E-15</text:p>
          </table:table-cell>
          <table:table-cell office:value-type="float" office:value="1.955653E-015" calcext:value-type="float">
            <text:p>1.955653E-15</text:p>
          </table:table-cell>
          <table:table-cell office:value-type="float" office:value="9.535203E-016" calcext:value-type="float">
            <text:p>9.535203E-16</text:p>
          </table:table-cell>
          <table:table-cell office:value-type="float" office:value="1.023227E-015" calcext:value-type="float">
            <text:p>1.02322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761446" calcext:value-type="float">
            <text:p>-0.08761446</text:p>
          </table:table-cell>
          <table:table-cell office:value-type="float" office:value="-0.06667913" calcext:value-type="float">
            <text:p>-0.06667913</text:p>
          </table:table-cell>
          <table:table-cell office:value-type="float" office:value="-0.06212095" calcext:value-type="float">
            <text:p>-0.06212095</text:p>
          </table:table-cell>
          <table:table-cell office:value-type="float" office:value="-0.0562304" calcext:value-type="float">
            <text:p>-0.0562304</text:p>
          </table:table-cell>
          <table:table-cell office:value-type="float" office:value="-0.05161735" calcext:value-type="float">
            <text:p>-0.05161735</text:p>
          </table:table-cell>
          <table:table-cell office:value-type="float" office:value="-0.04635205" calcext:value-type="float">
            <text:p>-0.04635205</text:p>
          </table:table-cell>
          <table:table-cell office:value-type="float" office:value="-0.04531118" calcext:value-type="float">
            <text:p>-0.04531118</text:p>
          </table:table-cell>
          <table:table-cell office:value-type="float" office:value="-0.04529035" calcext:value-type="float">
            <text:p>-0.04529035</text:p>
          </table:table-cell>
          <table:table-cell office:value-type="float" office:value="-0.5356919" calcext:value-type="float">
            <text:p>-0.5356919</text:p>
          </table:table-cell>
          <table:table-cell office:value-type="float" office:value="-0.1144297" calcext:value-type="float">
            <text:p>-0.114429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8975576" calcext:value-type="float">
            <text:p>-0.08975576</text:p>
          </table:table-cell>
          <table:table-cell office:value-type="float" office:value="0.005421716" calcext:value-type="float">
            <text:p>0.0054217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711" calcext:value-type="float">
            <text:p>-2.3767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687.8118" calcext:value-type="float">
            <text:p>687.8118</text:p>
          </table:table-cell>
          <table:table-cell office:value-type="float" office:value="622.0461" calcext:value-type="float">
            <text:p>622.0461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7.8452" calcext:value-type="float">
            <text:p>997.8452</text:p>
          </table:table-cell>
          <table:table-cell office:value-type="float" office:value="101.8364" calcext:value-type="float">
            <text:p>101.8364</text:p>
          </table:table-cell>
          <table:table-cell office:value-type="float" office:value="0" calcext:value-type="float">
            <text:p>0</text:p>
          </table:table-cell>
          <table:table-cell office:value-type="float" office:value="0.2407934" calcext:value-type="float">
            <text:p>0.2407934</text:p>
          </table:table-cell>
          <table:table-cell office:value-type="float" office:value="0.2655429" calcext:value-type="float">
            <text:p>0.2655429</text:p>
          </table:table-cell>
          <table:table-cell office:value-type="float" office:value="0.2773453" calcext:value-type="float">
            <text:p>0.2773453</text:p>
          </table:table-cell>
          <table:table-cell office:value-type="float" office:value="0.2824195" calcext:value-type="float">
            <text:p>0.2824195</text:p>
          </table:table-cell>
          <table:table-cell office:value-type="float" office:value="0.2853209" calcext:value-type="float">
            <text:p>0.2853209</text:p>
          </table:table-cell>
          <table:table-cell office:value-type="float" office:value="0.2569193" calcext:value-type="float">
            <text:p>0.2569193</text:p>
          </table:table-cell>
          <table:table-cell office:value-type="float" office:value="0.2552902" calcext:value-type="float">
            <text:p>0.2552902</text:p>
          </table:table-cell>
          <table:table-cell office:value-type="float" office:value="0.344269" calcext:value-type="float">
            <text:p>0.344269</text:p>
          </table:table-cell>
          <table:table-cell office:value-type="float" office:value="0.256994" calcext:value-type="float">
            <text:p>0.256994</text:p>
          </table:table-cell>
          <table:table-cell office:value-type="float" office:value="0.3096415" calcext:value-type="float">
            <text:p>0.3096415</text:p>
          </table:table-cell>
          <table:table-cell office:value-type="float" office:value="0.3766832" calcext:value-type="float">
            <text:p>0.3766832</text:p>
          </table:table-cell>
          <table:table-cell office:value-type="float" office:value="0.3917318" calcext:value-type="float">
            <text:p>0.3917318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06122806" calcext:value-type="float">
            <text:p>0.006122806</text:p>
          </table:table-cell>
          <table:table-cell office:value-type="float" office:value="1.960991E-015" calcext:value-type="float">
            <text:p>1.960991E-15</text:p>
          </table:table-cell>
          <table:table-cell office:value-type="float" office:value="1.955635E-015" calcext:value-type="float">
            <text:p>1.955635E-15</text:p>
          </table:table-cell>
          <table:table-cell office:value-type="float" office:value="9.535185E-016" calcext:value-type="float">
            <text:p>9.535185E-16</text:p>
          </table:table-cell>
          <table:table-cell office:value-type="float" office:value="1.023207E-015" calcext:value-type="float">
            <text:p>1.02320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45852" calcext:value-type="float">
            <text:p>-0.1845852</text:p>
          </table:table-cell>
          <table:table-cell office:value-type="float" office:value="-0.09052492" calcext:value-type="float">
            <text:p>-0.09052492</text:p>
          </table:table-cell>
          <table:table-cell office:value-type="float" office:value="-0.06490226" calcext:value-type="float">
            <text:p>-0.06490226</text:p>
          </table:table-cell>
          <table:table-cell office:value-type="float" office:value="-0.05650092" calcext:value-type="float">
            <text:p>-0.05650092</text:p>
          </table:table-cell>
          <table:table-cell office:value-type="float" office:value="-0.0522289" calcext:value-type="float">
            <text:p>-0.0522289</text:p>
          </table:table-cell>
          <table:table-cell office:value-type="float" office:value="-0.04720738" calcext:value-type="float">
            <text:p>-0.04720738</text:p>
          </table:table-cell>
          <table:table-cell office:value-type="float" office:value="-0.04578033" calcext:value-type="float">
            <text:p>-0.04578033</text:p>
          </table:table-cell>
          <table:table-cell office:value-type="float" office:value="-0.04537047" calcext:value-type="float">
            <text:p>-0.04537047</text:p>
          </table:table-cell>
          <table:table-cell office:value-type="float" office:value="-0.5317055" calcext:value-type="float">
            <text:p>-0.5317055</text:p>
          </table:table-cell>
          <table:table-cell office:value-type="float" office:value="-0.1137133" calcext:value-type="float">
            <text:p>-0.113713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2803221" calcext:value-type="float">
            <text:p>-0.2803221</text:p>
          </table:table-cell>
          <table:table-cell office:value-type="float" office:value="0.005422872" calcext:value-type="float">
            <text:p>0.0054228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82" calcext:value-type="float">
            <text:p>-2.379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687.8118" calcext:value-type="float">
            <text:p>687.8118</text:p>
          </table:table-cell>
          <table:table-cell office:value-type="float" office:value="622.7131" calcext:value-type="float">
            <text:p>622.7131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7.1789" calcext:value-type="float">
            <text:p>997.1789</text:p>
          </table:table-cell>
          <table:table-cell office:value-type="float" office:value="101.8364" calcext:value-type="float">
            <text:p>101.8364</text:p>
          </table:table-cell>
          <table:table-cell office:value-type="float" office:value="0" calcext:value-type="float">
            <text:p>0</text:p>
          </table:table-cell>
          <table:table-cell office:value-type="float" office:value="0.2413334" calcext:value-type="float">
            <text:p>0.2413334</text:p>
          </table:table-cell>
          <table:table-cell office:value-type="float" office:value="0.2589431" calcext:value-type="float">
            <text:p>0.2589431</text:p>
          </table:table-cell>
          <table:table-cell office:value-type="float" office:value="0.274756" calcext:value-type="float">
            <text:p>0.274756</text:p>
          </table:table-cell>
          <table:table-cell office:value-type="float" office:value="0.281588" calcext:value-type="float">
            <text:p>0.281588</text:p>
          </table:table-cell>
          <table:table-cell office:value-type="float" office:value="0.2846989" calcext:value-type="float">
            <text:p>0.2846989</text:p>
          </table:table-cell>
          <table:table-cell office:value-type="float" office:value="0.2563646" calcext:value-type="float">
            <text:p>0.2563646</text:p>
          </table:table-cell>
          <table:table-cell office:value-type="float" office:value="0.2549447" calcext:value-type="float">
            <text:p>0.2549447</text:p>
          </table:table-cell>
          <table:table-cell office:value-type="float" office:value="0.3441761" calcext:value-type="float">
            <text:p>0.3441761</text:p>
          </table:table-cell>
          <table:table-cell office:value-type="float" office:value="0.2571978" calcext:value-type="float">
            <text:p>0.2571978</text:p>
          </table:table-cell>
          <table:table-cell office:value-type="float" office:value="0.3098417" calcext:value-type="float">
            <text:p>0.3098417</text:p>
          </table:table-cell>
          <table:table-cell office:value-type="float" office:value="0.3767988" calcext:value-type="float">
            <text:p>0.3767988</text:p>
          </table:table-cell>
          <table:table-cell office:value-type="float" office:value="0.3917378" calcext:value-type="float">
            <text:p>0.391737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72444E-015" calcext:value-type="float">
            <text:p>1.872444E-15</text:p>
          </table:table-cell>
          <table:table-cell office:value-type="float" office:value="1.960979E-015" calcext:value-type="float">
            <text:p>1.960979E-15</text:p>
          </table:table-cell>
          <table:table-cell office:value-type="float" office:value="1.955614E-015" calcext:value-type="float">
            <text:p>1.955614E-15</text:p>
          </table:table-cell>
          <table:table-cell office:value-type="float" office:value="9.535219E-016" calcext:value-type="float">
            <text:p>9.535219E-16</text:p>
          </table:table-cell>
          <table:table-cell office:value-type="float" office:value="1.02319E-015" calcext:value-type="float">
            <text:p>1.0231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94526" calcext:value-type="float">
            <text:p>-0.1894526</text:p>
          </table:table-cell>
          <table:table-cell office:value-type="float" office:value="-0.1100702" calcext:value-type="float">
            <text:p>-0.1100702</text:p>
          </table:table-cell>
          <table:table-cell office:value-type="float" office:value="-0.06976233" calcext:value-type="float">
            <text:p>-0.06976233</text:p>
          </table:table-cell>
          <table:table-cell office:value-type="float" office:value="-0.05779445" calcext:value-type="float">
            <text:p>-0.05779445</text:p>
          </table:table-cell>
          <table:table-cell office:value-type="float" office:value="-0.05310999" calcext:value-type="float">
            <text:p>-0.05310999</text:p>
          </table:table-cell>
          <table:table-cell office:value-type="float" office:value="-0.04799571" calcext:value-type="float">
            <text:p>-0.04799571</text:p>
          </table:table-cell>
          <table:table-cell office:value-type="float" office:value="-0.04622435" calcext:value-type="float">
            <text:p>-0.04622435</text:p>
          </table:table-cell>
          <table:table-cell office:value-type="float" office:value="-0.04547752" calcext:value-type="float">
            <text:p>-0.04547752</text:p>
          </table:table-cell>
          <table:table-cell office:value-type="float" office:value="-0.5277818" calcext:value-type="float">
            <text:p>-0.5277818</text:p>
          </table:table-cell>
          <table:table-cell office:value-type="float" office:value="-0.1130061" calcext:value-type="float">
            <text:p>-0.113006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2444317" calcext:value-type="float">
            <text:p>-0.2444317</text:p>
          </table:table-cell>
          <table:table-cell office:value-type="float" office:value="0.005413866" calcext:value-type="float">
            <text:p>0.0054138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729" calcext:value-type="float">
            <text:p>-2.3827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687.8118" calcext:value-type="float">
            <text:p>687.8118</text:p>
          </table:table-cell>
          <table:table-cell office:value-type="float" office:value="623.4931" calcext:value-type="float">
            <text:p>623.4931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6.399" calcext:value-type="float">
            <text:p>996.399</text:p>
          </table:table-cell>
          <table:table-cell office:value-type="float" office:value="101.8364" calcext:value-type="float">
            <text:p>101.8364</text:p>
          </table:table-cell>
          <table:table-cell office:value-type="float" office:value="0" calcext:value-type="float">
            <text:p>0</text:p>
          </table:table-cell>
          <table:table-cell office:value-type="float" office:value="0.2200584" calcext:value-type="float">
            <text:p>0.2200584</text:p>
          </table:table-cell>
          <table:table-cell office:value-type="float" office:value="0.2538474" calcext:value-type="float">
            <text:p>0.2538474</text:p>
          </table:table-cell>
          <table:table-cell office:value-type="float" office:value="0.2726659" calcext:value-type="float">
            <text:p>0.2726659</text:p>
          </table:table-cell>
          <table:table-cell office:value-type="float" office:value="0.280542" calcext:value-type="float">
            <text:p>0.280542</text:p>
          </table:table-cell>
          <table:table-cell office:value-type="float" office:value="0.2839089" calcext:value-type="float">
            <text:p>0.2839089</text:p>
          </table:table-cell>
          <table:table-cell office:value-type="float" office:value="0.2558161" calcext:value-type="float">
            <text:p>0.2558161</text:p>
          </table:table-cell>
          <table:table-cell office:value-type="float" office:value="0.2546155" calcext:value-type="float">
            <text:p>0.2546155</text:p>
          </table:table-cell>
          <table:table-cell office:value-type="float" office:value="0.3440634" calcext:value-type="float">
            <text:p>0.3440634</text:p>
          </table:table-cell>
          <table:table-cell office:value-type="float" office:value="0.2573994" calcext:value-type="float">
            <text:p>0.2573994</text:p>
          </table:table-cell>
          <table:table-cell office:value-type="float" office:value="0.3100403" calcext:value-type="float">
            <text:p>0.3100403</text:p>
          </table:table-cell>
          <table:table-cell office:value-type="float" office:value="0.3769052" calcext:value-type="float">
            <text:p>0.3769052</text:p>
          </table:table-cell>
          <table:table-cell office:value-type="float" office:value="0.3917334" calcext:value-type="float">
            <text:p>0.391733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3283E-015" calcext:value-type="float">
            <text:p>1.873283E-15</text:p>
          </table:table-cell>
          <table:table-cell office:value-type="float" office:value="1.960966E-015" calcext:value-type="float">
            <text:p>1.960966E-15</text:p>
          </table:table-cell>
          <table:table-cell office:value-type="float" office:value="1.95559E-015" calcext:value-type="float">
            <text:p>1.95559E-15</text:p>
          </table:table-cell>
          <table:table-cell office:value-type="float" office:value="9.535267E-016" calcext:value-type="float">
            <text:p>9.535267E-16</text:p>
          </table:table-cell>
          <table:table-cell office:value-type="float" office:value="1.023171E-015" calcext:value-type="float">
            <text:p>1.02317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936" calcext:value-type="float">
            <text:p>-0.38936</text:p>
          </table:table-cell>
          <table:table-cell office:value-type="float" office:value="-0.1282397" calcext:value-type="float">
            <text:p>-0.1282397</text:p>
          </table:table-cell>
          <table:table-cell office:value-type="float" office:value="-0.07399497" calcext:value-type="float">
            <text:p>-0.07399497</text:p>
          </table:table-cell>
          <table:table-cell office:value-type="float" office:value="-0.05946806" calcext:value-type="float">
            <text:p>-0.05946806</text:p>
          </table:table-cell>
          <table:table-cell office:value-type="float" office:value="-0.05425545" calcext:value-type="float">
            <text:p>-0.05425545</text:p>
          </table:table-cell>
          <table:table-cell office:value-type="float" office:value="-0.04878917" calcext:value-type="float">
            <text:p>-0.04878917</text:p>
          </table:table-cell>
          <table:table-cell office:value-type="float" office:value="-0.04665195" calcext:value-type="float">
            <text:p>-0.04665195</text:p>
          </table:table-cell>
          <table:table-cell office:value-type="float" office:value="-0.04560823" calcext:value-type="float">
            <text:p>-0.04560823</text:p>
          </table:table-cell>
          <table:table-cell office:value-type="float" office:value="-0.5239294" calcext:value-type="float">
            <text:p>-0.5239294</text:p>
          </table:table-cell>
          <table:table-cell office:value-type="float" office:value="-0.1123097" calcext:value-type="float">
            <text:p>-0.112309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4420797" calcext:value-type="float">
            <text:p>-0.4420797</text:p>
          </table:table-cell>
          <table:table-cell office:value-type="float" office:value="0.005408341" calcext:value-type="float">
            <text:p>0.0054083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494" calcext:value-type="float">
            <text:p>-2.38549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687.9388" calcext:value-type="float">
            <text:p>687.9388</text:p>
          </table:table-cell>
          <table:table-cell office:value-type="float" office:value="624.2913" calcext:value-type="float">
            <text:p>624.291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7272" calcext:value-type="float">
            <text:p>995.7272</text:p>
          </table:table-cell>
          <table:table-cell office:value-type="float" office:value="101.8371" calcext:value-type="float">
            <text:p>101.8371</text:p>
          </table:table-cell>
          <table:table-cell office:value-type="float" office:value="0" calcext:value-type="float">
            <text:p>0</text:p>
          </table:table-cell>
          <table:table-cell office:value-type="float" office:value="0.2027431" calcext:value-type="float">
            <text:p>0.2027431</text:p>
          </table:table-cell>
          <table:table-cell office:value-type="float" office:value="0.2486638" calcext:value-type="float">
            <text:p>0.2486638</text:p>
          </table:table-cell>
          <table:table-cell office:value-type="float" office:value="0.2707597" calcext:value-type="float">
            <text:p>0.2707597</text:p>
          </table:table-cell>
          <table:table-cell office:value-type="float" office:value="0.2792296" calcext:value-type="float">
            <text:p>0.2792296</text:p>
          </table:table-cell>
          <table:table-cell office:value-type="float" office:value="0.282925" calcext:value-type="float">
            <text:p>0.282925</text:p>
          </table:table-cell>
          <table:table-cell office:value-type="float" office:value="0.2552407" calcext:value-type="float">
            <text:p>0.2552407</text:p>
          </table:table-cell>
          <table:table-cell office:value-type="float" office:value="0.2542885" calcext:value-type="float">
            <text:p>0.2542885</text:p>
          </table:table-cell>
          <table:table-cell office:value-type="float" office:value="0.3439327" calcext:value-type="float">
            <text:p>0.3439327</text:p>
          </table:table-cell>
          <table:table-cell office:value-type="float" office:value="0.2575996" calcext:value-type="float">
            <text:p>0.2575996</text:p>
          </table:table-cell>
          <table:table-cell office:value-type="float" office:value="0.3102379" calcext:value-type="float">
            <text:p>0.3102379</text:p>
          </table:table-cell>
          <table:table-cell office:value-type="float" office:value="0.377003" calcext:value-type="float">
            <text:p>0.377003</text:p>
          </table:table-cell>
          <table:table-cell office:value-type="float" office:value="0.3917199" calcext:value-type="float">
            <text:p>0.391719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3506E-015" calcext:value-type="float">
            <text:p>1.873506E-15</text:p>
          </table:table-cell>
          <table:table-cell office:value-type="float" office:value="1.960948E-015" calcext:value-type="float">
            <text:p>1.960948E-15</text:p>
          </table:table-cell>
          <table:table-cell office:value-type="float" office:value="1.95557E-015" calcext:value-type="float">
            <text:p>1.95557E-15</text:p>
          </table:table-cell>
          <table:table-cell office:value-type="float" office:value="9.535275E-016" calcext:value-type="float">
            <text:p>9.535275E-16</text:p>
          </table:table-cell>
          <table:table-cell office:value-type="float" office:value="1.023153E-015" calcext:value-type="float">
            <text:p>1.02315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2343" calcext:value-type="float">
            <text:p>-0.7862343</text:p>
          </table:table-cell>
          <table:table-cell office:value-type="float" office:value="-0.150325" calcext:value-type="float">
            <text:p>-0.150325</text:p>
          </table:table-cell>
          <table:table-cell office:value-type="float" office:value="-0.07811345" calcext:value-type="float">
            <text:p>-0.07811345</text:p>
          </table:table-cell>
          <table:table-cell office:value-type="float" office:value="-0.06165141" calcext:value-type="float">
            <text:p>-0.06165141</text:p>
          </table:table-cell>
          <table:table-cell office:value-type="float" office:value="-0.05572227" calcext:value-type="float">
            <text:p>-0.05572227</text:p>
          </table:table-cell>
          <table:table-cell office:value-type="float" office:value="-0.04963711" calcext:value-type="float">
            <text:p>-0.04963711</text:p>
          </table:table-cell>
          <table:table-cell office:value-type="float" office:value="-0.04708091" calcext:value-type="float">
            <text:p>-0.04708091</text:p>
          </table:table-cell>
          <table:table-cell office:value-type="float" office:value="-0.04576022" calcext:value-type="float">
            <text:p>-0.04576022</text:p>
          </table:table-cell>
          <table:table-cell office:value-type="float" office:value="-0.5201353" calcext:value-type="float">
            <text:p>-0.5201353</text:p>
          </table:table-cell>
          <table:table-cell office:value-type="float" office:value="-0.1116214" calcext:value-type="float">
            <text:p>-0.111621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6362625" calcext:value-type="float">
            <text:p>-0.6362625</text:p>
          </table:table-cell>
          <table:table-cell office:value-type="float" office:value="0.005403561" calcext:value-type="float">
            <text:p>0.0054035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122" calcext:value-type="float">
            <text:p>-2.3881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5.1163" calcext:value-type="float">
            <text:p>625.116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2809" calcext:value-type="float">
            <text:p>995.2809</text:p>
          </table:table-cell>
          <table:table-cell office:value-type="float" office:value="101.8392" calcext:value-type="float">
            <text:p>101.8392</text:p>
          </table:table-cell>
          <table:table-cell office:value-type="float" office:value="0" calcext:value-type="float">
            <text:p>0</text:p>
          </table:table-cell>
          <table:table-cell office:value-type="float" office:value="0.1996328" calcext:value-type="float">
            <text:p>0.1996328</text:p>
          </table:table-cell>
          <table:table-cell office:value-type="float" office:value="0.2459533" calcext:value-type="float">
            <text:p>0.2459533</text:p>
          </table:table-cell>
          <table:table-cell office:value-type="float" office:value="0.2689047" calcext:value-type="float">
            <text:p>0.2689047</text:p>
          </table:table-cell>
          <table:table-cell office:value-type="float" office:value="0.2779564" calcext:value-type="float">
            <text:p>0.2779564</text:p>
          </table:table-cell>
          <table:table-cell office:value-type="float" office:value="0.2819267" calcext:value-type="float">
            <text:p>0.2819267</text:p>
          </table:table-cell>
          <table:table-cell office:value-type="float" office:value="0.2546843" calcext:value-type="float">
            <text:p>0.2546843</text:p>
          </table:table-cell>
          <table:table-cell office:value-type="float" office:value="0.253957" calcext:value-type="float">
            <text:p>0.253957</text:p>
          </table:table-cell>
          <table:table-cell office:value-type="float" office:value="0.3437848" calcext:value-type="float">
            <text:p>0.3437848</text:p>
          </table:table-cell>
          <table:table-cell office:value-type="float" office:value="0.2577992" calcext:value-type="float">
            <text:p>0.2577992</text:p>
          </table:table-cell>
          <table:table-cell office:value-type="float" office:value="0.3105072" calcext:value-type="float">
            <text:p>0.3105072</text:p>
          </table:table-cell>
          <table:table-cell office:value-type="float" office:value="0.3769906" calcext:value-type="float">
            <text:p>0.3769906</text:p>
          </table:table-cell>
          <table:table-cell office:value-type="float" office:value="0.3916958" calcext:value-type="float">
            <text:p>0.391695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3746E-015" calcext:value-type="float">
            <text:p>1.873746E-15</text:p>
          </table:table-cell>
          <table:table-cell office:value-type="float" office:value="1.960927E-015" calcext:value-type="float">
            <text:p>1.960927E-15</text:p>
          </table:table-cell>
          <table:table-cell office:value-type="float" office:value="1.955546E-015" calcext:value-type="float">
            <text:p>1.955546E-15</text:p>
          </table:table-cell>
          <table:table-cell office:value-type="float" office:value="9.535286E-016" calcext:value-type="float">
            <text:p>9.535286E-16</text:p>
          </table:table-cell>
          <table:table-cell office:value-type="float" office:value="1.023138E-015" calcext:value-type="float">
            <text:p>1.02313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47383" calcext:value-type="float">
            <text:p>-0.8247383</text:p>
          </table:table-cell>
          <table:table-cell office:value-type="float" office:value="-0.1635145" calcext:value-type="float">
            <text:p>-0.1635145</text:p>
          </table:table-cell>
          <table:table-cell office:value-type="float" office:value="-0.08234372" calcext:value-type="float">
            <text:p>-0.08234372</text:p>
          </table:table-cell>
          <table:table-cell office:value-type="float" office:value="-0.06386674" calcext:value-type="float">
            <text:p>-0.06386674</text:p>
          </table:table-cell>
          <table:table-cell office:value-type="float" office:value="-0.05726116" calcext:value-type="float">
            <text:p>-0.05726116</text:p>
          </table:table-cell>
          <table:table-cell office:value-type="float" office:value="-0.05047403" calcext:value-type="float">
            <text:p>-0.05047403</text:p>
          </table:table-cell>
          <table:table-cell office:value-type="float" office:value="-0.04752021" calcext:value-type="float">
            <text:p>-0.04752021</text:p>
          </table:table-cell>
          <table:table-cell office:value-type="float" office:value="-0.04593287" calcext:value-type="float">
            <text:p>-0.04593287</text:p>
          </table:table-cell>
          <table:table-cell office:value-type="float" office:value="-0.5163837" calcext:value-type="float">
            <text:p>-0.5163837</text:p>
          </table:table-cell>
          <table:table-cell office:value-type="float" office:value="-0.1106939" calcext:value-type="float">
            <text:p>-0.110693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8909344" calcext:value-type="float">
            <text:p>-0.8909344</text:p>
          </table:table-cell>
          <table:table-cell office:value-type="float" office:value="0.005397766" calcext:value-type="float">
            <text:p>0.0053977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625" calcext:value-type="float">
            <text:p>-2.3906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5.7206" calcext:value-type="float">
            <text:p>625.720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4.677" calcext:value-type="float">
            <text:p>994.677</text:p>
          </table:table-cell>
          <table:table-cell office:value-type="float" office:value="101.8392" calcext:value-type="float">
            <text:p>101.8392</text:p>
          </table:table-cell>
          <table:table-cell office:value-type="float" office:value="0" calcext:value-type="float">
            <text:p>0</text:p>
          </table:table-cell>
          <table:table-cell office:value-type="float" office:value="0.1854947" calcext:value-type="float">
            <text:p>0.1854947</text:p>
          </table:table-cell>
          <table:table-cell office:value-type="float" office:value="0.2409615" calcext:value-type="float">
            <text:p>0.2409615</text:p>
          </table:table-cell>
          <table:table-cell office:value-type="float" office:value="0.2675095" calcext:value-type="float">
            <text:p>0.2675095</text:p>
          </table:table-cell>
          <table:table-cell office:value-type="float" office:value="0.2769774" calcext:value-type="float">
            <text:p>0.2769774</text:p>
          </table:table-cell>
          <table:table-cell office:value-type="float" office:value="0.2810248" calcext:value-type="float">
            <text:p>0.2810248</text:p>
          </table:table-cell>
          <table:table-cell office:value-type="float" office:value="0.2540971" calcext:value-type="float">
            <text:p>0.2540971</text:p>
          </table:table-cell>
          <table:table-cell office:value-type="float" office:value="0.2536158" calcext:value-type="float">
            <text:p>0.2536158</text:p>
          </table:table-cell>
          <table:table-cell office:value-type="float" office:value="0.3436205" calcext:value-type="float">
            <text:p>0.3436205</text:p>
          </table:table-cell>
          <table:table-cell office:value-type="float" office:value="0.257998" calcext:value-type="float">
            <text:p>0.257998</text:p>
          </table:table-cell>
          <table:table-cell office:value-type="float" office:value="0.3107925" calcext:value-type="float">
            <text:p>0.3107925</text:p>
          </table:table-cell>
          <table:table-cell office:value-type="float" office:value="0.3769573" calcext:value-type="float">
            <text:p>0.3769573</text:p>
          </table:table-cell>
          <table:table-cell office:value-type="float" office:value="0.3916579" calcext:value-type="float">
            <text:p>0.391657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3945E-015" calcext:value-type="float">
            <text:p>1.873945E-15</text:p>
          </table:table-cell>
          <table:table-cell office:value-type="float" office:value="1.960912E-015" calcext:value-type="float">
            <text:p>1.960912E-15</text:p>
          </table:table-cell>
          <table:table-cell office:value-type="float" office:value="1.955525E-015" calcext:value-type="float">
            <text:p>1.955525E-15</text:p>
          </table:table-cell>
          <table:table-cell office:value-type="float" office:value="9.535325E-016" calcext:value-type="float">
            <text:p>9.535325E-16</text:p>
          </table:table-cell>
          <table:table-cell office:value-type="float" office:value="1.023119E-015" calcext:value-type="float">
            <text:p>1.02311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52045" calcext:value-type="float">
            <text:p>-1.452045</text:p>
          </table:table-cell>
          <table:table-cell office:value-type="float" office:value="-0.1915554" calcext:value-type="float">
            <text:p>-0.1915554</text:p>
          </table:table-cell>
          <table:table-cell office:value-type="float" office:value="-0.08572146" calcext:value-type="float">
            <text:p>-0.08572146</text:p>
          </table:table-cell>
          <table:table-cell office:value-type="float" office:value="-0.06562217" calcext:value-type="float">
            <text:p>-0.06562217</text:p>
          </table:table-cell>
          <table:table-cell office:value-type="float" office:value="-0.05869159" calcext:value-type="float">
            <text:p>-0.05869159</text:p>
          </table:table-cell>
          <table:table-cell office:value-type="float" office:value="-0.0513738" calcext:value-type="float">
            <text:p>-0.0513738</text:p>
          </table:table-cell>
          <table:table-cell office:value-type="float" office:value="-0.04797724" calcext:value-type="float">
            <text:p>-0.04797724</text:p>
          </table:table-cell>
          <table:table-cell office:value-type="float" office:value="-0.04612555" calcext:value-type="float">
            <text:p>-0.04612555</text:p>
          </table:table-cell>
          <table:table-cell office:value-type="float" office:value="-0.5126769" calcext:value-type="float">
            <text:p>-0.5126769</text:p>
          </table:table-cell>
          <table:table-cell office:value-type="float" office:value="-0.1097171" calcext:value-type="float">
            <text:p>-0.109717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.873338" calcext:value-type="float">
            <text:p>-1.873338</text:p>
          </table:table-cell>
          <table:table-cell office:value-type="float" office:value="0.005395096" calcext:value-type="float">
            <text:p>0.00539509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026" calcext:value-type="float">
            <text:p>-2.3930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6.2739" calcext:value-type="float">
            <text:p>626.273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4.1237" calcext:value-type="float">
            <text:p>994.1237</text:p>
          </table:table-cell>
          <table:table-cell office:value-type="float" office:value="101.8392" calcext:value-type="float">
            <text:p>101.8392</text:p>
          </table:table-cell>
          <table:table-cell office:value-type="float" office:value="0" calcext:value-type="float">
            <text:p>0</text:p>
          </table:table-cell>
          <table:table-cell office:value-type="float" office:value="0.1779773" calcext:value-type="float">
            <text:p>0.1779773</text:p>
          </table:table-cell>
          <table:table-cell office:value-type="float" office:value="0.235336" calcext:value-type="float">
            <text:p>0.235336</text:p>
          </table:table-cell>
          <table:table-cell office:value-type="float" office:value="0.2660547" calcext:value-type="float">
            <text:p>0.2660547</text:p>
          </table:table-cell>
          <table:table-cell office:value-type="float" office:value="0.2758699" calcext:value-type="float">
            <text:p>0.2758699</text:p>
          </table:table-cell>
          <table:table-cell office:value-type="float" office:value="0.2805235" calcext:value-type="float">
            <text:p>0.2805235</text:p>
          </table:table-cell>
          <table:table-cell office:value-type="float" office:value="0.2535289" calcext:value-type="float">
            <text:p>0.2535289</text:p>
          </table:table-cell>
          <table:table-cell office:value-type="float" office:value="0.2532631" calcext:value-type="float">
            <text:p>0.2532631</text:p>
          </table:table-cell>
          <table:table-cell office:value-type="float" office:value="0.3434395" calcext:value-type="float">
            <text:p>0.3434395</text:p>
          </table:table-cell>
          <table:table-cell office:value-type="float" office:value="0.2581952" calcext:value-type="float">
            <text:p>0.2581952</text:p>
          </table:table-cell>
          <table:table-cell office:value-type="float" office:value="0.3110744" calcext:value-type="float">
            <text:p>0.3110744</text:p>
          </table:table-cell>
          <table:table-cell office:value-type="float" office:value="0.3769295" calcext:value-type="float">
            <text:p>0.3769295</text:p>
          </table:table-cell>
          <table:table-cell office:value-type="float" office:value="0.3916082" calcext:value-type="float">
            <text:p>0.391608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2596E-015" calcext:value-type="float">
            <text:p>1.872596E-15</text:p>
          </table:table-cell>
          <table:table-cell office:value-type="float" office:value="1.960899E-015" calcext:value-type="float">
            <text:p>1.960899E-15</text:p>
          </table:table-cell>
          <table:table-cell office:value-type="float" office:value="1.955505E-015" calcext:value-type="float">
            <text:p>1.955505E-15</text:p>
          </table:table-cell>
          <table:table-cell office:value-type="float" office:value="9.535341E-016" calcext:value-type="float">
            <text:p>9.535341E-16</text:p>
          </table:table-cell>
          <table:table-cell office:value-type="float" office:value="1.023106E-015" calcext:value-type="float">
            <text:p>1.02310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4632" calcext:value-type="float">
            <text:p>-1.994632</text:p>
          </table:table-cell>
          <table:table-cell office:value-type="float" office:value="-0.2296918" calcext:value-type="float">
            <text:p>-0.2296918</text:p>
          </table:table-cell>
          <table:table-cell office:value-type="float" office:value="-0.08939888" calcext:value-type="float">
            <text:p>-0.08939888</text:p>
          </table:table-cell>
          <table:table-cell office:value-type="float" office:value="-0.06767711" calcext:value-type="float">
            <text:p>-0.06767711</text:p>
          </table:table-cell>
          <table:table-cell office:value-type="float" office:value="-0.05950878" calcext:value-type="float">
            <text:p>-0.05950878</text:p>
          </table:table-cell>
          <table:table-cell office:value-type="float" office:value="-0.05226319" calcext:value-type="float">
            <text:p>-0.05226319</text:p>
          </table:table-cell>
          <table:table-cell office:value-type="float" office:value="-0.04845506" calcext:value-type="float">
            <text:p>-0.04845506</text:p>
          </table:table-cell>
          <table:table-cell office:value-type="float" office:value="-0.04633893" calcext:value-type="float">
            <text:p>-0.04633893</text:p>
          </table:table-cell>
          <table:table-cell office:value-type="float" office:value="-0.5090279" calcext:value-type="float">
            <text:p>-0.5090279</text:p>
          </table:table-cell>
          <table:table-cell office:value-type="float" office:value="-0.1087615" calcext:value-type="float">
            <text:p>-0.108761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2.56313" calcext:value-type="float">
            <text:p>-2.56313</text:p>
          </table:table-cell>
          <table:table-cell office:value-type="float" office:value="0.005392659" calcext:value-type="float">
            <text:p>0.0053926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332" calcext:value-type="float">
            <text:p>-2.3953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6.8217" calcext:value-type="float">
            <text:p>626.821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5763" calcext:value-type="float">
            <text:p>993.5763</text:p>
          </table:table-cell>
          <table:table-cell office:value-type="float" office:value="101.8392" calcext:value-type="float">
            <text:p>101.8392</text:p>
          </table:table-cell>
          <table:table-cell office:value-type="float" office:value="0" calcext:value-type="float">
            <text:p>0</text:p>
          </table:table-cell>
          <table:table-cell office:value-type="float" office:value="0.1679972" calcext:value-type="float">
            <text:p>0.1679972</text:p>
          </table:table-cell>
          <table:table-cell office:value-type="float" office:value="0.2302007" calcext:value-type="float">
            <text:p>0.2302007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748199" calcext:value-type="float">
            <text:p>0.2748199</text:p>
          </table:table-cell>
          <table:table-cell office:value-type="float" office:value="0.2796168" calcext:value-type="float">
            <text:p>0.2796168</text:p>
          </table:table-cell>
          <table:table-cell office:value-type="float" office:value="0.2530235" calcext:value-type="float">
            <text:p>0.2530235</text:p>
          </table:table-cell>
          <table:table-cell office:value-type="float" office:value="0.252934" calcext:value-type="float">
            <text:p>0.252934</text:p>
          </table:table-cell>
          <table:table-cell office:value-type="float" office:value="0.3432053" calcext:value-type="float">
            <text:p>0.3432053</text:p>
          </table:table-cell>
          <table:table-cell office:value-type="float" office:value="0.258441" calcext:value-type="float">
            <text:p>0.258441</text:p>
          </table:table-cell>
          <table:table-cell office:value-type="float" office:value="0.3113353" calcext:value-type="float">
            <text:p>0.3113353</text:p>
          </table:table-cell>
          <table:table-cell office:value-type="float" office:value="0.3769057" calcext:value-type="float">
            <text:p>0.3769057</text:p>
          </table:table-cell>
          <table:table-cell office:value-type="float" office:value="0.3915504" calcext:value-type="float">
            <text:p>0.391550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5632E-015" calcext:value-type="float">
            <text:p>1.85632E-15</text:p>
          </table:table-cell>
          <table:table-cell office:value-type="float" office:value="1.970093E-015" calcext:value-type="float">
            <text:p>1.970093E-15</text:p>
          </table:table-cell>
          <table:table-cell office:value-type="float" office:value="1.955488E-015" calcext:value-type="float">
            <text:p>1.955488E-15</text:p>
          </table:table-cell>
          <table:table-cell office:value-type="float" office:value="9.535358E-016" calcext:value-type="float">
            <text:p>9.535358E-16</text:p>
          </table:table-cell>
          <table:table-cell office:value-type="float" office:value="1.023093E-015" calcext:value-type="float">
            <text:p>1.02309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07964" calcext:value-type="float">
            <text:p>-3.107964</text:p>
          </table:table-cell>
          <table:table-cell office:value-type="float" office:value="-0.2722925" calcext:value-type="float">
            <text:p>-0.2722925</text:p>
          </table:table-cell>
          <table:table-cell office:value-type="float" office:value="-0.09218051" calcext:value-type="float">
            <text:p>-0.09218051</text:p>
          </table:table-cell>
          <table:table-cell office:value-type="float" office:value="-0.0696938" calcext:value-type="float">
            <text:p>-0.0696938</text:p>
          </table:table-cell>
          <table:table-cell office:value-type="float" office:value="-0.06099924" calcext:value-type="float">
            <text:p>-0.06099924</text:p>
          </table:table-cell>
          <table:table-cell office:value-type="float" office:value="-0.05306927" calcext:value-type="float">
            <text:p>-0.05306927</text:p>
          </table:table-cell>
          <table:table-cell office:value-type="float" office:value="-0.04890733" calcext:value-type="float">
            <text:p>-0.04890733</text:p>
          </table:table-cell>
          <table:table-cell office:value-type="float" office:value="-0.0466163" calcext:value-type="float">
            <text:p>-0.0466163</text:p>
          </table:table-cell>
          <table:table-cell office:value-type="float" office:value="-0.504531" calcext:value-type="float">
            <text:p>-0.504531</text:p>
          </table:table-cell>
          <table:table-cell office:value-type="float" office:value="-0.1078846" calcext:value-type="float">
            <text:p>-0.107884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3.738122" calcext:value-type="float">
            <text:p>-3.738122</text:p>
          </table:table-cell>
          <table:table-cell office:value-type="float" office:value="0.005390418" calcext:value-type="float">
            <text:p>0.00539041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566" calcext:value-type="float">
            <text:p>-2.3975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7.28" calcext:value-type="float">
            <text:p>627.2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1183" calcext:value-type="float">
            <text:p>993.1183</text:p>
          </table:table-cell>
          <table:table-cell office:value-type="float" office:value="101.8392" calcext:value-type="float">
            <text:p>101.8392</text:p>
          </table:table-cell>
          <table:table-cell office:value-type="float" office:value="0" calcext:value-type="float">
            <text:p>0</text:p>
          </table:table-cell>
          <table:table-cell office:value-type="float" office:value="0.1643503" calcext:value-type="float">
            <text:p>0.1643503</text:p>
          </table:table-cell>
          <table:table-cell office:value-type="float" office:value="0.2247562" calcext:value-type="float">
            <text:p>0.2247562</text:p>
          </table:table-cell>
          <table:table-cell office:value-type="float" office:value="0.2642837" calcext:value-type="float">
            <text:p>0.2642837</text:p>
          </table:table-cell>
          <table:table-cell office:value-type="float" office:value="0.27378" calcext:value-type="float">
            <text:p>0.27378</text:p>
          </table:table-cell>
          <table:table-cell office:value-type="float" office:value="0.2785256" calcext:value-type="float">
            <text:p>0.2785256</text:p>
          </table:table-cell>
          <table:table-cell office:value-type="float" office:value="0.2525306" calcext:value-type="float">
            <text:p>0.2525306</text:p>
          </table:table-cell>
          <table:table-cell office:value-type="float" office:value="0.252653" calcext:value-type="float">
            <text:p>0.252653</text:p>
          </table:table-cell>
          <table:table-cell office:value-type="float" office:value="0.3429634" calcext:value-type="float">
            <text:p>0.3429634</text:p>
          </table:table-cell>
          <table:table-cell office:value-type="float" office:value="0.2586862" calcext:value-type="float">
            <text:p>0.2586862</text:p>
          </table:table-cell>
          <table:table-cell office:value-type="float" office:value="0.3115928" calcext:value-type="float">
            <text:p>0.3115928</text:p>
          </table:table-cell>
          <table:table-cell office:value-type="float" office:value="0.3768849" calcext:value-type="float">
            <text:p>0.3768849</text:p>
          </table:table-cell>
          <table:table-cell office:value-type="float" office:value="0.3914854" calcext:value-type="float">
            <text:p>0.39148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3137442" calcext:value-type="float">
            <text:p>0.0003137442</text:p>
          </table:table-cell>
          <table:table-cell office:value-type="float" office:value="1.920452E-015" calcext:value-type="float">
            <text:p>1.920452E-15</text:p>
          </table:table-cell>
          <table:table-cell office:value-type="float" office:value="1.955472E-015" calcext:value-type="float">
            <text:p>1.955472E-15</text:p>
          </table:table-cell>
          <table:table-cell office:value-type="float" office:value="9.535397E-016" calcext:value-type="float">
            <text:p>9.535397E-16</text:p>
          </table:table-cell>
          <table:table-cell office:value-type="float" office:value="1.023076E-015" calcext:value-type="float">
            <text:p>1.02307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39002" calcext:value-type="float">
            <text:p>-3.639002</text:p>
          </table:table-cell>
          <table:table-cell office:value-type="float" office:value="-0.3271763" calcext:value-type="float">
            <text:p>-0.3271763</text:p>
          </table:table-cell>
          <table:table-cell office:value-type="float" office:value="-0.09414428" calcext:value-type="float">
            <text:p>-0.09414428</text:p>
          </table:table-cell>
          <table:table-cell office:value-type="float" office:value="-0.07175908" calcext:value-type="float">
            <text:p>-0.07175908</text:p>
          </table:table-cell>
          <table:table-cell office:value-type="float" office:value="-0.06286816" calcext:value-type="float">
            <text:p>-0.06286816</text:p>
          </table:table-cell>
          <table:table-cell office:value-type="float" office:value="-0.05386655" calcext:value-type="float">
            <text:p>-0.05386655</text:p>
          </table:table-cell>
          <table:table-cell office:value-type="float" office:value="-0.0492955" calcext:value-type="float">
            <text:p>-0.0492955</text:p>
          </table:table-cell>
          <table:table-cell office:value-type="float" office:value="-0.0469053" calcext:value-type="float">
            <text:p>-0.0469053</text:p>
          </table:table-cell>
          <table:table-cell office:value-type="float" office:value="-0.500078" calcext:value-type="float">
            <text:p>-0.500078</text:p>
          </table:table-cell>
          <table:table-cell office:value-type="float" office:value="-0.1070272" calcext:value-type="float">
            <text:p>-0.107027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791194" calcext:value-type="float">
            <text:p>-4.791194</text:p>
          </table:table-cell>
          <table:table-cell office:value-type="float" office:value="0.005388985" calcext:value-type="float">
            <text:p>0.00538898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732" calcext:value-type="float">
            <text:p>-2.39973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7.7305" calcext:value-type="float">
            <text:p>627.730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3864" calcext:value-type="float">
            <text:p>993.3864</text:p>
          </table:table-cell>
          <table:table-cell office:value-type="float" office:value="101.1212" calcext:value-type="float">
            <text:p>101.1212</text:p>
          </table:table-cell>
          <table:table-cell office:value-type="float" office:value="0" calcext:value-type="float">
            <text:p>0</text:p>
          </table:table-cell>
          <table:table-cell office:value-type="float" office:value="0.158982" calcext:value-type="float">
            <text:p>0.158982</text:p>
          </table:table-cell>
          <table:table-cell office:value-type="float" office:value="0.22013" calcext:value-type="float">
            <text:p>0.22013</text:p>
          </table:table-cell>
          <table:table-cell office:value-type="float" office:value="0.2637568" calcext:value-type="float">
            <text:p>0.2637568</text:p>
          </table:table-cell>
          <table:table-cell office:value-type="float" office:value="0.2728643" calcext:value-type="float">
            <text:p>0.2728643</text:p>
          </table:table-cell>
          <table:table-cell office:value-type="float" office:value="0.2776163" calcext:value-type="float">
            <text:p>0.2776163</text:p>
          </table:table-cell>
          <table:table-cell office:value-type="float" office:value="0.2519887" calcext:value-type="float">
            <text:p>0.2519887</text:p>
          </table:table-cell>
          <table:table-cell office:value-type="float" office:value="0.2523413" calcext:value-type="float">
            <text:p>0.2523413</text:p>
          </table:table-cell>
          <table:table-cell office:value-type="float" office:value="0.3427156" calcext:value-type="float">
            <text:p>0.3427156</text:p>
          </table:table-cell>
          <table:table-cell office:value-type="float" office:value="0.2589289" calcext:value-type="float">
            <text:p>0.2589289</text:p>
          </table:table-cell>
          <table:table-cell office:value-type="float" office:value="0.3118478" calcext:value-type="float">
            <text:p>0.3118478</text:p>
          </table:table-cell>
          <table:table-cell office:value-type="float" office:value="0.3768717" calcext:value-type="float">
            <text:p>0.3768717</text:p>
          </table:table-cell>
          <table:table-cell office:value-type="float" office:value="0.3915876" calcext:value-type="float">
            <text:p>0.3915876</text:p>
          </table:table-cell>
          <table:table-cell office:value-type="float" office:value="0.4608318" calcext:value-type="float">
            <text:p>0.4608318</text:p>
          </table:table-cell>
          <table:table-cell office:value-type="float" office:value="0" calcext:value-type="float">
            <text:p>0</text:p>
          </table:table-cell>
          <table:table-cell office:value-type="float" office:value="1.830968E-015" calcext:value-type="float">
            <text:p>1.830968E-15</text:p>
          </table:table-cell>
          <table:table-cell office:value-type="float" office:value="1.905742E-015" calcext:value-type="float">
            <text:p>1.905742E-15</text:p>
          </table:table-cell>
          <table:table-cell office:value-type="float" office:value="1.955458E-015" calcext:value-type="float">
            <text:p>1.955458E-15</text:p>
          </table:table-cell>
          <table:table-cell office:value-type="float" office:value="9.535442E-016" calcext:value-type="float">
            <text:p>9.535442E-16</text:p>
          </table:table-cell>
          <table:table-cell office:value-type="float" office:value="1.023059E-015" calcext:value-type="float">
            <text:p>1.02305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2667" calcext:value-type="float">
            <text:p>-4.772667</text:p>
          </table:table-cell>
          <table:table-cell office:value-type="float" office:value="-0.384015" calcext:value-type="float">
            <text:p>-0.384015</text:p>
          </table:table-cell>
          <table:table-cell office:value-type="float" office:value="-0.09561551" calcext:value-type="float">
            <text:p>-0.09561551</text:p>
          </table:table-cell>
          <table:table-cell office:value-type="float" office:value="-0.07363692" calcext:value-type="float">
            <text:p>-0.07363692</text:p>
          </table:table-cell>
          <table:table-cell office:value-type="float" office:value="-0.06447291" calcext:value-type="float">
            <text:p>-0.06447291</text:p>
          </table:table-cell>
          <table:table-cell office:value-type="float" office:value="-0.05475938" calcext:value-type="float">
            <text:p>-0.05475938</text:p>
          </table:table-cell>
          <table:table-cell office:value-type="float" office:value="-0.04973055" calcext:value-type="float">
            <text:p>-0.04973055</text:p>
          </table:table-cell>
          <table:table-cell office:value-type="float" office:value="-0.04720333" calcext:value-type="float">
            <text:p>-0.04720333</text:p>
          </table:table-cell>
          <table:table-cell office:value-type="float" office:value="-0.4957132" calcext:value-type="float">
            <text:p>-0.4957132</text:p>
          </table:table-cell>
          <table:table-cell office:value-type="float" office:value="-0.1061858" calcext:value-type="float">
            <text:p>-0.106185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632452" calcext:value-type="float">
            <text:p>-4.632452</text:p>
          </table:table-cell>
          <table:table-cell office:value-type="float" office:value="0.005386778" calcext:value-type="float">
            <text:p>0.0053867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973" calcext:value-type="float">
            <text:p>-2.3749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8.1442" calcext:value-type="float">
            <text:p>628.144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3143" calcext:value-type="float">
            <text:p>993.3143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538745" calcext:value-type="float">
            <text:p>0.1538745</text:p>
          </table:table-cell>
          <table:table-cell office:value-type="float" office:value="0.2160929" calcext:value-type="float">
            <text:p>0.2160929</text:p>
          </table:table-cell>
          <table:table-cell office:value-type="float" office:value="0.2627385" calcext:value-type="float">
            <text:p>0.2627385</text:p>
          </table:table-cell>
          <table:table-cell office:value-type="float" office:value="0.2724603" calcext:value-type="float">
            <text:p>0.2724603</text:p>
          </table:table-cell>
          <table:table-cell office:value-type="float" office:value="0.2769229" calcext:value-type="float">
            <text:p>0.2769229</text:p>
          </table:table-cell>
          <table:table-cell office:value-type="float" office:value="0.2514327" calcext:value-type="float">
            <text:p>0.2514327</text:p>
          </table:table-cell>
          <table:table-cell office:value-type="float" office:value="0.2520036" calcext:value-type="float">
            <text:p>0.2520036</text:p>
          </table:table-cell>
          <table:table-cell office:value-type="float" office:value="0.3424593" calcext:value-type="float">
            <text:p>0.3424593</text:p>
          </table:table-cell>
          <table:table-cell office:value-type="float" office:value="0.2591693" calcext:value-type="float">
            <text:p>0.2591693</text:p>
          </table:table-cell>
          <table:table-cell office:value-type="float" office:value="0.3121004" calcext:value-type="float">
            <text:p>0.3121004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3916343" calcext:value-type="float">
            <text:p>0.3916343</text:p>
          </table:table-cell>
          <table:table-cell office:value-type="float" office:value="0.4622092" calcext:value-type="float">
            <text:p>0.4622092</text:p>
          </table:table-cell>
          <table:table-cell office:value-type="float" office:value="0" calcext:value-type="float">
            <text:p>0</text:p>
          </table:table-cell>
          <table:table-cell office:value-type="float" office:value="1.885927E-015" calcext:value-type="float">
            <text:p>1.885927E-15</text:p>
          </table:table-cell>
          <table:table-cell office:value-type="float" office:value="1.926041E-015" calcext:value-type="float">
            <text:p>1.926041E-15</text:p>
          </table:table-cell>
          <table:table-cell office:value-type="float" office:value="1.955443E-015" calcext:value-type="float">
            <text:p>1.955443E-15</text:p>
          </table:table-cell>
          <table:table-cell office:value-type="float" office:value="9.535467E-016" calcext:value-type="float">
            <text:p>9.535467E-16</text:p>
          </table:table-cell>
          <table:table-cell office:value-type="float" office:value="1.023043E-015" calcext:value-type="float">
            <text:p>1.02304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64368" calcext:value-type="float">
            <text:p>-6.164368</text:p>
          </table:table-cell>
          <table:table-cell office:value-type="float" office:value="-0.4430758" calcext:value-type="float">
            <text:p>-0.4430758</text:p>
          </table:table-cell>
          <table:table-cell office:value-type="float" office:value="-0.09847298" calcext:value-type="float">
            <text:p>-0.09847298</text:p>
          </table:table-cell>
          <table:table-cell office:value-type="float" office:value="-0.07448987" calcext:value-type="float">
            <text:p>-0.07448987</text:p>
          </table:table-cell>
          <table:table-cell office:value-type="float" office:value="-0.06573175" calcext:value-type="float">
            <text:p>-0.06573175</text:p>
          </table:table-cell>
          <table:table-cell office:value-type="float" office:value="-0.05569364" calcext:value-type="float">
            <text:p>-0.05569364</text:p>
          </table:table-cell>
          <table:table-cell office:value-type="float" office:value="-0.05020687" calcext:value-type="float">
            <text:p>-0.05020687</text:p>
          </table:table-cell>
          <table:table-cell office:value-type="float" office:value="-0.04751384" calcext:value-type="float">
            <text:p>-0.04751384</text:p>
          </table:table-cell>
          <table:table-cell office:value-type="float" office:value="-0.4914326" calcext:value-type="float">
            <text:p>-0.4914326</text:p>
          </table:table-cell>
          <table:table-cell office:value-type="float" office:value="-0.1053595" calcext:value-type="float">
            <text:p>-0.105359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978242" calcext:value-type="float">
            <text:p>-4.978242</text:p>
          </table:table-cell>
          <table:table-cell office:value-type="float" office:value="0.005384978" calcext:value-type="float">
            <text:p>0.0053849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429" calcext:value-type="float">
            <text:p>-2.3834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8.5533" calcext:value-type="float">
            <text:p>628.553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9054" calcext:value-type="float">
            <text:p>992.9054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441047" calcext:value-type="float">
            <text:p>0.1441047</text:p>
          </table:table-cell>
          <table:table-cell office:value-type="float" office:value="0.2127007" calcext:value-type="float">
            <text:p>0.2127007</text:p>
          </table:table-cell>
          <table:table-cell office:value-type="float" office:value="0.2622428" calcext:value-type="float">
            <text:p>0.2622428</text:p>
          </table:table-cell>
          <table:table-cell office:value-type="float" office:value="0.2718268" calcext:value-type="float">
            <text:p>0.2718268</text:p>
          </table:table-cell>
          <table:table-cell office:value-type="float" office:value="0.2764245" calcext:value-type="float">
            <text:p>0.2764245</text:p>
          </table:table-cell>
          <table:table-cell office:value-type="float" office:value="0.2509735" calcext:value-type="float">
            <text:p>0.2509735</text:p>
          </table:table-cell>
          <table:table-cell office:value-type="float" office:value="0.2516337" calcext:value-type="float">
            <text:p>0.2516337</text:p>
          </table:table-cell>
          <table:table-cell office:value-type="float" office:value="0.3422004" calcext:value-type="float">
            <text:p>0.3422004</text:p>
          </table:table-cell>
          <table:table-cell office:value-type="float" office:value="0.2594072" calcext:value-type="float">
            <text:p>0.2594072</text:p>
          </table:table-cell>
          <table:table-cell office:value-type="float" office:value="0.3123504" calcext:value-type="float">
            <text:p>0.3123504</text:p>
          </table:table-cell>
          <table:table-cell office:value-type="float" office:value="0.3768741" calcext:value-type="float">
            <text:p>0.3768741</text:p>
          </table:table-cell>
          <table:table-cell office:value-type="float" office:value="0.3916357" calcext:value-type="float">
            <text:p>0.391635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6133E-015" calcext:value-type="float">
            <text:p>1.886133E-15</text:p>
          </table:table-cell>
          <table:table-cell office:value-type="float" office:value="1.926027E-015" calcext:value-type="float">
            <text:p>1.926027E-15</text:p>
          </table:table-cell>
          <table:table-cell office:value-type="float" office:value="1.955421E-015" calcext:value-type="float">
            <text:p>1.955421E-15</text:p>
          </table:table-cell>
          <table:table-cell office:value-type="float" office:value="9.535491E-016" calcext:value-type="float">
            <text:p>9.535491E-16</text:p>
          </table:table-cell>
          <table:table-cell office:value-type="float" office:value="1.023027E-015" calcext:value-type="float">
            <text:p>1.023027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3317" calcext:value-type="float">
            <text:p>-10.13317</text:p>
          </table:table-cell>
          <table:table-cell office:value-type="float" office:value="-0.5008219" calcext:value-type="float">
            <text:p>-0.5008219</text:p>
          </table:table-cell>
          <table:table-cell office:value-type="float" office:value="-0.09993617" calcext:value-type="float">
            <text:p>-0.09993617</text:p>
          </table:table-cell>
          <table:table-cell office:value-type="float" office:value="-0.07583261" calcext:value-type="float">
            <text:p>-0.07583261</text:p>
          </table:table-cell>
          <table:table-cell office:value-type="float" office:value="-0.06665001" calcext:value-type="float">
            <text:p>-0.06665001</text:p>
          </table:table-cell>
          <table:table-cell office:value-type="float" office:value="-0.05648071" calcext:value-type="float">
            <text:p>-0.05648071</text:p>
          </table:table-cell>
          <table:table-cell office:value-type="float" office:value="-0.05073456" calcext:value-type="float">
            <text:p>-0.05073456</text:p>
          </table:table-cell>
          <table:table-cell office:value-type="float" office:value="-0.04782993" calcext:value-type="float">
            <text:p>-0.04782993</text:p>
          </table:table-cell>
          <table:table-cell office:value-type="float" office:value="-0.4872356" calcext:value-type="float">
            <text:p>-0.4872356</text:p>
          </table:table-cell>
          <table:table-cell office:value-type="float" office:value="-0.1045483" calcext:value-type="float">
            <text:p>-0.104548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6.57829" calcext:value-type="float">
            <text:p>-6.57829</text:p>
          </table:table-cell>
          <table:table-cell office:value-type="float" office:value="0.005382597" calcext:value-type="float">
            <text:p>0.0053825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71" calcext:value-type="float">
            <text:p>-2.387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8.9106" calcext:value-type="float">
            <text:p>628.910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5484" calcext:value-type="float">
            <text:p>992.5484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363135" calcext:value-type="float">
            <text:p>0.1363135</text:p>
          </table:table-cell>
          <table:table-cell office:value-type="float" office:value="0.2104373" calcext:value-type="float">
            <text:p>0.2104373</text:p>
          </table:table-cell>
          <table:table-cell office:value-type="float" office:value="0.2614837" calcext:value-type="float">
            <text:p>0.2614837</text:p>
          </table:table-cell>
          <table:table-cell office:value-type="float" office:value="0.2711989" calcext:value-type="float">
            <text:p>0.2711989</text:p>
          </table:table-cell>
          <table:table-cell office:value-type="float" office:value="0.2758641" calcext:value-type="float">
            <text:p>0.2758641</text:p>
          </table:table-cell>
          <table:table-cell office:value-type="float" office:value="0.2505293" calcext:value-type="float">
            <text:p>0.2505293</text:p>
          </table:table-cell>
          <table:table-cell office:value-type="float" office:value="0.2512688" calcext:value-type="float">
            <text:p>0.2512688</text:p>
          </table:table-cell>
          <table:table-cell office:value-type="float" office:value="0.3419333" calcext:value-type="float">
            <text:p>0.3419333</text:p>
          </table:table-cell>
          <table:table-cell office:value-type="float" office:value="0.2596429" calcext:value-type="float">
            <text:p>0.2596429</text:p>
          </table:table-cell>
          <table:table-cell office:value-type="float" office:value="0.3125982" calcext:value-type="float">
            <text:p>0.3125982</text:p>
          </table:table-cell>
          <table:table-cell office:value-type="float" office:value="0.3768815" calcext:value-type="float">
            <text:p>0.3768815</text:p>
          </table:table-cell>
          <table:table-cell office:value-type="float" office:value="0.3916189" calcext:value-type="float">
            <text:p>0.391618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6371E-015" calcext:value-type="float">
            <text:p>1.886371E-15</text:p>
          </table:table-cell>
          <table:table-cell office:value-type="float" office:value="1.926008E-015" calcext:value-type="float">
            <text:p>1.926008E-15</text:p>
          </table:table-cell>
          <table:table-cell office:value-type="float" office:value="1.955394E-015" calcext:value-type="float">
            <text:p>1.955394E-15</text:p>
          </table:table-cell>
          <table:table-cell office:value-type="float" office:value="9.535542E-016" calcext:value-type="float">
            <text:p>9.535542E-16</text:p>
          </table:table-cell>
          <table:table-cell office:value-type="float" office:value="1.02301E-015" calcext:value-type="float">
            <text:p>1.0230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751" calcext:value-type="float">
            <text:p>-15.5751</text:p>
          </table:table-cell>
          <table:table-cell office:value-type="float" office:value="-0.5440041" calcext:value-type="float">
            <text:p>-0.5440041</text:p>
          </table:table-cell>
          <table:table-cell office:value-type="float" office:value="-0.1021837" calcext:value-type="float">
            <text:p>-0.1021837</text:p>
          </table:table-cell>
          <table:table-cell office:value-type="float" office:value="-0.07719427" calcext:value-type="float">
            <text:p>-0.07719427</text:p>
          </table:table-cell>
          <table:table-cell office:value-type="float" office:value="-0.06769867" calcext:value-type="float">
            <text:p>-0.06769867</text:p>
          </table:table-cell>
          <table:table-cell office:value-type="float" office:value="-0.05725204" calcext:value-type="float">
            <text:p>-0.05725204</text:p>
          </table:table-cell>
          <table:table-cell office:value-type="float" office:value="-0.05126191" calcext:value-type="float">
            <text:p>-0.05126191</text:p>
          </table:table-cell>
          <table:table-cell office:value-type="float" office:value="-0.0481585" calcext:value-type="float">
            <text:p>-0.0481585</text:p>
          </table:table-cell>
          <table:table-cell office:value-type="float" office:value="-0.4831164" calcext:value-type="float">
            <text:p>-0.4831164</text:p>
          </table:table-cell>
          <table:table-cell office:value-type="float" office:value="-0.1037515" calcext:value-type="float">
            <text:p>-0.103751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8.522053" calcext:value-type="float">
            <text:p>-8.522053</text:p>
          </table:table-cell>
          <table:table-cell office:value-type="float" office:value="0.005379989" calcext:value-type="float">
            <text:p>0.00537998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319" calcext:value-type="float">
            <text:p>-2.3903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9.1819" calcext:value-type="float">
            <text:p>629.181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2775" calcext:value-type="float">
            <text:p>992.2775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308286" calcext:value-type="float">
            <text:p>0.1308286</text:p>
          </table:table-cell>
          <table:table-cell office:value-type="float" office:value="0.2090011" calcext:value-type="float">
            <text:p>0.2090011</text:p>
          </table:table-cell>
          <table:table-cell office:value-type="float" office:value="0.2611352" calcext:value-type="float">
            <text:p>0.2611352</text:p>
          </table:table-cell>
          <table:table-cell office:value-type="float" office:value="0.2705544" calcext:value-type="float">
            <text:p>0.2705544</text:p>
          </table:table-cell>
          <table:table-cell office:value-type="float" office:value="0.2754392" calcext:value-type="float">
            <text:p>0.2754392</text:p>
          </table:table-cell>
          <table:table-cell office:value-type="float" office:value="0.2500446" calcext:value-type="float">
            <text:p>0.2500446</text:p>
          </table:table-cell>
          <table:table-cell office:value-type="float" office:value="0.2509218" calcext:value-type="float">
            <text:p>0.2509218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0.2598763" calcext:value-type="float">
            <text:p>0.2598763</text:p>
          </table:table-cell>
          <table:table-cell office:value-type="float" office:value="0.3128438" calcext:value-type="float">
            <text:p>0.3128438</text:p>
          </table:table-cell>
          <table:table-cell office:value-type="float" office:value="0.3768911" calcext:value-type="float">
            <text:p>0.3768911</text:p>
          </table:table-cell>
          <table:table-cell office:value-type="float" office:value="0.3915889" calcext:value-type="float">
            <text:p>0.391588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8664E-015" calcext:value-type="float">
            <text:p>1.88664E-15</text:p>
          </table:table-cell>
          <table:table-cell office:value-type="float" office:value="1.925986E-015" calcext:value-type="float">
            <text:p>1.925986E-15</text:p>
          </table:table-cell>
          <table:table-cell office:value-type="float" office:value="1.955366E-015" calcext:value-type="float">
            <text:p>1.955366E-15</text:p>
          </table:table-cell>
          <table:table-cell office:value-type="float" office:value="9.535579E-016" calcext:value-type="float">
            <text:p>9.535579E-16</text:p>
          </table:table-cell>
          <table:table-cell office:value-type="float" office:value="1.02299E-015" calcext:value-type="float">
            <text:p>1.0229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2342" calcext:value-type="float">
            <text:p>-21.22342</text:p>
          </table:table-cell>
          <table:table-cell office:value-type="float" office:value="-0.5735011" calcext:value-type="float">
            <text:p>-0.5735011</text:p>
          </table:table-cell>
          <table:table-cell office:value-type="float" office:value="-0.1032523" calcext:value-type="float">
            <text:p>-0.1032523</text:p>
          </table:table-cell>
          <table:table-cell office:value-type="float" office:value="-0.07862103" calcext:value-type="float">
            <text:p>-0.07862103</text:p>
          </table:table-cell>
          <table:table-cell office:value-type="float" office:value="-0.06851949" calcext:value-type="float">
            <text:p>-0.06851949</text:p>
          </table:table-cell>
          <table:table-cell office:value-type="float" office:value="-0.05810717" calcext:value-type="float">
            <text:p>-0.05810717</text:p>
          </table:table-cell>
          <table:table-cell office:value-type="float" office:value="-0.05176903" calcext:value-type="float">
            <text:p>-0.05176903</text:p>
          </table:table-cell>
          <table:table-cell office:value-type="float" office:value="-0.04848485" calcext:value-type="float">
            <text:p>-0.04848485</text:p>
          </table:table-cell>
          <table:table-cell office:value-type="float" office:value="-0.4790747" calcext:value-type="float">
            <text:p>-0.4790747</text:p>
          </table:table-cell>
          <table:table-cell office:value-type="float" office:value="-0.1029681" calcext:value-type="float">
            <text:p>-0.102968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8.987649" calcext:value-type="float">
            <text:p>-8.987649</text:p>
          </table:table-cell>
          <table:table-cell office:value-type="float" office:value="0.005377356" calcext:value-type="float">
            <text:p>0.0053773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807" calcext:value-type="float">
            <text:p>-2.3928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9.3773" calcext:value-type="float">
            <text:p>629.377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0821" calcext:value-type="float">
            <text:p>992.0821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295793" calcext:value-type="float">
            <text:p>0.1295793</text:p>
          </table:table-cell>
          <table:table-cell office:value-type="float" office:value="0.2079956" calcext:value-type="float">
            <text:p>0.2079956</text:p>
          </table:table-cell>
          <table:table-cell office:value-type="float" office:value="0.2606935" calcext:value-type="float">
            <text:p>0.2606935</text:p>
          </table:table-cell>
          <table:table-cell office:value-type="float" office:value="0.2700059" calcext:value-type="float">
            <text:p>0.2700059</text:p>
          </table:table-cell>
          <table:table-cell office:value-type="float" office:value="0.2752554" calcext:value-type="float">
            <text:p>0.2752554</text:p>
          </table:table-cell>
          <table:table-cell office:value-type="float" office:value="0.2496221" calcext:value-type="float">
            <text:p>0.2496221</text:p>
          </table:table-cell>
          <table:table-cell office:value-type="float" office:value="0.2505714" calcext:value-type="float">
            <text:p>0.2505714</text:p>
          </table:table-cell>
          <table:table-cell office:value-type="float" office:value="0.3413995" calcext:value-type="float">
            <text:p>0.3413995</text:p>
          </table:table-cell>
          <table:table-cell office:value-type="float" office:value="0.2601077" calcext:value-type="float">
            <text:p>0.2601077</text:p>
          </table:table-cell>
          <table:table-cell office:value-type="float" office:value="0.3130871" calcext:value-type="float">
            <text:p>0.3130871</text:p>
          </table:table-cell>
          <table:table-cell office:value-type="float" office:value="0.3769013" calcext:value-type="float">
            <text:p>0.3769013</text:p>
          </table:table-cell>
          <table:table-cell office:value-type="float" office:value="0.391549" calcext:value-type="float">
            <text:p>0.39154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6899E-015" calcext:value-type="float">
            <text:p>1.886899E-15</text:p>
          </table:table-cell>
          <table:table-cell office:value-type="float" office:value="1.925965E-015" calcext:value-type="float">
            <text:p>1.925965E-15</text:p>
          </table:table-cell>
          <table:table-cell office:value-type="float" office:value="1.955339E-015" calcext:value-type="float">
            <text:p>1.955339E-15</text:p>
          </table:table-cell>
          <table:table-cell office:value-type="float" office:value="9.535598E-016" calcext:value-type="float">
            <text:p>9.535598E-16</text:p>
          </table:table-cell>
          <table:table-cell office:value-type="float" office:value="1.022975E-015" calcext:value-type="float">
            <text:p>1.02297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8286" calcext:value-type="float">
            <text:p>-22.98286</text:p>
          </table:table-cell>
          <table:table-cell office:value-type="float" office:value="-0.5951536" calcext:value-type="float">
            <text:p>-0.5951536</text:p>
          </table:table-cell>
          <table:table-cell office:value-type="float" office:value="-0.1046033" calcext:value-type="float">
            <text:p>-0.1046033</text:p>
          </table:table-cell>
          <table:table-cell office:value-type="float" office:value="-0.07986271" calcext:value-type="float">
            <text:p>-0.07986271</text:p>
          </table:table-cell>
          <table:table-cell office:value-type="float" office:value="-0.06886443" calcext:value-type="float">
            <text:p>-0.06886443</text:p>
          </table:table-cell>
          <table:table-cell office:value-type="float" office:value="-0.05886579" calcext:value-type="float">
            <text:p>-0.05886579</text:p>
          </table:table-cell>
          <table:table-cell office:value-type="float" office:value="-0.05228701" calcext:value-type="float">
            <text:p>-0.05228701</text:p>
          </table:table-cell>
          <table:table-cell office:value-type="float" office:value="-0.04882256" calcext:value-type="float">
            <text:p>-0.04882256</text:p>
          </table:table-cell>
          <table:table-cell office:value-type="float" office:value="-0.4751077" calcext:value-type="float">
            <text:p>-0.4751077</text:p>
          </table:table-cell>
          <table:table-cell office:value-type="float" office:value="-0.1021985" calcext:value-type="float">
            <text:p>-0.102198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8.624544" calcext:value-type="float">
            <text:p>-8.624544</text:p>
          </table:table-cell>
          <table:table-cell office:value-type="float" office:value="0.005375274" calcext:value-type="float">
            <text:p>0.00537527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19" calcext:value-type="float">
            <text:p>-2.395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688.3201" calcext:value-type="float">
            <text:p>688.3201</text:p>
          </table:table-cell>
          <table:table-cell office:value-type="float" office:value="629.5445" calcext:value-type="float">
            <text:p>629.544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915" calcext:value-type="float">
            <text:p>991.915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0" calcext:value-type="float">
            <text:p>0</text:p>
          </table:table-cell>
          <table:table-cell office:value-type="float" office:value="0.1308367" calcext:value-type="float">
            <text:p>0.1308367</text:p>
          </table:table-cell>
          <table:table-cell office:value-type="float" office:value="0.2072078" calcext:value-type="float">
            <text:p>0.2072078</text:p>
          </table:table-cell>
          <table:table-cell office:value-type="float" office:value="0.2601795" calcext:value-type="float">
            <text:p>0.2601795</text:p>
          </table:table-cell>
          <table:table-cell office:value-type="float" office:value="0.2695239" calcext:value-type="float">
            <text:p>0.2695239</text:p>
          </table:table-cell>
          <table:table-cell office:value-type="float" office:value="0.2748634" calcext:value-type="float">
            <text:p>0.2748634</text:p>
          </table:table-cell>
          <table:table-cell office:value-type="float" office:value="0.2492295" calcext:value-type="float">
            <text:p>0.2492295</text:p>
          </table:table-cell>
          <table:table-cell office:value-type="float" office:value="0.2502251" calcext:value-type="float">
            <text:p>0.2502251</text:p>
          </table:table-cell>
          <table:table-cell office:value-type="float" office:value="0.3411221" calcext:value-type="float">
            <text:p>0.3411221</text:p>
          </table:table-cell>
          <table:table-cell office:value-type="float" office:value="0.2603368" calcext:value-type="float">
            <text:p>0.2603368</text:p>
          </table:table-cell>
          <table:table-cell office:value-type="float" office:value="0.3133278" calcext:value-type="float">
            <text:p>0.3133278</text:p>
          </table:table-cell>
          <table:table-cell office:value-type="float" office:value="0.3769115" calcext:value-type="float">
            <text:p>0.3769115</text:p>
          </table:table-cell>
          <table:table-cell office:value-type="float" office:value="0.3915008" calcext:value-type="float">
            <text:p>0.391500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7142E-015" calcext:value-type="float">
            <text:p>1.887142E-15</text:p>
          </table:table-cell>
          <table:table-cell office:value-type="float" office:value="1.925946E-015" calcext:value-type="float">
            <text:p>1.925946E-15</text:p>
          </table:table-cell>
          <table:table-cell office:value-type="float" office:value="1.955311E-015" calcext:value-type="float">
            <text:p>1.955311E-15</text:p>
          </table:table-cell>
          <table:table-cell office:value-type="float" office:value="9.535635E-016" calcext:value-type="float">
            <text:p>9.535635E-16</text:p>
          </table:table-cell>
          <table:table-cell office:value-type="float" office:value="1.022958E-015" calcext:value-type="float">
            <text:p>1.02295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3285" calcext:value-type="float">
            <text:p>-21.33285</text:p>
          </table:table-cell>
          <table:table-cell office:value-type="float" office:value="-0.6129104" calcext:value-type="float">
            <text:p>-0.6129104</text:p>
          </table:table-cell>
          <table:table-cell office:value-type="float" office:value="-0.1062028" calcext:value-type="float">
            <text:p>-0.1062028</text:p>
          </table:table-cell>
          <table:table-cell office:value-type="float" office:value="-0.0809691" calcext:value-type="float">
            <text:p>-0.0809691</text:p>
          </table:table-cell>
          <table:table-cell office:value-type="float" office:value="-0.06962189" calcext:value-type="float">
            <text:p>-0.06962189</text:p>
          </table:table-cell>
          <table:table-cell office:value-type="float" office:value="-0.05957993" calcext:value-type="float">
            <text:p>-0.05957993</text:p>
          </table:table-cell>
          <table:table-cell office:value-type="float" office:value="-0.05280467" calcext:value-type="float">
            <text:p>-0.05280467</text:p>
          </table:table-cell>
          <table:table-cell office:value-type="float" office:value="-0.04917182" calcext:value-type="float">
            <text:p>-0.04917182</text:p>
          </table:table-cell>
          <table:table-cell office:value-type="float" office:value="-0.4712124" calcext:value-type="float">
            <text:p>-0.4712124</text:p>
          </table:table-cell>
          <table:table-cell office:value-type="float" office:value="-0.1014436" calcext:value-type="float">
            <text:p>-0.101443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8.317248" calcext:value-type="float">
            <text:p>-8.317248</text:p>
          </table:table-cell>
          <table:table-cell office:value-type="float" office:value="0.005373413" calcext:value-type="float">
            <text:p>0.00537341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486" calcext:value-type="float">
            <text:p>-2.3974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688.5106" calcext:value-type="float">
            <text:p>688.5106</text:p>
          </table:table-cell>
          <table:table-cell office:value-type="float" office:value="629.7098" calcext:value-type="float">
            <text:p>629.709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9405" calcext:value-type="float">
            <text:p>991.9405</text:p>
          </table:table-cell>
          <table:table-cell office:value-type="float" office:value="100.7797" calcext:value-type="float">
            <text:p>100.7797</text:p>
          </table:table-cell>
          <table:table-cell office:value-type="float" office:value="1.359526" calcext:value-type="float">
            <text:p>1.359526</text:p>
          </table:table-cell>
          <table:table-cell office:value-type="float" office:value="0.1350737" calcext:value-type="float">
            <text:p>0.1350737</text:p>
          </table:table-cell>
          <table:table-cell office:value-type="float" office:value="0.2058375" calcext:value-type="float">
            <text:p>0.2058375</text:p>
          </table:table-cell>
          <table:table-cell office:value-type="float" office:value="0.2595969" calcext:value-type="float">
            <text:p>0.2595969</text:p>
          </table:table-cell>
          <table:table-cell office:value-type="float" office:value="0.2690341" calcext:value-type="float">
            <text:p>0.2690341</text:p>
          </table:table-cell>
          <table:table-cell office:value-type="float" office:value="0.2744186" calcext:value-type="float">
            <text:p>0.2744186</text:p>
          </table:table-cell>
          <table:table-cell office:value-type="float" office:value="0.2488426" calcext:value-type="float">
            <text:p>0.2488426</text:p>
          </table:table-cell>
          <table:table-cell office:value-type="float" office:value="0.249883" calcext:value-type="float">
            <text:p>0.249883</text:p>
          </table:table-cell>
          <table:table-cell office:value-type="float" office:value="0.3408379" calcext:value-type="float">
            <text:p>0.3408379</text:p>
          </table:table-cell>
          <table:table-cell office:value-type="float" office:value="0.2605639" calcext:value-type="float">
            <text:p>0.2605639</text:p>
          </table:table-cell>
          <table:table-cell office:value-type="float" office:value="0.3135672" calcext:value-type="float">
            <text:p>0.3135672</text:p>
          </table:table-cell>
          <table:table-cell office:value-type="float" office:value="0.3769214" calcext:value-type="float">
            <text:p>0.3769214</text:p>
          </table:table-cell>
          <table:table-cell office:value-type="float" office:value="0.391446" calcext:value-type="float">
            <text:p>0.39144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735E-015" calcext:value-type="float">
            <text:p>1.88735E-15</text:p>
          </table:table-cell>
          <table:table-cell office:value-type="float" office:value="1.925932E-015" calcext:value-type="float">
            <text:p>1.925932E-15</text:p>
          </table:table-cell>
          <table:table-cell office:value-type="float" office:value="1.955287E-015" calcext:value-type="float">
            <text:p>1.955287E-15</text:p>
          </table:table-cell>
          <table:table-cell office:value-type="float" office:value="9.535676E-016" calcext:value-type="float">
            <text:p>9.535676E-16</text:p>
          </table:table-cell>
          <table:table-cell office:value-type="float" office:value="1.022941E-015" calcext:value-type="float">
            <text:p>1.0229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9382" calcext:value-type="float">
            <text:p>-16.79382</text:p>
          </table:table-cell>
          <table:table-cell office:value-type="float" office:value="-0.6446732" calcext:value-type="float">
            <text:p>-0.6446732</text:p>
          </table:table-cell>
          <table:table-cell office:value-type="float" office:value="-0.108048" calcext:value-type="float">
            <text:p>-0.108048</text:p>
          </table:table-cell>
          <table:table-cell office:value-type="float" office:value="-0.08210996" calcext:value-type="float">
            <text:p>-0.08210996</text:p>
          </table:table-cell>
          <table:table-cell office:value-type="float" office:value="-0.07049481" calcext:value-type="float">
            <text:p>-0.07049481</text:p>
          </table:table-cell>
          <table:table-cell office:value-type="float" office:value="-0.06029299" calcext:value-type="float">
            <text:p>-0.06029299</text:p>
          </table:table-cell>
          <table:table-cell office:value-type="float" office:value="-0.05332189" calcext:value-type="float">
            <text:p>-0.05332189</text:p>
          </table:table-cell>
          <table:table-cell office:value-type="float" office:value="-0.04953237" calcext:value-type="float">
            <text:p>-0.04953237</text:p>
          </table:table-cell>
          <table:table-cell office:value-type="float" office:value="-0.467388" calcext:value-type="float">
            <text:p>-0.467388</text:p>
          </table:table-cell>
          <table:table-cell office:value-type="float" office:value="-0.1006987" calcext:value-type="float">
            <text:p>-0.100698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7.683318" calcext:value-type="float">
            <text:p>-7.683318</text:p>
          </table:table-cell>
          <table:table-cell office:value-type="float" office:value="0.005372031" calcext:value-type="float">
            <text:p>0.0053720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702" calcext:value-type="float">
            <text:p>-2.3997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0.0591" calcext:value-type="float">
            <text:p>630.0591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911" calcext:value-type="float">
            <text:p>992.911</text:p>
          </table:table-cell>
          <table:table-cell office:value-type="float" office:value="100.0314" calcext:value-type="float">
            <text:p>100.0314</text:p>
          </table:table-cell>
          <table:table-cell office:value-type="float" office:value="0" calcext:value-type="float">
            <text:p>0</text:p>
          </table:table-cell>
          <table:table-cell office:value-type="float" office:value="0.1849693" calcext:value-type="float">
            <text:p>0.1849693</text:p>
          </table:table-cell>
          <table:table-cell office:value-type="float" office:value="0.2049811" calcext:value-type="float">
            <text:p>0.2049811</text:p>
          </table:table-cell>
          <table:table-cell office:value-type="float" office:value="0.2589159" calcext:value-type="float">
            <text:p>0.2589159</text:p>
          </table:table-cell>
          <table:table-cell office:value-type="float" office:value="0.26851" calcext:value-type="float">
            <text:p>0.26851</text:p>
          </table:table-cell>
          <table:table-cell office:value-type="float" office:value="0.2739294" calcext:value-type="float">
            <text:p>0.2739294</text:p>
          </table:table-cell>
          <table:table-cell office:value-type="float" office:value="0.2484575" calcext:value-type="float">
            <text:p>0.2484575</text:p>
          </table:table-cell>
          <table:table-cell office:value-type="float" office:value="0.2495468" calcext:value-type="float">
            <text:p>0.2495468</text:p>
          </table:table-cell>
          <table:table-cell office:value-type="float" office:value="0.3405476" calcext:value-type="float">
            <text:p>0.3405476</text:p>
          </table:table-cell>
          <table:table-cell office:value-type="float" office:value="0.2607889" calcext:value-type="float">
            <text:p>0.2607889</text:p>
          </table:table-cell>
          <table:table-cell office:value-type="float" office:value="0.3138032" calcext:value-type="float">
            <text:p>0.3138032</text:p>
          </table:table-cell>
          <table:table-cell office:value-type="float" office:value="0.3769426" calcext:value-type="float">
            <text:p>0.3769426</text:p>
          </table:table-cell>
          <table:table-cell office:value-type="float" office:value="0.3917943" calcext:value-type="float">
            <text:p>0.3917943</text:p>
          </table:table-cell>
          <table:table-cell office:value-type="float" office:value="0.4559836" calcext:value-type="float">
            <text:p>0.4559836</text:p>
          </table:table-cell>
          <table:table-cell office:value-type="float" office:value="0" calcext:value-type="float">
            <text:p>0</text:p>
          </table:table-cell>
          <table:table-cell office:value-type="float" office:value="1.887548E-015" calcext:value-type="float">
            <text:p>1.887548E-15</text:p>
          </table:table-cell>
          <table:table-cell office:value-type="float" office:value="1.92592E-015" calcext:value-type="float">
            <text:p>1.92592E-15</text:p>
          </table:table-cell>
          <table:table-cell office:value-type="float" office:value="1.955264E-015" calcext:value-type="float">
            <text:p>1.955264E-15</text:p>
          </table:table-cell>
          <table:table-cell office:value-type="float" office:value="9.535704E-016" calcext:value-type="float">
            <text:p>9.535704E-16</text:p>
          </table:table-cell>
          <table:table-cell office:value-type="float" office:value="1.022925E-015" calcext:value-type="float">
            <text:p>1.02292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4411" calcext:value-type="float">
            <text:p>-1.464411</text:p>
          </table:table-cell>
          <table:table-cell office:value-type="float" office:value="-0.6663029" calcext:value-type="float">
            <text:p>-0.6663029</text:p>
          </table:table-cell>
          <table:table-cell office:value-type="float" office:value="-0.1102543" calcext:value-type="float">
            <text:p>-0.1102543</text:p>
          </table:table-cell>
          <table:table-cell office:value-type="float" office:value="-0.08335066" calcext:value-type="float">
            <text:p>-0.08335066</text:p>
          </table:table-cell>
          <table:table-cell office:value-type="float" office:value="-0.07145536" calcext:value-type="float">
            <text:p>-0.07145536</text:p>
          </table:table-cell>
          <table:table-cell office:value-type="float" office:value="-0.06101415" calcext:value-type="float">
            <text:p>-0.06101415</text:p>
          </table:table-cell>
          <table:table-cell office:value-type="float" office:value="-0.05383831" calcext:value-type="float">
            <text:p>-0.05383831</text:p>
          </table:table-cell>
          <table:table-cell office:value-type="float" office:value="-0.04990366" calcext:value-type="float">
            <text:p>-0.04990366</text:p>
          </table:table-cell>
          <table:table-cell office:value-type="float" office:value="-0.4636323" calcext:value-type="float">
            <text:p>-0.4636323</text:p>
          </table:table-cell>
          <table:table-cell office:value-type="float" office:value="-0.09997034" calcext:value-type="float">
            <text:p>-0.0999703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.511231" calcext:value-type="float">
            <text:p>-1.511231</text:p>
          </table:table-cell>
          <table:table-cell office:value-type="float" office:value="0.005367428" calcext:value-type="float">
            <text:p>0.00536742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3207" calcext:value-type="float">
            <text:p>-2.3332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0.5945" calcext:value-type="float">
            <text:p>630.594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1996" calcext:value-type="float">
            <text:p>993.1996</text:p>
          </table:table-cell>
          <table:table-cell office:value-type="float" office:value="99.20801" calcext:value-type="float">
            <text:p>99.20801</text:p>
          </table:table-cell>
          <table:table-cell office:value-type="float" office:value="0" calcext:value-type="float">
            <text:p>0</text:p>
          </table:table-cell>
          <table:table-cell office:value-type="float" office:value="0.1619573" calcext:value-type="float">
            <text:p>0.1619573</text:p>
          </table:table-cell>
          <table:table-cell office:value-type="float" office:value="0.2030396" calcext:value-type="float">
            <text:p>0.2030396</text:p>
          </table:table-cell>
          <table:table-cell office:value-type="float" office:value="0.2584158" calcext:value-type="float">
            <text:p>0.2584158</text:p>
          </table:table-cell>
          <table:table-cell office:value-type="float" office:value="0.2678843" calcext:value-type="float">
            <text:p>0.2678843</text:p>
          </table:table-cell>
          <table:table-cell office:value-type="float" office:value="0.2730278" calcext:value-type="float">
            <text:p>0.2730278</text:p>
          </table:table-cell>
          <table:table-cell office:value-type="float" office:value="0.2481222" calcext:value-type="float">
            <text:p>0.2481222</text:p>
          </table:table-cell>
          <table:table-cell office:value-type="float" office:value="0.2493397" calcext:value-type="float">
            <text:p>0.2493397</text:p>
          </table:table-cell>
          <table:table-cell office:value-type="float" office:value="0.3402572" calcext:value-type="float">
            <text:p>0.3402572</text:p>
          </table:table-cell>
          <table:table-cell office:value-type="float" office:value="0.2610118" calcext:value-type="float">
            <text:p>0.2610118</text:p>
          </table:table-cell>
          <table:table-cell office:value-type="float" office:value="0.3140379" calcext:value-type="float">
            <text:p>0.3140379</text:p>
          </table:table-cell>
          <table:table-cell office:value-type="float" office:value="0.3769864" calcext:value-type="float">
            <text:p>0.3769864</text:p>
          </table:table-cell>
          <table:table-cell office:value-type="float" office:value="0.3920132" calcext:value-type="float">
            <text:p>0.3920132</text:p>
          </table:table-cell>
          <table:table-cell office:value-type="float" office:value="0.4600829" calcext:value-type="float">
            <text:p>0.4600829</text:p>
          </table:table-cell>
          <table:table-cell office:value-type="float" office:value="0" calcext:value-type="float">
            <text:p>0</text:p>
          </table:table-cell>
          <table:table-cell office:value-type="float" office:value="1.828331E-015" calcext:value-type="float">
            <text:p>1.828331E-15</text:p>
          </table:table-cell>
          <table:table-cell office:value-type="float" office:value="1.925904E-015" calcext:value-type="float">
            <text:p>1.925904E-15</text:p>
          </table:table-cell>
          <table:table-cell office:value-type="float" office:value="1.955242E-015" calcext:value-type="float">
            <text:p>1.955242E-15</text:p>
          </table:table-cell>
          <table:table-cell office:value-type="float" office:value="9.535757E-016" calcext:value-type="float">
            <text:p>9.535757E-16</text:p>
          </table:table-cell>
          <table:table-cell office:value-type="float" office:value="1.022907E-015" calcext:value-type="float">
            <text:p>1.02290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71229" calcext:value-type="float">
            <text:p>-4.071229</text:p>
          </table:table-cell>
          <table:table-cell office:value-type="float" office:value="-0.7160129" calcext:value-type="float">
            <text:p>-0.7160129</text:p>
          </table:table-cell>
          <table:table-cell office:value-type="float" office:value="-0.111931" calcext:value-type="float">
            <text:p>-0.111931</text:p>
          </table:table-cell>
          <table:table-cell office:value-type="float" office:value="-0.08485902" calcext:value-type="float">
            <text:p>-0.08485902</text:p>
          </table:table-cell>
          <table:table-cell office:value-type="float" office:value="-0.07330056" calcext:value-type="float">
            <text:p>-0.07330056</text:p>
          </table:table-cell>
          <table:table-cell office:value-type="float" office:value="-0.06164705" calcext:value-type="float">
            <text:p>-0.06164705</text:p>
          </table:table-cell>
          <table:table-cell office:value-type="float" office:value="-0.05415692" calcext:value-type="float">
            <text:p>-0.05415692</text:p>
          </table:table-cell>
          <table:table-cell office:value-type="float" office:value="-0.05027836" calcext:value-type="float">
            <text:p>-0.05027836</text:p>
          </table:table-cell>
          <table:table-cell office:value-type="float" office:value="-0.4599438" calcext:value-type="float">
            <text:p>-0.4599438</text:p>
          </table:table-cell>
          <table:table-cell office:value-type="float" office:value="-0.09925165" calcext:value-type="float">
            <text:p>-0.0992516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241216" calcext:value-type="float">
            <text:p>-4.241216</text:p>
          </table:table-cell>
          <table:table-cell office:value-type="float" office:value="0.005364065" calcext:value-type="float">
            <text:p>0.0053640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7439" calcext:value-type="float">
            <text:p>-2.3574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0.9224" calcext:value-type="float">
            <text:p>630.922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2947" calcext:value-type="float">
            <text:p>993.2947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70114" calcext:value-type="float">
            <text:p>0.1470114</text:p>
          </table:table-cell>
          <table:table-cell office:value-type="float" office:value="0.1843544" calcext:value-type="float">
            <text:p>0.1843544</text:p>
          </table:table-cell>
          <table:table-cell office:value-type="float" office:value="0.2582062" calcext:value-type="float">
            <text:p>0.2582062</text:p>
          </table:table-cell>
          <table:table-cell office:value-type="float" office:value="0.2673029" calcext:value-type="float">
            <text:p>0.2673029</text:p>
          </table:table-cell>
          <table:table-cell office:value-type="float" office:value="0.2723679" calcext:value-type="float">
            <text:p>0.2723679</text:p>
          </table:table-cell>
          <table:table-cell office:value-type="float" office:value="0.247743" calcext:value-type="float">
            <text:p>0.247743</text:p>
          </table:table-cell>
          <table:table-cell office:value-type="float" office:value="0.2490941" calcext:value-type="float">
            <text:p>0.2490941</text:p>
          </table:table-cell>
          <table:table-cell office:value-type="float" office:value="0.3399701" calcext:value-type="float">
            <text:p>0.3399701</text:p>
          </table:table-cell>
          <table:table-cell office:value-type="float" office:value="0.2612328" calcext:value-type="float">
            <text:p>0.2612328</text:p>
          </table:table-cell>
          <table:table-cell office:value-type="float" office:value="0.3142705" calcext:value-type="float">
            <text:p>0.3142705</text:p>
          </table:table-cell>
          <table:table-cell office:value-type="float" office:value="0.3770392" calcext:value-type="float">
            <text:p>0.3770392</text:p>
          </table:table-cell>
          <table:table-cell office:value-type="float" office:value="0.3920985" calcext:value-type="float">
            <text:p>0.3920985</text:p>
          </table:table-cell>
          <table:table-cell office:value-type="float" office:value="0.4623042" calcext:value-type="float">
            <text:p>0.4623042</text:p>
          </table:table-cell>
          <table:table-cell office:value-type="float" office:value="0" calcext:value-type="float">
            <text:p>0</text:p>
          </table:table-cell>
          <table:table-cell office:value-type="float" office:value="0.008216282" calcext:value-type="float">
            <text:p>0.008216282</text:p>
          </table:table-cell>
          <table:table-cell office:value-type="float" office:value="0.01708184" calcext:value-type="float">
            <text:p>0.01708184</text:p>
          </table:table-cell>
          <table:table-cell office:value-type="float" office:value="1.955231E-015" calcext:value-type="float">
            <text:p>1.955231E-15</text:p>
          </table:table-cell>
          <table:table-cell office:value-type="float" office:value="9.535788E-016" calcext:value-type="float">
            <text:p>9.535788E-16</text:p>
          </table:table-cell>
          <table:table-cell office:value-type="float" office:value="1.022892E-015" calcext:value-type="float">
            <text:p>1.02289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59274" calcext:value-type="float">
            <text:p>-8.459274</text:p>
          </table:table-cell>
          <table:table-cell office:value-type="float" office:value="-1.447276" calcext:value-type="float">
            <text:p>-1.447276</text:p>
          </table:table-cell>
          <table:table-cell office:value-type="float" office:value="-0.1126323" calcext:value-type="float">
            <text:p>-0.1126323</text:p>
          </table:table-cell>
          <table:table-cell office:value-type="float" office:value="-0.08629247" calcext:value-type="float">
            <text:p>-0.08629247</text:p>
          </table:table-cell>
          <table:table-cell office:value-type="float" office:value="-0.07468226" calcext:value-type="float">
            <text:p>-0.07468226</text:p>
          </table:table-cell>
          <table:table-cell office:value-type="float" office:value="-0.06237279" calcext:value-type="float">
            <text:p>-0.06237279</text:p>
          </table:table-cell>
          <table:table-cell office:value-type="float" office:value="-0.05453783" calcext:value-type="float">
            <text:p>-0.05453783</text:p>
          </table:table-cell>
          <table:table-cell office:value-type="float" office:value="-0.05065185" calcext:value-type="float">
            <text:p>-0.05065185</text:p>
          </table:table-cell>
          <table:table-cell office:value-type="float" office:value="-0.4563202" calcext:value-type="float">
            <text:p>-0.4563202</text:p>
          </table:table-cell>
          <table:table-cell office:value-type="float" office:value="-0.0985451" calcext:value-type="float">
            <text:p>-0.098545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1.66692" calcext:value-type="float">
            <text:p>-11.66692</text:p>
          </table:table-cell>
          <table:table-cell office:value-type="float" office:value="0.005424745" calcext:value-type="float">
            <text:p>0.0054247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741" calcext:value-type="float">
            <text:p>-2.3727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1656" calcext:value-type="float">
            <text:p>631.165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0516" calcext:value-type="float">
            <text:p>993.0516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46276" calcext:value-type="float">
            <text:p>0.1446276</text:p>
          </table:table-cell>
          <table:table-cell office:value-type="float" office:value="0.1687974" calcext:value-type="float">
            <text:p>0.1687974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2661151" calcext:value-type="float">
            <text:p>0.2661151</text:p>
          </table:table-cell>
          <table:table-cell office:value-type="float" office:value="0.2716527" calcext:value-type="float">
            <text:p>0.2716527</text:p>
          </table:table-cell>
          <table:table-cell office:value-type="float" office:value="0.2473429" calcext:value-type="float">
            <text:p>0.2473429</text:p>
          </table:table-cell>
          <table:table-cell office:value-type="float" office:value="0.2488207" calcext:value-type="float">
            <text:p>0.2488207</text:p>
          </table:table-cell>
          <table:table-cell office:value-type="float" office:value="0.3396828" calcext:value-type="float">
            <text:p>0.3396828</text:p>
          </table:table-cell>
          <table:table-cell office:value-type="float" office:value="0.2614517" calcext:value-type="float">
            <text:p>0.2614517</text:p>
          </table:table-cell>
          <table:table-cell office:value-type="float" office:value="0.314501" calcext:value-type="float">
            <text:p>0.314501</text:p>
          </table:table-cell>
          <table:table-cell office:value-type="float" office:value="0.3770929" calcext:value-type="float">
            <text:p>0.3770929</text:p>
          </table:table-cell>
          <table:table-cell office:value-type="float" office:value="0.3921053" calcext:value-type="float">
            <text:p>0.3921053</text:p>
          </table:table-cell>
          <table:table-cell office:value-type="float" office:value="0.4623626" calcext:value-type="float">
            <text:p>0.4623626</text:p>
          </table:table-cell>
          <table:table-cell office:value-type="float" office:value="0" calcext:value-type="float">
            <text:p>0</text:p>
          </table:table-cell>
          <table:table-cell office:value-type="float" office:value="0.003963273" calcext:value-type="float">
            <text:p>0.003963273</text:p>
          </table:table-cell>
          <table:table-cell office:value-type="float" office:value="0.03308108" calcext:value-type="float">
            <text:p>0.03308108</text:p>
          </table:table-cell>
          <table:table-cell office:value-type="float" office:value="0.01590897" calcext:value-type="float">
            <text:p>0.01590897</text:p>
          </table:table-cell>
          <table:table-cell office:value-type="float" office:value="9.535808E-016" calcext:value-type="float">
            <text:p>9.535808E-16</text:p>
          </table:table-cell>
          <table:table-cell office:value-type="float" office:value="1.022877E-015" calcext:value-type="float">
            <text:p>1.02287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26881" calcext:value-type="float">
            <text:p>-9.626881</text:p>
          </table:table-cell>
          <table:table-cell office:value-type="float" office:value="-2.885668" calcext:value-type="float">
            <text:p>-2.885668</text:p>
          </table:table-cell>
          <table:table-cell office:value-type="float" office:value="-0.1704657" calcext:value-type="float">
            <text:p>-0.1704657</text:p>
          </table:table-cell>
          <table:table-cell office:value-type="float" office:value="-0.08928935" calcext:value-type="float">
            <text:p>-0.08928935</text:p>
          </table:table-cell>
          <table:table-cell office:value-type="float" office:value="-0.07620273" calcext:value-type="float">
            <text:p>-0.07620273</text:p>
          </table:table-cell>
          <table:table-cell office:value-type="float" office:value="-0.06314907" calcext:value-type="float">
            <text:p>-0.06314907</text:p>
          </table:table-cell>
          <table:table-cell office:value-type="float" office:value="-0.05496569" calcext:value-type="float">
            <text:p>-0.05496569</text:p>
          </table:table-cell>
          <table:table-cell office:value-type="float" office:value="-0.05102864" calcext:value-type="float">
            <text:p>-0.05102864</text:p>
          </table:table-cell>
          <table:table-cell office:value-type="float" office:value="-0.4527615" calcext:value-type="float">
            <text:p>-0.4527615</text:p>
          </table:table-cell>
          <table:table-cell office:value-type="float" office:value="-0.09785049" calcext:value-type="float">
            <text:p>-0.0978504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2.65187" calcext:value-type="float">
            <text:p>-12.65187</text:p>
          </table:table-cell>
          <table:table-cell office:value-type="float" office:value="0.005535836" calcext:value-type="float">
            <text:p>0.00553583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211" calcext:value-type="float">
            <text:p>-2.3772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3266" calcext:value-type="float">
            <text:p>631.326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8909" calcext:value-type="float">
            <text:p>992.8909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88418" calcext:value-type="float">
            <text:p>0.1488418</text:p>
          </table:table-cell>
          <table:table-cell office:value-type="float" office:value="0.1829917" calcext:value-type="float">
            <text:p>0.1829917</text:p>
          </table:table-cell>
          <table:table-cell office:value-type="float" office:value="0.2366606" calcext:value-type="float">
            <text:p>0.2366606</text:p>
          </table:table-cell>
          <table:table-cell office:value-type="float" office:value="0.265049" calcext:value-type="float">
            <text:p>0.265049</text:p>
          </table:table-cell>
          <table:table-cell office:value-type="float" office:value="0.2707881" calcext:value-type="float">
            <text:p>0.2707881</text:p>
          </table:table-cell>
          <table:table-cell office:value-type="float" office:value="0.2469024" calcext:value-type="float">
            <text:p>0.2469024</text:p>
          </table:table-cell>
          <table:table-cell office:value-type="float" office:value="0.2485234" calcext:value-type="float">
            <text:p>0.2485234</text:p>
          </table:table-cell>
          <table:table-cell office:value-type="float" office:value="0.3393933" calcext:value-type="float">
            <text:p>0.3393933</text:p>
          </table:table-cell>
          <table:table-cell office:value-type="float" office:value="0.2616686" calcext:value-type="float">
            <text:p>0.2616686</text:p>
          </table:table-cell>
          <table:table-cell office:value-type="float" office:value="0.3147299" calcext:value-type="float">
            <text:p>0.3147299</text:p>
          </table:table-cell>
          <table:table-cell office:value-type="float" office:value="0.3771444" calcext:value-type="float">
            <text:p>0.3771444</text:p>
          </table:table-cell>
          <table:table-cell office:value-type="float" office:value="0.392092" calcext:value-type="float">
            <text:p>0.392092</text:p>
          </table:table-cell>
          <table:table-cell office:value-type="float" office:value="0.4623622" calcext:value-type="float">
            <text:p>0.4623622</text:p>
          </table:table-cell>
          <table:table-cell office:value-type="float" office:value="0" calcext:value-type="float">
            <text:p>0</text:p>
          </table:table-cell>
          <table:table-cell office:value-type="float" office:value="0.003548511" calcext:value-type="float">
            <text:p>0.003548511</text:p>
          </table:table-cell>
          <table:table-cell office:value-type="float" office:value="0.01563891" calcext:value-type="float">
            <text:p>0.01563891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9.535787E-016" calcext:value-type="float">
            <text:p>9.535787E-16</text:p>
          </table:table-cell>
          <table:table-cell office:value-type="float" office:value="1.022872E-015" calcext:value-type="float">
            <text:p>1.02287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27261" calcext:value-type="float">
            <text:p>-7.627261</text:p>
          </table:table-cell>
          <table:table-cell office:value-type="float" office:value="-1.533025" calcext:value-type="float">
            <text:p>-1.533025</text:p>
          </table:table-cell>
          <table:table-cell office:value-type="float" office:value="-0.2191487" calcext:value-type="float">
            <text:p>-0.2191487</text:p>
          </table:table-cell>
          <table:table-cell office:value-type="float" office:value="-0.09207873" calcext:value-type="float">
            <text:p>-0.09207873</text:p>
          </table:table-cell>
          <table:table-cell office:value-type="float" office:value="-0.07809968" calcext:value-type="float">
            <text:p>-0.07809968</text:p>
          </table:table-cell>
          <table:table-cell office:value-type="float" office:value="-0.06401796" calcext:value-type="float">
            <text:p>-0.06401796</text:p>
          </table:table-cell>
          <table:table-cell office:value-type="float" office:value="-0.05543553" calcext:value-type="float">
            <text:p>-0.05543553</text:p>
          </table:table-cell>
          <table:table-cell office:value-type="float" office:value="-0.05141158" calcext:value-type="float">
            <text:p>-0.05141158</text:p>
          </table:table-cell>
          <table:table-cell office:value-type="float" office:value="-0.449266" calcext:value-type="float">
            <text:p>-0.449266</text:p>
          </table:table-cell>
          <table:table-cell office:value-type="float" office:value="-0.0971658" calcext:value-type="float">
            <text:p>-0.097165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9.50129" calcext:value-type="float">
            <text:p>-9.50129</text:p>
          </table:table-cell>
          <table:table-cell office:value-type="float" office:value="0.005517443" calcext:value-type="float">
            <text:p>0.00551744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728" calcext:value-type="float">
            <text:p>-2.3797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5416" calcext:value-type="float">
            <text:p>631.541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6765" calcext:value-type="float">
            <text:p>992.6765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58672" calcext:value-type="float">
            <text:p>0.1458672</text:p>
          </table:table-cell>
          <table:table-cell office:value-type="float" office:value="0.1710867" calcext:value-type="float">
            <text:p>0.1710867</text:p>
          </table:table-cell>
          <table:table-cell office:value-type="float" office:value="0.2172748" calcext:value-type="float">
            <text:p>0.2172748</text:p>
          </table:table-cell>
          <table:table-cell office:value-type="float" office:value="0.2639392" calcext:value-type="float">
            <text:p>0.2639392</text:p>
          </table:table-cell>
          <table:table-cell office:value-type="float" office:value="0.2704745" calcext:value-type="float">
            <text:p>0.2704745</text:p>
          </table:table-cell>
          <table:table-cell office:value-type="float" office:value="0.2465363" calcext:value-type="float">
            <text:p>0.2465363</text:p>
          </table:table-cell>
          <table:table-cell office:value-type="float" office:value="0.2482125" calcext:value-type="float">
            <text:p>0.2482125</text:p>
          </table:table-cell>
          <table:table-cell office:value-type="float" office:value="0.3391002" calcext:value-type="float">
            <text:p>0.3391002</text:p>
          </table:table-cell>
          <table:table-cell office:value-type="float" office:value="0.2618852" calcext:value-type="float">
            <text:p>0.2618852</text:p>
          </table:table-cell>
          <table:table-cell office:value-type="float" office:value="0.3150397" calcext:value-type="float">
            <text:p>0.3150397</text:p>
          </table:table-cell>
          <table:table-cell office:value-type="float" office:value="0.3770781" calcext:value-type="float">
            <text:p>0.3770781</text:p>
          </table:table-cell>
          <table:table-cell office:value-type="float" office:value="0.3920623" calcext:value-type="float">
            <text:p>0.3920623</text:p>
          </table:table-cell>
          <table:table-cell office:value-type="float" office:value="0.4623624" calcext:value-type="float">
            <text:p>0.4623624</text:p>
          </table:table-cell>
          <table:table-cell office:value-type="float" office:value="0" calcext:value-type="float">
            <text:p>0</text:p>
          </table:table-cell>
          <table:table-cell office:value-type="float" office:value="0.002673673" calcext:value-type="float">
            <text:p>0.002673673</text:p>
          </table:table-cell>
          <table:table-cell office:value-type="float" office:value="0.02670495" calcext:value-type="float">
            <text:p>0.02670495</text:p>
          </table:table-cell>
          <table:table-cell office:value-type="float" office:value="0.04758446" calcext:value-type="float">
            <text:p>0.04758446</text:p>
          </table:table-cell>
          <table:table-cell office:value-type="float" office:value="9.535767E-016" calcext:value-type="float">
            <text:p>9.535767E-16</text:p>
          </table:table-cell>
          <table:table-cell office:value-type="float" office:value="1.022869E-015" calcext:value-type="float">
            <text:p>1.02286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02185" calcext:value-type="float">
            <text:p>-9.002185</text:p>
          </table:table-cell>
          <table:table-cell office:value-type="float" office:value="-2.593129" calcext:value-type="float">
            <text:p>-2.593129</text:p>
          </table:table-cell>
          <table:table-cell office:value-type="float" office:value="-0.4197454" calcext:value-type="float">
            <text:p>-0.4197454</text:p>
          </table:table-cell>
          <table:table-cell office:value-type="float" office:value="-0.09511181" calcext:value-type="float">
            <text:p>-0.09511181</text:p>
          </table:table-cell>
          <table:table-cell office:value-type="float" office:value="-0.07880825" calcext:value-type="float">
            <text:p>-0.07880825</text:p>
          </table:table-cell>
          <table:table-cell office:value-type="float" office:value="-0.0647499" calcext:value-type="float">
            <text:p>-0.0647499</text:p>
          </table:table-cell>
          <table:table-cell office:value-type="float" office:value="-0.05593187" calcext:value-type="float">
            <text:p>-0.05593187</text:p>
          </table:table-cell>
          <table:table-cell office:value-type="float" office:value="-0.05180241" calcext:value-type="float">
            <text:p>-0.05180241</text:p>
          </table:table-cell>
          <table:table-cell office:value-type="float" office:value="-0.445804" calcext:value-type="float">
            <text:p>-0.445804</text:p>
          </table:table-cell>
          <table:table-cell office:value-type="float" office:value="-0.0962509" calcext:value-type="float">
            <text:p>-0.096250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1.60655" calcext:value-type="float">
            <text:p>-11.60655</text:p>
          </table:table-cell>
          <table:table-cell office:value-type="float" office:value="0.005640126" calcext:value-type="float">
            <text:p>0.0056401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402" calcext:value-type="float">
            <text:p>-2.38340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7198" calcext:value-type="float">
            <text:p>631.719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4985" calcext:value-type="float">
            <text:p>992.4985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66134" calcext:value-type="float">
            <text:p>0.1466134</text:p>
          </table:table-cell>
          <table:table-cell office:value-type="float" office:value="0.1706015" calcext:value-type="float">
            <text:p>0.1706015</text:p>
          </table:table-cell>
          <table:table-cell office:value-type="float" office:value="0.1978765" calcext:value-type="float">
            <text:p>0.1978765</text:p>
          </table:table-cell>
          <table:table-cell office:value-type="float" office:value="0.2634472" calcext:value-type="float">
            <text:p>0.2634472</text:p>
          </table:table-cell>
          <table:table-cell office:value-type="float" office:value="0.2700904" calcext:value-type="float">
            <text:p>0.2700904</text:p>
          </table:table-cell>
          <table:table-cell office:value-type="float" office:value="0.2461859" calcext:value-type="float">
            <text:p>0.2461859</text:p>
          </table:table-cell>
          <table:table-cell office:value-type="float" office:value="0.247899" calcext:value-type="float">
            <text:p>0.247899</text:p>
          </table:table-cell>
          <table:table-cell office:value-type="float" office:value="0.3388034" calcext:value-type="float">
            <text:p>0.3388034</text:p>
          </table:table-cell>
          <table:table-cell office:value-type="float" office:value="0.2620998" calcext:value-type="float">
            <text:p>0.2620998</text:p>
          </table:table-cell>
          <table:table-cell office:value-type="float" office:value="0.315366" calcext:value-type="float">
            <text:p>0.315366</text:p>
          </table:table-cell>
          <table:table-cell office:value-type="float" office:value="0.3769949" calcext:value-type="float">
            <text:p>0.3769949</text:p>
          </table:table-cell>
          <table:table-cell office:value-type="float" office:value="0.3920103" calcext:value-type="float">
            <text:p>0.3920103</text:p>
          </table:table-cell>
          <table:table-cell office:value-type="float" office:value="0.4623666" calcext:value-type="float">
            <text:p>0.46236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8925" calcext:value-type="float">
            <text:p>1.148925E-08</text:p>
          </table:table-cell>
          <table:table-cell office:value-type="float" office:value="0.02499356" calcext:value-type="float">
            <text:p>0.02499356</text:p>
          </table:table-cell>
          <table:table-cell office:value-type="float" office:value="0.06992312" calcext:value-type="float">
            <text:p>0.06992312</text:p>
          </table:table-cell>
          <table:table-cell office:value-type="float" office:value="9.535735E-016" calcext:value-type="float">
            <text:p>9.535735E-16</text:p>
          </table:table-cell>
          <table:table-cell office:value-type="float" office:value="1.022869E-015" calcext:value-type="float">
            <text:p>1.02286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3021" calcext:value-type="float">
            <text:p>-8.83021</text:p>
          </table:table-cell>
          <table:table-cell office:value-type="float" office:value="-2.676873" calcext:value-type="float">
            <text:p>-2.676873</text:p>
          </table:table-cell>
          <table:table-cell office:value-type="float" office:value="-0.8652874" calcext:value-type="float">
            <text:p>-0.8652874</text:p>
          </table:table-cell>
          <table:table-cell office:value-type="float" office:value="-0.09650017" calcext:value-type="float">
            <text:p>-0.09650017</text:p>
          </table:table-cell>
          <table:table-cell office:value-type="float" office:value="-0.07967334" calcext:value-type="float">
            <text:p>-0.07967334</text:p>
          </table:table-cell>
          <table:table-cell office:value-type="float" office:value="-0.0654593" calcext:value-type="float">
            <text:p>-0.0654593</text:p>
          </table:table-cell>
          <table:table-cell office:value-type="float" office:value="-0.05643757" calcext:value-type="float">
            <text:p>-0.05643757</text:p>
          </table:table-cell>
          <table:table-cell office:value-type="float" office:value="-0.05220151" calcext:value-type="float">
            <text:p>-0.05220151</text:p>
          </table:table-cell>
          <table:table-cell office:value-type="float" office:value="-0.4424047" calcext:value-type="float">
            <text:p>-0.4424047</text:p>
          </table:table-cell>
          <table:table-cell office:value-type="float" office:value="-0.0952943" calcext:value-type="float">
            <text:p>-0.095294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9.830305" calcext:value-type="float">
            <text:p>-9.830305</text:p>
          </table:table-cell>
          <table:table-cell office:value-type="float" office:value="0.005721523" calcext:value-type="float">
            <text:p>0.0057215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597" calcext:value-type="float">
            <text:p>-2.3865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8019" calcext:value-type="float">
            <text:p>631.8019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4167" calcext:value-type="float">
            <text:p>992.4167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555791" calcext:value-type="float">
            <text:p>0.1555791</text:p>
          </table:table-cell>
          <table:table-cell office:value-type="float" office:value="0.186288" calcext:value-type="float">
            <text:p>0.186288</text:p>
          </table:table-cell>
          <table:table-cell office:value-type="float" office:value="0.2175123" calcext:value-type="float">
            <text:p>0.2175123</text:p>
          </table:table-cell>
          <table:table-cell office:value-type="float" office:value="0.2629476" calcext:value-type="float">
            <text:p>0.2629476</text:p>
          </table:table-cell>
          <table:table-cell office:value-type="float" office:value="0.269691" calcext:value-type="float">
            <text:p>0.269691</text:p>
          </table:table-cell>
          <table:table-cell office:value-type="float" office:value="0.2458377" calcext:value-type="float">
            <text:p>0.2458377</text:p>
          </table:table-cell>
          <table:table-cell office:value-type="float" office:value="0.2475852" calcext:value-type="float">
            <text:p>0.2475852</text:p>
          </table:table-cell>
          <table:table-cell office:value-type="float" office:value="0.3385029" calcext:value-type="float">
            <text:p>0.3385029</text:p>
          </table:table-cell>
          <table:table-cell office:value-type="float" office:value="0.2623126" calcext:value-type="float">
            <text:p>0.2623126</text:p>
          </table:table-cell>
          <table:table-cell office:value-type="float" office:value="0.3156871" calcext:value-type="float">
            <text:p>0.3156871</text:p>
          </table:table-cell>
          <table:table-cell office:value-type="float" office:value="0.3769233" calcext:value-type="float">
            <text:p>0.3769233</text:p>
          </table:table-cell>
          <table:table-cell office:value-type="float" office:value="0.3919484" calcext:value-type="float">
            <text:p>0.3919484</text:p>
          </table:table-cell>
          <table:table-cell office:value-type="float" office:value="0.4623702" calcext:value-type="float">
            <text:p>0.46237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60617" calcext:value-type="float">
            <text:p>2.360617E-09</text:p>
          </table:table-cell>
          <table:table-cell office:value-type="float" office:value="0.004582295" calcext:value-type="float">
            <text:p>0.004582295</text:p>
          </table:table-cell>
          <table:table-cell office:value-type="float" office:value="0.05010167" calcext:value-type="float">
            <text:p>0.05010167</text:p>
          </table:table-cell>
          <table:table-cell office:value-type="float" office:value="9.651187E-016" calcext:value-type="float">
            <text:p>9.651187E-16</text:p>
          </table:table-cell>
          <table:table-cell office:value-type="float" office:value="1.022868E-015" calcext:value-type="float">
            <text:p>1.02286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0894" calcext:value-type="float">
            <text:p>-5.630894</text:p>
          </table:table-cell>
          <table:table-cell office:value-type="float" office:value="-1.367018" calcext:value-type="float">
            <text:p>-1.367018</text:p>
          </table:table-cell>
          <table:table-cell office:value-type="float" office:value="-0.420872" calcext:value-type="float">
            <text:p>-0.420872</text:p>
          </table:table-cell>
          <table:table-cell office:value-type="float" office:value="-0.09791265" calcext:value-type="float">
            <text:p>-0.09791265</text:p>
          </table:table-cell>
          <table:table-cell office:value-type="float" office:value="-0.08058461" calcext:value-type="float">
            <text:p>-0.08058461</text:p>
          </table:table-cell>
          <table:table-cell office:value-type="float" office:value="-0.06617262" calcext:value-type="float">
            <text:p>-0.06617262</text:p>
          </table:table-cell>
          <table:table-cell office:value-type="float" office:value="-0.05694919" calcext:value-type="float">
            <text:p>-0.05694919</text:p>
          </table:table-cell>
          <table:table-cell office:value-type="float" office:value="-0.05260925" calcext:value-type="float">
            <text:p>-0.05260925</text:p>
          </table:table-cell>
          <table:table-cell office:value-type="float" office:value="-0.4390611" calcext:value-type="float">
            <text:p>-0.4390611</text:p>
          </table:table-cell>
          <table:table-cell office:value-type="float" office:value="-0.09436271" calcext:value-type="float">
            <text:p>-0.0943627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5.200707" calcext:value-type="float">
            <text:p>-5.200707</text:p>
          </table:table-cell>
          <table:table-cell office:value-type="float" office:value="0.005576204" calcext:value-type="float">
            <text:p>0.00557620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655" calcext:value-type="float">
            <text:p>-2.3876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1.9638" calcext:value-type="float">
            <text:p>631.963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2547" calcext:value-type="float">
            <text:p>992.2547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560679" calcext:value-type="float">
            <text:p>0.1560679</text:p>
          </table:table-cell>
          <table:table-cell office:value-type="float" office:value="0.1886571" calcext:value-type="float">
            <text:p>0.1886571</text:p>
          </table:table-cell>
          <table:table-cell office:value-type="float" office:value="0.2631746" calcext:value-type="float">
            <text:p>0.2631746</text:p>
          </table:table-cell>
          <table:table-cell office:value-type="float" office:value="0.2632425" calcext:value-type="float">
            <text:p>0.2632425</text:p>
          </table:table-cell>
          <table:table-cell office:value-type="float" office:value="0.2692705" calcext:value-type="float">
            <text:p>0.2692705</text:p>
          </table:table-cell>
          <table:table-cell office:value-type="float" office:value="0.2454834" calcext:value-type="float">
            <text:p>0.2454834</text:p>
          </table:table-cell>
          <table:table-cell office:value-type="float" office:value="0.2472708" calcext:value-type="float">
            <text:p>0.2472708</text:p>
          </table:table-cell>
          <table:table-cell office:value-type="float" office:value="0.3381982" calcext:value-type="float">
            <text:p>0.3381982</text:p>
          </table:table-cell>
          <table:table-cell office:value-type="float" office:value="0.2625237" calcext:value-type="float">
            <text:p>0.2625237</text:p>
          </table:table-cell>
          <table:table-cell office:value-type="float" office:value="0.3160038" calcext:value-type="float">
            <text:p>0.3160038</text:p>
          </table:table-cell>
          <table:table-cell office:value-type="float" office:value="0.3768615" calcext:value-type="float">
            <text:p>0.3768615</text:p>
          </table:table-cell>
          <table:table-cell office:value-type="float" office:value="0.3918871" calcext:value-type="float">
            <text:p>0.3918871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0.001558526" calcext:value-type="float">
            <text:p>0.001558526</text:p>
          </table:table-cell>
          <table:table-cell office:value-type="float" office:value="0.00006656512" calcext:value-type="float">
            <text:p>6.656512E-05</text:p>
          </table:table-cell>
          <table:table-cell office:value-type="float" office:value="1.909871E-015" calcext:value-type="float">
            <text:p>1.909871E-15</text:p>
          </table:table-cell>
          <table:table-cell office:value-type="float" office:value="9.651165E-016" calcext:value-type="float">
            <text:p>9.651165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151" calcext:value-type="float">
            <text:p>-5.22151</text:p>
          </table:table-cell>
          <table:table-cell office:value-type="float" office:value="-1.257509" calcext:value-type="float">
            <text:p>-1.257509</text:p>
          </table:table-cell>
          <table:table-cell office:value-type="float" office:value="-0.09717412" calcext:value-type="float">
            <text:p>-0.09717412</text:p>
          </table:table-cell>
          <table:table-cell office:value-type="float" office:value="-0.09715655" calcext:value-type="float">
            <text:p>-0.09715655</text:p>
          </table:table-cell>
          <table:table-cell office:value-type="float" office:value="-0.08156885" calcext:value-type="float">
            <text:p>-0.08156885</text:p>
          </table:table-cell>
          <table:table-cell office:value-type="float" office:value="-0.06690732" calcext:value-type="float">
            <text:p>-0.06690732</text:p>
          </table:table-cell>
          <table:table-cell office:value-type="float" office:value="-0.05746683" calcext:value-type="float">
            <text:p>-0.05746683</text:p>
          </table:table-cell>
          <table:table-cell office:value-type="float" office:value="-0.05302626" calcext:value-type="float">
            <text:p>-0.05302626</text:p>
          </table:table-cell>
          <table:table-cell office:value-type="float" office:value="-0.4357718" calcext:value-type="float">
            <text:p>-0.4357718</text:p>
          </table:table-cell>
          <table:table-cell office:value-type="float" office:value="-0.093454" calcext:value-type="float">
            <text:p>-0.09345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5.654634" calcext:value-type="float">
            <text:p>-5.654634</text:p>
          </table:table-cell>
          <table:table-cell office:value-type="float" office:value="0.005360958" calcext:value-type="float">
            <text:p>0.0053609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101" calcext:value-type="float">
            <text:p>-2.3881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2.1898" calcext:value-type="float">
            <text:p>632.189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0292" calcext:value-type="float">
            <text:p>992.0292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88628" calcext:value-type="float">
            <text:p>0.1488628</text:p>
          </table:table-cell>
          <table:table-cell office:value-type="float" office:value="0.1831398" calcext:value-type="float">
            <text:p>0.1831398</text:p>
          </table:table-cell>
          <table:table-cell office:value-type="float" office:value="0.261443" calcext:value-type="float">
            <text:p>0.261443</text:p>
          </table:table-cell>
          <table:table-cell office:value-type="float" office:value="0.2639296" calcext:value-type="float">
            <text:p>0.2639296</text:p>
          </table:table-cell>
          <table:table-cell office:value-type="float" office:value="0.2693134" calcext:value-type="float">
            <text:p>0.2693134</text:p>
          </table:table-cell>
          <table:table-cell office:value-type="float" office:value="0.2451625" calcext:value-type="float">
            <text:p>0.2451625</text:p>
          </table:table-cell>
          <table:table-cell office:value-type="float" office:value="0.2469235" calcext:value-type="float">
            <text:p>0.2469235</text:p>
          </table:table-cell>
          <table:table-cell office:value-type="float" office:value="0.3378833" calcext:value-type="float">
            <text:p>0.3378833</text:p>
          </table:table-cell>
          <table:table-cell office:value-type="float" office:value="0.2627554" calcext:value-type="float">
            <text:p>0.2627554</text:p>
          </table:table-cell>
          <table:table-cell office:value-type="float" office:value="0.3163083" calcext:value-type="float">
            <text:p>0.3163083</text:p>
          </table:table-cell>
          <table:table-cell office:value-type="float" office:value="0.3768084" calcext:value-type="float">
            <text:p>0.3768084</text:p>
          </table:table-cell>
          <table:table-cell office:value-type="float" office:value="0.3918224" calcext:value-type="float">
            <text:p>0.3918224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04984464" calcext:value-type="float">
            <text:p>0.004984464</text:p>
          </table:table-cell>
          <table:table-cell office:value-type="float" office:value="0.004914434" calcext:value-type="float">
            <text:p>0.004914434</text:p>
          </table:table-cell>
          <table:table-cell office:value-type="float" office:value="1.932869E-015" calcext:value-type="float">
            <text:p>1.932869E-15</text:p>
          </table:table-cell>
          <table:table-cell office:value-type="float" office:value="9.651148E-016" calcext:value-type="float">
            <text:p>9.651148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2372" calcext:value-type="float">
            <text:p>-7.52372</text:p>
          </table:table-cell>
          <table:table-cell office:value-type="float" office:value="-1.529188" calcext:value-type="float">
            <text:p>-1.529188</text:p>
          </table:table-cell>
          <table:table-cell office:value-type="float" office:value="-0.1022624" calcext:value-type="float">
            <text:p>-0.1022624</text:p>
          </table:table-cell>
          <table:table-cell office:value-type="float" office:value="-0.09520228" calcext:value-type="float">
            <text:p>-0.09520228</text:p>
          </table:table-cell>
          <table:table-cell office:value-type="float" office:value="-0.08147384" calcext:value-type="float">
            <text:p>-0.08147384</text:p>
          </table:table-cell>
          <table:table-cell office:value-type="float" office:value="-0.06758235" calcext:value-type="float">
            <text:p>-0.06758235</text:p>
          </table:table-cell>
          <table:table-cell office:value-type="float" office:value="-0.05804424" calcext:value-type="float">
            <text:p>-0.05804424</text:p>
          </table:table-cell>
          <table:table-cell office:value-type="float" office:value="-0.05346065" calcext:value-type="float">
            <text:p>-0.05346065</text:p>
          </table:table-cell>
          <table:table-cell office:value-type="float" office:value="-0.4322014" calcext:value-type="float">
            <text:p>-0.4322014</text:p>
          </table:table-cell>
          <table:table-cell office:value-type="float" office:value="-0.09258897" calcext:value-type="float">
            <text:p>-0.0925889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9.07029" calcext:value-type="float">
            <text:p>-9.07029</text:p>
          </table:table-cell>
          <table:table-cell office:value-type="float" office:value="0.005378278" calcext:value-type="float">
            <text:p>0.0053782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51" calcext:value-type="float">
            <text:p>-2.390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2.4233" calcext:value-type="float">
            <text:p>632.423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7956" calcext:value-type="float">
            <text:p>991.7956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439317" calcext:value-type="float">
            <text:p>0.1439317</text:p>
          </table:table-cell>
          <table:table-cell office:value-type="float" office:value="0.1645115" calcext:value-type="float">
            <text:p>0.1645115</text:p>
          </table:table-cell>
          <table:table-cell office:value-type="float" office:value="0.2211268" calcext:value-type="float">
            <text:p>0.2211268</text:p>
          </table:table-cell>
          <table:table-cell office:value-type="float" office:value="0.2628264" calcext:value-type="float">
            <text:p>0.2628264</text:p>
          </table:table-cell>
          <table:table-cell office:value-type="float" office:value="0.2691753" calcext:value-type="float">
            <text:p>0.2691753</text:p>
          </table:table-cell>
          <table:table-cell office:value-type="float" office:value="0.2448486" calcext:value-type="float">
            <text:p>0.2448486</text:p>
          </table:table-cell>
          <table:table-cell office:value-type="float" office:value="0.2465733" calcext:value-type="float">
            <text:p>0.2465733</text:p>
          </table:table-cell>
          <table:table-cell office:value-type="float" office:value="0.3375593" calcext:value-type="float">
            <text:p>0.3375593</text:p>
          </table:table-cell>
          <table:table-cell office:value-type="float" office:value="0.263021" calcext:value-type="float">
            <text:p>0.263021</text:p>
          </table:table-cell>
          <table:table-cell office:value-type="float" office:value="0.3165955" calcext:value-type="float">
            <text:p>0.3165955</text:p>
          </table:table-cell>
          <table:table-cell office:value-type="float" office:value="0.3767622" calcext:value-type="float">
            <text:p>0.3767622</text:p>
          </table:table-cell>
          <table:table-cell office:value-type="float" office:value="0.3917448" calcext:value-type="float">
            <text:p>0.3917448</text:p>
          </table:table-cell>
          <table:table-cell office:value-type="float" office:value="0.462311" calcext:value-type="float">
            <text:p>0.4623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9907" calcext:value-type="float">
            <text:p>1.139907E-08</text:p>
          </table:table-cell>
          <table:table-cell office:value-type="float" office:value="0.02478831" calcext:value-type="float">
            <text:p>0.02478831</text:p>
          </table:table-cell>
          <table:table-cell office:value-type="float" office:value="0.04426214" calcext:value-type="float">
            <text:p>0.04426214</text:p>
          </table:table-cell>
          <table:table-cell office:value-type="float" office:value="9.651133E-016" calcext:value-type="float">
            <text:p>9.651133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3748" calcext:value-type="float">
            <text:p>-10.13748</text:p>
          </table:table-cell>
          <table:table-cell office:value-type="float" office:value="-3.571329" calcext:value-type="float">
            <text:p>-3.571329</text:p>
          </table:table-cell>
          <table:table-cell office:value-type="float" office:value="-0.3633997" calcext:value-type="float">
            <text:p>-0.3633997</text:p>
          </table:table-cell>
          <table:table-cell office:value-type="float" office:value="-0.09827022" calcext:value-type="float">
            <text:p>-0.09827022</text:p>
          </table:table-cell>
          <table:table-cell office:value-type="float" office:value="-0.08178028" calcext:value-type="float">
            <text:p>-0.08178028</text:p>
          </table:table-cell>
          <table:table-cell office:value-type="float" office:value="-0.06824806" calcext:value-type="float">
            <text:p>-0.06824806</text:p>
          </table:table-cell>
          <table:table-cell office:value-type="float" office:value="-0.05863439" calcext:value-type="float">
            <text:p>-0.05863439</text:p>
          </table:table-cell>
          <table:table-cell office:value-type="float" office:value="-0.05391236" calcext:value-type="float">
            <text:p>-0.05391236</text:p>
          </table:table-cell>
          <table:table-cell office:value-type="float" office:value="-0.4281395" calcext:value-type="float">
            <text:p>-0.4281395</text:p>
          </table:table-cell>
          <table:table-cell office:value-type="float" office:value="-0.09178174" calcext:value-type="float">
            <text:p>-0.0917817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12.59032" calcext:value-type="float">
            <text:p>-12.59032</text:p>
          </table:table-cell>
          <table:table-cell office:value-type="float" office:value="0.005614697" calcext:value-type="float">
            <text:p>0.0056146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446" calcext:value-type="float">
            <text:p>-2.3944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2.5085" calcext:value-type="float">
            <text:p>632.508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7106" calcext:value-type="float">
            <text:p>991.7106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531082" calcext:value-type="float">
            <text:p>0.1531082</text:p>
          </table:table-cell>
          <table:table-cell office:value-type="float" office:value="0.1828667" calcext:value-type="float">
            <text:p>0.1828667</text:p>
          </table:table-cell>
          <table:table-cell office:value-type="float" office:value="0.2261108" calcext:value-type="float">
            <text:p>0.2261108</text:p>
          </table:table-cell>
          <table:table-cell office:value-type="float" office:value="0.2621956" calcext:value-type="float">
            <text:p>0.2621956</text:p>
          </table:table-cell>
          <table:table-cell office:value-type="float" office:value="0.2686761" calcext:value-type="float">
            <text:p>0.2686761</text:p>
          </table:table-cell>
          <table:table-cell office:value-type="float" office:value="0.2445167" calcext:value-type="float">
            <text:p>0.2445167</text:p>
          </table:table-cell>
          <table:table-cell office:value-type="float" office:value="0.2462341" calcext:value-type="float">
            <text:p>0.2462341</text:p>
          </table:table-cell>
          <table:table-cell office:value-type="float" office:value="0.337237" calcext:value-type="float">
            <text:p>0.337237</text:p>
          </table:table-cell>
          <table:table-cell office:value-type="float" office:value="0.2632839" calcext:value-type="float">
            <text:p>0.2632839</text:p>
          </table:table-cell>
          <table:table-cell office:value-type="float" office:value="0.3168793" calcext:value-type="float">
            <text:p>0.3168793</text:p>
          </table:table-cell>
          <table:table-cell office:value-type="float" office:value="0.3767207" calcext:value-type="float">
            <text:p>0.3767207</text:p>
          </table:table-cell>
          <table:table-cell office:value-type="float" office:value="0.3916569" calcext:value-type="float">
            <text:p>0.3916569</text:p>
          </table:table-cell>
          <table:table-cell office:value-type="float" office:value="0.4623704" calcext:value-type="float">
            <text:p>0.46237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96955" calcext:value-type="float">
            <text:p>1.196955E-09</text:p>
          </table:table-cell>
          <table:table-cell office:value-type="float" office:value="0.002919866" calcext:value-type="float">
            <text:p>0.002919866</text:p>
          </table:table-cell>
          <table:table-cell office:value-type="float" office:value="0.0396184" calcext:value-type="float">
            <text:p>0.0396184</text:p>
          </table:table-cell>
          <table:table-cell office:value-type="float" office:value="9.651124E-016" calcext:value-type="float">
            <text:p>9.651124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82905" calcext:value-type="float">
            <text:p>-6.382905</text:p>
          </table:table-cell>
          <table:table-cell office:value-type="float" office:value="-1.586065" calcext:value-type="float">
            <text:p>-1.586065</text:p>
          </table:table-cell>
          <table:table-cell office:value-type="float" office:value="-0.3113384" calcext:value-type="float">
            <text:p>-0.3113384</text:p>
          </table:table-cell>
          <table:table-cell office:value-type="float" office:value="-0.1001003" calcext:value-type="float">
            <text:p>-0.1001003</text:p>
          </table:table-cell>
          <table:table-cell office:value-type="float" office:value="-0.08295637" calcext:value-type="float">
            <text:p>-0.08295637</text:p>
          </table:table-cell>
          <table:table-cell office:value-type="float" office:value="-0.06896003" calcext:value-type="float">
            <text:p>-0.06896003</text:p>
          </table:table-cell>
          <table:table-cell office:value-type="float" office:value="-0.05921227" calcext:value-type="float">
            <text:p>-0.05921227</text:p>
          </table:table-cell>
          <table:table-cell office:value-type="float" office:value="-0.05436583" calcext:value-type="float">
            <text:p>-0.05436583</text:p>
          </table:table-cell>
          <table:table-cell office:value-type="float" office:value="-0.42416" calcext:value-type="float">
            <text:p>-0.42416</text:p>
          </table:table-cell>
          <table:table-cell office:value-type="float" office:value="-0.09099129" calcext:value-type="float">
            <text:p>-0.0909912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5.568921" calcext:value-type="float">
            <text:p>-5.568921</text:p>
          </table:table-cell>
          <table:table-cell office:value-type="float" office:value="0.005525445" calcext:value-type="float">
            <text:p>0.0055254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319" calcext:value-type="float">
            <text:p>-2.3963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689.0821" calcext:value-type="float">
            <text:p>689.0821</text:p>
          </table:table-cell>
          <table:table-cell office:value-type="float" office:value="632.6376" calcext:value-type="float">
            <text:p>632.637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5812" calcext:value-type="float">
            <text:p>991.5812</text:p>
          </table:table-cell>
          <table:table-cell office:value-type="float" office:value="98.78516" calcext:value-type="float">
            <text:p>98.78516</text:p>
          </table:table-cell>
          <table:table-cell office:value-type="float" office:value="0" calcext:value-type="float">
            <text:p>0</text:p>
          </table:table-cell>
          <table:table-cell office:value-type="float" office:value="0.15642" calcext:value-type="float">
            <text:p>0.15642</text:p>
          </table:table-cell>
          <table:table-cell office:value-type="float" office:value="0.1842557" calcext:value-type="float">
            <text:p>0.1842557</text:p>
          </table:table-cell>
          <table:table-cell office:value-type="float" office:value="0.261972" calcext:value-type="float">
            <text:p>0.261972</text:p>
          </table:table-cell>
          <table:table-cell office:value-type="float" office:value="0.2625128" calcext:value-type="float">
            <text:p>0.2625128</text:p>
          </table:table-cell>
          <table:table-cell office:value-type="float" office:value="0.2682211" calcext:value-type="float">
            <text:p>0.2682211</text:p>
          </table:table-cell>
          <table:table-cell office:value-type="float" office:value="0.2441626" calcext:value-type="float">
            <text:p>0.2441626</text:p>
          </table:table-cell>
          <table:table-cell office:value-type="float" office:value="0.2458975" calcext:value-type="float">
            <text:p>0.2458975</text:p>
          </table:table-cell>
          <table:table-cell office:value-type="float" office:value="0.3369122" calcext:value-type="float">
            <text:p>0.3369122</text:p>
          </table:table-cell>
          <table:table-cell office:value-type="float" office:value="0.2635437" calcext:value-type="float">
            <text:p>0.2635437</text:p>
          </table:table-cell>
          <table:table-cell office:value-type="float" office:value="0.3171599" calcext:value-type="float">
            <text:p>0.3171599</text:p>
          </table:table-cell>
          <table:table-cell office:value-type="float" office:value="0.3766835" calcext:value-type="float">
            <text:p>0.3766835</text:p>
          </table:table-cell>
          <table:table-cell office:value-type="float" office:value="0.3915737" calcext:value-type="float">
            <text:p>0.391573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9885E-015" calcext:value-type="float">
            <text:p>1.889885E-15</text:p>
          </table:table-cell>
          <table:table-cell office:value-type="float" office:value="1.980176E-015" calcext:value-type="float">
            <text:p>1.980176E-15</text:p>
          </table:table-cell>
          <table:table-cell office:value-type="float" office:value="1.914396E-015" calcext:value-type="float">
            <text:p>1.914396E-15</text:p>
          </table:table-cell>
          <table:table-cell office:value-type="float" office:value="9.651106E-016" calcext:value-type="float">
            <text:p>9.651106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11925" calcext:value-type="float">
            <text:p>-5.411925</text:p>
          </table:table-cell>
          <table:table-cell office:value-type="float" office:value="-1.512284" calcext:value-type="float">
            <text:p>-1.512284</text:p>
          </table:table-cell>
          <table:table-cell office:value-type="float" office:value="-0.1006716" calcext:value-type="float">
            <text:p>-0.1006716</text:p>
          </table:table-cell>
          <table:table-cell office:value-type="float" office:value="-0.0992498" calcext:value-type="float">
            <text:p>-0.0992498</text:p>
          </table:table-cell>
          <table:table-cell office:value-type="float" office:value="-0.08405802" calcext:value-type="float">
            <text:p>-0.08405802</text:p>
          </table:table-cell>
          <table:table-cell office:value-type="float" office:value="-0.06972944" calcext:value-type="float">
            <text:p>-0.06972944</text:p>
          </table:table-cell>
          <table:table-cell office:value-type="float" office:value="-0.05979193" calcext:value-type="float">
            <text:p>-0.05979193</text:p>
          </table:table-cell>
          <table:table-cell office:value-type="float" office:value="-0.05482706" calcext:value-type="float">
            <text:p>-0.05482706</text:p>
          </table:table-cell>
          <table:table-cell office:value-type="float" office:value="-0.4202673" calcext:value-type="float">
            <text:p>-0.4202673</text:p>
          </table:table-cell>
          <table:table-cell office:value-type="float" office:value="-0.09021763" calcext:value-type="float">
            <text:p>-0.0902176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4.178416" calcext:value-type="float">
            <text:p>-4.178416</text:p>
          </table:table-cell>
          <table:table-cell office:value-type="float" office:value="0.005355947" calcext:value-type="float">
            <text:p>0.0053559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017" calcext:value-type="float">
            <text:p>-2.3970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689.5901" calcext:value-type="float">
            <text:p>689.5901</text:p>
          </table:table-cell>
          <table:table-cell office:value-type="float" office:value="632.8786" calcext:value-type="float">
            <text:p>632.878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1.8458" calcext:value-type="float">
            <text:p>991.8458</text:p>
          </table:table-cell>
          <table:table-cell office:value-type="float" office:value="98.78787" calcext:value-type="float">
            <text:p>98.78787</text:p>
          </table:table-cell>
          <table:table-cell office:value-type="float" office:value="0" calcext:value-type="float">
            <text:p>0</text:p>
          </table:table-cell>
          <table:table-cell office:value-type="float" office:value="0.1781865" calcext:value-type="float">
            <text:p>0.1781865</text:p>
          </table:table-cell>
          <table:table-cell office:value-type="float" office:value="0.1834585" calcext:value-type="float">
            <text:p>0.1834585</text:p>
          </table:table-cell>
          <table:table-cell office:value-type="float" office:value="0.2597991" calcext:value-type="float">
            <text:p>0.2597991</text:p>
          </table:table-cell>
          <table:table-cell office:value-type="float" office:value="0.2635959" calcext:value-type="float">
            <text:p>0.2635959</text:p>
          </table:table-cell>
          <table:table-cell office:value-type="float" office:value="0.2684112" calcext:value-type="float">
            <text:p>0.2684112</text:p>
          </table:table-cell>
          <table:table-cell office:value-type="float" office:value="0.2438495" calcext:value-type="float">
            <text:p>0.2438495</text:p>
          </table:table-cell>
          <table:table-cell office:value-type="float" office:value="0.2455642" calcext:value-type="float">
            <text:p>0.2455642</text:p>
          </table:table-cell>
          <table:table-cell office:value-type="float" office:value="0.3365847" calcext:value-type="float">
            <text:p>0.3365847</text:p>
          </table:table-cell>
          <table:table-cell office:value-type="float" office:value="0.2638008" calcext:value-type="float">
            <text:p>0.2638008</text:p>
          </table:table-cell>
          <table:table-cell office:value-type="float" office:value="0.3174371" calcext:value-type="float">
            <text:p>0.3174371</text:p>
          </table:table-cell>
          <table:table-cell office:value-type="float" office:value="0.37665" calcext:value-type="float">
            <text:p>0.37665</text:p>
          </table:table-cell>
          <table:table-cell office:value-type="float" office:value="0.3914931" calcext:value-type="float">
            <text:p>0.391493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518E-015" calcext:value-type="float">
            <text:p>1.8518E-15</text:p>
          </table:table-cell>
          <table:table-cell office:value-type="float" office:value="1.977817E-015" calcext:value-type="float">
            <text:p>1.977817E-15</text:p>
          </table:table-cell>
          <table:table-cell office:value-type="float" office:value="1.94846E-015" calcext:value-type="float">
            <text:p>1.94846E-15</text:p>
          </table:table-cell>
          <table:table-cell office:value-type="float" office:value="9.651062E-016" calcext:value-type="float">
            <text:p>9.651062E-16</text:p>
          </table:table-cell>
          <table:table-cell office:value-type="float" office:value="1.022867E-015" calcext:value-type="float">
            <text:p>1.0228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4" calcext:value-type="float">
            <text:p>-2.684</text:p>
          </table:table-cell>
          <table:table-cell office:value-type="float" office:value="-1.566066" calcext:value-type="float">
            <text:p>-1.566066</text:p>
          </table:table-cell>
          <table:table-cell office:value-type="float" office:value="-0.1073612" calcext:value-type="float">
            <text:p>-0.1073612</text:p>
          </table:table-cell>
          <table:table-cell office:value-type="float" office:value="-0.09611908" calcext:value-type="float">
            <text:p>-0.09611908</text:p>
          </table:table-cell>
          <table:table-cell office:value-type="float" office:value="-0.08360812" calcext:value-type="float">
            <text:p>-0.08360812</text:p>
          </table:table-cell>
          <table:table-cell office:value-type="float" office:value="-0.07041996" calcext:value-type="float">
            <text:p>-0.07041996</text:p>
          </table:table-cell>
          <table:table-cell office:value-type="float" office:value="-0.06037411" calcext:value-type="float">
            <text:p>-0.06037411</text:p>
          </table:table-cell>
          <table:table-cell office:value-type="float" office:value="-0.0552965" calcext:value-type="float">
            <text:p>-0.0552965</text:p>
          </table:table-cell>
          <table:table-cell office:value-type="float" office:value="-0.4164544" calcext:value-type="float">
            <text:p>-0.4164544</text:p>
          </table:table-cell>
          <table:table-cell office:value-type="float" office:value="-0.08946018" calcext:value-type="float">
            <text:p>-0.0894601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4796296" calcext:value-type="float">
            <text:p>-0.4796296</text:p>
          </table:table-cell>
          <table:table-cell office:value-type="float" office:value="0.005354235" calcext:value-type="float">
            <text:p>0.0053542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198" calcext:value-type="float">
            <text:p>-2.3991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3.3305" calcext:value-type="float">
            <text:p>633.330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4587" calcext:value-type="float">
            <text:p>993.4587</text:p>
          </table:table-cell>
          <table:table-cell office:value-type="float" office:value="98.24711" calcext:value-type="float">
            <text:p>98.24711</text:p>
          </table:table-cell>
          <table:table-cell office:value-type="float" office:value="0" calcext:value-type="float">
            <text:p>0</text:p>
          </table:table-cell>
          <table:table-cell office:value-type="float" office:value="0.2541828" calcext:value-type="float">
            <text:p>0.2541828</text:p>
          </table:table-cell>
          <table:table-cell office:value-type="float" office:value="0.1904807" calcext:value-type="float">
            <text:p>0.1904807</text:p>
          </table:table-cell>
          <table:table-cell office:value-type="float" office:value="0.2581692" calcext:value-type="float">
            <text:p>0.2581692</text:p>
          </table:table-cell>
          <table:table-cell office:value-type="float" office:value="0.2638416" calcext:value-type="float">
            <text:p>0.2638416</text:p>
          </table:table-cell>
          <table:table-cell office:value-type="float" office:value="0.268306" calcext:value-type="float">
            <text:p>0.268306</text:p>
          </table:table-cell>
          <table:table-cell office:value-type="float" office:value="0.2436559" calcext:value-type="float">
            <text:p>0.2436559</text:p>
          </table:table-cell>
          <table:table-cell office:value-type="float" office:value="0.2455255" calcext:value-type="float">
            <text:p>0.2455255</text:p>
          </table:table-cell>
          <table:table-cell office:value-type="float" office:value="0.3362704" calcext:value-type="float">
            <text:p>0.3362704</text:p>
          </table:table-cell>
          <table:table-cell office:value-type="float" office:value="0.2640553" calcext:value-type="float">
            <text:p>0.2640553</text:p>
          </table:table-cell>
          <table:table-cell office:value-type="float" office:value="0.3177114" calcext:value-type="float">
            <text:p>0.3177114</text:p>
          </table:table-cell>
          <table:table-cell office:value-type="float" office:value="0.3766282" calcext:value-type="float">
            <text:p>0.3766282</text:p>
          </table:table-cell>
          <table:table-cell office:value-type="float" office:value="0.3917532" calcext:value-type="float">
            <text:p>0.3917532</text:p>
          </table:table-cell>
          <table:table-cell office:value-type="float" office:value="0.4540699" calcext:value-type="float">
            <text:p>0.4540699</text:p>
          </table:table-cell>
          <table:table-cell office:value-type="float" office:value="0" calcext:value-type="float">
            <text:p>0</text:p>
          </table:table-cell>
          <table:table-cell office:value-type="float" office:value="0.0005181939" calcext:value-type="float">
            <text:p>0.0005181939</text:p>
          </table:table-cell>
          <table:table-cell office:value-type="float" office:value="1.977802E-015" calcext:value-type="float">
            <text:p>1.977802E-15</text:p>
          </table:table-cell>
          <table:table-cell office:value-type="float" office:value="1.948442E-015" calcext:value-type="float">
            <text:p>1.948442E-15</text:p>
          </table:table-cell>
          <table:table-cell office:value-type="float" office:value="9.651037E-016" calcext:value-type="float">
            <text:p>9.651037E-16</text:p>
          </table:table-cell>
          <table:table-cell office:value-type="float" office:value="1.022863E-015" calcext:value-type="float">
            <text:p>1.02286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41746" calcext:value-type="float">
            <text:p>-0.1241746</text:p>
          </table:table-cell>
          <table:table-cell office:value-type="float" office:value="-1.174968" calcext:value-type="float">
            <text:p>-1.174968</text:p>
          </table:table-cell>
          <table:table-cell office:value-type="float" office:value="-0.1127124" calcext:value-type="float">
            <text:p>-0.1127124</text:p>
          </table:table-cell>
          <table:table-cell office:value-type="float" office:value="-0.09541411" calcext:value-type="float">
            <text:p>-0.09541411</text:p>
          </table:table-cell>
          <table:table-cell office:value-type="float" office:value="-0.08384923" calcext:value-type="float">
            <text:p>-0.08384923</text:p>
          </table:table-cell>
          <table:table-cell office:value-type="float" office:value="-0.0708518" calcext:value-type="float">
            <text:p>-0.0708518</text:p>
          </table:table-cell>
          <table:table-cell office:value-type="float" office:value="-0.06044207" calcext:value-type="float">
            <text:p>-0.06044207</text:p>
          </table:table-cell>
          <table:table-cell office:value-type="float" office:value="-0.05575164" calcext:value-type="float">
            <text:p>-0.05575164</text:p>
          </table:table-cell>
          <table:table-cell office:value-type="float" office:value="-0.4127184" calcext:value-type="float">
            <text:p>-0.4127184</text:p>
          </table:table-cell>
          <table:table-cell office:value-type="float" office:value="-0.08871768" calcext:value-type="float">
            <text:p>-0.0887176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1312979" calcext:value-type="float">
            <text:p>-0.1312979</text:p>
          </table:table-cell>
          <table:table-cell office:value-type="float" office:value="0.005346131" calcext:value-type="float">
            <text:p>0.0053461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9025" calcext:value-type="float">
            <text:p>-2.3190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3.6912" calcext:value-type="float">
            <text:p>633.691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937" calcext:value-type="float">
            <text:p>993.937</text:p>
          </table:table-cell>
          <table:table-cell office:value-type="float" office:value="97.40851" calcext:value-type="float">
            <text:p>97.40851</text:p>
          </table:table-cell>
          <table:table-cell office:value-type="float" office:value="0" calcext:value-type="float">
            <text:p>0</text:p>
          </table:table-cell>
          <table:table-cell office:value-type="float" office:value="0.1975149" calcext:value-type="float">
            <text:p>0.1975149</text:p>
          </table:table-cell>
          <table:table-cell office:value-type="float" office:value="0.1961193" calcext:value-type="float">
            <text:p>0.1961193</text:p>
          </table:table-cell>
          <table:table-cell office:value-type="float" office:value="0.2567025" calcext:value-type="float">
            <text:p>0.2567025</text:p>
          </table:table-cell>
          <table:table-cell office:value-type="float" office:value="0.2637964" calcext:value-type="float">
            <text:p>0.2637964</text:p>
          </table:table-cell>
          <table:table-cell office:value-type="float" office:value="0.2681494" calcext:value-type="float">
            <text:p>0.2681494</text:p>
          </table:table-cell>
          <table:table-cell office:value-type="float" office:value="0.2434793" calcext:value-type="float">
            <text:p>0.2434793</text:p>
          </table:table-cell>
          <table:table-cell office:value-type="float" office:value="0.2452829" calcext:value-type="float">
            <text:p>0.2452829</text:p>
          </table:table-cell>
          <table:table-cell office:value-type="float" office:value="0.335961" calcext:value-type="float">
            <text:p>0.335961</text:p>
          </table:table-cell>
          <table:table-cell office:value-type="float" office:value="0.2643071" calcext:value-type="float">
            <text:p>0.2643071</text:p>
          </table:table-cell>
          <table:table-cell office:value-type="float" office:value="0.3179828" calcext:value-type="float">
            <text:p>0.3179828</text:p>
          </table:table-cell>
          <table:table-cell office:value-type="float" office:value="0.3766366" calcext:value-type="float">
            <text:p>0.3766366</text:p>
          </table:table-cell>
          <table:table-cell office:value-type="float" office:value="0.3920268" calcext:value-type="float">
            <text:p>0.3920268</text:p>
          </table:table-cell>
          <table:table-cell office:value-type="float" office:value="0.4584621" calcext:value-type="float">
            <text:p>0.4584621</text:p>
          </table:table-cell>
          <table:table-cell office:value-type="float" office:value="0" calcext:value-type="float">
            <text:p>0</text:p>
          </table:table-cell>
          <table:table-cell office:value-type="float" office:value="0.02492979" calcext:value-type="float">
            <text:p>0.02492979</text:p>
          </table:table-cell>
          <table:table-cell office:value-type="float" office:value="1.977792E-015" calcext:value-type="float">
            <text:p>1.977792E-15</text:p>
          </table:table-cell>
          <table:table-cell office:value-type="float" office:value="1.94843E-015" calcext:value-type="float">
            <text:p>1.94843E-15</text:p>
          </table:table-cell>
          <table:table-cell office:value-type="float" office:value="9.650997E-016" calcext:value-type="float">
            <text:p>9.650997E-16</text:p>
          </table:table-cell>
          <table:table-cell office:value-type="float" office:value="1.022862E-015" calcext:value-type="float">
            <text:p>1.02286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06992" calcext:value-type="float">
            <text:p>-0.8206992</text:p>
          </table:table-cell>
          <table:table-cell office:value-type="float" office:value="-0.9374182" calcext:value-type="float">
            <text:p>-0.9374182</text:p>
          </table:table-cell>
          <table:table-cell office:value-type="float" office:value="-0.1177664" calcext:value-type="float">
            <text:p>-0.1177664</text:p>
          </table:table-cell>
          <table:table-cell office:value-type="float" office:value="-0.09553754" calcext:value-type="float">
            <text:p>-0.09553754</text:p>
          </table:table-cell>
          <table:table-cell office:value-type="float" office:value="-0.08422882" calcext:value-type="float">
            <text:p>-0.08422882</text:p>
          </table:table-cell>
          <table:table-cell office:value-type="float" office:value="-0.07124629" calcext:value-type="float">
            <text:p>-0.07124629</text:p>
          </table:table-cell>
          <table:table-cell office:value-type="float" office:value="-0.06086915" calcext:value-type="float">
            <text:p>-0.06086915</text:p>
          </table:table-cell>
          <table:table-cell office:value-type="float" office:value="-0.05620338" calcext:value-type="float">
            <text:p>-0.05620338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-0.08798955" calcext:value-type="float">
            <text:p>-0.0879895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8644392" calcext:value-type="float">
            <text:p>-0.8644392</text:p>
          </table:table-cell>
          <table:table-cell office:value-type="float" office:value="0.005362622" calcext:value-type="float">
            <text:p>0.0053626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6304" calcext:value-type="float">
            <text:p>-2.3463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4.1086" calcext:value-type="float">
            <text:p>634.108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4.2238" calcext:value-type="float">
            <text:p>994.2238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0" calcext:value-type="float">
            <text:p>0</text:p>
          </table:table-cell>
          <table:table-cell office:value-type="float" office:value="0.1953504" calcext:value-type="float">
            <text:p>0.1953504</text:p>
          </table:table-cell>
          <table:table-cell office:value-type="float" office:value="0.1988239" calcext:value-type="float">
            <text:p>0.1988239</text:p>
          </table:table-cell>
          <table:table-cell office:value-type="float" office:value="0.2554979" calcext:value-type="float">
            <text:p>0.2554979</text:p>
          </table:table-cell>
          <table:table-cell office:value-type="float" office:value="0.2635683" calcext:value-type="float">
            <text:p>0.2635683</text:p>
          </table:table-cell>
          <table:table-cell office:value-type="float" office:value="0.2679909" calcext:value-type="float">
            <text:p>0.2679909</text:p>
          </table:table-cell>
          <table:table-cell office:value-type="float" office:value="0.2433031" calcext:value-type="float">
            <text:p>0.2433031</text:p>
          </table:table-cell>
          <table:table-cell office:value-type="float" office:value="0.2450401" calcext:value-type="float">
            <text:p>0.2450401</text:p>
          </table:table-cell>
          <table:table-cell office:value-type="float" office:value="0.3356546" calcext:value-type="float">
            <text:p>0.3356546</text:p>
          </table:table-cell>
          <table:table-cell office:value-type="float" office:value="0.2645563" calcext:value-type="float">
            <text:p>0.2645563</text:p>
          </table:table-cell>
          <table:table-cell office:value-type="float" office:value="0.318251" calcext:value-type="float">
            <text:p>0.318251</text:p>
          </table:table-cell>
          <table:table-cell office:value-type="float" office:value="0.3766611" calcext:value-type="float">
            <text:p>0.3766611</text:p>
          </table:table-cell>
          <table:table-cell office:value-type="float" office:value="0.3921278" calcext:value-type="float">
            <text:p>0.3921278</text:p>
          </table:table-cell>
          <table:table-cell office:value-type="float" office:value="0.4620627" calcext:value-type="float">
            <text:p>0.4620627</text:p>
          </table:table-cell>
          <table:table-cell office:value-type="float" office:value="0" calcext:value-type="float">
            <text:p>0</text:p>
          </table:table-cell>
          <table:table-cell office:value-type="float" office:value="1.846736E-015" calcext:value-type="float">
            <text:p>1.846736E-15</text:p>
          </table:table-cell>
          <table:table-cell office:value-type="float" office:value="1.951886E-015" calcext:value-type="float">
            <text:p>1.951886E-15</text:p>
          </table:table-cell>
          <table:table-cell office:value-type="float" office:value="1.948412E-015" calcext:value-type="float">
            <text:p>1.948412E-15</text:p>
          </table:table-cell>
          <table:table-cell office:value-type="float" office:value="9.650963E-016" calcext:value-type="float">
            <text:p>9.650963E-16</text:p>
          </table:table-cell>
          <table:table-cell office:value-type="float" office:value="1.022862E-015" calcext:value-type="float">
            <text:p>1.02286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11189" calcext:value-type="float">
            <text:p>-0.9611189</text:p>
          </table:table-cell>
          <table:table-cell office:value-type="float" office:value="-0.8435354" calcext:value-type="float">
            <text:p>-0.8435354</text:p>
          </table:table-cell>
          <table:table-cell office:value-type="float" office:value="-0.1221003" calcext:value-type="float">
            <text:p>-0.1221003</text:p>
          </table:table-cell>
          <table:table-cell office:value-type="float" office:value="-0.09616911" calcext:value-type="float">
            <text:p>-0.09616911</text:p>
          </table:table-cell>
          <table:table-cell office:value-type="float" office:value="-0.08461152" calcext:value-type="float">
            <text:p>-0.08461152</text:p>
          </table:table-cell>
          <table:table-cell office:value-type="float" office:value="-0.07164221" calcext:value-type="float">
            <text:p>-0.07164221</text:p>
          </table:table-cell>
          <table:table-cell office:value-type="float" office:value="-0.06129997" calcext:value-type="float">
            <text:p>-0.06129997</text:p>
          </table:table-cell>
          <table:table-cell office:value-type="float" office:value="-0.05665468" calcext:value-type="float">
            <text:p>-0.05665468</text:p>
          </table:table-cell>
          <table:table-cell office:value-type="float" office:value="-0.4054694" calcext:value-type="float">
            <text:p>-0.4054694</text:p>
          </table:table-cell>
          <table:table-cell office:value-type="float" office:value="-0.08727642" calcext:value-type="float">
            <text:p>-0.0872764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9562803" calcext:value-type="float">
            <text:p>-0.9562803</text:p>
          </table:table-cell>
          <table:table-cell office:value-type="float" office:value="0.005336122" calcext:value-type="float">
            <text:p>0.0053361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7733" calcext:value-type="float">
            <text:p>-2.3677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4.5908" calcext:value-type="float">
            <text:p>634.590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7415" calcext:value-type="float">
            <text:p>993.7415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0" calcext:value-type="float">
            <text:p>0</text:p>
          </table:table-cell>
          <table:table-cell office:value-type="float" office:value="0.1696216" calcext:value-type="float">
            <text:p>0.1696216</text:p>
          </table:table-cell>
          <table:table-cell office:value-type="float" office:value="0.1989306" calcext:value-type="float">
            <text:p>0.1989306</text:p>
          </table:table-cell>
          <table:table-cell office:value-type="float" office:value="0.2542977" calcext:value-type="float">
            <text:p>0.2542977</text:p>
          </table:table-cell>
          <table:table-cell office:value-type="float" office:value="0.263147" calcext:value-type="float">
            <text:p>0.263147</text:p>
          </table:table-cell>
          <table:table-cell office:value-type="float" office:value="0.2677497" calcext:value-type="float">
            <text:p>0.2677497</text:p>
          </table:table-cell>
          <table:table-cell office:value-type="float" office:value="0.2431214" calcext:value-type="float">
            <text:p>0.2431214</text:p>
          </table:table-cell>
          <table:table-cell office:value-type="float" office:value="0.2447966" calcext:value-type="float">
            <text:p>0.2447966</text:p>
          </table:table-cell>
          <table:table-cell office:value-type="float" office:value="0.335351" calcext:value-type="float">
            <text:p>0.335351</text:p>
          </table:table-cell>
          <table:table-cell office:value-type="float" office:value="0.2648028" calcext:value-type="float">
            <text:p>0.2648028</text:p>
          </table:table-cell>
          <table:table-cell office:value-type="float" office:value="0.3185163" calcext:value-type="float">
            <text:p>0.3185163</text:p>
          </table:table-cell>
          <table:table-cell office:value-type="float" office:value="0.3766913" calcext:value-type="float">
            <text:p>0.3766913</text:p>
          </table:table-cell>
          <table:table-cell office:value-type="float" office:value="0.3921421" calcext:value-type="float">
            <text:p>0.392142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01601E-015" calcext:value-type="float">
            <text:p>1.901601E-15</text:p>
          </table:table-cell>
          <table:table-cell office:value-type="float" office:value="1.951868E-015" calcext:value-type="float">
            <text:p>1.951868E-15</text:p>
          </table:table-cell>
          <table:table-cell office:value-type="float" office:value="1.948392E-015" calcext:value-type="float">
            <text:p>1.948392E-15</text:p>
          </table:table-cell>
          <table:table-cell office:value-type="float" office:value="9.650947E-016" calcext:value-type="float">
            <text:p>9.650947E-16</text:p>
          </table:table-cell>
          <table:table-cell office:value-type="float" office:value="1.022856E-015" calcext:value-type="float">
            <text:p>1.02285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80755" calcext:value-type="float">
            <text:p>-2.880755</text:p>
          </table:table-cell>
          <table:table-cell office:value-type="float" office:value="-0.838345" calcext:value-type="float">
            <text:p>-0.838345</text:p>
          </table:table-cell>
          <table:table-cell office:value-type="float" office:value="-0.1266173" calcext:value-type="float">
            <text:p>-0.1266173</text:p>
          </table:table-cell>
          <table:table-cell office:value-type="float" office:value="-0.09735701" calcext:value-type="float">
            <text:p>-0.09735701</text:p>
          </table:table-cell>
          <table:table-cell office:value-type="float" office:value="-0.08519728" calcext:value-type="float">
            <text:p>-0.08519728</text:p>
          </table:table-cell>
          <table:table-cell office:value-type="float" office:value="-0.07205313" calcext:value-type="float">
            <text:p>-0.07205313</text:p>
          </table:table-cell>
          <table:table-cell office:value-type="float" office:value="-0.06173566" calcext:value-type="float">
            <text:p>-0.06173566</text:p>
          </table:table-cell>
          <table:table-cell office:value-type="float" office:value="-0.0571062" calcext:value-type="float">
            <text:p>-0.0571062</text:p>
          </table:table-cell>
          <table:table-cell office:value-type="float" office:value="-0.4019541" calcext:value-type="float">
            <text:p>-0.4019541</text:p>
          </table:table-cell>
          <table:table-cell office:value-type="float" office:value="-0.08657764" calcext:value-type="float">
            <text:p>-0.0865776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2.534019" calcext:value-type="float">
            <text:p>-2.534019</text:p>
          </table:table-cell>
          <table:table-cell office:value-type="float" office:value="0.005331317" calcext:value-type="float">
            <text:p>0.0053313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779" calcext:value-type="float">
            <text:p>-2.3737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4.9623" calcext:value-type="float">
            <text:p>634.962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37" calcext:value-type="float">
            <text:p>993.37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0" calcext:value-type="float">
            <text:p>0</text:p>
          </table:table-cell>
          <table:table-cell office:value-type="float" office:value="0.1582172" calcext:value-type="float">
            <text:p>0.1582172</text:p>
          </table:table-cell>
          <table:table-cell office:value-type="float" office:value="0.1968371" calcext:value-type="float">
            <text:p>0.1968371</text:p>
          </table:table-cell>
          <table:table-cell office:value-type="float" office:value="0.253374" calcext:value-type="float">
            <text:p>0.253374</text:p>
          </table:table-cell>
          <table:table-cell office:value-type="float" office:value="0.2626119" calcext:value-type="float">
            <text:p>0.2626119</text:p>
          </table:table-cell>
          <table:table-cell office:value-type="float" office:value="0.2674167" calcext:value-type="float">
            <text:p>0.2674167</text:p>
          </table:table-cell>
          <table:table-cell office:value-type="float" office:value="0.2429242" calcext:value-type="float">
            <text:p>0.2429242</text:p>
          </table:table-cell>
          <table:table-cell office:value-type="float" office:value="0.2445526" calcext:value-type="float">
            <text:p>0.2445526</text:p>
          </table:table-cell>
          <table:table-cell office:value-type="float" office:value="0.3350499" calcext:value-type="float">
            <text:p>0.3350499</text:p>
          </table:table-cell>
          <table:table-cell office:value-type="float" office:value="0.2650469" calcext:value-type="float">
            <text:p>0.2650469</text:p>
          </table:table-cell>
          <table:table-cell office:value-type="float" office:value="0.3187791" calcext:value-type="float">
            <text:p>0.3187791</text:p>
          </table:table-cell>
          <table:table-cell office:value-type="float" office:value="0.3767219" calcext:value-type="float">
            <text:p>0.3767219</text:p>
          </table:table-cell>
          <table:table-cell office:value-type="float" office:value="0.3921184" calcext:value-type="float">
            <text:p>0.392118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1737E-015" calcext:value-type="float">
            <text:p>1.881737E-15</text:p>
          </table:table-cell>
          <table:table-cell office:value-type="float" office:value="1.951853E-015" calcext:value-type="float">
            <text:p>1.951853E-15</text:p>
          </table:table-cell>
          <table:table-cell office:value-type="float" office:value="1.948374E-015" calcext:value-type="float">
            <text:p>1.948374E-15</text:p>
          </table:table-cell>
          <table:table-cell office:value-type="float" office:value="9.650913E-016" calcext:value-type="float">
            <text:p>9.650913E-16</text:p>
          </table:table-cell>
          <table:table-cell office:value-type="float" office:value="1.02285E-015" calcext:value-type="float">
            <text:p>1.0228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57119" calcext:value-type="float">
            <text:p>-4.957119</text:p>
          </table:table-cell>
          <table:table-cell office:value-type="float" office:value="-0.9089021" calcext:value-type="float">
            <text:p>-0.9089021</text:p>
          </table:table-cell>
          <table:table-cell office:value-type="float" office:value="-0.1302427" calcext:value-type="float">
            <text:p>-0.1302427</text:p>
          </table:table-cell>
          <table:table-cell office:value-type="float" office:value="-0.09889281" calcext:value-type="float">
            <text:p>-0.09889281</text:p>
          </table:table-cell>
          <table:table-cell office:value-type="float" office:value="-0.08601552" calcext:value-type="float">
            <text:p>-0.08601552</text:p>
          </table:table-cell>
          <table:table-cell office:value-type="float" office:value="-0.0725018" calcext:value-type="float">
            <text:p>-0.0725018</text:p>
          </table:table-cell>
          <table:table-cell office:value-type="float" office:value="-0.06217579" calcext:value-type="float">
            <text:p>-0.06217579</text:p>
          </table:table-cell>
          <table:table-cell office:value-type="float" office:value="-0.05755761" calcext:value-type="float">
            <text:p>-0.05755761</text:p>
          </table:table-cell>
          <table:table-cell office:value-type="float" office:value="-0.3985081" calcext:value-type="float">
            <text:p>-0.3985081</text:p>
          </table:table-cell>
          <table:table-cell office:value-type="float" office:value="-0.08589158" calcext:value-type="float">
            <text:p>-0.0858915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3.865661" calcext:value-type="float">
            <text:p>-3.865661</text:p>
          </table:table-cell>
          <table:table-cell office:value-type="float" office:value="0.00532872" calcext:value-type="float">
            <text:p>0.005328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642" calcext:value-type="float">
            <text:p>-2.3766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5.2796" calcext:value-type="float">
            <text:p>635.2796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3.0532" calcext:value-type="float">
            <text:p>993.0532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0" calcext:value-type="float">
            <text:p>0</text:p>
          </table:table-cell>
          <table:table-cell office:value-type="float" office:value="0.1510314" calcext:value-type="float">
            <text:p>0.1510314</text:p>
          </table:table-cell>
          <table:table-cell office:value-type="float" office:value="0.1944195" calcext:value-type="float">
            <text:p>0.1944195</text:p>
          </table:table-cell>
          <table:table-cell office:value-type="float" office:value="0.252813" calcext:value-type="float">
            <text:p>0.252813</text:p>
          </table:table-cell>
          <table:table-cell office:value-type="float" office:value="0.2620886" calcext:value-type="float">
            <text:p>0.2620886</text:p>
          </table:table-cell>
          <table:table-cell office:value-type="float" office:value="0.2670251" calcext:value-type="float">
            <text:p>0.2670251</text:p>
          </table:table-cell>
          <table:table-cell office:value-type="float" office:value="0.2427063" calcext:value-type="float">
            <text:p>0.2427063</text:p>
          </table:table-cell>
          <table:table-cell office:value-type="float" office:value="0.2443052" calcext:value-type="float">
            <text:p>0.2443052</text:p>
          </table:table-cell>
          <table:table-cell office:value-type="float" office:value="0.3347515" calcext:value-type="float">
            <text:p>0.3347515</text:p>
          </table:table-cell>
          <table:table-cell office:value-type="float" office:value="0.2652885" calcext:value-type="float">
            <text:p>0.2652885</text:p>
          </table:table-cell>
          <table:table-cell office:value-type="float" office:value="0.3190395" calcext:value-type="float">
            <text:p>0.3190395</text:p>
          </table:table-cell>
          <table:table-cell office:value-type="float" office:value="0.3767526" calcext:value-type="float">
            <text:p>0.3767526</text:p>
          </table:table-cell>
          <table:table-cell office:value-type="float" office:value="0.3920822" calcext:value-type="float">
            <text:p>0.392082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81922E-015" calcext:value-type="float">
            <text:p>1.881922E-15</text:p>
          </table:table-cell>
          <table:table-cell office:value-type="float" office:value="1.951837E-015" calcext:value-type="float">
            <text:p>1.951837E-15</text:p>
          </table:table-cell>
          <table:table-cell office:value-type="float" office:value="1.948356E-015" calcext:value-type="float">
            <text:p>1.948356E-15</text:p>
          </table:table-cell>
          <table:table-cell office:value-type="float" office:value="9.65086E-016" calcext:value-type="float">
            <text:p>9.65086E-16</text:p>
          </table:table-cell>
          <table:table-cell office:value-type="float" office:value="1.022847E-015" calcext:value-type="float">
            <text:p>1.02284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62794" calcext:value-type="float">
            <text:p>-7.062794</text:p>
          </table:table-cell>
          <table:table-cell office:value-type="float" office:value="-0.9993841" calcext:value-type="float">
            <text:p>-0.9993841</text:p>
          </table:table-cell>
          <table:table-cell office:value-type="float" office:value="-0.1324741" calcext:value-type="float">
            <text:p>-0.1324741</text:p>
          </table:table-cell>
          <table:table-cell office:value-type="float" office:value="-0.1004235" calcext:value-type="float">
            <text:p>-0.1004235</text:p>
          </table:table-cell>
          <table:table-cell office:value-type="float" office:value="-0.08699047" calcext:value-type="float">
            <text:p>-0.08699047</text:p>
          </table:table-cell>
          <table:table-cell office:value-type="float" office:value="-0.07300133" calcext:value-type="float">
            <text:p>-0.07300133</text:p>
          </table:table-cell>
          <table:table-cell office:value-type="float" office:value="-0.06262553" calcext:value-type="float">
            <text:p>-0.06262553</text:p>
          </table:table-cell>
          <table:table-cell office:value-type="float" office:value="-0.05800903" calcext:value-type="float">
            <text:p>-0.05800903</text:p>
          </table:table-cell>
          <table:table-cell office:value-type="float" office:value="-0.3951277" calcext:value-type="float">
            <text:p>-0.3951277</text:p>
          </table:table-cell>
          <table:table-cell office:value-type="float" office:value="-0.0852173" calcext:value-type="float">
            <text:p>-0.085217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5.452603" calcext:value-type="float">
            <text:p>-5.452603</text:p>
          </table:table-cell>
          <table:table-cell office:value-type="float" office:value="0.005326472" calcext:value-type="float">
            <text:p>0.0053264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365" calcext:value-type="float">
            <text:p>-2.3793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691.1144" calcext:value-type="float">
            <text:p>691.1144</text:p>
          </table:table-cell>
          <table:table-cell office:value-type="float" office:value="635.5382" calcext:value-type="float">
            <text:p>635.538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7945" calcext:value-type="float">
            <text:p>992.7945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0" calcext:value-type="float">
            <text:p>0</text:p>
          </table:table-cell>
          <table:table-cell office:value-type="float" office:value="0.1491576" calcext:value-type="float">
            <text:p>0.1491576</text:p>
          </table:table-cell>
          <table:table-cell office:value-type="float" office:value="0.1920269" calcext:value-type="float">
            <text:p>0.1920269</text:p>
          </table:table-cell>
          <table:table-cell office:value-type="float" office:value="0.2520534" calcext:value-type="float">
            <text:p>0.2520534</text:p>
          </table:table-cell>
          <table:table-cell office:value-type="float" office:value="0.2615541" calcext:value-type="float">
            <text:p>0.2615541</text:p>
          </table:table-cell>
          <table:table-cell office:value-type="float" office:value="0.2666091" calcext:value-type="float">
            <text:p>0.2666091</text:p>
          </table:table-cell>
          <table:table-cell office:value-type="float" office:value="0.2424662" calcext:value-type="float">
            <text:p>0.2424662</text:p>
          </table:table-cell>
          <table:table-cell office:value-type="float" office:value="0.2440519" calcext:value-type="float">
            <text:p>0.2440519</text:p>
          </table:table-cell>
          <table:table-cell office:value-type="float" office:value="0.3344544" calcext:value-type="float">
            <text:p>0.3344544</text:p>
          </table:table-cell>
          <table:table-cell office:value-type="float" office:value="0.265528" calcext:value-type="float">
            <text:p>0.265528</text:p>
          </table:table-cell>
          <table:table-cell office:value-type="float" office:value="0.3193077" calcext:value-type="float">
            <text:p>0.3193077</text:p>
          </table:table-cell>
          <table:table-cell office:value-type="float" office:value="0.376767" calcext:value-type="float">
            <text:p>0.376767</text:p>
          </table:table-cell>
          <table:table-cell office:value-type="float" office:value="0.3920369" calcext:value-type="float">
            <text:p>0.3920369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617647" calcext:value-type="float">
            <text:p>6.617647E-11</text:p>
          </table:table-cell>
          <table:table-cell office:value-type="float" office:value="0.0001421051" calcext:value-type="float">
            <text:p>0.0001421051</text:p>
          </table:table-cell>
          <table:table-cell office:value-type="float" office:value="1.948343E-015" calcext:value-type="float">
            <text:p>1.948343E-15</text:p>
          </table:table-cell>
          <table:table-cell office:value-type="float" office:value="9.650816E-016" calcext:value-type="float">
            <text:p>9.650816E-16</text:p>
          </table:table-cell>
          <table:table-cell office:value-type="float" office:value="1.022845E-015" calcext:value-type="float">
            <text:p>1.02284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60187" calcext:value-type="float">
            <text:p>-7.760187</text:p>
          </table:table-cell>
          <table:table-cell office:value-type="float" office:value="-1.094479" calcext:value-type="float">
            <text:p>-1.094479</text:p>
          </table:table-cell>
          <table:table-cell office:value-type="float" office:value="-0.1355699" calcext:value-type="float">
            <text:p>-0.1355699</text:p>
          </table:table-cell>
          <table:table-cell office:value-type="float" office:value="-0.1020128" calcext:value-type="float">
            <text:p>-0.1020128</text:p>
          </table:table-cell>
          <table:table-cell office:value-type="float" office:value="-0.0880401" calcext:value-type="float">
            <text:p>-0.0880401</text:p>
          </table:table-cell>
          <table:table-cell office:value-type="float" office:value="-0.07355624" calcext:value-type="float">
            <text:p>-0.07355624</text:p>
          </table:table-cell>
          <table:table-cell office:value-type="float" office:value="-0.06308978" calcext:value-type="float">
            <text:p>-0.06308978</text:p>
          </table:table-cell>
          <table:table-cell office:value-type="float" office:value="-0.05846256" calcext:value-type="float">
            <text:p>-0.05846256</text:p>
          </table:table-cell>
          <table:table-cell office:value-type="float" office:value="-0.3918098" calcext:value-type="float">
            <text:p>-0.3918098</text:p>
          </table:table-cell>
          <table:table-cell office:value-type="float" office:value="-0.08453218" calcext:value-type="float">
            <text:p>-0.0845321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7.548778" calcext:value-type="float">
            <text:p>-7.548778</text:p>
          </table:table-cell>
          <table:table-cell office:value-type="float" office:value="0.005325779" calcext:value-type="float">
            <text:p>0.00532577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989" calcext:value-type="float">
            <text:p>-2.38198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691.2415" calcext:value-type="float">
            <text:p>691.2415</text:p>
          </table:table-cell>
          <table:table-cell office:value-type="float" office:value="635.7378" calcext:value-type="float">
            <text:p>635.737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2.7223" calcext:value-type="float">
            <text:p>992.7223</text:p>
          </table:table-cell>
          <table:table-cell office:value-type="float" office:value="96.70461" calcext:value-type="float">
            <text:p>96.70461</text:p>
          </table:table-cell>
          <table:table-cell office:value-type="float" office:value="1.079322" calcext:value-type="float">
            <text:p>1.079322</text:p>
          </table:table-cell>
          <table:table-cell office:value-type="float" office:value="0.1496526" calcext:value-type="float">
            <text:p>0.1496526</text:p>
          </table:table-cell>
          <table:table-cell office:value-type="float" office:value="0.1903422" calcext:value-type="float">
            <text:p>0.1903422</text:p>
          </table:table-cell>
          <table:table-cell office:value-type="float" office:value="0.2515652" calcext:value-type="float">
            <text:p>0.2515652</text:p>
          </table:table-cell>
          <table:table-cell office:value-type="float" office:value="0.2611402" calcext:value-type="float">
            <text:p>0.2611402</text:p>
          </table:table-cell>
          <table:table-cell office:value-type="float" office:value="0.2661862" calcext:value-type="float">
            <text:p>0.2661862</text:p>
          </table:table-cell>
          <table:table-cell office:value-type="float" office:value="0.2422061" calcext:value-type="float">
            <text:p>0.2422061</text:p>
          </table:table-cell>
          <table:table-cell office:value-type="float" office:value="0.243793" calcext:value-type="float">
            <text:p>0.243793</text:p>
          </table:table-cell>
          <table:table-cell office:value-type="float" office:value="0.3341593" calcext:value-type="float">
            <text:p>0.3341593</text:p>
          </table:table-cell>
          <table:table-cell office:value-type="float" office:value="0.2657665" calcext:value-type="float">
            <text:p>0.2657665</text:p>
          </table:table-cell>
          <table:table-cell office:value-type="float" office:value="0.3196768" calcext:value-type="float">
            <text:p>0.3196768</text:p>
          </table:table-cell>
          <table:table-cell office:value-type="float" office:value="0.3766403" calcext:value-type="float">
            <text:p>0.3766403</text:p>
          </table:table-cell>
          <table:table-cell office:value-type="float" office:value="0.3919778" calcext:value-type="float">
            <text:p>0.391977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41868E-015" calcext:value-type="float">
            <text:p>1.841868E-15</text:p>
          </table:table-cell>
          <table:table-cell office:value-type="float" office:value="1.976627E-015" calcext:value-type="float">
            <text:p>1.976627E-15</text:p>
          </table:table-cell>
          <table:table-cell office:value-type="float" office:value="1.938788E-015" calcext:value-type="float">
            <text:p>1.938788E-15</text:p>
          </table:table-cell>
          <table:table-cell office:value-type="float" office:value="9.650792E-016" calcext:value-type="float">
            <text:p>9.650792E-16</text:p>
          </table:table-cell>
          <table:table-cell office:value-type="float" office:value="1.022845E-015" calcext:value-type="float">
            <text:p>1.02284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91683" calcext:value-type="float">
            <text:p>-7.591683</text:p>
          </table:table-cell>
          <table:table-cell office:value-type="float" office:value="-1.177353" calcext:value-type="float">
            <text:p>-1.177353</text:p>
          </table:table-cell>
          <table:table-cell office:value-type="float" office:value="-0.1376125" calcext:value-type="float">
            <text:p>-0.1376125</text:p>
          </table:table-cell>
          <table:table-cell office:value-type="float" office:value="-0.1032803" calcext:value-type="float">
            <text:p>-0.1032803</text:p>
          </table:table-cell>
          <table:table-cell office:value-type="float" office:value="-0.08912382" calcext:value-type="float">
            <text:p>-0.08912382</text:p>
          </table:table-cell>
          <table:table-cell office:value-type="float" office:value="-0.07416274" calcext:value-type="float">
            <text:p>-0.07416274</text:p>
          </table:table-cell>
          <table:table-cell office:value-type="float" office:value="-0.06356849" calcext:value-type="float">
            <text:p>-0.06356849</text:p>
          </table:table-cell>
          <table:table-cell office:value-type="float" office:value="-0.05891673" calcext:value-type="float">
            <text:p>-0.05891673</text:p>
          </table:table-cell>
          <table:table-cell office:value-type="float" office:value="-0.3885342" calcext:value-type="float">
            <text:p>-0.3885342</text:p>
          </table:table-cell>
          <table:table-cell office:value-type="float" office:value="-0.08359507" calcext:value-type="float">
            <text:p>-0.08359507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6.494753" calcext:value-type="float">
            <text:p>-6.494753</text:p>
          </table:table-cell>
          <table:table-cell office:value-type="float" office:value="0.005324308" calcext:value-type="float">
            <text:p>0.0053243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52" calcext:value-type="float">
            <text:p>-2.384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694.2262" calcext:value-type="float">
            <text:p>694.2262</text:p>
          </table:table-cell>
          <table:table-cell office:value-type="float" office:value="635.9394" calcext:value-type="float">
            <text:p>635.939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995.4882" calcext:value-type="float">
            <text:p>995.4882</text:p>
          </table:table-cell>
          <table:table-cell office:value-type="float" office:value="96.72176" calcext:value-type="float">
            <text:p>96.72176</text:p>
          </table:table-cell>
          <table:table-cell office:value-type="float" office:value="0" calcext:value-type="float">
            <text:p>0</text:p>
          </table:table-cell>
          <table:table-cell office:value-type="float" office:value="0.3688293" calcext:value-type="float">
            <text:p>0.3688293</text:p>
          </table:table-cell>
          <table:table-cell office:value-type="float" office:value="0.1907278" calcext:value-type="float">
            <text:p>0.1907278</text:p>
          </table:table-cell>
          <table:table-cell office:value-type="float" office:value="0.2507727" calcext:value-type="float">
            <text:p>0.2507727</text:p>
          </table:table-cell>
          <table:table-cell office:value-type="float" office:value="0.2609771" calcext:value-type="float">
            <text:p>0.2609771</text:p>
          </table:table-cell>
          <table:table-cell office:value-type="float" office:value="0.2658696" calcext:value-type="float">
            <text:p>0.2658696</text:p>
          </table:table-cell>
          <table:table-cell office:value-type="float" office:value="0.2419354" calcext:value-type="float">
            <text:p>0.2419354</text:p>
          </table:table-cell>
          <table:table-cell office:value-type="float" office:value="0.2435306" calcext:value-type="float">
            <text:p>0.2435306</text:p>
          </table:table-cell>
          <table:table-cell office:value-type="float" office:value="0.3338643" calcext:value-type="float">
            <text:p>0.3338643</text:p>
          </table:table-cell>
          <table:table-cell office:value-type="float" office:value="0.2660028" calcext:value-type="float">
            <text:p>0.2660028</text:p>
          </table:table-cell>
          <table:table-cell office:value-type="float" office:value="0.3200396" calcext:value-type="float">
            <text:p>0.3200396</text:p>
          </table:table-cell>
          <table:table-cell office:value-type="float" office:value="0.3765314" calcext:value-type="float">
            <text:p>0.3765314</text:p>
          </table:table-cell>
          <table:table-cell office:value-type="float" office:value="0.3919054" calcext:value-type="float">
            <text:p>0.3919054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002484588" calcext:value-type="float">
            <text:p>0.002484588</text:p>
          </table:table-cell>
          <table:table-cell office:value-type="float" office:value="1.958808E-015" calcext:value-type="float">
            <text:p>1.958808E-15</text:p>
          </table:table-cell>
          <table:table-cell office:value-type="float" office:value="1.945571E-015" calcext:value-type="float">
            <text:p>1.945571E-15</text:p>
          </table:table-cell>
          <table:table-cell office:value-type="float" office:value="9.650765E-016" calcext:value-type="float">
            <text:p>9.650765E-16</text:p>
          </table:table-cell>
          <table:table-cell office:value-type="float" office:value="1.022845E-015" calcext:value-type="float">
            <text:p>1.02284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50197" calcext:value-type="float">
            <text:p>-0.03150197</text:p>
          </table:table-cell>
          <table:table-cell office:value-type="float" office:value="-1.163361" calcext:value-type="float">
            <text:p>-1.163361</text:p>
          </table:table-cell>
          <table:table-cell office:value-type="float" office:value="-0.1410045" calcext:value-type="float">
            <text:p>-0.1410045</text:p>
          </table:table-cell>
          <table:table-cell office:value-type="float" office:value="-0.1037717" calcext:value-type="float">
            <text:p>-0.1037717</text:p>
          </table:table-cell>
          <table:table-cell office:value-type="float" office:value="-0.08994667" calcext:value-type="float">
            <text:p>-0.08994667</text:p>
          </table:table-cell>
          <table:table-cell office:value-type="float" office:value="-0.0748006" calcext:value-type="float">
            <text:p>-0.0748006</text:p>
          </table:table-cell>
          <table:table-cell office:value-type="float" office:value="-0.06406143" calcext:value-type="float">
            <text:p>-0.06406143</text:p>
          </table:table-cell>
          <table:table-cell office:value-type="float" office:value="-0.0593748" calcext:value-type="float">
            <text:p>-0.0593748</text:p>
          </table:table-cell>
          <table:table-cell office:value-type="float" office:value="-0.3853203" calcext:value-type="float">
            <text:p>-0.3853203</text:p>
          </table:table-cell>
          <table:table-cell office:value-type="float" office:value="-0.08268508" calcext:value-type="float">
            <text:p>-0.0826850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5887297" calcext:value-type="float">
            <text:p>-0.005887297</text:p>
          </table:table-cell>
          <table:table-cell office:value-type="float" office:value="0.005323428" calcext:value-type="float">
            <text:p>0.00532342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985" calcext:value-type="float">
            <text:p>-2.3869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702.2907" calcext:value-type="float">
            <text:p>702.2907</text:p>
          </table:table-cell>
          <table:table-cell office:value-type="float" office:value="636.3098" calcext:value-type="float">
            <text:p>636.309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822" calcext:value-type="float">
            <text:p>1002.822</text:p>
          </table:table-cell>
          <table:table-cell office:value-type="float" office:value="97.08282" calcext:value-type="float">
            <text:p>97.08282</text:p>
          </table:table-cell>
          <table:table-cell office:value-type="float" office:value="0" calcext:value-type="float">
            <text:p>0</text:p>
          </table:table-cell>
          <table:table-cell office:value-type="float" office:value="0.3337787" calcext:value-type="float">
            <text:p>0.3337787</text:p>
          </table:table-cell>
          <table:table-cell office:value-type="float" office:value="0.3233997" calcext:value-type="float">
            <text:p>0.3233997</text:p>
          </table:table-cell>
          <table:table-cell office:value-type="float" office:value="0.2626609" calcext:value-type="float">
            <text:p>0.2626609</text:p>
          </table:table-cell>
          <table:table-cell office:value-type="float" office:value="0.2615303" calcext:value-type="float">
            <text:p>0.2615303</text:p>
          </table:table-cell>
          <table:table-cell office:value-type="float" office:value="0.2659131" calcext:value-type="float">
            <text:p>0.2659131</text:p>
          </table:table-cell>
          <table:table-cell office:value-type="float" office:value="0.2431608" calcext:value-type="float">
            <text:p>0.2431608</text:p>
          </table:table-cell>
          <table:table-cell office:value-type="float" office:value="0.2618705" calcext:value-type="float">
            <text:p>0.2618705</text:p>
          </table:table-cell>
          <table:table-cell office:value-type="float" office:value="0.3350522" calcext:value-type="float">
            <text:p>0.3350522</text:p>
          </table:table-cell>
          <table:table-cell office:value-type="float" office:value="0.2662369" calcext:value-type="float">
            <text:p>0.2662369</text:p>
          </table:table-cell>
          <table:table-cell office:value-type="float" office:value="0.320396" calcext:value-type="float">
            <text:p>0.320396</text:p>
          </table:table-cell>
          <table:table-cell office:value-type="float" office:value="0.3764377" calcext:value-type="float">
            <text:p>0.3764377</text:p>
          </table:table-cell>
          <table:table-cell office:value-type="float" office:value="0.3918225" calcext:value-type="float">
            <text:p>0.3918225</text:p>
          </table:table-cell>
          <table:table-cell office:value-type="float" office:value="0.4623731" calcext:value-type="float">
            <text:p>0.4623731</text:p>
          </table:table-cell>
          <table:table-cell office:value-type="float" office:value="0" calcext:value-type="float">
            <text:p>0</text:p>
          </table:table-cell>
          <table:table-cell office:value-type="float" office:value="0.004940766" calcext:value-type="float">
            <text:p>0.004940766</text:p>
          </table:table-cell>
          <table:table-cell office:value-type="float" office:value="1.958789E-015" calcext:value-type="float">
            <text:p>1.958789E-15</text:p>
          </table:table-cell>
          <table:table-cell office:value-type="float" office:value="1.945558E-015" calcext:value-type="float">
            <text:p>1.945558E-15</text:p>
          </table:table-cell>
          <table:table-cell office:value-type="float" office:value="9.650725E-016" calcext:value-type="float">
            <text:p>9.650725E-16</text:p>
          </table:table-cell>
          <table:table-cell office:value-type="float" office:value="1.022845E-015" calcext:value-type="float">
            <text:p>1.022845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24472" calcext:value-type="float">
            <text:p>-0.01924472</text:p>
          </table:table-cell>
          <table:table-cell office:value-type="float" office:value="-0.02212454" calcext:value-type="float">
            <text:p>-0.02212454</text:p>
          </table:table-cell>
          <table:table-cell office:value-type="float" office:value="-0.09910646" calcext:value-type="float">
            <text:p>-0.09910646</text:p>
          </table:table-cell>
          <table:table-cell office:value-type="float" office:value="-0.1021577" calcext:value-type="float">
            <text:p>-0.1021577</text:p>
          </table:table-cell>
          <table:table-cell office:value-type="float" office:value="-0.08985484" calcext:value-type="float">
            <text:p>-0.08985484</text:p>
          </table:table-cell>
          <table:table-cell office:value-type="float" office:value="-0.07199407" calcext:value-type="float">
            <text:p>-0.07199407</text:p>
          </table:table-cell>
          <table:table-cell office:value-type="float" office:value="-0.03811858" calcext:value-type="float">
            <text:p>-0.03811858</text:p>
          </table:table-cell>
          <table:table-cell office:value-type="float" office:value="-0.05757685" calcext:value-type="float">
            <text:p>-0.05757685</text:p>
          </table:table-cell>
          <table:table-cell office:value-type="float" office:value="-0.3821658" calcext:value-type="float">
            <text:p>-0.3821658</text:p>
          </table:table-cell>
          <table:table-cell office:value-type="float" office:value="-0.08180176" calcext:value-type="float">
            <text:p>-0.0818017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1780426" calcext:value-type="float">
            <text:p>-0.01780426</text:p>
          </table:table-cell>
          <table:table-cell office:value-type="float" office:value="0.005317916" calcext:value-type="float">
            <text:p>0.0053179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407" calcext:value-type="float">
            <text:p>-2.3894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6.6987" calcext:value-type="float">
            <text:p>636.698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869" calcext:value-type="float">
            <text:p>1002.869</text:p>
          </table:table-cell>
          <table:table-cell office:value-type="float" office:value="97.40832" calcext:value-type="float">
            <text:p>97.40832</text:p>
          </table:table-cell>
          <table:table-cell office:value-type="float" office:value="0" calcext:value-type="float">
            <text:p>0</text:p>
          </table:table-cell>
          <table:table-cell office:value-type="float" office:value="0.3011889" calcext:value-type="float">
            <text:p>0.3011889</text:p>
          </table:table-cell>
          <table:table-cell office:value-type="float" office:value="0.3039831" calcext:value-type="float">
            <text:p>0.3039831</text:p>
          </table:table-cell>
          <table:table-cell office:value-type="float" office:value="0.2757295" calcext:value-type="float">
            <text:p>0.2757295</text:p>
          </table:table-cell>
          <table:table-cell office:value-type="float" office:value="0.2646353" calcext:value-type="float">
            <text:p>0.2646353</text:p>
          </table:table-cell>
          <table:table-cell office:value-type="float" office:value="0.2674122" calcext:value-type="float">
            <text:p>0.2674122</text:p>
          </table:table-cell>
          <table:table-cell office:value-type="float" office:value="0.2446161" calcext:value-type="float">
            <text:p>0.2446161</text:p>
          </table:table-cell>
          <table:table-cell office:value-type="float" office:value="0.2620584" calcext:value-type="float">
            <text:p>0.2620584</text:p>
          </table:table-cell>
          <table:table-cell office:value-type="float" office:value="0.3363681" calcext:value-type="float">
            <text:p>0.3363681</text:p>
          </table:table-cell>
          <table:table-cell office:value-type="float" office:value="0.2664702" calcext:value-type="float">
            <text:p>0.2664702</text:p>
          </table:table-cell>
          <table:table-cell office:value-type="float" office:value="0.3207468" calcext:value-type="float">
            <text:p>0.3207468</text:p>
          </table:table-cell>
          <table:table-cell office:value-type="float" office:value="0.3763565" calcext:value-type="float">
            <text:p>0.3763565</text:p>
          </table:table-cell>
          <table:table-cell office:value-type="float" office:value="0.391732" calcext:value-type="float">
            <text:p>0.391732</text:p>
          </table:table-cell>
          <table:table-cell office:value-type="float" office:value="0.4623731" calcext:value-type="float">
            <text:p>0.4623731</text:p>
          </table:table-cell>
          <table:table-cell office:value-type="float" office:value="0" calcext:value-type="float">
            <text:p>0</text:p>
          </table:table-cell>
          <table:table-cell office:value-type="float" office:value="0.002150514" calcext:value-type="float">
            <text:p>0.002150514</text:p>
          </table:table-cell>
          <table:table-cell office:value-type="float" office:value="1.958765E-015" calcext:value-type="float">
            <text:p>1.958765E-15</text:p>
          </table:table-cell>
          <table:table-cell office:value-type="float" office:value="1.94554E-015" calcext:value-type="float">
            <text:p>1.94554E-15</text:p>
          </table:table-cell>
          <table:table-cell office:value-type="float" office:value="9.6507E-016" calcext:value-type="float">
            <text:p>9.6507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39223" calcext:value-type="float">
            <text:p>-0.03339223</text:p>
          </table:table-cell>
          <table:table-cell office:value-type="float" office:value="-0.03211739" calcext:value-type="float">
            <text:p>-0.03211739</text:p>
          </table:table-cell>
          <table:table-cell office:value-type="float" office:value="-0.06814531" calcext:value-type="float">
            <text:p>-0.06814531</text:p>
          </table:table-cell>
          <table:table-cell office:value-type="float" office:value="-0.09334784" calcext:value-type="float">
            <text:p>-0.09334784</text:p>
          </table:table-cell>
          <table:table-cell office:value-type="float" office:value="-0.08609466" calcext:value-type="float">
            <text:p>-0.08609466</text:p>
          </table:table-cell>
          <table:table-cell office:value-type="float" office:value="-0.06878323" calcext:value-type="float">
            <text:p>-0.06878323</text:p>
          </table:table-cell>
          <table:table-cell office:value-type="float" office:value="-0.03791811" calcext:value-type="float">
            <text:p>-0.03791811</text:p>
          </table:table-cell>
          <table:table-cell office:value-type="float" office:value="-0.05562994" calcext:value-type="float">
            <text:p>-0.05562994</text:p>
          </table:table-cell>
          <table:table-cell office:value-type="float" office:value="-0.3790493" calcext:value-type="float">
            <text:p>-0.3790493</text:p>
          </table:table-cell>
          <table:table-cell office:value-type="float" office:value="-0.08094218" calcext:value-type="float">
            <text:p>-0.0809421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3511159" calcext:value-type="float">
            <text:p>-0.03511159</text:p>
          </table:table-cell>
          <table:table-cell office:value-type="float" office:value="0.005305463" calcext:value-type="float">
            <text:p>0.0053054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75" calcext:value-type="float">
            <text:p>-2.391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7.0902" calcext:value-type="float">
            <text:p>637.090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469" calcext:value-type="float">
            <text:p>1002.469</text:p>
          </table:table-cell>
          <table:table-cell office:value-type="float" office:value="97.41712" calcext:value-type="float">
            <text:p>97.41712</text:p>
          </table:table-cell>
          <table:table-cell office:value-type="float" office:value="0" calcext:value-type="float">
            <text:p>0</text:p>
          </table:table-cell>
          <table:table-cell office:value-type="float" office:value="0.2601592" calcext:value-type="float">
            <text:p>0.2601592</text:p>
          </table:table-cell>
          <table:table-cell office:value-type="float" office:value="0.2860994" calcext:value-type="float">
            <text:p>0.2860994</text:p>
          </table:table-cell>
          <table:table-cell office:value-type="float" office:value="0.2791961" calcext:value-type="float">
            <text:p>0.2791961</text:p>
          </table:table-cell>
          <table:table-cell office:value-type="float" office:value="0.2692873" calcext:value-type="float">
            <text:p>0.2692873</text:p>
          </table:table-cell>
          <table:table-cell office:value-type="float" office:value="0.2698632" calcext:value-type="float">
            <text:p>0.2698632</text:p>
          </table:table-cell>
          <table:table-cell office:value-type="float" office:value="0.2456086" calcext:value-type="float">
            <text:p>0.2456086</text:p>
          </table:table-cell>
          <table:table-cell office:value-type="float" office:value="0.2561908" calcext:value-type="float">
            <text:p>0.2561908</text:p>
          </table:table-cell>
          <table:table-cell office:value-type="float" office:value="0.3370824" calcext:value-type="float">
            <text:p>0.3370824</text:p>
          </table:table-cell>
          <table:table-cell office:value-type="float" office:value="0.2667021" calcext:value-type="float">
            <text:p>0.2667021</text:p>
          </table:table-cell>
          <table:table-cell office:value-type="float" office:value="0.3210919" calcext:value-type="float">
            <text:p>0.3210919</text:p>
          </table:table-cell>
          <table:table-cell office:value-type="float" office:value="0.3762859" calcext:value-type="float">
            <text:p>0.3762859</text:p>
          </table:table-cell>
          <table:table-cell office:value-type="float" office:value="0.3916349" calcext:value-type="float">
            <text:p>0.3916349</text:p>
          </table:table-cell>
          <table:table-cell office:value-type="float" office:value="0.462366" calcext:value-type="float">
            <text:p>0.462366</text:p>
          </table:table-cell>
          <table:table-cell office:value-type="float" office:value="0" calcext:value-type="float">
            <text:p>0</text:p>
          </table:table-cell>
          <table:table-cell office:value-type="float" office:value="0.04109471" calcext:value-type="float">
            <text:p>0.04109471</text:p>
          </table:table-cell>
          <table:table-cell office:value-type="float" office:value="1.921339E-015" calcext:value-type="float">
            <text:p>1.921339E-15</text:p>
          </table:table-cell>
          <table:table-cell office:value-type="float" office:value="1.945525E-015" calcext:value-type="float">
            <text:p>1.945525E-15</text:p>
          </table:table-cell>
          <table:table-cell office:value-type="float" office:value="9.65067E-016" calcext:value-type="float">
            <text:p>9.65067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924105" calcext:value-type="float">
            <text:p>-0.09924105</text:p>
          </table:table-cell>
          <table:table-cell office:value-type="float" office:value="-0.05070078" calcext:value-type="float">
            <text:p>-0.05070078</text:p>
          </table:table-cell>
          <table:table-cell office:value-type="float" office:value="-0.06171833" calcext:value-type="float">
            <text:p>-0.06171833</text:p>
          </table:table-cell>
          <table:table-cell office:value-type="float" office:value="-0.08162037" calcext:value-type="float">
            <text:p>-0.08162037</text:p>
          </table:table-cell>
          <table:table-cell office:value-type="float" office:value="-0.08026299" calcext:value-type="float">
            <text:p>-0.08026299</text:p>
          </table:table-cell>
          <table:table-cell office:value-type="float" office:value="-0.06667111" calcext:value-type="float">
            <text:p>-0.06667111</text:p>
          </table:table-cell>
          <table:table-cell office:value-type="float" office:value="-0.04459151" calcext:value-type="float">
            <text:p>-0.04459151</text:p>
          </table:table-cell>
          <table:table-cell office:value-type="float" office:value="-0.05459684" calcext:value-type="float">
            <text:p>-0.05459684</text:p>
          </table:table-cell>
          <table:table-cell office:value-type="float" office:value="-0.3759797" calcext:value-type="float">
            <text:p>-0.3759797</text:p>
          </table:table-cell>
          <table:table-cell office:value-type="float" office:value="-0.0801065" calcext:value-type="float">
            <text:p>-0.0801065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1094925" calcext:value-type="float">
            <text:p>-0.1094925</text:p>
          </table:table-cell>
          <table:table-cell office:value-type="float" office:value="0.00533151" calcext:value-type="float">
            <text:p>0.0053315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279" calcext:value-type="float">
            <text:p>-2.3942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7.3787" calcext:value-type="float">
            <text:p>637.378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181" calcext:value-type="float">
            <text:p>1002.181</text:p>
          </table:table-cell>
          <table:table-cell office:value-type="float" office:value="97.41712" calcext:value-type="float">
            <text:p>97.41712</text:p>
          </table:table-cell>
          <table:table-cell office:value-type="float" office:value="0" calcext:value-type="float">
            <text:p>0</text:p>
          </table:table-cell>
          <table:table-cell office:value-type="float" office:value="0.2698793" calcext:value-type="float">
            <text:p>0.2698793</text:p>
          </table:table-cell>
          <table:table-cell office:value-type="float" office:value="0.2818982" calcext:value-type="float">
            <text:p>0.2818982</text:p>
          </table:table-cell>
          <table:table-cell office:value-type="float" office:value="0.2772993" calcext:value-type="float">
            <text:p>0.2772993</text:p>
          </table:table-cell>
          <table:table-cell office:value-type="float" office:value="0.2721877" calcext:value-type="float">
            <text:p>0.2721877</text:p>
          </table:table-cell>
          <table:table-cell office:value-type="float" office:value="0.2723212" calcext:value-type="float">
            <text:p>0.2723212</text:p>
          </table:table-cell>
          <table:table-cell office:value-type="float" office:value="0.2461807" calcext:value-type="float">
            <text:p>0.2461807</text:p>
          </table:table-cell>
          <table:table-cell office:value-type="float" office:value="0.252718" calcext:value-type="float">
            <text:p>0.252718</text:p>
          </table:table-cell>
          <table:table-cell office:value-type="float" office:value="0.337372" calcext:value-type="float">
            <text:p>0.337372</text:p>
          </table:table-cell>
          <table:table-cell office:value-type="float" office:value="0.2669319" calcext:value-type="float">
            <text:p>0.2669319</text:p>
          </table:table-cell>
          <table:table-cell office:value-type="float" office:value="0.3214317" calcext:value-type="float">
            <text:p>0.3214317</text:p>
          </table:table-cell>
          <table:table-cell office:value-type="float" office:value="0.376224" calcext:value-type="float">
            <text:p>0.376224</text:p>
          </table:table-cell>
          <table:table-cell office:value-type="float" office:value="0.3915332" calcext:value-type="float">
            <text:p>0.3915332</text:p>
          </table:table-cell>
          <table:table-cell office:value-type="float" office:value="0.4623677" calcext:value-type="float">
            <text:p>0.4623677</text:p>
          </table:table-cell>
          <table:table-cell office:value-type="float" office:value="0" calcext:value-type="float">
            <text:p>0</text:p>
          </table:table-cell>
          <table:table-cell office:value-type="float" office:value="0.01911655" calcext:value-type="float">
            <text:p>0.01911655</text:p>
          </table:table-cell>
          <table:table-cell office:value-type="float" office:value="1.947058E-015" calcext:value-type="float">
            <text:p>1.947058E-15</text:p>
          </table:table-cell>
          <table:table-cell office:value-type="float" office:value="1.94551E-015" calcext:value-type="float">
            <text:p>1.94551E-15</text:p>
          </table:table-cell>
          <table:table-cell office:value-type="float" office:value="9.650649E-016" calcext:value-type="float">
            <text:p>9.650649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6403" calcext:value-type="float">
            <text:p>-0.0756403</text:p>
          </table:table-cell>
          <table:table-cell office:value-type="float" office:value="-0.0570142" calcext:value-type="float">
            <text:p>-0.0570142</text:p>
          </table:table-cell>
          <table:table-cell office:value-type="float" office:value="-0.06504679" calcext:value-type="float">
            <text:p>-0.06504679</text:p>
          </table:table-cell>
          <table:table-cell office:value-type="float" office:value="-0.07512803" calcext:value-type="float">
            <text:p>-0.07512803</text:p>
          </table:table-cell>
          <table:table-cell office:value-type="float" office:value="-0.07484198" calcext:value-type="float">
            <text:p>-0.07484198</text:p>
          </table:table-cell>
          <table:table-cell office:value-type="float" office:value="-0.0654874" calcext:value-type="float">
            <text:p>-0.0654874</text:p>
          </table:table-cell>
          <table:table-cell office:value-type="float" office:value="-0.04916999" calcext:value-type="float">
            <text:p>-0.04916999</text:p>
          </table:table-cell>
          <table:table-cell office:value-type="float" office:value="-0.0541826" calcext:value-type="float">
            <text:p>-0.0541826</text:p>
          </table:table-cell>
          <table:table-cell office:value-type="float" office:value="-0.3729644" calcext:value-type="float">
            <text:p>-0.3729644</text:p>
          </table:table-cell>
          <table:table-cell office:value-type="float" office:value="-0.07929309" calcext:value-type="float">
            <text:p>-0.07929309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786894" calcext:value-type="float">
            <text:p>-0.0786894</text:p>
          </table:table-cell>
          <table:table-cell office:value-type="float" office:value="0.005307635" calcext:value-type="float">
            <text:p>0.0053076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426" calcext:value-type="float">
            <text:p>-2.3964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7.7638" calcext:value-type="float">
            <text:p>637.7638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1.795" calcext:value-type="float">
            <text:p>1001.795</text:p>
          </table:table-cell>
          <table:table-cell office:value-type="float" office:value="97.41712" calcext:value-type="float">
            <text:p>97.41712</text:p>
          </table:table-cell>
          <table:table-cell office:value-type="float" office:value="0" calcext:value-type="float">
            <text:p>0</text:p>
          </table:table-cell>
          <table:table-cell office:value-type="float" office:value="0.2649896" calcext:value-type="float">
            <text:p>0.2649896</text:p>
          </table:table-cell>
          <table:table-cell office:value-type="float" office:value="0.2766731" calcext:value-type="float">
            <text:p>0.2766731</text:p>
          </table:table-cell>
          <table:table-cell office:value-type="float" office:value="0.2758162" calcext:value-type="float">
            <text:p>0.2758162</text:p>
          </table:table-cell>
          <table:table-cell office:value-type="float" office:value="0.2737526" calcext:value-type="float">
            <text:p>0.2737526</text:p>
          </table:table-cell>
          <table:table-cell office:value-type="float" office:value="0.2740797" calcext:value-type="float">
            <text:p>0.2740797</text:p>
          </table:table-cell>
          <table:table-cell office:value-type="float" office:value="0.2465964" calcext:value-type="float">
            <text:p>0.2465964</text:p>
          </table:table-cell>
          <table:table-cell office:value-type="float" office:value="0.2505683" calcext:value-type="float">
            <text:p>0.2505683</text:p>
          </table:table-cell>
          <table:table-cell office:value-type="float" office:value="0.3374265" calcext:value-type="float">
            <text:p>0.3374265</text:p>
          </table:table-cell>
          <table:table-cell office:value-type="float" office:value="0.2671759" calcext:value-type="float">
            <text:p>0.2671759</text:p>
          </table:table-cell>
          <table:table-cell office:value-type="float" office:value="0.3217601" calcext:value-type="float">
            <text:p>0.3217601</text:p>
          </table:table-cell>
          <table:table-cell office:value-type="float" office:value="0.3761696" calcext:value-type="float">
            <text:p>0.3761696</text:p>
          </table:table-cell>
          <table:table-cell office:value-type="float" office:value="0.3914293" calcext:value-type="float">
            <text:p>0.3914293</text:p>
          </table:table-cell>
          <table:table-cell office:value-type="float" office:value="0.4623671" calcext:value-type="float">
            <text:p>0.4623671</text:p>
          </table:table-cell>
          <table:table-cell office:value-type="float" office:value="0" calcext:value-type="float">
            <text:p>0</text:p>
          </table:table-cell>
          <table:table-cell office:value-type="float" office:value="0.01165946" calcext:value-type="float">
            <text:p>0.01165946</text:p>
          </table:table-cell>
          <table:table-cell office:value-type="float" office:value="1.980452E-015" calcext:value-type="float">
            <text:p>1.980452E-15</text:p>
          </table:table-cell>
          <table:table-cell office:value-type="float" office:value="1.945493E-015" calcext:value-type="float">
            <text:p>1.945493E-15</text:p>
          </table:table-cell>
          <table:table-cell office:value-type="float" office:value="9.650624E-016" calcext:value-type="float">
            <text:p>9.650624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59553" calcext:value-type="float">
            <text:p>-0.08559553</text:p>
          </table:table-cell>
          <table:table-cell office:value-type="float" office:value="-0.0659636" calcext:value-type="float">
            <text:p>-0.0659636</text:p>
          </table:table-cell>
          <table:table-cell office:value-type="float" office:value="-0.06777028" calcext:value-type="float">
            <text:p>-0.06777028</text:p>
          </table:table-cell>
          <table:table-cell office:value-type="float" office:value="-0.07185778" calcext:value-type="float">
            <text:p>-0.07185778</text:p>
          </table:table-cell>
          <table:table-cell office:value-type="float" office:value="-0.07120628" calcext:value-type="float">
            <text:p>-0.07120628</text:p>
          </table:table-cell>
          <table:table-cell office:value-type="float" office:value="-0.0646437" calcext:value-type="float">
            <text:p>-0.064643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-0.05410241" calcext:value-type="float">
            <text:p>-0.05410241</text:p>
          </table:table-cell>
          <table:table-cell office:value-type="float" office:value="-0.3698018" calcext:value-type="float">
            <text:p>-0.3698018</text:p>
          </table:table-cell>
          <table:table-cell office:value-type="float" office:value="-0.07851478" calcext:value-type="float">
            <text:p>-0.07851478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9438069" calcext:value-type="float">
            <text:p>-0.09438069</text:p>
          </table:table-cell>
          <table:table-cell office:value-type="float" office:value="0.005291061" calcext:value-type="float">
            <text:p>0.0052910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64" calcext:value-type="float">
            <text:p>-2.3986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8.1183" calcext:value-type="float">
            <text:p>638.1183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1.843" calcext:value-type="float">
            <text:p>1001.843</text:p>
          </table:table-cell>
          <table:table-cell office:value-type="float" office:value="97.0154" calcext:value-type="float">
            <text:p>97.0154</text:p>
          </table:table-cell>
          <table:table-cell office:value-type="float" office:value="0" calcext:value-type="float">
            <text:p>0</text:p>
          </table:table-cell>
          <table:table-cell office:value-type="float" office:value="0.2149761" calcext:value-type="float">
            <text:p>0.2149761</text:p>
          </table:table-cell>
          <table:table-cell office:value-type="float" office:value="0.2666058" calcext:value-type="float">
            <text:p>0.2666058</text:p>
          </table:table-cell>
          <table:table-cell office:value-type="float" office:value="0.2735325" calcext:value-type="float">
            <text:p>0.2735325</text:p>
          </table:table-cell>
          <table:table-cell office:value-type="float" office:value="0.2742127" calcext:value-type="float">
            <text:p>0.2742127</text:p>
          </table:table-cell>
          <table:table-cell office:value-type="float" office:value="0.2750506" calcext:value-type="float">
            <text:p>0.2750506</text:p>
          </table:table-cell>
          <table:table-cell office:value-type="float" office:value="0.2468988" calcext:value-type="float">
            <text:p>0.2468988</text:p>
          </table:table-cell>
          <table:table-cell office:value-type="float" office:value="0.2492367" calcext:value-type="float">
            <text:p>0.2492367</text:p>
          </table:table-cell>
          <table:table-cell office:value-type="float" office:value="0.3373148" calcext:value-type="float">
            <text:p>0.3373148</text:p>
          </table:table-cell>
          <table:table-cell office:value-type="float" office:value="0.2674691" calcext:value-type="float">
            <text:p>0.2674691</text:p>
          </table:table-cell>
          <table:table-cell office:value-type="float" office:value="0.322065" calcext:value-type="float">
            <text:p>0.322065</text:p>
          </table:table-cell>
          <table:table-cell office:value-type="float" office:value="0.3761246" calcext:value-type="float">
            <text:p>0.3761246</text:p>
          </table:table-cell>
          <table:table-cell office:value-type="float" office:value="0.39153" calcext:value-type="float">
            <text:p>0.39153</text:p>
          </table:table-cell>
          <table:table-cell office:value-type="float" office:value="0.4555235" calcext:value-type="float">
            <text:p>0.4555235</text:p>
          </table:table-cell>
          <table:table-cell office:value-type="float" office:value="0" calcext:value-type="float">
            <text:p>0</text:p>
          </table:table-cell>
          <table:table-cell office:value-type="float" office:value="0.06852848" calcext:value-type="float">
            <text:p>0.06852848</text:p>
          </table:table-cell>
          <table:table-cell office:value-type="float" office:value="0.002442446" calcext:value-type="float">
            <text:p>0.002442446</text:p>
          </table:table-cell>
          <table:table-cell office:value-type="float" office:value="1.94548E-015" calcext:value-type="float">
            <text:p>1.94548E-15</text:p>
          </table:table-cell>
          <table:table-cell office:value-type="float" office:value="9.650604E-016" calcext:value-type="float">
            <text:p>9.650604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70137" calcext:value-type="float">
            <text:p>-0.4070137</text:p>
          </table:table-cell>
          <table:table-cell office:value-type="float" office:value="-0.08676182" calcext:value-type="float">
            <text:p>-0.08676182</text:p>
          </table:table-cell>
          <table:table-cell office:value-type="float" office:value="-0.07220859" calcext:value-type="float">
            <text:p>-0.07220859</text:p>
          </table:table-cell>
          <table:table-cell office:value-type="float" office:value="-0.07091513" calcext:value-type="float">
            <text:p>-0.07091513</text:p>
          </table:table-cell>
          <table:table-cell office:value-type="float" office:value="-0.06927947" calcext:value-type="float">
            <text:p>-0.06927947</text:p>
          </table:table-cell>
          <table:table-cell office:value-type="float" office:value="-0.06403818" calcext:value-type="float">
            <text:p>-0.06403818</text:p>
          </table:table-cell>
          <table:table-cell office:value-type="float" office:value="-0.05430277" calcext:value-type="float">
            <text:p>-0.05430277</text:p>
          </table:table-cell>
          <table:table-cell office:value-type="float" office:value="-0.05425853" calcext:value-type="float">
            <text:p>-0.05425853</text:p>
          </table:table-cell>
          <table:table-cell office:value-type="float" office:value="-0.3660301" calcext:value-type="float">
            <text:p>-0.3660301</text:p>
          </table:table-cell>
          <table:table-cell office:value-type="float" office:value="-0.07780081" calcext:value-type="float">
            <text:p>-0.07780081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4695924" calcext:value-type="float">
            <text:p>-0.4695924</text:p>
          </table:table-cell>
          <table:table-cell office:value-type="float" office:value="0.005341102" calcext:value-type="float">
            <text:p>0.00534110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4182" calcext:value-type="float">
            <text:p>-2.33418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703.0525" calcext:value-type="float">
            <text:p>703.0525</text:p>
          </table:table-cell>
          <table:table-cell office:value-type="float" office:value="638.3784" calcext:value-type="float">
            <text:p>638.378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412" calcext:value-type="float">
            <text:p>1002.412</text:p>
          </table:table-cell>
          <table:table-cell office:value-type="float" office:value="96.18552" calcext:value-type="float">
            <text:p>96.18552</text:p>
          </table:table-cell>
          <table:table-cell office:value-type="float" office:value="0" calcext:value-type="float">
            <text:p>0</text:p>
          </table:table-cell>
          <table:table-cell office:value-type="float" office:value="0.2588017" calcext:value-type="float">
            <text:p>0.2588017</text:p>
          </table:table-cell>
          <table:table-cell office:value-type="float" office:value="0.2692977" calcext:value-type="float">
            <text:p>0.2692977</text:p>
          </table:table-cell>
          <table:table-cell office:value-type="float" office:value="0.2713007" calcext:value-type="float">
            <text:p>0.2713007</text:p>
          </table:table-cell>
          <table:table-cell office:value-type="float" office:value="0.2738964" calcext:value-type="float">
            <text:p>0.2738964</text:p>
          </table:table-cell>
          <table:table-cell office:value-type="float" office:value="0.275373" calcext:value-type="float">
            <text:p>0.275373</text:p>
          </table:table-cell>
          <table:table-cell office:value-type="float" office:value="0.2471066" calcext:value-type="float">
            <text:p>0.2471066</text:p>
          </table:table-cell>
          <table:table-cell office:value-type="float" office:value="0.248347" calcext:value-type="float">
            <text:p>0.248347</text:p>
          </table:table-cell>
          <table:table-cell office:value-type="float" office:value="0.3371388" calcext:value-type="float">
            <text:p>0.3371388</text:p>
          </table:table-cell>
          <table:table-cell office:value-type="float" office:value="0.2677586" calcext:value-type="float">
            <text:p>0.2677586</text:p>
          </table:table-cell>
          <table:table-cell office:value-type="float" office:value="0.3223658" calcext:value-type="float">
            <text:p>0.3223658</text:p>
          </table:table-cell>
          <table:table-cell office:value-type="float" office:value="0.3761062" calcext:value-type="float">
            <text:p>0.3761062</text:p>
          </table:table-cell>
          <table:table-cell office:value-type="float" office:value="0.3917421" calcext:value-type="float">
            <text:p>0.3917421</text:p>
          </table:table-cell>
          <table:table-cell office:value-type="float" office:value="0.4592604" calcext:value-type="float">
            <text:p>0.4592604</text:p>
          </table:table-cell>
          <table:table-cell office:value-type="float" office:value="0" calcext:value-type="float">
            <text:p>0</text:p>
          </table:table-cell>
          <table:table-cell office:value-type="float" office:value="0.01370514" calcext:value-type="float">
            <text:p>0.01370514</text:p>
          </table:table-cell>
          <table:table-cell office:value-type="float" office:value="1.915858E-015" calcext:value-type="float">
            <text:p>1.915858E-15</text:p>
          </table:table-cell>
          <table:table-cell office:value-type="float" office:value="1.945465E-015" calcext:value-type="float">
            <text:p>1.945465E-15</text:p>
          </table:table-cell>
          <table:table-cell office:value-type="float" office:value="9.650596E-016" calcext:value-type="float">
            <text:p>9.650596E-16</text:p>
          </table:table-cell>
          <table:table-cell office:value-type="float" office:value="1.022844E-015" calcext:value-type="float">
            <text:p>1.0228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6427" calcext:value-type="float">
            <text:p>-0.1046427</text:p>
          </table:table-cell>
          <table:table-cell office:value-type="float" office:value="-0.08135691" calcext:value-type="float">
            <text:p>-0.08135691</text:p>
          </table:table-cell>
          <table:table-cell office:value-type="float" office:value="-0.07696702" calcext:value-type="float">
            <text:p>-0.07696702</text:p>
          </table:table-cell>
          <table:table-cell office:value-type="float" office:value="-0.07153841" calcext:value-type="float">
            <text:p>-0.07153841</text:p>
          </table:table-cell>
          <table:table-cell office:value-type="float" office:value="-0.06864636" calcext:value-type="float">
            <text:p>-0.06864636</text:p>
          </table:table-cell>
          <table:table-cell office:value-type="float" office:value="-0.06362461" calcext:value-type="float">
            <text:p>-0.06362461</text:p>
          </table:table-cell>
          <table:table-cell office:value-type="float" office:value="-0.05570952" calcext:value-type="float">
            <text:p>-0.05570952</text:p>
          </table:table-cell>
          <table:table-cell office:value-type="float" office:value="-0.05450658" calcext:value-type="float">
            <text:p>-0.05450658</text:p>
          </table:table-cell>
          <table:table-cell office:value-type="float" office:value="-0.3623477" calcext:value-type="float">
            <text:p>-0.3623477</text:p>
          </table:table-cell>
          <table:table-cell office:value-type="float" office:value="-0.077103" calcext:value-type="float">
            <text:p>-0.07710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1091596" calcext:value-type="float">
            <text:p>-0.1091596</text:p>
          </table:table-cell>
          <table:table-cell office:value-type="float" office:value="0.005281464" calcext:value-type="float">
            <text:p>0.00528146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4907" calcext:value-type="float">
            <text:p>-2.3549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703.1796" calcext:value-type="float">
            <text:p>703.1796</text:p>
          </table:table-cell>
          <table:table-cell office:value-type="float" office:value="638.7767" calcext:value-type="float">
            <text:p>638.776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2.796" calcext:value-type="float">
            <text:p>1002.796</text:p>
          </table:table-cell>
          <table:table-cell office:value-type="float" office:value="95.5306" calcext:value-type="float">
            <text:p>95.5306</text:p>
          </table:table-cell>
          <table:table-cell office:value-type="float" office:value="0" calcext:value-type="float">
            <text:p>0</text:p>
          </table:table-cell>
          <table:table-cell office:value-type="float" office:value="0.2684928" calcext:value-type="float">
            <text:p>0.2684928</text:p>
          </table:table-cell>
          <table:table-cell office:value-type="float" office:value="0.2658018" calcext:value-type="float">
            <text:p>0.2658018</text:p>
          </table:table-cell>
          <table:table-cell office:value-type="float" office:value="0.2704087" calcext:value-type="float">
            <text:p>0.2704087</text:p>
          </table:table-cell>
          <table:table-cell office:value-type="float" office:value="0.2735343" calcext:value-type="float">
            <text:p>0.2735343</text:p>
          </table:table-cell>
          <table:table-cell office:value-type="float" office:value="0.2753342" calcext:value-type="float">
            <text:p>0.275334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2477392" calcext:value-type="float">
            <text:p>0.2477392</text:p>
          </table:table-cell>
          <table:table-cell office:value-type="float" office:value="0.336925" calcext:value-type="float">
            <text:p>0.336925</text:p>
          </table:table-cell>
          <table:table-cell office:value-type="float" office:value="0.2680449" calcext:value-type="float">
            <text:p>0.2680449</text:p>
          </table:table-cell>
          <table:table-cell office:value-type="float" office:value="0.3226629" calcext:value-type="float">
            <text:p>0.3226629</text:p>
          </table:table-cell>
          <table:table-cell office:value-type="float" office:value="0.3761059" calcext:value-type="float">
            <text:p>0.3761059</text:p>
          </table:table-cell>
          <table:table-cell office:value-type="float" office:value="0.3918233" calcext:value-type="float">
            <text:p>0.3918233</text:p>
          </table:table-cell>
          <table:table-cell office:value-type="float" office:value="0.4620921" calcext:value-type="float">
            <text:p>0.4620921</text:p>
          </table:table-cell>
          <table:table-cell office:value-type="float" office:value="0" calcext:value-type="float">
            <text:p>0</text:p>
          </table:table-cell>
          <table:table-cell office:value-type="float" office:value="0.0004100268" calcext:value-type="float">
            <text:p>0.0004100268</text:p>
          </table:table-cell>
          <table:table-cell office:value-type="float" office:value="1.939385E-015" calcext:value-type="float">
            <text:p>1.939385E-15</text:p>
          </table:table-cell>
          <table:table-cell office:value-type="float" office:value="1.945447E-015" calcext:value-type="float">
            <text:p>1.945447E-15</text:p>
          </table:table-cell>
          <table:table-cell office:value-type="float" office:value="9.650575E-016" calcext:value-type="float">
            <text:p>9.650575E-16</text:p>
          </table:table-cell>
          <table:table-cell office:value-type="float" office:value="1.022843E-015" calcext:value-type="float">
            <text:p>1.02284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51002" calcext:value-type="float">
            <text:p>-0.08651002</text:p>
          </table:table-cell>
          <table:table-cell office:value-type="float" office:value="-0.0902366" calcext:value-type="float">
            <text:p>-0.0902366</text:p>
          </table:table-cell>
          <table:table-cell office:value-type="float" office:value="-0.078922" calcext:value-type="float">
            <text:p>-0.078922</text:p>
          </table:table-cell>
          <table:table-cell office:value-type="float" office:value="-0.07226884" calcext:value-type="float">
            <text:p>-0.07226884</text:p>
          </table:table-cell>
          <table:table-cell office:value-type="float" office:value="-0.0687169" calcext:value-type="float">
            <text:p>-0.0687169</text:p>
          </table:table-cell>
          <table:table-cell office:value-type="float" office:value="-0.06342314" calcext:value-type="float">
            <text:p>-0.06342314</text:p>
          </table:table-cell>
          <table:table-cell office:value-type="float" office:value="-0.05669435" calcext:value-type="float">
            <text:p>-0.05669435</text:p>
          </table:table-cell>
          <table:table-cell office:value-type="float" office:value="-0.05481021" calcext:value-type="float">
            <text:p>-0.05481021</text:p>
          </table:table-cell>
          <table:table-cell office:value-type="float" office:value="-0.3587455" calcext:value-type="float">
            <text:p>-0.3587455</text:p>
          </table:table-cell>
          <table:table-cell office:value-type="float" office:value="-0.07642053" calcext:value-type="float">
            <text:p>-0.0764205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8603841" calcext:value-type="float">
            <text:p>-0.08603841</text:p>
          </table:table-cell>
          <table:table-cell office:value-type="float" office:value="0.005258184" calcext:value-type="float">
            <text:p>0.0052581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064" calcext:value-type="float">
            <text:p>-2.370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706.7992" calcext:value-type="float">
            <text:p>706.7992</text:p>
          </table:table-cell>
          <table:table-cell office:value-type="float" office:value="639.0534" calcext:value-type="float">
            <text:p>639.0534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06.103" calcext:value-type="float">
            <text:p>1006.103</text:p>
          </table:table-cell>
          <table:table-cell office:value-type="float" office:value="95.56695" calcext:value-type="float">
            <text:p>95.56695</text:p>
          </table:table-cell>
          <table:table-cell office:value-type="float" office:value="0" calcext:value-type="float">
            <text:p>0</text:p>
          </table:table-cell>
          <table:table-cell office:value-type="float" office:value="0.5355605" calcext:value-type="float">
            <text:p>0.5355605</text:p>
          </table:table-cell>
          <table:table-cell office:value-type="float" office:value="0.270119" calcext:value-type="float">
            <text:p>0.270119</text:p>
          </table:table-cell>
          <table:table-cell office:value-type="float" office:value="0.2699274" calcext:value-type="float">
            <text:p>0.2699274</text:p>
          </table:table-cell>
          <table:table-cell office:value-type="float" office:value="0.2731139" calcext:value-type="float">
            <text:p>0.2731139</text:p>
          </table:table-cell>
          <table:table-cell office:value-type="float" office:value="0.2751443" calcext:value-type="float">
            <text:p>0.2751443</text:p>
          </table:table-cell>
          <table:table-cell office:value-type="float" office:value="0.2472218" calcext:value-type="float">
            <text:p>0.2472218</text:p>
          </table:table-cell>
          <table:table-cell office:value-type="float" office:value="0.2489636" calcext:value-type="float">
            <text:p>0.2489636</text:p>
          </table:table-cell>
          <table:table-cell office:value-type="float" office:value="0.3366918" calcext:value-type="float">
            <text:p>0.3366918</text:p>
          </table:table-cell>
          <table:table-cell office:value-type="float" office:value="0.2683278" calcext:value-type="float">
            <text:p>0.2683278</text:p>
          </table:table-cell>
          <table:table-cell office:value-type="float" office:value="0.3229562" calcext:value-type="float">
            <text:p>0.3229562</text:p>
          </table:table-cell>
          <table:table-cell office:value-type="float" office:value="0.3761143" calcext:value-type="float">
            <text:p>0.3761143</text:p>
          </table:table-cell>
          <table:table-cell office:value-type="float" office:value="0.3918176" calcext:value-type="float">
            <text:p>0.39181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02412318" calcext:value-type="float">
            <text:p>2.412318E-05</text:p>
          </table:table-cell>
          <table:table-cell office:value-type="float" office:value="1.855278E-015" calcext:value-type="float">
            <text:p>1.855278E-15</text:p>
          </table:table-cell>
          <table:table-cell office:value-type="float" office:value="1.939365E-015" calcext:value-type="float">
            <text:p>1.939365E-15</text:p>
          </table:table-cell>
          <table:table-cell office:value-type="float" office:value="1.94543E-015" calcext:value-type="float">
            <text:p>1.94543E-15</text:p>
          </table:table-cell>
          <table:table-cell office:value-type="float" office:value="9.650545E-016" calcext:value-type="float">
            <text:p>9.650545E-16</text:p>
          </table:table-cell>
          <table:table-cell office:value-type="float" office:value="1.022843E-015" calcext:value-type="float">
            <text:p>1.02284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74479" calcext:value-type="float">
            <text:p>-0.002374479</text:p>
          </table:table-cell>
          <table:table-cell office:value-type="float" office:value="-0.08168375" calcext:value-type="float">
            <text:p>-0.08168375</text:p>
          </table:table-cell>
          <table:table-cell office:value-type="float" office:value="-0.08005283" calcext:value-type="float">
            <text:p>-0.08005283</text:p>
          </table:table-cell>
          <table:table-cell office:value-type="float" office:value="-0.07313132" calcext:value-type="float">
            <text:p>-0.07313132</text:p>
          </table:table-cell>
          <table:table-cell office:value-type="float" office:value="-0.06908075" calcext:value-type="float">
            <text:p>-0.06908075</text:p>
          </table:table-cell>
          <table:table-cell office:value-type="float" office:value="-0.0633968" calcext:value-type="float">
            <text:p>-0.0633968</text:p>
          </table:table-cell>
          <table:table-cell office:value-type="float" office:value="-0.056146" calcext:value-type="float">
            <text:p>-0.056146</text:p>
          </table:table-cell>
          <table:table-cell office:value-type="float" office:value="-0.05514498" calcext:value-type="float">
            <text:p>-0.05514498</text:p>
          </table:table-cell>
          <table:table-cell office:value-type="float" office:value="-0.3552255" calcext:value-type="float">
            <text:p>-0.3552255</text:p>
          </table:table-cell>
          <table:table-cell office:value-type="float" office:value="-0.0757534" calcext:value-type="float">
            <text:p>-0.0757534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323855" calcext:value-type="float">
            <text:p>0.0053238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454" calcext:value-type="float">
            <text:p>-2.37645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723.436" calcext:value-type="float">
            <text:p>723.436</text:p>
          </table:table-cell>
          <table:table-cell office:value-type="float" office:value="639.4352" calcext:value-type="float">
            <text:p>639.4352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21.996" calcext:value-type="float">
            <text:p>1021.996</text:p>
          </table:table-cell>
          <table:table-cell office:value-type="float" office:value="95.92908" calcext:value-type="float">
            <text:p>95.92908</text:p>
          </table:table-cell>
          <table:table-cell office:value-type="float" office:value="0" calcext:value-type="float">
            <text:p>0</text:p>
          </table:table-cell>
          <table:table-cell office:value-type="float" office:value="0.5402092" calcext:value-type="float">
            <text:p>0.5402092</text:p>
          </table:table-cell>
          <table:table-cell office:value-type="float" office:value="0.5459038" calcext:value-type="float">
            <text:p>0.5459038</text:p>
          </table:table-cell>
          <table:table-cell office:value-type="float" office:value="0.3277095" calcext:value-type="float">
            <text:p>0.3277095</text:p>
          </table:table-cell>
          <table:table-cell office:value-type="float" office:value="0.2785705" calcext:value-type="float">
            <text:p>0.2785705</text:p>
          </table:table-cell>
          <table:table-cell office:value-type="float" office:value="0.2763341" calcext:value-type="float">
            <text:p>0.2763341</text:p>
          </table:table-cell>
          <table:table-cell office:value-type="float" office:value="0.2489498" calcext:value-type="float">
            <text:p>0.2489498</text:p>
          </table:table-cell>
          <table:table-cell office:value-type="float" office:value="0.2659838" calcext:value-type="float">
            <text:p>0.2659838</text:p>
          </table:table-cell>
          <table:table-cell office:value-type="float" office:value="0.337763" calcext:value-type="float">
            <text:p>0.337763</text:p>
          </table:table-cell>
          <table:table-cell office:value-type="float" office:value="0.2686079" calcext:value-type="float">
            <text:p>0.2686079</text:p>
          </table:table-cell>
          <table:table-cell office:value-type="float" office:value="0.3232462" calcext:value-type="float">
            <text:p>0.3232462</text:p>
          </table:table-cell>
          <table:table-cell office:value-type="float" office:value="0.3761264" calcext:value-type="float">
            <text:p>0.3761264</text:p>
          </table:table-cell>
          <table:table-cell office:value-type="float" office:value="0.3917871" calcext:value-type="float">
            <text:p>0.391787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002393557" calcext:value-type="float">
            <text:p>2.393557E-06</text:p>
          </table:table-cell>
          <table:table-cell office:value-type="float" office:value="1.832119E-015" calcext:value-type="float">
            <text:p>1.832119E-15</text:p>
          </table:table-cell>
          <table:table-cell office:value-type="float" office:value="1.93934E-015" calcext:value-type="float">
            <text:p>1.93934E-15</text:p>
          </table:table-cell>
          <table:table-cell office:value-type="float" office:value="1.94541E-015" calcext:value-type="float">
            <text:p>1.94541E-15</text:p>
          </table:table-cell>
          <table:table-cell office:value-type="float" office:value="9.650513E-016" calcext:value-type="float">
            <text:p>9.650513E-16</text:p>
          </table:table-cell>
          <table:table-cell office:value-type="float" office:value="1.022842E-015" calcext:value-type="float">
            <text:p>1.02284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00829" calcext:value-type="float">
            <text:p>-0.001100829</text:p>
          </table:table-cell>
          <table:table-cell office:value-type="float" office:value="-0.001043117" calcext:value-type="float">
            <text:p>-0.001043117</text:p>
          </table:table-cell>
          <table:table-cell office:value-type="float" office:value="-0.02966128" calcext:value-type="float">
            <text:p>-0.02966128</text:p>
          </table:table-cell>
          <table:table-cell office:value-type="float" office:value="-0.06313467" calcext:value-type="float">
            <text:p>-0.06313467</text:p>
          </table:table-cell>
          <table:table-cell office:value-type="float" office:value="-0.06690739" calcext:value-type="float">
            <text:p>-0.06690739</text:p>
          </table:table-cell>
          <table:table-cell office:value-type="float" office:value="-0.06014467" calcext:value-type="float">
            <text:p>-0.06014467</text:p>
          </table:table-cell>
          <table:table-cell office:value-type="float" office:value="-0.03463312" calcext:value-type="float">
            <text:p>-0.03463312</text:p>
          </table:table-cell>
          <table:table-cell office:value-type="float" office:value="-0.05364991" calcext:value-type="float">
            <text:p>-0.05364991</text:p>
          </table:table-cell>
          <table:table-cell office:value-type="float" office:value="-0.3517776" calcext:value-type="float">
            <text:p>-0.3517776</text:p>
          </table:table-cell>
          <table:table-cell office:value-type="float" office:value="-0.07510022" calcext:value-type="float">
            <text:p>-0.07510022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260769" calcext:value-type="float">
            <text:p>0.0052607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504" calcext:value-type="float">
            <text:p>-2.3795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744.2006" calcext:value-type="float">
            <text:p>744.2006</text:p>
          </table:table-cell>
          <table:table-cell office:value-type="float" office:value="639.1835" calcext:value-type="float">
            <text:p>639.1835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42.596" calcext:value-type="float">
            <text:p>1042.596</text:p>
          </table:table-cell>
          <table:table-cell office:value-type="float" office:value="96.34598" calcext:value-type="float">
            <text:p>96.34598</text:p>
          </table:table-cell>
          <table:table-cell office:value-type="float" office:value="24.71641" calcext:value-type="float">
            <text:p>24.71641</text:p>
          </table:table-cell>
          <table:table-cell office:value-type="float" office:value="0.4264981" calcext:value-type="float">
            <text:p>0.4264981</text:p>
          </table:table-cell>
          <table:table-cell office:value-type="float" office:value="0.4308659" calcext:value-type="float">
            <text:p>0.4308659</text:p>
          </table:table-cell>
          <table:table-cell office:value-type="float" office:value="0.439418" calcext:value-type="float">
            <text:p>0.439418</text:p>
          </table:table-cell>
          <table:table-cell office:value-type="float" office:value="0.451131" calcext:value-type="float">
            <text:p>0.451131</text:p>
          </table:table-cell>
          <table:table-cell office:value-type="float" office:value="0.4614333" calcext:value-type="float">
            <text:p>0.4614333</text:p>
          </table:table-cell>
          <table:table-cell office:value-type="float" office:value="0.2592771" calcext:value-type="float">
            <text:p>0.2592771</text:p>
          </table:table-cell>
          <table:table-cell office:value-type="float" office:value="0.281787" calcext:value-type="float">
            <text:p>0.281787</text:p>
          </table:table-cell>
          <table:table-cell office:value-type="float" office:value="0.3406798" calcext:value-type="float">
            <text:p>0.3406798</text:p>
          </table:table-cell>
          <table:table-cell office:value-type="float" office:value="0.2688871" calcext:value-type="float">
            <text:p>0.2688871</text:p>
          </table:table-cell>
          <table:table-cell office:value-type="float" office:value="0.3235325" calcext:value-type="float">
            <text:p>0.3235325</text:p>
          </table:table-cell>
          <table:table-cell office:value-type="float" office:value="0.3761413" calcext:value-type="float">
            <text:p>0.3761413</text:p>
          </table:table-cell>
          <table:table-cell office:value-type="float" office:value="0.3917444" calcext:value-type="float">
            <text:p>0.391744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1915E-015" calcext:value-type="float">
            <text:p>1.851915E-15</text:p>
          </table:table-cell>
          <table:table-cell office:value-type="float" office:value="1.93932E-015" calcext:value-type="float">
            <text:p>1.93932E-15</text:p>
          </table:table-cell>
          <table:table-cell office:value-type="float" office:value="1.945393E-015" calcext:value-type="float">
            <text:p>1.945393E-15</text:p>
          </table:table-cell>
          <table:table-cell office:value-type="float" office:value="9.650487E-016" calcext:value-type="float">
            <text:p>9.650487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35973" calcext:value-type="float">
            <text:p>-0.004035973</text:p>
          </table:table-cell>
          <table:table-cell office:value-type="float" office:value="-0.003777646" calcext:value-type="float">
            <text:p>-0.003777646</text:p>
          </table:table-cell>
          <table:table-cell office:value-type="float" office:value="-0.003355037" calcext:value-type="float">
            <text:p>-0.003355037</text:p>
          </table:table-cell>
          <table:table-cell office:value-type="float" office:value="-0.002896" calcext:value-type="float">
            <text:p>-0.002896</text:p>
          </table:table-cell>
          <table:table-cell office:value-type="float" office:value="-0.002527012" calcext:value-type="float">
            <text:p>-0.002527012</text:p>
          </table:table-cell>
          <table:table-cell office:value-type="float" office:value="-0.04424015" calcext:value-type="float">
            <text:p>-0.04424015</text:p>
          </table:table-cell>
          <table:table-cell office:value-type="float" office:value="-0.0210986" calcext:value-type="float">
            <text:p>-0.0210986</text:p>
          </table:table-cell>
          <table:table-cell office:value-type="float" office:value="-0.0497738" calcext:value-type="float">
            <text:p>-0.0497738</text:p>
          </table:table-cell>
          <table:table-cell office:value-type="float" office:value="-0.3483792" calcext:value-type="float">
            <text:p>-0.3483792</text:p>
          </table:table-cell>
          <table:table-cell office:value-type="float" office:value="-0.07446123" calcext:value-type="float">
            <text:p>-0.07446123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0417818" calcext:value-type="float">
            <text:p>-0.00417818</text:p>
          </table:table-cell>
          <table:table-cell office:value-type="float" office:value="0.005221207" calcext:value-type="float">
            <text:p>0.00522120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417" calcext:value-type="float">
            <text:p>-2.3824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744.2116" calcext:value-type="float">
            <text:p>744.2116</text:p>
          </table:table-cell>
          <table:table-cell office:value-type="float" office:value="639.3257" calcext:value-type="float">
            <text:p>639.3257</text:p>
          </table:table-cell>
          <table:table-cell office:value-type="float" office:value="75.8174" calcext:value-type="float">
            <text:p>75.8174</text:p>
          </table:table-cell>
          <table:table-cell office:value-type="float" office:value="1041.568" calcext:value-type="float">
            <text:p>1041.568</text:p>
          </table:table-cell>
          <table:table-cell office:value-type="float" office:value="97.24208" calcext:value-type="float">
            <text:p>97.24208</text:p>
          </table:table-cell>
          <table:table-cell office:value-type="float" office:value="22.24289" calcext:value-type="float">
            <text:p>22.24289</text:p>
          </table:table-cell>
          <table:table-cell office:value-type="float" office:value="0.3066602" calcext:value-type="float">
            <text:p>0.3066602</text:p>
          </table:table-cell>
          <table:table-cell office:value-type="float" office:value="0.3612347" calcext:value-type="float">
            <text:p>0.3612347</text:p>
          </table:table-cell>
          <table:table-cell office:value-type="float" office:value="0.3803356" calcext:value-type="float">
            <text:p>0.3803356</text:p>
          </table:table-cell>
          <table:table-cell office:value-type="float" office:value="0.3910707" calcext:value-type="float">
            <text:p>0.3910707</text:p>
          </table:table-cell>
          <table:table-cell office:value-type="float" office:value="0.3940407" calcext:value-type="float">
            <text:p>0.3940407</text:p>
          </table:table-cell>
          <table:table-cell office:value-type="float" office:value="0.2876801" calcext:value-type="float">
            <text:p>0.2876801</text:p>
          </table:table-cell>
          <table:table-cell office:value-type="float" office:value="0.3718644" calcext:value-type="float">
            <text:p>0.3718644</text:p>
          </table:table-cell>
          <table:table-cell office:value-type="float" office:value="0.3457378" calcext:value-type="float">
            <text:p>0.3457378</text:p>
          </table:table-cell>
          <table:table-cell office:value-type="float" office:value="0.2691649" calcext:value-type="float">
            <text:p>0.2691649</text:p>
          </table:table-cell>
          <table:table-cell office:value-type="float" office:value="0.3238359" calcext:value-type="float">
            <text:p>0.3238359</text:p>
          </table:table-cell>
          <table:table-cell office:value-type="float" office:value="0.3761274" calcext:value-type="float">
            <text:p>0.3761274</text:p>
          </table:table-cell>
          <table:table-cell office:value-type="float" office:value="0.3916908" calcext:value-type="float">
            <text:p>0.3916908</text:p>
          </table:table-cell>
          <table:table-cell office:value-type="float" office:value="0.4623658" calcext:value-type="float">
            <text:p>0.4623658</text:p>
          </table:table-cell>
          <table:table-cell office:value-type="float" office:value="0" calcext:value-type="float">
            <text:p>0</text:p>
          </table:table-cell>
          <table:table-cell office:value-type="float" office:value="0.06468651" calcext:value-type="float">
            <text:p>0.06468651</text:p>
          </table:table-cell>
          <table:table-cell office:value-type="float" office:value="0.0005460996" calcext:value-type="float">
            <text:p>0.0005460996</text:p>
          </table:table-cell>
          <table:table-cell office:value-type="float" office:value="1.94538E-015" calcext:value-type="float">
            <text:p>1.94538E-15</text:p>
          </table:table-cell>
          <table:table-cell office:value-type="float" office:value="9.650471E-016" calcext:value-type="float">
            <text:p>9.650471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73132" calcext:value-type="float">
            <text:p>-0.02873132</text:p>
          </table:table-cell>
          <table:table-cell office:value-type="float" office:value="-0.01109646" calcext:value-type="float">
            <text:p>-0.01109646</text:p>
          </table:table-cell>
          <table:table-cell office:value-type="float" office:value="-0.008081473" calcext:value-type="float">
            <text:p>-0.008081473</text:p>
          </table:table-cell>
          <table:table-cell office:value-type="float" office:value="-0.006870442" calcext:value-type="float">
            <text:p>-0.006870442</text:p>
          </table:table-cell>
          <table:table-cell office:value-type="float" office:value="-0.006559986" calcext:value-type="float">
            <text:p>-0.006559986</text:p>
          </table:table-cell>
          <table:table-cell office:value-type="float" office:value="-0.02027633" calcext:value-type="float">
            <text:p>-0.02027633</text:p>
          </table:table-cell>
          <table:table-cell office:value-type="float" office:value="-0.002086243" calcext:value-type="float">
            <text:p>-0.002086243</text:p>
          </table:table-cell>
          <table:table-cell office:value-type="float" office:value="-0.04377815" calcext:value-type="float">
            <text:p>-0.04377815</text:p>
          </table:table-cell>
          <table:table-cell office:value-type="float" office:value="-0.3450335" calcext:value-type="float">
            <text:p>-0.3450335</text:p>
          </table:table-cell>
          <table:table-cell office:value-type="float" office:value="-0.07379346" calcext:value-type="float">
            <text:p>-0.07379346</text:p>
          </table:table-cell>
          <table:table-cell office:value-type="float" office:value="0" calcext:value-type="float">
            <text:p>0</text:p>
          </table:table-cell>
          <table:table-cell office:value-type="float" office:value="0.7716657" calcext:value-type="float">
            <text:p>0.7716657</text:p>
          </table:table-cell>
          <table:table-cell office:value-type="float" office:value="-0.06292811" calcext:value-type="float">
            <text:p>-0.06292811</text:p>
          </table:table-cell>
          <table:table-cell office:value-type="float" office:value="0.005387892" calcext:value-type="float">
            <text:p>0.00538789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596" calcext:value-type="float">
            <text:p>-2.385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8:56.279090126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